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rymPar"><text:span text:style-name="KrymRusBold">*</text:span><text:span text:style-name="KrymUkr">, </text:span><text:span text:style-name="KrymRusAux">**.</text:span><text:span text:style-name="KrymUkr"> – 1) *; 2) **, ****. [******, * ** *****. * * ***** ******* *** * ****]. </text:span><text:span text:style-name="KrymRusBold">*</text:span><text:span text:style-name="KrymRusItalic"> ***, </text:span><text:span text:style-name="KrymRusBold">*</text:span><text:span text:style-name="KrymRusItalic"> ** ***</text:span><text:span text:style-name="KrymUkr"> – * ***, *****-* **, **. </text:span><text:span text:style-name="KrymRusBold">*-</text:span><text:span text:style-name="KrymRusItalic">**-***</text:span><text:span text:style-name="KrymUkr"> – *-**-**, ***-***. </text:span><text:span text:style-name="KrymRusBold">* </text:span><text:span text:style-name="KrymRusItalic">***-**</text:span><text:span text:style-name="KrymUkr"> – *** **! ****-**! [*** ** ****’*** ** ******]. </text:span><text:span text:style-name="KrymRusBold">* </text:span><text:span text:style-name="KrymRusItalic">*** **** *</text:span><text:span text:style-name="KrymUkr"> – * ** *. </text:span><text:span text:style-name="KrymRusItalic">** ****** …, </text:span><text:span text:style-name="KrymRusBold">*</text:span><text:span text:style-name="KrymRusItalic"> (**) *</text:span><text:span text:style-name="KrymUkr"> – ** ***…, ** *.</text:span></text:p>
      <text:p text:style-name="KrymPar"><text:span text:style-name="KrymRusBold">*</text:span><text:span text:style-name="KrymUkr">, </text:span><text:span text:style-name="KrymRusAux">****.</text:span><text:span text:style-name="KrymUkr"> – 1) *? **? [**** ** *********? **?]; 2) *! **! ****! [*, ** **?! *, **** *****! **, ****** ***** ********. ****, *********!]; 3) (</text:span><text:span text:style-name="KrymRusItalic">********* ********** * ******</text:span><text:span text:style-name="KrymUkr">) *, **, **. [******** ** ******* *******: **, **** ******* Ґ**** (*****.)].</text:span></text:p>
      <text:p text:style-name="KrymPar"><text:span text:style-name="KrymRusBold">**</text:span><text:span text:style-name="KrymUkr">, </text:span><text:span text:style-name="KrymRusAux">****.</text:span><text:span text:style-name="KrymUkr"> (</text:span><text:span text:style-name="KrymRusItalic">********* ******** *** ********</text:span><text:span text:style-name="KrymUkr">) – ***-***, **-**.</text:span></text:p>
      <text:p text:style-name="KrymPar"><text:span text:style-name="KrymRusBold">*******</text:span><text:span text:style-name="KrymUkr"> – *******, ******.</text:span></text:p>
      <text:p text:style-name="KrymPar"><text:span text:style-name="KrymRusBold">******</text:span><text:span text:style-name="KrymUkr"> – *****.</text:span></text:p>
      <text:p text:style-name="KrymPar"><text:span text:style-name="KrymRusBold">**********</text:span><text:span text:style-name="KrymUkr"> – 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</text:span><text:span text:style-name="KrymUkr"> – *********, ******, 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, 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***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), ***********.</text:span></text:p>
      <text:p text:style-name="KrymPar"><text:span text:style-name="KrymRusBold">********</text:span><text:span text:style-name="KrymUkr"> – ********, *************.</text:span></text:p>
      <text:p text:style-name="KrymPar"><text:span text:style-name="KrymRusBold">*************, -******</text:span><text:span text:style-name="KrymUkr"> – ****************.</text:span></text:p>
      <text:p text:style-name="KrymPar"><text:span text:style-name="KrymRusBold">************ </text:span><text:span text:style-name="KrymRusItalic">***</text:span><text:span text:style-name="KrymUkr">, </text:span><text:span text:style-name="KrymRusBold">-** </text:span><text:span text:style-name="KrymRusItalic">** ***</text:span><text:span text:style-name="KrymUkr"> – ***************, ************* **, **********, ************ **.</text:span></text:p>
      <text:p text:style-name="KrymPar"><text:span text:style-name="KrymRusBold">**************</text:span><text:span text:style-name="KrymUkr"> – **************, ************* (</text:span><text:span text:style-name="KrymRusItalic">***** * ******</text:span><text:span text:style-name="KrymUkr">)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 </text:span><text:span text:style-name="KrymRusBold">-****</text:span><text:span text:style-name="KrymUkr"> – ***********.</text:span></text:p>
      <text:p text:style-name="KrymPar"><text:span text:style-name="KrymRusBold">*********</text:span><text:span text:style-name="KrymUkr"> – *********, **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 – *********, (</text:span><text:span text:style-name="KrymRusItalic">******</text:span><text:span text:style-name="KrymUkr">) – *******.</text:span></text:p>
      <text:p text:style-name="KrymPar"><text:span text:style-name="KrymRusBold">************</text:span><text:span text:style-name="KrymUkr"> – ************, **********. </text:span><text:span text:style-name="KrymRusBold">-** </text:span><text:span text:style-name="KrymRusItalic">*******</text:span><text:span text:style-name="KrymUkr"> – ************, *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), **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*. </text:span><text:span text:style-name="KrymRusBold">********** </text:span><text:span text:style-name="KrymRusItalic">**</text:span><text:span text:style-name="KrymUkr"> – ********** **, ***** * ****** **.</text:span></text:p>
      <text:p text:style-name="KrymPar"><text:span text:style-name="KrymRusBold">***********</text:span><text:span text:style-name="KrymUkr"> – ***********, ***********, ***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********</text:span><text:span text:style-name="KrymUkr"> – ************, ***********.</text:span></text:p>
      <text:p text:style-name="KrymPar"><text:span text:style-name="KrymRusBold">***********</text:span><text:span text:style-name="KrymUkr"> – ***********, *********, *************.</text:span></text:p>
      <text:p text:style-name="KrymPar"><text:span text:style-name="KrymRusBold">*******</text:span><text:span text:style-name="KrymUkr"> – *******, **********, ************, ********. </text:span><text:span text:style-name="KrymRusBold">-***</text:span><text:span text:style-name="KrymUkr"> – **********, ***********. </text:span><text:span text:style-name="KrymRusItalic">******** </text:span><text:span text:style-name="KrymRusBold">**********</text:span><text:span text:style-name="KrymUkr"> – ********** ** ********, ********** ****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**</text:span><text:span text:style-name="KrymUkr"> – *********. </text:span><text:span text:style-name="KrymRusBold">-***</text:span><text:span text:style-name="KrymUkr"> – *************, **********.</text:span></text:p>
      <text:p text:style-name="KrymPar"><text:span text:style-name="KrymRusBold">*********</text:span><text:span text:style-name="KrymUkr"> – *********, ********* ******.</text:span></text:p>
      <text:p text:style-name="KrymPar"><text:span text:style-name="KrymRusBold">**********</text:span><text:span text:style-name="KrymUkr"> – **********, ********* *** (</text:span><text:span text:style-name="KrymRusAux">*. </text:span><text:span text:style-name="KrymUkr">*****)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***********, ***********, ***********.</text:span></text:p>
      <text:p text:style-name="KrymPar"><text:span text:style-name="KrymRusBold">*******</text:span><text:span text:style-name="KrymUkr"> – ********.</text:span></text:p>
      <text:p text:style-name="KrymPar"><text:span text:style-name="KrymRusBold">*******</text:span><text:span text:style-name="KrymUkr"> (</text:span><text:span text:style-name="KrymRusItalic">*****</text:span><text:span text:style-name="KrymUkr">) – *******, ******** (</text:span><text:span text:style-name="KrymRusAux">*. </text:span><text:span text:style-name="KrymUkr">-***)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</text:span><text:span text:style-name="KrymUkr"> – ********, ******.</text:span></text:p>
      <text:p text:style-name="KrymPar"><text:span text:style-name="KrymRusBold">********</text:span><text:span text:style-name="KrymUkr"> – ********. </text:span><text:span text:style-name="KrymRusBold">-********</text:span><text:span text:style-name="KrymUkr"> – ***********.</text:span></text:p>
      <text:p text:style-name="KrymPar"><text:span text:style-name="KrymRusBold">******</text:span><text:span text:style-name="KrymRusItalic"> * </text:span><text:span text:style-name="KrymRusBold">******-****</text:span><text:span text:style-name="KrymUkr"> – *****, ***; (*)*****, *****, ***** ** **, *****-****. </text:span><text:span text:style-name="KrymRusItalic">** </text:span><text:span text:style-name="KrymRusBold">******</text:span><text:span text:style-name="KrymUkr"> – ** ******, *********, ** *******, **-********.</text:span></text:p>
      <text:p text:style-name="KrymPar"><text:soft-page-break/><text:span text:style-name="KrymRusBold">*******</text:span><text:span text:style-name="KrymUkr"> – *******, ******** *****, ******** *****, *****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***).</text:span></text:p>
      <text:p text:style-name="KrymPar"><text:span text:style-name="KrymRusBold">************</text:span><text:span text:style-name="KrymUkr"> – *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**</text:span><text:span text:style-name="KrymUkr"> – **************, *************. </text:span><text:span text:style-name="KrymRusBold">-********</text:span><text:span text:style-name="KrymUkr"> – *****************, ****************.</text:span></text:p>
      <text:p text:style-name="KrymPar"><text:span text:style-name="KrymRusBold">*********</text:span><text:span text:style-name="KrymUkr"> – *********, ************ *******, **********.</text:span></text:p>
      <text:p text:style-name="KrymPar"><text:span text:style-name="KrymRusBold">***********</text:span><text:span text:style-name="KrymUkr"> – ***********, ***************.</text:span></text:p>
      <text:p text:style-name="KrymPar"><text:span text:style-name="KrymRusBold">********</text:span><text:span text:style-name="KrymUkr"> – ********. </text:span><text:span text:style-name="KrymRusBold">-********</text:span><text:span text:style-name="KrymUkr"> – 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</text:span><text:span text:style-name="KrymUkr"> – **********, ***************. </text:span><text:span text:style-name="KrymRusBold">-****</text:span><text:span text:style-name="KrymUkr"> – ***********.</text:span></text:p>
      <text:p text:style-name="KrymPar"><text:span text:style-name="KrymRusBold">******</text:span><text:span text:style-name="KrymUkr"> – ******; (</text:span><text:span text:style-name="KrymRusItalic">* *******</text:span><text:span text:style-name="KrymUkr">) – ********.</text:span></text:p>
      <text:p text:style-name="KrymPar"><text:span text:style-name="KrymRusBold">**********</text:span><text:span text:style-name="KrymUkr"> – 1) **********, *******; 2) ************ ******. </text:span><text:span text:style-name="KrymRusBold">-***</text:span><text:span text:style-name="KrymUkr"> – *************, *********.</text:span></text:p>
      <text:p text:style-name="KrymPar"><text:span text:style-name="KrymRusBold">**********</text:span><text:span text:style-name="KrymUkr"> – ***********. </text:span><text:span text:style-name="KrymRusBold">-****</text:span><text:span text:style-name="KrymUkr"> – **********.</text:span></text:p>
      <text:p text:style-name="KrymPar"><text:span text:style-name="KrymRusBold">**************</text:span><text:span text:style-name="KrymUkr"> – ***********.</text:span></text:p>
      <text:p text:style-name="KrymPar"><text:span text:style-name="KrymRusBold">****</text:span><text:span text:style-name="KrymUkr">, </text:span><text:span text:style-name="KrymRusAux">****.</text:span><text:span text:style-name="KrymUkr"> – **! ****! [****, ********!]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</text:span><text:span text:style-name="KrymUkr"> – ******. </text:span><text:span text:style-name="KrymRusBold">-****</text:span><text:span text:style-name="KrymUkr"> –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; </text:span><text:span text:style-name="KrymRusBold">-********</text:span><text:span text:style-name="KrymUkr"> – ************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***</text:span><text:span text:style-name="KrymUkr"> – ************. </text:span><text:span text:style-name="KrymRusBold">-*********</text:span><text:span text:style-name="KrymUkr"> – ***************, *********. </text:span><text:span text:style-name="KrymRusBold">************** </text:span><text:span text:style-name="KrymRusItalic">*****</text:span><text:span text:style-name="KrymUkr"> – ************** *****, ******** *****.</text:span></text:p>
      <text:p text:style-name="KrymPar"><text:span text:style-name="KrymRusBold">******</text:span><text:span text:style-name="KrymUkr"> – 1) *****, ********; 2) ******* (</text:span><text:span text:style-name="KrymRusAux">*. </text:span><text:span text:style-name="KrymUkr">******), ********* (* ********* *** *********).</text:span></text:p>
      <text:p text:style-name="KrymPar"><text:span text:style-name="KrymRusBold">*******</text:span><text:span text:style-name="KrymUkr"> – *******, ********, *****.</text:span></text:p>
      <text:p text:style-name="KrymPar"><text:span text:style-name="KrymRusBold">**************</text:span><text:span text:style-name="KrymUkr"> – ************, *********, *******, *********.</text:span></text:p>
      <text:p text:style-name="KrymPar"><text:span text:style-name="KrymRusBold">*******</text:span><text:span text:style-name="KrymUkr"> – *******, ********, **********.</text:span></text:p>
      <text:p text:style-name="KrymPar"><text:span text:style-name="KrymRusBold">********</text:span><text:span text:style-name="KrymUkr"> – ********. </text:span><text:span text:style-name="KrymRusBold">-********</text:span><text:span text:style-name="KrymUkr"> – *************; (</text:span><text:span text:style-name="KrymRusItalic">* ***** * *. *.</text:span><text:span text:style-name="KrymUkr">) **********, **************, *********-**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, **********, *********</text:span><text:span text:style-name="KrymUkr">, </text:span><text:span text:style-name="KrymRusAux">****.</text:span><text:span text:style-name="KrymUkr"> – ****, ******, **********.</text:span></text:p>
      <text:p text:style-name="KrymPar"><text:span text:style-name="KrymRusBold">**</text:span><text:span text:style-name="KrymUkr"> – ******. </text:span><text:span text:style-name="KrymRusItalic">****** </text:span><text:span text:style-name="KrymRusBold">***</text:span><text:span text:style-name="KrymUkr"> – **********.</text:span></text:p>
      <text:p text:style-name="KrymPar"><text:span text:style-name="KrymRusBold">*********</text:span><text:span text:style-name="KrymUkr"> (</text:span><text:span text:style-name="KrymRusItalic">****. *****</text:span><text:span text:style-name="KrymUkr">) – *********. </text:span><text:span text:style-name="KrymRusBold">-*****</text:span><text:span text:style-name="KrymUkr"> – ************.</text:span></text:p>
      <text:p text:style-name="KrymPar"><text:span text:style-name="KrymRusBold">******** *******</text:span><text:span text:style-name="KrymUkr">, </text:span><text:span text:style-name="KrymRusAux">****.</text:span><text:span text:style-name="KrymUkr"> – *******, *********, ******.</text:span></text:p>
      <text:p text:style-name="KrymPar"><text:span text:style-name="KrymRusBold">********</text:span><text:span text:style-name="KrymUkr"> – 1) ********, ********** ********; 2) *******.</text:span></text:p>
      <text:p text:style-name="KrymPar"><text:span text:style-name="KrymRusBold">************, ***********</text:span><text:span text:style-name="KrymUkr"> – 1) ************; 2) **************.</text:span></text:p>
      <text:p text:style-name="KrymPar"><text:span text:style-name="KrymRusBold">****************</text:span><text:span text:style-name="KrymUkr"> – *************.</text:span></text:p>
      <text:p text:style-name="KrymPar"><text:span text:style-name="KrymRusBold">*****************, ******************</text:span><text:span text:style-name="KrymUkr"> – *****************, ********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***</text:span><text:span text:style-name="KrymUkr"> – ***************.</text:span></text:p>
      <text:p text:style-name="KrymPar"><text:span text:style-name="KrymRusBold">*****</text:span><text:span text:style-name="KrymUkr"> – **********; </text:span><text:span text:style-name="KrymRusBold">-** </text:span><text:span text:style-name="KrymRusItalic">*******, *******</text:span><text:span text:style-name="KrymUkr"> – ********* ******.</text:span></text:p>
      <text:p text:style-name="KrymPar"><text:span text:style-name="KrymRusBold">************</text:span><text:span text:style-name="KrymUkr"> – **********. </text:span><text:span text:style-name="KrymRusBold">-**** </text:span><text:span text:style-name="KrymRusItalic">****</text:span><text:span text:style-name="KrymUkr"> – ********** ****.</text:span></text:p>
      <text:p text:style-name="KrymPar"><text:span text:style-name="KrymRusBold">******</text:span><text:span text:style-name="KrymUkr"> – *******. </text:span><text:span text:style-name="KrymRusItalic">** </text:span><text:span text:style-name="KrymRusBold">*******</text:span><text:span text:style-name="KrymUkr"> – ** 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**</text:span><text:span text:style-name="KrymUkr"> – 1) ***********, </text:span><text:span text:style-name="KrymRusAux">***.</text:span><text:span text:style-name="KrymUkr"> *************; 2) ********** ***** ****.; </text:span><text:span text:style-name="KrymRusBold">-****</text:span><text:span text:style-name="KrymUkr"> – *************, </text:span><text:span text:style-name="KrymRusAux">***.</text:span><text:span text:style-name="KrymUkr"> ***************; **********, ********, ***********, ***********.</text:span></text:p>
      <text:p text:style-name="KrymPar"><text:span text:style-name="KrymRusBold">*******, -***</text:span><text:span text:style-name="KrymUkr"> – **********, -** [********* ***. ********* *****]. </text:span><text:span text:style-name="KrymRusBold">-**** </text:span><text:span text:style-name="KrymRusItalic">******</text:span><text:span text:style-name="KrymUkr"> – **********.</text:span></text:p>
      <text:p text:style-name="KrymPar"><text:soft-page-break/><text:span text:style-name="KrymRusBold">**’*****</text:span><text:span text:style-name="KrymUkr"> – **’*****.</text:span></text:p>
      <text:p text:style-name="KrymPar"><text:span text:style-name="KrymRusBold">**’******</text:span><text:span text:style-name="KrymUkr"> – **’******, **********, *******, ********.</text:span></text:p>
      <text:p text:style-name="KrymPar"><text:span text:style-name="KrymRusBold">**, *****</text:span><text:span text:style-name="KrymUkr">, </text:span><text:span text:style-name="KrymRusAux">**.</text:span><text:span text:style-name="KrymUkr"> – **.</text:span></text:p>
      <text:p text:style-name="KrymPar"><text:span text:style-name="KrymRusBold">********</text:span><text:span text:style-name="KrymUkr"> – ********, **************, ************, ***********. [************* *****. *********** ******]. </text:span><text:span text:style-name="KrymRusBold">-*** </text:span><text:span text:style-name="KrymRusItalic">****</text:span><text:span text:style-name="KrymUkr"> – ********.</text:span></text:p>
      <text:p text:style-name="KrymPar"><text:span text:style-name="KrymRusBold">******</text:span><text:span text:style-name="KrymUkr"> – *******, ******. </text:span><text:span text:style-name="KrymRusItalic">*******, ***** * </text:span><text:span text:style-name="KrymRusBold">******</text:span><text:span text:style-name="KrymUkr"> – ************, ************, **********.</text:span></text:p>
      <text:p text:style-name="KrymPar"><text:span text:style-name="KrymRusBold">*********</text:span><text:span text:style-name="KrymUkr"> – ***********, **********, *********(*)**. </text:span><text:span text:style-name="KrymRusBold">-*** </text:span><text:span text:style-name="KrymRusItalic">****</text:span><text:span text:style-name="KrymUkr"> – *********, *********(*)* ***.</text:span></text:p>
      <text:p text:style-name="KrymPar"><text:span text:style-name="KrymRusBold">*******</text:span><text:span text:style-name="KrymUkr"> – 1) *******, *******; 2) *********. </text:span><text:span text:style-name="KrymRusItalic">************ </text:span><text:span text:style-name="KrymRusBold">*******</text:span><text:span text:style-name="KrymUkr"> – ****’*****, *********.</text:span></text:p>
      <text:p text:style-name="KrymPar"><text:span text:style-name="KrymRusBold">*********</text:span><text:span text:style-name="KrymUkr"> – **********, **********.</text:span></text:p>
      <text:p text:style-name="KrymPar"><text:span text:style-name="KrymRusBold">******, -**</text:span><text:span text:style-name="KrymUkr"> – ******, -**. </text:span><text:span text:style-name="KrymRusBold">**********</text:span><text:span text:style-name="KrymUkr"> – ***********, **********.</text:span></text:p>
      <text:p text:style-name="KrymPar"><text:span text:style-name="KrymRusBold">*****</text:span><text:span text:style-name="KrymUkr"> – *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</text:span><text:span text:style-name="KrymUkr">, </text:span><text:span text:style-name="KrymRusAux">***.</text:span><text:span text:style-name="KrymUkr"> – ****, ********** ******, *******.</text:span></text:p>
      <text:p text:style-name="KrymPar"><text:span text:style-name="KrymRusBold">*****</text:span><text:span text:style-name="KrymUkr">, </text:span><text:span text:style-name="KrymRusAux">****.</text:span><text:span text:style-name="KrymUkr"> – *********, *******, *****[*]*, *******, *****[*]*; (</text:span><text:span text:style-name="KrymRusItalic">****** * *****</text:span><text:span text:style-name="KrymUkr">) ******, ********. </text:span><text:span text:style-name="KrymRusItalic">******* </text:span><text:span text:style-name="KrymRusBold">-**</text:span><text:span text:style-name="KrymUkr"> – ************, ********, **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*************, *********, *********, ********, ********.</text:span></text:p>
      <text:p text:style-name="KrymPar"><text:span text:style-name="KrymRusBold">**</text:span><text:span text:style-name="KrymUkr">, </text:span><text:span text:style-name="KrymRusAux">****.</text:span><text:span text:style-name="KrymUkr"> – **, ***, ***, **, **, ***. </text:span><text:span text:style-name="KrymRusBold">**-**</text:span><text:span text:style-name="KrymUkr"> (</text:span><text:span text:style-name="KrymRusItalic">*****. ********* * *************</text:span><text:span text:style-name="KrymUkr">) ***-***, *****. </text:span><text:span text:style-name="KrymRusBold">** </text:span><text:span text:style-name="KrymRusItalic">**</text:span><text:span text:style-name="KrymUkr"> – ** ****.</text:span></text:p>
      <text:p text:style-name="KrymPar"><text:span text:style-name="KrymRusBold">*****</text:span><text:span text:style-name="KrymUkr">, </text:span><text:span text:style-name="KrymRusAux">***.</text:span><text:span text:style-name="KrymUkr"> – *****. </text:span><text:span text:style-name="KrymRusItalic">******* ** </text:span><text:span text:style-name="KrymRusBold">*****</text:span><text:span text:style-name="KrymUkr"> – ********.</text:span></text:p>
      <text:p text:style-name="KrymPar"><text:span text:style-name="KrymRusBold">*****</text:span><text:span text:style-name="KrymUkr">, </text:span><text:span text:style-name="KrymRusAux">****.</text:span><text:span text:style-name="KrymUkr"> – (*)******, *****.</text:span></text:p>
      <text:p text:style-name="KrymPar"><text:span text:style-name="KrymRusBold">*******</text:span><text:span text:style-name="KrymUkr"> – *******, *********.</text:span></text:p>
      <text:p text:style-name="KrymPar"><text:span text:style-name="KrymRusBold">*********</text:span><text:span text:style-name="KrymUkr"> – *********. </text:span><text:span text:style-name="KrymRusBold">-********, -***</text:span><text:span text:style-name="KrymUkr"> – ************, -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</text:span><text:span text:style-name="KrymUkr"> – ******, *******. </text:span><text:span text:style-name="KrymRusBold">-****</text:span><text:span text:style-name="KrymUkr"> – ********, **********. [********* ****].</text:span></text:p>
      <text:p text:style-name="KrymPar"><text:span text:style-name="KrymRusBold">*******</text:span><text:span text:style-name="KrymUkr">, </text:span><text:span text:style-name="KrymRusAux">***.</text:span><text:span text:style-name="KrymUkr"> – 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</text:span><text:span text:style-name="KrymUkr"> – **********. </text:span><text:span text:style-name="KrymRusBold">-*****</text:span><text:span text:style-name="KrymUkr"> – *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</text:span><text:span text:style-name="KrymUkr"> – *********. </text:span><text:span text:style-name="KrymRusBold">-*****</text:span><text:span text:style-name="KrymUkr"> – ****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********</text:span><text:span text:style-name="KrymUkr"> – **************, ****************.</text:span></text:p>
      <text:p text:style-name="KrymPar"><text:span text:style-name="KrymRusBold">******************, -**</text:span><text:span text:style-name="KrymUkr"> – ***************, -**, **************, -**, ************, -**; </text:span><text:span text:style-name="KrymRusBold">-*********</text:span><text:span text:style-name="KrymUkr"> – ******************, *******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****</text:span><text:span text:style-name="KrymUkr"> – **************, ************, *********. </text:span><text:span text:style-name="KrymRusItalic">*** </text:span><text:span text:style-name="KrymRusBold">**************</text:span><text:span text:style-name="KrymUkr"> – * **********.</text:span></text:p>
      <text:p text:style-name="KrymPar"><text:span text:style-name="KrymRusBold">**************</text:span><text:span text:style-name="KrymUkr"> – *************, ************.</text:span></text:p>
      <text:p text:style-name="KrymPar"><text:span text:style-name="KrymRusBold">****************, -**</text:span><text:span text:style-name="KrymUkr"> – **************, -**, ***********, -** ** *****, ************, -**.</text:span></text:p>
      <text:p text:style-name="KrymPar"><text:span text:style-name="KrymRusBold">*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***</text:span><text:span text:style-name="KrymUkr"> – ***********. </text:span><text:span text:style-name="KrymRusBold">-******</text:span><text:span text:style-name="KrymUkr"> – ***********, **************, **********.</text:span></text:p>
      <text:p text:style-name="KrymPar"><text:span text:style-name="KrymRusBold">***********</text:span><text:span text:style-name="KrymUkr"> – **********, </text:span><text:span text:style-name="KrymRusAux">* ***********</text:span><text:span text:style-name="KrymUkr">: 1) (</text:span><text:span text:style-name="KrymRusItalic">********, ******</text:span><text:span text:style-name="KrymUkr">) ********, *********; 2) (</text:span><text:span text:style-name="KrymRusItalic">******, **************</text:span><text:span text:style-name="KrymUkr">) *******, **********, *********.</text:span></text:p>
      <text:p text:style-name="KrymPar"><text:span text:style-name="KrymRusBold">**********</text:span><text:span text:style-name="KrymUkr"> – *********, *******, ********; ******, *********, ********.</text:span></text:p>
      <text:p text:style-name="KrymPar"><text:span text:style-name="KrymRusBold">*************</text:span><text:span text:style-name="KrymUkr"> – ************, </text:span><text:span text:style-name="KrymRusAux">* ******</text:span><text:span text:style-name="KrymUkr">: 1) **********, ***********; 2) *********, ************, ***********.</text:span></text:p>
      <text:p text:style-name="KrymPar"><text:soft-page-break/><text:span text:style-name="KrymRusBold">****************</text:span><text:span text:style-name="KrymUkr"> – **************.</text:span></text:p>
      <text:p text:style-name="KrymPar"><text:span text:style-name="KrymRusBold">***************</text:span><text:span text:style-name="KrymUkr"> – **************, ****************.</text:span></text:p>
      <text:p text:style-name="KrymPar"><text:span text:style-name="KrymRusBold">*************, -**</text:span><text:span text:style-name="KrymUkr"> – *************, -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***, ********** (</text:span><text:span text:style-name="KrymRusAux">**** **.</text:span><text:span text:style-name="KrymUkr"> -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</text:span><text:span text:style-name="KrymUkr"> – 1) *** (</text:span><text:span text:style-name="KrymRusAux">*. </text:span><text:span text:style-name="KrymUkr">-**), ****, ***; 2) ***, *********, ********. [********* * ************* *****]; 3) ***, ************. [**********, ******** ***]; 4) (</text:span><text:span text:style-name="KrymRusItalic">* ************* ************</text:span><text:span text:style-name="KrymUkr">) ****, *******. [******** ** 4 ****].</text:span></text:p>
      <text:p text:style-name="KrymPar"><text:span text:style-name="KrymRusBold">*** </text:span><text:span text:style-name="KrymRusItalic">************, *************, **. </text:span><text:span text:style-name="KrymRusBold">************, *************.</text:span></text:p>
      <text:p text:style-name="KrymPar"><text:span text:style-name="KrymRusBold">******</text:span><text:span text:style-name="KrymUkr"> – ******, ******, *******. [************ *******]. </text:span><text:span text:style-name="KrymRusItalic">********** </text:span><text:span text:style-name="KrymRusBold">*.</text:span><text:span text:style-name="KrymUkr"> – **********.</text:span></text:p>
      <text:p text:style-name="KrymPar"><text:span text:style-name="KrymRusBold">**********</text:span><text:span text:style-name="KrymUkr"> – *****[**]******.</text:span></text:p>
      <text:p text:style-name="KrymPar"><text:span text:style-name="KrymRusBold">**************</text:span><text:span text:style-name="KrymUkr"> – ****[*]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, ********* ******** ******.</text:span></text:p>
      <text:p text:style-name="KrymPar"><text:span text:style-name="KrymRusBold">***********</text:span><text:span text:style-name="KrymUkr"> – ***********, *********, ***********.</text:span></text:p>
      <text:p text:style-name="KrymPar"><text:span text:style-name="KrymRusBold">*********</text:span><text:span text:style-name="KrymUkr"> – *********, *********, *******. [******** *****. *** ****** ******* ********** ***** (= </text:span><text:span text:style-name="KrymRusItalic">***** ********** ***** ******** ************</text:span><text:span text:style-name="KrymUkr">)].</text:span></text:p>
      <text:p text:style-name="KrymPar"><text:span text:style-name="KrymRusBold">********</text:span><text:span text:style-name="KrymUkr"> – ********* [******* ********. ******* *****].</text:span></text:p>
      <text:p text:style-name="KrymPar"><text:span text:style-name="KrymRusBold">********</text:span><text:span text:style-name="KrymUkr"> – ********, *****[**]***, *********.</text:span></text:p>
      <text:p text:style-name="KrymPar"><text:span text:style-name="KrymRusBold">******</text:span><text:span text:style-name="KrymUkr"> – ******. </text:span><text:span text:style-name="KrymRusBold">-*****</text:span><text:span text:style-name="KrymUkr"> – *********, -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</text:span><text:span text:style-name="KrymUkr"> – ***********. </text:span><text:span text:style-name="KrymRusBold">-********</text:span><text:span text:style-name="KrymUkr"> –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</text:span><text:span text:style-name="KrymUkr"> – 1) ***********; 2) *************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</text:span><text:span text:style-name="KrymUkr"> – 1) (</text:span><text:span text:style-name="KrymRusItalic">************</text:span><text:span text:style-name="KrymUkr">) *******, *******; 2) (</text:span><text:span text:style-name="KrymRusItalic">********</text:span><text:span text:style-name="KrymUkr">) ********.</text:span></text:p>
      <text:p text:style-name="KrymPar"><text:span text:style-name="KrymRusBold">************</text:span><text:span text:style-name="KrymUkr"> – ************, ****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*********; </text:span><text:span text:style-name="KrymRusBold">-***</text:span><text:span text:style-name="KrymRusItalic"> ********</text:span><text:span text:style-name="KrymUkr"> – ********.</text:span></text:p>
      <text:p text:style-name="KrymPar"><text:span text:style-name="KrymRusBold">*********</text:span><text:span text:style-name="KrymUkr"> – *********. </text:span><text:span text:style-name="KrymRusBold">-***</text:span><text:span text:style-name="KrymUkr"> – 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</text:span><text:span text:style-name="KrymUkr"> – *******, ******** (</text:span><text:span text:style-name="KrymRusAux">*. </text:span><text:span text:style-name="KrymUkr">**********). </text:span><text:span text:style-name="KrymRusItalic">*******, ******* * ********* </text:span><text:span text:style-name="KrymRusBold">*******</text:span><text:span text:style-name="KrymUkr"> – 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*****</text:span><text:span text:style-name="KrymUkr"> – ************. </text:span><text:span text:style-name="KrymRusBold">-***</text:span><text:span text:style-name="KrymUkr"> – ****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)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*</text:span><text:span text:style-name="KrymUkr"> – ****************; </text:span><text:span text:style-name="KrymRusBold">-**** </text:span><text:span text:style-name="KrymRusItalic">****</text:span><text:span text:style-name="KrymUkr"> (</text:span><text:span text:style-name="KrymRusItalic">******.</text:span><text:span text:style-name="KrymUkr">) – *****.</text:span></text:p>
      <text:p text:style-name="KrymPar"><text:span text:style-name="KrymRusBold">************</text:span><text:span text:style-name="KrymUkr">, </text:span><text:span text:style-name="KrymRusAux">***.</text:span><text:span text:style-name="KrymUkr"> – ************.</text:span></text:p>
      <text:p text:style-name="KrymPar"><text:span text:style-name="KrymRusBold">********</text:span><text:span text:style-name="KrymUkr"> (</text:span><text:span text:style-name="KrymRusItalic">* ********** *******</text:span><text:span text:style-name="KrymUkr">) – *******, ********.</text:span></text:p>
      <text:p text:style-name="KrymPar"><text:span text:style-name="KrymRusBold">******, -**</text:span><text:span text:style-name="KrymUkr"> – 1) **********, -**, *********, ********, -**, **********; 2) ************.</text:span></text:p>
      <text:p text:style-name="KrymPar"><text:span text:style-name="KrymRusBold">****</text:span><text:span text:style-name="KrymRusItalic"> * </text:span><text:span text:style-name="KrymRusBold">***,</text:span><text:span text:style-name="KrymRusItalic"> **. </text:span><text:span text:style-name="KrymRusBold">****.</text:span></text:p>
      <text:p text:style-name="KrymPar"><text:span text:style-name="KrymRusBold">******</text:span><text:span text:style-name="KrymUkr">, </text:span><text:span text:style-name="KrymRusAux">**.</text:span><text:span text:style-name="KrymUkr"> – ******, ************ * ******* 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 (</text:span><text:span text:style-name="KrymRusAux">*. </text:span><text:span text:style-name="KrymUkr">-**). </text:span><text:span text:style-name="KrymRusBold">-****</text:span><text:span text:style-name="KrymUkr"> – ****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oft-page-break/><text:span text:style-name="KrymRusBold">********</text:span><text:span text:style-name="KrymUkr"> – 1) ************; 2) ********, ********, **********.</text:span></text:p>
      <text:p text:style-name="KrymPar"><text:span text:style-name="KrymRusBold">*******</text:span><text:span text:style-name="KrymUkr"> – 1) ***********; 2) *******, *******, 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**</text:span><text:span text:style-name="KrymUkr"> – **********.</text:span></text:p>
      <text:p text:style-name="KrymPar"><text:span text:style-name="KrymRusBold">*********</text:span><text:span text:style-name="KrymUkr"> – *********, 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******</text:span><text:span text:style-name="KrymUkr"> – ************. </text:span><text:span text:style-name="KrymRusBold">-***</text:span><text:span text:style-name="KrymUkr"> – ***********, ***********.</text:span></text:p>
      <text:p text:style-name="KrymPar"><text:span text:style-name="KrymRusBold">**********</text:span><text:span text:style-name="KrymUkr"> – *********, ***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.</text:span></text:p>
      <text:p text:style-name="KrymPar"><text:span text:style-name="KrymRusBold">*********</text:span><text:span text:style-name="KrymUkr"> – *******.</text:span></text:p>
      <text:p text:style-name="KrymPar"><text:span text:style-name="KrymRusBold">************</text:span><text:span text:style-name="KrymUkr"> – ***********, ***************.</text:span></text:p>
      <text:p text:style-name="KrymPar"><text:span text:style-name="KrymRusBold">*************</text:span><text:span text:style-name="KrymUkr">, </text:span><text:span text:style-name="KrymRusAux">****.</text:span><text:span text:style-name="KrymUkr"> – ************, **********.</text:span></text:p>
      <text:p text:style-name="KrymPar"><text:span text:style-name="KrymRusBold">***************</text:span><text:span text:style-name="KrymUkr">, </text:span><text:span text:style-name="KrymRusAux">***.</text:span><text:span text:style-name="KrymUkr"> – ***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.</text:span></text:p>
      <text:p text:style-name="KrymPar"><text:span text:style-name="KrymRusBold">***********</text:span><text:span text:style-name="KrymUkr">, </text:span><text:span text:style-name="KrymRusAux">***.</text:span><text:span text:style-name="KrymUkr"> – **********.</text:span></text:p>
      <text:p text:style-name="KrymPar"><text:span text:style-name="KrymRusBold">********</text:span><text:span text:style-name="KrymUkr"> – *******, ******.</text:span></text:p>
      <text:p text:style-name="KrymPar"><text:span text:style-name="KrymRusBold">******</text:span><text:span text:style-name="KrymUkr"> – ******, 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, **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*********, 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</text:span><text:span text:style-name="KrymRusItalic"> * </text:span><text:span text:style-name="KrymRusBold">****</text:span><text:span text:style-name="KrymUkr"> – ********, ********, ***********.</text:span></text:p>
      <text:p text:style-name="KrymPar"><text:span text:style-name="KrymRusBold">*********</text:span><text:span text:style-name="KrymUkr"> – *************, ************, ************.</text:span></text:p>
      <text:p text:style-name="KrymPar"><text:span text:style-name="KrymRusBold">********</text:span><text:span text:style-name="KrymUkr">, </text:span><text:span text:style-name="KrymRusAux">***. </text:span><text:span text:style-name="KrymRusBold">******** </text:span><text:span text:style-name="KrymRusItalic">********</text:span><text:span text:style-name="KrymUkr"> – ***********.</text:span></text:p>
      <text:p text:style-name="KrymPar"><text:span text:style-name="KrymRusBold">*******</text:span><text:span text:style-name="KrymUkr"> – ************, ***********, ******** ***********.</text:span></text:p>
      <text:p text:style-name="KrymPar"><text:span text:style-name="KrymRusBold">*****</text:span><text:span text:style-name="KrymUkr"> – 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).</text:span></text:p>
      <text:p text:style-name="KrymPar"><text:span text:style-name="KrymRusBold">******</text:span><text:span text:style-name="KrymRusItalic"> * </text:span><text:span text:style-name="KrymRusBold">******</text:span><text:span text:style-name="KrymUkr">, </text:span><text:span text:style-name="KrymRusAux">***.</text:span><text:span text:style-name="KrymUkr"> – *********, **********, ***********, ******* *****.</text:span></text:p>
      <text:p text:style-name="KrymPar"><text:span text:style-name="KrymRusBold">******</text:span><text:span text:style-name="KrymUkr"> – *** ********.</text:span></text:p>
      <text:p text:style-name="KrymPar"><text:span text:style-name="KrymRusBold">*********, -****</text:span><text:span text:style-name="KrymUkr"> – ******* (</text:span><text:span text:style-name="KrymRusAux">***.</text:span><text:span text:style-name="KrymUkr">)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</text:span><text:span text:style-name="KrymUkr"> – *********, *******.</text:span></text:p>
      <text:p text:style-name="KrymPar"><text:span text:style-name="KrymRusBold">***********</text:span><text:span text:style-name="KrymUkr"> – ************, 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</text:span><text:span text:style-name="KrymUkr">, </text:span><text:span text:style-name="KrymRusAux">***.</text:span><text:span text:style-name="KrymUkr"> – **********, ********, *******.</text:span></text:p>
      <text:p text:style-name="KrymPar"><text:span text:style-name="KrymRusBold">*********</text:span><text:span text:style-name="KrymRusItalic"> * ****</text:span><text:span text:style-name="KrymUkr"> – *************, ********, ********** ** **. [********** ** ******].</text:span></text:p>
      <text:p text:style-name="KrymPar"><text:span text:style-name="KrymRusBold">*******</text:span><text:span text:style-name="KrymUkr"> – ***********, *********, ********, *********** ** **.</text:span></text:p>
      <text:p text:style-name="KrymPar"><text:span text:style-name="KrymRusBold">********</text:span><text:span text:style-name="KrymUkr"> – 1) *********; 2) **********.</text:span></text:p>
      <text:p text:style-name="KrymPar"><text:span text:style-name="KrymRusBold">*****</text:span><text:span text:style-name="KrymUkr"> – *********, ********-*********, *********, ************, *******. [******** *****. ******* ******]. </text:span><text:span text:style-name="KrymRusBold">*********</text:span><text:span text:style-name="KrymUkr"> – *****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*******, *******. </text:span><text:span text:style-name="KrymRusBold">-***</text:span><text:span text:style-name="KrymUkr"> – **********.</text:span></text:p>
      <text:p text:style-name="KrymPar"><text:span text:style-name="KrymRusBold">*******</text:span><text:span text:style-name="KrymUkr"> – 1) ******* (******* * ******, ** ************ ******); 2) ********, ******** (*** </text:span><text:soft-page-break/><text:span text:style-name="KrymUkr">******** *****)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</text:span><text:span text:style-name="KrymUkr"> – **** (</text:span><text:span text:style-name="KrymRusAux">*. </text:span><text:span text:style-name="KrymUkr">-*). </text:span><text:span text:style-name="KrymRusBold">-****</text:span><text:span text:style-name="KrymUkr"> – *********. [********* ******]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</text:span><text:span text:style-name="KrymUkr"> – ********, ********** *********.</text:span></text:p>
      <text:p text:style-name="KrymPar"><text:span text:style-name="KrymRusBold">*********</text:span><text:span text:style-name="KrymUkr"> – *********, *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***, **********.</text:span></text:p>
      <text:p text:style-name="KrymPar"><text:span text:style-name="KrymRusBold">*************</text:span><text:span text:style-name="KrymUkr"> – 1) ***************, *************, ***ґ*********; 2) *********.</text:span></text:p>
      <text:p text:style-name="KrymPar"><text:span text:style-name="KrymRusBold">***********</text:span><text:span text:style-name="KrymUkr"> – *************, ********, ************, ***ґ*******.</text:span></text:p>
      <text:p text:style-name="KrymPar"><text:span text:style-name="KrymRusBold">*********</text:span><text:span text:style-name="KrymUkr"> – 1) ***********; 2) (</text:span><text:span text:style-name="KrymRusItalic">******</text:span><text:span text:style-name="KrymUkr">) 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</text:span><text:span text:style-name="KrymUkr"> – *************, ******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********</text:span><text:span text:style-name="KrymUkr"> – *************.</text:span></text:p>
      <text:p text:style-name="KrymPar"><text:span text:style-name="KrymRusBold">*******</text:span><text:span text:style-name="KrymUkr"> – 1) *******, ***********; 2) ******, ******, ****** ** **. [****** ** ********].</text:span></text:p>
      <text:p text:style-name="KrymPar"><text:span text:style-name="KrymRusBold">******</text:span><text:span text:style-name="KrymUkr"> – 1) ****** (</text:span><text:span text:style-name="KrymRusAux">*. </text:span><text:span text:style-name="KrymUkr">-**), *******; 2) (</text:span><text:span text:style-name="KrymRusItalic">************* *** ***** * ****</text:span><text:span text:style-name="KrymUkr">) ******** *******, *********, 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</text:span><text:span text:style-name="KrymUkr"> – **********, **********, ********.</text:span></text:p>
      <text:p text:style-name="KrymPar"><text:span text:style-name="KrymRusBold">********</text:span><text:span text:style-name="KrymUkr"> – 1) ********, ******; 2) 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, ***********, ********.</text:span></text:p>
      <text:p text:style-name="KrymPar"><text:span text:style-name="KrymRusBold">************</text:span><text:span text:style-name="KrymUkr"> – ************, *************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</text:span><text:span text:style-name="KrymUkr"> – ************. </text:span><text:span text:style-name="KrymRusBold">-***</text:span><text:span text:style-name="KrymUkr"> – *************.</text:span></text:p>
      <text:p text:style-name="KrymPar"><text:span text:style-name="KrymRusBold">******</text:span><text:span text:style-name="KrymUkr"> – *******, 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.</text:span></text:p>
      <text:p text:style-name="KrymPar"><text:span text:style-name="KrymRusBold">***********, -***</text:span><text:span text:style-name="KrymUkr"> – ************, -***.</text:span></text:p>
      <text:p text:style-name="KrymPar"><text:span text:style-name="KrymRusBold">********</text:span><text:span text:style-name="KrymUkr"> – ********. </text:span><text:span text:style-name="KrymRusBold">-****</text:span><text:span text:style-name="KrymUkr"> – ************.</text:span></text:p>
      <text:p text:style-name="KrymPar"><text:span text:style-name="KrymRusBold">******</text:span><text:span text:style-name="KrymUkr"> – 1) ******; 2) *******, ****, ******. </text:span><text:span text:style-name="KrymRusItalic">*** **** * </text:span><text:span text:style-name="KrymRusBold">******</text:span><text:span text:style-name="KrymUkr"> – *** ***** * *** (****, ******)!</text:span></text:p>
      <text:p text:style-name="KrymPar"><text:span text:style-name="KrymRusBold">*****</text:span><text:span text:style-name="KrymUkr">, </text:span><text:span text:style-name="KrymRusAux">****.</text:span><text:span text:style-name="KrymUkr"> – *****.</text:span></text:p>
      <text:p text:style-name="KrymPar"><text:span text:style-name="KrymRusBold">*******</text:span><text:span text:style-name="KrymUkr"> – ********, ********** (</text:span><text:span text:style-name="KrymRusAux">*. </text:span><text:span text:style-name="KrymUkr">-******)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**</text:span><text:span text:style-name="KrymUkr"> – *******.</text:span></text:p>
      <text:p text:style-name="KrymPar"><text:span text:style-name="KrymRusBold">*********</text:span><text:span text:style-name="KrymUkr"> – *********. </text:span><text:span text:style-name="KrymRusItalic">******** </text:span><text:span text:style-name="KrymRusBold">*********</text:span><text:span text:style-name="KrymUkr"> – ****** ****** ******** * ******’***.</text:span></text:p>
      <text:p text:style-name="KrymPar"><text:span text:style-name="KrymRusBold">*********</text:span><text:span text:style-name="KrymUkr"> – *********, ************.</text:span></text:p>
      <text:p text:style-name="KrymPar"><text:span text:style-name="KrymRusBold">***********</text:span><text:span text:style-name="KrymUkr"> – ***********, *****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</text:span><text:span text:style-name="KrymUkr"> – *******, *********** **************.</text:span></text:p>
      <text:p text:style-name="KrymPar"><text:span text:style-name="KrymRusBold">**********</text:span><text:span text:style-name="KrymUkr"> – **********.</text:span></text:p>
      <text:p text:style-name="KrymPar"><text:soft-page-break/><text:span text:style-name="KrymRusBold">*************</text:span><text:span text:style-name="KrymUkr"> – ***********, ********** (*********** *** ********** ******).</text:span></text:p>
      <text:p text:style-name="KrymPar"><text:span text:style-name="KrymRusBold">***************</text:span><text:span text:style-name="KrymUkr"> – ************, 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</text:span><text:span text:style-name="KrymUkr"> – *****. </text:span><text:span text:style-name="KrymRusBold">-**</text:span><text:span text:style-name="KrymUkr"> – **********, **********, ********.</text:span></text:p>
      <text:p text:style-name="KrymPar"><text:span text:style-name="KrymRusBold">**********</text:span><text:span text:style-name="KrymUkr"> – **********, ***********, *********, ***********, *********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*, ****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 – ***********. </text:span><text:span text:style-name="KrymRusBold">-*********</text:span><text:span text:style-name="KrymUkr"> – **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***</text:span><text:span text:style-name="KrymUkr"> – ****************, ****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</text:span><text:span text:style-name="KrymUkr">, </text:span><text:span text:style-name="KrymRusAux">**.</text:span><text:span text:style-name="KrymUkr"> – 1) ** [* ****** ***, ** ******* *****]; 2) ** [** ** ****** ******! – ** *****]. </text:span><text:span text:style-name="KrymRusBold">** </text:span><text:span text:style-name="KrymRusItalic">***</text:span><text:span text:style-name="KrymUkr"> – ** **.</text:span></text:p>
      <text:p text:style-name="KrymPar"><text:span text:style-name="KrymRusBold">***********</text:span><text:span text:style-name="KrymUkr"> – ***********; (</text:span><text:span text:style-name="KrymRusItalic">** *******</text:span><text:span text:style-name="KrymUkr">) *******.</text:span></text:p>
      <text:p text:style-name="KrymPar"><text:span text:style-name="KrymRusBold">***********</text:span><text:span text:style-name="KrymUkr"> – ***********; (</text:span><text:span text:style-name="KrymRusItalic">** *******</text:span><text:span text:style-name="KrymUkr">) ********** (</text:span><text:span text:style-name="KrymRusAux">*. </text:span><text:span text:style-name="KrymUkr">-****).</text:span></text:p>
      <text:p text:style-name="KrymPar"><text:span text:style-name="KrymRusBold">**********</text:span><text:span text:style-name="KrymUkr"> – *********. </text:span><text:span text:style-name="KrymRusBold">-****</text:span><text:span text:style-name="KrymUkr"> – ************.</text:span></text:p>
      <text:p text:style-name="KrymPar"><text:span text:style-name="KrymRusBold">*****************</text:span><text:span text:style-name="KrymUkr"> – ***************.</text:span></text:p>
      <text:p text:style-name="KrymPar"><text:span text:style-name="KrymRusBold">*******</text:span><text:span text:style-name="KrymUkr"> – 1) (</text:span><text:span text:style-name="KrymRusAux">***.</text:span><text:span text:style-name="KrymUkr">) ********, ********, *******; 2) (</text:span><text:span text:style-name="KrymRusItalic">***.</text:span><text:span text:style-name="KrymUkr">) ********, ********. [********** ********].</text:span></text:p>
      <text:p text:style-name="KrymPar"><text:span text:style-name="KrymRusBold">**************</text:span><text:span text:style-name="KrymUkr"> – ************, (</text:span><text:span text:style-name="KrymRusAux">***.</text:span><text:span text:style-name="KrymUkr">) *************. </text:span><text:span text:style-name="KrymRusBold">-**********</text:span><text:span text:style-name="KrymUkr"> – *************, **************.</text:span></text:p>
      <text:p text:style-name="KrymPar"><text:span text:style-name="KrymRusBold">**********</text:span><text:span text:style-name="KrymUkr"> – **********. </text:span><text:span text:style-name="KrymRusBold">-*********</text:span><text:span text:style-name="KrymUkr"> – ************.</text:span></text:p>
      <text:p text:style-name="KrymPar"><text:span text:style-name="KrymRusBold">**************</text:span><text:span text:style-name="KrymRusItalic"> * </text:span><text:span text:style-name="KrymRusBold">************</text:span><text:span text:style-name="KrymUkr"> – ************, *********, *******, ************.</text:span></text:p>
      <text:p text:style-name="KrymPar"><text:span text:style-name="KrymRusBold">*********</text:span><text:span text:style-name="KrymUkr"> – *********, ***********.</text:span></text:p>
      <text:p text:style-name="KrymPar"><text:span text:style-name="KrymRusBold">*******</text:span><text:span text:style-name="KrymUkr"> – ******** (</text:span><text:span text:style-name="KrymRusAux">*. </text:span><text:span text:style-name="KrymUkr">-*****), ********** (</text:span><text:span text:style-name="KrymRusAux">*. </text:span><text:span text:style-name="KrymUkr">-****)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*, -********</text:span><text:span text:style-name="KrymUkr"> – ***********. </text:span><text:span text:style-name="KrymRusBold">-*** </text:span><text:span text:style-name="KrymRusItalic">*****</text:span><text:span text:style-name="KrymUkr"> – ***********.</text:span></text:p>
      <text:p text:style-name="KrymPar"><text:span text:style-name="KrymRusBold">********</text:span><text:span text:style-name="KrymUkr"> – ********. </text:span><text:span text:style-name="KrymRusBold">-*********</text:span><text:span text:style-name="KrymUkr"> – ************, 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********, **********, *********, *******, **********. </text:span><text:span text:style-name="KrymRusBold">-*********</text:span><text:span text:style-name="KrymUkr"> – ***********, 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*****</text:span><text:span text:style-name="KrymUkr"> – ************, ********, **********.</text:span></text:p>
      <text:p text:style-name="KrymPar"><text:span text:style-name="KrymRusBold">****************</text:span><text:span text:style-name="KrymUkr"> – *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***, -***</text:span><text:span text:style-name="KrymUkr"> – ************, -**. </text:span><text:span text:style-name="KrymRusBold">-** </text:span><text:span text:style-name="KrymRusItalic">*****</text:span><text:span text:style-name="KrymUkr"> – ************ ******,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, *********, -****, **********.</text:span></text:p>
      <text:p text:style-name="KrymPar"><text:span text:style-name="KrymRusBold">*******</text:span><text:span text:style-name="KrymUkr"> – 1) ********, ********* ********; 2) (</text:span><text:span text:style-name="KrymRusAux">******* *****</text:span><text:span text:style-name="KrymUkr">) *********. </text:span><text:span text:style-name="KrymRusItalic">********* </text:span><text:span text:style-name="KrymRusBold">-**</text:span><text:span text:style-name="KrymUkr"> – ***********, *********. </text:span><text:span text:style-name="KrymRusBold">-****</text:span><text:span text:style-name="KrymUkr"> – *************, ******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, ******. </text:span><text:span text:style-name="KrymRusItalic">**** </text:span><text:span text:style-name="KrymRusBold">******</text:span><text:span text:style-name="KrymUkr"> – ********.</text:span></text:p>
      <text:p text:style-name="KrymPar"><text:span text:style-name="KrymRusBold">********, -*****, **********</text:span><text:span text:style-name="KrymUkr"> – ******* (</text:span><text:span text:style-name="KrymRusAux">*. </text:span><text:span text:style-name="KrymUkr">-****), **********, ************.</text:span></text:p>
      <text:p text:style-name="KrymPar"><text:span text:style-name="KrymRusBold">***********</text:span><text:span text:style-name="KrymUkr"> – ************, ************; **********, **********. [***** ************. ************ ******** ** ******** ******. ********** ****]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*.</text:span></text:p>
      <text:p text:style-name="KrymPar"><text:soft-page-break/><text:span text:style-name="KrymRusBold">*************</text:span><text:span text:style-name="KrymUkr"> – **************.</text:span></text:p>
      <text:p text:style-name="KrymPar"><text:span text:style-name="KrymRusBold">***********</text:span><text:span text:style-name="KrymUkr"> – ************, ************. </text:span><text:span text:style-name="KrymRusBold">-**** </text:span><text:span text:style-name="KrymRusItalic">*******</text:span><text:span text:style-name="KrymUkr"> – ********. </text:span><text:span text:style-name="KrymRusItalic">*******, ******* </text:span><text:span text:style-name="KrymRusBold">-**** </text:span><text:span text:style-name="KrymRusItalic">********</text:span><text:span text:style-name="KrymUkr"> – *********, ********* (</text:span><text:span text:style-name="KrymRusAux">*. </text:span><text:span text:style-name="KrymUkr">-*****).</text:span></text:p>
      <text:p text:style-name="KrymPar"><text:span text:style-name="KrymRusBold">*********** ****</text:span><text:span text:style-name="KrymUkr"> – ****** ****, ******** (</text:span><text:span text:style-name="KrymRusAux">*. </text:span><text:span text:style-name="KrymUkr">-**)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, ********, 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</text:span><text:span text:style-name="KrymUkr"> – ********* (</text:span><text:span text:style-name="KrymRusAux">*. *.</text:span><text:span text:style-name="KrymUkr">).</text:span></text:p>
      <text:p text:style-name="KrymPar"><text:span text:style-name="KrymRusBold">***************</text:span><text:span text:style-name="KrymUkr"> – *************. </text:span><text:span text:style-name="KrymRusBold">-** </text:span><text:span text:style-name="KrymRusItalic">*******</text:span><text:span text:style-name="KrymUkr"> – ************, ********.</text:span></text:p>
      <text:p text:style-name="KrymPar"><text:span text:style-name="KrymRusBold">************</text:span><text:span text:style-name="KrymUkr"> – **********, ************, ************.</text:span></text:p>
      <text:p text:style-name="KrymPar"><text:span text:style-name="KrymRusBold">*******</text:span><text:span text:style-name="KrymUkr"> – *******, ************** (</text:span><text:span text:style-name="KrymRusAux">*. </text:span><text:span text:style-name="KrymUkr">-*****), **************, *********’* (</text:span><text:span text:style-name="KrymRusAux">**. *.</text:span><text:span text:style-name="KrymUkr">).</text:span></text:p>
      <text:p text:style-name="KrymPar"><text:span text:style-name="KrymRusBold">*******</text:span><text:span text:style-name="KrymUkr">, </text:span><text:span text:style-name="KrymRusAux">***.</text:span><text:span text:style-name="KrymUkr"> – ********, *********; 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****</text:span><text:span text:style-name="KrymUkr"> – ***********, *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</text:span><text:span text:style-name="KrymUkr"> – ******** (</text:span><text:span text:style-name="KrymRusAux">*. *.</text:span><text:span text:style-name="KrymUkr">). </text:span><text:span text:style-name="KrymRusBold">-****</text:span><text:span text:style-name="KrymUkr"> – ***********.</text:span></text:p>
      <text:p text:style-name="KrymPar"><text:span text:style-name="KrymRusBold">*****</text:span><text:span text:style-name="KrymUkr"> – ******. </text:span><text:span text:style-name="KrymRusBold">-****</text:span><text:span text:style-name="KrymUkr"> – **********. </text:span><text:span text:style-name="KrymRusBold">-****</text:span><text:span text:style-name="KrymUkr"> – **********.</text:span></text:p>
      <text:p text:style-name="KrymPar"><text:span text:style-name="KrymRusBold">*******</text:span><text:span text:style-name="KrymUkr"> – *******, ******** (</text:span><text:span text:style-name="KrymRusAux">*. </text:span><text:span text:style-name="KrymUkr">-**) (</text:span><text:span text:style-name="KrymRusAux">*. *.</text:span><text:span text:style-name="KrymUkr">).</text:span></text:p>
      <text:p text:style-name="KrymPar"><text:span text:style-name="KrymRusBold">*********</text:span><text:span text:style-name="KrymUkr"> – ********. </text:span><text:span text:style-name="KrymRusBold">-***********</text:span><text:span text:style-name="KrymUkr"> – ************, **************.</text:span></text:p>
      <text:p text:style-name="KrymPar"><text:span text:style-name="KrymRusBold">**************</text:span><text:span text:style-name="KrymUkr"> – ***********, ***********.</text:span></text:p>
      <text:p text:style-name="KrymPar"><text:span text:style-name="KrymRusBold">*************</text:span><text:span text:style-name="KrymUkr"> – **********, **********; ******** * ********.</text:span></text:p>
      <text:p text:style-name="KrymPar"><text:span text:style-name="KrymRusBold">*****************</text:span><text:span text:style-name="KrymUkr"> – **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</text:span><text:span text:style-name="KrymUkr"> – *******. </text:span><text:span text:style-name="KrymRusBold">-*****</text:span><text:span text:style-name="KrymUkr"> – ************ (</text:span><text:span text:style-name="KrymRusAux">*. </text:span><text:span text:style-name="KrymUkr">-*****). </text:span><text:span text:style-name="KrymRusBold">-***</text:span><text:span text:style-name="KrymUkr"> – 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), **************, *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*, ************.</text:span></text:p>
      <text:p text:style-name="KrymPar"><text:span text:style-name="KrymRusBold">***************</text:span><text:span text:style-name="KrymUkr"> – *************, **********.</text:span></text:p>
      <text:p text:style-name="KrymPar"><text:span text:style-name="KrymRusBold">********</text:span><text:span text:style-name="KrymUkr"> – ********, *****.</text:span></text:p>
      <text:p text:style-name="KrymPar"><text:span text:style-name="KrymRusBold">******</text:span><text:span text:style-name="KrymUkr"> – 1) **********, **************; 2) (* ********) ****** (**** ********** *******).</text:span></text:p>
      <text:p text:style-name="KrymPar"><text:span text:style-name="KrymRusBold">**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*</text:span><text:span text:style-name="KrymUkr"> – ***************, ****************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**********</text:span><text:span text:style-name="KrymUkr"> – ****************, *****************.</text:span></text:p>
      <text:p text:style-name="KrymPar"><text:span text:style-name="KrymRusBold">*************</text:span><text:span text:style-name="KrymUkr"> – *************, **************.</text:span></text:p>
      <text:p text:style-name="KrymPar"><text:span text:style-name="KrymRusBold">************</text:span><text:span text:style-name="KrymUkr"> – *************, **************.</text:span></text:p>
      <text:p text:style-name="KrymPar"><text:span text:style-name="KrymRusBold">*****************</text:span><text:span text:style-name="KrymUkr"> – *****************.</text:span></text:p>
      <text:p text:style-name="KrymPar"><text:span text:style-name="KrymRusBold">*****************</text:span><text:span text:style-name="KrymUkr"> – ****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 </text:span><text:span text:style-name="KrymRusItalic">* ****</text:span><text:span text:style-name="KrymUkr"> – **********, ******* (</text:span><text:span text:style-name="KrymRusAux">*. </text:span><text:span text:style-name="KrymUkr">-****) ** 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. </text:span><text:span text:style-name="KrymRusBold">-***</text:span><text:span text:style-name="KrymUkr"> – *************.</text:span></text:p>
      <text:p text:style-name="KrymPar"><text:span text:style-name="KrymRusBold">****************</text:span><text:span text:style-name="KrymUkr"> – **************, **************.</text:span></text:p>
      <text:p text:style-name="KrymPar"><text:span text:style-name="KrymRusBold">***************</text:span><text:span text:style-name="KrymUkr"> – ***************, ****************, ****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, **********.</text:span></text:p>
      <text:p text:style-name="KrymPar"><text:soft-page-break/><text:span text:style-name="KrymRusBold">*******************</text:span><text:span text:style-name="KrymUkr"> – *************, **************.</text:span></text:p>
      <text:p text:style-name="KrymPar"><text:span text:style-name="KrymRusBold">*********</text:span><text:span text:style-name="KrymUkr"> – *********, ************, ************, ************.</text:span></text:p>
      <text:p text:style-name="KrymPar"><text:span text:style-name="KrymRusBold">**********</text:span><text:span text:style-name="KrymUkr"> – **********, ******** (*******, *********).</text:span></text:p>
      <text:p text:style-name="KrymPar"><text:span text:style-name="KrymRusBold">******** ******</text:span><text:span text:style-name="KrymUkr"> – *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, 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**</text:span><text:span text:style-name="KrymUkr"> – ******************.</text:span></text:p>
      <text:p text:style-name="KrymPar"><text:span text:style-name="KrymRusBold">******** </text:span><text:span text:style-name="KrymRusItalic">* </text:span><text:span text:style-name="KrymRusBold">********</text:span><text:span text:style-name="KrymUkr"> – ********. </text:span><text:span text:style-name="KrymRusItalic">********** </text:span><text:span text:style-name="KrymRusBold">********</text:span><text:span text:style-name="KrymUkr"> (</text:span><text:span text:style-name="KrymRusItalic">* ******</text:span><text:span text:style-name="KrymUkr">) – ***************, ***************.</text:span></text:p>
      <text:p text:style-name="KrymPar"><text:span text:style-name="KrymRusBold">******************</text:span><text:span text:style-name="KrymUkr"> – ****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</text:span><text:span text:style-name="KrymUkr"> – ***********, *******, ********.</text:span></text:p>
      <text:p text:style-name="KrymPar"><text:span text:style-name="KrymRusBold">******** *******</text:span><text:span text:style-name="KrymUkr">, </text:span><text:span text:style-name="KrymRusAux">***.</text:span><text:span text:style-name="KrymUkr"> – 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, ******** ******* *****.</text:span></text:p>
      <text:p text:style-name="KrymPar"><text:span text:style-name="KrymRusBold">************</text:span><text:span text:style-name="KrymUkr"> – ******.</text:span></text:p>
      <text:p text:style-name="KrymPar"><text:span text:style-name="KrymRusBold">*********</text:span><text:span text:style-name="KrymUkr"> – *********, *********, ***(*)*****.</text:span></text:p>
      <text:p text:style-name="KrymPar"><text:span text:style-name="KrymRusBold">**********</text:span><text:span text:style-name="KrymUkr"> – **********, **********, ***(*)******.</text:span></text:p>
      <text:p text:style-name="KrymPar"><text:span text:style-name="KrymRusBold">*******, -********</text:span><text:span text:style-name="KrymUkr"> – *******, ************, *****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, (</text:span><text:span text:style-name="KrymRusAux">***.</text:span><text:span text:style-name="KrymUkr">) ************. </text:span><text:span text:style-name="KrymRusBold">-******</text:span><text:span text:style-name="KrymUkr"> – ***********.</text:span></text:p>
      <text:p text:style-name="KrymPar"><text:span text:style-name="KrymRusBold">**************</text:span><text:span text:style-name="KrymUkr"> – ************.</text:span></text:p>
      <text:p text:style-name="KrymPar"><text:span text:style-name="KrymRusBold">**********</text:span><text:span text:style-name="KrymUkr"> – ********* [*** ******** *********].</text:span></text:p>
      <text:p text:style-name="KrymPar"><text:span text:style-name="KrymRusBold">*********, -****</text:span><text:span text:style-name="KrymUkr"> – ********** (</text:span><text:span text:style-name="KrymRusAux">*. </text:span><text:span text:style-name="KrymUkr">-**).</text:span></text:p>
      <text:p text:style-name="KrymPar"><text:span text:style-name="KrymRusBold">************, -*****</text:span><text:span text:style-name="KrymUkr"> – *************.</text:span></text:p>
      <text:p text:style-name="KrymPar"><text:span text:style-name="KrymRusBold">***************</text:span><text:span text:style-name="KrymUkr"> – *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, </text:span><text:span text:style-name="KrymRusAux">***.</text:span><text:span text:style-name="KrymUkr"> – ***********.</text:span></text:p>
      <text:p text:style-name="KrymPar"><text:span text:style-name="KrymRusBold">*************</text:span><text:span text:style-name="KrymUkr"> – *********, **************.</text:span></text:p>
      <text:p text:style-name="KrymPar"><text:span text:style-name="KrymRusBold">*************</text:span><text:span text:style-name="KrymUkr"> – ********. [****** ********].</text:span></text:p>
      <text:p text:style-name="KrymPar"><text:span text:style-name="KrymRusBold">*******</text:span><text:span text:style-name="KrymUkr"> – *******, ****, 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***</text:span><text:span text:style-name="KrymUkr"> – ***************.</text:span></text:p>
      <text:p text:style-name="KrymPar"><text:span text:style-name="KrymRusBold">********</text:span><text:span text:style-name="KrymUkr"> – ********. </text:span><text:span text:style-name="KrymRusBold">-********</text:span><text:span text:style-name="KrymUkr"> – *************.</text:span></text:p>
      <text:p text:style-name="KrymPar"><text:span text:style-name="KrymRusBold">*********</text:span><text:span text:style-name="KrymUkr"> – *********, ********. </text:span><text:span text:style-name="KrymRusBold">-*********</text:span><text:span text:style-name="KrymUkr"> – 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***</text:span><text:span text:style-name="KrymUkr"> – **************. </text:span><text:span text:style-name="KrymRusBold">**************** </text:span><text:span text:style-name="KrymRusItalic">****</text:span><text:span text:style-name="KrymUkr"> – *****. [*** ***** ***** ***** (******)!].</text:span></text:p>
      <text:p text:style-name="KrymPar"><text:span text:style-name="KrymRusBold">********</text:span><text:span text:style-name="KrymUkr"> – ********. </text:span><text:span text:style-name="KrymRusBold">-**</text:span><text:span text:style-name="KrymUkr"> (</text:span><text:span text:style-name="KrymRusAux">***.</text:span><text:span text:style-name="KrymUkr">) – *************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****</text:span><text:span text:style-name="KrymUkr"> – 1) *************; 2) **************.</text:span></text:p>
      <text:p text:style-name="KrymPar"><text:span text:style-name="KrymRusBold">********</text:span><text:span text:style-name="KrymUkr"> – ********* (</text:span><text:span text:style-name="KrymRusAux">*. *.</text:span><text:span text:style-name="KrymUkr">).</text:span></text:p>
      <text:p text:style-name="KrymPar"><text:span text:style-name="KrymRusBold">********</text:span><text:span text:style-name="KrymUkr"> – *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, ****, ****** ** ****, ** ****. </text:span><text:span text:style-name="KrymRusItalic">******* </text:span><text:span text:style-name="KrymRusBold">-***</text:span><text:span text:style-name="KrymUkr"> – ********. </text:span><text:span text:style-name="KrymRusItalic">*********** </text:span><text:span text:style-name="KrymRusBold">-***</text:span><text:span text:style-name="KrymUkr"> – ********* (</text:span><text:span text:style-name="KrymRusAux">*. </text:span><text:span text:style-name="KrymUkr">********). </text:span><text:span text:style-name="KrymRusItalic">* </text:span><text:span text:style-name="KrymRusBold">**********</text:span><text:span text:style-name="KrymUkr"> – ******, * ********.</text:span></text:p>
      <text:p text:style-name="KrymPar"><text:span text:style-name="KrymRusBold">***********</text:span><text:span text:style-name="KrymUkr"> – **********, ********, ******.</text:span></text:p>
      <text:p text:style-name="KrymPar"><text:span text:style-name="KrymRusBold">*******</text:span><text:span text:style-name="KrymUkr"> – ********, ********. </text:span><text:span text:style-name="KrymRusBold">-****</text:span><text:span text:style-name="KrymUkr"> – ***********. </text:span><text:span text:style-name="KrymRusBold">-**** </text:span><text:span text:style-name="KrymRusItalic">****</text:span><text:span text:style-name="KrymUkr"> – ***-**********.</text:span></text:p>
      <text:p text:style-name="KrymPar"><text:span text:style-name="KrymRusBold">**********</text:span><text:span text:style-name="KrymUkr"> – **********, *******. </text:span><text:span text:style-name="KrymRusItalic">** </text:span><text:span text:style-name="KrymRusBold">-***</text:span><text:span text:style-name="KrymUkr"> – * **********, * *******, ** ********.</text:span></text:p>
      <text:p text:style-name="KrymPar"><text:span text:style-name="KrymRusBold">***********</text:span><text:span text:style-name="KrymUkr"> – ***********, ***********.</text:span></text:p>
      <text:p text:style-name="KrymPar"><text:soft-page-break/><text:span text:style-name="KrymRusBold">*******</text:span><text:span text:style-name="KrymUkr">, </text:span><text:span text:style-name="KrymRusAux">******. * *****.</text:span><text:span text:style-name="KrymUkr"> – 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***</text:span><text:span text:style-name="KrymUkr"> – *************.</text:span></text:p>
      <text:p text:style-name="KrymPar"><text:span text:style-name="KrymRusBold">*********, -***</text:span><text:span text:style-name="KrymUkr"> – ******** (</text:span><text:span text:style-name="KrymRusAux">*. </text:span><text:span text:style-name="KrymUkr">-**)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, -***</text:span><text:span text:style-name="KrymUkr"> – *****, ******* (</text:span><text:span text:style-name="KrymRusAux">**.</text:span><text:span text:style-name="KrymUkr"> ******), 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*****,</text:span><text:span text:style-name="KrymRusItalic"> **. </text:span><text:span text:style-name="KrymRusBold">*****.</text:span></text:p>
      <text:p text:style-name="KrymPar"><text:span text:style-name="KrymRusBold">*******</text:span><text:span text:style-name="KrymUkr"> – *******, *********.</text:span></text:p>
      <text:p text:style-name="KrymPar"><text:span text:style-name="KrymRusBold">*************</text:span><text:span text:style-name="KrymUkr"> – ***********, *************, **********, ********. </text:span><text:span text:style-name="KrymRusBold">-*****</text:span><text:span text:style-name="KrymUkr"> – ************.</text:span></text:p>
      <text:p text:style-name="KrymPar"><text:span text:style-name="KrymRusBold">*****, -**</text:span><text:span text:style-name="KrymUkr"> – ******, -***, ******.</text:span></text:p>
      <text:p text:style-name="KrymPar"><text:span text:style-name="KrymRusBold">********</text:span><text:span text:style-name="KrymUkr"> – *********, ******** (</text:span><text:span text:style-name="KrymRusAux">*. </text:span><text:span text:style-name="KrymUkr">-***). [********* **********. ****** ***** *********].</text:span></text:p>
      <text:p text:style-name="KrymPar"><text:span text:style-name="KrymRusBold">**********</text:span><text:span text:style-name="KrymUkr"> – *****(*)**** (</text:span><text:span text:style-name="KrymRusAux">*. </text:span><text:span text:style-name="KrymUkr">-*****).</text:span></text:p>
      <text:p text:style-name="KrymPar"><text:span text:style-name="KrymRusBold">*****</text:span><text:span text:style-name="KrymUkr"> – ******. </text:span><text:span text:style-name="KrymRusItalic">*********** * </text:span><text:span text:style-name="KrymRusBold">-***</text:span><text:span text:style-name="KrymUkr"> – ********* [******* ********]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. </text:span><text:span text:style-name="KrymRusBold">-***</text:span><text:span text:style-name="KrymUkr"> – ********* (</text:span><text:span text:style-name="KrymRusAux">*. </text:span><text:span text:style-name="KrymUkr">-****), *********. </text:span><text:span text:style-name="KrymRusBold">-***</text:span><text:span text:style-name="KrymUkr"> – **********, **********. [********* ********. ********** *******. ********* ********].</text:span></text:p>
      <text:p text:style-name="KrymPar"><text:span text:style-name="KrymRusBold">********</text:span><text:span text:style-name="KrymUkr"> – 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, ******, ******, ******. </text:span><text:span text:style-name="KrymRusItalic">********* </text:span><text:span text:style-name="KrymRusBold">-**</text:span><text:span text:style-name="KrymUkr"> – ********* **********, ******** *******.</text:span></text:p>
      <text:p text:style-name="KrymPar"><text:span text:style-name="KrymRusBold">*************</text:span><text:span text:style-name="KrymUkr"> – *************, ***************.</text:span></text:p>
      <text:p text:style-name="KrymPar"><text:span text:style-name="KrymRusBold">******</text:span><text:span text:style-name="KrymUkr"> – 1) (</text:span><text:span text:style-name="KrymRusItalic">*******</text:span><text:span text:style-name="KrymUkr">) ****** [********** ******]; 2) ******, ****** ****, *********. [****** ***** **** ******** ******* *****]; 3) (</text:span><text:span text:style-name="KrymRusItalic">*********</text:span><text:span text:style-name="KrymUkr">) ***********.</text:span></text:p>
      <text:p text:style-name="KrymPar"><text:span text:style-name="KrymRusBold">*******</text:span><text:span text:style-name="KrymUkr"> – 1) *******, ********. </text:span><text:span text:style-name="KrymRusItalic">*****, *****, ******** * </text:span><text:span text:style-name="KrymRusBold">*******,</text:span><text:span text:style-name="KrymRusItalic"> **. </text:span><text:span text:style-name="KrymRusBold">***********</text:span><text:span text:style-name="KrymUkr">; 2) (</text:span><text:span text:style-name="KrymRusItalic">******** *****</text:span><text:span text:style-name="KrymUkr">) – *******, *****, ****.</text:span></text:p>
      <text:p text:style-name="KrymPar"><text:span text:style-name="KrymRusBold">**********, -***</text:span><text:span text:style-name="KrymUkr"> – ***[*]***** (</text:span><text:span text:style-name="KrymRusAux">*. </text:span><text:span text:style-name="KrymUkr">-**), -***, ********, -***. </text:span><text:span text:style-name="KrymRusItalic">****** </text:span><text:span text:style-name="KrymRusBold">**********</text:span><text:span text:style-name="KrymUkr">, </text:span><text:span text:style-name="KrymRusItalic">******** ****</text:span><text:span text:style-name="KrymUkr"> – *********. </text:span><text:span text:style-name="KrymRusBold">-****</text:span><text:span text:style-name="KrymUkr"> – *************, *************.</text:span></text:p>
      <text:p text:style-name="KrymPar"><text:span text:style-name="KrymRusBold">******************</text:span><text:span text:style-name="KrymUkr"> – *************.</text:span></text:p>
      <text:p text:style-name="KrymPar"><text:span text:style-name="KrymRusBold">*********</text:span><text:span text:style-name="KrymUkr"> – *********, ***********.</text:span></text:p>
      <text:p text:style-name="KrymPar"><text:span text:style-name="KrymRusBold">***********</text:span><text:span text:style-name="KrymUkr"> – 1) *********** (</text:span><text:span text:style-name="KrymRusAux">***.</text:span><text:span text:style-name="KrymUkr"> *************), ********, ****** (******) * ********; 2) ******** ********, * ********, * (**) *******; 3) (*)******* * ********, * (**) *******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</text:span><text:span text:style-name="KrymUkr"> – *********, *******.</text:span></text:p>
      <text:p text:style-name="KrymPar"><text:span text:style-name="KrymRusBold">********</text:span><text:span text:style-name="KrymUkr"> – ********, 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, (*)*’********. </text:span><text:span text:style-name="KrymRusItalic">******** </text:span><text:span text:style-name="KrymRusBold">******</text:span><text:span text:style-name="KrymUkr"> – ******* *’********. </text:span><text:span text:style-name="KrymRusItalic">*****, ******** *** </text:span><text:span text:style-name="KrymRusBold">******</text:span><text:span text:style-name="KrymUkr"> – *************, ***** ** (***) ********, ** *******, *** ******.</text:span></text:p>
      <text:p text:style-name="KrymPar"><text:span text:style-name="KrymRusBold">*********</text:span><text:span text:style-name="KrymUkr"> – *********, *’******; **********, *********, *********. </text:span><text:span text:style-name="KrymRusBold">-***</text:span><text:span text:style-name="KrymUkr"> – ***********; ***********, **********.</text:span></text:p>
      <text:p text:style-name="KrymPar"><text:span text:style-name="KrymRusBold">*************</text:span><text:span text:style-name="KrymUkr"> – ******, *************, **********, ******ґ*, ******, ********, **********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</text:span><text:span text:style-name="KrymUkr"> – ************, **************.</text:span></text:p>
      <text:p text:style-name="KrymPar"><text:span text:style-name="KrymRusBold">***********, *************</text:span><text:span text:style-name="KrymUkr"> – ***********, ***************, *************, *********, ********, ****** ** (***) ********, ** *******.</text:span></text:p>
      <text:p text:style-name="KrymPar"><text:span text:style-name="KrymRusBold">*************</text:span><text:span text:style-name="KrymUkr"> – **************, ************.</text:span></text:p>
      <text:p text:style-name="KrymPar"><text:soft-page-break/><text:span text:style-name="KrymRusBold">***********</text:span><text:span text:style-name="KrymUkr"> – ***********, ******** ***, *********** ***, *****.</text:span></text:p>
      <text:p text:style-name="KrymPar"><text:span text:style-name="KrymRusBold">******************</text:span><text:span text:style-name="KrymUkr"> – ****************, ************, ***************, **************. [****************, ************ ***. *************** ********. ************** ******. ************* *****].</text:span></text:p>
      <text:p text:style-name="KrymPar"><text:span text:style-name="KrymRusBold">*************</text:span><text:span text:style-name="KrymUkr"> – 1) *************, ***********; 2) (</text:span><text:span text:style-name="KrymRusItalic">***********</text:span><text:span text:style-name="KrymUkr">, </text:span><text:span text:style-name="KrymRusAux">***.</text:span><text:span text:style-name="KrymUkr">) ***************, ********, ***********. [************* * ***********. *************** * *************]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**, -***</text:span><text:span text:style-name="KrymUkr"> – *************, -**.</text:span></text:p>
      <text:p text:style-name="KrymPar"><text:span text:style-name="KrymRusBold">*****</text:span><text:span text:style-name="KrymUkr"> – *****, *********.</text:span></text:p>
      <text:p text:style-name="KrymPar"><text:span text:style-name="KrymRusBold">*****</text:span><text:span text:style-name="KrymUkr"> – *****, *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***</text:span><text:span text:style-name="KrymUkr"> – **********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</text:span><text:span text:style-name="KrymUkr"> – ******** (</text:span><text:span text:style-name="KrymRusAux">*. </text:span><text:span text:style-name="KrymUkr">-******).</text:span></text:p>
      <text:p text:style-name="KrymPar"><text:span text:style-name="KrymRusBold">********</text:span><text:span text:style-name="KrymUkr"> – ***********.</text:span></text:p>
      <text:p text:style-name="KrymPar"><text:span text:style-name="KrymRusBold">******</text:span><text:span text:style-name="KrymUkr"> – ******, ********.</text:span></text:p>
      <text:p text:style-name="KrymPar"><text:span text:style-name="KrymRusBold">**********</text:span><text:span text:style-name="KrymUkr"> – ***********, ***********.</text:span></text:p>
      <text:p text:style-name="KrymPar"><text:span text:style-name="KrymRusBold">**********</text:span><text:span text:style-name="KrymUkr"> – **********, ************.</text:span></text:p>
      <text:p text:style-name="KrymPar"><text:span text:style-name="KrymRusBold">******</text:span><text:span text:style-name="KrymUkr"> – *********** ******, *** ****** ********, ********, 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, ********</text:span><text:span text:style-name="KrymUkr"> – *********, ********* (</text:span><text:span text:style-name="KrymRusAux">**.</text:span><text:span text:style-name="KrymUkr"> ********)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*</text:span><text:span text:style-name="KrymUkr"> – *******, ***, ******, ***. </text:span><text:span text:style-name="KrymRusBold">-*</text:span><text:span text:style-name="KrymUkr"> – *******. </text:span><text:span text:style-name="KrymRusItalic">******** </text:span><text:span text:style-name="KrymRusBold">*******</text:span><text:span text:style-name="KrymUkr"> – *******, ************ *********, ********.</text:span></text:p>
      <text:p text:style-name="KrymPar"><text:span text:style-name="KrymRusBold">**************</text:span><text:span text:style-name="KrymRusItalic"> * </text:span><text:span text:style-name="KrymRusBold">**********</text:span><text:span text:style-name="KrymUkr"> – ************, **********, **********, ***********, ******[*]**, **********. [********, ******* ******. ********* *******]. </text:span><text:span text:style-name="KrymRusBold">-** </text:span><text:span text:style-name="KrymRusItalic">********, ********</text:span><text:span text:style-name="KrymUkr"> – *******, *********** ******’*.</text:span></text:p>
      <text:p text:style-name="KrymPar"><text:span text:style-name="KrymRusBold">*********</text:span><text:span text:style-name="KrymUkr"> – *********, ********, *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.</text:span></text:p>
      <text:p text:style-name="KrymPar"><text:span text:style-name="KrymRusBold">********</text:span><text:span text:style-name="KrymUkr"> – ********, *********, **********. </text:span><text:span text:style-name="KrymRusBold">-*****</text:span><text:span text:style-name="KrymUkr"> – ************.</text:span></text:p>
      <text:p text:style-name="KrymPar"><text:span text:style-name="KrymRusBold">***********</text:span><text:span text:style-name="KrymUkr"> – **********, **********, 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**); </text:span><text:span text:style-name="KrymRusBold">*. </text:span><text:span text:style-name="KrymRusItalic">*******</text:span><text:span text:style-name="KrymUkr"> – *******, ******; </text:span><text:span text:style-name="KrymRusBold">*. </text:span><text:span text:style-name="KrymRusItalic">**********</text:span><text:span text:style-name="KrymUkr"> – *********. </text:span><text:span text:style-name="KrymRusBold">********</text:span><text:span text:style-name="KrymUkr"> – *********, 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*****</text:span><text:span text:style-name="KrymUkr"> – **************.</text:span></text:p>
      <text:p text:style-name="KrymPar"><text:span text:style-name="KrymRusBold">***********</text:span><text:span text:style-name="KrymUkr"> – ***********, ******** (</text:span><text:span text:style-name="KrymRusAux">**. *.</text:span><text:span text:style-name="KrymUkr">).</text:span></text:p>
      <text:p text:style-name="KrymPar"><text:span text:style-name="KrymRusBold">********</text:span><text:span text:style-name="KrymUkr"> – ********, ******* 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***</text:span><text:span text:style-name="KrymUkr"> – *************, **********.</text:span></text:p>
      <text:p text:style-name="KrymPar"><text:span text:style-name="KrymRusBold">************</text:span><text:span text:style-name="KrymUkr"> – ***********, *******.</text:span></text:p>
      <text:p text:style-name="KrymPar"><text:span text:style-name="KrymRusBold">***********</text:span><text:span text:style-name="KrymUkr"> – **********, ********* ********.</text:span></text:p>
      <text:p text:style-name="KrymPar"><text:span text:style-name="KrymRusBold">*******</text:span><text:span text:style-name="KrymUkr"> – *******, ******** (</text:span><text:span text:style-name="KrymRusAux">*. </text:span><text:span text:style-name="KrymUkr">-****).</text:span></text:p>
      <text:p text:style-name="KrymPar"><text:span text:style-name="KrymRusBold">**************</text:span><text:span text:style-name="KrymUkr"> – ************, ***********, *********. [*********** *******, – ***’****. ********** **********]. </text:span><text:span text:style-name="KrymRusBold">-***</text:span><text:span text:style-name="KrymUkr"> – ***********, **-**********.</text:span></text:p>
      <text:p text:style-name="KrymPar"><text:soft-page-break/><text:span text:style-name="KrymRusBold">**************</text:span><text:span text:style-name="KrymUkr"> – **************, ******* (</text:span><text:span text:style-name="KrymRusAux">*. </text:span><text:span text:style-name="KrymUkr">-**), 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, ********.</text:span></text:p>
      <text:p text:style-name="KrymPar"><text:span text:style-name="KrymRusBold">******</text:span><text:span text:style-name="KrymUkr"> – ******, *****, *******.</text:span></text:p>
      <text:p text:style-name="KrymPar"><text:span text:style-name="KrymRusBold">*****</text:span><text:span text:style-name="KrymUkr"> – ******.</text:span></text:p>
      <text:p text:style-name="KrymPar"><text:span text:style-name="KrymRusBold">*******, -***</text:span><text:span text:style-name="KrymUkr"> – ****’***, ****’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******</text:span><text:span text:style-name="KrymUkr"> – ********[*]*******.</text:span></text:p>
      <text:p text:style-name="KrymPar"><text:span text:style-name="KrymRusBold">**********</text:span><text:span text:style-name="KrymUkr"> – 1) (</text:span><text:span text:style-name="KrymRusItalic">*********** *****</text:span><text:span text:style-name="KrymUkr">) ****, *******; 2) ********, ************, (</text:span><text:span text:style-name="KrymRusAux">***.</text:span><text:span text:style-name="KrymUkr">) ******* 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***</text:span><text:span text:style-name="KrymUkr"> – **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 </text:span><text:span text:style-name="KrymUkr">(</text:span><text:span text:style-name="KrymRusAux">******* * ******* ******</text:span><text:span text:style-name="KrymUkr">) – ****.</text:span></text:p>
      <text:p text:style-name="KrymPar"><text:span text:style-name="KrymRusBold">******</text:span><text:span text:style-name="KrymUkr"> – ******. </text:span><text:span text:style-name="KrymRusBold">-***</text:span><text:span text:style-name="KrymUkr"> – *********.</text:span></text:p>
      <text:p text:style-name="KrymPar"><text:span text:style-name="KrymRusBold">***********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**</text:span><text:span text:style-name="KrymUkr"> – ****************.</text:span></text:p>
      <text:p text:style-name="KrymPar"><text:span text:style-name="KrymRusBold">***************</text:span><text:span text:style-name="KrymUkr"> – **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****</text:span><text:span text:style-name="KrymUkr"> – *****************.</text:span></text:p>
      <text:p text:style-name="KrymPar"><text:span text:style-name="KrymRusBold">****************</text:span><text:span text:style-name="KrymUkr"> – ****************.</text:span></text:p>
      <text:p text:style-name="KrymPar"><text:span text:style-name="KrymRusBold">*********</text:span><text:span text:style-name="KrymUkr"> – ********, ********.</text:span></text:p>
      <text:p text:style-name="KrymPar"><text:span text:style-name="KrymRusBold">*************</text:span><text:span text:style-name="KrymUkr"> – *************, **********.</text:span></text:p>
      <text:p text:style-name="KrymPar"><text:span text:style-name="KrymRusBold">*************</text:span><text:span text:style-name="KrymUkr"> – ************, **********.</text:span></text:p>
      <text:p text:style-name="KrymPar"><text:span text:style-name="KrymRusBold">*****************</text:span><text:span text:style-name="KrymUkr"> – ************.</text:span></text:p>
      <text:p text:style-name="KrymPar"><text:span text:style-name="KrymRusBold">************</text:span><text:span text:style-name="KrymUkr"> – ************, *************.</text:span></text:p>
      <text:p text:style-name="KrymPar"><text:span text:style-name="KrymRusBold">****************</text:span><text:span text:style-name="KrymUkr"> – ************** [************** *****].</text:span></text:p>
      <text:p text:style-name="KrymPar"><text:span text:style-name="KrymRusBold">****************, ************</text:span><text:span text:style-name="KrymUkr"> – ************.</text:span></text:p>
      <text:p text:style-name="KrymPar"><text:span text:style-name="KrymRusBold">***************</text:span><text:span text:style-name="KrymUkr"> – ***************.</text:span></text:p>
      <text:p text:style-name="KrymPar"><text:span text:style-name="KrymRusBold">************</text:span><text:span text:style-name="KrymUkr"> – *********** (</text:span><text:span text:style-name="KrymRusAux">*. </text:span><text:span text:style-name="KrymUkr">-**). </text:span><text:span text:style-name="KrymRusBold">-****</text:span><text:span text:style-name="KrymUkr"> – ***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</text:span><text:span text:style-name="KrymUkr"> – ***********, *********, ***********, *********.</text:span></text:p>
      <text:p text:style-name="KrymPar"><text:span text:style-name="KrymRusBold">***************</text:span><text:span text:style-name="KrymUkr"> – ****************, *************.</text:span></text:p>
      <text:p text:style-name="KrymPar"><text:span text:style-name="KrymRusBold">************</text:span><text:span text:style-name="KrymUkr"> – 1) ************, ************; 2) ************ *****.</text:span></text:p>
      <text:p text:style-name="KrymPar"><text:span text:style-name="KrymRusBold">**************</text:span><text:span text:style-name="KrymUkr"> – **************, ****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</text:span><text:span text:style-name="KrymUkr"> (</text:span><text:span text:style-name="KrymRusItalic">* *****</text:span><text:span text:style-name="KrymUkr">) – *******.</text:span></text:p>
      <text:p text:style-name="KrymPar"><text:span text:style-name="KrymRusBold">******</text:span><text:span text:style-name="KrymUkr"> – ******. </text:span><text:span text:style-name="KrymRusItalic">****** ** **** </text:span><text:span text:style-name="KrymRusBold">******</text:span><text:span text:style-name="KrymUkr"> – ** ***** ****** *******.</text:span></text:p>
      <text:p text:style-name="KrymPar"><text:span text:style-name="KrymRusBold">*********</text:span><text:span text:style-name="KrymUkr"> – 1) ******** ******** (</text:span><text:span text:style-name="KrymRusAux">*. </text:span><text:span text:style-name="KrymUkr">-***), ** ******* *******; 2) (</text:span><text:span text:style-name="KrymRusAux">******.</text:span><text:span text:style-name="KrymUkr">) 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*</text:span><text:span text:style-name="KrymUkr"> – **********, ******** ********.</text:span></text:p>
      <text:p text:style-name="KrymPar"><text:span text:style-name="KrymRusBold">*************</text:span><text:span text:style-name="KrymUkr"> – **************.</text:span></text:p>
      <text:p text:style-name="KrymPar"><text:soft-page-break/><text:span text:style-name="KrymRusBold">****************</text:span><text:span text:style-name="KrymUkr"> – ****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</text:span><text:span text:style-name="KrymUkr"> – ******, *********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</text:span><text:span text:style-name="KrymUkr"> (</text:span><text:span text:style-name="KrymRusItalic">****, **** *******</text:span><text:span text:style-name="KrymUkr">) – *******.</text:span></text:p>
      <text:p text:style-name="KrymPar"><text:span text:style-name="KrymRusBold">******</text:span><text:span text:style-name="KrymUkr">, </text:span><text:span text:style-name="KrymRusAux">****.</text:span><text:span text:style-name="KrymUkr"> (</text:span><text:span text:style-name="KrymRusItalic">************* ********** ******</text:span><text:span text:style-name="KrymUkr">) – *********** ******, ********.</text:span></text:p>
      <text:p text:style-name="KrymPar"><text:span text:style-name="KrymRusBold">*********</text:span><text:span text:style-name="KrymUkr"> – ***********. </text:span><text:span text:style-name="KrymRusBold">********* </text:span><text:span text:style-name="KrymRusItalic">*****</text:span><text:span text:style-name="KrymUkr"> – ********** ******, *********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***</text:span><text:span text:style-name="KrymUkr"> – ************, ************, *********** (*******).</text:span></text:p>
      <text:p text:style-name="KrymPar"><text:span text:style-name="KrymRusBold">***********</text:span><text:span text:style-name="KrymUkr"> – *********, ************.</text:span></text:p>
      <text:p text:style-name="KrymPar"><text:span text:style-name="KrymRusBold">************</text:span><text:span text:style-name="KrymUkr"> – ***********, (</text:span><text:span text:style-name="KrymRusAux">***.</text:span><text:span text:style-name="KrymUkr">) *************, ***********, ********** (******).</text:span></text:p>
      <text:p text:style-name="KrymPar"><text:span text:style-name="KrymRusBold">**************</text:span><text:span text:style-name="KrymUkr"> – ************, **************.</text:span></text:p>
      <text:p text:style-name="KrymPar"><text:span text:style-name="KrymRusBold">*************** </text:span><text:span text:style-name="KrymRusItalic">****</text:span><text:span text:style-name="KrymUkr"> – ************, ************* ** *****; (</text:span><text:span text:style-name="KrymRusAux">***.</text:span><text:span text:style-name="KrymUkr">) *************, ************ ** *****.</text:span></text:p>
      <text:p text:style-name="KrymPar"><text:span text:style-name="KrymRusBold">*****************</text:span><text:span text:style-name="KrymUkr"> – **************, *************** ** *****, *********** * ***; (</text:span><text:span text:style-name="KrymRusAux">***.</text:span><text:span text:style-name="KrymUkr">) ***************, ************** ** *****, ************ * ***.</text:span></text:p>
      <text:p text:style-name="KrymPar"><text:span text:style-name="KrymRusBold">************</text:span><text:span text:style-name="KrymUkr"> – ***********, *************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****</text:span><text:span text:style-name="KrymUkr"> – *********** (</text:span><text:span text:style-name="KrymRusAux">*. </text:span><text:span text:style-name="KrymUkr">-**), 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1) **********, ****’*** (</text:span><text:span text:style-name="KrymRusItalic">*.</text:span><text:span text:style-name="KrymUkr"> -**), *******, (</text:span><text:span text:style-name="KrymRusItalic">*.</text:span><text:span text:style-name="KrymUkr"> -****). [********** *****]; 2) (</text:span><text:span text:style-name="KrymRusItalic">********</text:span><text:span text:style-name="KrymUkr">) **********, *******, ***********. </text:span><text:span text:style-name="KrymRusItalic">**** </text:span><text:span text:style-name="KrymRusBold">***********</text:span><text:span text:style-name="KrymUkr"> – *********.</text:span></text:p>
      <text:p text:style-name="KrymPar"><text:span text:style-name="KrymRusBold">******</text:span><text:span text:style-name="KrymUkr"> – ******, ******, **********.</text:span></text:p>
      <text:p text:style-name="KrymPar"><text:span text:style-name="KrymRusBold">*********</text:span><text:span text:style-name="KrymUkr"> – *********, **********, ***********.</text:span></text:p>
      <text:p text:style-name="KrymPar"><text:span text:style-name="KrymRusBold">******</text:span><text:span text:style-name="KrymUkr">, </text:span><text:span text:style-name="KrymRusAux">***.</text:span><text:span text:style-name="KrymUkr"> – ******, ********, (</text:span><text:span text:style-name="KrymRusItalic">*******</text:span><text:span text:style-name="KrymUkr">) 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***, -***</text:span><text:span text:style-name="KrymUkr"> – **************, -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</text:span><text:span text:style-name="KrymUkr"> – ********, ****** 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</text:span><text:span text:style-name="KrymUkr">, </text:span><text:span text:style-name="KrymRusAux">****.</text:span><text:span text:style-name="KrymUkr"> – **?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, 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</text:span><text:span text:style-name="KrymUkr"> – ***********, *************.</text:span></text:p>
      <text:p text:style-name="KrymPar"><text:span text:style-name="KrymRusBold">*******</text:span><text:span text:style-name="KrymUkr"> – 1) (</text:span><text:span text:style-name="KrymRusItalic">********* ******</text:span><text:span text:style-name="KrymUkr">) *******, ********; (</text:span><text:span text:style-name="KrymRusItalic">** *********</text:span><text:span text:style-name="KrymUkr">) ********; 2) (</text:span><text:span text:style-name="KrymRusItalic">************ ******, *****, ******</text:span><text:span text:style-name="KrymUkr">) *******, ******, *********. </text:span><text:span text:style-name="KrymRusBold">-**</text:span><text:span text:style-name="KrymUkr"> (</text:span><text:span text:style-name="KrymRusAux">***.</text:span><text:span text:style-name="KrymUkr">) *********. </text:span><text:span text:style-name="KrymRusItalic">******** </text:span><text:span text:style-name="KrymRusBold">-**</text:span><text:span text:style-name="KrymUkr"> – ****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</text:span><text:span text:style-name="KrymUkr"> – 1) (</text:span><text:span text:style-name="KrymRusItalic">*********** * ********* *******</text:span><text:span text:style-name="KrymUkr">) ************; 2) (</text:span><text:span text:style-name="KrymRusItalic">***************</text:span><text:span text:style-name="KrymUkr">) *************, *************.</text:span></text:p>
      <text:p text:style-name="KrymPar"><text:soft-page-break/><text:span text:style-name="KrymRusBold">***************</text:span><text:span text:style-name="KrymUkr"> – ************, *****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), ***********.</text:span></text:p>
      <text:p text:style-name="KrymPar"><text:span text:style-name="KrymRusBold">*******</text:span><text:span text:style-name="KrymUkr"> – *******, **********, **********, ******* (</text:span><text:span text:style-name="KrymRusAux">*. *.</text:span><text:span text:style-name="KrymUkr">), **********. </text:span><text:span text:style-name="KrymRusBold">-**********</text:span><text:span text:style-name="KrymUkr"> – ************, **************.</text:span></text:p>
      <text:p text:style-name="KrymPar"><text:span text:style-name="KrymRusBold">*******</text:span><text:span text:style-name="KrymUkr"> – ********, 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</text:span><text:span text:style-name="KrymUkr"> – ******, ******. [******* * ***** ******: *******, ****** * *******].</text:span></text:p>
      <text:p text:style-name="KrymPar"><text:span text:style-name="KrymRusBold">*********</text:span><text:span text:style-name="KrymUkr"> – 1) **********, *********; 2) **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**</text:span><text:span text:style-name="KrymUkr"> – 1) **********; 2) ********, ********.</text:span></text:p>
      <text:p text:style-name="KrymPar"><text:span text:style-name="KrymRusBold">************</text:span><text:span text:style-name="KrymRusItalic"> * </text:span><text:span text:style-name="KrymRusBold">-*********</text:span><text:span text:style-name="KrymUkr"> – *************, **************.</text:span></text:p>
      <text:p text:style-name="KrymPar"><text:span text:style-name="KrymRusBold">*****</text:span><text:span text:style-name="KrymUkr"> – 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******, -***********</text:span><text:span text:style-name="KrymUkr"> – **********: *****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*. </text:span><text:span text:style-name="KrymRusBold">-** </text:span><text:span text:style-name="KrymRusItalic">******</text:span><text:span text:style-name="KrymUkr"> – *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</text:span><text:span text:style-name="KrymUkr"> – ******.</text:span></text:p>
      <text:p text:style-name="KrymPar"><text:span text:style-name="KrymRusBold">*********</text:span><text:span text:style-name="KrymUkr"> – ********, *********. </text:span><text:span text:style-name="KrymRusBold">*. </text:span><text:span text:style-name="KrymRusItalic">********</text:span><text:span text:style-name="KrymUkr"> – ******** ************, *******.</text:span></text:p>
      <text:p text:style-name="KrymPar"><text:span text:style-name="KrymRusBold">***********</text:span><text:span text:style-name="KrymUkr"> – **********, ************.</text:span></text:p>
      <text:p text:style-name="KrymPar"><text:span text:style-name="KrymRusBold">************</text:span><text:span text:style-name="KrymUkr"> – ***********. </text:span><text:span text:style-name="KrymRusBold">-********</text:span><text:span text:style-name="KrymUkr"> – ************, (</text:span><text:span text:style-name="KrymRusAux">***.</text:span><text:span text:style-name="KrymUkr">) **************.</text:span></text:p>
      <text:p text:style-name="KrymPar"><text:span text:style-name="KrymRusBold">****</text:span><text:span text:style-name="KrymUkr">, </text:span><text:span text:style-name="KrymRusAux">****.</text:span><text:span text:style-name="KrymUkr"> – *-***!, (*)****!, *****! **-***! ***!, ******! ******!</text:span></text:p>
      <text:p text:style-name="KrymPar"><text:span text:style-name="KrymRusBold">********, *********</text:span><text:span text:style-name="KrymUkr"> – *********, *********.</text:span></text:p>
      <text:p text:style-name="KrymPar"><text:span text:style-name="KrymRusBold">***</text:span><text:span text:style-name="KrymUkr">, </text:span><text:span text:style-name="KrymRusAux">****.</text:span><text:span text:style-name="KrymUkr"> – (*)****! (*)**! *-**-**-**! ***-***! ****-****! [*****! *******, ** **?]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</text:span><text:span text:style-name="KrymUkr"> – **************.</text:span></text:p>
      <text:p text:style-name="KrymPar"><text:span text:style-name="KrymRusBold">*******, -**, ********, -**</text:span><text:span text:style-name="KrymUkr"> – *******, ********, **************, *************; ***************.</text:span></text:p>
      <text:p text:style-name="KrymPar"><text:span text:style-name="KrymRusBold">********</text:span><text:span text:style-name="KrymUkr"> – ********, **********, ******.</text:span></text:p>
      <text:p text:style-name="KrymPar"><text:span text:style-name="KrymRusBold">***********</text:span><text:span text:style-name="KrymUkr"> – **********, ****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</text:span><text:span text:style-name="KrymUkr"> – ******, *******.</text:span></text:p>
      <text:p text:style-name="KrymPar"><text:span text:style-name="KrymRusBold">********</text:span><text:span text:style-name="KrymUkr"> – ********, ************.</text:span></text:p>
      <text:p text:style-name="KrymPar"><text:span text:style-name="KrymRusBold">**********</text:span><text:span text:style-name="KrymUkr"> – **********, **************.</text:span></text:p>
      <text:p text:style-name="KrymPar"><text:span text:style-name="KrymRusBold">******</text:span><text:span text:style-name="KrymUkr"> – ******, **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****** (</text:span><text:span text:style-name="KrymRusAux">*. </text:span><text:span text:style-name="KrymUkr">-**), 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</text:span><text:span text:style-name="KrymUkr">, </text:span><text:span text:style-name="KrymRusAux">****.</text:span><text:span text:style-name="KrymUkr"> – 1) (</text:span><text:span text:style-name="KrymRusItalic">********* *********, ******, **************, ****</text:span><text:span text:style-name="KrymUkr">) **! **! *! [**, ********* *****! *, **** *****!], 2) (</text:span><text:span text:style-name="KrymRusItalic">*. ******* ******</text:span><text:span text:style-name="KrymUkr">) **! *! [**, ** ******* *******: *****, ******, ******** </text:span><text:soft-page-break/><text:span text:style-name="KrymUkr">*******! (*****.) – *, ******** ****!]; 3) (</text:span><text:span text:style-name="KrymRusItalic">*. ********** * ******</text:span><text:span text:style-name="KrymUkr">) **! **! [**! ********** *** *****!].</text:span></text:p>
      <text:p text:style-name="KrymPar"><text:span text:style-name="KrymRusBold">******, *******</text:span><text:span text:style-name="KrymUkr"> – 1) ******, *******, *******, *******, *********. [*** ******, ***********. ***** ***** ******* * ********. ********* * *********]; 2) </text:span><text:span text:style-name="KrymRusAux">****** ***. *. </text:span><text:span text:style-name="KrymRusBold">*******</text:span><text:span text:style-name="KrymUkr"> (</text:span><text:span text:style-name="KrymRusItalic">* *******, ******* *****, *****</text:span><text:span text:style-name="KrymUkr">) – ********, **********.</text:span></text:p>
      <text:p text:style-name="KrymPar"><text:span text:style-name="KrymRusBold">*******</text:span><text:span text:style-name="KrymUkr"> – *******, ********, ********.</text:span></text:p>
      <text:p text:style-name="KrymPar"><text:span text:style-name="KrymRusBold">*******</text:span><text:span text:style-name="KrymUkr"> – ************, ********, ******-******, ******-**.</text:span></text:p>
      <text:p text:style-name="KrymPar"><text:span text:style-name="KrymRusBold">*******</text:span><text:span text:style-name="KrymUkr"> – ****** ** **-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</text:span><text:span text:style-name="KrymUkr"> – 1) </text:span><text:span text:style-name="KrymRusItalic">**. </text:span><text:span text:style-name="KrymRusBold">** 1</text:span><text:span text:style-name="KrymUkr">; 2) </text:span><text:span text:style-name="KrymRusItalic">** </text:span><text:span text:style-name="KrymRusBold">*****</text:span><text:span text:style-name="KrymUkr"> – ** *****, ** ******, ** 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</text:span><text:span text:style-name="KrymUkr"> – ************, **************.</text:span></text:p>
      <text:p text:style-name="KrymPar"><text:span text:style-name="KrymRusBold">*********</text:span><text:span text:style-name="KrymUkr"> – *********, 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</text:span><text:span text:style-name="KrymUkr">, </text:span><text:span text:style-name="KrymRusAux">**.,</text:span><text:span text:style-name="KrymRusItalic"> **. </text:span><text:span text:style-name="KrymRusBold">**.</text:span></text:p>
      <text:p text:style-name="KrymPar"><text:span text:style-name="KrymRusBold">**</text:span><text:span text:style-name="KrymUkr">! – **! **-***!</text:span></text:p>
      <text:p text:style-name="KrymPar"><text:span text:style-name="KrymRusBold">*****</text:span><text:span text:style-name="KrymUkr"> – 1) (</text:span><text:span text:style-name="KrymRusItalic">******** *******</text:span><text:span text:style-name="KrymUkr">) ******, ***** (</text:span><text:span text:style-name="KrymRusAux">********* ****************</text:span><text:span text:style-name="KrymUkr">), (</text:span><text:span text:style-name="KrymRusItalic">*******</text:span><text:span text:style-name="KrymUkr">) *********, (</text:span><text:span text:style-name="KrymRusItalic">******</text:span><text:span text:style-name="KrymUkr">) ****** (</text:span><text:span text:style-name="KrymRusItalic">***** * * ******* ****, </text:span><text:span text:style-name="KrymRusAux">*******</text:span><text:span text:style-name="KrymUkr">); 2) </text:span><text:span text:style-name="KrymRusItalic">**. </text:span><text:span text:style-name="KrymRusBold">********</text:span><text:span text:style-name="KrymUkr">; 3) (</text:span><text:span text:style-name="KrymRusItalic">****** *******</text:span><text:span text:style-name="KrymUkr">) ******, *****; 4) (</text:span><text:span text:style-name="KrymRusItalic">***********</text:span><text:span text:style-name="KrymUkr">) *****, (</text:span><text:span text:style-name="KrymRusAux">**** * ********</text:span><text:span text:style-name="KrymUkr">) *.-**********, *.-*********, *.-**********; *.-*******, (</text:span><text:span text:style-name="KrymRusItalic">*******</text:span><text:span text:style-name="KrymUkr">) *****, *********, ********; 5) </text:span><text:span text:style-name="KrymRusAux">****.</text:span><text:span text:style-name="KrymUkr"> (</text:span><text:span text:style-name="KrymRusItalic">*******</text:span><text:span text:style-name="KrymUkr">) *****-******, ******-*****; 6) (</text:span><text:span text:style-name="KrymRusItalic">*** ********. ****** * ***** ******. ********</text:span><text:span text:style-name="KrymUkr">) *****, ******, *********; 7) (</text:span><text:span text:style-name="KrymRusItalic">* *******</text:span><text:span text:style-name="KrymUkr">) ********* (</text:span><text:span text:style-name="KrymRusAux">*. </text:span><text:span text:style-name="KrymUkr">-****); 8) *****, *******, *********. [******* ****** ********* *****]. </text:span><text:span text:style-name="KrymRusBold">*****</text:span><text:span text:style-name="KrymUkr"> (</text:span><text:span text:style-name="KrymRusItalic">****. ******</text:span><text:span text:style-name="KrymUkr">) – **********, *******, ******* * **********. </text:span><text:span text:style-name="KrymRusItalic">***-</text:span><text:span text:style-name="KrymRusBold">*****</text:span><text:span text:style-name="KrymUkr"> – ******-*****. </text:span><text:span text:style-name="KrymRusBold">*****</text:span><text:span text:style-name="KrymRusItalic">-***</text:span><text:span text:style-name="KrymUkr"> – *****-****.</text:span></text:p>
      <text:p text:style-name="KrymPar"><text:span text:style-name="KrymRusBold">********</text:span><text:span text:style-name="KrymUkr"> – **********, ********, (</text:span><text:span text:style-name="KrymRusAux">*******</text:span><text:span text:style-name="KrymUkr">) ******.</text:span></text:p>
      <text:p text:style-name="KrymPar"><text:span text:style-name="KrymRusBold">******</text:span><text:span text:style-name="KrymUkr"> – 1) *********, ****’****, ********. [******** *********]; 2) ******, ***********. [******* *******]. </text:span><text:span text:style-name="KrymRusBold">-** </text:span><text:span text:style-name="KrymRusItalic">****</text:span><text:span text:style-name="KrymUkr"> – ******* *****. </text:span><text:span text:style-name="KrymRusBold">-** </text:span><text:span text:style-name="KrymRusItalic">**</text:span><text:span text:style-name="KrymUkr">, </text:span><text:span text:style-name="KrymRusAux">***.</text:span><text:span text:style-name="KrymUkr"> – *************, ***********. </text:span><text:span text:style-name="KrymRusBold">-** </text:span><text:span text:style-name="KrymRusItalic">***</text:span><text:span text:style-name="KrymUkr"> (</text:span><text:span text:style-name="KrymRusItalic">****</text:span><text:span text:style-name="KrymUkr">) – ******, ****** ******. </text:span><text:span text:style-name="KrymRusBold">-** </text:span><text:span text:style-name="KrymRusItalic">*****</text:span><text:span text:style-name="KrymUkr">, </text:span><text:span text:style-name="KrymRusAux">***.</text:span><text:span text:style-name="KrymUkr"> – ********, ******* (</text:span><text:span text:style-name="KrymRusAux">*. </text:span><text:span text:style-name="KrymUkr">-****). </text:span><text:span text:style-name="KrymRusBold">-** </text:span><text:span text:style-name="KrymRusItalic">******</text:span><text:span text:style-name="KrymUkr">, </text:span><text:span text:style-name="KrymRusAux">***.</text:span><text:span text:style-name="KrymUkr"> – ************* (</text:span><text:span text:style-name="KrymRusAux">*. </text:span><text:span text:style-name="KrymUkr">-***).</text:span></text:p>
      <text:p text:style-name="KrymPar"><text:span text:style-name="KrymRusBold">*******</text:span><text:span text:style-name="KrymUkr"> (</text:span><text:span text:style-name="KrymRusItalic">**** *********, ********* *****</text:span><text:span text:style-name="KrymUkr">) – ********* * *****, ******* * *****.</text:span></text:p>
      <text:p text:style-name="KrymPar"><text:span text:style-name="KrymRusBold">*********</text:span><text:span text:style-name="KrymUkr"> – *********, *******.</text:span></text:p>
      <text:p text:style-name="KrymPar"><text:span text:style-name="KrymRusBold">*******</text:span><text:span text:style-name="KrymUkr"> – *******, *******, **********, *******.</text:span></text:p>
      <text:p text:style-name="KrymPar"><text:span text:style-name="KrymRusBold">******</text:span><text:span text:style-name="KrymUkr"> – 1) </text:span><text:span text:style-name="KrymRusItalic">**. </text:span><text:span text:style-name="KrymRusBold">********</text:span><text:span text:style-name="KrymUkr">; 2) </text:span><text:span text:style-name="KrymRusItalic">**. </text:span><text:span text:style-name="KrymRusBold">***** 4</text:span><text:span text:style-name="KrymUkr">; 3) (</text:span><text:span text:style-name="KrymRusItalic">*********** *****</text:span><text:span text:style-name="KrymUkr">) ******; 4) (</text:span><text:span text:style-name="KrymRusItalic">********* *****</text:span><text:span text:style-name="KrymUkr">, </text:span><text:span text:style-name="KrymRusItalic">*******</text:span><text:span text:style-name="KrymUkr">) ******, *****. </text:span><text:span text:style-name="KrymRusItalic">**** * </text:span><text:span text:style-name="KrymRusBold">******</text:span><text:span text:style-name="KrymUkr"> – *** * *****; 5) (</text:span><text:span text:style-name="KrymRusItalic">********* **********</text:span><text:span text:style-name="KrymUkr">) ******.</text:span></text:p>
      <text:p text:style-name="KrymPar"><text:span text:style-name="KrymRusBold">*******</text:span><text:span text:style-name="KrymUkr"> – ******, ********, ********* *********.</text:span></text:p>
      <text:p text:style-name="KrymPar"><text:span text:style-name="KrymRusBold">***********</text:span><text:span text:style-name="KrymUkr"> – **********. </text:span><text:span text:style-name="KrymRusBold">**********,</text:span><text:span text:style-name="KrymRusItalic"> **. </text:span><text:span text:style-name="KrymRusBold">*******.</text:span></text:p>
      <text:p text:style-name="KrymPar"><text:span text:style-name="KrymRusBold">********</text:span><text:span text:style-name="KrymUkr"> – 1) (</text:span><text:span text:style-name="KrymRusAux">****.</text:span><text:span text:style-name="KrymUkr">) ********, ******* (</text:span><text:span text:style-name="KrymRusAux">*. </text:span><text:span text:style-name="KrymUkr">-****), ******* (</text:span><text:span text:style-name="KrymRusAux">*. </text:span><text:span text:style-name="KrymUkr">-****); (</text:span><text:span text:style-name="KrymRusItalic">******</text:span><text:span text:style-name="KrymUkr">) ******, *********; (</text:span><text:span text:style-name="KrymRusItalic">*******</text:span><text:span text:style-name="KrymUkr">) ********; 2) </text:span><text:span text:style-name="KrymRusItalic">**. </text:span><text:span text:style-name="KrymRusBold">********.</text:span></text:p>
      <text:p text:style-name="KrymPar"><text:span text:style-name="KrymRusBold">********</text:span><text:span text:style-name="KrymUkr"> – 1) (</text:span><text:span text:style-name="KrymRusItalic">**** **** *** ******</text:span><text:span text:style-name="KrymUkr">) *****, ******, *******, *******; 2) (</text:span><text:span text:style-name="KrymRusItalic">****** ********</text:span><text:span text:style-name="KrymUkr">) *****, ******, *******, *******. </text:span><text:span text:style-name="KrymRusBold">******** </text:span><text:span text:style-name="KrymRusItalic">** **** *******</text:span><text:span text:style-name="KrymUkr"> – ** ***** ***** *********.</text:span></text:p>
      <text:p text:style-name="KrymPar"><text:span text:style-name="KrymRusBold">*********</text:span><text:span text:style-name="KrymUkr"> – ********, ********, ******.</text:span></text:p>
      <text:p text:style-name="KrymPar"><text:span text:style-name="KrymRusBold">******</text:span><text:span text:style-name="KrymUkr"> – ********, *******, *********, *******, ******, 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, ***********.</text:span></text:p>
      <text:p text:style-name="KrymPar"><text:span text:style-name="KrymRusBold">********</text:span><text:span text:style-name="KrymUkr"> – ********, ********, *******.</text:span></text:p>
      <text:p text:style-name="KrymPar"><text:soft-page-break/><text:span text:style-name="KrymRusBold">******</text:span><text:span text:style-name="KrymUkr"> – 1) ******, ********; 2) (</text:span><text:span text:style-name="KrymRusItalic">*******</text:span><text:span text:style-name="KrymUkr">) ******.</text:span></text:p>
      <text:p text:style-name="KrymPar"><text:span text:style-name="KrymRusBold">*********</text:span><text:span text:style-name="KrymUkr"> – **********, ***********.</text:span></text:p>
      <text:p text:style-name="KrymPar"><text:span text:style-name="KrymRusBold">******</text:span><text:span text:style-name="KrymUkr"> – ******* (</text:span><text:span text:style-name="KrymRusAux">*. *.</text:span><text:span text:style-name="KrymUkr">).</text:span></text:p>
      <text:p text:style-name="KrymPar"><text:span text:style-name="KrymRusBold">******</text:span><text:span text:style-name="KrymUkr"> – 1) (</text:span><text:span text:style-name="KrymRusAux">*****.</text:span><text:span text:style-name="KrymUkr">) ******** (</text:span><text:span text:style-name="KrymRusAux">*. </text:span><text:span text:style-name="KrymUkr">-****); 2) (</text:span><text:span text:style-name="KrymRusItalic">**** ***** ******* * ******** ***********</text:span><text:span text:style-name="KrymUkr">) **********, (</text:span><text:span text:style-name="KrymRusAux">*. </text:span><text:span text:style-name="KrymUkr">-****), ********; 3) (</text:span><text:span text:style-name="KrymRusItalic">******, ****** ****. ****</text:span><text:span text:style-name="KrymUkr">) ******, ******** (</text:span><text:span text:style-name="KrymRusAux">*. </text:span><text:span text:style-name="KrymUkr">-****), ******.</text:span></text:p>
      <text:p text:style-name="KrymPar"><text:span text:style-name="KrymRusBold">******</text:span><text:span text:style-name="KrymUkr"> – 1) (</text:span><text:span text:style-name="KrymRusItalic">********</text:span><text:span text:style-name="KrymUkr">) ******, ****’*; 2) (</text:span><text:span text:style-name="KrymRusItalic">**********</text:span><text:span text:style-name="KrymUkr">) ***, ****, *********, ********, (</text:span><text:span text:style-name="KrymRusItalic">* *********** *******</text:span><text:span text:style-name="KrymUkr">) ***** (</text:span><text:span text:style-name="KrymRusAux">*. </text:span><text:span text:style-name="KrymUkr">-***), ******* (</text:span><text:span text:style-name="KrymRusAux">*. </text:span><text:span text:style-name="KrymUkr">*******).</text:span></text:p>
      <text:p text:style-name="KrymPar"><text:span text:style-name="KrymRusBold">********</text:span><text:span text:style-name="KrymUkr"> – **********, **********.</text:span></text:p>
      <text:p text:style-name="KrymPar"><text:span text:style-name="KrymRusBold">*******</text:span><text:span text:style-name="KrymUkr"> – (</text:span><text:span text:style-name="KrymRusItalic">****** * ****</text:span><text:span text:style-name="KrymUkr">) ********** (</text:span><text:span text:style-name="KrymRusAux">*. </text:span><text:span text:style-name="KrymUkr">-****), ******** (</text:span><text:span text:style-name="KrymRusAux">*. </text:span><text:span text:style-name="KrymUkr">-****), ****** (</text:span><text:span text:style-name="KrymRusAux">*. </text:span><text:span text:style-name="KrymUkr">-***).</text:span></text:p>
      <text:p text:style-name="KrymPar"><text:span text:style-name="KrymRusBold">********, *********</text:span><text:span text:style-name="KrymUkr"> – **********, ********.</text:span></text:p>
      <text:p text:style-name="KrymPar"><text:span text:style-name="KrymRusBold">**********</text:span><text:span text:style-name="KrymUkr"> – ********, **********.</text:span></text:p>
      <text:p text:style-name="KrymPar"><text:span text:style-name="KrymRusBold">**********</text:span><text:span text:style-name="KrymUkr"> – ******, (</text:span><text:span text:style-name="KrymRusAux">**********</text:span><text:span text:style-name="KrymUkr">) *********, *********.</text:span></text:p>
      <text:p text:style-name="KrymPar"><text:span text:style-name="KrymRusBold">**********</text:span><text:span text:style-name="KrymUkr"> – ********.</text:span></text:p>
      <text:p text:style-name="KrymPar"><text:span text:style-name="KrymRusBold">***********</text:span><text:span text:style-name="KrymUkr"> – ***********, 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), *******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</text:span><text:span text:style-name="KrymUkr"> – **********, *****-********, *********. [************ ****** *** *******, *** ********* ***** (*****.)]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* (</text:span><text:span text:style-name="KrymRusAux">*. </text:span><text:span text:style-name="KrymUkr">-*****), ******.</text:span></text:p>
      <text:p text:style-name="KrymPar"><text:span text:style-name="KrymRusBold">*********</text:span><text:span text:style-name="KrymUkr"> – 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1) (</text:span><text:span text:style-name="KrymRusItalic">*** *********** ****, ****</text:span><text:span text:style-name="KrymUkr">) ******* (</text:span><text:span text:style-name="KrymRusAux">*. </text:span><text:span text:style-name="KrymUkr">-****), *******; 2) (</text:span><text:span text:style-name="KrymRusItalic">******* *** ******** ******* *** *****</text:span><text:span text:style-name="KrymUkr">) *******, *******; 3) </text:span><text:span text:style-name="KrymRusItalic">**. </text:span><text:span text:style-name="KrymRusBold">******</text:span><text:span text:style-name="KrymUkr">; 4) (</text:span><text:span text:style-name="KrymRusAux">***.</text:span><text:span text:style-name="KrymUkr">) – ****** (</text:span><text:span text:style-name="KrymRusAux">*. </text:span><text:span text:style-name="KrymUkr">-****), 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, (</text:span><text:span text:style-name="KrymRusItalic">*****</text:span><text:span text:style-name="KrymUkr">) ********* (</text:span><text:span text:style-name="KrymRusAux">*. </text:span><text:span text:style-name="KrymUkr">-*****).</text:span></text:p>
      <text:p text:style-name="KrymPar"><text:span text:style-name="KrymRusBold">***</text:span><text:span text:style-name="KrymUkr"> – (</text:span><text:span text:style-name="KrymRusItalic">*** *****</text:span><text:span text:style-name="KrymUkr">) *********, ********, ******.</text:span></text:p>
      <text:p text:style-name="KrymPar"><text:span text:style-name="KrymRusBold">*****</text:span><text:span text:style-name="KrymUkr"> – *****, *********, **********, *******, ґ****.</text:span></text:p>
      <text:p text:style-name="KrymPar"><text:span text:style-name="KrymRusBold">********, </text:span><text:span text:style-name="KrymRusAux">***.</text:span><text:span text:style-name="KrymUkr"> – ********. </text:span><text:span text:style-name="KrymRusBold">-*********</text:span><text:span text:style-name="KrymUkr"> – **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, ****** (</text:span><text:span text:style-name="KrymRusAux">*. </text:span><text:span text:style-name="KrymUkr">-***), **** (</text:span><text:span text:style-name="KrymRusAux">**.</text:span><text:span text:style-name="KrymUkr"> *******), ******, ********** (</text:span><text:span text:style-name="KrymRusItalic">***** * *****, *** ********** ******** ******</text:span><text:span text:style-name="KrymUkr">). </text:span><text:span text:style-name="KrymRusItalic">****** ** </text:span><text:span text:style-name="KrymRusBold">*****</text:span><text:span text:style-name="KrymUkr"> – ******* * (**) ******.</text:span></text:p>
      <text:p text:style-name="KrymPar"><text:span text:style-name="KrymRusBold">*********, ************</text:span><text:span text:style-name="KrymUkr"> – ***********.</text:span></text:p>
      <text:p text:style-name="KrymPar"><text:span text:style-name="KrymRusBold">*********</text:span><text:span text:style-name="KrymUkr"> – *********, **********, ***********, *********. </text:span><text:span text:style-name="KrymRusBold">-** </text:span><text:span text:style-name="KrymRusItalic">****</text:span><text:span text:style-name="KrymUkr"> – ******. </text:span><text:span text:style-name="KrymRusBold">-** </text:span><text:span text:style-name="KrymRusItalic">*******, *******</text:span><text:span text:style-name="KrymUkr"> – ***** (</text:span><text:span text:style-name="KrymRusAux">**.</text:span><text:span text:style-name="KrymUkr"> *******). </text:span><text:span text:style-name="KrymRusBold">-** </text:span><text:span text:style-name="KrymRusItalic">*****</text:span><text:span text:style-name="KrymUkr"> – *******.</text:span></text:p>
      <text:p text:style-name="KrymPar"><text:span text:style-name="KrymRusBold">*********</text:span><text:span text:style-name="KrymUkr"> – 1) *********; 2) (</text:span><text:span text:style-name="KrymRusAux">***.</text:span><text:span text:style-name="KrymUkr">) ********** (</text:span><text:span text:style-name="KrymRusAux">*. </text:span><text:span text:style-name="KrymUkr">-*****), (</text:span><text:span text:style-name="KrymRusAux">**.</text:span><text:span text:style-name="KrymUkr"> *********).</text:span></text:p>
      <text:p text:style-name="KrymPar"><text:span text:style-name="KrymRusBold">*************</text:span><text:span text:style-name="KrymUkr"> – *********** ** *****, ґ************ ** *****, ********** ** *****, ******* ** *****.</text:span></text:p>
      <text:p text:style-name="KrymPar"><text:span text:style-name="KrymRusBold">******,</text:span><text:span text:style-name="KrymRusItalic"> **. </text:span><text:span text:style-name="KrymRusBold">*****.</text:span></text:p>
      <text:p text:style-name="KrymPar"><text:span text:style-name="KrymRusBold">***-***, ****-****, ******* ****</text:span><text:span text:style-name="KrymUkr">, </text:span><text:span text:style-name="KrymRusAux">****.</text:span><text:span text:style-name="KrymUkr"> – *****-*****, </text:span><text:span text:style-name="KrymRusAux">**.</text:span><text:span text:style-name="KrymUkr"> ********.</text:span></text:p>
      <text:p text:style-name="KrymPar"><text:span text:style-name="KrymRusBold">***-***, ********</text:span><text:span text:style-name="KrymUkr"> – *******, **********. </text:span><text:span text:style-name="KrymRusItalic">*** </text:span><text:span text:style-name="KrymRusBold">***-***, ********</text:span><text:span text:style-name="KrymUkr"> – **** *******, **********.</text:span></text:p>
      <text:p text:style-name="KrymPar"><text:span text:style-name="KrymRusBold">*******</text:span><text:span text:style-name="KrymUkr"> – 1) (</text:span><text:span text:style-name="KrymRusAux">****.</text:span><text:span text:style-name="KrymUkr">) ******; (</text:span><text:span text:style-name="KrymRusItalic">***** </text:span><text:span text:style-name="KrymRusBold">-**)</text:span><text:span text:style-name="KrymUkr"> *********; (</text:span><text:span text:style-name="KrymRusItalic">******* </text:span><text:span text:style-name="KrymRusBold">-**)</text:span><text:span text:style-name="KrymUkr"> ******* (</text:span><text:span text:style-name="KrymRusAux">*. </text:span><text:span text:style-name="KrymUkr">-****), *********; 2) (</text:span><text:span text:style-name="KrymRusItalic">**********., ******* *****.</text:span><text:span text:style-name="KrymUkr">) *******, (</text:span><text:span text:style-name="KrymRusAux">*. </text:span><text:span text:style-name="KrymUkr">-***), *******, ***(**)*** (</text:span><text:span text:style-name="KrymRusAux">*. </text:span><text:span text:style-name="KrymUkr">-**), (</text:span><text:span text:style-name="KrymRusItalic">**. </text:span><text:span text:style-name="KrymRusBold">*****</text:span><text:span text:style-name="KrymUkr">); 3) </text:span><text:span text:style-name="KrymRusItalic">**. </text:span><text:span text:style-name="KrymRusBold">*******</text:span><text:span text:style-name="KrymUkr">; 4) ********, 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</text:span><text:span text:style-name="KrymUkr"> (</text:span><text:span text:style-name="KrymRusItalic">*****</text:span><text:span text:style-name="KrymUkr">) – ****, ******.</text:span></text:p>
      <text:p text:style-name="KrymPar"><text:span text:style-name="KrymRusBold">*********, *********</text:span><text:span text:style-name="KrymUkr"> – *******, *********.</text:span></text:p>
      <text:p text:style-name="KrymPar"><text:soft-page-break/><text:span text:style-name="KrymRusBold">********* ***</text:span><text:span text:style-name="KrymUkr"> – ******* ***.</text:span></text:p>
      <text:p text:style-name="KrymPar"><text:span text:style-name="KrymRusBold">*********</text:span><text:span text:style-name="KrymUkr"> – ***********, **********.</text:span></text:p>
      <text:p text:style-name="KrymPar"><text:span text:style-name="KrymRusBold">*******</text:span><text:span text:style-name="KrymUkr"> – *********, ******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). </text:span><text:span text:style-name="KrymRusBold">-*****</text:span><text:span text:style-name="KrymUkr"> – *************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, -***</text:span><text:span text:style-name="KrymUkr"> – 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, *******</text:span><text:span text:style-name="KrymUkr"> – ******, *****, *******. </text:span><text:span text:style-name="KrymRusBold">-***</text:span><text:span text:style-name="KrymUkr"> – *****, ******* (</text:span><text:span text:style-name="KrymRusAux">*. </text:span><text:span text:style-name="KrymUkr">-***), ******.</text:span></text:p>
      <text:p text:style-name="KrymPar"><text:span text:style-name="KrymRusBold">********</text:span><text:span text:style-name="KrymUkr"> – 1) ******* (</text:span><text:span text:style-name="KrymRusAux">*. *.</text:span><text:span text:style-name="KrymUkr">), ********; 2) (</text:span><text:span text:style-name="KrymRusItalic">********</text:span><text:span text:style-name="KrymUkr">) 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</text:span><text:span text:style-name="KrymUkr">, </text:span><text:span text:style-name="KrymRusAux">****.</text:span><text:span text:style-name="KrymUkr"> (</text:span><text:span text:style-name="KrymRusItalic">*****</text:span><text:span text:style-name="KrymUkr">) – ********, *******.</text:span></text:p>
      <text:p text:style-name="KrymPar"><text:span text:style-name="KrymRusBold">********</text:span><text:span text:style-name="KrymUkr">, </text:span><text:span text:style-name="KrymRusItalic">**** </text:span><text:span text:style-name="KrymRusBold">-**,</text:span><text:span text:style-name="KrymRusItalic"> **. </text:span><text:span text:style-name="KrymRusBold">*************.</text:span></text:p>
      <text:p text:style-name="KrymPar"><text:span text:style-name="KrymRusBold">**********, -**</text:span><text:span text:style-name="KrymUkr"> – *******, ***[**]*** (</text:span><text:span text:style-name="KrymRusAux">*. </text:span><text:span text:style-name="KrymUkr">-**), ***[**]*****, ******* (</text:span><text:span text:style-name="KrymRusAux">***.</text:span><text:span text:style-name="KrymUkr">), ********* (</text:span><text:span text:style-name="KrymRusAux">***.</text:span><text:span text:style-name="KrymUkr">).</text:span></text:p>
      <text:p text:style-name="KrymPar"><text:span text:style-name="KrymRusBold">**************</text:span><text:span text:style-name="KrymUkr"> – *************, ***********, ***[**]*******.</text:span></text:p>
      <text:p text:style-name="KrymPar"><text:span text:style-name="KrymRusBold">*************</text:span><text:span text:style-name="KrymUkr">, </text:span><text:span text:style-name="KrymRusItalic">**** </text:span><text:span text:style-name="KrymRusBold">********</text:span><text:span text:style-name="KrymUkr"> – ************, **********, ******** *****, ****** *****, ******* *****.</text:span></text:p>
      <text:p text:style-name="KrymPar"><text:span text:style-name="KrymRusBold">*********</text:span><text:span text:style-name="KrymUkr"> – *********. </text:span><text:span text:style-name="KrymRusBold">-*********</text:span><text:span text:style-name="KrymUkr"> – **************. </text:span><text:span text:style-name="KrymRusBold">-**************</text:span><text:span text:style-name="KrymUkr"> – *****************.</text:span></text:p>
      <text:p text:style-name="KrymPar"><text:span text:style-name="KrymRusBold">******</text:span><text:span text:style-name="KrymRusItalic"> * </text:span><text:span text:style-name="KrymRusBold">****[*]**</text:span><text:span text:style-name="KrymUkr"> – *******. </text:span><text:span text:style-name="KrymRusItalic">**** *** </text:span><text:span text:style-name="KrymRusBold">-**</text:span><text:span text:style-name="KrymUkr"> – **********.</text:span></text:p>
      <text:p text:style-name="KrymPar"><text:span text:style-name="KrymRusBold">*********, -*******</text:span><text:span text:style-name="KrymUkr"> – **********.</text:span></text:p>
      <text:p text:style-name="KrymPar"><text:span text:style-name="KrymRusBold">*********</text:span><text:span text:style-name="KrymUkr"> – **********, ***********.</text:span></text:p>
      <text:p text:style-name="KrymPar"><text:span text:style-name="KrymRusBold">***</text:span><text:span text:style-name="KrymUkr"> – ****, ****(*)***. </text:span><text:span text:style-name="KrymRusItalic">******* </text:span><text:span text:style-name="KrymRusBold">*****</text:span><text:span text:style-name="KrymUkr"> – ***(*)*********. </text:span><text:span text:style-name="KrymRusItalic">********* ***** * </text:span><text:span text:style-name="KrymRusBold">******</text:span><text:span text:style-name="KrymUkr"> – *********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 (</text:span><text:span text:style-name="KrymRusAux">*. </text:span><text:span text:style-name="KrymUkr">-****); ********* (</text:span><text:span text:style-name="KrymRusAux">****.</text:span><text:span text:style-name="KrymUkr">)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1) (</text:span><text:span text:style-name="KrymRusItalic">*** ******* *******</text:span><text:span text:style-name="KrymUkr">) *****; 2) ***, ************* *****.</text:span></text:p>
      <text:p text:style-name="KrymPar"><text:span text:style-name="KrymRusBold">***********</text:span><text:span text:style-name="KrymUkr"> – *********, *********; **************.</text:span></text:p>
      <text:p text:style-name="KrymPar"><text:span text:style-name="KrymRusBold">************</text:span><text:span text:style-name="KrymUkr"> – *************, ************.</text:span></text:p>
      <text:p text:style-name="KrymPar"><text:span text:style-name="KrymRusBold">***********, -**</text:span><text:span text:style-name="KrymUkr"> – 1) ********, -**; 2) **********, -**.</text:span></text:p>
      <text:p text:style-name="KrymPar"><text:span text:style-name="KrymRusBold">********, -******</text:span><text:span text:style-name="KrymUkr"> – ******* (</text:span><text:span text:style-name="KrymRusAux">***.</text:span><text:span text:style-name="KrymUkr">), ********* (</text:span><text:span text:style-name="KrymRusAux">*. * **.</text:span><text:span text:style-name="KrymUkr">), ********* (</text:span><text:span text:style-name="KrymRusAux">*. *.</text:span><text:span text:style-name="KrymUkr"> -**), *********, **********, (</text:span><text:span text:style-name="KrymRusAux">*. * **.</text:span><text:span text:style-name="KrymUkr">), *********, -****, *************, -****.</text:span></text:p>
      <text:p text:style-name="KrymPar"><text:span text:style-name="KrymRusBold">***********</text:span><text:span text:style-name="KrymUkr"> – *********, ********* ********, *. *******, *************, *******, *********** *******.</text:span></text:p>
      <text:p text:style-name="KrymPar"><text:span text:style-name="KrymRusBold">************</text:span><text:span text:style-name="KrymUkr"> – **********, *********, ***********, *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, -*******</text:span><text:span text:style-name="KrymUkr"> – **********, ***********. </text:span><text:span text:style-name="KrymRusItalic">*********** </text:span><text:span text:style-name="KrymRusBold">-**</text:span><text:span text:style-name="KrymUkr"> (</text:span><text:span text:style-name="KrymRusItalic">* ********</text:span><text:span text:style-name="KrymUkr">) – ********.</text:span><text:span text:style-name="KrymRusItalic"> ***. </text:span><text:span text:style-name="KrymRusBold">*******.</text:span></text:p>
      <text:p text:style-name="KrymPar"><text:span text:style-name="KrymRusBold">*******</text:span><text:span text:style-name="KrymUkr"> – 1) *******, **********; 2) **********.</text:span></text:p>
      <text:p text:style-name="KrymPar"><text:span text:style-name="KrymRusBold">**************</text:span><text:span text:style-name="KrymUkr"> – 1) ************; 2) **************.</text:span></text:p>
      <text:p text:style-name="KrymPar"><text:span text:style-name="KrymRusBold">***********</text:span><text:span text:style-name="KrymUkr"> – ***********, *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</text:span><text:span text:style-name="KrymUkr"> – 1) ********, *******, *******, *******; 2) ********, ******. [********* ********, * ****** *******. ** ** *******!]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</text:span><text:span text:style-name="KrymUkr"> – 1) (</text:span><text:span text:style-name="KrymRusItalic">** ******</text:span><text:span text:style-name="KrymUkr">) ґ****; 2) *******; 3) </text:span><text:span text:style-name="KrymRusItalic">**. </text:span><text:span text:style-name="KrymRusBold">**********</text:span><text:span text:style-name="KrymUkr">; ****** (</text:span><text:span text:style-name="KrymRusItalic">*********</text:span><text:span text:style-name="KrymUkr">); 4) (</text:span><text:span text:style-name="KrymRusItalic">* ********</text:span><text:span text:style-name="KrymUkr">) ******** (</text:span><text:span text:style-name="KrymRusAux">*. </text:span><text:span text:style-name="KrymUkr">-***), ґ***** (</text:span><text:span text:style-name="KrymRusAux">*. *.</text:span><text:span text:style-name="KrymUkr">).</text:span></text:p>
      <text:p text:style-name="KrymPar"><text:span text:style-name="KrymRusBold">*********</text:span><text:span text:style-name="KrymUkr"> – *********, ******.</text:span></text:p>
      <text:p text:style-name="KrymPar"><text:span text:style-name="KrymRusBold">*********</text:span><text:span text:style-name="KrymUkr"> – *********, ***********.</text:span></text:p>
      <text:p text:style-name="KrymPar"><text:soft-page-break/><text:span text:style-name="KrymRusBold">******</text:span><text:span text:style-name="KrymUkr"> – ******.</text:span></text:p>
      <text:p text:style-name="KrymPar"><text:span text:style-name="KrymRusBold">*************</text:span><text:span text:style-name="KrymUkr"> – ******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**********, *********.</text:span></text:p>
      <text:p text:style-name="KrymPar"><text:span text:style-name="KrymRusBold">*********</text:span><text:span text:style-name="KrymUkr"> – *********; </text:span><text:span text:style-name="KrymRusBold">-***</text:span><text:span text:style-name="KrymUkr"> – 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), *******, ****. </text:span><text:span text:style-name="KrymRusItalic">********** </text:span><text:span text:style-name="KrymRusBold">-**</text:span><text:span text:style-name="KrymUkr"> – ******* (</text:span><text:span text:style-name="KrymRusAux">*. </text:span><text:span text:style-name="KrymUkr">-***), ****, *******; (</text:span><text:span text:style-name="KrymRusItalic">*** **********</text:span><text:span text:style-name="KrymUkr">) ******, ********.</text:span></text:p>
      <text:p text:style-name="KrymPar"><text:span text:style-name="KrymRusBold">*******</text:span><text:span text:style-name="KrymUkr"> – *******, (</text:span><text:span text:style-name="KrymRusItalic">** 1-* *****</text:span><text:span text:style-name="KrymUkr">) ґ***** (</text:span><text:span text:style-name="KrymRusAux">*. </text:span><text:span text:style-name="KrymUkr">-***), *******. </text:span><text:span text:style-name="KrymRusBold">-***</text:span><text:span text:style-name="KrymUkr"> – *********, ґ*******, *********.</text:span></text:p>
      <text:p text:style-name="KrymPar"><text:span text:style-name="KrymRusBold">****</text:span><text:span text:style-name="KrymUkr"> – 1) ********, ***; 2) (</text:span><text:span text:style-name="KrymRusItalic">*** ***********</text:span><text:span text:style-name="KrymUkr">) ******, ******, ********.</text:span></text:p>
      <text:p text:style-name="KrymPar"><text:span text:style-name="KrymRusBold">********</text:span><text:span text:style-name="KrymUkr"> – *******.</text:span></text:p>
      <text:p text:style-name="KrymPar"><text:span text:style-name="KrymRusBold">********</text:span><text:span text:style-name="KrymUkr"> – 1) *******; 2) ********.</text:span></text:p>
      <text:p text:style-name="KrymPar"><text:span text:style-name="KrymRusBold">*******</text:span><text:span text:style-name="KrymUkr"> – ******.</text:span></text:p>
      <text:p text:style-name="KrymPar"><text:span text:style-name="KrymRusBold">***************, -********</text:span><text:span text:style-name="KrymUkr"> – ************, ************. </text:span><text:span text:style-name="KrymRusItalic">******** </text:span><text:span text:style-name="KrymRusBold">-**, -***</text:span><text:span text:style-name="KrymUkr"> – ******** ************, *. ************.</text:span></text:p>
      <text:p text:style-name="KrymPar"><text:span text:style-name="KrymRusBold">****************</text:span><text:span text:style-name="KrymUkr"> – ************, ************.</text:span></text:p>
      <text:p text:style-name="KrymPar"><text:span text:style-name="KrymRusBold">**************</text:span><text:span text:style-name="KrymUkr"> – *********** ** *****; *********** *****, (</text:span><text:span text:style-name="KrymRusItalic">*********</text:span><text:span text:style-name="KrymUkr">) ************, (</text:span><text:span text:style-name="KrymRusItalic">******</text:span><text:span text:style-name="KrymUkr">) ******* (*******) *******, *. *******.</text:span></text:p>
      <text:p text:style-name="KrymPar"><text:span text:style-name="KrymRusBold">****************</text:span><text:span text:style-name="KrymUkr"> – *************, *************.</text:span></text:p>
      <text:p text:style-name="KrymPar"><text:span text:style-name="KrymRusBold">*******</text:span><text:span text:style-name="KrymUkr"> – ******** (</text:span><text:span text:style-name="KrymRusAux">*. </text:span><text:span text:style-name="KrymUkr">-*****), *******, *** (</text:span><text:span text:style-name="KrymRusAux">*. *.</text:span><text:span text:style-name="KrymUkr">), ****************.</text:span></text:p>
      <text:p text:style-name="KrymPar"><text:span text:style-name="KrymRusBold">**********</text:span><text:span text:style-name="KrymUkr"> – ************, *********, **************.</text:span></text:p>
      <text:p text:style-name="KrymPar"><text:span text:style-name="KrymRusBold">***********</text:span><text:span text:style-name="KrymUkr"> – *********, *********, ********.</text:span></text:p>
      <text:p text:style-name="KrymPar"><text:span text:style-name="KrymRusBold">**********</text:span><text:span text:style-name="KrymUkr"> – ********.</text:span></text:p>
      <text:p text:style-name="KrymPar"><text:span text:style-name="KrymRusBold">*********</text:span><text:span text:style-name="KrymUkr"> – ******** (-***, -****) *****, ********** *****, ******* *****, ********* *****; ************ ***** (</text:span><text:span text:style-name="KrymRusAux">******.</text:span><text:span text:style-name="KrymUkr">).</text:span></text:p>
      <text:p text:style-name="KrymPar"><text:span text:style-name="KrymRusBold">************</text:span><text:span text:style-name="KrymUkr"> – **********, ******* (-***, -****), ********, ***********.</text:span></text:p>
      <text:p text:style-name="KrymPar"><text:span text:style-name="KrymRusBold">*********, -***</text:span><text:span text:style-name="KrymUkr"> – ******, ******, *******, *******, *******, **********, *******; </text:span><text:span text:style-name="KrymRusAux">**.</text:span><text:span text:style-name="KrymUkr"> *********, *********, **********. </text:span><text:span text:style-name="KrymRusBold">********* </text:span><text:span text:style-name="KrymRusItalic">******, *******</text:span><text:span text:style-name="KrymUkr"> – ********* ********, ********* * *****.</text:span></text:p>
      <text:p text:style-name="KrymPar"><text:span text:style-name="KrymRusBold">**********</text:span><text:span text:style-name="KrymUkr"> – *******, ********, *********, *********; </text:span><text:span text:style-name="KrymRusAux">**.</text:span><text:span text:style-name="KrymUkr"> *********.</text:span></text:p>
      <text:p text:style-name="KrymPar"><text:span text:style-name="KrymRusBold">**********</text:span><text:span text:style-name="KrymUkr"> – ********, ********, ***********, ********, *******, ************ (</text:span><text:span text:style-name="KrymRusAux">*. </text:span><text:span text:style-name="KrymUkr">-****), **********.</text:span></text:p>
      <text:p text:style-name="KrymPar"><text:span text:style-name="KrymRusBold">*************,</text:span><text:span text:style-name="KrymRusItalic"> **. </text:span><text:span text:style-name="KrymRusBold">**************.</text:span></text:p>
      <text:p text:style-name="KrymPar"><text:span text:style-name="KrymRusBold">***********</text:span><text:span text:style-name="KrymUkr">, </text:span><text:span text:style-name="KrymRusAux">*****.</text:span><text:span text:style-name="KrymUkr"> – ***********. </text:span><text:span text:style-name="KrymRusBold">-** </text:span><text:span text:style-name="KrymRusItalic">****</text:span><text:span text:style-name="KrymUkr"> – ********, *******.</text:span></text:p>
      <text:p text:style-name="KrymPar"><text:span text:style-name="KrymRusBold">*********</text:span><text:span text:style-name="KrymUkr">, </text:span><text:span text:style-name="KrymRusAux">*****.</text:span><text:span text:style-name="KrymUkr"> – ************.</text:span></text:p>
      <text:p text:style-name="KrymPar"><text:span text:style-name="KrymRusBold">*****</text:span><text:span text:style-name="KrymUkr"> – *******, ***********. </text:span><text:span text:style-name="KrymRusItalic">****** </text:span><text:span text:style-name="KrymRusBold">*****</text:span><text:span text:style-name="KrymUkr"> – *******, *********** *******, *. ********, *************.</text:span><text:span text:style-name="KrymRusItalic"> **. </text:span><text:span text:style-name="KrymRusBold">***********.</text:span></text:p>
      <text:p text:style-name="KrymPar"><text:span text:style-name="KrymRusBold">******</text:span><text:span text:style-name="KrymUkr"> – ******. </text:span><text:span text:style-name="KrymRusBold">-*******</text:span><text:span text:style-name="KrymUkr"> – *********. </text:span><text:span text:style-name="KrymRusBold">-******</text:span><text:span text:style-name="KrymUkr"> – 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** (</text:span><text:span text:style-name="KrymRusAux">*. *.</text:span><text:span text:style-name="KrymUkr">) ***** ******, ********** ****** *******.</text:span></text:p>
      <text:p text:style-name="KrymPar"><text:span text:style-name="KrymRusBold">****************, -******</text:span><text:span text:style-name="KrymUkr"> – **************.</text:span></text:p>
      <text:p text:style-name="KrymPar"><text:span text:style-name="KrymRusBold">***************</text:span><text:span text:style-name="KrymUkr"> – ************* *****. </text:span><text:span text:style-name="KrymRusBold">-*********</text:span><text:span text:style-name="KrymUkr"> – **************, (</text:span><text:span text:style-name="KrymRusAux">***.</text:span><text:span text:style-name="KrymUkr">) ****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</text:span><text:span text:style-name="KrymUkr"> – 1) *********; 2) ******** (</text:span><text:span text:style-name="KrymRusItalic">*******</text:span><text:span text:style-name="KrymUkr">).</text:span></text:p>
      <text:p text:style-name="KrymPar"><text:span text:style-name="KrymRusBold">***********</text:span><text:span text:style-name="KrymUkr"> – ***********.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******* (****** ********* * ***********).</text:span></text:p>
      <text:p text:style-name="KrymPar"><text:span text:style-name="KrymRusBold">************</text:span><text:span text:style-name="KrymUkr"> – *************.</text:span></text:p>
      <text:p text:style-name="KrymPar"><text:span text:style-name="KrymRusBold">*******. </text:span><text:span text:style-name="KrymRusItalic">****** </text:span><text:span text:style-name="KrymRusBold">-**,</text:span><text:span text:style-name="KrymRusItalic"> **. </text:span><text:span text:style-name="KrymRusBold">*****.</text:span></text:p>
      <text:p text:style-name="KrymPar"><text:span text:style-name="KrymRusBold">*******</text:span><text:span text:style-name="KrymUkr"> – *******, ********. </text:span><text:span text:style-name="KrymRusBold">-*****</text:span><text:span text:style-name="KrymUkr"> – ***********, ***********.</text:span></text:p>
      <text:p text:style-name="KrymPar"><text:span text:style-name="KrymRusBold">************</text:span><text:span text:style-name="KrymUkr"> – ************, *************.</text:span></text:p>
      <text:p text:style-name="KrymPar"><text:span text:style-name="KrymRusBold">**********, -**</text:span><text:span text:style-name="KrymUkr"> – **********, -**, ***********, -**.</text:span></text:p>
      <text:p text:style-name="KrymPar"><text:soft-page-break/><text:span text:style-name="KrymRusBold">******</text:span><text:span text:style-name="KrymUkr"> – ******, *******, ******. </text:span><text:span text:style-name="KrymRusItalic">*********** </text:span><text:span text:style-name="KrymRusBold">-**</text:span><text:span text:style-name="KrymUkr"> – ***********.</text:span></text:p>
      <text:p text:style-name="KrymPar"><text:span text:style-name="KrymRusBold">*******</text:span><text:span text:style-name="KrymUkr"> – *******. </text:span><text:span text:style-name="KrymRusBold">-*****</text:span><text:span text:style-name="KrymUkr"> – **********.</text:span></text:p>
      <text:p text:style-name="KrymPar"><text:span text:style-name="KrymRusBold">**********</text:span><text:span text:style-name="KrymUkr"> – **********, **********. </text:span><text:span text:style-name="KrymRusBold">-***</text:span><text:span text:style-name="KrymUkr"> – *************, *** ***********.</text:span></text:p>
      <text:p text:style-name="KrymPar"><text:span text:style-name="KrymRusBold">*******</text:span><text:span text:style-name="KrymUkr"> – *******. </text:span><text:span text:style-name="KrymRusBold">-****</text:span><text:span text:style-name="KrymUkr"> – ************. </text:span><text:span text:style-name="KrymRusBold">-***</text:span><text:span text:style-name="KrymUkr"> – 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</text:span><text:span text:style-name="KrymUkr"> – 1) **********; 2) (</text:span><text:span text:style-name="KrymRusItalic">******** </text:span><text:span text:style-name="KrymRusBold">-**</text:span><text:span text:style-name="KrymUkr">) **********.</text:span></text:p>
      <text:p text:style-name="KrymPar"><text:span text:style-name="KrymRusBold">*******, -**</text:span><text:span text:style-name="KrymUkr"> – *******, -**; </text:span><text:span text:style-name="KrymRusBold">********, -**</text:span><text:span text:style-name="KrymUkr"> – *********, -**.</text:span></text:p>
      <text:p text:style-name="KrymPar"><text:span text:style-name="KrymRusBold">****</text:span><text:span text:style-name="KrymUkr"> – ****, ****** (</text:span><text:span text:style-name="KrymRusAux">*. </text:span><text:span text:style-name="KrymUkr">-***). </text:span><text:span text:style-name="KrymRusItalic">**********. </text:span><text:span text:style-name="KrymRusBold">****</text:span><text:span text:style-name="KrymUkr"> – **********, ********** **** (******). </text:span><text:span text:style-name="KrymRusItalic">******, ******* </text:span><text:span text:style-name="KrymRusBold">****</text:span><text:span text:style-name="KrymUkr"> – **********.</text:span></text:p>
      <text:p text:style-name="KrymPar"><text:span text:style-name="KrymRusBold">******</text:span><text:span text:style-name="KrymUkr"> – ******, ******; (</text:span><text:span text:style-name="KrymRusAux">**.</text:span><text:span text:style-name="KrymUkr">) ********, (</text:span><text:span text:style-name="KrymRusItalic">****** *****.</text:span><text:span text:style-name="KrymUkr">) *********, (</text:span><text:span text:style-name="KrymRusItalic">******.</text:span><text:span text:style-name="KrymUkr">) *********, (</text:span><text:span text:style-name="KrymRusItalic">******. *** *****.</text:span><text:span text:style-name="KrymUkr">) ****** [****** ** ******]; (</text:span><text:span text:style-name="KrymRusItalic">*****. ******. </text:span><text:span text:style-name="KrymRusBold">*.</text:span><text:span text:style-name="KrymUkr">) ******; (</text:span><text:span text:style-name="KrymRusBold">*. </text:span><text:span text:style-name="KrymRusItalic">*****. *****</text:span><text:span text:style-name="KrymUkr">) *********.</text:span></text:p>
      <text:p text:style-name="KrymPar"><text:span text:style-name="KrymRusBold">******</text:span><text:span text:style-name="KrymUkr">, </text:span><text:span text:style-name="KrymRusAux">***.</text:span><text:span text:style-name="KrymUkr"> – *******. </text:span><text:span text:style-name="KrymRusItalic">*******, ********* ***** </text:span><text:span text:style-name="KrymRusBold">-**</text:span><text:span text:style-name="KrymUkr"> – ********, ******** ******, ***********, ********** *******.</text:span></text:p>
      <text:p text:style-name="KrymPar"><text:span text:style-name="KrymRusBold">*******</text:span><text:span text:style-name="KrymUkr"> – ***(*)****, *****. </text:span><text:span text:style-name="KrymRusBold">-***</text:span><text:span text:style-name="KrymUkr"> – ***(*)*******.</text:span></text:p>
      <text:p text:style-name="KrymPar"><text:span text:style-name="KrymRusBold">*******</text:span><text:span text:style-name="KrymUkr"> – *******. </text:span><text:span text:style-name="KrymRusBold">-****</text:span><text:span text:style-name="KrymUkr"> – ************.</text:span></text:p>
      <text:p text:style-name="KrymPar"><text:span text:style-name="KrymRusBold">********</text:span><text:span text:style-name="KrymUkr"> – *********, *********.</text:span></text:p>
      <text:p text:style-name="KrymPar"><text:span text:style-name="KrymRusBold">*********</text:span><text:span text:style-name="KrymUkr"> – *********. </text:span><text:span text:style-name="KrymRusBold">-*** </text:span><text:span text:style-name="KrymRusItalic">*****</text:span><text:span text:style-name="KrymUkr"> – ***********, (</text:span><text:span text:style-name="KrymRusItalic">********</text:span><text:span text:style-name="KrymUkr">) *********.</text:span></text:p>
      <text:p text:style-name="KrymPar"><text:span text:style-name="KrymRusBold">*******[**]*</text:span><text:span text:style-name="KrymUkr"> – ********. </text:span><text:span text:style-name="KrymRusBold">-****</text:span><text:span text:style-name="KrymUkr"> – ************, ***************.</text:span></text:p>
      <text:p text:style-name="KrymPar"><text:span text:style-name="KrymRusBold">*************, **************</text:span><text:span text:style-name="KrymUkr"> – *************, **************.</text:span></text:p>
      <text:p text:style-name="KrymPar"><text:span text:style-name="KrymRusBold">*******</text:span><text:span text:style-name="KrymUkr"> – ******* *** ****** * ******.</text:span></text:p>
      <text:p text:style-name="KrymPar"><text:span text:style-name="KrymRusBold">*******</text:span><text:span text:style-name="KrymUkr"> – ******, **********. </text:span><text:span text:style-name="KrymRusBold">-*****</text:span><text:span text:style-name="KrymUkr"> – ********, ************, **********.</text:span></text:p>
      <text:p text:style-name="KrymPar"><text:span text:style-name="KrymRusBold">*******</text:span><text:span text:style-name="KrymUkr"> – *********. </text:span><text:span text:style-name="KrymRusItalic">******* ** *** *** </text:span><text:span text:style-name="KrymRusBold">-**</text:span><text:span text:style-name="KrymRusItalic"> ****</text:span><text:span text:style-name="KrymUkr"> – *********** ** ***** ** ***’***, ** ******** ****** ** 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</text:span><text:span text:style-name="KrymUkr"> – ****, (</text:span><text:span text:style-name="KrymRusItalic">******* ** ******</text:span><text:span text:style-name="KrymUkr">) *******, (</text:span><text:span text:style-name="KrymRusItalic">*****. ** ********</text:span><text:span text:style-name="KrymUkr">) ********.</text:span></text:p>
      <text:p text:style-name="KrymPar"><text:span text:style-name="KrymRusBold">*******</text:span><text:span text:style-name="KrymUkr"> – *******, *******, ********. </text:span><text:span text:style-name="KrymRusBold">-**</text:span><text:span text:style-name="KrymUkr"> – ********; </text:span><text:span text:style-name="KrymRusAux">**.</text:span><text:span text:style-name="KrymUkr"> – *********.</text:span></text:p>
      <text:p text:style-name="KrymPar"><text:span text:style-name="KrymRusBold">*****</text:span><text:span text:style-name="KrymUkr"> – ******, ******; </text:span><text:span text:style-name="KrymRusAux">**.</text:span><text:span text:style-name="KrymUkr"> – *********. </text:span><text:span text:style-name="KrymRusItalic">****** </text:span><text:span text:style-name="KrymRusBold">****</text:span><text:span text:style-name="KrymUkr"> – ******** ***** *****.</text:span></text:p>
      <text:p text:style-name="KrymPar"><text:span text:style-name="KrymRusBold">********</text:span><text:span text:style-name="KrymUkr"> – 1) (</text:span><text:span text:style-name="KrymRusAux">***.</text:span><text:span text:style-name="KrymUkr">) ********, ********, (</text:span><text:span text:style-name="KrymRusAux">*******</text:span><text:span text:style-name="KrymUkr">) ********; 2) (</text:span><text:span text:style-name="KrymRusItalic">***** ******, ** ******* ******** *****</text:span><text:span text:style-name="KrymUkr">) 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</text:span><text:span text:style-name="KrymUkr"> – ***********, **********; (</text:span><text:span text:style-name="KrymRusItalic">* *****, *****</text:span><text:span text:style-name="KrymUkr">) *********. [*** ********* * ******]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***, -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</text:span><text:span text:style-name="KrymUkr"> – 1) (</text:span><text:span text:style-name="KrymRusAux">****.</text:span><text:span text:style-name="KrymUkr">) ******; (</text:span><text:span text:style-name="KrymRusItalic">*********</text:span><text:span text:style-name="KrymUkr">) ******, (</text:span><text:span text:style-name="KrymRusItalic">******. *** *****</text:span><text:span text:style-name="KrymUkr">) ******; 2) ******; 3) **********.</text:span></text:p>
      <text:p text:style-name="KrymPar"><text:span text:style-name="KrymRusBold">********</text:span><text:span text:style-name="KrymUkr"> – **********. </text:span><text:span text:style-name="KrymRusItalic">******* * </text:span><text:span text:style-name="KrymRusBold">********</text:span><text:span text:style-name="KrymRusItalic"> ***</text:span><text:span text:style-name="KrymUkr"> – ********* * ********** ***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</text:span><text:span text:style-name="KrymUkr"> (</text:span><text:span text:style-name="KrymRusAux">**** **. </text:span><text:span text:style-name="KrymRusBold">********</text:span><text:span text:style-name="KrymUkr">) – *******, *********. </text:span><text:span text:style-name="KrymRusItalic">****** </text:span><text:span text:style-name="KrymRusBold">-**</text:span><text:span text:style-name="KrymUkr"> – ******* ********.</text:span></text:p>
      <text:p text:style-name="KrymPar"><text:span text:style-name="KrymRusBold">***************</text:span><text:span text:style-name="KrymUkr"> – *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 – **********, ********* (-***, -***), **********.</text:span></text:p>
      <text:p text:style-name="KrymPar"><text:span text:style-name="KrymRusBold">***********, -***</text:span><text:span text:style-name="KrymUkr"> – **********, -****, **********, -****.</text:span></text:p>
      <text:p text:style-name="KrymPar"><text:span text:style-name="KrymRusBold">***********</text:span><text:span text:style-name="KrymUkr"> – *********, *********.</text:span></text:p>
      <text:p text:style-name="KrymPar"><text:span text:style-name="KrymRusBold">************</text:span><text:span text:style-name="KrymUkr"> – 1) **********, ***********, ************; 2) </text:span><text:span text:style-name="KrymRusItalic">**. </text:span><text:span text:style-name="KrymRusBold">********* 2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** (</text:span><text:span text:style-name="KrymRusAux">*. </text:span><text:span text:style-name="KrymUkr">-****), *********, ******** (</text:span><text:span text:style-name="KrymRusAux">*. </text:span><text:span text:style-name="KrymUkr">-*****), *******, *****, ********.</text:span></text:p>
      <text:p text:style-name="KrymPar"><text:span text:style-name="KrymRusBold">********</text:span><text:span text:style-name="KrymUkr"> – 1) *******; 2) ******** (</text:span><text:span text:style-name="KrymRusItalic">********* ******** *******, ***** ******** *****</text:span><text:span text:style-name="KrymUkr">), ******* (</text:span><text:span text:style-name="KrymRusItalic">** ******</text:span><text:span text:style-name="KrymUkr">); 3) (</text:span><text:span text:style-name="KrymRusItalic">** ******, *****</text:span><text:span text:style-name="KrymUkr">) *******, ******** [** * ******* ** ******; * ** ** ***** ** ********].</text:span></text:p>
      <text:p text:style-name="KrymPar"><text:soft-page-break/><text:span text:style-name="KrymRusBold">***********</text:span><text:span text:style-name="KrymUkr"> – *********. [******** *****]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, *********, *******, ********* (</text:span><text:span text:style-name="KrymRusAux">*. *.</text:span><text:span text:style-name="KrymUkr">).</text:span></text:p>
      <text:p text:style-name="KrymPar"><text:span text:style-name="KrymRusBold">*************</text:span><text:span text:style-name="KrymUkr"> – *************, ***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; </text:span><text:span text:style-name="KrymRusAux">****.</text:span><text:span text:style-name="KrymUkr"> ************.</text:span></text:p>
      <text:p text:style-name="KrymPar"><text:span text:style-name="KrymRusBold">****</text:span><text:span text:style-name="KrymUkr"> – ****, *****-******* (* ********), ******* (</text:span><text:span text:style-name="KrymRusAux">*. </text:span><text:span text:style-name="KrymUkr">-**) (* ********).</text:span></text:p>
      <text:p text:style-name="KrymPar"><text:span text:style-name="KrymRusBold">******, -*******</text:span><text:span text:style-name="KrymUkr"> – ******, **********.</text:span></text:p>
      <text:p text:style-name="KrymPar"><text:span text:style-name="KrymRusBold">*********, -***</text:span><text:span text:style-name="KrymUkr"> – *********, **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</text:span><text:span text:style-name="KrymUkr"> (</text:span><text:span text:style-name="KrymRusAux">**. </text:span><text:span text:style-name="KrymRusBold">*****</text:span><text:span text:style-name="KrymRusItalic"> * </text:span><text:span text:style-name="KrymRusBold">*****</text:span><text:span text:style-name="KrymUkr">) – ***; (</text:span><text:span text:style-name="KrymRusItalic">******</text:span><text:span text:style-name="KrymUkr">) ******, *********, **********, **********; (</text:span><text:span text:style-name="KrymRusItalic">*******</text:span><text:span text:style-name="KrymUkr">) *******, *** ** **** *****. </text:span><text:span text:style-name="KrymRusItalic">**** </text:span><text:span text:style-name="KrymRusBold">********</text:span><text:span text:style-name="KrymUkr"> – ****** *****, **-********** *****, ******* (-***, -**). </text:span><text:span text:style-name="KrymRusItalic">********, ********* </text:span><text:span text:style-name="KrymRusBold">********, ********</text:span><text:span text:style-name="KrymUkr"> – *******, </text:span><text:span text:style-name="KrymRusAux">***.</text:span><text:span text:style-name="KrymUkr"> ********, *********, *********** ******. </text:span><text:span text:style-name="KrymRusBold">*****</text:span><text:span text:style-name="KrymUkr"> – *****, ********, ******, *******.</text:span></text:p>
      <text:p text:style-name="KrymPar"><text:span text:style-name="KrymRusBold">********</text:span><text:span text:style-name="KrymUkr"> – ****** (-***, -***).</text:span></text:p>
      <text:p text:style-name="KrymPar"><text:span text:style-name="KrymRusBold">*********</text:span><text:span text:style-name="KrymUkr"> – ***********, *******.</text:span></text:p>
      <text:p text:style-name="KrymPar"><text:span text:style-name="KrymRusBold">********</text:span><text:span text:style-name="KrymUkr"> – ********, *********, ******** ***. [*** ******* ******** ******].</text:span></text:p>
      <text:p text:style-name="KrymPar"><text:span text:style-name="KrymRusBold">******</text:span><text:span text:style-name="KrymUkr"> – ******; </text:span><text:span text:style-name="KrymRusAux">****.</text:span><text:span text:style-name="KrymUkr"> – *************, ********; (-****, -****). </text:span><text:span text:style-name="KrymRusItalic">**** </text:span><text:span text:style-name="KrymRusBold">*******</text:span><text:span text:style-name="KrymUkr"> – ******** [** ** ********, ** **********?]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</text:span><text:span text:style-name="KrymUkr"> – ********* ********* (************ ******), ********* ******** (* ********* ******), ********* *******.</text:span></text:p>
      <text:p text:style-name="KrymPar"><text:span text:style-name="KrymRusBold">********</text:span><text:span text:style-name="KrymUkr"> – *******. </text:span><text:span text:style-name="KrymRusBold">-******</text:span><text:span text:style-name="KrymUkr"> – **********.</text:span></text:p>
      <text:p text:style-name="KrymPar"><text:span text:style-name="KrymRusBold">*********</text:span><text:span text:style-name="KrymUkr"> – *********, *********. </text:span><text:span text:style-name="KrymRusBold">-********</text:span><text:span text:style-name="KrymUkr"> – **************.</text:span></text:p>
      <text:p text:style-name="KrymPar"><text:span text:style-name="KrymRusBold">******</text:span><text:span text:style-name="KrymUkr"> – ******. </text:span><text:span text:style-name="KrymRusBold">-******</text:span><text:span text:style-name="KrymUkr"> – *********.</text:span></text:p>
      <text:p text:style-name="KrymPar"><text:span text:style-name="KrymRusBold">**********</text:span><text:span text:style-name="KrymUkr"> – ***********. </text:span><text:span text:style-name="KrymRusBold">-**</text:span><text:span text:style-name="KrymUkr"> – **-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</text:span><text:span text:style-name="KrymUkr">, </text:span><text:span text:style-name="KrymRusAux">****.</text:span><text:span text:style-name="KrymUkr"> – ****.</text:span></text:p>
      <text:p text:style-name="KrymPar"><text:span text:style-name="KrymRusBold">********</text:span><text:span text:style-name="KrymUkr"> (</text:span><text:span text:style-name="KrymRusBold">*********</text:span><text:span text:style-name="KrymUkr">) </text:span><text:span text:style-name="KrymRusBold">*****</text:span><text:span text:style-name="KrymUkr">, </text:span><text:span text:style-name="KrymRusAux">***.</text:span><text:span text:style-name="KrymUkr"> – ******* (</text:span><text:span text:style-name="KrymRusAux">*. </text:span><text:span text:style-name="KrymUkr">-****), ******** (</text:span><text:span text:style-name="KrymRusAux">*. </text:span><text:span text:style-name="KrymUkr">-****).</text:span></text:p>
      <text:p text:style-name="KrymPar"><text:span text:style-name="KrymRusBold">*******</text:span><text:span text:style-name="KrymUkr">, </text:span><text:span text:style-name="KrymRusItalic">** </text:span><text:span text:style-name="KrymRusBold">*******</text:span><text:span text:style-name="KrymUkr"> – **-**********. </text:span><text:span text:style-name="KrymRusBold">-** </text:span><text:span text:style-name="KrymRusItalic">****</text:span><text:span text:style-name="KrymUkr"> – ***** ******, *. **-**********.</text:span></text:p>
      <text:p text:style-name="KrymPar"><text:span text:style-name="KrymRusBold">********</text:span><text:span text:style-name="KrymUkr"> – *********. </text:span><text:span text:style-name="KrymRusItalic">* </text:span><text:span text:style-name="KrymRusBold">-***</text:span><text:span text:style-name="KrymRusItalic"> *********, **********</text:span><text:span text:style-name="KrymUkr"> – **********, **********, ********. </text:span><text:span text:style-name="KrymRusItalic">**********, ********** ** </text:span><text:span text:style-name="KrymRusBold">-***</text:span><text:span text:style-name="KrymRusItalic"> *******, ********</text:span><text:span text:style-name="KrymUkr"> – ******** * ***** *****.</text:span></text:p>
      <text:p text:style-name="KrymPar"><text:span text:style-name="KrymRusBold">********</text:span><text:span text:style-name="KrymUkr"> – 1) ********, **********; 2) </text:span><text:span text:style-name="KrymRusItalic">**. </text:span><text:span text:style-name="KrymRusBold">*****</text:span><text:span text:style-name="KrymUkr"> (</text:span><text:span text:style-name="KrymRusBold">******</text:span><text:span text:style-name="KrymUkr">).</text:span></text:p>
      <text:p text:style-name="KrymPar"><text:span text:style-name="KrymRusBold">************</text:span><text:span text:style-name="KrymUkr"> – *********, *******. [***** ******** ** ******, ****** ********].</text:span></text:p>
      <text:p text:style-name="KrymPar"><text:span text:style-name="KrymRusBold">*******</text:span><text:span text:style-name="KrymUkr">, </text:span><text:span text:style-name="KrymRusAux">****.</text:span><text:span text:style-name="KrymUkr"> – *******, *******; </text:span><text:span text:style-name="KrymRusItalic">***** </text:span><text:span text:style-name="KrymRusBold">-**</text:span><text:span text:style-name="KrymUkr"> – *********, *********.</text:span></text:p>
      <text:p text:style-name="KrymPar"><text:span text:style-name="KrymRusBold">*********, -*******</text:span><text:span text:style-name="KrymUkr"> – *********, ***********, ***********.</text:span></text:p>
      <text:p text:style-name="KrymPar"><text:span text:style-name="KrymRusBold">*******</text:span><text:span text:style-name="KrymUkr"> – ********* (</text:span><text:span text:style-name="KrymRusAux">*. *.</text:span><text:span text:style-name="KrymUkr">).</text:span></text:p>
      <text:p text:style-name="KrymPar"><text:span text:style-name="KrymRusBold">*******</text:span><text:span text:style-name="KrymUkr"> – *********, 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**** (</text:span><text:span text:style-name="KrymRusAux">*. </text:span><text:span text:style-name="KrymUkr">-***).</text:span></text:p>
      <text:p text:style-name="KrymPar"><text:span text:style-name="KrymRusBold">************</text:span><text:span text:style-name="KrymUkr"> – **************, ************.</text:span></text:p>
      <text:p text:style-name="KrymPar"><text:span text:style-name="KrymRusBold">************</text:span><text:span text:style-name="KrymUkr"> – ************* (-*******, -********).</text:span></text:p>
      <text:p text:style-name="KrymPar"><text:span text:style-name="KrymRusBold">**********</text:span><text:span text:style-name="KrymUkr"> – ***********, *************.</text:span></text:p>
      <text:p text:style-name="KrymPar"><text:span text:style-name="KrymRusBold">**********</text:span><text:span text:style-name="KrymUkr"> – ***********, ************, *****[*]*******, ***********.</text:span></text:p>
      <text:p text:style-name="KrymPar"><text:span text:style-name="KrymRusBold">*********</text:span><text:span text:style-name="KrymUkr"> – 1) (</text:span><text:span text:style-name="KrymRusItalic">*****</text:span><text:span text:style-name="KrymUkr">) – **********, *********; 2) </text:span><text:span text:style-name="KrymRusAux">***.</text:span><text:span text:style-name="KrymUkr"> *)</text:span><text:span text:style-name="KrymRusItalic"> **. </text:span><text:span text:style-name="KrymRusBold">*********</text:span><text:span text:style-name="KrymUkr">; *)</text:span><text:span text:style-name="KrymRusItalic"> **. </text:span><text:span text:style-name="KrymRusBold">***********.</text:span></text:p>
      <text:p text:style-name="KrymPar"><text:span text:style-name="KrymRusBold">*********</text:span><text:span text:style-name="KrymUkr"> – ***** (</text:span><text:span text:style-name="KrymRusAux">*. </text:span><text:span text:style-name="KrymUkr">-****, </text:span><text:span text:style-name="KrymRusAux">*. *.</text:span><text:span text:style-name="KrymUkr">), ******* (</text:span><text:span text:style-name="KrymRusAux">*. </text:span><text:span text:style-name="KrymUkr">-****), ******.</text:span></text:p>
      <text:p text:style-name="KrymPar"><text:soft-page-break/><text:span text:style-name="KrymRusBold">*******, *******,</text:span><text:span text:style-name="KrymRusItalic"> **. </text:span><text:span text:style-name="KrymRusBold">*********.</text:span></text:p>
      <text:p text:style-name="KrymPar"><text:span text:style-name="KrymRusBold">********</text:span><text:span text:style-name="KrymUkr"> – ********, ********* *******.</text:span></text:p>
      <text:p text:style-name="KrymPar"><text:span text:style-name="KrymRusBold">**********</text:span><text:span text:style-name="KrymUkr"> – *********, ***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</text:span><text:span text:style-name="KrymUkr"> – *******, ******.</text:span></text:p>
      <text:p text:style-name="KrymPar"><text:span text:style-name="KrymRusBold">*******</text:span><text:span text:style-name="KrymUkr"> – 1) *****, ******, (</text:span><text:span text:style-name="KrymRusItalic">*********</text:span><text:span text:style-name="KrymUkr">) ** **** ***** *****. </text:span><text:span text:style-name="KrymRusBold">-****</text:span><text:span text:style-name="KrymUkr"> – ********; 2) </text:span><text:span text:style-name="KrymRusAux">***.,</text:span><text:span text:style-name="KrymRusItalic"> **. </text:span><text:span text:style-name="KrymRusBold">**********.</text:span></text:p>
      <text:p text:style-name="KrymPar"><text:span text:style-name="KrymRusBold">******</text:span><text:span text:style-name="KrymUkr"> – 1) (</text:span><text:span text:style-name="KrymRusItalic">******* *** *******</text:span><text:span text:style-name="KrymUkr">) ******, ****, *********, ********, *********; 2) </text:span><text:span text:style-name="KrymRusItalic">**. </text:span><text:span text:style-name="KrymRusBold">*******, *******. </text:span><text:span text:style-name="KrymRusItalic">******** </text:span><text:span text:style-name="KrymRusBold">******</text:span><text:span text:style-name="KrymUkr"> – ************, *********, ********.</text:span></text:p>
      <text:p text:style-name="KrymPar"><text:span text:style-name="KrymRusBold">*********</text:span><text:span text:style-name="KrymUkr"> – *********, ***********, ********, *********; (</text:span><text:span text:style-name="KrymRusItalic">********</text:span><text:span text:style-name="KrymUkr">) *********, ********; (</text:span><text:span text:style-name="KrymRusItalic">******</text:span><text:span text:style-name="KrymUkr">) ******** (</text:span><text:span text:style-name="KrymRusAux">*. </text:span><text:span text:style-name="KrymUkr">-*****), ********. </text:span><text:span text:style-name="KrymRusBold">-****</text:span><text:span text:style-name="KrymUkr"> – **********, ************, **********.</text:span></text:p>
      <text:p text:style-name="KrymPar"><text:span text:style-name="KrymRusBold">*********</text:span><text:span text:style-name="KrymUkr"> – *******, **********, **********.</text:span></text:p>
      <text:p text:style-name="KrymPar"><text:span text:style-name="KrymRusBold">*************, -******</text:span><text:span text:style-name="KrymUkr"> – ************, ************, ***************, ************.</text:span></text:p>
      <text:p text:style-name="KrymPar"><text:span text:style-name="KrymRusBold">************</text:span><text:span text:style-name="KrymUkr"> – *********** ***, ************** ***, ***(*)******* ***, ********** ***. [*********** ********* * *********].</text:span></text:p>
      <text:p text:style-name="KrymPar"><text:span text:style-name="KrymRusBold">**************, -*****</text:span><text:span text:style-name="KrymUkr"> – *************, ****************, *************.</text:span></text:p>
      <text:p text:style-name="KrymPar"><text:span text:style-name="KrymRusBold">********</text:span><text:span text:style-name="KrymUkr"> – ******, ********; </text:span><text:span text:style-name="KrymRusAux">**.</text:span><text:span text:style-name="KrymUkr"> – *********, ********, **********.</text:span></text:p>
      <text:p text:style-name="KrymPar"><text:span text:style-name="KrymRusBold">*******</text:span><text:span text:style-name="KrymUkr"> – *******, ***’***.</text:span></text:p>
      <text:p text:style-name="KrymPar"><text:span text:style-name="KrymRusBold">*********</text:span><text:span text:style-name="KrymUkr"> – *********, ******.</text:span></text:p>
      <text:p text:style-name="KrymPar"><text:span text:style-name="KrymRusBold">*********, *********</text:span><text:span text:style-name="KrymUkr"> – ********, ************. [*********** *******]. </text:span><text:span text:style-name="KrymRusBold">-** </text:span><text:span text:style-name="KrymRusItalic">**********</text:span><text:span text:style-name="KrymUkr"> – ***********.</text:span></text:p>
      <text:p text:style-name="KrymPar"><text:span text:style-name="KrymRusBold">***</text:span><text:span text:style-name="KrymUkr"> – ***; </text:span><text:span text:style-name="KrymRusAux">**.</text:span><text:span text:style-name="KrymUkr"> – *******, *********, *******, *******; </text:span><text:span text:style-name="KrymRusAux">**.</text:span><text:span text:style-name="KrymUkr"> – ******, ******. </text:span><text:span text:style-name="KrymRusItalic">**** </text:span><text:span text:style-name="KrymRusBold">******</text:span><text:span text:style-name="KrymUkr"> – ******** *****, ****** *****. </text:span><text:span text:style-name="KrymRusItalic">******** </text:span><text:span text:style-name="KrymRusBold">-***</text:span><text:span text:style-name="KrymUkr"> – ********* *****.</text:span></text:p>
      <text:p text:style-name="KrymPar"><text:span text:style-name="KrymRusBold">*******</text:span><text:span text:style-name="KrymUkr"> – ******** (</text:span><text:span text:style-name="KrymRusAux">*. *.</text:span><text:span text:style-name="KrymUkr">).</text:span></text:p>
      <text:p text:style-name="KrymPar"><text:span text:style-name="KrymRusBold">*********</text:span><text:span text:style-name="KrymUkr"> – **********, ***********.</text:span></text:p>
      <text:p text:style-name="KrymPar"><text:span text:style-name="KrymRusBold">*******</text:span><text:span text:style-name="KrymUkr"> – ******* (-***, -****), *********.</text:span></text:p>
      <text:p text:style-name="KrymPar"><text:span text:style-name="KrymRusBold">***********</text:span><text:span text:style-name="KrymUkr"> – ******* (</text:span><text:span text:style-name="KrymRusAux">*. </text:span><text:span text:style-name="KrymUkr">-**), </text:span><text:span text:style-name="KrymRusAux">****.</text:span><text:span text:style-name="KrymUkr"> ************. [************ ******** (****.)].</text:span></text:p>
      <text:p text:style-name="KrymPar"><text:span text:style-name="KrymRusBold">**********</text:span><text:span text:style-name="KrymUkr"> – ******, *********. [*** ***** – *** ******!].</text:span></text:p>
      <text:p text:style-name="KrymPar"><text:span text:style-name="KrymRusBold">************</text:span><text:span text:style-name="KrymUkr"> – 1) **********; 2) ******, ******.</text:span></text:p>
      <text:p text:style-name="KrymPar"><text:span text:style-name="KrymRusBold">************</text:span><text:span text:style-name="KrymUkr"> – 1) ********; 2) ***********, ***********, *********.</text:span></text:p>
      <text:p text:style-name="KrymPar"><text:span text:style-name="KrymRusBold">*************</text:span><text:span text:style-name="KrymUkr"> – 1) *************, *********; 2) ************, ************, **********.</text:span></text:p>
      <text:p text:style-name="KrymPar"><text:span text:style-name="KrymRusBold">******, *****</text:span><text:span text:style-name="KrymUkr"> – ******, *********; </text:span><text:span text:style-name="KrymRusBold">-****</text:span><text:span text:style-name="KrymUkr"> – *******.</text:span></text:p>
      <text:p text:style-name="KrymPar"><text:span text:style-name="KrymRusBold">********</text:span><text:span text:style-name="KrymUkr"> – ********. </text:span><text:span text:style-name="KrymRusItalic">***** </text:span><text:span text:style-name="KrymRusBold">-**** </text:span><text:span text:style-name="KrymRusItalic">******</text:span><text:span text:style-name="KrymUkr"> (</text:span><text:span text:style-name="KrymRusItalic">* *****</text:span><text:span text:style-name="KrymUkr">) – *********.</text:span></text:p>
      <text:p text:style-name="KrymPar"><text:span text:style-name="KrymRusBold">******</text:span><text:span text:style-name="KrymUkr"> – ****** (</text:span><text:span text:style-name="KrymRusItalic">******</text:span><text:span text:style-name="KrymUkr">).</text:span></text:p>
      <text:p text:style-name="KrymPar"><text:span text:style-name="KrymRusBold">******</text:span><text:span text:style-name="KrymUkr"> – ******, **********.</text:span></text:p>
      <text:p text:style-name="KrymPar"><text:span text:style-name="KrymRusBold">*********</text:span><text:span text:style-name="KrymUkr"> – **********, **************.</text:span></text:p>
      <text:p text:style-name="KrymPar"><text:span text:style-name="KrymRusBold">********</text:span><text:span text:style-name="KrymUkr"> – 1) *******, ********, ********* (</text:span><text:span text:style-name="KrymRusAux">*. </text:span><text:span text:style-name="KrymUkr">-****), ********, ********; 2) (</text:span><text:span text:style-name="KrymRusAux">*****.</text:span><text:span text:style-name="KrymUkr">) *******, *********, ********. [********* ********].</text:span></text:p>
      <text:p text:style-name="KrymPar"><text:span text:style-name="KrymRusBold">******</text:span><text:span text:style-name="KrymUkr">, </text:span><text:span text:style-name="KrymRusAux">****.</text:span><text:span text:style-name="KrymUkr"> – *****!</text:span></text:p>
      <text:p text:style-name="KrymPar"><text:span text:style-name="KrymRusBold">********</text:span><text:span text:style-name="KrymUkr"> – ********. </text:span><text:span text:style-name="KrymRusBold">-*****</text:span><text:span text:style-name="KrymUkr"> – ***********.</text:span></text:p>
      <text:p text:style-name="KrymPar"><text:span text:style-name="KrymRusBold">***********</text:span><text:span text:style-name="KrymUkr"> – *************, ***********.</text:span></text:p>
      <text:p text:style-name="KrymPar"><text:span text:style-name="KrymRusBold">**********, ************</text:span><text:span text:style-name="KrymUkr"> – ************, **********, **************, ************.</text:span></text:p>
      <text:p text:style-name="KrymPar"><text:span text:style-name="KrymRusBold">********</text:span><text:span text:style-name="KrymUkr"> – 1) ******* (</text:span><text:span text:style-name="KrymRusAux">*. </text:span><text:span text:style-name="KrymUkr">-****); 2) ******** (</text:span><text:span text:style-name="KrymRusAux">*. </text:span><text:span text:style-name="KrymUkr">-****) (</text:span><text:span text:style-name="KrymRusAux">*. *.</text:span><text:span text:style-name="KrymUkr">), *********.</text:span></text:p>
      <text:p text:style-name="KrymPar"><text:span text:style-name="KrymRusBold">**[*]*******, -***</text:span><text:span text:style-name="KrymUkr"> – 1) (</text:span><text:span text:style-name="KrymRusItalic">***********</text:span><text:span text:style-name="KrymUkr">) ********[**]*, ********[**]***; 2) (</text:span><text:span text:style-name="KrymRusItalic">********</text:span><text:span text:style-name="KrymUkr">) ********[**]*, ********[**]***, ********, **********.</text:span></text:p>
      <text:p text:style-name="KrymPar"><text:span text:style-name="KrymRusBold">**[*]**********, -**</text:span><text:span text:style-name="KrymUkr"> – ********[**]****, -**.</text:span></text:p>
      <text:p text:style-name="KrymPar"><text:span text:style-name="KrymRusBold">**[*]***********</text:span><text:span text:style-name="KrymUkr"> – 1) ********[**]******; 2) *************.</text:span></text:p>
      <text:p text:style-name="KrymPar"><text:span text:style-name="KrymRusBold">**[*]***********</text:span><text:span text:style-name="KrymUkr"> – ********[**]*****.</text:span></text:p>
      <text:p text:style-name="KrymPar"><text:soft-page-break/><text:span text:style-name="KrymRusBold">*******</text:span><text:span text:style-name="KrymUkr"> – 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 – **********. </text:span><text:span text:style-name="KrymRusBold">-****</text:span><text:span text:style-name="KrymUkr"> – **************.</text:span></text:p>
      <text:p text:style-name="KrymPar"><text:span text:style-name="KrymRusBold">********</text:span><text:span text:style-name="KrymUkr"> – ********. </text:span><text:span text:style-name="KrymRusBold">-*******</text:span><text:span text:style-name="KrymUkr"> – ***********.</text:span></text:p>
      <text:p text:style-name="KrymPar"><text:span text:style-name="KrymRusBold">*******</text:span><text:span text:style-name="KrymUkr"> – *******. </text:span><text:span text:style-name="KrymRusBold">-*****</text:span><text:span text:style-name="KrymUkr"> – ***********.</text:span></text:p>
      <text:p text:style-name="KrymPar"><text:span text:style-name="KrymRusBold">*******</text:span><text:span text:style-name="KrymUkr"> – *******, ******** (</text:span><text:span text:style-name="KrymRusItalic">***** ** ******</text:span><text:span text:style-name="KrymUkr">); </text:span><text:span text:style-name="KrymRusAux">***.</text:span><text:span text:style-name="KrymUkr"> **********. </text:span><text:span text:style-name="KrymRusBold">-** </text:span><text:span text:style-name="KrymRusItalic">*********</text:span><text:span text:style-name="KrymUkr"> – ********* (</text:span><text:span text:style-name="KrymRusAux">*. </text:span><text:span text:style-name="KrymUkr">-*****) (</text:span><text:span text:style-name="KrymRusAux">*. *.</text:span><text:span text:style-name="KrymUkr">). </text:span><text:span text:style-name="KrymRusItalic">**** * </text:span><text:span text:style-name="KrymRusBold">-***</text:span><text:span text:style-name="KrymUkr"> – **** * ******.</text:span></text:p>
      <text:p text:style-name="KrymPar"><text:span text:style-name="KrymRusBold">************</text:span><text:span text:style-name="KrymUkr"> – ******, *************, **********.</text:span></text:p>
      <text:p text:style-name="KrymPar"><text:span text:style-name="KrymRusBold">**********</text:span><text:span text:style-name="KrymUkr"> – ************, ************, ** ******* *******.</text:span></text:p>
      <text:p text:style-name="KrymPar"><text:span text:style-name="KrymRusBold">*********, -******</text:span><text:span text:style-name="KrymUkr"> – ************, ***********.</text:span></text:p>
      <text:p text:style-name="KrymPar"><text:span text:style-name="KrymRusBold">*********, -****</text:span><text:span text:style-name="KrymUkr"> – *********, ********* (</text:span><text:span text:style-name="KrymRusItalic">***** ** ******</text:span><text:span text:style-name="KrymUkr">); </text:span><text:span text:style-name="KrymRusItalic">*** </text:span><text:span text:style-name="KrymRusBold">-**</text:span><text:span text:style-name="KrymUkr"> – **********.</text:span></text:p>
      <text:p text:style-name="KrymPar"><text:span text:style-name="KrymRusBold">*******</text:span><text:span text:style-name="KrymUkr"> – 1) *******, *****; 2) ********, *** (</text:span><text:span text:style-name="KrymRusAux">*. </text:span><text:span text:style-name="KrymUkr">*****), ***-******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, **********</text:span><text:span text:style-name="KrymUkr">; 2) (</text:span><text:span text:style-name="KrymRusAux">****. ****. ********</text:span><text:span text:style-name="KrymUkr">) *******, *****, ********. </text:span><text:span text:style-name="KrymRusBold">********!</text:span><text:span text:style-name="KrymUkr"> – *****! </text:span><text:span text:style-name="KrymRusBold">-** </text:span><text:span text:style-name="KrymRusItalic">***</text:span><text:span text:style-name="KrymUkr">, </text:span><text:span text:style-name="KrymRusBold">-** </text:span><text:span text:style-name="KrymRusItalic">*****</text:span><text:span text:style-name="KrymUkr">! – ***** ****, ******** ****!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*******</text:span><text:span text:style-name="KrymUkr"> – 1) *******, **********; 2) (</text:span><text:span text:style-name="KrymRusItalic">*********</text:span><text:span text:style-name="KrymUkr">) *********, ********* (-****, -****), ******.</text:span></text:p>
      <text:p text:style-name="KrymPar"><text:span text:style-name="KrymRusBold">*******</text:span><text:span text:style-name="KrymUkr"> – *******, *********, ************.</text:span></text:p>
      <text:p text:style-name="KrymPar"><text:span text:style-name="KrymRusBold">*******</text:span><text:span text:style-name="KrymUkr"> – ********, ************. </text:span><text:span text:style-name="KrymRusBold">-*****</text:span><text:span text:style-name="KrymUkr"> – ***********, **********.</text:span></text:p>
      <text:p text:style-name="KrymPar"><text:span text:style-name="KrymRusBold">************</text:span><text:span text:style-name="KrymUkr"> – **********, ************, ***********.</text:span></text:p>
      <text:p text:style-name="KrymPar"><text:span text:style-name="KrymRusBold">************</text:span><text:span text:style-name="KrymUkr"> – ********, ************, **********, *********.</text:span></text:p>
      <text:p text:style-name="KrymPar"><text:span text:style-name="KrymRusBold">********</text:span><text:span text:style-name="KrymUkr"> – ********, *******, ********. </text:span><text:span text:style-name="KrymRusBold">-*****</text:span><text:span text:style-name="KrymUkr"> – **********, *********.</text:span></text:p>
      <text:p text:style-name="KrymPar"><text:span text:style-name="KrymRusBold">************, -********</text:span><text:span text:style-name="KrymUkr"> – *************, ************.</text:span></text:p>
      <text:p text:style-name="KrymPar"><text:span text:style-name="KrymRusBold">**********</text:span><text:span text:style-name="KrymUkr"> – *********, (</text:span><text:span text:style-name="KrymRusAux">***.</text:span><text:span text:style-name="KrymUkr"> ***********), **********; (</text:span><text:span text:style-name="KrymRusAux">****. ***.</text:span><text:span text:style-name="KrymUkr">) **********.</text:span></text:p>
      <text:p text:style-name="KrymPar"><text:span text:style-name="KrymRusBold">**********, -********</text:span><text:span text:style-name="KrymUkr"> – ***********, *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</text:span><text:span text:style-name="KrymUkr">, </text:span><text:span text:style-name="KrymRusAux">****. *******</text:span><text:span text:style-name="KrymUkr"> – ***, ***, ******, ******, ****, ***, *******, ****. [*** * *****, ***** *********. ***** ** * *****: ***! ***! ***! (</text:span><text:span text:style-name="KrymRusItalic">* ********</text:span><text:span text:style-name="KrymUkr">). ******* ***** ** ********].</text:span></text:p>
      <text:p text:style-name="KrymPar"><text:span text:style-name="KrymRusBold">*******</text:span><text:span text:style-name="KrymUkr"> – *******, *******, *********, **********.</text:span></text:p>
      <text:p text:style-name="KrymPar"><text:span text:style-name="KrymRusBold">********</text:span><text:span text:style-name="KrymUkr"> – *******.</text:span></text:p>
      <text:p text:style-name="KrymPar"><text:span text:style-name="KrymRusBold">********</text:span><text:span text:style-name="KrymUkr"> – ******** [******* ***** ** ******], ********, **********, **********, **********.</text:span></text:p>
      <text:p text:style-name="KrymPar"><text:span text:style-name="KrymRusBold">**********</text:span><text:span text:style-name="KrymUkr"> – ******** [*** * ***** *** * *******], **********, ********** [*** * ********* * *****], ********** [********* ** ******], ************ [*********** ** *******].</text:span></text:p>
      <text:p text:style-name="KrymPar"><text:span text:style-name="KrymRusBold">********</text:span><text:span text:style-name="KrymUkr"> – ********, **********, *********.</text:span></text:p>
      <text:p text:style-name="KrymPar"><text:span text:style-name="KrymRusBold">*********</text:span><text:span text:style-name="KrymUkr"> – **********, *********. [******** ********].</text:span></text:p>
      <text:p text:style-name="KrymPar"><text:span text:style-name="KrymRusBold">******</text:span><text:span text:style-name="KrymUkr"> – *********, **********; (</text:span><text:span text:style-name="KrymRusItalic">******</text:span><text:span text:style-name="KrymUkr">) **********, ********, ******, ********* *******. </text:span><text:span text:style-name="KrymRusItalic">** </text:span><text:span text:style-name="KrymRusBold">-** </text:span><text:span text:style-name="KrymRusItalic">****, *’****** ****</text:span><text:span text:style-name="KrymUkr"> – ********* ***** *****, ******** ***** * ******* (********)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</text:span><text:span text:style-name="KrymUkr"> – ********; </text:span><text:span text:style-name="KrymRusBold">-****</text:span><text:span text:style-name="KrymUkr"> – **********; </text:span><text:span text:style-name="KrymRusItalic">********.</text:span><text:span text:style-name="KrymUkr">, </text:span><text:span text:style-name="KrymRusItalic">********* </text:span><text:span text:style-name="KrymRusBold">-**</text:span><text:span text:style-name="KrymUkr"> – ********, ********; </text:span><text:span text:style-name="KrymRusBold">-***</text:span><text:span text:style-name="KrymUkr">, </text:span><text:span text:style-name="KrymRusItalic">********** ** ***** ****</text:span><text:span text:style-name="KrymUkr"> – 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</text:span><text:span text:style-name="KrymUkr"> – ***********, ********** (</text:span><text:span text:style-name="KrymRusAux">*. </text:span><text:span text:style-name="KrymUkr">-***), (</text:span><text:span text:style-name="KrymRusAux">*******</text:span><text:span text:style-name="KrymUkr">) ***** (</text:span><text:span text:style-name="KrymRusAux">*. </text:span><text:span text:style-name="KrymUkr">******).</text:span></text:p>
      <text:p text:style-name="KrymPar"><text:span text:style-name="KrymRusBold">***********</text:span><text:span text:style-name="KrymUkr"> – ************, ********.</text:span></text:p>
      <text:p text:style-name="KrymPar"><text:span text:style-name="KrymRusBold">******</text:span><text:span text:style-name="KrymUkr"> – *****, ******, (</text:span><text:span text:style-name="KrymRusItalic">**********</text:span><text:span text:style-name="KrymUkr">) – ******** ******, *********; (</text:span><text:span text:style-name="KrymRusItalic">********* **********, *************** *** ******* ***********</text:span><text:span text:style-name="KrymUkr">) – ******-*********.</text:span></text:p>
      <text:p text:style-name="KrymPar"><text:span text:style-name="KrymRusBold">****, ****, *******</text:span><text:span text:style-name="KrymUkr"> – *****; </text:span><text:span text:style-name="KrymRusBold">****-****, ****-****, *******-****</text:span><text:span text:style-name="KrymUkr"> – *****-*****, *****-********.</text:span></text:p>
      <text:p text:style-name="KrymPar"><text:span text:style-name="KrymRusBold">***********</text:span><text:span text:style-name="KrymUkr"> – ***********, ***********. [********** ******].</text:span></text:p>
      <text:p text:style-name="KrymPar"><text:span text:style-name="KrymRusBold">*********</text:span><text:span text:style-name="KrymUkr"> – **********, ********.</text:span></text:p>
      <text:p text:style-name="KrymPar"><text:soft-page-break/><text:span text:style-name="KrymRusBold">********</text:span><text:span text:style-name="KrymUkr"> – *********, *******.</text:span></text:p>
      <text:p text:style-name="KrymPar"><text:span text:style-name="KrymRusBold">*******,</text:span><text:span text:style-name="KrymRusItalic"> **. </text:span><text:span text:style-name="KrymRusBold">****.</text:span></text:p>
      <text:p text:style-name="KrymPar"><text:span text:style-name="KrymRusBold">*****</text:span><text:span text:style-name="KrymUkr"> – *****.</text:span></text:p>
      <text:p text:style-name="KrymPar"><text:span text:style-name="KrymRusBold">******</text:span><text:span text:style-name="KrymUkr"> – *********, *********, ********. [********, ** * ***** ****** ******* (*. ****.)].</text:span></text:p>
      <text:p text:style-name="KrymPar"><text:span text:style-name="KrymRusBold">*******</text:span><text:span text:style-name="KrymUkr"> – 1) (</text:span><text:span text:style-name="KrymRusItalic">*************</text:span><text:span text:style-name="KrymUkr">) **********, ************* (</text:span><text:span text:style-name="KrymRusAux">*. </text:span><text:span text:style-name="KrymUkr">-****), *********; 2) (</text:span><text:span text:style-name="KrymRusItalic">*******</text:span><text:span text:style-name="KrymUkr">) ************, *******, ***********.</text:span></text:p>
      <text:p text:style-name="KrymPar"><text:span text:style-name="KrymRusBold">*****</text:span><text:span text:style-name="KrymUkr"> – 1) </text:span><text:span text:style-name="KrymRusItalic">**. </text:span><text:span text:style-name="KrymRusBold">*************</text:span><text:span text:style-name="KrymUkr">; 2) (</text:span><text:span text:style-name="KrymRusItalic">***** *********</text:span><text:span text:style-name="KrymUkr">) ****** ***-***, *** *****, *********** *****-*****, ********** *****-*****.</text:span></text:p>
      <text:p text:style-name="KrymPar"><text:span text:style-name="KrymRusBold">**********</text:span><text:span text:style-name="KrymUkr"> – 1) ***********, **********, ******; 2) (</text:span><text:span text:style-name="KrymRusItalic">**********</text:span><text:span text:style-name="KrymUkr">) *******, *********.</text:span></text:p>
      <text:p text:style-name="KrymPar"><text:span text:style-name="KrymRusBold">*************</text:span><text:span text:style-name="KrymUkr"> – 1) **************, *************, *********. [********** *********]; 2) (</text:span><text:span text:style-name="KrymRusItalic">************</text:span><text:span text:style-name="KrymUkr">) **********, ************.</text:span></text:p>
      <text:p text:style-name="KrymPar"><text:span text:style-name="KrymRusBold">***********</text:span><text:span text:style-name="KrymUkr"> – 1) ************, ***********, *******, ********. [************ – *** ********* ***********. ****** ********, * ***** * *****. **** *******]; 2) (</text:span><text:span text:style-name="KrymRusItalic">***********</text:span><text:span text:style-name="KrymUkr">, </text:span><text:span text:style-name="KrymRusItalic">**********</text:span><text:span text:style-name="KrymUkr">) ********, **********.</text:span></text:p>
      <text:p text:style-name="KrymPar"><text:span text:style-name="KrymRusBold">***</text:span><text:span text:style-name="KrymUkr"> – 1) ***, *** (</text:span><text:span text:style-name="KrymRusAux">*. </text:span><text:span text:style-name="KrymUkr">*****). </text:span><text:span text:style-name="KrymRusItalic">** </text:span><text:span text:style-name="KrymRusBold">-**</text:span><text:span text:style-name="KrymUkr"> – ** *****, ** ******. </text:span><text:span text:style-name="KrymRusItalic">********** * </text:span><text:span text:style-name="KrymRusBold">-**</text:span><text:span text:style-name="KrymUkr"> – ******* * ***; 2) </text:span><text:span text:style-name="KrymRusBold">**** </text:span><text:span text:style-name="KrymRusItalic">*******</text:span><text:span text:style-name="KrymUkr"> (</text:span><text:span text:style-name="KrymRusItalic">******</text:span><text:span text:style-name="KrymUkr">) – *********, *****, ***********. </text:span><text:span text:style-name="KrymRusItalic">*********** * </text:span><text:span text:style-name="KrymRusBold">*****</text:span><text:span text:style-name="KrymUkr"> – ************, ***** * *******, * **********. </text:span><text:span text:style-name="KrymRusItalic">********** * </text:span><text:span text:style-name="KrymRusBold">-***</text:span><text:span text:style-name="KrymUkr">: 1) ***** * ********, ** *******, *********** ** *******; 2) ***** *********.</text:span></text:p>
      <text:p text:style-name="KrymPar"><text:span text:style-name="KrymRusBold">********</text:span><text:span text:style-name="KrymUkr"> – 1) ********, **(*)******; 2) </text:span><text:span text:style-name="KrymRusItalic">**. </text:span><text:span text:style-name="KrymRusBold">********.</text:span></text:p>
      <text:p text:style-name="KrymPar"><text:span text:style-name="KrymRusBold">*******</text:span><text:span text:style-name="KrymUkr"> – 1) *******, *******, **(*)*****. </text:span><text:span text:style-name="KrymRusBold">-*** </text:span><text:span text:style-name="KrymRusItalic">********, * *********</text:span><text:span text:style-name="KrymUkr"> – **[*]********. </text:span><text:span text:style-name="KrymRusBold">-*** </text:span><text:span text:style-name="KrymRusItalic">********</text:span><text:span text:style-name="KrymUkr"> – *********. </text:span><text:span text:style-name="KrymRusBold">-***</text:span><text:span text:style-name="KrymRusItalic"> * *********, * *******</text:span><text:span text:style-name="KrymUkr"> – *************, ******* *************. </text:span><text:span text:style-name="KrymRusBold">-*** </text:span><text:span text:style-name="KrymRusItalic">**** * ****</text:span><text:span text:style-name="KrymUkr"> – **********. </text:span><text:span text:style-name="KrymRusBold">*********</text:span><text:span text:style-name="KrymUkr"> (</text:span><text:span text:style-name="KrymRusItalic">* ******</text:span><text:span text:style-name="KrymUkr">) – ********, ********; 2) </text:span><text:span text:style-name="KrymRusBold">-*** </text:span><text:span text:style-name="KrymRusItalic">****</text:span><text:span text:style-name="KrymUkr"> – ********.</text:span></text:p>
      <text:p text:style-name="KrymPar"><text:span text:style-name="KrymRusBold">*********</text:span><text:span text:style-name="KrymUkr"> – 1) *************, ******* *************; 2) (</text:span><text:span text:style-name="KrymRusItalic">* ******.</text:span><text:span text:style-name="KrymUkr">) – *******, *********; (</text:span><text:span text:style-name="KrymRusItalic">* ******</text:span><text:span text:style-name="KrymUkr">)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</text:span><text:span text:style-name="KrymUkr"> – *******, ******; </text:span><text:span text:style-name="KrymRusBold">-****</text:span><text:span text:style-name="KrymUkr"> – ***********, *********.</text:span></text:p>
      <text:p text:style-name="KrymPar"><text:span text:style-name="KrymRusBold">*********</text:span><text:span text:style-name="KrymUkr"> (</text:span><text:span text:style-name="KrymRusItalic">* *********, *******</text:span><text:span text:style-name="KrymUkr">) – ***********; (</text:span><text:span text:style-name="KrymRusItalic">* ******, **** ** </text:span><text:span text:style-name="KrymRusAux">***.</text:span><text:span text:style-name="KrymRusItalic"> *****.</text:span><text:span text:style-name="KrymUkr">) ********** (</text:span><text:span text:style-name="KrymRusAux">*. </text:span><text:span text:style-name="KrymUkr">-*****).</text:span></text:p>
      <text:p text:style-name="KrymPar"><text:span text:style-name="KrymRusBold">******</text:span><text:span text:style-name="KrymUkr"> – ********, *********; (</text:span><text:span text:style-name="KrymRusItalic">******, ******</text:span><text:span text:style-name="KrymUkr">) ******* *******, **. ******.</text:span></text:p>
      <text:p text:style-name="KrymPar"><text:span text:style-name="KrymRusBold">*******</text:span><text:span text:style-name="KrymUkr"> – 1) </text:span><text:span text:style-name="KrymRusItalic">**. </text:span><text:span text:style-name="KrymRusBold">*******</text:span><text:span text:style-name="KrymUkr">; 2) ********, ********, *********; 3) ********* (</text:span><text:span text:style-name="KrymRusItalic">******, ********</text:span><text:span text:style-name="KrymUkr">). </text:span><text:span text:style-name="KrymRusBold">-** </text:span><text:span text:style-name="KrymRusItalic">******</text:span><text:span text:style-name="KrymUkr"> – ******* ********. </text:span><text:span text:style-name="KrymRusItalic">******* </text:span><text:span text:style-name="KrymRusBold">*******</text:span><text:span text:style-name="KrymRusItalic"> ******</text:span><text:span text:style-name="KrymUkr"> – ******* *****. </text:span><text:span text:style-name="KrymRusBold">******* </text:span><text:span text:style-name="KrymRusItalic">*****</text:span><text:span text:style-name="KrymUkr"> – *********** 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(</text:span><text:span text:style-name="KrymRusItalic">* ******</text:span><text:span text:style-name="KrymUkr">) – ************. </text:span><text:span text:style-name="KrymRusBold">-*** </text:span><text:span text:style-name="KrymRusItalic">******</text:span><text:span text:style-name="KrymUkr"> – ********.</text:span></text:p>
      <text:p text:style-name="KrymPar"><text:span text:style-name="KrymRusBold">******, *******</text:span><text:span text:style-name="KrymUkr">, </text:span><text:span text:style-name="KrymRusAux">***.</text:span><text:span text:style-name="KrymUkr"> – ******, *******, **********, ******[*]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*, *********, *********.</text:span></text:p>
      <text:p text:style-name="KrymPar"><text:span text:style-name="KrymRusBold">********</text:span><text:span text:style-name="KrymUkr"> – ********, *********, ******, ******. </text:span><text:span text:style-name="KrymRusBold">-** </text:span><text:span text:style-name="KrymRusItalic">**********</text:span><text:span text:style-name="KrymUkr"> – *******. </text:span><text:span text:style-name="KrymRusItalic">********* </text:span><text:span text:style-name="KrymRusBold">-***</text:span><text:span text:style-name="KrymUkr"> – *******, ********* *******. </text:span><text:span text:style-name="KrymRusItalic">******** </text:span><text:span text:style-name="KrymRusBold">-***</text:span><text:span text:style-name="KrymUkr"> – ******* *****. </text:span><text:span text:style-name="KrymRusItalic">******** * </text:span><text:span text:style-name="KrymRusBold">-**</text:span><text:span text:style-name="KrymUkr"> – ******** * *******. </text:span><text:span text:style-name="KrymRusItalic">********** * </text:span><text:span text:style-name="KrymRusBold">-**</text:span><text:span text:style-name="KrymUkr"> – ********** ********, **********, (</text:span><text:span text:style-name="KrymRusAux">*******.</text:span><text:span text:style-name="KrymUkr">) ********* *’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</text:span><text:span text:style-name="KrymUkr"> – ********. [******** ****].</text:span></text:p>
      <text:p text:style-name="KrymPar"><text:span text:style-name="KrymRusBold">*****</text:span><text:span text:style-name="KrymUkr"> – *****, *****, *********, *******, ***** *******, ********, ********, ********, ********, *****. </text:span><text:span text:style-name="KrymRusBold">*****</text:span><text:span text:style-name="KrymUkr"> – *********. </text:span><text:span text:style-name="KrymRusItalic">******** * </text:span><text:span text:style-name="KrymRusBold">-***</text:span><text:span text:style-name="KrymUkr"> – *********. </text:span><text:span text:style-name="KrymRusItalic">**</text:span><text:span text:style-name="KrymUkr">, </text:span><text:span text:style-name="KrymRusBold">*****, *****</text:span><text:span text:style-name="KrymUkr">! – ********* ******. </text:span><text:span text:style-name="KrymRusItalic">** </text:span><text:span text:style-name="KrymRusBold">-***</text:span><text:span text:style-name="KrymUkr"> – ** *****. </text:span><text:span text:style-name="KrymRusBold">***** </text:span><text:span text:style-name="KrymRusItalic">** * ******</text:span><text:span text:style-name="KrymUkr"> – ***** ** * *****. </text:span><text:span text:style-name="KrymRusItalic">** </text:span><text:span text:style-name="KrymRusBold">*****</text:span><text:span text:style-name="KrymUkr"> – ******, ********. </text:span><text:span text:style-name="KrymRusItalic">******* </text:span><text:span text:style-name="KrymRusBold">*****</text:span><text:span text:style-name="KrymUkr"> – ** ***** ***********. </text:span><text:span text:style-name="KrymRusItalic">*** </text:span><text:span text:style-name="KrymRusBold">*****</text:span><text:span text:style-name="KrymUkr"> – **********. </text:span><text:span text:style-name="KrymRusItalic">******* * </text:span><text:span text:style-name="KrymRusBold">*****</text:span><text:span text:style-name="KrymUkr"> – ********** *****, *****, ********* * *******, * *****. </text:span><text:span text:style-name="KrymRusItalic">** </text:span><text:span text:style-name="KrymRusBold">*****</text:span><text:span text:style-name="KrymRusItalic"> ** **********</text:span><text:span text:style-name="KrymUkr"> – ** ********** *****, ********. </text:span><text:span text:style-name="KrymRusItalic">******, -**, ********, -** ** </text:span><text:span text:style-name="KrymRusBold">*****</text:span><text:span text:style-name="KrymUkr"> – ***********, -**, *********, -**. </text:span><text:span text:style-name="KrymRusItalic">**********, ********** </text:span><text:span text:style-name="KrymRusBold">-***</text:span><text:span text:style-name="KrymUkr"> – ***** </text:span><text:soft-page-break/><text:span text:style-name="KrymUkr">*********, *. *********. </text:span><text:span text:style-name="KrymRusItalic">******** </text:span><text:span text:style-name="KrymRusBold">-***</text:span><text:span text:style-name="KrymUkr"> – *************. </text:span><text:span text:style-name="KrymRusItalic">********* </text:span><text:span text:style-name="KrymRusBold">-*** </text:span><text:span text:style-name="KrymRusItalic">****</text:span><text:span text:style-name="KrymUkr"> – ************ *****. </text:span><text:span text:style-name="KrymRusItalic">******* </text:span><text:span text:style-name="KrymRusBold">-***</text:span><text:span text:style-name="KrymUkr"> – ********** *****. </text:span><text:span text:style-name="KrymRusItalic">******** **** </text:span><text:span text:style-name="KrymRusBold">-***</text:span><text:span text:style-name="KrymUkr"> – ********* ***** *****, *****. </text:span><text:span text:style-name="KrymRusItalic">*********, ******** </text:span><text:span text:style-name="KrymRusBold">*****</text:span><text:span text:style-name="KrymUkr"> – ********* ******, ********. </text:span><text:span text:style-name="KrymRusItalic">****** * </text:span><text:span text:style-name="KrymRusBold">-***</text:span><text:span text:style-name="KrymUkr"> – ***********, ********* *******. </text:span><text:span text:style-name="KrymRusItalic">************* </text:span><text:span text:style-name="KrymRusBold">-***</text:span><text:span text:style-name="KrymUkr"> – ********** *******. </text:span><text:span text:style-name="KrymRusBold">***** </text:span><text:span text:style-name="KrymRusItalic">*********</text:span><text:span text:style-name="KrymUkr"> – ***** *********, *********, ********* ********, ***** *******. </text:span><text:span text:style-name="KrymRusItalic">***** **** **** </text:span><text:span text:style-name="KrymRusBold">***</text:span><text:span text:style-name="KrymUkr"> – ****** ***** ******* *******; *********’* ** *****.</text:span></text:p>
      <text:p text:style-name="KrymPar"><text:span text:style-name="KrymRusBold">******</text:span><text:span text:style-name="KrymUkr"> – *****.</text:span></text:p>
      <text:p text:style-name="KrymPar"><text:span text:style-name="KrymRusBold">*********</text:span><text:span text:style-name="KrymUkr"> – **********, **********, *********, **********; </text:span><text:span text:style-name="KrymRusBold">*.</text:span><text:span text:style-name="KrymRusItalic"> ******</text:span><text:span text:style-name="KrymUkr"> – *******.</text:span></text:p>
      <text:p text:style-name="KrymPar"><text:span text:style-name="KrymRusBold">***********</text:span><text:span text:style-name="KrymUkr"> – *******[**]****, **********, ***********. [**** *********].</text:span></text:p>
      <text:p text:style-name="KrymPar"><text:span text:style-name="KrymRusBold">********</text:span><text:span text:style-name="KrymUkr"> – ********, ******[*]***, ********, ********, *******[*]***, ********** * **********, **********, ***********, *******, (</text:span><text:span text:style-name="KrymRusAux">*******.</text:span><text:span text:style-name="KrymUkr">) **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[**]****, ************</text:span><text:span text:style-name="KrymUkr"> – *************, **********.</text:span></text:p>
      <text:p text:style-name="KrymPar"><text:span text:style-name="KrymRusBold">******</text:span><text:span text:style-name="KrymUkr"> – ******, ******, ********, *********, *********, ******. [****** ** *********, ********** *****, *** ** * ******* ***********]. </text:span><text:span text:style-name="KrymRusBold">******</text:span><text:span text:style-name="KrymRusItalic"> ** ***</text:span><text:span text:style-name="KrymUkr"> – ****** ** **. [* *** ** ****** ******].</text:span></text:p>
      <text:p text:style-name="KrymPar"><text:span text:style-name="KrymRusBold">***********, -**</text:span><text:span text:style-name="KrymUkr"> – ***********, -**, ***********, -**.</text:span></text:p>
      <text:p text:style-name="KrymPar"><text:span text:style-name="KrymRusBold">*********</text:span><text:span text:style-name="KrymUkr"> – ********, *********, *********, *********, ***********, ********, ********, *******. </text:span><text:span text:style-name="KrymRusItalic">****** * </text:span><text:span text:style-name="KrymRusBold">*********</text:span><text:span text:style-name="KrymUkr"> – ****** ** ********. </text:span><text:span text:style-name="KrymRusBold">*.</text:span><text:span text:style-name="KrymRusItalic"> *******</text:span><text:span text:style-name="KrymUkr"> – ******* *******. </text:span><text:span text:style-name="KrymRusItalic">******* ** </text:span><text:span text:style-name="KrymRusBold">-**</text:span><text:span text:style-name="KrymUkr"> – *********, *********, ******* * **********. </text:span><text:span text:style-name="KrymRusItalic">********** **</text:span><text:span text:style-name="KrymUkr"> -*** – **********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****</text:span><text:span text:style-name="KrymUkr">; 2) (</text:span><text:span text:style-name="KrymRusItalic">*******</text:span><text:span text:style-name="KrymUkr">) ********, *******, ****, *******, ********, *******, **********.</text:span></text:p>
      <text:p text:style-name="KrymPar"><text:span text:style-name="KrymRusBold">*******</text:span><text:span text:style-name="KrymUkr"> – 1) *******, *******, *********, *********, ***********, **********, **********, *******, ******, *******. </text:span><text:span text:style-name="KrymRusBold">*************</text:span><text:span text:style-name="KrymUkr"> – *************, ************. </text:span><text:span text:style-name="KrymRusBold">*******-**********</text:span><text:span text:style-name="KrymUkr"> – ******* ** ***********. </text:span><text:span text:style-name="KrymRusBold">*.</text:span><text:span text:style-name="KrymRusItalic"> ***</text:span><text:span text:style-name="KrymUkr"> – ******* ** **. </text:span><text:span text:style-name="KrymRusItalic">***** </text:span><text:span text:style-name="KrymRusBold">-***</text:span><text:span text:style-name="KrymUkr"> – ********[*]***. </text:span><text:span text:style-name="KrymRusItalic">*************, *********** </text:span><text:span text:style-name="KrymRusBold">-***</text:span><text:span text:style-name="KrymUkr"> – *************, **********, ***********, *********, ***********, ************, **************; 2) ***********, *********, *******, **********, ***********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**</text:span><text:span text:style-name="KrymUkr">; 2) </text:span><text:span text:style-name="KrymRusBold">********, *********</text:span><text:span text:style-name="KrymUkr"> (</text:span><text:span text:style-name="KrymRusItalic">**********, *********, **********</text:span><text:span text:style-name="KrymUkr">) – ***********, **********, ********, ************, -**, **************; (</text:span><text:span text:style-name="KrymRusAux">***. *.</text:span><text:span text:style-name="KrymUkr">) – ********* (</text:span><text:span text:style-name="KrymRusAux">**.</text:span><text:span text:style-name="KrymUkr"> **********, -*****), ********, ********, *********; (</text:span><text:span text:style-name="KrymRusAux">**. *.</text:span><text:span text:style-name="KrymUkr">) – ****** (</text:span><text:span text:style-name="KrymRusAux">**.</text:span><text:span text:style-name="KrymUkr"> *********, ***********). [***, *********, * ******* * ***. ******** ******* ************ (*. ****.). **********, ********** ********* ******* (****.). ****** ** ******* ******** ******** (*****.). ******* ****** *** ***, ********, ****** ***** ** ******* ***. (****.). **** ****** * ************; *********** ********* *************. ****** *********** *** *******].</text:span></text:p>
      <text:p text:style-name="KrymPar"><text:bookmark-start text:name="OLE_LINK1"/><text:span text:style-name="KrymRusBold">*******</text:span><text:span text:style-name="KrymUkr"> – ******, ****** (</text:span><text:span text:style-name="KrymRusAux">*. </text:span><text:span text:style-name="KrymUkr">-***), *******, *******, (</text:span><text:span text:style-name="KrymRusAux">**.</text:span><text:span text:style-name="KrymUkr"> **********, ***********, ***********, ***********), *********, ******, *******; (</text:span><text:span text:style-name="KrymRusAux">*****.</text:span><text:span text:style-name="KrymUkr">) ****, *********, ******, ******, ********, **********, ******* (</text:span><text:span text:style-name="KrymRusAux">*. </text:span><text:span text:style-name="KrymUkr">-***) (</text:span><text:span text:style-name="KrymRusAux">**.</text:span><text:span text:style-name="KrymUkr"> **********), *******, ***********, ************; </text:span><text:span text:style-name="KrymRusAux">***.</text:span><text:span text:style-name="KrymUkr"> – *********, ***(*)****, **********, *******, *******, *********, *******, **********.</text:span><text:bookmark-end text:name="OLE_LINK1"/></text:p>
      <text:p text:style-name="KrymPar"><text:span text:style-name="KrymRusBold">********</text:span><text:span text:style-name="KrymUkr"> – *******, **********, *********.</text:span></text:p>
      <text:p text:style-name="KrymPar"><text:span text:style-name="KrymRusBold">***********, *********</text:span><text:span text:style-name="KrymUkr"> – ************.</text:span></text:p>
      <text:p text:style-name="KrymPar"><text:span text:style-name="KrymRusBold">********, -***</text:span><text:span text:style-name="KrymUkr"> – ****** (</text:span><text:span text:style-name="KrymRusAux">***.</text:span><text:span text:style-name="KrymUkr">); **********, ***********, (********, *********)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, *************</text:span><text:span text:style-name="KrymUkr"> – ***** ******, ***** ********, ***********, ***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* *********, ****** (</text:span><text:span text:style-name="KrymRusAux">*. </text:span><text:span text:style-name="KrymUkr">******), ********, ********, **********; </text:span><text:span text:style-name="KrymRusBold">-** </text:span><text:span text:style-name="KrymRusItalic">********</text:span><text:span text:style-name="KrymUkr"> – ******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</text:span><text:span text:style-name="KrymUkr"> – ******* (</text:span><text:span text:style-name="KrymRusAux">**.</text:span><text:span text:style-name="KrymUkr"> *********), ******. </text:span><text:span text:style-name="KrymRusItalic">* ******* </text:span><text:span text:style-name="KrymRusBold">-**</text:span><text:span text:style-name="KrymUkr"> – ************. </text:span><text:span text:style-name="KrymRusItalic">* ***** ********* </text:span><text:span text:style-name="KrymRusBold">-**</text:span><text:span text:style-name="KrymUkr"> – **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oft-page-break/><text:span text:style-name="KrymRusBold">************</text:span><text:span text:style-name="KrymUkr"> – **********, *******, **********; **********. [********** *******. ********* **********]. </text:span><text:span text:style-name="KrymRusBold">*********** </text:span><text:span text:style-name="KrymRusItalic">*****</text:span><text:span text:style-name="KrymUkr"> – **********, **********; </text:span><text:span text:style-name="KrymRusBold">-** </text:span><text:span text:style-name="KrymRusItalic">*********</text:span><text:span text:style-name="KrymUkr"> – **********, ************. </text:span><text:span text:style-name="KrymRusItalic">**** * </text:span><text:span text:style-name="KrymRusBold">-**</text:span><text:span text:style-name="KrymRusItalic"> *********</text:span><text:span text:style-name="KrymUkr"> – *********; </text:span><text:span text:style-name="KrymRusBold">-** </text:span><text:span text:style-name="KrymUkr">– ******, *********; *********.</text:span></text:p>
      <text:p text:style-name="KrymPar"><text:span text:style-name="KrymRusBold">*********</text:span><text:span text:style-name="KrymUkr"> – *****, *****, ***** ********, ***** *******, ********* (****.), *******, *********’*; </text:span><text:span text:style-name="KrymRusBold">-***</text:span><text:span text:style-name="KrymUkr"> – *********. </text:span><text:span text:style-name="KrymRusItalic">******** </text:span><text:span text:style-name="KrymRusBold">-***</text:span><text:span text:style-name="KrymUkr"> – ********** (********) *****, *****, *****, ******* * *******.</text:span></text:p>
      <text:p text:style-name="KrymPar"><text:span text:style-name="KrymRusBold">*************</text:span><text:span text:style-name="KrymUkr"> – **********, *********, **********, *************, ************, ***** *******.</text:span></text:p>
      <text:p text:style-name="KrymPar"><text:span text:style-name="KrymRusBold">************</text:span><text:span text:style-name="KrymUkr"> – *********, *********, *******, **********, ************; ******[*]*****, *********, ***** ******, ***** *********, ***** *********, *********. [*** ****** **** *** * *******, **** **********]. </text:span><text:span text:style-name="KrymRusBold">************, -***</text:span><text:span text:style-name="KrymUkr"> – *******, ********, ************, -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Ukr"> – ***, *** (</text:span><text:span text:style-name="KrymRusAux">*. </text:span><text:span text:style-name="KrymUkr">*****).</text:span></text:p>
      <text:p text:style-name="KrymPar"><text:span text:style-name="KrymRusBold">*******</text:span><text:span text:style-name="KrymUkr"> – 1) ****** (*****), ******* (-****, -*****), (</text:span><text:span text:style-name="KrymRusAux">***** *****.</text:span><text:span text:style-name="KrymUkr">). </text:span><text:span text:style-name="KrymRusItalic">** * ***** </text:span><text:span text:style-name="KrymRusBold">-****</text:span><text:span text:style-name="KrymUkr"> – ** ********. </text:span><text:span text:style-name="KrymRusBold">-****</text:span><text:span text:style-name="KrymRusItalic"> ******, *** **** ***</text:span><text:span text:style-name="KrymUkr"> – ********, *******, ****** (*****, -****), *******, *******, *******, *******, *******, ********, ********, *******; (</text:span><text:span text:style-name="KrymRusAux">****.</text:span><text:span text:style-name="KrymUkr">) – * *******, * ******* *****. </text:span><text:span text:style-name="KrymRusItalic">********* </text:span><text:span text:style-name="KrymRusBold">-*****</text:span><text:span text:style-name="KrymUkr"> – **********, **********, **********, ***** ****** *****; (</text:span><text:span text:style-name="KrymRusAux">* ******</text:span><text:span text:style-name="KrymUkr">) – ******** [******** *** * *** *******]. </text:span><text:span text:style-name="KrymRusBold">-**** </text:span><text:span text:style-name="KrymRusItalic">**********</text:span><text:span text:style-name="KrymUkr"> (</text:span><text:span text:style-name="KrymRusAux">* ******</text:span><text:span text:style-name="KrymUkr">) – ********** * *******. </text:span><text:span text:style-name="KrymRusBold">-**** </text:span><text:span text:style-name="KrymRusItalic">*** ******</text:span><text:span text:style-name="KrymUkr"> – ****** ** ******* *******, ** ******** *****. </text:span><text:span text:style-name="KrymRusBold">-*** </text:span><text:span text:style-name="KrymRusItalic">*** *******</text:span><text:span text:style-name="KrymUkr"> – ****** ********; 2) </text:span><text:span text:style-name="KrymRusBold">-*** </text:span><text:span text:style-name="KrymRusItalic">****, ******</text:span><text:span text:style-name="KrymUkr"> – *******, ********, *******, ******* *****. [******* ****** * ****** *****]. </text:span><text:span text:style-name="KrymRusBold">-*** </text:span><text:span text:style-name="KrymRusItalic">** *****</text:span><text:span text:style-name="KrymUkr"> – ****** * ******, * *******. </text:span><text:span text:style-name="KrymRusBold">-***</text:span><text:span text:style-name="KrymRusItalic"> ** ****** ** *******</text:span><text:span text:style-name="KrymUkr"> – *********** * *’*******.</text:span></text:p>
      <text:p text:style-name="KrymPar"><text:span text:style-name="KrymRusBold">********, -***</text:span><text:span text:style-name="KrymUkr"> – **********, *********, ********, -***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</text:span><text:span text:style-name="KrymRusItalic"> * </text:span><text:span text:style-name="KrymRusBold">*****</text:span><text:span text:style-name="KrymUkr">, </text:span><text:span text:style-name="KrymRusAux">*****.</text:span><text:span text:style-name="KrymUkr"> – ***.</text:span></text:p>
      <text:p text:style-name="KrymPar"><text:span text:style-name="KrymRusBold">***************</text:span><text:span text:style-name="KrymUkr"> – ************; ****************.</text:span></text:p>
      <text:p text:style-name="KrymPar"><text:span text:style-name="KrymRusBold">*************</text:span><text:span text:style-name="KrymUkr"> – **********, **************; **************.</text:span></text:p>
      <text:p text:style-name="KrymPar"><text:span text:style-name="KrymRusBold">**************</text:span><text:span text:style-name="KrymUkr"> – *********, *******.</text:span></text:p>
      <text:p text:style-name="KrymPar"><text:span text:style-name="KrymRusBold">****************</text:span><text:span text:style-name="KrymUkr"> – ***************, **************; </text:span><text:span text:style-name="KrymRusBold">-**</text:span><text:span text:style-name="KrymUkr"> – **************, *************.</text:span></text:p>
      <text:p text:style-name="KrymPar"><text:span text:style-name="KrymRusBold">*********</text:span><text:span text:style-name="KrymUkr"> – 1) ********, * *********, -****; 2) *********, *** *****, *** *****, *** *****.</text:span></text:p>
      <text:p text:style-name="KrymPar"><text:span text:style-name="KrymRusBold">************</text:span><text:span text:style-name="KrymUkr"> – ************, ***********, *********, *********, ************.</text:span></text:p>
      <text:p text:style-name="KrymPar"><text:span text:style-name="KrymRusBold">**********</text:span><text:span text:style-name="KrymUkr"> – 1) *********, *************; 2) **********, ** ** ***** *****, *****, *****.</text:span></text:p>
      <text:p text:style-name="KrymPar"><text:span text:style-name="KrymRusBold">************,</text:span><text:span text:style-name="KrymRusItalic"> **. </text:span><text:span text:style-name="KrymRusBold">********** 2.</text:span></text:p>
      <text:p text:style-name="KrymPar"><text:span text:style-name="KrymRusBold">*************</text:span><text:span text:style-name="KrymUkr"> – ********** [********* *******].</text:span></text:p>
      <text:p text:style-name="KrymPar"><text:span text:style-name="KrymRusBold">************</text:span><text:span text:style-name="KrymUkr"> – ************, *** ******* (*******, *********).</text:span></text:p>
      <text:p text:style-name="KrymPar"><text:span text:style-name="KrymRusBold">*********</text:span><text:span text:style-name="KrymUkr"> – ************, *************, **********.</text:span></text:p>
      <text:p text:style-name="KrymPar"><text:span text:style-name="KrymRusBold">**********, -****</text:span><text:span text:style-name="KrymUkr"> – **********, -****; </text:span><text:span text:style-name="KrymRusItalic">************ </text:span><text:span text:style-name="KrymRusBold">-**</text:span><text:span text:style-name="KrymUkr"> – **************.</text:span></text:p>
      <text:p text:style-name="KrymPar"><text:span text:style-name="KrymRusBold">*************</text:span><text:span text:style-name="KrymUkr"> – ** ***** ***** * *****, ***** *** *****, ************.</text:span></text:p>
      <text:p text:style-name="KrymPar"><text:span text:style-name="KrymRusBold">***************</text:span><text:span text:style-name="KrymUkr"> – *************, ****** 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</text:span><text:span text:style-name="KrymUkr"> – 1) **********; 2) **************, **********. [*** ********** ****** ******* * *****]; </text:span><text:span text:style-name="KrymRusBold">-**</text:span><text:span text:style-name="KrymUkr"> – 1) *********; 2) *************,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****</text:span><text:span text:style-name="KrymUkr"> – **************, *********.</text:span></text:p>
      <text:p text:style-name="KrymPar"><text:span text:style-name="KrymRusBold">***************</text:span><text:span text:style-name="KrymUkr"> – *********[*]***, ***********; </text:span><text:span text:style-name="KrymRusBold">-**</text:span><text:span text:style-name="KrymUkr"> – **********, *********[*]**, ************.</text:span></text:p>
      <text:p text:style-name="KrymPar"><text:span text:style-name="KrymRusBold">***********</text:span><text:span text:style-name="KrymUkr"> – ***********, ************, ************, *************.</text:span></text:p>
      <text:p text:style-name="KrymPar"><text:span text:style-name="KrymRusBold">*************</text:span><text:span text:style-name="KrymUkr"> – **********, ********(*)**, ***********.</text:span></text:p>
      <text:p text:style-name="KrymPar"><text:span text:style-name="KrymRusBold">****************</text:span><text:span text:style-name="KrymUkr"> – ************, *************.</text:span></text:p>
      <text:p text:style-name="KrymPar"><text:span text:style-name="KrymRusBold">**************</text:span><text:span text:style-name="KrymUkr"> – **********, ************, ****** (</text:span><text:span text:style-name="KrymRusAux">*. </text:span><text:span text:style-name="KrymUkr">-****), *******.</text:span></text:p>
      <text:p text:style-name="KrymPar"><text:span text:style-name="KrymRusBold">****************</text:span><text:span text:style-name="KrymUkr">, </text:span><text:span text:style-name="KrymRusAux">***.</text:span><text:span text:style-name="KrymUkr"> – ***********, *************.</text:span></text:p>
      <text:p text:style-name="KrymPar"><text:span text:style-name="KrymRusBold">**********, *************</text:span><text:span text:style-name="KrymUkr"> – *************, ********’*, ************, ***********, ************.</text:span></text:p>
      <text:p text:style-name="KrymPar"><text:soft-page-break/><text:span text:style-name="KrymRusBold">***********</text:span><text:span text:style-name="KrymUkr"> – **********, **********, ***********.</text:span></text:p>
      <text:p text:style-name="KrymPar"><text:span text:style-name="KrymRusBold">***********</text:span><text:span text:style-name="KrymUkr"> – ************, ***********, *********, (********, -***, </text:span><text:span text:style-name="KrymRusAux">*. </text:span><text:span text:style-name="KrymUkr">-********, -*******). </text:span><text:span text:style-name="KrymRusBold">**********</text:span><text:span text:style-name="KrymUkr"> – ***********, **************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*</text:span><text:span text:style-name="KrymUkr"> – **********, **********, *********.</text:span></text:p>
      <text:p text:style-name="KrymPar"><text:span text:style-name="KrymRusBold">**********, ************</text:span><text:span text:style-name="KrymUkr"> – *******, *********, *********.</text:span></text:p>
      <text:p text:style-name="KrymPar"><text:span text:style-name="KrymRusBold">*********</text:span><text:span text:style-name="KrymUkr"> – *******’*, 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</text:span><text:span text:style-name="KrymUkr"> – **********.</text:span></text:p>
      <text:p text:style-name="KrymPar"><text:span text:style-name="KrymRusBold">**********</text:span><text:span text:style-name="KrymUkr"> – *********, *********.</text:span></text:p>
      <text:p text:style-name="KrymPar"><text:span text:style-name="KrymRusBold">**********</text:span><text:span text:style-name="KrymUkr"> – *********, **** *****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*</text:span><text:span text:style-name="KrymUkr"> – **********, **********, ************, *********. </text:span><text:span text:style-name="KrymRusBold">-** </text:span><text:span text:style-name="KrymRusItalic">****</text:span><text:span text:style-name="KrymUkr"> – *********. </text:span><text:span text:style-name="KrymRusBold">-**</text:span><text:span text:style-name="KrymUkr"> – **** *****, *********, ***********.</text:span></text:p>
      <text:p text:style-name="KrymPar"><text:span text:style-name="KrymRusBold">*************</text:span><text:span text:style-name="KrymUkr"> – **********, ******; (</text:span><text:span text:style-name="KrymRusItalic">* *****</text:span><text:span text:style-name="KrymUkr">) *********.</text:span></text:p>
      <text:p text:style-name="KrymPar"><text:span text:style-name="KrymRusBold">**********</text:span><text:span text:style-name="KrymUkr"> – *********, *****.</text:span></text:p>
      <text:p text:style-name="KrymPar"><text:span text:style-name="KrymRusBold">************</text:span><text:span text:style-name="KrymUkr"> – **************, *************.</text:span></text:p>
      <text:p text:style-name="KrymPar"><text:span text:style-name="KrymRusBold">**********</text:span><text:span text:style-name="KrymUkr"> – ************, **********, ***********; </text:span><text:span text:style-name="KrymRusBold">-**</text:span><text:span text:style-name="KrymUkr"> – ***********, *********, **********.</text:span></text:p>
      <text:p text:style-name="KrymPar"><text:span text:style-name="KrymRusBold">**********, ***********</text:span><text:span text:style-name="KrymUkr"> – ******** (</text:span><text:span text:style-name="KrymRusAux">*. </text:span><text:span text:style-name="KrymUkr">-**), *******, *************.</text:span></text:p>
      <text:p text:style-name="KrymPar"><text:span text:style-name="KrymRusBold">**********</text:span><text:span text:style-name="KrymUkr"> (</text:span><text:span text:style-name="KrymRusItalic">*******</text:span><text:span text:style-name="KrymUkr">) – *********. </text:span><text:span text:style-name="KrymRusBold">-**</text:span><text:span text:style-name="KrymUkr"> (</text:span><text:span text:style-name="KrymRusItalic">******* *****</text:span><text:span text:style-name="KrymUkr">) – **********, *** ******.</text:span></text:p>
      <text:p text:style-name="KrymPar"><text:span text:style-name="KrymRusBold">***********</text:span><text:span text:style-name="KrymUkr"> (</text:span><text:span text:style-name="KrymRusItalic">* ****</text:span><text:span text:style-name="KrymUkr">) – **********; (</text:span><text:span text:style-name="KrymRusItalic">* ****</text:span><text:span text:style-name="KrymUkr">) *** ****** **********.</text:span></text:p>
      <text:p text:style-name="KrymPar"><text:span text:style-name="KrymRusBold">***********</text:span><text:span text:style-name="KrymUkr"> – **********, ***********.</text:span></text:p>
      <text:p text:style-name="KrymPar"><text:span text:style-name="KrymRusBold">***********</text:span><text:span text:style-name="KrymUkr"> – **********, **********, ********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, *********</text:span><text:span text:style-name="KrymUkr"> – *********; *********.</text:span></text:p>
      <text:p text:style-name="KrymPar"><text:span text:style-name="KrymRusBold">************</text:span><text:span text:style-name="KrymUkr"> – *********, *******, 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, ******[**]****. </text:span><text:span text:style-name="KrymRusBold">-** </text:span><text:span text:style-name="KrymRusItalic">*********</text:span><text:span text:style-name="KrymUkr"> – 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*******</text:span><text:span text:style-name="KrymUkr"> – **************, **************, ********. </text:span><text:span text:style-name="KrymRusBold">-**</text:span><text:span text:style-name="KrymUkr"> – ***********, *******. </text:span><text:span text:style-name="KrymRusBold">****************</text:span><text:span text:style-name="KrymUkr"> – ****************.</text:span></text:p>
      <text:p text:style-name="KrymPar"><text:span text:style-name="KrymRusBold">**************</text:span><text:span text:style-name="KrymUkr"> – **************. </text:span><text:span text:style-name="KrymRusBold">-**</text:span><text:span text:style-name="KrymUkr"> – *************, ************, *** ********, *** ********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*****</text:span><text:span text:style-name="KrymUkr"> – ***(**)********, ************, *********. </text:span><text:span text:style-name="KrymRusBold">-**</text:span><text:span text:style-name="KrymUkr"> – ******, ********, ******[*], ******, ** ********; (</text:span><text:span text:style-name="KrymRusAux">****.</text:span><text:span text:style-name="KrymUkr">) ** *** *******.</text:span></text:p>
      <text:p text:style-name="KrymPar"><text:span text:style-name="KrymRusBold">***********</text:span><text:span text:style-name="KrymUkr"> – ***********, ********, **********; ***********.</text:span></text:p>
      <text:p text:style-name="KrymPar"><text:span text:style-name="KrymRusBold">***********</text:span><text:span text:style-name="KrymUkr"> – ******[**]*****, ******** [******** ******** ***: ***** *****, ***** *** * ********]; </text:span><text:span text:style-name="KrymRusBold">-**</text:span><text:span text:style-name="KrymUkr"> – ******[**]****.</text:span></text:p>
      <text:p text:style-name="KrymPar"><text:span text:style-name="KrymRusBold">*************</text:span><text:span text:style-name="KrymUkr"> – **************, *******.</text:span></text:p>
      <text:p text:style-name="KrymPar"><text:span text:style-name="KrymRusBold">***********</text:span><text:span text:style-name="KrymUkr"> – ************, ***********, ***********. </text:span><text:span text:style-name="KrymRusBold">-**</text:span><text:span text:style-name="KrymUkr"> – ***********, ********, ** ********, ** *******.</text:span></text:p>
      <text:p text:style-name="KrymPar"><text:span text:style-name="KrymRusBold">*************</text:span><text:span text:style-name="KrymUkr"> – ************, ***********.</text:span></text:p>
      <text:p text:style-name="KrymPar"><text:span text:style-name="KrymRusBold">**************</text:span><text:span text:style-name="KrymUkr"> – 1) ***********, **********, *********; 2) </text:span><text:span text:style-name="KrymRusItalic">**. </text:span><text:span text:style-name="KrymRusBold">************ 1 - 2</text:span><text:span text:style-name="KrymUkr">; 3) (</text:span><text:span text:style-name="KrymRusAux">***.</text:span><text:span text:style-name="KrymUkr">) ******* ******.</text:span></text:p>
      <text:p text:style-name="KrymPar"><text:span text:style-name="KrymRusBold">***************</text:span><text:span text:style-name="KrymUkr"> – ************, ***********.</text:span></text:p>
      <text:p text:style-name="KrymPar"><text:span text:style-name="KrymRusBold">*************</text:span><text:span text:style-name="KrymUkr"> – *********, **********. </text:span><text:span text:style-name="KrymRusBold">-**</text:span><text:span text:style-name="KrymUkr"> – ********; *** *****.</text:span></text:p>
      <text:p text:style-name="KrymPar"><text:span text:style-name="KrymRusBold">************</text:span><text:span text:style-name="KrymUkr"> – 1) *******, *********, *********, *********; 2) **********, *********; 3) </text:span><text:soft-page-break/><text:span text:style-name="KrymUkr">*********** [*** ******* ** *******, ** ** *** ************ * ** *******].</text:span></text:p>
      <text:p text:style-name="KrymPar"><text:span text:style-name="KrymRusBold">************</text:span><text:span text:style-name="KrymUkr"> – ***********. </text:span><text:span text:style-name="KrymRusBold">-**</text:span><text:span text:style-name="KrymUkr"> – **********.</text:span></text:p>
      <text:p text:style-name="KrymPar"><text:span text:style-name="KrymRusBold">**************</text:span><text:span text:style-name="KrymUkr"> – *******, **************, *****************.</text:span></text:p>
      <text:p text:style-name="KrymPar"><text:span text:style-name="KrymRusBold">************</text:span><text:span text:style-name="KrymUkr"> – ************, **************. </text:span><text:span text:style-name="KrymRusBold">-**</text:span><text:span text:style-name="KrymUkr"> – *** ******, *** *******.</text:span></text:p>
      <text:p text:style-name="KrymPar"><text:span text:style-name="KrymRusBold">************</text:span><text:span text:style-name="KrymUkr"> – ************. </text:span><text:span text:style-name="KrymRusBold">-**</text:span><text:span text:style-name="KrymUkr"> – ***********, ** **********.</text:span></text:p>
      <text:p text:style-name="KrymPar"><text:span text:style-name="KrymRusBold">**************</text:span><text:span text:style-name="KrymUkr"> – **************, *********, **************, ********** *******, ****** * ****. [***** ***** ********** *****, ****** ****** * ****].</text:span></text:p>
      <text:p text:style-name="KrymPar"><text:span text:style-name="KrymRusBold">************</text:span><text:span text:style-name="KrymUkr"> – 1) ************, ***********; 2) ************, ************. </text:span><text:span text:style-name="KrymRusBold">-**</text:span><text:span text:style-name="KrymUkr"> – ***********, **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</text:span><text:span text:style-name="KrymUkr"> – 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***</text:span><text:span text:style-name="KrymUkr"> – 1) *************, **********; 2) **********, ************** (*******, ******).</text:span></text:p>
      <text:p text:style-name="KrymPar"><text:span text:style-name="KrymRusBold">***********</text:span><text:span text:style-name="KrymUkr"> – ***********, ***********, ******. </text:span><text:span text:style-name="KrymRusBold">-**</text:span><text:span text:style-name="KrymUkr"> – 1) *****, **********; 2) *******, ***********.</text:span></text:p>
      <text:p text:style-name="KrymPar"><text:span text:style-name="KrymRusBold">***********</text:span><text:span text:style-name="KrymUkr"> – 1) ***********; 2) *************, 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******</text:span><text:span text:style-name="KrymUkr"> – *************.</text:span></text:p>
      <text:p text:style-name="KrymPar"><text:span text:style-name="KrymRusBold">***************</text:span><text:span text:style-name="KrymUkr"> – ***************, ***************; (</text:span><text:span text:style-name="KrymRusItalic">******** ******** ******</text:span><text:span text:style-name="KrymUkr">) ***************.</text:span></text:p>
      <text:p text:style-name="KrymPar"><text:span text:style-name="KrymRusBold">*************</text:span><text:span text:style-name="KrymUkr"> – *************, ******* ** *******; *************. </text:span><text:span text:style-name="KrymRusBold">-**</text:span><text:span text:style-name="KrymUkr"> – ************.</text:span></text:p>
      <text:p text:style-name="KrymPar"><text:span text:style-name="KrymRusBold">***************</text:span><text:span text:style-name="KrymUkr"> – ************, *************, *********** (</text:span><text:span text:style-name="KrymRusAux">*. </text:span><text:span text:style-name="KrymUkr">-*****), **************, *************, ********, *******, *******’*.</text:span></text:p>
      <text:p text:style-name="KrymPar"><text:span text:style-name="KrymRusBold">*************</text:span><text:span text:style-name="KrymUkr"> – **********, ***********, *********, -***, -***, ************, ***********, **********. </text:span><text:span text:style-name="KrymRusBold">-**</text:span><text:span text:style-name="KrymUkr"> – *********, *********, *** *****.</text:span></text:p>
      <text:p text:style-name="KrymPar"><text:span text:style-name="KrymRusBold">*************</text:span><text:span text:style-name="KrymUkr"> – ***************, *************.</text:span></text:p>
      <text:p text:style-name="KrymPar"><text:span text:style-name="KrymRusBold">***********</text:span><text:span text:style-name="KrymUkr"> – *************, ***********, **********. </text:span><text:span text:style-name="KrymRusBold">-**</text:span><text:span text:style-name="KrymUkr"> – ************, 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</text:span><text:span text:style-name="KrymUkr"> – **********, **********. [** ** ********* ******* * ******* ** *********].</text:span></text:p>
      <text:p text:style-name="KrymPar"><text:span text:style-name="KrymRusBold">*********</text:span><text:span text:style-name="KrymUkr"> – *********; (</text:span><text:span text:style-name="KrymRusItalic">* ********</text:span><text:span text:style-name="KrymUkr">) **********.</text:span></text:p>
      <text:p text:style-name="KrymPar"><text:span text:style-name="KrymRusBold">**********</text:span><text:span text:style-name="KrymUkr"> – ************, **********.</text:span></text:p>
      <text:p text:style-name="KrymPar"><text:span text:style-name="KrymRusBold">*********-************</text:span><text:span text:style-name="KrymUkr"> – ***********, *********.</text:span></text:p>
      <text:p text:style-name="KrymPar"><text:span text:style-name="KrymRusBold">************</text:span><text:span text:style-name="KrymUkr"> – 1) ************, ************, ************; 2) ******** [*** – ********].</text:span></text:p>
      <text:p text:style-name="KrymPar"><text:span text:style-name="KrymRusBold">**********</text:span><text:span text:style-name="KrymUkr"> – *******[*]**, **********, ***********, **********. </text:span><text:span text:style-name="KrymRusBold">-**</text:span><text:span text:style-name="KrymUkr"> – *********, **********, *************.</text:span></text:p>
      <text:p text:style-name="KrymPar"><text:span text:style-name="KrymRusBold">***********</text:span><text:span text:style-name="KrymUkr"> – ***********, **********.</text:span></text:p>
      <text:p text:style-name="KrymPar"><text:span text:style-name="KrymRusBold">***************</text:span><text:span text:style-name="KrymUkr"> – ***********, *********, ************.</text:span></text:p>
      <text:p text:style-name="KrymPar"><text:span text:style-name="KrymRusBold">************</text:span><text:span text:style-name="KrymUkr"> – *************, **************, ***********.</text:span></text:p>
      <text:p text:style-name="KrymPar"><text:span text:style-name="KrymRusBold">***************</text:span><text:span text:style-name="KrymUkr"> – *********, ** **********, ********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*</text:span><text:span text:style-name="KrymUkr"> – *********, ***** ***.</text:span></text:p>
      <text:p text:style-name="KrymPar"><text:span text:style-name="KrymRusBold">*********, -*****, -********</text:span><text:span text:style-name="KrymUkr"> – </text:span><text:span text:style-name="KrymRusAux">**.</text:span><text:span text:style-name="KrymUkr"> **********, ********* [** ********* ******* ****** *********].</text:span></text:p>
      <text:p text:style-name="KrymPar"><text:span text:style-name="KrymRusBold">*********</text:span><text:span text:style-name="KrymUkr"> – *********, **********, *******. </text:span><text:span text:style-name="KrymRusItalic">** </text:span><text:span text:style-name="KrymRusBold">*********</text:span><text:span text:style-name="KrymUkr"> – *******’*, *********.</text:span></text:p>
      <text:p text:style-name="KrymPar"><text:span text:style-name="KrymRusBold">***********</text:span><text:span text:style-name="KrymUkr"> – 1) *******(*), ***[**]*** (</text:span><text:span text:style-name="KrymRusAux">*. </text:span><text:span text:style-name="KrymUkr">-**), *******, ******, *********, *******, *********. </text:span><text:span text:style-name="KrymRusItalic">********, ********* </text:span><text:span text:style-name="KrymRusBold">-***</text:span><text:span text:style-name="KrymUkr"> – *********, **********, ********** * *******; 2) *******, *******, *********.</text:span></text:p>
      <text:p text:style-name="KrymPar"><text:span text:style-name="KrymRusBold">************</text:span><text:span text:style-name="KrymUkr"> – 1) ************, *******; 2) *********, *********, ***********.</text:span></text:p>
      <text:p text:style-name="KrymPar"><text:span text:style-name="KrymRusBold">***************, ************</text:span><text:span text:style-name="KrymUkr"> – 1) **********, **********, ***********; 2) ***********, ***********.</text:span></text:p>
      <text:p text:style-name="KrymPar"><text:soft-page-break/><text:span text:style-name="KrymRusBold">**************</text:span><text:span text:style-name="KrymUkr"> – 1) ***********, ************, *******, ************, **********; 2) **********, (******) *******, ***********.</text:span></text:p>
      <text:p text:style-name="KrymPar"><text:span text:style-name="KrymRusBold">***************</text:span><text:span text:style-name="KrymUkr"> – 1) *********** ******, **-*********; 2) ************ ******, **-*************.</text:span></text:p>
      <text:p text:style-name="KrymPar"><text:span text:style-name="KrymRusBold">****************</text:span><text:span text:style-name="KrymUkr"> – ***********; ************.</text:span></text:p>
      <text:p text:style-name="KrymPar"><text:span text:style-name="KrymRusBold">****************,</text:span><text:span text:style-name="KrymRusItalic"> **. </text:span><text:span text:style-name="KrymRusBold">***************.</text:span></text:p>
      <text:p text:style-name="KrymPar"><text:span text:style-name="KrymRusBold">***********</text:span><text:span text:style-name="KrymUkr"> – ***********. [******* * ********** ***********].</text:span></text:p>
      <text:p text:style-name="KrymPar"><text:span text:style-name="KrymRusBold">***********</text:span><text:span text:style-name="KrymUkr"> – ************, ********, ******, *** *******.</text:span></text:p>
      <text:p text:style-name="KrymPar"><text:span text:style-name="KrymRusBold">**************, ***********</text:span><text:span text:style-name="KrymUkr"> – **********’*, **********.</text:span></text:p>
      <text:p text:style-name="KrymPar"><text:span text:style-name="KrymRusBold">************</text:span><text:span text:style-name="KrymUkr"> – ************, *************.</text:span></text:p>
      <text:p text:style-name="KrymPar"><text:span text:style-name="KrymRusBold">***********,</text:span><text:span text:style-name="KrymRusItalic"> **. </text:span><text:span text:style-name="KrymRusBold">**************.</text:span></text:p>
      <text:p text:style-name="KrymPar"><text:span text:style-name="KrymRusBold">************</text:span><text:span text:style-name="KrymUkr"> – ***********, ************.</text:span></text:p>
      <text:p text:style-name="KrymPar"><text:span text:style-name="KrymRusBold">**********</text:span><text:span text:style-name="KrymUkr"> – **********, **********. </text:span><text:span text:style-name="KrymRusBold">-***</text:span><text:span text:style-name="KrymUkr"> – ***********, ***********, ************, *******.</text:span></text:p>
      <text:p text:style-name="KrymPar"><text:span text:style-name="KrymRusBold">****************</text:span><text:span text:style-name="KrymUkr"> – **************, *************.</text:span></text:p>
      <text:p text:style-name="KrymPar"><text:span text:style-name="KrymRusBold">**************</text:span><text:span text:style-name="KrymUkr"> – ************, ***********, ************. [***** ****** * ******* ************ ** *******].</text:span></text:p>
      <text:p text:style-name="KrymPar"><text:span text:style-name="KrymRusBold">*******</text:span><text:span text:style-name="KrymUkr"> – 1) ********, (</text:span><text:span text:style-name="KrymRusItalic">****** * ****</text:span><text:span text:style-name="KrymUkr">) *******, **********, ********, (</text:span><text:span text:style-name="KrymRusItalic">******</text:span><text:span text:style-name="KrymUkr">) *********; 2) </text:span><text:span text:style-name="KrymRusBold">*******</text:span><text:span text:style-name="KrymUkr"> (</text:span><text:span text:style-name="KrymRusItalic">*********, ******</text:span><text:span text:style-name="KrymUkr">) – *****-********, *******, ** *******. [****** *****-********. ******* *******, ** *******].</text:span></text:p>
      <text:p text:style-name="KrymPar"><text:span text:style-name="KrymRusBold">**********</text:span><text:span text:style-name="KrymUkr"> – **********, *******, ***, *****.</text:span></text:p>
      <text:p text:style-name="KrymPar"><text:span text:style-name="KrymRusBold">***********</text:span><text:span text:style-name="KrymUkr"> – 1) ***********, **********; 2) ******, *********. </text:span><text:span text:style-name="KrymRusBold">-*** </text:span><text:span text:style-name="KrymRusItalic">****</text:span><text:span text:style-name="KrymUkr"> – **********.</text:span></text:p>
      <text:p text:style-name="KrymPar"><text:span text:style-name="KrymRusBold">***********, *************</text:span><text:span text:style-name="KrymUkr"> – ************, ***************.</text:span></text:p>
      <text:p text:style-name="KrymPar"><text:span text:style-name="KrymRusBold">*****************</text:span><text:span text:style-name="KrymUkr"> – **************, ************, ************. </text:span><text:span text:style-name="KrymRusBold">-**</text:span><text:span text:style-name="KrymUkr"> – *************, ***********, ***********.</text:span></text:p>
      <text:p text:style-name="KrymPar"><text:span text:style-name="KrymRusBold">***************</text:span><text:span text:style-name="KrymUkr"> – ************, ************.</text:span></text:p>
      <text:p text:style-name="KrymPar"><text:span text:style-name="KrymRusBold">*********</text:span><text:span text:style-name="KrymUkr"> – ***********, *************, ******[**]***. [** *****, *****, *****, ** ********* ******** * *****, * ** *********, ** ********* * *******’*].</text:span></text:p>
      <text:p text:style-name="KrymPar"><text:span text:style-name="KrymRusBold">***********</text:span><text:span text:style-name="KrymUkr"> – ************, ***********, **********. </text:span><text:span text:style-name="KrymRusBold">-**</text:span><text:span text:style-name="KrymUkr"> – ***********, ******[**]******.</text:span></text:p>
      <text:p text:style-name="KrymPar"><text:span text:style-name="KrymRusBold">**********, *********</text:span><text:span text:style-name="KrymUkr"> – **********, **********, **********, ***********, *******, ********, **********; </text:span><text:span text:style-name="KrymRusBold">***********</text:span><text:span text:style-name="KrymUkr"> – ***********, *********. </text:span><text:span text:style-name="KrymRusItalic">************, *******. </text:span><text:span text:style-name="KrymRusBold">-**</text:span><text:span text:style-name="KrymUkr"> – ***********.</text:span></text:p>
      <text:p text:style-name="KrymPar"><text:span text:style-name="KrymRusBold">**********</text:span><text:span text:style-name="KrymUkr"> – **********, ************, **********, ***********, **************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****</text:span><text:span text:style-name="KrymUkr"> – **********.</text:span></text:p>
      <text:p text:style-name="KrymPar"><text:span text:style-name="KrymRusBold">**********</text:span><text:span text:style-name="KrymUkr"> – *********, **********, *********** [****** *****, ***** ******** *****, ********* ********, ********** *********], (</text:span><text:span text:style-name="KrymRusItalic">* ******</text:span><text:span text:style-name="KrymUkr">) **********. [********** ****** ** *******].</text:span></text:p>
      <text:p text:style-name="KrymPar"><text:span text:style-name="KrymRusBold">*********-</text:span><text:span text:style-name="KrymRusItalic">********</text:span><text:span text:style-name="KrymUkr"> – ********-*********.</text:span></text:p>
      <text:p text:style-name="KrymPar"><text:span text:style-name="KrymRusBold">************, -******</text:span><text:span text:style-name="KrymUkr"> – ***********, *********, *********.</text:span></text:p>
      <text:p text:style-name="KrymPar"><text:span text:style-name="KrymRusBold">**************</text:span><text:span text:style-name="KrymUkr"> – *****************.</text:span></text:p>
      <text:p text:style-name="KrymPar"><text:span text:style-name="KrymRusBold">***********</text:span><text:span text:style-name="KrymUkr"> – **************, ***********.</text:span></text:p>
      <text:p text:style-name="KrymPar"><text:span text:style-name="KrymRusBold">********</text:span><text:span text:style-name="KrymUkr"> – ***********, **************, *********.</text:span></text:p>
      <text:p text:style-name="KrymPar"><text:span text:style-name="KrymRusBold">**********</text:span><text:span text:style-name="KrymUkr"> – 1) **********, *************, ********; 2) ********, ********, ********** [********* *****]; 3) **************, ******, *************. </text:span><text:span text:style-name="KrymRusBold">*********</text:span><text:span text:style-name="KrymUkr"> – *********, *************, *** 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*</text:span><text:span text:style-name="KrymUkr"> – ************ (</text:span><text:span text:style-name="KrymRusAux">*. </text:span><text:span text:style-name="KrymUkr">-*****)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******</text:span><text:span text:style-name="KrymUkr"> – ***************, *********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***, **************, ***********, *************, *******. </text:span><text:span text:style-name="KrymRusBold">-**</text:span><text:span text:style-name="KrymUkr"> – *************, ************, *** ******.</text:span></text:p>
      <text:p text:style-name="KrymPar"><text:soft-page-break/><text:span text:style-name="KrymRusBold">**********</text:span><text:span text:style-name="KrymUkr"> – *************, ************, -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).</text:span></text:p>
      <text:p text:style-name="KrymPar"><text:span text:style-name="KrymRusBold">***************</text:span><text:span text:style-name="KrymUkr"> – 1) ************, ************, **********, **********; 2) *********.</text:span></text:p>
      <text:p text:style-name="KrymPar"><text:span text:style-name="KrymRusBold">*************</text:span><text:span text:style-name="KrymUkr"> – 1) **********, **********, ********. [****** *********]; 2) *******. </text:span><text:span text:style-name="KrymRusBold">************</text:span><text:span text:style-name="KrymUkr"> – 1) *********, *********, *******; 2) ******.</text:span></text:p>
      <text:p text:style-name="KrymPar"><text:span text:style-name="KrymRusBold">****************</text:span><text:span text:style-name="KrymUkr"> – ***************, **************, ************, ***********, *********, ************, *********.</text:span></text:p>
      <text:p text:style-name="KrymPar"><text:span text:style-name="KrymRusBold">**************</text:span><text:span text:style-name="KrymUkr"> – *************, **************, *************, ************, **********, ******(*)****, ************, ********. [******* ****** ** *’******, ** **********]. </text:span><text:span text:style-name="KrymRusBold">-**</text:span><text:span text:style-name="KrymUkr"> – ************, ***********.</text:span></text:p>
      <text:p text:style-name="KrymPar"><text:span text:style-name="KrymRusBold">**************</text:span><text:span text:style-name="KrymUkr"> – 1) ************, ************, ************; 2) </text:span><text:span text:style-name="KrymRusItalic">**. </text:span><text:span text:style-name="KrymRusBold">****************.</text:span></text:p>
      <text:p text:style-name="KrymPar"><text:span text:style-name="KrymRusBold">************</text:span><text:span text:style-name="KrymUkr"> – 1) **********, *****(*)******, **********, **********, *************. </text:span><text:span text:style-name="KrymRusBold">-**</text:span><text:span text:style-name="KrymUkr"> – *********, *********, *********, ************; 2) </text:span><text:span text:style-name="KrymRusItalic">**. </text:span><text:span text:style-name="KrymRusBold">*************.</text:span></text:p>
      <text:p text:style-name="KrymPar"><text:span text:style-name="KrymRusBold">************</text:span><text:span text:style-name="KrymUkr"> – ************, ***********. </text:span><text:span text:style-name="KrymRusBold">-**</text:span><text:span text:style-name="KrymUkr"> – ***********, ***** *******, *** 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</text:span><text:span text:style-name="KrymUkr"> – *************, ***********.</text:span></text:p>
      <text:p text:style-name="KrymPar"><text:span text:style-name="KrymRusBold">************, -****</text:span><text:span text:style-name="KrymUkr"> – ************, -****.</text:span></text:p>
      <text:p text:style-name="KrymPar"><text:span text:style-name="KrymRusBold">***************</text:span><text:span text:style-name="KrymUkr"> – *****************, ******* (***********) ******, ******, *****.</text:span></text:p>
      <text:p text:style-name="KrymPar"><text:span text:style-name="KrymRusBold">**************</text:span><text:span text:style-name="KrymUkr"> (</text:span><text:span text:style-name="KrymRusItalic">********** **********</text:span><text:span text:style-name="KrymUkr">) – *******, *********, ************, **************. [********** ************ *** ***** * ***** ************ (*****)].</text:span></text:p>
      <text:p text:style-name="KrymPar"><text:span text:style-name="KrymRusBold">************</text:span><text:span text:style-name="KrymUkr"> (</text:span><text:span text:style-name="KrymRusItalic">***************</text:span><text:span text:style-name="KrymUkr">) – ************, ********** (*****). </text:span><text:span text:style-name="KrymRusBold">-**</text:span><text:span text:style-name="KrymUkr"> – ***********, *********.</text:span></text:p>
      <text:p text:style-name="KrymPar"><text:span text:style-name="KrymRusBold">*************</text:span><text:span text:style-name="KrymUkr"> – **********.</text:span></text:p>
      <text:p text:style-name="KrymPar"><text:span text:style-name="KrymRusBold">*****************</text:span><text:span text:style-name="KrymUkr"> – ***************, ***************.</text:span></text:p>
      <text:p text:style-name="KrymPar"><text:span text:style-name="KrymRusBold">***************</text:span><text:span text:style-name="KrymUkr"> – *************, ***************, ************. </text:span><text:span text:style-name="KrymRusBold">-**</text:span><text:span text:style-name="KrymUkr"> – **************, ***********.</text:span></text:p>
      <text:p text:style-name="KrymPar"><text:span text:style-name="KrymRusBold">**************, ************</text:span><text:span text:style-name="KrymUkr"> – *************, *** ********. </text:span><text:span text:style-name="KrymRusBold">-** </text:span><text:span text:style-name="KrymRusItalic">*******</text:span><text:span text:style-name="KrymUkr"> – ************.</text:span></text:p>
      <text:p text:style-name="KrymPar"><text:span text:style-name="KrymRusBold">**************</text:span><text:span text:style-name="KrymUkr"> – **************, ***************.</text:span></text:p>
      <text:p text:style-name="KrymPar"><text:span text:style-name="KrymRusBold">************</text:span><text:span text:style-name="KrymUkr"> – ************, *************, *************.</text:span></text:p>
      <text:p text:style-name="KrymPar"><text:span text:style-name="KrymRusBold">************</text:span><text:span text:style-name="KrymUkr"> – ***********, *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</text:span><text:span text:style-name="KrymUkr"> – **********, **************, *******, ******. [* *******, ******* *******. *********** ** ******* ********]. </text:span><text:span text:style-name="KrymRusBold">-**</text:span><text:span text:style-name="KrymUkr"> – *********, *************, ******, *****, *** *******. [* ****** ******* – ************* *** ***** ********* (*. ****.). ***** ***** ********* ***** ***** (****.)]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</text:span><text:span text:style-name="KrymUkr"> (</text:span><text:span text:style-name="KrymRusItalic">******* **** *******</text:span><text:span text:style-name="KrymUkr">) – *********.</text:span></text:p>
      <text:p text:style-name="KrymPar"><text:span text:style-name="KrymRusBold">*************</text:span><text:span text:style-name="KrymUkr"> – *************, ***ґ*******; (</text:span><text:span text:style-name="KrymRusItalic">**********, ******* * ***** ****</text:span><text:span text:style-name="KrymUkr">) ***********, </text:span><text:span text:style-name="KrymRusAux">***.</text:span><text:span text:style-name="KrymUkr"> – 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****.</text:span></text:p>
      <text:p text:style-name="KrymPar"><text:span text:style-name="KrymRusBold">**********</text:span><text:span text:style-name="KrymUkr"> – 1) (</text:span><text:span text:style-name="KrymRusItalic">**********, *********</text:span><text:span text:style-name="KrymUkr">) *******, *********; 2) (</text:span><text:span text:style-name="KrymRusItalic">******, ******</text:span><text:span text:style-name="KrymUkr">) *******,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**</text:span><text:span text:style-name="KrymUkr"> – ***************.</text:span></text:p>
      <text:p text:style-name="KrymPar"><text:span text:style-name="KrymRusBold">***************</text:span><text:span text:style-name="KrymUkr"> – *****************.</text:span></text:p>
      <text:p text:style-name="KrymPar"><text:span text:style-name="KrymRusBold">*********, -*******</text:span><text:span text:style-name="KrymUkr"> – *********.</text:span></text:p>
      <text:p text:style-name="KrymPar"><text:span text:style-name="KrymRusBold">**********</text:span><text:span text:style-name="KrymUkr"> – ***********, **********.</text:span></text:p>
      <text:p text:style-name="KrymPar"><text:soft-page-break/><text:span text:style-name="KrymRusBold">*********</text:span><text:span text:style-name="KrymUkr"> – ********* (</text:span><text:span text:style-name="KrymRusAux">*. *.</text:span><text:span text:style-name="KrymUkr"> ********).</text:span></text:p>
      <text:p text:style-name="KrymPar"><text:span text:style-name="KrymRusBold">**************, -****(*)**</text:span><text:span text:style-name="KrymUkr"> – **********, ************.</text:span></text:p>
      <text:p text:style-name="KrymPar"><text:span text:style-name="KrymRusBold">**********</text:span><text:span text:style-name="KrymUkr"> – ************, ************, ***********. [************ ***** *********** *****. ********** *********].</text:span></text:p>
      <text:p text:style-name="KrymPar"><text:span text:style-name="KrymRusBold">************</text:span><text:span text:style-name="KrymUkr"> – **********; (</text:span><text:span text:style-name="KrymRusItalic">********** *******</text:span><text:span text:style-name="KrymUkr">) ************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****, ************</text:span><text:span text:style-name="KrymUkr"> – **********.</text:span></text:p>
      <text:p text:style-name="KrymPar"><text:span text:style-name="KrymRusBold">**********</text:span><text:span text:style-name="KrymUkr"> – **************, **********. [****** ************** *******].</text:span></text:p>
      <text:p text:style-name="KrymPar"><text:span text:style-name="KrymRusBold">**********</text:span><text:span text:style-name="KrymUkr"> – **********, **********, *******. [******* *********]. </text:span><text:span text:style-name="KrymRusBold">-**</text:span><text:span text:style-name="KrymUkr"> – *********, ******, ******. [****** ** ******* ******: ****** ********, ** *** ** ****** *******]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</text:span><text:span text:style-name="KrymUkr"> – **********, ***********, *****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 **, ** ****** **, ********. [******** ** ********. ******** ****** *** *****]. </text:span><text:span text:style-name="KrymRusBold">**********</text:span><text:span text:style-name="KrymUkr"> (</text:span><text:span text:style-name="KrymRusItalic">**************</text:span><text:span text:style-name="KrymUkr">) – **********, ************.</text:span></text:p>
      <text:p text:style-name="KrymPar"><text:span text:style-name="KrymRusBold">***********, -**</text:span><text:span text:style-name="KrymUkr"> – </text:span><text:span text:style-name="KrymRusItalic">**. </text:span><text:span text:style-name="KrymRusBold">**************, -**.</text:span></text:p>
      <text:p text:style-name="KrymPar"><text:span text:style-name="KrymRusBold">*******</text:span><text:span text:style-name="KrymUkr"> – *******, (</text:span><text:span text:style-name="KrymRusItalic">*********</text:span><text:span text:style-name="KrymUkr">) *******.</text:span></text:p>
      <text:p text:style-name="KrymPar"><text:span text:style-name="KrymRusBold">************</text:span><text:span text:style-name="KrymUkr"> – ************, ************, ************, **************. </text:span><text:span text:style-name="KrymRusBold">-**</text:span><text:span text:style-name="KrymUkr"> – ********* [******** ***** ******* ********* (*****.)].</text:span></text:p>
      <text:p text:style-name="KrymPar"><text:span text:style-name="KrymRusBold">**********</text:span><text:span text:style-name="KrymUkr"> – **********, **********. [********** *******. ********** ****]. </text:span><text:span text:style-name="KrymRusBold">-**</text:span><text:span text:style-name="KrymUkr"> – *********, *********, *********, *** *****, ***** *****, ***********. [******* *********, ** ***** ******* – ***** *****. ******* ***** *** ***** *******. *********** ***]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*</text:span><text:span text:style-name="KrymUkr"> – ******[**]****, ************, *********, ***********, **********.</text:span></text:p>
      <text:p text:style-name="KrymPar"><text:span text:style-name="KrymRusBold">**********</text:span><text:span text:style-name="KrymUkr"> – ***********, ***********, ***** *****.</text:span></text:p>
      <text:p text:style-name="KrymPar"><text:span text:style-name="KrymRusBold">***********, ****************</text:span><text:span text:style-name="KrymUkr"> – **********, *********, ******, **********, *********, **********, ***********. </text:span><text:span text:style-name="KrymRusBold">-**</text:span><text:span text:style-name="KrymUkr"> – *********, *******, **********, *****, ********, ********. [* ***** ******, *****. ******* ********* ****** (*****.)]. </text:span><text:span text:style-name="KrymRusBold">********** </text:span><text:span text:style-name="KrymRusItalic">*************</text:span><text:span text:style-name="KrymUkr"> – ****************. [***** ***** *************** ******* (*****.)].</text:span></text:p>
      <text:p text:style-name="KrymPar"><text:span text:style-name="KrymRusBold">*****************</text:span><text:span text:style-name="KrymUkr"> – **********.</text:span></text:p>
      <text:p text:style-name="KrymPar"><text:span text:style-name="KrymRusBold">****************</text:span><text:span text:style-name="KrymUkr"> – *********, **************, ******** *******.</text:span></text:p>
      <text:p text:style-name="KrymPar"><text:span text:style-name="KrymRusBold">*************</text:span><text:span text:style-name="KrymUkr"> (</text:span><text:span text:style-name="KrymRusItalic">********</text:span><text:span text:style-name="KrymUkr">) – ******, *******, ********. [***** ******* ******, * *** *******].</text:span></text:p>
      <text:p text:style-name="KrymPar"><text:span text:style-name="KrymRusBold">**************</text:span><text:span text:style-name="KrymUkr"> – *************, *******, ********, *******, ***************.</text:span></text:p>
      <text:p text:style-name="KrymPar"><text:span text:style-name="KrymRusBold">************</text:span><text:span text:style-name="KrymUkr"> – ***********, ***********, *************.</text:span></text:p>
      <text:p text:style-name="KrymPar"><text:span text:style-name="KrymRusBold">**************</text:span><text:span text:style-name="KrymUkr"> – *********, **************.</text:span></text:p>
      <text:p text:style-name="KrymPar"><text:span text:style-name="KrymRusBold">************</text:span><text:span text:style-name="KrymUkr"> – ************. </text:span><text:span text:style-name="KrymRusBold">-**</text:span><text:span text:style-name="KrymUkr"> – ***********. </text:span><text:span text:style-name="KrymRusBold">-** </text:span><text:span text:style-name="KrymRusItalic">*******</text:span><text:span text:style-name="KrymUkr"> – ***********. [*** *** *********** *******, *** * ****** *******].</text:span></text:p>
      <text:p text:style-name="KrymPar"><text:span text:style-name="KrymRusBold">****************</text:span><text:span text:style-name="KrymUkr"> – ************. </text:span><text:span text:style-name="KrymRusBold">-***, -**</text:span><text:span text:style-name="KrymUkr"> – **********, -**.</text:span></text:p>
      <text:p text:style-name="KrymPar"><text:span text:style-name="KrymRusBold">**************</text:span><text:span text:style-name="KrymUkr"> – **********, ************, ************. </text:span><text:span text:style-name="KrymRusBold">-**</text:span><text:span text:style-name="KrymUkr"> – *********, ***********, *** *******.</text:span></text:p>
      <text:p text:style-name="KrymPar"><text:span text:style-name="KrymRusBold">****************</text:span><text:span text:style-name="KrymUkr"> – **************, **************.</text:span></text:p>
      <text:p text:style-name="KrymPar"><text:span text:style-name="KrymRusBold">***********</text:span><text:span text:style-name="KrymUkr"> – **********, *********’*.</text:span></text:p>
      <text:p text:style-name="KrymPar"><text:span text:style-name="KrymRusBold">****************</text:span><text:span text:style-name="KrymUkr"> – ***** *** ***********, **********.</text:span></text:p>
      <text:p text:style-name="KrymPar"><text:span text:style-name="KrymRusBold">*************</text:span><text:span text:style-name="KrymUkr"> – **************, *********, ************. </text:span><text:span text:style-name="KrymRusBold">-**</text:span><text:span text:style-name="KrymUkr"> – *** ********, ********, ***********.</text:span></text:p>
      <text:p text:style-name="KrymPar"><text:span text:style-name="KrymRusBold">******************</text:span><text:span text:style-name="KrymUkr"> – ***********.</text:span></text:p>
      <text:p text:style-name="KrymPar"><text:span text:style-name="KrymRusBold">***************,</text:span><text:span text:style-name="KrymRusItalic"> **. </text:span><text:span text:style-name="KrymRusBold">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, **********, *********.</text:span></text:p>
      <text:p text:style-name="KrymPar"><text:soft-page-break/><text:span text:style-name="KrymRusBold">******************</text:span><text:span text:style-name="KrymUkr"> – 1) **************, ***************, ************; 2) *********, ************, *******************.</text:span></text:p>
      <text:p text:style-name="KrymPar"><text:span text:style-name="KrymRusBold">****************</text:span><text:span text:style-name="KrymUkr"> – 1) ************; 2) **********, *****************, **********. </text:span><text:span text:style-name="KrymRusBold">***************</text:span><text:span text:style-name="KrymUkr"> – 1) ***********. </text:span><text:span text:style-name="KrymRusBold">*.</text:span><text:span text:style-name="KrymRusItalic"> ****</text:span><text:span text:style-name="KrymUkr"> – ****** *** (*****.); 2) *********.</text:span></text:p>
      <text:p text:style-name="KrymPar"><text:span text:style-name="KrymRusBold">***********,</text:span><text:span text:style-name="KrymRusItalic"> **. </text:span><text:span text:style-name="KrymRusBold">**********.</text:span></text:p>
      <text:p text:style-name="KrymPar"><text:span text:style-name="KrymRusBold">***********</text:span><text:span text:style-name="KrymUkr"> – 1) *******, ***********; *************. [** *********** *******, ******* ** ********. *** ******* **********]; 2) ***********. [********** ****** (= </text:span><text:span text:style-name="KrymRusItalic">********** *********</text:span><text:span text:style-name="KrymUkr">)]. </text:span><text:span text:style-name="KrymRusBold">**********</text:span><text:span text:style-name="KrymUkr"> – *** *******, ** *******.</text:span></text:p>
      <text:p text:style-name="KrymPar"><text:span text:style-name="KrymRusBold">************</text:span><text:span text:style-name="KrymUkr"> – ********(*)**, *********. [****** ****** ******** ** ******** *****].</text:span></text:p>
      <text:p text:style-name="KrymPar"><text:span text:style-name="KrymRusBold">*************</text:span><text:span text:style-name="KrymUkr"> – ************* (********, ******).</text:span></text:p>
      <text:p text:style-name="KrymPar"><text:span text:style-name="KrymRusBold">**********, ************</text:span><text:span text:style-name="KrymUkr"> – **** (</text:span><text:span text:style-name="KrymRusItalic">* ****.</text:span><text:span text:style-name="KrymUkr">), ******** (</text:span><text:span text:style-name="KrymRusItalic">* ****.</text:span><text:span text:style-name="KrymUkr">), ********* (</text:span><text:span text:style-name="KrymRusAux">***.</text:span><text:span text:style-name="KrymUkr">).</text:span></text:p>
      <text:p text:style-name="KrymPar"><text:span text:style-name="KrymRusBold">***********, **************</text:span><text:span text:style-name="KrymUkr"> – 1) **********, ********; 2) *********, *************, ********. [** ** *********!].</text:span></text:p>
      <text:p text:style-name="KrymPar"><text:span text:style-name="KrymRusBold">************</text:span><text:span text:style-name="KrymUkr"> – *************, ***********, ********, ********.</text:span></text:p>
      <text:p text:style-name="KrymPar"><text:span text:style-name="KrymRusBold">**************</text:span><text:span text:style-name="KrymUkr"> – *************, *********.</text:span></text:p>
      <text:p text:style-name="KrymPar"><text:span text:style-name="KrymRusBold">************</text:span><text:span text:style-name="KrymUkr"> – **********, **********, ******** *********.</text:span></text:p>
      <text:p text:style-name="KrymPar"><text:span text:style-name="KrymRusBold">***************</text:span><text:span text:style-name="KrymUkr"> – ************, ************, ******* **********, ******* **********.</text:span></text:p>
      <text:p text:style-name="KrymPar"><text:span text:style-name="KrymRusBold">************</text:span><text:span text:style-name="KrymUkr"> – ********, ***********, *********, **********, ***********, 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</text:span><text:span text:style-name="KrymUkr"> – ********, ************. </text:span><text:span text:style-name="KrymRusItalic">********** </text:span><text:span text:style-name="KrymRusBold">*. </text:span><text:span text:style-name="KrymRusItalic">** ***</text:span><text:span text:style-name="KrymUkr"> – ************ ** *****. </text:span><text:span text:style-name="KrymRusItalic">**** * </text:span><text:span text:style-name="KrymRusBold">-***</text:span><text:span text:style-name="KrymUkr"> – ***** ************. </text:span><text:span text:style-name="KrymRusItalic">* </text:span><text:span text:style-name="KrymRusBold">-*** </text:span><text:span text:style-name="KrymRusItalic">***********</text:span><text:span text:style-name="KrymUkr"> – *[*]***********.</text:span></text:p>
      <text:p text:style-name="KrymPar"><text:span text:style-name="KrymRusBold">***********</text:span><text:span text:style-name="KrymUkr"> – **********. </text:span><text:span text:style-name="KrymRusItalic">** </text:span><text:span text:style-name="KrymRusBold">***********</text:span><text:span text:style-name="KrymUkr"> – ************. </text:span><text:span text:style-name="KrymRusBold">-**</text:span><text:span text:style-name="KrymUkr"> – *********, -**.</text:span></text:p>
      <text:p text:style-name="KrymPar"><text:span text:style-name="KrymRusBold">***********</text:span><text:span text:style-name="KrymUkr"> – ************, ************.</text:span></text:p>
      <text:p text:style-name="KrymPar"><text:span text:style-name="KrymRusBold">****************</text:span><text:span text:style-name="KrymUkr"> – *************, *** ґ******. </text:span><text:span text:style-name="KrymRusBold">-***</text:span><text:span text:style-name="KrymUkr"> – **************, ***ґ**********.</text:span></text:p>
      <text:p text:style-name="KrymPar"><text:span text:style-name="KrymRusBold">***************</text:span><text:span text:style-name="KrymUkr"> – *********, **********, *** ******, ***************, *************, **************, *************, ************[*]*, ***********, **********, ***********, ************, *********, ***-*-***, ***-**-***, ***-****-****, ********, ***********.</text:span></text:p>
      <text:p text:style-name="KrymPar"><text:span text:style-name="KrymRusBold">******************</text:span><text:span text:style-name="KrymUkr"> – ************, *************, *************, ************** (</text:span><text:span text:style-name="KrymRusAux">**. *.</text:span><text:span text:style-name="KrymUkr">) ******************, ***************.</text:span></text:p>
      <text:p text:style-name="KrymPar"><text:span text:style-name="KrymRusBold">****************</text:span><text:span text:style-name="KrymUkr"> – ***********, **********, **********, *************, ***********, *************, ****************, ****************, *************, ***********, *************, ***********.</text:span></text:p>
      <text:p text:style-name="KrymPar"><text:span text:style-name="KrymRusBold">*********</text:span><text:span text:style-name="KrymUkr"> (</text:span><text:span text:style-name="KrymRusItalic">* ******</text:span><text:span text:style-name="KrymUkr">) – *********, ************, ******. [*********** ********. ****** *****].</text:span></text:p>
      <text:p text:style-name="KrymPar"><text:span text:style-name="KrymRusBold">**************</text:span><text:span text:style-name="KrymUkr"> – ***************, **************, ***********, *********.</text:span></text:p>
      <text:p text:style-name="KrymPar"><text:span text:style-name="KrymRusBold">************</text:span><text:span text:style-name="KrymUkr"> – *************, ************, *********, *******, *******[*]. </text:span><text:span text:style-name="KrymRusBold">-**</text:span><text:span text:style-name="KrymUkr"> – ************, *******.</text:span></text:p>
      <text:p text:style-name="KrymPar"><text:span text:style-name="KrymRusBold">*******************</text:span><text:span text:style-name="KrymUkr"> – ********************, *******************.</text:span></text:p>
      <text:p text:style-name="KrymPar"><text:span text:style-name="KrymRusBold">*****************</text:span><text:span text:style-name="KrymUkr"> – ******************, *****************.</text:span></text:p>
      <text:p text:style-name="KrymPar"><text:span text:style-name="KrymRusBold">**************, ****************</text:span><text:span text:style-name="KrymUkr"> – **************, *’**********, **************.</text:span></text:p>
      <text:p text:style-name="KrymPar"><text:span text:style-name="KrymRusBold">************, **************</text:span><text:span text:style-name="KrymUkr"> – ************, *’********, *************, ************.</text:span></text:p>
      <text:p text:style-name="KrymPar"><text:span text:style-name="KrymRusBold">****************</text:span><text:span text:style-name="KrymUkr"> – *************, ***************. </text:span><text:span text:style-name="KrymRusBold">-**</text:span><text:span text:style-name="KrymUkr"> – ************, **************, ** **************, ** ***********, *** ********.</text:span></text:p>
      <text:p text:style-name="KrymPar"><text:span text:style-name="KrymRusBold">**************</text:span><text:span text:style-name="KrymUkr"> – **************. </text:span><text:span text:style-name="KrymRusBold">-**</text:span><text:span text:style-name="KrymUkr"> – *** ********, *** ********. </text:span><text:span text:style-name="KrymRusItalic">**** ****** </text:span><text:span text:style-name="KrymRusBold">*************</text:span><text:span text:style-name="KrymUkr"> – ********* ** ****** ********.</text:span></text:p>
      <text:p text:style-name="KrymPar"><text:span text:style-name="KrymRusBold">*******************, **************</text:span><text:span text:style-name="KrymUkr"> – ***************, ***********, (</text:span><text:span text:style-name="KrymRusItalic">****** * ****</text:span><text:span text:style-name="KrymUkr">) **********.</text:span></text:p>
      <text:p text:style-name="KrymPar"><text:span text:style-name="KrymRusBold">*****************, ************</text:span><text:span text:style-name="KrymUkr"> – *************, (</text:span><text:span text:style-name="KrymRusItalic">****** * ****</text:span><text:span text:style-name="KrymUkr">) ********. </text:span><text:span text:style-name="KrymRusBold">-**</text:span><text:span text:style-name="KrymUkr"> – ************, ** ************.</text:span></text:p>
      <text:p text:style-name="KrymPar"><text:span text:style-name="KrymRusBold">**************</text:span><text:span text:style-name="KrymUkr"> – ***************, **************, ***************.</text:span></text:p>
      <text:p text:style-name="KrymPar"><text:soft-page-break/><text:span text:style-name="KrymRusBold">************</text:span><text:span text:style-name="KrymUkr"> – *************, ************, *************. </text:span><text:span text:style-name="KrymRusBold">-**</text:span><text:span text:style-name="KrymUkr"> – ************, ***********, ************.</text:span></text:p>
      <text:p text:style-name="KrymPar"><text:span text:style-name="KrymRusBold">************</text:span><text:span text:style-name="KrymUkr"> – ************, *************. </text:span><text:span text:style-name="KrymRusBold">-**</text:span><text:span text:style-name="KrymUkr"> – ************.</text:span></text:p>
      <text:p text:style-name="KrymPar"><text:span text:style-name="KrymRusBold">*******************</text:span><text:span text:style-name="KrymUkr"> – ***************, **************** (</text:span><text:span text:style-name="KrymRusAux">*. </text:span><text:span text:style-name="KrymUkr">-*****).</text:span></text:p>
      <text:p text:style-name="KrymPar"><text:span text:style-name="KrymRusBold">*****************</text:span><text:span text:style-name="KrymUkr"> – *************, *************** ** *****. </text:span><text:span text:style-name="KrymRusBold">-**</text:span><text:span text:style-name="KrymUkr"> – ************, ** *********** ** *****, *** ****** ** **.</text:span></text:p>
      <text:p text:style-name="KrymPar"><text:span text:style-name="KrymRusBold">**************</text:span><text:span text:style-name="KrymUkr"> – *****************, ****************.</text:span></text:p>
      <text:p text:style-name="KrymPar"><text:span text:style-name="KrymRusBold">************</text:span><text:span text:style-name="KrymUkr"> – ***************, ************, **************. </text:span><text:span text:style-name="KrymRusItalic">****** **** ***** </text:span><text:span text:style-name="KrymRusBold">-***</text:span><text:span text:style-name="KrymUkr"> – ***’******** **** ****.; </text:span><text:span text:style-name="KrymRusBold">-**</text:span><text:span text:style-name="KrymUkr"> – ***********, *** **********.</text:span></text:p>
      <text:p text:style-name="KrymPar"><text:span text:style-name="KrymRusBold">*************, ************,</text:span><text:span text:style-name="KrymRusItalic"> **. </text:span><text:span text:style-name="KrymRusBold">************.</text:span></text:p>
      <text:p text:style-name="KrymPar"><text:span text:style-name="KrymRusBold">*************, -**,</text:span><text:span text:style-name="KrymRusItalic"> **. </text:span><text:span text:style-name="KrymRusBold">*****************, -**.</text:span></text:p>
      <text:p text:style-name="KrymPar"><text:span text:style-name="KrymRusBold">***********</text:span><text:span text:style-name="KrymUkr"> – 1) **********, *** ***** ** ***********; 2) ************, **********, *** ******, *** ************, ** ******** ************.</text:span></text:p>
      <text:p text:style-name="KrymPar"><text:span text:style-name="KrymRusBold">**************</text:span><text:span text:style-name="KrymUkr"> – 1) *************, ***’***********. [***’*********** ********]; 2) (</text:span><text:span text:style-name="KrymRusItalic">******** *******</text:span><text:span text:style-name="KrymUkr">) – ***************, *************. [***** ************* ************, – ****** ********* ****** (************)].</text:span></text:p>
      <text:p text:style-name="KrymPar"><text:span text:style-name="KrymRusBold">************</text:span><text:span text:style-name="KrymUkr"> – 1) ***********, ***’*********, *************, ************; 2) *************, ***********.</text:span></text:p>
      <text:p text:style-name="KrymPar"><text:span text:style-name="KrymRusBold">*************</text:span><text:span text:style-name="KrymUkr"> – ************, ************. </text:span><text:span text:style-name="KrymRusBold">-**</text:span><text:span text:style-name="KrymUkr"> – ***********, *** ******, ***********.</text:span></text:p>
      <text:p text:style-name="KrymPar"><text:span text:style-name="KrymRusBold">***************</text:span><text:span text:style-name="KrymUkr"> – **************, ****************, *************.</text:span></text:p>
      <text:p text:style-name="KrymPar"><text:span text:style-name="KrymRusBold">*************</text:span><text:span text:style-name="KrymUkr"> – *********, ***********, **********, ************, **************, **************, *************.</text:span></text:p>
      <text:p text:style-name="KrymPar"><text:span text:style-name="KrymRusBold">************</text:span><text:span text:style-name="KrymUkr"> – ***********. </text:span><text:span text:style-name="KrymRusItalic">***** </text:span><text:span text:style-name="KrymRusBold">-**</text:span><text:span text:style-name="KrymRusItalic"> ** ********</text:span><text:span text:style-name="KrymUkr"> – ********’*.</text:span></text:p>
      <text:p text:style-name="KrymPar"><text:span text:style-name="KrymRusBold">************</text:span><text:span text:style-name="KrymUkr"> – ************, **************.</text:span></text:p>
      <text:p text:style-name="KrymPar"><text:span text:style-name="KrymRusBold">*****************</text:span><text:span text:style-name="KrymUkr"> – ****************, ***************** (</text:span><text:span text:style-name="KrymRusAux">*. </text:span><text:span text:style-name="KrymUkr">-*****).</text:span></text:p>
      <text:p text:style-name="KrymPar"><text:span text:style-name="KrymRusBold">***************</text:span><text:span text:style-name="KrymUkr"> – **************, ******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**********</text:span><text:span text:style-name="KrymUkr"> – ************, *************. </text:span><text:span text:style-name="KrymRusBold">-**</text:span><text:span text:style-name="KrymUkr"> – ***********, ************, *******.</text:span></text:p>
      <text:p text:style-name="KrymPar"><text:span text:style-name="KrymRusBold">************</text:span><text:span text:style-name="KrymUkr"> – 1) ************, **************; 2) ***********.</text:span></text:p>
      <text:p text:style-name="KrymPar"><text:span text:style-name="KrymRusBold">************</text:span><text:span text:style-name="KrymUkr"> – *********, ***********, *********, ***********. [******** *********]; </text:span><text:span text:style-name="KrymRusItalic">*** *** </text:span><text:span text:style-name="KrymRusBold">-**</text:span><text:span text:style-name="KrymUkr"> – *********, *********, ***********, ******, ********* ***** ** *****. </text:span><text:span text:style-name="KrymRusItalic">********** </text:span><text:span text:style-name="KrymRusBold">-**</text:span><text:span text:style-name="KrymUkr"> – **************, ***************.</text:span></text:p>
      <text:p text:style-name="KrymPar"><text:span text:style-name="KrymRusBold">***************</text:span><text:span text:style-name="KrymUkr"> – ***********, ************, ************.</text:span></text:p>
      <text:p text:style-name="KrymPar"><text:span text:style-name="KrymRusBold">*************</text:span><text:span text:style-name="KrymUkr"> – ************. [********** ********* ************ ********]. </text:span><text:span text:style-name="KrymRusBold">*-** </text:span><text:span text:style-name="KrymRusItalic">* ****</text:span><text:span text:style-name="KrymUkr"> – *********, **********, ************ ** *****, **********. </text:span><text:span text:style-name="KrymRusItalic">***** </text:span><text:span text:style-name="KrymRusBold">-***</text:span><text:span text:style-name="KrymUkr"> (</text:span><text:span text:style-name="KrymRusAux">****.</text:span><text:span text:style-name="KrymUkr">) – **************, ************. [**************].</text:span></text:p>
      <text:p text:style-name="KrymPar"><text:span text:style-name="KrymRusBold">***************, **************</text:span><text:span text:style-name="KrymUkr"> – ****************, ********** (</text:span><text:span text:style-name="KrymRusAux">**. *.</text:span><text:span text:style-name="KrymUkr">), ******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****, **************. </text:span><text:span text:style-name="KrymRusBold">-**</text:span><text:span text:style-name="KrymUkr"> – *************, *************, ***********.</text:span></text:p>
      <text:p text:style-name="KrymPar"><text:span text:style-name="KrymRusBold">******************</text:span><text:span text:style-name="KrymUkr"> – 1) ******* **********; 2) *******.</text:span></text:p>
      <text:p text:style-name="KrymPar"><text:span text:style-name="KrymRusBold">****************, -************</text:span><text:span text:style-name="KrymUkr"> – **************, ****************.</text:span></text:p>
      <text:p text:style-name="KrymPar"><text:span text:style-name="KrymRusBold">**************, -**********</text:span><text:span text:style-name="KrymUkr"> – ************. </text:span><text:span text:style-name="KrymRusBold">-**</text:span><text:span text:style-name="KrymUkr"> – ***********, *************.</text:span></text:p>
      <text:p text:style-name="KrymPar"><text:span text:style-name="KrymRusBold">****************</text:span><text:span text:style-name="KrymUkr"> – ****************, *************, *********, *******. </text:span><text:span text:style-name="KrymRusBold">-**</text:span><text:span text:style-name="KrymUkr"> – ********, ******, ******, ******, ***************, *** *********.</text:span></text:p>
      <text:p text:style-name="KrymPar"><text:span text:style-name="KrymRusBold">*********</text:span><text:span text:style-name="KrymUkr"> – *********, ******, ******, ********.</text:span></text:p>
      <text:p text:style-name="KrymPar"><text:span text:style-name="KrymRusBold">**********</text:span><text:span text:style-name="KrymUkr"> – **********, **********, ******** (</text:span><text:span text:style-name="KrymRusAux">**. *.</text:span><text:span text:style-name="KrymUkr">).</text:span></text:p>
      <text:p text:style-name="KrymPar"><text:span text:style-name="KrymRusBold">**************</text:span><text:span text:style-name="KrymUkr"> – ***************, *************.</text:span></text:p>
      <text:p text:style-name="KrymPar"><text:span text:style-name="KrymRusBold">************</text:span><text:span text:style-name="KrymUkr"> – ************, ***********. </text:span><text:span text:style-name="KrymRusBold">-**</text:span><text:span text:style-name="KrymUkr"> – **********, *** ********, ** ***********, </text:span><text:soft-page-break/><text:span text:style-name="KrymUkr">***********.</text:span></text:p>
      <text:p text:style-name="KrymPar"><text:span text:style-name="KrymRusBold">************, -*****</text:span><text:span text:style-name="KrymUkr"> – 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’*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**</text:span><text:span text:style-name="KrymUkr"> – *************.</text:span></text:p>
      <text:p text:style-name="KrymPar"><text:span text:style-name="KrymRusBold">************</text:span><text:span text:style-name="KrymUkr"> – *********.</text:span></text:p>
      <text:p text:style-name="KrymPar"><text:span text:style-name="KrymRusBold">*************</text:span><text:span text:style-name="KrymUkr"> – ***********, ************. </text:span><text:span text:style-name="KrymRusBold">-**</text:span><text:span text:style-name="KrymUkr"> – **********, *** ******.</text:span></text:p>
      <text:p text:style-name="KrymPar"><text:span text:style-name="KrymRusBold">***********</text:span><text:span text:style-name="KrymUkr"> – **************. [************* *].</text:span></text:p>
      <text:p text:style-name="KrymPar"><text:span text:style-name="KrymRusBold">*************</text:span><text:span text:style-name="KrymUkr"> – ***********, ***********, **********.</text:span></text:p>
      <text:p text:style-name="KrymPar"><text:span text:style-name="KrymRusBold">**********</text:span><text:span text:style-name="KrymUkr"> – *** ******, **********.</text:span></text:p>
      <text:p text:style-name="KrymPar"><text:span text:style-name="KrymRusBold">**************</text:span><text:span text:style-name="KrymUkr"> – ************, ***************.</text:span></text:p>
      <text:p text:style-name="KrymPar"><text:span text:style-name="KrymRusBold">************</text:span><text:span text:style-name="KrymUkr"> – **********, *************, ********. </text:span><text:span text:style-name="KrymRusBold">-**</text:span><text:span text:style-name="KrymUkr"> – *********, ************, *******, ** *************.</text:span></text:p>
      <text:p text:style-name="KrymPar"><text:span text:style-name="KrymRusBold">******************</text:span><text:span text:style-name="KrymUkr"> – ************** (</text:span><text:span text:style-name="KrymRusAux">*. </text:span><text:span text:style-name="KrymUkr">-*****).</text:span></text:p>
      <text:p text:style-name="KrymPar"><text:span text:style-name="KrymRusBold">****************</text:span><text:span text:style-name="KrymUkr"> – ************. </text:span><text:span text:style-name="KrymRusBold">-**</text:span><text:span text:style-name="KrymUkr"> – ***********, *** 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** ** **********, ** **********.</text:span></text:p>
      <text:p text:style-name="KrymPar"><text:span text:style-name="KrymRusBold">********</text:span><text:span text:style-name="KrymUkr"> – *********, *********, *********** (</text:span><text:span text:style-name="KrymRusAux">*. </text:span><text:span text:style-name="KrymUkr">-*******), ************, *********, ********, **********, *********.</text:span></text:p>
      <text:p text:style-name="KrymPar"><text:span text:style-name="KrymRusBold">********, **********</text:span><text:span text:style-name="KrymUkr"> – **********, ***********, ******, **********, **************, ************, ***, **********. </text:span><text:span text:style-name="KrymRusItalic">******** </text:span><text:span text:style-name="KrymRusBold">-**</text:span><text:span text:style-name="KrymUkr"> – ********. [********** ***** * ********], ********** **********.</text:span></text:p>
      <text:p text:style-name="KrymPar"><text:span text:style-name="KrymRusBold">*********</text:span><text:span text:style-name="KrymUkr"> – ************, *********, ************, **********, *********, ***************, ********, **********. </text:span><text:span text:style-name="KrymRusBold">*-** </text:span><text:span text:style-name="KrymRusItalic">*******</text:span><text:span text:style-name="KrymUkr"> – **********, * ******* *******.; </text:span><text:span text:style-name="KrymRusBold">-**</text:span><text:span text:style-name="KrymUkr"> – ********, ***********, *******[*].</text:span></text:p>
      <text:p text:style-name="KrymPar"><text:span text:style-name="KrymRusBold">**********,</text:span><text:span text:style-name="KrymRusItalic"> **. </text:span><text:span text:style-name="KrymRusBold">********.</text:span></text:p>
      <text:p text:style-name="KrymPar"><text:span text:style-name="KrymRusBold">**************</text:span><text:span text:style-name="KrymUkr"> – **************, **********, *******.</text:span></text:p>
      <text:p text:style-name="KrymPar"><text:span text:style-name="KrymRusBold">**************, -***, -**,</text:span><text:span text:style-name="KrymRusItalic"> **. </text:span><text:span text:style-name="KrymRusBold">******************, -***, -**.</text:span></text:p>
      <text:p text:style-name="KrymPar"><text:span text:style-name="KrymRusBold">***********, **********</text:span><text:span text:style-name="KrymUkr"> – *******, *********.</text:span></text:p>
      <text:p text:style-name="KrymPar"><text:span text:style-name="KrymRusBold">***********</text:span><text:span text:style-name="KrymUkr"> – ***********. [*** ***** ********** *******, ********* * ***** ******* (*****)]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**</text:span><text:span text:style-name="KrymUkr"> – ***********. </text:span><text:span text:style-name="KrymRusBold">-**</text:span><text:span text:style-name="KrymUkr"> – **********, ***********.</text:span></text:p>
      <text:p text:style-name="KrymPar"><text:span text:style-name="KrymRusBold">**************</text:span><text:span text:style-name="KrymUkr"> – *************, *********, ***********.</text:span></text:p>
      <text:p text:style-name="KrymPar"><text:span text:style-name="KrymRusBold">************</text:span><text:span text:style-name="KrymUkr"> – ***********, *******, *********; *********. </text:span><text:span text:style-name="KrymRusBold">-**</text:span><text:span text:style-name="KrymUkr"> – **********[*], ********, ******, ******, ********, ** *************. [****** **** * ******** ******* ********, ** ** ************* * *********].</text:span></text:p>
      <text:p text:style-name="KrymPar"><text:span text:style-name="KrymRusBold">************</text:span><text:span text:style-name="KrymUkr"> – ***********, **********, ***********, ************.</text:span></text:p>
      <text:p text:style-name="KrymPar"><text:span text:style-name="KrymRusBold">********</text:span><text:span text:style-name="KrymUkr"> – *********, ********, **********, ***********.</text:span></text:p>
      <text:p text:style-name="KrymPar"><text:span text:style-name="KrymRusBold">*************</text:span><text:span text:style-name="KrymUkr"> – **************, *******-**********.</text:span></text:p>
      <text:p text:style-name="KrymPar"><text:span text:style-name="KrymRusBold">***********</text:span><text:span text:style-name="KrymUkr"> – *************, ************; ***********, ***********. </text:span><text:span text:style-name="KrymRusBold">-**</text:span><text:span text:style-name="KrymUkr"> – ***********, **********.</text:span></text:p>
      <text:p text:style-name="KrymPar"><text:span text:style-name="KrymRusBold">********</text:span><text:span text:style-name="KrymUkr"> – ********, ******, *******. [****** ********, ****** *******. ****** ******]; (</text:span><text:span text:style-name="KrymRusItalic">* ******</text:span><text:span text:style-name="KrymUkr">) – **********. [********** *******].</text:span></text:p>
      <text:p text:style-name="KrymPar"><text:span text:style-name="KrymRusBold">***********</text:span><text:span text:style-name="KrymUkr"> – ***********, ************, ************ (</text:span><text:span text:style-name="KrymRusAux">**. *.</text:span><text:span text:style-name="KrymUkr">).</text:span></text:p>
      <text:p text:style-name="KrymPar"><text:span text:style-name="KrymRusBold">************</text:span><text:span text:style-name="KrymUkr"> – *********, **********, *************, **************, **************, ***********. </text:span><text:span text:style-name="KrymRusBold">-**</text:span><text:span text:style-name="KrymUkr"> – *********, *********, *** *********, *************.</text:span></text:p>
      <text:p text:style-name="KrymPar"><text:span text:style-name="KrymRusBold">***************, -***,</text:span><text:span text:style-name="KrymRusItalic"> **. </text:span><text:span text:style-name="KrymRusBold">*************, -***.</text:span></text:p>
      <text:p text:style-name="KrymPar"><text:soft-page-break/><text:span text:style-name="KrymRusBold">***********, -*******</text:span><text:span text:style-name="KrymUkr"> – ***********, *************; ***********; (</text:span><text:span text:style-name="KrymRusItalic">*****</text:span><text:span text:style-name="KrymUkr">) ************. </text:span><text:span text:style-name="KrymRusBold">-** </text:span><text:span text:style-name="KrymRusItalic">*****</text:span><text:span text:style-name="KrymUkr"> – *********. </text:span><text:span text:style-name="KrymRusBold">-**</text:span><text:span text:style-name="KrymUkr"> – **********.</text:span></text:p>
      <text:p text:style-name="KrymPar"><text:span text:style-name="KrymRusBold">*****************</text:span><text:span text:style-name="KrymUkr"> – **********, *************, ***************, *********, ************, ********. </text:span><text:span text:style-name="KrymRusBold">-**</text:span><text:span text:style-name="KrymUkr"> – ***********, *******, *** *********.</text:span></text:p>
      <text:p text:style-name="KrymPar"><text:span text:style-name="KrymRusBold">**************</text:span><text:span text:style-name="KrymUkr"> – ************** (</text:span><text:span text:style-name="KrymRusAux">*. </text:span><text:span text:style-name="KrymUkr">-*****).</text:span></text:p>
      <text:p text:style-name="KrymPar"><text:span text:style-name="KrymRusBold">************</text:span><text:span text:style-name="KrymUkr"> – 1) ************; 2) (</text:span><text:span text:style-name="KrymRusItalic">***********</text:span><text:span text:style-name="KrymUkr">) ***********. [************** * *********** ************** ******]. </text:span><text:span text:style-name="KrymRusItalic">***** </text:span><text:span text:style-name="KrymRusBold">-**</text:span><text:span text:style-name="KrymUkr"> – ********** *******.</text:span></text:p>
      <text:p text:style-name="KrymPar"><text:span text:style-name="KrymRusBold">***’********</text:span><text:span text:style-name="KrymUkr"> – ***’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***, *********, ********, *********, ********, *********, ******.</text:span></text:p>
      <text:p text:style-name="KrymPar"><text:span text:style-name="KrymRusBold">***********</text:span><text:span text:style-name="KrymUkr"> – **** ******** (** ** ********).</text:span></text:p>
      <text:p text:style-name="KrymPar"><text:span text:style-name="KrymRusBold">******</text:span><text:span text:style-name="KrymUkr"> – *******.</text:span></text:p>
      <text:p text:style-name="KrymPar"><text:span text:style-name="KrymRusBold">********</text:span><text:span text:style-name="KrymUkr">, </text:span><text:span text:style-name="KrymRusItalic">** </text:span><text:span text:style-name="KrymRusBold">********</text:span><text:span text:style-name="KrymUkr"> – **-*******.</text:span></text:p>
      <text:p text:style-name="KrymPar"><text:span text:style-name="KrymRusBold">*********</text:span><text:span text:style-name="KrymUkr"> – **********, ******* *******, *********.</text:span></text:p>
      <text:p text:style-name="KrymPar"><text:span text:style-name="KrymRusBold">*******</text:span><text:span text:style-name="KrymUkr"> – *********, ******* (</text:span><text:span text:style-name="KrymRusAux">*. </text:span><text:span text:style-name="KrymUkr">-****) (</text:span><text:span text:style-name="KrymRusAux">*. *.</text:span><text:span text:style-name="KrymUkr">), ******** (</text:span><text:span text:style-name="KrymRusAux">*. </text:span><text:span text:style-name="KrymUkr">-****) (</text:span><text:span text:style-name="KrymRusAux">*. *.</text:span><text:span text:style-name="KrymUkr">); *******. </text:span><text:span text:style-name="KrymRusBold">-** </text:span><text:span text:style-name="KrymRusItalic">**’******</text:span><text:span text:style-name="KrymUkr"> – **********, ******** *********.</text:span></text:p>
      <text:p text:style-name="KrymPar"><text:span text:style-name="KrymRusBold">***********, ***********,</text:span><text:span text:style-name="KrymRusItalic"> **. </text:span><text:span text:style-name="KrymRusBold">*****.</text:span></text:p>
      <text:p text:style-name="KrymPar"><text:span text:style-name="KrymRusBold">********</text:span><text:span text:style-name="KrymUkr"> – **********, (</text:span><text:span text:style-name="KrymRusItalic">******</text:span><text:span text:style-name="KrymUkr">) ********, ***********.</text:span></text:p>
      <text:p text:style-name="KrymPar"><text:span text:style-name="KrymRusBold">************, ********</text:span><text:span text:style-name="KrymUkr"> – *****[**]****, ********.</text:span></text:p>
      <text:p text:style-name="KrymPar"><text:span text:style-name="KrymRusBold">*******</text:span><text:span text:style-name="KrymUkr"> (</text:span><text:span text:style-name="KrymRusItalic">*********** *****</text:span><text:span text:style-name="KrymUkr">) – *******, *********. [* **** ******. ** ******** ***** ***** **********].</text:span></text:p>
      <text:p text:style-name="KrymPar"><text:span text:style-name="KrymRusBold">*********</text:span><text:span text:style-name="KrymUkr"> – *******, *********.</text:span></text:p>
      <text:p text:style-name="KrymPar"><text:span text:style-name="KrymRusBold">**********, **********</text:span><text:span text:style-name="KrymUkr"> – ************.</text:span></text:p>
      <text:p text:style-name="KrymPar"><text:span text:style-name="KrymRusBold">******, *******</text:span><text:span text:style-name="KrymUkr"> – **********, ***********, *******.</text:span></text:p>
      <text:p text:style-name="KrymPar"><text:span text:style-name="KrymRusBold">*****</text:span><text:span text:style-name="KrymUkr">, </text:span><text:span text:style-name="KrymRusAux">***.</text:span><text:span text:style-name="KrymUkr"> – *******.</text:span></text:p>
      <text:p text:style-name="KrymPar"><text:span text:style-name="KrymRusBold">**********</text:span><text:span text:style-name="KrymUkr"> – ************, ******-***********, ******-******, ***-***-**, ****** *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**), *******, *******.</text:span></text:p>
      <text:p text:style-name="KrymPar"><text:span text:style-name="KrymRusBold">*******</text:span><text:span text:style-name="KrymUkr"> – *******, **********, ****. [***** ****** *********]. </text:span><text:span text:style-name="KrymRusBold">******* </text:span><text:span text:style-name="KrymRusItalic">*********</text:span><text:span text:style-name="KrymUkr"> – ********.</text:span></text:p>
      <text:p text:style-name="KrymPar"><text:span text:style-name="KrymRusBold">******</text:span><text:span text:style-name="KrymUkr">, </text:span><text:span text:style-name="KrymRusAux">***.</text:span><text:span text:style-name="KrymUkr"> – ********, ********* *********, *******.</text:span></text:p>
      <text:p text:style-name="KrymPar"><text:span text:style-name="KrymRusBold">**********</text:span><text:span text:style-name="KrymUkr"> – 1) **********, ************; 2) **********.</text:span></text:p>
      <text:p text:style-name="KrymPar"><text:span text:style-name="KrymRusBold">*********</text:span><text:span text:style-name="KrymUkr"> – ********, ****, *********. [***** *** ********* ** ******* *******].</text:span></text:p>
      <text:p text:style-name="KrymPar"><text:span text:style-name="KrymRusBold">**********, -**</text:span><text:span text:style-name="KrymUkr"> – ******, -**, **********, -****. </text:span><text:span text:style-name="KrymRusBold">-*** </text:span><text:span text:style-name="KrymRusItalic">******</text:span><text:span text:style-name="KrymUkr"> – ******* (</text:span><text:span text:style-name="KrymRusAux">*. </text:span><text:span text:style-name="KrymUkr">-***).</text:span></text:p>
      <text:p text:style-name="KrymPar"><text:span text:style-name="KrymRusBold">*******, *********</text:span><text:span text:style-name="KrymUkr"> (</text:span><text:span text:style-name="KrymRusItalic">*****</text:span><text:span text:style-name="KrymUkr">) – *******, *********, ********, **********; (</text:span><text:span text:style-name="KrymRusItalic">******</text:span><text:span text:style-name="KrymUkr">) *********, *********. </text:span><text:span text:style-name="KrymRusBold">-*** </text:span><text:span text:style-name="KrymRusItalic">********</text:span><text:span text:style-name="KrymUkr"> – ********, **********, ************. </text:span><text:span text:style-name="KrymRusBold">-*****</text:span><text:span text:style-name="KrymUkr"> – ********. [** ******* ********, * ** *******].</text:span></text:p>
      <text:p text:style-name="KrymPar"><text:span text:style-name="KrymRusBold">*********, ***********</text:span><text:span text:style-name="KrymUkr"> – *********, *************. [** ****** ********* *** ******* ********. ** ********** ***, ** ******* *********: **********, ** *** (****)]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*****</text:span><text:span text:style-name="KrymUkr"> – ********, ****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, *******, ********, ********. </text:span><text:span text:style-name="KrymRusItalic">******* </text:span><text:span text:style-name="KrymRusBold">-**</text:span><text:span text:style-name="KrymUkr"> – 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– *********. </text:span><text:span text:style-name="KrymRusBold">-** </text:span><text:span text:style-name="KrymRusItalic">********</text:span><text:span text:style-name="KrymUkr"> – ******** *********, **********.</text:span></text:p>
      <text:p text:style-name="KrymPar"><text:span text:style-name="KrymRusBold">***********</text:span><text:span text:style-name="KrymUkr"> – 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****</text:span><text:span text:style-name="KrymUkr"> – ******* ************, *************.</text:span></text:p>
      <text:p text:style-name="KrymPar"><text:span text:style-name="KrymRusBold">******************</text:span><text:span text:style-name="KrymUkr"> – ***************, ********************.</text:span></text:p>
      <text:p text:style-name="KrymPar"><text:span text:style-name="KrymRusBold">*****</text:span><text:span text:style-name="KrymUkr"> – *****; ******. [****** ***** ********. ******** *****-***********]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</text:span><text:span text:style-name="KrymUkr"> – ************, *************.</text:span></text:p>
      <text:p text:style-name="KrymPar"><text:soft-page-break/><text:span text:style-name="KrymRusBold">***********</text:span><text:span text:style-name="KrymUkr"> – ********, ***********.</text:span></text:p>
      <text:p text:style-name="KrymPar"><text:span text:style-name="KrymRusBold">***********</text:span><text:span text:style-name="KrymUkr"> – ************, *********, ************, **********. [*********: *** *******, * ****** *** ****** *****. ********* ********].</text:span></text:p>
      <text:p text:style-name="KrymPar"><text:span text:style-name="KrymRusBold">**********</text:span><text:span text:style-name="KrymUkr"> – *****[**]****, *********, *****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****</text:span><text:span text:style-name="KrymUkr"> – *********, **********, ************, *********.</text:span></text:p>
      <text:p text:style-name="KrymPar"><text:span text:style-name="KrymRusBold">************</text:span><text:span text:style-name="KrymUkr">, </text:span><text:span text:style-name="KrymRusAux">***.</text:span><text:span text:style-name="KrymUkr"> – ******* ******, ******* 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**</text:span><text:span text:style-name="KrymUkr"> – *****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, ******-******, ********* ******.</text:span></text:p>
      <text:p text:style-name="KrymPar"><text:span text:style-name="KrymRusBold">**********</text:span><text:span text:style-name="KrymUkr"> – **********. </text:span><text:span text:style-name="KrymRusBold">-**</text:span><text:span text:style-name="KrymUkr"> – **********.</text:span></text:p>
      <text:p text:style-name="KrymPar"><text:span text:style-name="KrymRusBold">******</text:span><text:span text:style-name="KrymUkr"> – 1) (</text:span><text:span text:style-name="KrymRusItalic">******</text:span><text:span text:style-name="KrymUkr">) ****** (</text:span><text:span text:style-name="KrymRusAux">*. </text:span><text:span text:style-name="KrymUkr">******), ***** (</text:span><text:span text:style-name="KrymRusAux">*. </text:span><text:span text:style-name="KrymUkr">-***); 2) (</text:span><text:span text:style-name="KrymRusItalic">*******</text:span><text:span text:style-name="KrymUkr">) ******, (</text:span><text:span text:style-name="KrymRusItalic">**********</text:span><text:span text:style-name="KrymUkr">) *******; (</text:span><text:span text:style-name="KrymRusItalic">******* ******* </text:span><text:span text:style-name="KrymRusBold">******</text:span><text:span text:style-name="KrymRusItalic"> * ******</text:span><text:span text:style-name="KrymUkr">) *********, (</text:span><text:span text:style-name="KrymRusAux">****.</text:span><text:span text:style-name="KrymUkr">) **********.</text:span></text:p>
      <text:p text:style-name="KrymPar"><text:span text:style-name="KrymRusBold">**************</text:span><text:span text:style-name="KrymUkr"> – *************, **************.</text:span></text:p>
      <text:p text:style-name="KrymPar"><text:span text:style-name="KrymRusBold">*************</text:span><text:span text:style-name="KrymUkr"> – **********, ************.</text:span></text:p>
      <text:p text:style-name="KrymPar"><text:span text:style-name="KrymRusBold">*************</text:span><text:span text:style-name="KrymUkr">, </text:span><text:span text:style-name="KrymRusAux">***.</text:span><text:span text:style-name="KrymUkr"> – *******, *********, *********, *******.</text:span></text:p>
      <text:p text:style-name="KrymPar"><text:span text:style-name="KrymRusBold">*************</text:span><text:span text:style-name="KrymUkr"> – ************, ****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* *****.</text:span></text:p>
      <text:p text:style-name="KrymPar"><text:span text:style-name="KrymRusBold">***********</text:span><text:span text:style-name="KrymUkr"> – ***********, ************ (</text:span><text:span text:style-name="KrymRusAux">*. </text:span><text:span text:style-name="KrymUkr">-****).</text:span></text:p>
      <text:p text:style-name="KrymPar"><text:span text:style-name="KrymRusBold">*************</text:span><text:span text:style-name="KrymUkr">, </text:span><text:span text:style-name="KrymRusAux">***.</text:span><text:span text:style-name="KrymUkr"> – ********** *******.</text:span></text:p>
      <text:p text:style-name="KrymPar"><text:span text:style-name="KrymRusBold">**************</text:span><text:span text:style-name="KrymUkr">, </text:span><text:span text:style-name="KrymRusAux">***.</text:span><text:span text:style-name="KrymUkr"> – ****** *********, **********, ******* ******, *******.</text:span></text:p>
      <text:p text:style-name="KrymPar"><text:span text:style-name="KrymRusBold">**********</text:span><text:span text:style-name="KrymUkr"> – ********, ******, *********. </text:span><text:span text:style-name="KrymRusBold">-**</text:span><text:span text:style-name="KrymUkr"> – ******* (</text:span><text:span text:style-name="KrymRusAux">*. </text:span><text:span text:style-name="KrymUkr">-***), ********, *********. </text:span><text:span text:style-name="KrymRusItalic">*********** </text:span><text:span text:style-name="KrymRusBold">-**</text:span><text:span text:style-name="KrymUkr"> – *********.</text:span></text:p>
      <text:p text:style-name="KrymPar"><text:span text:style-name="KrymRusBold">**********</text:span><text:span text:style-name="KrymUkr"> – **********, ********** (</text:span><text:span text:style-name="KrymRusAux">*. *.</text:span><text:span text:style-name="KrymUkr"> -**), ** ********* ******.</text:span></text:p>
      <text:p text:style-name="KrymPar"><text:span text:style-name="KrymRusBold">**********</text:span><text:span text:style-name="KrymUkr"> – **********, (</text:span><text:span text:style-name="KrymRusItalic">* *****</text:span><text:span text:style-name="KrymUkr">) – **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, *****, *****.</text:span></text:p>
      <text:p text:style-name="KrymPar"><text:span text:style-name="KrymRusBold">**********</text:span><text:span text:style-name="KrymUkr"> – ******, 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</text:span><text:span text:style-name="KrymUkr"> – **********, ********. </text:span><text:span text:style-name="KrymRusBold">-**</text:span><text:span text:style-name="KrymUkr"> – **********.</text:span></text:p>
      <text:p text:style-name="KrymPar"><text:span text:style-name="KrymRusBold">**********</text:span><text:span text:style-name="KrymUkr"> – *******, ****** *********, **************** (********, *********** ** ********).</text:span></text:p>
      <text:p text:style-name="KrymPar"><text:span text:style-name="KrymRusBold">**************</text:span><text:span text:style-name="KrymUkr"> – ****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– ********, (</text:span><text:span text:style-name="KrymRusAux">****.</text:span><text:span text:style-name="KrymUkr">) **[*]******, ********. </text:span><text:span text:style-name="KrymRusBold">-***</text:span><text:span text:style-name="KrymUkr"> – ************.</text:span></text:p>
      <text:p text:style-name="KrymPar"><text:span text:style-name="KrymRusBold">**********</text:span><text:span text:style-name="KrymUkr"> – ************, ********, (</text:span><text:span text:style-name="KrymRusAux">*. *.</text:span><text:span text:style-name="KrymUkr"> -***), *********.</text:span></text:p>
      <text:p text:style-name="KrymPar"><text:span text:style-name="KrymRusBold">***********</text:span><text:span text:style-name="KrymUkr">, </text:span><text:span text:style-name="KrymRusAux">****.</text:span><text:span text:style-name="KrymUkr"> – ***********.</text:span></text:p>
      <text:p text:style-name="KrymPar"><text:span text:style-name="KrymRusBold">************</text:span><text:span text:style-name="KrymUkr"> – **********, **************, ************, *************.</text:span></text:p>
      <text:p text:style-name="KrymPar"><text:span text:style-name="KrymRusBold">***************</text:span><text:span text:style-name="KrymUkr"> – ************, ***************.</text:span></text:p>
      <text:p text:style-name="KrymPar"><text:span text:style-name="KrymRusBold">***********</text:span><text:span text:style-name="KrymUkr">, </text:span><text:span text:style-name="KrymRusAux">***.</text:span><text:span text:style-name="KrymUkr"> – ********, 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**********, (</text:span><text:span text:style-name="KrymRusAux">****.</text:span><text:span text:style-name="KrymUkr">) ************.</text:span></text:p>
      <text:p text:style-name="KrymPar"><text:span text:style-name="KrymRusBold">**********</text:span><text:span text:style-name="KrymUkr"> – **********, **********, ********* (</text:span><text:span text:style-name="KrymRusItalic">* *******</text:span><text:span text:style-name="KrymUkr">).</text:span></text:p>
      <text:p text:style-name="KrymPar"><text:span text:style-name="KrymRusBold">*******</text:span><text:span text:style-name="KrymUkr"> – 1) *********, **********; 2) (</text:span><text:span text:style-name="KrymRusAux">***.</text:span><text:span text:style-name="KrymUkr">) *******, 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</text:span><text:span text:style-name="KrymUkr"> – ************, 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, *********</text:span><text:span text:style-name="KrymUkr"> – ****** (** **** ********), *******.</text:span></text:p>
      <text:p text:style-name="KrymPar"><text:span text:style-name="KrymRusBold">**********</text:span><text:span text:style-name="KrymUkr">, </text:span><text:span text:style-name="KrymRusAux">****.</text:span><text:span text:style-name="KrymUkr"> – **********.</text:span></text:p>
      <text:p text:style-name="KrymPar"><text:soft-page-break/><text:span text:style-name="KrymRusBold">************</text:span><text:span text:style-name="KrymUkr"> – ************, ******, ******.</text:span></text:p>
      <text:p text:style-name="KrymPar"><text:span text:style-name="KrymRusBold">*******</text:span><text:span text:style-name="KrymUkr">, </text:span><text:span text:style-name="KrymRusAux">****.</text:span><text:span text:style-name="KrymUkr"> – ****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</text:span><text:span text:style-name="KrymUkr"> – ******; </text:span><text:span text:style-name="KrymRusBold">****** </text:span><text:span text:style-name="KrymRusItalic">*****</text:span><text:span text:style-name="KrymUkr"> – ****** ** *****, ******, ******, ******, ********. </text:span><text:span text:style-name="KrymRusBold">-** </text:span><text:span text:style-name="KrymRusItalic">*** ***</text:span><text:span text:style-name="KrymUkr"> – **********. </text:span><text:span text:style-name="KrymRusBold">-** </text:span><text:span text:style-name="KrymRusItalic">*** ******</text:span><text:span text:style-name="KrymUkr"> – **********, *********. </text:span><text:span text:style-name="KrymRusItalic">******** </text:span><text:span text:style-name="KrymRusBold">******</text:span><text:span text:style-name="KrymRusItalic"> *** *******</text:span><text:span text:style-name="KrymUkr"> – **********.</text:span></text:p>
      <text:p text:style-name="KrymPar"><text:span text:style-name="KrymRusBold">****</text:span><text:span text:style-name="KrymUkr"> – 1) ****. [******* *****, ** ****, *** *************]; 2) ****** ****’***; 3) </text:span><text:span text:style-name="KrymRusItalic">**. </text:span><text:span text:style-name="KrymRusBold">*****.</text:span></text:p>
      <text:p text:style-name="KrymPar"><text:span text:style-name="KrymRusBold">******</text:span><text:span text:style-name="KrymUkr"> – ********, ********, ******, ******, *******. [******* *** ******* ************ **********]. </text:span><text:span text:style-name="KrymRusItalic">****** </text:span><text:span text:style-name="KrymRusBold">******</text:span><text:span text:style-name="KrymUkr"> – ******** ******, (</text:span><text:span text:style-name="KrymRusAux">***.</text:span><text:span text:style-name="KrymUkr">) **********. [***** * ** **********].</text:span></text:p>
      <text:p text:style-name="KrymPar"><text:span text:style-name="KrymRusBold">*********</text:span><text:span text:style-name="KrymUkr"> – ***********.</text:span></text:p>
      <text:p text:style-name="KrymPar"><text:span text:style-name="KrymRusBold">*******</text:span><text:span text:style-name="KrymUkr"> – *******. [***** ******* ********?].</text:span></text:p>
      <text:p text:style-name="KrymPar"><text:span text:style-name="KrymRusBold">********. </text:span><text:span text:style-name="KrymRusItalic">** </text:span><text:span text:style-name="KrymRusBold">********* </text:span><text:span text:style-name="KrymRusItalic">** *******</text:span><text:span text:style-name="KrymUkr"> – ** ******* *** ***, ** ******* ** ** ** **.</text:span></text:p>
      <text:p text:style-name="KrymPar"><text:span text:style-name="KrymRusBold">*******</text:span><text:span text:style-name="KrymUkr"> – *******, ******, *******, *******. </text:span><text:span text:style-name="KrymRusItalic">**** * </text:span><text:span text:style-name="KrymRusBold">-**</text:span><text:span text:style-name="KrymUkr"> – ********* ****. </text:span><text:span text:style-name="KrymRusItalic">* *** *** </text:span><text:span text:style-name="KrymRusBold">*******</text:span><text:span text:style-name="KrymRusItalic"> * *****</text:span><text:span text:style-name="KrymUkr"> – * ***** ** **** * ****.</text:span></text:p>
      <text:p text:style-name="KrymPar"><text:span text:style-name="KrymRusBold">************</text:span><text:span text:style-name="KrymUkr"> – ***********, ********, ************, ***********, **********.</text:span></text:p>
      <text:p text:style-name="KrymPar"><text:span text:style-name="KrymRusBold">********</text:span><text:span text:style-name="KrymUkr"> – ********,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, -**</text:span><text:span text:style-name="KrymUkr"> – ************, -**.</text:span></text:p>
      <text:p text:style-name="KrymPar"><text:span text:style-name="KrymRusBold">**********</text:span><text:span text:style-name="KrymUkr"> – 1) *********; 2) **********, ********* * ************* *******.</text:span></text:p>
      <text:p text:style-name="KrymPar"><text:span text:style-name="KrymRusBold">*******</text:span><text:span text:style-name="KrymUkr"> – ******** (</text:span><text:span text:style-name="KrymRusAux">*. *.</text:span><text:span text:style-name="KrymUkr">).</text:span></text:p>
      <text:p text:style-name="KrymPar"><text:span text:style-name="KrymRusBold">*********</text:span><text:span text:style-name="KrymUkr"> – 1) **********, **********; 2) ******. </text:span><text:span text:style-name="KrymRusBold">-***</text:span><text:span text:style-name="KrymUkr"> – *************.</text:span></text:p>
      <text:p text:style-name="KrymPar"><text:span text:style-name="KrymRusBold">******</text:span><text:span text:style-name="KrymUkr"> – ******. </text:span><text:span text:style-name="KrymRusBold">*******</text:span><text:span text:style-name="KrymUkr"> – *********.</text:span></text:p>
      <text:p text:style-name="KrymPar"><text:span text:style-name="KrymRusBold">**********</text:span><text:span text:style-name="KrymUkr"> – ********.</text:span></text:p>
      <text:p text:style-name="KrymPar"><text:span text:style-name="KrymRusBold">*******</text:span><text:span text:style-name="KrymUkr"> – ********* (</text:span><text:span text:style-name="KrymRusAux">*. </text:span><text:span text:style-name="KrymUkr">-****), (</text:span><text:span text:style-name="KrymRusAux">****.</text:span><text:span text:style-name="KrymUkr">) *********.</text:span></text:p>
      <text:p text:style-name="KrymPar"><text:span text:style-name="KrymRusBold">******</text:span><text:span text:style-name="KrymUkr"> – 1) *****[*]*, *******[**]***, ***********, ****. [** ********** ********* *******. ** ******** ******, ********* *** *****, ****** ********]. </text:span><text:span text:style-name="KrymRusBold">*. </text:span><text:span text:style-name="KrymRusItalic">********</text:span><text:span text:style-name="KrymUkr"> – *********** ******, *******. </text:span><text:span text:style-name="KrymRusBold">*.</text:span><text:span text:style-name="KrymRusItalic"> *******, **********</text:span><text:span text:style-name="KrymUkr"> – ******, *************. </text:span><text:span text:style-name="KrymRusBold">*. </text:span><text:span text:style-name="KrymRusItalic">******** *******, *******</text:span><text:span text:style-name="KrymUkr"> – ********, ********. </text:span><text:span text:style-name="KrymRusBold">*. </text:span><text:span text:style-name="KrymRusItalic">**********</text:span><text:span text:style-name="KrymUkr"> – *****[**]*. </text:span><text:span text:style-name="KrymRusItalic">* </text:span><text:span text:style-name="KrymRusBold">-**</text:span><text:span text:style-name="KrymUkr"> – * *******. [* *** * ******* **********]. </text:span><text:span text:style-name="KrymRusItalic">** </text:span><text:span text:style-name="KrymRusBold">-*** </text:span><text:span text:style-name="KrymUkr">– *********. </text:span><text:span text:style-name="KrymRusItalic">** </text:span><text:span text:style-name="KrymRusBold">*-* </text:span><text:span text:style-name="KrymRusItalic">****, ****</text:span><text:span text:style-name="KrymUkr"> – *** ******, *** *****, * ******. [******** *** ******** ******]. </text:span><text:span text:style-name="KrymRusItalic">** ***** </text:span><text:span text:style-name="KrymRusBold">-***</text:span><text:span text:style-name="KrymUkr"> – ********. [******** *******]. </text:span><text:span text:style-name="KrymRusBold">*. </text:span><text:span text:style-name="KrymRusItalic">***************, ********</text:span><text:span text:style-name="KrymUkr"> – ********, *** ***. </text:span><text:span text:style-name="KrymRusItalic">****** ********. </text:span><text:span text:style-name="KrymRusBold">-**</text:span><text:span text:style-name="KrymUkr"> – **********, *********** (********). </text:span><text:span text:style-name="KrymRusItalic">**** * </text:span><text:span text:style-name="KrymRusBold">*******</text:span><text:span text:style-name="KrymUkr"> – ******. [****** ******** * *******].</text:span></text:p>
      <text:p text:style-name="KrymPar"><text:span text:style-name="KrymRusBold">***********, *********** </text:span><text:span text:style-name="KrymUkr">(</text:span><text:span text:style-name="KrymRusItalic">*****, *** ******, *******</text:span><text:span text:style-name="KrymUkr">) – **********, *********.</text:span></text:p>
      <text:p text:style-name="KrymPar"><text:span text:style-name="KrymRusBold">**********</text:span><text:span text:style-name="KrymUkr">, </text:span><text:span text:style-name="KrymRusAux">****.</text:span><text:span text:style-name="KrymUkr"> – ******** ***********, ************.</text:span></text:p>
      <text:p text:style-name="KrymPar"><text:span text:style-name="KrymRusBold">**********</text:span><text:span text:style-name="KrymUkr"> – **********, **********[*]*, ************, ************, ************. [**********, ************ ****** (</text:span><text:span text:style-name="KrymRusItalic">****** ** ******</text:span><text:span text:style-name="KrymUkr">). *********** *******, ******]. </text:span><text:span text:style-name="KrymRusBold">*. </text:span><text:span text:style-name="KrymRusItalic">******</text:span><text:span text:style-name="KrymUkr"> – **********. </text:span><text:span text:style-name="KrymRusBold">*-** </text:span><text:span text:style-name="KrymRusItalic">*****, ****</text:span><text:span text:style-name="KrymUkr"> – **********, ********* *****.</text:span></text:p>
      <text:p text:style-name="KrymPar"><text:span text:style-name="KrymRusBold">*********</text:span><text:span text:style-name="KrymUkr"> – *******, ***’*********, ********, (</text:span><text:span text:style-name="KrymRusAux">***.</text:span><text:span text:style-name="KrymUkr">) ********, **********.</text:span></text:p>
      <text:p text:style-name="KrymPar"><text:span text:style-name="KrymRusBold">********</text:span><text:span text:style-name="KrymUkr"> (</text:span><text:span text:style-name="KrymRusItalic">* ******</text:span><text:span text:style-name="KrymUkr">) – ********.</text:span></text:p>
      <text:p text:style-name="KrymPar"><text:span text:style-name="KrymRusBold">**********</text:span><text:span text:style-name="KrymUkr"> – **********, ***********.</text:span></text:p>
      <text:p text:style-name="KrymPar"><text:span text:style-name="KrymRusBold">**********</text:span><text:span text:style-name="KrymUkr"> – **********, ***********.</text:span></text:p>
      <text:p text:style-name="KrymPar"><text:span text:style-name="KrymRusBold">***********</text:span><text:span text:style-name="KrymUkr"> – **************, *************, **************.</text:span></text:p>
      <text:p text:style-name="KrymPar"><text:span text:style-name="KrymRusBold">*************</text:span><text:span text:style-name="KrymUkr"> – **********, ************, *********.</text:span></text:p>
      <text:p text:style-name="KrymPar"><text:span text:style-name="KrymRusBold">***********</text:span><text:span text:style-name="KrymUkr"> – ********, (*)**********, *******; </text:span><text:span text:style-name="KrymRusBold">-**</text:span><text:span text:style-name="KrymUkr"> – *******.</text:span></text:p>
      <text:p text:style-name="KrymPar"><text:span text:style-name="KrymRusBold">********</text:span><text:span text:style-name="KrymUkr"> – ********, ********, *********; *******, ******.</text:span></text:p>
      <text:p text:style-name="KrymPar"><text:span text:style-name="KrymRusBold">***********</text:span><text:span text:style-name="KrymUkr"> – 1) ********** (</text:span><text:span text:style-name="KrymRusAux">*. </text:span><text:span text:style-name="KrymUkr">-***), **********. [** * **********, ** ********* *** * *** ** *** ***** ******. ***** * ********** *******, ** *****-* ** ***** *****]; 2) ***********. [* *** ******* ***********, *** ***** ** ********, * ** *********].</text:span></text:p>
      <text:p text:style-name="KrymPar"><text:soft-page-break/><text:span text:style-name="KrymRusBold">*********</text:span><text:span text:style-name="KrymUkr"> – *********, **********, 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Ukr"> – *****[**]***, *****[**]*****, *****[**]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, *********</text:span><text:span text:style-name="KrymUkr"> – ********[**]*, *********, ********[**]***, ***********.</text:span></text:p>
      <text:p text:style-name="KrymPar"><text:span text:style-name="KrymRusBold">**********</text:span><text:span text:style-name="KrymUkr"> (</text:span><text:span text:style-name="KrymRusItalic">****</text:span><text:span text:style-name="KrymUkr">) – *********, ***************.</text:span></text:p>
      <text:p text:style-name="KrymPar"><text:span text:style-name="KrymRusBold">**********</text:span><text:span text:style-name="KrymUkr"> (</text:span><text:span text:style-name="KrymRusItalic">******** ** *****. ******</text:span><text:span text:style-name="KrymUkr">) – **********.</text:span></text:p>
      <text:p text:style-name="KrymPar"><text:span text:style-name="KrymRusBold">***********</text:span><text:span text:style-name="KrymUkr"> – ********** *** (</text:span><text:span text:style-name="KrymRusAux">*. </text:span><text:span text:style-name="KrymUkr">***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– *********, **’*******.</text:span></text:p>
      <text:p text:style-name="KrymPar"><text:span text:style-name="KrymRusBold">*************</text:span><text:span text:style-name="KrymUkr"> – **************, **’*********.</text:span></text:p>
      <text:p text:style-name="KrymPar"><text:span text:style-name="KrymRusBold">***********</text:span><text:span text:style-name="KrymUkr"> (</text:span><text:span text:style-name="KrymRusItalic">****.</text:span><text:span text:style-name="KrymUkr">) – ********, ********, ******, ******, *********, **********, **********, * ********** ******, (</text:span><text:span text:style-name="KrymRusItalic">* ******</text:span><text:span text:style-name="KrymUkr">) – ********, (</text:span><text:span text:style-name="KrymRusItalic">* ******</text:span><text:span text:style-name="KrymUkr">) – *******, (</text:span><text:span text:style-name="KrymRusItalic">* ******</text:span><text:span text:style-name="KrymUkr">) – ********, (</text:span><text:span text:style-name="KrymRusItalic">* ****</text:span><text:span text:style-name="KrymUkr">) – ******, (</text:span><text:span text:style-name="KrymRusItalic">** ****</text:span><text:span text:style-name="KrymUkr">) – *******, ******. </text:span><text:span text:style-name="KrymRusItalic">************* **** </text:span><text:span text:style-name="KrymRusBold">-**</text:span><text:span text:style-name="KrymUkr"> – *********. </text:span><text:span text:style-name="KrymRusItalic">**** </text:span><text:span text:style-name="KrymRusBold">-**</text:span><text:span text:style-name="KrymUkr"> – ***** * *****, * *****, ******* *******, * *****, * *******, ******* ********, ******, * ****** ***** *****, ***** *** ******, ****** *****.</text:span></text:p>
      <text:p text:style-name="KrymPar"><text:span text:style-name="KrymRusBold">***********</text:span><text:span text:style-name="KrymUkr"> – **********, *********, *********, ***********, ** ******* *********, ********* * ***.</text:span></text:p>
      <text:p text:style-name="KrymPar"><text:span text:style-name="KrymRusBold">*************</text:span><text:span text:style-name="KrymUkr"> – *******, *******, **********, ***********. </text:span><text:span text:style-name="KrymRusItalic">********** ******** </text:span><text:span text:style-name="KrymRusBold">-**</text:span><text:span text:style-name="KrymUkr"> (</text:span><text:span text:style-name="KrymRusItalic">* ******.</text:span><text:span text:style-name="KrymUkr">) – ********.</text:span></text:p>
      <text:p text:style-name="KrymPar"><text:span text:style-name="KrymRusBold">*******, **********</text:span><text:span text:style-name="KrymUkr"> – 1) *********, -*****; 2) </text:span><text:span text:style-name="KrymRusItalic">**. </text:span><text:span text:style-name="KrymRusBold">******.</text:span></text:p>
      <text:p text:style-name="KrymPar"><text:span text:style-name="KrymRusBold">***********</text:span><text:span text:style-name="KrymUkr"> – *******, (*****’****) 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, **********, **********, ***********.</text:span></text:p>
      <text:p text:style-name="KrymPar"><text:span text:style-name="KrymRusBold">*******</text:span><text:span text:style-name="KrymUkr"> – *******, ********[**]*.</text:span></text:p>
      <text:p text:style-name="KrymPar"><text:span text:style-name="KrymRusBold">********</text:span><text:span text:style-name="KrymUkr"> – *** (**********).</text:span></text:p>
      <text:p text:style-name="KrymPar"><text:span text:style-name="KrymRusBold">***********</text:span><text:span text:style-name="KrymUkr"> – ***********, ***********. </text:span><text:span text:style-name="KrymRusBold">*. </text:span><text:span text:style-name="KrymRusItalic">******</text:span><text:span text:style-name="KrymUkr"> – **********.</text:span></text:p>
      <text:p text:style-name="KrymPar"><text:span text:style-name="KrymRusBold">***********, ***********</text:span><text:span text:style-name="KrymUkr"> – ***’*****. [***’***** ******** ******** **********].</text:span></text:p>
      <text:p text:style-name="KrymPar"><text:span text:style-name="KrymRusBold">*******</text:span><text:span text:style-name="KrymUkr"> – *********, ********, ***********, ***********, ********, ********** *****, **********, *******, ********* [** *** ******, *** ***, **** *******, * **** ***** ************ ******], *********, ******* [** ******** ** ******** *** ****** *******’*], ******** [**** ** ********* *******], ******* [*** ******* ** ******, *** * ****** ** ****]. </text:span><text:span text:style-name="KrymRusBold">*. </text:span><text:span text:style-name="KrymRusItalic">******</text:span><text:span text:style-name="KrymUkr"> – ********* ******, ********* ******.</text:span></text:p>
      <text:p text:style-name="KrymPar"><text:span text:style-name="KrymRusBold">*********</text:span><text:span text:style-name="KrymUkr"> – **********, ***********, ************, *************, ************, *************, ***********, **********, ************, ***** *********. [** **********, ** * ******** *******]. </text:span><text:span text:style-name="KrymRusBold">*********</text:span><text:span text:style-name="KrymUkr">! – ******! **********! </text:span><text:span text:style-name="KrymRusBold">************</text:span><text:span text:style-name="KrymUkr"> – ******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**).</text:span></text:p>
      <text:p text:style-name="KrymPar"><text:span text:style-name="KrymRusBold">*******</text:span><text:span text:style-name="KrymUkr">, </text:span><text:span text:style-name="KrymRusAux">****.</text:span><text:span text:style-name="KrymUkr"> – ********.</text:span></text:p>
      <text:p text:style-name="KrymPar"><text:span text:style-name="KrymRusBold">********</text:span><text:span text:style-name="KrymUkr"> – ******, (</text:span><text:span text:style-name="KrymRusItalic">******, *****</text:span><text:span text:style-name="KrymUkr">) *********, ********, ******, (</text:span><text:span text:style-name="KrymRusItalic">********</text:span><text:span text:style-name="KrymUkr">) ******.</text:span></text:p>
      <text:p text:style-name="KrymPar"><text:span text:style-name="KrymRusBold">********</text:span><text:span text:style-name="KrymUkr"> – ******. [**** ******, ****** *******].</text:span></text:p>
      <text:p text:style-name="KrymPar"><text:span text:style-name="KrymRusBold">******, ****** </text:span><text:span text:style-name="KrymUkr">(</text:span><text:span text:style-name="KrymRusItalic">***** **** ***** ******* * ******</text:span><text:span text:style-name="KrymUkr">) – ********, ********.</text:span></text:p>
      <text:p text:style-name="KrymPar"><text:span text:style-name="KrymRusBold">*********</text:span><text:span text:style-name="KrymUkr"> – ***********. </text:span><text:span text:style-name="KrymRusBold">-** </text:span><text:span text:style-name="KrymRusItalic">*****</text:span><text:span text:style-name="KrymUkr"> – *******, *** ******* ********, ***** ********. [******** **** *** *******: ******* ******** (*******) * ***** ********].</text:span></text:p>
      <text:p text:style-name="KrymPar"><text:span text:style-name="KrymRusBold">***</text:span><text:span text:style-name="KrymUkr"> – ***, ****, *******, *******, ****** *******, *******, ****** *******, ******, ******, ******, *******, *****, *********, (</text:span><text:span text:style-name="KrymRusAux">****.</text:span><text:span text:style-name="KrymUkr">) ********. </text:span><text:span text:style-name="KrymRusItalic">*********** ****** </text:span><text:span text:style-name="KrymRusBold">******</text:span><text:span text:style-name="KrymRusItalic"> ***** ***</text:span><text:span text:style-name="KrymUkr"> – ******* ********, (**********) ***** ***; ************ ** *****.</text:span></text:p>
      <text:p text:style-name="KrymPar"><text:span text:style-name="KrymRusBold">*******</text:span><text:span text:style-name="KrymUkr"> – 1) ********, ********, ************, *********, ********, ******[**]**. </text:span><text:span text:style-name="KrymRusItalic">******** * </text:span><text:span text:style-name="KrymRusBold">-**</text:span><text:span text:style-name="KrymUkr"> – ****** * *** * ********, ************ * ***, ************** * ***. </text:span><text:span text:style-name="KrymRusItalic">***** </text:span><text:span text:style-name="KrymRusBold">-**</text:span><text:span text:style-name="KrymUkr"> – ********** ********, ********** *****. </text:span><text:span text:style-name="KrymRusItalic">************ ***** </text:span><text:span text:style-name="KrymRusBold">-**</text:span><text:span text:style-name="KrymUkr"> – ************ ********* ********; 2) </text:span><text:soft-page-break/><text:span text:style-name="KrymUkr">********. [***** * ******** * *******: ******* ****** ***** * ******* ******].</text:span></text:p>
      <text:p text:style-name="KrymPar"><text:span text:style-name="KrymRusBold">********</text:span><text:span text:style-name="KrymUkr"> – ******[**]***, ********, *********.</text:span></text:p>
      <text:p text:style-name="KrymPar"><text:span text:style-name="KrymRusBold">************,</text:span><text:span text:style-name="KrymRusItalic"> **. </text:span><text:span text:style-name="KrymRusBold">******* 1.</text:span></text:p>
      <text:p text:style-name="KrymPar"><text:span text:style-name="KrymRusBold">***********</text:span><text:span text:style-name="KrymUkr"> – ***********, *********, ********* * ***, ** ***** ***** * ***, *****[**]******.</text:span></text:p>
      <text:p text:style-name="KrymPar"><text:span text:style-name="KrymRusBold">********, ********</text:span><text:span text:style-name="KrymUkr"> – *******, **********, ******.</text:span></text:p>
      <text:p text:style-name="KrymPar"><text:span text:style-name="KrymRusBold">*******</text:span><text:span text:style-name="KrymUkr"> (</text:span><text:span text:style-name="KrymRusItalic">****** ********* *****</text:span><text:span text:style-name="KrymUkr">) – *******, ******* ******.</text:span></text:p>
      <text:p text:style-name="KrymPar"><text:span text:style-name="KrymRusBold">*******</text:span><text:span text:style-name="KrymUkr"> – **********, **************, ********* ** ******.</text:span></text:p>
      <text:p text:style-name="KrymPar"><text:span text:style-name="KrymRusBold">*********</text:span><text:span text:style-name="KrymUkr"> – 1) *********. [******* ********* ** ******]. </text:span><text:span text:style-name="KrymRusItalic">* **** </text:span><text:span text:style-name="KrymRusBold">-***</text:span><text:span text:style-name="KrymRusItalic"> ***</text:span><text:span text:style-name="KrymUkr"> – ****** ***** * *****, ********* * ********* ***; 2) *********, *********, ************. [******* **** ***********, * ***** ************].</text:span></text:p>
      <text:p text:style-name="KrymPar"><text:span text:style-name="KrymRusBold">*************</text:span><text:span text:style-name="KrymUkr"> – ************. [******** ***** ************ ***********].</text:span></text:p>
      <text:p text:style-name="KrymPar"><text:span text:style-name="KrymRusBold">***********</text:span><text:span text:style-name="KrymUkr"> – ************, ***********, ********, *********, *** *****, *** *****, *** ******-*****, *********, ************** (*. ****.).</text:span></text:p>
      <text:p text:style-name="KrymPar"><text:span text:style-name="KrymRusBold">**************</text:span><text:span text:style-name="KrymUkr"> – ********, *********** (</text:span><text:span text:style-name="KrymRusAux">*. </text:span><text:span text:style-name="KrymUkr">-*****), ***************, **************, ************. </text:span><text:span text:style-name="KrymRusItalic">** </text:span><text:span text:style-name="KrymRusBold">-**</text:span><text:span text:style-name="KrymUkr"> – ** *******. [** ******* ***** ********** ** *******].</text:span></text:p>
      <text:p text:style-name="KrymPar"><text:span text:style-name="KrymRusBold">************</text:span><text:span text:style-name="KrymUkr"> – ********* (********, -*****) (</text:span><text:span text:style-name="KrymRusAux">*. </text:span><text:span text:style-name="KrymUkr">***********, -*******), ***********, *************, **********, *********, **********.</text:span></text:p>
      <text:p text:style-name="KrymPar"><text:span text:style-name="KrymRusBold">**********</text:span><text:span text:style-name="KrymUkr"> – ******, *** *****(**).</text:span></text:p>
      <text:p text:style-name="KrymPar"><text:span text:style-name="KrymRusBold">***************</text:span><text:span text:style-name="KrymUkr"> – ***************.</text:span></text:p>
      <text:p text:style-name="KrymPar"><text:span text:style-name="KrymRusBold">***********</text:span><text:span text:style-name="KrymUkr"> – ***********, ********’*, **** ****, **** *****.</text:span></text:p>
      <text:p text:style-name="KrymPar"><text:span text:style-name="KrymRusBold">*************</text:span><text:span text:style-name="KrymUkr"> – ***********’*.</text:span></text:p>
      <text:p text:style-name="KrymPar"><text:span text:style-name="KrymRusBold">************, ***************</text:span><text:span text:style-name="KrymUkr"> – *****************, ****************.</text:span></text:p>
      <text:p text:style-name="KrymPar"><text:span text:style-name="KrymRusBold">************</text:span><text:span text:style-name="KrymUkr"> – **************, ************, ** ********** ********, *********.</text:span></text:p>
      <text:p text:style-name="KrymPar"><text:span text:style-name="KrymRusBold">*************</text:span><text:span text:style-name="KrymUkr"> – ***************, *************.</text:span></text:p>
      <text:p text:style-name="KrymPar"><text:span text:style-name="KrymRusBold">***********</text:span><text:span text:style-name="KrymUkr"> – **********, *************. [************ *****].</text:span></text:p>
      <text:p text:style-name="KrymPar"><text:span text:style-name="KrymRusBold">***************</text:span><text:span text:style-name="KrymUkr"> – ***************, **************.</text:span></text:p>
      <text:p text:style-name="KrymPar"><text:span text:style-name="KrymRusBold">***********</text:span><text:span text:style-name="KrymUkr"> – 1) ***********; 2) **********, **************; 3) **********.</text:span></text:p>
      <text:p text:style-name="KrymPar"><text:span text:style-name="KrymRusBold">*************</text:span><text:span text:style-name="KrymUkr"> – **********, **********, ******** ** *****.</text:span></text:p>
      <text:p text:style-name="KrymPar"><text:span text:style-name="KrymRusBold">**********, ************</text:span><text:span text:style-name="KrymUkr"> – **********.</text:span></text:p>
      <text:p text:style-name="KrymPar"><text:span text:style-name="KrymRusBold">***********</text:span><text:span text:style-name="KrymUkr"> – ***********, ********* ****.</text:span></text:p>
      <text:p text:style-name="KrymPar"><text:span text:style-name="KrymRusBold">***********</text:span><text:span text:style-name="KrymUkr"> – ***********, *******, **********, **********.</text:span></text:p>
      <text:p text:style-name="KrymPar"><text:span text:style-name="KrymRusBold">************</text:span><text:span text:style-name="KrymUkr"> – ************, **********, *******, ************. </text:span><text:span text:style-name="KrymRusBold">*. </text:span><text:span text:style-name="KrymRusItalic">* *****</text:span><text:span text:style-name="KrymUkr"> – *********. [******** ******, ** ********* ****** ****].</text:span></text:p>
      <text:p text:style-name="KrymPar"><text:span text:style-name="KrymRusBold">******</text:span><text:span text:style-name="KrymUkr"> – ******, *******, *********, ***********, *********, ********. </text:span><text:span text:style-name="KrymRusBold">-** </text:span><text:span text:style-name="KrymRusItalic">******</text:span><text:span text:style-name="KrymUkr">, </text:span><text:span text:style-name="KrymRusAux">***.</text:span><text:span text:style-name="KrymUkr"> – ********, ********.</text:span></text:p>
      <text:p text:style-name="KrymPar"><text:span text:style-name="KrymRusBold">********</text:span><text:span text:style-name="KrymUkr"> – *******, ********, ********.</text:span></text:p>
      <text:p text:style-name="KrymPar"><text:span text:style-name="KrymRusBold">**********</text:span><text:span text:style-name="KrymUkr"> – ***********, ************, *********, *************, ************, ***********, ********. </text:span><text:span text:style-name="KrymRusBold">-** </text:span><text:span text:style-name="KrymRusItalic">********** ****</text:span><text:span text:style-name="KrymUkr"> – ******** *****, ********* *****.</text:span></text:p>
      <text:p text:style-name="KrymPar"><text:span text:style-name="KrymRusBold">**********, **********</text:span><text:span text:style-name="KrymUkr"> – ***********, **********, ******’** (</text:span><text:span text:style-name="KrymRusAux">**. *.</text:span><text:span text:style-name="KrymUkr">), *********, **********.</text:span></text:p>
      <text:p text:style-name="KrymPar"><text:span text:style-name="KrymRusBold">******</text:span><text:span text:style-name="KrymUkr"> – ******* * ******* </text:span><text:span text:style-name="KrymLat">*****.</text:span></text:p>
      <text:p text:style-name="KrymPar"><text:span text:style-name="KrymRusBold">************</text:span><text:span text:style-name="KrymUkr"> – **************.</text:span></text:p>
      <text:p text:style-name="KrymPar"><text:span text:style-name="KrymRusBold">*********</text:span><text:span text:style-name="KrymUkr"> – ***********, **********, *********.</text:span></text:p>
      <text:p text:style-name="KrymPar"><text:span text:style-name="KrymRusBold">************</text:span><text:span text:style-name="KrymUkr"> – ********* ****’***.</text:span></text:p>
      <text:p text:style-name="KrymPar"><text:span text:style-name="KrymRusBold">**************</text:span><text:span text:style-name="KrymUkr"> – *****’**********, *******’****, *************.</text:span></text:p>
      <text:p text:style-name="KrymPar"><text:span text:style-name="KrymRusBold">************</text:span><text:span text:style-name="KrymUkr"> – 1) *****’********, *****’*******, *********; 2) </text:span><text:span text:style-name="KrymRusItalic">* </text:span><text:span text:style-name="KrymRusBold">-*****</text:span><text:span text:style-name="KrymRusItalic"> ***********</text:span><text:span text:style-name="KrymUkr"> – ************, **********, *********.</text:span></text:p>
      <text:p text:style-name="KrymPar"><text:span text:style-name="KrymRusBold">*************</text:span><text:span text:style-name="KrymUkr"> – **************, ************, *******, ********, *******, ********. </text:span><text:span text:style-name="KrymRusItalic">* </text:span><text:span text:style-name="KrymRusBold">-**</text:span><text:span text:style-name="KrymUkr"> – ************ ******, *********, *********[*]. </text:span><text:span text:style-name="KrymRusItalic">******* * </text:span><text:span text:style-name="KrymRusBold">-**</text:span><text:span text:style-name="KrymRusItalic"> ***</text:span><text:span text:style-name="KrymUkr"> – ******* ******* *****, </text:span><text:soft-page-break/><text:span text:style-name="KrymUkr">*********, ************, ************** ***. [******* *** ******* ********]. </text:span><text:span text:style-name="KrymRusItalic">******** * </text:span><text:span text:style-name="KrymRusBold">-** </text:span><text:span text:style-name="KrymRusItalic">****</text:span><text:span text:style-name="KrymUkr"> (</text:span><text:span text:style-name="KrymRusItalic">******, *********** * *. *.</text:span><text:span text:style-name="KrymUkr">) – ******** ********* *****.</text:span></text:p>
      <text:p text:style-name="KrymPar"><text:span text:style-name="KrymRusBold">*************</text:span><text:span text:style-name="KrymUkr"> – 1) **************; 2) *********; 3) **********, ******-*******, ******-*******.</text:span></text:p>
      <text:p text:style-name="KrymPar"><text:span text:style-name="KrymRusBold">**********</text:span><text:span text:style-name="KrymUkr"> – *********. [********* ***].</text:span></text:p>
      <text:p text:style-name="KrymPar"><text:span text:style-name="KrymRusBold">**************</text:span><text:span text:style-name="KrymUkr"> – **************, ************.</text:span></text:p>
      <text:p text:style-name="KrymPar"><text:span text:style-name="KrymRusBold">*************</text:span><text:span text:style-name="KrymUkr"> – 1) *************. [******* *** ******* *********, ** ***** ************]; 2) </text:span><text:span text:style-name="KrymRusBold">************</text:span><text:span text:style-name="KrymUkr"> – *******, *********, ***********, **********. [******* ***** ** *******. ******* ****** *******, ********]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*****</text:span><text:span text:style-name="KrymUkr"> – ***********, **************. </text:span><text:span text:style-name="KrymRusBold">-**</text:span><text:span text:style-name="KrymUkr"> – **********, *************. [****** * ***** ********** ********].</text:span></text:p>
      <text:p text:style-name="KrymPar"><text:span text:style-name="KrymRusBold">**************</text:span><text:span text:style-name="KrymUkr"> – *************, ***********.</text:span></text:p>
      <text:p text:style-name="KrymPar"><text:span text:style-name="KrymRusBold">**************</text:span><text:span text:style-name="KrymUkr"> – **********, ***********, ***********, ************. </text:span><text:span text:style-name="KrymRusBold">-**</text:span><text:span text:style-name="KrymUkr"> – *********, **********, **********, ***********.</text:span></text:p>
      <text:p text:style-name="KrymPar"><text:span text:style-name="KrymRusBold">*****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**,</text:span><text:span text:style-name="KrymRusItalic"> **. </text:span><text:span text:style-name="KrymRusBold">************** 1.</text:span></text:p>
      <text:p text:style-name="KrymPar"><text:span text:style-name="KrymRusBold">*************, -**,</text:span><text:span text:style-name="KrymRusItalic"> **. </text:span><text:span text:style-name="KrymRusBold">************, -** 1.</text:span></text:p>
      <text:p text:style-name="KrymPar"><text:span text:style-name="KrymRusBold">************</text:span><text:span text:style-name="KrymUkr"> – ************, *** ********. [*** ******* ************ – ******* ** ***** ** *******].</text:span></text:p>
      <text:p text:style-name="KrymPar"><text:span text:style-name="KrymRusBold">************,</text:span><text:span text:style-name="KrymRusItalic"> **. </text:span><text:span text:style-name="KrymUkr">1) </text:span><text:span text:style-name="KrymRusBold">****************</text:span><text:span text:style-name="KrymUkr">; 2) </text:span><text:span text:style-name="KrymRusBold">**************.</text:span></text:p>
      <text:p text:style-name="KrymPar"><text:span text:style-name="KrymRusBold">**********, -**,</text:span><text:span text:style-name="KrymRusItalic"> **. </text:span><text:span text:style-name="KrymUkr">1) </text:span><text:span text:style-name="KrymRusBold">**************</text:span><text:span text:style-name="KrymUkr">; 2) </text:span><text:span text:style-name="KrymRusBold">************.</text:span></text:p>
      <text:p text:style-name="KrymPar"><text:span text:style-name="KrymRusBold">*************</text:span><text:span text:style-name="KrymUkr"> – ***************, ************.</text:span></text:p>
      <text:p text:style-name="KrymPar"><text:span text:style-name="KrymRusBold">***********</text:span><text:span text:style-name="KrymUkr"> – *************, **********, *********. </text:span><text:span text:style-name="KrymRusBold">-** </text:span><text:span text:style-name="KrymRusItalic">******</text:span><text:span text:style-name="KrymUkr"> – ********* ******, **********. [***** ********** ****** ** ****** *******]. </text:span><text:span text:style-name="KrymRusBold">-**</text:span><text:span text:style-name="KrymUkr"> – *********, *** ******, ******, ******, ********, ** ********, **-*********, (</text:span><text:span text:style-name="KrymRusAux">****.</text:span><text:span text:style-name="KrymUkr">) – ** *** ******, -**.</text:span></text:p>
      <text:p text:style-name="KrymPar"><text:span text:style-name="KrymRusBold">*************, -***</text:span><text:span text:style-name="KrymUkr"> – **************, ************.</text:span></text:p>
      <text:p text:style-name="KrymPar"><text:span text:style-name="KrymRusBold">**********, *************</text:span><text:span text:style-name="KrymUkr"> – ************, ************ (</text:span><text:span text:style-name="KrymRusAux">*. </text:span><text:span text:style-name="KrymUkr">-*****), *********.</text:span></text:p>
      <text:p text:style-name="KrymPar"><text:span text:style-name="KrymRusBold">*************</text:span><text:span text:style-name="KrymUkr"> – 1) </text:span><text:span text:style-name="KrymRusItalic">**. </text:span><text:span text:style-name="KrymRusBold">**********</text:span><text:span text:style-name="KrymUkr">; 2) *********, ***********. [***** *********** *** ********* ***** ****** ******** – ******* * ** ** *******].</text:span></text:p>
      <text:p text:style-name="KrymPar"><text:span text:style-name="KrymRusBold">***********</text:span><text:span text:style-name="KrymUkr"> – 1) (</text:span><text:span text:style-name="KrymRusItalic">* ****.</text:span><text:span text:style-name="KrymUkr">) – *********, ***********, *******; (</text:span><text:span text:style-name="KrymRusItalic">* ***** ******.</text:span><text:span text:style-name="KrymUkr">) – *********, **********, *************; (</text:span><text:span text:style-name="KrymRusItalic">* *****, *********</text:span><text:span text:style-name="KrymUkr">) – ********** (</text:span><text:span text:style-name="KrymRusAux">*.</text:span><text:span text:style-name="KrymUkr"> -**), *******. </text:span><text:span text:style-name="KrymRusItalic">********** </text:span><text:span text:style-name="KrymRusBold">-**</text:span><text:span text:style-name="KrymUkr"> (</text:span><text:span text:style-name="KrymRusItalic">* ***** ******.</text:span><text:span text:style-name="KrymUkr">) – ********; 2) *********, *******. </text:span><text:span text:style-name="KrymRusBold">**********</text:span><text:span text:style-name="KrymUkr"> – ********, ******.</text:span></text:p>
      <text:p text:style-name="KrymPar"><text:span text:style-name="KrymRusBold">*************</text:span><text:span text:style-name="KrymUkr"> – *************, **************.</text:span></text:p>
      <text:p text:style-name="KrymPar"><text:span text:style-name="KrymRusBold">***********</text:span><text:span text:style-name="KrymUkr"> – ***********, ***********, ************.</text:span></text:p>
      <text:p text:style-name="KrymPar"><text:span text:style-name="KrymRusBold">****************, -***, -**,</text:span><text:span text:style-name="KrymRusItalic"> **. </text:span><text:span text:style-name="KrymRusBold">****************, -*** -**.</text:span></text:p>
      <text:p text:style-name="KrymPar"><text:span text:style-name="KrymRusBold">************</text:span><text:span text:style-name="KrymUkr"> – *******, **********.</text:span></text:p>
      <text:p text:style-name="KrymPar"><text:span text:style-name="KrymRusBold">************</text:span><text:span text:style-name="KrymUkr"> – ************, *************, ************. </text:span><text:span text:style-name="KrymRusBold">-**</text:span><text:span text:style-name="KrymUkr"> – ***********, ************, *** ***********, ***********.</text:span></text:p>
      <text:p text:style-name="KrymPar"><text:span text:style-name="KrymRusBold">***************</text:span><text:span text:style-name="KrymUkr"> – *************. [************ ********].</text:span></text:p>
      <text:p text:style-name="KrymPar"><text:span text:style-name="KrymRusBold">***********</text:span><text:span text:style-name="KrymUkr"> – **********, **********, **********, ********** *****.</text:span></text:p>
      <text:p text:style-name="KrymPar"><text:span text:style-name="KrymRusBold">*************</text:span><text:span text:style-name="KrymRusItalic"> * ***, * ***</text:span><text:span text:style-name="KrymUkr"> – ************, ************, ************ ***, *** *****; ************, ***********, ********* ***, ** ****, ****** ** (***) ****, **. </text:span><text:span text:style-name="KrymRusItalic">** ****** ** </text:span><text:span text:style-name="KrymRusBold">-****</text:span><text:span text:style-name="KrymUkr"> – ***** ** ******; *** * ********; *** * ****** ** ****; **** * ******** *****. </text:span><text:span text:style-name="KrymRusItalic">********** </text:span><text:span text:style-name="KrymRusBold">-*****</text:span><text:span text:style-name="KrymUkr"> – ********** ******.</text:span></text:p>
      <text:p text:style-name="KrymPar"><text:span text:style-name="KrymRusBold">************</text:span><text:span text:style-name="KrymUkr"> – 1) **********. [********* ********]; 2) ***[*]*********, ***********, ************. [** ******** ************, – *** *** ** ******]; (</text:span><text:span text:style-name="KrymRusItalic">***********</text:span><text:span text:style-name="KrymUkr">) – ************, ************, **********, **************. [************* ***** * *********: ********* * ******, </text:span><text:soft-page-break/><text:span text:style-name="KrymUkr">********** ********]. </text:span><text:span text:style-name="KrymRusBold">-**</text:span><text:span text:style-name="KrymUkr"> – ***[*]********, *********, *********, ***********, *********. [****** ********* ** *****].</text:span></text:p>
      <text:p text:style-name="KrymPar"><text:span text:style-name="KrymRusBold">*************</text:span><text:span text:style-name="KrymUkr"> – ***[*]*******, **********, ********, *********, ***********, **********, ********, **************, *******, ********, ********, *********. [******* ********* ** ***********]. </text:span><text:span text:style-name="KrymRusItalic">********* **** </text:span><text:span text:style-name="KrymRusBold">-****</text:span><text:span text:style-name="KrymUkr"> – **********, ************** *****, ********** ******** *****.</text:span></text:p>
      <text:p text:style-name="KrymPar"><text:span text:style-name="KrymRusBold">************</text:span><text:span text:style-name="KrymUkr"> – ************, *************, *******, **********, *********. [******* ********. ******** ** ******, ** ******* ** *********]. </text:span><text:span text:style-name="KrymRusBold">-**</text:span><text:span text:style-name="KrymUkr"> – ******, ****** ***; ********, **********, ******; *** ******. [*** ****** ******* *****].</text:span></text:p>
      <text:p text:style-name="KrymPar"><text:span text:style-name="KrymRusBold">**************</text:span><text:span text:style-name="KrymUkr"> – ***********, *********.</text:span></text:p>
      <text:p text:style-name="KrymPar"><text:span text:style-name="KrymRusBold">*********</text:span><text:span text:style-name="KrymUkr"> – 1) (</text:span><text:span text:style-name="KrymRusItalic">** ******</text:span><text:span text:style-name="KrymUkr">) *********; 2) (</text:span><text:span text:style-name="KrymRusItalic">* **** ******* *** *******</text:span><text:span text:style-name="KrymUkr">) ***********. [********** *******]; 3) *** ********, *** ******** (***** </text:span><text:span text:style-name="KrymRusItalic">* *. *.</text:span><text:span text:style-name="KrymUkr">)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******</text:span><text:span text:style-name="KrymUkr"> – **************, ************, **************.</text:span></text:p>
      <text:p text:style-name="KrymPar"><text:span text:style-name="KrymRusBold">************</text:span><text:span text:style-name="KrymUkr"> – ************, **********, ***********, ************. </text:span><text:span text:style-name="KrymRusBold">-**</text:span><text:span text:style-name="KrymUkr"> – ***********, *********.</text:span></text:p>
      <text:p text:style-name="KrymPar"><text:span text:style-name="KrymRusBold">************</text:span><text:span text:style-name="KrymUkr"> – **********. [********** ********].</text:span></text:p>
      <text:p text:style-name="KrymPar"><text:span text:style-name="KrymRusBold">*************</text:span><text:span text:style-name="KrymUkr"> (</text:span><text:span text:style-name="KrymRusItalic">*****</text:span><text:span text:style-name="KrymUkr">) – *************.</text:span></text:p>
      <text:p text:style-name="KrymPar"><text:span text:style-name="KrymRusBold">**************</text:span><text:span text:style-name="KrymUkr"> – **************, ************.</text:span></text:p>
      <text:p text:style-name="KrymPar"><text:span text:style-name="KrymRusBold">************</text:span><text:span text:style-name="KrymUkr"> – ************, **********, ************. </text:span><text:span text:style-name="KrymRusBold">-**</text:span><text:span text:style-name="KrymUkr"> – ***********, *********, ***********.</text:span></text:p>
      <text:p text:style-name="KrymPar"><text:span text:style-name="KrymRusBold">******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1) (</text:span><text:span text:style-name="KrymRusItalic">* ****, * *********, * ********** ***</text:span><text:span text:style-name="KrymUkr">) *******, *********, ***********, *********, *******, ***********, **********, **********. </text:span><text:span text:style-name="KrymRusItalic">* </text:span><text:span text:style-name="KrymRusBold">-**</text:span><text:span text:style-name="KrymUkr"> – *********, * *********, *******, *******, *******, *******, ********, *******. [*********, ******* ***** ***** ****** ** ********* ** ** ******* (***.-***.). * ***** **** *******. * ***** * ******* ** * ******* ******, * * ***** *** ******* *******]; 2) (</text:span><text:span text:style-name="KrymRusItalic">**********, ****, **********</text:span><text:span text:style-name="KrymUkr">) ********, ********, **********.</text:span></text:p>
      <text:p text:style-name="KrymPar"><text:span text:style-name="KrymRusBold">****************</text:span><text:span text:style-name="KrymUkr"> – ************.</text:span></text:p>
      <text:p text:style-name="KrymPar"><text:span text:style-name="KrymRusBold">**************</text:span><text:span text:style-name="KrymUkr"> – **********. [***** **** ********** ******]; (</text:span><text:span text:style-name="KrymRusItalic">* *********</text:span><text:span text:style-name="KrymUkr">) *************. </text:span><text:span text:style-name="KrymRusBold">-**</text:span><text:span text:style-name="KrymUkr"> – *********, *** *****, *** ******, ******. [****** ****** **** * *******].</text:span></text:p>
      <text:p text:style-name="KrymPar"><text:span text:style-name="KrymRusBold">******************</text:span><text:span text:style-name="KrymUkr"> – **************.</text:span></text:p>
      <text:p text:style-name="KrymPar"><text:span text:style-name="KrymRusBold">*****************, ************,</text:span><text:span text:style-name="KrymRusItalic"> **. </text:span><text:span text:style-name="KrymRusBold">*************.</text:span></text:p>
      <text:p text:style-name="KrymPar"><text:span text:style-name="KrymRusBold">***************</text:span><text:span text:style-name="KrymUkr"> – ***ґ************, ****************.</text:span></text:p>
      <text:p text:style-name="KrymPar"><text:span text:style-name="KrymRusBold">*************</text:span><text:span text:style-name="KrymUkr"> – ***ґ**********, **************. </text:span><text:span text:style-name="KrymRusBold">-**</text:span><text:span text:style-name="KrymUkr"> – ***ґ*********, *************.</text:span></text:p>
      <text:p text:style-name="KrymPar"><text:span text:style-name="KrymRusBold">*************</text:span><text:span text:style-name="KrymUkr"> – **********. </text:span><text:span text:style-name="KrymRusBold">-**</text:span><text:span text:style-name="KrymUkr"> – *** *****.</text:span></text:p>
      <text:p text:style-name="KrymPar"><text:span text:style-name="KrymRusBold">**************</text:span><text:span text:style-name="KrymUkr"> – ************ (</text:span><text:span text:style-name="KrymRusAux">*. </text:span><text:span text:style-name="KrymUkr">-****), **************, *****************, ************* (</text:span><text:span text:style-name="KrymRusAux">*. *.</text:span><text:span text:style-name="KrymUkr">).</text:span></text:p>
      <text:p text:style-name="KrymPar"><text:span text:style-name="KrymRusBold">************</text:span><text:span text:style-name="KrymUkr"> – **********, ************, *********, **************. </text:span><text:span text:style-name="KrymRusBold">-**</text:span><text:span text:style-name="KrymUkr"> – *********, *********, ***********, ********, *** ********, ** ********. [*** ***** ****** ****** ** ********!].</text:span></text:p>
      <text:p text:style-name="KrymPar"><text:span text:style-name="KrymRusBold">**********</text:span><text:span text:style-name="KrymUkr"> – ********’*, ************, 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***, -***, -**,</text:span><text:span text:style-name="KrymRusItalic"> **. </text:span><text:span text:style-name="KrymRusBold">***************, -***, -**.</text:span></text:p>
      <text:p text:style-name="KrymPar"><text:span text:style-name="KrymRusBold">**************</text:span><text:span text:style-name="KrymUkr"> – ***************. </text:span><text:span text:style-name="KrymRusBold">-**</text:span><text:span text:style-name="KrymUkr"> – **************.</text:span></text:p>
      <text:p text:style-name="KrymPar"><text:span text:style-name="KrymRusBold">******************</text:span><text:span text:style-name="KrymUkr"> – ****************.</text:span></text:p>
      <text:p text:style-name="KrymPar"><text:span text:style-name="KrymRusBold">****************</text:span><text:span text:style-name="KrymUkr"> – **************; </text:span><text:span text:style-name="KrymRusBold">-**</text:span><text:span text:style-name="KrymUkr"> – *********, ** *********, ***********.</text:span></text:p>
      <text:p text:style-name="KrymPar"><text:span text:style-name="KrymRusBold">*************</text:span><text:span text:style-name="KrymUkr"> – ************, *************, ***************. </text:span><text:span text:style-name="KrymRusBold">-**</text:span><text:span text:style-name="KrymUkr"> – ***********, ************, **************.</text:span></text:p>
      <text:p text:style-name="KrymPar"><text:span text:style-name="KrymRusBold">******************</text:span><text:span text:style-name="KrymUkr"> – ************, **************, ***************. </text:span><text:span text:style-name="KrymRusBold">-**</text:span><text:span text:style-name="KrymUkr"> – ***********, *************, *** ********, *** **********, *******.</text:span></text:p>
      <text:p text:style-name="KrymPar"><text:span text:style-name="KrymRusBold">***************, -***, -**, *************, -**,</text:span><text:span text:style-name="KrymRusItalic"> **. </text:span><text:span text:style-name="KrymRusBold">******************, -***, -**.</text:span></text:p>
      <text:p text:style-name="KrymPar"><text:soft-page-break/><text:span text:style-name="KrymRusBold">*******************</text:span><text:span text:style-name="KrymUkr"> – ******************, *****************.</text:span></text:p>
      <text:p text:style-name="KrymPar"><text:span text:style-name="KrymRusBold">*****************</text:span><text:span text:style-name="KrymUkr"> – ****************. </text:span><text:span text:style-name="KrymRusBold">-**</text:span><text:span text:style-name="KrymUkr"> – ***************.</text:span></text:p>
      <text:p text:style-name="KrymPar"><text:span text:style-name="KrymRusBold">**************</text:span><text:span text:style-name="KrymUkr"> – ***************, ************, **************.</text:span></text:p>
      <text:p text:style-name="KrymPar"><text:span text:style-name="KrymRusBold">**************</text:span><text:span text:style-name="KrymUkr"> – ************, *************.</text:span></text:p>
      <text:p text:style-name="KrymPar"><text:span text:style-name="KrymRusBold">*************</text:span><text:span text:style-name="KrymUkr"> – **************, ************** [************* *****], **********. [********* ***** * ***, ** ***** ***********, ***-**, *********** *** ******** ******** (*****.)].</text:span></text:p>
      <text:p text:style-name="KrymPar"><text:span text:style-name="KrymRusBold">***************</text:span><text:span text:style-name="KrymUkr"> – ****************, ************.</text:span></text:p>
      <text:p text:style-name="KrymPar"><text:span text:style-name="KrymRusBold">*************</text:span><text:span text:style-name="KrymUkr"> – **************, ** ** **** *********, **********. </text:span><text:span text:style-name="KrymRusBold">-**</text:span><text:span text:style-name="KrymUkr"> – *************. </text:span><text:span text:style-name="KrymRusBold">-** </text:span><text:span text:style-name="KrymRusItalic">******</text:span><text:span text:style-name="KrymUkr"> – ************ *******, ******* **-**.</text:span></text:p>
      <text:p text:style-name="KrymPar"><text:span text:style-name="KrymRusBold">*************</text:span><text:span text:style-name="KrymUkr"> – ************, *** ********, ************, ******, *******. [****** ******].</text:span></text:p>
      <text:p text:style-name="KrymPar"><text:span text:style-name="KrymRusBold">**************</text:span><text:span text:style-name="KrymUkr"> – ***************, **************.</text:span></text:p>
      <text:p text:style-name="KrymPar"><text:span text:style-name="KrymRusBold">***************</text:span><text:span text:style-name="KrymRusItalic"> * </text:span><text:span text:style-name="KrymRusBold">******************</text:span><text:span text:style-name="KrymUkr"> – ***************.</text:span></text:p>
      <text:p text:style-name="KrymPar"><text:span text:style-name="KrymRusBold">****************</text:span><text:span text:style-name="KrymUkr"> – *************. </text:span><text:span text:style-name="KrymRusBold">-**</text:span><text:span text:style-name="KrymUkr"> – ***********(*)*.</text:span></text:p>
      <text:p text:style-name="KrymPar"><text:span text:style-name="KrymRusBold">**************</text:span><text:span text:style-name="KrymUkr"> – *********, ******.</text:span></text:p>
      <text:p text:style-name="KrymPar"><text:span text:style-name="KrymRusBold">**************</text:span><text:span text:style-name="KrymUkr"> – ************; (</text:span><text:span text:style-name="KrymRusAux">*****.</text:span><text:span text:style-name="KrymUkr">) – ****************.</text:span></text:p>
      <text:p text:style-name="KrymPar"><text:span text:style-name="KrymRusBold">*************</text:span><text:span text:style-name="KrymUkr"> – ************, *************, **************. </text:span><text:span text:style-name="KrymRusBold">-** </text:span><text:span text:style-name="KrymRusItalic">********</text:span><text:span text:style-name="KrymUkr"> (</text:span><text:span text:style-name="KrymRusAux">****.</text:span><text:span text:style-name="KrymUkr">) – ***** ***********. </text:span><text:span text:style-name="KrymRusBold">-**</text:span><text:span text:style-name="KrymUkr"> – ************, ** *** **, ** ** *****, * ******** *****.</text:span></text:p>
      <text:p text:style-name="KrymPar"><text:span text:style-name="KrymRusBold">**************</text:span><text:span text:style-name="KrymUkr"> – ****************.</text:span></text:p>
      <text:p text:style-name="KrymPar"><text:span text:style-name="KrymRusBold">************</text:span><text:span text:style-name="KrymUkr"> – **************, **********, *********, ************, **************. </text:span><text:span text:style-name="KrymRusBold">-**</text:span><text:span text:style-name="KrymUkr"> – *************, ***********.</text:span></text:p>
      <text:p text:style-name="KrymPar"><text:span text:style-name="KrymRusBold">*************</text:span><text:span text:style-name="KrymUkr"> – **************, *************, ************, **********. </text:span><text:span text:style-name="KrymRusBold">-**</text:span><text:span text:style-name="KrymUkr"> – ***********, *********, *** ********.</text:span></text:p>
      <text:p text:style-name="KrymPar"><text:span text:style-name="KrymRusBold">***************</text:span><text:span text:style-name="KrymUkr"> – ***************, ******************. </text:span><text:span text:style-name="KrymRusBold">-**</text:span><text:span text:style-name="KrymUkr"> – *** *******, *** *********, *** **********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******</text:span><text:span text:style-name="KrymUkr"> – *****************.</text:span></text:p>
      <text:p text:style-name="KrymPar"><text:span text:style-name="KrymRusBold">**************</text:span><text:span text:style-name="KrymUkr"> – **************, *************.</text:span></text:p>
      <text:p text:style-name="KrymPar"><text:span text:style-name="KrymRusBold">*************, -**,</text:span><text:span text:style-name="KrymRusItalic"> **. </text:span><text:span text:style-name="KrymRusBold">*************, -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 – ******** (</text:span><text:span text:style-name="KrymRusAux">*. </text:span><text:span text:style-name="KrymUkr">-****), **********, **********, *******.</text:span></text:p>
      <text:p text:style-name="KrymPar"><text:span text:style-name="KrymRusBold">***********</text:span><text:span text:style-name="KrymUkr"> – **********, *********, ***********, *******, *********.</text:span></text:p>
      <text:p text:style-name="KrymPar"><text:span text:style-name="KrymRusBold">*************</text:span><text:span text:style-name="KrymUkr"> – ************, ****** ***, ***** *** ******.</text:span></text:p>
      <text:p text:style-name="KrymPar"><text:span text:style-name="KrymRusBold">************</text:span><text:span text:style-name="KrymUkr"> – *************, ***********, ************.</text:span></text:p>
      <text:p text:style-name="KrymPar"><text:span text:style-name="KrymRusBold">**********</text:span><text:span text:style-name="KrymUkr"> – **********, *********, **********, ***********. </text:span><text:span text:style-name="KrymRusBold">-** </text:span><text:span text:style-name="KrymRusItalic">***** *****</text:span><text:span text:style-name="KrymUkr"> – *************. </text:span><text:span text:style-name="KrymRusItalic">********* </text:span><text:span text:style-name="KrymRusBold">-**</text:span><text:span text:style-name="KrymUkr"> – ********** * *******, ***** ******. </text:span><text:span text:style-name="KrymRusBold">-** </text:span><text:span text:style-name="KrymRusItalic">****</text:span><text:span text:style-name="KrymUkr"> – ****** ***, ************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**********,</text:span><text:span text:style-name="KrymRusItalic"> **. </text:span><text:span text:style-name="KrymRusBold">*************.</text:span></text:p>
      <text:p text:style-name="KrymPar"><text:span text:style-name="KrymRusBold">*********</text:span><text:span text:style-name="KrymUkr"> – ****’*****.</text:span></text:p>
      <text:p text:style-name="KrymPar"><text:span text:style-name="KrymRusBold">***********</text:span><text:span text:style-name="KrymUkr"> – **********, ************.</text:span></text:p>
      <text:p text:style-name="KrymPar"><text:span text:style-name="KrymRusBold">*************</text:span><text:span text:style-name="KrymUkr"> – *************, ***************, *************.</text:span></text:p>
      <text:p text:style-name="KrymPar"><text:span text:style-name="KrymRusBold">***********</text:span><text:span text:style-name="KrymUkr"> – ***********, *************, ***********. </text:span><text:span text:style-name="KrymRusBold">-**</text:span><text:span text:style-name="KrymUkr"> – **********, ** ** *****, *** *******, **********.</text:span></text:p>
      <text:p text:style-name="KrymPar"><text:span text:style-name="KrymRusBold">************</text:span><text:span text:style-name="KrymUkr"> – ************, ***********, ************.</text:span></text:p>
      <text:p text:style-name="KrymPar"><text:span text:style-name="KrymRusBold">************</text:span><text:span text:style-name="KrymRusItalic"> * </text:span><text:span text:style-name="KrymRusBold">-*******</text:span><text:span text:style-name="KrymUkr"> – ************, **********.</text:span></text:p>
      <text:p text:style-name="KrymPar"><text:span text:style-name="KrymRusBold">*******************</text:span><text:span text:style-name="KrymUkr"> – *****************.</text:span></text:p>
      <text:p text:style-name="KrymPar"><text:span text:style-name="KrymRusBold">*****************</text:span><text:span text:style-name="KrymUkr"> – ***************.</text:span></text:p>
      <text:p text:style-name="KrymPar"><text:span text:style-name="KrymRusBold">***********</text:span><text:span text:style-name="KrymUkr"> – *********** *******, *************.</text:span></text:p>
      <text:p text:style-name="KrymPar"><text:span text:style-name="KrymRusBold">**************</text:span><text:span text:style-name="KrymUkr"> – **************.</text:span></text:p>
      <text:p text:style-name="KrymPar"><text:soft-page-break/><text:span text:style-name="KrymRusBold">***************</text:span><text:span text:style-name="KrymUkr"> – ************, *************, **** ******, ***************, ************, ********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, ***********, *************, **********, *************, ******; </text:span><text:span text:style-name="KrymRusBold">-**</text:span><text:span text:style-name="KrymUkr"> – *** ******, * ********* *******, **********, *********, ************.</text:span></text:p>
      <text:p text:style-name="KrymPar"><text:span text:style-name="KrymRusBold">**********</text:span><text:span text:style-name="KrymUkr"> – *********** ** ***** (</text:span><text:span text:style-name="KrymRusItalic">*** </text:span><text:span text:style-name="KrymUkr">** ******), ***************, **************.</text:span></text:p>
      <text:p text:style-name="KrymPar"><text:span text:style-name="KrymRusBold">*********</text:span><text:span text:style-name="KrymUkr"> – *******, *********, ************, ****** (</text:span><text:span text:style-name="KrymRusAux">*. </text:span><text:span text:style-name="KrymUkr">-****), ***********, *************, *********, ***********, ********, *************.</text:span></text:p>
      <text:p text:style-name="KrymPar"><text:span text:style-name="KrymRusBold">**********</text:span><text:span text:style-name="KrymUkr"> – ************, *************, ********** *****.</text:span></text:p>
      <text:p text:style-name="KrymPar"><text:span text:style-name="KrymRusBold">***********</text:span><text:span text:style-name="KrymUkr"> – *********, *******, **********, **********, **********, *************, **********, *******, ********, ***********, *********, (</text:span><text:span text:style-name="KrymRusItalic">* ****.</text:span><text:span text:style-name="KrymUkr">) *********; </text:span><text:span text:style-name="KrymRusBold">-** </text:span><text:span text:style-name="KrymRusItalic">***-**** *******</text:span><text:span text:style-name="KrymUkr"> – ***********. </text:span><text:span text:style-name="KrymRusBold">-**</text:span><text:span text:style-name="KrymUkr"> – ********, **********, ********.</text:span></text:p>
      <text:p text:style-name="KrymPar"><text:span text:style-name="KrymRusBold">***************</text:span><text:span text:style-name="KrymUkr"> – ***************, ************.</text:span></text:p>
      <text:p text:style-name="KrymPar"><text:span text:style-name="KrymRusBold">*************</text:span><text:span text:style-name="KrymUkr"> – *************, **********. </text:span><text:span text:style-name="KrymRusBold">-**</text:span><text:span text:style-name="KrymUkr"> – ************, *********.</text:span></text:p>
      <text:p text:style-name="KrymPar"><text:span text:style-name="KrymRusBold">************</text:span><text:span text:style-name="KrymUkr"> – ********, *******, ************.</text:span></text:p>
      <text:p text:style-name="KrymPar"><text:span text:style-name="KrymRusBold">**********</text:span><text:span text:style-name="KrymUkr"> – ********, ******** ******.</text:span></text:p>
      <text:p text:style-name="KrymPar"><text:span text:style-name="KrymRusBold">***********</text:span><text:span text:style-name="KrymUkr"> – **********, * ******** ********. </text:span><text:span text:style-name="KrymRusBold">-*** </text:span><text:span text:style-name="KrymRusItalic">****</text:span><text:span text:style-name="KrymUkr"> – * ******** ********.</text:span></text:p>
      <text:p text:style-name="KrymPar"><text:span text:style-name="KrymRusBold">***********</text:span><text:span text:style-name="KrymUkr"> – **********, **********. </text:span><text:span text:style-name="KrymRusBold">-**</text:span><text:span text:style-name="KrymUkr"> – **********, **********.</text:span></text:p>
      <text:p text:style-name="KrymPar"><text:span text:style-name="KrymRusBold">***********</text:span><text:span text:style-name="KrymUkr"> – ***********. </text:span><text:span text:style-name="KrymRusBold">-**</text:span><text:span text:style-name="KrymUkr"> – **********, *** **********; *******’****; ********, ******. [*******’**** ********. ** ** ********* ******: **** * ***** ************]. </text:span><text:span text:style-name="KrymRusBold">-** </text:span><text:span text:style-name="KrymRusItalic">******</text:span><text:span text:style-name="KrymUkr"> – ********** *********, ******* ********.</text:span></text:p>
      <text:p text:style-name="KrymPar"><text:span text:style-name="KrymRusBold">***********</text:span><text:span text:style-name="KrymUkr"> – ***********, ***********, ***********. [********** *****].</text:span></text:p>
      <text:p text:style-name="KrymPar"><text:span text:style-name="KrymRusBold">***************</text:span><text:span text:style-name="KrymUkr"> – ***************, **********.</text:span></text:p>
      <text:p text:style-name="KrymPar"><text:span text:style-name="KrymRusBold">*************</text:span><text:span text:style-name="KrymUkr"> – ***********, *************, ***’*******, *********. [********* ******* ** ******** ***’*******]. </text:span><text:span text:style-name="KrymRusBold">*-**</text:span><text:span text:style-name="KrymRusItalic"> ********</text:span><text:span text:style-name="KrymUkr"> – ******** *****, **. ********, *******, **. ************, **. ********. [**** – *******, * *** *******].</text:span></text:p>
      <text:p text:style-name="KrymPar"><text:span text:style-name="KrymRusBold">***********</text:span><text:span text:style-name="KrymUkr"> – ***********, ************.</text:span></text:p>
      <text:p text:style-name="KrymPar"><text:span text:style-name="KrymRusBold">*************, -***, -**,</text:span><text:span text:style-name="KrymRusItalic"> **. </text:span><text:span text:style-name="KrymRusBold">*************.</text:span></text:p>
      <text:p text:style-name="KrymPar"><text:span text:style-name="KrymRusBold">***********, -***********</text:span><text:span text:style-name="KrymUkr"> – **********, **************, ****************.</text:span></text:p>
      <text:p text:style-name="KrymPar"><text:span text:style-name="KrymRusBold">************</text:span><text:span text:style-name="KrymUkr"> – ************, *****[*]****** *******.</text:span></text:p>
      <text:p text:style-name="KrymPar"><text:span text:style-name="KrymRusBold">************</text:span><text:span text:style-name="KrymUkr">, </text:span><text:span text:style-name="KrymRusAux">***.</text:span><text:span text:style-name="KrymUkr"> – ********* (</text:span><text:span text:style-name="KrymRusAux">*. </text:span><text:span text:style-name="KrymUkr">-**), ************, ***********, ********* (</text:span><text:span text:style-name="KrymRusAux">*. </text:span><text:span text:style-name="KrymUkr">-**).</text:span></text:p>
      <text:p text:style-name="KrymPar"><text:span text:style-name="KrymRusBold">************</text:span><text:span text:style-name="KrymUkr"> – ************, ***********, **************, *****[*]******, *********; (</text:span><text:span text:style-name="KrymRusAux">**********</text:span><text:span text:style-name="KrymUkr">) – *****[*]*****, *****[*]******.</text:span></text:p>
      <text:p text:style-name="KrymPar"><text:span text:style-name="KrymRusBold">***********</text:span><text:span text:style-name="KrymUkr"> – 1) ***************, *** ********** **********, **************, 2) ************, *************, ***********. </text:span><text:span text:style-name="KrymRusBold">-*** </text:span><text:span text:style-name="KrymRusItalic">**********</text:span><text:span text:style-name="KrymUkr"> – ******* (</text:span><text:span text:style-name="KrymRusAux">*. </text:span><text:span text:style-name="KrymUkr">-**) (</text:span><text:span text:style-name="KrymRusAux">*. *.</text:span><text:span text:style-name="KrymUkr">).</text:span></text:p>
      <text:p text:style-name="KrymPar"><text:span text:style-name="KrymRusBold">****************</text:span><text:span text:style-name="KrymUkr"> – **********, ************.</text:span></text:p>
      <text:p text:style-name="KrymPar"><text:span text:style-name="KrymRusBold">**************</text:span><text:span text:style-name="KrymUkr"> – ***********, ********[*]**, ***********. </text:span><text:span text:style-name="KrymRusBold">-**</text:span><text:span text:style-name="KrymUkr"> – **********, ********[*]*, *********, *********. </text:span><text:span text:style-name="KrymRusBold">-** </text:span><text:span text:style-name="KrymRusItalic">********</text:span><text:span text:style-name="KrymUkr"> (</text:span><text:span text:style-name="KrymRusAux">******.</text:span><text:span text:style-name="KrymUkr">) – *********.</text:span></text:p>
      <text:p text:style-name="KrymPar"><text:span text:style-name="KrymRusBold">************</text:span><text:span text:style-name="KrymUkr"> – ********** (</text:span><text:span text:style-name="KrymRusAux">*. </text:span><text:span text:style-name="KrymUkr">-**), ************.</text:span></text:p>
      <text:p text:style-name="KrymPar"><text:span text:style-name="KrymRusBold">***********</text:span><text:span text:style-name="KrymUkr"> – ************, **********, ***********. </text:span><text:span text:style-name="KrymRusBold">-*** </text:span><text:span text:style-name="KrymRusItalic">******</text:span><text:span text:style-name="KrymUkr"> – ********** *******, **********. [****** ****** ************ ** ********, – **-** ****!]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), ********* (</text:span><text:span text:style-name="KrymRusAux">*. </text:span><text:span text:style-name="KrymUkr">-**).</text:span></text:p>
      <text:p text:style-name="KrymPar"><text:span text:style-name="KrymRusBold">***************</text:span><text:span text:style-name="KrymUkr"> – ***********, **********, ***************.</text:span></text:p>
      <text:p text:style-name="KrymPar"><text:span text:style-name="KrymRusBold">*************</text:span><text:span text:style-name="KrymUkr"> – ************, *************, *************.</text:span></text:p>
      <text:p text:style-name="KrymPar"><text:span text:style-name="KrymRusBold">******************</text:span><text:span text:style-name="KrymUkr"> – **************, *************, *********.</text:span></text:p>
      <text:p text:style-name="KrymPar"><text:span text:style-name="KrymRusBold">******************</text:span><text:span text:style-name="KrymUkr"> – 1) *************; 2) ******* (</text:span><text:span text:style-name="KrymRusAux">*. </text:span><text:span text:style-name="KrymUkr">-**), **************, **(*)*****, *********. [****** ******** ********** ***** (*****.)].</text:span></text:p>
      <text:p text:style-name="KrymPar"><text:span text:style-name="KrymRusBold">****************</text:span><text:span text:style-name="KrymUkr"> – 1) ***********; 2) *************. [*********** *******. **** ******** * ************]. </text:span><text:span text:style-name="KrymRusBold">-**</text:span><text:span text:style-name="KrymRusItalic"> *********</text:span><text:span text:style-name="KrymUkr"> – ************ ****, **************. </text:span><text:span text:style-name="KrymRusItalic">****** * </text:span><text:span text:style-name="KrymRusBold">-** </text:span><text:span text:style-name="KrymRusItalic">*********</text:span><text:span text:style-name="KrymUkr"> – </text:span><text:soft-page-break/><text:span text:style-name="KrymUkr">**************, ********. </text:span><text:span text:style-name="KrymRusItalic">*********** * </text:span><text:span text:style-name="KrymRusBold">-**</text:span><text:span text:style-name="KrymRusItalic"> *********</text:span><text:span text:style-name="KrymUkr"> – ************, *********, *********, ***********. [*** ******* ******** ******** * ********. ** *******, ** ********. * ** **** ***** ****** ******** *******; ******* ** ****** * ***,— ** ****: ********** *******]. </text:span><text:span text:style-name="KrymRusBold">-**</text:span><text:span text:style-name="KrymUkr"> – 1) **********; 2) *** *****, ********, ***********.</text:span></text:p>
      <text:p text:style-name="KrymPar"><text:span text:style-name="KrymRusBold">*************</text:span><text:span text:style-name="KrymUkr"> – ***********, *** ******.</text:span></text:p>
      <text:p text:style-name="KrymPar"><text:span text:style-name="KrymRusBold">*************</text:span><text:span text:style-name="KrymUkr"> – ************, *******. </text:span><text:span text:style-name="KrymRusBold">-**</text:span><text:span text:style-name="KrymUkr"> – ******, ********, ***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).</text:span></text:p>
      <text:p text:style-name="KrymPar"><text:span text:style-name="KrymRusBold">***********</text:span><text:span text:style-name="KrymUkr"> – *********, ********, **********. [******** *******].</text:span></text:p>
      <text:p text:style-name="KrymPar"><text:span text:style-name="KrymRusBold">**********</text:span><text:span text:style-name="KrymUkr"> – **********, ***********. [******* ******* ** *********** *****].</text:span></text:p>
      <text:p text:style-name="KrymPar"><text:span text:style-name="KrymRusBold">**********</text:span><text:span text:style-name="KrymUkr"> – *************, *******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</text:span><text:span text:style-name="KrymUkr"> – ************, **********.</text:span></text:p>
      <text:p text:style-name="KrymPar"><text:span text:style-name="KrymRusBold">*************</text:span><text:span text:style-name="KrymUkr"> – **************, ****************, (</text:span><text:span text:style-name="KrymRusAux">*****.</text:span><text:span text:style-name="KrymUkr">) *************.</text:span></text:p>
      <text:p text:style-name="KrymPar"><text:span text:style-name="KrymRusBold">***********</text:span><text:span text:style-name="KrymUkr"> – ************, *************, **************, (</text:span><text:span text:style-name="KrymRusAux">*****.</text:span><text:span text:style-name="KrymUkr">) ***********. [*********** *******. * ************* ********* ****** ********, **. ** **** **************]. </text:span><text:span text:style-name="KrymRusBold">-**</text:span><text:span text:style-name="KrymUkr"> – ***********, ****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***, -****</text:span><text:span text:style-name="KrymUkr"> – ***********, -****, ***********, -******.</text:span></text:p>
      <text:p text:style-name="KrymPar"><text:span text:style-name="KrymRusBold">***********</text:span><text:span text:style-name="KrymUkr"> – **************, *************, **************. </text:span><text:span text:style-name="KrymRusBold">-**</text:span><text:span text:style-name="KrymUkr"> – *** ********, *************, *** ********, **-*******. [**-******* ********]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**</text:span><text:span text:style-name="KrymUkr"> – 1) **************; 2) ************, ***********, **********.</text:span></text:p>
      <text:p text:style-name="KrymPar"><text:span text:style-name="KrymRusBold">*************</text:span><text:span text:style-name="KrymUkr"> – 1) ************; 2) **********, *********, ********. [********* ** ************ *********]. </text:span><text:span text:style-name="KrymRusBold">-**</text:span><text:span text:style-name="KrymUkr"> – 1) ***********; 2) *********, *********, *******, *** ********.</text:span></text:p>
      <text:p text:style-name="KrymPar"><text:span text:style-name="KrymRusBold">************, -**,</text:span><text:span text:style-name="KrymRusItalic"> **. </text:span><text:span text:style-name="KrymRusBold">**************, -**.</text:span></text:p>
      <text:p text:style-name="KrymPar"><text:span text:style-name="KrymRusBold">***********, -***, -**,</text:span><text:span text:style-name="KrymRusItalic"> **. </text:span><text:span text:style-name="KrymRusBold">****************, -***, -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</text:span><text:span text:style-name="KrymUkr"> – ***********, ***********, ********** (</text:span><text:span text:style-name="KrymRusAux">***.</text:span><text:span text:style-name="KrymUkr">).</text:span></text:p>
      <text:p text:style-name="KrymPar"><text:span text:style-name="KrymRusBold">************</text:span><text:span text:style-name="KrymUkr"> – ************, ************, ***********, **********.</text:span></text:p>
      <text:p text:style-name="KrymPar"><text:span text:style-name="KrymRusBold">***********, **********</text:span><text:span text:style-name="KrymUkr"> – 1) ***********, ************, (</text:span><text:span text:style-name="KrymRusItalic">***** </text:span><text:span text:style-name="KrymRusBold">*.</text:span><text:span text:style-name="KrymUkr">) – ***********; 2) ***********, ************, *************, **********, ********. [*********** ******]. </text:span><text:span text:style-name="KrymRusBold">-**</text:span><text:span text:style-name="KrymUkr"> – **********, ***********, **********. </text:span><text:span text:style-name="KrymRusBold">-** </text:span><text:span text:style-name="KrymRusItalic">*****</text:span><text:span text:style-name="KrymUkr"> – *** ******* ********, ******** * ***** ****.</text:span></text:p>
      <text:p text:style-name="KrymPar"><text:span text:style-name="KrymRusBold">************</text:span><text:span text:style-name="KrymUkr"> – ************, *************, **************, (</text:span><text:span text:style-name="KrymRusItalic">******</text:span><text:span text:style-name="KrymUkr">) – ****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*,</text:span><text:span text:style-name="KrymRusItalic"> **. </text:span><text:span text:style-name="KrymRusBold">*************.</text:span></text:p>
      <text:p text:style-name="KrymPar"><text:span text:style-name="KrymRusBold">*************</text:span><text:span text:style-name="KrymUkr"> – **************, *********** ***.</text:span></text:p>
      <text:p text:style-name="KrymPar"><text:span text:style-name="KrymRusBold">***********</text:span><text:span text:style-name="KrymUkr"> – ************. </text:span><text:span text:style-name="KrymRusBold">-**</text:span><text:span text:style-name="KrymUkr"> – ***********.</text:span></text:p>
      <text:p text:style-name="KrymPar"><text:span text:style-name="KrymRusBold">************</text:span><text:span text:style-name="KrymUkr"> – ***********, ************, **********, **********, -****, ***********, -****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***,</text:span><text:span text:style-name="KrymRusItalic"> **. </text:span><text:span text:style-name="KrymRusBold">***********.</text:span></text:p>
      <text:p text:style-name="KrymPar"><text:span text:style-name="KrymRusBold">**************,</text:span><text:span text:style-name="KrymRusItalic"> **. </text:span><text:span text:style-name="KrymRusBold">*************.</text:span></text:p>
      <text:p text:style-name="KrymPar"><text:span text:style-name="KrymRusBold">**********</text:span><text:span text:style-name="KrymUkr"> – **********, *** ********.</text:span></text:p>
      <text:p text:style-name="KrymPar"><text:span text:style-name="KrymRusBold">**********</text:span><text:span text:style-name="KrymUkr"> – 1) ********, ************ (</text:span><text:span text:style-name="KrymRusAux">*. </text:span><text:span text:style-name="KrymUkr">-***); 2) **********, ************ ****** (</text:span><text:span text:style-name="KrymRusItalic">*************</text:span><text:span text:style-name="KrymUkr">)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****, **************, **********</text:span><text:span text:style-name="KrymUkr"> – 1) </text:span><text:span text:style-name="KrymRusItalic">**. </text:span><text:span text:style-name="KrymRusBold">**************</text:span><text:span text:style-name="KrymUkr">; 2) *********, ***********.</text:span></text:p>
      <text:p text:style-name="KrymPar"><text:span text:style-name="KrymRusBold">**************</text:span><text:span text:style-name="KrymUkr"> – **********, ********, **************.</text:span></text:p>
      <text:p text:style-name="KrymPar"><text:span text:style-name="KrymRusBold">************</text:span><text:span text:style-name="KrymUkr"> – 1) (</text:span><text:span text:style-name="KrymRusItalic">*******</text:span><text:span text:style-name="KrymUkr">) ***********, *************, **********, **********, ***********, </text:span><text:soft-page-break/><text:span text:style-name="KrymUkr">*************, ***********. </text:span><text:span text:style-name="KrymRusBold">-**</text:span><text:span text:style-name="KrymUkr"> – **********, ************; 2) **********, ***********, *************. </text:span><text:span text:style-name="KrymRusBold">-**</text:span><text:span text:style-name="KrymUkr"> – *********, *** *****, *** ***** * *** *******.</text:span></text:p>
      <text:p text:style-name="KrymPar"><text:span text:style-name="KrymRusBold">*************, **********, ***********</text:span><text:span text:style-name="KrymUkr"> – *********.</text:span></text:p>
      <text:p text:style-name="KrymPar"><text:span text:style-name="KrymRusBold">***********</text:span><text:span text:style-name="KrymUkr"> – 1) ***********, **********; 2) ***********. [********** ******].</text:span></text:p>
      <text:p text:style-name="KrymPar"><text:span text:style-name="KrymRusBold">*************</text:span><text:span text:style-name="KrymUkr"> – **************, **************.</text:span></text:p>
      <text:p text:style-name="KrymPar"><text:span text:style-name="KrymRusBold">*************, -**,</text:span><text:span text:style-name="KrymRusItalic"> **. </text:span><text:span text:style-name="KrymRusBold">**************, -**.</text:span></text:p>
      <text:p text:style-name="KrymPar"><text:span text:style-name="KrymRusBold">*************</text:span><text:span text:style-name="KrymUkr"> – ***********, **********, ***ґ*******. </text:span><text:span text:style-name="KrymRusBold">-** </text:span><text:span text:style-name="KrymRusItalic">*****</text:span><text:span text:style-name="KrymUkr"> – *****[**]***. [*****-* ** *********? ** ******** ******].</text:span></text:p>
      <text:p text:style-name="KrymPar"><text:span text:style-name="KrymRusBold">***************</text:span><text:span text:style-name="KrymUkr"> – *************, ************, ***ґ*********.</text:span></text:p>
      <text:p text:style-name="KrymPar"><text:span text:style-name="KrymRusBold">*****************</text:span><text:span text:style-name="KrymUkr"> – *****************, **** **********; (</text:span><text:span text:style-name="KrymRusItalic">*************</text:span><text:span text:style-name="KrymUkr">) ************.</text:span></text:p>
      <text:p text:style-name="KrymPar"><text:span text:style-name="KrymRusBold">***************</text:span><text:span text:style-name="KrymUkr"> – ***************; (</text:span><text:span text:style-name="KrymRusItalic">***********</text:span><text:span text:style-name="KrymUkr">) **********; (</text:span><text:span text:style-name="KrymRusAux">****.</text:span><text:span text:style-name="KrymUkr">) – *******, ********, ****, ******, *******, * ******* ******. [** ** ** ********? ** ******* – ****** ** ********].</text:span></text:p>
      <text:p text:style-name="KrymPar"><text:span text:style-name="KrymRusBold">***********</text:span><text:span text:style-name="KrymUkr"> – ***********, ******.</text:span></text:p>
      <text:p text:style-name="KrymPar"><text:span text:style-name="KrymRusBold">****************</text:span><text:span text:style-name="KrymUkr"> – ***********, *********.</text:span></text:p>
      <text:p text:style-name="KrymPar"><text:span text:style-name="KrymRusBold">**************</text:span><text:span text:style-name="KrymUkr"> – *********, **********, *********, ***************. [******* **** ***** ******** ** ***** (****.)]. </text:span><text:span text:style-name="KrymRusBold">-** </text:span><text:span text:style-name="KrymRusItalic">****</text:span><text:span text:style-name="KrymUkr"> – *********.</text:span></text:p>
      <text:p text:style-name="KrymPar"><text:span text:style-name="KrymRusBold">***********</text:span><text:span text:style-name="KrymUkr"> – ********’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</text:span><text:span text:style-name="KrymUkr"> – *************, *************. </text:span><text:span text:style-name="KrymRusBold">-**</text:span><text:span text:style-name="KrymUkr"> – ************, ************.</text:span></text:p>
      <text:p text:style-name="KrymPar"><text:span text:style-name="KrymRusBold">************</text:span><text:span text:style-name="KrymUkr"> – ***************, ******. [************** *********]. </text:span><text:span text:style-name="KrymRusBold">-** </text:span><text:span text:style-name="KrymRusItalic">*******</text:span><text:span text:style-name="KrymUkr"> – ********, *********** *******.</text:span></text:p>
      <text:p text:style-name="KrymPar"><text:span text:style-name="KrymRusBold">*****************</text:span><text:span text:style-name="KrymUkr"> – *************, ****************, ************, ***************. [************ (***********) ******** *******]. </text:span><text:span text:style-name="KrymRusBold">-**</text:span><text:span text:style-name="KrymUkr"> – **************, ** **-***************, ** **-************.</text:span></text:p>
      <text:p text:style-name="KrymPar"><text:span text:style-name="KrymRusBold">*************</text:span><text:span text:style-name="KrymUkr"> – *************, ***********. [************ ********].</text:span></text:p>
      <text:p text:style-name="KrymPar"><text:span text:style-name="KrymRusBold">*************</text:span><text:span text:style-name="KrymUkr"> – *************, **************; (</text:span><text:span text:style-name="KrymRusItalic">****** </text:span><text:span text:style-name="KrymRusBold">*.</text:span><text:span text:style-name="KrymUkr">) ********. [***** ******** * ******* ******* ****** (*****.)].</text:span></text:p>
      <text:p text:style-name="KrymPar"><text:span text:style-name="KrymRusBold">***********</text:span><text:span text:style-name="KrymUkr"> – ***********, ************, ************, ******* [*** *********, ****** ****** ******* (*****.)]; (</text:span><text:span text:style-name="KrymRusItalic">* ******</text:span><text:span text:style-name="KrymUkr">) **********. </text:span><text:span text:style-name="KrymRusBold">-**</text:span><text:span text:style-name="KrymUkr"> – **********, ***********, ***********, *******. [*******-******* **** *** ********* ***]; (</text:span><text:span text:style-name="KrymRusAux">* ****.</text:span><text:span text:style-name="KrymUkr">),</text:span><text:span text:style-name="KrymRusItalic"> **. </text:span><text:span text:style-name="KrymRusBold">*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</text:span><text:span text:style-name="KrymUkr"> – ***********. </text:span><text:span text:style-name="KrymRusBold">-**</text:span><text:span text:style-name="KrymUkr"> – *** *****, **********.</text:span></text:p>
      <text:p text:style-name="KrymPar"><text:span text:style-name="KrymRusBold">************</text:span><text:span text:style-name="KrymUkr"> – 1) ************; 2) *************.</text:span></text:p>
      <text:p text:style-name="KrymPar"><text:span text:style-name="KrymRusBold">**********</text:span><text:span text:style-name="KrymUkr"> – 1) ************, **********, ************. [** ******* ***********, ****** ******* ****]; 2) (</text:span><text:span text:style-name="KrymRusItalic">*******</text:span><text:span text:style-name="KrymUkr">) ***********, **********; 3) (</text:span><text:span text:style-name="KrymRusItalic">*******</text:span><text:span text:style-name="KrymUkr">, </text:span><text:span text:style-name="KrymRusAux">****.</text:span><text:span text:style-name="KrymUkr">) **********, ********, ********.</text:span></text:p>
      <text:p text:style-name="KrymPar"><text:span text:style-name="KrymRusBold">*********</text:span><text:span text:style-name="KrymUkr"> – *******, ********* (</text:span><text:span text:style-name="KrymRusAux">*. </text:span><text:span text:style-name="KrymUkr">-***). </text:span><text:span text:style-name="KrymRusItalic">** </text:span><text:span text:style-name="KrymRusBold">-**</text:span><text:span text:style-name="KrymUkr"> – ** *******, ** ********, ** *********, *** *****, ** ***-******, -**.</text:span></text:p>
      <text:p text:style-name="KrymPar"><text:span text:style-name="KrymRusBold">****************</text:span><text:span text:style-name="KrymUkr"> – ****************.</text:span></text:p>
      <text:p text:style-name="KrymPar"><text:span text:style-name="KrymRusBold">**************</text:span><text:span text:style-name="KrymUkr"> – **************. </text:span><text:span text:style-name="KrymRusBold">-**</text:span><text:span text:style-name="KrymUkr"> – ************, *************, *********.</text:span></text:p>
      <text:p text:style-name="KrymPar"><text:span text:style-name="KrymRusBold">*********, **********,</text:span><text:span text:style-name="KrymRusItalic"> **. </text:span><text:span text:style-name="KrymRusBold">************, **********.</text:span></text:p>
      <text:p text:style-name="KrymPar"><text:span text:style-name="KrymRusBold">*************, ****************</text:span><text:span text:style-name="KrymUkr"> – ************, *************, ********** ***, (********) ********. [**-* ********** *** – *** ******** ** ********** ******** (*****.)].</text:span></text:p>
      <text:p text:style-name="KrymPar"><text:span text:style-name="KrymRusBold">**************</text:span><text:span text:style-name="KrymUkr"> – **********, ***********, ******, ******. </text:span><text:span text:style-name="KrymRusBold">-**</text:span><text:span text:style-name="KrymUkr"> – *********, ** **-**********, *****.</text:span></text:p>
      <text:p text:style-name="KrymPar"><text:span text:style-name="KrymRusBold">**********</text:span><text:span text:style-name="KrymUkr"> – ********, **********, *********, ********, ********, *******.</text:span></text:p>
      <text:p text:style-name="KrymPar"><text:span text:style-name="KrymRusBold">***********</text:span><text:span text:style-name="KrymUkr"> – **********, ***********, *********, ***********, 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***</text:span><text:span text:style-name="KrymUkr"> – 1) **********, *********. </text:span><text:span text:style-name="KrymRusBold">-** </text:span><text:span text:style-name="KrymRusItalic">****</text:span><text:span text:style-name="KrymUkr"> – ***********. [*** ******** ** ******* ***** </text:span><text:soft-page-break/><text:span text:style-name="KrymUkr">*********** ****** (*****)]; 2) *********. </text:span><text:span text:style-name="KrymRusBold">-**</text:span><text:span text:style-name="KrymUkr"> – *********, ********.</text:span></text:p>
      <text:p text:style-name="KrymPar"><text:span text:style-name="KrymRusBold">************</text:span><text:span text:style-name="KrymUkr"> – ***********, ** ***********.</text:span></text:p>
      <text:p text:style-name="KrymPar"><text:span text:style-name="KrymRusBold">************</text:span><text:span text:style-name="KrymUkr"> – **********, ***********.</text:span></text:p>
      <text:p text:style-name="KrymPar"><text:span text:style-name="KrymRusBold">*************</text:span><text:span text:style-name="KrymRusItalic"> * </text:span><text:span text:style-name="KrymRusBold">-************</text:span><text:span text:style-name="KrymUkr"> – ************.</text:span></text:p>
      <text:p text:style-name="KrymPar"><text:span text:style-name="KrymRusBold">***********</text:span><text:span text:style-name="KrymUkr"> – *******.</text:span></text:p>
      <text:p text:style-name="KrymPar"><text:span text:style-name="KrymRusBold">***************</text:span><text:span text:style-name="KrymUkr"> – ***************, **************, ******* (</text:span><text:span text:style-name="KrymRusAux">*. </text:span><text:span text:style-name="KrymUkr">-**).</text:span></text:p>
      <text:p text:style-name="KrymPar"><text:span text:style-name="KrymRusBold">*************</text:span><text:span text:style-name="KrymUkr"> – *************, ************, *************, **********. </text:span><text:span text:style-name="KrymRusBold">-** </text:span><text:span text:style-name="KrymRusItalic">*********</text:span><text:span text:style-name="KrymUkr"> – ******* (</text:span><text:span text:style-name="KrymRusAux">*. *.</text:span><text:span text:style-name="KrymUkr">), *******, ******-*******, *****-********, *** *****. </text:span><text:span text:style-name="KrymRusBold">-**</text:span><text:span text:style-name="KrymUkr"> – ***********, ************, *** ******, *** ******.</text:span></text:p>
      <text:p text:style-name="KrymPar"><text:span text:style-name="KrymRusBold">***********</text:span><text:span text:style-name="KrymUkr"> – ***********, **********.</text:span></text:p>
      <text:p text:style-name="KrymPar"><text:span text:style-name="KrymRusBold">************, *****************</text:span><text:span text:style-name="KrymUkr"> – 1) *************, **********, ************; 2) *********, *******’***, *************, ******’***. [******* ** *******’***]. </text:span><text:span text:style-name="KrymRusItalic">****, ******** ** </text:span><text:span text:style-name="KrymRusBold">-***</text:span><text:span text:style-name="KrymUkr"> – ***** (*********) ***** **************, ***** ** ******’***. </text:span><text:span text:style-name="KrymRusItalic">********* * </text:span><text:span text:style-name="KrymRusBold">-*** </text:span><text:span text:style-name="KrymRusItalic">**********</text:span><text:span text:style-name="KrymUkr"> – *********. [********* ***** ************, *** *******, ** ******* *********, *** ***** ** *****].</text:span></text:p>
      <text:p text:style-name="KrymPar"><text:span text:style-name="KrymRusBold">***************</text:span><text:span text:style-name="KrymUkr"> – 1) ***********, ********, *********, ************, **********, ******** (</text:span><text:span text:style-name="KrymRusAux">***.</text:span><text:span text:style-name="KrymUkr">) *******, **********. </text:span><text:span text:style-name="KrymRusBold">-**</text:span><text:span text:style-name="KrymUkr"> – **********, *******, *********; 2) **********, *********, ************, *************, ***********.</text:span></text:p>
      <text:p text:style-name="KrymPar"><text:span text:style-name="KrymRusBold">************</text:span><text:span text:style-name="KrymUkr"> – ***********, ******-******, ******-******, *********, ************. </text:span><text:span text:style-name="KrymRusBold">*-** </text:span><text:span text:style-name="KrymRusItalic">*******</text:span><text:span text:style-name="KrymUkr"> – ******* *** *****.</text:span></text:p>
      <text:p text:style-name="KrymPar"><text:span text:style-name="KrymRusBold">**************</text:span><text:span text:style-name="KrymUkr"> – *************, **************.</text:span></text:p>
      <text:p text:style-name="KrymPar"><text:span text:style-name="KrymRusBold">***********</text:span><text:span text:style-name="KrymUkr"> – ***********, ************, ***********.</text:span></text:p>
      <text:p text:style-name="KrymPar"><text:span text:style-name="KrymRusBold">**********</text:span><text:span text:style-name="KrymUkr"> – **********, *********, *************. </text:span><text:span text:style-name="KrymRusBold">-**</text:span><text:span text:style-name="KrymUkr"> – *********, ********, *** *******, *** *******, ************.</text:span></text:p>
      <text:p text:style-name="KrymPar"><text:span text:style-name="KrymRusBold">************, -**</text:span><text:span text:style-name="KrymUkr"> – ** ** *****, *** 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Ukr"> – *******, ********, ********, *********, ********.</text:span></text:p>
      <text:p text:style-name="KrymPar"><text:span text:style-name="KrymRusBold">**********</text:span><text:span text:style-name="KrymUkr"> – **********, ****** (</text:span><text:span text:style-name="KrymRusItalic">*****</text:span><text:span text:style-name="KrymUkr">) ** *******.</text:span></text:p>
      <text:p text:style-name="KrymPar"><text:span text:style-name="KrymRusBold">*********, -**</text:span><text:span text:style-name="KrymUkr"> – *********, -**, ** ******* ******, -**.</text:span></text:p>
      <text:p text:style-name="KrymPar"><text:span text:style-name="KrymRusBold">********, *********</text:span><text:span text:style-name="KrymUkr"> – *********: 1) ********** * ********, ** **** ***** ***** * ********, ******** ******; 2) ****** ** ******* *** *********, * ****** *** ********* ********* * *********.</text:span></text:p>
      <text:p text:style-name="KrymPar"><text:span text:style-name="KrymRusBold">***********</text:span><text:span text:style-name="KrymUkr"> – ***********, ***********.</text:span></text:p>
      <text:p text:style-name="KrymPar"><text:span text:style-name="KrymRusBold">*********</text:span><text:span text:style-name="KrymUkr"> – *******.</text:span></text:p>
      <text:p text:style-name="KrymPar"><text:span text:style-name="KrymRusBold">********, *********</text:span><text:span text:style-name="KrymUkr"> – 1) (</text:span><text:span text:style-name="KrymRusAux">***.</text:span><text:span text:style-name="KrymUkr">) ***, *****, *******, *******, ******* ********; 2) ********* (*********** ********).</text:span></text:p>
      <text:p text:style-name="KrymPar"><text:span text:style-name="KrymRusBold">********</text:span><text:span text:style-name="KrymUkr"> – ******, ********** (</text:span><text:span text:style-name="KrymRusItalic">****** *******</text:span><text:span text:style-name="KrymUkr">).</text:span></text:p>
      <text:p text:style-name="KrymPar"><text:span text:style-name="KrymRusBold">********</text:span><text:span text:style-name="KrymUkr"> – *********, ********, ********, ******. </text:span><text:span text:style-name="KrymRusBold">-** </text:span><text:span text:style-name="KrymRusItalic">********</text:span><text:span text:style-name="KrymUkr"> – ********** (</text:span><text:span text:style-name="KrymRusAux">***.</text:span><text:span text:style-name="KrymUkr">). </text:span><text:span text:style-name="KrymRusBold">-**</text:span><text:span text:style-name="KrymUkr"> – ********, *******, *****.</text:span></text:p>
      <text:p text:style-name="KrymPar"><text:span text:style-name="KrymRusBold">**********</text:span><text:span text:style-name="KrymUkr"> – 1) (</text:span><text:span text:style-name="KrymRusItalic">**********</text:span><text:span text:style-name="KrymUkr">) ****, ***, ***********, **********; 2) **** (</text:span><text:span text:style-name="KrymRusAux">*. </text:span><text:span text:style-name="KrymUkr">-**), ***, **********, *******, **********. </text:span><text:span text:style-name="KrymRusItalic">****** * </text:span><text:span text:style-name="KrymRusBold">-**</text:span><text:span text:style-name="KrymUkr"> – **********, ***********, ************, *********. [*************, *** ******* ****** ** ******]. </text:span><text:span text:style-name="KrymRusItalic">******** * </text:span><text:span text:style-name="KrymRusBold">-**</text:span><text:span text:style-name="KrymUkr">, </text:span><text:span text:style-name="KrymRusItalic">******* ** </text:span><text:span text:style-name="KrymRusBold">-**</text:span><text:span text:style-name="KrymUkr"> – ********. [***** ******* ********-* *** *****]. </text:span><text:span text:style-name="KrymRusItalic">** </text:span><text:span text:style-name="KrymRusBold">-**</text:span><text:span text:style-name="KrymUkr"> – **********. [****** ********* ********* ******** ******* ** *******, ********** ****** *****]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</text:span><text:span text:style-name="KrymUkr"> – *******.</text:span></text:p>
      <text:p text:style-name="KrymPar"><text:span text:style-name="KrymRusBold">*****</text:span><text:span text:style-name="KrymUkr"> – **** (</text:span><text:span text:style-name="KrymRusAux">**.</text:span><text:span text:style-name="KrymUkr">).</text:span></text:p>
      <text:p text:style-name="KrymPar"><text:soft-page-break/><text:span text:style-name="KrymRusBold">***********</text:span><text:span text:style-name="KrymUkr"> – **********.</text:span></text:p>
      <text:p text:style-name="KrymPar"><text:span text:style-name="KrymRusBold">******************</text:span><text:span text:style-name="KrymUkr"> – ****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***, ************.</text:span></text:p>
      <text:p text:style-name="KrymPar"><text:span text:style-name="KrymRusBold">************</text:span><text:span text:style-name="KrymUkr"> – ************, ***************.</text:span></text:p>
      <text:p text:style-name="KrymPar"><text:span text:style-name="KrymRusBold">*************</text:span><text:span text:style-name="KrymUkr"> – *************, *************.</text:span></text:p>
      <text:p text:style-name="KrymPar"><text:span text:style-name="KrymRusBold">*************, -**</text:span><text:span text:style-name="KrymUkr"> – ************ (</text:span><text:span text:style-name="KrymRusAux">*. </text:span><text:span text:style-name="KrymUkr">-**), -**.</text:span></text:p>
      <text:p text:style-name="KrymPar"><text:span text:style-name="KrymRusBold">****************</text:span><text:span text:style-name="KrymUkr"> – **********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</text:span><text:span text:style-name="KrymUkr"> – *******, ****** *******.</text:span></text:p>
      <text:p text:style-name="KrymPar"><text:span text:style-name="KrymRusBold">******</text:span><text:span text:style-name="KrymUkr"> – ******, *** (</text:span><text:span text:style-name="KrymRusAux">*. </text:span><text:span text:style-name="KrymUkr">*****). </text:span><text:span text:style-name="KrymRusItalic">****** ** </text:span><text:span text:style-name="KrymRusBold">********</text:span><text:span text:style-name="KrymUkr"> – ********, ****** 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</text:span><text:span text:style-name="KrymUkr"> – *****, ****.</text:span></text:p>
      <text:p text:style-name="KrymPar"><text:span text:style-name="KrymRusBold">******</text:span><text:span text:style-name="KrymUkr"> – ***ґ**, ******** * ********** *’****.</text:span></text:p>
      <text:p text:style-name="KrymPar"><text:span text:style-name="KrymRusBold">******</text:span><text:span text:style-name="KrymUkr"> – ******, (</text:span><text:span text:style-name="KrymRusItalic">***********</text:span><text:span text:style-name="KrymUkr">) *********, (</text:span><text:span text:style-name="KrymRusItalic">*** ********</text:span><text:span text:style-name="KrymUkr">) ***[*]*******, *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, ****** ************** ***.</text:span></text:p>
      <text:p text:style-name="KrymPar"><text:span text:style-name="KrymRusBold">*******</text:span><text:span text:style-name="KrymUkr"> – ******, ***, **********, *********, ***********, (</text:span><text:span text:style-name="KrymRusAux">*********** **** * ******</text:span><text:span text:style-name="KrymUkr">) **********. [******, ********** ******* ******. ***** ********* ******** ************* ******, *** *******, ** ***** ********* ************ ** **** ********].</text:span></text:p>
      <text:p text:style-name="KrymPar"><text:span text:style-name="KrymRusBold">*******</text:span><text:span text:style-name="KrymUkr"> – *****, ***.</text:span></text:p>
      <text:p text:style-name="KrymPar"><text:span text:style-name="KrymRusBold">******</text:span><text:span text:style-name="KrymUkr"> – 1) *******, ******, *******. [******* ** **********. *********** *******]; 2) ******, ********. </text:span><text:span text:style-name="KrymRusItalic">******** </text:span><text:span text:style-name="KrymRusBold">*.</text:span><text:span text:style-name="KrymUkr"> – *********,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</text:span><text:span text:style-name="KrymUkr"> – 1) (</text:span><text:span text:style-name="KrymRusItalic">*****, * ***. ****</text:span><text:span text:style-name="KrymUkr">) ********, *********, ********; 2) (</text:span><text:span text:style-name="KrymRusItalic">*********** ****</text:span><text:span text:style-name="KrymUkr">) ********, *****; 3) (</text:span><text:span text:style-name="KrymRusItalic">* ********** *****</text:span><text:span text:style-name="KrymUkr">) *******; 4) (</text:span><text:span text:style-name="KrymRusItalic">** ***********</text:span><text:span text:style-name="KrymUkr">) ****, *****; 5) (</text:span><text:span text:style-name="KrymRusItalic">* *********** ****</text:span><text:span text:style-name="KrymUkr">) ***, *****; 6) (</text:span><text:span text:style-name="KrymRusItalic">* *******</text:span><text:span text:style-name="KrymUkr">) ******; 7) (</text:span><text:span text:style-name="KrymRusItalic">* *****</text:span><text:span text:style-name="KrymUkr">) 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**********</text:span><text:span text:style-name="KrymUkr"> – *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</text:span><text:span text:style-name="KrymUkr"> – ****, *******, ********, ********.</text:span></text:p>
      <text:p text:style-name="KrymPar"><text:span text:style-name="KrymRusBold">***********, -******</text:span><text:span text:style-name="KrymUkr"> – ***********, *************, ***********, **********.</text:span></text:p>
      <text:p text:style-name="KrymPar"><text:span text:style-name="KrymRusBold">**********</text:span><text:span text:style-name="KrymUkr"> – **********, ************, **********, *********, ***********.</text:span></text:p>
      <text:p text:style-name="KrymPar"><text:span text:style-name="KrymRusBold">***************</text:span><text:span text:style-name="KrymUkr"> – ************, *************.</text:span></text:p>
      <text:p text:style-name="KrymPar"><text:span text:style-name="KrymRusBold">**********</text:span><text:span text:style-name="KrymUkr"> – *********, **********.</text:span></text:p>
      <text:p text:style-name="KrymPar"><text:span text:style-name="KrymRusBold">**************</text:span><text:span text:style-name="KrymUkr"> – 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, (</text:span><text:span text:style-name="KrymRusItalic">*********</text:span><text:span text:style-name="KrymUkr">) ******* (</text:span><text:span text:style-name="KrymRusAux">*. </text:span><text:span text:style-name="KrymUkr">-**), (</text:span><text:span text:style-name="KrymRusItalic">*** ************ ** ********</text:span><text:span text:style-name="KrymUkr">) **[*]****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***, 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</text:span><text:span text:style-name="KrymUkr"> – ****, ***********. </text:span><text:span text:style-name="KrymRusItalic">******** (********) ** </text:span><text:span text:style-name="KrymRusBold">******</text:span><text:span text:style-name="KrymUkr"> – ****** ** ****.</text:span></text:p>
      <text:p text:style-name="KrymPar"><text:span text:style-name="KrymRusBold">********</text:span><text:span text:style-name="KrymUkr"> – 1) **********; 2) ******* ******.</text:span></text:p>
      <text:p text:style-name="KrymPar"><text:soft-page-break/><text:span text:style-name="KrymRusBold">*******</text:span><text:span text:style-name="KrymUkr"> – *******, *******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**</text:span><text:span text:style-name="KrymUkr"> – ****, (</text:span><text:span text:style-name="KrymRusItalic">* ********</text:span><text:span text:style-name="KrymUkr">) – *********, **********. </text:span><text:span text:style-name="KrymRusItalic">******* </text:span><text:span text:style-name="KrymRusBold">********</text:span><text:span text:style-name="KrymUkr"> – ********** [*******] *********. </text:span><text:span text:style-name="KrymRusItalic">**** </text:span><text:span text:style-name="KrymRusBold">********</text:span><text:span text:style-name="KrymUkr"> – ***** *********, **********, ***********.</text:span></text:p>
      <text:p text:style-name="KrymPar"><text:span text:style-name="KrymRusBold">************</text:span><text:span text:style-name="KrymUkr"> – ***********, *********, ***************.</text:span></text:p>
      <text:p text:style-name="KrymPar"><text:span text:style-name="KrymRusBold">*********</text:span><text:span text:style-name="KrymUkr"> – 1) *******, *********; 2) ********, **********.</text:span></text:p>
      <text:p text:style-name="KrymPar"><text:span text:style-name="KrymRusBold">******</text:span><text:span text:style-name="KrymUkr"> – **********, ********.</text:span></text:p>
      <text:p text:style-name="KrymPar"><text:span text:style-name="KrymRusBold">*********</text:span><text:span text:style-name="KrymUkr"> – ****** ******, ********* (</text:span><text:span text:style-name="KrymRusAux">*. *.</text:span><text:span text:style-name="KrymUkr">)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*, **********</text:span><text:span text:style-name="KrymUkr"> – *********, ********** * 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</text:span><text:span text:style-name="KrymUkr">, </text:span><text:span text:style-name="KrymRusAux">****.</text:span><text:span text:style-name="KrymUkr"> – ** ***, **, ***. [***!* ******* * *******].</text:span></text:p>
      <text:p text:style-name="KrymPar"><text:span text:style-name="KrymRusBold">******</text:span><text:span text:style-name="KrymUkr"> – ***, ******, ********, ***** (</text:span><text:span text:style-name="KrymRusAux">*. </text:span><text:span text:style-name="KrymUkr">-**), ****** (</text:span><text:span text:style-name="KrymRusAux">*. </text:span><text:span text:style-name="KrymUkr">-****), **********, (</text:span><text:span text:style-name="KrymRusItalic">*****</text:span><text:span text:style-name="KrymUkr">) – ******. </text:span><text:span text:style-name="KrymRusItalic">* </text:span><text:span text:style-name="KrymRusBold">******</text:span><text:span text:style-name="KrymUkr">, </text:span><text:span text:style-name="KrymRusItalic">** ***** </text:span><text:span text:style-name="KrymRusBold">******</text:span><text:span text:style-name="KrymUkr"> – * ****, *** ********. </text:span><text:span text:style-name="KrymRusItalic">******** * </text:span><text:span text:style-name="KrymRusBold">******</text:span><text:span text:style-name="KrymUkr"> – ** ****, ** ****** ******, ******** ***.</text:span></text:p>
      <text:p text:style-name="KrymPar"><text:span text:style-name="KrymRusBold">**********</text:span><text:span text:style-name="KrymUkr"> – ********, 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 </text:span><text:span text:style-name="KrymUkr">(</text:span><text:span text:style-name="KrymRusItalic">****, ******* ***** * *****</text:span><text:span text:style-name="KrymUkr">) – ******, **********, ***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*, *******, *********, ******-************.</text:span></text:p>
      <text:p text:style-name="KrymPar"><text:span text:style-name="KrymRusBold">******</text:span><text:span text:style-name="KrymUkr"> – 1) (</text:span><text:span text:style-name="KrymRusItalic">*******</text:span><text:span text:style-name="KrymUkr">) ******; 2) (</text:span><text:span text:style-name="KrymRusItalic">****</text:span><text:span text:style-name="KrymUkr">) ******; 3) </text:span><text:span text:style-name="KrymRusItalic">**. </text:span><text:span text:style-name="KrymRusBold">******.</text:span></text:p>
      <text:p text:style-name="KrymPar"><text:span text:style-name="KrymRusBold">******</text:span><text:span text:style-name="KrymUkr"> – 1) </text:span><text:span text:style-name="KrymRusAux">*****. ****. ** </text:span><text:span text:style-name="KrymRusBold">****</text:span><text:span text:style-name="KrymUkr"> (</text:span><text:span text:style-name="KrymRusItalic">**.</text:span><text:span text:style-name="KrymUkr">); 2) (</text:span><text:span text:style-name="KrymRusBold">*. </text:span><text:span text:style-name="KrymRusItalic">***</text:span><text:span text:style-name="KrymUkr">) *********** *******, ******* * ******.</text:span></text:p>
      <text:p text:style-name="KrymPar"><text:span text:style-name="KrymRusBold">****</text:span><text:span text:style-name="KrymUkr"> – 1) (</text:span><text:span text:style-name="KrymRusItalic">********, ******** *****</text:span><text:span text:style-name="KrymUkr">) *****, ********, *******, ***********, *******, *******, *******, **********; (</text:span><text:span text:style-name="KrymRusItalic">******, ******, ******</text:span><text:span text:style-name="KrymUkr">) *********, *******, **********, ********, *****, *********, ******, *******, *******, *********, ************, ********, ********, *******, *******, ***********; (</text:span><text:span text:style-name="KrymRusItalic">******, ********</text:span><text:span text:style-name="KrymUkr">) *********, **********, ******, *********, *********; (</text:span><text:span text:style-name="KrymRusItalic">***-*. *******</text:span><text:span text:style-name="KrymUkr">) *******, ********, *******, ********, ***** ** *****, ********* (</text:span><text:span text:style-name="KrymRusItalic">* **** *****</text:span><text:span text:style-name="KrymUkr">); (</text:span><text:span text:style-name="KrymRusItalic">*******</text:span><text:span text:style-name="KrymUkr">) **********; (</text:span><text:span text:style-name="KrymRusItalic">** **********, ** ****</text:span><text:span text:style-name="KrymUkr">) ***** ** *****, ***** ** *****, ******* * *****, ******* *******, (</text:span><text:span text:style-name="KrymRusAux">****.</text:span><text:span text:style-name="KrymUkr">) ******* ***** ** *****; (</text:span><text:span text:style-name="KrymRusItalic">************, *******</text:span><text:span text:style-name="KrymUkr">) *********, ** ****** *****; (</text:span><text:span text:style-name="KrymRusItalic">* ******</text:span><text:span text:style-name="KrymUkr">: </text:span><text:span text:style-name="KrymRusItalic">******</text:span><text:span text:style-name="KrymUkr">) ********, -**, ********, ********, -**; (</text:span><text:span text:style-name="KrymRusItalic">****, ******</text:span><text:span text:style-name="KrymUkr">) ****(*)***, ******* *******; 2) (</text:span><text:span text:style-name="KrymRusItalic">******* *******, ******** *****</text:span><text:span text:style-name="KrymUkr">) *******, *******. [******* ****** – </text:span><text:span text:style-name="KrymRusItalic">***** *****</text:span><text:span text:style-name="KrymUkr">]; (</text:span><text:span text:style-name="KrymRusItalic">***** ******** * ******</text:span><text:span text:style-name="KrymUkr">) *****, ********; 3) (</text:span><text:span text:style-name="KrymRusItalic">***********, *********</text:span><text:span text:style-name="KrymUkr">) *****, **********, ********; 4) (</text:span><text:span text:style-name="KrymRusItalic">*******</text:span><text:span text:style-name="KrymUkr">) *********; 5) (</text:span><text:span text:style-name="KrymRusItalic">****** *********** *** ******** ****, *******</text:span><text:span text:style-name="KrymUkr">) *****, *********. </text:span><text:span text:style-name="KrymRusBold">**** </text:span><text:span text:style-name="KrymRusItalic">*******</text:span><text:span text:style-name="KrymUkr"> – ******** ********. </text:span><text:span text:style-name="KrymRusBold">*. </text:span><text:span text:style-name="KrymRusItalic">* *****</text:span><text:span text:style-name="KrymUkr"> – ***** ** ґ****, ** *******. </text:span><text:span text:style-name="KrymRusBold">*. </text:span><text:span text:style-name="KrymRusItalic">* ******</text:span><text:span text:style-name="KrymUkr"> – *********, ********* * *******. </text:span><text:span text:style-name="KrymRusBold">*. </text:span><text:span text:style-name="KrymRusItalic">*****</text:span><text:span text:style-name="KrymUkr"> – ****** *******, ******** ********. </text:span><text:span text:style-name="KrymRusBold">*. </text:span><text:span text:style-name="KrymRusItalic">*******</text:span><text:span text:style-name="KrymUkr"> – ***** [******] ********. </text:span><text:span text:style-name="KrymRusBold">**** </text:span><text:span text:style-name="KrymRusItalic">**** * *****</text:span><text:span text:style-name="KrymUkr"> – ******* * ******; 6) </text:span><text:span text:style-name="KrymRusBold">**** </text:span><text:span text:style-name="KrymRusItalic">*****</text:span><text:span text:style-name="KrymUkr"> – ********* ******; (</text:span><text:span text:style-name="KrymRusItalic">** *****</text:span><text:span text:style-name="KrymUkr">) *****, ********* *****. </text:span><text:span text:style-name="KrymRusBold">*. </text:span><text:span text:style-name="KrymRusItalic">*******, **. </text:span><text:span text:style-name="KrymRusBold">********</text:span><text:span text:style-name="KrymUkr">; 7) (</text:span><text:span text:style-name="KrymRusItalic">* *******, ******* *******</text:span><text:span text:style-name="KrymUkr">) *******, *******. [****** ******* ******. *********** ******]; 8) (</text:span><text:span text:style-name="KrymRusItalic">************ ****, **********</text:span><text:span text:style-name="KrymUkr">) *****, *******. [***** ***** ***** * *****. **** ****** ** *******]. </text:span><text:span text:style-name="KrymRusItalic">* ****** ***** ******* </text:span><text:span text:style-name="KrymRusBold">****</text:span><text:span text:style-name="KrymUkr"> – * ******* ***** ******* ******.</text:span></text:p>
      <text:p text:style-name="KrymPar"><text:span text:style-name="KrymRusBold">******</text:span><text:span text:style-name="KrymUkr"> – ******, *** (</text:span><text:span text:style-name="KrymRusAux">*. </text:span><text:span text:style-name="KrymUkr">****).</text:span></text:p>
      <text:p text:style-name="KrymPar"><text:span text:style-name="KrymRusBold">*******</text:span><text:span text:style-name="KrymUkr"> – 1) (</text:span><text:span text:style-name="KrymRusItalic">*********, ***********</text:span><text:span text:style-name="KrymUkr">) *******, ********. </text:span><text:span text:style-name="KrymRusBold">******* </text:span><text:span text:style-name="KrymRusItalic">** ******</text:span><text:span text:style-name="KrymUkr"> – *************, ************, **** ** *******. </text:span><text:span text:style-name="KrymRusBold">******* </text:span><text:span text:style-name="KrymRusItalic">******</text:span><text:span text:style-name="KrymUkr"> – ******* **********, ********** *******; 2) (</text:span><text:span text:style-name="KrymRusItalic">*********</text:span><text:span text:style-name="KrymUkr">) *******, *********, ***********; 3) (</text:span><text:span text:style-name="KrymRusItalic">*********</text:span><text:span text:style-name="KrymUkr">) *******, ***********, ********* **** *****, * ***, *** ***. [****** * *** *** *****]; 4) (</text:span><text:span text:style-name="KrymRusItalic">* *********, * *********</text:span><text:span text:style-name="KrymUkr">) *********, ***********; 5) (</text:span><text:span text:style-name="KrymRusItalic">***********</text:span><text:span text:style-name="KrymUkr">) *******, ***********, ************, ************, **********, ********** (</text:span><text:span text:style-name="KrymRusItalic">* *****</text:span><text:span text:style-name="KrymUkr">), 6) (</text:span><text:span text:style-name="KrymRusItalic">* ******, ******</text:span><text:span text:style-name="KrymUkr">) *******, *********, ***********, *********, *********, *********, ***********, *********. [</text:span><text:span text:style-name="KrymRusAux">*****. * ********</text:span><text:span text:style-name="KrymUkr">: * ******* *********** ********… </text:span><text:soft-page-break/><text:span text:style-name="KrymUkr">********** ******* ********]; 7) (</text:span><text:span text:style-name="KrymRusItalic">********</text:span><text:span text:style-name="KrymUkr">) **********, ***********.</text:span></text:p>
      <text:p text:style-name="KrymPar"><text:span text:style-name="KrymRusBold">******</text:span><text:span text:style-name="KrymUkr"> – 1) ********, ******** **** ************ *** ************ *******, ******; 2) (</text:span><text:span text:style-name="KrymRusItalic">* ********</text:span><text:span text:style-name="KrymUkr">) ******, *******, **********.</text:span></text:p>
      <text:p text:style-name="KrymPar"><text:span text:style-name="KrymRusBold">*********</text:span><text:span text:style-name="KrymUkr"> – *********, (</text:span><text:span text:style-name="KrymRusAux">*****.</text:span><text:span text:style-name="KrymUkr">) *******.</text:span></text:p>
      <text:p text:style-name="KrymPar"><text:span text:style-name="KrymRusBold">***</text:span><text:span text:style-name="KrymUkr"> – 1) ***, ******, *****, ********; 2) (</text:span><text:span text:style-name="KrymRusItalic">* ******** *********</text:span><text:span text:style-name="KrymUkr">) ***, ******. </text:span><text:span text:style-name="KrymRusAux">*********</text:span><text:span text:style-name="KrymUkr">: 3) *****, ***; 4) ******, ******, ***.</text:span></text:p>
      <text:p text:style-name="KrymPar"><text:span text:style-name="KrymRusBold">*******, *********, -**,</text:span><text:span text:style-name="KrymRusItalic"> **. </text:span><text:span text:style-name="KrymRusBold">*******, *********, -**.</text:span></text:p>
      <text:p text:style-name="KrymPar"><text:span text:style-name="KrymRusBold">**********</text:span><text:span text:style-name="KrymUkr"> – 1) **********, ***********, *********; 2) *********.</text:span></text:p>
      <text:p text:style-name="KrymPar"><text:span text:style-name="KrymRusBold">*********</text:span><text:span text:style-name="KrymUkr"> – 1) *********, *********, ******** </text:span><text:span text:style-name="KrymRusItalic">* *. *., **. </text:span><text:span text:style-name="KrymRusBold">**** 1</text:span><text:span text:style-name="KrymUkr">; 2) (</text:span><text:span text:style-name="KrymRusItalic">*****, ******</text:span><text:span text:style-name="KrymUkr">) ********. [*******… ******* ********* ******* ***** ****** *********** (***.)].</text:span></text:p>
      <text:p text:style-name="KrymPar"><text:span text:style-name="KrymRusBold">****</text:span><text:span text:style-name="KrymUkr"> – ***, ***. [**, ***, ***** *******? * **, ***, **?].</text:span></text:p>
      <text:p text:style-name="KrymPar"><text:span text:style-name="KrymRusBold">******</text:span><text:span text:style-name="KrymUkr"> – ******, ******, ********. [** ****** ******** *******. *** *********** ******. ****** ** ******** ******* ******]. </text:span><text:span text:style-name="KrymRusBold">*******</text:span><text:span text:style-name="KrymUkr"> – ******, *********, ******. [** ****** ********* ***** ******** *** ******* ********* (***.)].</text:span></text:p>
      <text:p text:style-name="KrymPar"><text:span text:style-name="KrymRusBold">******</text:span><text:span text:style-name="KrymUkr">, </text:span><text:span text:style-name="KrymRusAux">***.</text:span><text:span text:style-name="KrymUkr"> – *******, ******* ** (*******), ****** **. [** ** * ******* *********, ******* ****** *****].</text:span></text:p>
      <text:p text:style-name="KrymPar"><text:span text:style-name="KrymRusBold">***********, -*********</text:span><text:span text:style-name="KrymUkr"> – **************, **************.</text:span></text:p>
      <text:p text:style-name="KrymPar"><text:span text:style-name="KrymRusBold">************</text:span><text:span text:style-name="KrymUkr"> – 1) ************, ************; 2) (</text:span><text:span text:style-name="KrymRusItalic">*** ******, ******** ********* **** *****</text:span><text:span text:style-name="KrymUkr">) *******, ******, ***, ****.</text:span></text:p>
      <text:p text:style-name="KrymPar"><text:span text:style-name="KrymRusBold">**********</text:span><text:span text:style-name="KrymUkr"> – **********, ***** ** *******.</text:span></text:p>
      <text:p text:style-name="KrymPar"><text:span text:style-name="KrymRusBold">************</text:span><text:span text:style-name="KrymUkr"> – ****** *****, ****** ********.</text:span></text:p>
      <text:p text:style-name="KrymPar"><text:span text:style-name="KrymRusBold">***************, -****</text:span><text:span text:style-name="KrymUkr"> – ************, -****.</text:span></text:p>
      <text:p text:style-name="KrymPar"><text:span text:style-name="KrymRusBold">*************, -***********</text:span><text:span text:style-name="KrymUkr"> – 1) *************. [************ ** ****** ***** (****.). ************* ** *******]; 2) ************, (</text:span><text:span text:style-name="KrymRusAux">***.</text:span><text:span text:style-name="KrymUkr">) ************, ********* (*******), (</text:span><text:span text:style-name="KrymRusAux">***.</text:span><text:span text:style-name="KrymUkr">) 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*</text:span><text:span text:style-name="KrymUkr"> – ************, ************. [******-*********** *******. ************ ********].</text:span></text:p>
      <text:p text:style-name="KrymPar"><text:span text:style-name="KrymRusBold">**************</text:span><text:span text:style-name="KrymUkr"> – 1) ************, (</text:span><text:span text:style-name="KrymRusItalic">*********</text:span><text:span text:style-name="KrymUkr">) ********, ********* ******; 2) ********* *************.</text:span></text:p>
      <text:p text:style-name="KrymPar"><text:span text:style-name="KrymRusBold">************</text:span><text:span text:style-name="KrymUkr"> – 1) **********, (</text:span><text:span text:style-name="KrymRusItalic">*******</text:span><text:span text:style-name="KrymUkr">) ******, ***********, **************; 2) **********-***********, ********** ***********.</text:span></text:p>
      <text:p text:style-name="KrymPar"><text:span text:style-name="KrymRusBold">*************</text:span><text:span text:style-name="KrymUkr"> – ******, *********, *************, ***********, (</text:span><text:span text:style-name="KrymRusItalic">* *********** *****</text:span><text:span text:style-name="KrymUkr">) – *************. [******** ****** ** *******]. </text:span><text:span text:style-name="KrymRusItalic">**********, ***********, ********, ********** ***-*. </text:span><text:span text:style-name="KrymRusBold">*-***</text:span><text:span text:style-name="KrymUkr"> – ***********, ********** ****** * *****, ********* ***** ** ******, ******** ***** *** ******, ************ ** ******, *’******* **** ******. </text:span><text:span text:style-name="KrymRusItalic">******** </text:span><text:span text:style-name="KrymRusBold">*-***</text:span><text:span text:style-name="KrymUkr"> – ********* ******.</text:span></text:p>
      <text:p text:style-name="KrymPar"><text:span text:style-name="KrymRusBold">************</text:span><text:span text:style-name="KrymUkr"> – 1) ***** *********, ***** ****** ** *****, ******** *****, ****** *******, *. *******; 2) (</text:span><text:span text:style-name="KrymRusItalic">*************</text:span><text:span text:style-name="KrymUkr">) ***** *********, ********.</text:span></text:p>
      <text:p text:style-name="KrymPar"><text:span text:style-name="KrymRusBold">***********,</text:span><text:span text:style-name="KrymRusItalic"> **. </text:span><text:span text:style-name="KrymRusBold">**************, ***********</text:span><text:span text:style-name="KrymUkr"> – *******.</text:span></text:p>
      <text:p text:style-name="KrymPar"><text:span text:style-name="KrymRusBold">**************</text:span><text:span text:style-name="KrymUkr"> – ********, **********, ************, ************* (</text:span><text:span text:style-name="KrymRusAux">*. </text:span><text:span text:style-name="KrymUkr">-*****).</text:span></text:p>
      <text:p text:style-name="KrymPar"><text:span text:style-name="KrymRusBold">************</text:span><text:span text:style-name="KrymUkr"> – **********, ***********, ********, (</text:span><text:span text:style-name="KrymRusItalic">* ******* *****</text:span><text:span text:style-name="KrymUkr">) ************, *************.</text:span></text:p>
      <text:p text:style-name="KrymPar"><text:span text:style-name="KrymRusBold">*******************</text:span><text:span text:style-name="KrymUkr"> – ************, ****** **********, ************, ґ********* (</text:span><text:span text:style-name="KrymRusAux">*. </text:span><text:span text:style-name="KrymUkr">-*****).</text:span></text:p>
      <text:p text:style-name="KrymPar"><text:span text:style-name="KrymRusBold">*****************</text:span><text:span text:style-name="KrymUkr"> – **********, ****** **********, **********, ґ*******, ******** ******* *******.</text:span></text:p>
      <text:p text:style-name="KrymPar"><text:span text:style-name="KrymRusBold">*****************</text:span><text:span text:style-name="KrymUkr"> – **********, ************* (</text:span><text:span text:style-name="KrymRusAux">*. </text:span><text:span text:style-name="KrymUkr">-*****), ******** *****, **********’*.</text:span></text:p>
      <text:p text:style-name="KrymPar"><text:span text:style-name="KrymRusBold">***************</text:span><text:span text:style-name="KrymUkr"> – ********, ***********.</text:span></text:p>
      <text:p text:style-name="KrymPar"><text:span text:style-name="KrymRusBold">**************</text:span><text:span text:style-name="KrymUkr"> – *******, * **** ***, ***** * ***, * ******* ***, * *****.</text:span></text:p>
      <text:p text:style-name="KrymPar"><text:soft-page-break/><text:span text:style-name="KrymRusBold">************</text:span><text:span text:style-name="KrymUkr"> – ***************, ***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</text:span><text:span text:style-name="KrymUkr"> – ********, ***********.</text:span></text:p>
      <text:p text:style-name="KrymPar"><text:span text:style-name="KrymRusBold">**************</text:span><text:span text:style-name="KrymUkr"> – *********, ************, ************.</text:span></text:p>
      <text:p text:style-name="KrymPar"><text:span text:style-name="KrymRusBold">*************</text:span><text:span text:style-name="KrymUkr"> – ***********, ******** *******, **************, **************.</text:span></text:p>
      <text:p text:style-name="KrymPar"><text:span text:style-name="KrymRusBold">************ </text:span><text:span text:style-name="KrymRusItalic">***** ***</text:span><text:span text:style-name="KrymUkr"> – ******** *********, *. ********* *****, *. ********* *****.</text:span></text:p>
      <text:p text:style-name="KrymPar"><text:span text:style-name="KrymRusBold">*************</text:span><text:span text:style-name="KrymUkr"> – (**)**********, (**)*****. </text:span><text:span text:style-name="KrymRusBold">************* </text:span><text:span text:style-name="KrymRusItalic">****</text:span><text:span text:style-name="KrymUkr"> – *********, ***** *******, ******** *****.</text:span></text:p>
      <text:p text:style-name="KrymPar"><text:span text:style-name="KrymRusBold">*****************,</text:span><text:span text:style-name="KrymRusItalic"> **. </text:span><text:span text:style-name="KrymRusBold">*****************.</text:span></text:p>
      <text:p text:style-name="KrymPar"><text:span text:style-name="KrymRusBold">************ </text:span><text:span text:style-name="KrymRusItalic">**** * </text:span><text:span text:style-name="KrymRusBold">-************</text:span><text:span text:style-name="KrymUkr"> – ********* *****. </text:span><text:span text:style-name="KrymRusItalic">******* </text:span><text:span text:style-name="KrymRusBold">**********</text:span><text:span text:style-name="KrymUkr"> – ***** ******, ******** *., ******* ******. </text:span><text:span text:style-name="KrymRusBold">********** </text:span><text:span text:style-name="KrymRusItalic">****, ****</text:span><text:span text:style-name="KrymUkr"> – ******** *****, *****; (</text:span><text:span text:style-name="KrymRusAux">*********** * ************* *********</text:span><text:span text:style-name="KrymRusItalic">: ********** ****</text:span><text:span text:style-name="KrymUkr">) ***** *****, ***** **. [***** ***** ** ***** *********].</text:span></text:p>
      <text:p text:style-name="KrymPar"><text:span text:style-name="KrymRusBold">***********</text:span><text:span text:style-name="KrymUkr"> – *******.</text:span></text:p>
      <text:p text:style-name="KrymPar"><text:span text:style-name="KrymRusBold">**************</text:span><text:span text:style-name="KrymUkr"> – 1) (</text:span><text:span text:style-name="KrymRusItalic">******* *************</text:span><text:span text:style-name="KrymUkr">) **********; 2) (</text:span><text:span text:style-name="KrymRusItalic">********* ************* ********* *** ************</text:span><text:span text:style-name="KrymUkr">) **********, *****, *******. [**** ***********, ***** **********. ******** ***** * ***** ***********]. </text:span><text:span text:style-name="KrymRusItalic">********* </text:span><text:span text:style-name="KrymRusBold">**************</text:span><text:span text:style-name="KrymUkr"> – ********** *******, ********* *******.</text:span></text:p>
      <text:p text:style-name="KrymPar"><text:span text:style-name="KrymRusBold">************</text:span><text:span text:style-name="KrymUkr"> – 1) (</text:span><text:span text:style-name="KrymRusItalic">*********** *************</text:span><text:span text:style-name="KrymUkr">) ********; 2) (</text:span><text:span text:style-name="KrymRusItalic">********** ********* **** *********</text:span><text:span text:style-name="KrymUkr">) **********, ************. [********* *****. *. ******]; 3) (</text:span><text:span text:style-name="KrymRusItalic">********* ************** ** ******</text:span><text:span text:style-name="KrymUkr">) ***********; 4) (</text:span><text:span text:style-name="KrymRusItalic">*************** ** ****</text:span><text:span text:style-name="KrymUkr">) **********, ************. [********** ґ****. *********, *********** *****]; 5) </text:span><text:span text:style-name="KrymRusItalic">**. </text:span><text:span text:style-name="KrymRusBold">*****************.</text:span></text:p>
      <text:p text:style-name="KrymPar"><text:span text:style-name="KrymRusBold">*****************</text:span><text:span text:style-name="KrymUkr"> – *********, ********. [********* ****. ******** *******. ******** ****].</text:span></text:p>
      <text:p text:style-name="KrymPar"><text:span text:style-name="KrymRusBold">************</text:span><text:span text:style-name="KrymUkr"> – ************, ************. </text:span><text:span text:style-name="KrymRusBold">-***</text:span><text:span text:style-name="KrymUkr"> – ***********.</text:span></text:p>
      <text:p text:style-name="KrymPar"><text:span text:style-name="KrymRusBold">**********</text:span><text:span text:style-name="KrymUkr"> – 1) ********** (</text:span><text:span text:style-name="KrymRusAux">*. </text:span><text:span text:style-name="KrymUkr">-**), ****** ***** ********; 2) ******, ******. [******** * ****** ******], 3) ******* (</text:span><text:span text:style-name="KrymRusAux">*. </text:span><text:span text:style-name="KrymUkr">-****), ********, **********, *********.</text:span></text:p>
      <text:p text:style-name="KrymPar"><text:span text:style-name="KrymRusBold">*****************, -**</text:span><text:span text:style-name="KrymUkr"> – *********, -**, **************, -***.</text:span></text:p>
      <text:p text:style-name="KrymPar"><text:span text:style-name="KrymRusBold">**************</text:span><text:span text:style-name="KrymUkr"> – ******** ******, *************, *******.</text:span></text:p>
      <text:p text:style-name="KrymPar"><text:span text:style-name="KrymRusBold">*****************</text:span><text:span text:style-name="KrymUkr"> – *****************, ******* ******, ***** * ********, ************.</text:span></text:p>
      <text:p text:style-name="KrymPar"><text:span text:style-name="KrymRusBold">************</text:span><text:span text:style-name="KrymUkr"> – *********, ************, ************, ************, *************, *********.</text:span></text:p>
      <text:p text:style-name="KrymPar"><text:span text:style-name="KrymRusBold">****************</text:span><text:span text:style-name="KrymUkr"> – ***********, *************, *************, *************.</text:span></text:p>
      <text:p text:style-name="KrymPar"><text:span text:style-name="KrymRusBold">*****************</text:span><text:span text:style-name="KrymUkr"> – **************, **************, ************** (</text:span><text:span text:style-name="KrymRusAux">*. </text:span><text:span text:style-name="KrymUkr">-*****).</text:span></text:p>
      <text:p text:style-name="KrymPar"><text:span text:style-name="KrymRusBold">**************</text:span><text:span text:style-name="KrymUkr"> – ***********, ***********, ***********.</text:span></text:p>
      <text:p text:style-name="KrymPar"><text:span text:style-name="KrymRusBold">***************</text:span><text:span text:style-name="KrymUkr"> – ************, ************, ************, *************, ************.</text:span></text:p>
      <text:p text:style-name="KrymPar"><text:span text:style-name="KrymRusBold">********************</text:span><text:span text:style-name="KrymUkr"> – ***********, ***********, ************ *****, (</text:span><text:span text:style-name="KrymRusItalic">********* **********</text:span><text:span text:style-name="KrymUkr">) – ***********.</text:span></text:p>
      <text:p text:style-name="KrymPar"><text:span text:style-name="KrymRusBold">************</text:span><text:span text:style-name="KrymUkr"> – 1) *************, ************, *************, ************, ***********. [*********, ****** ************!]; 2) **************, ***************.</text:span></text:p>
      <text:p text:style-name="KrymPar"><text:span text:style-name="KrymRusBold">***********</text:span><text:span text:style-name="KrymUkr"> – **************, **************, *********, ***********, ******* ********, **************.</text:span></text:p>
      <text:p text:style-name="KrymPar"><text:span text:style-name="KrymRusBold">******************</text:span><text:span text:style-name="KrymUkr"> – ***** * ******** ********, ************. </text:span><text:span text:style-name="KrymRusBold">-******</text:span><text:span text:style-name="KrymUkr"> – ****** ***********, **********.</text:span></text:p>
      <text:p text:style-name="KrymPar"><text:span text:style-name="KrymRusBold">***********</text:span><text:span text:style-name="KrymUkr"> – ***********, ***********, *’*********, ***********.</text:span></text:p>
      <text:p text:style-name="KrymPar"><text:span text:style-name="KrymRusBold">************</text:span><text:span text:style-name="KrymUkr"> – ************, ************, *********, ************.</text:span></text:p>
      <text:p text:style-name="KrymPar"><text:span text:style-name="KrymRusBold">**************</text:span><text:span text:style-name="KrymUkr"> – ********* (</text:span><text:span text:style-name="KrymRusAux">*. </text:span><text:span text:style-name="KrymUkr">-*****), *************** (</text:span><text:span text:style-name="KrymRusAux">*. </text:span><text:span text:style-name="KrymUkr">-***), ***********.</text:span></text:p>
      <text:p text:style-name="KrymPar"><text:span text:style-name="KrymRusBold">******************</text:span><text:span text:style-name="KrymUkr"> – ***************, ************.</text:span></text:p>
      <text:p text:style-name="KrymPar"><text:span text:style-name="KrymRusBold">*****************, -**</text:span><text:span text:style-name="KrymUkr"> – *********, -**, **************, -** *** *****, ***********, -**, *********, -** ** *****, ************, -** *** *****.</text:span></text:p>
      <text:p text:style-name="KrymPar"><text:span text:style-name="KrymRusBold">******************</text:span><text:span text:style-name="KrymUkr"> – ***********, ****************. (</text:span><text:span text:style-name="KrymRusAux">*. </text:span><text:span text:style-name="KrymUkr">-*****), *********, *********.</text:span></text:p>
      <text:p text:style-name="KrymPar"><text:span text:style-name="KrymRusBold">**********************</text:span><text:span text:style-name="KrymUkr"> – ******* ****** *****, ****** ****** ***** ** *****, ***** **** ******. </text:span><text:soft-page-break/><text:span text:style-name="KrymUkr">[*********, ** **** ***** ** ******].</text:span></text:p>
      <text:p text:style-name="KrymPar"><text:span text:style-name="KrymRusBold">************</text:span><text:span text:style-name="KrymRusItalic"> * </text:span><text:span text:style-name="KrymRusBold">-**********</text:span><text:span text:style-name="KrymUkr"> – ***************, *************** (</text:span><text:span text:style-name="KrymRusAux">*. </text:span><text:span text:style-name="KrymUkr">-*****).</text:span></text:p>
      <text:p text:style-name="KrymPar"><text:span text:style-name="KrymRusBold">*************, -**</text:span><text:span text:style-name="KrymUkr"> – 1) *************, -**; 2) (</text:span><text:span text:style-name="KrymRusItalic">************</text:span><text:span text:style-name="KrymUkr">) *************, -**, *************, -**. [******* *************. ************ *].</text:span></text:p>
      <text:p text:style-name="KrymPar"><text:span text:style-name="KrymRusBold">*******</text:span><text:span text:style-name="KrymUkr"> – 1) *******; 2) **********. [********* *****. ********* **** (*****, *****)]; 3) </text:span><text:span text:style-name="KrymRusItalic">******* </text:span><text:span text:style-name="KrymRusBold">******* </text:span><text:span text:style-name="KrymRusItalic">*****</text:span><text:span text:style-name="KrymUkr"> – ******* ********, ** *** ********, ** ** ******** ********, *********** ** ***** ******, ******** ***********.</text:span></text:p>
      <text:p text:style-name="KrymPar"><text:span text:style-name="KrymRusBold">**************</text:span><text:span text:style-name="KrymUkr"> – ************.</text:span></text:p>
      <text:p text:style-name="KrymPar"><text:span text:style-name="KrymRusBold">***********</text:span><text:span text:style-name="KrymUkr"> – *******, ******** ******.</text:span></text:p>
      <text:p text:style-name="KrymPar"><text:span text:style-name="KrymRusBold">************, -**</text:span><text:span text:style-name="KrymUkr"> – **************, -** (*. ****.), ********-***********, -**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*</text:span><text:span text:style-name="KrymUkr"> – *************, ***************.</text:span></text:p>
      <text:p text:style-name="KrymPar"><text:span text:style-name="KrymRusBold">***************, -*********</text:span><text:span text:style-name="KrymUkr"> – ************, ************.</text:span></text:p>
      <text:p text:style-name="KrymPar"><text:span text:style-name="KrymRusBold">************</text:span><text:span text:style-name="KrymUkr"> – **************, **************, ****** *****.</text:span></text:p>
      <text:p text:style-name="KrymPar"><text:span text:style-name="KrymRusBold">****************</text:span><text:span text:style-name="KrymUkr"> – ****************, *********.</text:span></text:p>
      <text:p text:style-name="KrymPar"><text:span text:style-name="KrymRusBold">**************, -**</text:span><text:span text:style-name="KrymUkr"> – **************, *********, *******, -**. </text:span><text:span text:style-name="KrymRusItalic">****** </text:span><text:span text:style-name="KrymRusBold">-**</text:span><text:span text:style-name="KrymUkr"> – ******* ******.</text:span></text:p>
      <text:p text:style-name="KrymPar"><text:span text:style-name="KrymRusBold">****************</text:span><text:span text:style-name="KrymUkr"> – ************, * ******** *********. </text:span><text:span text:style-name="KrymRusBold">**. </text:span><text:span text:style-name="KrymRusItalic">*******</text:span><text:span text:style-name="KrymUkr"> – ******* ******* ********.</text:span></text:p>
      <text:p text:style-name="KrymPar"><text:span text:style-name="KrymRusBold">************</text:span><text:span text:style-name="KrymUkr"> – ************, *****************, ****** *******.</text:span></text:p>
      <text:p text:style-name="KrymPar"><text:span text:style-name="KrymRusBold">*************, -**</text:span><text:span text:style-name="KrymUkr"> – **********, -**, ***************, -**.</text:span></text:p>
      <text:p text:style-name="KrymPar"><text:span text:style-name="KrymRusBold">*************</text:span><text:span text:style-name="KrymUkr"> – ************, ***** ******, (</text:span><text:span text:style-name="KrymRusItalic">* **********</text:span><text:span text:style-name="KrymUkr">) ******** (</text:span><text:span text:style-name="KrymRusAux">*. </text:span><text:span text:style-name="KrymUkr">********).</text:span></text:p>
      <text:p text:style-name="KrymPar"><text:span text:style-name="KrymRusBold">**************</text:span><text:span text:style-name="KrymUkr"> – ******* ** *******, ****** [******] ** ******, **********, (</text:span><text:span text:style-name="KrymRusItalic">* **********</text:span><text:span text:style-name="KrymUkr">) ******.</text:span></text:p>
      <text:p text:style-name="KrymPar"><text:span text:style-name="KrymRusBold">*************</text:span><text:span text:style-name="KrymUkr"> – ****** *****, ******, **********, *******. [******* ***** ***** * ****** ** * ********].</text:span></text:p>
      <text:p text:style-name="KrymPar"><text:span text:style-name="KrymRusBold">*************</text:span><text:span text:style-name="KrymUkr"> – *******, ******, ********, *********. [** *** ******* *****? ******** ********* *********** ******. ***** ******* * ******** ********** ********* (******)]. </text:span><text:span text:style-name="KrymRusItalic">********** </text:span><text:span text:style-name="KrymRusBold">*************</text:span><text:span text:style-name="KrymUkr">, </text:span><text:span text:style-name="KrymRusItalic">**</text:span><text:span text:style-name="KrymRusBold">*************</text:span><text:span text:style-name="KrymUkr"> – ****** ** ******, ** ***.</text:span></text:p>
      <text:p text:style-name="KrymPar"><text:span text:style-name="KrymRusBold">**************</text:span><text:span text:style-name="KrymUkr"> – 1) *********. [********* *******] 2) (</text:span><text:span text:style-name="KrymRusItalic">* ********** * ****</text:span><text:span text:style-name="KrymUkr">) **********. [******* *********].</text:span></text:p>
      <text:p text:style-name="KrymPar"><text:span text:style-name="KrymRusBold">**************</text:span><text:span text:style-name="KrymUkr"> – ******************, ************, (</text:span><text:span text:style-name="KrymRusAux">*. </text:span><text:span text:style-name="KrymUkr">-*****).</text:span></text:p>
      <text:p text:style-name="KrymPar"><text:span text:style-name="KrymRusBold">**************</text:span><text:span text:style-name="KrymUkr"> – ***************, ***, *****. [**-***** ***. ** ***** *****].</text:span></text:p>
      <text:p text:style-name="KrymPar"><text:span text:style-name="KrymRusBold">****************</text:span><text:span text:style-name="KrymUkr"> – *********, ********, *******, *******, *******.</text:span></text:p>
      <text:p text:style-name="KrymPar"><text:span text:style-name="KrymRusBold">******************</text:span><text:span text:style-name="KrymUkr"> – *********, *********, ********, ******** (*******) ******.</text:span></text:p>
      <text:p text:style-name="KrymPar"><text:span text:style-name="KrymRusBold">*******************</text:span><text:span text:style-name="KrymUkr"> – (*******) *********, (*******), *********, *********, *********, ********. [* ***** ****** ********, * ** ************]. </text:span><text:span text:style-name="KrymRusBold">******************* </text:span><text:span text:style-name="KrymRusItalic">*********, **. </text:span><text:span text:style-name="KrymRusBold">******************.</text:span></text:p>
      <text:p text:style-name="KrymPar"><text:span text:style-name="KrymRusBold">***************</text:span><text:span text:style-name="KrymUkr"> – ***************, *********, **-***********, ********.</text:span></text:p>
      <text:p text:style-name="KrymPar"><text:span text:style-name="KrymRusBold">******************</text:span><text:span text:style-name="KrymUkr"> – ****** *************, ************, *********** (</text:span><text:span text:style-name="KrymRusAux">*. </text:span><text:span text:style-name="KrymUkr">-*****).</text:span></text:p>
      <text:p text:style-name="KrymPar"><text:span text:style-name="KrymRusBold">****************</text:span><text:span text:style-name="KrymUkr"> – ****************, **********, *********.</text:span></text:p>
      <text:p text:style-name="KrymPar"><text:span text:style-name="KrymRusBold">**************, -****</text:span><text:span text:style-name="KrymUkr"> – *********, -**.</text:span></text:p>
      <text:p text:style-name="KrymPar"><text:span text:style-name="KrymRusBold">*************</text:span><text:span text:style-name="KrymUkr"> – 1) ***********, **********, **********; 2) ********, **-********.</text:span></text:p>
      <text:p text:style-name="KrymPar"><text:span text:style-name="KrymRusBold">****************</text:span><text:span text:style-name="KrymUkr"> – 1) **************; 2) ***********, **********; 3) ***********, ***********; 4) *************, *************; 5) ********* (</text:span><text:span text:style-name="KrymRusItalic">******* **. * ****. *****</text:span><text:span text:style-name="KrymUkr">).</text:span></text:p>
      <text:p text:style-name="KrymPar"><text:span text:style-name="KrymRusBold">**************</text:span><text:span text:style-name="KrymUkr"> – 1) (</text:span><text:span text:style-name="KrymRusItalic">******************, **************</text:span><text:span text:style-name="KrymUkr">) ************, ******* ** **, ******* ** **, ********, *********. [****** ** **** ******. *********** (*******) ******** ******]. </text:span><text:span text:style-name="KrymRusBold">************** </text:span><text:span text:style-name="KrymRusItalic">******</text:span><text:span text:style-name="KrymUkr"> – ********, ******* *******, ********. [** ********, * **********]; 2) (</text:span><text:span text:style-name="KrymRusItalic">* *****</text:span><text:span text:style-name="KrymUkr">: </text:span><text:span text:style-name="KrymRusItalic">********</text:span><text:span text:style-name="KrymUkr">) ********, ********; 3) (</text:span><text:span text:style-name="KrymRusItalic">* ****, *******</text:span><text:span text:style-name="KrymUkr">: </text:span><text:span text:style-name="KrymRusItalic">*******, **********</text:span><text:span text:style-name="KrymUkr">) *******, *********, *********. [******** ********. ****** *******. ******** ***]. </text:span><text:span text:style-name="KrymRusBold">************** </text:span><text:span text:style-name="KrymRusItalic">******</text:span><text:span text:style-name="KrymUkr"> – (******) *******, ****** *******; 4) *********, ***********, *********, *********** ** *****; 5) </text:span><text:soft-page-break/><text:span text:style-name="KrymUkr">(</text:span><text:span text:style-name="KrymRusItalic">*************</text:span><text:span text:style-name="KrymUkr">) ***********, ***********. [********** *********]; 6) (</text:span><text:span text:style-name="KrymRusItalic">***********, *******, ********</text:span><text:span text:style-name="KrymUkr">) *******, *********, *******. [****** ******]. </text:span><text:span text:style-name="KrymRusBold">************** </text:span><text:span text:style-name="KrymRusItalic">*****</text:span><text:span text:style-name="KrymUkr"> – ********* *******.</text:span></text:p>
      <text:p text:style-name="KrymPar"><text:span text:style-name="KrymRusBold">*******************</text:span><text:span text:style-name="KrymUkr"> – ********, ********, ********, ********** (</text:span><text:span text:style-name="KrymRusAux">***.</text:span><text:span text:style-name="KrymUkr"> *********), **********, **********. [****** *** ***** *******. *** *** *** ********. ****** *** ***** ** ****** ******]. </text:span><text:span text:style-name="KrymRusItalic">** </text:span><text:span text:style-name="KrymRusBold">*******************</text:span><text:span text:style-name="KrymUkr"> (</text:span><text:span text:style-name="KrymRusAux">***** ********* * **********</text:span><text:span text:style-name="KrymUkr">) – *********. [***** ****** ****** ********* ** ******, *** ** ********* – ** ** *******’* ******].</text:span></text:p>
      <text:p text:style-name="KrymPar"><text:span text:style-name="KrymRusBold">*************</text:span><text:span text:style-name="KrymUkr"> – **************, ************, **************, (</text:span><text:span text:style-name="KrymRusItalic">*********</text:span><text:span text:style-name="KrymUkr">) – ****************.</text:span></text:p>
      <text:p text:style-name="KrymPar"><text:span text:style-name="KrymRusBold">*************</text:span><text:span text:style-name="KrymUkr"> – ***********, *********, ***********, (</text:span><text:span text:style-name="KrymRusItalic">*****.</text:span><text:span text:style-name="KrymUkr">) – *************.</text:span></text:p>
      <text:p text:style-name="KrymPar"><text:span text:style-name="KrymRusBold">**************</text:span><text:span text:style-name="KrymUkr"> – 1) (</text:span><text:span text:style-name="KrymRusItalic">* ********</text:span><text:span text:style-name="KrymUkr">) ************, **********, ************. </text:span><text:span text:style-name="KrymRusItalic">**** </text:span><text:span text:style-name="KrymRusBold">**************</text:span><text:span text:style-name="KrymUkr"> – ***** ******, ******** ** [******] ******* * *******; 2) *********, *******. [********, ****** *******].</text:span></text:p>
      <text:p text:style-name="KrymPar"><text:span text:style-name="KrymRusBold">******************</text:span><text:span text:style-name="KrymRusItalic"> * ****</text:span><text:span text:style-name="KrymUkr"> – ********, *************, *********, ****** ** *****.</text:span></text:p>
      <text:p text:style-name="KrymPar"><text:span text:style-name="KrymRusBold">*******************,</text:span><text:span text:style-name="KrymRusItalic"> **. </text:span><text:span text:style-name="KrymRusBold">**************.</text:span></text:p>
      <text:p text:style-name="KrymPar"><text:span text:style-name="KrymRusBold">********************,</text:span><text:span text:style-name="KrymRusItalic"> **. </text:span><text:span text:style-name="KrymRusBold">**************.</text:span></text:p>
      <text:p text:style-name="KrymPar"><text:span text:style-name="KrymRusBold">***************,</text:span><text:span text:style-name="KrymRusItalic"> **. </text:span><text:span text:style-name="KrymRusBold">*****************.</text:span></text:p>
      <text:p text:style-name="KrymPar"><text:span text:style-name="KrymRusBold">********************</text:span><text:span text:style-name="KrymUkr"> (</text:span><text:span text:style-name="KrymRusItalic">* *******</text:span><text:span text:style-name="KrymUkr">) – *********** (********).</text:span></text:p>
      <text:p text:style-name="KrymPar"><text:span text:style-name="KrymRusBold">******************</text:span><text:span text:style-name="KrymUkr"> – *********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***</text:span><text:span text:style-name="KrymUkr"> – ************, (</text:span><text:span text:style-name="KrymRusAux">* ******</text:span><text:span text:style-name="KrymUkr">) 1) *********, ************, ***********, ********; 2) **********, ***********, *******. [****** **********].</text:span></text:p>
      <text:p text:style-name="KrymPar"><text:span text:style-name="KrymRusBold">*************</text:span><text:span text:style-name="KrymUkr"> – 1) *************, (</text:span><text:span text:style-name="KrymRusAux">* ******</text:span><text:span text:style-name="KrymUkr">) ***********, *************, **********; 2) **************, ************, **********. [************** *** ***********].</text:span></text:p>
      <text:p text:style-name="KrymPar"><text:span text:style-name="KrymRusBold">*************</text:span><text:span text:style-name="KrymUkr"> – **********, ********, (*****)********. </text:span><text:span text:style-name="KrymRusItalic">******** </text:span><text:span text:style-name="KrymRusBold">*************</text:span><text:span text:style-name="KrymUkr"> – ********** *********** *****.</text:span></text:p>
      <text:p text:style-name="KrymPar"><text:span text:style-name="KrymRusBold">**************** </text:span><text:span text:style-name="KrymRusItalic">* ****</text:span><text:span text:style-name="KrymUkr"> – *********, *************, ******, ***********, **************** ** *****</text:span><text:span text:style-name="KrymRusItalic"> * </text:span><text:span text:style-name="KrymUkr">*** *****. </text:span><text:span text:style-name="KrymRusItalic">**********, *********** ***-**** </text:span><text:span text:style-name="KrymRusBold">****************</text:span><text:span text:style-name="KrymUkr">, </text:span><text:span text:style-name="KrymRusItalic">********** </text:span><text:span text:style-name="KrymRusBold">****************</text:span><text:span text:style-name="KrymUkr"> – *********** ****** *******</text:span><text:span text:style-name="KrymRusItalic"> *** </text:span><text:span text:style-name="KrymUkr">* *****, ********** *** ****** *****, *********** ** ****** *****. </text:span><text:span text:style-name="KrymRusItalic">********* ********* ******** ***-*. </text:span><text:span text:style-name="KrymRusBold">****************</text:span><text:span text:style-name="KrymUkr"> – ************ ** *****.</text:span></text:p>
      <text:p text:style-name="KrymPar"><text:span text:style-name="KrymRusBold">************** </text:span><text:span text:style-name="KrymRusItalic">* ****</text:span><text:span text:style-name="KrymUkr"> – ***********, *********, ************, *********, *************** ** *****</text:span><text:span text:style-name="KrymRusItalic"> * </text:span><text:span text:style-name="KrymUkr">*** *****.</text:span></text:p>
      <text:p text:style-name="KrymPar"><text:span text:style-name="KrymRusBold">**************</text:span><text:span text:style-name="KrymUkr"> – **************, ****************. </text:span><text:span text:style-name="KrymRusItalic">********* *** </text:span><text:span text:style-name="KrymRusBold">-***</text:span><text:span text:style-name="KrymUkr">, </text:span><text:span text:style-name="KrymRusItalic">******* * ******** </text:span><text:span text:style-name="KrymRusBold">-***</text:span><text:span text:style-name="KrymUkr"> (</text:span><text:span text:style-name="KrymRusItalic">****. * ********* *******</text:span><text:span text:style-name="KrymUkr">) – ****************, (**)***************.</text:span></text:p>
      <text:p text:style-name="KrymPar"><text:span text:style-name="KrymRusBold">***************</text:span><text:span text:style-name="KrymUkr"> – **************, *********.</text:span></text:p>
      <text:p text:style-name="KrymPar"><text:span text:style-name="KrymRusBold">**************, -**, *************, -**</text:span><text:span text:style-name="KrymUkr"> – **************, -**, (**)*************, -**, ********, (</text:span><text:span text:style-name="KrymRusAux">***.</text:span><text:span text:style-name="KrymUkr">) **********. [********** ***** *** ***’*** (***** *.)]. </text:span><text:span text:style-name="KrymRusBold">*-********</text:span><text:span text:style-name="KrymRusItalic"> ****</text:span><text:span text:style-name="KrymUkr"> – *************** ****.</text:span></text:p>
      <text:p text:style-name="KrymPar"><text:span text:style-name="KrymRusBold">***************</text:span><text:span text:style-name="KrymUkr"> – 1) ******, **********. [** ******** ********** *********** *******]; 2) *********. [********** ************** * *********** *********]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, **********, ***********, ******, *****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***).</text:span></text:p>
      <text:p text:style-name="KrymPar"><text:span text:style-name="KrymRusBold">**************</text:span><text:span text:style-name="KrymUkr"> – ***************, ************, **************.</text:span></text:p>
      <text:p text:style-name="KrymPar"><text:span text:style-name="KrymRusBold">***************, -****, -***,</text:span><text:span text:style-name="KrymRusItalic"> **. </text:span><text:span text:style-name="KrymRusBold">************, -****, -***.</text:span></text:p>
      <text:p text:style-name="KrymPar"><text:span text:style-name="KrymRusBold">********************</text:span><text:span text:style-name="KrymUkr"> – **************, **************, ************** (</text:span><text:span text:style-name="KrymRusAux">*. </text:span><text:span text:style-name="KrymUkr">-*****).</text:span></text:p>
      <text:p text:style-name="KrymPar"><text:span text:style-name="KrymRusBold">******************</text:span><text:span text:style-name="KrymUkr"> – ************, ************, ************, *************.</text:span></text:p>
      <text:p text:style-name="KrymPar"><text:span text:style-name="KrymRusBold">*************,</text:span><text:span text:style-name="KrymRusItalic"> **. </text:span><text:span text:style-name="KrymRusBold">********************.</text:span></text:p>
      <text:p text:style-name="KrymPar"><text:soft-page-break/><text:span text:style-name="KrymRusBold">************</text:span><text:span text:style-name="KrymUkr"> – 1) </text:span><text:span text:style-name="KrymRusItalic">**. </text:span><text:span text:style-name="KrymRusBold">**************</text:span><text:span text:style-name="KrymUkr">; 2) *********, (*)*******.</text:span></text:p>
      <text:p text:style-name="KrymPar"><text:span text:style-name="KrymRusBold">***************</text:span><text:span text:style-name="KrymUkr"> – ************, **********, ****** *****. [****** ***** ***** **********].</text:span></text:p>
      <text:p text:style-name="KrymPar"><text:span text:style-name="KrymRusBold">*************</text:span><text:span text:style-name="KrymUkr"> – 1) </text:span><text:span text:style-name="KrymRusItalic">**. </text:span><text:span text:style-name="KrymRusBold">******************</text:span><text:span text:style-name="KrymUkr">; 2) **********, ********, ***************.</text:span></text:p>
      <text:p text:style-name="KrymPar"><text:span text:style-name="KrymRusBold">*************, -**</text:span><text:span text:style-name="KrymUkr"> – ** ******, ** ******, ** ********. </text:span><text:span text:style-name="KrymRusItalic">*** </text:span><text:span text:style-name="KrymRusBold">************</text:span><text:span text:style-name="KrymUkr"> – ***** ** ********, ***** **********, *** *******.</text:span></text:p>
      <text:p text:style-name="KrymPar"><text:span text:style-name="KrymRusBold">****************</text:span><text:span text:style-name="KrymUkr"> – *****, ******* *****, ********, **** (********) ******* (*******), ******. </text:span><text:span text:style-name="KrymRusItalic">******** ** </text:span><text:span text:style-name="KrymRusBold">*-**</text:span><text:span text:style-name="KrymUkr"> – ********* (*********, *****) ***** ** *****, ********* ** ********, ********* ** ***** ******** ******* (*******), ********* ******* ** ******, ** ******* **************.</text:span></text:p>
      <text:p text:style-name="KrymPar"><text:span text:style-name="KrymRusBold">****************</text:span><text:span text:style-name="KrymUkr"> – ******************, *********.</text:span></text:p>
      <text:p text:style-name="KrymPar"><text:span text:style-name="KrymRusBold">**************</text:span><text:span text:style-name="KrymUkr"> – ****************, *******, ********, ** *** ** ******.</text:span></text:p>
      <text:p text:style-name="KrymPar"><text:span text:style-name="KrymRusBold">****************, -*********</text:span><text:span text:style-name="KrymUkr"> – *[*]**************, (</text:span><text:span text:style-name="KrymRusAux">***.</text:span><text:span text:style-name="KrymUkr">) *[*]************, *[*]**********, (</text:span><text:span text:style-name="KrymRusAux">***.</text:span><text:span text:style-name="KrymUkr">) *[*]*********.</text:span></text:p>
      <text:p text:style-name="KrymPar"><text:span text:style-name="KrymRusBold">***************</text:span><text:span text:style-name="KrymRusItalic"> * </text:span><text:span text:style-name="KrymRusBold">****************</text:span><text:span text:style-name="KrymUkr"> – 1) ***, ******* ***, ********, ************; 2) *[*]*************, (******) **************.</text:span></text:p>
      <text:p text:style-name="KrymPar"><text:span text:style-name="KrymRusBold">****************</text:span><text:span text:style-name="KrymUkr"> – ************, **************, ****** *[*]***********.</text:span></text:p>
      <text:p text:style-name="KrymPar"><text:span text:style-name="KrymRusBold">************, -****,</text:span><text:span text:style-name="KrymRusItalic"> **. </text:span><text:span text:style-name="KrymRusBold">***********, -****.</text:span></text:p>
      <text:p text:style-name="KrymPar"><text:span text:style-name="KrymRusBold">***********</text:span><text:span text:style-name="KrymUkr"> – ********, ********, ************ ********, ******* *********. [******* *********** ******** ** ***** ******].</text:span></text:p>
      <text:p text:style-name="KrymPar"><text:span text:style-name="KrymRusBold">*****************</text:span><text:span text:style-name="KrymUkr"> (</text:span><text:span text:style-name="KrymRusItalic">* ******</text:span><text:span text:style-name="KrymUkr">) – ********************, ******************.</text:span></text:p>
      <text:p text:style-name="KrymPar"><text:span text:style-name="KrymRusBold">*************</text:span><text:span text:style-name="KrymUkr"> – *************, ************, ********, ********.</text:span></text:p>
      <text:p text:style-name="KrymPar"><text:span text:style-name="KrymRusBold">**************</text:span><text:span text:style-name="KrymUkr"> – **************, *************, *********, *********.</text:span></text:p>
      <text:p text:style-name="KrymPar"><text:span text:style-name="KrymRusBold">************</text:span><text:span text:style-name="KrymUkr"> – ***********, ***********, ***********.</text:span></text:p>
      <text:p text:style-name="KrymPar"><text:span text:style-name="KrymRusBold">***********</text:span><text:span text:style-name="KrymUkr"> – 1) ******* *** (* *******, ************* ** *********** ******); 2) *********** (</text:span><text:span text:style-name="KrymRusAux">*. *.</text:span><text:span text:style-name="KrymUkr">), ********. [******* ********* ***** ***********].</text:span></text:p>
      <text:p text:style-name="KrymPar"><text:span text:style-name="KrymRusBold">************, -**</text:span><text:span text:style-name="KrymUkr"> – 1) ***********, -**, **********, -**; 2) (</text:span><text:span text:style-name="KrymRusItalic">*********</text:span><text:span text:style-name="KrymUkr">) ************, -***, ************, ********* ***********, ******.</text:span></text:p>
      <text:p text:style-name="KrymPar"><text:span text:style-name="KrymRusBold">**********</text:span><text:span text:style-name="KrymUkr"> – 1) **********, *********; 2) ************; 3) *********. </text:span><text:span text:style-name="KrymRusBold">********** </text:span><text:span text:style-name="KrymRusItalic">******</text:span><text:span text:style-name="KrymUkr"> – ******* ****’***.</text:span></text:p>
      <text:p text:style-name="KrymPar"><text:span text:style-name="KrymRusBold">***********</text:span><text:span text:style-name="KrymUkr"> – 1) ***********, ***********; 2) *********, ***, *******, ******. </text:span><text:span text:style-name="KrymRusItalic">*** </text:span><text:span text:style-name="KrymRusBold">***********</text:span><text:span text:style-name="KrymUkr"> (</text:span><text:span text:style-name="KrymRusItalic">********** *****</text:span><text:span text:style-name="KrymUkr">) – **** ***********.</text:span></text:p>
      <text:p text:style-name="KrymPar"><text:span text:style-name="KrymRusBold">***************</text:span><text:span text:style-name="KrymUkr"> – ********, ************. [***** ******** ********* **********].</text:span></text:p>
      <text:p text:style-name="KrymPar"><text:span text:style-name="KrymRusBold">********</text:span><text:span text:style-name="KrymUkr"> – 1) *********, ********; 2) *******, **********. [***** *** *******]; 3) (</text:span><text:span text:style-name="KrymRusItalic">************</text:span><text:span text:style-name="KrymUkr">) ***********, ***********. [******* ********</text:span><text:span text:style-name="KrymRusItalic"> *** </text:span><text:span text:style-name="KrymUkr">***********].</text:span></text:p>
      <text:p text:style-name="KrymPar"><text:span text:style-name="KrymRusBold">**********</text:span><text:span text:style-name="KrymUkr"> – ******[*]******, **************, ***********. [***********, ************* ***** – ***** ** *********].</text:span></text:p>
      <text:p text:style-name="KrymPar"><text:span text:style-name="KrymRusBold">********</text:span><text:span text:style-name="KrymUkr"> – 1) ********, ***********; 2) ***********, ***********, ******* (</text:span><text:span text:style-name="KrymRusAux">***. ***.</text:span><text:span text:style-name="KrymUkr">); 3) *******, ***********, ***********. [****** ** ********** ******].</text:span></text:p>
      <text:p text:style-name="KrymPar"><text:span text:style-name="KrymRusBold">*****</text:span><text:span text:style-name="KrymUkr"> – *** (</text:span><text:span text:style-name="KrymRusAux">*. *.</text:span><text:span text:style-name="KrymUkr">), ********, *******, ******, ******* (</text:span><text:span text:style-name="KrymRusAux">* **.</text:span><text:span text:style-name="KrymUkr"> *******), ****** *******, **********, ******* (</text:span><text:span text:style-name="KrymRusAux">**.</text:span><text:span text:style-name="KrymUkr">), ***********, **********. [********* ***. **, ***** ****** ******! *** * *****!].</text:span></text:p>
      <text:p text:style-name="KrymPar"><text:span text:style-name="KrymRusBold">*********, -**</text:span><text:span text:style-name="KrymUkr"> – **********, -**, *********, -**.</text:span></text:p>
      <text:p text:style-name="KrymPar"><text:span text:style-name="KrymRusBold">**********</text:span><text:span text:style-name="KrymUkr"> (</text:span><text:span text:style-name="KrymRusItalic">* *****</text:span><text:span text:style-name="KrymUkr">) – **********, **************.</text:span></text:p>
      <text:p text:style-name="KrymPar"><text:span text:style-name="KrymRusBold">*****</text:span><text:span text:style-name="KrymUkr"> – ******* (</text:span><text:span text:style-name="KrymRusAux">**. *.</text:span><text:span text:style-name="KrymUkr">), 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*****</text:span><text:span text:style-name="KrymUkr">, </text:span><text:span text:style-name="KrymRusAux">****.</text:span><text:span text:style-name="KrymUkr"> – *********. [****** ***** *******. ***, ***** ********** (***. *. 27)].</text:span></text:p>
      <text:p text:style-name="KrymPar"><text:span text:style-name="KrymRusBold">********</text:span><text:span text:style-name="KrymUkr">, </text:span><text:span text:style-name="KrymRusAux">***. *.</text:span><text:span text:style-name="KrymUkr"> – ********, ******.</text:span></text:p>
      <text:p text:style-name="KrymPar"><text:span text:style-name="KrymRusBold">*********</text:span><text:span text:style-name="KrymUkr"> – *********.</text:span><text:span text:style-name="KrymRusItalic"> **. </text:span><text:span text:style-name="KrymRusBold">********.</text:span></text:p>
      <text:p text:style-name="KrymPar"><text:span text:style-name="KrymRusBold">********</text:span><text:span text:style-name="KrymUkr"> – ********, *******, ******* * *****.</text:span></text:p>
      <text:p text:style-name="KrymPar"><text:span text:style-name="KrymRusBold">*******</text:span><text:span text:style-name="KrymUkr"> (</text:span><text:span text:style-name="KrymRusItalic">********** ** ****** ****</text:span><text:span text:style-name="KrymUkr"> – </text:span><text:span text:style-name="KrymRusItalic">****** *** ****</text:span><text:span text:style-name="KrymUkr">) – ********, (</text:span><text:span text:style-name="KrymRusItalic">********* * **** *** ******** </text:span><text:soft-page-break/><text:span text:style-name="KrymRusItalic">****</text:span><text:span text:style-name="KrymUkr">) – ********.</text:span></text:p>
      <text:p text:style-name="KrymPar"><text:span text:style-name="KrymRusBold">********</text:span><text:span text:style-name="KrymUkr"> – ********, *********, ********. [* ***** ******** * *****. ***** ********* *******].</text:span></text:p>
      <text:p text:style-name="KrymPar"><text:span text:style-name="KrymRusBold">**********</text:span><text:span text:style-name="KrymUkr"> – **********, ***********, ********, *********.</text:span></text:p>
      <text:p text:style-name="KrymPar"><text:span text:style-name="KrymRusBold">*********</text:span><text:span text:style-name="KrymUkr"> – *********, ***********, **********. [***** ** **********, ** *******. **** ** ******* **********].</text:span></text:p>
      <text:p text:style-name="KrymPar"><text:span text:style-name="KrymRusBold">*******-*****</text:span><text:span text:style-name="KrymUkr"> – *************, ************.</text:span></text:p>
      <text:p text:style-name="KrymPar"><text:span text:style-name="KrymRusBold">************</text:span><text:span text:style-name="KrymUkr"> – ***********, *********.</text:span></text:p>
      <text:p text:style-name="KrymPar"><text:span text:style-name="KrymRusBold">*******, -******</text:span><text:span text:style-name="KrymUkr"> – ******, ********, **********.</text:span></text:p>
      <text:p text:style-name="KrymPar"><text:span text:style-name="KrymRusBold">*******-********</text:span><text:span text:style-name="KrymUkr"> – ************, ************** ************, **************.</text:span></text:p>
      <text:p text:style-name="KrymPar"><text:span text:style-name="KrymRusBold">*******-********</text:span><text:span text:style-name="KrymUkr"> – *************, ************.</text:span></text:p>
      <text:p text:style-name="KrymPar"><text:span text:style-name="KrymRusBold">************</text:span><text:span text:style-name="KrymUkr"> – ***********, ********** (</text:span><text:span text:style-name="KrymRusAux">*. *.</text:span><text:span text:style-name="KrymUkr"> -**). [********** *******]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*), ********.</text:span></text:p>
      <text:p text:style-name="KrymPar"><text:span text:style-name="KrymRusBold">********</text:span><text:span text:style-name="KrymUkr"> – *******, ********, *********. [******* *******. ******-******** ********]. </text:span><text:span text:style-name="KrymRusBold">******** </text:span><text:span text:style-name="KrymRusItalic">******</text:span><text:span text:style-name="KrymUkr"> (</text:span><text:span text:style-name="KrymLat">*********</text:span><text:span text:style-name="KrymUkr">) – *********.</text:span></text:p>
      <text:p text:style-name="KrymPar"><text:span text:style-name="KrymRusBold">**********</text:span><text:span text:style-name="KrymUkr"> – 1) (*)**********; 2) *’*******.</text:span></text:p>
      <text:p text:style-name="KrymPar"><text:span text:style-name="KrymRusBold">********</text:span><text:span text:style-name="KrymUkr"> – 1) ********* [********* ******]; 2) ***’*****, **********, **********. [***’**** ******. ********* ********. * *******, ********** ******].</text:span></text:p>
      <text:p text:style-name="KrymPar"><text:span text:style-name="KrymRusBold">*********</text:span><text:span text:style-name="KrymUkr"> (</text:span><text:span text:style-name="KrymRusBold">***********</text:span><text:span text:style-name="KrymUkr">) – 1) (</text:span><text:span text:style-name="KrymRusItalic">****** ******* *****</text:span><text:span text:style-name="KrymUkr">) *********, *******, *********. [******* *********. ** ******* ****** ****** ********]; 2) (</text:span><text:span text:style-name="KrymRusItalic">******</text:span><text:span text:style-name="KrymUkr">) *’******, ********, *********. [* *** ****** ** ******** * ******** ********… (****.)].</text:span></text:p>
      <text:p text:style-name="KrymPar"><text:span text:style-name="KrymRusBold">*********</text:span><text:span text:style-name="KrymRusItalic"> * </text:span><text:span text:style-name="KrymRusBold">*******</text:span><text:span text:style-name="KrymUkr">, </text:span><text:span text:style-name="KrymRusAux">***.</text:span><text:span text:style-name="KrymUkr"> – 1) </text:span><text:span text:style-name="KrymRusItalic">**. </text:span><text:span text:style-name="KrymRusBold">*******</text:span><text:span text:style-name="KrymUkr">; 2) **********, ********, *******, ********, *********.</text:span></text:p>
      <text:p text:style-name="KrymPar"><text:span text:style-name="KrymRusBold">*****</text:span><text:span text:style-name="KrymUkr"> – 1) (</text:span><text:span text:style-name="KrymRusItalic">***** ****</text:span><text:span text:style-name="KrymUkr">) *****, *****; (</text:span><text:span text:style-name="KrymRusItalic">******</text:span><text:span text:style-name="KrymUkr">) ******, ******, ********; (</text:span><text:span text:style-name="KrymRusItalic">********** ********* *********</text:span><text:span text:style-name="KrymUkr">) *****, *******, ***(*)****, ґ**** [******* ****** *****. ******** *********** **********]; (</text:span><text:span text:style-name="KrymRusItalic">********, ********** *****</text:span><text:span text:style-name="KrymUkr">) ************, *********. [********** ********* ******]. </text:span><text:span text:style-name="KrymRusItalic">******** **** </text:span><text:span text:style-name="KrymRusBold">*****</text:span><text:span text:style-name="KrymUkr"> – ***********, ************. </text:span><text:span text:style-name="KrymRusAux">****. *****. </text:span><text:span text:style-name="KrymRusBold">*****</text:span><text:span text:style-name="KrymUkr"> – *****. [***** ********* *****, *****, *****, ***** ******** (****.)]; 2) (</text:span><text:span text:style-name="KrymRusAux">*********</text:span><text:span text:style-name="KrymUkr">) *****, ******, ***********, ********, ********* ******.</text:span></text:p>
      <text:p text:style-name="KrymPar"><text:span text:style-name="KrymRusBold">*******</text:span><text:span text:style-name="KrymUkr"> – *******. [***** ** ******* ****** **********].</text:span></text:p>
      <text:p text:style-name="KrymPar"><text:span text:style-name="KrymRusBold">*********</text:span><text:span text:style-name="KrymUkr"> – 1) (</text:span><text:span text:style-name="KrymRusItalic">* ***** ***** ******</text:span><text:span text:style-name="KrymUkr">) ********; 2) </text:span><text:span text:style-name="KrymRusBold">-**** </text:span><text:span text:style-name="KrymRusItalic">****</text:span><text:span text:style-name="KrymUkr"> – ******* ***** ** *******.</text:span></text:p>
      <text:p text:style-name="KrymPar"><text:span text:style-name="KrymRusBold">*********</text:span><text:span text:style-name="KrymUkr"> – **********, ***********, ***********, ********, ********, *********, ***(*)*****, ********, *********, *********. [******** ******. * ******** *********** ****** ******. ******** (*********) * ******* ******. *** ********** ***** ******** * ***** (*. ***.). ******** *******]. </text:span><text:span text:style-name="KrymRusItalic">***. </text:span><text:span text:style-name="KrymRusBold">*********.</text:span></text:p>
      <text:p text:style-name="KrymPar"><text:span text:style-name="KrymRusBold">*********</text:span><text:span text:style-name="KrymRusItalic"> * </text:span><text:span text:style-name="KrymRusBold">*********</text:span><text:span text:style-name="KrymUkr"> – 1) ********, -**, ***********, *************, ************, -**, *******, *******, *******, -**, ********, -**, ******; (</text:span><text:span text:style-name="KrymRusAux">*********** * ****** * ******* ***********</text:span><text:span text:style-name="KrymUkr">) ************, -**, ********, **********, *********; (</text:span><text:span text:style-name="KrymRusItalic">********, ********** ******, *******</text:span><text:span text:style-name="KrymUkr">) ******, **********, ********, ********, ********, *******; (</text:span><text:span text:style-name="KrymRusItalic">***** ** *******, *******</text:span><text:span text:style-name="KrymUkr">) *********, *************, ************, -**; (</text:span><text:span text:style-name="KrymRusItalic">********* * *******, ********* * *******</text:span><text:span text:style-name="KrymUkr">) ********, ********. [***** * ********* ********(**). *********** ** ****** ******. ************* **** ** ******. ******** *******-******* ** *****. ********, ****** ****. ****** ***** *******. **********, ******** – *** ** *********, ** ********* (*. ****.). ******* ** ***********(**). ******** * ******* **********. ******, ** ********, *******. ******** ***** ** ******. * ** ***** ***** *******. *** ************ ******. ******* *********]. </text:span><text:span text:style-name="KrymRusBold">********* </text:span><text:span text:style-name="KrymRusItalic">********</text:span><text:span text:style-name="KrymUkr"> – ************; 2) ******** *******, ***********, ***********.</text:span></text:p>
      <text:p text:style-name="KrymPar"><text:span text:style-name="KrymRusBold">*********</text:span><text:span text:style-name="KrymRusItalic"> * </text:span><text:span text:style-name="KrymRusBold">********</text:span><text:span text:style-name="KrymUkr">, </text:span><text:span text:style-name="KrymRusAux">****.</text:span><text:span text:style-name="KrymUkr"> – *******, ********.</text:span></text:p>
      <text:p text:style-name="KrymPar"><text:span text:style-name="KrymRusBold">********, **********</text:span><text:span text:style-name="KrymUkr"> – 1) ***********, ********, *******; 2) (</text:span><text:span text:style-name="KrymRusAux">*********</text:span><text:span text:style-name="KrymUkr">) 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</text:span><text:span text:style-name="KrymUkr"> – **********, ************, ********, *******. [******** ***** * *********. ********* – </text:span><text:soft-page-break/><text:span text:style-name="KrymUkr">*********. ************ ***. ***** *******, *******. ***** ******].</text:span></text:p>
      <text:p text:style-name="KrymPar"><text:span text:style-name="KrymRusBold">********</text:span><text:span text:style-name="KrymUkr"> – ********, ***, ********.</text:span></text:p>
      <text:p text:style-name="KrymPar"><text:span text:style-name="KrymRusBold">*******</text:span><text:span text:style-name="KrymUkr"> – *******, *******, *********, 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</text:span><text:span text:style-name="KrymUkr"> – *******.</text:span></text:p>
      <text:p text:style-name="KrymPar"><text:span text:style-name="KrymRusBold">********</text:span><text:span text:style-name="KrymUkr"> – 1) **********, ************. [******* *********]; 2) ********, *********. [****** ******** *** ** ******].</text:span></text:p>
      <text:p text:style-name="KrymPar"><text:span text:style-name="KrymRusBold">**** </text:span><text:span text:style-name="KrymRusItalic">****</text:span><text:span text:style-name="KrymUkr">, </text:span><text:span text:style-name="KrymRusAux">*****.</text:span><text:span text:style-name="KrymUkr"> – 1) ********, ****, ********, ****, *****, ***** *****. [******* ********** **** ******. ******* ******** ***. **** ********. ***** ***** ******]; 2) (</text:span><text:span text:style-name="KrymRusItalic">*****, **************</text:span><text:span text:style-name="KrymUkr">) *, ********. </text:span><text:span text:style-name="KrymRusBold">**** </text:span><text:span text:style-name="KrymRusItalic">**** *****</text:span><text:span text:style-name="KrymUkr"> – ****** ** *’******. [******** **** ******].</text:span></text:p>
      <text:p text:style-name="KrymPar"><text:span text:style-name="KrymRusBold">************</text:span><text:span text:style-name="KrymUkr"> – ************, ************.</text:span></text:p>
      <text:p text:style-name="KrymPar"><text:span text:style-name="KrymRusBold">********</text:span><text:span text:style-name="KrymUkr"> – ********, **********.</text:span></text:p>
      <text:p text:style-name="KrymPar"><text:span text:style-name="KrymRusBold">**********</text:span><text:span text:style-name="KrymUkr"> – *****[*]*****, ************, **********, *********. </text:span><text:span text:style-name="KrymRusBold">********* </text:span><text:span text:style-name="KrymRusItalic">* *******</text:span><text:span text:style-name="KrymUkr"> – ************ (*********) ** ********.</text:span></text:p>
      <text:p text:style-name="KrymPar"><text:span text:style-name="KrymRusBold">********</text:span><text:span text:style-name="KrymUkr"> – 1) (</text:span><text:span text:style-name="KrymRusAux">* ************</text:span><text:span text:style-name="KrymUkr">) **********, ************, **********; 2) (</text:span><text:span text:style-name="KrymRusAux">* ******** ******</text:span><text:span text:style-name="KrymUkr">) **********, ********, *******. [******* ******. ******* *********. ******* – ***** ** ********, ** ********]. </text:span><text:span text:style-name="KrymRusBold">******** </text:span><text:span text:style-name="KrymRusItalic">****</text:span><text:span text:style-name="KrymUkr"> – *******(**) ****, ******* ****, ********* ****.</text:span></text:p>
      <text:p text:style-name="KrymPar"><text:span text:style-name="KrymRusBold">*******, **********, ************</text:span><text:span text:style-name="KrymUkr"> – ********, ********, ********, *********, </text:span><text:span text:style-name="KrymRusAux">**.</text:span><text:span text:style-name="KrymUkr"> **********, ************, ************; (</text:span><text:span text:style-name="KrymRusAux">* *********** ******</text:span><text:span text:style-name="KrymUkr">) ******. [** * ** ******? ****** – ******** * *’***].</text:span></text:p>
      <text:p text:style-name="KrymPar"><text:span text:style-name="KrymRusBold">************</text:span><text:span text:style-name="KrymUkr"> – ************, ********, *********. [********** ***** ** *******].</text:span></text:p>
      <text:p text:style-name="KrymPar"><text:span text:style-name="KrymRusBold">******* </text:span><text:span text:style-name="KrymUkr">(</text:span><text:span text:style-name="KrymRusItalic">*** ****** *******</text:span><text:span text:style-name="KrymUkr">) – *******, *******, **** (</text:span><text:span text:style-name="KrymRusAux">*. </text:span><text:span text:style-name="KrymUkr">****).</text:span></text:p>
      <text:p text:style-name="KrymPar"><text:span text:style-name="KrymRusBold">********</text:span><text:span text:style-name="KrymUkr"> – ********, ********, ******* (</text:span><text:span text:style-name="KrymRusAux">*. </text:span><text:span text:style-name="KrymUkr">-****), ********* (</text:span><text:span text:style-name="KrymRusAux">*. *.</text:span><text:span text:style-name="KrymUkr">), </text:span><text:span text:style-name="KrymRusAux">** **. *.</text:span><text:span text:style-name="KrymUkr"> – *********, *********.</text:span></text:p>
      <text:p text:style-name="KrymPar"><text:span text:style-name="KrymRusBold">***********</text:span><text:span text:style-name="KrymUkr"> – *************, ************, ***********.</text:span></text:p>
      <text:p text:style-name="KrymPar"><text:span text:style-name="KrymRusBold">*************</text:span><text:span text:style-name="KrymUkr"> – ***************, **************, *************.</text:span></text:p>
      <text:p text:style-name="KrymPar"><text:span text:style-name="KrymRusBold">*********</text:span><text:span text:style-name="KrymUkr"> – ***********, ********, ********, **** (</text:span><text:span text:style-name="KrymRusAux">*. </text:span><text:span text:style-name="KrymUkr">-**). </text:span><text:span text:style-name="KrymRusItalic">** </text:span><text:span text:style-name="KrymRusBold">*********</text:span><text:span text:style-name="KrymUkr"> – ********.</text:span></text:p>
      <text:p text:style-name="KrymPar"><text:span text:style-name="KrymRusBold">*****</text:span><text:span text:style-name="KrymUkr"> (</text:span><text:span text:style-name="KrymRusAux">***. *. *.</text:span><text:span text:style-name="KrymUkr">) – ********, ********, **** (</text:span><text:span text:style-name="KrymRusAux">*. </text:span><text:span text:style-name="KrymUkr">-**). [**** ** ********, ** ** ***** ******** ******!].</text:span></text:p>
      <text:p text:style-name="KrymPar"><text:span text:style-name="KrymRusBold">****</text:span><text:span text:style-name="KrymUkr"> – ****, *******, ********. [* ************* ********** ****].</text:span></text:p>
      <text:p text:style-name="KrymPar"><text:span text:style-name="KrymRusBold">****, ********</text:span><text:span text:style-name="KrymUkr"> – ********, *********. </text:span><text:span text:style-name="KrymRusItalic">**** </text:span><text:span text:style-name="KrymRusBold">******</text:span><text:span text:style-name="KrymUkr"> (</text:span><text:span text:style-name="KrymRusAux">*********</text:span><text:span text:style-name="KrymUkr">) – ******* *********, *********, ****-**. </text:span><text:span text:style-name="KrymRusBold">******* </text:span><text:span text:style-name="KrymRusItalic">* *** *****</text:span><text:span text:style-name="KrymUkr"> – *********, *************, *************.</text:span></text:p>
      <text:p text:style-name="KrymPar"><text:span text:style-name="KrymRusBold">********</text:span><text:span text:style-name="KrymUkr">, </text:span><text:span text:style-name="KrymRusItalic">****.</text:span><text:span text:style-name="KrymUkr"> – 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*</text:span><text:span text:style-name="KrymUkr"> – *************. </text:span><text:span text:style-name="KrymRusBold">-********</text:span><text:span text:style-name="KrymUkr"> – **************.</text:span></text:p>
      <text:p text:style-name="KrymPar"><text:span text:style-name="KrymRusBold">********</text:span><text:span text:style-name="KrymUkr"> – **********, ** ********* ** *******, – ** ********. </text:span><text:span text:style-name="KrymRusBold">******** </text:span><text:span text:style-name="KrymRusItalic">******</text:span><text:span text:style-name="KrymUkr"> – ********, ******** (</text:span><text:span text:style-name="KrymRusAux">*. </text:span><text:span text:style-name="KrymUkr">-***).</text:span></text:p>
      <text:p text:style-name="KrymPar"><text:span text:style-name="KrymRusBold">*******</text:span><text:span text:style-name="KrymUkr"> – 1) ********, ***********; 2) (</text:span><text:span text:style-name="KrymRusItalic">* ******* *****</text:span><text:span text:style-name="KrymUkr">) *******.</text:span></text:p>
      <text:p text:style-name="KrymPar"><text:span text:style-name="KrymRusBold">**********</text:span><text:span text:style-name="KrymUkr"> – *****, *********, **********, ************, ******, *******.</text:span></text:p>
      <text:p text:style-name="KrymPar"><text:span text:style-name="KrymRusBold">*************</text:span><text:span text:style-name="KrymUkr"> – 1) *********; 2) ******, ********.</text:span></text:p>
      <text:p text:style-name="KrymPar"><text:span text:style-name="KrymRusBold">****************</text:span><text:span text:style-name="KrymUkr"> – 1) ************; 2) *********, ***********.</text:span></text:p>
      <text:p text:style-name="KrymPar"><text:span text:style-name="KrymRusBold">**************</text:span><text:span text:style-name="KrymUkr"> – 1) **********; 2) *******, *********, **************. [************* ******]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</text:span><text:span text:style-name="KrymUkr"> – ****, **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 – ********, 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******</text:span><text:span text:style-name="KrymUkr"> – **********.</text:span></text:p>
      <text:p text:style-name="KrymPar"><text:span text:style-name="KrymRusBold">************</text:span><text:span text:style-name="KrymUkr"> – *********, **********.</text:span></text:p>
      <text:p text:style-name="KrymPar"><text:soft-page-break/><text:span text:style-name="KrymRusBold">*******</text:span><text:span text:style-name="KrymUkr"> – 1) (</text:span><text:span text:style-name="KrymRusItalic">********</text:span><text:span text:style-name="KrymUkr">) ********, *******, ********, *********, *******; 2) (</text:span><text:span text:style-name="KrymRusAux">****., </text:span><text:span text:style-name="KrymLat">********</text:span><text:span text:style-name="KrymUkr">) ******, ******, *******, ********. [********* – * ******** ********].</text:span></text:p>
      <text:p text:style-name="KrymPar"><text:span text:style-name="KrymRusBold">********, -**</text:span><text:span text:style-name="KrymUkr"> – *********, -***, ********, ********, -**, ********, -**. </text:span><text:span text:style-name="KrymRusBold">************</text:span><text:span text:style-name="KrymUkr"> – **********, *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**), ********* (</text:span><text:span text:style-name="KrymRusAux">*. </text:span><text:span text:style-name="KrymUkr">*********).</text:span></text:p>
      <text:p text:style-name="KrymPar"><text:span text:style-name="KrymRusBold">*****</text:span><text:span text:style-name="KrymUkr"> (</text:span><text:span text:style-name="KrymRusItalic">* ********* ******</text:span><text:span text:style-name="KrymUkr">) – ********.</text:span></text:p>
      <text:p text:style-name="KrymPar"><text:span text:style-name="KrymRusBold">******</text:span><text:span text:style-name="KrymUkr"> – ******; </text:span><text:span text:style-name="KrymRusAux">**.</text:span><text:span text:style-name="KrymUkr"> *******; </text:span><text:span text:style-name="KrymRusAux">***.</text:span><text:span text:style-name="KrymUkr"> *******, *******, *******. </text:span><text:span text:style-name="KrymRusItalic">******** </text:span><text:span text:style-name="KrymRusBold">******</text:span><text:span text:style-name="KrymUkr"> (</text:span><text:span text:style-name="KrymRusAux">****.</text:span><text:span text:style-name="KrymUkr">) – **********.</text:span></text:p>
      <text:p text:style-name="KrymPar"><text:span text:style-name="KrymRusBold">*******</text:span><text:span text:style-name="KrymRusItalic"> * </text:span><text:span text:style-name="KrymRusBold">*********</text:span><text:span text:style-name="KrymUkr"> – *********, *********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</text:span><text:span text:style-name="KrymUkr"> – ****, *********, ************, *************, ***********, *********. [********* *******, ********* *****, * *** *********** *** ****** (**. *.)]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****</text:span><text:span text:style-name="KrymUkr">; 2) ***********, *************, ***************, ***********, ***********; 3) ******* ******, ********, ******** [*** ***** ****, **** ** *******, ** ** ***** ***].</text:span></text:p>
      <text:p text:style-name="KrymPar"><text:span text:style-name="KrymRusBold">************</text:span><text:span text:style-name="KrymUkr"> – 1) ************, *******[*]*****; 2) ************ (</text:span><text:span text:style-name="KrymRusAux">*. </text:span><text:span text:style-name="KrymUkr">-*****).</text:span></text:p>
      <text:p text:style-name="KrymPar"><text:span text:style-name="KrymRusBold">**********</text:span><text:span text:style-name="KrymUkr"> – 1) **********, *******[*]***; 2) **********. [**********, ** ******].</text:span></text:p>
      <text:p text:style-name="KrymPar"><text:span text:style-name="KrymRusBold">********, -****</text:span><text:span text:style-name="KrymUkr"> – *********, ********, -*****, (</text:span><text:span text:style-name="KrymRusAux">******.</text:span><text:span text:style-name="KrymUkr">) *********, **********, -****, ******, -**, (</text:span><text:span text:style-name="KrymRusItalic">****** * *******</text:span><text:span text:style-name="KrymUkr">) ******; (</text:span><text:span text:style-name="KrymRusAux">****** *****</text:span><text:span text:style-name="KrymUkr">) ********, (</text:span><text:span text:style-name="KrymRusAux">*. *.</text:span><text:span text:style-name="KrymUkr">) ******.</text:span></text:p>
      <text:p text:style-name="KrymPar"><text:span text:style-name="KrymRusBold">********</text:span><text:span text:style-name="KrymUkr"> – ********, *******[*]***, *********. [********* ***. ******** ********* ****** * **** ******** *******].</text:span></text:p>
      <text:p text:style-name="KrymPar"><text:span text:style-name="KrymRusBold">*******</text:span><text:span text:style-name="KrymUkr"> (</text:span><text:span text:style-name="KrymRusAux">**** **.</text:span><text:span text:style-name="KrymUkr">) – ******, ********, *******.</text:span></text:p>
      <text:p text:style-name="KrymPar"><text:span text:style-name="KrymRusBold">*********, -************,</text:span><text:span text:style-name="KrymRusItalic"> **. </text:span><text:span text:style-name="KrymRusBold">********, ******** 2.</text:span></text:p>
      <text:p text:style-name="KrymPar"><text:span text:style-name="KrymRusBold">************,</text:span><text:span text:style-name="KrymRusItalic"> **. </text:span><text:span text:style-name="KrymRusBold">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, *********, ******; (</text:span><text:span text:style-name="KrymRusItalic">***********</text:span><text:span text:style-name="KrymUkr">) **********. [*** ********* *** ***** ** **********].</text:span></text:p>
      <text:p text:style-name="KrymPar"><text:span text:style-name="KrymRusBold">*********</text:span><text:span text:style-name="KrymUkr"> – 1) (</text:span><text:span text:style-name="KrymRusItalic">*******</text:span><text:span text:style-name="KrymUkr">) ********, -**, ********, ********, *******, -**. [******, *******, ****** *******]; 2) (</text:span><text:span text:style-name="KrymRusItalic">******** * ****</text:span><text:span text:style-name="KrymUkr">) ********, ********; 3) (</text:span><text:span text:style-name="KrymRusItalic">* ******</text:span><text:span text:style-name="KrymUkr">: </text:span><text:span text:style-name="KrymRusItalic">******</text:span><text:span text:style-name="KrymUkr">) ********. [***** **** *********** ********. ******** *********]. </text:span><text:span text:style-name="KrymRusItalic">*****, *********** </text:span><text:span text:style-name="KrymRusBold">*********</text:span><text:span text:style-name="KrymUkr"> – ***** * ******, * **** *****. </text:span><text:span text:style-name="KrymRusBold">******** </text:span><text:span text:style-name="KrymRusItalic">****** ****-*.</text:span><text:span text:style-name="KrymUkr"> – ***********, -**, **********, ***********, -**, **********, -**.</text:span></text:p>
      <text:p text:style-name="KrymPar"><text:span text:style-name="KrymRusBold">***********</text:span><text:span text:style-name="KrymUkr"> – **********, ********; *********, ***********. [********* ****** ************ ** *****. ******** *****. ********** ******]. </text:span><text:span text:style-name="KrymRusBold">*********** </text:span><text:span text:style-name="KrymRusItalic">*****</text:span><text:span text:style-name="KrymUkr"> – ******** (*********, ***********) ******, *********.</text:span></text:p>
      <text:p text:style-name="KrymPar"><text:span text:style-name="KrymRusBold">******, *******</text:span><text:span text:style-name="KrymUkr"> – ******, *******, ******, -***.</text:span></text:p>
      <text:p text:style-name="KrymPar"><text:span text:style-name="KrymRusBold">*********</text:span><text:span text:style-name="KrymUkr"> – ************, ******** *******.</text:span></text:p>
      <text:p text:style-name="KrymPar"><text:span text:style-name="KrymRusBold">******</text:span><text:span text:style-name="KrymUkr"> – 1) ******, ******* (</text:span><text:span text:style-name="KrymRusAux">*. </text:span><text:span text:style-name="KrymUkr">-**). [******* ********]; 2) (</text:span><text:span text:style-name="KrymRusItalic">*******</text:span><text:span text:style-name="KrymUkr">) *******, ********, *******. [**** *********, ***** * ********. ******** ** ******* ***** ****** (***.-***.)].</text:span></text:p>
      <text:p text:style-name="KrymPar"><text:span text:style-name="KrymRusBold">*********</text:span><text:span text:style-name="KrymUkr"> – 1) ******; 2) *********, **********, *********. [******** ********** *********].</text:span></text:p>
      <text:p text:style-name="KrymPar"><text:span text:style-name="KrymRusBold">***************</text:span><text:span text:style-name="KrymUkr"> – 1) ******** (******) *******; 2) **’****** *****, ********** *****.</text:span></text:p>
      <text:p text:style-name="KrymPar"><text:span text:style-name="KrymRusBold">*****************</text:span><text:span text:style-name="KrymUkr"> – *************, *************, *************, ************, **************.</text:span></text:p>
      <text:p text:style-name="KrymPar"><text:span text:style-name="KrymRusBold">*******, *********</text:span><text:span text:style-name="KrymUkr"> – *******, *******, ******[*]***, ********. [******* *********** ** **** ******** ** ******** (***.-***.)].</text:span></text:p>
      <text:p text:style-name="KrymPar"><text:span text:style-name="KrymRusBold">*******</text:span><text:span text:style-name="KrymUkr"> – ********, ************, **********, ***********, *********. [******** ******, ******. ********* ***********, *** ******* ******** ********** ******** (*. ****.)].</text:span></text:p>
      <text:p text:style-name="KrymPar"><text:span text:style-name="KrymRusBold">*********</text:span><text:span text:style-name="KrymUkr"> – 1) ***********, ********** *****, *********** ***** *****; 2) ***** *** *********, *** *********.</text:span></text:p>
      <text:p text:style-name="KrymPar"><text:span text:style-name="KrymRusBold">***********, -****</text:span><text:span text:style-name="KrymUkr"> – **********, (</text:span><text:span text:style-name="KrymRusAux">*. *.</text:span><text:span text:style-name="KrymUkr">) ***********, **********, (</text:span><text:span text:style-name="KrymRusAux">*. *.</text:span><text:span text:style-name="KrymUkr">) ***********.</text:span></text:p>
      <text:p text:style-name="KrymPar"><text:soft-page-break/><text:span text:style-name="KrymRusBold">**************</text:span><text:span text:style-name="KrymUkr"> – ********, *******.</text:span></text:p>
      <text:p text:style-name="KrymPar"><text:span text:style-name="KrymRusBold">******, *******</text:span><text:span text:style-name="KrymRusItalic"> * </text:span><text:span text:style-name="KrymRusBold">-*****</text:span><text:span text:style-name="KrymUkr"> – ******, *******, (</text:span><text:span text:style-name="KrymRusItalic">** *****</text:span><text:span text:style-name="KrymUkr">) *******, (</text:span><text:span text:style-name="KrymRusItalic">****** ****** ** ******** *****</text:span><text:span text:style-name="KrymUkr">) ********.</text:span></text:p>
      <text:p text:style-name="KrymPar"><text:span text:style-name="KrymRusBold">**</text:span><text:span text:style-name="KrymRusAux">, **.</text:span><text:span text:style-name="KrymRusItalic">, **. </text:span><text:span text:style-name="KrymRusBold">****.</text:span></text:p>
      <text:p text:style-name="KrymPar"><text:span text:style-name="KrymRusBold">****</text:span><text:span text:style-name="KrymUkr"> – 1) (</text:span><text:span text:style-name="KrymRusAux">****.</text:span><text:span text:style-name="KrymUkr">, </text:span><text:span text:style-name="KrymRusItalic">****</text:span><text:span text:style-name="KrymUkr">) – **** (</text:span><text:span text:style-name="KrymRusAux">*. *.</text:span><text:span text:style-name="KrymUkr">) (</text:span><text:span text:style-name="KrymLat">*** ***********</text:span><text:span text:style-name="KrymUkr">), *****; 2) (</text:span><text:span text:style-name="KrymRusItalic">****</text:span><text:span text:style-name="KrymUkr">) ****.</text:span></text:p>
      <text:p text:style-name="KrymPar"><text:span text:style-name="KrymRusBold">***</text:span><text:span text:style-name="KrymUkr">, </text:span><text:span text:style-name="KrymRusAux">***.</text:span><text:span text:style-name="KrymUkr"> – *** (</text:span><text:span text:style-name="KrymRusAux">*. </text:span><text:span text:style-name="KrymUkr">*****). </text:span><text:span text:style-name="KrymRusItalic">******** </text:span><text:span text:style-name="KrymRusBold">****,</text:span><text:span text:style-name="KrymRusItalic"> **. </text:span><text:span text:style-name="KrymRusBold">*******. </text:span><text:span text:style-name="KrymRusItalic">****** </text:span><text:span text:style-name="KrymRusBold">*.</text:span><text:span text:style-name="KrymUkr"> (</text:span><text:span text:style-name="KrymLat">*******</text:span><text:span text:style-name="KrymUkr">) – *****. </text:span><text:span text:style-name="KrymRusItalic">******** ** </text:span><text:span text:style-name="KrymRusBold">******</text:span><text:span text:style-name="KrymUkr"> – ******** ********, ********* * ******, ***** *’*****. </text:span><text:span text:style-name="KrymRusItalic">********* </text:span><text:span text:style-name="KrymRusBold">*****</text:span><text:span text:style-name="KrymUkr"> (</text:span><text:span text:style-name="KrymRusItalic">**********</text:span><text:span text:style-name="KrymUkr">) ******* (***********) *******, ********* ******** (*******), ********** *** ****** *******.</text:span></text:p>
      <text:p text:style-name="KrymPar"><text:span text:style-name="KrymRusBold">******,</text:span><text:span text:style-name="KrymRusItalic"> **. </text:span><text:span text:style-name="KrymRusBold">****.</text:span></text:p>
      <text:p text:style-name="KrymPar"><text:span text:style-name="KrymRusBold">*******</text:span><text:span text:style-name="KrymUkr"> – *******, **********.</text:span></text:p>
      <text:p text:style-name="KrymPar"><text:span text:style-name="KrymRusBold">***********</text:span><text:span text:style-name="KrymUkr">, </text:span><text:span text:style-name="KrymRusAux">***.</text:span><text:span text:style-name="KrymUkr"> – *******, ******** ******, **********.</text:span></text:p>
      <text:p text:style-name="KrymPar"><text:span text:style-name="KrymRusBold">*********</text:span><text:span text:style-name="KrymUkr"> – *********, * ********* *****, *********. [******** *****].</text:span></text:p>
      <text:p text:style-name="KrymPar"><text:span text:style-name="KrymRusBold">***********, -*********</text:span><text:span text:style-name="KrymUkr"> – **********. [***** ***** *********, ***** ***].</text:span></text:p>
      <text:p text:style-name="KrymPar"><text:span text:style-name="KrymRusBold">********</text:span><text:span text:style-name="KrymUkr"> (</text:span><text:span text:style-name="KrymRusItalic">******* *******</text:span><text:span text:style-name="KrymUkr">) – **********, *********.</text:span></text:p>
      <text:p text:style-name="KrymPar"><text:span text:style-name="KrymRusBold">*********</text:span><text:span text:style-name="KrymUkr"> – ******* 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1) (</text:span><text:span text:style-name="KrymRusItalic">******* </text:span><text:span text:style-name="KrymLat">********* ****</text:span><text:span text:style-name="KrymUkr">) *******, ****** (********) *******, ********, ******* ****; 2) (</text:span><text:span text:style-name="KrymRusItalic">******** ****</text:span><text:span text:style-name="KrymUkr">) ********, ****’*** ******* (</text:span><text:span text:style-name="KrymLat">******* ******.</text:span><text:span text:style-name="KrymUkr">); *********, *********, ********* (</text:span><text:span text:style-name="KrymLat">********** ******</text:span><text:span text:style-name="KrymUkr">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</text:span><text:span text:style-name="KrymUkr"> – 1) </text:span><text:span text:style-name="KrymRusItalic">**. </text:span><text:span text:style-name="KrymRusBold">*******</text:span><text:span text:style-name="KrymUkr">; 2) ******** ******. </text:span><text:span text:style-name="KrymRusBold">-******</text:span><text:span text:style-name="KrymUkr"> – ********, **********, **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</text:span><text:span text:style-name="KrymUkr">, </text:span><text:span text:style-name="KrymRusAux">****.</text:span><text:span text:style-name="KrymUkr"> – 1) **** (</text:span><text:span text:style-name="KrymRusAux">*. </text:span><text:span text:style-name="KrymUkr">******), ****** (</text:span><text:span text:style-name="KrymRusAux">*. </text:span><text:span text:style-name="KrymUkr">-****); (</text:span><text:span text:style-name="KrymRusItalic">*****</text:span><text:span text:style-name="KrymUkr">) ********; (</text:span><text:span text:style-name="KrymRusItalic">*******</text:span><text:span text:style-name="KrymUkr">) ******** (</text:span><text:span text:style-name="KrymRusItalic">*.</text:span><text:span text:style-name="KrymUkr"> -****); 2) ******, ********. </text:span><text:span text:style-name="KrymRusItalic">***** </text:span><text:span text:style-name="KrymRusBold">******</text:span><text:span text:style-name="KrymUkr"> – ******** ********, ********* * ******.</text:span></text:p>
      <text:p text:style-name="KrymPar"><text:span text:style-name="KrymRusBold">**********</text:span><text:span text:style-name="KrymUkr"> – **********. [* ********* **********, *** *******].</text:span></text:p>
      <text:p text:style-name="KrymPar"><text:span text:style-name="KrymRusBold">**********</text:span><text:span text:style-name="KrymUkr"> (</text:span><text:span text:style-name="KrymRusItalic">******* ** ******, ************</text:span><text:span text:style-name="KrymUkr">) – *********, ***********.</text:span></text:p>
      <text:p text:style-name="KrymPar"><text:span text:style-name="KrymRusBold">*********</text:span><text:span text:style-name="KrymUkr"> – *********. [******** ******. ******** ***** = </text:span><text:span text:style-name="KrymRusItalic">*. *****</text:span><text:span text:style-name="KrymUkr">].</text:span></text:p>
      <text:p text:style-name="KrymPar"><text:span text:style-name="KrymRusBold">********</text:span><text:span text:style-name="KrymUkr"> – ***********, **********.</text:span></text:p>
      <text:p text:style-name="KrymPar"><text:span text:style-name="KrymRusBold">*******</text:span><text:span text:style-name="KrymUkr"> – ********, *******. </text:span><text:span text:style-name="KrymRusBold">-*****</text:span><text:span text:style-name="KrymUkr"> – **********. </text:span><text:span text:style-name="KrymRusBold">-******</text:span><text:span text:style-name="KrymUkr"> – ********. </text:span><text:span text:style-name="KrymRusBold">-******</text:span><text:span text:style-name="KrymUkr"> – ********** (</text:span><text:span text:style-name="KrymRusItalic">*.</text:span><text:span text:style-name="KrymUkr"> -****).</text:span></text:p>
      <text:p text:style-name="KrymPar"><text:span text:style-name="KrymRusBold">*************, *********</text:span><text:span text:style-name="KrymUkr"> – ************. </text:span><text:span text:style-name="KrymRusBold">-*******</text:span><text:span text:style-name="KrymUkr"> – *************.</text:span></text:p>
      <text:p text:style-name="KrymPar"><text:span text:style-name="KrymRusBold">***</text:span><text:span text:style-name="KrymUkr"> – *** (</text:span><text:span text:style-name="KrymRusAux">*. </text:span><text:span text:style-name="KrymUkr">*****), ***, (</text:span><text:span text:style-name="KrymRusAux">******.</text:span><text:span text:style-name="KrymUkr">) *********; (</text:span><text:span text:style-name="KrymRusAux">*****.</text:span><text:span text:style-name="KrymUkr">) – *****, *********; </text:span><text:span text:style-name="KrymRusAux">****. ****.</text:span><text:span text:style-name="KrymUkr"> – ***********, ******. [********** ***** = </text:span><text:span text:style-name="KrymRusItalic">**** *****</text:span><text:span text:style-name="KrymUkr">, </text:span><text:span text:style-name="KrymRusItalic">*.-*. ******</text:span><text:span text:style-name="KrymUkr">, </text:span><text:span text:style-name="KrymRusItalic">******. ****</text:span><text:span text:style-name="KrymUkr">]. </text:span><text:span text:style-name="KrymRusItalic">**** </text:span><text:span text:style-name="KrymRusBold">-***</text:span><text:span text:style-name="KrymUkr"> – *********. </text:span><text:span text:style-name="KrymRusBold">*** </text:span><text:span text:style-name="KrymRusItalic">* ******</text:span><text:span text:style-name="KrymUkr">, </text:span><text:span text:style-name="KrymRusBold">*** </text:span><text:span text:style-name="KrymRusItalic">** ******</text:span><text:span text:style-name="KrymUkr">, </text:span><text:span text:style-name="KrymRusItalic">******* </text:span><text:span text:style-name="KrymRusBold">***</text:span><text:span text:style-name="KrymUkr"> – ***** *******, ***** ********, ********-***, ********-**, ******-***, ******-**. </text:span><text:span text:style-name="KrymRusBold">*** </text:span><text:span text:style-name="KrymRusItalic">*****</text:span><text:span text:style-name="KrymUkr"> (</text:span><text:span text:style-name="KrymRusItalic">*****</text:span><text:span text:style-name="KrymUkr">) – ******, *** ****. </text:span><text:span text:style-name="KrymRusBold">*** </text:span><text:span text:style-name="KrymRusItalic">*****</text:span><text:span text:style-name="KrymUkr"> (</text:span><text:span text:style-name="KrymRusItalic">*****</text:span><text:span text:style-name="KrymUkr">) – ****** **. </text:span><text:span text:style-name="KrymRusBold">*** </text:span><text:span text:style-name="KrymRusItalic">**** </text:span><text:span text:style-name="KrymUkr">(</text:span><text:span text:style-name="KrymRusItalic">*****</text:span><text:span text:style-name="KrymUkr">) – ****** ***, ***-***. </text:span><text:span text:style-name="KrymRusItalic">*** </text:span><text:span text:style-name="KrymRusBold">***</text:span><text:span text:style-name="KrymUkr"> – *** *****. </text:span><text:span text:style-name="KrymRusItalic">*** </text:span><text:span text:style-name="KrymRusBold">*. </text:span><text:span text:style-name="KrymRusItalic">****</text:span><text:span text:style-name="KrymUkr"> – ******. [****** ***** ****** ** *****!]. </text:span><text:span text:style-name="KrymRusItalic">*** </text:span><text:span text:style-name="KrymRusBold">*** </text:span><text:span text:style-name="KrymRusItalic">******** ****</text:span><text:span text:style-name="KrymUkr"> – ********* ***** (*****), *** ***** *******’* (*****). </text:span><text:span text:style-name="KrymRusItalic">*** </text:span><text:span text:style-name="KrymRusBold">*** </text:span><text:span text:style-name="KrymRusItalic">*** ******, ******</text:span><text:span text:style-name="KrymUkr"> – ****** ***** *****. </text:span><text:span text:style-name="KrymRusBold">***** </text:span><text:span text:style-name="KrymRusItalic">***</text:span><text:span text:style-name="KrymUkr"> – ***** ***, ***** ******, ***** *******. </text:span><text:span text:style-name="KrymRusItalic">* </text:span><text:span text:style-name="KrymRusBold">***** </text:span><text:span text:style-name="KrymRusItalic">***</text:span><text:span text:style-name="KrymUkr"> – * ***** ***, ** ***** ***, ** ******** ***. </text:span><text:span text:style-name="KrymRusBold">*** </text:span><text:span text:style-name="KrymRusItalic">*** *****</text:span><text:span text:style-name="KrymUkr"> – **[*]* *** **********. </text:span><text:span text:style-name="KrymRusItalic">********* </text:span><text:span text:style-name="KrymRusBold">***** </text:span><text:span text:style-name="KrymRusItalic">* *********</text:span><text:span text:style-name="KrymUkr"> – ****** ***********. </text:span><text:span text:style-name="KrymRusItalic">**</text:span><text:span text:style-name="KrymRusBold">-*****</text:span><text:span text:style-name="KrymUkr"> – **-***, ** *****, **-*****, **-** *****, ******, *******, ********, ******* ***** (</text:span><text:span text:style-name="KrymRusAux">**</text:span><text:span text:style-name="KrymUkr"> ********** ******). </text:span><text:span text:style-name="KrymRusItalic">******* </text:span><text:span text:style-name="KrymRusBold">***</text:span><text:span text:style-name="KrymUkr">, </text:span><text:span text:style-name="KrymRusItalic">******* </text:span><text:span text:style-name="KrymRusBold">***</text:span><text:span text:style-name="KrymUkr">, </text:span><text:span text:style-name="KrymRusItalic">***** </text:span><text:span text:style-name="KrymRusBold">***</text:span><text:span text:style-name="KrymUkr">, </text:span><text:span text:style-name="KrymRusItalic">****** </text:span><text:span text:style-name="KrymRusBold">***</text:span><text:span text:style-name="KrymUkr"> – **** *****, ******* *****, ****** *****, **-******, *** *** (********) ******. </text:span><text:span text:style-name="KrymRusItalic">******* </text:span><text:span text:style-name="KrymRusBold">***</text:span><text:span text:style-name="KrymUkr"> – ********* *****. </text:span><text:span text:style-name="KrymRusItalic">**** </text:span><text:span text:style-name="KrymRusBold">***** </text:span><text:span text:style-name="KrymRusItalic">******</text:span><text:span text:style-name="KrymUkr"> – ***** ***** *****. </text:span><text:span text:style-name="KrymRusItalic">*** </text:span><text:span text:style-name="KrymRusBold">***** </text:span><text:span text:style-name="KrymRusItalic">******</text:span><text:span text:style-name="KrymUkr"> – ****** ***** *****. </text:span><text:span text:style-name="KrymRusItalic">**** </text:span><text:span text:style-name="KrymRusBold">*****</text:span><text:span text:style-name="KrymUkr"> – 1) ***** *****; 2) ** *****, ****** [******** ******]. </text:span><text:span text:style-name="KrymRusItalic">************, ********* </text:span><text:span text:style-name="KrymRusBold">*****</text:span><text:span text:style-name="KrymUkr"> – ***** *******, ********* *******. </text:span><text:span text:style-name="KrymRusItalic">***** </text:span><text:span text:style-name="KrymRusBold">*****</text:span><text:span text:style-name="KrymUkr"> – ******** *****. </text:span><text:span text:style-name="KrymRusItalic">*** </text:span><text:span text:style-name="KrymRusBold">*** </text:span><text:span text:style-name="KrymRusItalic">******</text:span><text:span text:style-name="KrymUkr"> – ** *** ***. </text:span><text:span text:style-name="KrymRusBold">*** </text:span><text:span text:style-name="KrymRusItalic">*****, ***** *** * ****</text:span><text:span text:style-name="KrymUkr"> – ***** *** *** * ***** * ********.</text:span></text:p>
      <text:p text:style-name="KrymPar"><text:span text:style-name="KrymRusBold">*************, -********</text:span><text:span text:style-name="KrymUkr"> – ***********.</text:span></text:p>
      <text:p text:style-name="KrymPar"><text:span text:style-name="KrymRusBold">***********</text:span><text:span text:style-name="KrymUkr"> – ******** (</text:span><text:span text:style-name="KrymRusAux">*. </text:span><text:span text:style-name="KrymUkr">-**) (</text:span><text:span text:style-name="KrymRusAux">*. *.</text:span><text:span text:style-name="KrymUkr">), ***********, ****** *** (</text:span><text:span text:style-name="KrymRusAux">*. </text:span><text:span text:style-name="KrymUkr">*****).</text:span></text:p>
      <text:p text:style-name="KrymPar"><text:span text:style-name="KrymRusBold">*************, -******</text:span><text:span text:style-name="KrymUkr"> – ***********, *************.</text:span></text:p>
      <text:p text:style-name="KrymPar"><text:soft-page-break/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***</text:span><text:span text:style-name="KrymUkr"> – ************, *************.</text:span></text:p>
      <text:p text:style-name="KrymPar"><text:span text:style-name="KrymRusBold">**********</text:span><text:span text:style-name="KrymUkr"> – **********, ***********.</text:span></text:p>
      <text:p text:style-name="KrymPar"><text:span text:style-name="KrymRusBold">*********</text:span><text:span text:style-name="KrymUkr"> – *********, ***********, **********, ***********, ********, **********, ********* (*. ****.). </text:span><text:span text:style-name="KrymRusBold">************</text:span><text:span text:style-name="KrymUkr"> – ************, ***********.</text:span></text:p>
      <text:p text:style-name="KrymPar"><text:span text:style-name="KrymRusBold">*********</text:span><text:span text:style-name="KrymUkr"> – ************; </text:span><text:span text:style-name="KrymRusBold">**********</text:span><text:span text:style-name="KrymUkr"> – **********.</text:span></text:p>
      <text:p text:style-name="KrymPar"><text:span text:style-name="KrymRusBold">*******</text:span><text:span text:style-name="KrymUkr"> – 1) *******, **-***********; 2) *********, ******. [******** ****** ************].</text:span></text:p>
      <text:p text:style-name="KrymPar"><text:span text:style-name="KrymRusBold">**********</text:span><text:span text:style-name="KrymUkr"> – **********, ************, ****** [** ** **** ******, ******, ** ** **** ******! (****.)]; 2) (</text:span><text:span text:style-name="KrymRusItalic">***********, ********</text:span><text:span text:style-name="KrymUkr">) ******* (</text:span><text:span text:style-name="KrymRusAux">*. </text:span><text:span text:style-name="KrymUkr">-***), ******** (</text:span><text:span text:style-name="KrymRusAux">*. </text:span><text:span text:style-name="KrymUkr">-***). </text:span><text:span text:style-name="KrymRusItalic">**** * </text:span><text:span text:style-name="KrymRusBold">-***</text:span><text:span text:style-name="KrymUkr"> – *************, ************. </text:span><text:span text:style-name="KrymRusItalic">****** * </text:span><text:span text:style-name="KrymRusBold">-***</text:span><text:span text:style-name="KrymUkr"> – ******** (*********) ********. </text:span><text:span text:style-name="KrymRusItalic">******** * </text:span><text:span text:style-name="KrymRusBold">-***</text:span><text:span text:style-name="KrymUkr"> – ********* * **********.</text:span></text:p>
      <text:p text:style-name="KrymPar"><text:span text:style-name="KrymRusBold">********</text:span><text:span text:style-name="KrymUkr"> – 1) ******** ** **, ***********, (</text:span><text:span text:style-name="KrymRusItalic">*************</text:span><text:span text:style-name="KrymUkr">) – *********, *******. [*** ******** ** *****: ***** *** ****]; 2) (</text:span><text:span text:style-name="KrymRusItalic">************, ******</text:span><text:span text:style-name="KrymUkr">, </text:span><text:span text:style-name="KrymRusItalic">****.</text:span><text:span text:style-name="KrymUkr">, </text:span><text:span text:style-name="KrymRusItalic">******</text:span><text:span text:style-name="KrymUkr">) ********, *******, **********. </text:span><text:span text:style-name="KrymRusItalic">*********** </text:span><text:span text:style-name="KrymRusBold">-***</text:span><text:span text:style-name="KrymUkr"> – **********, ***********. </text:span><text:span text:style-name="KrymRusBold">******** </text:span><text:span text:style-name="KrymRusItalic">********</text:span><text:span text:style-name="KrymUkr"> – ****** 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**</text:span><text:span text:style-name="KrymUkr"> – 1) *************, ********, *************; 2) *********.</text:span></text:p>
      <text:p text:style-name="KrymPar"><text:span text:style-name="KrymRusBold">***********</text:span><text:span text:style-name="KrymUkr"> – **-**************, ** *******-********.</text:span></text:p>
      <text:p text:style-name="KrymPar"><text:span text:style-name="KrymRusBold">************</text:span><text:span text:style-name="KrymUkr"> – ************, ************-************, ******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), ******, ********* (</text:span><text:span text:style-name="KrymRusAux">*. </text:span><text:span text:style-name="KrymUkr">-***), *********, *******. [* ****** ******* ******* ********* ********* (*******.). ***** ***** ** ****** ********. ** ** **********, ** * *******-****** ******* ******* ********** (**. *.)]. </text:span><text:span text:style-name="KrymRusItalic">***** </text:span><text:span text:style-name="KrymRusBold">*.</text:span><text:span text:style-name="KrymUkr"> – **********.</text:span></text:p>
      <text:p text:style-name="KrymPar"><text:span text:style-name="KrymRusBold">******</text:span><text:span text:style-name="KrymUkr"> – ******, ******** (</text:span><text:span text:style-name="KrymRusAux">*. </text:span><text:span text:style-name="KrymUkr">-***), ********, *****, ****** (</text:span><text:span text:style-name="KrymRusAux">*. </text:span><text:span text:style-name="KrymUkr">-***), ******; (</text:span><text:span text:style-name="KrymRusItalic">*******</text:span><text:span text:style-name="KrymUkr">) ******** ** *** *****, ********* (</text:span><text:span text:style-name="KrymRusAux">*. *.</text:span><text:span text:style-name="KrymUkr">), *********, **********; (</text:span><text:span text:style-name="KrymRusAux">***.</text:span><text:span text:style-name="KrymUkr">) ********, **********, ************; (</text:span><text:span text:style-name="KrymRusItalic">**** </text:span><text:span text:style-name="KrymRusBold">-**</text:span><text:span text:style-name="KrymUkr">) ***********; (</text:span><text:span text:style-name="KrymRusItalic">***</text:span><text:span text:style-name="KrymUkr">) ************; (</text:span><text:span text:style-name="KrymRusItalic">****</text:span><text:span text:style-name="KrymUkr">) ************; (</text:span><text:span text:style-name="KrymRusAux">****. ****.</text:span><text:span text:style-name="KrymUkr">) **********, *************, **********, ******** (-*****, -*****), ************, **********. [********* *****. ************ ******. ******** ***].</text:span></text:p>
      <text:p text:style-name="KrymPar"><text:span text:style-name="KrymRusBold">*********, ********</text:span><text:span text:style-name="KrymUkr"> – ********, **********; (</text:span><text:span text:style-name="KrymRusAux">****. ****.</text:span><text:span text:style-name="KrymUkr">) ***********,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</text:span><text:span text:style-name="KrymUkr"> – *******, *******. </text:span><text:span text:style-name="KrymRusBold">********</text:span><text:span text:style-name="KrymUkr"> – ********.</text:span></text:p>
      <text:p text:style-name="KrymPar"><text:span text:style-name="KrymRusBold">****************</text:span><text:span text:style-name="KrymUkr"> – ****************, ******* ****** ******.</text:span></text:p>
      <text:p text:style-name="KrymPar"><text:span text:style-name="KrymRusBold">**********</text:span><text:span text:style-name="KrymUkr"> – *********** (</text:span><text:span text:style-name="KrymRusAux">*. </text:span><text:span text:style-name="KrymUkr">-***[**]***), ***********.</text:span></text:p>
      <text:p text:style-name="KrymPar"><text:span text:style-name="KrymRusBold">*************</text:span><text:span text:style-name="KrymRusItalic"> * </text:span><text:span text:style-name="KrymRusBold">**************</text:span><text:span text:style-name="KrymUkr"> – *************, ***********, **********.</text:span></text:p>
      <text:p text:style-name="KrymPar"><text:span text:style-name="KrymRusBold">****************, -*********</text:span><text:span text:style-name="KrymUkr"> – ****************, **************, ************* (</text:span><text:span text:style-name="KrymRusAux">*. </text:span><text:span text:style-name="KrymUkr">-*****).</text:span></text:p>
      <text:p text:style-name="KrymPar"><text:span text:style-name="KrymRusBold">**************</text:span><text:span text:style-name="KrymRusItalic"> * </text:span><text:span text:style-name="KrymRusBold">-*********</text:span><text:span text:style-name="KrymUkr"> – **************, ************, ***********, ***********, *************.</text:span></text:p>
      <text:p text:style-name="KrymPar"><text:span text:style-name="KrymRusBold">*****************</text:span><text:span text:style-name="KrymUkr"> – *******[*]********, ****************.</text:span></text:p>
      <text:p text:style-name="KrymPar"><text:span text:style-name="KrymRusBold">************</text:span><text:span text:style-name="KrymUkr"> – 1) *************; 2) *************, ******* **********.</text:span></text:p>
      <text:p text:style-name="KrymPar"><text:span text:style-name="KrymRusBold">**********</text:span><text:span text:style-name="KrymUkr"> – *********** (</text:span><text:span text:style-name="KrymRusItalic">*.</text:span><text:span text:style-name="KrymUkr"> -******).</text:span></text:p>
      <text:p text:style-name="KrymPar"><text:span text:style-name="KrymRusBold">***********</text:span><text:span text:style-name="KrymUkr"> – ********(*)**. [****** ***********, *** ***** * ****** ****** ********].</text:span></text:p>
      <text:p text:style-name="KrymPar"><text:span text:style-name="KrymRusBold">***************</text:span><text:span text:style-name="KrymUkr"> – ***************, **************.</text:span></text:p>
      <text:p text:style-name="KrymPar"><text:span text:style-name="KrymRusBold">***********</text:span><text:span text:style-name="KrymUkr"> – **********; (</text:span><text:span text:style-name="KrymRusAux">***.</text:span><text:span text:style-name="KrymUkr">) ***********. [***** ***** **’** ***** ***********. *** *** – * *********** ******** (***.)].</text:span></text:p>
      <text:p text:style-name="KrymPar"><text:span text:style-name="KrymRusBold">**************</text:span><text:span text:style-name="KrymUkr"> – ************.</text:span></text:p>
      <text:p text:style-name="KrymPar"><text:span text:style-name="KrymRusBold">**********</text:span><text:span text:style-name="KrymUkr"> – ********, *********** (</text:span><text:span text:style-name="KrymRusAux">*. </text:span><text:span text:style-name="KrymUkr">-***).</text:span></text:p>
      <text:p text:style-name="KrymPar"><text:span text:style-name="KrymRusBold">************</text:span><text:span text:style-name="KrymUkr"> – ***********, ************. </text:span><text:span text:style-name="KrymRusBold">-**</text:span><text:span text:style-name="KrymUkr"> – **********, ***********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**</text:span><text:span text:style-name="KrymUkr"> – ********; (</text:span><text:span text:style-name="KrymRusAux">****. ****.</text:span><text:span text:style-name="KrymUkr">) **********.</text:span></text:p>
      <text:p text:style-name="KrymPar"><text:span text:style-name="KrymRusBold">***********</text:span><text:span text:style-name="KrymUkr"> – ***** *****, ****** *****, ********* (</text:span><text:span text:style-name="KrymRusAux">*. </text:span><text:span text:style-name="KrymUkr">***********).</text:span></text:p>
      <text:p text:style-name="KrymPar"><text:soft-page-break/><text:span text:style-name="KrymRusBold">************,</text:span><text:span text:style-name="KrymRusItalic"> **. </text:span><text:span text:style-name="KrymRusBold">****************.</text:span></text:p>
      <text:p text:style-name="KrymPar"><text:span text:style-name="KrymRusBold">**********, ********</text:span><text:span text:style-name="KrymUkr"> – 1) *********** (</text:span><text:span text:style-name="KrymRusAux">*. </text:span><text:span text:style-name="KrymUkr">-*******), ************; 2) (</text:span><text:span text:style-name="KrymRusItalic">********</text:span><text:span text:style-name="KrymUkr">) *********.</text:span></text:p>
      <text:p text:style-name="KrymPar"><text:span text:style-name="KrymRusBold">**********</text:span><text:span text:style-name="KrymUkr"> – 1) **********; 2) *********.</text:span></text:p>
      <text:p text:style-name="KrymPar"><text:span text:style-name="KrymRusBold">**********</text:span><text:span text:style-name="KrymUkr"> – 1) **********; 2) ******, **********.</text:span></text:p>
      <text:p text:style-name="KrymPar"><text:span text:style-name="KrymRusBold">***************</text:span><text:span text:style-name="KrymUkr"> – 1) ****************, **********, (</text:span><text:span text:style-name="KrymRusItalic">* *******</text:span><text:span text:style-name="KrymUkr">) **********; 2) ******* ** ******.</text:span></text:p>
      <text:p text:style-name="KrymPar"><text:span text:style-name="KrymRusBold">************</text:span><text:span text:style-name="KrymUkr"> – ************. </text:span><text:span text:style-name="KrymRusBold">-**</text:span><text:span text:style-name="KrymUkr"> – ***********.</text:span></text:p>
      <text:p text:style-name="KrymPar"><text:span text:style-name="KrymRusBold">*************</text:span><text:span text:style-name="KrymUkr"> – ********.</text:span></text:p>
      <text:p text:style-name="KrymPar"><text:span text:style-name="KrymRusBold">***********</text:span><text:span text:style-name="KrymUkr"> – *************. </text:span><text:span text:style-name="KrymRusBold">-***</text:span><text:span text:style-name="KrymUkr"> – ***********.</text:span></text:p>
      <text:p text:style-name="KrymPar"><text:span text:style-name="KrymRusBold">****************</text:span><text:span text:style-name="KrymUkr"> – ***************.</text:span></text:p>
      <text:p text:style-name="KrymPar"><text:span text:style-name="KrymRusBold">****************</text:span><text:span text:style-name="KrymUkr"> – ***************.</text:span></text:p>
      <text:p text:style-name="KrymPar"><text:span text:style-name="KrymRusBold">**********</text:span><text:span text:style-name="KrymUkr"> – 1) *********** (</text:span><text:span text:style-name="KrymRusAux">*. </text:span><text:span text:style-name="KrymUkr">-******); 2) (</text:span><text:span text:style-name="KrymRusItalic">******* ***** * *********</text:span><text:span text:style-name="KrymUkr">) ********.</text:span></text:p>
      <text:p text:style-name="KrymPar"><text:span text:style-name="KrymRusBold">**************</text:span><text:span text:style-name="KrymUkr"> – ***************. </text:span><text:span text:style-name="KrymRusBold">-***</text:span><text:span text:style-name="KrymUkr"> – ****************.</text:span></text:p>
      <text:p text:style-name="KrymPar"><text:span text:style-name="KrymRusBold">*******************</text:span><text:span text:style-name="KrymUkr"> – ******************.</text:span></text:p>
      <text:p text:style-name="KrymPar"><text:span text:style-name="KrymRusBold">*************</text:span><text:span text:style-name="KrymUkr"> – *************, ********(*)**. [****** ***********, *** ***** * ****** ****** ********]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</text:span><text:span text:style-name="KrymUkr"> – *************, **************, ***********.</text:span></text:p>
      <text:p text:style-name="KrymPar"><text:span text:style-name="KrymRusBold">***************</text:span><text:span text:style-name="KrymUkr"> – ************ (</text:span><text:span text:style-name="KrymRusAux">*. </text:span><text:span text:style-name="KrymUkr">-****), *************.</text:span></text:p>
      <text:p text:style-name="KrymPar"><text:span text:style-name="KrymRusBold">*******************</text:span><text:span text:style-name="KrymUkr"> – **********, **************.</text:span></text:p>
      <text:p text:style-name="KrymPar"><text:span text:style-name="KrymRusBold">************</text:span><text:span text:style-name="KrymUkr"> – *************, ************* (**. ******).</text:span></text:p>
      <text:p text:style-name="KrymPar"><text:span text:style-name="KrymRusBold">**************,</text:span><text:span text:style-name="KrymRusItalic"> **. </text:span><text:span text:style-name="KrymRusBold">***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***, ********* (</text:span><text:span text:style-name="KrymRusAux">*. </text:span><text:span text:style-name="KrymUkr">-****).</text:span></text:p>
      <text:p text:style-name="KrymPar"><text:span text:style-name="KrymRusBold">*************</text:span><text:span text:style-name="KrymUkr"> – *************, **************. </text:span><text:span text:style-name="KrymRusBold">-** </text:span><text:span text:style-name="KrymRusItalic">*********</text:span><text:span text:style-name="KrymUkr"> – *********; </text:span><text:span text:style-name="KrymRusItalic">*******</text:span><text:span text:style-name="KrymUkr"> (</text:span><text:span text:style-name="KrymRusItalic">15 ***.</text:span><text:span text:style-name="KrymUkr">) – ****** *********. </text:span><text:span text:style-name="KrymRusItalic">****. </text:span><text:span text:style-name="KrymRusBold">*-**</text:span><text:span text:style-name="KrymUkr"> (</text:span><text:span text:style-name="KrymRusItalic">8 ****.</text:span><text:span text:style-name="KrymUkr">) – ****** *********. </text:span><text:span text:style-name="KrymRusItalic">****** </text:span><text:span text:style-name="KrymRusBold">*-**</text:span><text:span text:style-name="KrymUkr"> (</text:span><text:span text:style-name="KrymRusItalic">1 *******</text:span><text:span text:style-name="KrymUkr">) – ****** *********</text:span><text:span text:style-name="KrymRusItalic"> *** </text:span><text:span text:style-name="KrymUkr">********.</text:span></text:p>
      <text:p text:style-name="KrymPar"><text:span text:style-name="KrymRusBold">*********** *****</text:span><text:span text:style-name="KrymUkr">, </text:span><text:span text:style-name="KrymRusAux">***.</text:span><text:span text:style-name="KrymUkr"> – ******** (</text:span><text:span text:style-name="KrymRusAux">*. </text:span><text:span text:style-name="KrymUkr">-*****), *******, 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</text:span><text:span text:style-name="KrymUkr"> – *********’* (</text:span><text:span text:style-name="KrymRusAux">**. *.</text:span><text:span text:style-name="KrymUkr">), *********** (</text:span><text:span text:style-name="KrymRusAux">*. *.</text:span><text:span text:style-name="KrymUkr">)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*****</text:span><text:span text:style-name="KrymUkr"> – **************, **************.</text:span></text:p>
      <text:p text:style-name="KrymPar"><text:span text:style-name="KrymRusBold">*************</text:span><text:span text:style-name="KrymUkr"> – ******* *****, *********. </text:span><text:span text:style-name="KrymRusItalic">********* </text:span><text:span text:style-name="KrymRusBold">-**</text:span><text:span text:style-name="KrymUkr"> – ******** ******* *****, ******** *********. </text:span><text:span text:style-name="KrymRusItalic">*********** </text:span><text:span text:style-name="KrymRusBold">-**</text:span><text:span text:style-name="KrymUkr"> (</text:span><text:span text:style-name="KrymRusAux">****.</text:span><text:span text:style-name="KrymUkr">) – **********. [* ******* **********].</text:span></text:p>
      <text:p text:style-name="KrymPar"><text:span text:style-name="KrymRusBold">**************,</text:span><text:span text:style-name="KrymRusItalic"> **. </text:span><text:span text:style-name="KrymRusBold">*************.</text:span></text:p>
      <text:p text:style-name="KrymPar"><text:span text:style-name="KrymRusBold">*************</text:span><text:span text:style-name="KrymUkr"> – ************, *************, ***********.</text:span></text:p>
      <text:p text:style-name="KrymPar"><text:span text:style-name="KrymRusBold">************</text:span><text:span text:style-name="KrymUkr"> – ***********, ************, ********* ** *****, ********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*</text:span><text:span text:style-name="KrymUkr"> – ************, *********** (</text:span><text:span text:style-name="KrymRusAux">***.</text:span><text:span text:style-name="KrymUkr">).</text:span></text:p>
      <text:p text:style-name="KrymPar"><text:span text:style-name="KrymRusBold">************</text:span><text:span text:style-name="KrymUkr"> – ************. </text:span><text:span text:style-name="KrymRusBold">*-*** </text:span><text:span text:style-name="KrymRusItalic">*********, **. </text:span><text:span text:style-name="KrymRusBold">***********.</text:span></text:p>
      <text:p text:style-name="KrymPar"><text:span text:style-name="KrymRusBold">************, -***</text:span><text:span text:style-name="KrymUkr"> – ************, *************.</text:span></text:p>
      <text:p text:style-name="KrymPar"><text:span text:style-name="KrymRusBold">*************</text:span><text:span text:style-name="KrymUkr"> – *************, ****** **********.</text:span></text:p>
      <text:p text:style-name="KrymPar"><text:span text:style-name="KrymRusBold">************</text:span><text:span text:style-name="KrymRusItalic"> * </text:span><text:span text:style-name="KrymRusBold">-*********</text:span><text:span text:style-name="KrymUkr"> – ***********, *********, ************, ************.</text:span></text:p>
      <text:p text:style-name="KrymPar"><text:span text:style-name="KrymRusBold">************, -***</text:span><text:span text:style-name="KrymUkr"> – ************, -****, ********, **********.</text:span></text:p>
      <text:p text:style-name="KrymPar"><text:span text:style-name="KrymRusBold">***************,</text:span><text:span text:style-name="KrymRusItalic"> **. </text:span><text:span text:style-name="KrymRusBold">*****************.</text:span></text:p>
      <text:p text:style-name="KrymPar"><text:span text:style-name="KrymRusBold">************</text:span><text:span text:style-name="KrymUkr"> – ************, *************.</text:span></text:p>
      <text:p text:style-name="KrymPar"><text:span text:style-name="KrymRusBold">*****************, -******</text:span><text:span text:style-name="KrymUkr"> – ***** ******* (**********), ***********, *********.</text:span></text:p>
      <text:p text:style-name="KrymPar"><text:span text:style-name="KrymRusBold">*************,</text:span><text:span text:style-name="KrymRusItalic"> **. </text:span><text:span text:style-name="KrymRusBold">************.</text:span></text:p>
      <text:p text:style-name="KrymPar"><text:span text:style-name="KrymRusBold">************</text:span><text:span text:style-name="KrymUkr"> – ************, ***********.</text:span></text:p>
      <text:p text:style-name="KrymPar"><text:soft-page-break/><text:span text:style-name="KrymRusBold">************</text:span><text:span text:style-name="KrymUkr"> – 1) ********; 2) (</text:span><text:span text:style-name="KrymRusItalic">******** 6 ***.</text:span><text:span text:style-name="KrymUkr">) **********, ********** (</text:span><text:span text:style-name="KrymRusAux">**. *.</text:span><text:span text:style-name="KrymUkr">), ******* (</text:span><text:span text:style-name="KrymRusAux">*. *.</text:span><text:span text:style-name="KrymUkr">) (</text:span><text:span text:style-name="KrymRusAux">*. </text:span><text:span text:style-name="KrymUkr">-**).</text:span></text:p>
      <text:p text:style-name="KrymPar"><text:span text:style-name="KrymRusBold">**************</text:span><text:span text:style-name="KrymUkr"> – ************, ***********.</text:span></text:p>
      <text:p text:style-name="KrymPar"><text:span text:style-name="KrymRusBold">********</text:span><text:span text:style-name="KrymUkr"> – ****** *******, ********, **********, ********.</text:span></text:p>
      <text:p text:style-name="KrymPar"><text:span text:style-name="KrymRusBold">*******, -**</text:span><text:span text:style-name="KrymUkr"> – ***** (******), *******, *******, -**, *******, -**, *********, -**, *********, -**, ******. [*** *’*, * ******* *******. ******* ******** **** *****. ****** ******. ********, ** ******. *** *****]. </text:span><text:span text:style-name="KrymRusBold">********</text:span><text:span text:style-name="KrymUkr"> – *********, ********, ******** ******.</text:span></text:p>
      <text:p text:style-name="KrymPar"><text:span text:style-name="KrymRusBold">******</text:span><text:span text:style-name="KrymUkr"> – 1) ********; 2) ******** (</text:span><text:span text:style-name="KrymRusAux">*. </text:span><text:span text:style-name="KrymUkr">-****), ******** (</text:span><text:span text:style-name="KrymRusAux">*. </text:span><text:span text:style-name="KrymUkr">-***), ******* *******. [** ********: ******* ***, ** ******* ******** ******].</text:span></text:p>
      <text:p text:style-name="KrymPar"><text:span text:style-name="KrymRusBold">*******</text:span><text:span text:style-name="KrymUkr"> – *********, ****** (</text:span><text:span text:style-name="KrymRusAux">*. </text:span><text:span text:style-name="KrymUkr">******). [********* ***** *******]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, ********, ******. [******* ** ********. ******** ***].</text:span></text:p>
      <text:p text:style-name="KrymPar"><text:span text:style-name="KrymRusBold">*********</text:span><text:span text:style-name="KrymUkr"> – ********* (********* ******** ******** *******).</text:span></text:p>
      <text:p text:style-name="KrymPar"><text:span text:style-name="KrymRusBold">********</text:span><text:span text:style-name="KrymUkr"> – ***********, ***********, ************, ********* ***** (********).</text:span></text:p>
      <text:p text:style-name="KrymPar"><text:span text:style-name="KrymRusBold">**********</text:span><text:span text:style-name="KrymUkr"> – *************, *********** *****.</text:span></text:p>
      <text:p text:style-name="KrymPar"><text:span text:style-name="KrymRusBold">******</text:span><text:span text:style-name="KrymUkr"> – ********, *********, ********, ******, (</text:span><text:span text:style-name="KrymRusAux">*****</text:span><text:span text:style-name="KrymUkr">) ******, *********.</text:span></text:p>
      <text:p text:style-name="KrymPar"><text:span text:style-name="KrymRusBold">*********</text:span><text:span text:style-name="KrymUkr"> – ***********, *********, ****** ******. </text:span><text:span text:style-name="KrymRusItalic">********* </text:span><text:span text:style-name="KrymRusBold">*********</text:span><text:span text:style-name="KrymUkr"> – ***** ********* *****, ********* ******* ******. </text:span><text:span text:style-name="KrymRusItalic">******* **** </text:span><text:span text:style-name="KrymRusBold">*********</text:span><text:span text:style-name="KrymUkr"> – ***** ******** *****.</text:span></text:p>
      <text:p text:style-name="KrymPar"><text:span text:style-name="KrymRusBold">**************,</text:span><text:span text:style-name="KrymRusItalic"> **. </text:span><text:span text:style-name="KrymRusBold">******* 1.</text:span></text:p>
      <text:p text:style-name="KrymPar"><text:span text:style-name="KrymRusBold">*************</text:span><text:span text:style-name="KrymUkr"> – ** ******, ** ********, *** *******, *******, *********** *** *** (</text:span><text:span text:style-name="KrymRusItalic">************ ***** ****, ***** ****</text:span><text:span text:style-name="KrymUkr">). [******, ********! ***** ******** ***** *** *** *****]. </text:span><text:span text:style-name="KrymRusBold">***************</text:span><text:span text:style-name="KrymUkr"> – *************. [**, *******, ** *** ******* ******* ************* (**. *.)].</text:span></text:p>
      <text:p text:style-name="KrymPar"><text:span text:style-name="KrymRusBold">*******</text:span><text:span text:style-name="KrymUkr"> – *********, ************, *******, *******, **********. </text:span><text:span text:style-name="KrymRusBold">-*** </text:span><text:span text:style-name="KrymRusItalic">*******</text:span><text:span text:style-name="KrymUkr"> – *******. </text:span><text:span text:style-name="KrymRusItalic">********* </text:span><text:span text:style-name="KrymRusBold">*******</text:span><text:span text:style-name="KrymUkr"> – ***********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</text:span><text:span text:style-name="KrymUkr"> – **********, *******.</text:span></text:p>
      <text:p text:style-name="KrymPar"><text:span text:style-name="KrymRusBold">*******</text:span><text:span text:style-name="KrymUkr"> – *******, ******* ******, *********, ********.</text:span></text:p>
      <text:p text:style-name="KrymPar"><text:span text:style-name="KrymRusBold">*******</text:span><text:span text:style-name="KrymUkr"> – ********, ******** (*******), ********** (****).</text:span></text:p>
      <text:p text:style-name="KrymPar"><text:span text:style-name="KrymRusBold">*****</text:span><text:span text:style-name="KrymUkr"> – ****** (</text:span><text:span text:style-name="KrymRusAux">*. </text:span><text:span text:style-name="KrymUkr">******), *********, *********, ******, *******; (</text:span><text:span text:style-name="KrymRusItalic">********</text:span><text:span text:style-name="KrymUkr">) – ********** (</text:span><text:span text:style-name="KrymRusItalic">*.</text:span><text:span text:style-name="KrymUkr"> -******), *********; </text:span><text:span text:style-name="KrymRusAux">****. ****.</text:span><text:span text:style-name="KrymUkr"> ***********.</text:span></text:p>
      <text:p text:style-name="KrymPar"><text:span text:style-name="KrymRusBold">******</text:span><text:span text:style-name="KrymUkr"> – ******, ********, *********, ************.</text:span></text:p>
      <text:p text:style-name="KrymPar"><text:span text:style-name="KrymRusBold">********</text:span><text:span text:style-name="KrymUkr"> – ************. </text:span><text:span text:style-name="KrymRusBold">-***</text:span><text:span text:style-name="KrymUkr"> – ***********.</text:span></text:p>
      <text:p text:style-name="KrymPar"><text:span text:style-name="KrymRusBold">**********, -********,</text:span><text:span text:style-name="KrymRusItalic"> **. </text:span><text:span text:style-name="KrymRusBold">***********</text:span><text:span text:style-name="KrymUkr"> (********* *** ******).</text:span></text:p>
      <text:p text:style-name="KrymPar"><text:span text:style-name="KrymRusBold">*********, -******</text:span><text:span text:style-name="KrymUkr"> – ***** *******, **********.</text:span></text:p>
      <text:p text:style-name="KrymPar"><text:span text:style-name="KrymRusBold">*********</text:span><text:span text:style-name="KrymUkr"> – ******, ***********, ********.</text:span></text:p>
      <text:p text:style-name="KrymPar"><text:span text:style-name="KrymRusBold">********</text:span><text:span text:style-name="KrymUkr"> – **-*******, *****.</text:span></text:p>
      <text:p text:style-name="KrymPar"><text:span text:style-name="KrymRusBold">***************</text:span><text:span text:style-name="KrymUkr"> – ***************, *****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***, **********, *********. [********* ******-********** (*. ***.)].</text:span></text:p>
      <text:p text:style-name="KrymPar"><text:span text:style-name="KrymRusBold">************</text:span><text:span text:style-name="KrymUkr"> – ************, *********, **-************.</text:span></text:p>
      <text:p text:style-name="KrymPar"><text:span text:style-name="KrymRusBold">*********</text:span><text:span text:style-name="KrymUkr"> – *********, (</text:span><text:span text:style-name="KrymRusItalic">*****</text:span><text:span text:style-name="KrymUkr">) – *******, *********.</text:span></text:p>
      <text:p text:style-name="KrymPar"><text:span text:style-name="KrymRusBold">******</text:span><text:span text:style-name="KrymUkr"> – ******, *********. </text:span><text:span text:style-name="KrymRusBold">-*** </text:span><text:span text:style-name="KrymRusItalic">******</text:span><text:span text:style-name="KrymUkr"> (</text:span><text:span text:style-name="KrymRusAux">***.</text:span><text:span text:style-name="KrymUkr">) – **********. </text:span><text:span text:style-name="KrymRusBold">-*** </text:span><text:span text:style-name="KrymRusItalic">*******</text:span><text:span text:style-name="KrymUkr"> (</text:span><text:span text:style-name="KrymRusAux">*****.</text:span><text:span text:style-name="KrymUkr">) – ********, *******, ***(*)****, **********. </text:span><text:span text:style-name="KrymRusBold">******* </text:span><text:span text:style-name="KrymRusItalic">********</text:span><text:span text:style-name="KrymUkr"> – * ****** ******. </text:span><text:span text:style-name="KrymRusItalic">** **** </text:span><text:span text:style-name="KrymRusBold">-***</text:span><text:span text:style-name="KrymUkr"> – ** ***** ******, ** ****** *******, **-***********. </text:span><text:span text:style-name="KrymRusItalic">** ***** </text:span><text:span text:style-name="KrymRusBold">-***</text:span><text:span text:style-name="KrymRusItalic"> ****</text:span><text:span text:style-name="KrymUkr"> – ****** ***** *****.</text:span></text:p>
      <text:p text:style-name="KrymPar"><text:span text:style-name="KrymRusBold">*********, ***********</text:span><text:span text:style-name="KrymUkr"> – *********, (</text:span><text:span text:style-name="KrymRusAux">***.</text:span><text:span text:style-name="KrymUkr">) ***********, **********, *************. </text:span><text:span text:style-name="KrymRusItalic">*** ***** </text:span><text:span text:style-name="KrymRusBold">-***</text:span><text:span text:style-name="KrymUkr"> – *******.</text:span></text:p>
      <text:p text:style-name="KrymPar"><text:span text:style-name="KrymRusBold">********</text:span><text:span text:style-name="KrymUkr"> – 1) ******* (</text:span><text:span text:style-name="KrymRusAux">*. *.</text:span><text:span text:style-name="KrymUkr">); 2) (</text:span><text:span text:style-name="KrymRusItalic">*******. *******</text:span><text:span text:style-name="KrymUkr">) ********, 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*).</text:span></text:p>
      <text:p text:style-name="KrymPar"><text:span text:style-name="KrymRusBold">***</text:span><text:span text:style-name="KrymUkr">, </text:span><text:span text:style-name="KrymRusAux">***.</text:span><text:span text:style-name="KrymUkr"> – *******.</text:span></text:p>
      <text:p text:style-name="KrymPar"><text:soft-page-break/><text:span text:style-name="KrymRusBold">********</text:span><text:span text:style-name="KrymUkr"> – **********.</text:span></text:p>
      <text:p text:style-name="KrymPar"><text:span text:style-name="KrymRusBold">*******</text:span><text:span text:style-name="KrymUkr"> – ********** ***.</text:span></text:p>
      <text:p text:style-name="KrymPar"><text:span text:style-name="KrymRusBold">***</text:span><text:span text:style-name="KrymUkr"> – 1) *** (</text:span><text:span text:style-name="KrymRusAux">*. </text:span><text:span text:style-name="KrymUkr">****), ******, ******, (</text:span><text:span text:style-name="KrymRusItalic">******. *******</text:span><text:span text:style-name="KrymUkr">) ***** (</text:span><text:span text:style-name="KrymRusAux">*. </text:span><text:span text:style-name="KrymUkr">-**). [*** ** **** ******, *** ** *** * ***. ****** * *********];</text:span><text:span text:style-name="KrymRusItalic"> **. *** </text:span><text:span text:style-name="KrymRusBold">******</text:span><text:span text:style-name="KrymUkr">; 2) (</text:span><text:span text:style-name="KrymRusItalic">*****</text:span><text:span text:style-name="KrymUkr">) ***, ******. [****** – ** ******]. </text:span><text:span text:style-name="KrymRusItalic">******** </text:span><text:span text:style-name="KrymRusBold">***</text:span><text:span text:style-name="KrymUkr"> – ********, ********. </text:span><text:span text:style-name="KrymRusItalic">* </text:span><text:span text:style-name="KrymRusBold">****</text:span><text:span text:style-name="KrymUkr"> – ****** ****. </text:span><text:span text:style-name="KrymRusItalic">***** </text:span><text:span text:style-name="KrymRusBold">****</text:span><text:span text:style-name="KrymUkr"> – *********. </text:span><text:span text:style-name="KrymRusBold">***</text:span><text:span text:style-name="KrymRusItalic">-*****</text:span><text:span text:style-name="KrymUkr"> – ***-******, ******-******. </text:span><text:span text:style-name="KrymRusBold">***</text:span><text:span text:style-name="KrymRusItalic">-****</text:span><text:span text:style-name="KrymUkr"> – ******-*****. </text:span><text:span text:style-name="KrymRusItalic">********, ****, ********, ***** * </text:span><text:span text:style-name="KrymRusBold">***</text:span><text:span text:style-name="KrymUkr"> – ******** (******) ** ****, ********** (********) * ***. </text:span><text:span text:style-name="KrymRusItalic">******** * *** * ******** </text:span><text:span text:style-name="KrymRusBold">***</text:span><text:span text:style-name="KrymUkr"> – ******* ***** *****. [** ****** ********* *****, *** ***** ******** **-********* ******* (*****)]. </text:span><text:span text:style-name="KrymRusItalic">******** ******* * </text:span><text:span text:style-name="KrymRusBold">****</text:span><text:span text:style-name="KrymUkr"> – ***********.</text:span></text:p>
      <text:p text:style-name="KrymPar"><text:span text:style-name="KrymRusBold">*******</text:span><text:span text:style-name="KrymUkr"> – *******, *******, *********, ************, ***********, ********, *******. </text:span><text:span text:style-name="KrymRusBold">******* </text:span><text:span text:style-name="KrymRusItalic">** ****</text:span><text:span text:style-name="KrymUkr"> – *********. </text:span><text:span text:style-name="KrymRusBold">-*** </text:span><text:span text:style-name="KrymRusItalic">** ****</text:span><text:span text:style-name="KrymUkr"> – *********. </text:span><text:span text:style-name="KrymRusBold">-*** </text:span><text:span text:style-name="KrymRusItalic">*******</text:span><text:span text:style-name="KrymUkr"> – ****** (</text:span><text:span text:style-name="KrymRusAux">*. </text:span><text:span text:style-name="KrymUkr">-**). </text:span><text:span text:style-name="KrymRusBold">-*** </text:span><text:span text:style-name="KrymRusItalic">*****</text:span><text:span text:style-name="KrymUkr"> – ********, ****** ******. [*** ** ****** ********* *****, ** *** ***, ** *****]. </text:span><text:span text:style-name="KrymRusItalic">****** </text:span><text:span text:style-name="KrymRusBold">*******</text:span><text:span text:style-name="KrymUkr"> – 1) ******* ****; 2) ************ (*********) ****.</text:span></text:p>
      <text:p text:style-name="KrymPar"><text:span text:style-name="KrymRusBold">******</text:span><text:span text:style-name="KrymUkr"> – ******, ******, ********, ********, ***********, **********, ******, *******.</text:span></text:p>
      <text:p text:style-name="KrymPar"><text:span text:style-name="KrymRusBold">*********</text:span><text:span text:style-name="KrymUkr"> – ***********, ********* (</text:span><text:span text:style-name="KrymRusAux">*. </text:span><text:span text:style-name="KrymUkr">-*****)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Ukr"> – **[*]******, ***********.</text:span></text:p>
      <text:p text:style-name="KrymPar"><text:span text:style-name="KrymRusBold">******</text:span><text:span text:style-name="KrymUkr"> – 1) ******, ******, ********, (</text:span><text:span text:style-name="KrymRusAux">**** ** **.</text:span><text:span text:style-name="KrymUkr">) ******, ******, ********; (</text:span><text:span text:style-name="KrymRusItalic">********** ****** * **********</text:span><text:span text:style-name="KrymUkr">) *******; 2) ******, *********. [********** ******].</text:span></text:p>
      <text:p text:style-name="KrymPar"><text:span text:style-name="KrymRusBold">******</text:span><text:span text:style-name="KrymUkr"> – ******, ******, *****.</text:span></text:p>
      <text:p text:style-name="KrymPar"><text:span text:style-name="KrymRusBold">********</text:span><text:span text:style-name="KrymUkr"> – ********* (</text:span><text:span text:style-name="KrymRusAux">*. </text:span><text:span text:style-name="KrymUkr">-****), ******** (** *********, *** ********** *** ********* *******).</text:span></text:p>
      <text:p text:style-name="KrymPar"><text:span text:style-name="KrymRusBold">***</text:span><text:span text:style-name="KrymUkr"> – *** (</text:span><text:span text:style-name="KrymRusAux">*. </text:span><text:span text:style-name="KrymUkr">*****, </text:span><text:span text:style-name="KrymRusAux">**.</text:span><text:span text:style-name="KrymUkr"> ******), </text:span><text:span text:style-name="KrymRusBold">***-**-*** </text:span><text:span text:style-name="KrymRusItalic">* ***</text:span><text:span text:style-name="KrymUkr">, </text:span><text:span text:style-name="KrymRusBold">*****</text:span><text:span text:style-name="KrymUkr"> – ******* *****-*****, ****** *****-*., ***** *****-*****, ****** *****-*****, * ***-***. [******* ***** ******. ****** **** ****** *****. ****** ************ ************ ************* ************ **** * ********* ********* *********** (***.). ***. *********** ***** *** ******* ****** * ********* ******* (***.)]. </text:span><text:span text:style-name="KrymRusBold">***-**-***</text:span><text:span text:style-name="KrymUkr"> – ***-**-*** [***-**-*** ********]. </text:span><text:span text:style-name="KrymRusItalic">************* </text:span><text:span text:style-name="KrymRusBold">*****</text:span><text:span text:style-name="KrymUkr"> – *********. [****** ***** ******** **-***** ** ********* ********* (*****)]. </text:span><text:span text:style-name="KrymRusBold">*******</text:span><text:span text:style-name="KrymUkr"> – **** ***-***, ****. </text:span><text:span text:style-name="KrymRusItalic">********** </text:span><text:span text:style-name="KrymRusBold">*******</text:span><text:span text:style-name="KrymUkr"> – ******** ******* *******. </text:span><text:span text:style-name="KrymRusBold">*****</text:span><text:span text:style-name="KrymRusItalic"> ******, ********</text:span><text:span text:style-name="KrymUkr"> – ******* (-***) ***** **********. </text:span><text:span text:style-name="KrymRusItalic">****** </text:span><text:span text:style-name="KrymRusBold">*****</text:span><text:span text:style-name="KrymUkr">, </text:span><text:span text:style-name="KrymRusItalic">***** **** ** </text:span><text:span text:style-name="KrymRusBold">*****</text:span><text:span text:style-name="KrymUkr"> – ********* (*********) *****, ***** **********. </text:span><text:span text:style-name="KrymRusItalic">****** </text:span><text:span text:style-name="KrymRusBold">******</text:span><text:span text:style-name="KrymUkr"> – *********. [** ******, **** ******]. </text:span><text:span text:style-name="KrymRusItalic">**** ** </text:span><text:span text:style-name="KrymRusBold">***</text:span><text:span text:style-name="KrymUkr"> – **********, ****** (***********) ** ***. </text:span><text:span text:style-name="KrymRusItalic">****** ** </text:span><text:span text:style-name="KrymRusBold">*****</text:span><text:span text:style-name="KrymUkr"> (</text:span><text:span text:style-name="KrymRusItalic">******</text:span><text:span text:style-name="KrymUkr">) – ****** **********. </text:span><text:span text:style-name="KrymRusItalic">* </text:span><text:span text:style-name="KrymRusBold">***** </text:span><text:span text:style-name="KrymRusItalic">*******</text:span><text:span text:style-name="KrymUkr"> – ******* ******* *****, *’**** ******* ** *****.</text:span></text:p>
      <text:p text:style-name="KrymPar"><text:span text:style-name="KrymRusBold">********</text:span><text:span text:style-name="KrymUkr"> – *******, ********, *********, *********. </text:span><text:span text:style-name="KrymRusBold">********</text:span><text:span text:style-name="KrymUkr"> – ***********. </text:span><text:span text:style-name="KrymRusItalic">** </text:span><text:span text:style-name="KrymRusBold">-***</text:span><text:span text:style-name="KrymUkr"> – ** ***********. </text:span><text:span text:style-name="KrymRusItalic">** </text:span><text:span text:style-name="KrymRusBold">-***</text:span><text:span text:style-name="KrymUkr"> – ** ***********. [**-* *** *******? * **? ******* ** ***********, – **** ***** * *** *******]. </text:span><text:span text:style-name="KrymRusItalic">**** ** </text:span><text:span text:style-name="KrymRusBold">********</text:span><text:span text:style-name="KrymUkr"> – ***** ** ***********, *** ******* (******).</text:span></text:p>
      <text:p text:style-name="KrymPar"><text:span text:style-name="KrymRusBold">**********</text:span><text:span text:style-name="KrymUkr"> – **********, ******** * *****.</text:span></text:p>
      <text:p text:style-name="KrymPar"><text:span text:style-name="KrymRusBold">******</text:span><text:span text:style-name="KrymUkr">, </text:span><text:span text:style-name="KrymRusAux">***.</text:span><text:span text:style-name="KrymUkr"> – ******, *****, *******. [******* **** ****** *****. ** ***** ********** ** ******* ******, ** ***** *******, ** *’****** * ****** (****.)]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</text:span><text:span text:style-name="KrymUkr"> – **** (</text:span><text:span text:style-name="KrymRusItalic">****. ******** ***</text:span><text:span text:style-name="KrymUkr">)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**, -**********</text:span><text:span text:style-name="KrymUkr"> – ***********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</text:span><text:span text:style-name="KrymUkr"> – 1) *******, *****; 2) *******, *******; 3) (</text:span><text:span text:style-name="KrymRusItalic">****** *** *********** ****, ******** * *. *.</text:span><text:span text:style-name="KrymUkr">) **********, ********* (</text:span><text:span text:style-name="KrymRusAux">*. </text:span><text:span text:style-name="KrymUkr">-****); 4) (</text:span><text:span text:style-name="KrymRusItalic">* ********</text:span><text:span text:style-name="KrymUkr">) ********, *****, ******** (</text:span><text:span text:style-name="KrymRusAux">*. </text:span><text:span text:style-name="KrymUkr">-***), ********, *******, ****** (</text:span><text:span text:style-name="KrymRusAux">*. </text:span><text:span text:style-name="KrymUkr">-**), ******, ********, **********, ********. </text:span><text:span text:style-name="KrymRusItalic">*****, *** </text:span><text:span text:style-name="KrymRusBold">*******</text:span><text:span text:style-name="KrymUkr"> – ********* *** *******.</text:span><text:span text:style-name="KrymRusItalic"> ****** * </text:span><text:span text:style-name="KrymRusBold">*********</text:span><text:span text:style-name="KrymUkr"> (</text:span><text:span text:style-name="KrymRusItalic">* *****</text:span><text:span text:style-name="KrymUkr">) – ******* (* ******) * ******* (* *******).</text:span></text:p>
      <text:p text:style-name="KrymPar"><text:span text:style-name="KrymRusBold">**********</text:span><text:span text:style-name="KrymUkr"> – *********, *********.</text:span></text:p>
      <text:p text:style-name="KrymPar"><text:soft-page-break/><text:span text:style-name="KrymRusBold">**********</text:span><text:span text:style-name="KrymUkr"> – 1) ***********; 2) *******, *********, ********* *****.</text:span></text:p>
      <text:p text:style-name="KrymPar"><text:span text:style-name="KrymRusBold">*********, *********</text:span><text:span text:style-name="KrymUkr"> – ***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 – *******, *********. </text:span><text:span text:style-name="KrymRusBold">-***</text:span><text:span text:style-name="KrymUkr"> – *********.</text:span></text:p>
      <text:p text:style-name="KrymPar"><text:span text:style-name="KrymRusBold">*********</text:span><text:span text:style-name="KrymUkr"> – ***********, *********. </text:span><text:span text:style-name="KrymRusBold">-*******</text:span><text:span text:style-name="KrymUkr"> – ************.</text:span></text:p>
      <text:p text:style-name="KrymPar"><text:span text:style-name="KrymRusBold">********</text:span><text:span text:style-name="KrymUkr"> – *******. [** ** ************ ****, * *******]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. [******* ******].</text:span></text:p>
      <text:p text:style-name="KrymPar"><text:span text:style-name="KrymRusBold">******</text:span><text:span text:style-name="KrymUkr"> – *******, *****, ******, ***. [** ** ****** ***********. ***** *********** *** *** *** ***. *** ****** ***** ** *****]. </text:span><text:span text:style-name="KrymRusItalic">*** </text:span><text:span text:style-name="KrymRusBold">******</text:span><text:span text:style-name="KrymUkr"> – ******, *** ****, ********, * ****** (</text:span><text:span text:style-name="KrymRusItalic">******** * ***** *****</text:span><text:span text:style-name="KrymUkr">). [***** ***** ** ********, ***** ** ****** ********]. </text:span><text:span text:style-name="KrymRusItalic">*** </text:span><text:span text:style-name="KrymRusBold">******</text:span><text:span text:style-name="KrymUkr"> – </text:span><text:span text:style-name="KrymRusItalic">*** </text:span><text:span text:style-name="KrymRusBold">******</text:span><text:span text:style-name="KrymUkr"> – **-*****, ** *** *****. </text:span><text:span text:style-name="KrymRusBold">******</text:span><text:span text:style-name="KrymRusItalic">-*****</text:span><text:span text:style-name="KrymUkr"> – **********, ************. [*********** * ***** ************]. </text:span><text:span text:style-name="KrymRusBold">******</text:span><text:span text:style-name="KrymRusItalic"> *** *****</text:span><text:span text:style-name="KrymUkr"> – *****-****, *******-******. [**** *******-****** *********** *** *******]. </text:span><text:span text:style-name="KrymRusItalic">*** </text:span><text:span text:style-name="KrymRusBold">******</text:span><text:span text:style-name="KrymRusItalic"> * </text:span><text:span text:style-name="KrymRusBold">******</text:span><text:span text:style-name="KrymUkr"> – **[***]-**** *******, *** **** ** * ****. </text:span><text:span text:style-name="KrymRusBold">****** </text:span><text:span text:style-name="KrymRusItalic">*****</text:span><text:span text:style-name="KrymUkr"> – (***)****** ** ***, (***)****** ** *******, ********, *********. </text:span><text:span text:style-name="KrymRusBold">****** </text:span><text:span text:style-name="KrymRusItalic">****</text:span><text:span text:style-name="KrymUkr"> – **-* * ******, ** * ***** ** *****. </text:span><text:span text:style-name="KrymRusItalic">*** ***** </text:span><text:span text:style-name="KrymRusBold">******</text:span><text:span text:style-name="KrymUkr"> – **-*********(*), **-*********(*), **-***** *******.</text:span></text:p>
      <text:p text:style-name="KrymPar"><text:span text:style-name="KrymRusBold">***********</text:span><text:span text:style-name="KrymUkr"> – ********, ********, ********, *******; **********. [*** ********** ********** = </text:span><text:span text:style-name="KrymRusItalic">** ********** *************</text:span><text:span text:style-name="KrymUkr">].</text:span></text:p>
      <text:p text:style-name="KrymPar"><text:span text:style-name="KrymRusBold">************</text:span><text:span text:style-name="KrymUkr"> – 1) ***********, *(*)**********, **********, *******, ********, *********, ***********, ******[*]***, ******, *******, ********, *************, ***********, ****************; 2) (</text:span><text:span text:style-name="KrymRusItalic">************ *******, *****. *. *.</text:span><text:span text:style-name="KrymUkr">) ******[*]***, ********, *(*)**********. [******** **********, ******** ********, *********** ****, *********** ********, ********** ************]; 3) (</text:span><text:span text:style-name="KrymRusItalic">*********** ****, ***********, *******, *********, ***********</text:span><text:span text:style-name="KrymUkr">) ********, *********, *********. [*** * ** *****, ** *** * ************ *** ***** *****, ** ***** ***** *******, ** * ******* ****** (*****.). ********* ******].</text:span></text:p>
      <text:p text:style-name="KrymPar"><text:span text:style-name="KrymRusBold">**************</text:span><text:span text:style-name="KrymUkr"> – 1) ************* (</text:span><text:span text:style-name="KrymRusAux">*. </text:span><text:span text:style-name="KrymUkr">-*****), *************, ************, *********, ******[*]*****; 2) **********, ******[*]*****, *************; 3) **********, ******[*]***** (</text:span><text:span text:style-name="KrymRusAux">*. </text:span><text:span text:style-name="KrymUkr">-*****).</text:span></text:p>
      <text:p text:style-name="KrymPar"><text:span text:style-name="KrymRusBold">***************</text:span><text:span text:style-name="KrymUkr"> – **************. [************* ***************].</text:span></text:p>
      <text:p text:style-name="KrymPar"><text:span text:style-name="KrymRusBold">************,</text:span><text:span text:style-name="KrymRusItalic"> **. </text:span><text:span text:style-name="KrymRusBold">**************.</text:span></text:p>
      <text:p text:style-name="KrymPar"><text:span text:style-name="KrymRusBold">*********</text:span><text:span text:style-name="KrymUkr"> – 1) ************, ***********; 2) **********, ******, ******, ********; 3) ************, ***********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***</text:span><text:span text:style-name="KrymUkr">; 2) ********* (</text:span><text:span text:style-name="KrymRusAux">*. </text:span><text:span text:style-name="KrymUkr">-*****), *(*)******, *(*)******* (</text:span><text:span text:style-name="KrymRusAux">*. </text:span><text:span text:style-name="KrymUkr">-*****), ******** (</text:span><text:span text:style-name="KrymRusAux">*. </text:span><text:span text:style-name="KrymUkr">-*****), *******, ****** (</text:span><text:span text:style-name="KrymRusAux">*. *.</text:span><text:span text:style-name="KrymUkr">), ****** (</text:span><text:span text:style-name="KrymRusAux">*. *.</text:span><text:span text:style-name="KrymUkr">) (</text:span><text:span text:style-name="KrymRusAux">*. </text:span><text:span text:style-name="KrymUkr">-****) (</text:span><text:span text:style-name="KrymRusAux">**.</text:span><text:span text:style-name="KrymUkr"> *******); </text:span><text:span text:style-name="KrymRusItalic">****. *******. </text:span><text:span text:style-name="KrymRusBold">********</text:span><text:span text:style-name="KrymUkr"> – ******** (</text:span><text:span text:style-name="KrymRusAux">*. </text:span><text:span text:style-name="KrymUkr">-**), ******** (</text:span><text:span text:style-name="KrymRusAux">*. </text:span><text:span text:style-name="KrymUkr">-***), *********, ****** (</text:span><text:span text:style-name="KrymRusAux">*. </text:span><text:span text:style-name="KrymUkr">-*****). </text:span><text:span text:style-name="KrymRusItalic">********** </text:span><text:span text:style-name="KrymRusBold">-***</text:span><text:span text:style-name="KrymUkr"> – *********** ***** *******, ***********. </text:span><text:span text:style-name="KrymRusBold">******** </text:span><text:span text:style-name="KrymRusItalic">****** ******, * ******* ***********</text:span><text:span text:style-name="KrymUkr"> – *******’* ******* (********) ********, * **-********* *******.</text:span></text:p>
      <text:p text:style-name="KrymPar"><text:span text:style-name="KrymRusBold">********</text:span><text:span text:style-name="KrymUkr"> – 1) ***********, *(*)*********, ***********, *************; 2) (</text:span><text:span text:style-name="KrymRusItalic">***********</text:span><text:span text:style-name="KrymUkr">) ***********, **********, ***********, ********.</text:span></text:p>
      <text:p text:style-name="KrymPar"><text:span text:style-name="KrymRusBold">********</text:span><text:span text:style-name="KrymRusItalic"> * </text:span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, *********</text:span><text:span text:style-name="KrymUkr"> – 1) (</text:span><text:span text:style-name="KrymRusItalic">**** *******</text:span><text:span text:style-name="KrymUkr">) ********** ** **, *(*)******** ** **, ********** ** **, *******, ************ ** **, *********, *******, ********, ********, ******* ** **; 2) (</text:span><text:span text:style-name="KrymRusAux">****** * ****** ****, * *****. ****** * **** * ******</text:span><text:span text:style-name="KrymUkr">) ******* ***** **. [******* ***** *********** = </text:span><text:span text:style-name="KrymRusItalic">* **** ***** ******.</text:span><text:span text:style-name="KrymUkr"> ****** **** ******* = </text:span><text:span text:style-name="KrymRusItalic">* **** ***** *****.</text:span><text:span text:style-name="KrymUkr"> ** ***** **, *****, *** ******** ********! (***.)]; 3) (</text:span><text:span text:style-name="KrymRusItalic">************, ****** ******* * ***, **********</text:span><text:span text:style-name="KrymUkr">) ******* ***, ** ***, ********** ** ***, ***********. [******* ****** ****** ***** * *******. ***** ****** ** ******. ********* ** ******. ***** ** ******* ** ************]; 4) (</text:span><text:span text:style-name="KrymRusItalic">********* **** ****</text:span><text:span text:style-name="KrymUkr">) ******* ***** **. [***** ******* ******** ******** (**.). ** ****** ***** ******* (***.) = </text:span><text:span text:style-name="KrymRusItalic">*** **** ********* *** ****.</text:span><text:span text:style-name="KrymUkr"> * **** *** ***** ******** (*. ***.)].</text:span></text:p>
      <text:p text:style-name="KrymPar"><text:soft-page-break/><text:span text:style-name="KrymRusBold">*****************</text:span><text:span text:style-name="KrymUkr"> – ************** ** ****, *************, **********. [***** ***** *********** ******].</text:span></text:p>
      <text:p text:style-name="KrymPar"><text:span text:style-name="KrymRusBold">**********</text:span><text:span text:style-name="KrymUkr">, </text:span><text:span text:style-name="KrymRusAux">***.</text:span><text:span text:style-name="KrymUkr"> (</text:span><text:span text:style-name="KrymRusItalic">*****</text:span><text:span text:style-name="KrymUkr">) – ***********, ***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.</text:span></text:p>
      <text:p text:style-name="KrymPar"><text:span text:style-name="KrymRusBold">*******</text:span><text:span text:style-name="KrymUkr"> – ґ****, ******** (</text:span><text:span text:style-name="KrymRusAux">*. </text:span><text:span text:style-name="KrymUkr">-**) (** *******).</text:span></text:p>
      <text:p text:style-name="KrymPar"><text:span text:style-name="KrymRusBold">********</text:span><text:span text:style-name="KrymUkr"> – *********** ********, *********, (</text:span><text:span text:style-name="KrymRusAux">*. *.</text:span><text:span text:style-name="KrymUkr">) ********.</text:span></text:p>
      <text:p text:style-name="KrymPar"><text:span text:style-name="KrymRusBold">*******, *****</text:span><text:span text:style-name="KrymUkr"> – ***** (</text:span><text:span text:style-name="KrymRusAux">*. </text:span><text:span text:style-name="KrymUkr">-**), **** (</text:span><text:span text:style-name="KrymRusAux">*. </text:span><text:span text:style-name="KrymUkr">*****) (</text:span><text:span text:style-name="KrymRusAux">*. *.</text:span><text:span text:style-name="KrymUkr">) (*’*****) * *******, *********.</text:span></text:p>
      <text:p text:style-name="KrymPar"><text:span text:style-name="KrymRusBold">*********</text:span><text:span text:style-name="KrymUkr"> – **********, *********, ********, ****** (</text:span><text:span text:style-name="KrymRusAux">*. </text:span><text:span text:style-name="KrymUkr">-**[*])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**</text:span><text:span text:style-name="KrymUkr"> – **********, ***********, *********, ***********, ***********, ************, *********. </text:span><text:span text:style-name="KrymRusBold">-** </text:span><text:span text:style-name="KrymRusItalic">***</text:span><text:span text:style-name="KrymUkr"> – ******* (</text:span><text:span text:style-name="KrymRusAux">*. </text:span><text:span text:style-name="KrymUkr">-**), *****. </text:span><text:span text:style-name="KrymRusBold">-** </text:span><text:span text:style-name="KrymRusItalic">***********</text:span><text:span text:style-name="KrymUkr"> – ******. </text:span><text:span text:style-name="KrymRusItalic">******** </text:span><text:span text:style-name="KrymRusBold">-**</text:span><text:span text:style-name="KrymUkr"> – ********, *********.</text:span></text:p>
      <text:p text:style-name="KrymPar"><text:span text:style-name="KrymRusBold">*********</text:span><text:span text:style-name="KrymUkr"> – ********* (***, ** ********* * *******).</text:span></text:p>
      <text:p text:style-name="KrymPar"><text:span text:style-name="KrymRusBold">*********</text:span><text:span text:style-name="KrymUkr"> – *********, ***********, *********. [*********** ********** (*****), ********** ******. ******** ********]. </text:span><text:span text:style-name="KrymRusBold">-*** </text:span><text:span text:style-name="KrymRusItalic">*****</text:span><text:span text:style-name="KrymUkr"> – ********** ******, ***********.</text:span></text:p>
      <text:p text:style-name="KrymPar"><text:span text:style-name="KrymRusBold">*******</text:span><text:span text:style-name="KrymUkr"> – *******, ******, ********, ********, **********, *******, **********, *******, ******* (</text:span><text:span text:style-name="KrymRusItalic">*.</text:span><text:span text:style-name="KrymUkr"> -**); (</text:span><text:span text:style-name="KrymRusItalic">******</text:span><text:span text:style-name="KrymUkr">) – ******, ********* (</text:span><text:span text:style-name="KrymRusAux">*. </text:span><text:span text:style-name="KrymUkr">-***). </text:span><text:span text:style-name="KrymRusBold">*.</text:span><text:span text:style-name="KrymUkr">, </text:span><text:span text:style-name="KrymRusItalic">*** ******* ***** *******</text:span><text:span text:style-name="KrymUkr"> – ****** (</text:span><text:span text:style-name="KrymRusAux">*. </text:span><text:span text:style-name="KrymUkr">-***), ***********, *********, *************. </text:span><text:span text:style-name="KrymRusItalic">****** ********** ***** ** -**</text:span><text:span text:style-name="KrymUkr"> – ******, ********, **********. </text:span><text:span text:style-name="KrymRusItalic">************* ***** ** </text:span><text:span text:style-name="KrymRusBold">-**</text:span><text:span text:style-name="KrymUkr"> – ***** (</text:span><text:span text:style-name="KrymRusAux">*. </text:span><text:span text:style-name="KrymUkr">-***) (</text:span><text:span text:style-name="KrymRusAux">*. *.</text:span><text:span text:style-name="KrymUkr">), ******** (</text:span><text:span text:style-name="KrymRusAux">*. </text:span><text:span text:style-name="KrymUkr">-****). </text:span><text:span text:style-name="KrymRusItalic">******** </text:span><text:span text:style-name="KrymRusBold">-**</text:span><text:span text:style-name="KrymUkr"> – *********. </text:span><text:span text:style-name="KrymRusItalic">*****, *** **** </text:span><text:span text:style-name="KrymRusBold">-**</text:span><text:span text:style-name="KrymUkr"> – *********, ***********.</text:span></text:p>
      <text:p text:style-name="KrymPar"><text:span text:style-name="KrymRusBold">********</text:span><text:span text:style-name="KrymUkr"> – ********, **********, ********* (</text:span><text:span text:style-name="KrymRusAux">*. </text:span><text:span text:style-name="KrymUkr">-****).</text:span></text:p>
      <text:p text:style-name="KrymPar"><text:span text:style-name="KrymRusBold">**********</text:span><text:span text:style-name="KrymUkr"> – **********, ********** ****. [* * ******* ***** **********, ****** ******** * ******* ********* (*****.)].</text:span></text:p>
      <text:p text:style-name="KrymPar"><text:span text:style-name="KrymRusBold">****</text:span><text:span text:style-name="KrymUkr"> – ******** (</text:span><text:span text:style-name="KrymRusAux">*. </text:span><text:span text:style-name="KrymUkr">-***), ********; (</text:span><text:span text:style-name="KrymRusItalic">* *******</text:span><text:span text:style-name="KrymUkr">) *********. [******* ********** ** *********].</text:span></text:p>
      <text:p text:style-name="KrymPar"><text:span text:style-name="KrymRusBold">*********</text:span><text:span text:style-name="KrymUkr"> – 1) (</text:span><text:span text:style-name="KrymRusItalic">* ********</text:span><text:span text:style-name="KrymUkr">) *********, **********; 2) ****ґ****, **********, ***********, **********; 3) ******** *******, ***********, **********, ************, **********, ***********, **********, *********.</text:span></text:p>
      <text:p text:style-name="KrymPar"><text:span text:style-name="KrymRusBold">********</text:span><text:span text:style-name="KrymUkr"> – 1) (</text:span><text:span text:style-name="KrymRusItalic">********</text:span><text:span text:style-name="KrymUkr">) ********, *********, *********; 2) ****ґ****, *********, *********, **********, *******. [****ґ** *******. ********* *******. ** ******** *******]; 3) *******, ******* *******, **********, *********, *********, ***********, *********, ***********, *********, *******, **********, **********, *********, *******, **********, *********, **********, ***********; 4) (</text:span><text:span text:style-name="KrymRusItalic">** ********** **.</text:span><text:span text:style-name="KrymUkr">) ґ**ґ****** (-***, -****</text:span><text:span text:style-name="KrymRusItalic"> * </text:span><text:span text:style-name="KrymUkr">ґ**ґ****, -***), **********. [Ґ**ґ****** **-*********. ****, ******* **** *********** **-********]. </text:span><text:span text:style-name="KrymRusBold">******** </text:span><text:span text:style-name="KrymRusItalic">******</text:span><text:span text:style-name="KrymUkr"> – *********. </text:span><text:span text:style-name="KrymRusBold">******** </text:span><text:span text:style-name="KrymRusItalic">*******</text:span><text:span text:style-name="KrymUkr"> – ****** **********, ******* ****** *******.</text:span></text:p>
      <text:p text:style-name="KrymPar"><text:span text:style-name="KrymRusBold">**********</text:span><text:span text:style-name="KrymUkr"> – 1) (</text:span><text:span text:style-name="KrymRusItalic">* ********</text:span><text:span text:style-name="KrymUkr">) **********, ***********, **********; 2) ***********, **********, *********, **********(**), ***********. [************ ******* *******. ** ******* ********* ******** ********* ** **********. ** ****** ****** ****’****** ******** ************ ******** * ******** (*. ***.)]; 3) *********, **********, *********, *********, **********. [*********** * ***** ** *****. ********** *** *****]. </text:span><text:span text:style-name="KrymRusBold">************</text:span><text:span text:style-name="KrymRusItalic"> *** ****</text:span><text:span text:style-name="KrymUkr"> – ******** (</text:span><text:span text:style-name="KrymRusAux">**. *.</text:span><text:span text:style-name="KrymUkr">), ****** (</text:span><text:span text:style-name="KrymRusAux">***. *.</text:span><text:span text:style-name="KrymUkr">).</text:span></text:p>
      <text:p text:style-name="KrymPar"><text:span text:style-name="KrymRusBold">********</text:span><text:span text:style-name="KrymUkr"> – 1) ********* (* ********); 2) (</text:span><text:span text:style-name="KrymRusItalic">* ****</text:span><text:span text:style-name="KrymUkr">)</text:span><text:span text:style-name="KrymRusItalic"> **. </text:span><text:span text:style-name="KrymRusBold">******* </text:span><text:span text:style-name="KrymUkr">2.</text:span></text:p>
      <text:p text:style-name="KrymPar"><text:span text:style-name="KrymRusBold">************</text:span><text:span text:style-name="KrymUkr"> – ************ (</text:span><text:span text:style-name="KrymRusAux">*. </text:span><text:span text:style-name="KrymUkr">-*****), ***********, ***************, *************, *************.</text:span></text:p>
      <text:p text:style-name="KrymPar"><text:span text:style-name="KrymRusBold">**********</text:span><text:span text:style-name="KrymUkr"> – **********, *********, ************, (*)********* ** *****, **************, ***********, ** ***** ***********. </text:span><text:span text:style-name="KrymRusItalic">** </text:span><text:span text:style-name="KrymRusBold">********</text:span><text:span text:style-name="KrymUkr"> – (</text:span><text:span text:style-name="KrymRusAux">******.</text:span><text:span text:style-name="KrymUkr">) * ***** ***** ** *********.</text:span></text:p>
      <text:p text:style-name="KrymPar"><text:span text:style-name="KrymRusBold">*********</text:span><text:span text:style-name="KrymUkr"> – 1) *********, **********; 2) ****ґ*****, ********; 3) *********, ********, **********, ******** *******, **********, ***********, *************.</text:span></text:p>
      <text:p text:style-name="KrymPar"><text:span text:style-name="KrymRusBold">*********</text:span><text:span text:style-name="KrymUkr"> – **********, ***********, ********, *******, **********, ********, ************, *********, **********, **********, ******** *******, **********, ***********, *********, </text:span><text:soft-page-break/><text:span text:style-name="KrymUkr">********. </text:span><text:span text:style-name="KrymRusItalic">******* </text:span><text:span text:style-name="KrymRusBold">-**</text:span><text:span text:style-name="KrymUkr"> – **********. [********* ********** ***** ********** ******* ** ***** ****** ********* (*. ***.)].</text:span></text:p>
      <text:p text:style-name="KrymPar"><text:span text:style-name="KrymRusBold">*******</text:span><text:span text:style-name="KrymUkr"> – 1) ******* (</text:span><text:span text:style-name="KrymRusAux">***.</text:span><text:span text:style-name="KrymUkr">), ********* (</text:span><text:span text:style-name="KrymRusAux">*. * **.</text:span><text:span text:style-name="KrymUkr">), ********** (</text:span><text:span text:style-name="KrymRusAux">*. * **.</text:span><text:span text:style-name="KrymUkr">), ********, **********, ********* (</text:span><text:span text:style-name="KrymRusAux">*.</text:span><text:span text:style-name="KrymUkr">), ********** (</text:span><text:span text:style-name="KrymRusAux">*. * **.</text:span><text:span text:style-name="KrymUkr">), ********, ********, *********, *******, (</text:span><text:span text:style-name="KrymRusItalic">********</text:span><text:span text:style-name="KrymUkr">) *********, ******** (</text:span><text:span text:style-name="KrymRusAux">*.</text:span><text:span text:style-name="KrymUkr"> -*****), ********, ******* (</text:span><text:span text:style-name="KrymRusAux">*.</text:span><text:span text:style-name="KrymUkr"> -*****), ********* (</text:span><text:span text:style-name="KrymRusAux">*.</text:span><text:span text:style-name="KrymUkr"> -*****), (</text:span><text:span text:style-name="KrymRusItalic">***** ************</text:span><text:span text:style-name="KrymUkr">) – ********. [* ***** *** (**) ******* *** ******* *****? **, ********** * *****! ********* (********) *******, * ******* ******]; 2) (</text:span><text:span text:style-name="KrymRusItalic">****</text:span><text:span text:style-name="KrymUkr">) – *******, **********, **********, ******* (</text:span><text:span text:style-name="KrymRusAux">******.</text:span><text:span text:style-name="KrymUkr"> -*****). [***** *******: *********].</text:span></text:p>
      <text:p text:style-name="KrymPar"><text:span text:style-name="KrymRusBold">*********</text:span><text:span text:style-name="KrymUkr"> – *******, ***********, *********, **********, ***********, *********, **********.</text:span></text:p>
      <text:p text:style-name="KrymPar"><text:span text:style-name="KrymRusBold">*********</text:span><text:span text:style-name="KrymUkr"> – 1) *********; 2) </text:span><text:span text:style-name="KrymRusItalic">**. </text:span><text:span text:style-name="KrymRusBold">******* 1</text:span><text:span text:style-name="KrymRusItalic"> * </text:span><text:span text:style-name="KrymRusBold">*********</text:span><text:span text:style-name="KrymUkr">; 3) *********, ******, *********, ******. [******** ******* ********, ****** *********** ** * ********. ***** ** **********, ******** ***** ******* ** **** ******. (**.)]; 4) ****** (</text:span><text:span text:style-name="KrymRusItalic">****** * *******</text:span><text:span text:style-name="KrymUkr">).</text:span></text:p>
      <text:p text:style-name="KrymPar"><text:span text:style-name="KrymRusBold">****</text:span><text:span text:style-name="KrymUkr"> – 1) (</text:span><text:span text:style-name="KrymRusItalic">********** ****</text:span><text:span text:style-name="KrymUkr">) **** (</text:span><text:span text:style-name="KrymRusAux">*. </text:span><text:span text:style-name="KrymUkr">*****) (</text:span><text:span text:style-name="KrymRusAux">*. *.</text:span><text:span text:style-name="KrymUkr">), ******** (</text:span><text:span text:style-name="KrymRusItalic">*.</text:span><text:span text:style-name="KrymUkr"> -*****). [** *** ****, ********, ********* ****. ****** ********* * ******* ** ********]; 2) (</text:span><text:span text:style-name="KrymRusItalic">*******</text:span><text:span text:style-name="KrymUkr">) **** (</text:span><text:span text:style-name="KrymRusAux">*. *.</text:span><text:span text:style-name="KrymUkr">) (</text:span><text:span text:style-name="KrymRusAux">*. </text:span><text:span text:style-name="KrymUkr">*****), ***** (</text:span><text:span text:style-name="KrymRusAux">**.</text:span><text:span text:style-name="KrymUkr">). [******* ****. ***** ********* * ********** ******]; 3) (</text:span><text:span text:style-name="KrymRusItalic">******** *********, ******</text:span><text:span text:style-name="KrymUkr">) **** (</text:span><text:span text:style-name="KrymRusAux">*. *.</text:span><text:span text:style-name="KrymUkr">) (</text:span><text:span text:style-name="KrymRusAux">*. </text:span><text:span text:style-name="KrymUkr">*****), ******** (</text:span><text:span text:style-name="KrymRusAux">*. </text:span><text:span text:style-name="KrymUkr">-**), *******, ********, **** (</text:span><text:span text:style-name="KrymRusAux">*. *.</text:span><text:span text:style-name="KrymUkr">). [****** ***, ****** ****. ***** ***** – ******, ******** ***** *******. ******* ******* * ********? * ***** ****** ********** * ********]. </text:span><text:span text:style-name="KrymRusItalic">* </text:span><text:span text:style-name="KrymRusBold">******</text:span><text:span text:style-name="KrymUkr"> – ********. [***** * ******** ********* ***** (*. ***.)]. </text:span><text:span text:style-name="KrymRusItalic">** </text:span><text:span text:style-name="KrymRusBold">*****</text:span><text:span text:style-name="KrymUkr"> – * *****. </text:span><text:span text:style-name="KrymRusItalic">**** </text:span><text:span text:style-name="KrymRusBold">*****</text:span><text:span text:style-name="KrymUkr"> – ******[*]*** ***, ****. [****** ****** ********* ***]. </text:span><text:span text:style-name="KrymRusItalic">****** </text:span><text:span text:style-name="KrymRusBold">*****</text:span><text:span text:style-name="KrymUkr"> – ******[*]***, *********. [********* *******]. </text:span><text:span text:style-name="KrymRusItalic">*********, * ********* </text:span><text:span text:style-name="KrymRusBold">**** </text:span><text:span text:style-name="KrymRusItalic">****</text:span><text:span text:style-name="KrymUkr"> – ******* (</text:span><text:span text:style-name="KrymRusAux">***.</text:span><text:span text:style-name="KrymUkr"> *********) *****, ***** **********, (</text:span><text:span text:style-name="KrymRusAux">***.</text:span><text:span text:style-name="KrymUkr"> ********) *****, ********, (</text:span><text:span text:style-name="KrymRusAux">***.</text:span><text:span text:style-name="KrymUkr"> ********) *****. [******** ** *********** *** ******** ******* ****** (***.). * **** *** – ***** ******** (*. ***.). ******* **** ******. ** ********* ******** ********* ******, **** ** ********].</text:span></text:p>
      <text:p text:style-name="KrymPar"><text:span text:style-name="KrymRusBold">*********</text:span><text:span text:style-name="KrymUkr"> – ********, ******** (</text:span><text:span text:style-name="KrymRusItalic">*********</text:span><text:span text:style-name="KrymUkr">), ******** (</text:span><text:span text:style-name="KrymRusAux">*. </text:span><text:span text:style-name="KrymUkr">-**) (</text:span><text:span text:style-name="KrymRusAux">*. *.</text:span><text:span text:style-name="KrymUkr">). </text:span><text:span text:style-name="KrymRusBold">*-**</text:span><text:span text:style-name="KrymRusItalic"> *** *** *** ***********</text:span><text:span text:style-name="KrymUkr"> – ******** *** ************, *****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***********, *********, ***********.</text:span></text:p>
      <text:p text:style-name="KrymPar"><text:span text:style-name="KrymRusBold">*******</text:span><text:span text:style-name="KrymUkr"> – 1) (</text:span><text:span text:style-name="KrymRusItalic">*********</text:span><text:span text:style-name="KrymUkr">) ********, *******, **********, ****** (</text:span><text:span text:style-name="KrymRusItalic">** *****</text:span><text:span text:style-name="KrymUkr">). [**-** ****** ******** ***** *****!]; 2) (</text:span><text:span text:style-name="KrymRusItalic">*******</text:span><text:span text:style-name="KrymUkr">) ********, ******[*]**, *********, ******. [** ******** *****, ** *******! ******* ******** ********* ********** *****]. </text:span><text:span text:style-name="KrymRusBold">*******</text:span><text:span text:style-name="KrymUkr"> (</text:span><text:span text:style-name="KrymRusItalic">***. * ********</text:span><text:span text:style-name="KrymUkr">) </text:span><text:span text:style-name="KrymRusItalic">**** ** ****</text:span><text:span text:style-name="KrymUkr"> – ******* ***** **. [******* ***** **** *****. ** ****** ***** ******* (***.) = </text:span><text:span text:style-name="KrymRusItalic">*** **** ****** ** ***** ****, *** **** ********* *** ****.</text:span><text:span text:style-name="KrymUkr"> ***** *******, ** ****** ******** ***** ***** ******** (*. ***.)]; 3) *******, *****, ******. [******** ***** ******* ******* (*. ***.). *********? **** * ****** ******]. </text:span><text:span text:style-name="KrymRusItalic">** </text:span><text:span text:style-name="KrymRusBold">*******</text:span><text:span text:style-name="KrymUkr"> (</text:span><text:span text:style-name="KrymRusItalic">** *****</text:span><text:span text:style-name="KrymUkr">), </text:span><text:span text:style-name="KrymRusItalic">** </text:span><text:span text:style-name="KrymRusBold">******* </text:span><text:span text:style-name="KrymRusItalic">*****</text:span><text:span text:style-name="KrymUkr"> – ** *****, ** *****, ** ******. [******* **** ***** ** **** (****.)]. </text:span><text:span text:style-name="KrymRusItalic">** ** </text:span><text:span text:style-name="KrymRusBold">******* </text:span><text:span text:style-name="KrymRusItalic">****</text:span><text:span text:style-name="KrymUkr"> – *** ** ***** (*******, ******) *********.</text:span></text:p>
      <text:p text:style-name="KrymPar"><text:span text:style-name="KrymRusBold">********</text:span><text:span text:style-name="KrymUkr"> – (</text:span><text:span text:style-name="KrymRusItalic">*********</text:span><text:span text:style-name="KrymUkr">) 1) *******, *(*)*****, ********, ********, ********, *********, *******. </text:span><text:span text:style-name="KrymRusItalic">***** </text:span><text:span text:style-name="KrymRusBold">********</text:span><text:span text:style-name="KrymUkr"> – ******** (</text:span><text:span text:style-name="KrymRusAux">***. *. ******.</text:span><text:span text:style-name="KrymUkr">). </text:span><text:span text:style-name="KrymRusItalic">****** </text:span><text:span text:style-name="KrymRusBold">-****</text:span><text:span text:style-name="KrymUkr"> – ********. [*** ****** ******** ********, ** ******* ** ********]. </text:span><text:span text:style-name="KrymRusItalic">**********, ********** </text:span><text:span text:style-name="KrymRusBold">-****</text:span><text:span text:style-name="KrymUkr"> – ***********. [** *** ** *******! ******** ********** *******]. </text:span><text:span text:style-name="KrymRusItalic">**** </text:span><text:span text:style-name="KrymRusBold">-****</text:span><text:span text:style-name="KrymUkr"> – ********** ** **, ********** ** **. [******* ** ******, ** *******]; 2) (</text:span><text:span text:style-name="KrymRusItalic">********</text:span><text:span text:style-name="KrymUkr">) ********. [******* *****. ******* *******]. </text:span><text:span text:style-name="KrymRusBold">-**** </text:span><text:span text:style-name="KrymRusItalic">*****</text:span><text:span text:style-name="KrymUkr"> – ******* ******, ***** (</text:span><text:span text:style-name="KrymRusAux">*. </text:span><text:span text:style-name="KrymUkr">-*****), ********, ****(*)** ********. [******** ***** ** *****. ******** – **** ****** ******** (****.). ***** *** **** ********, ** ******* (</text:span><text:span text:style-name="KrymRusAux">*****.</text:span><text:span text:style-name="KrymUkr">)].</text:span></text:p>
      <text:p text:style-name="KrymPar"><text:span text:style-name="KrymRusBold">********</text:span><text:span text:style-name="KrymUkr"> – 1) ******** (* *****, ***** ****** * *. *.); 2) ******** ***; 3) (</text:span><text:span text:style-name="KrymRusItalic">******* ******</text:span><text:span text:style-name="KrymUkr">) ****** ****, ********** (</text:span><text:span text:style-name="KrymRusAux">*. </text:span><text:span text:style-name="KrymUkr">-***).</text:span></text:p>
      <text:p text:style-name="KrymPar"><text:span text:style-name="KrymRusBold">*******</text:span><text:span text:style-name="KrymUkr"> – ******* (*****) ** *****, *** **, **-**** **;</text:span><text:span text:style-name="KrymRusItalic"> **. </text:span><text:span text:style-name="KrymRusBold">******.</text:span><text:span text:style-name="KrymUkr"> [******* *** *** ******, *** *******, *** ***** (*****.). **-**** ******* = </text:span><text:span text:style-name="KrymRusItalic">****** ****</text:span><text:span text:style-name="KrymUkr">]. </text:span><text:span text:style-name="KrymRusBold">******* </text:span><text:span text:style-name="KrymRusItalic">*****</text:span><text:span text:style-name="KrymUkr"> – *********(*), *** ****, ********(*). </text:span><text:span text:style-name="KrymRusItalic">*******, ****** </text:span><text:span text:style-name="KrymRusBold">*******</text:span><text:span text:style-name="KrymUkr"> – ******* *******, **** *******. </text:span><text:span text:style-name="KrymRusItalic">*** </text:span><text:span text:style-name="KrymRusBold">*******</text:span><text:span text:style-name="KrymUkr"> – ******, *** *****. </text:span><text:span text:style-name="KrymRusItalic">*** </text:span><text:span text:style-name="KrymRusBold">*******</text:span><text:span text:style-name="KrymRusItalic"> * </text:span><text:span text:style-name="KrymRusBold">*******</text:span><text:span text:style-name="KrymUkr"> – ****** *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).</text:span></text:p>
      <text:p text:style-name="KrymPar"><text:soft-page-break/><text:span text:style-name="KrymRusBold">**********</text:span><text:span text:style-name="KrymUkr"> – **********. </text:span><text:span text:style-name="KrymRusBold">-******</text:span><text:span text:style-name="KrymUkr"> – **************.</text:span></text:p>
      <text:p text:style-name="KrymPar"><text:span text:style-name="KrymRusBold">**********</text:span><text:span text:style-name="KrymUkr"> – *******, *********. [********* – *********-******* ***** **** ******* (*. ****.)].</text:span></text:p>
      <text:p text:style-name="KrymPar"><text:span text:style-name="KrymRusBold">*************</text:span><text:span text:style-name="KrymUkr"> – *******, ***********, *********, ******, (</text:span><text:span text:style-name="KrymRusAux">******.</text:span><text:span text:style-name="KrymUkr">) – **********.</text:span></text:p>
      <text:p text:style-name="KrymPar"><text:span text:style-name="KrymRusBold">**************</text:span><text:span text:style-name="KrymUkr"> – **********, **************, *********, ********, 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</text:span><text:span text:style-name="KrymUkr"> – ********. </text:span><text:span text:style-name="KrymRusItalic">*** </text:span><text:span text:style-name="KrymRusBold">-***</text:span><text:span text:style-name="KrymRusItalic"> * </text:span><text:span text:style-name="KrymRusBold">-***</text:span><text:span text:style-name="KrymUkr"> – **-*** ********. [***** **-*** ********* *********]. </text:span><text:span text:style-name="KrymRusBold">******** </text:span><text:span text:style-name="KrymRusItalic">******, ** </text:span><text:span text:style-name="KrymRusBold">-*** </text:span><text:span text:style-name="KrymRusItalic">*****</text:span><text:span text:style-name="KrymUkr"> – ************, **********, *********. [**** ** *** ****** *********, ************ ********, ************ ** *’******. ******** ******* *, * *** ********* *******].</text:span></text:p>
      <text:p text:style-name="KrymPar"><text:span text:style-name="KrymRusBold">************</text:span><text:span text:style-name="KrymUkr"> – ********** (</text:span><text:span text:style-name="KrymRusAux">*. </text:span><text:span text:style-name="KrymUkr">-*****), *********. </text:span><text:span text:style-name="KrymRusItalic">************ </text:span><text:span text:style-name="KrymRusBold">-****</text:span><text:span text:style-name="KrymUkr"> – *******, ********** **********. </text:span><text:span text:style-name="KrymRusItalic">*********** </text:span><text:span text:style-name="KrymRusBold">-****</text:span><text:span text:style-name="KrymUkr"> – ********** (********) **********. </text:span><text:span text:style-name="KrymRusBold">-**** </text:span><text:span text:style-name="KrymRusItalic">*******</text:span><text:span text:style-name="KrymUkr"> – **********, (*********) ********. </text:span><text:span text:style-name="KrymRusItalic">** </text:span><text:span text:style-name="KrymRusBold">-**** </text:span><text:span text:style-name="KrymRusItalic">*******</text:span><text:span text:style-name="KrymUkr"> – ********** (**********) ********. </text:span><text:span text:style-name="KrymRusItalic">* </text:span><text:span text:style-name="KrymRusBold">-**** </text:span><text:span text:style-name="KrymRusItalic">*******</text:span><text:span text:style-name="KrymUkr"> (</text:span><text:span text:style-name="KrymRusItalic">******* ******</text:span><text:span text:style-name="KrymUkr">) – ************, **********.</text:span></text:p>
      <text:p text:style-name="KrymPar"><text:span text:style-name="KrymRusBold">********</text:span><text:span text:style-name="KrymUkr"> – 1) (</text:span><text:span text:style-name="KrymRusItalic">********* * ************</text:span><text:span text:style-name="KrymUkr">) ********, *********, *********. [******* ****** (</text:span><text:span text:style-name="KrymRusItalic">*****</text:span><text:span text:style-name="KrymUkr">). *** *****, **** ****** ********. ******** ***. ****** *******. ******* *****]; 2) (</text:span><text:span text:style-name="KrymRusItalic">*****, ********* * *. *.</text:span><text:span text:style-name="KrymUkr">) ********, ********. [******** – ******** ********. ***** ** ***** ******* *******]; 3) (</text:span><text:span text:style-name="KrymRusItalic">********</text:span><text:span text:style-name="KrymUkr">) *********, ********;</text:span><text:span text:style-name="KrymRusItalic"> **. </text:span><text:span text:style-name="KrymRusBold">*********.</text:span><text:span text:style-name="KrymUkr"> [** *** ** *********, * ******** ********. ******* **********, ** 16 *** 18 ****** ** ******* ********, * * *****. ** *** ******** ********. *** ******* ********]. </text:span><text:span text:style-name="KrymRusItalic">******** </text:span><text:span text:style-name="KrymRusBold">-***</text:span><text:span text:style-name="KrymUkr"> (</text:span><text:span text:style-name="KrymRusItalic">**********</text:span><text:span text:style-name="KrymUkr">) – *********, ************. [******** *****. ******** ***’**. ************ ****]. </text:span><text:span text:style-name="KrymRusItalic">***** </text:span><text:span text:style-name="KrymRusBold">******** </text:span><text:span text:style-name="KrymRusItalic">****</text:span><text:span text:style-name="KrymUkr"> – ** *****. [*** ******** ** ***** *** *********** *****. ***** ** ***** ******** ****** = </text:span><text:span text:style-name="KrymRusItalic">***** ******* **** *** ******** ***</text:span><text:span text:style-name="KrymUkr">]. </text:span><text:span text:style-name="KrymRusItalic">* </text:span><text:span text:style-name="KrymRusBold">-**** </text:span><text:span text:style-name="KrymRusItalic">******</text:span><text:span text:style-name="KrymUkr"> – ** ********** *****.</text:span></text:p>
      <text:p text:style-name="KrymPar"><text:span text:style-name="KrymRusBold">*********</text:span><text:span text:style-name="KrymUkr"> – 1) ******* (* *****, ***** ****** * *. *.); 2) ******* ******.</text:span></text:p>
      <text:p text:style-name="KrymPar"><text:span text:style-name="KrymRusBold">**********</text:span><text:span text:style-name="KrymUkr"> – ***********, ***********, ************, ************, *************, ************, ***********. [*********** ***. ********** ******. *********** *********. ************ ********. ***** ***********. ********** *****]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,</text:span><text:span text:style-name="KrymRusItalic"> **. </text:span><text:span text:style-name="KrymRusBold">*******.</text:span></text:p>
      <text:p text:style-name="KrymPar"><text:span text:style-name="KrymRusBold">********</text:span><text:span text:style-name="KrymUkr"> (</text:span><text:span text:style-name="KrymRusItalic">*******</text:span><text:span text:style-name="KrymUkr">) – ********. [********* * ******** * ***** ** ******** (****.)];</text:span><text:span text:style-name="KrymRusItalic"> **. </text:span><text:span text:style-name="KrymRusBold">********.</text:span></text:p>
      <text:p text:style-name="KrymPar"><text:span text:style-name="KrymRusBold">******</text:span><text:span text:style-name="KrymUkr"> – ******, (*******) *****. [* ******* *****, ******* ********* ********** (*. ***.)].</text:span></text:p>
      <text:p text:style-name="KrymPar"><text:span text:style-name="KrymRusBold">**********</text:span><text:span text:style-name="KrymUkr"> – **********. </text:span><text:span text:style-name="KrymRusBold">-******</text:span><text:span text:style-name="KrymUkr"> – ************. </text:span><text:span text:style-name="KrymRusBold">-*******</text:span><text:span text:style-name="KrymUkr"> – ******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</text:span><text:span text:style-name="KrymUkr"> – *********, **********. [****** ******* ****** ************** * *******… * ****** ***********-*********, ** * ******** ***** ****, ** ***** ******* (***.)].</text:span></text:p>
      <text:p text:style-name="KrymPar"><text:span text:style-name="KrymRusBold">************</text:span><text:span text:style-name="KrymUkr"> – ************. [*** ******** ** ****** *** ********* ************ ** ********* ********** (****.)].</text:span></text:p>
      <text:p text:style-name="KrymPar"><text:span text:style-name="KrymRusBold">*********,</text:span><text:span text:style-name="KrymRusItalic"> **. </text:span><text:span text:style-name="KrymRusBold">******.</text:span></text:p>
      <text:p text:style-name="KrymPar"><text:span text:style-name="KrymRusBold">******</text:span><text:span text:style-name="KrymUkr"> – ****** (</text:span><text:span text:style-name="KrymRusAux">*. *.</text:span><text:span text:style-name="KrymUkr">)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</text:span><text:span text:style-name="KrymUkr"> – *******, ******* *** (*******). </text:span><text:span text:style-name="KrymRusBold">-******</text:span><text:span text:style-name="KrymUkr"> – **********, ******** ***** (*******). [********* ********].</text:span></text:p>
      <text:p text:style-name="KrymPar"><text:span text:style-name="KrymRusBold">***</text:span><text:span text:style-name="KrymUkr"> (</text:span><text:span text:style-name="KrymRusItalic">******* ***</text:span><text:span text:style-name="KrymUkr">) – *** (</text:span><text:span text:style-name="KrymRusAux">*. </text:span><text:span text:style-name="KrymUkr">*****), *********. </text:span><text:span text:style-name="KrymRusBold">******</text:span><text:span text:style-name="KrymUkr"> – ********, ******. </text:span><text:span text:style-name="KrymRusItalic">******* * </text:span><text:span text:style-name="KrymRusBold">*****</text:span><text:span text:style-name="KrymUkr"> – ********. </text:span><text:span text:style-name="KrymRusItalic">***</text:span><text:span text:style-name="KrymRusBold">-*** </text:span><text:span text:style-name="KrymRusItalic">*********</text:span><text:span text:style-name="KrymUkr"> – ********* *********.</text:span></text:p>
      <text:p text:style-name="KrymPar"><text:span text:style-name="KrymRusBold">*******</text:span><text:span text:style-name="KrymUkr"> – *******, ******** (</text:span><text:span text:style-name="KrymRusAux">*. *.</text:span><text:span text:style-name="KrymUkr">) (</text:span><text:span text:style-name="KrymRusAux">*. </text:span><text:span text:style-name="KrymUkr">********).</text:span></text:p>
      <text:p text:style-name="KrymPar"><text:span text:style-name="KrymRusBold">****** </text:span><text:span text:style-name="KrymUkr">(</text:span><text:span text:style-name="KrymRusItalic">****</text:span><text:span text:style-name="KrymUkr">) – *********, **********.</text:span></text:p>
      <text:p text:style-name="KrymPar"><text:span text:style-name="KrymRusBold">*******</text:span><text:span text:style-name="KrymUkr"> – ********, (</text:span><text:span text:style-name="KrymRusItalic">* ******, *******</text:span><text:span text:style-name="KrymUkr">) ********, ********, *******, ********. </text:span><text:span text:style-name="KrymRusItalic">*********, ******** </text:span><text:span text:style-name="KrymRusBold">*******</text:span><text:span text:style-name="KrymUkr"> (</text:span><text:span text:style-name="KrymRusItalic">******* ******, *******</text:span><text:span text:style-name="KrymUkr">) – **********, ********* ***. [********* ******, ******** </text:span><text:soft-page-break/><text:span text:style-name="KrymUkr">********* ********* *******].</text:span></text:p>
      <text:p text:style-name="KrymPar"><text:span text:style-name="KrymRusBold">******</text:span><text:span text:style-name="KrymUkr"> – ******, ********** ******; (</text:span><text:span text:style-name="KrymRusItalic">****** ** ****** ****</text:span><text:span text:style-name="KrymUkr">) *****.</text:span></text:p>
      <text:p text:style-name="KrymPar"><text:span text:style-name="KrymRusBold">********</text:span><text:span text:style-name="KrymUkr"> – ********, ********, ******, *********, *********.</text:span></text:p>
      <text:p text:style-name="KrymPar"><text:span text:style-name="KrymRusBold">******</text:span><text:span text:style-name="KrymUkr"> – ******* (</text:span><text:span text:style-name="KrymRusItalic">*.</text:span><text:span text:style-name="KrymUkr"> -****), *****[**]****, ********** [******* ** ******* ****. ** **** *** ****** *********** ******. *********** ******* ***** (****.) = </text:span><text:span text:style-name="KrymRusItalic">***** ** ****** ****</text:span><text:span text:style-name="KrymUkr">]; (</text:span><text:span text:style-name="KrymRusAux">****. ****.</text:span><text:span text:style-name="KrymUkr">) **********.</text:span></text:p>
      <text:p text:style-name="KrymPar"><text:span text:style-name="KrymRusBold">*******</text:span><text:span text:style-name="KrymUkr"> (</text:span><text:span text:style-name="KrymRusItalic">* ****</text:span><text:span text:style-name="KrymUkr">), </text:span><text:span text:style-name="KrymRusBold">******* </text:span><text:span text:style-name="KrymRusItalic">******</text:span><text:span text:style-name="KrymUkr"> – **** (</text:span><text:span text:style-name="KrymRusAux">*. </text:span><text:span text:style-name="KrymUkr">******), ****. </text:span><text:span text:style-name="KrymRusBold">-**** </text:span><text:span text:style-name="KrymRusItalic">****</text:span><text:span text:style-name="KrymUkr"> – ********. </text:span><text:span text:style-name="KrymRusBold">-**** </text:span><text:span text:style-name="KrymRusItalic">*****</text:span><text:span text:style-name="KrymUkr"> – ******** (</text:span><text:span text:style-name="KrymRusAux">*. </text:span><text:span text:style-name="KrymUkr">-*****). [******* ******** *********].</text:span></text:p>
      <text:p text:style-name="KrymPar"><text:span text:style-name="KrymRusBold">***********</text:span><text:span text:style-name="KrymUkr"> – 1) (</text:span><text:span text:style-name="KrymRusItalic">****** ********</text:span><text:span text:style-name="KrymUkr">) ************, (*****)*******, ********; 2) (</text:span><text:span text:style-name="KrymRusAux">****.</text:span><text:span text:style-name="KrymUkr">)</text:span><text:span text:style-name="KrymRusItalic"> **. </text:span><text:span text:style-name="KrymRusBold">***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,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1) *******, **********; 2) ******* ** ********** * ********.</text:span></text:p>
      <text:p text:style-name="KrymPar"><text:span text:style-name="KrymRusBold">*********</text:span><text:span text:style-name="KrymUkr"> – ********* ******, *********, ********. [******* *******].</text:span></text:p>
      <text:p text:style-name="KrymPar"><text:span text:style-name="KrymRusBold">***********</text:span><text:span text:style-name="KrymUkr"> – 1) *********, **********, *********, **********, ***********, ***********, *********, ************; 2) (</text:span><text:span text:style-name="KrymRusItalic">* *******</text:span><text:span text:style-name="KrymUkr">) ***********, ***********.</text:span></text:p>
      <text:p text:style-name="KrymPar"><text:span text:style-name="KrymRusBold">**********</text:span><text:span text:style-name="KrymUkr"> – 1) ********, *********, *********, ********[**]**, ********, ********[**]**, ********, **********, *********[**]**; 2) (</text:span><text:span text:style-name="KrymRusItalic">*********</text:span><text:span text:style-name="KrymUkr">) ********[**]**, **********. [* ***** ********[**]** ********. ******** ********].</text:span></text:p>
      <text:p text:style-name="KrymPar"><text:span text:style-name="KrymRusBold">************</text:span><text:span text:style-name="KrymUkr"> – 1) </text:span><text:span text:style-name="KrymRusItalic">**. </text:span><text:span text:style-name="KrymRusBold">*********</text:span><text:span text:style-name="KrymUkr">; 2) ************.</text:span></text:p>
      <text:p text:style-name="KrymPar"><text:span text:style-name="KrymRusBold">*********, ***********</text:span><text:span text:style-name="KrymUkr"> – ****** (</text:span><text:span text:style-name="KrymRusAux">***.</text:span><text:span text:style-name="KrymUkr">), ******** (</text:span><text:span text:style-name="KrymRusAux">***.</text:span><text:span text:style-name="KrymUkr">), *******, *********, ******, ********; (</text:span><text:span text:style-name="KrymRusItalic">* *******</text:span><text:span text:style-name="KrymUkr">) *********, *******, *******.</text:span></text:p>
      <text:p text:style-name="KrymPar"><text:span text:style-name="KrymRusBold">*******</text:span><text:span text:style-name="KrymUkr"> – ********, *******.</text:span></text:p>
      <text:p text:style-name="KrymPar"><text:span text:style-name="KrymRusBold">******</text:span><text:span text:style-name="KrymUkr"> – 1) (</text:span><text:span text:style-name="KrymRusItalic">****** ******** *****</text:span><text:span text:style-name="KrymUkr">) ******, (</text:span><text:span text:style-name="KrymRusAux">**.</text:span><text:span text:style-name="KrymUkr">) *********; 2) (</text:span><text:span text:style-name="KrymRusItalic">******* ******* *****</text:span><text:span text:style-name="KrymUkr">) ******, *******, ******* (</text:span><text:span text:style-name="KrymRusAux">*. </text:span><text:span text:style-name="KrymUkr">-***), ******, ******. [** ******* ****** ***********,— *** ******* ** *****!]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</text:span><text:span text:style-name="KrymUkr"> – ******** (</text:span><text:span text:style-name="KrymRusItalic">****, ********, *****</text:span><text:span text:style-name="KrymUkr">).</text:span></text:p>
      <text:p text:style-name="KrymPar"><text:span text:style-name="KrymRusBold">********</text:span><text:span text:style-name="KrymUkr"> – ********. [******* ******].</text:span></text:p>
      <text:p text:style-name="KrymPar"><text:span text:style-name="KrymRusBold">********</text:span><text:span text:style-name="KrymUkr"> – ********* (</text:span><text:span text:style-name="KrymRusAux">*. </text:span><text:span text:style-name="KrymUkr">-****).</text:span></text:p>
      <text:p text:style-name="KrymPar"><text:span text:style-name="KrymRusBold">*******</text:span><text:span text:style-name="KrymUkr"> – *******. </text:span><text:span text:style-name="KrymRusBold">-******</text:span><text:span text:style-name="KrymUkr"> – ********. </text:span><text:span text:style-name="KrymRusBold">-*****</text:span><text:span text:style-name="KrymUkr"> – *********[*] (</text:span><text:span text:style-name="KrymRusAux">*. *.</text:span><text:span text:style-name="KrymUkr">), *********. </text:span><text:span text:style-name="KrymRusBold">-*****</text:span><text:span text:style-name="KrymUkr"> – *****[**]******. </text:span><text:span text:style-name="KrymRusItalic">******** </text:span><text:span text:style-name="KrymRusBold">-**</text:span><text:span text:style-name="KrymUkr"> – ******* *******, ******.</text:span></text:p>
      <text:p text:style-name="KrymPar"><text:span text:style-name="KrymRusBold">*************, -*********</text:span><text:span text:style-name="KrymUkr"> – **************, *************.</text:span></text:p>
      <text:p text:style-name="KrymPar"><text:span text:style-name="KrymRusBold">**********</text:span><text:span text:style-name="KrymUkr"> – **********, ******. </text:span><text:span text:style-name="KrymRusBold">-********</text:span><text:span text:style-name="KrymUkr"> – ************.</text:span></text:p>
      <text:p text:style-name="KrymPar"><text:span text:style-name="KrymRusBold">**********, -*******</text:span><text:span text:style-name="KrymUkr"> – **********.</text:span></text:p>
      <text:p text:style-name="KrymPar"><text:span text:style-name="KrymRusBold">********</text:span><text:span text:style-name="KrymUkr"> – *********, ********.</text:span></text:p>
      <text:p text:style-name="KrymPar"><text:span text:style-name="KrymRusBold">********</text:span><text:span text:style-name="KrymUkr"> – 1) ********. [* ***** ******** * ***** ** ********]; 2) (</text:span><text:span text:style-name="KrymRusItalic">* *****</text:span><text:span text:style-name="KrymUkr">) – ********.</text:span></text:p>
      <text:p text:style-name="KrymPar"><text:span text:style-name="KrymRusBold">***********</text:span><text:span text:style-name="KrymRusItalic"> * </text:span><text:span text:style-name="KrymRusBold">**********</text:span><text:span text:style-name="KrymUkr"> – ****** (</text:span><text:span text:style-name="KrymRusAux">*. </text:span><text:span text:style-name="KrymUkr">-**), ********.</text:span></text:p>
      <text:p text:style-name="KrymPar"><text:span text:style-name="KrymRusBold">********</text:span><text:span text:style-name="KrymUkr"> (</text:span><text:span text:style-name="KrymRusItalic">******** * ******** * ********</text:span><text:span text:style-name="KrymUkr">) – ******* (</text:span><text:span text:style-name="KrymRusAux">*. </text:span><text:span text:style-name="KrymUkr">-****).</text:span></text:p>
      <text:p text:style-name="KrymPar"><text:span text:style-name="KrymRusBold">***********</text:span><text:span text:style-name="KrymUkr"> – *********, **********.</text:span></text:p>
      <text:p text:style-name="KrymPar"><text:span text:style-name="KrymRusBold">********</text:span><text:span text:style-name="KrymUkr"> – 1) (</text:span><text:span text:style-name="KrymRusItalic">** *****</text:span><text:span text:style-name="KrymUkr">) ********. </text:span><text:span text:style-name="KrymRusBold">******** </text:span><text:span text:style-name="KrymRusItalic">***** ******</text:span><text:span text:style-name="KrymUkr"> – *******; 2) (</text:span><text:span text:style-name="KrymRusItalic">*******</text:span><text:span text:style-name="KrymUkr">) ********, *********. [******** ******* * ********, **** *********]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***</text:span><text:span text:style-name="KrymUkr"> (</text:span><text:span text:style-name="KrymRusItalic">******</text:span><text:span text:style-name="KrymUkr">) – *****, *******.</text:span></text:p>
      <text:p text:style-name="KrymPar"><text:span text:style-name="KrymRusBold">************</text:span><text:span text:style-name="KrymUkr"> – ***********, *********. </text:span><text:span text:style-name="KrymRusBold">-****** </text:span><text:span text:style-name="KrymRusItalic">***, ****</text:span><text:span text:style-name="KrymUkr"> (</text:span><text:span text:style-name="KrymRusItalic">****** ** ***** ***** ********</text:span><text:span text:style-name="KrymUkr">) – *********** (*********) ***, ****.</text:span></text:p>
      <text:p text:style-name="KrymPar"><text:span text:style-name="KrymRusBold">**********</text:span><text:span text:style-name="KrymUkr"> – 1) (</text:span><text:span text:style-name="KrymRusItalic">*****</text:span><text:span text:style-name="KrymUkr">) **********, *******; 2) (</text:span><text:span text:style-name="KrymRusItalic">******** ************** ****</text:span><text:span text:style-name="KrymUkr">) ********, ********; 3) (</text:span><text:span text:style-name="KrymRusItalic">********* ******, ***** *****</text:span><text:span text:style-name="KrymUkr">) **********, *******, ********. [********** ********** </text:span><text:soft-page-break/><text:span text:style-name="KrymUkr">********. ********** ******* ********* ******* ******. *** * ***, * ****** ********* ******** (*******)].</text:span></text:p>
      <text:p text:style-name="KrymPar"><text:span text:style-name="KrymRusBold">************</text:span><text:span text:style-name="KrymUkr"> – *********. [** ** ****** ********* *****, **** ***** *******].</text:span></text:p>
      <text:p text:style-name="KrymPar"><text:span text:style-name="KrymRusBold">*********</text:span><text:span text:style-name="KrymUkr"> – ********(*)**, ************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****</text:span><text:span text:style-name="KrymUkr">; 2) *****, ******; 3) *********** ***, *. 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</text:span><text:span text:style-name="KrymUkr"> – ***********, ********.</text:span></text:p>
      <text:p text:style-name="KrymPar"><text:span text:style-name="KrymRusBold">******,</text:span><text:span text:style-name="KrymRusItalic"> **. </text:span><text:span text:style-name="KrymRusBold">***.</text:span></text:p>
      <text:p text:style-name="KrymPar"><text:span text:style-name="KrymRusBold">*******</text:span><text:span text:style-name="KrymUkr"> – *******. </text:span><text:span text:style-name="KrymRusBold">********</text:span><text:span text:style-name="KrymUkr"> – ********.</text:span></text:p>
      <text:p text:style-name="KrymPar"><text:span text:style-name="KrymRusBold">**********</text:span><text:span text:style-name="KrymRusItalic"> * </text:span><text:span text:style-name="KrymRusBold">-********</text:span><text:span text:style-name="KrymUkr"> – ************, ***********, (</text:span><text:span text:style-name="KrymRusItalic">***** ******</text:span><text:span text:style-name="KrymUkr">) **********, **************.</text:span></text:p>
      <text:p text:style-name="KrymPar"><text:span text:style-name="KrymRusBold">************</text:span><text:span text:style-name="KrymRusItalic"> * </text:span><text:span text:style-name="KrymRusBold">-**********</text:span><text:span text:style-name="KrymUkr"> – *********, *************, ************.</text:span></text:p>
      <text:p text:style-name="KrymPar"><text:span text:style-name="KrymRusBold">*********</text:span><text:span text:style-name="KrymUkr"> – 1) (</text:span><text:span text:style-name="KrymRusItalic">* ****</text:span><text:span text:style-name="KrymUkr">) ***********, *********, **********, ***************, (</text:span><text:span text:style-name="KrymRusItalic">***** ******</text:span><text:span text:style-name="KrymUkr">) *********. [******* * *********]; 2) (</text:span><text:span text:style-name="KrymRusItalic">*********</text:span><text:span text:style-name="KrymUkr">) ********* *****. [* ** ******* ***** *********]; 3) (</text:span><text:span text:style-name="KrymRusItalic">********, *******</text:span><text:span text:style-name="KrymUkr">) ********* **, *** *****. [********* *****. ******* ***** *** ****** ********].</text:span></text:p>
      <text:p text:style-name="KrymPar"><text:span text:style-name="KrymRusBold">***********</text:span><text:span text:style-name="KrymRusItalic"> * </text:span><text:span text:style-name="KrymRusBold">*************</text:span><text:span text:style-name="KrymUkr"> (</text:span><text:span text:style-name="KrymRusItalic">* ****</text:span><text:span text:style-name="KrymUkr">) – *************, ************; (</text:span><text:span text:style-name="KrymRusItalic">***** ******</text:span><text:span text:style-name="KrymUkr">) ***********.</text:span></text:p>
      <text:p text:style-name="KrymPar"><text:span text:style-name="KrymRusBold">***********,</text:span><text:span text:style-name="KrymRusItalic"> **. </text:span><text:span text:style-name="KrymRusBold">*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, *********</text:span><text:span text:style-name="KrymUkr"> – *******, *********. [*****! ******* ******* *** ***** (*. ***.)].</text:span></text:p>
      <text:p text:style-name="KrymPar"><text:span text:style-name="KrymRusBold">*********</text:span><text:span text:style-name="KrymUkr"> – 1) ********** * ***-*** (</text:span><text:span text:style-name="KrymRusItalic">*** </text:span><text:span text:style-name="KrymUkr">***** *****) ** **, ********* * ***, ***, ****(*)******** * ***, *********** * ***, (</text:span><text:span text:style-name="KrymRusItalic">******</text:span><text:span text:style-name="KrymUkr">) *********** ** **. [******* ********** * ********* ******* * ***** ********* **. ****** ******* *********** ** ****** *****. ********** *********** ******* *********, ****** ****** ********** ****** (***.). * ******** ************. *********** * ********* (***.). ********** ** ****** *****, ***** ******** ********* ******* * ** ****** ******* *************** (***.)]; 2) (</text:span><text:span text:style-name="KrymRusItalic">****, *****</text:span><text:span text:style-name="KrymUkr">) *********, ************, ****[*]*******.</text:span></text:p>
      <text:p text:style-name="KrymPar"><text:span text:style-name="KrymRusBold">****</text:span><text:span text:style-name="KrymUkr"> – 1) (</text:span><text:span text:style-name="KrymRusItalic">*****</text:span><text:span text:style-name="KrymUkr">) ******** (</text:span><text:span text:style-name="KrymRusAux">*. </text:span><text:span text:style-name="KrymUkr">-***), ****. </text:span><text:span text:style-name="KrymRusItalic">********* ** </text:span><text:span text:style-name="KrymRusBold">****</text:span><text:span text:style-name="KrymUkr"> – **** ** ********, ** ****; 2) (</text:span><text:span text:style-name="KrymRusItalic">******</text:span><text:span text:style-name="KrymUkr">) ****, ******.</text:span></text:p>
      <text:p text:style-name="KrymPar"><text:span text:style-name="KrymRusBold">********</text:span><text:span text:style-name="KrymUkr"> – ***** (</text:span><text:span text:style-name="KrymRusAux">*. </text:span><text:span text:style-name="KrymUkr">-**) (</text:span><text:span text:style-name="KrymRusAux">*. *.</text:span><text:span text:style-name="KrymUkr">), *******, ****[*]* * ******.</text:span></text:p>
      <text:p text:style-name="KrymPar"><text:span text:style-name="KrymRusBold">********</text:span><text:span text:style-name="KrymUkr"> – ********, **********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***</text:span><text:span text:style-name="KrymUkr"> – *********, ***********, ********.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**</text:span><text:span text:style-name="KrymUkr"> – **** (</text:span><text:span text:style-name="KrymRusAux">*. </text:span><text:span text:style-name="KrymUkr">-**). </text:span><text:span text:style-name="KrymRusItalic">********, -**** </text:span><text:span text:style-name="KrymRusBold">-***</text:span><text:span text:style-name="KrymUkr"> – **********, -*****. </text:span><text:span text:style-name="KrymRusItalic">**** </text:span><text:span text:style-name="KrymRusBold">****</text:span><text:span text:style-name="KrymUkr"> – **********. </text:span><text:span text:style-name="KrymRusAux">****.</text:span><text:span text:style-name="KrymUkr"> *********, *********. </text:span><text:span text:style-name="KrymRusBold">**** </text:span><text:span text:style-name="KrymRusItalic">*** ********, **** *****</text:span><text:span text:style-name="KrymUkr"> – ********** ****.</text:span></text:p>
      <text:p text:style-name="KrymPar"><text:span text:style-name="KrymRusBold">*******</text:span><text:span text:style-name="KrymUkr"> – 1) ********* * ***, ** **, *********, ******, ******** (</text:span><text:span text:style-name="KrymRusAux">**. *.</text:span><text:span text:style-name="KrymUkr">). [****** – ** *********. ******* ****** * ********* * ******** (*****.). ****** ** ********* * ********. ********* **** ******* ** ******** * ********* (*****)]. </text:span><text:span text:style-name="KrymRusItalic">******** * </text:span><text:span text:style-name="KrymRusBold">*******</text:span><text:span text:style-name="KrymUkr"> – ****** ** ********* (*********, ******, ********), ******** *********… * ***, * ***. </text:span><text:span text:style-name="KrymRusItalic">******* </text:span><text:span text:style-name="KrymRusBold">********</text:span><text:span text:style-name="KrymUkr"> – ********* ***** **. [******** ***** *****]; 2) *********, **********, *********** (</text:span><text:span text:style-name="KrymRusItalic">*****</text:span><text:span text:style-name="KrymUkr">).</text:span></text:p>
      <text:p text:style-name="KrymPar"><text:span text:style-name="KrymRusBold">********</text:span><text:span text:style-name="KrymUkr"> – ********, ****[*]***, *****, ***********. </text:span><text:span text:style-name="KrymRusItalic">****** </text:span><text:span text:style-name="KrymRusBold">-****</text:span><text:span text:style-name="KrymUkr"> – ******* *****, *********, (</text:span><text:span text:style-name="KrymRusAux">****.</text:span><text:span text:style-name="KrymUkr">) – ******* **********.</text:span></text:p>
      <text:p text:style-name="KrymPar"><text:span text:style-name="KrymRusBold">********</text:span><text:span text:style-name="KrymUkr"> – ********, ******** (</text:span><text:span text:style-name="KrymRusAux">*. </text:span><text:span text:style-name="KrymUkr">-*****) (********* *** ****** *****).</text:span></text:p>
      <text:p text:style-name="KrymPar"><text:span text:style-name="KrymRusBold">******</text:span><text:span text:style-name="KrymRusItalic"> * </text:span><text:span text:style-name="KrymRusBold">**********</text:span><text:span text:style-name="KrymUkr"> – ******. </text:span><text:span text:style-name="KrymRusBold">-**********</text:span><text:span text:style-name="KrymUkr"> – ************, **********. </text:span><text:span text:style-name="KrymRusItalic">** </text:span><text:span text:style-name="KrymRusBold">-**** </text:span><text:span text:style-name="KrymRusItalic">****</text:span><text:span text:style-name="KrymUkr"> – ********, ** ********, *********. </text:span><text:span text:style-name="KrymRusItalic">******** </text:span><text:span text:style-name="KrymRusBold">-****</text:span><text:span text:style-name="KrymUkr"> – *******.</text:span></text:p>
      <text:p text:style-name="KrymPar"><text:span text:style-name="KrymRusBold">*********,</text:span><text:span text:style-name="KrymRusItalic"> **. </text:span><text:span text:style-name="KrymRusBold">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</text:span><text:span text:style-name="KrymUkr"> – **********.</text:span></text:p>
      <text:p text:style-name="KrymPar"><text:soft-page-break/><text:span text:style-name="KrymRusBold">*******</text:span><text:span text:style-name="KrymUkr"> (</text:span><text:span text:style-name="KrymRusItalic">****. ****</text:span><text:span text:style-name="KrymUkr">) – *******. </text:span><text:span text:style-name="KrymRusBold">-*****</text:span><text:span text:style-name="KrymUkr"> – ***********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***</text:span><text:span text:style-name="KrymUkr"> – ********, ******, *******, ******* (</text:span><text:span text:style-name="KrymRusAux">*. </text:span><text:span text:style-name="KrymUkr">-***); ******, ***********, ****. </text:span><text:span text:style-name="KrymRusBold">-***</text:span><text:span text:style-name="KrymUkr"> – ************. </text:span><text:span text:style-name="KrymRusBold">-******</text:span><text:span text:style-name="KrymUkr"> – *********, *******, ********. </text:span><text:span text:style-name="KrymRusBold">*******, ********</text:span><text:span text:style-name="KrymUkr"> – *******, ********, ********, ******. </text:span><text:span text:style-name="KrymRusItalic">**** * </text:span><text:span text:style-name="KrymRusBold">-****</text:span><text:span text:style-name="KrymUkr"> – ***********, *********.</text:span></text:p>
      <text:p text:style-name="KrymPar"><text:span text:style-name="KrymRusBold">***</text:span><text:span text:style-name="KrymUkr"> – 1) *** (</text:span><text:span text:style-name="KrymRusItalic">*****</text:span><text:span text:style-name="KrymUkr">); 2) ***** (</text:span><text:span text:style-name="KrymRusItalic">*****</text:span><text:span text:style-name="KrymUkr">); 3) </text:span><text:span text:style-name="KrymRusItalic">**. </text:span><text:span text:style-name="KrymRusBold">******** 1.</text:span></text:p>
      <text:p text:style-name="KrymPar"><text:span text:style-name="KrymRusBold">********</text:span><text:span text:style-name="KrymUkr"> – 1) ****. [******* ******** ********* *****]; 2) **********, *********, ***********, *************. [* **** ******** ********** ** **** *****. * ******* ******* ** **** ***********]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</text:span><text:span text:style-name="KrymUkr"> – 1) ********* (*****) *******; 2) *******, *******.</text:span></text:p>
      <text:p text:style-name="KrymPar"><text:span text:style-name="KrymRusBold">******</text:span><text:span text:style-name="KrymUkr"> – ********, *** (</text:span><text:span text:style-name="KrymRusAux">*. *.</text:span><text:span text:style-name="KrymUkr">), ***** (</text:span><text:span text:style-name="KrymRusAux">*. *.</text:span><text:span text:style-name="KrymUkr">) (</text:span><text:span text:style-name="KrymRusAux">*. </text:span><text:span text:style-name="KrymUkr">-**), (</text:span><text:span text:style-name="KrymRusAux">*******</text:span><text:span text:style-name="KrymUkr">) ******; (</text:span><text:span text:style-name="KrymRusItalic">********** ********</text:span><text:span text:style-name="KrymUkr">) ********, *******; (</text:span><text:span text:style-name="KrymRusItalic">************</text:span><text:span text:style-name="KrymUkr">) **********, ******; (</text:span><text:span text:style-name="KrymRusItalic">************</text:span><text:span text:style-name="KrymUkr">) ************; (</text:span><text:span text:style-name="KrymRusItalic">*********</text:span><text:span text:style-name="KrymUkr">) ***********; (</text:span><text:span text:style-name="KrymRusItalic">*********</text:span><text:span text:style-name="KrymUkr">) **********, ***********.</text:span></text:p>
      <text:p text:style-name="KrymPar"><text:span text:style-name="KrymRusBold">*********</text:span><text:span text:style-name="KrymUkr"> (</text:span><text:span text:style-name="KrymRusItalic">*******</text:span><text:span text:style-name="KrymUkr">) – ********* (</text:span><text:span text:style-name="KrymRusAux">*. </text:span><text:span text:style-name="KrymUkr">-****), *********, ********* ****. [****** ********* ******** ********* **** * *******]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</text:span><text:span text:style-name="KrymUkr"> – 1) ****** *** (</text:span><text:span text:style-name="KrymRusItalic">*****</text:span><text:span text:style-name="KrymUkr">); 2) ***** ***** (</text:span><text:span text:style-name="KrymRusItalic">*****</text:span><text:span text:style-name="KrymUkr">).</text:span></text:p>
      <text:p text:style-name="KrymPar"><text:span text:style-name="KrymRusBold">********</text:span><text:span text:style-name="KrymUkr"> – **********, ****** (</text:span><text:span text:style-name="KrymRusAux">*. </text:span><text:span text:style-name="KrymUkr">******), *******. [********** ******. ***** ****** ******].</text:span></text:p>
      <text:p text:style-name="KrymPar"><text:span text:style-name="KrymRusBold">********, -******</text:span><text:span text:style-name="KrymUkr"> – *********, (</text:span><text:span text:style-name="KrymRusAux">**.</text:span><text:span text:style-name="KrymUkr">) *********.</text:span></text:p>
      <text:p text:style-name="KrymPar"><text:span text:style-name="KrymRusBold">*****</text:span><text:span text:style-name="KrymUkr"> (</text:span><text:span text:style-name="KrymRusItalic">*****</text:span><text:span text:style-name="KrymUkr">) – ***** (</text:span><text:span text:style-name="KrymRusAux">*. *.</text:span><text:span text:style-name="KrymUkr">).</text:span></text:p>
      <text:p text:style-name="KrymPar"><text:span text:style-name="KrymRusBold">*******</text:span><text:span text:style-name="KrymUkr"> – *******, *********.</text:span></text:p>
      <text:p text:style-name="KrymPar"><text:span text:style-name="KrymRusBold">******</text:span><text:span text:style-name="KrymUkr"> – ********, ******, ******, ******** **** *** ******.</text:span></text:p>
      <text:p text:style-name="KrymPar"><text:span text:style-name="KrymRusBold">******</text:span><text:span text:style-name="KrymUkr"> – ******* (</text:span><text:span text:style-name="KrymRusAux">*. </text:span><text:span text:style-name="KrymUkr">-**). </text:span><text:span text:style-name="KrymRusItalic">**** </text:span><text:span text:style-name="KrymRusBold">-**</text:span><text:span text:style-name="KrymUkr"> – **********, *********. </text:span><text:span text:style-name="KrymRusItalic">*** </text:span><text:span text:style-name="KrymRusBold">-**</text:span><text:span text:style-name="KrymUkr"> – ***********. </text:span><text:span text:style-name="KrymRusItalic">**** </text:span><text:span text:style-name="KrymRusBold">-**</text:span><text:span text:style-name="KrymUkr"> – ***********. </text:span><text:span text:style-name="KrymRusItalic">******* </text:span><text:span text:style-name="KrymRusBold">-**</text:span><text:span text:style-name="KrymUkr"> – ******** (</text:span><text:span text:style-name="KrymRusAux">*. </text:span><text:span text:style-name="KrymUkr">-****), ********* (</text:span><text:span text:style-name="KrymRusAux">*. </text:span><text:span text:style-name="KrymUkr">-****). </text:span><text:span text:style-name="KrymRusItalic">*********** </text:span><text:span text:style-name="KrymRusBold">-**</text:span><text:span text:style-name="KrymUkr"> – **********.</text:span></text:p>
      <text:p text:style-name="KrymPar"><text:span text:style-name="KrymRusBold">*************</text:span><text:span text:style-name="KrymRusItalic"> * </text:span><text:span text:style-name="KrymRusBold">-****</text:span><text:span text:style-name="KrymUkr"> – ***********, 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</text:span><text:span text:style-name="KrymUkr"> – ************.</text:span></text:p>
      <text:p text:style-name="KrymPar"><text:span text:style-name="KrymRusBold">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1) *********, *********, *********** **-***. [** ******, **** ***** ************]; 2) ******** (</text:span><text:span text:style-name="KrymRusAux">***.</text:span><text:span text:style-name="KrymUkr"> ********) * *****.</text:span></text:p>
      <text:p text:style-name="KrymPar"><text:span text:style-name="KrymRusBold">********</text:span><text:span text:style-name="KrymUkr"> – *******, ********, *********. </text:span><text:span text:style-name="KrymRusItalic">******* </text:span><text:span text:style-name="KrymRusBold">-***</text:span><text:span text:style-name="KrymUkr"> – *******, ********, *******, ********.</text:span></text:p>
      <text:p text:style-name="KrymPar"><text:span text:style-name="KrymRusBold">***********</text:span><text:span text:style-name="KrymUkr"> – **********, ***********.</text:span></text:p>
      <text:p text:style-name="KrymPar"><text:span text:style-name="KrymRusBold">********</text:span><text:span text:style-name="KrymUkr"> – ********, 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. [**** ********. ******** *******. ******* *******]. </text:span><text:span text:style-name="KrymRusBold">***********</text:span><text:span text:style-name="KrymUkr"> – ******* (</text:span><text:span text:style-name="KrymRusAux">*. </text:span><text:span text:style-name="KrymUkr">-***).</text:span></text:p>
      <text:p text:style-name="KrymPar"><text:span text:style-name="KrymRusBold">******</text:span><text:span text:style-name="KrymUkr"> – ******, ******; (</text:span><text:span text:style-name="KrymRusItalic">***** ******* ******-******** ** *******</text:span><text:span text:style-name="KrymUkr">) *****. </text:span><text:span text:style-name="KrymRusItalic">*** * ********* </text:span><text:span text:style-name="KrymRusBold">-**</text:span><text:span text:style-name="KrymUkr"> – ** * *******. </text:span><text:span text:style-name="KrymRusItalic">***. *** </text:span><text:span text:style-name="KrymRusBold">******.</text:span></text:p>
      <text:p text:style-name="KrymPar"><text:span text:style-name="KrymRusBold">**************</text:span><text:span text:style-name="KrymUkr"> – ***********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******</text:span><text:span text:style-name="KrymUkr"> – **********, *******, ********.</text:span></text:p>
      <text:p text:style-name="KrymPar"><text:span text:style-name="KrymRusBold">************</text:span><text:span text:style-name="KrymUkr"> – *************, ********** (</text:span><text:span text:style-name="KrymRusAux">*. </text:span><text:span text:style-name="KrymUkr">-*****), ***********, *********, **************.</text:span></text:p>
      <text:p text:style-name="KrymPar"><text:span text:style-name="KrymRusBold">**********</text:span><text:span text:style-name="KrymUkr"> – ***********, ********, **********, *********, *******, ************* (-********).</text:span></text:p>
      <text:p text:style-name="KrymPar"><text:span text:style-name="KrymRusBold">*******</text:span><text:span text:style-name="KrymUkr"> – ******* ***** *** * ** ****, *****, ******* (</text:span><text:span text:style-name="KrymRusAux">*. </text:span><text:span text:style-name="KrymUkr">-***), *** (</text:span><text:span text:style-name="KrymRusAux">*. </text:span><text:span text:style-name="KrymUkr">****), *******. [* ******** ** ******. ******** **** ** ****. * ******* ** ******, * * **** ******* *****]. </text:span><text:span text:style-name="KrymRusItalic">** </text:span><text:span text:style-name="KrymRusBold">*******</text:span><text:span text:style-name="KrymUkr"> – * </text:span><text:soft-page-break/><text:span text:style-name="KrymUkr">********, ***** *******.</text:span></text:p>
      <text:p text:style-name="KrymPar"><text:span text:style-name="KrymRusBold">*******</text:span><text:span text:style-name="KrymUkr"> – *******. </text:span><text:span text:style-name="KrymRusBold">*********</text:span><text:span text:style-name="KrymUkr"> – *********. [********** *****].</text:span></text:p>
      <text:p text:style-name="KrymPar"><text:span text:style-name="KrymRusBold">*******</text:span><text:span text:style-name="KrymUkr"> – *********, ********.</text:span></text:p>
      <text:p text:style-name="KrymPar"><text:span text:style-name="KrymRusBold">*********</text:span><text:span text:style-name="KrymUkr"> – **********, *********. </text:span><text:span text:style-name="KrymRusBold">********</text:span><text:span text:style-name="KrymUkr"> – **-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RusItalic"> * </text:span><text:span text:style-name="KrymRusBold">********</text:span><text:span text:style-name="KrymUkr"> – ********.</text:span></text:p>
      <text:p text:style-name="KrymPar"><text:span text:style-name="KrymRusBold">********</text:span><text:span text:style-name="KrymUkr"> – ********. </text:span><text:span text:style-name="KrymRusBold">*********</text:span><text:span text:style-name="KrymUkr"> – 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ґ*** (</text:span><text:span text:style-name="KrymRusAux">*. </text:span><text:span text:style-name="KrymUkr">ґ*****), ґ*******, ґ******; </text:span><text:span text:style-name="KrymRusAux">****.</text:span><text:span text:style-name="KrymUkr"> ґ*********.</text:span></text:p>
      <text:p text:style-name="KrymPar"><text:span text:style-name="KrymRusBold">*********</text:span><text:span text:style-name="KrymUkr"> – *********, ********* ******.</text:span></text:p>
      <text:p text:style-name="KrymPar"><text:span text:style-name="KrymRusBold">********, **********</text:span><text:span text:style-name="KrymUkr"> – ******** *****-*****, *********** *.-*****, *********** *.-*****, (</text:span><text:span text:style-name="KrymRusItalic">* *********</text:span><text:span text:style-name="KrymUkr">) – ********** ** *****, ** **. [* ********* ** ***** *******]. </text:span><text:span text:style-name="KrymRusItalic">**** ******* </text:span><text:span text:style-name="KrymRusBold">*******</text:span><text:span text:style-name="KrymUkr"> – ***** ******** ********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</text:span><text:span text:style-name="KrymUkr"> – 1) ****** (</text:span><text:span text:style-name="KrymRusItalic">**. </text:span><text:span text:style-name="KrymRusBold">*******</text:span><text:span text:style-name="KrymUkr">); 2) ******! ******!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</text:span><text:span text:style-name="KrymUkr"> – *******, *********, *******, ************, *************. [****** ***** *********, * * *** *********. ********** *** ******* ************* *******. ** **-* ** ******, ****** ************? ******* *** ******** *************]. </text:span><text:span text:style-name="KrymRusBold">*. </text:span><text:span text:style-name="KrymRusItalic">*******</text:span><text:span text:style-name="KrymUkr"> – ****** (</text:span><text:span text:style-name="KrymRusAux">*. </text:span><text:span text:style-name="KrymUkr">-**). [****** ****** – ** *** ******]. </text:span><text:span text:style-name="KrymRusItalic">********* </text:span><text:span text:style-name="KrymRusBold">******* </text:span><text:span text:style-name="KrymRusItalic">***</text:span><text:span text:style-name="KrymUkr"> – ***********. [***** ****** *********** ******* ***********].</text:span></text:p>
      <text:p text:style-name="KrymPar"><text:span text:style-name="KrymRusBold">******, *******</text:span><text:span text:style-name="KrymUkr"> – 1) (</text:span><text:span text:style-name="KrymRusItalic">******. ***.</text:span><text:span text:style-name="KrymUkr">) ******. [******-* ****, ********* ********! * *** * ***** **** *****, ********?]; 2) (</text:span><text:span text:style-name="KrymRusItalic">****** *****, ******* ****** ****</text:span><text:span text:style-name="KrymUkr">) ******. [** ****** *********, ******** *** ***** ******]. </text:span><text:span text:style-name="KrymRusItalic">************ </text:span><text:span text:style-name="KrymRusBold">*******</text:span><text:span text:style-name="KrymUkr"> – ********. [******* *******]. </text:span><text:span text:style-name="KrymRusItalic">*********</text:span><text:span text:style-name="KrymUkr"> (</text:span><text:span text:style-name="KrymRusItalic">-***</text:span><text:span text:style-name="KrymUkr">) </text:span><text:span text:style-name="KrymRusBold">*******</text:span><text:span text:style-name="KrymUkr"> – ******** (</text:span><text:span text:style-name="KrymRusAux">*. *.</text:span><text:span text:style-name="KrymUkr"> -****).</text:span></text:p>
      <text:p text:style-name="KrymPar"><text:span text:style-name="KrymRusBold">**********</text:span><text:span text:style-name="KrymUkr"> – ******, ******(*)**.</text:span></text:p>
      <text:p text:style-name="KrymPar"><text:span text:style-name="KrymRusBold">********, -**</text:span><text:span text:style-name="KrymUkr"> – 1) ******* (</text:span><text:span text:style-name="KrymRusAux">***.</text:span><text:span text:style-name="KrymUkr">), *******[**]* (</text:span><text:span text:style-name="KrymRusAux">*. *.</text:span><text:span text:style-name="KrymUkr"> -**), ********* (</text:span><text:span text:style-name="KrymRusAux">***.</text:span><text:span text:style-name="KrymUkr">); 2) *’******.</text:span></text:p>
      <text:p text:style-name="KrymPar"><text:span text:style-name="KrymRusBold">************</text:span><text:span text:style-name="KrymRusItalic"> * </text:span><text:span text:style-name="KrymRusBold">-******</text:span><text:span text:style-name="KrymUkr"> – ********, ******-********, *******, ***(*)**********.</text:span></text:p>
      <text:p text:style-name="KrymPar"><text:span text:style-name="KrymRusBold">***********</text:span><text:span text:style-name="KrymUkr"> – *****-*******, ***(*)*********.</text:span></text:p>
      <text:p text:style-name="KrymPar"><text:span text:style-name="KrymRusBold">********</text:span><text:span text:style-name="KrymUkr"> – ********. [** ******, ** ********** *******, ******** ******* – ******** ********. (********)].</text:span></text:p>
      <text:p text:style-name="KrymPar"><text:span text:style-name="KrymRusBold">*******,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*** (</text:span><text:span text:style-name="KrymRusAux">**.</text:span><text:span text:style-name="KrymUkr">, </text:span><text:span text:style-name="KrymRusAux">**.</text:span><text:span text:style-name="KrymUkr">), ******. </text:span><text:span text:style-name="KrymRusBold">*. </text:span><text:span text:style-name="KrymRusItalic">*********</text:span><text:span text:style-name="KrymUkr"> – ******* (**********) ******.</text:span></text:p>
      <text:p text:style-name="KrymPar"><text:span text:style-name="KrymRusBold">*. ****</text:span><text:span text:style-name="KrymUkr"> – ***********, ****. [********** ******* ** ******** ********* *********** ***** *******. ** *********** ***** ******** **** *** ********* * ******* ********** ***** ***********]. </text:span><text:span text:style-name="KrymRusItalic">********</text:span><text:span text:style-name="KrymUkr">, (</text:span><text:span text:style-name="KrymRusAux">***.</text:span><text:span text:style-name="KrymRusItalic"> -****</text:span><text:span text:style-name="KrymUkr">) </text:span><text:span text:style-name="KrymRusItalic">* </text:span><text:span text:style-name="KrymRusBold">****</text:span><text:span text:style-name="KrymUkr">, </text:span><text:span text:style-name="KrymRusItalic">********** </text:span><text:span text:style-name="KrymRusBold">-***</text:span><text:span text:style-name="KrymUkr"> – ********** (</text:span><text:span text:style-name="KrymRusAux">***.</text:span><text:span text:style-name="KrymUkr"> ***********), ******** (</text:span><text:span text:style-name="KrymRusAux">***.</text:span><text:span text:style-name="KrymUkr"> **********, ********* * ***), **** ******, (</text:span><text:span text:style-name="KrymRusAux">***.</text:span><text:span text:style-name="KrymUkr"> ******), ****** ********* * ***. </text:span><text:span text:style-name="KrymRusItalic">******** </text:span><text:span text:style-name="KrymRusBold">-***</text:span><text:span text:style-name="KrymUkr"> – *********, **********, * ****** ********, (</text:span><text:span text:style-name="KrymRusAux">* ******</text:span><text:span text:style-name="KrymUkr"> *************). </text:span><text:span text:style-name="KrymRusBold">*. </text:span><text:span text:style-name="KrymRusItalic">***********</text:span><text:span text:style-name="KrymUkr"> – ********* **********, ********** ****. </text:span><text:span text:style-name="KrymRusItalic">**** *** ************* </text:span><text:span text:style-name="KrymRusBold">-**</text:span><text:span text:style-name="KrymUkr"> – ***** ** *****.</text:span></text:p>
      <text:p text:style-name="KrymPar"><text:span text:style-name="KrymRusBold">**. ****</text:span><text:span text:style-name="KrymUkr"> – 1) **** (</text:span><text:span text:style-name="KrymRusAux">*. </text:span><text:span text:style-name="KrymUkr">-**); ********, *********. [****** ******* ***********, * ***** **** *********. ******* ********** ** **** ******** ****** ***********, ***** * ******** *********]; 2) </text:span><text:span text:style-name="KrymRusItalic">**. </text:span><text:span text:style-name="KrymRusBold">***********, *********.</text:span></text:p>
      <text:p text:style-name="KrymPar"><text:span text:style-name="KrymRusBold">***********, -******</text:span><text:span text:style-name="KrymUkr"> – 1) ***********, ***********; 2) ґ**(**)********, ґ**********.</text:span></text:p>
      <text:p text:style-name="KrymPar"><text:span text:style-name="KrymRusBold">**********</text:span><text:span text:style-name="KrymUkr"> – 1) **********, **********; 2) (</text:span><text:span text:style-name="KrymRusItalic">******** **********</text:span><text:span text:style-name="KrymUkr">) ґ**(**)******* (ґ*********) ***** (****)</text:span><text:span text:style-name="KrymRusItalic"> *** </text:span><text:span text:style-name="KrymUkr">*** (***), *********** *** (***). [** ******* ґ********** ***** ** ******, ** **********. ******** ******** *********, – ґ******. ********* ******* ** ********, ***-** **** *****]. </text:span><text:span text:style-name="KrymRusBold">-******</text:span><text:span text:style-name="KrymUkr"> – ************, *********, *ґ**(**)********, *ґ**********, **********. [** ****** ********, *** ***** * ********].</text:span></text:p>
      <text:p text:style-name="KrymPar"><text:span text:style-name="KrymRusBold">**********</text:span><text:span text:style-name="KrymUkr"> – **********.</text:span></text:p>
      <text:p text:style-name="KrymPar"><text:soft-page-break/><text:span text:style-name="KrymRusBold">**********, **************</text:span><text:span text:style-name="KrymUkr"> – **********, **************.</text:span></text:p>
      <text:p text:style-name="KrymPar"><text:span text:style-name="KrymRusBold">***************,</text:span><text:span text:style-name="KrymRusItalic"> **. </text:span><text:span text:style-name="KrymRusBold">*. ****.</text:span></text:p>
      <text:p text:style-name="KrymPar"><text:span text:style-name="KrymRusBold">*************** ***</text:span><text:span text:style-name="KrymUkr"> – ********** ****, *** ********, ********* (</text:span><text:span text:style-name="KrymRusAux">*. </text:span><text:span text:style-name="KrymUkr">-****). </text:span><text:span text:style-name="KrymRusBold">*. </text:span><text:span text:style-name="KrymRusItalic">*******</text:span><text:span text:style-name="KrymUkr"> – ***************, ********** *******.</text:span></text:p>
      <text:p text:style-name="KrymPar"><text:span text:style-name="KrymRusBold">*******</text:span><text:span text:style-name="KrymUkr"> – ********. </text:span><text:span text:style-name="KrymRusBold">-****</text:span><text:span text:style-name="KrymUkr"> – 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***, ************* (*******) ***.</text:span></text:p>
      <text:p text:style-name="KrymPar"><text:span text:style-name="KrymRusBold">*************</text:span><text:span text:style-name="KrymUkr"> – ************* (</text:span><text:span text:style-name="KrymRusAux">*. </text:span><text:span text:style-name="KrymUkr">-****), ******** ***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</text:span><text:span text:style-name="KrymUkr"> – ***********, ******** ******** ******.</text:span></text:p>
      <text:p text:style-name="KrymPar"><text:span text:style-name="KrymRusBold">************</text:span><text:span text:style-name="KrymUkr"> – *****, ********* ****** (***** ******* ***, ************ *****, ******* ********** ********, * *. *.).</text:span></text:p>
      <text:p text:style-name="KrymPar"><text:span text:style-name="KrymRusBold">***********, -********</text:span><text:span text:style-name="KrymUkr"> – ************, *************.</text:span></text:p>
      <text:p text:style-name="KrymPar"><text:span text:style-name="KrymRusBold">*************</text:span><text:span text:style-name="KrymUkr"> – **********, ***********. </text:span><text:span text:style-name="KrymRusBold">************</text:span><text:span text:style-name="KrymUkr"> – **********.</text:span></text:p>
      <text:p text:style-name="KrymPar"><text:span text:style-name="KrymRusBold">********</text:span><text:span text:style-name="KrymUkr"> – ****** (</text:span><text:span text:style-name="KrymRusAux">***.</text:span><text:span text:style-name="KrymUkr"> ********), ********** ** *****, ******** *****, ********, ********, ********, ********, ** ***** ****** (</text:span><text:span text:style-name="KrymRusAux">***.</text:span><text:span text:style-name="KrymUkr"> ******) *****. [******* ********** ** *****, *** ** ****** ** ********* ** ********* ******]. </text:span><text:span text:style-name="KrymRusBold">********</text:span><text:span text:style-name="KrymRusItalic"> * *******</text:span><text:span text:style-name="KrymUkr"> – ******* *****. </text:span><text:span text:style-name="KrymRusBold">*. </text:span><text:span text:style-name="KrymRusItalic">* ************</text:span><text:span text:style-name="KrymUkr"> – ******* *****. [****** ******* *********, ** ******** *’*****]. </text:span><text:span text:style-name="KrymRusBold">*. </text:span><text:span text:style-name="KrymRusItalic">********* ****-**** ** *****, *******. ****</text:span><text:span text:style-name="KrymUkr"> – ******** (***********) ******* *****. </text:span><text:span text:style-name="KrymRusBold">*. </text:span><text:span text:style-name="KrymRusItalic">******</text:span><text:span text:style-name="KrymUkr"> – ****** ** *** ***** (*********), *********, *********, ***********, ***********, **********, **********, ******* * *******-******, ***********, ***********. </text:span><text:span text:style-name="KrymRusBold">*. </text:span><text:span text:style-name="KrymRusItalic">*** ******</text:span><text:span text:style-name="KrymUkr"> – **********, ********, ********* (*****</text:span><text:span text:style-name="KrymRusItalic"> *** </text:span><text:span text:style-name="KrymUkr">*****). </text:span><text:span text:style-name="KrymRusBold">*. </text:span><text:span text:style-name="KrymRusItalic">*********, ********** *******</text:span><text:span text:style-name="KrymUkr"> – ****** ************ ********, ********* *******, ************, **-************* *********.</text:span></text:p>
      <text:p text:style-name="KrymPar"><text:span text:style-name="KrymRusBold">**********</text:span><text:span text:style-name="KrymUkr"> – (</text:span><text:span text:style-name="KrymRusItalic">******* ****, ********* *******</text:span><text:span text:style-name="KrymUkr">) ********, ************. [** ********* ********* ** ***** ********. *******, *** ** ************, ** *******].</text:span></text:p>
      <text:p text:style-name="KrymPar"><text:span text:style-name="KrymRusBold">************, ***********</text:span><text:span text:style-name="KrymUkr"> – ***********, ************.</text:span></text:p>
      <text:p text:style-name="KrymPar"><text:span text:style-name="KrymRusBold">*************,</text:span><text:span text:style-name="KrymRusItalic"> **. </text:span><text:span text:style-name="KrymRusBold">*************.</text:span></text:p>
      <text:p text:style-name="KrymPar"><text:span text:style-name="KrymRusBold">**********, *********</text:span><text:span text:style-name="KrymUkr"> – *********, **********, ********, **********. </text:span><text:span text:style-name="KrymRusItalic">****** </text:span><text:span text:style-name="KrymRusBold">*-** </text:span><text:span text:style-name="KrymRusItalic">****</text:span><text:span text:style-name="KrymUkr"> – ґ**ґ****, ґ**ґ****.</text:span></text:p>
      <text:p text:style-name="KrymPar"><text:span text:style-name="KrymRusBold">********</text:span><text:span text:style-name="KrymUkr"> – 1) ********. </text:span><text:span text:style-name="KrymRusBold">*-*** </text:span><text:span text:style-name="KrymRusItalic">****</text:span><text:span text:style-name="KrymUkr"> – *********. [******* *** ** ********* ************ ** **********, ** ***** *********** *********]; 2) *********. </text:span><text:span text:style-name="KrymRusBold">*-** </text:span><text:span text:style-name="KrymRusItalic">*****</text:span><text:span text:style-name="KrymUkr"> – ******.</text:span></text:p>
      <text:p text:style-name="KrymPar"><text:span text:style-name="KrymRusBold">*******</text:span><text:span text:style-name="KrymUkr"> – ********* (</text:span><text:span text:style-name="KrymRusAux">*. </text:span><text:span text:style-name="KrymUkr">-**). [********* *** ****** ********, *** *** ******** *********].</text:span></text:p>
      <text:p text:style-name="KrymPar"><text:span text:style-name="KrymRusBold">*****</text:span><text:span text:style-name="KrymUkr"> – 1) ******, *********, ***; 2) ******, *******, *******, ****, *********, ******* (</text:span><text:span text:style-name="KrymRusAux">*. </text:span><text:span text:style-name="KrymUkr">-***), *********; (</text:span><text:span text:style-name="KrymRusItalic">******</text:span><text:span text:style-name="KrymUkr">) ***********; (</text:span><text:span text:style-name="KrymRusItalic">* *****</text:span><text:span text:style-name="KrymUkr">) ******* ******; (</text:span><text:span text:style-name="KrymRusItalic">*********</text:span><text:span text:style-name="KrymUkr">) ****** ******, **********, ******, ***********. [******, ********** ***** ************, – *** ********, ** ************ (*. ****.)]; (</text:span><text:span text:style-name="KrymRusItalic">* *********** *****</text:span><text:span text:style-name="KrymUkr">) ****** ******, *******-*********. </text:span><text:span text:style-name="KrymRusItalic">******* * </text:span><text:span text:style-name="KrymRusBold">-**</text:span><text:span text:style-name="KrymUkr"> – **********. [******, ****** – ******* *** ***** **********]. </text:span><text:span text:style-name="KrymRusItalic">****** * </text:span><text:span text:style-name="KrymRusBold">-***</text:span><text:span text:style-name="KrymUkr"> – ********** ****.</text:span></text:p>
      <text:p text:style-name="KrymPar"><text:span text:style-name="KrymRusBold">*******</text:span><text:span text:style-name="KrymUkr"> (</text:span><text:span text:style-name="KrymRusAux">******** ********</text:span><text:span text:style-name="KrymUkr">) – *******.</text:span></text:p>
      <text:p text:style-name="KrymPar"><text:span text:style-name="KrymRusBold">********</text:span><text:span text:style-name="KrymUkr"> – ********, ********, ********* (</text:span><text:span text:style-name="KrymRusAux">****.</text:span><text:span text:style-name="KrymUkr"> *******).</text:span></text:p>
      <text:p text:style-name="KrymPar"><text:span text:style-name="KrymRusBold">****</text:span><text:span text:style-name="KrymUkr"> – ****, (</text:span><text:span text:style-name="KrymRusAux">**.</text:span><text:span text:style-name="KrymUkr">) ******, *******, ********; (</text:span><text:span text:style-name="KrymRusAux">****.</text:span><text:span text:style-name="KrymUkr">) *******, *********, **********, *********, *******, *********, ********, *********, ********, ********; (</text:span><text:span text:style-name="KrymRusAux">***.</text:span><text:span text:style-name="KrymUkr">) *******. [********* * ***** ******, ******* ********* – *** ***** (****.)]; (</text:span><text:span text:style-name="KrymRusItalic">**********, **********</text:span><text:span text:style-name="KrymUkr">) ***********, **** * *******; ***********, **** * *******. [*** ***** *********** **** * *******: ***** ******* ***** ****** ******]. (</text:span><text:span text:style-name="KrymRusAux">***.</text:span><text:span text:style-name="KrymUkr">) </text:span><text:span text:style-name="KrymRusBold">*******</text:span><text:span text:style-name="KrymRusItalic"> * ****** *****.</text:span><text:span text:style-name="KrymUkr"> – **********; (</text:span><text:span text:style-name="KrymRusBold">*. </text:span><text:span text:style-name="KrymRusItalic">********</text:span><text:span text:style-name="KrymUkr">) *********; (</text:span><text:span text:style-name="KrymRusItalic">*********, *********</text:span><text:span text:style-name="KrymUkr">) *********, ************ (</text:span><text:span text:style-name="KrymRusAux">*. </text:span><text:span text:style-name="KrymUkr">-***). </text:span><text:span text:style-name="KrymRusBold">-*** </text:span><text:span text:style-name="KrymRusItalic">*******</text:span><text:span text:style-name="KrymUkr"> – **********, **********, ******** ******. </text:span><text:span text:style-name="KrymRusBold">**** </text:span><text:span text:style-name="KrymRusItalic">** ****, ** ** ** ******</text:span><text:span text:style-name="KrymUkr"> – **********. </text:span><text:span text:style-name="KrymRusBold">****</text:span><text:span text:style-name="KrymUkr"> (</text:span><text:span text:style-name="KrymRusItalic">*******, *******, ****** ** ******, *******, ********</text:span><text:span text:style-name="KrymUkr">) – ****. [* ****** – *****, ** ******* – ***’****, * * *** ******. *********, ******* ******, ******* ***** ****** * *****]. </text:span><text:span text:style-name="KrymRusBold">******* </text:span><text:span text:style-name="KrymRusItalic">*****</text:span><text:span text:style-name="KrymUkr"> – ****** *****, ******* *****. [** </text:span><text:soft-page-break/><text:span text:style-name="KrymUkr">********, ******* *****, ** ****** ****** *****]. </text:span><text:span text:style-name="KrymRusBold">****</text:span><text:span text:style-name="KrymUkr"> (</text:span><text:span text:style-name="KrymRusItalic">**** ********</text:span><text:span text:style-name="KrymUkr">) – ********; *** **** (</text:span><text:span text:style-name="KrymRusItalic">******, ****** * *. *.</text:span><text:span text:style-name="KrymUkr">) – *** ******** (*******, ********* * *. *.). [***** *** ******* ******* *********].</text:span></text:p>
      <text:p text:style-name="KrymPar"><text:span text:style-name="KrymRusBold">*********</text:span><text:span text:style-name="KrymUkr"> – *********. [******* * ********: ********** * ********* (****.)].</text:span></text:p>
      <text:p text:style-name="KrymPar"><text:span text:style-name="KrymRusBold">***********</text:span><text:span text:style-name="KrymUkr"> – ********** (</text:span><text:span text:style-name="KrymRusAux">****</text:span><text:span text:style-name="KrymUkr"> – ******** * ***). [******* *** ** ******* * *******].</text:span></text:p>
      <text:p text:style-name="KrymPar"><text:span text:style-name="KrymRusBold">*********, **********</text:span><text:span text:style-name="KrymUkr"> – ****, ******, ********, *********.</text:span></text:p>
      <text:p text:style-name="KrymPar"><text:span text:style-name="KrymRusBold">*******</text:span><text:span text:style-name="KrymUkr"> – 1) (</text:span><text:span text:style-name="KrymRusItalic">**********</text:span><text:span text:style-name="KrymUkr">) *******. [********** *****, * ******* ****]; 2) (</text:span><text:span text:style-name="KrymRusItalic">**** ******, ******</text:span><text:span text:style-name="KrymUkr">) ***** *******, *******, *********, *********; (</text:span><text:span text:style-name="KrymRusAux">*****-***********</text:span><text:span text:style-name="KrymUkr">) ******** (</text:span><text:span text:style-name="KrymRusAux">**.</text:span><text:span text:style-name="KrymUkr">).</text:span></text:p>
      <text:p text:style-name="KrymPar"><text:span text:style-name="KrymRusBold">********, ********</text:span><text:span text:style-name="KrymUkr"> – *******, *********.</text:span><text:span text:style-name="KrymRusItalic"> ***. </text:span><text:span text:style-name="KrymRusBold">*********.</text:span></text:p>
      <text:p text:style-name="KrymPar"><text:span text:style-name="KrymRusBold">***********</text:span><text:span text:style-name="KrymUkr"> – **************, -********, *************. </text:span><text:span text:style-name="KrymRusBold">-******</text:span><text:span text:style-name="KrymUkr"> – ************, -******. </text:span><text:span text:style-name="KrymRusBold">-*****</text:span><text:span text:style-name="KrymUkr"> – ***********, -*****.</text:span></text:p>
      <text:p text:style-name="KrymPar"><text:span text:style-name="KrymRusBold">**************</text:span><text:span text:style-name="KrymUkr"> – *************, **************, **************.</text:span></text:p>
      <text:p text:style-name="KrymPar"><text:span text:style-name="KrymRusBold">************</text:span><text:span text:style-name="KrymUkr"> – ************, *************. </text:span><text:span text:style-name="KrymRusBold">-*************</text:span><text:span text:style-name="KrymUkr"> – ************, *************, *************.</text:span></text:p>
      <text:p text:style-name="KrymPar"><text:span text:style-name="KrymRusBold">*********</text:span><text:span text:style-name="KrymUkr"> – 1) **********. [********** *********]; 2) ************, **********, ********. [*********** *****. * ******** ****** ********]. </text:span><text:span text:style-name="KrymRusBold">-** </text:span><text:span text:style-name="KrymRusItalic">*******</text:span><text:span text:style-name="KrymUkr">, </text:span><text:span text:style-name="KrymRusBold">-** </text:span><text:span text:style-name="KrymRusItalic">*********</text:span><text:span text:style-name="KrymUkr"> – ***********.</text:span></text:p>
      <text:p text:style-name="KrymPar"><text:span text:style-name="KrymRusBold">********</text:span><text:span text:style-name="KrymUkr"> – **-*************. [**-************* **********, ***** *********].</text:span></text:p>
      <text:p text:style-name="KrymPar"><text:span text:style-name="KrymRusBold">*************,</text:span><text:span text:style-name="KrymRusItalic"> **. </text:span><text:span text:style-name="KrymRusBold">********* 2.</text:span></text:p>
      <text:p text:style-name="KrymPar"><text:span text:style-name="KrymRusBold">*********</text:span><text:span text:style-name="KrymUkr"> – 1) (</text:span><text:span text:style-name="KrymRusItalic">******** *********</text:span><text:span text:style-name="KrymUkr">) ***********. [*****, *********** * ********* (****.)]; 2) (</text:span><text:span text:style-name="KrymRusBold">*. </text:span><text:span text:style-name="KrymRusItalic">********* *** *********</text:span><text:span text:style-name="KrymUkr">) *************; 3) (</text:span><text:span text:style-name="KrymRusItalic">********, ****</text:span><text:span text:style-name="KrymUkr">) ********. [*******-************* ********].</text:span></text:p>
      <text:p text:style-name="KrymPar"><text:span text:style-name="KrymRusBold">*****</text:span><text:span text:style-name="KrymUkr"> – 1) ******, </text:span><text:span text:style-name="KrymRusAux">***.</text:span><text:span text:style-name="KrymUkr"> ******. [*****, ** ******. ******** ****** *******?]. </text:span><text:span text:style-name="KrymRusBold">********</text:span><text:span text:style-name="KrymUkr"> (</text:span><text:span text:style-name="KrymRusAux">****** *** ***.</text:span><text:span text:style-name="KrymUkr">) – ******, ******, ******* (</text:span><text:span text:style-name="KrymRusAux">*. </text:span><text:span text:style-name="KrymUkr">-**). [****** ***** (******), ****** * ****** (*******)]; 2) (</text:span><text:span text:style-name="KrymRusBold">*. </text:span><text:span text:style-name="KrymRusItalic">*****</text:span><text:span text:style-name="KrymUkr">) ***********. [** ********** – ****** ***** *******]; 3) *********. [*** ***** * ****** ********]; 4) *********. [******* *********** **** ** ***** ********* *****, ** * ** *****! ******** ******!]; 5) *********. [** ******** *******, ****** ****** ********]; 6) (</text:span><text:span text:style-name="KrymRusBold">*. </text:span><text:span text:style-name="KrymRusItalic">***** ***** ** *****</text:span><text:span text:style-name="KrymUkr">) ******** (</text:span><text:span text:style-name="KrymRusAux">***.</text:span><text:span text:style-name="KrymUkr">); 7) (</text:span><text:span text:style-name="KrymRusBold">*. </text:span><text:span text:style-name="KrymRusItalic">* ****</text:span><text:span text:style-name="KrymUkr">) ******** *****, ****** ** *****. [****** ******** *** ***** ********. ********** ********** ******, ****** ** ***** ********* ******, *** *** **********. (*****)]; 8) (</text:span><text:span text:style-name="KrymRusBold">*. </text:span><text:span text:style-name="KrymRusItalic">****</text:span><text:span text:style-name="KrymUkr">) ****** *****, ***********, *********, ************* *** ***. [***** ***** *** ******** *****. ****** ********** * ******* ************ (***.). ******** ******** **********. ****’*** *********** *** ********** ***** (******)]; 9) (</text:span><text:span text:style-name="KrymRusBold">*. </text:span><text:span text:style-name="KrymRusItalic">******</text:span><text:span text:style-name="KrymUkr">) ***********, ******* (******) *******, ******, ******, ***[*]*********. [* ******** ******* * * *******, * * *********]; 10) (</text:span><text:span text:style-name="KrymRusBold">*.</text:span><text:span text:style-name="KrymRusItalic"> * ****, ******</text:span><text:span text:style-name="KrymUkr">) *********, ***********, ****** ***-*** (***-****), * ********, **********. [****** ****** ** ****** ********** ********]. </text:span><text:span text:style-name="KrymRusBold">*. </text:span><text:span text:style-name="KrymRusItalic">* **** ************ ******* ****</text:span><text:span text:style-name="KrymUkr"> – ****** ** ******** *****. </text:span><text:span text:style-name="KrymRusBold">*. </text:span><text:span text:style-name="KrymRusItalic">* **** ******</text:span><text:span text:style-name="KrymUkr"> – ****** ** ***********; 11) (</text:span><text:span text:style-name="KrymRusBold">*. </text:span><text:span text:style-name="KrymRusItalic">***** * ****** ** **** *****</text:span><text:span text:style-name="KrymUkr">) – (</text:span><text:span text:style-name="KrymRusAux">*****</text:span><text:span text:style-name="KrymUkr">) *********. [** ******** ****** * ***** *******]; 12) (</text:span><text:span text:style-name="KrymRusBold">*. </text:span><text:span text:style-name="KrymRusItalic">******</text:span><text:span text:style-name="KrymUkr">) **********. [********* * ***** ********* ****** * ********* *******]: 13) (</text:span><text:span text:style-name="KrymRusBold">*. </text:span><text:span text:style-name="KrymRusItalic">**********, ******** ******</text:span><text:span text:style-name="KrymUkr">) **********; 14) (</text:span><text:span text:style-name="KrymRusBold">*. </text:span><text:span text:style-name="KrymRusItalic">** ****** </text:span><text:span text:style-name="KrymUkr">(</text:span><text:span text:style-name="KrymRusItalic">*****, ****</text:span><text:span text:style-name="KrymUkr">)) *********, ********* ** ********; 15) (</text:span><text:span text:style-name="KrymRusBold">*. </text:span><text:span text:style-name="KrymRusItalic">*********** ********* * ****** *****, ******</text:span><text:span text:style-name="KrymUkr">) **********. [** ***** *******, **** – ** ****** *********]; 16) (</text:span><text:span text:style-name="KrymRusBold">*. </text:span><text:span text:style-name="KrymRusItalic">******</text:span><text:span text:style-name="KrymUkr">) ***********. [***** ****** ************ **** ***** *******]; 17) (</text:span><text:span text:style-name="KrymRusItalic">******, ****** </text:span><text:span text:style-name="KrymRusBold">******)</text:span><text:span text:style-name="KrymUkr"> *******, ****** ********; 18) (</text:span><text:span text:style-name="KrymRusBold">*. </text:span><text:span text:style-name="KrymRusItalic">*** *******</text:span><text:span text:style-name="KrymUkr">) ******** ** ******** *****, ************ ** *****. [* ******* * ********* ********** ** ********* ****** ************ (*****.)]; 19) (</text:span><text:span text:style-name="KrymRusBold">*. </text:span><text:span text:style-name="KrymRusItalic">* *********</text:span><text:span text:style-name="KrymUkr">) ****** ** *******; 20) (</text:span><text:span text:style-name="KrymRusBold">*. </text:span><text:span text:style-name="KrymRusItalic">** *********, * ******** ****</text:span><text:span text:style-name="KrymUkr">) ************ ** *****, ******* ***. [**-** *** ******* ********* ***** ****** ** ********* ********* *********. ********** ******* ****** ******** ****** ******** ************* *********** ************ ********* (***.)]; 21) (</text:span><text:span text:style-name="KrymRusBold">*. </text:span><text:span text:style-name="KrymRusItalic">*********</text:span><text:span text:style-name="KrymUkr">) ********* ** * *****. [****** ********* *******, ******* *** ****** *********, ** ******* ********** (*****)]; 22) (</text:span><text:span text:style-name="KrymRusItalic">** ***********, ******, ****</text:span><text:span text:style-name="KrymUkr">) ******, *****, *******. [***** ** ***** – *********** ******. ****** </text:span><text:soft-page-break/><text:span text:style-name="KrymUkr">**** *** ** ***. ******** ******* ******* ** ********]. </text:span><text:span text:style-name="KrymRusItalic">******* ** </text:span><text:span text:style-name="KrymRusBold">******</text:span><text:span text:style-name="KrymUkr"> – ********** ** ******; 23) (</text:span><text:span text:style-name="KrymRusItalic">***** </text:span><text:span text:style-name="KrymRusBold">****** </text:span><text:span text:style-name="KrymRusItalic">**** ****</text:span><text:span text:style-name="KrymUkr">) ******** *******. (</text:span><text:span text:style-name="KrymRusAux">****.</text:span><text:span text:style-name="KrymUkr">) *******</text:span><text:span text:style-name="KrymRusItalic"> * </text:span><text:span text:style-name="KrymUkr">*******. [* ** ********* *******, ****** ******].</text:span></text:p>
      <text:p text:style-name="KrymPar"><text:span text:style-name="KrymRusBold">********</text:span><text:span text:style-name="KrymUkr"> – 1) ********. [********* ** *******]; 2) (</text:span><text:span text:style-name="KrymRusBold">*. </text:span><text:span text:style-name="KrymRusItalic">** ***, ** *****-**** ****</text:span><text:span text:style-name="KrymUkr">) ******** ***** (** *****), **************, *********** ** *****, ******** ** *******, ************ *****, ******** ** *****. [*** ******** *** * ********* *********. ** ****** *********… ******* ** *** ****** ****** ************* (*****.). ************ ** * ****** ** *******. ******** * ***** *********, *********, * ************ ********* * ********* ****** ******* ********* (**. *******.). ** ******* ** ****** *****, ** *********** ********]. </text:span><text:span text:style-name="KrymRusBold">**********</text:span><text:span text:style-name="KrymRusItalic"> ** ***-****</text:span><text:span text:style-name="KrymUkr"> – *********. </text:span><text:span text:style-name="KrymRusItalic">****** ** *** </text:span><text:span text:style-name="KrymRusBold">**********</text:span><text:span text:style-name="KrymUkr"> – **********; 3) (</text:span><text:span text:style-name="KrymRusBold">*. </text:span><text:span text:style-name="KrymRusItalic">********</text:span><text:span text:style-name="KrymUkr">) ***************. [************** ****, ** ******* ********]; 4) (</text:span><text:span text:style-name="KrymRusBold">*. </text:span><text:span text:style-name="KrymRusItalic">** ****</text:span><text:span text:style-name="KrymUkr">) *********** ** *****. [******** ************ ** ***** ** * ********** **** **** ******]; 5) (= </text:span><text:span text:style-name="KrymRusItalic">***********</text:span><text:span text:style-name="KrymUkr">) ********. [******* ********* ** ******* **********?]; 6) (</text:span><text:span text:style-name="KrymRusBold">*. </text:span><text:span text:style-name="KrymRusItalic">** ** **** ****</text:span><text:span text:style-name="KrymUkr">) ******* ** * ***** *****.</text:span></text:p>
      <text:p text:style-name="KrymPar"><text:span text:style-name="KrymRusBold">**********</text:span><text:span text:style-name="KrymUkr"> – ********, ****** ****, *************.</text:span></text:p>
      <text:p text:style-name="KrymPar"><text:span text:style-name="KrymRusBold">***********</text:span><text:span text:style-name="KrymUkr"> – *******, ******* *****, ***********. [****** ***** ****** ************ ***********].</text:span></text:p>
      <text:p text:style-name="KrymPar"><text:span text:style-name="KrymRusBold">********</text:span><text:span text:style-name="KrymUkr"> – ********; **********. [******** *******. ***** ******* ********* ********** ***** (*****.)]. </text:span><text:span text:style-name="KrymRusBold">*. </text:span><text:span text:style-name="KrymRusItalic">*****</text:span><text:span text:style-name="KrymUkr"> – ****, *********. </text:span><text:span text:style-name="KrymRusBold">*. </text:span><text:span text:style-name="KrymRusItalic">********</text:span><text:span text:style-name="KrymUkr"> – ******* ******, ******** *********. </text:span><text:span text:style-name="KrymRusBold">*-** </text:span><text:span text:style-name="KrymRusItalic">*************</text:span><text:span text:style-name="KrymUkr"> – ********** *** ****. </text:span><text:span text:style-name="KrymRusBold">*. </text:span><text:span text:style-name="KrymRusItalic">*******</text:span><text:span text:style-name="KrymUkr"> – ******** ***, *****. </text:span><text:span text:style-name="KrymRusItalic">****** </text:span><text:span text:style-name="KrymRusBold">********* </text:span><text:span text:style-name="KrymRusItalic">********</text:span><text:span text:style-name="KrymUkr"> (</text:span><text:span text:style-name="KrymRusItalic">* *****</text:span><text:span text:style-name="KrymUkr">) – *** ** *********, ** *****; (</text:span><text:span text:style-name="KrymRusItalic">* *******</text:span><text:span text:style-name="KrymUkr">) ***** ** *****, ** **********, **********. [* **** *** ****** – **********].</text:span></text:p>
      <text:p text:style-name="KrymPar"><text:span text:style-name="KrymRusBold">************</text:span><text:span text:style-name="KrymUkr"> – *********, *************; (</text:span><text:span text:style-name="KrymRusItalic">** *******</text:span><text:span text:style-name="KrymUkr">) ***********, **********; (</text:span><text:span text:style-name="KrymRusItalic">** ******* ******</text:span><text:span text:style-name="KrymUkr">) ******* (</text:span><text:span text:style-name="KrymRusAux">***.</text:span><text:span text:style-name="KrymUkr">). [***** **** *********. ********** ***** (***.)].</text:span></text:p>
      <text:p text:style-name="KrymPar"><text:span text:style-name="KrymRusBold">*******</text:span><text:span text:style-name="KrymUkr"> – ********, *********, *******, ****** (</text:span><text:span text:style-name="KrymRusAux">*. </text:span><text:span text:style-name="KrymUkr">-***); (</text:span><text:span text:style-name="KrymRusAux">***.</text:span><text:span text:style-name="KrymUkr">) ********* (</text:span><text:span text:style-name="KrymRusAux">*. *.</text:span><text:span text:style-name="KrymUkr">), ******** (</text:span><text:span text:style-name="KrymRusAux">*. *.</text:span><text:span text:style-name="KrymUkr">), ********. [************ ***** *****: ******** *** ********.]</text:span></text:p>
      <text:p text:style-name="KrymPar"><text:span text:style-name="KrymRusBold">****, *********,</text:span><text:span text:style-name="KrymRusItalic"> **. </text:span><text:span text:style-name="KrymRusBold">******, **********.</text:span></text:p>
      <text:p text:style-name="KrymPar"><text:span text:style-name="KrymRusBold">****</text:span><text:span text:style-name="KrymUkr"> – ********, ******[**]***, *******. [************ * ****** ****** **********, ********* ********. *********** ***** ********* **** **********, ** ********* (*. ***.). ** ** *** ******* ***, – ** ******* ********? (*******)]. </text:span><text:span text:style-name="KrymRusItalic">****** </text:span><text:span text:style-name="KrymRusBold">****</text:span><text:span text:style-name="KrymUkr"> – ******* *********, ******** ***.</text:span></text:p>
      <text:p text:style-name="KrymPar"><text:span text:style-name="KrymRusBold">********</text:span><text:span text:style-name="KrymUkr"> – ******. </text:span><text:span text:style-name="KrymRusBold">*. </text:span><text:span text:style-name="KrymRusItalic">*********</text:span><text:span text:style-name="KrymUkr"> – ***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, ******** (*. ***.), ******** ******** (*****.), ********* (*******) * ********.</text:span></text:p>
      <text:p text:style-name="KrymPar"><text:span text:style-name="KrymRusBold">*******</text:span><text:span text:style-name="KrymUkr"> – 1) *******, ********** *****. [*** ******* – ******* * ******* (******)]; 2) ****** ***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***</text:span><text:span text:style-name="KrymUkr"> – *********, **********, **********.</text:span></text:p>
      <text:p text:style-name="KrymPar"><text:span text:style-name="KrymRusBold">*********</text:span><text:span text:style-name="KrymUkr"> – 1) **********, *********, *********, ********, -** ***, ***; ********* ****. [******* ********** ** ********** (***.). ****** ***** **** *****. *********** ******** ґ*********, ** ********* * ************* ***********. ******* ********* ** **********].</text:span></text:p>
      <text:p text:style-name="KrymPar"><text:span text:style-name="KrymRusBold">***********, ********, **********,</text:span><text:span text:style-name="KrymRusItalic"> **. </text:span><text:span text:style-name="KrymRusBold">***********, -**.</text:span></text:p>
      <text:p text:style-name="KrymPar"><text:span text:style-name="KrymRusBold">*************</text:span><text:span text:style-name="KrymUkr"> – ***********, **********, ************, ************.</text:span></text:p>
      <text:p text:style-name="KrymPar"><text:span text:style-name="KrymRusBold">***********, -**</text:span><text:span text:style-name="KrymUkr"> – ********* -**, **********, -**. </text:span><text:span text:style-name="KrymRusBold">**********</text:span><text:span text:style-name="KrymUkr"> – 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*, ******. [***** ******** ************ ** *****].</text:span></text:p>
      <text:p text:style-name="KrymPar"><text:span text:style-name="KrymRusBold">**********, *********,</text:span><text:span text:style-name="KrymRusItalic"> **. </text:span><text:span text:style-name="KrymRusBold">**********, *********.</text:span></text:p>
      <text:p text:style-name="KrymPar"><text:span text:style-name="KrymRusBold">***********</text:span><text:span text:style-name="KrymUkr"> – 1) ********, *************, ** **** ********** (****************), *******; 2) ********, *********, ********. [******* ****** *******].</text:span></text:p>
      <text:p text:style-name="KrymPar"><text:span text:style-name="KrymRusBold">*******</text:span><text:span text:style-name="KrymUkr"> – *********[**]*(**), *******.</text:span></text:p>
      <text:p text:style-name="KrymPar"><text:soft-page-break/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</text:span><text:span text:style-name="KrymUkr"> – 1) *****, *******, ****** (</text:span><text:span text:style-name="KrymRusAux">*. </text:span><text:span text:style-name="KrymUkr">-***), *******, ***** (</text:span><text:span text:style-name="KrymRusAux">*. </text:span><text:span text:style-name="KrymUkr">-**), *******. [******* **** ******. ************ *-*** *******, ** ******* (*******) ** ***. ******* ** ***** * *** *******; ******* ***** **, ****** ***** (*****.)]; 2) ***. [**** ***** ****** ******* * *** = </text:span><text:span text:style-name="KrymRusItalic">************</text:span><text:span text:style-name="KrymUkr">]. </text:span><text:span text:style-name="KrymRusItalic">*********** ** </text:span><text:span text:style-name="KrymRusBold">-***</text:span><text:span text:style-name="KrymUkr"> – *******(**)****, **************, ***********, *************, ************; 3) </text:span><text:span text:style-name="KrymRusItalic">****** </text:span><text:span text:style-name="KrymRusBold">-****</text:span><text:span text:style-name="KrymRusItalic"> ** ***</text:span><text:span text:style-name="KrymUkr"> – *****[**]**, ********* ** *****.</text:span></text:p>
      <text:p text:style-name="KrymPar"><text:span text:style-name="KrymRusBold">*******</text:span><text:span text:style-name="KrymUkr"> – ********. [******* ** ****** * ******* ******** * ******].</text:span></text:p>
      <text:p text:style-name="KrymPar"><text:span text:style-name="KrymRusBold">**********</text:span><text:span text:style-name="KrymUkr"> – 1) **********; 2) *************, ***********, *********.</text:span></text:p>
      <text:p text:style-name="KrymPar"><text:span text:style-name="KrymRusBold">********</text:span><text:span text:style-name="KrymUkr"> – 1) ********; 2) ***********, *********, *******. [** ****** ******** ******]. </text:span><text:span text:style-name="KrymRusBold">-** </text:span><text:span text:style-name="KrymRusItalic">*******</text:span><text:span text:style-name="KrymUkr"> – ******* *********, ***** (</text:span><text:span text:style-name="KrymRusAux">*. </text:span><text:span text:style-name="KrymUkr">-**). [** ***** ******, *******, ******* *’****, ******* *** ********** ****** (****.)].</text:span></text:p>
      <text:p text:style-name="KrymPar"><text:span text:style-name="KrymRusBold">**********</text:span><text:span text:style-name="KrymUkr"> – **********, *********, ***********, ***********, -****. [* ****** *****, * ********** *********]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</text:span><text:span text:style-name="KrymUkr">; 2) (</text:span><text:span text:style-name="KrymRusItalic">******** ** ******, ***********, ****** **** ** ******** *******.</text:span><text:span text:style-name="KrymUkr">) ***********, **********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</text:span><text:span text:style-name="KrymUkr">; 2) (</text:span><text:span text:style-name="KrymRusItalic">******* ** ******, **********, ***** ****** ** *****. *****.</text:span><text:span text:style-name="KrymUkr">) **********, *********.</text:span></text:p>
      <text:p text:style-name="KrymPar"><text:span text:style-name="KrymRusBold">*****</text:span><text:span text:style-name="KrymUkr">, </text:span><text:span text:style-name="KrymRusAux">****.</text:span><text:span text:style-name="KrymUkr"> – *****. [***** ********, ** * ********* (*****)].</text:span></text:p>
      <text:p text:style-name="KrymPar"><text:span text:style-name="KrymRusBold">*******</text:span><text:span text:style-name="KrymUkr"> – 1) (</text:span><text:span text:style-name="KrymRusItalic">**** ********</text:span><text:span text:style-name="KrymUkr">) *******, ********, ******** (*********), ********; (</text:span><text:span text:style-name="KrymRusItalic">****** *****</text:span><text:span text:style-name="KrymUkr">) ***(*)*********; (</text:span><text:span text:style-name="KrymRusAux">****-****</text:span><text:span text:style-name="KrymUkr">) ***********, ************; 2) (</text:span><text:span text:style-name="KrymRusBold">*. </text:span><text:span text:style-name="KrymRusItalic">** *****</text:span><text:span text:style-name="KrymUkr">) **********, ***********, ***********, (</text:span><text:span text:style-name="KrymRusItalic">* *******</text:span><text:span text:style-name="KrymUkr">) ******** ** ********. [** ***** ******** ** ********, *** ***** ********** ** ******!]; 3) (</text:span><text:span text:style-name="KrymRusItalic">**** *-****</text:span><text:span text:style-name="KrymUkr">) *******, ************. [********* ***** ******* – ****** ******* (************)].</text:span></text:p>
      <text:p text:style-name="KrymPar"><text:span text:style-name="KrymRusBold">*******</text:span><text:span text:style-name="KrymUkr"> – ******* ** **********, ********-**********.</text:span></text:p>
      <text:p text:style-name="KrymPar"><text:span text:style-name="KrymRusBold">*********</text:span><text:span text:style-name="KrymUkr"> – *********, ****, ****** (</text:span><text:span text:style-name="KrymRusAux">**.</text:span><text:span text:style-name="KrymUkr">).</text:span></text:p>
      <text:p text:style-name="KrymPar"><text:span text:style-name="KrymRusBold">**********</text:span><text:span text:style-name="KrymUkr">, </text:span><text:span text:style-name="KrymRusItalic">**.</text:span><text:span text:style-name="KrymUkr">, </text:span><text:span text:style-name="KrymRusBold">*******.</text:span></text:p>
      <text:p text:style-name="KrymPar"><text:span text:style-name="KrymRusBold">*******</text:span><text:span text:style-name="KrymUkr">, (</text:span><text:span text:style-name="KrymRusAux">***. </text:span><text:span text:style-name="KrymRusBold">*********</text:span><text:span text:style-name="KrymUkr">) – (</text:span><text:span text:style-name="KrymRusItalic">* ******</text:span><text:span text:style-name="KrymUkr">) ********, ******** (</text:span><text:span text:style-name="KrymRusAux">***.</text:span><text:span text:style-name="KrymUkr"> *********, *********); (</text:span><text:span text:style-name="KrymRusItalic">* ********</text:span><text:span text:style-name="KrymUkr">): *) (</text:span><text:span text:style-name="KrymRusItalic">*********</text:span><text:span text:style-name="KrymUkr">) ******** (</text:span><text:span text:style-name="KrymRusAux">***.</text:span><text:span text:style-name="KrymUkr"> **********); *) (</text:span><text:span text:style-name="KrymRusItalic">*****</text:span><text:span text:style-name="KrymUkr">) ******** (</text:span><text:span text:style-name="KrymRusAux">***.</text:span><text:span text:style-name="KrymUkr"> *********). [*** ***** *********, ** ****** ********]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, -***</text:span><text:span text:style-name="KrymUkr"> – *******, (</text:span><text:span text:style-name="KrymRusAux">*.</text:span><text:span text:style-name="KrymUkr">) ******** (*********), *******, ********* (</text:span><text:span text:style-name="KrymRusAux">***. *.</text:span><text:span text:style-name="KrymUkr">).</text:span></text:p>
      <text:p text:style-name="KrymPar"><text:span text:style-name="KrymRusBold">*****</text:span><text:span text:style-name="KrymUkr"> – ******, ******[**]*, *********, **** (* ******). [** ***** *******, ** ***** ********, * ** ***** **** *****, ** ******* ****]. </text:span><text:span text:style-name="KrymRusItalic">********* </text:span><text:span text:style-name="KrymRusBold">*****</text:span><text:span text:style-name="KrymRusItalic"> * *****</text:span><text:span text:style-name="KrymUkr"> – ************* ******.</text:span></text:p>
      <text:p text:style-name="KrymPar"><text:span text:style-name="KrymRusBold">*****-********</text:span><text:span text:style-name="KrymUkr"> – ********* ********.</text:span></text:p>
      <text:p text:style-name="KrymPar"><text:span text:style-name="KrymRusBold">****, ****</text:span><text:span text:style-name="KrymUkr"> – 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</text:span><text:span text:style-name="KrymUkr"> – ********.</text:span></text:p>
      <text:p text:style-name="KrymPar"><text:span text:style-name="KrymRusBold">********</text:span><text:span text:style-name="KrymUkr"> – ********, 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</text:span><text:span text:style-name="KrymUkr"> – ********, ********.</text:span></text:p>
      <text:p text:style-name="KrymPar"><text:span text:style-name="KrymRusBold">*************</text:span><text:span text:style-name="KrymUkr"> – ******[**]******.</text:span></text:p>
      <text:p text:style-name="KrymPar"><text:span text:style-name="KrymRusBold">****</text:span><text:span text:style-name="KrymUkr"> – ******. [** ****** ******* ********, * ** ****** ***** *********. ***** ******* *** ******, * ** *** ******].</text:span></text:p>
      <text:p text:style-name="KrymPar"><text:span text:style-name="KrymRusBold">*********</text:span><text:span text:style-name="KrymUkr"> – **********, *******. [***** *****, ***** ******… ****** *********** ***** ********* (*****)].</text:span></text:p>
      <text:p text:style-name="KrymPar"><text:span text:style-name="KrymRusBold">*********</text:span><text:span text:style-name="KrymUkr"> – *********. </text:span><text:span text:style-name="KrymRusBold">-****</text:span><text:span text:style-name="KrymUkr"> – ************.</text:span></text:p>
      <text:p text:style-name="KrymPar"><text:soft-page-break/><text:span text:style-name="KrymRusBold">*******</text:span><text:span text:style-name="KrymUkr"> – *******, (</text:span><text:span text:style-name="KrymRusItalic">** ******* ****</text:span><text:span text:style-name="KrymUkr">) *******. [****** ********* – * *** ***** *********. ****** ******* ***********]. </text:span><text:span text:style-name="KrymRusBold">*. </text:span><text:span text:style-name="KrymRusItalic">*************</text:span><text:span text:style-name="KrymUkr"> (</text:span><text:span text:style-name="KrymRusItalic">*** ********* ****</text:span><text:span text:style-name="KrymUkr">) – 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</text:span><text:span text:style-name="KrymUkr"> (</text:span><text:span text:style-name="KrymRusItalic">********** *** ******</text:span><text:span text:style-name="KrymUkr">) – ************, *********. [********* ***. **** ***** ******** – ****** *’*** ***** * *****; ***** ***** ** ******** (</text:span><text:span text:style-name="KrymRusItalic">** ******* ****, ********** *** ******</text:span><text:span text:style-name="KrymUkr">)].</text:span></text:p>
      <text:p text:style-name="KrymPar"><text:span text:style-name="KrymRusBold">*******</text:span><text:span text:style-name="KrymUkr"> – ********, *******.</text:span></text:p>
      <text:p text:style-name="KrymPar"><text:span text:style-name="KrymRusBold">*****, ********</text:span><text:span text:style-name="KrymUkr"> – *******, ****** (</text:span><text:span text:style-name="KrymRusAux">*. **.</text:span><text:span text:style-name="KrymUkr"> *****), *********. [* ***** ***********, * ***** ***** *********]. </text:span><text:span text:style-name="KrymRusBold">*. </text:span><text:span text:style-name="KrymRusItalic">******</text:span><text:span text:style-name="KrymUkr"> – *************.</text:span></text:p>
      <text:p text:style-name="KrymPar"><text:span text:style-name="KrymRusBold">*******</text:span><text:span text:style-name="KrymUkr"> – ********, ********, *******.</text:span></text:p>
      <text:p text:style-name="KrymPar"><text:span text:style-name="KrymRusBold">********, **********</text:span><text:span text:style-name="KrymUkr"> – *********. [** ****** ********, *** ******* ** ****** (******)].</text:span></text:p>
      <text:p text:style-name="KrymPar"><text:span text:style-name="KrymRusBold">******</text:span><text:span text:style-name="KrymUkr">, </text:span><text:span text:style-name="KrymRusAux">***.</text:span><text:span text:style-name="KrymUkr"> – ******, ******.</text:span></text:p>
      <text:p text:style-name="KrymPar"><text:span text:style-name="KrymRusBold">*******</text:span><text:span text:style-name="KrymUkr"> – *******, ******; (</text:span><text:span text:style-name="KrymRusItalic">******</text:span><text:span text:style-name="KrymUkr">) *****, ******, *******; (</text:span><text:span text:style-name="KrymRusItalic">* ******** *******</text:span><text:span text:style-name="KrymUkr">) **********, ***********.</text:span></text:p>
      <text:p text:style-name="KrymPar"><text:span text:style-name="KrymRusBold">**********</text:span><text:span text:style-name="KrymUkr"> – *********, ********, *******, *********[**]***, **********[**]***.</text:span></text:p>
      <text:p text:style-name="KrymPar"><text:span text:style-name="KrymRusBold">********</text:span><text:span text:style-name="KrymUkr"> – ********. [******* ********].</text:span></text:p>
      <text:p text:style-name="KrymPar"><text:span text:style-name="KrymRusBold">*****</text:span><text:span text:style-name="KrymUkr"> – ******, ********; (</text:span><text:span text:style-name="KrymRusAux">******.</text:span><text:span text:style-name="KrymUkr">) *******, **********, ******** (</text:span><text:span text:style-name="KrymRusAux">*. </text:span><text:span text:style-name="KrymUkr">-*****) (</text:span><text:span text:style-name="KrymRusAux">*. *.</text:span><text:span text:style-name="KrymUkr">) (</text:span><text:span text:style-name="KrymRusAux">**.</text:span><text:span text:style-name="KrymUkr"> **********). [****** *** **** * *** *******, ***** ******* *** ********]. </text:span><text:span text:style-name="KrymRusBold">****** </text:span><text:span text:style-name="KrymRusItalic">********, ******</text:span><text:span text:style-name="KrymUkr"> – ****** ** ********* (**********). </text:span><text:span text:style-name="KrymRusItalic">******** </text:span><text:span text:style-name="KrymRusBold">-**</text:span><text:span text:style-name="KrymUkr"> – ************ ******. </text:span><text:span text:style-name="KrymRusItalic">*********, *********** </text:span><text:span text:style-name="KrymRusBold">-**</text:span><text:span text:style-name="KrymUkr"> – *********** ******. </text:span><text:span text:style-name="KrymRusItalic">******* * ****** </text:span><text:span text:style-name="KrymRusBold">-*****</text:span><text:span text:style-name="KrymUkr"> – ************.</text:span></text:p>
      <text:p text:style-name="KrymPar"><text:span text:style-name="KrymRusBold">****</text:span><text:span text:style-name="KrymUkr"> – **** (</text:span><text:span text:style-name="KrymRusAux">*. </text:span><text:span text:style-name="KrymUkr">******), ******* (</text:span><text:span text:style-name="KrymRusAux">*. </text:span><text:span text:style-name="KrymUkr">-****), ********** (</text:span><text:span text:style-name="KrymRusAux">***.</text:span><text:span text:style-name="KrymUkr">).</text:span></text:p>
      <text:p text:style-name="KrymPar"><text:span text:style-name="KrymRusBold">***********</text:span><text:span text:style-name="KrymUkr"> – ***********. </text:span><text:span text:style-name="KrymRusBold">*. </text:span><text:span text:style-name="KrymRusItalic">***</text:span><text:span text:style-name="KrymUkr"> – 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, **********</text:span><text:span text:style-name="KrymUkr"> – 1) </text:span><text:span text:style-name="KrymRusItalic">**. </text:span><text:span text:style-name="KrymRusBold">*********</text:span><text:span text:style-name="KrymUkr">; 2) </text:span><text:span text:style-name="KrymRusBold">*. </text:span><text:span text:style-name="KrymRusItalic">* ****</text:span><text:span text:style-name="KrymUkr"> – ********, **********, ******* ***** ********. [******** ******** * *****]. </text:span><text:span text:style-name="KrymRusItalic">********, </text:span><text:span text:style-name="KrymRusBold">******</text:span><text:span text:style-name="KrymRusItalic"> * ****</text:span><text:span text:style-name="KrymUkr"> – **********. [*** ***** *********]; 3) (</text:span><text:span text:style-name="KrymRusItalic">* ***** * ****** * *. *.</text:span><text:span text:style-name="KrymUkr">) *********, ********; 4) (</text:span><text:span text:style-name="KrymRusItalic">* ****, ****, ****, *****</text:span><text:span text:style-name="KrymUkr">) ******, **********(**), *********, *********. [***** *******. ** ** *** ** *****, ** * ***** *****? ***** ******, ******]. </text:span><text:span text:style-name="KrymRusItalic">****** </text:span><text:span text:style-name="KrymRusBold">*.</text:span><text:span text:style-name="KrymUkr"> – ********. </text:span><text:span text:style-name="KrymRusBold">*.</text:span><text:span text:style-name="KrymUkr">, </text:span><text:span text:style-name="KrymRusItalic">******* ****</text:span><text:span text:style-name="KrymUkr"> – ********. [***** ***** ********]. </text:span><text:span text:style-name="KrymRusBold">*********</text:span><text:span text:style-name="KrymUkr"> – *******. [***** ***** * ******* ***]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,</text:span><text:span text:style-name="KrymRusItalic"> **. </text:span><text:span text:style-name="KrymRusBold">********* 3.</text:span></text:p>
      <text:p text:style-name="KrymPar"><text:span text:style-name="KrymRusBold">*******</text:span><text:span text:style-name="KrymUkr"> – *******, ********* (</text:span><text:span text:style-name="KrymRusAux">*. </text:span><text:span text:style-name="KrymUkr">*********). [********* ******** * *********].</text:span></text:p>
      <text:p text:style-name="KrymPar"><text:span text:style-name="KrymRusBold">********</text:span><text:span text:style-name="KrymUkr"> – ********, *********, ********, ********, ********, **********, *********, ********, ********-*******; (</text:span><text:span text:style-name="KrymRusItalic">* *******</text:span><text:span text:style-name="KrymUkr">) *********, **********, *********. </text:span><text:span text:style-name="KrymRusBold">*. </text:span><text:span text:style-name="KrymRusItalic">********</text:span><text:span text:style-name="KrymUkr"> – ***********, ******, *********.</text:span></text:p>
      <text:p text:style-name="KrymPar"><text:span text:style-name="KrymRusBold">************, ***************, **************</text:span><text:span text:style-name="KrymUkr"> – *************, *******, *******, ***********, ***********, ****, *********. [** ************* ** *********: ******* ******** (*. ****.). ** ********* ******. ** ******* *** *******, *** **** * ******* * *****, *** * ******].</text:span></text:p>
      <text:p text:style-name="KrymPar"><text:span text:style-name="KrymRusBold">*************</text:span><text:span text:style-name="KrymUkr"> – ************, **********, ***********, ************, ***********. </text:span><text:span text:style-name="KrymRusItalic">***** </text:span><text:span text:style-name="KrymRusBold">-****</text:span><text:span text:style-name="KrymUkr"> – * ******* ********** (*********), ***** (**********) * ******* (* ****). [********* ***** ** ********** * *******. ** *** ** ****** ********?].</text:span></text:p>
      <text:p text:style-name="KrymPar"><text:span text:style-name="KrymRusBold">***************</text:span><text:span text:style-name="KrymUkr"> – ***********, ***********, *************, ***************. [****** ************].</text:span></text:p>
      <text:p text:style-name="KrymPar"><text:span text:style-name="KrymRusBold">*********</text:span><text:span text:style-name="KrymUkr"> – *********, *********, ************, **********, ***********, *******. [******* ***** *********** ********. ******* *******-*********]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*</text:span><text:span text:style-name="KrymRusItalic"> * </text:span><text:span text:style-name="KrymRusBold">***************</text:span><text:span text:style-name="KrymUkr">; 2) **********, **********. [**** ******, ********* *********** ** * **********. ** ******** *** * ***** **********?]. </text:span><text:span text:style-name="KrymRusItalic">* **** ********** </text:span><text:span text:style-name="KrymRusBold">*********</text:span><text:span text:style-name="KrymUkr"> – ***** ***** (******); 3) *********. [******** **** ** *********** (****.). ******** </text:span><text:soft-page-break/><text:span text:style-name="KrymUkr">****** ********]. </text:span><text:span text:style-name="KrymRusBold">********* </text:span><text:span text:style-name="KrymRusItalic">****</text:span><text:span text:style-name="KrymUkr"> – ******** * ********* (* *******), ************* ******.</text:span></text:p>
      <text:p text:style-name="KrymPar"><text:span text:style-name="KrymRusBold">*******</text:span><text:span text:style-name="KrymUkr"> – ****** ***********.</text:span></text:p>
      <text:p text:style-name="KrymPar"><text:span text:style-name="KrymRusBold">****</text:span><text:span text:style-name="KrymUkr">, </text:span><text:span text:style-name="KrymRusAux">***.</text:span><text:span text:style-name="KrymUkr"> – ****.</text:span></text:p>
      <text:p text:style-name="KrymPar"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</text:span><text:span text:style-name="KrymUkr"> – *******, ******** (****.).</text:span></text:p>
      <text:p text:style-name="KrymPar"><text:span text:style-name="KrymRusBold">**************, -******</text:span><text:span text:style-name="KrymUkr"> – ************.</text:span></text:p>
      <text:p text:style-name="KrymPar"><text:span text:style-name="KrymRusBold">*************, -*******</text:span><text:span text:style-name="KrymUkr"> – *********** (</text:span><text:span text:style-name="KrymRusAux">***.</text:span><text:span text:style-name="KrymUkr"> *************).</text:span></text:p>
      <text:p text:style-name="KrymPar"><text:span text:style-name="KrymRusBold">***************</text:span><text:span text:style-name="KrymUkr"> – ************, **************.</text:span></text:p>
      <text:p text:style-name="KrymPar"><text:span text:style-name="KrymRusBold">********** **********</text:span><text:span text:style-name="KrymUkr">, </text:span><text:span text:style-name="KrymRusAux">****.</text:span><text:span text:style-name="KrymUkr"> – *******.</text:span></text:p>
      <text:p text:style-name="KrymPar"><text:span text:style-name="KrymRusBold">***********</text:span><text:span text:style-name="KrymUkr"> – *********** (</text:span><text:span text:style-name="KrymRusItalic">******. ******</text:span><text:span text:style-name="KrymUkr">), *********** (</text:span><text:span text:style-name="KrymRusItalic">************</text:span><text:span text:style-name="KrymUkr">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</text:span><text:span text:style-name="KrymUkr"> (</text:span><text:span text:style-name="KrymRusItalic">******</text:span><text:span text:style-name="KrymUkr">) – *********.</text:span></text:p>
      <text:p text:style-name="KrymPar"><text:span text:style-name="KrymRusBold">*****</text:span><text:span text:style-name="KrymUkr">, </text:span><text:span text:style-name="KrymRusAux">****.</text:span><text:span text:style-name="KrymUkr"> – *****, **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, ********** ******.</text:span></text:p>
      <text:p text:style-name="KrymPar"><text:span text:style-name="KrymRusBold">*************</text:span><text:span text:style-name="KrymUkr">, </text:span><text:span text:style-name="KrymRusAux">***.</text:span><text:span text:style-name="KrymUkr"> – *************, *********.</text:span></text:p>
      <text:p text:style-name="KrymPar"><text:span text:style-name="KrymRusBold">*****, ******</text:span><text:span text:style-name="KrymUkr"> – ******, *******. </text:span><text:span text:style-name="KrymRusItalic">******** ***** </text:span><text:span text:style-name="KrymRusBold">*******</text:span><text:span text:style-name="KrymUkr"> – ************. </text:span><text:span text:style-name="KrymRusBold">**.</text:span><text:span text:style-name="KrymRusItalic"> * ********</text:span><text:span text:style-name="KrymUkr"> – ********.</text:span></text:p>
      <text:p text:style-name="KrymPar"><text:span text:style-name="KrymRusBold">***********</text:span><text:span text:style-name="KrymUkr"> – **********, 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</text:span><text:span text:style-name="KrymUkr"> – ********, *********, **********.</text:span></text:p>
      <text:p text:style-name="KrymPar"><text:span text:style-name="KrymRusBold">*************, -********</text:span><text:span text:style-name="KrymUkr"> – **********.</text:span></text:p>
      <text:p text:style-name="KrymPar"><text:span text:style-name="KrymRusBold">********</text:span><text:span text:style-name="KrymUkr"> – 1) *******, *******, (</text:span><text:span text:style-name="KrymRusItalic">*******</text:span><text:span text:style-name="KrymUkr">) ********, *********, *********, (</text:span><text:span text:style-name="KrymRusItalic">* ******* **-****</text:span><text:span text:style-name="KrymUkr">) ******* (</text:span><text:span text:style-name="KrymRusAux">***.</text:span><text:span text:style-name="KrymUkr"> ********). [******* **** ********]. </text:span><text:span text:style-name="KrymRusBold">*. </text:span><text:span text:style-name="KrymRusItalic">* ******</text:span><text:span text:style-name="KrymUkr"> – ********* ** *’*******. </text:span><text:span text:style-name="KrymRusBold">*. </text:span><text:span text:style-name="KrymRusItalic">*****</text:span><text:span text:style-name="KrymUkr"> – ********* ****** (********, *****). </text:span><text:span text:style-name="KrymRusBold">*. </text:span><text:span text:style-name="KrymRusItalic">******</text:span><text:span text:style-name="KrymUkr"> – ******* ********, ************. </text:span><text:span text:style-name="KrymRusBold">*. </text:span><text:span text:style-name="KrymRusItalic">******</text:span><text:span text:style-name="KrymUkr"> – ********, *****[*]*** ******, ******** (*********) *****. </text:span><text:span text:style-name="KrymRusBold">*. </text:span><text:span text:style-name="KrymRusItalic">* ***, * *****</text:span><text:span text:style-name="KrymUkr"> – ********* ******, *******; 2) (</text:span><text:span text:style-name="KrymRusItalic">********* ****, ***</text:span><text:span text:style-name="KrymUkr">) *******, *********, *******, *********, ************ *** *****. [****** *********! ** ********** ** *****! ****** *** *****-*****]; 3) (</text:span><text:span text:style-name="KrymRusItalic">*********** ********** ***</text:span><text:span text:style-name="KrymUkr">) ********* **, ************** ** (</text:span><text:span text:style-name="KrymRusAux">***.</text:span><text:span text:style-name="KrymUkr"> **********), ********* *****. [** ********* ********* *********].</text:span></text:p>
      <text:p text:style-name="KrymPar"><text:span text:style-name="KrymRusBold">**********</text:span><text:span text:style-name="KrymUkr"> – *********, (</text:span><text:span text:style-name="KrymRusItalic">**********</text:span><text:span text:style-name="KrymUkr">) *********, ***********. [***** **********. ************ ** *****]. </text:span><text:span text:style-name="KrymRusBold">*. </text:span><text:span text:style-name="KrymRusItalic">** ***** ********* * ******</text:span><text:span text:style-name="KrymUkr"> – ********* * ******* ***** ** ******** (*****). </text:span><text:span text:style-name="KrymRusBold">*. </text:span><text:span text:style-name="KrymRusItalic">******</text:span><text:span text:style-name="KrymUkr"> – ********* ********, ************, **************. [******* ******** ** ***********]. </text:span><text:span text:style-name="KrymRusBold">*. </text:span><text:span text:style-name="KrymRusItalic">** *** </text:span><text:span text:style-name="KrymUkr">(</text:span><text:span text:style-name="KrymRusAux">******.</text:span><text:span text:style-name="KrymUkr">) – ********** ** ****. </text:span><text:span text:style-name="KrymRusBold">*.</text:span><text:span text:style-name="KrymRusItalic"> * *****</text:span><text:span text:style-name="KrymUkr"> – ******** * **** (* ****), (</text:span><text:span text:style-name="KrymRusItalic">**************</text:span><text:span text:style-name="KrymUkr">) – ****** ****, ******** * ***** ****. [****** ******, ** **** ******* (*****.)].</text:span></text:p>
      <text:p text:style-name="KrymPar"><text:span text:style-name="KrymRusBold">********</text:span><text:span text:style-name="KrymUkr"> – 1) *******, ********, *********. </text:span><text:span text:style-name="KrymRusBold">*. </text:span><text:span text:style-name="KrymRusItalic">*******</text:span><text:span text:style-name="KrymUkr"> – *********, ***********, **********. </text:span><text:span text:style-name="KrymRusBold">*. </text:span><text:span text:style-name="KrymRusItalic">** *** </text:span><text:span text:style-name="KrymUkr">(</text:span><text:span text:style-name="KrymRusAux">******</text:span><text:span text:style-name="KrymUkr">) – *********, **********, *********. [********* (**********) ********* * *****. **** ******* * ******* ***** *********]. </text:span><text:span text:style-name="KrymRusBold">*.</text:span><text:span text:style-name="KrymRusItalic"> * ******</text:span><text:span text:style-name="KrymUkr"> – ********* ** *’*******. </text:span><text:span text:style-name="KrymRusBold">*. </text:span><text:span text:style-name="KrymRusItalic">* *******</text:span><text:span text:style-name="KrymUkr"> – *********. </text:span><text:span text:style-name="KrymRusBold">*. </text:span><text:span text:style-name="KrymRusItalic">* *****</text:span><text:span text:style-name="KrymUkr"> – **********, **********, ********, ********. [********* (*******) *** ** ******. ******** ***** ** ******]. </text:span><text:span text:style-name="KrymRusBold">*.</text:span><text:span text:style-name="KrymRusItalic"> * *****</text:span><text:span text:style-name="KrymUkr"> – **********, *****[**]*****. [** ******* ****** ** ******]. </text:span><text:span text:style-name="KrymRusBold">*. </text:span><text:span text:style-name="KrymRusItalic">******, ******</text:span><text:span text:style-name="KrymUkr"> – ********. [******** ******* * ******]. </text:span><text:span text:style-name="KrymRusBold">*. </text:span><text:span text:style-name="KrymRusItalic">*****</text:span><text:span text:style-name="KrymUkr"> – ********* ******, ********, *****. </text:span><text:span text:style-name="KrymRusBold">*. </text:span><text:span text:style-name="KrymRusItalic">******</text:span><text:span text:style-name="KrymUkr"> – *******, ******** ****** (********), **************. </text:span><text:span text:style-name="KrymRusBold">*. </text:span><text:span text:style-name="KrymRusItalic">******</text:span><text:span text:style-name="KrymUkr"> – *********, ******** ** ******* ******, ********* ***** (******), (**)******* (**********) *****. </text:span><text:span text:style-name="KrymRusBold">*. </text:span><text:span text:style-name="KrymRusItalic">**** ******</text:span><text:span text:style-name="KrymUkr"> – ******* (********) ****** ******, *********. [******** ** ***** ******]. </text:span><text:span text:style-name="KrymRusBold">*.</text:span><text:span text:style-name="KrymRusItalic"> * *****</text:span><text:span text:style-name="KrymUkr"> – ******** ********. [**** – ****: *** ***** ******** * ********]; 2) </text:span><text:span text:style-name="KrymRusItalic">****, ***</text:span><text:span text:style-name="KrymUkr"> (</text:span><text:span text:style-name="KrymRusItalic">********</text:span><text:span text:style-name="KrymUkr">) *******, *********, *******, *********, ********* *****, **, ********** *****. [***** ****** ***** ******, *****, ******, *********]. </text:span><text:span text:style-name="KrymRusBold">*. </text:span><text:span text:style-name="KrymRusItalic">******</text:span><text:span text:style-name="KrymUkr"> – ********* ******, ********** *****. [***** ******* </text:span><text:soft-page-break/><text:span text:style-name="KrymUkr">*********, ** *** ** ** *****]. </text:span><text:span text:style-name="KrymRusBold">*.</text:span><text:span text:style-name="KrymUkr"> (</text:span><text:span text:style-name="KrymRusItalic">**********</text:span><text:span text:style-name="KrymUkr">) </text:span><text:span text:style-name="KrymRusItalic">********** ***, ****** ***</text:span><text:span text:style-name="KrymUkr"> – **********, *********, ********* **. [********* *******, ******* ******** * ***** ** *****. ******** *******. * *** ****** ******** ********]. </text:span><text:span text:style-name="KrymRusBold">*. </text:span><text:span text:style-name="KrymRusItalic">** ******** ******</text:span><text:span text:style-name="KrymUkr"> – ******* ** ***********.</text:span><text:span text:style-name="KrymRusItalic"> **. *** </text:span><text:span text:style-name="KrymRusBold">**********.</text:span></text:p>
      <text:p text:style-name="KrymPar"><text:span text:style-name="KrymRusBold">**********</text:span><text:span text:style-name="KrymUkr"> – *********, **********, ********, ********, -**. [******** *******. ** ********** ********* ****** ********* * *****. (****.). ********** * ** ****** ************ (*. ****.) ************ ********, * ******* ** ****** ********. * ******* ******** ******** ******** (****.)]. </text:span><text:span text:style-name="KrymRusBold">**********</text:span><text:span text:style-name="KrymRusItalic"> * ***** *******</text:span><text:span text:style-name="KrymUkr"> – ************. </text:span><text:span text:style-name="KrymRusBold">*. </text:span><text:span text:style-name="KrymRusItalic">* *******</text:span><text:span text:style-name="KrymUkr"> – ******** (**********) ******. [**** **-** ******* ******, * *** ***** ** ********, **** * ************]. </text:span><text:span text:style-name="KrymRusBold">*. </text:span><text:span text:style-name="KrymRusItalic">** **** *** * ****</text:span><text:span text:style-name="KrymUkr"> – *********, *****(**)****. </text:span><text:span text:style-name="KrymRusBold">*. </text:span><text:span text:style-name="KrymRusItalic">******** ****</text:span><text:span text:style-name="KrymUkr"> – ******** ** ***. [******* *********** * ********* ** ***** ********* (*****)]. </text:span><text:span text:style-name="KrymRusItalic">********** </text:span><text:span text:style-name="KrymRusBold">**. </text:span><text:span text:style-name="KrymRusItalic">* ****, ****</text:span><text:span text:style-name="KrymUkr"> – *********, **********. [*** ** ******* ********* – * ******* ******** (****.). ** ********* ****** ****** ** ******* *****]. </text:span><text:span text:style-name="KrymRusBold">*.</text:span><text:span text:style-name="KrymRusItalic"> * ****</text:span><text:span text:style-name="KrymUkr"> – ************. </text:span><text:span text:style-name="KrymRusBold">*. </text:span><text:span text:style-name="KrymRusItalic">******</text:span><text:span text:style-name="KrymUkr"> – ********. </text:span><text:span text:style-name="KrymRusBold">*. </text:span><text:span text:style-name="KrymRusItalic">* *****</text:span><text:span text:style-name="KrymUkr"> – ******* * ****, * ****. </text:span><text:span text:style-name="KrymRusBold">*. </text:span><text:span text:style-name="KrymRusItalic">******, ********</text:span><text:span text:style-name="KrymUkr"> – ********* (**********, **********), ******* (****** **********). </text:span><text:span text:style-name="KrymRusBold">*. </text:span><text:span text:style-name="KrymRusItalic">****** ****, ** ***, ****** </text:span><text:span text:style-name="KrymUkr">(</text:span><text:span text:style-name="KrymRusItalic">* ****.</text:span><text:span text:style-name="KrymUkr">) – ********, *********, **********, ********. [******** ********* * ****** (*****.). ***** *** * ******** ** *** ******* (*. ****.)]. </text:span><text:span text:style-name="KrymRusBold">*. </text:span><text:span text:style-name="KrymRusItalic">******</text:span><text:span text:style-name="KrymUkr"> – ********** (**********) *******. [********** ******* – ** ********]. </text:span><text:span text:style-name="KrymRusBold">*. </text:span><text:span text:style-name="KrymRusItalic">************</text:span><text:span text:style-name="KrymUkr"> (</text:span><text:span text:style-name="KrymRusItalic">*** ***</text:span><text:span text:style-name="KrymUkr">) – ********* *******. [******* *** * ********* ** ***** ******* (*. ****.)].</text:span></text:p>
      <text:p text:style-name="KrymPar"><text:span text:style-name="KrymRusBold">********</text:span><text:span text:style-name="KrymUkr"> – 1) (</text:span><text:span text:style-name="KrymRusItalic">****** *********</text:span><text:span text:style-name="KrymUkr">) *******; 2) (</text:span><text:span text:style-name="KrymRusItalic">*********</text:span><text:span text:style-name="KrymUkr">) *******, *******, *********, ********, ***********; 3) </text:span><text:span text:style-name="KrymRusItalic">**. </text:span><text:span text:style-name="KrymRusBold">**********, *********.</text:span></text:p>
      <text:p text:style-name="KrymPar"><text:span text:style-name="KrymRusBold">**********, **********, *********</text:span><text:span text:style-name="KrymUkr"> (</text:span><text:span text:style-name="KrymRusItalic">* ****</text:span><text:span text:style-name="KrymUkr">) – ******, ** *** ****, **********, ******* (</text:span><text:span text:style-name="KrymRusAux">*. </text:span><text:span text:style-name="KrymUkr">-**) (</text:span><text:span text:style-name="KrymRusAux">*. *.</text:span><text:span text:style-name="KrymUkr">), *********. [********** ****** – *******].</text:span></text:p>
      <text:p text:style-name="KrymPar"><text:span text:style-name="KrymRusBold">********</text:span><text:span text:style-name="KrymUkr"> – ********, **********, *******(*)**, ***********, *********, ******. [******* ******* *********. ******* ***** ********** ******, * ** ****].</text:span></text:p>
      <text:p text:style-name="KrymPar"><text:span text:style-name="KrymRusBold">***********</text:span><text:span text:style-name="KrymUkr"> – ********* (****, ********)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</text:span><text:span text:style-name="KrymUkr"> – **** (</text:span><text:span text:style-name="KrymRusAux">*. </text:span><text:span text:style-name="KrymUkr">-**). [*** *** ** ***** ** *****, ** ** ***** ****].</text:span></text:p>
      <text:p text:style-name="KrymPar"><text:span text:style-name="KrymRusBold">**********</text:span><text:span text:style-name="KrymUkr"> – ********, (</text:span><text:span text:style-name="KrymRusItalic">*** ********</text:span><text:span text:style-name="KrymUkr">) **********, **********, ***********. </text:span><text:span text:style-name="KrymRusBold">-*** </text:span><text:span text:style-name="KrymRusItalic">****</text:span><text:span text:style-name="KrymUkr"> (</text:span><text:span text:style-name="KrymRusItalic">*** *********</text:span><text:span text:style-name="KrymUkr">) – *******, *********, *********, **********. [***** ** ******, * *******. ** ***** ** ***** **** *********]. </text:span><text:span text:style-name="KrymRusBold">-*** </text:span><text:span text:style-name="KrymRusItalic">*********</text:span><text:span text:style-name="KrymUkr"> – ********* ******, **********.</text:span></text:p>
      <text:p text:style-name="KrymPar"><text:span text:style-name="KrymRusBold">*************, -******</text:span><text:span text:style-name="KrymUkr"> – *************.</text:span></text:p>
      <text:p text:style-name="KrymPar"><text:span text:style-name="KrymRusBold">************</text:span><text:span text:style-name="KrymUkr"> – ************, </text:span><text:span text:style-name="KrymRusAux">***.</text:span><text:span text:style-name="KrymUkr"> **************. </text:span><text:span text:style-name="KrymRusBold">-******</text:span><text:span text:style-name="KrymUkr"> – *************, **************, ******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, -****</text:span><text:span text:style-name="KrymUkr"> – ***************, -****.</text:span></text:p>
      <text:p text:style-name="KrymPar"><text:span text:style-name="KrymRusBold">*****, *******</text:span><text:span text:style-name="KrymUkr"> – *******.</text:span></text:p>
      <text:p text:style-name="KrymPar"><text:span text:style-name="KrymRusBold">********, *********</text:span><text:span text:style-name="KrymUkr"> – ********, ********. [****** ******** *** ****** *. ******* ********* *********** (*****.). ******** *******, ** *********, ******** ** ** ********-****** ******** ***** (****.)].</text:span></text:p>
      <text:p text:style-name="KrymPar"><text:span text:style-name="KrymRusBold">**********</text:span><text:span text:style-name="KrymUkr"> – ***********, ************.</text:span></text:p>
      <text:p text:style-name="KrymPar"><text:span text:style-name="KrymRusBold">***********</text:span><text:span text:style-name="KrymUkr"> – *************. </text:span><text:span text:style-name="KrymRusItalic">****** ** </text:span><text:span text:style-name="KrymRusBold">*.</text:span><text:span text:style-name="KrymUkr"> – ******* ** ************* (** ****)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 *********, ********. (</text:span><text:span text:style-name="KrymLat">*********** **********</text:span><text:span text:style-name="KrymUkr">).</text:span></text:p>
      <text:p text:style-name="KrymPar"><text:span text:style-name="KrymRusBold">****</text:span><text:span text:style-name="KrymUkr"> – 1) (</text:span><text:span text:style-name="KrymRusItalic">******* ******, ********** ** 4 *****</text:span><text:span text:style-name="KrymUkr">) ****; (</text:span><text:span text:style-name="KrymRusItalic">********** ****** * ********** ******</text:span><text:span text:style-name="KrymUkr">) ******. [******** ** ******, * ****** ******** (****.)]; 2) (</text:span><text:span text:style-name="KrymRusItalic">*****, ******* **************</text:span><text:span text:style-name="KrymUkr">) ****, *******. [**** (*******) *****]; 3) (</text:span><text:span text:style-name="KrymRusItalic">****** * ****</text:span><text:span text:style-name="KrymUkr">) *******; 4) (</text:span><text:span text:style-name="KrymRusItalic">****** *** ********</text:span><text:span text:style-name="KrymUkr">) ****, *******.</text:span></text:p>
      <text:p text:style-name="KrymPar"><text:span text:style-name="KrymRusBold">**********</text:span><text:span text:style-name="KrymUkr"> – **********. [********* *****].</text:span></text:p>
      <text:p text:style-name="KrymPar"><text:span text:style-name="KrymRusBold">*********</text:span><text:span text:style-name="KrymUkr"> – *********.</text:span></text:p>
      <text:p text:style-name="KrymPar"><text:soft-page-break/><text:span text:style-name="KrymRusBold">************</text:span><text:span text:style-name="KrymUkr"> – ************.</text:span></text:p>
      <text:p text:style-name="KrymPar"><text:span text:style-name="KrymRusBold">*********</text:span><text:span text:style-name="KrymUkr"> – 1) (</text:span><text:span text:style-name="KrymRusItalic">****** *** </text:span><text:span text:style-name="KrymRusBold">******* </text:span><text:span text:style-name="KrymRusItalic">* *******</text:span><text:span text:style-name="KrymUkr">) ******; 2) (</text:span><text:span text:style-name="KrymRusItalic">********** *******, ******** ****** * ******, *** ***** ***</text:span><text:span text:style-name="KrymUkr">) *********. </text:span><text:span text:style-name="KrymRusItalic">****** </text:span><text:span text:style-name="KrymRusBold">**********</text:span><text:span text:style-name="KrymUkr"> – ********** (*****).</text:span></text:p>
      <text:p text:style-name="KrymPar"><text:span text:style-name="KrymRusBold">*********</text:span><text:span text:style-name="KrymUkr"> – *******, *********.</text:span></text:p>
      <text:p text:style-name="KrymPar"><text:span text:style-name="KrymRusBold">*******,</text:span><text:span text:style-name="KrymRusItalic"> **. </text:span><text:span text:style-name="KrymRusBold">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</text:span><text:span text:style-name="KrymUkr"> – ********** ******* ********.</text:span></text:p>
      <text:p text:style-name="KrymPar"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</text:span><text:span text:style-name="KrymUkr"> – *******, ******. </text:span><text:span text:style-name="KrymRusItalic">*** </text:span><text:span text:style-name="KrymRusBold">*******</text:span><text:span text:style-name="KrymUkr"> – ****** *****, ***** * ****** (= </text:span><text:span text:style-name="KrymRusItalic">*** ****** * *********</text:span><text:span text:style-name="KrymUkr">)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.</text:span></text:p>
      <text:p text:style-name="KrymPar"><text:span text:style-name="KrymRusBold">***********</text:span><text:span text:style-name="KrymUkr">, </text:span><text:span text:style-name="KrymRusAux">****.</text:span><text:span text:style-name="KrymUkr"> – **********.</text:span></text:p>
      <text:p text:style-name="KrymPar"><text:span text:style-name="KrymRusBold">******, ********</text:span><text:span text:style-name="KrymUkr"> (</text:span><text:span text:style-name="KrymRusItalic">****</text:span><text:span text:style-name="KrymUkr">) – ******, (</text:span><text:span text:style-name="KrymRusAux">******.</text:span><text:span text:style-name="KrymUkr">) **********. [********* ******* ***** *************, ********** ********** – ** ************].</text:span></text:p>
      <text:p text:style-name="KrymPar"><text:span text:style-name="KrymRusBold">*******</text:span><text:span text:style-name="KrymUkr"> – 1) (</text:span><text:span text:style-name="KrymRusItalic">*******</text:span><text:span text:style-name="KrymUkr">) *******; 2) (</text:span><text:span text:style-name="KrymRusItalic">******* ******, ******</text:span><text:span text:style-name="KrymUkr">) *******. [** ************* ********* **** **********]; 3) (</text:span><text:span text:style-name="KrymRusBold">*******</text:span><text:span text:style-name="KrymUkr">, </text:span><text:span text:style-name="KrymRusItalic">********** ****</text:span><text:span text:style-name="KrymUkr">) *******. [********* ** ****** ***** *******. (***.-***.)].</text:span></text:p>
      <text:p text:style-name="KrymPar"><text:span text:style-name="KrymRusBold">**********</text:span><text:span text:style-name="KrymUkr"> – ***[**]*******, **********.</text:span></text:p>
      <text:p text:style-name="KrymPar"><text:span text:style-name="KrymRusBold">**********</text:span><text:span text:style-name="KrymUkr"> – ***[**]*******, **********, **********.</text:span></text:p>
      <text:p text:style-name="KrymPar"><text:span text:style-name="KrymRusBold">*********, *********</text:span><text:span text:style-name="KrymUkr"> – *********, *********, </text:span><text:span text:style-name="KrymRusAux">***.</text:span><text:span text:style-name="KrymUkr"> *********, ***[**]**(*)****, </text:span><text:span text:style-name="KrymRusAux">***.</text:span><text:span text:style-name="KrymUkr"> *********, ********; *******, </text:span><text:span text:style-name="KrymRusAux">***.</text:span><text:span text:style-name="KrymUkr"> ********; ********, **********. [*** *******, *********, ********. * *** ******** *****. ******** (**********) ********, ********. ********* ***** * ***** ********* *****. ******* *********]. </text:span><text:span text:style-name="KrymRusBold">********* </text:span><text:span text:style-name="KrymRusItalic">******, ******</text:span><text:span text:style-name="KrymUkr"> – *********, ********, ***[**]******, **********, *********. [**** * *****, ** ** *******. **** *** * ******** (**********, *********)].</text:span></text:p>
      <text:p text:style-name="KrymPar"><text:span text:style-name="KrymRusBold">***********</text:span><text:span text:style-name="KrymUkr"> – ***[**]********, ***********.</text:span></text:p>
      <text:p text:style-name="KrymPar"><text:span text:style-name="KrymRusBold">********, -***</text:span><text:span text:style-name="KrymUkr"> – *******.</text:span></text:p>
      <text:p text:style-name="KrymPar"><text:span text:style-name="KrymRusBold">********, -**</text:span><text:span text:style-name="KrymUkr"> – ********, -**, ********, -**, *******, </text:span><text:span text:style-name="KrymRusAux">***.</text:span><text:span text:style-name="KrymUkr"> ***(*)*****. [******* ********* ******].</text:span></text:p>
      <text:p text:style-name="KrymPar"><text:span text:style-name="KrymRusBold">******, -***</text:span><text:span text:style-name="KrymUkr"> – ******, *******, ******** ***** * ******.</text:span></text:p>
      <text:p text:style-name="KrymPar"><text:span text:style-name="KrymRusBold">**********</text:span><text:span text:style-name="KrymUkr"> – *********, ********, ************.</text:span></text:p>
      <text:p text:style-name="KrymPar"><text:span text:style-name="KrymRusBold">*****!</text:span><text:span text:style-name="KrymUkr"> – ******! *-******! **-******! ******! ****!</text:span></text:p>
      <text:p text:style-name="KrymPar"><text:span text:style-name="KrymRusBold">******* </text:span><text:span text:style-name="KrymUkr">(</text:span><text:span text:style-name="KrymRusAux">***.</text:span><text:span text:style-name="KrymUkr">) – *******, *********, (</text:span><text:span text:style-name="KrymRusAux">*. *.</text:span><text:span text:style-name="KrymUkr"> **********), *******, *********, (</text:span><text:span text:style-name="KrymRusAux">*. *. </text:span><text:span text:style-name="KrymUkr">**********), ********.</text:span></text:p>
      <text:p text:style-name="KrymPar"><text:span text:style-name="KrymRusBold">***********,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*********, **********, *********. [********* (*********) ** *****. ***** ********* ***, ** ********** ********** **********].</text:span></text:p>
      <text:p text:style-name="KrymPar"><text:span text:style-name="KrymRusBold">**********, ***********</text:span><text:span text:style-name="KrymUkr"> – **********; </text:span><text:span text:style-name="KrymRusAux">***.</text:span><text:span text:style-name="KrymUkr"> ***********, ******** *********, *********, **********. [***** *********, **********. ******** *********].</text:span></text:p>
      <text:p text:style-name="KrymPar"><text:span text:style-name="KrymRusBold">********, -***,</text:span><text:span text:style-name="KrymRusItalic"> **. </text:span><text:span text:style-name="KrymRusBold">*******.</text:span></text:p>
      <text:p text:style-name="KrymPar"><text:span text:style-name="KrymRusBold">**********</text:span><text:span text:style-name="KrymUkr"> – *********, ***********, ******* (</text:span><text:span text:style-name="KrymRusAux">*. </text:span><text:span text:style-name="KrymUkr">-****), ************** (</text:span><text:span text:style-name="KrymRusAux">*. </text:span><text:span text:style-name="KrymUkr">-*****). [******* ********* ** ******* ********].</text:span></text:p>
      <text:p text:style-name="KrymPar"><text:span text:style-name="KrymRusBold">*********</text:span><text:span text:style-name="KrymUkr"> – ********, **********, **********.</text:span></text:p>
      <text:p text:style-name="KrymPar"><text:span text:style-name="KrymRusBold">*******</text:span><text:span text:style-name="KrymUkr"> – *******, ********* (</text:span><text:span text:style-name="KrymRusAux">***.</text:span><text:span text:style-name="KrymUkr">).</text:span></text:p>
      <text:p text:style-name="KrymPar"><text:span text:style-name="KrymRusBold">***********</text:span><text:span text:style-name="KrymUkr"> – **********, ************.</text:span></text:p>
      <text:p text:style-name="KrymPar"><text:span text:style-name="KrymRusBold">******</text:span><text:span text:style-name="KrymUkr"> – ****** (</text:span><text:span text:style-name="KrymRusAux">**.</text:span><text:span text:style-name="KrymUkr"> *******), ******** (</text:span><text:span text:style-name="KrymRusAux">***.</text:span><text:span text:style-name="KrymUkr">), ******* (</text:span><text:span text:style-name="KrymRusAux">***.</text:span><text:span text:style-name="KrymUkr">), (</text:span><text:span text:style-name="KrymRusItalic">***** ********</text:span><text:span text:style-name="KrymUkr">) ********. </text:span><text:span text:style-name="KrymRusBold">****** </text:span><text:span text:style-name="KrymRusItalic">** ******</text:span><text:span text:style-name="KrymUkr"> – ****** ******* ******.</text:span></text:p>
      <text:p text:style-name="KrymPar"><text:span text:style-name="KrymRusBold">*******</text:span><text:span text:style-name="KrymUkr"> – ********* (</text:span><text:span text:style-name="KrymRusAux">*. </text:span><text:span text:style-name="KrymUkr">-**), **********, ********** (***.-***.), (</text:span><text:span text:style-name="KrymRusAux">*. *.</text:span><text:span text:style-name="KrymUkr">) *********, (</text:span><text:span text:style-name="KrymRusAux">****.</text:span><text:span text:style-name="KrymUkr">) ********.</text:span></text:p>
      <text:p text:style-name="KrymPar"><text:span text:style-name="KrymRusBold">*******</text:span><text:span text:style-name="KrymUkr"> – *********, ******(*), (</text:span><text:span text:style-name="KrymRusAux">******.</text:span><text:span text:style-name="KrymUkr">) *******, ********.</text:span></text:p>
      <text:p text:style-name="KrymPar"><text:soft-page-break/><text:span text:style-name="KrymRusBold">**********</text:span><text:span text:style-name="KrymUkr"> – **********, ********, ************, *********** (</text:span><text:span text:style-name="KrymRusAux">***.</text:span><text:span text:style-name="KrymUkr">), *********, 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,</text:span><text:span text:style-name="KrymRusItalic"> **. </text:span><text:span text:style-name="KrymRusBold">*******.</text:span></text:p>
      <text:p text:style-name="KrymPar"><text:span text:style-name="KrymRusBold">******</text:span><text:span text:style-name="KrymUkr"> – *******, *****. </text:span><text:span text:style-name="KrymRusBold">****** </text:span><text:span text:style-name="KrymRusItalic">*********</text:span><text:span text:style-name="KrymUkr"> – *************, ***********. </text:span><text:span text:style-name="KrymRusItalic">** </text:span><text:span text:style-name="KrymRusBold">****** </text:span><text:span text:style-name="KrymRusItalic">****, * * </text:span><text:span text:style-name="KrymRusBold">****** </text:span><text:span text:style-name="KrymRusItalic">****</text:span><text:span text:style-name="KrymUkr"> – ** ***** ***’*** *******, * * ****** ******* *******. </text:span><text:span text:style-name="KrymRusItalic">***** *****</text:span><text:span text:style-name="KrymUkr"> – </text:span><text:span text:style-name="KrymRusBold">****** </text:span><text:span text:style-name="KrymRusItalic">*****</text:span><text:span text:style-name="KrymUkr"> – ****** ******* * ******** **********. </text:span><text:span text:style-name="KrymRusBold">******* </text:span><text:span text:style-name="KrymRusItalic">*******</text:span><text:span text:style-name="KrymUkr"> – ********* **-**.</text:span></text:p>
      <text:p text:style-name="KrymPar"><text:span text:style-name="KrymRusBold">**********</text:span><text:span text:style-name="KrymUkr"> – ******, ******. [***** * ******** *******]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**</text:span><text:span text:style-name="KrymUkr">, </text:span><text:span text:style-name="KrymRusAux">****.</text:span><text:span text:style-name="KrymUkr"> – ************, 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, </text:span><text:span text:style-name="KrymRusAux">****.</text:span><text:span text:style-name="KrymUkr"> – ************.</text:span></text:p>
      <text:p text:style-name="KrymPar"><text:span text:style-name="KrymRusBold">********</text:span><text:span text:style-name="KrymUkr">, </text:span><text:span text:style-name="KrymRusAux">****.</text:span><text:span text:style-name="KrymUkr"> (</text:span><text:span text:style-name="KrymLat">**********</text:span><text:span text:style-name="KrymUkr">) – **********, *******’* (</text:span><text:span text:style-name="KrymRusAux">**. *.</text:span><text:span text:style-name="KrymUkr">).</text:span></text:p>
      <text:p text:style-name="KrymPar"><text:span text:style-name="KrymRusBold">**********</text:span><text:span text:style-name="KrymUkr">, </text:span><text:span text:style-name="KrymRusAux">****.</text:span><text:span text:style-name="KrymUkr"> – ************, **********.</text:span></text:p>
      <text:p text:style-name="KrymPar"><text:span text:style-name="KrymRusBold">*******</text:span><text:span text:style-name="KrymUkr"> – ********, ******, (</text:span><text:span text:style-name="KrymRusItalic">** ******</text:span><text:span text:style-name="KrymUkr">) *****.</text:span></text:p>
      <text:p text:style-name="KrymPar"><text:span text:style-name="KrymRusBold">********</text:span><text:span text:style-name="KrymUkr"> – *********. [*** *********]. </text:span><text:span text:style-name="KrymRusBold">-*** </text:span><text:span text:style-name="KrymRusItalic">*******</text:span><text:span text:style-name="KrymUkr"> – ******** ********** (********).</text:span></text:p>
      <text:p text:style-name="KrymPar"><text:span text:style-name="KrymRusBold">*********, ***********, *********,</text:span><text:span text:style-name="KrymRusItalic"> **. </text:span><text:span text:style-name="KrymRusBold">********, **********, *********. *. </text:span><text:span text:style-name="KrymRusItalic">**********, ***********</text:span><text:span text:style-name="KrymUkr"> – ***********.</text:span></text:p>
      <text:p text:style-name="KrymPar"><text:span text:style-name="KrymRusBold">****! </text:span><text:span text:style-name="KrymRusAux">****.</text:span><text:span text:style-name="KrymUkr"> – 1) *****! [******** – *****!]; 2) ***! ***! [*** ** ******!].</text:span></text:p>
      <text:p text:style-name="KrymPar"><text:span text:style-name="KrymRusBold">********, *********, *******</text:span><text:span text:style-name="KrymUkr"> – ********, *********, ***********.</text:span></text:p>
      <text:p text:style-name="KrymPar"><text:span text:style-name="KrymRusBold">*********</text:span><text:span text:style-name="KrymUkr"> – *****, ******** (</text:span><text:span text:style-name="KrymRusAux">*. </text:span><text:span text:style-name="KrymUkr">-****), **********, ************, **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 – *********, ***********, *********, ********* (</text:span><text:span text:style-name="KrymRusAux">***.</text:span><text:span text:style-name="KrymUkr">), *************.</text:span></text:p>
      <text:p text:style-name="KrymPar"><text:span text:style-name="KrymRusBold">*********</text:span><text:span text:style-name="KrymUkr"> – 1) *********; 2) (</text:span><text:span text:style-name="KrymRusItalic">******* **********</text:span><text:span text:style-name="KrymUkr">) ********* (*********), ********, *********.</text:span></text:p>
      <text:p text:style-name="KrymPar"><text:span text:style-name="KrymRusBold">***********</text:span><text:span text:style-name="KrymUkr"> – ***********, ************, *********, ********, **************. [*** * *********** ***** ************** ** *** (******). ********* *******].</text:span></text:p>
      <text:p text:style-name="KrymPar"><text:span text:style-name="KrymRusBold">**********, *********,</text:span><text:span text:style-name="KrymRusItalic"> **. </text:span><text:span text:style-name="KrymRusBold">*********, ********.</text:span></text:p>
      <text:p text:style-name="KrymPar"><text:span text:style-name="KrymRusBold">*********, ********,</text:span><text:span text:style-name="KrymRusItalic"> **. </text:span><text:span text:style-name="KrymRusBold">*********, ********.</text:span></text:p>
      <text:p text:style-name="KrymPar"><text:span text:style-name="KrymRusBold">**********</text:span><text:span text:style-name="KrymUkr"> – **********. [********* ******].</text:span></text:p>
      <text:p text:style-name="KrymPar"><text:span text:style-name="KrymRusBold">******</text:span><text:span text:style-name="KrymUkr"> (</text:span><text:span text:style-name="KrymRusAux">***.</text:span><text:span text:style-name="KrymUkr"> **.) – ****** (</text:span><text:span text:style-name="KrymRusAux">*. </text:span><text:span text:style-name="KrymUkr">-***), *******. </text:span><text:span text:style-name="KrymRusBold">******</text:span><text:span text:style-name="KrymUkr"> – ******, ****** (</text:span><text:span text:style-name="KrymRusAux">*. </text:span><text:span text:style-name="KrymUkr">-***).</text:span><text:span text:style-name="KrymRusItalic"> **. </text:span><text:span text:style-name="KrymRusBold">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1) ********* (</text:span><text:span text:style-name="KrymRusAux">*. </text:span><text:span text:style-name="KrymUkr">-******), ***********, ***********;</text:span><text:span text:style-name="KrymRusItalic"> ***. </text:span><text:span text:style-name="KrymRusBold">**********</text:span><text:span text:style-name="KrymUkr">; 2) (</text:span><text:span text:style-name="KrymRusAux">****. </text:span><text:span text:style-name="KrymLat">**** ********</text:span><text:span text:style-name="KrymUkr">) ********; 3) (</text:span><text:span text:style-name="KrymRusAux">****. </text:span><text:span text:style-name="KrymLat">******** *********</text:span><text:span text:style-name="KrymUkr">) ******* ******, ****** *****.</text:span></text:p>
      <text:p text:style-name="KrymPar"><text:span text:style-name="KrymRusBold">*******,</text:span><text:span text:style-name="KrymRusItalic"> **. </text:span><text:span text:style-name="KrymRusBold">********.</text:span></text:p>
      <text:p text:style-name="KrymPar"><text:span text:style-name="KrymRusBold">*********</text:span><text:span text:style-name="KrymUkr"> (</text:span><text:span text:style-name="KrymRusItalic">***** *. *****</text:span><text:span text:style-name="KrymUkr">) – **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***********. </text:span><text:span text:style-name="KrymRusBold">-*** </text:span><text:span text:style-name="KrymRusItalic">****</text:span><text:span text:style-name="KrymUkr"> – ********** ******.</text:span></text:p>
      <text:p text:style-name="KrymPar"><text:span text:style-name="KrymRusBold">******</text:span><text:span text:style-name="KrymUkr"> – 1) </text:span><text:span text:style-name="KrymRusItalic">**. </text:span><text:span text:style-name="KrymRusBold">******</text:span><text:span text:style-name="KrymUkr">; 2) (</text:span><text:span text:style-name="KrymRusItalic">****. *****</text:span><text:span text:style-name="KrymUkr">) ********, ********* (</text:span><text:span text:style-name="KrymRusAux">*. </text:span><text:span text:style-name="KrymUkr">-***). [******** ******** – </text:span><text:span text:style-name="KrymRusItalic">****** *****</text:span><text:span text:style-name="KrymUkr">].</text:span></text:p>
      <text:p text:style-name="KrymPar"><text:span text:style-name="KrymRusBold">******</text:span><text:span text:style-name="KrymUkr">, </text:span><text:span text:style-name="KrymRusAux">***.</text:span><text:span text:style-name="KrymUkr"> – ******** *********.</text:span></text:p>
      <text:p text:style-name="KrymPar"><text:span text:style-name="KrymRusBold">********* *****</text:span><text:span text:style-name="KrymUkr"> – ********* ******, ******** *********.</text:span></text:p>
      <text:p text:style-name="KrymPar"><text:span text:style-name="KrymRusBold">*******</text:span><text:span text:style-name="KrymUkr"> – ******.</text:span></text:p>
      <text:p text:style-name="KrymPar"><text:span text:style-name="KrymRusBold">***</text:span><text:span text:style-name="KrymUkr"> (</text:span><text:span text:style-name="KrymRusItalic">****</text:span><text:span text:style-name="KrymUkr">) – *** (</text:span><text:span text:style-name="KrymRusAux">*. </text:span><text:span text:style-name="KrymUkr">*****). </text:span><text:span text:style-name="KrymRusItalic">************* ** </text:span><text:span text:style-name="KrymRusAux">*. </text:span><text:span text:style-name="KrymRusBold">*****</text:span><text:span text:style-name="KrymUkr"> – **********. [********* ********].</text:span></text:p>
      <text:p text:style-name="KrymPar"><text:span text:style-name="KrymRusBold">******</text:span><text:span text:style-name="KrymUkr"> – ****, ****** (</text:span><text:span text:style-name="KrymRusItalic">* </text:span><text:span text:style-name="KrymUkr">****), (</text:span><text:span text:style-name="KrymRusItalic">********</text:span><text:span text:style-name="KrymUkr">) ******* (</text:span><text:span text:style-name="KrymRusAux">*. </text:span><text:span text:style-name="KrymUkr">-***), ********. </text:span><text:span text:style-name="KrymRusBold">*. </text:span><text:span text:style-name="KrymRusItalic">******* * ********</text:span><text:span text:style-name="KrymUkr"> – *********, *****, **** (</text:span><text:span text:style-name="KrymRusAux">*. </text:span><text:span text:style-name="KrymUkr">******) ******.</text:span></text:p>
      <text:p text:style-name="KrymPar"><text:span text:style-name="KrymRusBold">********</text:span><text:span text:style-name="KrymUkr"> – *******, *******, *********, ******** (</text:span><text:span text:style-name="KrymRusAux">*. </text:span><text:span text:style-name="KrymUkr">-*****), ********* (</text:span><text:span text:style-name="KrymRusAux">*. </text:span><text:span text:style-name="KrymUkr">-***), 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</text:span><text:span text:style-name="KrymUkr"> – ************, ***********. </text:span><text:span text:style-name="KrymRusBold">***********</text:span><text:span text:style-name="KrymUkr"> (</text:span><text:span text:style-name="KrymLat">************</text:span><text:span text:style-name="KrymUkr">) – **********.</text:span></text:p>
      <text:p text:style-name="KrymPar"><text:span text:style-name="KrymRusBold">**********</text:span><text:span text:style-name="KrymRusItalic"> * </text:span><text:span text:style-name="KrymRusBold">***********</text:span><text:span text:style-name="KrymUkr"> – **********, ************, ***********, ************, ************. [* ********* ******* – ********** ******** (</text:span><text:span text:style-name="KrymRusItalic">****.</text:span><text:span text:style-name="KrymUkr">)].</text:span></text:p>
      <text:p text:style-name="KrymPar"><text:span text:style-name="KrymRusBold">********</text:span><text:span text:style-name="KrymUkr"> (</text:span><text:span text:style-name="KrymRusItalic">** ****</text:span><text:span text:style-name="KrymUkr">) – ******** ******.</text:span></text:p>
      <text:p text:style-name="KrymPar"><text:soft-page-break/><text:span text:style-name="KrymRusBold">**********</text:span><text:span text:style-name="KrymUkr"> – ґ****, *****.</text:span></text:p>
      <text:p text:style-name="KrymPar"><text:span text:style-name="KrymRusBold">********</text:span><text:span text:style-name="KrymUkr"> – ********. [******* ********].</text:span></text:p>
      <text:p text:style-name="KrymPar"><text:span text:style-name="KrymRusBold">********</text:span><text:span text:style-name="KrymUkr"> – ***********, ********. </text:span><text:span text:style-name="KrymRusBold">-****</text:span><text:span text:style-name="KrymUkr"> – ********* (</text:span><text:span text:style-name="KrymRusAux">*. </text:span><text:span text:style-name="KrymUkr">-******), 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</text:span><text:span text:style-name="KrymUkr"> – *****, *****, **. </text:span><text:span text:style-name="KrymRusBold">***** </text:span><text:span text:style-name="KrymRusItalic">******** *********</text:span><text:span text:style-name="KrymUkr"> – ***** ****** *****, ***** ***** 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******), ******* (*********) ****, ******* ******. </text:span><text:span text:style-name="KrymRusItalic">* </text:span><text:span text:style-name="KrymRusBold">*******</text:span><text:span text:style-name="KrymUkr"> – ** ******. [* ** ********** ** * *******, * ** ******, – **, * *********].</text:span></text:p>
      <text:p text:style-name="KrymPar"><text:span text:style-name="KrymRusBold">******</text:span><text:span text:style-name="KrymUkr">, </text:span><text:span text:style-name="KrymRusAux">***.</text:span><text:span text:style-name="KrymUkr"> – *****, *******, *******, *****! [***** *********! ** ***** *** ***!].</text:span></text:p>
      <text:p text:style-name="KrymPar"><text:span text:style-name="KrymRusBold">*******</text:span><text:span text:style-name="KrymUkr"> – *******, *********. [**, ******** *******, ** ***** * ******** *******!]; (</text:span><text:span text:style-name="KrymRusItalic">* ******</text:span><text:span text:style-name="KrymUkr">) ******, ********.</text:span></text:p>
      <text:p text:style-name="KrymPar"><text:span text:style-name="KrymRusBold">**********</text:span><text:span text:style-name="KrymUkr"> – *******. [********* * ********]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******,</text:span><text:span text:style-name="KrymRusItalic"> **. </text:span><text:span text:style-name="KrymRusBold">*******.</text:span></text:p>
      <text:p text:style-name="KrymPar"><text:span text:style-name="KrymRusBold">*******</text:span><text:span text:style-name="KrymUkr"> – ******* *****, *************, ***********, *************, ***********.</text:span></text:p>
      <text:p text:style-name="KrymPar"><text:span text:style-name="KrymRusBold">******</text:span><text:span text:style-name="KrymUkr"> – ******; (</text:span><text:span text:style-name="KrymRusItalic">**********</text:span><text:span text:style-name="KrymUkr">) *********, ***********; (</text:span><text:span text:style-name="KrymRusItalic">* *******</text:span><text:span text:style-name="KrymUkr">) *****; (</text:span><text:span text:style-name="KrymRusItalic">** ****</text:span><text:span text:style-name="KrymUkr">) ********, *********.</text:span></text:p>
      <text:p text:style-name="KrymPar"><text:span text:style-name="KrymRusBold">******</text:span><text:span text:style-name="KrymUkr"> – 1) ******; 2) **********, ***********, **********, ***********.</text:span></text:p>
      <text:p text:style-name="KrymPar"><text:span text:style-name="KrymRusBold">**********</text:span><text:span text:style-name="KrymUkr"> – *********, *******, *******.</text:span></text:p>
      <text:p text:style-name="KrymPar"><text:span text:style-name="KrymRusBold">***********</text:span><text:span text:style-name="KrymUkr"> – *********** *****-**, ****************, **********, ґ**********, *************, **********. [** ** *******, ** ** ґ******** ******?]. </text:span><text:span text:style-name="KrymRusBold">*************</text:span><text:span text:style-name="KrymUkr"> – ************, **************, *************, *ґ**********, ***********, ***********. </text:span><text:span text:style-name="KrymRusBold">-******</text:span><text:span text:style-name="KrymUkr"> – *************, ***************, **************.</text:span></text:p>
      <text:p text:style-name="KrymPar"><text:span text:style-name="KrymRusBold">*********</text:span><text:span text:style-name="KrymUkr"> – *******. [*** ******** *********, *** ***** *** * ****** * *******]. </text:span><text:span text:style-name="KrymRusBold">*********</text:span><text:span text:style-name="KrymUkr"> – ********, ********* ** ****(*)*.</text:span></text:p>
      <text:p text:style-name="KrymPar"><text:span text:style-name="KrymRusBold">******, ****** **, *** ******</text:span><text:span text:style-name="KrymUkr"> – 1) *****, *******, ***, ******, ******, *****.</text:span><text:span text:style-name="KrymRusBold"> ****** **, *** ******</text:span><text:span text:style-name="KrymUkr"> – *****-* **, ****-** **, ******, ******-**, **-***, **; 2) (</text:span><text:span text:style-name="KrymRusItalic">*****</text:span><text:span text:style-name="KrymUkr">?) *****? ******?</text:span></text:p>
      <text:p text:style-name="KrymPar"><text:span text:style-name="KrymRusBold">*******</text:span><text:span text:style-name="KrymUkr"> – *******. </text:span><text:span text:style-name="KrymRusBold">-******</text:span><text:span text:style-name="KrymUkr"> – ***********.</text:span></text:p>
      <text:p text:style-name="KrymPar"><text:span text:style-name="KrymRusBold">*******</text:span><text:span text:style-name="KrymUkr"> – ******. [****, *** ****** ******** ********, *** ******* ******** *** *****! (*****)].</text:span></text:p>
      <text:p text:style-name="KrymPar"><text:span text:style-name="KrymRusBold">********</text:span><text:span text:style-name="KrymUkr"> – **********, ***********, *********, **********, ******** (</text:span><text:span text:style-name="KrymRusAux">***.</text:span><text:span text:style-name="KrymUkr">), *********. [******** *****, ******** **********]. </text:span><text:span text:style-name="KrymRusItalic">** </text:span><text:span text:style-name="KrymRusBold">-*** </text:span><text:span text:style-name="KrymRusItalic">*****</text:span><text:span text:style-name="KrymUkr"> – *******, ** *********. </text:span><text:span text:style-name="KrymRusItalic">* </text:span><text:span text:style-name="KrymRusBold">-*** </text:span><text:span text:style-name="KrymRusItalic">****</text:span><text:span text:style-name="KrymUkr"> – ******, ** *** ***, *********** (************) *****. </text:span><text:span text:style-name="KrymRusBold">******** </text:span><text:span text:style-name="KrymRusItalic">*****, </text:span><text:span text:style-name="KrymRusAux">****.</text:span><text:span text:style-name="KrymUkr"> – ********** ***.</text:span></text:p>
      <text:p text:style-name="KrymPar"><text:span text:style-name="KrymRusBold">***********, ********</text:span><text:span text:style-name="KrymUkr"> – ** **** *****, ************, *********, *************, ***********, **********, *********, *********. [** ****** – ******** ********* ***** (**.)]. </text:span><text:span text:style-name="KrymRusItalic">**********, ************ </text:span><text:span text:style-name="KrymRusBold">-***</text:span><text:span text:style-name="KrymUkr"> – ********* ******. </text:span><text:span text:style-name="KrymRusItalic">* ********* </text:span><text:span text:style-name="KrymRusBold">-***</text:span><text:span text:style-name="KrymUkr"> – **********, *********. </text:span><text:span text:style-name="KrymRusItalic">* ***** ********* </text:span><text:span text:style-name="KrymRusBold">-***</text:span><text:span text:style-name="KrymUkr"> – ** ******* ** ******.</text:span></text:p>
      <text:p text:style-name="KrymPar"><text:span text:style-name="KrymRusBold">*****</text:span><text:span text:style-name="KrymUkr"> – **********, *****.</text:span></text:p>
      <text:p text:style-name="KrymPar"><text:span text:style-name="KrymRusBold">*******</text:span><text:span text:style-name="KrymUkr"> – *******, ******, **. </text:span><text:span text:style-name="KrymRusBold">-******</text:span><text:span text:style-name="KrymUkr"> – *********, ************, ********, ***** (</text:span><text:span text:style-name="KrymRusAux">*. </text:span><text:span text:style-name="KrymUkr">***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(*)*****</text:span><text:span text:style-name="KrymUkr"> – ********.</text:span></text:p>
      <text:p text:style-name="KrymPar"><text:span text:style-name="KrymRusBold">*********</text:span><text:span text:style-name="KrymUkr"> – *********, ********** (</text:span><text:span text:style-name="KrymRusAux">***.</text:span><text:span text:style-name="KrymUkr">).</text:span></text:p>
      <text:p text:style-name="KrymPar"><text:span text:style-name="KrymRusBold">*****</text:span><text:span text:style-name="KrymUkr"> – *****.</text:span></text:p>
      <text:p text:style-name="KrymPar"><text:span text:style-name="KrymRusBold">*******</text:span><text:span text:style-name="KrymUkr"> – *******, (</text:span><text:span text:style-name="KrymRusItalic">**** *****</text:span><text:span text:style-name="KrymUkr">) *********; (</text:span><text:span text:style-name="KrymRusItalic">********** *****</text:span><text:span text:style-name="KrymUkr">) ******** (</text:span><text:span text:style-name="KrymRusAux">**.</text:span><text:span text:style-name="KrymUkr">). </text:span><text:span text:style-name="KrymRusItalic">******** </text:span><text:span text:style-name="KrymRusBold">-****</text:span><text:span text:style-name="KrymUkr"> – ************. [*********** ******].</text:span></text:p>
      <text:p text:style-name="KrymPar"><text:span text:style-name="KrymRusBold">**********, *********</text:span><text:span text:style-name="KrymUkr"> – **********. [********** *******]. </text:span><text:span text:style-name="KrymRusBold">-** </text:span><text:span text:style-name="KrymRusItalic">*******</text:span><text:span text:style-name="KrymUkr"> – *******; (</text:span><text:span text:style-name="KrymRusAux">****.</text:span><text:span text:style-name="KrymUkr">) **********.</text:span></text:p>
      <text:p text:style-name="KrymPar"><text:span text:style-name="KrymRusBold">******</text:span><text:span text:style-name="KrymUkr"> – ******, ************ ****** ********* **** (</text:span><text:span text:style-name="KrymRusAux">*. </text:span><text:span text:style-name="KrymUkr">*****), ****-*************.</text:span></text:p>
      <text:p text:style-name="KrymPar"><text:span text:style-name="KrymRusBold">******</text:span><text:span text:style-name="KrymUkr"> – *****, ********* (</text:span><text:span text:style-name="KrymRusAux">*. </text:span><text:span text:style-name="KrymUkr">-****</text:span><text:span text:style-name="KrymRusItalic"> * </text:span><text:span text:style-name="KrymUkr">-***). [***** ******* ** ******(*)**].</text:span></text:p>
      <text:p text:style-name="KrymPar"><text:span text:style-name="KrymRusBold">***</text:span><text:span text:style-name="KrymUkr"> – 1) </text:span><text:span text:style-name="KrymRusItalic">**. </text:span><text:span text:style-name="KrymRusBold">*****</text:span><text:span text:style-name="KrymUkr">; 2) (</text:span><text:span text:style-name="KrymRusAux">****.</text:span><text:span text:style-name="KrymUkr">, </text:span><text:span text:style-name="KrymRusAux">****.</text:span><text:span text:style-name="KrymUkr">) ***** (****, ****). [******* ** ***** (****.)].</text:span></text:p>
      <text:p text:style-name="KrymPar"><text:soft-page-break/><text:span text:style-name="KrymRusBold">*******</text:span><text:span text:style-name="KrymUkr"> – ******* (</text:span><text:span text:style-name="KrymRusAux">*. </text:span><text:span text:style-name="KrymUkr">-****); </text:span><text:span text:style-name="KrymRusAux">**.</text:span><text:span text:style-name="KrymUkr"> *********. </text:span><text:span text:style-name="KrymRusBold">********</text:span><text:span text:style-name="KrymUkr"> (</text:span><text:span text:style-name="KrymRusAux">***.</text:span><text:span text:style-name="KrymUkr">) – ********* (</text:span><text:span text:style-name="KrymRusAux">**. *.</text:span><text:span text:style-name="KrymUkr">), *********** (</text:span><text:span text:style-name="KrymRusAux">*. *.</text:span><text:span text:style-name="KrymUkr">).</text:span></text:p>
      <text:p text:style-name="KrymPar"><text:span text:style-name="KrymRusBold">**********</text:span><text:span text:style-name="KrymUkr"> – **********. </text:span><text:span text:style-name="KrymRusBold">-********</text:span><text:span text:style-name="KrymUkr"> – ******** (</text:span><text:span text:style-name="KrymRusAux">*. </text:span><text:span text:style-name="KrymUkr">-****).</text:span></text:p>
      <text:p text:style-name="KrymPar"><text:span text:style-name="KrymRusBold">**********, -*******</text:span><text:span text:style-name="KrymUkr"> – ************.</text:span></text:p>
      <text:p text:style-name="KrymPar"><text:span text:style-name="KrymRusBold">***********, ***********</text:span><text:span text:style-name="KrymUkr"> – ********* (-****, -****), ***********, ***********. [********** ******. ********** ******]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</text:span><text:span text:style-name="KrymUkr"> – *********, *******.</text:span></text:p>
      <text:p text:style-name="KrymPar"><text:span text:style-name="KrymRusBold">*******</text:span><text:span text:style-name="KrymUkr"> – *******. [*) ****** *******. ****** *******. *) ******* ******. *) ****** ******. ****** *****]. </text:span><text:span text:style-name="KrymRusBold">******* </text:span><text:span text:style-name="KrymRusItalic">**************</text:span><text:span text:style-name="KrymUkr"> – ********* (***********, *********) **********.</text:span></text:p>
      <text:p text:style-name="KrymPar"><text:span text:style-name="KrymRusBold">************</text:span><text:span text:style-name="KrymUkr"> – *********.</text:span></text:p>
      <text:p text:style-name="KrymPar"><text:span text:style-name="KrymRusBold">*******</text:span><text:span text:style-name="KrymUkr"> – ****** **** **********.</text:span></text:p>
      <text:p text:style-name="KrymPar"><text:span text:style-name="KrymRusBold">********</text:span><text:span text:style-name="KrymUkr"> – *******, *******, **********. [************ *******. ******* ********].</text:span></text:p>
      <text:p text:style-name="KrymPar"><text:span text:style-name="KrymRusBold">************,</text:span><text:span text:style-name="KrymRusItalic"> **. </text:span><text:span text:style-name="KrymRusBold">********.</text:span></text:p>
      <text:p text:style-name="KrymPar"><text:span text:style-name="KrymRusBold">***</text:span><text:span text:style-name="KrymUkr"> – 1) (</text:span><text:span text:style-name="KrymRusAux">***.</text:span><text:span text:style-name="KrymUkr">) ***; (</text:span><text:span text:style-name="KrymRusBold">*. </text:span><text:span text:style-name="KrymRusItalic">*****</text:span><text:span text:style-name="KrymUkr">) ****; 2) (</text:span><text:span text:style-name="KrymRusItalic">*****</text:span><text:span text:style-name="KrymUkr">) ***, ******* (</text:span><text:span text:style-name="KrymRusAux">*. </text:span><text:span text:style-name="KrymUkr">-****); 3) (</text:span><text:span text:style-name="KrymRusItalic">*******. ******** *** ******* *****</text:span><text:span text:style-name="KrymUkr">) *******, ****, *********.</text:span></text:p>
      <text:p text:style-name="KrymPar"><text:span text:style-name="KrymRusBold">*****</text:span><text:span text:style-name="KrymUkr"> – 1) *****, *****, **. [** ***** *****! *** *****. ****, * ** ***** *’****]; 2) *********, **********, **********, *******, *****, ***********. </text:span><text:span text:style-name="KrymRusItalic">******** </text:span><text:span text:style-name="KrymRusBold">******</text:span><text:span text:style-name="KrymUkr"> – ******* *********.</text:span></text:p>
      <text:p text:style-name="KrymPar"><text:span text:style-name="KrymRusBold">********</text:span><text:span text:style-name="KrymUkr"> – *******, ********, ********. </text:span><text:span text:style-name="KrymRusBold">-**</text:span><text:span text:style-name="KrymUkr"> – ********.</text:span></text:p>
      <text:p text:style-name="KrymPar"><text:span text:style-name="KrymRusBold">******</text:span><text:span text:style-name="KrymUkr"> – ******, *******; (</text:span><text:span text:style-name="KrymRusItalic">************, * ******</text:span><text:span text:style-name="KrymUkr">) *********; (</text:span><text:span text:style-name="KrymRusItalic">***** **********</text:span><text:span text:style-name="KrymUkr">) ********. </text:span><text:span text:style-name="KrymRusBold">****** </text:span><text:span text:style-name="KrymRusItalic">*******, </text:span><text:span text:style-name="KrymRusAux">****.</text:span><text:span text:style-name="KrymUkr"> – ********. </text:span><text:span text:style-name="KrymRusBold">*. </text:span><text:span text:style-name="KrymRusItalic">*********</text:span><text:span text:style-name="KrymUkr"> – ***********.</text:span></text:p>
      <text:p text:style-name="KrymPar"><text:span text:style-name="KrymRusBold">**********</text:span><text:span text:style-name="KrymUkr"> – ** ******, ** ** ******, ******[**]***, **********, ***********, *********, ***********.</text:span></text:p>
      <text:p text:style-name="KrymPar"><text:span text:style-name="KrymRusBold">*************</text:span><text:span text:style-name="KrymUkr"> – ******[**]******, *************, **************, ************, **************.</text:span></text:p>
      <text:p text:style-name="KrymPar"><text:span text:style-name="KrymRusBold">***********</text:span><text:span text:style-name="KrymUkr"> – ******[**]****, ***********, ************, **********, ************.</text:span></text:p>
      <text:p text:style-name="KrymPar"><text:span text:style-name="KrymRusBold">**********</text:span><text:span text:style-name="KrymUkr"> – ******* (</text:span><text:span text:style-name="KrymRusAux">*. </text:span><text:span text:style-name="KrymUkr">-**), *********, **********, **********.</text:span></text:p>
      <text:p text:style-name="KrymPar"><text:span text:style-name="KrymRusBold">**********</text:span><text:span text:style-name="KrymUkr"> – **********, ************.</text:span></text:p>
      <text:p text:style-name="KrymPar"><text:span text:style-name="KrymRusBold">********</text:span><text:span text:style-name="KrymUkr"> – ******* (</text:span><text:span text:style-name="KrymRusAux">*. </text:span><text:span text:style-name="KrymUkr">-**), *********, *******, *******.</text:span></text:p>
      <text:p text:style-name="KrymPar"><text:span text:style-name="KrymRusBold">**********</text:span><text:span text:style-name="KrymUkr"> – *********,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</text:span><text:span text:style-name="KrymUkr"> – 1) (</text:span><text:span text:style-name="KrymRusItalic">******</text:span><text:span text:style-name="KrymUkr">) ******, (</text:span><text:span text:style-name="KrymRusItalic">**********</text:span><text:span text:style-name="KrymUkr">) *******, 2) (</text:span><text:span text:style-name="KrymRusItalic">* ********, *****</text:span><text:span text:style-name="KrymUkr">) ***, *******, ***, *******.</text:span></text:p>
      <text:p text:style-name="KrymPar"><text:span text:style-name="KrymRusBold">********</text:span><text:span text:style-name="KrymUkr"> – 1) ********, ********; 2) ** ****-*** *******.</text:span></text:p>
      <text:p text:style-name="KrymPar"><text:span text:style-name="KrymRusBold">*****</text:span><text:span text:style-name="KrymUkr"> (</text:span><text:span text:style-name="KrymRusItalic">***. ****. ***** </text:span><text:span text:style-name="KrymRusBold">*</text:span><text:span text:style-name="KrymUkr">) – 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*</text:span><text:span text:style-name="KrymUkr"> (</text:span><text:span text:style-name="KrymRusItalic">* ********</text:span><text:span text:style-name="KrymUkr">) – ***********.</text:span></text:p>
      <text:p text:style-name="KrymPar"><text:span text:style-name="KrymRusBold">*********</text:span><text:span text:style-name="KrymUkr">, </text:span><text:span text:style-name="KrymRusAux">*****.</text:span><text:span text:style-name="KrymUkr"> – *********. </text:span><text:span text:style-name="KrymRusItalic">****** </text:span><text:span text:style-name="KrymRusBold">-**</text:span><text:span text:style-name="KrymUkr"> – ***********, ***********, (</text:span><text:span text:style-name="KrymRusAux">*. *.</text:span><text:span text:style-name="KrymUkr">) **********;, </text:span><text:span text:style-name="KrymRusAux">****.</text:span><text:span text:style-name="KrymUkr"> ***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(</text:span><text:span text:style-name="KrymRusItalic">*****</text:span><text:span text:style-name="KrymUkr">) – ********.</text:span></text:p>
      <text:p text:style-name="KrymPar"><text:span text:style-name="KrymRusBold">********</text:span><text:span text:style-name="KrymUkr"> – ********, ***********. [*** ********. ******* ***********]. </text:span><text:span text:style-name="KrymRusBold">*-*** </text:span><text:span text:style-name="KrymRusItalic">******</text:span><text:span text:style-name="KrymUkr"> – **********, ******* (</text:span><text:span text:style-name="KrymRusItalic">**********</text:span><text:span text:style-name="KrymUkr">). </text:span><text:span text:style-name="KrymRusBold">-*** </text:span><text:span text:style-name="KrymRusItalic">***</text:span><text:span text:style-name="KrymUkr"> – ***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</text:span><text:span text:style-name="KrymUkr"> – ********, *******. </text:span><text:span text:style-name="KrymRusBold">-****</text:span><text:span text:style-name="KrymUkr"> – ************, ***********.</text:span></text:p>
      <text:p text:style-name="KrymPar"><text:span text:style-name="KrymRusBold">*******</text:span><text:span text:style-name="KrymUkr"> – *******, ***. </text:span><text:span text:style-name="KrymRusItalic">***** ** </text:span><text:span text:style-name="KrymRusBold">*******</text:span><text:span text:style-name="KrymUkr"> – ******** *********, ****** ** ******* (** *******).</text:span></text:p>
      <text:p text:style-name="KrymPar"><text:span text:style-name="KrymRusBold">**********</text:span><text:span text:style-name="KrymUkr"> – **********, ********.</text:span></text:p>
      <text:p text:style-name="KrymPar"><text:span text:style-name="KrymRusBold">*************</text:span><text:span text:style-name="KrymRusItalic"> * </text:span><text:span text:style-name="KrymRusBold">-******</text:span><text:span text:style-name="KrymUkr"> – 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Ukr"> – ********, ***********. </text:span><text:span text:style-name="KrymRusBold">-*****</text:span><text:span text:style-name="KrymUkr"> – **********.</text:span></text:p>
      <text:p text:style-name="KrymPar"><text:soft-page-break/><text:span text:style-name="KrymRusBold">*************</text:span><text:span text:style-name="KrymUkr"> – ****** ** *******, ***********, **********.</text:span></text:p>
      <text:p text:style-name="KrymPar"><text:span text:style-name="KrymRusBold">***********</text:span><text:span text:style-name="KrymUkr"> – **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 – ***********. </text:span><text:span text:style-name="KrymRusBold">-*** </text:span><text:span text:style-name="KrymRusItalic">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**</text:span><text:span text:style-name="KrymUkr"> – ********, (</text:span><text:span text:style-name="KrymRusItalic">* *****</text:span><text:span text:style-name="KrymUkr">) ********.</text:span></text:p>
      <text:p text:style-name="KrymPar"><text:span text:style-name="KrymRusBold">******</text:span><text:span text:style-name="KrymUkr"> – (</text:span><text:span text:style-name="KrymRusItalic">****** ***** * ******, ***** ** **** *****</text:span><text:span text:style-name="KrymUkr">) ******; (</text:span><text:span text:style-name="KrymRusItalic">****. *****</text:span><text:span text:style-name="KrymUkr">) ********** ******. </text:span><text:span text:style-name="KrymRusBold">-*****</text:span><text:span text:style-name="KrymUkr"> – *********, 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</text:span><text:span text:style-name="KrymUkr"> – *********** ***********, **********.</text:span></text:p>
      <text:p text:style-name="KrymPar"><text:span text:style-name="KrymRusBold">******</text:span><text:span text:style-name="KrymUkr"> – ******. </text:span><text:span text:style-name="KrymRusBold">********</text:span><text:span text:style-name="KrymUkr"> – ********; (</text:span><text:span text:style-name="KrymRusItalic">*******</text:span><text:span text:style-name="KrymUkr">) *********; (</text:span><text:span text:style-name="KrymRusItalic">***********</text:span><text:span text:style-name="KrymUkr">) *********.</text:span></text:p>
      <text:p text:style-name="KrymPar"><text:span text:style-name="KrymRusBold">******</text:span><text:span text:style-name="KrymUkr"> – ******. [******** ******].</text:span></text:p>
      <text:p text:style-name="KrymPar"><text:span text:style-name="KrymRusBold">*********</text:span><text:span text:style-name="KrymUkr"> – ********, *******.</text:span></text:p>
      <text:p text:style-name="KrymPar"><text:span text:style-name="KrymRusBold">*********</text:span><text:span text:style-name="KrymUkr"> – ****** (</text:span><text:span text:style-name="KrymRusAux">*. </text:span><text:span text:style-name="KrymUkr">-**). </text:span><text:span text:style-name="KrymRusBold">-****</text:span><text:span text:style-name="KrymUkr"> – ********, **********, (</text:span><text:span text:style-name="KrymRusItalic">*******</text:span><text:span text:style-name="KrymUkr">) ************. </text:span><text:span text:style-name="KrymRusItalic">**** </text:span><text:span text:style-name="KrymRusBold">-**</text:span><text:span text:style-name="KrymUkr"> – *********.</text:span><text:span text:style-name="KrymRusItalic"> ******* * </text:span><text:span text:style-name="KrymRusBold">*-**</text:span><text:span text:style-name="KrymUkr"> – *********.</text:span></text:p>
      <text:p text:style-name="KrymPar"><text:span text:style-name="KrymRusBold">*********</text:span><text:span text:style-name="KrymUkr"> – *********, ***********.</text:span></text:p>
      <text:p text:style-name="KrymPar"><text:span text:style-name="KrymRusBold">*******</text:span><text:span text:style-name="KrymUkr"> – *********, *****, *****. [********* * *****. * ****** ** * ***** *****].</text:span></text:p>
      <text:p text:style-name="KrymPar"><text:span text:style-name="KrymRusBold">**********</text:span><text:span text:style-name="KrymUkr"> – ********, ********* (</text:span><text:span text:style-name="KrymRusItalic">****</text:span><text:span text:style-name="KrymUkr">).</text:span></text:p>
      <text:p text:style-name="KrymPar"><text:span text:style-name="KrymRusBold">***********</text:span><text:span text:style-name="KrymUkr"> – ***********, ***********, *********, *********.</text:span></text:p>
      <text:p text:style-name="KrymPar"><text:span text:style-name="KrymRusBold">*************</text:span><text:span text:style-name="KrymUkr"> – ***********, -**, *********, -**.</text:span></text:p>
      <text:p text:style-name="KrymPar"><text:span text:style-name="KrymRusBold">*******</text:span><text:span text:style-name="KrymUkr"> – 1) *******, ****** (</text:span><text:span text:style-name="KrymRusAux">*. </text:span><text:span text:style-name="KrymUkr">******); 2) </text:span><text:span text:style-name="KrymRusItalic">**. </text:span><text:span text:style-name="KrymRusBold">******.</text:span></text:p>
      <text:p text:style-name="KrymPar"><text:span text:style-name="KrymRusBold">*********</text:span><text:span text:style-name="KrymUkr"> – ********* ******* (</text:span><text:span text:style-name="KrymRusAux">*. </text:span><text:span text:style-name="KrymUkr">-****), ********, (</text:span><text:span text:style-name="KrymRusItalic">* ******* *****</text:span><text:span text:style-name="KrymUkr">) 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********* (*******).</text:span></text:p>
      <text:p text:style-name="KrymPar"><text:span text:style-name="KrymRusBold">****, *********</text:span><text:span text:style-name="KrymUkr"> – ****, ****-****, ґ**, ґ**-ґ**. [******* ** ***** ** *******: ґ**, ґ**, ґ**!].</text:span></text:p>
      <text:p text:style-name="KrymPar"><text:span text:style-name="KrymRusBold">********</text:span><text:span text:style-name="KrymUkr"> – ********. </text:span><text:span text:style-name="KrymRusBold">-***</text:span><text:span text:style-name="KrymUkr"> – ***********.</text:span></text:p>
      <text:p text:style-name="KrymPar"><text:span text:style-name="KrymRusBold">********</text:span><text:span text:style-name="KrymUkr"> – ********, *******.</text:span></text:p>
      <text:p text:style-name="KrymPar"><text:span text:style-name="KrymRusBold">**********</text:span><text:span text:style-name="KrymUkr"> – **********, **************, ************, ************, **********.</text:span></text:p>
      <text:p text:style-name="KrymPar"><text:span text:style-name="KrymRusBold">*********</text:span><text:span text:style-name="KrymUkr"> – *********, *************, ***********, ***********, *********. </text:span><text:span text:style-name="KrymRusBold">-*****</text:span><text:span text:style-name="KrymUkr"> – **********.</text:span></text:p>
      <text:p text:style-name="KrymPar"><text:span text:style-name="KrymRusBold">*******</text:span><text:span text:style-name="KrymUkr"> – ********. </text:span><text:span text:style-name="KrymRusBold">-******</text:span><text:span text:style-name="KrymUkr"> – ***********.</text:span></text:p>
      <text:p text:style-name="KrymPar"><text:span text:style-name="KrymRusBold">*******</text:span><text:span text:style-name="KrymUkr"> – 1) (</text:span><text:span text:style-name="KrymRusItalic">******, *******</text:span><text:span text:style-name="KrymUkr">) ****** (</text:span><text:span text:style-name="KrymRusAux">*. </text:span><text:span text:style-name="KrymUkr">-*****). </text:span><text:span text:style-name="KrymRusItalic">******** </text:span><text:span text:style-name="KrymRusBold">-**</text:span><text:span text:style-name="KrymUkr"> – *********, ********* ******; (</text:span><text:span text:style-name="KrymRusItalic">********</text:span><text:span text:style-name="KrymUkr">) *********, ************ ******; (</text:span><text:span text:style-name="KrymRusItalic">**********</text:span><text:span text:style-name="KrymUkr">) ********; (</text:span><text:span text:style-name="KrymRusItalic">**********</text:span><text:span text:style-name="KrymUkr">) *********** ******; (</text:span><text:span text:style-name="KrymRusItalic">*********</text:span><text:span text:style-name="KrymUkr">) ********, *******; (</text:span><text:span text:style-name="KrymRusItalic">**********</text:span><text:span text:style-name="KrymUkr">, </text:span><text:span text:style-name="KrymRusItalic">********.</text:span><text:span text:style-name="KrymUkr">) ************* ******, **************, ********. [****** * ********* ********]. </text:span><text:span text:style-name="KrymRusItalic">****** </text:span><text:span text:style-name="KrymRusBold">*******</text:span><text:span text:style-name="KrymUkr"> – ******** *******, ********* (</text:span><text:span text:style-name="KrymRusAux">*. </text:span><text:span text:style-name="KrymUkr">-****), *********; 2) (</text:span><text:span text:style-name="KrymRusItalic">********</text:span><text:span text:style-name="KrymUkr">) ****** (</text:span><text:span text:style-name="KrymRusAux">**.</text:span><text:span text:style-name="KrymUkr"> *******), *******. </text:span><text:span text:style-name="KrymRusBold">-*****</text:span><text:span text:style-name="KrymUkr"> – ********* (</text:span><text:span text:style-name="KrymRusAux">*. </text:span><text:span text:style-name="KrymUkr">-****), *********, ********. </text:span><text:span text:style-name="KrymRusItalic">****.</text:span><text:span text:style-name="KrymUkr">, </text:span><text:span text:style-name="KrymRusItalic">*******. </text:span><text:span text:style-name="KrymRusBold">**********, -**, -**</text:span><text:span text:style-name="KrymUkr"> – ****ґ***, ****ґ****, ****ґ*****. [*********** ***** ******, ******** * ****** ****ґ**** (****.)]. </text:span><text:span text:style-name="KrymRusItalic">************ </text:span><text:span text:style-name="KrymRusBold">-**</text:span><text:span text:style-name="KrymUkr"> – ********** ******. </text:span><text:span text:style-name="KrymRusItalic">*************** </text:span><text:span text:style-name="KrymRusBold">-**</text:span><text:span text:style-name="KrymUkr"> – ********** ****** (****). </text:span><text:span text:style-name="KrymRusItalic">******** </text:span><text:span text:style-name="KrymRusBold">-**</text:span><text:span text:style-name="KrymUkr"> – ********* ******. </text:span><text:span text:style-name="KrymRusItalic">********* </text:span><text:span text:style-name="KrymRusBold">-**</text:span><text:span text:style-name="KrymUkr"> – ********* ******. </text:span><text:span text:style-name="KrymRusItalic">** </text:span><text:span text:style-name="KrymRusBold">*******</text:span><text:span text:style-name="KrymUkr"> – ** *******, *********; 3) </text:span><text:span text:style-name="KrymRusItalic">**. </text:span><text:span text:style-name="KrymRusBold">*******</text:span><text:span text:style-name="KrymUkr">; 4) ********, ****** (</text:span><text:span text:style-name="KrymRusAux">*. </text:span><text:span text:style-name="KrymUkr">-****).</text:span></text:p>
      <text:p text:style-name="KrymPar"><text:span text:style-name="KrymRusBold">**************</text:span><text:span text:style-name="KrymUkr"> – ********* ************, ************.</text:span></text:p>
      <text:p text:style-name="KrymPar"><text:span text:style-name="KrymRusBold">******************</text:span><text:span text:style-name="KrymUkr"> – ***********.</text:span></text:p>
      <text:p text:style-name="KrymPar"><text:span text:style-name="KrymRusBold">**************</text:span><text:span text:style-name="KrymUkr"> – **********, ***********, *********. </text:span><text:span text:style-name="KrymRusItalic">********** </text:span><text:span text:style-name="KrymRusBold">-****</text:span><text:span text:style-name="KrymUkr"> – *********.</text:span></text:p>
      <text:p text:style-name="KrymPar"><text:span text:style-name="KrymRusBold">***************</text:span><text:span text:style-name="KrymUkr"> – ********, *******, ********, ********; (</text:span><text:span text:style-name="KrymRusItalic">* ****** *****</text:span><text:span text:style-name="KrymUkr">) *********. </text:span><text:span text:style-name="KrymRusBold">-**********</text:span><text:span text:style-name="KrymUkr"> – ************, **********, ************.</text:span></text:p>
      <text:p text:style-name="KrymPar"><text:span text:style-name="KrymRusBold">***************</text:span><text:span text:style-name="KrymUkr"> – *********.</text:span></text:p>
      <text:p text:style-name="KrymPar"><text:span text:style-name="KrymRusBold">*****************</text:span><text:span text:style-name="KrymUkr"> – ******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*****</text:span><text:span text:style-name="KrymUkr"> – 1) (</text:span><text:span text:style-name="KrymRusItalic">********* *** ******** *****</text:span><text:span text:style-name="KrymUkr">) ***********, ******, (</text:span><text:span text:style-name="KrymRusItalic">*******</text:span><text:span text:style-name="KrymUkr">) *********, *****; 2) </text:span><text:soft-page-break/><text:span text:style-name="KrymUkr">(</text:span><text:span text:style-name="KrymRusItalic">**************</text:span><text:span text:style-name="KrymUkr">) *********.</text:span></text:p>
      <text:p text:style-name="KrymPar"><text:span text:style-name="KrymRusBold">*********</text:span><text:span text:style-name="KrymUkr"> – **********, **********. [********* ********. ************ * ********* ***********]. </text:span><text:span text:style-name="KrymRusBold">-*** </text:span><text:span text:style-name="KrymRusItalic">*******</text:span><text:span text:style-name="KrymUkr"> – ********. </text:span><text:span text:style-name="KrymRusBold">-*** </text:span><text:span text:style-name="KrymRusItalic">*********</text:span><text:span text:style-name="KrymUkr"> – *********. </text:span><text:span text:style-name="KrymRusBold">-*** </text:span><text:span text:style-name="KrymRusItalic">******</text:span><text:span text:style-name="KrymUkr"> – **********. </text:span><text:span text:style-name="KrymRusBold">********* </text:span><text:span text:style-name="KrymRusItalic">******** *****</text:span><text:span text:style-name="KrymUkr"> – ********* ******. </text:span><text:span text:style-name="KrymRusItalic">******** </text:span><text:span text:style-name="KrymRusBold">-***</text:span><text:span text:style-name="KrymUkr"> – ***********. </text:span><text:span text:style-name="KrymRusItalic">******** </text:span><text:span text:style-name="KrymRusBold">-*** </text:span><text:span text:style-name="KrymRusItalic">*****</text:span><text:span text:style-name="KrymUkr"> – ***********.</text:span></text:p>
      <text:p text:style-name="KrymPar"><text:span text:style-name="KrymRusBold">**********</text:span><text:span text:style-name="KrymUkr"> – *********, ********, (</text:span><text:span text:style-name="KrymRusItalic">******</text:span><text:span text:style-name="KrymUkr">) ****ґ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</text:span><text:span text:style-name="KrymUkr"> – *******.</text:span></text:p>
      <text:p text:style-name="KrymPar"><text:span text:style-name="KrymRusBold">****</text:span><text:span text:style-name="KrymUkr"> – ****, ********* (</text:span><text:span text:style-name="KrymRusAux">*******.</text:span><text:span text:style-name="KrymUkr">) *******. </text:span><text:span text:style-name="KrymRusItalic">********* </text:span><text:span text:style-name="KrymRusBold">****</text:span><text:span text:style-name="KrymUkr"> – ******** (********) ****, ********** ****, **** **********. </text:span><text:span text:style-name="KrymRusItalic">******* </text:span><text:span text:style-name="KrymRusBold">****</text:span><text:span text:style-name="KrymUkr"> – ******** (********) ****, ******** ****, **** ***********.</text:span></text:p>
      <text:p text:style-name="KrymPar"><text:span text:style-name="KrymRusBold">***********</text:span><text:span text:style-name="KrymUkr"> – ***********, ********* ******, *************.</text:span></text:p>
      <text:p text:style-name="KrymPar"><text:span text:style-name="KrymRusBold">**********, -**, ************, -**</text:span><text:span text:style-name="KrymUkr"> – **********, -**, (</text:span><text:span text:style-name="KrymRusAux">***.</text:span><text:span text:style-name="KrymUkr"> ***********, -**), ***********, -**.</text:span><text:span text:style-name="KrymRusItalic"> **. *** </text:span><text:span text:style-name="KrymRusBold">**********, -**.</text:span></text:p>
      <text:p text:style-name="KrymPar"><text:span text:style-name="KrymRusBold">***********</text:span><text:span text:style-name="KrymUkr"> – ************, ************.</text:span></text:p>
      <text:p text:style-name="KrymPar"><text:span text:style-name="KrymRusBold">**********</text:span><text:span text:style-name="KrymUkr"> – ***********, **-*************, **-*************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****</text:span><text:span text:style-name="KrymUkr"> – **********, 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******, ************</text:span><text:span text:style-name="KrymUkr"> – ************, **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</text:span><text:span text:style-name="KrymUkr"> – **********, ******** ******** (</text:span><text:span text:style-name="KrymRusAux">*. </text:span><text:span text:style-name="KrymUkr">-***), ******* ********, (</text:span><text:span text:style-name="KrymRusItalic">*** ********* *****</text:span><text:span text:style-name="KrymUkr">) ******* (</text:span><text:span text:style-name="KrymRusAux">*. </text:span><text:span text:style-name="KrymUkr">-***), **** (</text:span><text:span text:style-name="KrymRusAux">*. </text:span><text:span text:style-name="KrymUkr">-**).</text:span></text:p>
      <text:p text:style-name="KrymPar"><text:span text:style-name="KrymRusBold">*****</text:span><text:span text:style-name="KrymUkr"> – *****.</text:span></text:p>
      <text:p text:style-name="KrymPar"><text:span text:style-name="KrymRusBold">*********, ************</text:span><text:span text:style-name="KrymUkr"> – ********** **, ******** 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, *********</text:span><text:span text:style-name="KrymUkr"> – ***********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</text:span><text:span text:style-name="KrymUkr"> – ******** (</text:span><text:span text:style-name="KrymRusAux">*. </text:span><text:span text:style-name="KrymUkr">-***), ********; (</text:span><text:span text:style-name="KrymRusItalic">******* * **********</text:span><text:span text:style-name="KrymUkr">) ********* (</text:span><text:span text:style-name="KrymRusAux">*. </text:span><text:span text:style-name="KrymUkr">-***).</text:span></text:p>
      <text:p text:style-name="KrymPar"><text:span text:style-name="KrymRusBold">********</text:span><text:span text:style-name="KrymRusItalic"> * </text:span><text:span text:style-name="KrymRusBold">-******</text:span><text:span text:style-name="KrymUkr"> – *********, **********, ************.</text:span></text:p>
      <text:p text:style-name="KrymPar"><text:span text:style-name="KrymRusBold">******,</text:span><text:span text:style-name="KrymRusItalic"> **. </text:span><text:span text:style-name="KrymRusBold">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*****</text:span><text:span text:style-name="KrymUkr"> – **********. </text:span><text:span text:style-name="KrymRusBold">-********</text:span><text:span text:style-name="KrymUkr"> – ************. </text:span><text:span text:style-name="KrymRusItalic">*** </text:span><text:span text:style-name="KrymRusBold">*.</text:span><text:span text:style-name="KrymUkr"> – *************. </text:span><text:span text:style-name="KrymRusItalic">**** </text:span><text:span text:style-name="KrymRusBold">*.</text:span><text:span text:style-name="KrymUkr"> – *************.</text:span><text:span text:style-name="KrymRusItalic"> ********** ********* </text:span><text:span text:style-name="KrymRusBold">-****</text:span><text:span text:style-name="KrymUkr">, </text:span><text:span text:style-name="KrymRusItalic">**** </text:span><text:span text:style-name="KrymRusBold">-*****</text:span><text:span text:style-name="KrymUkr"> – **************.</text:span></text:p>
      <text:p text:style-name="KrymPar"><text:span text:style-name="KrymRusBold">****************</text:span><text:span text:style-name="KrymUkr"> – ***************.</text:span></text:p>
      <text:p text:style-name="KrymPar"><text:span text:style-name="KrymRusBold">****************</text:span><text:span text:style-name="KrymUkr"> – **************, ***************.</text:span></text:p>
      <text:p text:style-name="KrymPar"><text:span text:style-name="KrymRusBold">******</text:span><text:span text:style-name="KrymUkr"> – ******, *****. [******* ****** ******** ***** ***. ** ****, * ****** *****].</text:span></text:p>
      <text:p text:style-name="KrymPar"><text:span text:style-name="KrymRusBold">*******</text:span><text:span text:style-name="KrymUkr"> – *******, *****. [****** ** ******** ******* ***** * ****** ********].</text:span></text:p>
      <text:p text:style-name="KrymPar"><text:span text:style-name="KrymRusBold">********, ********</text:span><text:span text:style-name="KrymUkr"> – 1) *********, *****; 2) *********, ***, *** (</text:span><text:span text:style-name="KrymRusAux">*. </text:span><text:span text:style-name="KrymUkr">*****). [** ***** * * *** ** ****** ** ******* *****].</text:span></text:p>
      <text:p text:style-name="KrymPar"><text:span text:style-name="KrymRusBold">************</text:span><text:span text:style-name="KrymUkr">, </text:span><text:span text:style-name="KrymRusAux">****.</text:span><text:span text:style-name="KrymUkr"> – ***********.</text:span></text:p>
      <text:p text:style-name="KrymPar"><text:span text:style-name="KrymRusBold">********</text:span><text:span text:style-name="KrymUkr"> – ***********, *************, *************.</text:span></text:p>
      <text:p text:style-name="KrymPar"><text:span text:style-name="KrymRusBold">********, -*****</text:span><text:span text:style-name="KrymUkr"> – ***** *******.</text:span></text:p>
      <text:p text:style-name="KrymPar"><text:span text:style-name="KrymRusBold">*******</text:span><text:span text:style-name="KrymUkr"> – *******, 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</text:span><text:span text:style-name="KrymUkr"> – *************, ***********.</text:span></text:p>
      <text:p text:style-name="KrymPar"><text:span text:style-name="KrymRusBold">***********</text:span><text:span text:style-name="KrymUkr"> – ***********, *************, ************.</text:span></text:p>
      <text:p text:style-name="KrymPar"><text:span text:style-name="KrymRusBold">*******, *******</text:span><text:span text:style-name="KrymUkr"> – *******. </text:span><text:span text:style-name="KrymRusBold">*********</text:span><text:span text:style-name="KrymUkr"> – *********, **********.</text:span></text:p>
      <text:p text:style-name="KrymPar"><text:soft-page-break/><text:span text:style-name="KrymRusBold">**********</text:span><text:span text:style-name="KrymUkr"> – ********* (</text:span><text:span text:style-name="KrymRusAux">*. </text:span><text:span text:style-name="KrymUkr">-***), ***********.</text:span></text:p>
      <text:p text:style-name="KrymPar"><text:span text:style-name="KrymRusBold">*******</text:span><text:span text:style-name="KrymUkr"> – **********, ********. [********, ***** ** ***** **********].</text:span></text:p>
      <text:p text:style-name="KrymPar"><text:span text:style-name="KrymRusBold">******</text:span><text:span text:style-name="KrymUkr"> – ******, ********** ******** (</text:span><text:span text:style-name="KrymRusItalic">*.</text:span><text:span text:style-name="KrymUkr"> -***).</text:span></text:p>
      <text:p text:style-name="KrymPar"><text:span text:style-name="KrymRusBold">********</text:span><text:span text:style-name="KrymUkr"> – 1) (</text:span><text:span text:style-name="KrymRusItalic">*** *****. *******</text:span><text:span text:style-name="KrymUkr">) ********, ********, *********; 2) (</text:span><text:span text:style-name="KrymRusAux">**. </text:span><text:span text:style-name="KrymRusBold">-**)</text:span><text:span text:style-name="KrymUkr"> ******* (</text:span><text:span text:style-name="KrymRusAux">*. </text:span><text:span text:style-name="KrymUkr">-*****), ******* (</text:span><text:span text:style-name="KrymRusAux">*. </text:span><text:span text:style-name="KrymUkr">-***). [*****-* ** ******* ********? ********* *******].</text:span></text:p>
      <text:p text:style-name="KrymPar"><text:span text:style-name="KrymRusBold">********, -*****</text:span><text:span text:style-name="KrymUkr"> – 1) ********, </text:span><text:span text:style-name="KrymRusAux">***.</text:span><text:span text:style-name="KrymUkr"> *********, ********, </text:span><text:span text:style-name="KrymRusAux">***.</text:span><text:span text:style-name="KrymUkr"> *********, *****[*]****; 2) (</text:span><text:span text:style-name="KrymRusItalic">*******, ******* * *****</text:span><text:span text:style-name="KrymUkr">) ********, </text:span><text:span text:style-name="KrymRusAux">***.</text:span><text:span text:style-name="KrymUkr"> *********.</text:span></text:p>
      <text:p text:style-name="KrymPar"><text:span text:style-name="KrymRusBold">*******</text:span><text:span text:style-name="KrymUkr"> – 1) (</text:span><text:span text:style-name="KrymRusItalic">***********, ******* *****</text:span><text:span text:style-name="KrymUkr">) *********, (</text:span><text:span text:style-name="KrymRusItalic">*** *****-*******</text:span><text:span text:style-name="KrymUkr">) **********; 2) (</text:span><text:span text:style-name="KrymRusItalic">*********</text:span><text:span text:style-name="KrymUkr">) ********, *******.</text:span></text:p>
      <text:p text:style-name="KrymPar"><text:span text:style-name="KrymRusBold">**********</text:span><text:span text:style-name="KrymUkr"> – ***********, *********.</text:span></text:p>
      <text:p text:style-name="KrymPar"><text:span text:style-name="KrymRusBold">*********</text:span><text:span text:style-name="KrymUkr"> – 1) (</text:span><text:span text:style-name="KrymRusItalic">* ****, ****</text:span><text:span text:style-name="KrymUkr">) **********, ***********, ***********, *****; 2) ******** (</text:span><text:span text:style-name="KrymRusAux">*. </text:span><text:span text:style-name="KrymUkr">-****). [******** *******. ******** * *******]; 3) (</text:span><text:span text:style-name="KrymRusAux">*********</text:span><text:span text:style-name="KrymUkr">) *******. [* ***** ******* ****** ******, ******* *********** ***** (***.)].</text:span></text:p>
      <text:p text:style-name="KrymPar"><text:span text:style-name="KrymRusBold">*********</text:span><text:span text:style-name="KrymUkr"> – 1) **********. [********* ******. ********* *****]; 2) *********, ***********. [***, ** *’***** – ***** ***** *********]. </text:span><text:span text:style-name="KrymRusBold">********</text:span><text:span text:style-name="KrymUkr"> – *********, ********.</text:span></text:p>
      <text:p text:style-name="KrymPar"><text:span text:style-name="KrymRusBold">***********</text:span><text:span text:style-name="KrymUkr"> – **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**, **********, ********, *********, **********, **********. [****** ****** *******. ***** ******. ***** ********, **********].</text:span></text:p>
      <text:p text:style-name="KrymPar"><text:span text:style-name="KrymRusBold">*********</text:span><text:span text:style-name="KrymUkr"> – ********* ********, ********* *********, ********* ******** (*** **********).</text:span></text:p>
      <text:p text:style-name="KrymPar"><text:span text:style-name="KrymRusBold">***********</text:span><text:span text:style-name="KrymUkr"> – ********* (* *-** *******). </text:span><text:span text:style-name="KrymRusBold">-**** </text:span><text:span text:style-name="KrymRusItalic">*****</text:span><text:span text:style-name="KrymUkr"> – ********.</text:span></text:p>
      <text:p text:style-name="KrymPar"><text:span text:style-name="KrymRusBold">******</text:span><text:span text:style-name="KrymUkr"> – *********, ******.</text:span></text:p>
      <text:p text:style-name="KrymPar"><text:span text:style-name="KrymRusBold">*********</text:span><text:span text:style-name="KrymUkr"> – ************, 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</text:span><text:span text:style-name="KrymUkr"> – 1) **********, *******. [********* *****. ********* ******. ********* ********. ****** *****. ****** **********. ******* ******]; 2) ************, **********, **********, ********. [*********** *******. ***[*]******* ******. ******** ******].</text:span></text:p>
      <text:p text:style-name="KrymPar"><text:span text:style-name="KrymRusBold">**********</text:span><text:span text:style-name="KrymUkr"> – **********, *********, **********, **********. [********* *****. ********* ****].</text:span></text:p>
      <text:p text:style-name="KrymPar"><text:span text:style-name="KrymRusBold">*********</text:span><text:span text:style-name="KrymUkr"> – 1) ********, *******, ********, *********. [**** ********]; 2) ******, *********;</text:span><text:span text:style-name="KrymRusItalic"> **. </text:span><text:span text:style-name="KrymRusBold">******** 4.</text:span></text:p>
      <text:p text:style-name="KrymPar"><text:span text:style-name="KrymRusBold">********</text:span><text:span text:style-name="KrymUkr"> – ***********, **********. [********** *********]. </text:span><text:span text:style-name="KrymRusBold">-**** </text:span><text:span text:style-name="KrymRusItalic">********</text:span><text:span text:style-name="KrymUkr"> – ************, ********* ********** (**********)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</text:span><text:span text:style-name="KrymUkr"> – *******. </text:span><text:span text:style-name="KrymRusBold">-***</text:span><text:span text:style-name="KrymUkr"> – **********, ***********, (</text:span><text:span text:style-name="KrymRusAux">*****.</text:span><text:span text:style-name="KrymUkr">) *********, 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</text:span><text:span text:style-name="KrymUkr"> – ******, ********* ******.</text:span></text:p>
      <text:p text:style-name="KrymPar"><text:span text:style-name="KrymRusBold">*********</text:span><text:span text:style-name="KrymUkr"> – 1) (</text:span><text:span text:style-name="KrymRusItalic">*******</text:span><text:span text:style-name="KrymUkr">) ************ (</text:span><text:span text:style-name="KrymRusAux">*. </text:span><text:span text:style-name="KrymUkr">-**), *********, ***********, *********, *********. [************ * ******* ***** **********]; 2) </text:span><text:span text:style-name="KrymRusItalic">**. </text:span><text:span text:style-name="KrymRusBold">*********.</text:span></text:p>
      <text:p text:style-name="KrymPar"><text:span text:style-name="KrymRusBold">********</text:span><text:span text:style-name="KrymUkr"> – 1) (</text:span><text:span text:style-name="KrymRusItalic">******</text:span><text:span text:style-name="KrymUkr">) ********, ********, ********[**]**, *********[**]**. [******** * *******]; 2) (</text:span><text:span text:style-name="KrymRusItalic">*******</text:span><text:span text:style-name="KrymUkr">) ********, **********, **********.</text:span></text:p>
      <text:p text:style-name="KrymPar"><text:span text:style-name="KrymRusBold">****</text:span><text:span text:style-name="KrymUkr"> – ****, ********-********, ********-*********.</text:span></text:p>
      <text:p text:style-name="KrymPar"><text:span text:style-name="KrymRusBold">******</text:span><text:span text:style-name="KrymUkr"> – ******, ******. [***** ********. ****** ********].</text:span></text:p>
      <text:p text:style-name="KrymPar"><text:span text:style-name="KrymRusBold">*******</text:span><text:span text:style-name="KrymUkr"> – ***’***, ********.</text:span></text:p>
      <text:p text:style-name="KrymPar"><text:span text:style-name="KrymRusBold">*****</text:span><text:span text:style-name="KrymUkr"> – *****, **********, *****-*****, ******* (</text:span><text:span text:style-name="KrymRusAux">*. </text:span><text:span text:style-name="KrymUkr">-***), ******. </text:span><text:span text:style-name="KrymRusBold">-** </text:span><text:span text:style-name="KrymRusItalic">* ****** *** * ******</text:span><text:span text:style-name="KrymUkr"> – ******, (</text:span><text:span text:style-name="KrymRusAux">*. </text:span><text:span text:style-name="KrymUkr">-**), (</text:span><text:span text:style-name="KrymRusItalic">* ******</text:span><text:span text:style-name="KrymUkr">) ******. </text:span><text:span text:style-name="KrymRusItalic">** ***** </text:span><text:span text:style-name="KrymRusBold">-**</text:span><text:span text:style-name="KrymUkr"> – *** *****. </text:span><text:span text:style-name="KrymRusBold">***** </text:span><text:span text:style-name="KrymRusItalic">***********</text:span><text:span text:style-name="KrymUkr"> (</text:span><text:span text:style-name="KrymRusAux">****.</text:span><text:span text:style-name="KrymUkr">) – *********. </text:span><text:span text:style-name="KrymRusBold">-** </text:span><text:span text:style-name="KrymRusItalic">*********</text:span><text:span text:style-name="KrymUkr"> – ***** **********, **********, (</text:span><text:span text:style-name="KrymRusItalic">** ****</text:span><text:span text:style-name="KrymUkr">) ****** **********.</text:span></text:p>
      <text:p text:style-name="KrymPar"><text:span text:style-name="KrymRusBold">***</text:span><text:span text:style-name="KrymUkr"> – 1) (*)******, ******, ************** *** *** ****; 2) ******* ****** (***), ****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, -***</text:span><text:span text:style-name="KrymUkr"> – **********.</text:span><text:span text:style-name="KrymRusItalic"> **. </text:span><text:span text:style-name="KrymRusBold">*****.</text:span></text:p>
      <text:p text:style-name="KrymPar"><text:soft-page-break/><text:span text:style-name="KrymRusBold">*******</text:span><text:span text:style-name="KrymUkr">, </text:span><text:span text:style-name="KrymRusAux">****.</text:span><text:span text:style-name="KrymUkr"> (</text:span><text:span text:style-name="KrymRusItalic">* *****, *****</text:span><text:span text:style-name="KrymUkr">) – ********, ********, *******, ******. [******** ******-******* ******** **** ******* (*******.). *** ******** ** * ********]; 2) </text:span><text:span text:style-name="KrymRusItalic">**. </text:span><text:span text:style-name="KrymRusBold">*******</text:span><text:span text:style-name="KrymUkr">; 3) ********, *******, ********* ********.</text:span></text:p>
      <text:p text:style-name="KrymPar"><text:span text:style-name="KrymRusBold">*******</text:span><text:span text:style-name="KrymUkr"> – ****** (</text:span><text:span text:style-name="KrymRusAux">*. </text:span><text:span text:style-name="KrymUkr">-***), *********, ґ*****.</text:span></text:p>
      <text:p text:style-name="KrymPar"><text:span text:style-name="KrymRusBold">*********</text:span><text:span text:style-name="KrymUkr"> – *******, *******.</text:span></text:p>
      <text:p text:style-name="KrymPar"><text:span text:style-name="KrymRusBold">*******,</text:span><text:span text:style-name="KrymRusItalic"> **. </text:span><text:span text:style-name="KrymRusBold">*******.</text:span></text:p>
      <text:p text:style-name="KrymPar"><text:span text:style-name="KrymRusBold">*********, ************* </text:span><text:span text:style-name="KrymRusItalic">* *. *., **. </text:span><text:span text:style-name="KrymRusBold">*********, -****.</text:span></text:p>
      <text:p text:style-name="KrymPar"><text:span text:style-name="KrymRusBold">*****</text:span><text:span text:style-name="KrymUkr"> – ********, *********, ******, (</text:span><text:span text:style-name="KrymRusItalic">** ******* *****</text:span><text:span text:style-name="KrymUkr">) *******, (</text:span><text:span text:style-name="KrymRusItalic">************</text:span><text:span text:style-name="KrymUkr">) ******.</text:span></text:p>
      <text:p text:style-name="KrymPar"><text:span text:style-name="KrymRusBold">******</text:span><text:span text:style-name="KrymUkr"> – ***********, ******.</text:span></text:p>
      <text:p text:style-name="KrymPar"><text:span text:style-name="KrymRusBold">***</text:span><text:span text:style-name="KrymUkr"> – **** (</text:span><text:span text:style-name="KrymRusItalic">******</text:span><text:span text:style-name="KrymUkr">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</text:span><text:span text:style-name="KrymUkr"> – ******** (</text:span><text:span text:style-name="KrymRusItalic">***** ***** * ******</text:span><text:span text:style-name="KrymUkr">), **********.</text:span></text:p>
      <text:p text:style-name="KrymPar"><text:span text:style-name="KrymRusBold">*******, *********</text:span><text:span text:style-name="KrymUkr"> – ********** **** *** **, ********* ******* **.</text:span></text:p>
      <text:p text:style-name="KrymPar"><text:span text:style-name="KrymRusBold">********</text:span><text:span text:style-name="KrymUkr"> – *********, ** ******.</text:span></text:p>
      <text:p text:style-name="KrymPar"><text:span text:style-name="KrymRusBold">******</text:span><text:span text:style-name="KrymUkr"> – ****’****, ****’***, ******, ***********. [******** ****’****. ************* ****’**. ************** *** ******* ** ********].</text:span></text:p>
      <text:p text:style-name="KrymPar"><text:span text:style-name="KrymRusBold">******</text:span><text:span text:style-name="KrymUkr"> – ********, ****, *******, *******, ********** (**.). [****** ********** * ****** ******, ** * ******* ** ****** (******.)].</text:span></text:p>
      <text:p text:style-name="KrymPar"><text:span text:style-name="KrymRusBold">******</text:span><text:span text:style-name="KrymUkr"> – ******** (</text:span><text:span text:style-name="KrymRusAux">*. </text:span><text:span text:style-name="KrymUkr">-****), *******, ******, *********, ******, *******, ********. [******** – ***** *******, ******, *******. – ******* ********* *** ** ******. – **** ***** *******! ****** ********** ***** ** ** ******! – *******-********].</text:span></text:p>
      <text:p text:style-name="KrymPar"><text:span text:style-name="KrymRusBold">********</text:span><text:span text:style-name="KrymUkr"> – *******, *********. </text:span><text:span text:style-name="KrymRusBold">-*****</text:span><text:span text:style-name="KrymUkr"> – *********, ********.</text:span></text:p>
      <text:p text:style-name="KrymPar"><text:span text:style-name="KrymRusBold">***********</text:span><text:span text:style-name="KrymUkr"> – **********, *********, ************. </text:span><text:span text:style-name="KrymRusBold">-*** </text:span><text:span text:style-name="KrymRusItalic">****</text:span><text:span text:style-name="KrymUkr"> – ********* (*************) ******. </text:span><text:span text:style-name="KrymRusBold">-*** </text:span><text:span text:style-name="KrymRusItalic">*****</text:span><text:span text:style-name="KrymUkr"> – ******-*********.</text:span></text:p>
      <text:p text:style-name="KrymPar"><text:span text:style-name="KrymRusBold">***********, -****</text:span><text:span text:style-name="KrymUkr"> – ******** (</text:span><text:span text:style-name="KrymRusAux">*. </text:span><text:span text:style-name="KrymUkr">-***), **********.</text:span></text:p>
      <text:p text:style-name="KrymPar"><text:span text:style-name="KrymRusBold">**************</text:span><text:span text:style-name="KrymUkr"> – ************.</text:span></text:p>
      <text:p text:style-name="KrymPar"><text:span text:style-name="KrymRusBold">*******</text:span><text:span text:style-name="KrymUkr"> (</text:span><text:span text:style-name="KrymRusAux">*. *.</text:span><text:span text:style-name="KrymUkr">) – ****** (</text:span><text:span text:style-name="KrymRusItalic">1/4 ***** * ******</text:span><text:span text:style-name="KrymUkr">), ******* (</text:span><text:span text:style-name="KrymRusAux">*. </text:span><text:span text:style-name="KrymUkr">-***) (</text:span><text:span text:style-name="KrymRusAux">*. *.</text:span><text:span text:style-name="KrymUkr">), ******; (</text:span><text:span text:style-name="KrymRusItalic">*. ********** *****</text:span><text:span text:style-name="KrymUkr">) *********; (</text:span><text:span text:style-name="KrymRusItalic">** ********** *****</text:span><text:span text:style-name="KrymUkr">) 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)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*), ********** (</text:span><text:span text:style-name="KrymRusAux">*. </text:span><text:span text:style-name="KrymUkr">-***). </text:span><text:span text:style-name="KrymRusBold">-***</text:span><text:span text:style-name="KrymUkr"> – *********, *************. </text:span><text:span text:style-name="KrymRusBold">********* </text:span><text:span text:style-name="KrymRusItalic">********</text:span><text:span text:style-name="KrymUkr"> – *******, ********.</text:span></text:p>
      <text:p text:style-name="KrymPar"><text:span text:style-name="KrymRusBold">*********</text:span><text:span text:style-name="KrymUkr"> – *********. </text:span><text:span text:style-name="KrymRusBold">-*******</text:span><text:span text:style-name="KrymUkr"> – **********.</text:span></text:p>
      <text:p text:style-name="KrymPar"><text:span text:style-name="KrymRusBold">******,</text:span><text:span text:style-name="KrymRusItalic"> **. </text:span><text:span text:style-name="KrymRusBold">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* **-*************, *********** ******, **********.</text:span></text:p>
      <text:p text:style-name="KrymPar"><text:span text:style-name="KrymRusBold">***</text:span><text:span text:style-name="KrymUkr">, </text:span><text:span text:style-name="KrymRusAux">****. ****.</text:span><text:span text:style-name="KrymUkr"> – ***, ***, ***, ****, ******, ******. [****** ****** *** * ******. *** * *****. *** ******* ** *******. *’***** – **** ** ******! ** * ********** ****** * ******. ****** ** *****!].</text:span></text:p>
      <text:p text:style-name="KrymPar"><text:span text:style-name="KrymRusBold">*********</text:span><text:span text:style-name="KrymUkr"> (</text:span><text:span text:style-name="KrymRusItalic">*****</text:span><text:span text:style-name="KrymUkr">) – ******.</text:span></text:p>
      <text:p text:style-name="KrymPar"><text:span text:style-name="KrymRusBold">*******</text:span><text:span text:style-name="KrymUkr"> – *******, ********, *******. [****** ********].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***********, (</text:span><text:span text:style-name="KrymRusAux">*. *.</text:span><text:span text:style-name="KrymUkr">) *************. </text:span><text:span text:style-name="KrymRusBold">-******</text:span><text:span text:style-name="KrymUkr"> – *****************.</text:span></text:p>
      <text:p text:style-name="KrymPar"><text:span text:style-name="KrymRusBold">************</text:span><text:span text:style-name="KrymUkr"> – *************. [*********, *********, *********** *************].</text:span></text:p>
      <text:p text:style-name="KrymPar"><text:span text:style-name="KrymRusBold">********</text:span><text:span text:style-name="KrymUkr"> – 1) ********, ********, **********, **********, ********* ** **. [*** ****** ********* ** ********]; 2) ********, ********. [***** *******, ** ** ******]; 3) (</text:span><text:span text:style-name="KrymRusItalic">*********</text:span><text:span text:style-name="KrymUkr">) – **********, ********, *********, **********, *********. </text:span><text:span text:style-name="KrymRusBold">**********, ***********</text:span><text:span text:style-name="KrymUkr"> – ************, **********, ***********, ***********.</text:span></text:p>
      <text:p text:style-name="KrymPar"><text:span text:style-name="KrymRusBold">******</text:span><text:span text:style-name="KrymUkr"> – ******, (*****) *******. </text:span><text:span text:style-name="KrymRusItalic">* </text:span><text:span text:style-name="KrymRusBold">******</text:span><text:span text:style-name="KrymRusItalic">-*******</text:span><text:span text:style-name="KrymUkr"> – ** * ***** ** * ******, *******’*, ** ***** ** *****.</text:span></text:p>
      <text:p text:style-name="KrymPar"><text:span text:style-name="KrymRusBold">*********</text:span><text:span text:style-name="KrymUkr"> – *’******, ******* (*** ******* * *’******* *****).</text:span></text:p>
      <text:p text:style-name="KrymPar"><text:soft-page-break/><text:span text:style-name="KrymRusBold">*******</text:span><text:span text:style-name="KrymUkr"> – ***, ****** (</text:span><text:span text:style-name="KrymRusAux">*. </text:span><text:span text:style-name="KrymUkr">-**), ******* (</text:span><text:span text:style-name="KrymRusAux">*. </text:span><text:span text:style-name="KrymUkr">-***), (</text:span><text:span text:style-name="KrymRusAux">*. *.</text:span><text:span text:style-name="KrymUkr">) ****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*, ********.</text:span></text:p>
      <text:p text:style-name="KrymPar"><text:span text:style-name="KrymRusBold">********</text:span><text:span text:style-name="KrymUkr"> – *********** ******, ********** *******, *********.</text:span></text:p>
      <text:p text:style-name="KrymPar"><text:span text:style-name="KrymRusBold">*******</text:span><text:span text:style-name="KrymUkr"> – ****** (</text:span><text:span text:style-name="KrymRusAux">*. </text:span><text:span text:style-name="KrymUkr">*******).</text:span></text:p>
      <text:p text:style-name="KrymPar"><text:span text:style-name="KrymRusBold">*******</text:span><text:span text:style-name="KrymUkr"> – ******, ********.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</text:span><text:span text:style-name="KrymUkr"> – *******, *******, ********. [******* *******. ******* ********. ****** ********]. </text:span><text:span text:style-name="KrymRusBold">*********</text:span><text:span text:style-name="KrymUkr"> – *********, *********.</text:span></text:p>
      <text:p text:style-name="KrymPar"><text:span text:style-name="KrymRusBold">*********</text:span><text:span text:style-name="KrymUkr"> – *********, *********, ******** ******.</text:span></text:p>
      <text:p text:style-name="KrymPar"><text:span text:style-name="KrymRusBold">*******</text:span><text:span text:style-name="KrymUkr"> – *********.</text:span></text:p>
      <text:p text:style-name="KrymPar"><text:span text:style-name="KrymRusBold">**********</text:span><text:span text:style-name="KrymUkr"> – **********, *********, *******. [******* ** ***** ** ********. ** ** ********** * *******].</text:span></text:p>
      <text:p text:style-name="KrymPar"><text:span text:style-name="KrymRusBold">*********</text:span><text:span text:style-name="KrymUkr"> – *********, ********, ******, ***** ********; (</text:span><text:span text:style-name="KrymRusItalic">****** * ****</text:span><text:span text:style-name="KrymUkr">) ********. [*) ****** ******. ***** ***** ** *******. ******* *******. ****** ******. ***** ***** *****; *) ********* ******, ** ****** ****** * ***** *********. * *** ***** ******** ******* ********* *********. ******* ** ****** *******].</text:span></text:p>
      <text:p text:style-name="KrymPar"><text:span text:style-name="KrymRusBold">*********</text:span><text:span text:style-name="KrymUkr"> – **********. [********* ******].</text:span></text:p>
      <text:p text:style-name="KrymPar"><text:span text:style-name="KrymRusBold">*******</text:span><text:span text:style-name="KrymUkr"> – *********, ******.</text:span></text:p>
      <text:p text:style-name="KrymPar"><text:span text:style-name="KrymRusBold">*******</text:span><text:span text:style-name="KrymUkr"> – *********, ******** (******** ******* **** *********, ** *********** ********* ******, *** ********).</text:span></text:p>
      <text:p text:style-name="KrymPar"><text:span text:style-name="KrymRusBold">********</text:span><text:span text:style-name="KrymUkr"> – *********, ******** ******.</text:span></text:p>
      <text:p text:style-name="KrymPar"><text:span text:style-name="KrymRusBold">*****</text:span><text:span text:style-name="KrymUkr"> – 1) *******, ********, *******, ************, ***********, *********. [*** ** *’***** – ***** ***** *********]; (</text:span><text:span text:style-name="KrymRusItalic">*****</text:span><text:span text:style-name="KrymUkr">) ********, ******; 2) ***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*********, *************.</text:span></text:p>
      <text:p text:style-name="KrymPar"><text:span text:style-name="KrymRusBold">********</text:span><text:span text:style-name="KrymUkr"> – ******, **********, **************, ***** *********, ***********. [*’*** ********** ** *******].</text:span></text:p>
      <text:p text:style-name="KrymPar"><text:span text:style-name="KrymRusBold">**********,</text:span><text:span text:style-name="KrymRusItalic"> **. </text:span><text:span text:style-name="KrymRusBold">*****.</text:span></text:p>
      <text:p text:style-name="KrymPar"><text:span text:style-name="KrymRusBold">*********</text:span><text:span text:style-name="KrymUkr"> – ********, **********.</text:span></text:p>
      <text:p text:style-name="KrymPar"><text:span text:style-name="KrymRusBold">********</text:span><text:span text:style-name="KrymUkr"> – *********-********* ** *********.</text:span></text:p>
      <text:p text:style-name="KrymPar"><text:span text:style-name="KrymRusBold">******</text:span><text:span text:style-name="KrymUkr"> – ******, ********. [********** *** *****. ****** ******* ** *****].</text:span></text:p>
      <text:p text:style-name="KrymPar"><text:span text:style-name="KrymRusBold">**</text:span><text:span text:style-name="KrymRusItalic"> * </text:span><text:span text:style-name="KrymRusBold">*</text:span><text:span text:style-name="KrymUkr"> (</text:span><text:span text:style-name="KrymRusAux">*******-**** *** ********* *******, ************** ***********, *******</text:span><text:span text:style-name="KrymUkr">) – **, * (</text:span><text:span text:style-name="KrymRusAux">***** ********** *******</text:span><text:span text:style-name="KrymUkr">). [*****-* ***** ****** ****** **** *****, ***** ** *******-* *****; *******-*, *******-* ** ***** ******* * ******-* ******* *****.. *******-** ********, ** ***** ********* (****.)].</text:span></text:p>
      <text:p text:style-name="KrymPar"><text:span text:style-name="KrymRusBold">********</text:span><text:span text:style-name="KrymUkr"> – ********* (</text:span><text:span text:style-name="KrymRusAux">*. </text:span><text:span text:style-name="KrymUkr">-****), ********, ***** 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, *******. [*, *****, ***** ** *** ******. *****, *******, **** **********, ****, * *** ****** (****.)].</text:span></text:p>
      <text:p text:style-name="KrymPar"><text:span text:style-name="KrymRusBold">**********</text:span><text:span text:style-name="KrymUkr"> – ********** (**************).</text:span></text:p>
      <text:p text:style-name="KrymPar"><text:span text:style-name="KrymRusBold">********</text:span><text:span text:style-name="KrymUkr"> – 1) (</text:span><text:span text:style-name="KrymRusItalic">*******</text:span><text:span text:style-name="KrymUkr">) ********, *********, ********; 2) (</text:span><text:span text:style-name="KrymRusItalic">*******</text:span><text:span text:style-name="KrymUkr">) ********, ***********, **********, ********. [** ****** ********, * ****** *********. *** ******** ******** – ****** ******. **** *****, ***** ******* *, ******* ** ** *** *********, ******* ** ****** ***** *** (*******.)]; 3) </text:span><text:span text:style-name="KrymRusItalic">**. </text:span><text:span text:style-name="KrymRusBold">********.</text:span></text:p>
      <text:p text:style-name="KrymPar"><text:span text:style-name="KrymRusBold">***********</text:span><text:span text:style-name="KrymUkr"> – ***********, *******, *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1) *******, (</text:span><text:span text:style-name="KrymRusItalic">*********</text:span><text:span text:style-name="KrymUkr">) ***********. [******* ****** ** ******. ****** * * ********]; 2) (</text:span><text:span text:style-name="KrymRusItalic">********</text:span><text:span text:style-name="KrymUkr">) – ******* * *****, ******* ** *****. [****** ******* ** *** = </text:span><text:span text:style-name="KrymRusItalic">***** ****** * ***</text:span><text:span text:style-name="KrymUkr">]. </text:span><text:span text:style-name="KrymRusBold">******* </text:span><text:span text:style-name="KrymRusItalic">***** * ****, ***</text:span><text:span text:style-name="KrymUkr"> – ******** ** *****, *****. [** **** *******. ** ***** ******** * *****]. </text:span><text:span text:style-name="KrymRusItalic">*** ** </text:span><text:span text:style-name="KrymRusBold">*******</text:span><text:span text:style-name="KrymUkr"> – ** *** *******, ***** ******* ******* ********. [*** **** ******, ** *** ***** *******]. </text:span><text:span text:style-name="KrymRusItalic">*** ** * *** ** </text:span><text:span text:style-name="KrymRusBold">*******</text:span><text:span text:style-name="KrymUkr"> – ***** * ** ***** *******, *********, ***********. </text:span><text:span text:style-name="KrymRusItalic">****** ** </text:span><text:soft-page-break/><text:span text:style-name="KrymRusBold">*******</text:span><text:span text:style-name="KrymUkr"> – ******* **. </text:span><text:span text:style-name="KrymRusItalic">***** ** </text:span><text:span text:style-name="KrymRusBold">*******</text:span><text:span text:style-name="KrymUkr"> – ****** ** *****.</text:span></text:p>
      <text:p text:style-name="KrymPar"><text:span text:style-name="KrymRusBold">*******</text:span><text:span text:style-name="KrymUkr"> – *********, ******, *********. [****** *********** ********. ****** **********. *************** ********, ********* *************]; (</text:span><text:span text:style-name="KrymRusItalic">************</text:span><text:span text:style-name="KrymUkr">) ********; (</text:span><text:span text:style-name="KrymRusItalic">*********</text:span><text:span text:style-name="KrymUkr">) ********. </text:span><text:span text:style-name="KrymRusItalic">***** *****-** </text:span><text:span text:style-name="KrymRusBold">*******</text:span><text:span text:style-name="KrymUkr"> – **************, *************. </text:span><text:span text:style-name="KrymRusItalic">*** *****-** </text:span><text:span text:style-name="KrymRusBold">*******</text:span><text:span text:style-name="KrymUkr"> – **********. </text:span><text:span text:style-name="KrymRusItalic">***** </text:span><text:span text:style-name="KrymRusBold">*******</text:span><text:span text:style-name="KrymUkr"> – ***********, ***********.</text:span></text:p>
      <text:p text:style-name="KrymPar"><text:span text:style-name="KrymRusBold">***</text:span><text:span text:style-name="KrymUkr"> (</text:span><text:span text:style-name="KrymRusItalic">******. ***** ******</text:span><text:span text:style-name="KrymUkr">) – ******, ********. </text:span><text:span text:style-name="KrymRusBold">******</text:span><text:span text:style-name="KrymUkr"> – ******. </text:span><text:span text:style-name="KrymRusBold">*******</text:span><text:span text:style-name="KrymUkr"> – ********, **********; (</text:span><text:span text:style-name="KrymRusAux">****.</text:span><text:span text:style-name="KrymUkr">) **********, (</text:span><text:span text:style-name="KrymRusAux">****.</text:span><text:span text:style-name="KrymUkr">) ************* (</text:span><text:span text:style-name="KrymRusItalic">******* ** </text:span><text:span text:style-name="KrymRusBold">*****</text:span><text:span text:style-name="KrymUkr">). [************* ***]. </text:span><text:span text:style-name="KrymRusItalic">********* </text:span><text:span text:style-name="KrymRusBold">******</text:span><text:span text:style-name="KrymUkr"> – ********, ********, *******, *********, *********. </text:span><text:span text:style-name="KrymRusItalic">******* ******** </text:span><text:span text:style-name="KrymRusBold">***</text:span><text:span text:style-name="KrymUkr"> – ***; (</text:span><text:span text:style-name="KrymRusItalic">** *******</text:span><text:span text:style-name="KrymUkr">) – ***. [****** ***** ** *****, *** ***** ** *****]; 2) (</text:span><text:span text:style-name="KrymRusItalic">******* </text:span><text:span text:style-name="KrymRusBold">***</text:span><text:span text:style-name="KrymUkr">, </text:span><text:span text:style-name="KrymRusAux">****.</text:span><text:span text:style-name="KrymRusItalic">, *****</text:span><text:span text:style-name="KrymUkr">) ******; 3) ***, *****, ********. [*** *********** ***** *** ******].</text:span></text:p>
      <text:p text:style-name="KrymPar"><text:span text:style-name="KrymRusBold">********</text:span><text:span text:style-name="KrymUkr"> – **********-********, ***********.</text:span></text:p>
      <text:p text:style-name="KrymPar"><text:span text:style-name="KrymRusBold">******, ****** </text:span><text:span text:style-name="KrymUkr">(</text:span><text:span text:style-name="KrymRusItalic">*****, ******</text:span><text:span text:style-name="KrymUkr">) – ******, ******. </text:span><text:span text:style-name="KrymRusItalic">**** ** </text:span><text:span text:style-name="KrymRusBold">*******</text:span><text:span text:style-name="KrymRusItalic"> *******</text:span><text:span text:style-name="KrymUkr"> – ***** ** *******, ***** ** ** ****** ******.</text:span></text:p>
      <text:p text:style-name="KrymPar"><text:span text:style-name="KrymRusBold">*******</text:span><text:span text:style-name="KrymUkr"> – 1) *******, *********, *******, *********. </text:span><text:span text:style-name="KrymRusBold">-*****</text:span><text:span text:style-name="KrymUkr"> – ********, ***********, **********, ********, **********. [** * ***** ********, *** ****** *******. ***** ******** ** ******* *********. *** *********, *** * ** ********** *********]; 2) (</text:span><text:span text:style-name="KrymRusItalic">***** * ******* * *****</text:span><text:span text:style-name="KrymUkr">) ***********, *******, *******. [** ** ** ******, * *******, **** ***********, ******** (****.)]; 3) (</text:span><text:span text:style-name="KrymRusItalic">*******. ********* ***** * ******** *********</text:span><text:span text:style-name="KrymUkr">) *****, *******.</text:span></text:p>
      <text:p text:style-name="KrymPar"><text:span text:style-name="KrymRusBold">*****</text:span><text:span text:style-name="KrymUkr"> – 1) </text:span><text:span text:style-name="KrymRusItalic">**. </text:span><text:span text:style-name="KrymRusBold">*******</text:span><text:span text:style-name="KrymUkr">; 2) </text:span><text:span text:style-name="KrymRusAux">********** ************** ********</text:span><text:span text:style-name="KrymUkr"> – * *** ******* = </text:span><text:span text:style-name="KrymRusItalic">* **** ******.</text:span></text:p>
      <text:p text:style-name="KrymPar"><text:span text:style-name="KrymRusBold">******</text:span><text:span text:style-name="KrymUkr"> – *******, ********, ***********, *******, **********, **********. [***** ****** ************ ****** *********** ******** ***** (***.)].</text:span></text:p>
      <text:p text:style-name="KrymPar"><text:span text:style-name="KrymRusBold">******</text:span><text:span text:style-name="KrymUkr"> – *********, ********.</text:span></text:p>
      <text:p text:style-name="KrymPar"><text:span text:style-name="KrymRusBold">****</text:span><text:span text:style-name="KrymUkr"> – *******, ***********, ******* (</text:span><text:span text:style-name="KrymRusAux">*. </text:span><text:span text:style-name="KrymUkr">-**)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*****</text:span><text:span text:style-name="KrymUkr"> – ************, ***’********* (*****).</text:span></text:p>
      <text:p text:style-name="KrymPar"><text:span text:style-name="KrymRusBold">*****</text:span><text:span text:style-name="KrymUkr"> – ******.</text:span></text:p>
      <text:p text:style-name="KrymPar"><text:span text:style-name="KrymRusBold">************</text:span><text:span text:style-name="KrymUkr"> – *********** (-*********), ************ (-*********)</text:span><text:span text:style-name="KrymRusItalic"> * *. *. **. </text:span><text:span text:style-name="KrymRusBold">********.</text:span></text:p>
      <text:p text:style-name="KrymPar"><text:span text:style-name="KrymRusBold">**************</text:span><text:span text:style-name="KrymUkr"> – *************, ************** </text:span><text:span text:style-name="KrymRusItalic">* *. *. **. </text:span><text:span text:style-name="KrymRusBold">********.</text:span></text:p>
      <text:p text:style-name="KrymPar"><text:span text:style-name="KrymRusBold">*********</text:span><text:span text:style-name="KrymUkr"> – (</text:span><text:span text:style-name="KrymRusItalic">******* ******* ****</text:span><text:span text:style-name="KrymUkr">; </text:span><text:span text:style-name="KrymRusItalic">*****, *** ****, ***** ******</text:span><text:span text:style-name="KrymUkr">) *********, *******[**]**, ******* (</text:span><text:span text:style-name="KrymRusAux">*. </text:span><text:span text:style-name="KrymUkr">-**), ******* *****, ********* (</text:span><text:span text:style-name="KrymRusAux">*. </text:span><text:span text:style-name="KrymUkr">-***) (</text:span><text:span text:style-name="KrymRusItalic">****** * *****</text:span><text:span text:style-name="KrymUkr">).</text:span></text:p>
      <text:p text:style-name="KrymPar"><text:span text:style-name="KrymRusBold">*******</text:span><text:span text:style-name="KrymUkr">, </text:span><text:span text:style-name="KrymRusAux">***.</text:span><text:span text:style-name="KrymUkr"> – *******, ******, *******, *****, (</text:span><text:span text:style-name="KrymRusItalic">*****</text:span><text:span text:style-name="KrymUkr">) *******, ******. </text:span><text:span text:style-name="KrymRusBold">*******-*******</text:span><text:span text:style-name="KrymUkr"> – *******-*******. [*** ****** *******-*******, ***** ****** (****.)]. </text:span><text:span text:style-name="KrymRusItalic">*** ***** </text:span><text:span text:style-name="KrymRusBold">********</text:span><text:span text:style-name="KrymUkr"> (</text:span><text:span text:style-name="KrymRusItalic">******</text:span><text:span text:style-name="KrymUkr">) – **-**********, *********. [*** ********* ***** ***** *********!].</text:span></text:p>
      <text:p text:style-name="KrymPar"><text:span text:style-name="KrymRusBold">***********</text:span><text:span text:style-name="KrymUkr"> – **********, *********, **********.</text:span></text:p>
      <text:p text:style-name="KrymPar"><text:span text:style-name="KrymRusBold">*************</text:span><text:span text:style-name="KrymUkr"> – ***********, ******** ** ****.</text:span></text:p>
      <text:p text:style-name="KrymPar"><text:span text:style-name="KrymRusBold">*************</text:span><text:span text:style-name="KrymUkr"> – *************, *************.</text:span></text:p>
      <text:p text:style-name="KrymPar"><text:span text:style-name="KrymRusBold">*************</text:span><text:span text:style-name="KrymUkr"> – *************, *************, ********. [************ *** (****.)];</text:span><text:span text:style-name="KrymRusItalic"> **. </text:span><text:span text:style-name="KrymRusBold">*************.</text:span></text:p>
      <text:p text:style-name="KrymPar"><text:span text:style-name="KrymRusBold">************</text:span><text:span text:style-name="KrymUkr"> – ************, ************, ***********.</text:span></text:p>
      <text:p text:style-name="KrymPar"><text:span text:style-name="KrymRusBold">*****************</text:span><text:span text:style-name="KrymUkr"> (</text:span><text:span text:style-name="KrymRusItalic">*******</text:span><text:span text:style-name="KrymUkr">) – **************.</text:span></text:p>
      <text:p text:style-name="KrymPar"><text:span text:style-name="KrymRusBold">**********, *********</text:span><text:span text:style-name="KrymUkr"> – ********** (</text:span><text:span text:style-name="KrymRusAux">*. </text:span><text:span text:style-name="KrymUkr">-*****), **********, *********, ******* (</text:span><text:span text:style-name="KrymRusAux">*. </text:span><text:span text:style-name="KrymUkr">-**), *********.</text:span></text:p>
      <text:p text:style-name="KrymPar"><text:span text:style-name="KrymRusBold">*************</text:span><text:span text:style-name="KrymUkr"> – ************** (-********), ********; *************. [******** ******. ****** – ************** (*************) ***. ************* *****].</text:span></text:p>
      <text:p text:style-name="KrymPar"><text:span text:style-name="KrymRusBold">**********</text:span><text:span text:style-name="KrymUkr"> – ******* *****, *******-*****, ********** (</text:span><text:span text:style-name="KrymRusAux">*. </text:span><text:span text:style-name="KrymUkr">-*****).</text:span><text:span text:style-name="KrymRusItalic"> **. </text:span><text:span text:style-name="KrymRusBold">*********.</text:span></text:p>
      <text:p text:style-name="KrymPar"><text:span text:style-name="KrymRusBold">*************</text:span><text:span text:style-name="KrymUkr"> – *************. [************* *********].</text:span></text:p>
      <text:p text:style-name="KrymPar"><text:span text:style-name="KrymRusBold">********</text:span><text:span text:style-name="KrymUkr"> – ********, ********, ********, *******, *******, (</text:span><text:span text:style-name="KrymRusItalic">******</text:span><text:span text:style-name="KrymUkr">) – ********, (</text:span><text:span text:style-name="KrymRusItalic">*********</text:span><text:span text:style-name="KrymUkr">) – ***********, *********, (</text:span><text:span text:style-name="KrymRusItalic">**********</text:span><text:span text:style-name="KrymUkr">) ********; (</text:span><text:span text:style-name="KrymRusAux">* ******* ***** **********. ********</text:span><text:span text:style-name="KrymUkr">) *******, ********, **********. </text:span><text:span text:style-name="KrymRusBold">******** </text:span><text:span text:style-name="KrymRusItalic">****, **. </text:span><text:span text:style-name="KrymRusBold">**********. ******** </text:span><text:span text:style-name="KrymRusItalic">* *********</text:span><text:span text:style-name="KrymUkr">, </text:span><text:span text:style-name="KrymRusItalic">* </text:span><text:span text:style-name="KrymRusBold">********* </text:span><text:soft-page-break/><text:span text:style-name="KrymRusItalic">**********</text:span><text:span text:style-name="KrymUkr"> – ******* *******.</text:span></text:p>
      <text:p text:style-name="KrymPar"><text:span text:style-name="KrymRusBold">***********</text:span><text:span text:style-name="KrymUkr"> – ******** ******, *********** *****, *********** (</text:span><text:span text:style-name="KrymRusAux">*. </text:span><text:span text:style-name="KrymUkr">-*****).</text:span></text:p>
      <text:p text:style-name="KrymPar"><text:span text:style-name="KrymRusBold">******,</text:span><text:span text:style-name="KrymRusItalic"> **. </text:span><text:span text:style-name="KrymRusBold">*********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****</text:span><text:span text:style-name="KrymUkr">; 2) ******** *******.</text:span></text:p>
      <text:p text:style-name="KrymPar"><text:span text:style-name="KrymRusBold">************</text:span><text:span text:style-name="KrymUkr"> – ******** ********, ******** ** ******, *********, ************.</text:span></text:p>
      <text:p text:style-name="KrymPar"><text:span text:style-name="KrymRusBold">***</text:span><text:span text:style-name="KrymUkr"> – 1) ******. [********** ******]; 2) </text:span><text:span text:style-name="KrymRusItalic">**. </text:span><text:span text:style-name="KrymRusBold">*********.</text:span></text:p>
      <text:p text:style-name="KrymPar"><text:span text:style-name="KrymRusBold">******</text:span><text:span text:style-name="KrymUkr"> – ******. [** ** ***** ** *******: ****** * ********. – ********** ******]. </text:span><text:span text:style-name="KrymRusItalic">******* * </text:span><text:span text:style-name="KrymRusBold">******</text:span><text:span text:style-name="KrymUkr"> – ********** ** ******, ******** [* *, ********** ** ***** ****** ******, ********** ***** ***, *** ******* ******** (***.)].</text:span></text:p>
      <text:p text:style-name="KrymPar"><text:span text:style-name="KrymRusBold">*********</text:span><text:span text:style-name="KrymUkr"> – ***********, ******, *********, ******. </text:span><text:span text:style-name="KrymRusItalic">* </text:span><text:span text:style-name="KrymRusBold">********* </text:span><text:span text:style-name="KrymRusItalic">***</text:span><text:span text:style-name="KrymUkr"> – ** (***) ****** *********** (******, *******), **** * 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****</text:span><text:span text:style-name="KrymUkr"> – ********, ***********.</text:span></text:p>
      <text:p text:style-name="KrymPar"><text:span text:style-name="KrymRusBold">*************</text:span><text:span text:style-name="KrymUkr"> – 1) ********, *******; 2) ********** ********, ******** *******.</text:span></text:p>
      <text:p text:style-name="KrymPar"><text:span text:style-name="KrymRusBold">*********</text:span><text:span text:style-name="KrymUkr"> – *********-**********. [******* ******** * *** *********-********** *******].</text:span></text:p>
      <text:p text:style-name="KrymPar"><text:span text:style-name="KrymRusBold">****</text:span><text:span text:style-name="KrymUkr"> – *****. </text:span><text:span text:style-name="KrymRusAux">*** **** *** ****. * ****. *. ****. ****. ****** *************</text:span><text:span text:style-name="KrymUkr"> *, ****. [*** ** *]. </text:span><text:span text:style-name="KrymRusAux">** *********** * ***. **. ****** *** * ****** *****: 2 *. **. *. *. **.</text:span><text:span text:style-name="KrymUkr"> (</text:span><text:span text:style-name="KrymRusAux">************ *****</text:span><text:span text:style-name="KrymUkr">) – ****. [****** ****, *** ******** (****.)]; </text:span><text:span text:style-name="KrymRusAux">***** 2 *. **. *.</text:span><text:span text:style-name="KrymUkr"> – *****</text:span><text:span text:style-name="KrymRusAux"> * 3 **. *.</text:span><text:span text:style-name="KrymUkr"> – ****.</text:span><text:span text:style-name="KrymRusItalic"> ***. </text:span><text:span text:style-name="KrymRusBold">*************, ***********, ********. ****</text:span><text:span text:style-name="KrymRusItalic"> ***, * ******** ****</text:span><text:span text:style-name="KrymUkr"> – ***** ** **. [***** ** *******. ***** ** ********]. </text:span><text:span text:style-name="KrymRusBold">**** </text:span><text:span text:style-name="KrymRusItalic">***</text:span><text:span text:style-name="KrymUkr"> (</text:span><text:span text:style-name="KrymRusAux">* ****** *********, *********** *******, *********</text:span><text:span text:style-name="KrymUkr">) </text:span><text:span text:style-name="KrymRusAux">********** ***** ******* **</text:span><text:span text:style-name="KrymUkr"> -******, -****** – *********** (</text:span><text:span text:style-name="KrymRusItalic">**** *****</text:span><text:span text:style-name="KrymUkr">), ************ (</text:span><text:span text:style-name="KrymRusItalic">**** ********</text:span><text:span text:style-name="KrymUkr">). </text:span><text:span text:style-name="KrymRusBold">****</text:span><text:span text:style-name="KrymRusItalic"> *****, **** *******</text:span><text:span text:style-name="KrymUkr"> – *****. </text:span><text:span text:style-name="KrymRusItalic">***** </text:span><text:span text:style-name="KrymRusBold">****</text:span><text:span text:style-name="KrymUkr"> – *****, ********. </text:span><text:span text:style-name="KrymRusItalic">*** </text:span><text:span text:style-name="KrymRusBold">****</text:span><text:span text:style-name="KrymUkr">? – ** *******? ** ***** *****? </text:span><text:span text:style-name="KrymRusItalic">*** * </text:span><text:span text:style-name="KrymRusBold">****</text:span><text:span text:style-name="KrymUkr"> – *******, ******, ****** ***, *********. </text:span><text:span text:style-name="KrymRusItalic">**** </text:span><text:span text:style-name="KrymRusBold">****</text:span><text:span text:style-name="KrymUkr"> (</text:span><text:span text:style-name="KrymRusItalic">**** ********</text:span><text:span text:style-name="KrymUkr">) – ********, *****, *******, ******** ** ** ***. </text:span><text:span text:style-name="KrymRusItalic">****** </text:span><text:span text:style-name="KrymRusBold">****</text:span><text:span text:style-name="KrymUkr"> – ******, ********, ******** ** **… [*** ******** ** ** ****** ***** – </text:span><text:span text:style-name="KrymRusItalic">** ****** **** ***** ****</text:span><text:span text:style-name="KrymUkr">]. </text:span><text:span text:style-name="KrymRusItalic">***** </text:span><text:span text:style-name="KrymRusBold">****</text:span><text:span text:style-name="KrymUkr"> – ********, *********, *****. </text:span><text:span text:style-name="KrymRusBold">**** </text:span><text:span text:style-name="KrymRusItalic">******</text:span><text:span text:style-name="KrymUkr"> – *** *** *****. </text:span><text:span text:style-name="KrymRusBold">**** </text:span><text:span text:style-name="KrymRusItalic">***** ****</text:span><text:span text:style-name="KrymUkr"> – ******** ** *****. [**** *** ** ********** ********, *** ******** ** ***** (****.)]. </text:span><text:span text:style-name="KrymRusItalic">*** </text:span><text:span text:style-name="KrymRusBold">**** </text:span><text:span text:style-name="KrymRusItalic">*******</text:span><text:span text:style-name="KrymUkr"> – **-**** *******. </text:span><text:span text:style-name="KrymRusBold">**** </text:span><text:span text:style-name="KrymRusItalic">****</text:span><text:span text:style-name="KrymUkr">, </text:span><text:span text:style-name="KrymRusBold">******* </text:span><text:span text:style-name="KrymRusItalic">*****</text:span><text:span text:style-name="KrymUkr"> – **** ******, **** *******, ******* ********. </text:span><text:span text:style-name="KrymRusItalic">** </text:span><text:span text:style-name="KrymRusBold">******</text:span><text:span text:style-name="KrymUkr"> – *** *****. </text:span><text:span text:style-name="KrymRusBold">***** </text:span><text:span text:style-name="KrymRusItalic">** ******</text:span><text:span text:style-name="KrymUkr"> – ***** ** *******, ***** ** ** ****** ******. </text:span><text:span text:style-name="KrymRusBold">**** </text:span><text:span text:style-name="KrymRusItalic">*** </text:span><text:span text:style-name="KrymRusBold">******</text:span><text:span text:style-name="KrymUkr">, </text:span><text:span text:style-name="KrymRusBold">***** </text:span><text:span text:style-name="KrymRusItalic">** </text:span><text:span text:style-name="KrymRusBold">*****</text:span><text:span text:style-name="KrymUkr"> – ** *****, ** * *****. </text:span><text:span text:style-name="KrymRusItalic">*** ** ** </text:span><text:span text:style-name="KrymRusBold">***</text:span><text:span text:style-name="KrymUkr"> – ***-** **** ***, ***-* ***-**-***. [***-* ***-**-*** *******, * ***-* *** ******* (*****.)]. </text:span><text:span text:style-name="KrymRusItalic">*** ** *** ** </text:span><text:span text:style-name="KrymRusBold">*****</text:span><text:span text:style-name="KrymUkr">, </text:span><text:span text:style-name="KrymRusItalic">*** ** ** ** </text:span><text:span text:style-name="KrymRusBold">*****</text:span><text:span text:style-name="KrymUkr">, </text:span><text:span text:style-name="KrymRusItalic">*** ** *** ** </text:span><text:span text:style-name="KrymRusBold">*****</text:span><text:span text:style-name="KrymUkr"> – ***-** *** *** *****, *****-**-*****. </text:span><text:span text:style-name="KrymRusItalic">** *** ** </text:span><text:span text:style-name="KrymRusBold">*****</text:span><text:span text:style-name="KrymUkr"> – ** ***, *****. </text:span><text:span text:style-name="KrymRusItalic">**** **** ***** ** </text:span><text:span text:style-name="KrymRusBold">*****</text:span><text:span text:style-name="KrymUkr"> – *** **** * *** *** ** ***, *** ****** * ***** *** ** *****. </text:span><text:span text:style-name="KrymRusItalic">**** *** *** </text:span><text:span text:style-name="KrymRusBold">******</text:span><text:span text:style-name="KrymUkr"> – ***** *** ** ** ***** **********.</text:span><text:span text:style-name="KrymRusItalic"> **. *** </text:span><text:span text:style-name="KrymRusBold">******</text:span><text:span text:style-name="KrymUkr"> (</text:span><text:span text:style-name="KrymRusItalic">********</text:span><text:span text:style-name="KrymUkr">), </text:span><text:span text:style-name="KrymRusBold">*******.</text:span></text:p>
      <text:p text:style-name="KrymPar"><text:span text:style-name="KrymRusBold">******</text:span><text:span text:style-name="KrymUkr"> – ******. </text:span><text:span text:style-name="KrymRusItalic">*****</text:span><text:span text:style-name="KrymRusBold">-******</text:span><text:span text:style-name="KrymUkr"> – ******-******, *****’**.</text:span></text:p>
      <text:p text:style-name="KrymPar"><text:span text:style-name="KrymRusBold">*********</text:span><text:span text:style-name="KrymUkr"> – *********, *******, ******* *’****.</text:span></text:p>
      <text:p text:style-name="KrymPar"><text:span text:style-name="KrymRusBold">********</text:span><text:span text:style-name="KrymRusItalic"> * </text:span><text:span text:style-name="KrymRusBold">******</text:span><text:span text:style-name="KrymUkr"> – 1) *********, ******* (-****, -****); 2) ******** (</text:span><text:span text:style-name="KrymRusItalic">**. </text:span><text:span text:style-name="KrymRusBold">***</text:span><text:span text:style-name="KrymUkr">). [******** ***. ******* ******].</text:span></text:p>
      <text:p text:style-name="KrymPar"><text:span text:style-name="KrymRusBold">*********</text:span><text:span text:style-name="KrymUkr"> – ********* ** ***, ********** ** ***, ****** ********.</text:span></text:p>
      <text:p text:style-name="KrymPar"><text:span text:style-name="KrymRusBold">******</text:span><text:span text:style-name="KrymUkr"> – 1) </text:span><text:span text:style-name="KrymRusItalic">**. </text:span><text:span text:style-name="KrymRusBold">***</text:span><text:span text:style-name="KrymUkr">; 2) </text:span><text:span text:style-name="KrymRusAux">****.</text:span><text:span text:style-name="KrymUkr"> (</text:span><text:span text:style-name="KrymRusItalic">****</text:span><text:span text:style-name="KrymUkr">) ******* (</text:span><text:span text:style-name="KrymRusItalic">*.</text:span><text:span text:style-name="KrymUkr"> -***).</text:span></text:p>
      <text:p text:style-name="KrymPar"><text:span text:style-name="KrymRusBold">*******</text:span><text:span text:style-name="KrymUkr"> – 1) *******. [***** ** ******* ******]; 2) ******* (******); 3) ********. [******* ******** ********].</text:span></text:p>
      <text:p text:style-name="KrymPar"><text:span text:style-name="KrymRusBold">*********</text:span><text:span text:style-name="KrymUkr"> – *******, ********. [******** ****** – *******].</text:span></text:p>
      <text:p text:style-name="KrymPar"><text:span text:style-name="KrymRusBold">*******</text:span><text:span text:style-name="KrymUkr"> – *******. </text:span><text:span text:style-name="KrymRusBold">-******</text:span><text:span text:style-name="KrymUkr"> – ***********.</text:span></text:p>
      <text:p text:style-name="KrymPar"><text:span text:style-name="KrymRusBold">**********</text:span><text:span text:style-name="KrymUkr"> – ********(*)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</text:span><text:span text:style-name="KrymUkr"> – *****. </text:span><text:span text:style-name="KrymRusItalic">**********, ************** </text:span><text:span text:style-name="KrymRusBold">*****</text:span><text:span text:style-name="KrymUkr"> – ************* *****; (</text:span><text:span text:style-name="KrymRusItalic">*******, ********* ******-*. **-**, **********</text:span><text:span text:style-name="KrymUkr">) ****** (</text:span><text:span text:style-name="KrymRusItalic">******.</text:span><text:span text:style-name="KrymUkr">); (</text:span><text:span text:style-name="KrymRusItalic">**** **** ********, *********</text:span><text:span text:style-name="KrymUkr">) ********** (</text:span><text:span text:style-name="KrymRusItalic">******.</text:span><text:span text:style-name="KrymUkr">).</text:span></text:p>
      <text:p text:style-name="KrymPar"><text:soft-page-break/><text:span text:style-name="KrymRusBold">*********</text:span><text:span text:style-name="KrymUkr"> – *********. </text:span><text:span text:style-name="KrymRusBold">-*****</text:span><text:span text:style-name="KrymUkr"> – ************, 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****</text:span><text:span text:style-name="KrymUkr"> – **************.</text:span></text:p>
      <text:p text:style-name="KrymPar"><text:span text:style-name="KrymRusBold">****</text:span><text:span text:style-name="KrymUkr"> – ****, *********. [********* **** ********. ***** ******** ******* * ******** **** ****. ********** ********* *. ******** ** *********]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</text:span><text:span text:style-name="KrymUkr"> – ********** ******** (*********-*********** *******).</text:span></text:p>
      <text:p text:style-name="KrymPar"><text:span text:style-name="KrymRusBold">*****</text:span><text:span text:style-name="KrymUkr"> (</text:span><text:span text:style-name="KrymRusAux">*****.</text:span><text:span text:style-name="KrymUkr">) – *****, *****, (</text:span><text:span text:style-name="KrymRusItalic">*****</text:span><text:span text:style-name="KrymUkr">) *****. [**, **** *****!]</text:span></text:p>
      <text:p text:style-name="KrymPar"><text:span text:style-name="KrymRusBold">*****, ******</text:span><text:span text:style-name="KrymUkr"> – *********, ********, ********.</text:span></text:p>
      <text:p text:style-name="KrymPar"><text:span text:style-name="KrymRusBold">*</text:span><text:span text:style-name="KrymUkr"> – 1) (</text:span><text:span text:style-name="KrymRusAux">* *****. *****. *** ********* ********, ** ******: ****?</text:span><text:span text:style-name="KrymUkr">) *</text:span><text:span text:style-name="KrymRusItalic"> *** </text:span><text:span text:style-name="KrymUkr">* (**, ****) (</text:span><text:span text:style-name="KrymRusAux">* ***.</text:span><text:span text:style-name="KrymUkr">), ** (</text:span><text:span text:style-name="KrymRusAux">* ***.</text:span><text:span text:style-name="KrymUkr">), ** (</text:span><text:span text:style-name="KrymRusAux">* ***.</text:span><text:span text:style-name="KrymUkr">). [**** * *********, **** * *******, ********* **** ****, ******* ** ******]. </text:span><text:span text:style-name="KrymRusItalic">*** </text:span><text:span text:style-name="KrymRusBold">*</text:span><text:span text:style-name="KrymRusItalic"> *****, </text:span><text:span text:style-name="KrymRusBold">*</text:span><text:span text:style-name="KrymRusItalic"> ****</text:span><text:span text:style-name="KrymUkr"> – **** ** ******, ** ******. </text:span><text:span text:style-name="KrymRusBold">* </text:span><text:span text:style-name="KrymRusItalic">****</text:span><text:span text:style-name="KrymUkr"> – ** ***. </text:span><text:span text:style-name="KrymRusBold">* </text:span><text:span text:style-name="KrymRusItalic">*******</text:span><text:span text:style-name="KrymUkr"> – ** *******. </text:span><text:span text:style-name="KrymRusItalic">****** </text:span><text:span text:style-name="KrymRusBold">*</text:span><text:span text:style-name="KrymRusItalic"> *******</text:span><text:span text:style-name="KrymUkr"> – ******* ** *****; 2) (</text:span><text:span text:style-name="KrymRusAux">* *****. *****. *** ********* ******** ** ****** ********* * ****** * * ****** ********. ******.</text:span><text:span text:style-name="KrymUkr">) *, * (**, ****), ** (</text:span><text:span text:style-name="KrymRusAux">* ***.</text:span><text:span text:style-name="KrymUkr">), ** (</text:span><text:span text:style-name="KrymRusAux">* ***.</text:span><text:span text:style-name="KrymUkr">)</text:span><text:span text:style-name="KrymRusItalic"> * **.</text:span><text:span text:style-name="KrymUkr"> [****** * ********. ** ********* * ***** (* *******). ***** * *****]. </text:span><text:span text:style-name="KrymRusItalic">********** </text:span><text:span text:style-name="KrymRusBold">*</text:span><text:span text:style-name="KrymRusItalic"> *****</text:span><text:span text:style-name="KrymUkr"> – ************** ** ******** (</text:span><text:span text:style-name="KrymRusItalic">*****</text:span><text:span text:style-name="KrymUkr">: * ********). </text:span><text:span text:style-name="KrymRusItalic">********** </text:span><text:span text:style-name="KrymRusBold">* </text:span><text:span text:style-name="KrymRusItalic">***</text:span><text:span text:style-name="KrymUkr"> – ******** ******. </text:span><text:span text:style-name="KrymRusItalic">******** </text:span><text:span text:style-name="KrymRusBold">*</text:span><text:span text:style-name="KrymRusItalic"> ***, </text:span><text:span text:style-name="KrymRusBold">* </text:span><text:span text:style-name="KrymRusItalic">********</text:span><text:span text:style-name="KrymUkr"> – ****** ** ****, ** ********; 3) (</text:span><text:span text:style-name="KrymRusAux">* *****. *****. *** ******** ****, ********** * *. *.</text:span><text:span text:style-name="KrymUkr">) </text:span><text:span text:style-name="KrymRusAux">** ***. **** *****</text:span><text:span text:style-name="KrymUkr"> ** </text:span><text:span text:style-name="KrymRusAux">* ***. ***. </text:span><text:span text:style-name="KrymRusBold">*</text:span><text:span text:style-name="KrymRusItalic"> **********, </text:span><text:span text:style-name="KrymRusBold">*</text:span><text:span text:style-name="KrymRusItalic"> ****, </text:span><text:span text:style-name="KrymRusBold">*</text:span><text:span text:style-name="KrymRusItalic"> **************, </text:span><text:span text:style-name="KrymRusBold">*</text:span><text:span text:style-name="KrymRusItalic"> *****</text:span><text:span text:style-name="KrymUkr"> – ** ********, ** *****, ** ******, ** *****. </text:span><text:span text:style-name="KrymRusAux">** *****</text:span><text:span text:style-name="KrymUkr">: **, * (</text:span><text:span text:style-name="KrymRusAux">* ***.</text:span><text:span text:style-name="KrymUkr">), ** (</text:span><text:span text:style-name="KrymRusAux">* ***.</text:span><text:span text:style-name="KrymUkr">). </text:span><text:span text:style-name="KrymRusBold">** </text:span><text:span text:style-name="KrymRusItalic">******** *******</text:span><text:span text:style-name="KrymUkr"> – ** ****** ******. </text:span><text:span text:style-name="KrymRusBold">* </text:span><text:span text:style-name="KrymRusItalic">*********</text:span><text:span text:style-name="KrymUkr"> – ** *****. </text:span><text:span text:style-name="KrymRusItalic">******* </text:span><text:span text:style-name="KrymRusBold">*</text:span><text:span text:style-name="KrymRusItalic"> ****</text:span><text:span text:style-name="KrymUkr"> – ********** ** *****. </text:span><text:span text:style-name="KrymRusBold">**</text:span><text:span text:style-name="KrymRusItalic"> ******** * ****-*.</text:span><text:span text:style-name="KrymUkr"> – * ****** ** **. </text:span><text:span text:style-name="KrymRusItalic">********* </text:span><text:span text:style-name="KrymRusBold">*</text:span><text:span text:style-name="KrymRusItalic"> ******</text:span><text:span text:style-name="KrymUkr"> – ********** ** *******. </text:span><text:span text:style-name="KrymRusBold">* </text:span><text:span text:style-name="KrymRusItalic">******</text:span><text:span text:style-name="KrymUkr"> – ** *********; 4) (</text:span><text:span text:style-name="KrymRusBold">* </text:span><text:span text:style-name="KrymRusItalic">*****, ******, *******, *******</text:span><text:span text:style-name="KrymUkr">) **********, **********, **********, ***********, </text:span><text:span text:style-name="KrymRusItalic">***</text:span><text:span text:style-name="KrymUkr">: ******, *****, ******, ******. </text:span><text:span text:style-name="KrymRusBold">* </text:span><text:span text:style-name="KrymRusItalic">********</text:span><text:span text:style-name="KrymUkr"> – ***********, *********. </text:span><text:span text:style-name="KrymRusItalic">** **** ****</text:span><text:span text:style-name="KrymUkr"> – ** ***** (** ******) *****. </text:span><text:span text:style-name="KrymRusItalic">**** </text:span><text:span text:style-name="KrymRusBold">*</text:span><text:span text:style-name="KrymRusItalic"> ****** *****</text:span><text:span text:style-name="KrymUkr"> – ***** ** ******* ******. </text:span><text:span text:style-name="KrymRusItalic">***** </text:span><text:span text:style-name="KrymRusBold">*</text:span><text:span text:style-name="KrymRusItalic"> **** *********</text:span><text:span text:style-name="KrymUkr"> – ****** ** *** ****. </text:span><text:span text:style-name="KrymRusItalic">****** </text:span><text:span text:style-name="KrymRusBold">*</text:span><text:span text:style-name="KrymRusItalic"> *** *****</text:span><text:span text:style-name="KrymUkr"> – ******** ** *** ********; 5) (</text:span><text:span text:style-name="KrymRusAux">* ***. *** *****. ****** ********</text:span><text:span text:style-name="KrymUkr">) *[*], **, ** *[*] (</text:span><text:span text:style-name="KrymRusAux">* ***.</text:span><text:span text:style-name="KrymUkr">). </text:span><text:span text:style-name="KrymRusBold">*</text:span><text:span text:style-name="KrymRusItalic"> *******, </text:span><text:span text:style-name="KrymRusBold">*</text:span><text:span text:style-name="KrymRusItalic"> ********, </text:span><text:span text:style-name="KrymRusBold">*</text:span><text:span text:style-name="KrymRusItalic"> *****</text:span><text:span text:style-name="KrymUkr"> – * ********, ************, * ******. </text:span><text:span text:style-name="KrymRusBold">* </text:span><text:span text:style-name="KrymRusItalic">******</text:span><text:span text:style-name="KrymUkr"> – ** *******. </text:span><text:span text:style-name="KrymRusBold">** </text:span><text:span text:style-name="KrymRusItalic">*** *******</text:span><text:span text:style-name="KrymUkr">, </text:span><text:span text:style-name="KrymRusBold">** </text:span><text:span text:style-name="KrymRusItalic">*** **********</text:span><text:span text:style-name="KrymUkr"> – ** *** **********. </text:span><text:span text:style-name="KrymRusBold">** </text:span><text:span text:style-name="KrymRusItalic">*** *****</text:span><text:span text:style-name="KrymUkr"> – ** *** ******* </text:span><text:span text:style-name="KrymRusItalic">* *. *.</text:span><text:span text:style-name="KrymUkr">; 6) (</text:span><text:span text:style-name="KrymRusAux">* ***. ***. *** *********** *******, ** ******</text:span><text:span text:style-name="KrymUkr">: </text:span><text:span text:style-name="KrymRusItalic">*****</text:span><text:span text:style-name="KrymUkr">?) </text:span><text:span text:style-name="KrymRusAux">** ***. ****** ***** ********</text:span><text:span text:style-name="KrymUkr"> * (*, **) </text:span><text:span text:style-name="KrymRusAux">* ***., ****</text:span><text:span text:style-name="KrymRusItalic">,</text:span><text:span text:style-name="KrymUkr"> * ********; </text:span><text:span text:style-name="KrymRusAux">** ***** ****** *****. *****</text:span><text:span text:style-name="KrymUkr">: </text:span><text:span text:style-name="KrymRusBold">* </text:span><text:span text:style-name="KrymRusItalic">*** ****, </text:span><text:span text:style-name="KrymRusBold">* </text:span><text:span text:style-name="KrymRusItalic">** ****, </text:span><text:span text:style-name="KrymRusBold">* </text:span><text:span text:style-name="KrymRusItalic">********* *****</text:span><text:span text:style-name="KrymUkr"> – ***** ***, ***** *****, ********* ***** </text:span><text:span text:style-name="KrymRusItalic">* *. *.</text:span><text:span text:style-name="KrymUkr">; </text:span><text:span text:style-name="KrymRusAux">***** ****, ***** ****** *****.</text:span><text:span text:style-name="KrymUkr"> *** (</text:span><text:span text:style-name="KrymRusAux">* ***. *.</text:span><text:span text:style-name="KrymUkr">)</text:span><text:span text:style-name="KrymRusItalic"> * </text:span><text:span text:style-name="KrymUkr">** (</text:span><text:span text:style-name="KrymRusAux">* ***.</text:span><text:span text:style-name="KrymUkr">): </text:span><text:span text:style-name="KrymRusBold">* </text:span><text:span text:style-name="KrymRusItalic">********* *****, </text:span><text:span text:style-name="KrymRusBold">* </text:span><text:span text:style-name="KrymRusItalic">******* ******</text:span><text:span text:style-name="KrymUkr"> – *** ******* *****, *** ****** ******** </text:span><text:span text:style-name="KrymRusItalic">* *. *. </text:span><text:span text:style-name="KrymRusBold">* </text:span><text:span text:style-name="KrymRusItalic">**** *****, </text:span><text:span text:style-name="KrymRusBold">* </text:span><text:span text:style-name="KrymRusItalic">*******</text:span><text:span text:style-name="KrymUkr"> – ** ******* ***** (** ****** *****), ** **********. </text:span><text:span text:style-name="KrymRusBold">** </text:span><text:span text:style-name="KrymRusItalic">***** ****-*.</text:span><text:span text:style-name="KrymUkr"> – ** *****, *** *** *****: ** ********** *******, ** *******, *** *** ******; </text:span><text:span text:style-name="KrymRusAux">****** ****. **** ****. ***.</text:span><text:span text:style-name="KrymUkr">:</text:span><text:span text:style-name="KrymRusBold"> * </text:span><text:span text:style-name="KrymRusItalic">****** ****</text:span><text:span text:style-name="KrymUkr"> – ******* ******; </text:span><text:span text:style-name="KrymRusBold">* </text:span><text:span text:style-name="KrymRusItalic">********* *****</text:span><text:span text:style-name="KrymUkr"> – ********** *******. </text:span><text:span text:style-name="KrymRusBold">* </text:span><text:span text:style-name="KrymRusItalic">*******, </text:span><text:span text:style-name="KrymRusBold">* </text:span><text:span text:style-name="KrymRusItalic">*******</text:span><text:span text:style-name="KrymUkr"> – **********, ********, ** ******** *****. </text:span><text:span text:style-name="KrymRusBold">* </text:span><text:span text:style-name="KrymRusItalic">****</text:span><text:span text:style-name="KrymUkr"> – ****** *****, *******. ** </text:span><text:span text:style-name="KrymRusAux">* ****. ***.</text:span><text:span text:style-name="KrymUkr">: </text:span><text:span text:style-name="KrymRusBold">* </text:span><text:span text:style-name="KrymRusItalic">****** ***</text:span><text:span text:style-name="KrymUkr"> – ** ******* ******. </text:span><text:span text:style-name="KrymRusItalic">*** ***** </text:span><text:span text:style-name="KrymRusBold">*</text:span><text:span text:style-name="KrymRusItalic"> *****</text:span><text:span text:style-name="KrymUkr"> – *** ****** ** *******. </text:span><text:span text:style-name="KrymRusBold">* </text:span><text:span text:style-name="KrymRusItalic">** ****</text:span><text:span text:style-name="KrymUkr"> – ** ** *****; 7) (</text:span><text:span text:style-name="KrymRusAux">* ***. ***. ** ******</text:span><text:span text:style-name="KrymUkr">: </text:span><text:span text:style-name="KrymRusItalic">** ******* *******</text:span><text:span text:style-name="KrymUkr">?) </text:span><text:span text:style-name="KrymRusAux">** ***. ****. *****.</text:span><text:span text:style-name="KrymUkr"> ** </text:span><text:span text:style-name="KrymRusAux">* ***. ***.</text:span><text:span text:style-name="KrymUkr">: </text:span><text:span text:style-name="KrymRusBold">* </text:span><text:span text:style-name="KrymRusItalic">**** ****</text:span><text:span text:style-name="KrymUkr"> – ** ***** *****; 8) (</text:span><text:span text:style-name="KrymRusAux">* ***. ***. *** *******. ********</text:span><text:span text:style-name="KrymUkr">) </text:span><text:span text:style-name="KrymRusAux">** ***. *****</text:span><text:span text:style-name="KrymUkr"> * (*, ** </text:span><text:span text:style-name="KrymRusItalic">* *. *.</text:span><text:span text:style-name="KrymUkr">) </text:span><text:span text:style-name="KrymRusAux">* ***.</text:span><text:span text:style-name="KrymUkr">: </text:span><text:span text:style-name="KrymRusBold">* </text:span><text:span text:style-name="KrymRusItalic">**** *****</text:span><text:span text:style-name="KrymUkr"> – * ******* ******; 9) (</text:span><text:span text:style-name="KrymRusAux">* ******* ***. *** *******. *****, ** ******</text:span><text:span text:style-name="KrymRusItalic">: ***</text:span><text:span text:style-name="KrymUkr">?) *, * (**), </text:span><text:span text:style-name="KrymRusAux">***** * *****. ***.</text:span><text:span text:style-name="KrymUkr">: * *****, * ******, * *****. </text:span><text:span text:style-name="KrymRusAux">*****</text:span><text:span text:style-name="KrymUkr"> – ** </text:span><text:span text:style-name="KrymRusAux">* *******, ****.</text:span><text:span text:style-name="KrymUkr">: ** *****, ** ******. </text:span><text:span text:style-name="KrymRusAux">** ** *********** * ************ ********* * *******. ********* ********** ** ***. ************</text:span><text:span text:style-name="KrymUkr">: </text:span><text:span text:style-name="KrymRusBold">* </text:span><text:span text:style-name="KrymRusItalic">******</text:span><text:span text:style-name="KrymUkr"> – ** ******, ** ******; </text:span><text:span text:style-name="KrymRusBold">** </text:span><text:span text:style-name="KrymRusItalic">***</text:span><text:span text:style-name="KrymUkr"> – *** ****; </text:span><text:span text:style-name="KrymRusBold">* </text:span><text:span text:style-name="KrymRusItalic">****</text:span><text:span text:style-name="KrymUkr"> – *** ***** *******, *** ****** *******; </text:span><text:span text:style-name="KrymRusBold">* </text:span><text:span text:style-name="KrymRusItalic">******* ***</text:span><text:span text:style-name="KrymUkr"> – *** ********* (-****) *******, *** *********, *** *********; </text:span><text:span text:style-name="KrymRusItalic">*** *** * ***</text:span><text:span text:style-name="KrymUkr">? – ** ***** ** ***? </text:span><text:span text:style-name="KrymRusBold">* </text:span><text:span text:style-name="KrymRusItalic">**** *********, ** **** **********</text:span><text:span text:style-name="KrymUkr"> – * ****** ********, * ******** ********, ****** **********;</text:span><text:span text:style-name="KrymRusBold"> *</text:span><text:span text:style-name="KrymRusItalic"> **** *******</text:span><text:span text:style-name="KrymUkr"> – ** *’*** ********</text:span><text:span text:style-name="KrymRusItalic"> * *. *.</text:span><text:span text:style-name="KrymUkr">; 10) (</text:span><text:span text:style-name="KrymRusAux">* *******. *****. *** *******. *******</text:span><text:span text:style-name="KrymUkr">) * (*, ***) </text:span><text:span text:style-name="KrymRusAux">* *******.</text:span><text:span text:style-name="KrymUkr">, * (</text:span><text:span text:style-name="KrymRusAux">* *****.</text:span><text:span text:style-name="KrymUkr">), ** (</text:span><text:span text:style-name="KrymRusAux">* ***.</text:span><text:span text:style-name="KrymUkr">), *** (</text:span><text:span text:style-name="KrymRusAux">* ***.</text:span><text:span text:style-name="KrymUkr">) </text:span><text:span text:style-name="KrymRusAux">*** ****** *****. ***., ****.</text:span><text:span text:style-name="KrymUkr">: </text:span><text:span text:style-name="KrymRusBold">* </text:span><text:span text:style-name="KrymRusItalic">*** ******</text:span><text:span text:style-name="KrymUkr"> – * *******; </text:span><text:span text:style-name="KrymRusBold">* </text:span><text:span text:style-name="KrymRusItalic">***** ****</text:span><text:span text:style-name="KrymUkr"> – * *’***** *******; </text:span><text:span text:style-name="KrymRusBold">* </text:span><text:span text:style-name="KrymRusItalic">******* ****</text:span><text:span text:style-name="KrymUkr"> – ********* *****; </text:span><text:span text:style-name="KrymRusBold">* </text:span><text:span text:style-name="KrymRusItalic">********* ****</text:span><text:span text:style-name="KrymUkr"> – *** ******* ***, ** ******** *****.</text:span></text:p>
      <text:p text:style-name="KrymPar"><text:soft-page-break/><text:span text:style-name="KrymRusBold">**********</text:span><text:span text:style-name="KrymUkr">, </text:span><text:span text:style-name="KrymRusAux">****.</text:span><text:span text:style-name="KrymUkr"> – ******* (</text:span><text:span text:style-name="KrymRusAux">*. </text:span><text:span text:style-name="KrymUkr">-****), *******, ***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, (*********) ******** (**** ******), ********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, *****.</text:span></text:p>
      <text:p text:style-name="KrymPar"><text:span text:style-name="KrymRusBold">*******</text:span><text:span text:style-name="KrymUkr">, </text:span><text:span text:style-name="KrymRusAux">****.</text:span><text:span text:style-name="KrymUkr"> – *******, *******, *************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***, **************.</text:span></text:p>
      <text:p text:style-name="KrymPar"><text:span text:style-name="KrymRusBold">**********</text:span><text:span text:style-name="KrymUkr"> – 1) (</text:span><text:span text:style-name="KrymRusItalic">****** ****</text:span><text:span text:style-name="KrymUkr">) ***********, **************, ***************; 2) *********, ***********, ************, **********.</text:span></text:p>
      <text:p text:style-name="KrymPar"><text:span text:style-name="KrymRusBold">*********, **********</text:span><text:span text:style-name="KrymUkr"> – 1) (</text:span><text:span text:style-name="KrymRusItalic">* ******** *****</text:span><text:span text:style-name="KrymUkr">) **********, (</text:span><text:span text:style-name="KrymRusAux">***.</text:span><text:span text:style-name="KrymUkr">) ***********; *************, **************; 2) *******, ********, ********, *********, **********, ***********, *********.</text:span></text:p>
      <text:p text:style-name="KrymPar"><text:span text:style-name="KrymRusBold">*************</text:span><text:span text:style-name="KrymUkr"> – ************, *******, *********, ***********.</text:span></text:p>
      <text:p text:style-name="KrymPar"><text:span text:style-name="KrymRusBold">*********</text:span><text:span text:style-name="KrymUkr"> – ********** *******, ********; (</text:span><text:span text:style-name="KrymRusItalic">********</text:span><text:span text:style-name="KrymUkr">) *********-**********, ***********, **ґ*******, *************. </text:span><text:span text:style-name="KrymRusItalic">********</text:span><text:span text:style-name="KrymUkr"> (</text:span><text:span text:style-name="KrymRusItalic">******</text:span><text:span text:style-name="KrymUkr">) </text:span><text:span text:style-name="KrymRusBold">*********</text:span><text:span text:style-name="KrymUkr"> – ********* (*** *’*****), ******* (*******) ********.</text:span></text:p>
      <text:p text:style-name="KrymPar"><text:span text:style-name="KrymRusBold">******, </text:span><text:span text:style-name="KrymRusAux">***.</text:span><text:span text:style-name="KrymUkr"> – *****, ******.</text:span></text:p>
      <text:p text:style-name="KrymPar"><text:span text:style-name="KrymRusBold">*****</text:span><text:span text:style-name="KrymUkr"> – 1) (</text:span><text:span text:style-name="KrymRusItalic">****</text:span><text:span text:style-name="KrymUkr">) *****, *******, ********; 2) (</text:span><text:span text:style-name="KrymRusItalic">*****</text:span><text:span text:style-name="KrymUkr">) ********, ********, ********; 3) (</text:span><text:span text:style-name="KrymRusItalic">***** *******</text:span><text:span text:style-name="KrymUkr">) **********, **********.</text:span></text:p>
      <text:p text:style-name="KrymPar"><text:span text:style-name="KrymRusBold">**********</text:span><text:span text:style-name="KrymUkr"> – *********** ***** (</text:span><text:span text:style-name="KrymRusAux">*. </text:span><text:span text:style-name="KrymUkr">******), *********** ****** (</text:span><text:span text:style-name="KrymRusAux">*. </text:span><text:span text:style-name="KrymUkr">-****).</text:span></text:p>
      <text:p text:style-name="KrymPar"><text:span text:style-name="KrymRusBold">*************</text:span><text:span text:style-name="KrymUkr"> – ********; *********** (</text:span><text:span text:style-name="KrymRusAux">*. </text:span><text:span text:style-name="KrymUkr">-***)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**, **********, **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</text:span><text:span text:style-name="KrymUkr"> – ******, ****** (</text:span><text:span text:style-name="KrymRusAux">*. </text:span><text:span text:style-name="KrymUkr">-***), *********.</text:span></text:p>
      <text:p text:style-name="KrymPar"><text:span text:style-name="KrymRusBold">*******</text:span><text:span text:style-name="KrymUkr"> – *******, *******.</text:span></text:p>
      <text:p text:style-name="KrymPar"><text:span text:style-name="KrymRusBold">******</text:span><text:span text:style-name="KrymUkr"> (</text:span><text:span text:style-name="KrymRusItalic">*****, **** * ******</text:span><text:span text:style-name="KrymUkr">) – ********.</text:span></text:p>
      <text:p text:style-name="KrymPar"><text:span text:style-name="KrymRusBold">********</text:span><text:span text:style-name="KrymUkr"> – ******* ************** ******, ********.</text:span></text:p>
      <text:p text:style-name="KrymPar"><text:span text:style-name="KrymRusBold">*********, -******</text:span><text:span text:style-name="KrymUkr"> – ********** *******, ********** *******. </text:span><text:span text:style-name="KrymRusItalic">** </text:span><text:span text:style-name="KrymRusBold">**********</text:span><text:span text:style-name="KrymUkr"> – ***** ********** ******* (*******). </text:span><text:span text:style-name="KrymRusBold">*********** </text:span><text:span text:style-name="KrymRusItalic">* ***-*.</text:span><text:span text:style-name="KrymUkr"> – *********, ******** * ***, *********, ************* * ***, *********** **** *****.</text:span></text:p>
      <text:p text:style-name="KrymPar"><text:span text:style-name="KrymRusBold">***********</text:span><text:span text:style-name="KrymUkr"> – ********, **********, (</text:span><text:span text:style-name="KrymRusAux">*****.</text:span><text:span text:style-name="KrymUkr">) ***********, ***********.</text:span></text:p>
      <text:p text:style-name="KrymPar"><text:span text:style-name="KrymRusBold">**********</text:span><text:span text:style-name="KrymUkr"> – *********, **********, ***********, *********, ********* ******* (******), ****** ***** *******, ***********; (</text:span><text:span text:style-name="KrymRusAux">*****.</text:span><text:span text:style-name="KrymUkr">) *(*)*********, ************, ************, ************, *********; (</text:span><text:span text:style-name="KrymRusItalic">**********</text:span><text:span text:style-name="KrymUkr">) ************.</text:span></text:p>
      <text:p text:style-name="KrymPar"><text:span text:style-name="KrymRusBold">******</text:span><text:span text:style-name="KrymUkr"> – 1) (</text:span><text:span text:style-name="KrymRusItalic">*******</text:span><text:span text:style-name="KrymUkr">) ******, *-******, *********; 2) (</text:span><text:span text:style-name="KrymRusItalic">* ************</text:span><text:span text:style-name="KrymUkr">) ********, ********; 3) (</text:span><text:span text:style-name="KrymRusItalic">***** ********</text:span><text:span text:style-name="KrymUkr">) ******, ********, ********* ** (***) **. [** ** ***** * ********* (********.)]. </text:span><text:span text:style-name="KrymRusItalic">*** ** </text:span><text:span text:style-name="KrymRusBold">******</text:span><text:span text:style-name="KrymUkr"> – ** **********, ** ******, ****** * ***, **********.</text:span></text:p>
      <text:p text:style-name="KrymPar"><text:span text:style-name="KrymRusBold">*********</text:span><text:span text:style-name="KrymUkr"> – 1) (</text:span><text:span text:style-name="KrymRusItalic">*****</text:span><text:span text:style-name="KrymUkr">) *********, *****; (</text:span><text:span text:style-name="KrymRusAux">*****.</text:span><text:span text:style-name="KrymUkr">) **************, ************** (</text:span><text:span text:style-name="KrymRusAux">*. </text:span><text:span text:style-name="KrymUkr">-*****), *******; 2) (</text:span><text:span text:style-name="KrymRusItalic">******* *******</text:span><text:span text:style-name="KrymUkr">) *****, ***********, ***********, **********; (</text:span><text:span text:style-name="KrymRusItalic">***********</text:span><text:span text:style-name="KrymUkr">) *******, ***********. </text:span><text:span text:style-name="KrymRusItalic">****** </text:span><text:span text:style-name="KrymRusBold">*********</text:span><text:span text:style-name="KrymUkr">! – ******* *****! ******* ******! *****! ******* ***** ********! </text:span><text:span text:style-name="KrymRusItalic">*** ** </text:span><text:span text:style-name="KrymRusBold">*********</text:span><text:span text:style-name="KrymUkr">! – ** ** ********! </text:span><text:span text:style-name="KrymRusItalic">*****</text:span><text:span text:style-name="KrymUkr"> (</text:span><text:span text:style-name="KrymRusItalic">********</text:span><text:span text:style-name="KrymUkr">) </text:span><text:span text:style-name="KrymRusBold">*********</text:span><text:span text:style-name="KrymUkr"> – *******, *********.</text:span><text:span text:style-name="KrymRusItalic"> *********, ******* </text:span><text:span text:style-name="KrymRusBold">*********</text:span><text:span text:style-name="KrymUkr"> – ********* (</text:span><text:span text:style-name="KrymRusAux">***.</text:span><text:span text:style-name="KrymUkr"> *******) ***** [*****] *****.</text:span></text:p>
      <text:p text:style-name="KrymPar"><text:span text:style-name="KrymRusBold">*******</text:span><text:span text:style-name="KrymUkr"> – 1) (</text:span><text:span text:style-name="KrymRusItalic">********</text:span><text:span text:style-name="KrymUkr">) *******, ********, *********, **********, ************, **********, ***********, **********; 2) (</text:span><text:span text:style-name="KrymRusItalic">******* ********</text:span><text:span text:style-name="KrymUkr">) *********, ********, *********, ********. </text:span><text:span text:style-name="KrymRusBold">******* </text:span><text:span text:style-name="KrymRusItalic">*****</text:span><text:span text:style-name="KrymUkr"> – ******* (*******) ******, ******** ***** *******; (</text:span><text:span text:style-name="KrymRusAux">******.</text:span><text:span text:style-name="KrymUkr">) – (*******) *****. </text:span><text:span text:style-name="KrymRusItalic">**** </text:span><text:span text:style-name="KrymRusBold">******* </text:span><text:span text:style-name="KrymUkr">(</text:span><text:span text:style-name="KrymRusItalic">***** ********</text:span><text:span text:style-name="KrymUkr">) – *******, ***********. [** ******* *******]. </text:span><text:span text:style-name="KrymRusItalic">********* </text:span><text:span text:style-name="KrymRusBold">*******</text:span><text:span text:style-name="KrymUkr"> (</text:span><text:span text:style-name="KrymRusItalic">******** ********</text:span><text:span text:style-name="KrymUkr">) – *********. </text:span><text:span text:style-name="KrymRusItalic">***** *** **** </text:span><text:span text:style-name="KrymRusBold">******</text:span><text:span text:style-name="KrymUkr"> (</text:span><text:span text:style-name="KrymRusItalic">******* ***-*.</text:span><text:span text:style-name="KrymUkr">)? – ***** ***** ******* (**** ********)?</text:span></text:p>
      <text:p text:style-name="KrymPar"><text:span text:style-name="KrymRusBold">******</text:span><text:span text:style-name="KrymUkr"> – ******.</text:span></text:p>
      <text:p text:style-name="KrymPar"><text:span text:style-name="KrymRusBold">*****</text:span><text:span text:style-name="KrymUkr"> – *****, </text:span><text:span text:style-name="KrymRusAux">**.</text:span><text:span text:style-name="KrymUkr"> ******.</text:span></text:p>
      <text:p text:style-name="KrymPar"><text:soft-page-break/><text:span text:style-name="KrymRusBold">********</text:span><text:span text:style-name="KrymUkr"> – ******* (</text:span><text:span text:style-name="KrymRusAux">*. </text:span><text:span text:style-name="KrymUkr">-*****)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</text:span><text:span text:style-name="KrymUkr">, </text:span><text:span text:style-name="KrymRusAux">***.</text:span><text:span text:style-name="KrymUkr"> – *********.</text:span></text:p>
      <text:p text:style-name="KrymPar"><text:span text:style-name="KrymRusBold">*****</text:span><text:span text:style-name="KrymUkr"> – ****, ************ ********. </text:span><text:span text:style-name="KrymRusItalic">****** </text:span><text:span text:style-name="KrymRusBold">*****</text:span><text:span text:style-name="KrymUkr"> – ******** ******** (</text:span><text:span text:style-name="KrymRusAux">*. </text:span><text:span text:style-name="KrymUkr">******).</text:span></text:p>
      <text:p text:style-name="KrymPar"><text:span text:style-name="KrymRusBold">*********</text:span><text:span text:style-name="KrymUkr"> – *********, ******* (*******, ******) ******.</text:span></text:p>
      <text:p text:style-name="KrymPar"><text:span text:style-name="KrymRusBold">**********</text:span><text:span text:style-name="KrymUkr"> – ********, **********, ************, ********, *********. </text:span><text:span text:style-name="KrymRusBold">********** </text:span><text:span text:style-name="KrymRusItalic">*********</text:span><text:span text:style-name="KrymUkr"> – ******* *******. </text:span><text:span text:style-name="KrymRusBold">********** </text:span><text:span text:style-name="KrymRusItalic">******* *****</text:span><text:span text:style-name="KrymUkr"> – ******** ******. </text:span><text:span text:style-name="KrymRusItalic">********** </text:span><text:span text:style-name="KrymRusBold">**********</text:span><text:span text:style-name="KrymUkr"> – *********, -**, *******, ************.</text:span></text:p>
      <text:p text:style-name="KrymPar"><text:span text:style-name="KrymRusBold">********, ********</text:span><text:span text:style-name="KrymUkr"> – ********, (</text:span><text:span text:style-name="KrymRusItalic">******</text:span><text:span text:style-name="KrymUkr">) *********.</text:span></text:p>
      <text:p text:style-name="KrymPar"><text:span text:style-name="KrymRusBold">************</text:span><text:span text:style-name="KrymUkr"> – ***********, ******** (*** ******, ****** * *. *.).</text:span></text:p>
      <text:p text:style-name="KrymPar"><text:span text:style-name="KrymRusBold">******</text:span><text:span text:style-name="KrymUkr"> – ******. </text:span><text:span text:style-name="KrymRusItalic">*******, ********* </text:span><text:span text:style-name="KrymRusBold">*******</text:span><text:span text:style-name="KrymRusItalic"> *****</text:span><text:span text:style-name="KrymUkr"> – ***********, ************* ******. </text:span><text:span text:style-name="KrymRusItalic">*****, *** ******** </text:span><text:span text:style-name="KrymRusBold">*******</text:span><text:span text:style-name="KrymUkr"> – ********** ******.</text:span></text:p>
      <text:p text:style-name="KrymPar"><text:span text:style-name="KrymRusBold">********</text:span><text:span text:style-name="KrymUkr"> – **********, ****** 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</text:span><text:span text:style-name="KrymUkr"> – ********; (</text:span><text:span text:style-name="KrymRusItalic">*******</text:span><text:span text:style-name="KrymUkr">) *****’****; (</text:span><text:span text:style-name="KrymRusItalic">*******</text:span><text:span text:style-name="KrymUkr">) ******* ******, *****’****.</text:span></text:p>
      <text:p text:style-name="KrymPar"><text:span text:style-name="KrymRusBold">***********</text:span><text:span text:style-name="KrymUkr"> – ***********, ***************, ****************, ********* *****’****.</text:span></text:p>
      <text:p text:style-name="KrymPar"><text:span text:style-name="KrymRusBold">**************</text:span><text:span text:style-name="KrymUkr"> – ************, ******* (*************) ********.</text:span></text:p>
      <text:p text:style-name="KrymPar"><text:span text:style-name="KrymRusBold">*********</text:span><text:span text:style-name="KrymUkr"> – ***********.</text:span></text:p>
      <text:p text:style-name="KrymPar"><text:span text:style-name="KrymRusBold">***</text:span><text:span text:style-name="KrymUkr"> – 1) (</text:span><text:span text:style-name="KrymRusItalic">*****</text:span><text:span text:style-name="KrymUkr">) ******, ***; 2) (</text:span><text:span text:style-name="KrymRusItalic">******** ******</text:span><text:span text:style-name="KrymUkr">) ***** (</text:span><text:span text:style-name="KrymRusAux">**.</text:span><text:span text:style-name="KrymUkr"> ******), ***, ********, (</text:span><text:span text:style-name="KrymRusAux">******.</text:span><text:span text:style-name="KrymUkr">) **********; 3) (</text:span><text:span text:style-name="KrymRusItalic">*********** *******</text:span><text:span text:style-name="KrymUkr">) ***, (****) ******; (</text:span><text:span text:style-name="KrymRusBold">*** </text:span><text:span text:style-name="KrymRusItalic">* *********</text:span><text:span text:style-name="KrymUkr">) ********; (</text:span><text:span text:style-name="KrymRusItalic">* ******* ******</text:span><text:span text:style-name="KrymUkr">) ***** (</text:span><text:span text:style-name="KrymRusAux">*. </text:span><text:span text:style-name="KrymUkr">-***). </text:span><text:span text:style-name="KrymRusBold">******</text:span><text:span text:style-name="KrymUkr"> (</text:span><text:span text:style-name="KrymRusBold">*******</text:span><text:span text:style-name="KrymUkr">) </text:span><text:span text:style-name="KrymRusItalic">******</text:span><text:span text:style-name="KrymUkr"> – ******* *******, ** **** ******, ***, ******* **********.</text:span></text:p>
      <text:p text:style-name="KrymPar"><text:span text:style-name="KrymRusBold">********</text:span><text:span text:style-name="KrymUkr"> – *******, *******, ********, *******.</text:span><text:span text:style-name="KrymRusItalic"> ***. </text:span><text:span text:style-name="KrymRusBold">*************.</text:span></text:p>
      <text:p text:style-name="KrymPar"><text:span text:style-name="KrymRusBold">***********</text:span><text:span text:style-name="KrymUkr"> – 1) *******, ********, ***********; 2) **********, ********, **********, *********** (*****), *************.</text:span></text:p>
      <text:p text:style-name="KrymPar"><text:span text:style-name="KrymRusBold">************, ***************</text:span><text:span text:style-name="KrymUkr"> – 1) *********** (**************), ************* (****************) **** *****, ****** ********* **** *****, ********** * ***, ************; 2) *********, *********, *********, ***********, **********, ************, (***************), ********** (***), (*************), *******, ********** (***).</text:span></text:p>
      <text:p text:style-name="KrymPar"><text:span text:style-name="KrymRusBold">******</text:span><text:span text:style-name="KrymUkr"> – ******, (</text:span><text:span text:style-name="KrymRusAux">*. *.</text:span><text:span text:style-name="KrymUkr">) 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</text:span><text:span text:style-name="KrymUkr"> (</text:span><text:span text:style-name="KrymRusItalic">*****, *** ** ****</text:span><text:span text:style-name="KrymUkr">) – ***, 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, *********, ******* (</text:span><text:span text:style-name="KrymRusAux">*. *.</text:span><text:span text:style-name="KrymUkr">) (</text:span><text:span text:style-name="KrymRusAux">*. </text:span><text:span text:style-name="KrymUkr">-**), ************ (</text:span><text:span text:style-name="KrymRusAux">***.</text:span><text:span text:style-name="KrymUkr">), ********, ******, *******, *** (</text:span><text:span text:style-name="KrymRusAux">*. </text:span><text:span text:style-name="KrymUkr">-**); (</text:span><text:span text:style-name="KrymRusItalic">******</text:span><text:span text:style-name="KrymUkr">) *****(*)*, (</text:span><text:span text:style-name="KrymRusItalic">******</text:span><text:span text:style-name="KrymUkr">) ****, (</text:span><text:span text:style-name="KrymRusItalic">*********** *****</text:span><text:span text:style-name="KrymUkr">) *********.</text:span></text:p>
      <text:p text:style-name="KrymPar"><text:span text:style-name="KrymRusBold">*********. -*** </text:span><text:span text:style-name="KrymRusItalic">***</text:span><text:span text:style-name="KrymUkr"> – ******** ** ****** ***** ******* ** ******.</text:span><text:span text:style-name="KrymRusItalic"> **. </text:span><text:span text:style-name="KrymRusBold">*********.</text:span></text:p>
      <text:p text:style-name="KrymPar"><text:span text:style-name="KrymRusBold">******</text:span><text:span text:style-name="KrymUkr"> – 1) (</text:span><text:span text:style-name="KrymRusItalic">*** ******</text:span><text:span text:style-name="KrymUkr">) ****, *******, *********; 2) (</text:span><text:span text:style-name="KrymRusItalic">*** ******* *****</text:span><text:span text:style-name="KrymUkr">) ****** (</text:span><text:span text:style-name="KrymRusAux">*. </text:span><text:span text:style-name="KrymUkr">-***); 3) (</text:span><text:span text:style-name="KrymRusItalic">***** *******</text:span><text:span text:style-name="KrymUkr">) ******, ****** (</text:span><text:span text:style-name="KrymRusAux">*. </text:span><text:span text:style-name="KrymUkr">-***); 4) (</text:span><text:span text:style-name="KrymRusItalic">***** *****</text:span><text:span text:style-name="KrymUkr">) ******; 5) (</text:span><text:span text:style-name="KrymRusItalic">*********** *******</text:span><text:span text:style-name="KrymUkr">) ****** (</text:span><text:span text:style-name="KrymRusAux">*. </text:span><text:span text:style-name="KrymUkr">-***), ******, ******* (</text:span><text:span text:style-name="KrymRusAux">*. </text:span><text:span text:style-name="KrymUkr">-*****). </text:span><text:span text:style-name="KrymRusItalic">**** </text:span><text:span text:style-name="KrymRusBold">********</text:span><text:span text:style-name="KrymUkr"> (</text:span><text:span text:style-name="KrymRusItalic">*****, *******</text:span><text:span text:style-name="KrymUkr">) – ********, 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,</text:span><text:span text:style-name="KrymRusItalic"> **. </text:span><text:span text:style-name="KrymRusBold">********.</text:span></text:p>
      <text:p text:style-name="KrymPar"><text:span text:style-name="KrymRusBold">********</text:span><text:span text:style-name="KrymUkr">, </text:span><text:span text:style-name="KrymRusAux">**. *. </text:span><text:span text:style-name="KrymRusBold">********</text:span><text:span text:style-name="KrymUkr"> – ************, *********, ********, ******.</text:span></text:p>
      <text:p text:style-name="KrymPar"><text:span text:style-name="KrymRusBold">********</text:span><text:span text:style-name="KrymUkr"> – *********** [********** ******], ********.</text:span></text:p>
      <text:p text:style-name="KrymPar"><text:span text:style-name="KrymRusBold">**********</text:span><text:span text:style-name="KrymUkr"> – **********. </text:span><text:span text:style-name="KrymRusItalic">********</text:span><text:span text:style-name="KrymUkr"> (</text:span><text:span text:style-name="KrymRusItalic">*****</text:span><text:span text:style-name="KrymUkr">) </text:span><text:span text:style-name="KrymRusItalic">** </text:span><text:span text:style-name="KrymRusBold">-****</text:span><text:span text:style-name="KrymUkr"> – ***********.</text:span></text:p>
      <text:p text:style-name="KrymPar"><text:soft-page-break/><text:span text:style-name="KrymRusBold">******</text:span><text:span text:style-name="KrymUkr"> – *******, ****, *******, ********, *****. </text:span><text:span text:style-name="KrymRusItalic">********* </text:span><text:span text:style-name="KrymRusBold">******</text:span><text:span text:style-name="KrymUkr"> – 1) ********* *******; 2) *********, ********* *******, 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</text:span><text:span text:style-name="KrymUkr"> – </text:span><text:span text:style-name="KrymRusAux">******. ** </text:span><text:span text:style-name="KrymRusBold">***.</text:span><text:span text:style-name="KrymUkr"> [****** * ************* ************]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, *********</text:span><text:span text:style-name="KrymUkr"> – 1) (</text:span><text:span text:style-name="KrymRusItalic">*********</text:span><text:span text:style-name="KrymUkr">) ******* (** *****), *******, **********, ********. [******* **** **-*****]; 2) (</text:span><text:span text:style-name="KrymRusItalic">*********** ** **** ***** ***** * *. *.</text:span><text:span text:style-name="KrymUkr">) *********, *********, *********. [********* ***]. </text:span><text:span text:style-name="KrymRusItalic">** </text:span><text:span text:style-name="KrymRusBold">***</text:span><text:span text:style-name="KrymRusItalic"> ***** ******</text:span><text:span text:style-name="KrymUkr"> – *** **** ******** (*****, ******) ** ******* *****; 3) (</text:span><text:span text:style-name="KrymRusItalic">**** ******</text:span><text:span text:style-name="KrymUkr">) *******, *******, *******, *********. [********* ******]. </text:span><text:span text:style-name="KrymRusItalic">***** </text:span><text:span text:style-name="KrymRusBold">******</text:span><text:span text:style-name="KrymRusItalic"> *****</text:span><text:span text:style-name="KrymUkr"> – ****** ** **** ******, ******* ******, ******* ***** (*****, ***); 4) (</text:span><text:span text:style-name="KrymRusItalic">* ****, ****</text:span><text:span text:style-name="KrymUkr">) *******, *******, ********, ******. [***** ******]; 5) (</text:span><text:span text:style-name="KrymRusItalic">********* ****</text:span><text:span text:style-name="KrymUkr">) ********* ** *****, **********, ********. [** ******** ** ******, ***** *** *********].</text:span></text:p>
      <text:p text:style-name="KrymPar"><text:span text:style-name="KrymRusBold">*********</text:span><text:span text:style-name="KrymUkr"> – *********, *********, *******. </text:span><text:span text:style-name="KrymRusItalic">*** * **** ** *** </text:span><text:span text:style-name="KrymRusBold">********</text:span><text:span text:style-name="KrymUkr"> – *** ***** * *** ******, ******* ***** ** ***** *****, ***** * ***** *** ** **********. </text:span><text:span text:style-name="KrymRusItalic">** ******* ****** ***** </text:span><text:span text:style-name="KrymRusBold">********</text:span><text:span text:style-name="KrymUkr"> – ** ******* ******* * ***** ********.</text:span></text:p>
      <text:p text:style-name="KrymPar"><text:span text:style-name="KrymRusBold">*****</text:span><text:span text:style-name="KrymUkr"> – 1) (</text:span><text:span text:style-name="KrymRusItalic">**********</text:span><text:span text:style-name="KrymUkr">) ***********, ********, (</text:span><text:span text:style-name="KrymRusItalic">* *****</text:span><text:span text:style-name="KrymUkr">) ************; 2) (</text:span><text:span text:style-name="KrymRusItalic">***** ****</text:span><text:span text:style-name="KrymUkr">) ********, ******; 3) (</text:span><text:span text:style-name="KrymRusItalic">******** ******</text:span><text:span text:style-name="KrymUkr">) ********; 4) ******* *****, *******, ****, (</text:span><text:span text:style-name="KrymRusItalic">* ******</text:span><text:span text:style-name="KrymUkr">) ******.</text:span></text:p>
      <text:p text:style-name="KrymPar"><text:span text:style-name="KrymRusBold">*******</text:span><text:span text:style-name="KrymUkr"> – *******, *************, ************, *******, *********.</text:span></text:p>
      <text:p text:style-name="KrymPar"><text:span text:style-name="KrymRusBold">******</text:span><text:span text:style-name="KrymUkr"> – ******, **********, ************.</text:span></text:p>
      <text:p text:style-name="KrymPar"><text:span text:style-name="KrymRusBold">*********</text:span><text:span text:style-name="KrymUkr"> – *********, ***************, *********, ***********.</text:span></text:p>
      <text:p text:style-name="KrymPar"><text:span text:style-name="KrymRusBold">********</text:span><text:span text:style-name="KrymUkr"> – *********, *********. </text:span><text:span text:style-name="KrymRusBold">-**** </text:span><text:span text:style-name="KrymRusItalic">*****</text:span><text:span text:style-name="KrymUkr"> – ****** (*********) *********.</text:span></text:p>
      <text:p text:style-name="KrymPar"><text:span text:style-name="KrymRusBold">******,</text:span><text:span text:style-name="KrymRusItalic"> **. </text:span><text:span text:style-name="KrymRusBold">***.</text:span></text:p>
      <text:p text:style-name="KrymPar"><text:span text:style-name="KrymRusBold">*************</text:span><text:span text:style-name="KrymUkr"> – **********.</text:span></text:p>
      <text:p text:style-name="KrymPar"><text:span text:style-name="KrymRusBold">*********</text:span><text:span text:style-name="KrymUkr"> – *********, **********, ******** (********), ********** (******, ********), ********.</text:span></text:p>
      <text:p text:style-name="KrymPar"><text:span text:style-name="KrymRusBold">*********</text:span><text:span text:style-name="KrymUkr"> – ***********, **********, ****** (</text:span><text:span text:style-name="KrymRusAux">*. </text:span><text:span text:style-name="KrymUkr">-****).</text:span></text:p>
      <text:p text:style-name="KrymPar"><text:span text:style-name="KrymRusBold">******</text:span><text:span text:style-name="KrymUkr"> – 1) (</text:span><text:span text:style-name="KrymRusItalic">****</text:span><text:span text:style-name="KrymUkr">) ******; 2) ******, *******, ******* (</text:span><text:span text:style-name="KrymRusAux">*. </text:span><text:span text:style-name="KrymUkr">-***).</text:span></text:p>
      <text:p text:style-name="KrymPar"><text:span text:style-name="KrymRusBold">******</text:span><text:span text:style-name="KrymUkr"> – (*********)-********* (</text:span><text:span text:style-name="KrymRusAux">*. </text:span><text:span text:style-name="KrymUkr">-***), 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, *******, *****, (</text:span><text:span text:style-name="KrymRusAux">*. *.</text:span><text:span text:style-name="KrymUkr">), ********, *******, ********* (</text:span><text:span text:style-name="KrymRusAux">*. </text:span><text:span text:style-name="KrymUkr">-***), ******.</text:span></text:p>
      <text:p text:style-name="KrymPar"><text:span text:style-name="KrymRusBold">******* </text:span><text:span text:style-name="KrymUkr">(</text:span><text:span text:style-name="KrymRusBold">******</text:span><text:span text:style-name="KrymUkr">),</text:span><text:span text:style-name="KrymRusItalic"> **. </text:span><text:span text:style-name="KrymRusBold">***.</text:span></text:p>
      <text:p text:style-name="KrymPar"><text:span text:style-name="KrymRusBold">******** </text:span><text:span text:style-name="KrymRusItalic">***</text:span><text:span text:style-name="KrymUkr"> – ********* ***, *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</text:span><text:span text:style-name="KrymUkr"> – ***** (</text:span><text:span text:style-name="KrymRusAux">*. </text:span><text:span text:style-name="KrymUkr">-**)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</text:span><text:span text:style-name="KrymUkr"> – ******* (</text:span><text:span text:style-name="KrymRusAux">*. </text:span><text:span text:style-name="KrymUkr">*******), ****** (</text:span><text:span text:style-name="KrymRusAux">*. </text:span><text:span text:style-name="KrymUkr">-****)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**</text:span><text:span text:style-name="KrymUkr"> – ****** **********, *********.</text:span></text:p>
      <text:p text:style-name="KrymPar"><text:span text:style-name="KrymRusBold">*******</text:span><text:span text:style-name="KrymUkr"> – ******, *******, ******* (</text:span><text:span text:style-name="KrymRusAux">*. </text:span><text:span text:style-name="KrymUkr">******).</text:span></text:p>
      <text:p text:style-name="KrymPar"><text:span text:style-name="KrymRusBold">*******</text:span><text:span text:style-name="KrymUkr"> – *******. </text:span><text:span text:style-name="KrymRusBold">******* </text:span><text:span text:style-name="KrymRusItalic">*******</text:span><text:span text:style-name="KrymUkr"> – ********** *******, ********* ********.</text:span></text:p>
      <text:p text:style-name="KrymPar"><text:span text:style-name="KrymRusBold">**********</text:span><text:span text:style-name="KrymUkr"> – *********, **************. </text:span><text:span text:style-name="KrymRusBold">********** </text:span><text:span text:style-name="KrymRusItalic">********</text:span><text:span text:style-name="KrymUkr"> – *************.</text:span></text:p>
      <text:p text:style-name="KrymPar"><text:span text:style-name="KrymRusBold">*********</text:span><text:span text:style-name="KrymUkr"> – *******, ********, *********, ***********.</text:span></text:p>
      <text:p text:style-name="KrymPar"><text:span text:style-name="KrymRusBold">**********</text:span><text:span text:style-name="KrymUkr"> – ********, ******* (</text:span><text:span text:style-name="KrymRusAux">*. </text:span><text:span text:style-name="KrymUkr">-***).</text:span></text:p>
      <text:p text:style-name="KrymPar"><text:span text:style-name="KrymRusBold">********</text:span><text:span text:style-name="KrymUkr"> (</text:span><text:span text:style-name="KrymRusItalic">*****</text:span><text:span text:style-name="KrymUkr">) – ********, *********; (</text:span><text:span text:style-name="KrymRusItalic">********</text:span><text:span text:style-name="KrymUkr">) ************. </text:span><text:span text:style-name="KrymRusItalic">**** * </text:span><text:span text:style-name="KrymRusBold">********</text:span><text:span text:style-name="KrymUkr"> – 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oft-page-break/><text:span text:style-name="KrymRusBold">*******, *********</text:span><text:span text:style-name="KrymUkr"> – *******, *******; (</text:span><text:span text:style-name="KrymRusItalic">****, *****, *****</text:span><text:span text:style-name="KrymUkr">) ******* (****), ***********, ******* (*****), **********; (</text:span><text:span text:style-name="KrymRusItalic">*****, ******</text:span><text:span text:style-name="KrymUkr">) *******, *******, ***********, *******; (</text:span><text:span text:style-name="KrymRusItalic">****** *******</text:span><text:span text:style-name="KrymUkr">) *******, *******, ********; (</text:span><text:span text:style-name="KrymRusItalic">*. ************</text:span><text:span text:style-name="KrymUkr">) *********, *********, *********. </text:span><text:span text:style-name="KrymRusBold">******!</text:span><text:span text:style-name="KrymUkr"> – *****! ******-******! </text:span><text:span text:style-name="KrymRusBold">******* </text:span><text:span text:style-name="KrymRusItalic">******</text:span><text:span text:style-name="KrymUkr"> – ****** *******.</text:span></text:p>
      <text:p text:style-name="KrymPar"><text:span text:style-name="KrymRusBold">*********, ***********</text:span><text:span text:style-name="KrymUkr"> – *********, *********, (</text:span><text:span text:style-name="KrymRusItalic">* *******</text:span><text:span text:style-name="KrymUkr">) *************, *************, *********, *’*********, (</text:span><text:span text:style-name="KrymRusItalic">* ******** * *****</text:span><text:span text:style-name="KrymUkr">) ************, ************.</text:span></text:p>
      <text:p text:style-name="KrymPar"><text:span text:style-name="KrymRusBold">********</text:span><text:span text:style-name="KrymUkr"> – ********, ********.</text:span></text:p>
      <text:p text:style-name="KrymPar"><text:span text:style-name="KrymRusBold">*******</text:span><text:span text:style-name="KrymUkr"> – 1) ***** (</text:span><text:span text:style-name="KrymRusAux">*. </text:span><text:span text:style-name="KrymUkr">-***), (</text:span><text:span text:style-name="KrymRusAux">******.</text:span><text:span text:style-name="KrymUkr">) ********, *******; 2) ******-*******.</text:span></text:p>
      <text:p text:style-name="KrymPar"><text:span text:style-name="KrymRusBold">******, ********</text:span><text:span text:style-name="KrymUkr">, </text:span><text:span text:style-name="KrymRusAux">***.</text:span><text:span text:style-name="KrymUkr"> – ********. </text:span><text:span text:style-name="KrymRusItalic">****** </text:span><text:span text:style-name="KrymRusBold">********</text:span><text:span text:style-name="KrymUkr"> – **********. </text:span><text:span text:style-name="KrymRusBold">********** </text:span><text:span text:style-name="KrymRusItalic">*******</text:span><text:span text:style-name="KrymUkr"> – ********** ********.</text:span></text:p>
      <text:p text:style-name="KrymPar"><text:span text:style-name="KrymRusBold">******</text:span><text:span text:style-name="KrymUkr"> – (*******) ******.</text:span></text:p>
      <text:p text:style-name="KrymPar"><text:span text:style-name="KrymRusBold">*******</text:span><text:span text:style-name="KrymUkr"> – *******, ********.</text:span></text:p>
      <text:p text:style-name="KrymPar"><text:span text:style-name="KrymRusBold">**********</text:span><text:span text:style-name="KrymUkr"> – ************, **********, ***********.</text:span></text:p>
      <text:p text:style-name="KrymPar"><text:span text:style-name="KrymRusBold">**********</text:span><text:span text:style-name="KrymUkr"> – ********, ** ******* 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</text:span><text:span text:style-name="KrymUkr"> – ******, ******* (</text:span><text:span text:style-name="KrymRusAux">*. *.</text:span><text:span text:style-name="KrymUkr">) (</text:span><text:span text:style-name="KrymRusAux">*. </text:span><text:span text:style-name="KrymUkr">*******), ******* (</text:span><text:span text:style-name="KrymRusAux">*. *.</text:span><text:span text:style-name="KrymUkr">) (</text:span><text:span text:style-name="KrymRusAux">*. </text:span><text:span text:style-name="KrymUkr">-**); </text:span><text:span text:style-name="KrymRusItalic">****** </text:span><text:span text:style-name="KrymRusBold">******</text:span><text:span text:style-name="KrymUkr"> – ******** *******; (</text:span><text:span text:style-name="KrymRusItalic">****** * ******</text:span><text:span text:style-name="KrymUkr">) **********, ***********.</text:span></text:p>
      <text:p text:style-name="KrymPar"><text:span text:style-name="KrymRusBold">*******</text:span><text:span text:style-name="KrymUkr"> – *******, *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</text:span><text:span text:style-name="KrymUkr"> – ************ *******, ************ (</text:span><text:span text:style-name="KrymRusAux">*. </text:span><text:span text:style-name="KrymUkr">-****).</text:span></text:p>
      <text:p text:style-name="KrymPar"><text:span text:style-name="KrymRusBold">***</text:span><text:span text:style-name="KrymUkr"> – 1) ********, ******* (******** ******); 2) ******, ******.</text:span></text:p>
      <text:p text:style-name="KrymPar"><text:span text:style-name="KrymRusBold">*******</text:span><text:span text:style-name="KrymUkr"> – ********, **********.</text:span></text:p>
      <text:p text:style-name="KrymPar"><text:span text:style-name="KrymRusBold">***</text:span><text:span text:style-name="KrymUkr"> – 1) (</text:span><text:span text:style-name="KrymRusItalic">****</text:span><text:span text:style-name="KrymUkr">) ******, ***, *****; 2) (</text:span><text:span text:style-name="KrymRusItalic">*******</text:span><text:span text:style-name="KrymUkr">) ****’*** (</text:span><text:span text:style-name="KrymRusAux">*. </text:span><text:span text:style-name="KrymUkr">-***), ****** (</text:span><text:span text:style-name="KrymRusAux">*. </text:span><text:span text:style-name="KrymUkr">-*****), ***; 3) ******** ******. </text:span><text:span text:style-name="KrymRusItalic">***** </text:span><text:span text:style-name="KrymRusBold">******</text:span><text:span text:style-name="KrymRusItalic"> ******</text:span><text:span text:style-name="KrymUkr"> – ***** ******** 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*</text:span><text:span text:style-name="KrymUkr"> – *******, *********, ********.</text:span></text:p>
      <text:p text:style-name="KrymPar"><text:span text:style-name="KrymRusBold">**********</text:span><text:span text:style-name="KrymUkr"> – *********, **********, (</text:span><text:span text:style-name="KrymRusItalic">* ****** ******</text:span><text:span text:style-name="KrymUkr">) ********, **ґ******, ***********.</text:span></text:p>
      <text:p text:style-name="KrymPar"><text:span text:style-name="KrymRusBold">*******</text:span><text:span text:style-name="KrymUkr"> – *******; (</text:span><text:span text:style-name="KrymRusItalic">******** </text:span><text:span text:style-name="KrymRusBold">*.</text:span><text:span text:style-name="KrymUkr">) *****, ****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1) *********; (</text:span><text:span text:style-name="KrymRusItalic">********</text:span><text:span text:style-name="KrymUkr">) ********, *************; 2) (</text:span><text:span text:style-name="KrymRusAux">****.</text:span><text:span text:style-name="KrymUkr">) ********.</text:span></text:p>
      <text:p text:style-name="KrymPar"><text:span text:style-name="KrymRusBold">**********</text:span><text:span text:style-name="KrymUkr"> – **-****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</text:span><text:span text:style-name="KrymUkr"> – ***********; (</text:span><text:span text:style-name="KrymRusItalic">********</text:span><text:span text:style-name="KrymUkr">) **********.</text:span></text:p>
      <text:p text:style-name="KrymPar"><text:span text:style-name="KrymRusBold">*******</text:span><text:span text:style-name="KrymUkr"> – (***** ***********) *****, ********.</text:span></text:p>
      <text:p text:style-name="KrymPar"><text:span text:style-name="KrymRusBold">**********</text:span><text:span text:style-name="KrymUkr"> – 1) *********, **********, ********* (** ********, **-**); 2) ******* (************), ***********, **********; 3) (</text:span><text:span text:style-name="KrymRusItalic">****** ***** * *******</text:span><text:span text:style-name="KrymUkr">) – **********, *********, ******* ****-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RusItalic"> * </text:span><text:span text:style-name="KrymRusBold">*******</text:span><text:span text:style-name="KrymUkr"> – (********) *********, **********.</text:span></text:p>
      <text:p text:style-name="KrymPar"><text:span text:style-name="KrymRusBold">********</text:span><text:span text:style-name="KrymUkr"> – ********, *********, *********.</text:span></text:p>
      <text:p text:style-name="KrymPar"><text:span text:style-name="KrymRusBold">********</text:span><text:span text:style-name="KrymUkr"> – 1) ********, ********** (****); (</text:span><text:span text:style-name="KrymRusItalic">* **********</text:span><text:span text:style-name="KrymUkr">) ******. [******* ***** **********], *****. [*** ** *****, ** *****]; 2) (</text:span><text:span text:style-name="KrymRusItalic">***********</text:span><text:span text:style-name="KrymUkr">)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1) ********; 2) (</text:span><text:span text:style-name="KrymRusItalic">*********** *******</text:span><text:span text:style-name="KrymUkr">) *********, ********.</text:span></text:p>
      <text:p text:style-name="KrymPar"><text:span text:style-name="KrymRusBold">********</text:span><text:span text:style-name="KrymUkr"> – 1) ********, **********, (</text:span><text:span text:style-name="KrymRusAux">*****.</text:span><text:span text:style-name="KrymUkr">) ******* (</text:span><text:span text:style-name="KrymRusAux">*. *.</text:span><text:span text:style-name="KrymUkr">), (</text:span><text:span text:style-name="KrymRusItalic">**** ******* ****** *** *********</text:span><text:span text:style-name="KrymUkr">) ********; 2) </text:span><text:span text:style-name="KrymRusItalic">**. </text:span><text:span text:style-name="KrymRusBold">********, ******.</text:span></text:p>
      <text:p text:style-name="KrymPar"><text:span text:style-name="KrymRusBold">******</text:span><text:span text:style-name="KrymUkr"> – **********, *******.</text:span></text:p>
      <text:p text:style-name="KrymPar"><text:soft-page-break/><text:span text:style-name="KrymRusBold">********</text:span><text:span text:style-name="KrymUkr"> – ********, ********.</text:span></text:p>
      <text:p text:style-name="KrymPar"><text:span text:style-name="KrymRusBold">*********</text:span><text:span text:style-name="KrymUkr"> – *********, ********.</text:span></text:p>
      <text:p text:style-name="KrymPar"><text:span text:style-name="KrymRusBold">*******,</text:span><text:span text:style-name="KrymRusItalic"> **. </text:span><text:span text:style-name="KrymRusBold">*******.</text:span></text:p>
      <text:p text:style-name="KrymPar"><text:span text:style-name="KrymRusBold">************</text:span><text:span text:style-name="KrymUkr"> – **********, ********* ******* ******, **********.</text:span></text:p>
      <text:p text:style-name="KrymPar"><text:span text:style-name="KrymRusBold">*******, *********, ********</text:span><text:span text:style-name="KrymUkr"> – 1) *******, (</text:span><text:span text:style-name="KrymRusAux">***.</text:span><text:span text:style-name="KrymUkr"> ********); 2) (</text:span><text:span text:style-name="KrymRusItalic">* *******</text:span><text:span text:style-name="KrymUkr">) ********, ***************; 3) (</text:span><text:span text:style-name="KrymRusAux">****.</text:span><text:span text:style-name="KrymUkr">) </text:span><text:span text:style-name="KrymRusBold">******</text:span><text:span text:style-name="KrymUkr"> – (******) *****, *******, *********, **** *********, ********; 4) (</text:span><text:span text:style-name="KrymRusItalic">********</text:span><text:span text:style-name="KrymUkr">) *******, *********; (</text:span><text:span text:style-name="KrymRusItalic">******* *********</text:span><text:span text:style-name="KrymUkr">) **************, ************.</text:span><text:span text:style-name="KrymRusItalic"> **. </text:span><text:span text:style-name="KrymRusBold">********.</text:span></text:p>
      <text:p text:style-name="KrymPar"><text:span text:style-name="KrymRusBold">*********, **********</text:span><text:span text:style-name="KrymUkr"> – 1) *********, **********; 2) (</text:span><text:span text:style-name="KrymRusItalic">* **** * *******</text:span><text:span text:style-name="KrymUkr">) **********, **************. </text:span><text:span text:style-name="KrymRusItalic">****** </text:span><text:span text:style-name="KrymRusBold">**********</text:span><text:span text:style-name="KrymUkr"> – ******* **********.</text:span></text:p>
      <text:p text:style-name="KrymPar"><text:span text:style-name="KrymRusBold">******</text:span><text:span text:style-name="KrymUkr"> – ********, (</text:span><text:span text:style-name="KrymRusItalic">*********</text:span><text:span text:style-name="KrymUkr">) **********, ******, *********, *******. [***** * *** ******* *********?]. </text:span><text:span text:style-name="KrymRusItalic">****** ** **** </text:span><text:span text:style-name="KrymRusBold">******</text:span><text:span text:style-name="KrymUkr"> – ***** ** ***** ***.</text:span></text:p>
      <text:p text:style-name="KrymPar"><text:span text:style-name="KrymRusBold">******</text:span><text:span text:style-name="KrymUkr"> – ***********.</text:span></text:p>
      <text:p text:style-name="KrymPar"><text:span text:style-name="KrymRusBold">*******</text:span><text:span text:style-name="KrymUkr"> – 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Ukr"> – ********, 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</text:span><text:span text:style-name="KrymUkr"> – *********, **********, **********, *******, *********, **********.</text:span></text:p>
      <text:p text:style-name="KrymPar"><text:span text:style-name="KrymRusBold">*********</text:span><text:span text:style-name="KrymUkr">, </text:span><text:span text:style-name="KrymRusAux">***. </text:span><text:span text:style-name="KrymRusBold">********</text:span><text:span text:style-name="KrymUkr"> – ******* (**********).</text:span></text:p>
      <text:p text:style-name="KrymPar"><text:span text:style-name="KrymRusBold">******</text:span><text:span text:style-name="KrymUkr"> – ****** (</text:span><text:span text:style-name="KrymRusAux">*. </text:span><text:span text:style-name="KrymUkr">*******), ***. [***** ** ***** *******]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.</text:span></text:p>
      <text:p text:style-name="KrymPar"><text:span text:style-name="KrymRusBold">********</text:span><text:span text:style-name="KrymUkr">, </text:span><text:span text:style-name="KrymRusAux">***.</text:span><text:span text:style-name="KrymUkr"> – 1) (</text:span><text:span text:style-name="KrymLat">*********</text:span><text:span text:style-name="KrymUkr">) ********, *******, *********; 2) </text:span><text:span text:style-name="KrymRusBold">******** </text:span><text:span text:style-name="KrymRusItalic">********</text:span><text:span text:style-name="KrymUkr"> (</text:span><text:span text:style-name="KrymRusItalic">********</text:span><text:span text:style-name="KrymUkr">) – ********* (</text:span><text:span text:style-name="KrymRusAux">**.</text:span><text:span text:style-name="KrymUkr"> *********), ******** *********, *********; 3) </text:span><text:span text:style-name="KrymRusBold">********* </text:span><text:span text:style-name="KrymRusItalic">*******</text:span><text:span text:style-name="KrymUkr"> (</text:span><text:span text:style-name="KrymLat">**********</text:span><text:span text:style-name="KrymUkr">) – ********, ******* *******, ********* *******, *********.</text:span></text:p>
      <text:p text:style-name="KrymPar"><text:span text:style-name="KrymRusBold">**********</text:span><text:span text:style-name="KrymUkr"> (</text:span><text:span text:style-name="KrymRusAux">**.</text:span><text:span text:style-name="KrymUkr">),</text:span><text:span text:style-name="KrymRusItalic"> **. </text:span><text:span text:style-name="KrymRusBold">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(*********) ********.</text:span></text:p>
      <text:p text:style-name="KrymPar"><text:span text:style-name="KrymRusBold">********* </text:span><text:span text:style-name="KrymRusItalic">*****</text:span><text:span text:style-name="KrymUkr"> – ********, ***** ***** ****** ******.</text:span></text:p>
      <text:p text:style-name="KrymPar"><text:span text:style-name="KrymRusBold">************</text:span><text:span text:style-name="KrymUkr"> – ***********, **********, ************, ***********.</text:span></text:p>
      <text:p text:style-name="KrymPar"><text:span text:style-name="KrymRusBold">*******</text:span><text:span text:style-name="KrymUkr"> – ******, *******, (</text:span><text:span text:style-name="KrymRusItalic">******</text:span><text:span text:style-name="KrymUkr">) ***********. </text:span><text:span text:style-name="KrymRusItalic">**** </text:span><text:span text:style-name="KrymRusBold">*********</text:span><text:span text:style-name="KrymUkr"> – ***********, (</text:span><text:span text:style-name="KrymRusItalic">***** ****</text:span><text:span text:style-name="KrymUkr">) ********** *****.</text:span></text:p>
      <text:p text:style-name="KrymPar"><text:span text:style-name="KrymRusBold">************, -*****</text:span><text:span text:style-name="KrymUkr"> – ************, -*****, ************. </text:span><text:span text:style-name="KrymRusBold">*********** </text:span><text:span text:style-name="KrymRusItalic">***********, ******</text:span><text:span text:style-name="KrymUkr"> – ************, ***********, ************* *******.</text:span></text:p>
      <text:p text:style-name="KrymPar"><text:span text:style-name="KrymRusBold">*****</text:span><text:span text:style-name="KrymUkr"> – *****, ********, (</text:span><text:span text:style-name="KrymRusItalic">* *****</text:span><text:span text:style-name="KrymUkr">) *******.</text:span></text:p>
      <text:p text:style-name="KrymPar"><text:span text:style-name="KrymRusBold">*******</text:span><text:span text:style-name="KrymUkr"> – 1) *******, **** (</text:span><text:span text:style-name="KrymRusAux">**.</text:span><text:span text:style-name="KrymUkr"> *******), *****, (</text:span><text:span text:style-name="KrymRusItalic">****</text:span><text:span text:style-name="KrymUkr">) ******; (</text:span><text:span text:style-name="KrymRusItalic">****** * *****</text:span><text:span text:style-name="KrymUkr">) ******, *******; 2) (</text:span><text:span text:style-name="KrymRusItalic">******</text:span><text:span text:style-name="KrymUkr">) ******* (</text:span><text:span text:style-name="KrymRusAux">*. </text:span><text:span text:style-name="KrymUkr">-****), ******* (***********, **-**); ****** (*********).</text:span></text:p>
      <text:p text:style-name="KrymPar"><text:span text:style-name="KrymRusBold">***********</text:span><text:span text:style-name="KrymUkr"> – ************, **********. </text:span><text:span text:style-name="KrymRusItalic">***** </text:span><text:span text:style-name="KrymRusBold">**********</text:span><text:span text:style-name="KrymRusItalic"> * ****</text:span><text:span text:style-name="KrymUkr"> – ****** *********** ******** * ******* (*** *********).</text:span></text:p>
      <text:p text:style-name="KrymPar"><text:span text:style-name="KrymRusBold">*********</text:span><text:span text:style-name="KrymUkr"> (</text:span><text:span text:style-name="KrymRusItalic">**** ******</text:span><text:span text:style-name="KrymUkr">) – **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-*******</text:span><text:span text:style-name="KrymUkr"> – ******-*******, (**********) *********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</text:span><text:span text:style-name="KrymUkr"> – *********, ґ*********, **********, 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,</text:span><text:span text:style-name="KrymRusItalic"> **. </text:span><text:span text:style-name="KrymRusBold">********.</text:span></text:p>
      <text:p text:style-name="KrymPar"><text:span text:style-name="KrymRusBold">*******</text:span><text:span text:style-name="KrymRusItalic"> *** </text:span><text:span text:style-name="KrymRusBold">*********</text:span><text:span text:style-name="KrymUkr"> – 1) ********, ***********; 2) (</text:span><text:span text:style-name="KrymRusItalic">******** *****</text:span><text:span text:style-name="KrymUkr">) **********. </text:span><text:span text:style-name="KrymRusBold">******* </text:span><text:span text:style-name="KrymRusItalic">******</text:span><text:span text:style-name="KrymUkr"> – ********.</text:span></text:p>
      <text:p text:style-name="KrymPar"><text:span text:style-name="KrymRusBold">*********</text:span><text:span text:style-name="KrymUkr"> – ******** ** ******, (</text:span><text:span text:style-name="KrymRusItalic">**************</text:span><text:span text:style-name="KrymUkr">) *********, *******.</text:span></text:p>
      <text:p text:style-name="KrymPar"><text:soft-page-break/><text:span text:style-name="KrymRusBold">***********</text:span><text:span text:style-name="KrymUkr"> – ****** ** 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1) (</text:span><text:span text:style-name="KrymRusItalic">*****, ******</text:span><text:span text:style-name="KrymUkr">) ґ****, ґ**ґ****, ********, ***ґ****; 2) (</text:span><text:span text:style-name="KrymRusItalic">*******</text:span><text:span text:style-name="KrymUkr">) ******, *******, ******, *******, *******, ********, *******; (</text:span><text:span text:style-name="KrymRusItalic">***********, *******</text:span><text:span text:style-name="KrymUkr">) ******, *********, ґ*****.</text:span></text:p>
      <text:p text:style-name="KrymPar"><text:span text:style-name="KrymRusBold">*************</text:span><text:span text:style-name="KrymUkr"> – ************.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1) (</text:span><text:span text:style-name="KrymRusItalic">********, **********</text:span><text:span text:style-name="KrymUkr">) *********, *********, *******; 2) (</text:span><text:span text:style-name="KrymRusItalic">********</text:span><text:span text:style-name="KrymUkr">) ***, *********, ********.</text:span></text:p>
      <text:p text:style-name="KrymPar"><text:span text:style-name="KrymRusBold">*******,</text:span><text:span text:style-name="KrymRusItalic"> **. </text:span><text:span text:style-name="KrymRusBold">******* 2.</text:span></text:p>
      <text:p text:style-name="KrymPar"><text:span text:style-name="KrymRusBold">*********</text:span><text:span text:style-name="KrymUkr"> – ********* ****-**, **********, ***********, *********, ***********.</text:span></text:p>
      <text:p text:style-name="KrymPar"><text:span text:style-name="KrymRusBold">********</text:span><text:span text:style-name="KrymUkr"> – ******* ****-** (********), *********, **********, **********.</text:span></text:p>
      <text:p text:style-name="KrymPar"><text:span text:style-name="KrymRusBold">*********</text:span><text:span text:style-name="KrymUkr"> – *********, ***********, ******** ********** * ********.</text:span></text:p>
      <text:p text:style-name="KrymPar"><text:span text:style-name="KrymRusBold">******</text:span><text:span text:style-name="KrymUkr">, </text:span><text:span text:style-name="KrymRusItalic">***.</text:span><text:span text:style-name="KrymUkr"> – ******, ********, ******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*).</text:span></text:p>
      <text:p text:style-name="KrymPar"><text:span text:style-name="KrymRusBold">*******</text:span><text:span text:style-name="KrymUkr"> – *******, ******* (</text:span><text:span text:style-name="KrymRusAux">*. </text:span><text:span text:style-name="KrymUkr">-***), **********.</text:span></text:p>
      <text:p text:style-name="KrymPar"><text:span text:style-name="KrymRusBold">**********</text:span><text:span text:style-name="KrymUkr"> (</text:span><text:span text:style-name="KrymRusAux">****.</text:span><text:span text:style-name="KrymUkr">) – 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*).</text:span></text:p>
      <text:p text:style-name="KrymPar"><text:span text:style-name="KrymRusBold">***</text:span><text:span text:style-name="KrymUkr"> – ***, -**, -**; (</text:span><text:span text:style-name="KrymRusAux">*****</text:span><text:span text:style-name="KrymUkr">) ******, ******, ******; (</text:span><text:span text:style-name="KrymRusItalic">*********</text:span><text:span text:style-name="KrymUkr">) *******. </text:span><text:span text:style-name="KrymRusItalic">***** ***** ** </text:span><text:span text:style-name="KrymRusBold">*******</text:span><text:span text:style-name="KrymUkr"> – ****** ***** ******* *****.</text:span></text:p>
      <text:p text:style-name="KrymPar"><text:span text:style-name="KrymRusBold">********</text:span><text:span text:style-name="KrymUkr"> – ********, ***********, ********.</text:span></text:p>
      <text:p text:style-name="KrymPar"><text:span text:style-name="KrymRusBold">****</text:span><text:span text:style-name="KrymUkr">, </text:span><text:span text:style-name="KrymRusAux">***.</text:span><text:span text:style-name="KrymUkr"> – ****. </text:span><text:span text:style-name="KrymRusBold">**** </text:span><text:span text:style-name="KrymRusItalic">**********</text:span><text:span text:style-name="KrymUkr"> – ********. </text:span><text:span text:style-name="KrymRusBold">**** </text:span><text:span text:style-name="KrymRusItalic">***********</text:span><text:span text:style-name="KrymUkr"> – ***’********.</text:span></text:p>
      <text:p text:style-name="KrymPar"><text:span text:style-name="KrymRusBold">******</text:span><text:span text:style-name="KrymUkr"> – ******, ******* (</text:span><text:span text:style-name="KrymRusAux">*. </text:span><text:span text:style-name="KrymUkr">******), ********.</text:span></text:p>
      <text:p text:style-name="KrymPar"><text:span text:style-name="KrymRusBold">*********</text:span><text:span text:style-name="KrymUkr"> – *************, *************, ************, ************.</text:span></text:p>
      <text:p text:style-name="KrymPar"><text:span text:style-name="KrymRusBold">*******</text:span><text:span text:style-name="KrymUkr"> – *******, ************, ************, ***********, ***********. </text:span><text:span text:style-name="KrymRusItalic">********** </text:span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, ********, *******, ******* (</text:span><text:span text:style-name="KrymRusAux">*. </text:span><text:span text:style-name="KrymUkr">-***). </text:span><text:span text:style-name="KrymRusItalic">**** </text:span><text:span text:style-name="KrymRusBold">*********</text:span><text:span text:style-name="KrymUkr">, </text:span><text:span text:style-name="KrymRusItalic">********** </text:span><text:span text:style-name="KrymRusBold">********</text:span><text:span text:style-name="KrymUkr"> – ***********, ***********, **********, ************.</text:span></text:p>
      <text:p text:style-name="KrymPar"><text:span text:style-name="KrymRusBold">***********,</text:span><text:span text:style-name="KrymRusItalic"> **. </text:span><text:span text:style-name="KrymRusBold">*********.</text:span></text:p>
      <text:p text:style-name="KrymPar"><text:span text:style-name="KrymRusBold">******</text:span><text:span text:style-name="KrymUkr"> – *********, ***********, ***********, *********, ********* (</text:span><text:span text:style-name="KrymRusItalic">** *******, *****</text:span><text:span text:style-name="KrymUkr">).</text:span></text:p>
      <text:p text:style-name="KrymPar"><text:span text:style-name="KrymRusBold">****</text:span><text:span text:style-name="KrymUkr"> – 1) (</text:span><text:span text:style-name="KrymRusItalic">*********</text:span><text:span text:style-name="KrymUkr">) *********; 2) (</text:span><text:span text:style-name="KrymRusItalic">********</text:span><text:span text:style-name="KrymUkr">) ****, ****, **********.</text:span></text:p>
      <text:p text:style-name="KrymPar"><text:span text:style-name="KrymRusBold">********, **********, ********</text:span><text:span text:style-name="KrymUkr"> – ********, *******, ********, *******, **********, ***********, *********; (</text:span><text:span text:style-name="KrymRusAux">*****.</text:span><text:span text:style-name="KrymUkr">) ********** * **** (</text:span><text:span text:style-name="KrymRusItalic">*******</text:span><text:span text:style-name="KrymUkr">); (</text:span><text:span text:style-name="KrymRusAux">**** ** ******</text:span><text:span text:style-name="KrymUkr">) **********. [******** *********** * ********. ***** ****** ** *********. **** * *****].</text:span></text:p>
      <text:p text:style-name="KrymPar"><text:span text:style-name="KrymRusBold">**********</text:span><text:span text:style-name="KrymUkr"> – ********* *******, *********** *******, *********** * ********, *********.</text:span></text:p>
      <text:p text:style-name="KrymPar"><text:span text:style-name="KrymRusBold">******</text:span><text:span text:style-name="KrymUkr"> – ********, *********.</text:span></text:p>
      <text:p text:style-name="KrymPar"><text:span text:style-name="KrymRusBold">*********</text:span><text:span text:style-name="KrymUkr"> – *********, **********, *********, **********, ************, **************, ***************.</text:span></text:p>
      <text:p text:style-name="KrymPar"><text:span text:style-name="KrymRusBold">********, *****</text:span><text:span text:style-name="KrymUkr"> – ********, ******, *********, *******, ********, *********, ********* (</text:span><text:span text:style-name="KrymRusItalic">* </text:span><text:span text:style-name="KrymUkr">*********), ********; (</text:span><text:span text:style-name="KrymRusItalic">***************</text:span><text:span text:style-name="KrymUkr">) ***********, ***********. [******** **** * *******. ******** ***** * ******]. </text:span><text:span text:style-name="KrymRusBold">********, ***** </text:span><text:span text:style-name="KrymRusItalic">* ****** ****-*.</text:span><text:span text:style-name="KrymUkr"> – **************, ************ ******* * *******, ******** ***** * *******. </text:span><text:span text:style-name="KrymRusBold">***** </text:span><text:span text:style-name="KrymRusItalic">**** * ******</text:span><text:span text:style-name="KrymUkr"> – ******* ***** * *******, ****** ***** ******, * ******* ********. </text:span><text:span text:style-name="KrymRusBold">******** </text:span><text:span text:style-name="KrymRusItalic">******</text:span><text:span text:style-name="KrymUkr"> – ********* *******, ***********. </text:span><text:span text:style-name="KrymRusBold">******** </text:span><text:span text:style-name="KrymRusItalic">****** *** **********</text:span><text:span text:style-name="KrymUkr"> (</text:span><text:span text:style-name="KrymRusItalic">****. ******</text:span><text:span text:style-name="KrymUkr">) – ******** (*******).</text:span></text:p>
      <text:p text:style-name="KrymPar"><text:span text:style-name="KrymRusBold">**********, ********</text:span><text:span text:style-name="KrymUkr"> – **********, ********, ***********, **********. [**** ********* * *******. * ****** ******]. </text:span><text:span text:style-name="KrymRusBold">**********, ******** </text:span><text:span text:style-name="KrymRusItalic">* ******* ****-*.</text:span><text:span text:style-name="KrymUkr"> – **********, ******** *** ****** ******, ***********, ********** ******* 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 * *****, ********* * *****, *********, ***********, ************* *****, </text:span><text:soft-page-break/><text:span text:style-name="KrymUkr">********* ******* * *****, *********** ***-*******.</text:span></text:p>
      <text:p text:style-name="KrymPar"><text:span text:style-name="KrymRusBold">********, ********</text:span><text:span text:style-name="KrymUkr"> – ********, *******, ********* * *****, ********, ******* * *****, ********, ********* * *****, ********, ****** * *****, ************, **********, ********, *********, ********** * *****, **********, *********** ***, ***********, ********** ****. [*********** ******* * ***** ******** *******. (*****.). **** * ***** ********. ***** ****** ******* * ***** *****. ********** ****** ************. *********** ****** *********].</text:span></text:p>
      <text:p text:style-name="KrymPar"><text:span text:style-name="KrymRusBold">**********, **********</text:span><text:span text:style-name="KrymUkr"> – **********, ***********, *********; (</text:span><text:span text:style-name="KrymRusItalic">*****</text:span><text:span text:style-name="KrymUkr">) *[**]**********, *[**]*********; (</text:span><text:span text:style-name="KrymRusItalic">***********</text:span><text:span text:style-name="KrymUkr">) **************, ************, **********, ************, ********, *********. [****** * ********* ******** (****.). ***** *********** (*******, *************) * ******. ******* ********** ** *******].</text:span></text:p>
      <text:p text:style-name="KrymPar"><text:span text:style-name="KrymRusBold">********, **********</text:span><text:span text:style-name="KrymUkr"> – *********, *******, ***********.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***, ********, ********* * ****.</text:span></text:p>
      <text:p text:style-name="KrymPar"><text:span text:style-name="KrymRusBold">*******</text:span><text:span text:style-name="KrymUkr"> – 1) (</text:span><text:span text:style-name="KrymRusAux">*******</text:span><text:span text:style-name="KrymUkr">) ********, **********, ********, *********; (</text:span><text:span text:style-name="KrymRusAux">****</text:span><text:span text:style-name="KrymUkr">) ***** ******. [******** ******* ******. ******* ***** *********. ***** ******* ****** *****]; 2) (</text:span><text:span text:style-name="KrymRusAux">*******</text:span><text:span text:style-name="KrymUkr">) ******** *****, ******** *****, ********* *****. [******** *****. ******** ******. ********* ******]. </text:span><text:span text:style-name="KrymRusBold">******* </text:span><text:span text:style-name="KrymRusItalic">***********</text:span><text:span text:style-name="KrymUkr"> – ***********.</text:span></text:p>
      <text:p text:style-name="KrymPar"><text:span text:style-name="KrymRusBold">************</text:span><text:span text:style-name="KrymUkr"> – *********.</text:span></text:p>
      <text:p text:style-name="KrymPar"><text:span text:style-name="KrymRusBold">***********, *********</text:span><text:span text:style-name="KrymUkr"> – ********, ********, (</text:span><text:span text:style-name="KrymRusItalic">******</text:span><text:span text:style-name="KrymUkr">) *********, ********, *********, (</text:span><text:span text:style-name="KrymRusAux">*******</text:span><text:span text:style-name="KrymUkr"> – </text:span><text:span text:style-name="KrymRusItalic">******* *** *****</text:span><text:span text:style-name="KrymUkr">) ************, ********, (</text:span><text:span text:style-name="KrymRusItalic">**** ** ******</text:span><text:span text:style-name="KrymUkr">) ************. [************ ***** * ***** * ********* ********. ******* * ******** **** **** ****].</text:span></text:p>
      <text:p text:style-name="KrymPar"><text:span text:style-name="KrymRusBold">*************, ***********</text:span><text:span text:style-name="KrymUkr"> – **********, **********.</text:span></text:p>
      <text:p text:style-name="KrymPar"><text:span text:style-name="KrymRusBold">*****</text:span><text:span text:style-name="KrymUkr"> – *******. [**** *******], *-*****, ********. </text:span><text:span text:style-name="KrymRusItalic">********** </text:span><text:span text:style-name="KrymRusBold">*****</text:span><text:span text:style-name="KrymUkr"> – ******* ****** (****** ******), ************, ***************, (</text:span><text:span text:style-name="KrymRusAux">***.</text:span><text:span text:style-name="KrymUkr"> ***********), (</text:span><text:span text:style-name="KrymRusItalic">**********</text:span><text:span text:style-name="KrymUkr">) *****************. </text:span><text:span text:style-name="KrymRusItalic">***** </text:span><text:span text:style-name="KrymRusBold">*****</text:span><text:span text:style-name="KrymUkr"> – ********* (****** *****). </text:span><text:span text:style-name="KrymRusItalic">****** </text:span><text:span text:style-name="KrymRusBold">*****</text:span><text:span text:style-name="KrymUkr"> – *********. </text:span><text:span text:style-name="KrymRusItalic">****** </text:span><text:span text:style-name="KrymRusBold">*****</text:span><text:span text:style-name="KrymUkr"> – **********. </text:span><text:span text:style-name="KrymRusItalic">****** </text:span><text:span text:style-name="KrymRusBold">*****</text:span><text:span text:style-name="KrymUkr"> – ******** (</text:span><text:span text:style-name="KrymRusAux">*. </text:span><text:span text:style-name="KrymUkr">*******)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</text:span><text:span text:style-name="KrymUkr"> – *********.</text:span></text:p>
      <text:p text:style-name="KrymPar"><text:span text:style-name="KrymRusBold">************, **********</text:span><text:span text:style-name="KrymUkr"> – ************, **********, ************, **********, ******(*)******, **********.</text:span></text:p>
      <text:p text:style-name="KrymPar"><text:span text:style-name="KrymRusBold">***********</text:span><text:span text:style-name="KrymUkr"> – ***********, ***********, ***********.</text:span></text:p>
      <text:p text:style-name="KrymPar"><text:span text:style-name="KrymRusBold">**********</text:span><text:span text:style-name="KrymUkr"> – **************, ************* ** *****; (</text:span><text:span text:style-name="KrymRusItalic">******* ***********</text:span><text:span text:style-name="KrymUkr">) ********** * ****. [****** * ********* ********** (***.)].</text:span></text:p>
      <text:p text:style-name="KrymPar"><text:span text:style-name="KrymRusBold">**********</text:span><text:span text:style-name="KrymUkr"> – *********; (</text:span><text:span text:style-name="KrymRusItalic">*** *****</text:span><text:span text:style-name="KrymUkr">) *********, (</text:span><text:span text:style-name="KrymRusAux">*******</text:span><text:span text:style-name="KrymUkr">) *************.</text:span></text:p>
      <text:p text:style-name="KrymPar"><text:span text:style-name="KrymRusBold">**********, ********</text:span><text:span text:style-name="KrymUkr"> – 1) </text:span><text:span text:style-name="KrymRusItalic">**. </text:span><text:span text:style-name="KrymRusBold">***********</text:span><text:span text:style-name="KrymUkr">; 2) ***********, *********. [***** ********* *** ******* ******].</text:span></text:p>
      <text:p text:style-name="KrymPar"><text:span text:style-name="KrymRusBold">************, **********</text:span><text:span text:style-name="KrymUkr"> – 1) **********, ********, ************, **********, **********, **********, ********, ******* * ****. [********* * ******. *** *** * ******** * *****]; (</text:span><text:span text:style-name="KrymRusItalic">********</text:span><text:span text:style-name="KrymUkr">) **********, (</text:span><text:span text:style-name="KrymRusAux">* ******</text:span><text:span text:style-name="KrymUkr">) **************, **********. [********* * ***** *****]; 2) (</text:span><text:span text:style-name="KrymRusItalic">* ******, ***** * *. *.</text:span><text:span text:style-name="KrymUkr">) ********, **********, ***********, *******, *******. </text:span><text:span text:style-name="KrymRusItalic">*****, **** </text:span><text:span text:style-name="KrymRusBold">**********</text:span><text:span text:style-name="KrymUkr"> – ****, ***** **********, *********** ****-***.; ****, ***** *******, *********, ***********. </text:span><text:span text:style-name="KrymRusBold">************</text:span><text:span text:style-name="KrymUkr"> (</text:span><text:span text:style-name="KrymRusItalic">****, ****</text:span><text:span text:style-name="KrymUkr">) – ********, **********. [******* (***********) ****].</text:span></text:p>
      <text:p text:style-name="KrymPar"><text:span text:style-name="KrymRusBold">*********</text:span><text:span text:style-name="KrymUkr"> – 1) **************, *************, ********** (******* ******, ********, * *. **.). </text:span><text:span text:style-name="KrymRusBold">********* </text:span><text:span text:style-name="KrymRusItalic">* ******** </text:span><text:span text:style-name="KrymUkr">(</text:span><text:span text:style-name="KrymRusItalic">* ****</text:span><text:span text:style-name="KrymUkr">) </text:span><text:span text:style-name="KrymRusItalic">******-*. ******</text:span><text:span text:style-name="KrymUkr"> – ******** ********* (*****) ******** *********. </text:span><text:span text:style-name="KrymRusBold">********* </text:span><text:span text:style-name="KrymRusItalic">* ***** ******-*. ***********</text:span><text:span text:style-name="KrymUkr"> – ************** * ****** ******** *******, ************ * ******. </text:span><text:span text:style-name="KrymRusBold">********* </text:span><text:span text:style-name="KrymRusItalic">****-*. * ****, * *********, * ******</text:span><text:span text:style-name="KrymUkr"> – ************ ***** ** ******, ********, ********. </text:span><text:span text:style-name="KrymRusBold">*********</text:span><text:span text:style-name="KrymRusItalic"> ** ********</text:span><text:span text:style-name="KrymUkr"> – ***** * ********** (**********), ********, **’******* (</text:span><text:span text:style-name="KrymRusAux">****.</text:span><text:span text:style-name="KrymUkr">); 2) (</text:span><text:span text:style-name="KrymRusItalic">***********</text:span><text:span text:style-name="KrymUkr">) *****, **********, ******** (********) ******; 3) </text:span><text:span text:style-name="KrymRusBold">********* </text:span><text:soft-page-break/><text:span text:style-name="KrymRusItalic">** **** ********** </text:span><text:span text:style-name="KrymUkr">(</text:span><text:span text:style-name="KrymRusItalic">21 ******</text:span><text:span text:style-name="KrymUkr">) – *********, *********.</text:span></text:p>
      <text:p text:style-name="KrymPar"><text:span text:style-name="KrymRusBold">**********</text:span><text:span text:style-name="KrymUkr"> – *********, **********, *************, **************.</text:span></text:p>
      <text:p text:style-name="KrymPar"><text:span text:style-name="KrymRusBold">**********</text:span><text:span text:style-name="KrymUkr"> – *********, **********, ***********.</text:span></text:p>
      <text:p text:style-name="KrymPar"><text:span text:style-name="KrymRusBold">*******</text:span><text:span text:style-name="KrymUkr"> – ********, *********, (</text:span><text:span text:style-name="KrymRusItalic">**** ** ******</text:span><text:span text:style-name="KrymUkr">) – **********. [*** ***** – * **** **********].</text:span></text:p>
      <text:p text:style-name="KrymPar"><text:span text:style-name="KrymRusBold">****</text:span><text:span text:style-name="KrymUkr"> – ******, *******.</text:span></text:p>
      <text:p text:style-name="KrymPar"><text:span text:style-name="KrymRusBold">**********</text:span><text:span text:style-name="KrymUkr"> – *********, **********, *********, ********* (*******).</text:span></text:p>
      <text:p text:style-name="KrymPar"><text:span text:style-name="KrymRusBold">*********, **********,</text:span><text:span text:style-name="KrymRusItalic"> **. </text:span><text:span text:style-name="KrymRusBold">***********. ********** </text:span><text:span text:style-name="KrymRusItalic">* ********</text:span><text:span text:style-name="KrymUkr"> – ******** * *****, ********* * **********, ********** ** **********. [********* **** * *** *********** (****.)].</text:span></text:p>
      <text:p text:style-name="KrymPar"><text:span text:style-name="KrymRusBold">***********, ************</text:span><text:span text:style-name="KrymUkr"> – **********, **********, ********, ******* * **.</text:span></text:p>
      <text:p text:style-name="KrymPar"><text:span text:style-name="KrymRusBold">***********</text:span><text:span text:style-name="KrymUkr"> – *********, ********** (*******), ********** (*******), *********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*, ***********, **********.</text:span></text:p>
      <text:p text:style-name="KrymPar"><text:span text:style-name="KrymRusBold">**********</text:span><text:span text:style-name="KrymUkr"> – ***********, **********, **********, *********.</text:span></text:p>
      <text:p text:style-name="KrymPar"><text:span text:style-name="KrymRusBold">**********</text:span><text:span text:style-name="KrymUkr"> – *********, ********** (*******) *********, *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*, -****</text:span><text:span text:style-name="KrymUkr"> – *********, -****, ***********, -******.</text:span></text:p>
      <text:p text:style-name="KrymPar"><text:span text:style-name="KrymRusBold">**********</text:span><text:span text:style-name="KrymUkr"> – **********, ************.</text:span><text:span text:style-name="KrymRusItalic"> **. </text:span><text:span text:style-name="KrymRusBold">***********. ********** </text:span><text:span text:style-name="KrymRusItalic">********</text:span><text:span text:style-name="KrymUkr"> – ******** *******.</text:span></text:p>
      <text:p text:style-name="KrymPar"><text:span text:style-name="KrymRusBold">********</text:span><text:span text:style-name="KrymUkr"> – ************, ************, **********, </text:span><text:span text:style-name="KrymRusAux">***.</text:span><text:span text:style-name="KrymUkr"> **********, ************.</text:span></text:p>
      <text:p text:style-name="KrymPar"><text:span text:style-name="KrymRusBold">***********, -******, -******</text:span><text:span text:style-name="KrymUkr"> – *********, *********, *********, ***********, *********, (</text:span><text:span text:style-name="KrymRusAux">* ******</text:span><text:span text:style-name="KrymUkr">) – *************, (</text:span><text:span text:style-name="KrymRusItalic">**********</text:span><text:span text:style-name="KrymUkr">) – *************. </text:span><text:span text:style-name="KrymRusBold">********* </text:span><text:span text:style-name="KrymRusItalic">*****</text:span><text:span text:style-name="KrymUkr"> – *********, ********, ********** ****** (*******). </text:span><text:span text:style-name="KrymRusBold">********* </text:span><text:span text:style-name="KrymRusItalic">******</text:span><text:span text:style-name="KrymUkr"> – ******** *********, ********** (**********) *******.</text:span></text:p>
      <text:p text:style-name="KrymPar"><text:span text:style-name="KrymRusBold">*************, ***********, ***********</text:span><text:span text:style-name="KrymUkr"> – ***********, ***********, ***********, *************, ***********, ************.</text:span></text:p>
      <text:p text:style-name="KrymPar"><text:span text:style-name="KrymRusBold">*****</text:span><text:span text:style-name="KrymUkr"> – ******, *******, **-*****, ***** (</text:span><text:span text:style-name="KrymRusAux">***.</text:span><text:span text:style-name="KrymUkr">). </text:span><text:span text:style-name="KrymRusItalic">******** </text:span><text:span text:style-name="KrymRusBold">*****</text:span><text:span text:style-name="KrymUkr"> – ********* ******. </text:span><text:span text:style-name="KrymRusItalic">****** </text:span><text:span text:style-name="KrymRusBold">*****</text:span><text:span text:style-name="KrymUkr"> – ****** ** *****. </text:span><text:span text:style-name="KrymRusBold">***** </text:span><text:span text:style-name="KrymRusItalic">******</text:span><text:span text:style-name="KrymUkr">, </text:span><text:span text:style-name="KrymRusBold">***** </text:span><text:span text:style-name="KrymRusItalic">****</text:span><text:span text:style-name="KrymUkr"> – ******* *******, ***********, ********. </text:span><text:span text:style-name="KrymRusBold">***** </text:span><text:span text:style-name="KrymRusItalic">*******</text:span><text:span text:style-name="KrymUkr"> – ************, (</text:span><text:span text:style-name="KrymRusAux">*****.</text:span><text:span text:style-name="KrymUkr">) *************, ************. </text:span><text:span text:style-name="KrymRusBold">***** </text:span><text:span text:style-name="KrymRusItalic">*****</text:span><text:span text:style-name="KrymUkr"> – **********, *********. </text:span><text:span text:style-name="KrymRusBold">***** </text:span><text:span text:style-name="KrymRusItalic">** ****, ****** *******</text:span><text:span text:style-name="KrymUkr"> – ****** *****, *-******* *****. </text:span><text:span text:style-name="KrymRusBold">***** </text:span><text:span text:style-name="KrymRusItalic">** **** </text:span><text:span text:style-name="KrymUkr">(</text:span><text:span text:style-name="KrymRusItalic">***** * ******* ****</text:span><text:span text:style-name="KrymUkr">) – *** *****. [******* *** ***** ****** ******: ** ** **, ** * *****].</text:span></text:p>
      <text:p text:style-name="KrymPar"><text:span text:style-name="KrymRusBold">*******</text:span><text:span text:style-name="KrymUkr"> – ******, **-*****, ******. [** ******* * ******** ********, * *** – **-*****, ** ********. ****** *** ********]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, ********</text:span><text:span text:style-name="KrymUkr"> – ********, ********, *********, *********, *********, *********, **********, **********, *********, *********. [** ***** *********, *****-* ***** **********? (****.). ***** ***** * ***** ******** ******* (*****.)].</text:span></text:p>
      <text:p text:style-name="KrymPar"><text:span text:style-name="KrymRusBold">**********, **********</text:span><text:span text:style-name="KrymUkr"> – 1) (</text:span><text:span text:style-name="KrymRusAux">*** *****. ***. * </text:span><text:span text:style-name="KrymRusBold">********</text:span><text:span text:style-name="KrymUkr">) ************, ************; **********, **********, ***********, ***********, ***********, ***********. [******* ************* (***********) ******* *******]; 2) (</text:span><text:span text:style-name="KrymRusItalic">********** ** ****</text:span><text:span text:style-name="KrymUkr">) **********, ******** ** *****, ************, *********** ** *****, ***********, *********** ** *****, **********, ********** *****, **********, ********** ** *****. [****** ** *********. (***.). ** ********** ** *********** ***** (***.). ** ********* ** ***** (****.)].</text:span></text:p>
      <text:p text:style-name="KrymPar"><text:span text:style-name="KrymRusBold">*******, -**,</text:span><text:span text:style-name="KrymRusItalic"> **. </text:span><text:span text:style-name="KrymRusBold">********, -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, -**, *****, -**</text:span><text:span text:style-name="KrymUkr"> – *********, -**, *********, -**, ***********, -**, **********, -**, **********, -**, ************, -**. [***** ** ** ******** ********? (******.). ****** ******** ************** * ******* (******.)].</text:span></text:p>
      <text:p text:style-name="KrymPar"><text:span text:style-name="KrymRusBold">*******</text:span><text:span text:style-name="KrymUkr"> – **********, **********.</text:span></text:p>
      <text:p text:style-name="KrymPar"><text:span text:style-name="KrymRusBold">********, **********</text:span><text:span text:style-name="KrymUkr"> – *********, **********.</text:span></text:p>
      <text:p text:style-name="KrymPar"><text:soft-page-break/><text:span text:style-name="KrymRusBold">***********</text:span><text:span text:style-name="KrymUkr"> – ************, *ґ*********, **********.</text:span></text:p>
      <text:p text:style-name="KrymPar"><text:span text:style-name="KrymRusBold">***********, -**, *********, -**</text:span><text:span text:style-name="KrymUkr"> – *************, -**, ***********, -**, *ґ**********, -**, *ґ********, -**, ***********, -**, *********, -**.</text:span><text:span text:style-name="KrymRusItalic"> **. </text:span><text:span text:style-name="KrymRusBold">***********.</text:span></text:p>
      <text:p text:style-name="KrymPar"><text:span text:style-name="KrymRusBold">*******</text:span><text:span text:style-name="KrymUkr"> – **********, ***********.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**</text:span><text:span text:style-name="KrymUkr"> – *************. </text:span><text:span text:style-name="KrymRusBold">*.</text:span><text:span text:style-name="KrymRusItalic"> ** ********</text:span><text:span text:style-name="KrymUkr"> – ***** * ********** (**********), ********, **’*******, **’******.</text:span></text:p>
      <text:p text:style-name="KrymPar"><text:span text:style-name="KrymRusBold">**********</text:span><text:span text:style-name="KrymUkr"> – ************, ***********.</text:span></text:p>
      <text:p text:style-name="KrymPar"><text:span text:style-name="KrymRusBold">********, **********, ******</text:span><text:span text:style-name="KrymUkr"> – ********, ********, (</text:span><text:span text:style-name="KrymRusAux">* ******</text:span><text:span text:style-name="KrymUkr">) **********, *********, *********, **************, ***********, ***************, ************. </text:span><text:span text:style-name="KrymRusBold">********, ******* </text:span><text:span text:style-name="KrymRusItalic">*****</text:span><text:span text:style-name="KrymUkr"> – ***************, ************, *********, ********* ******. </text:span><text:span text:style-name="KrymRusBold">********, ******* </text:span><text:span text:style-name="KrymRusItalic">* *****</text:span><text:span text:style-name="KrymUkr"> – ***************, ************ ** ******, ***********, *********** * ******. </text:span><text:span text:style-name="KrymRusBold">********, ******* </text:span><text:span text:style-name="KrymRusItalic">***** * ****, * ********</text:span><text:span text:style-name="KrymUkr"> – *********, ******* *****, ********* ******** *********. </text:span><text:span text:style-name="KrymRusBold">********, *******</text:span><text:span text:style-name="KrymUkr"> (</text:span><text:span text:style-name="KrymRusItalic">* ****, *********, ******</text:span><text:span text:style-name="KrymUkr">) – ***********, *********** ***** ** ******, ** ********, ** ********, **********, **********, ** ****. </text:span><text:span text:style-name="KrymRusBold">********, ******* </text:span><text:span text:style-name="KrymRusItalic">* ***********</text:span><text:span text:style-name="KrymUkr"> – *********, ******** ********, ********, ******** * ******, ********, ********, ********, ******** *****. </text:span><text:span text:style-name="KrymRusBold">********, ******* </text:span><text:span text:style-name="KrymRusItalic">* *******</text:span><text:span text:style-name="KrymUkr"> – **********, **********, ***********, ********, ****** (*********) ** ********. </text:span><text:span text:style-name="KrymRusBold">********, ******* </text:span><text:span text:style-name="KrymRusItalic">* ******</text:span><text:span text:style-name="KrymUkr"> – *********, ******** ** *******, ** ******. </text:span><text:span text:style-name="KrymRusBold">********</text:span><text:span text:style-name="KrymRusItalic"> * *****</text:span><text:span text:style-name="KrymUkr"> – ******* *****, *********** *****, ************** * ******. </text:span><text:span text:style-name="KrymRusBold">********, ******* </text:span><text:span text:style-name="KrymRusItalic">** ********</text:span><text:span text:style-name="KrymUkr"> – ********, ******** * ********** (**********), **’********, **’****** ***** (* *******) (</text:span><text:span text:style-name="KrymRusAux">****.</text:span><text:span text:style-name="KrymUkr">).</text:span></text:p>
      <text:p text:style-name="KrymPar"><text:span text:style-name="KrymRusBold">**********, ************</text:span><text:span text:style-name="KrymUkr"> – **********, ***********, ****************, *****************, ***************. [***** *********** (**********) * *******’*. **************** (***********) ******** *****].</text:span><text:span text:style-name="KrymRusItalic"> **. </text:span><text:span text:style-name="KrymRusBold">********.</text:span></text:p>
      <text:p text:style-name="KrymPar"><text:span text:style-name="KrymRusBold">********</text:span><text:span text:style-name="KrymUkr"> – *********, ***********. </text:span><text:span text:style-name="KrymRusBold">******** </text:span><text:span text:style-name="KrymRusItalic">***********</text:span><text:span text:style-name="KrymUkr"> (</text:span><text:span text:style-name="KrymRusItalic">*****</text:span><text:span text:style-name="KrymUkr">) – ******** (**********) ******** (******). </text:span><text:span text:style-name="KrymRusBold">******** </text:span><text:span text:style-name="KrymRusItalic">****</text:span><text:span text:style-name="KrymUkr"> – **’****** (********, ********) ****. </text:span><text:span text:style-name="KrymRusBold">******** </text:span><text:span text:style-name="KrymRusItalic">******</text:span><text:span text:style-name="KrymUkr"> – ******** *******.</text:span></text:p>
      <text:p text:style-name="KrymPar"><text:span text:style-name="KrymRusBold">****</text:span><text:span text:style-name="KrymUkr"> – ****** (</text:span><text:span text:style-name="KrymRusAux">*. </text:span><text:span text:style-name="KrymUkr">-*****), ******* (</text:span><text:span text:style-name="KrymRusAux">*. </text:span><text:span text:style-name="KrymUkr">-*****), *******. [********* ******** ******* ** *******. ****** ************* ****** ***********].</text:span></text:p>
      <text:p text:style-name="KrymPar"><text:span text:style-name="KrymRusBold">********, -**, *******, -**</text:span><text:span text:style-name="KrymUkr"> – ********, -**, *******, -**, *********, -**, ********, -**, *********, -**, ********, -**. [******* ***** * ********. **** ***** *** * *******. ***** *********** * ******. **** *********** (************) ** *** ************ ****].</text:span></text:p>
      <text:p text:style-name="KrymPar"><text:span text:style-name="KrymRusBold">*******</text:span><text:span text:style-name="KrymUkr"> – *********, ***********, *********, ***********.</text:span></text:p>
      <text:p text:style-name="KrymPar"><text:span text:style-name="KrymRusBold">********</text:span><text:span text:style-name="KrymUkr"> (</text:span><text:span text:style-name="KrymRusItalic">******* *******</text:span><text:span text:style-name="KrymUkr">) – *********, **********, (</text:span><text:span text:style-name="KrymRusItalic">*****</text:span><text:span text:style-name="KrymUkr">) ***** ** ******* (** *********) ******.</text:span></text:p>
      <text:p text:style-name="KrymPar"><text:span text:style-name="KrymRusBold">********</text:span><text:span text:style-name="KrymUkr"> – 1) (</text:span><text:span text:style-name="KrymRusItalic">***********</text:span><text:span text:style-name="KrymUkr">) ***********, **********; 2) (</text:span><text:span text:style-name="KrymRusItalic">*********** * *****</text:span><text:span text:style-name="KrymUkr">) ***********, **********. [********** ****. ********* *********. ********* *****. ********** **** = </text:span><text:span text:style-name="KrymRusItalic">******* *************</text:span><text:span text:style-name="KrymUkr">].</text:span></text:p>
      <text:p text:style-name="KrymPar"><text:span text:style-name="KrymRusBold">************, **********</text:span><text:span text:style-name="KrymUkr"> – **********, *********, ********, **********, ******* * ****.</text:span></text:p>
      <text:p text:style-name="KrymPar"><text:span text:style-name="KrymRusBold">******</text:span><text:span text:style-name="KrymUkr"> – ********, **-*****, ******, **-********; (</text:span><text:span text:style-name="KrymRusItalic">*******</text:span><text:span text:style-name="KrymUkr">) *****; (</text:span><text:span text:style-name="KrymRusItalic">**********</text:span><text:span text:style-name="KrymUkr">) *********, *********, *********; (</text:span><text:span text:style-name="KrymRusItalic">** *****, ** ******</text:span><text:span text:style-name="KrymUkr">) **-*******, **-********. [******** *********** (****.). ***, ** **-********. *******, ******** ***, ********* ******].</text:span></text:p>
      <text:p text:style-name="KrymPar"><text:span text:style-name="KrymRusBold">************, **********</text:span><text:span text:style-name="KrymUkr"> – *********, *********, *********, ********, ********, *********, *********, ********, ********; (</text:span><text:span text:style-name="KrymRusItalic">*********</text:span><text:span text:style-name="KrymUkr">) **********, ********. </text:span><text:span text:style-name="KrymRusBold">********** </text:span><text:span text:style-name="KrymRusItalic">******** * *****</text:span><text:span text:style-name="KrymUkr"> – ******** ******* * ********.</text:span></text:p>
      <text:p text:style-name="KrymPar"><text:span text:style-name="KrymRusBold">**********</text:span><text:span text:style-name="KrymUkr"> – **’*******, **********.</text:span><text:span text:style-name="KrymRusItalic"> **. </text:span><text:span text:style-name="KrymRusBold">********.</text:span></text:p>
      <text:p text:style-name="KrymPar"><text:span text:style-name="KrymRusBold">**********, ********</text:span><text:span text:style-name="KrymUkr"> – 1) **’********, **’******, *********, *********. [**’****** **** * ******. ******** ******** ****** * ********]; 2) (</text:span><text:span text:style-name="KrymRusItalic">*********</text:span><text:span text:style-name="KrymUkr">) ***********, *********, *********, *********, ********, *******.</text:span></text:p>
      <text:p text:style-name="KrymPar"><text:soft-page-break/><text:span text:style-name="KrymRusBold">************, **********</text:span><text:span text:style-name="KrymUkr"> – *************, *********** * ****, ***********, ***********, **********, ******** * ****, ** *****, **********, *********, *********** * ****. [******* * ********* *******. **********, ** ****** * ***** ********* ** ********** (*. ****.)].</text:span></text:p>
      <text:p text:style-name="KrymPar"><text:span text:style-name="KrymRusBold">**********,</text:span><text:span text:style-name="KrymRusItalic"> **. </text:span><text:span text:style-name="KrymRusBold">********.</text:span></text:p>
      <text:p text:style-name="KrymPar"><text:span text:style-name="KrymRusBold">****</text:span><text:span text:style-name="KrymUkr"> – ********* ******, *********, *(**)****** ******, **********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, ********</text:span><text:span text:style-name="KrymUkr"> – ********, *******, *********, ***********, ********.</text:span></text:p>
      <text:p text:style-name="KrymPar"><text:span text:style-name="KrymRusBold">**********, **********</text:span><text:span text:style-name="KrymUkr"> – **********, *********, ***********, *************, **********.</text:span></text:p>
      <text:p text:style-name="KrymPar"><text:span text:style-name="KrymRusBold">******</text:span><text:span text:style-name="KrymUkr"> (</text:span><text:span text:style-name="KrymRusItalic">******</text:span><text:span text:style-name="KrymUkr">) – ******, *******, **********. [******** ******* *******].</text:span></text:p>
      <text:p text:style-name="KrymPar"><text:span text:style-name="KrymRusBold">************, ***********</text:span><text:span text:style-name="KrymUkr"> – ***************, ************, *********, *********, *********, ********, ********, ***********, ***********. [**********-******** * ********* *****].</text:span></text:p>
      <text:p text:style-name="KrymPar"><text:span text:style-name="KrymRusBold">******</text:span><text:span text:style-name="KrymUkr"> – 1) ******, *********; 2) (</text:span><text:span text:style-name="KrymRusItalic">****</text:span><text:span text:style-name="KrymUkr">) ***********. [***** ******** ***********]. </text:span><text:span text:style-name="KrymRusBold">****** </text:span><text:span text:style-name="KrymRusItalic">***********</text:span><text:span text:style-name="KrymUkr"> – *********.</text:span></text:p>
      <text:p text:style-name="KrymPar"><text:span text:style-name="KrymRusBold">*************, -*******</text:span><text:span text:style-name="KrymUkr"> – ***********, ********** * **, *************, ************, *************, ************* ** *****.</text:span></text:p>
      <text:p text:style-name="KrymPar"><text:span text:style-name="KrymRusBold">**************, ************</text:span><text:span text:style-name="KrymUkr"> – ***************, ************, *************, ************, ***********, ************, ************, **************, *************.</text:span></text:p>
      <text:p text:style-name="KrymPar"><text:span text:style-name="KrymRusBold">*********, ********</text:span><text:span text:style-name="KrymUkr"> – *********, **********, ***********, *********, ***********, ********, *********, *********.</text:span></text:p>
      <text:p text:style-name="KrymPar"><text:span text:style-name="KrymRusBold">****</text:span><text:span text:style-name="KrymUkr"> – 1) (</text:span><text:span text:style-name="KrymRusItalic">*****, ***** * *. *.</text:span><text:span text:style-name="KrymUkr">) **********; 2) (</text:span><text:span text:style-name="KrymRusItalic">******</text:span><text:span text:style-name="KrymUkr">) **********, *********, *********.</text:span></text:p>
      <text:p text:style-name="KrymPar"><text:span text:style-name="KrymRusBold">*******,</text:span><text:span text:style-name="KrymRusItalic"> **. </text:span><text:span text:style-name="KrymRusBold">****.</text:span></text:p>
      <text:p text:style-name="KrymPar"><text:span text:style-name="KrymRusBold">********, ********</text:span><text:span text:style-name="KrymUkr"> – 1) *********, *********, ********; (</text:span><text:span text:style-name="KrymRusAux">* ******</text:span><text:span text:style-name="KrymUkr">) ***********. [*********** ******* * ****]; 2) (</text:span><text:span text:style-name="KrymRusItalic">*******</text:span><text:span text:style-name="KrymUkr">) ********, *******, *********, *********, *******, ********, ******, *************, **********. [******** **** (*****.). ****** ***** ** ******* * ****** (***.). *** *** ********* * ****** (***.)]; 3) (</text:span><text:span text:style-name="KrymRusItalic">* ****, ******* * *. *.</text:span><text:span text:style-name="KrymUkr">) *********, ******** ** *****, **************, *********** ** *****. [**, ***********, ********** ** ************ ** ******]. </text:span><text:span text:style-name="KrymRusBold">********</text:span><text:span text:style-name="KrymRusItalic"> ***-*. * ****, ****</text:span><text:span text:style-name="KrymUkr"> – ********** *** *****.</text:span></text:p>
      <text:p text:style-name="KrymPar"><text:span text:style-name="KrymRusBold">*********, ********</text:span><text:span text:style-name="KrymUkr"> – *********, ********.</text:span></text:p>
      <text:p text:style-name="KrymPar"><text:span text:style-name="KrymRusBold">*********, *********</text:span><text:span text:style-name="KrymUkr"> – **************, ************, *************, ***********.</text:span></text:p>
      <text:p text:style-name="KrymPar"><text:span text:style-name="KrymRusBold">***********, **********</text:span><text:span text:style-name="KrymUkr"> – ***********, **********. [***** (**********) *********** * ****** *****].</text:span></text:p>
      <text:p text:style-name="KrymPar"><text:span text:style-name="KrymRusBold">********</text:span><text:span text:style-name="KrymUkr"> – ******. [***** ****** ********].</text:span></text:p>
      <text:p text:style-name="KrymPar"><text:span text:style-name="KrymRusBold">**********, ********</text:span><text:span text:style-name="KrymUkr"> – 1) (</text:span><text:span text:style-name="KrymRusItalic">*********</text:span><text:span text:style-name="KrymUkr">) **********, ***********, ***********, **********. [* ****** **, *** *********** ****, ********** ******* ***** ***** (*****.). ** ************ * ******* ******]; 2) (</text:span><text:span text:style-name="KrymRusItalic">*********, ***********</text:span><text:span text:style-name="KrymUkr">) **********, ********, **********, **********. </text:span><text:span text:style-name="KrymRusBold">********** </text:span><text:span text:style-name="KrymRusItalic">* *********</text:span><text:span text:style-name="KrymUkr"> – * ***** (* ********) **********, *********. [** ***** * ***** ********: *********** ******* ** * ***** (*. ****.)].</text:span></text:p>
      <text:p text:style-name="KrymPar"><text:span text:style-name="KrymRusBold">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**, **********, *****.</text:span></text:p>
      <text:p text:style-name="KrymPar"><text:span text:style-name="KrymRusBold">***********, ********</text:span><text:span text:style-name="KrymUkr"> – ***********, ********, ***********, **********, *********, *********** *********, (</text:span><text:span text:style-name="KrymRusAux">* ******</text:span><text:span text:style-name="KrymUkr">) *************; *************. [******-** ******* *****, * ******* ********].</text:span></text:p>
      <text:p text:style-name="KrymPar"><text:span text:style-name="KrymRusBold">***********</text:span><text:span text:style-name="KrymUkr"> – **********, **********.</text:span></text:p>
      <text:p text:style-name="KrymPar"><text:span text:style-name="KrymRusBold">*******</text:span><text:span text:style-name="KrymUkr"> – ******, ***********, *******.</text:span></text:p>
      <text:p text:style-name="KrymPar"><text:span text:style-name="KrymRusBold">*************</text:span><text:span text:style-name="KrymUkr"> – 1) *************, ************; 2) ***************.</text:span></text:p>
      <text:p text:style-name="KrymPar"><text:span text:style-name="KrymRusBold">************, *********</text:span><text:span text:style-name="KrymUkr"> – 1) ************, **********, ***********, *********. [* ********** *** ********* *******]; 2) </text:span><text:span text:style-name="KrymRusBold">************, ********* </text:span><text:span text:style-name="KrymRusItalic">* ******</text:span><text:span text:style-name="KrymUkr"> – **************, ************.</text:span></text:p>
      <text:p text:style-name="KrymPar"><text:span text:style-name="KrymRusBold">**************, ***********</text:span><text:span text:style-name="KrymUkr"> – 1) **************, (</text:span><text:span text:style-name="KrymRusAux">***.</text:span><text:span text:style-name="KrymUkr">) ************, *************, (</text:span><text:span text:style-name="KrymRusAux">***.</text:span><text:span text:style-name="KrymUkr">) </text:span><text:soft-page-break/><text:span text:style-name="KrymUkr">***********; 2) ****************, **************.</text:span></text:p>
      <text:p text:style-name="KrymPar"><text:span text:style-name="KrymRusBold">********, ******</text:span><text:span text:style-name="KrymUkr"> – **********, *********, ********. </text:span><text:span text:style-name="KrymRusBold">****** </text:span><text:span text:style-name="KrymRusItalic">** ******** *****</text:span><text:span text:style-name="KrymUkr"> – *********.</text:span></text:p>
      <text:p text:style-name="KrymPar"><text:span text:style-name="KrymRusBold">*****</text:span><text:span text:style-name="KrymUkr"> – * *********.</text:span></text:p>
      <text:p text:style-name="KrymPar"><text:span text:style-name="KrymRusBold">**********, ************</text:span><text:span text:style-name="KrymUkr"> – ***********, *********, ************, **********.</text:span></text:p>
      <text:p text:style-name="KrymPar"><text:span text:style-name="KrymRusBold">*********, *********</text:span><text:span text:style-name="KrymUkr"> – ********, **********, ********, *********, ***********, *********, (</text:span><text:span text:style-name="KrymRusAux">* ******</text:span><text:span text:style-name="KrymUkr">) ************, **********, *************, ***********.</text:span></text:p>
      <text:p text:style-name="KrymPar"><text:span text:style-name="KrymRusBold">***********, ***********</text:span><text:span text:style-name="KrymUkr"> – **********, ************, **********, ***********, *************, ***********, (</text:span><text:span text:style-name="KrymRusAux">* ******</text:span><text:span text:style-name="KrymUkr">) ***************, **************, *************, 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, **********.</text:span></text:p>
      <text:p text:style-name="KrymPar"><text:span text:style-name="KrymRusBold">******</text:span><text:span text:style-name="KrymUkr"> – ******, *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, *********, * *****. [***** ******, *** *****. * ** ******** * ****** ******* * *****. *** * ***** ** * * ***** ****** *****’****]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*, **********.</text:span></text:p>
      <text:p text:style-name="KrymPar"><text:span text:style-name="KrymRusBold">***********</text:span><text:span text:style-name="KrymUkr"> – (**********) *** *************, *** ***************. </text:span><text:span text:style-name="KrymRusBold">*********** </text:span><text:span text:style-name="KrymRusItalic">****</text:span><text:span text:style-name="KrymUkr"> – ******-***********.</text:span></text:p>
      <text:p text:style-name="KrymPar"><text:span text:style-name="KrymRusBold">********, *****</text:span><text:span text:style-name="KrymUkr"> – ********, *******, *********, ********, ***********, **********, (</text:span><text:span text:style-name="KrymRusItalic">****** * *****, ********* * ****</text:span><text:span text:style-name="KrymUkr">) ********, **********, ********, *********, ***********, *********, **********, ************, **********. [***** ** ******** ****** * ******].</text:span></text:p>
      <text:p text:style-name="KrymPar"><text:span text:style-name="KrymRusBold">**********, ********</text:span><text:span text:style-name="KrymUkr"> – **********, *********, ***********, **********, ****************, *************, **********, **********, ***********, ***********, ************, ************.</text:span></text:p>
      <text:p text:style-name="KrymPar"><text:span text:style-name="KrymRusBold">**********</text:span><text:span text:style-name="KrymUkr"> – *****’*****.</text:span></text:p>
      <text:p text:style-name="KrymPar"><text:span text:style-name="KrymRusBold">***********</text:span><text:span text:style-name="KrymUkr"> – ****’******.</text:span></text:p>
      <text:p text:style-name="KrymPar"><text:span text:style-name="KrymRusBold">*******</text:span><text:span text:style-name="KrymUkr"> – ******-***********.</text:span></text:p>
      <text:p text:style-name="KrymPar"><text:span text:style-name="KrymRusBold">**********</text:span><text:span text:style-name="KrymUkr"> – ***********, **********, (</text:span><text:span text:style-name="KrymRusItalic">* ******** *****</text:span><text:span text:style-name="KrymUkr">) ***********.</text:span></text:p>
      <text:p text:style-name="KrymPar"><text:span text:style-name="KrymRusBold">*******, ***********</text:span><text:span text:style-name="KrymRusItalic"> * </text:span><text:span text:style-name="KrymRusBold">-*****</text:span><text:span text:style-name="KrymUkr"> – *************, -******, ************, -******, (</text:span><text:span text:style-name="KrymRusItalic">* ******** *****</text:span><text:span text:style-name="KrymUkr">) *************, ***********.</text:span></text:p>
      <text:p text:style-name="KrymPar"><text:span text:style-name="KrymRusBold">**********, ********</text:span><text:span text:style-name="KrymUkr"> – **********, *********, *********, ********, (</text:span><text:span text:style-name="KrymRusItalic">* ******** *****</text:span><text:span text:style-name="KrymUkr">) ************, **********. [**** ******* ****** ** **********, * ********* * ******].</text:span></text:p>
      <text:p text:style-name="KrymPar"><text:span text:style-name="KrymRusBold">***********, -****, -*****,</text:span><text:span text:style-name="KrymRusItalic"> **. </text:span><text:span text:style-name="KrymRusBold">********.</text:span></text:p>
      <text:p text:style-name="KrymPar"><text:span text:style-name="KrymRusBold">*************, ***********</text:span><text:span text:style-name="KrymRusItalic"> * </text:span><text:span text:style-name="KrymRusBold">*****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</text:span><text:span text:style-name="KrymUkr"> – **********, ***********, *********, ************.</text:span></text:p>
      <text:p text:style-name="KrymPar"><text:span text:style-name="KrymRusBold">**********, **********</text:span><text:span text:style-name="KrymUkr"> – **********, *********, **********, *********, ***********, ************.</text:span></text:p>
      <text:p text:style-name="KrymPar"><text:span text:style-name="KrymRusBold">*********</text:span><text:span text:style-name="KrymUkr"> – ** ********, **********.</text:span></text:p>
      <text:p text:style-name="KrymPar"><text:span text:style-name="KrymRusBold">******</text:span><text:span text:style-name="KrymUkr"> – ******, ********, (</text:span><text:span text:style-name="KrymRusAux">******.</text:span><text:span text:style-name="KrymUkr"> **********, *********, *********). </text:span><text:span text:style-name="KrymRusItalic">*** </text:span><text:span text:style-name="KrymRusBold">******</text:span><text:span text:style-name="KrymUkr"> – ************, *********. </text:span><text:span text:style-name="KrymRusItalic">**** </text:span><text:span text:style-name="KrymRusBold">******</text:span><text:span text:style-name="KrymUkr"> – *********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********</text:span><text:span text:style-name="KrymUkr">; 2) (</text:span><text:span text:style-name="KrymRusItalic">******** *******</text:span><text:span text:style-name="KrymUkr">) ********.</text:span></text:p>
      <text:p text:style-name="KrymPar"><text:span text:style-name="KrymRusBold">*******</text:span><text:span text:style-name="KrymUkr"> – ******** (</text:span><text:span text:style-name="KrymRusAux">*. </text:span><text:span text:style-name="KrymUkr">-****).</text:span></text:p>
      <text:p text:style-name="KrymPar"><text:span text:style-name="KrymRusBold">**********</text:span><text:span text:style-name="KrymUkr"> – ***********. [***** – ********** *****].</text:span></text:p>
      <text:p text:style-name="KrymPar"><text:span text:style-name="KrymRusBold">*******, *********</text:span><text:span text:style-name="KrymUkr"> – *********, *********, ***********, ************. [** *******, *******, ********* ******** (****.). ******** ****** ******. ********** ******. *********** ********]. </text:span><text:span text:style-name="KrymRusBold">*******</text:span><text:span text:style-name="KrymUkr"> *** – ********* *** (*********). </text:span><text:span text:style-name="KrymRusBold">******* </text:span><text:span text:style-name="KrymRusItalic">*****</text:span><text:span text:style-name="KrymUkr">, </text:span><text:span text:style-name="KrymRusBold">*******</text:span><text:span text:style-name="KrymUkr"> – *********, ******** ****** (*******).</text:span></text:p>
      <text:p text:style-name="KrymPar"><text:span text:style-name="KrymRusBold">*******, *********</text:span><text:span text:style-name="KrymUkr"> – *******, -**, -** (</text:span><text:span text:style-name="KrymRusAux">*. </text:span><text:span text:style-name="KrymUkr">-*****, -****). [***** ****** ********** *****. ******** ******].</text:span></text:p>
      <text:p text:style-name="KrymPar"><text:soft-page-break/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*</text:span><text:span text:style-name="KrymUkr"> – *******, ******, *********, ******, *******, *********, *********, *******, ********, ** *************. [******* * ********* (*********, *******). *****, *****, * ****** ******* *****! (*. ****.)]. ********* ****** (********, *********, ** *************). *************, ************ ******, ******].</text:span></text:p>
      <text:p text:style-name="KrymPar"><text:span text:style-name="KrymRusBold">*************</text:span><text:span text:style-name="KrymUkr"> – (</text:span><text:span text:style-name="KrymRusItalic">* *******</text:span><text:span text:style-name="KrymUkr">) ***********, (</text:span><text:span text:style-name="KrymRusItalic">* *******</text:span><text:span text:style-name="KrymUkr">) ***********.</text:span></text:p>
      <text:p text:style-name="KrymPar"><text:span text:style-name="KrymRusBold">*********</text:span><text:span text:style-name="KrymUkr"> – **********, **********. </text:span><text:span text:style-name="KrymRusItalic">**. </text:span><text:span text:style-name="KrymRusBold">**************.</text:span></text:p>
      <text:p text:style-name="KrymPar"><text:span text:style-name="KrymRusBold">**************</text:span><text:span text:style-name="KrymUkr"> – ***********.</text:span></text:p>
      <text:p text:style-name="KrymPar"><text:span text:style-name="KrymRusBold">*************</text:span><text:span text:style-name="KrymUkr"> – ********, **********. [** ***** ******* – *** *** ***** *****, ** ********* ********* (*. ****.). ***** ***** ***** ***** ********* (*. ****.)]. </text:span><text:span text:style-name="KrymRusBold">************* </text:span><text:span text:style-name="KrymRusItalic">********</text:span><text:span text:style-name="KrymUkr"> – *********-******. </text:span><text:span text:style-name="KrymRusBold">************* </text:span><text:span text:style-name="KrymRusItalic">*******</text:span><text:span text:style-name="KrymUkr"> – ********* ********.</text:span></text:p>
      <text:p text:style-name="KrymPar"><text:span text:style-name="KrymRusBold">*********</text:span><text:span text:style-name="KrymUkr"> – **********, *********.</text:span></text:p>
      <text:p text:style-name="KrymPar"><text:span text:style-name="KrymRusBold">*******</text:span><text:span text:style-name="KrymUkr"> – *******, **********. </text:span><text:span text:style-name="KrymRusItalic">********, ******* </text:span><text:span text:style-name="KrymRusBold">*******</text:span><text:span text:style-name="KrymUkr"> – **********.</text:span></text:p>
      <text:p text:style-name="KrymPar"><text:span text:style-name="KrymRusBold">*********</text:span><text:span text:style-name="KrymUkr"> – *********, ***********, **********, ********* ** ***.</text:span></text:p>
      <text:p text:style-name="KrymPar"><text:span text:style-name="KrymRusBold">*****,</text:span><text:span text:style-name="KrymRusItalic"> **. </text:span><text:span text:style-name="KrymRusBold">*****.</text:span></text:p>
      <text:p text:style-name="KrymPar"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*****</text:span><text:span text:style-name="KrymUkr"> – 1) ***********, **********, (</text:span><text:span text:style-name="KrymRusAux">****** **** ** ******</text:span><text:span text:style-name="KrymUkr">) **************, *************; 2) ************* (* *******).</text:span></text:p>
      <text:p text:style-name="KrymPar"><text:span text:style-name="KrymRusBold">**********</text:span><text:span text:style-name="KrymUkr"> – **********, ***(*)****, ****** * ****** ** ****’***.</text:span></text:p>
      <text:p text:style-name="KrymPar"><text:span text:style-name="KrymRusBold">*****</text:span><text:span text:style-name="KrymUkr"> – 1) </text:span><text:span text:style-name="KrymRusAux">***.</text:span><text:span text:style-name="KrymUkr"> – *******, ********, *********. [** **** ****** ******* *******]. </text:span><text:span text:style-name="KrymRusBold">*****</text:span><text:span text:style-name="KrymRusItalic"> * *******</text:span><text:span text:style-name="KrymUkr"> – ******* (********) * *********, ******* * ****; 2) (</text:span><text:span text:style-name="KrymRusAux">*****. * ***. ***.</text:span><text:span text:style-name="KrymUkr">) (*)******, *********, ******** *****, ***** ***, ***** ***. [******** *******. ******** ******. ******* **** ***** ******, ***** *******]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, *******, **** ******, *****.</text:span><text:span text:style-name="KrymRusItalic"> ***. </text:span><text:span text:style-name="KrymRusBold">********.</text:span></text:p>
      <text:p text:style-name="KrymPar"><text:span text:style-name="KrymRusBold">************</text:span><text:span text:style-name="KrymUkr"> – 1) **********, **********. [********* **********]; 2) (</text:span><text:span text:style-name="KrymRusItalic">********</text:span><text:span text:style-name="KrymUkr">) ******, *********. [* ******* *********]; 3) (</text:span><text:span text:style-name="KrymRusItalic">*********</text:span><text:span text:style-name="KrymUkr">) ************, *******, *********(*)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****</text:span><text:span text:style-name="KrymUkr"> – ***********, ******* **********.</text:span></text:p>
      <text:p text:style-name="KrymPar"><text:span text:style-name="KrymRusBold">*************</text:span><text:span text:style-name="KrymUkr"> – 1) ********, ************, (</text:span><text:span text:style-name="KrymRusItalic">*********</text:span><text:span text:style-name="KrymUkr">) *************, (</text:span><text:span text:style-name="KrymRusAux">******.</text:span><text:span text:style-name="KrymUkr">) ****** ***, *****; 2) ********** (</text:span><text:span text:style-name="KrymRusAux">*. </text:span><text:span text:style-name="KrymUkr">-******), ********* (</text:span><text:span text:style-name="KrymRusAux">*. *.</text:span><text:span text:style-name="KrymUkr">). [******* – ** *****, * *** *** ****** ****** ******].</text:span></text:p>
      <text:p text:style-name="KrymPar"><text:span text:style-name="KrymRusBold">*****************</text:span><text:span text:style-name="KrymUkr"> – 1) **********, *************; 2) *******(*)***, **************.</text:span></text:p>
      <text:p text:style-name="KrymPar"><text:span text:style-name="KrymRusBold">****************</text:span><text:span text:style-name="KrymUkr"> – **********, ************. [********* *****].</text:span></text:p>
      <text:p text:style-name="KrymPar"><text:span text:style-name="KrymRusBold">**************</text:span><text:span text:style-name="KrymUkr"> – ***********. [******-* **** ********* * ***** ***** (*****)].</text:span></text:p>
      <text:p text:style-name="KrymPar"><text:span text:style-name="KrymRusBold">************, -*****</text:span><text:span text:style-name="KrymUkr"> – 1) *********, **********, *********, *********. [***** ********* ***** ********** ****** (***.-***.)]; 2) *********, ******* ******* ***** *** *****; 3) *********** ***** ** *****.</text:span></text:p>
      <text:p text:style-name="KrymPar"><text:span text:style-name="KrymRusBold">**************, *************</text:span><text:span text:style-name="KrymUkr"> – ***********, ************, ***********. [** ******* * ****** ******* ******** ****** ************ ** ********* ******* (***.)].</text:span></text:p>
      <text:p text:style-name="KrymPar"><text:span text:style-name="KrymRusBold">*********,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********, ********, ** *******, [*] ** *******, ** *******, ** ґ*****, ** ******, ** ******’****. [****** * ******** ***** ******** *********. *******(**) ** ******].</text:span></text:p>
      <text:p text:style-name="KrymPar"><text:span text:style-name="KrymRusBold">*****</text:span><text:span text:style-name="KrymUkr">, </text:span><text:span text:style-name="KrymRusAux">***.</text:span><text:span text:style-name="KrymUkr"> – 1) (</text:span><text:span text:style-name="KrymRusItalic">********</text:span><text:span text:style-name="KrymUkr">) ****, ******, *******, **********, ******, ********, ** ****, *****. [****, ************, * ***** ******** ******** ******** (*****.). ** ****** ******** ******* (******). ******* ******* **** (*. ***.). ********** ********* ***** ** *** ********** ***** (*. ***.). ** ************, ***** ** ** **** ********** ***. ******* ********. ****** ** **** (******)]; 2) (</text:span><text:span text:style-name="KrymRusItalic">*****, *****</text:span><text:span text:style-name="KrymUkr">) – ******, ********, ****. [******* ****** ******, ******* ******* </text:span><text:soft-page-break/><text:span text:style-name="KrymUkr">******** (***.-***.). ****** ******** ***** ** ****** * **** ********** (*****.). *** **** ****** ** ****** ******** **** * ******* (*****.)]; 3) </text:span><text:span text:style-name="KrymRusItalic">*** </text:span><text:span text:style-name="KrymRusBold">*****</text:span><text:span text:style-name="KrymUkr"> – **, ** *****, ** ***, ** ***, *****, **** ******, **** *******. [*******-** **************** *****, ** **** ******* *** * ************ * ******* (**.). ******, ******* ******. ** *** *******: ********!* (****.). ********** * ***********; ** ***** ***** ****** (****.). ******* ******** ****** * ****** *****, ***** * ****** **** ****-**** (*. ****.)].</text:span></text:p>
      <text:p text:style-name="KrymPar"><text:span text:style-name="KrymRusBold">***********</text:span><text:span text:style-name="KrymUkr"> – *******, ********.</text:span></text:p>
      <text:p text:style-name="KrymPar"><text:span text:style-name="KrymRusBold">******</text:span><text:span text:style-name="KrymUkr"> (</text:span><text:span text:style-name="KrymRusItalic">******</text:span><text:span text:style-name="KrymUkr">) – (*’*****) ** ***, ** *******, ** *****(*).</text:span></text:p>
      <text:p text:style-name="KrymPar"><text:span text:style-name="KrymRusBold">***********</text:span><text:span text:style-name="KrymRusItalic"> * </text:span><text:span text:style-name="KrymRusBold">*************</text:span><text:span text:style-name="KrymUkr"> – ***********, ***********, ********. </text:span><text:span text:style-name="KrymRusBold">-*** </text:span><text:span text:style-name="KrymRusItalic">******</text:span><text:span text:style-name="KrymUkr"> – *******.</text:span></text:p>
      <text:p text:style-name="KrymPar"><text:span text:style-name="KrymRusBold">*********</text:span><text:span text:style-name="KrymUkr"> – *********, ************, **********.</text:span></text:p>
      <text:p text:style-name="KrymPar"><text:span text:style-name="KrymRusBold">********, ********</text:span><text:span text:style-name="KrymUkr"> – ********, ****** (</text:span><text:span text:style-name="KrymRusAux">*. **.</text:span><text:span text:style-name="KrymUkr"> *******), *********, ***********, **********, *********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</text:span><text:span text:style-name="KrymUkr"> – ************ (</text:span><text:span text:style-name="KrymRusAux">*. </text:span><text:span text:style-name="KrymUkr">-***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, **********</text:span><text:span text:style-name="KrymUkr"> – ************, 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**, ************</text:span><text:span text:style-name="KrymUkr"> – ************, *********** *******.</text:span></text:p>
      <text:p text:style-name="KrymPar"><text:span text:style-name="KrymRusBold">*********</text:span><text:span text:style-name="KrymUkr"> – *********, ******.</text:span></text:p>
      <text:p text:style-name="KrymPar"><text:span text:style-name="KrymRusBold">********, *********</text:span><text:span text:style-name="KrymUkr"> – 1) ********, *********. [******* * ***** ****** ******** (*******.)]; 2) (</text:span><text:span text:style-name="KrymRusItalic">* **** ***</text:span><text:span text:style-name="KrymUkr">: </text:span><text:span text:style-name="KrymRusItalic">******** *******</text:span><text:span text:style-name="KrymUkr">) – ********, (</text:span><text:span text:style-name="KrymRusAux">***.</text:span><text:span text:style-name="KrymUkr">) *********, ***********, (</text:span><text:span text:style-name="KrymRusAux">***.</text:span><text:span text:style-name="KrymUkr">) ********** * ***** **, *********, (</text:span><text:span text:style-name="KrymRusAux">***.</text:span><text:span text:style-name="KrymUkr">) ********** *****, ** ***. [***** ******* ********** * *********** ********* ******** (***.). ********** ******* ******]; 3) (</text:span><text:span text:style-name="KrymRusItalic">*******</text:span><text:span text:style-name="KrymUkr">) *********, **********, ********* ***** **</text:span><text:span text:style-name="KrymRusItalic"> * </text:span><text:span text:style-name="KrymUkr">***** ***. [******** ***** ***** ***** ********* (****.). ******* ********* ****** * ******* (******)].</text:span></text:p>
      <text:p text:style-name="KrymPar"><text:span text:style-name="KrymRusBold">*************</text:span><text:span text:style-name="KrymUkr"> – ************** (</text:span><text:span text:style-name="KrymRusAux">*. </text:span><text:span text:style-name="KrymUkr">-***), **********.</text:span></text:p>
      <text:p text:style-name="KrymPar"><text:span text:style-name="KrymRusBold">***********</text:span><text:span text:style-name="KrymRusItalic"> * </text:span><text:span text:style-name="KrymRusBold">***************</text:span><text:span text:style-name="KrymUkr"> – ***********, ***************, ********* ***********, ******************.</text:span></text:p>
      <text:p text:style-name="KrymPar"><text:span text:style-name="KrymRusBold">**************</text:span><text:span text:style-name="KrymUkr"> – *************. </text:span><text:span text:style-name="KrymRusBold">-*** </text:span><text:span text:style-name="KrymRusItalic">********</text:span><text:span text:style-name="KrymUkr"> – ******* 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</text:span><text:span text:style-name="KrymUkr"> – ********, *******.</text:span></text:p>
      <text:p text:style-name="KrymPar"><text:span text:style-name="KrymRusBold">*******</text:span><text:span text:style-name="KrymUkr"> – ******* **, </text:span><text:span text:style-name="KrymRusAux">* ******</text:span><text:span text:style-name="KrymUkr">: 1) ******. [** ******, ** ***** *** **]. </text:span><text:span text:style-name="KrymRusItalic">***** ** ****, </text:span><text:span text:style-name="KrymRusBold">*******</text:span><text:span text:style-name="KrymRusItalic"> ** </text:span><text:span text:style-name="KrymRusBold">******</text:span><text:span text:style-name="KrymUkr"> – **** * ****** ** *****; 2) ***********, **********, ********** ***, ********** **, *****. [** ******* ****** ***********</text:span><text:span text:style-name="KrymRusItalic"> *** </text:span><text:span text:style-name="KrymUkr">***** ********* ******** ***********]. </text:span><text:span text:style-name="KrymRusItalic">*** </text:span><text:span text:style-name="KrymRusBold">*****</text:span><text:span text:style-name="KrymUkr"> – *** *****.</text:span></text:p>
      <text:p text:style-name="KrymPar"><text:span text:style-name="KrymRusBold">*********</text:span><text:span text:style-name="KrymUkr"> – 1) ********, ***** * *** *****; 2) </text:span><text:span text:style-name="KrymRusBold">-**** </text:span><text:span text:style-name="KrymRusItalic">*****</text:span><text:span text:style-name="KrymUkr"> – *********, ***********.</text:span></text:p>
      <text:p text:style-name="KrymPar"><text:span text:style-name="KrymRusBold">********</text:span><text:span text:style-name="KrymUkr"> – ********. </text:span><text:span text:style-name="KrymRusItalic">****, ********** * </text:span><text:span text:style-name="KrymRusBold">********</text:span><text:span text:style-name="KrymUkr"> – *********** * ********, *** *******.</text:span></text:p>
      <text:p text:style-name="KrymPar"><text:span text:style-name="KrymRusBold">********</text:span><text:span text:style-name="KrymUkr"> – ********, ************.</text:span></text:p>
      <text:p text:style-name="KrymPar"><text:span text:style-name="KrymRusBold">********, -*****</text:span><text:span text:style-name="KrymUkr"> – ********, ********, **********, (</text:span><text:span text:style-name="KrymRusItalic">**********</text:span><text:span text:style-name="KrymUkr">) ********, **********, 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1) *********. [******** *******]; 2) (</text:span><text:span text:style-name="KrymRusItalic">***** * 1 *****</text:span><text:span text:style-name="KrymUkr">) *********. [******** *******]; 3) </text:span><text:span text:style-name="KrymRusBold">********* </text:span><text:span text:style-name="KrymRusItalic">*******</text:span><text:span text:style-name="KrymUkr"> – ******* ** ******; 4) </text:span><text:span text:style-name="KrymRusBold">********* </text:span><text:span text:style-name="KrymRusItalic">********</text:span><text:span text:style-name="KrymUkr"> – ************. </text:span><text:span text:style-name="KrymRusBold">*********</text:span><text:span text:style-name="KrymUkr"> – ********, 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</text:span><text:span text:style-name="KrymUkr"> – *******, *******, ********.</text:span><text:span text:style-name="KrymRusItalic"> ***. </text:span><text:span text:style-name="KrymRusBold">********. </text:span><text:span text:style-name="KrymRusItalic">**** </text:span><text:span text:style-name="KrymRusBold">*******</text:span><text:span text:style-name="KrymRusItalic">, ***…</text:span><text:span text:style-name="KrymUkr"> – ** ******** (*******), **… </text:span><text:span text:style-name="KrymRusItalic">* </text:span><text:span text:style-name="KrymRusBold">*******</text:span><text:span text:style-name="KrymUkr"> – ** ********, ** ***********, ** **********. </text:span><text:span text:style-name="KrymRusItalic">*** </text:span><text:span text:style-name="KrymRusBold">*******</text:span><text:span text:style-name="KrymUkr"> – *** *******, *** (********) *******, *** **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*). [********** ** ******** *******]. </text:span><text:span text:style-name="KrymRusBold">********** </text:span><text:span text:style-name="KrymRusAux">**.</text:span><text:span text:style-name="KrymUkr"> – *******, </text:span><text:soft-page-break/><text:span text:style-name="KrymUkr">********.</text:span></text:p>
      <text:p text:style-name="KrymPar"><text:span text:style-name="KrymRusBold">**********</text:span><text:span text:style-name="KrymUkr"> – 1) (</text:span><text:span text:style-name="KrymRusItalic">***** **********</text:span><text:span text:style-name="KrymUkr">) ***********, *******, (</text:span><text:span text:style-name="KrymRusAux">*******</text:span><text:span text:style-name="KrymUkr">) **********; 2) ********, *****, *******. </text:span><text:span text:style-name="KrymRusItalic">********, ********** * </text:span><text:span text:style-name="KrymRusBold">**********</text:span><text:span text:style-name="KrymRusItalic">, *** </text:span><text:span text:style-name="KrymRusBold">***********</text:span><text:span text:style-name="KrymUkr"> – ***** * ***********, * **********, *** *********, *** *******, *** *********, ********** *****.</text:span></text:p>
      <text:p text:style-name="KrymPar"><text:span text:style-name="KrymRusBold">********</text:span><text:span text:style-name="KrymUkr"> – 1) ********, *******; 2) (</text:span><text:span text:style-name="KrymRusItalic">****************</text:span><text:span text:style-name="KrymUkr">) ************, ***********, ** ********** *** ******* *******, *********.</text:span></text:p>
      <text:p text:style-name="KrymPar"><text:span text:style-name="KrymRusBold">********</text:span><text:span text:style-name="KrymUkr"> – ************.</text:span></text:p>
      <text:p text:style-name="KrymPar"><text:span text:style-name="KrymRusBold">********</text:span><text:span text:style-name="KrymUkr"> – ********, *********, *******.</text:span></text:p>
      <text:p text:style-name="KrymPar"><text:span text:style-name="KrymRusBold">******[*]***</text:span><text:span text:style-name="KrymUkr"> – 1) ********, *********, ***********, **********, ********. [******* ********* ****. ****** ******* (*******) *****. ********** ******]; 2) (</text:span><text:span text:style-name="KrymRusItalic">******** ** *****</text:span><text:span text:style-name="KrymUkr">) *********. [******** *****].</text:span></text:p>
      <text:p text:style-name="KrymPar"><text:span text:style-name="KrymRusBold">********</text:span><text:span text:style-name="KrymUkr"> – ****************, ***************, *****************.</text:span></text:p>
      <text:p text:style-name="KrymPar"><text:span text:style-name="KrymRusBold">******</text:span><text:span text:style-name="KrymUkr">, </text:span><text:span text:style-name="KrymRusAux">**. </text:span><text:span text:style-name="KrymRusBold">******</text:span><text:span text:style-name="KrymUkr"> – 1) ******, (</text:span><text:span text:style-name="KrymRusItalic">**********</text:span><text:span text:style-name="KrymUkr">) ******, (</text:span><text:span text:style-name="KrymRusItalic">******* ***** * *******</text:span><text:span text:style-name="KrymUkr">) ******. [****** ** *****, ****** *******. ********** ******** ****** * ******** ** *****]: 2) (</text:span><text:span text:style-name="KrymRusItalic">**** ********</text:span><text:span text:style-name="KrymUkr">) ******. [*** ****** ******** *******]. </text:span><text:span text:style-name="KrymRusItalic">**** * 3 </text:span><text:span text:style-name="KrymRusBold">******</text:span><text:span text:style-name="KrymUkr"> – *****. [**** ***** ********]. </text:span><text:span text:style-name="KrymRusItalic">***** **** *** ** </text:span><text:span text:style-name="KrymRusBold">******</text:span><text:span text:style-name="KrymUkr"> – *** *****, ** * *******, ** ** ********, ** *-*** ******.</text:span></text:p>
      <text:p text:style-name="KrymPar"><text:span text:style-name="KrymRusBold">******</text:span><text:span text:style-name="KrymUkr"> – *******, *******. [****** ** ******* – </text:span><text:span text:style-name="KrymRusItalic">************ ******* ******</text:span><text:span text:style-name="KrymUkr">, </text:span><text:span text:style-name="KrymRusBold">******</text:span><text:span text:style-name="KrymUkr">].</text:span></text:p>
      <text:p text:style-name="KrymPar"><text:span text:style-name="KrymRusBold">******</text:span><text:span text:style-name="KrymUkr"> – ********, ********.</text:span><text:span text:style-name="KrymRusItalic"> **. </text:span><text:span text:style-name="KrymRusBold">*******.</text:span></text:p>
      <text:p text:style-name="KrymPar"><text:span text:style-name="KrymRusBold">********</text:span><text:span text:style-name="KrymUkr"> – ********.</text:span><text:span text:style-name="KrymRusItalic"> **. </text:span><text:span text:style-name="KrymRusBold">*********.</text:span></text:p>
      <text:p text:style-name="KrymPar"><text:span text:style-name="KrymRusBold">****</text:span><text:span text:style-name="KrymUkr">, </text:span><text:span text:style-name="KrymRusAux">**.</text:span><text:span text:style-name="KrymUkr"> – *****(*), ***(*), **(*), ******; ****, **. [***** ** *******! *** ** *******! ** **-* *******! ****** ** ****** *** **! *** ** ******** ** *** ********* ********? ************ ********-** ****].</text:span></text:p>
      <text:p text:style-name="KrymPar"><text:span text:style-name="KrymRusBold">*******</text:span><text:span text:style-name="KrymUkr"> – *******, (</text:span><text:span text:style-name="KrymRusAux">**.</text:span><text:span text:style-name="KrymUkr">) *******, *******.</text:span></text:p>
      <text:p text:style-name="KrymPar"><text:span text:style-name="KrymRusBold">***********</text:span><text:span text:style-name="KrymUkr"> – ***********, *********. [****** ******* ******** * ****** *********].</text:span></text:p>
      <text:p text:style-name="KrymPar"><text:span text:style-name="KrymRusBold">*****</text:span><text:span text:style-name="KrymUkr"> – ******, ********, *******. [************ ********].</text:span></text:p>
      <text:p text:style-name="KrymPar"><text:span text:style-name="KrymRusBold">********</text:span><text:span text:style-name="KrymUkr"> – *******-**********, ***********.</text:span></text:p>
      <text:p text:style-name="KrymPar"><text:span text:style-name="KrymRusBold">********</text:span><text:span text:style-name="KrymUkr"> – 1) ***********, ***********. [********** *******]; 2) ***********, ************. [********** ********].</text:span></text:p>
      <text:p text:style-name="KrymPar"><text:span text:style-name="KrymRusBold">******,</text:span><text:span text:style-name="KrymRusItalic"> **. </text:span><text:span text:style-name="KrymRusBold">*****.</text:span></text:p>
      <text:p text:style-name="KrymPar"><text:span text:style-name="KrymRusBold">********</text:span><text:span text:style-name="KrymUkr"> – *********, *********, ********, *******, ******, ґ******.</text:span></text:p>
      <text:p text:style-name="KrymPar"><text:span text:style-name="KrymRusBold">***********</text:span><text:span text:style-name="KrymUkr"> – ************, ************, ***********, **********, *********, ґ*********. [*********** – ************ ******, *** ****** ****** – ******* ********** (*****)]. </text:span><text:span text:style-name="KrymRusItalic">** </text:span><text:span text:style-name="KrymRusBold">***********</text:span><text:span text:style-name="KrymUkr"> – * ************, *** ************, *** *********.</text:span></text:p>
      <text:p text:style-name="KrymPar"><text:span text:style-name="KrymRusBold">*********</text:span><text:span text:style-name="KrymUkr"> – **********, **********, *********, ********, *******, ґ*******. </text:span><text:span text:style-name="KrymRusItalic">**** </text:span><text:span text:style-name="KrymRusBold">*********</text:span><text:span text:style-name="KrymUkr"> – ****** *******.</text:span></text:p>
      <text:p text:style-name="KrymPar"><text:span text:style-name="KrymRusBold">******</text:span><text:span text:style-name="KrymUkr"> – ******, ******. [* *** * ****** – ****** *******. ****** ******, ** *** *****]. </text:span><text:span text:style-name="KrymRusBold">******-******</text:span><text:span text:style-name="KrymUkr"> – ** **** *******, ****-******.</text:span></text:p>
      <text:p text:style-name="KrymPar"><text:span text:style-name="KrymRusBold">***********</text:span><text:span text:style-name="KrymRusItalic"> * </text:span><text:span text:style-name="KrymRusBold">-*******</text:span><text:span text:style-name="KrymUkr"> – **********, ****** **********, ***********.</text:span></text:p>
      <text:p text:style-name="KrymPar"><text:span text:style-name="KrymRusBold">**************</text:span><text:span text:style-name="KrymUkr"> – ***********, ************. [*********** * ************* *****]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</text:span><text:span text:style-name="KrymUkr"> – 1) ******; 2) </text:span><text:span text:style-name="KrymRusAux">****.</text:span><text:span text:style-name="KrymUkr"> (</text:span><text:span text:style-name="KrymRusItalic">***********</text:span><text:span text:style-name="KrymUkr">) – ********, -**, ****** *********, ******, *********, ********* (</text:span><text:span text:style-name="KrymRusItalic">**</text:span><text:span text:style-name="KrymUkr"> ********), **********, ********. [*****-* ****** **** ******* ******** ** *********, **-* ***** * ** ****** *****! (*******.). ** *** ********, * ****** *** ********* (******)]. </text:span><text:span text:style-name="KrymRusItalic">*** * ****** </text:span><text:span text:style-name="KrymRusBold">******</text:span><text:span text:style-name="KrymUkr"> – *** ****** ***. </text:span><text:span text:style-name="KrymRusItalic">** </text:span><text:span text:style-name="KrymRusBold">******</text:span><text:span text:style-name="KrymRusItalic"> ***</text:span><text:span text:style-name="KrymUkr"> – ** ********, ** *********, ** ****** 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</text:span><text:span text:style-name="KrymUkr"> – ******* (*******).</text:span></text:p>
      <text:p text:style-name="KrymPar"><text:soft-page-break/><text:span text:style-name="KrymRusBold">*******</text:span><text:span text:style-name="KrymUkr"> (</text:span><text:span text:style-name="KrymRusAux">****.</text:span><text:span text:style-name="KrymUkr">) – ******** (</text:span><text:span text:style-name="KrymRusAux">*. *.</text:span><text:span text:style-name="KrymUkr">) (</text:span><text:span text:style-name="KrymRusAux">*. </text:span><text:span text:style-name="KrymUkr">-**), *******.</text:span></text:p>
      <text:p text:style-name="KrymPar"><text:span text:style-name="KrymRusBold">***</text:span><text:span text:style-name="KrymUkr"> – 1) (</text:span><text:span text:style-name="KrymRusItalic">***** ********</text:span><text:span text:style-name="KrymUkr">) ***. [*** ***** ***** *** *******]. </text:span><text:span text:style-name="KrymRusBold">*** </text:span><text:span text:style-name="KrymRusItalic">********</text:span><text:span text:style-name="KrymUkr"> – *** *********. </text:span><text:span text:style-name="KrymRusBold">*** </text:span><text:span text:style-name="KrymRusItalic">*******, ******</text:span><text:span text:style-name="KrymUkr"> – *** **********. </text:span><text:span text:style-name="KrymRusItalic">******** **** </text:span><text:span text:style-name="KrymRusBold">***</text:span><text:span text:style-name="KrymUkr"> – ********* (*********) ****** *****. </text:span><text:span text:style-name="KrymRusItalic">****** **** </text:span><text:span text:style-name="KrymRusBold">***</text:span><text:span text:style-name="KrymUkr"> – ************ **** ***; 2) (</text:span><text:span text:style-name="KrymRusItalic">********</text:span><text:span text:style-name="KrymUkr">) ***, *********, *********, *******. </text:span><text:span text:style-name="KrymRusItalic">* *********** </text:span><text:span text:style-name="KrymRusBold">******, *******</text:span><text:span text:style-name="KrymUkr"> – ********* ******, *******, ******. </text:span><text:span text:style-name="KrymRusItalic">** ******* </text:span><text:span text:style-name="KrymRusBold">******</text:span><text:span text:style-name="KrymUkr"> – * ******* ******; 3) (</text:span><text:span text:style-name="KrymRusItalic">*****</text:span><text:span text:style-name="KrymUkr">) ***</text:span><text:span text:style-name="KrymRusItalic"> * </text:span><text:span text:style-name="KrymUkr">*****, *****, ***</text:span><text:span text:style-name="KrymRusItalic"> * </text:span><text:span text:style-name="KrymUkr">*****. [*** **********. ******** *****. ***’**** *****. ********* *****. ****** ***** ** ********]. </text:span><text:span text:style-name="KrymRusItalic">*********** * **** </text:span><text:span text:style-name="KrymRusBold">*****</text:span><text:span text:style-name="KrymUkr">, </text:span><text:span text:style-name="KrymRusItalic">**** </text:span><text:span text:style-name="KrymRusBold">*****</text:span><text:span text:style-name="KrymUkr"> – ************, ***********. [********** *********** ********* ******* ****** ******* ************* (*****)]. </text:span><text:span text:style-name="KrymRusItalic">********* * *********** ****** </text:span><text:span text:style-name="KrymRusBold">*****</text:span><text:span text:style-name="KrymUkr"> – ** ******* *******; 4) (</text:span><text:span text:style-name="KrymRusItalic">***** *********</text:span><text:span text:style-name="KrymUkr">) ***, *****. [***** ***** ******]. </text:span><text:span text:style-name="KrymRusItalic">* ****** </text:span><text:span text:style-name="KrymRusBold">*****</text:span><text:span text:style-name="KrymUkr"> – *** *****, *-***** *****, *-**********, *-**********, *-********, ** **** *******. </text:span><text:span text:style-name="KrymRusItalic">** </text:span><text:span text:style-name="KrymRusBold">***</text:span><text:span text:style-name="KrymUkr">, </text:span><text:span text:style-name="KrymRusItalic">* </text:span><text:span text:style-name="KrymRusBold">***</text:span><text:span text:style-name="KrymUkr">, </text:span><text:span text:style-name="KrymRusItalic">** </text:span><text:span text:style-name="KrymRusBold">*****</text:span><text:span text:style-name="KrymUkr">, </text:span><text:span text:style-name="KrymRusItalic">** ********* </text:span><text:span text:style-name="KrymRusBold">*****</text:span><text:span text:style-name="KrymUkr"> – ** *****, ******, **** *****, ** *****-*****, ** ****-******, ** *****, ** *******. </text:span><text:span text:style-name="KrymRusItalic">** </text:span><text:span text:style-name="KrymRusBold">***** ******</text:span><text:span text:style-name="KrymUkr"> – ** ***** ******, ** ***** ******, ** *** ***** * ********. </text:span><text:span text:style-name="KrymRusItalic">* ***-** </text:span><text:span text:style-name="KrymRusBold">*****</text:span><text:span text:style-name="KrymUkr"> – ***** ** *****, * *****-*****. [*********** *****-**-*****, ** * ** ** ********]. </text:span><text:span text:style-name="KrymRusItalic">* </text:span><text:span text:style-name="KrymRusBold">*** </text:span><text:span text:style-name="KrymRusItalic">**</text:span><text:span text:style-name="KrymUkr">, </text:span><text:span text:style-name="KrymRusItalic">** </text:span><text:span text:style-name="KrymRusBold">***** </text:span><text:span text:style-name="KrymRusItalic">**</text:span><text:span text:style-name="KrymUkr"> – ******* * ****** **, ******** **. [*********** ***** ***** – * ** *********** ********. (*****. ******)]; 5) (</text:span><text:span text:style-name="KrymRusItalic">*************, ************</text:span><text:span text:style-name="KrymUkr">) *********** (</text:span><text:span text:style-name="KrymRusAux">*. </text:span><text:span text:style-name="KrymUkr">-*****), ******** *****.</text:span></text:p>
      <text:p text:style-name="KrymPar"><text:span text:style-name="KrymRusBold">*****</text:span><text:span text:style-name="KrymUkr">, (</text:span><text:span text:style-name="KrymRusAux">**.</text:span><text:span text:style-name="KrymUkr">) </text:span><text:span text:style-name="KrymRusBold">*****</text:span><text:span text:style-name="KrymUkr"> – 1) *******, (</text:span><text:span text:style-name="KrymRusAux">**.</text:span><text:span text:style-name="KrymUkr">) *******, (</text:span><text:span text:style-name="KrymRusItalic">******* **** ****** * ********</text:span><text:span text:style-name="KrymUkr">) *****, (</text:span><text:span text:style-name="KrymRusAux">**.</text:span><text:span text:style-name="KrymUkr">) ****. </text:span><text:span text:style-name="KrymRusItalic">******* </text:span><text:span text:style-name="KrymRusBold">*****</text:span><text:span text:style-name="KrymUkr"> – ********* *******; 2) (</text:span><text:span text:style-name="KrymRusItalic">*******, **** * ****** ***********</text:span><text:span text:style-name="KrymUkr">) ******, ******, 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******</text:span><text:span text:style-name="KrymUkr"> – *************, 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*, **********, **********. [********** *****. ********* *****. ********** ***********].</text:span></text:p>
      <text:p text:style-name="KrymPar"><text:span text:style-name="KrymRusBold">********</text:span><text:span text:style-name="KrymUkr"> – 1) ********, **********, *********, ***********. [******** ***. ********* ******. ******** *****. ********** ********* * *******]; 2) ***********. [********** ******]. </text:span><text:span text:style-name="KrymRusBold">******** </text:span><text:span text:style-name="KrymRusItalic">****</text:span><text:span text:style-name="KrymUkr">, </text:span><text:span text:style-name="KrymRusBold">******** </text:span><text:span text:style-name="KrymRusItalic">****</text:span><text:span text:style-name="KrymUkr"> – **********.</text:span></text:p>
      <text:p text:style-name="KrymPar"><text:span text:style-name="KrymRusBold">***********</text:span><text:span text:style-name="KrymUkr"> – *********. [******** ******].</text:span></text:p>
      <text:p text:style-name="KrymPar"><text:span text:style-name="KrymRusBold">**************</text:span><text:span text:style-name="KrymUkr"> – **************, (</text:span><text:span text:style-name="KrymRusAux">*. </text:span><text:span text:style-name="KrymUkr">-***), ***, *** ******** *** (*********).</text:span></text:p>
      <text:p text:style-name="KrymPar"><text:span text:style-name="KrymRusBold">*****************</text:span><text:span text:style-name="KrymUkr"> – ***************** (</text:span><text:span text:style-name="KrymRusAux">*. </text:span><text:span text:style-name="KrymUkr">-***), ************* (</text:span><text:span text:style-name="KrymRusAux">*. </text:span><text:span text:style-name="KrymUkr">-***), *** ***** ******** *******, *** *** ******** ****.</text:span></text:p>
      <text:p text:style-name="KrymPar"><text:span text:style-name="KrymRusBold">********</text:span><text:span text:style-name="KrymUkr"> – ********, ********. </text:span><text:span text:style-name="KrymRusItalic">******* </text:span><text:span text:style-name="KrymRusBold">*.</text:span><text:span text:style-name="KrymUkr"> – ********** *. </text:span><text:span text:style-name="KrymRusItalic">*********-******* </text:span><text:span text:style-name="KrymRusBold">*.</text:span><text:span text:style-name="KrymUkr"> – ***********-********** *. </text:span><text:span text:style-name="KrymRusItalic">******** </text:span><text:span text:style-name="KrymRusBold">*.</text:span><text:span text:style-name="KrymUkr"> – ********** *. </text:span><text:span text:style-name="KrymRusItalic">******** </text:span><text:span text:style-name="KrymRusBold">*.</text:span><text:span text:style-name="KrymUkr"> – ********* *. </text:span><text:span text:style-name="KrymRusItalic">************** ** </text:span><text:span text:style-name="KrymRusBold">********</text:span><text:span text:style-name="KrymUkr"> – ******* ** ********. </text:span><text:span text:style-name="KrymRusItalic">****’***** </text:span><text:span text:style-name="KrymRusBold">********</text:span><text:span text:style-name="KrymRusItalic"> ** *********</text:span><text:span text:style-name="KrymUkr"> – ******* ******** ** ***** ** *****.</text:span></text:p>
      <text:p text:style-name="KrymPar"><text:span text:style-name="KrymRusBold">***********</text:span><text:span text:style-name="KrymUkr"> – ***********. </text:span><text:span text:style-name="KrymRusBold">-*** </text:span><text:span text:style-name="KrymRusItalic">**********</text:span><text:span text:style-name="KrymUkr"> – ********** **********. </text:span><text:span text:style-name="KrymRusBold">-*** </text:span><text:span text:style-name="KrymRusItalic">*****</text:span><text:span text:style-name="KrymUkr"> – ******* *** 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**** </text:span><text:span text:style-name="KrymRusItalic">******</text:span><text:span text:style-name="KrymUkr"> – ********** ******.</text:span></text:p>
      <text:p text:style-name="KrymPar"><text:span text:style-name="KrymRusBold">********</text:span><text:span text:style-name="KrymUkr"> – ********, ******, (</text:span><text:span text:style-name="KrymRusItalic">***********</text:span><text:span text:style-name="KrymUkr">) *****. </text:span><text:span text:style-name="KrymRusItalic">** </text:span><text:span text:style-name="KrymRusBold">********</text:span><text:span text:style-name="KrymUkr"> – ** *********, * *******.</text:span></text:p>
      <text:p text:style-name="KrymPar"><text:span text:style-name="KrymRusBold">***********</text:span><text:span text:style-name="KrymUkr"> – 1) ************, ************; 2) ************, **-***********.</text:span></text:p>
      <text:p text:style-name="KrymPar"><text:span text:style-name="KrymRusBold">**************</text:span><text:span text:style-name="KrymUkr"> – 1) *************** (</text:span><text:span text:style-name="KrymRusAux">*. </text:span><text:span text:style-name="KrymUkr">-*****), ***************; 2) ***************, ************.</text:span></text:p>
      <text:p text:style-name="KrymPar"><text:span text:style-name="KrymRusBold">************</text:span><text:span text:style-name="KrymUkr"> – 1) *************, *************: 2) *************, **********, *********.</text:span></text:p>
      <text:p text:style-name="KrymPar"><text:span text:style-name="KrymRusBold">**********</text:span><text:span text:style-name="KrymUkr"> – 1) **************, **************; 2) **************, ***********.</text:span></text:p>
      <text:p text:style-name="KrymPar"><text:span text:style-name="KrymRusBold">*******</text:span><text:span text:style-name="KrymUkr"> – *******, *******, ***********; (</text:span><text:span text:style-name="KrymRusItalic">**********</text:span><text:span text:style-name="KrymUkr">) ***********;</text:span><text:span text:style-name="KrymRusItalic"> * </text:span><text:span text:style-name="KrymUkr">********, ********, *********, *********. [*** ****** * ******* *******. ****** ******, ** *** *****. ******, ** ***** *********]. </text:span><text:span text:style-name="KrymRusItalic">** </text:span><text:span text:style-name="KrymRusBold">*******</text:span><text:span text:style-name="KrymUkr"> – ***********.</text:span></text:p>
      <text:p text:style-name="KrymPar"><text:span text:style-name="KrymRusBold">********</text:span><text:span text:style-name="KrymUkr"> – ********* (</text:span><text:span text:style-name="KrymRusAux">*. </text:span><text:span text:style-name="KrymUkr">-***), ******, **********, *********. [********* ********-*****. ******** </text:span><text:soft-page-break/><text:span text:style-name="KrymUkr">* ****** ******** *****].</text:span></text:p>
      <text:p text:style-name="KrymPar"><text:span text:style-name="KrymRusBold">************</text:span><text:span text:style-name="KrymUkr"> – *************, *************.</text:span></text:p>
      <text:p text:style-name="KrymPar"><text:span text:style-name="KrymRusBold">**********</text:span><text:span text:style-name="KrymUkr"> – ********, ************, ***********.</text:span></text:p>
      <text:p text:style-name="KrymPar"><text:span text:style-name="KrymRusBold">********</text:span><text:span text:style-name="KrymUkr"> – 1) ********, ***********, ***********; *********. [******** ****. ******* ******. ***** ******* *****, ** *********. ********** *********. ******** *******]. </text:span><text:span text:style-name="KrymRusBold">******** </text:span><text:span text:style-name="KrymRusItalic">*******</text:span><text:span text:style-name="KrymUkr"> – ********, ******* *******; 2) </text:span><text:span text:style-name="KrymRusBold">******, -***, -***,</text:span><text:span text:style-name="KrymRusItalic"> **. </text:span><text:span text:style-name="KrymRusBold">********. </text:span><text:span text:style-name="KrymRusItalic">******* ******, ** ****</text:span><text:span text:style-name="KrymUkr"> – ******** ******, ** **** ** ******; ******** ** *****, ** ******* ** ** ******. </text:span><text:span text:style-name="KrymRusItalic">* ****** ***** </text:span><text:span text:style-name="KrymRusBold">*******</text:span><text:span text:style-name="KrymUkr"> – *** ********, ***** * ***** *********.</text:span></text:p>
      <text:p text:style-name="KrymPar"><text:span text:style-name="KrymRusBold">************</text:span><text:span text:style-name="KrymUkr"> – ************, ************.</text:span></text:p>
      <text:p text:style-name="KrymPar"><text:span text:style-name="KrymRusBold">*****************</text:span><text:span text:style-name="KrymUkr"> – **********. </text:span><text:span text:style-name="KrymRusBold">-***</text:span><text:span text:style-name="KrymUkr"> (</text:span><text:span text:style-name="KrymRusItalic">**********</text:span><text:span text:style-name="KrymUkr">) </text:span><text:span text:style-name="KrymRusItalic">******</text:span><text:span text:style-name="KrymUkr"> – ********* (</text:span><text:span text:style-name="KrymRusAux">*. </text:span><text:span text:style-name="KrymUkr">-***).</text:span></text:p>
      <text:p text:style-name="KrymPar"><text:span text:style-name="KrymRusBold">****************</text:span><text:span text:style-name="KrymUkr"> – ****************.</text:span></text:p>
      <text:p text:style-name="KrymPar"><text:span text:style-name="KrymRusBold">************</text:span><text:span text:style-name="KrymUkr"> – *************** (</text:span><text:span text:style-name="KrymRusAux">*. </text:span><text:span text:style-name="KrymUkr">-*****).</text:span></text:p>
      <text:p text:style-name="KrymPar"><text:span text:style-name="KrymRusBold">****************</text:span><text:span text:style-name="KrymUkr"> – ********** **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**</text:span><text:span text:style-name="KrymUkr"> – *************, ******************. [************* ********. ***************** *****].</text:span></text:p>
      <text:p text:style-name="KrymPar"><text:span text:style-name="KrymRusBold">************, -*********</text:span><text:span text:style-name="KrymUkr"> – ********, *********, ******** (</text:span><text:span text:style-name="KrymRusAux">*. </text:span><text:span text:style-name="KrymUkr">-***). [**** ***** *** ***** ******** ******** ****** ***** ** ******* (******.). * ******** ******** ********** ********** *********** * ******** ******** (***.)].</text:span></text:p>
      <text:p text:style-name="KrymPar"><text:span text:style-name="KrymRusBold">************</text:span><text:span text:style-name="KrymUkr"> – 1) ******, **********; 2) *******! *******!</text:span></text:p>
      <text:p text:style-name="KrymPar"><text:span text:style-name="KrymRusBold">*************</text:span><text:span text:style-name="KrymUkr"> – 1) *******, **********, ********. [******* ********. ********** ****** – ****. ****** ********]; 2) ********, ***********, **********, (***)*******, **********. [******* *******. ********** *******. ********** ***** ****, ****** ******** (******.). ********* *********** ********* ******** (***.)]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***</text:span><text:span text:style-name="KrymUkr"> – ***************.</text:span></text:p>
      <text:p text:style-name="KrymPar"><text:span text:style-name="KrymRusBold">*******************</text:span><text:span text:style-name="KrymUkr"> – ******************.</text:span></text:p>
      <text:p text:style-name="KrymPar"><text:span text:style-name="KrymRusBold">************, -******</text:span><text:span text:style-name="KrymUkr"> – ************, ************.</text:span></text:p>
      <text:p text:style-name="KrymPar"><text:span text:style-name="KrymRusBold">****************</text:span><text:span text:style-name="KrymUkr"> – ****************, **************. [*************** ********].</text:span></text:p>
      <text:p text:style-name="KrymPar"><text:span text:style-name="KrymRusBold">**************</text:span><text:span text:style-name="KrymUkr"> – ***************, *********. [********* *****. ******** *******].</text:span></text:p>
      <text:p text:style-name="KrymPar"><text:span text:style-name="KrymRusBold">*************</text:span><text:span text:style-name="KrymUkr"> – ********, *********, *********.</text:span></text:p>
      <text:p text:style-name="KrymPar"><text:span text:style-name="KrymRusBold">*****************, **************</text:span><text:span text:style-name="KrymUkr"> – ***********, ********, ************, (</text:span><text:span text:style-name="KrymRusItalic">* *********</text:span><text:span text:style-name="KrymUkr">) **************, (</text:span><text:span text:style-name="KrymRusAux">****************</text:span><text:span text:style-name="KrymUkr">) ***********.</text:span></text:p>
      <text:p text:style-name="KrymPar"><text:span text:style-name="KrymRusBold">*********[**]**, -**, ****************, -*****</text:span><text:span text:style-name="KrymUkr"> – ********* (</text:span><text:span text:style-name="KrymRusAux">*. *.</text:span><text:span text:style-name="KrymUkr"> -*****), ******** (</text:span><text:span text:style-name="KrymRusAux">*. *.</text:span><text:span text:style-name="KrymUkr"> -****), ********, **********, ********, (</text:span><text:span text:style-name="KrymRusAux">*. *.</text:span><text:span text:style-name="KrymUkr">) *********, (</text:span><text:span text:style-name="KrymRusItalic">* *********</text:span><text:span text:style-name="KrymUkr">) **********, (</text:span><text:span text:style-name="KrymRusAux">********** *** * **************</text:span><text:span text:style-name="KrymUkr">) ****** (</text:span><text:span text:style-name="KrymRusAux">*. *.</text:span><text:span text:style-name="KrymUkr"> -***), ********, *********, *****’****, (</text:span><text:span text:style-name="KrymRusAux">***.</text:span><text:span text:style-name="KrymUkr">) *******, ********.</text:span></text:p>
      <text:p text:style-name="KrymPar"><text:span text:style-name="KrymRusBold">*************</text:span><text:span text:style-name="KrymUkr"> – ******, ***********, (</text:span><text:span text:style-name="KrymRusAux">****************</text:span><text:span text:style-name="KrymUkr">) **********, (</text:span><text:span text:style-name="KrymRusItalic">* *********</text:span><text:span text:style-name="KrymUkr">) *********** (</text:span><text:span text:style-name="KrymRusAux">*. </text:span><text:span text:style-name="KrymUkr">-**).</text:span></text:p>
      <text:p text:style-name="KrymPar"><text:span text:style-name="KrymRusBold">***************</text:span><text:span text:style-name="KrymUkr"> – **************, * ********* ******, ***************. [************* ******. *** ******* * ********* ******. ************** ********].</text:span></text:p>
      <text:p text:style-name="KrymPar"><text:span text:style-name="KrymRusBold">**********</text:span><text:span text:style-name="KrymUkr"> – 1) (</text:span><text:span text:style-name="KrymRusItalic">**********</text:span><text:span text:style-name="KrymUkr">) **********, *************; 2) (</text:span><text:span text:style-name="KrymRusItalic">*******</text:span><text:span text:style-name="KrymUkr">) ***********.</text:span></text:p>
      <text:p text:style-name="KrymPar"><text:span text:style-name="KrymRusBold">**************, -*****,</text:span><text:span text:style-name="KrymRusItalic"> **. </text:span><text:span text:style-name="KrymRusBold">************.</text:span></text:p>
      <text:p text:style-name="KrymPar"><text:span text:style-name="KrymRusBold">*********</text:span><text:span text:style-name="KrymUkr"> – ********, ******, *********.</text:span></text:p>
      <text:p text:style-name="KrymPar"><text:span text:style-name="KrymRusBold">************</text:span><text:span text:style-name="KrymUkr"> – ***********, *********, ************.</text:span></text:p>
      <text:p text:style-name="KrymPar"><text:span text:style-name="KrymRusBold">**********</text:span><text:span text:style-name="KrymUkr"> – *********, *******, **********.</text:span></text:p>
      <text:p text:style-name="KrymPar"><text:span text:style-name="KrymRusBold">***********</text:span><text:span text:style-name="KrymUkr"> – 1) (</text:span><text:span text:style-name="KrymRusItalic">***** *******</text:span><text:span text:style-name="KrymUkr">) ***********; (</text:span><text:span text:style-name="KrymRusItalic">***** *******</text:span><text:span text:style-name="KrymUkr">) ********* ********. [** ********* ******* ****** ******** ***** * ***** ********** *****]; 2) (</text:span><text:span text:style-name="KrymRusItalic">********</text:span><text:span text:style-name="KrymUkr">) ***********, ***********, </text:span><text:soft-page-break/><text:span text:style-name="KrymUkr">**********. [********* ********* *********** ******** ************* ***. ********** *******]. </text:span><text:span text:style-name="KrymRusItalic">* </text:span><text:span text:style-name="KrymRusBold">************ </text:span><text:span text:style-name="KrymRusItalic">*********</text:span><text:span text:style-name="KrymUkr"> – ** *********** ****.</text:span></text:p>
      <text:p text:style-name="KrymPar"><text:span text:style-name="KrymRusBold">************</text:span><text:span text:style-name="KrymUkr"> – (*)************. [************ ******].</text:span></text:p>
      <text:p text:style-name="KrymPar"><text:span text:style-name="KrymRusBold">**********</text:span><text:span text:style-name="KrymUkr"> – 1) **********; 2) **********, ************ **** **********.</text:span></text:p>
      <text:p text:style-name="KrymPar"><text:span text:style-name="KrymRusBold">*********</text:span><text:span text:style-name="KrymUkr"> – 1) (*)*********, *********, ********, **********; 2) *********, (******) ******, ***********. [** *****, ** *** ****** ******, ** *********].</text:span></text:p>
      <text:p text:style-name="KrymPar"><text:span text:style-name="KrymRusBold">***********</text:span><text:span text:style-name="KrymUkr"> – 1) (</text:span><text:span text:style-name="KrymRusItalic">**************, ************</text:span><text:span text:style-name="KrymUkr">) ***********, ***********, *********, **********; 2) ***********, ********, *************.</text:span></text:p>
      <text:p text:style-name="KrymPar"><text:span text:style-name="KrymRusBold">**************</text:span><text:span text:style-name="KrymUkr"> – ********.</text:span></text:p>
      <text:p text:style-name="KrymPar"><text:span text:style-name="KrymRusBold">*****************</text:span><text:span text:style-name="KrymUkr"> – *********** (</text:span><text:span text:style-name="KrymRusAux">*. </text:span><text:span text:style-name="KrymUkr">-*****).</text:span></text:p>
      <text:p text:style-name="KrymPar"><text:span text:style-name="KrymRusBold">***************</text:span><text:span text:style-name="KrymUkr"> – *********. [******** *****,— *********. ******** ******* *********].</text:span></text:p>
      <text:p text:style-name="KrymPar"><text:span text:style-name="KrymRusBold">***********</text:span><text:span text:style-name="KrymUkr"> – ***********. [***** ***********!].</text:span></text:p>
      <text:p text:style-name="KrymPar"><text:span text:style-name="KrymRusBold">********</text:span><text:span text:style-name="KrymUkr"> – 1) ****** (</text:span><text:span text:style-name="KrymRusAux">*. </text:span><text:span text:style-name="KrymUkr">-**) (</text:span><text:span text:style-name="KrymRusAux">*. *.</text:span><text:span text:style-name="KrymUkr">), ********, ***********, **********, (</text:span><text:span text:style-name="KrymRusAux">*. </text:span><text:span text:style-name="KrymUkr">-*****). [******** * ****** ******* *****. ****** *****. ******** *****. ********* ***********. *********** ******].</text:span></text:p>
      <text:p text:style-name="KrymPar"><text:span text:style-name="KrymRusBold">*********</text:span><text:span text:style-name="KrymUkr"> – 1) **********, *********, (</text:span><text:span text:style-name="KrymRusItalic">********</text:span><text:span text:style-name="KrymUkr">) ********* (</text:span><text:span text:style-name="KrymRusAux">*. </text:span><text:span text:style-name="KrymUkr">-****); *******, *****. </text:span><text:span text:style-name="KrymRusItalic">***** </text:span><text:span text:style-name="KrymRusBold">*********</text:span><text:span text:style-name="KrymUkr"> – ******* *****, ********** ***********. </text:span><text:span text:style-name="KrymRusItalic">****** ****** </text:span><text:span text:style-name="KrymRusBold">*********</text:span><text:span text:style-name="KrymUkr"> – *********** *****. </text:span><text:span text:style-name="KrymRusBold">**********</text:span><text:span text:style-name="KrymUkr"> – ***********, *********, *********, *********, ********** * *****, * **, ** ***, ** **, (</text:span><text:span text:style-name="KrymRusAux">*****</text:span><text:span text:style-name="KrymUkr">) * **. [********* * *****, * *****. *********** ** *****. ******** ********** * ****** ********]; 2) (</text:span><text:span text:style-name="KrymRusAux">*****.</text:span><text:span text:style-name="KrymUkr">) *********.</text:span></text:p>
      <text:p text:style-name="KrymPar"><text:span text:style-name="KrymRusBold">**********</text:span><text:span text:style-name="KrymUkr"> – **********, ********, **********. [******** **********, ***********]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***</text:span><text:span text:style-name="KrymUkr"> – 1) *************, 2) **************.</text:span></text:p>
      <text:p text:style-name="KrymPar"><text:span text:style-name="KrymRusBold">****</text:span><text:span text:style-name="KrymUkr"> – ******.</text:span></text:p>
      <text:p text:style-name="KrymPar"><text:span text:style-name="KrymRusBold">********</text:span><text:span text:style-name="KrymUkr"> – *********** ********* (</text:span><text:span text:style-name="KrymRusAux">*. </text:span><text:span text:style-name="KrymUkr">-**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*</text:span><text:span text:style-name="KrymUkr"> – *********, *********** (</text:span><text:span text:style-name="KrymRusAux">*. </text:span><text:span text:style-name="KrymUkr">-***), ************* (</text:span><text:span text:style-name="KrymRusAux">*. </text:span><text:span text:style-name="KrymUkr">-***), *************, *******, (</text:span><text:span text:style-name="KrymRusItalic">*****</text:span><text:span text:style-name="KrymUkr">) *****, (</text:span><text:span text:style-name="KrymRusAux">***.</text:span><text:span text:style-name="KrymUkr">) **************.</text:span></text:p>
      <text:p text:style-name="KrymPar"><text:span text:style-name="KrymRusBold">*************</text:span><text:span text:style-name="KrymUkr"> – *****************, ***************, ************.</text:span></text:p>
      <text:p text:style-name="KrymPar"><text:span text:style-name="KrymRusBold">***********</text:span><text:span text:style-name="KrymUkr"> – ***********, *************. [********** ********].</text:span></text:p>
      <text:p text:style-name="KrymPar"><text:span text:style-name="KrymRusBold">***********</text:span><text:span text:style-name="KrymUkr"> – **********, **-************.</text:span></text:p>
      <text:p text:style-name="KrymPar"><text:span text:style-name="KrymRusBold">************</text:span><text:span text:style-name="KrymUkr"> – *************, ***********.</text:span></text:p>
      <text:p text:style-name="KrymPar"><text:span text:style-name="KrymRusBold">*****</text:span><text:span text:style-name="KrymUkr">, </text:span><text:span text:style-name="KrymRusAux">****.</text:span><text:span text:style-name="KrymUkr"> – *****, **********, *****.</text:span></text:p>
      <text:p text:style-name="KrymPar"><text:span text:style-name="KrymRusBold">*****</text:span><text:span text:style-name="KrymUkr"> (</text:span><text:span text:style-name="KrymRusItalic">******* *******</text:span><text:span text:style-name="KrymUkr">) – 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), ****** (</text:span><text:span text:style-name="KrymRusAux">**.</text:span><text:span text:style-name="KrymUkr"> *****), ******* (</text:span><text:span text:style-name="KrymRusAux">*. </text:span><text:span text:style-name="KrymUkr">-***), ********** (</text:span><text:span text:style-name="KrymRusAux">*. </text:span><text:span text:style-name="KrymUkr">-***). </text:span><text:span text:style-name="KrymRusBold">*********</text:span><text:span text:style-name="KrymUkr"> – *******, *********.</text:span></text:p>
      <text:p text:style-name="KrymPar"><text:span text:style-name="KrymRusBold">***********</text:span><text:span text:style-name="KrymUkr"> – **********. </text:span><text:span text:style-name="KrymRusBold">-**** </text:span><text:span text:style-name="KrymRusItalic">*****</text:span><text:span text:style-name="KrymUkr"> – 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</text:span><text:span text:style-name="KrymUkr">, </text:span><text:span text:style-name="KrymRusAux">****.</text:span><text:span text:style-name="KrymUkr"> – *******, ******** (*********) *****.</text:span><text:span text:style-name="KrymRusItalic"> **. </text:span><text:span text:style-name="KrymRusBold">*******. ******** </text:span><text:span text:style-name="KrymRusItalic">********</text:span><text:span text:style-name="KrymUkr"> (</text:span><text:span text:style-name="KrymLat">***********</text:span><text:span text:style-name="KrymUkr">) – ********* **********. </text:span><text:span text:style-name="KrymRusBold">-** </text:span><text:span text:style-name="KrymRusItalic">*******</text:span><text:span text:style-name="KrymUkr"> – ***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</text:span><text:span text:style-name="KrymUkr"> – 1) *******, (</text:span><text:span text:style-name="KrymRusAux">*. </text:span><text:span text:style-name="KrymUkr">-****), *******; 2) (</text:span><text:span text:style-name="KrymRusItalic">** ******</text:span><text:span text:style-name="KrymUkr">) *******, ******; 3) *******, ******. [********* ******]; 4) (</text:span><text:span text:style-name="KrymRusItalic">**************</text:span><text:span text:style-name="KrymUkr">) *******, *********, ****. </text:span><text:span text:style-name="KrymRusItalic">****, ***** * </text:span><text:span text:style-name="KrymRusBold">******</text:span><text:span text:style-name="KrymRusItalic">, *** </text:span><text:span text:style-name="KrymRusBold">******</text:span><text:span text:style-name="KrymUkr"> – **** ** ******, ** ******, ****** ** ********. </text:span><text:span text:style-name="KrymRusItalic">***** *** </text:span><text:span text:style-name="KrymRusBold">******</text:span><text:span text:style-name="KrymUkr"> – ****** ** ******, ** ******. </text:span><text:span text:style-name="KrymRusItalic">****** *** </text:span><text:span text:style-name="KrymRusBold">*******</text:span><text:span text:style-name="KrymUkr"> – ******* ** ********; 5) *******, ******, *********. [******* **********]; 6) (</text:span><text:span text:style-name="KrymRusItalic">******* ********** ****, **** ************</text:span><text:span text:style-name="KrymUkr">) *******. [******* ********]; 7) (</text:span><text:span text:style-name="KrymRusItalic">* ********** ********</text:span><text:span text:style-name="KrymUkr">: </text:span><text:span text:style-name="KrymRusItalic">*** ******</text:span><text:span text:style-name="KrymUkr">) *******; </text:span><text:span text:style-name="KrymRusItalic">***** * * ****** *********.</text:span></text:p>
      <text:p text:style-name="KrymPar"><text:span text:style-name="KrymRusBold">*************</text:span><text:span text:style-name="KrymUkr"> – **********. </text:span><text:span text:style-name="KrymRusBold">************* </text:span><text:span text:style-name="KrymRusItalic">***</text:span><text:span text:style-name="KrymUkr"> – ********, ********.</text:span></text:p>
      <text:p text:style-name="KrymPar"><text:soft-page-break/><text:span text:style-name="KrymRusBold">*********</text:span><text:span text:style-name="KrymUkr"> – 1) *********, *********; 2) ***********, 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.</text:span></text:p>
      <text:p text:style-name="KrymPar"><text:span text:style-name="KrymRusBold">******</text:span><text:span text:style-name="KrymUkr"> – ******, (</text:span><text:span text:style-name="KrymRusAux">**.</text:span><text:span text:style-name="KrymUkr">) ********.</text:span></text:p>
      <text:p text:style-name="KrymPar"><text:span text:style-name="KrymRusBold">********</text:span><text:span text:style-name="KrymUkr"> – (*******) 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</text:span><text:span text:style-name="KrymUkr"> – *****, *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*********, *************.</text:span></text:p>
      <text:p text:style-name="KrymPar"><text:span text:style-name="KrymRusBold">******</text:span><text:span text:style-name="KrymUkr"> – 1) ******, ******* (</text:span><text:span text:style-name="KrymRusAux">*. </text:span><text:span text:style-name="KrymUkr">-****), (</text:span><text:span text:style-name="KrymRusAux">**.</text:span><text:span text:style-name="KrymUkr">) ********; 2) (</text:span><text:span text:style-name="KrymRusItalic">* *******. ******</text:span><text:span text:style-name="KrymUkr">:</text:span><text:span text:style-name="KrymRusItalic"> **********, *************</text:span><text:span text:style-name="KrymUkr">) *******, ******, *******. [******** *******. ****** *********. ******* *********].</text:span></text:p>
      <text:p text:style-name="KrymPar"><text:span text:style-name="KrymRusBold">********</text:span><text:span text:style-name="KrymUkr"> – ***********.</text:span></text:p>
      <text:p text:style-name="KrymPar"><text:span text:style-name="KrymRusBold">*******</text:span><text:span text:style-name="KrymUkr"> (</text:span><text:span text:style-name="KrymRusItalic">********** ******</text:span><text:span text:style-name="KrymUkr">) – ***** (</text:span><text:span text:style-name="KrymRusAux">*. </text:span><text:span text:style-name="KrymUkr">******).</text:span></text:p>
      <text:p text:style-name="KrymPar"><text:span text:style-name="KrymRusBold">**************</text:span><text:span text:style-name="KrymUkr"> – ************, *************.</text:span></text:p>
      <text:p text:style-name="KrymPar"><text:span text:style-name="KrymRusBold">********</text:span><text:span text:style-name="KrymUkr"> – ********, ******.</text:span></text:p>
      <text:p text:style-name="KrymPar"><text:span text:style-name="KrymRusBold">***********</text:span><text:span text:style-name="KrymUkr"> – ***********, *******, ************, ********* (</text:span><text:span text:style-name="KrymRusAux">*. </text:span><text:span text:style-name="KrymUkr">-*****), ********* (</text:span><text:span text:style-name="KrymRusAux">*. </text:span><text:span text:style-name="KrymUkr">-****), ******* (</text:span><text:span text:style-name="KrymRusAux">*. </text:span><text:span text:style-name="KrymUkr">-****).</text:span></text:p>
      <text:p text:style-name="KrymPar"><text:span text:style-name="KrymRusBold">***********</text:span><text:span text:style-name="KrymUkr"> – ***********, **************, ********, *******.</text:span></text:p>
      <text:p text:style-name="KrymPar"><text:span text:style-name="KrymRusBold">************</text:span><text:span text:style-name="KrymUkr"> – ***********.</text:span><text:span text:style-name="KrymRusItalic"> ***. </text:span><text:span text:style-name="KrymRusBold">**************.</text:span></text:p>
      <text:p text:style-name="KrymPar"><text:span text:style-name="KrymRusBold">***********</text:span><text:span text:style-name="KrymUkr"> – ************, ************ *******.</text:span></text:p>
      <text:p text:style-name="KrymPar"><text:span text:style-name="KrymRusBold">************</text:span><text:span text:style-name="KrymUkr"> – *************.</text:span></text:p>
      <text:p text:style-name="KrymPar"><text:span text:style-name="KrymRusBold">************</text:span><text:span text:style-name="KrymUkr"> – ************, *************, ************.</text:span></text:p>
      <text:p text:style-name="KrymPar"><text:span text:style-name="KrymRusBold">**************</text:span><text:span text:style-name="KrymUkr"> – ***********, ***********.</text:span></text:p>
      <text:p text:style-name="KrymPar"><text:span text:style-name="KrymRusBold">***********</text:span><text:span text:style-name="KrymUkr"> – ***********, ********. [******* ********].</text:span></text:p>
      <text:p text:style-name="KrymPar"><text:span text:style-name="KrymRusBold">*********</text:span><text:span text:style-name="KrymUkr"> – 1) ********* (** ****), ************; 2) *********, *******, 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, ********. [******* ******].</text:span></text:p>
      <text:p text:style-name="KrymPar"><text:span text:style-name="KrymRusBold">**********</text:span><text:span text:style-name="KrymUkr"> – 1) ************, *************; 2) ************, ********* (********) *******.</text:span></text:p>
      <text:p text:style-name="KrymPar"><text:span text:style-name="KrymRusBold">********</text:span><text:span text:style-name="KrymUkr"> – 1) ********, ******* *********; 2) ***********; 3) (</text:span><text:span text:style-name="KrymRusItalic">***********, **********</text:span><text:span text:style-name="KrymUkr">) *********, ************. [********* ******* ******]; 4) (</text:span><text:span text:style-name="KrymRusItalic">*********</text:span><text:span text:style-name="KrymUkr">) ********, *********. [******* ***** *******]; 5) (</text:span><text:span text:style-name="KrymRusItalic">********* *******</text:span><text:span text:style-name="KrymUkr">) *********, [**]*********, *********; 6) ********, **** *******.</text:span></text:p>
      <text:p text:style-name="KrymPar"><text:span text:style-name="KrymRusBold">**********</text:span><text:span text:style-name="KrymUkr"> – 1) **********, *************; 2) **********, ******* ******, **** ******, ** ******** *******. </text:span><text:span text:style-name="KrymRusItalic">** </text:span><text:span text:style-name="KrymRusBold">*********</text:span><text:span text:style-name="KrymUkr"> – **********, *********** *******.</text:span></text:p>
      <text:p text:style-name="KrymPar"><text:span text:style-name="KrymRusBold">*******</text:span><text:span text:style-name="KrymUkr"> – 1) ******* (</text:span><text:span text:style-name="KrymRusAux">*. </text:span><text:span text:style-name="KrymUkr">-***), *******, ******** (</text:span><text:span text:style-name="KrymRusAux">*. </text:span><text:span text:style-name="KrymUkr">-****). [******* ****** ******. ******** ********]; 2) (</text:span><text:span text:style-name="KrymRusItalic">*****, ********** ** **** ********</text:span><text:span text:style-name="KrymUkr">) *******; 3) (</text:span><text:span text:style-name="KrymRusItalic">****** ** ******* **** ******</text:span><text:span text:style-name="KrymUkr">) ****** (</text:span><text:span text:style-name="KrymRusAux">**.</text:span><text:span text:style-name="KrymUkr">) (</text:span><text:span text:style-name="KrymRusAux">*. </text:span><text:span text:style-name="KrymUkr">-****); 4) (</text:span><text:span text:style-name="KrymRusAux">***.</text:span><text:span text:style-name="KrymUkr">) ********; 5) (</text:span><text:span text:style-name="KrymRusItalic">****** ****</text:span><text:span text:style-name="KrymUkr">) *******, *********, ********. </text:span><text:span text:style-name="KrymRusBold">**************</text:span><text:span text:style-name="KrymUkr"> – ***********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*).</text:span></text:p>
      <text:p text:style-name="KrymPar"><text:span text:style-name="KrymRusBold">*******</text:span><text:span text:style-name="KrymUkr"> – *********.</text:span></text:p>
      <text:p text:style-name="KrymPar"><text:span text:style-name="KrymRusBold">********</text:span><text:span text:style-name="KrymUkr"> – ********, **********.</text:span></text:p>
      <text:p text:style-name="KrymPar"><text:span text:style-name="KrymRusBold">*****</text:span><text:span text:style-name="KrymUkr"> – ****** (</text:span><text:span text:style-name="KrymRusAux">*. </text:span><text:span text:style-name="KrymUkr">******), ***, ****** ******; (</text:span><text:span text:style-name="KrymRusItalic">******* * ********</text:span><text:span text:style-name="KrymUkr">) ******** (</text:span><text:span text:style-name="KrymRusAux">*. </text:span><text:span text:style-name="KrymUkr">-***); (</text:span><text:span text:style-name="KrymRusAux">**.</text:span><text:span text:style-name="KrymUkr">) *******.</text:span></text:p>
      <text:p text:style-name="KrymPar"><text:span text:style-name="KrymRusBold">*****</text:span><text:span text:style-name="KrymUkr"> – *****. </text:span><text:span text:style-name="KrymRusItalic">******** * **** </text:span><text:span text:style-name="KrymRusBold">*****</text:span><text:span text:style-name="KrymUkr"> – ********** ** ***** *****. </text:span><text:span text:style-name="KrymRusItalic">******** ***** </text:span><text:span text:style-name="KrymRusBold">*****</text:span><text:span text:style-name="KrymUkr"> – ********* *****. </text:span><text:span text:style-name="KrymRusItalic">******, ******** </text:span><text:span text:style-name="KrymRusBold">*****</text:span><text:span text:style-name="KrymRusItalic"> * ****, ***</text:span><text:span text:style-name="KrymUkr"> – ************, ************ * *****. </text:span><text:span text:style-name="KrymRusItalic">********** </text:span><text:span text:style-name="KrymRusBold">*****</text:span><text:span text:style-name="KrymUkr"> – ***********. </text:span><text:span text:style-name="KrymRusItalic">********** * ***** </text:span><text:span text:style-name="KrymRusBold">*****</text:span><text:span text:style-name="KrymUkr"> – ***************, *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</text:span><text:span text:style-name="KrymUkr"> – ******, (</text:span><text:span text:style-name="KrymRusAux">**.</text:span><text:span text:style-name="KrymUkr">) *********, (</text:span><text:span text:style-name="KrymRusItalic">********* ******</text:span><text:span text:style-name="KrymUkr">) 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*, *******, 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, *****’***, ******** *****, ********, ******** *******.</text:span></text:p>
      <text:p text:style-name="KrymPar"><text:span text:style-name="KrymRusBold">********, **********</text:span><text:span text:style-name="KrymUkr"> – ********, **********, ************. </text:span><text:span text:style-name="KrymRusBold">-*** </text:span><text:span text:style-name="KrymRusItalic">****</text:span><text:span text:style-name="KrymUkr"> – ******.</text:span></text:p>
      <text:p text:style-name="KrymPar"><text:soft-page-break/><text:span text:style-name="KrymRusBold">***********</text:span><text:span text:style-name="KrymUkr"> – **********, ***********.</text:span></text:p>
      <text:p text:style-name="KrymPar"><text:span text:style-name="KrymRusBold">*************</text:span><text:span text:style-name="KrymUkr"> – ***********; ************ ********, ********** (</text:span><text:span text:style-name="KrymRusAux">*. </text:span><text:span text:style-name="KrymUkr">-***).</text:span></text:p>
      <text:p text:style-name="KrymPar"><text:span text:style-name="KrymRusBold">************</text:span><text:span text:style-name="KrymUkr"> – *********** (</text:span><text:span text:style-name="KrymRusAux">*. </text:span><text:span text:style-name="KrymUkr">-****)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</text:span><text:span text:style-name="KrymUkr"> – *************.</text:span></text:p>
      <text:p text:style-name="KrymPar"><text:span text:style-name="KrymRusBold">********, -** </text:span><text:span text:style-name="KrymRusItalic">***********</text:span><text:span text:style-name="KrymUkr"> – ******* *******. </text:span><text:span text:style-name="KrymRusBold">-** </text:span><text:span text:style-name="KrymRusItalic">******</text:span><text:span text:style-name="KrymUkr"> – *******, ******** ********, *******, *********.</text:span></text:p>
      <text:p text:style-name="KrymPar"><text:span text:style-name="KrymRusBold">********</text:span><text:span text:style-name="KrymUkr"> – ********, ********, ********* ***, ******.</text:span></text:p>
      <text:p text:style-name="KrymPar"><text:span text:style-name="KrymRusBold">***********, -***</text:span><text:span text:style-name="KrymUkr"> – ***********, *********, ******.</text:span></text:p>
      <text:p text:style-name="KrymPar"><text:span text:style-name="KrymRusBold">**********, ************</text:span><text:span text:style-name="KrymUkr"> – **********, ***********, *********, ***********. [** **-** *** **********, ****** ***** *********, * **-** *** ***********, ** * ******** *********. ********** ********* ** ************. **** * ******* ********** ** *** ********* (*****)].</text:span></text:p>
      <text:p text:style-name="KrymPar"><text:span text:style-name="KrymRusBold">************</text:span><text:span text:style-name="KrymUkr"> – ************, ***********. </text:span><text:span text:style-name="KrymRusBold">****************</text:span><text:span text:style-name="KrymUkr"> – ************, ********* (</text:span><text:span text:style-name="KrymRusAux">*. </text:span><text:span text:style-name="KrymUkr">-***)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**, *************, ********.</text:span></text:p>
      <text:p text:style-name="KrymPar"><text:span text:style-name="KrymRusBold">**********</text:span><text:span text:style-name="KrymUkr"> – *********. </text:span><text:span text:style-name="KrymRusBold">-** </text:span><text:span text:style-name="KrymRusItalic">******</text:span><text:span text:style-name="KrymUkr"> – ********. [******** ** ******, * **** ** **** *********]. </text:span><text:span text:style-name="KrymRusBold">-** </text:span><text:span text:style-name="KrymRusItalic">****</text:span><text:span text:style-name="KrymUkr"> – *******[**]*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**), *****.</text:span></text:p>
      <text:p text:style-name="KrymPar"><text:span text:style-name="KrymRusBold">******,</text:span><text:span text:style-name="KrymRusItalic"> *** </text:span><text:span text:style-name="KrymRusBold">********* </text:span><text:span text:style-name="KrymRusItalic">*****</text:span><text:span text:style-name="KrymUkr"> – *******.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******</text:span><text:span text:style-name="KrymUkr"> – ********, *******.</text:span></text:p>
      <text:p text:style-name="KrymPar"><text:span text:style-name="KrymRusBold">********</text:span><text:span text:style-name="KrymUkr"> – *******, ****** (</text:span><text:span text:style-name="KrymRusAux">*. </text:span><text:span text:style-name="KrymUkr">-**).</text:span></text:p>
      <text:p text:style-name="KrymPar"><text:span text:style-name="KrymRusBold">********, *****</text:span><text:span text:style-name="KrymUkr"> – *******, *******, ********, (</text:span><text:span text:style-name="KrymRusAux">***.</text:span><text:span text:style-name="KrymUkr">) ********, ****, *********, ********, ****** (</text:span><text:span text:style-name="KrymRusAux">*. </text:span><text:span text:style-name="KrymUkr">-***). </text:span><text:span text:style-name="KrymRusBold">**********</text:span><text:span text:style-name="KrymUkr"> (</text:span><text:span text:style-name="KrymRusItalic">*******</text:span><text:span text:style-name="KrymUkr">) – ********, **********, **********. </text:span><text:span text:style-name="KrymRusBold">*. </text:span><text:span text:style-name="KrymRusItalic">********** ** ******</text:span><text:span text:style-name="KrymUkr"> – (*)*******[*]*. </text:span><text:span text:style-name="KrymRusBold">*. </text:span><text:span text:style-name="KrymRusItalic">** *******</text:span><text:span text:style-name="KrymUkr"> – ******, (*)*****[*]**, ***** (</text:span><text:span text:style-name="KrymRusAux">***.</text:span><text:span text:style-name="KrymUkr">). </text:span><text:span text:style-name="KrymRusBold">*. </text:span><text:span text:style-name="KrymRusItalic">** ****</text:span><text:span text:style-name="KrymUkr"> – ******, *********; (</text:span><text:span text:style-name="KrymRusItalic">*******</text:span><text:span text:style-name="KrymUkr">) ********, (</text:span><text:span text:style-name="KrymRusItalic">*** ******* ****</text:span><text:span text:style-name="KrymUkr">) ******** (</text:span><text:span text:style-name="KrymRusAux">*. </text:span><text:span text:style-name="KrymUkr">-*****). </text:span><text:span text:style-name="KrymRusItalic">**** </text:span><text:span text:style-name="KrymRusBold">********</text:span><text:span text:style-name="KrymRusItalic"> ***</text:span><text:span text:style-name="KrymUkr"> – *** ****** ***.</text:span></text:p>
      <text:p text:style-name="KrymPar"><text:span text:style-name="KrymRusBold">***********</text:span><text:span text:style-name="KrymUkr"> – *********, **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**********, ***********, *********, ************, ***********, ************, *****’*****. [********** ***. ****** ******* ** *****, ********** ******** ******** (*. ******.)].</text:span></text:p>
      <text:p text:style-name="KrymPar"><text:span text:style-name="KrymRusBold">***********</text:span><text:span text:style-name="KrymUkr"> – ************, ************, ********* ** ******.</text:span></text:p>
      <text:p text:style-name="KrymPar"><text:span text:style-name="KrymRusBold">******</text:span><text:span text:style-name="KrymUkr"> – ******, ******, 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**</text:span><text:span text:style-name="KrymUkr"> – ************, ********.</text:span></text:p>
      <text:p text:style-name="KrymPar"><text:span text:style-name="KrymRusBold">********</text:span><text:span text:style-name="KrymUkr"> – ********* (</text:span><text:span text:style-name="KrymRusAux">*. *.</text:span><text:span text:style-name="KrymUkr"> -***), ********* (</text:span><text:span text:style-name="KrymRusAux">***.</text:span><text:span text:style-name="KrymUkr">), ******* (</text:span><text:span text:style-name="KrymRusAux">***.</text:span><text:span text:style-name="KrymUkr">), ******, ******** (</text:span><text:span text:style-name="KrymRusAux">***.</text:span><text:span text:style-name="KrymUkr">).</text:span></text:p>
      <text:p text:style-name="KrymPar"><text:span text:style-name="KrymRusBold">************</text:span><text:span text:style-name="KrymUkr"> – ************, ***********.</text:span></text:p>
      <text:p text:style-name="KrymPar"><text:span text:style-name="KrymRusBold">***********</text:span><text:span text:style-name="KrymUkr"> – **********, *******, ***********, *****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*</text:span><text:span text:style-name="KrymUkr"> – ******, **********, ******* ****** (</text:span><text:span text:style-name="KrymRusAux">*. </text:span><text:span text:style-name="KrymUkr">-****), ******, ******. [****** ****. *** ******** ********, ** ********* ***** ********** ********* (*. ******.). ******* ******* ************ *******, ********, ******, *********** (***.)]. </text:span><text:span text:style-name="KrymRusBold">*. </text:span><text:span text:style-name="KrymRusItalic">********</text:span><text:span text:style-name="KrymUkr"> – ******, ******. [****** ******. ****** **********]. </text:span><text:span text:style-name="KrymRusBold">*. </text:span><text:span text:style-name="KrymRusItalic">********, ***** *****</text:span><text:span text:style-name="KrymUkr"> – ****, ****** (</text:span><text:span text:style-name="KrymRusAux">*. *.</text:span><text:span text:style-name="KrymUkr">).</text:span></text:p>
      <text:p text:style-name="KrymPar"><text:span text:style-name="KrymRusBold">******, *******</text:span><text:span text:style-name="KrymUkr">, </text:span><text:span text:style-name="KrymRusAux">***.</text:span><text:span text:style-name="KrymUkr"> – 1) ****** (</text:span><text:span text:style-name="KrymRusAux">*. </text:span><text:span text:style-name="KrymUkr">-***); 2) </text:span><text:span text:style-name="KrymRusItalic">**. </text:span><text:span text:style-name="KrymRusBold">*************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****</text:span><text:span text:style-name="KrymUkr"> – *******.</text:span></text:p>
      <text:p text:style-name="KrymPar"><text:span text:style-name="KrymRusBold">*********</text:span><text:span text:style-name="KrymUkr"> – ********* (</text:span><text:span text:style-name="KrymRusAux">**.</text:span><text:span text:style-name="KrymUkr"> **********). [** ******** ** ********, ******** ** *****. *** ********** ********]. – </text:span><text:span text:style-name="KrymRusAux">** ** * ******</text:span><text:span text:style-name="KrymRusItalic"> ********, *** ***** ****. ******** *****.</text:span><text:span text:style-name="KrymUkr"> [***** *’****** ** </text:span><text:soft-page-break/><text:span text:style-name="KrymUkr">*******, ******* **********, * ******* ********* ******* ******, ********* ** ** ******* ******* ******** (*****.)].</text:span></text:p>
      <text:p text:style-name="KrymPar"><text:span text:style-name="KrymRusBold">***********</text:span><text:span text:style-name="KrymUkr"> – ***********, ***********.</text:span></text:p>
      <text:p text:style-name="KrymPar"><text:span text:style-name="KrymRusBold">*****************</text:span><text:span text:style-name="KrymUkr"> – *************, **************.</text:span></text:p>
      <text:p text:style-name="KrymPar"><text:span text:style-name="KrymRusBold">***********</text:span><text:span text:style-name="KrymUkr"> – ***********, ********** (</text:span><text:span text:style-name="KrymRusAux">*. </text:span><text:span text:style-name="KrymUkr">-**).</text:span></text:p>
      <text:p text:style-name="KrymPar"><text:span text:style-name="KrymRusBold">********, *********</text:span><text:span text:style-name="KrymUkr"> – 1) *******, ****** *******; 2) ****** * ******** *******.</text:span></text:p>
      <text:p text:style-name="KrymPar"><text:span text:style-name="KrymRusBold">*********</text:span><text:span text:style-name="KrymUkr"> – 1) ************* **********; 2) ****** 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, ******** </text:span><text:span text:style-name="KrymUkr">(</text:span><text:span text:style-name="KrymRusItalic">*********** ***** * *****</text:span><text:span text:style-name="KrymUkr">) – ****** **********; (</text:span><text:span text:style-name="KrymRusItalic">***, ** ******* ***** *****, ******</text:span><text:span text:style-name="KrymUkr">) ******, ******. [********** ******* * ******** (*****). ****** ****** ********** ** ******* * ******** ***** (*****.). ****** ****** * *******].</text:span></text:p>
      <text:p text:style-name="KrymPar"><text:span text:style-name="KrymRusBold">********</text:span><text:span text:style-name="KrymUkr"> – *********, **********, ******* (</text:span><text:span text:style-name="KrymRusAux">***.</text:span><text:span text:style-name="KrymUkr">). [*** ***** *******, ** *** ****** *********]; (</text:span><text:span text:style-name="KrymRusItalic">* *******</text:span><text:span text:style-name="KrymUkr">) ґ**ґ****, ґ**ґ****, ґ**ґ****. [***** *****-* **********, *****-* ** ***** ***** ґ**ґ****].</text:span></text:p>
      <text:p text:style-name="KrymPar"><text:span text:style-name="KrymRusBold">*******</text:span><text:span text:style-name="KrymUkr"> – ********, ********, *******, *******.</text:span></text:p>
      <text:p text:style-name="KrymPar"><text:span text:style-name="KrymRusBold">************</text:span><text:span text:style-name="KrymUkr"> – **************-*********.</text:span></text:p>
      <text:p text:style-name="KrymPar"><text:span text:style-name="KrymRusBold">*********</text:span><text:span text:style-name="KrymUkr"> – *********, *************.</text:span></text:p>
      <text:p text:style-name="KrymPar"><text:span text:style-name="KrymRusBold">************</text:span><text:span text:style-name="KrymUkr"> – *******. [******* ****, ****** ********].</text:span></text:p>
      <text:p text:style-name="KrymPar"><text:span text:style-name="KrymRusBold">*******</text:span><text:span text:style-name="KrymUkr"> – 1) </text:span><text:span text:style-name="KrymRusItalic">**. </text:span><text:span text:style-name="KrymRusBold">*********</text:span><text:span text:style-name="KrymUkr">; 2) *******, ***** (******, **[*]******, *******) ***** (*****). [* ***** * ******* *** (******.). ******* ******* ** ***** *****. ******* ***** ** ***** ******** (*****.). ** ***** ******* ***** ******? (*. *****.)]. </text:span><text:span text:style-name="KrymRusItalic">** </text:span><text:span text:style-name="KrymRusBold">*******</text:span><text:span text:style-name="KrymRusItalic"> ***** ****</text:span><text:span text:style-name="KrymUkr"> – ** ***** ***** ** ********. </text:span><text:span text:style-name="KrymRusItalic">***** </text:span><text:span text:style-name="KrymRusBold">*.</text:span><text:span text:style-name="KrymUkr"> (</text:span><text:span text:style-name="KrymRusItalic">***.</text:span><text:span text:style-name="KrymUkr">) – *******, ** ******* * *******. </text:span><text:span text:style-name="KrymRusBold">*. </text:span><text:span text:style-name="KrymRusItalic">* ****</text:span><text:span text:style-name="KrymUkr"> – ******* ***-*** (** ******), *********. [*********** ***** *****, ** *** ******* ********]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***. </text:span><text:span text:style-name="KrymRusItalic">** </text:span><text:span text:style-name="KrymRusBold">********</text:span><text:span text:style-name="KrymUkr"> – ** ******** *****.</text:span></text:p>
      <text:p text:style-name="KrymPar"><text:span text:style-name="KrymRusBold">******</text:span><text:span text:style-name="KrymUkr"> – ******. [***** *********** ****** (*****)]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), **********.</text:span></text:p>
      <text:p text:style-name="KrymPar"><text:span text:style-name="KrymRusBold">*************</text:span><text:span text:style-name="KrymUkr"> – **************, **************.</text:span></text:p>
      <text:p text:style-name="KrymPar"><text:span text:style-name="KrymRusBold">*************</text:span><text:span text:style-name="KrymUkr"> – *************, *************.</text:span></text:p>
      <text:p text:style-name="KrymPar"><text:span text:style-name="KrymRusBold">******</text:span><text:span text:style-name="KrymUkr"> – 1) ******, ***********. [** ** ***** ****** ******, ** * ***** ********? ************ ***********]; 2) (</text:span><text:span text:style-name="KrymRusItalic">**********</text:span><text:span text:style-name="KrymUkr">) ******[*], ********, ********, *****, *******. [** ******** *** *****. ***** * ***** ** *****, ******** ***** ******. ** * ******* *****]. </text:span><text:span text:style-name="KrymRusBold">******* </text:span><text:span text:style-name="KrymRusItalic">*****</text:span><text:span text:style-name="KrymUkr"> – ******** ** ***, **********; 3) (</text:span><text:span text:style-name="KrymRusItalic">********</text:span><text:span text:style-name="KrymUkr">) ********, *******, ****, *******, (</text:span><text:span text:style-name="KrymRusAux">***.</text:span><text:span text:style-name="KrymUkr">) ******. [**** ***** ** ** *********** (*. ******.). ****** ** *****, ******, ** ******, ** *** ***** ********* ** ******].</text:span></text:p>
      <text:p text:style-name="KrymPar"><text:span text:style-name="KrymRusBold">*****************, -*******</text:span><text:span text:style-name="KrymUkr"> – ****************. </text:span><text:span text:style-name="KrymRusBold">-***</text:span><text:span text:style-name="KrymUkr"> – **************. </text:span><text:span text:style-name="KrymRusBold">-********</text:span><text:span text:style-name="KrymUkr"> – *****************, ***************. </text:span><text:span text:style-name="KrymRusBold">-*******</text:span><text:span text:style-name="KrymUkr">, </text:span><text:span text:style-name="KrymRusAux">***.</text:span><text:span text:style-name="KrymUkr"> – ** ******* ********** (*********), **-******************.</text:span></text:p>
      <text:p text:style-name="KrymPar"><text:span text:style-name="KrymRusBold">*********</text:span><text:span text:style-name="KrymUkr"> – 1) *********, ************. [********* *******]; 2) ********* [*** ********* ******* * ****** *********. *** ******** ********* ***** * * *** ***]; 3) ************, **********. </text:span><text:span text:style-name="KrymRusItalic">******************* </text:span><text:span text:style-name="KrymRusBold">*********</text:span><text:span text:style-name="KrymUkr"> – *********** ************. </text:span><text:span text:style-name="KrymRusBold">********* </text:span><text:span text:style-name="KrymRusItalic">*********</text:span><text:span text:style-name="KrymUkr"> – ********** ** ***********.</text:span></text:p>
      <text:p text:style-name="KrymPar"><text:span text:style-name="KrymRusBold">********, -**,</text:span><text:span text:style-name="KrymRusItalic"> **. </text:span><text:span text:style-name="KrymRusBold">***********, -**.</text:span></text:p>
      <text:p text:style-name="KrymPar"><text:span text:style-name="KrymRusBold">*******</text:span><text:span text:style-name="KrymUkr"> – 1) *******, *******, **********, *********. [**** **-************ **** ******. *** ****** *******. **** ****** *********, *** ****** ** *******]. </text:span><text:span text:style-name="KrymRusBold">*. </text:span><text:span text:style-name="KrymRusItalic">*****</text:span><text:span text:style-name="KrymUkr"> – ** ****** *******. </text:span><text:span text:style-name="KrymRusBold">******* </text:span><text:span text:style-name="KrymRusItalic">********** ****</text:span><text:span text:style-name="KrymUkr"> – ********** *****; 2) (</text:span><text:span text:style-name="KrymRusItalic">******, **********</text:span><text:span text:style-name="KrymUkr">) *******, *************, **********. [************ ******. * ************** ********* ***** ************ (*********)]. </text:span><text:span text:style-name="KrymRusItalic">******* </text:span><text:span text:style-name="KrymRusBold">*******</text:span><text:span text:style-name="KrymRusItalic"> ****</text:span><text:span text:style-name="KrymUkr"> – ********* ********** ****. </text:span><text:span text:style-name="KrymRusBold">******* </text:span><text:span text:style-name="KrymRusItalic">*********</text:span><text:span text:style-name="KrymUkr"> – ******** * ***********; 3) (</text:span><text:span text:style-name="KrymRusItalic">************</text:span><text:span text:style-name="KrymUkr">) **********, *********. [******** ******** – *********** **********. ***** ****** </text:span><text:soft-page-break/><text:span text:style-name="KrymUkr">***** *** *********].</text:span></text:p>
      <text:p text:style-name="KrymPar"><text:span text:style-name="KrymRusBold">**********</text:span><text:span text:style-name="KrymUkr"> – **********, *****.</text:span></text:p>
      <text:p text:style-name="KrymPar"><text:span text:style-name="KrymRusBold">*********</text:span><text:span text:style-name="KrymUkr"> – *********. </text:span><text:span text:style-name="KrymRusBold">*********</text:span><text:span text:style-name="KrymUkr"> – *******, ***********, ***********, *********. </text:span><text:span text:style-name="KrymRusBold">*. </text:span><text:span text:style-name="KrymRusItalic">*******</text:span><text:span text:style-name="KrymUkr"> – ************. </text:span><text:span text:style-name="KrymRusBold">*. </text:span><text:span text:style-name="KrymRusItalic">*****</text:span><text:span text:style-name="KrymUkr"> – ************.</text:span></text:p>
      <text:p text:style-name="KrymPar"><text:span text:style-name="KrymRusBold">****************</text:span><text:span text:style-name="KrymUkr"> – *********. [***** **************, ********* **************]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*), -****, ************, ********.</text:span></text:p>
      <text:p text:style-name="KrymPar"><text:span text:style-name="KrymRusBold">***********</text:span><text:span text:style-name="KrymUkr"> – *************, ***********, **********, ***********. </text:span><text:span text:style-name="KrymRusBold">-**</text:span><text:span text:style-name="KrymUkr"> – ************, **********, *********, **-************.</text:span></text:p>
      <text:p text:style-name="KrymPar"><text:span text:style-name="KrymRusBold">************</text:span><text:span text:style-name="KrymUkr"> – **********, -*****, *********.</text:span></text:p>
      <text:p text:style-name="KrymPar"><text:span text:style-name="KrymRusBold">************, -*********</text:span><text:span text:style-name="KrymUkr"> – *************, ************, ***********, ************. </text:span><text:span text:style-name="KrymRusItalic">********* </text:span><text:span text:style-name="KrymRusBold">*.</text:span><text:span text:style-name="KrymUkr"> – *******, ******** *****, ************ (************) **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, *********, **********, ********* *****, **********, ***********, **********, ******* ******.</text:span></text:p>
      <text:p text:style-name="KrymPar"><text:span text:style-name="KrymRusBold">**************</text:span><text:span text:style-name="KrymUkr"> – ***************, *********** *** *****, ********, ***********, ********, ************. [*** *********, ******** ***********, ********** **************. ****** ********].</text:span></text:p>
      <text:p text:style-name="KrymPar"><text:span text:style-name="KrymRusBold">***************</text:span><text:span text:style-name="KrymUkr"> – ****************, ************ *** *****, **********, **********, *************.</text:span></text:p>
      <text:p text:style-name="KrymPar"><text:span text:style-name="KrymRusBold">*******************</text:span><text:span text:style-name="KrymUkr"> – ***************, *************, *************.</text:span></text:p>
      <text:p text:style-name="KrymPar"><text:span text:style-name="KrymRusBold">*******************</text:span><text:span text:style-name="KrymUkr"> – ****************, ************, **********.</text:span></text:p>
      <text:p text:style-name="KrymPar"><text:span text:style-name="KrymRusBold">***************</text:span><text:span text:style-name="KrymUkr"> – ***************, **************.</text:span></text:p>
      <text:p text:style-name="KrymPar"><text:span text:style-name="KrymRusBold">*************</text:span><text:span text:style-name="KrymUkr"> – *************, ************.</text:span></text:p>
      <text:p text:style-name="KrymPar"><text:span text:style-name="KrymRusBold">***********</text:span><text:span text:style-name="KrymUkr"> – ***********, *************, ****** *** *****.</text:span></text:p>
      <text:p text:style-name="KrymPar"><text:span text:style-name="KrymRusBold">************</text:span><text:span text:style-name="KrymUkr"> – ********** *****.</text:span></text:p>
      <text:p text:style-name="KrymPar"><text:span text:style-name="KrymRusBold">*********, ************</text:span><text:span text:style-name="KrymUkr"> – *****************, ************, ***********. </text:span><text:span text:style-name="KrymRusItalic">********* </text:span><text:span text:style-name="KrymRusBold">*. </text:span><text:span text:style-name="KrymRusItalic">****</text:span><text:span text:style-name="KrymUkr"> – ***** ***** *****. [******** *** ************. ******* ************* * *** ********* ******, * ** ***** ***** ********** *********, ** ****** ** ***** *****]. </text:span><text:span text:style-name="KrymRusItalic">** **** </text:span><text:span text:style-name="KrymRusBold">-***</text:span><text:span text:style-name="KrymUkr"> – ****-***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, *******, ****, ****-**, ****-******, ******, *****(*)**, ******[*], ******, ******* ** **. [****-****** ************ ** * *****. ******* ** ** ********** ******* (*******.)].</text:span><text:span text:style-name="KrymRusItalic"> **. </text:span><text:span text:style-name="KrymRusBold">****** 3.</text:span></text:p>
      <text:p text:style-name="KrymPar"><text:span text:style-name="KrymRusBold">************,</text:span><text:span text:style-name="KrymRusItalic"> **. </text:span><text:span text:style-name="KrymRusBold">*********.</text:span></text:p>
      <text:p text:style-name="KrymPar"><text:span text:style-name="KrymRusBold">**********</text:span><text:span text:style-name="KrymUkr"> – **********, ***************, *********; (</text:span><text:span text:style-name="KrymRusItalic">*****************, **************</text:span><text:span text:style-name="KrymUkr">) ********** (</text:span><text:span text:style-name="KrymRusAux">***.</text:span><text:span text:style-name="KrymUkr">). [********* *********** = </text:span><text:span text:style-name="KrymRusItalic">********* **********</text:span><text:span text:style-name="KrymUkr">]. </text:span><text:span text:style-name="KrymRusBold">**********</text:span><text:span text:style-name="KrymUkr"> – ***********.</text:span></text:p>
      <text:p text:style-name="KrymPar"><text:span text:style-name="KrymRusBold">****</text:span><text:span text:style-name="KrymUkr"> – ********, ******.</text:span></text:p>
      <text:p text:style-name="KrymPar"><text:span text:style-name="KrymRusBold">**********</text:span><text:span text:style-name="KrymUkr"> – ****** *********, *******.</text:span></text:p>
      <text:p text:style-name="KrymPar"><text:span text:style-name="KrymRusBold">*************</text:span><text:span text:style-name="KrymUkr"> – *************, *************.</text:span></text:p>
      <text:p text:style-name="KrymPar"><text:span text:style-name="KrymRusBold">*******</text:span><text:span text:style-name="KrymUkr"> – ********. [*’*** ********].</text:span></text:p>
      <text:p text:style-name="KrymPar"><text:span text:style-name="KrymRusBold">******** </text:span><text:span text:style-name="KrymRusItalic">*******</text:span><text:span text:style-name="KrymUkr"> – **[*]****** (</text:span><text:span text:style-name="KrymRusAux">*. *.</text:span><text:span text:style-name="KrymUkr">), **[*]******* (</text:span><text:span text:style-name="KrymRusAux">*. *.</text:span><text:span text:style-name="KrymUkr">) (</text:span><text:span text:style-name="KrymRusAux">*. </text:span><text:span text:style-name="KrymUkr">-**), *******. </text:span><text:span text:style-name="KrymRusBold">*. </text:span><text:span text:style-name="KrymRusItalic">*********</text:span><text:span text:style-name="KrymUkr"> – ********. </text:span><text:span text:style-name="KrymRusBold">*. </text:span><text:span text:style-name="KrymRusItalic">* *******</text:span><text:span text:style-name="KrymUkr"> – ******* ********. </text:span><text:span text:style-name="KrymRusBold">*. </text:span><text:span text:style-name="KrymRusItalic">* ***********</text:span><text:span text:style-name="KrymUkr"> – ********.</text:span></text:p>
      <text:p text:style-name="KrymPar"><text:span text:style-name="KrymRusBold">**********</text:span><text:span text:style-name="KrymUkr">, </text:span><text:span text:style-name="KrymRusAux">******.</text:span><text:span text:style-name="KrymUkr"> – **********, **************, (</text:span><text:span text:style-name="KrymRusAux">***.</text:span><text:span text:style-name="KrymUkr">) ************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*****, ***********</text:span><text:span text:style-name="KrymUkr">, </text:span><text:span text:style-name="KrymRusAux">******.</text:span><text:span text:style-name="KrymUkr"> – *********, *************, (</text:span><text:span text:style-name="KrymRusAux">***.</text:span><text:span text:style-name="KrymUkr">) ***********. </text:span><text:span text:style-name="KrymRusBold">-**</text:span><text:span text:style-name="KrymUkr"> – 1) *********** (</text:span><text:span text:style-name="KrymRusAux">* ******.</text:span><text:span text:style-name="KrymUkr">); 2) ********** * 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******. [**** **********]. </text:span><text:span text:style-name="KrymRusBold">*. </text:span><text:span text:style-name="KrymRusItalic">*****</text:span><text:span text:style-name="KrymUkr"> – ********, ***********. [********** ******** (***.) – * ******* **? – *********** *******, ***** 12 ********].</text:span></text:p>
      <text:p text:style-name="KrymPar"><text:span text:style-name="KrymRusBold">*******</text:span><text:span text:style-name="KrymUkr"> (</text:span><text:span text:style-name="KrymRusItalic">****** *******</text:span><text:span text:style-name="KrymUkr">) – *********, *******, *********, *********, *********** (</text:span><text:span text:style-name="KrymRusAux">***.</text:span><text:span text:style-name="KrymUkr">). </text:span><text:span text:style-name="KrymRusItalic">******* </text:span><text:span text:style-name="KrymRusBold">-**</text:span><text:span text:style-name="KrymUkr"> – ***********, ***********. [********** ******]. </text:span><text:span text:style-name="KrymRusItalic">******** </text:span><text:span text:style-name="KrymRusBold">-**</text:span><text:span text:style-name="KrymUkr"> – ***************.</text:span></text:p>
      <text:p text:style-name="KrymPar"><text:soft-page-break/><text:span text:style-name="KrymRusBold">*******</text:span><text:span text:style-name="KrymUkr"> – ****** (</text:span><text:span text:style-name="KrymRusAux">*. </text:span><text:span text:style-name="KrymUkr">******). [***** ************ ** ****** * ******* ******].</text:span></text:p>
      <text:p text:style-name="KrymPar"><text:span text:style-name="KrymRusBold">***********</text:span><text:span text:style-name="KrymUkr"> – *********, *******.</text:span></text:p>
      <text:p text:style-name="KrymPar"><text:span text:style-name="KrymRusBold">*********</text:span><text:span text:style-name="KrymUkr"> – *********, *********, *********, **********.</text:span></text:p>
      <text:p text:style-name="KrymPar"><text:span text:style-name="KrymRusBold">*******</text:span><text:span text:style-name="KrymUkr"> – 1) *******, *******. [** ****** ********* ********* (*******.)]; 2) (</text:span><text:span text:style-name="KrymRusItalic">******</text:span><text:span text:style-name="KrymUkr">) *******. [******* ** ******* ************ *********]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</text:span><text:span text:style-name="KrymUkr"> – *********. </text:span><text:span text:style-name="KrymRusBold">-***</text:span><text:span text:style-name="KrymUkr"> – **********.</text:span></text:p>
      <text:p text:style-name="KrymPar"><text:span text:style-name="KrymRusBold">********</text:span><text:span text:style-name="KrymUkr"> – 1) ********, *******, ********. [******** ********. **** ***** ******** *****. ******* ******* * ******]; 2) ******** ***, ******** ***, **********, ************ ***; 3) **************, ********-********. [***** *******, * ** ******-******]; 4) ************, ************.</text:span></text:p>
      <text:p text:style-name="KrymPar"><text:span text:style-name="KrymRusBold">**********</text:span><text:span text:style-name="KrymUkr"> – **********, **********, ***********, ********(**), **********, ****ґ***(**); (</text:span><text:span text:style-name="KrymRusItalic">**********</text:span><text:span text:style-name="KrymUkr">) **********. [**********, ** ***** * *******. ********* ***** ******. *********** **** *********, ** ** *’**** (***.-***.). ** ** *** ****ґ***** – **** ********, ***** ***** ****ґ***]. </text:span><text:span text:style-name="KrymRusItalic">******** </text:span><text:span text:style-name="KrymRusBold">*********</text:span><text:span text:style-name="KrymUkr"> – ******** *’******** (**** *******), **********, *********. </text:span><text:span text:style-name="KrymRusBold">*. </text:span><text:span text:style-name="KrymRusItalic">*** ********</text:span><text:span text:style-name="KrymUkr"> – *************. </text:span><text:span text:style-name="KrymRusBold">*. </text:span><text:span text:style-name="KrymRusItalic">* ******</text:span><text:span text:style-name="KrymUkr"> – ********(**), ******** * *******. [****** ****** ********** * ******* (*****.)]. </text:span><text:span text:style-name="KrymRusBold">********* </text:span><text:span text:style-name="KrymRusItalic">** ***</text:span><text:span text:style-name="KrymUkr"> – ** **** **********, ** ****** **********. </text:span><text:span text:style-name="KrymRusBold">********* </text:span><text:span text:style-name="KrymRusItalic">*****</text:span><text:span text:style-name="KrymUkr"> – ****** ******** (*******.).</text:span></text:p>
      <text:p text:style-name="KrymPar"><text:span text:style-name="KrymRusBold">*************,</text:span><text:span text:style-name="KrymRusItalic"> **. </text:span><text:span text:style-name="KrymRusBold">***********.</text:span></text:p>
      <text:p text:style-name="KrymPar"><text:span text:style-name="KrymRusBold">***************</text:span><text:span text:style-name="KrymUkr"> – ***************, ************, *************** (</text:span><text:span text:style-name="KrymRusAux">*. </text:span><text:span text:style-name="KrymUkr">-****).</text:span></text:p>
      <text:p text:style-name="KrymPar"><text:span text:style-name="KrymRusBold">*************</text:span><text:span text:style-name="KrymUkr"> – *************, **********, *************. </text:span><text:span text:style-name="KrymRusBold">-*** </text:span><text:span text:style-name="KrymRusItalic">*****</text:span><text:span text:style-name="KrymUkr"> – ********* ******. </text:span><text:span text:style-name="KrymRusBold">-**</text:span><text:span text:style-name="KrymUkr"> – ************, ********, ***-*****, ************, *********. [********* * **** ****** ******** * **** – ******** (****.)].</text:span></text:p>
      <text:p text:style-name="KrymPar"><text:span text:style-name="KrymRusBold">********</text:span><text:span text:style-name="KrymUkr"> – (************) ******** (</text:span><text:span text:style-name="KrymRusAux">*. </text:span><text:span text:style-name="KrymUkr">-***)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</text:span><text:span text:style-name="KrymUkr">, </text:span><text:span text:style-name="KrymRusAux">****.</text:span><text:span text:style-name="KrymUkr"> – *************, ***********, *************, ************** (</text:span><text:span text:style-name="KrymRusAux">*. </text:span><text:span text:style-name="KrymUkr">-***).</text:span></text:p>
      <text:p text:style-name="KrymPar"><text:span text:style-name="KrymRusBold">********</text:span><text:span text:style-name="KrymUkr"> – ********. [* ******, *******, ********. ******* *********].</text:span></text:p>
      <text:p text:style-name="KrymPar"><text:span text:style-name="KrymRusBold">*******</text:span><text:span text:style-name="KrymUkr"> – ******** (</text:span><text:span text:style-name="KrymRusAux">*. </text:span><text:span text:style-name="KrymUkr">-***)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**</text:span><text:span text:style-name="KrymUkr"> – **********, ************, *’******** (</text:span><text:span text:style-name="KrymRusAux">*. </text:span><text:span text:style-name="KrymUkr">-*****).</text:span></text:p>
      <text:p text:style-name="KrymPar"><text:span text:style-name="KrymRusBold">**********</text:span><text:span text:style-name="KrymUkr"> – ********, **********, *’******, ****************. </text:span><text:span text:style-name="KrymRusBold">*. </text:span><text:span text:style-name="KrymRusItalic">*******</text:span><text:span text:style-name="KrymUkr"> (</text:span><text:span text:style-name="KrymRusAux">****.</text:span><text:span text:style-name="KrymUkr">) – ********, ****ґ*. [****ґ*, * ** ********!].</text:span></text:p>
      <text:p text:style-name="KrymPar"><text:span text:style-name="KrymRusBold">*********, -**</text:span><text:span text:style-name="KrymUkr"> – *********, -**.</text:span></text:p>
      <text:p text:style-name="KrymPar"><text:span text:style-name="KrymRusBold">**********</text:span><text:span text:style-name="KrymUkr"> – ********** (****.), ***. </text:span><text:span text:style-name="KrymRusBold">-******</text:span><text:span text:style-name="KrymUkr"> – ************ (</text:span><text:span text:style-name="KrymRusAux">*. </text:span><text:span text:style-name="KrymUkr">-**), ***********.</text:span></text:p>
      <text:p text:style-name="KrymPar"><text:span text:style-name="KrymRusBold">*******</text:span><text:span text:style-name="KrymUkr"> – ***** (</text:span><text:span text:style-name="KrymRusAux">*. </text:span><text:span text:style-name="KrymUkr">-**). [* ********* ***** ********, ***** ** *******].</text:span></text:p>
      <text:p text:style-name="KrymPar"><text:span text:style-name="KrymRusBold">**********</text:span><text:span text:style-name="KrymUkr"> – *******, *******, *********, ***********, *********, ********** (</text:span><text:span text:style-name="KrymRusAux">***.</text:span><text:span text:style-name="KrymUkr">), (</text:span><text:span text:style-name="KrymRusAux">****.</text:span><text:span text:style-name="KrymUkr">) ******ґ*********, -****, ********** (****.), ***********, **********, ***********; (</text:span><text:span text:style-name="KrymRusItalic">************</text:span><text:span text:style-name="KrymUkr">) ********. [*** ********** * ******** *’****** ******** ******* (*****.). * ******** ********** **** * ********** ** *******, ********** ****** ******* (******)].</text:span></text:p>
      <text:p text:style-name="KrymPar"><text:span text:style-name="KrymRusBold">***************</text:span><text:span text:style-name="KrymUkr"> – *************, *************, *************, **************.</text:span></text:p>
      <text:p text:style-name="KrymPar"><text:span text:style-name="KrymRusBold">************</text:span><text:span text:style-name="KrymUkr"> – ***********, ***********-******, ******-******, ***********, **********; (</text:span><text:span text:style-name="KrymRusAux">****.</text:span><text:span text:style-name="KrymUkr">) ******ґ*********, *************, ************, *************. [*** ******ґ********* *********, ** ******* *** ************ (****.)].</text:span></text:p>
      <text:p text:style-name="KrymPar"><text:span text:style-name="KrymRusBold">*************</text:span><text:span text:style-name="KrymUkr"> – **************, ************.</text:span></text:p>
      <text:p text:style-name="KrymPar"><text:span text:style-name="KrymRusBold">*******</text:span><text:span text:style-name="KrymUkr"> – 1) (</text:span><text:span text:style-name="KrymRusItalic">***. ******</text:span><text:span text:style-name="KrymUkr">) *******; 2) (</text:span><text:span text:style-name="KrymRusItalic">* ********</text:span><text:span text:style-name="KrymUkr">) *******, ******* (</text:span><text:span text:style-name="KrymRusAux">*. </text:span><text:span text:style-name="KrymUkr">-****), ********, *********.</text:span><text:span text:style-name="KrymRusItalic"> **. </text:span><text:span text:style-name="KrymRusBold">**********.</text:span></text:p>
      <text:p text:style-name="KrymPar"><text:span text:style-name="KrymRusBold">*********, *********</text:span><text:span text:style-name="KrymUkr"> – ******-****ґ*, **********.</text:span><text:span text:style-name="KrymRusItalic"> **. </text:span><text:span text:style-name="KrymRusBold">**********.</text:span></text:p>
      <text:p text:style-name="KrymPar"><text:soft-page-break/><text:span text:style-name="KrymRusBold">*********</text:span><text:span text:style-name="KrymUkr"> – 1) (</text:span><text:span text:style-name="KrymRusItalic">******. * ********</text:span><text:span text:style-name="KrymUkr">) *********, ********* (</text:span><text:span text:style-name="KrymRusAux">*. </text:span><text:span text:style-name="KrymUkr">-****), ******* (</text:span><text:span text:style-name="KrymRusAux">*. </text:span><text:span text:style-name="KrymUkr">-****); 2) ********** (</text:span><text:span text:style-name="KrymRusItalic">*******</text:span><text:span text:style-name="KrymUkr">); 3) (</text:span><text:span text:style-name="KrymRusItalic">*****</text:span><text:span text:style-name="KrymUkr">) *********, *********, *******; 1) </text:span><text:span text:style-name="KrymRusItalic">**. </text:span><text:span text:style-name="KrymRusBold">**********.</text:span></text:p>
      <text:p text:style-name="KrymPar"><text:span text:style-name="KrymRusBold">*********</text:span><text:span text:style-name="KrymRusItalic"> * </text:span><text:span text:style-name="KrymRusBold">***********</text:span><text:span text:style-name="KrymUkr"> – ********, **********. [******** ******].</text:span></text:p>
      <text:p text:style-name="KrymPar"><text:span text:style-name="KrymRusBold">********</text:span><text:span text:style-name="KrymUkr"> – **************.</text:span></text:p>
      <text:p text:style-name="KrymPar"><text:span text:style-name="KrymRusBold">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</text:span><text:span text:style-name="KrymUkr"> – 1) </text:span><text:span text:style-name="KrymRusItalic">**. </text:span><text:span text:style-name="KrymRusBold">******** 1</text:span><text:span text:style-name="KrymUkr">; 2) (</text:span><text:span text:style-name="KrymRusBold">*. </text:span><text:span text:style-name="KrymRusItalic">****</text:span><text:span text:style-name="KrymUkr">) *****. [****** ** *****]; 3) (</text:span><text:span text:style-name="KrymRusBold">*. </text:span><text:span text:style-name="KrymRusItalic">*******</text:span><text:span text:style-name="KrymUkr">) – *****, (</text:span><text:span text:style-name="KrymRusAux">****</text:span><text:span text:style-name="KrymUkr">) ******, ********; 4) (</text:span><text:span text:style-name="KrymRusItalic">******, ****</text:span><text:span text:style-name="KrymUkr">) ****; 5) </text:span><text:span text:style-name="KrymRusItalic">*****</text:span><text:span text:style-name="KrymUkr"> (</text:span><text:span text:style-name="KrymRusItalic">*****</text:span><text:span text:style-name="KrymUkr">) </text:span><text:span text:style-name="KrymRusBold">****</text:span><text:span text:style-name="KrymUkr">, </text:span><text:span text:style-name="KrymRusItalic">**********</text:span><text:span text:style-name="KrymUkr"> (</text:span><text:span text:style-name="KrymRusItalic">-****</text:span><text:span text:style-name="KrymUkr">) </text:span><text:span text:style-name="KrymRusBold">****</text:span><text:span text:style-name="KrymUkr"> – ***********, **********, *************, *********** *****, ******, ****** *****, *********, ********* *** ***, ********* *****. [**** ******* ********* ****** ******* * *******]. </text:span><text:span text:style-name="KrymRusItalic">******* </text:span><text:span text:style-name="KrymRusBold">****</text:span><text:span text:style-name="KrymUkr"> (</text:span><text:span text:style-name="KrymRusItalic">************</text:span><text:span text:style-name="KrymUkr">) – *************, ***********. </text:span><text:span text:style-name="KrymRusItalic">***** </text:span><text:span text:style-name="KrymRusBold">*.</text:span><text:span text:style-name="KrymRusItalic"> * ****</text:span><text:span text:style-name="KrymUkr"> – *********. [***** ********]. </text:span><text:span text:style-name="KrymRusItalic">****** </text:span><text:span text:style-name="KrymRusBold">*.</text:span><text:span text:style-name="KrymRusItalic"> ****</text:span><text:span text:style-name="KrymUkr"> – ********** ***** *****.</text:span></text:p>
      <text:p text:style-name="KrymPar"><text:span text:style-name="KrymRusBold">****** </text:span><text:span text:style-name="KrymUkr">(</text:span><text:span text:style-name="KrymRusItalic">*****</text:span><text:span text:style-name="KrymUkr">) – *******.</text:span></text:p>
      <text:p text:style-name="KrymPar"><text:span text:style-name="KrymRusBold">********</text:span><text:span text:style-name="KrymUkr"> – *********, ********, *******. [********* ******* * **********. ******* * ****** ****** ********* * *********. ******* *******. ******* *****. *********, **** *****, * ******* *********]; (</text:span><text:span text:style-name="KrymRusItalic">** ******, **** *****</text:span><text:span text:style-name="KrymUkr">) **********. [***** – ********* ******* ***** (**. ***.), ********** *** ******]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</text:span><text:span text:style-name="KrymUkr"> – ****, ******** (</text:span><text:span text:style-name="KrymRusItalic">*****</text:span><text:span text:style-name="KrymUkr">).</text:span></text:p>
      <text:p text:style-name="KrymPar"><text:span text:style-name="KrymRusBold">**********</text:span><text:span text:style-name="KrymUkr"> – *********’*, (*********) 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,</text:span><text:span text:style-name="KrymRusItalic"> **. </text:span><text:span text:style-name="KrymRusBold">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*</text:span><text:span text:style-name="KrymUkr"> – *************, ************, (</text:span><text:span text:style-name="KrymRusItalic">**********</text:span><text:span text:style-name="KrymUkr">) *********** (</text:span><text:span text:style-name="KrymRusAux">*. </text:span><text:span text:style-name="KrymUkr">-*****).</text:span></text:p>
      <text:p text:style-name="KrymPar"><text:span text:style-name="KrymRusBold">**********</text:span><text:span text:style-name="KrymUkr"> – *********, **********, *********, **********. [******** (*********) ******. ******** ******. ********* ****** (*****)]. </text:span><text:span text:style-name="KrymRusBold">-** </text:span><text:span text:style-name="KrymRusItalic">******</text:span><text:span text:style-name="KrymUkr">, </text:span><text:span text:style-name="KrymRusBold">-** </text:span><text:span text:style-name="KrymRusItalic">************</text:span><text:span text:style-name="KrymUkr"> (</text:span><text:span text:style-name="KrymRusItalic">**********</text:span><text:span text:style-name="KrymUkr">) – ****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***</text:span><text:span text:style-name="KrymUkr"> – ************ ***, ********** ***, ************* *** ***, ********** ***, ґ********* ***. [** * ***** *** ******* **** * ****** ******* *********. *** *****! ** ґ****** *******, ** **** ********].</text:span></text:p>
      <text:p text:style-name="KrymPar"><text:span text:style-name="KrymRusBold">***********</text:span><text:span text:style-name="KrymUkr">, </text:span><text:span text:style-name="KrymRusAux">****.</text:span><text:span text:style-name="KrymUkr"> – ******.</text:span></text:p>
      <text:p text:style-name="KrymPar"><text:span text:style-name="KrymRusBold">*********</text:span><text:span text:style-name="KrymUkr"> – 1) (</text:span><text:span text:style-name="KrymRusItalic">*****</text:span><text:span text:style-name="KrymUkr">) ******** (*********) ******, *********; 2) *********. [** *** ****** *********, * ********* ********]; 3) </text:span><text:span text:style-name="KrymRusAux">***.</text:span><text:span text:style-name="KrymUkr"> **********, (</text:span><text:span text:style-name="KrymRusAux">*. </text:span><text:span text:style-name="KrymUkr">-*****), ********** (</text:span><text:span text:style-name="KrymRusAux">*. </text:span><text:span text:style-name="KrymUkr">-***), ********, *********.</text:span></text:p>
      <text:p text:style-name="KrymPar"><text:span text:style-name="KrymRusBold">*********</text:span><text:span text:style-name="KrymUkr"> – **********. [********* * ******, ******* ***** ********* * ***** ******** ****** ** ****** ********* (*****)].</text:span></text:p>
      <text:p text:style-name="KrymPar"><text:span text:style-name="KrymRusBold">*********</text:span><text:span text:style-name="KrymUkr"> (</text:span><text:span text:style-name="KrymRusItalic">****, *****</text:span><text:span text:style-name="KrymUkr">) – ******** (******), **********, ****, ***********, *******’*. [*** * ***** ******* ** ** ********, ******* ****** * *******]. </text:span><text:span text:style-name="KrymRusItalic">************* **** </text:span><text:span text:style-name="KrymRusBold">-*** </text:span><text:span text:style-name="KrymRusItalic">****</text:span><text:span text:style-name="KrymUkr"> – **************. [******* ******* ******* ****** ************** * ********** * * *************** ************* (*****)].</text:span></text:p>
      <text:p text:style-name="KrymPar"><text:span text:style-name="KrymRusBold">**********, -**</text:span><text:span text:style-name="KrymUkr"> – **********, -**, ********, -*** (*. ****.).</text:span></text:p>
      <text:p text:style-name="KrymPar"><text:span text:style-name="KrymRusBold">*****************</text:span><text:span text:style-name="KrymUkr"> – **************.</text:span></text:p>
      <text:p text:style-name="KrymPar"><text:span text:style-name="KrymRusBold">****************</text:span><text:span text:style-name="KrymUkr"> – ***********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 *******, * ******* (********), * *******, ******. [********* ******** ****** ****** * *******. **** *-******, * ******* * *******. ******* ****** *****, ******, *** ** *******].</text:span></text:p>
      <text:p text:style-name="KrymPar"><text:span text:style-name="KrymRusBold">*******</text:span><text:span text:style-name="KrymUkr"> – ******, (</text:span><text:span text:style-name="KrymRusAux">* ******</text:span><text:span text:style-name="KrymUkr">) ********. [* ******** ** ********** ** ***** ******** (****.)]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</text:span><text:span text:style-name="KrymUkr"> – 1) ****, *******, *********, *******’**. [******* ** ****** ******. ******* ****** </text:span><text:soft-page-break/><text:span text:style-name="KrymUkr">******** *-** ***** ***** *******’* (*****.)]. </text:span><text:span text:style-name="KrymRusBold">*. </text:span><text:span text:style-name="KrymRusItalic">****</text:span><text:span text:style-name="KrymUkr"> – *******, *********, *****, *********, ********; (</text:span><text:span text:style-name="KrymRusAux">***.</text:span><text:span text:style-name="KrymUkr">) *********’*. </text:span><text:span text:style-name="KrymRusItalic">****** </text:span><text:span text:style-name="KrymRusBold">*.</text:span><text:span text:style-name="KrymUkr"> – ****, ******. </text:span><text:span text:style-name="KrymRusItalic">****** </text:span><text:span text:style-name="KrymRusBold">*.</text:span><text:span text:style-name="KrymUkr"> – ******** (</text:span><text:span text:style-name="KrymRusAux">***.</text:span><text:span text:style-name="KrymUkr">). </text:span><text:span text:style-name="KrymRusBold">*. </text:span><text:span text:style-name="KrymRusItalic">********</text:span><text:span text:style-name="KrymUkr"> – ***, ****** (</text:span><text:span text:style-name="KrymRusAux">*. </text:span><text:span text:style-name="KrymUkr">-****) ***, ****** (</text:span><text:span text:style-name="KrymRusAux">*. </text:span><text:span text:style-name="KrymUkr">-****), ********* (</text:span><text:span text:style-name="KrymRusAux">*. </text:span><text:span text:style-name="KrymUkr">-***), *********, ****** (</text:span><text:span text:style-name="KrymRusAux">*. </text:span><text:span text:style-name="KrymUkr">-***). </text:span><text:span text:style-name="KrymRusBold">*. </text:span><text:span text:style-name="KrymRusItalic">******</text:span><text:span text:style-name="KrymUkr"> (</text:span><text:span text:style-name="KrymRusAux">***.</text:span><text:span text:style-name="KrymUkr">) – ***********. [* * ** *** *****-*’**** ***** *********. ******* ****** * ******. ** *******, ** *********, *** ******* ****** *******. ******** ***********].</text:span><text:span text:style-name="KrymRusItalic"> **. </text:span><text:span text:style-name="KrymRusBold">********</text:span><text:span text:style-name="KrymUkr">; 2) </text:span><text:span text:style-name="KrymRusAux">****.</text:span><text:span text:style-name="KrymUkr">, </text:span><text:span text:style-name="KrymRusBold">*. </text:span><text:span text:style-name="KrymRusItalic">*******</text:span><text:span text:style-name="KrymUkr"> – 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</text:span><text:span text:style-name="KrymUkr"> – ******, *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*********, *************, ************.</text:span></text:p>
      <text:p text:style-name="KrymPar"><text:span text:style-name="KrymRusBold">******** </text:span><text:span text:style-name="KrymRusItalic">****</text:span><text:span text:style-name="KrymUkr"> – ****, ********, **********, ******* (</text:span><text:span text:style-name="KrymRusAux">***.</text:span><text:span text:style-name="KrymUkr">), (</text:span><text:span text:style-name="KrymRusAux">***.</text:span><text:span text:style-name="KrymUkr">) ********’*. </text:span><text:span text:style-name="KrymRusBold">*. </text:span><text:span text:style-name="KrymRusItalic">**********</text:span><text:span text:style-name="KrymUkr"> – ********* (*****.). </text:span><text:span text:style-name="KrymRusBold">*. </text:span><text:span text:style-name="KrymRusItalic">******</text:span><text:span text:style-name="KrymUkr"> – ****, ********, **********, (</text:span><text:span text:style-name="KrymRusAux">***.</text:span><text:span text:style-name="KrymUkr">) ***********, *******’*, *********, (</text:span><text:span text:style-name="KrymRusItalic">*****</text:span><text:span text:style-name="KrymUkr">) ******. [******* * *** ********* ******** (****.). ********* ******* ******, ****** ******* ****** ***** (*****.)].</text:span><text:span text:style-name="KrymRusItalic"> **. </text:span><text:span text:style-name="KrymRusBold">********* 1.</text:span></text:p>
      <text:p text:style-name="KrymPar"><text:span text:style-name="KrymRusBold">**********, -****</text:span><text:span text:style-name="KrymUkr"> – **********, ************.</text:span></text:p>
      <text:p text:style-name="KrymPar"><text:span text:style-name="KrymRusBold">*******, -**</text:span><text:span text:style-name="KrymUkr"> – (**)********, -**, ********, -**, ************, -**. [******* ******* ** ********** ****** ******** (****.). *********** ****].</text:span></text:p>
      <text:p text:style-name="KrymPar"><text:span text:style-name="KrymRusBold">*******</text:span><text:span text:style-name="KrymUkr"> (</text:span><text:span text:style-name="KrymRusItalic">* *** ***** **** *****</text:span><text:span text:style-name="KrymUkr">) – ******* (</text:span><text:span text:style-name="KrymRusAux">*. </text:span><text:span text:style-name="KrymUkr">-****). </text:span><text:span text:style-name="KrymRusBold">******* </text:span><text:span text:style-name="KrymRusItalic">*******</text:span><text:span text:style-name="KrymUkr"> – ** ******* (********) *********.</text:span></text:p>
      <text:p text:style-name="KrymPar"><text:span text:style-name="KrymRusBold">**********</text:span><text:span text:style-name="KrymUkr"> – **********. [********* ******</text:span><text:span text:style-name="KrymRusItalic"> *** </text:span><text:span text:style-name="KrymUkr">**********]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</text:span><text:span text:style-name="KrymUkr">; 2) ******** (* ********** *********).</text:span></text:p>
      <text:p text:style-name="KrymPar"><text:span text:style-name="KrymRusBold">********,</text:span><text:span text:style-name="KrymRusItalic"> **. </text:span><text:span text:style-name="KrymRusBold">************.</text:span></text:p>
      <text:p text:style-name="KrymPar"><text:span text:style-name="KrymRusBold">***</text:span><text:span text:style-name="KrymUkr"> – 1) *****. </text:span><text:span text:style-name="KrymRusBold">******</text:span><text:span text:style-name="KrymUkr">, </text:span><text:span text:style-name="KrymRusItalic">** </text:span><text:span text:style-name="KrymRusBold">***</text:span><text:span text:style-name="KrymUkr"> – ** *****, ******, ******. </text:span><text:span text:style-name="KrymRusItalic">*********, *********, ********* </text:span><text:span text:style-name="KrymRusBold">*****</text:span><text:span text:style-name="KrymUkr">, </text:span><text:span text:style-name="KrymRusItalic">** </text:span><text:span text:style-name="KrymRusBold">***</text:span><text:span text:style-name="KrymUkr"> – ****** *******, *****, ********** ** *****. </text:span><text:span text:style-name="KrymRusItalic">*********** ** </text:span><text:span text:style-name="KrymRusBold">***</text:span><text:span text:style-name="KrymUkr"> – ********. [*** * ** ******* ******** **** *****!]. </text:span><text:span text:style-name="KrymRusBold">******</text:span><text:span text:style-name="KrymUkr"> (</text:span><text:span text:style-name="KrymRusAux">* ****** *********. *******</text:span><text:span text:style-name="KrymUkr">) – *********. [****** * ***** *********]; 2) (</text:span><text:span text:style-name="KrymRusItalic">***, ********</text:span><text:span text:style-name="KrymUkr">) *****, *******. </text:span><text:span text:style-name="KrymRusItalic">***** </text:span><text:span text:style-name="KrymRusBold">***</text:span><text:span text:style-name="KrymUkr"> (</text:span><text:span text:style-name="KrymRusAux">* ****** * ********** ********</text:span><text:span text:style-name="KrymUkr">) – ***** *****, *******, ***********, *********. [** *** ***** ** **** ******* *****. ** ***** ******* ** ******. ******** ** – ********* ********* (*****)]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</text:span><text:span text:style-name="KrymUkr"> – ***********.</text:span></text:p>
      <text:p text:style-name="KrymPar"><text:span text:style-name="KrymRusBold">**************</text:span><text:span text:style-name="KrymUkr"> – **************, ****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</text:span><text:span text:style-name="KrymUkr"> – *******, (</text:span><text:span text:style-name="KrymRusAux">**.</text:span><text:span text:style-name="KrymUkr">) ***********, (</text:span><text:span text:style-name="KrymRusItalic">* ***********</text:span><text:span text:style-name="KrymUkr">) *******. [***** ****** **********, ******* *** ******** (****.)].</text:span></text:p>
      <text:p text:style-name="KrymPar"><text:span text:style-name="KrymRusBold">**************</text:span><text:span text:style-name="KrymUkr"> – ******** 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1) ********. [******* *********. ******** ********]; 2) ************, *’*********; 3) (</text:span><text:span text:style-name="KrymRusItalic">********</text:span><text:span text:style-name="KrymUkr">) *’******. [*’***** *****]. </text:span><text:span text:style-name="KrymRusBold">******** </text:span><text:span text:style-name="KrymRusItalic">******</text:span><text:span text:style-name="KrymUkr">, </text:span><text:span text:style-name="KrymRusAux">***.</text:span><text:span text:style-name="KrymUkr"> – *******.</text:span></text:p>
      <text:p text:style-name="KrymPar"><text:span text:style-name="KrymRusBold">********</text:span><text:span text:style-name="KrymUkr"> (</text:span><text:span text:style-name="KrymRusItalic">******* **********</text:span><text:span text:style-name="KrymUkr">) – ********** (</text:span><text:span text:style-name="KrymRusAux">*. </text:span><text:span text:style-name="KrymUkr">-*****), (</text:span><text:span text:style-name="KrymRusItalic">********** </text:span><text:span text:style-name="KrymRusBold">*-***</text:span><text:span text:style-name="KrymUkr">) *********. [********* *** ****** ** ******, ******** ** ********** (*. ****.). ******, ****, ******, *********].</text:span></text:p>
      <text:p text:style-name="KrymPar"><text:span text:style-name="KrymRusBold">**********</text:span><text:span text:style-name="KrymUkr"> – 1) *********, ******** (</text:span><text:span text:style-name="KrymRusAux">*. </text:span><text:span text:style-name="KrymUkr">-****); 2) 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, *******, *********, *******.</text:span></text:p>
      <text:p text:style-name="KrymPar"><text:soft-page-break/><text:span text:style-name="KrymRusBold">**********</text:span><text:span text:style-name="KrymUkr"> – *************, ********** (***).</text:span></text:p>
      <text:p text:style-name="KrymPar"><text:span text:style-name="KrymRusBold">*********</text:span><text:span text:style-name="KrymUkr"> – **********, (</text:span><text:span text:style-name="KrymRusItalic">****** ********</text:span><text:span text:style-name="KrymUkr">) ************. </text:span><text:span text:style-name="KrymRusBold">********* </text:span><text:span text:style-name="KrymRusItalic">*****</text:span><text:span text:style-name="KrymUkr"> – **********.</text:span></text:p>
      <text:p text:style-name="KrymPar"><text:span text:style-name="KrymRusBold">*******</text:span><text:span text:style-name="KrymUkr"> – 1) (</text:span><text:span text:style-name="KrymRusItalic">********** ***-*.</text:span><text:span text:style-name="KrymUkr">) *******, (</text:span><text:span text:style-name="KrymRusAux">***.</text:span><text:span text:style-name="KrymUkr">) ********; 2) (</text:span><text:span text:style-name="KrymRusItalic">******, ***** ***</text:span><text:span text:style-name="KrymUkr">) *******, ***********, (</text:span><text:span text:style-name="KrymRusAux">***.</text:span><text:span text:style-name="KrymUkr">) *********. [******* ** ********* * *****]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, ********</text:span><text:span text:style-name="KrymUkr"> (</text:span><text:span text:style-name="KrymRusItalic">**********</text:span><text:span text:style-name="KrymUkr">) – ******, ******.</text:span></text:p>
      <text:p text:style-name="KrymPar"><text:span text:style-name="KrymRusBold">*******</text:span><text:span text:style-name="KrymUkr"> – **********, </text:span><text:span text:style-name="KrymRusAux">* ******</text:span><text:span text:style-name="KrymUkr"> – 1) *******, *********. [********* – ********]; 2) *******, *********. [******** *******].</text:span></text:p>
      <text:p text:style-name="KrymPar"><text:span text:style-name="KrymRusBold">*********</text:span><text:span text:style-name="KrymUkr"> – ************, </text:span><text:span text:style-name="KrymRusAux">* ******</text:span><text:span text:style-name="KrymUkr"> – 1) *********; 2) *********, *********** (</text:span><text:span text:style-name="KrymRusAux">*. </text:span><text:span text:style-name="KrymUkr">-*****).</text:span></text:p>
      <text:p text:style-name="KrymPar"><text:span text:style-name="KrymRusBold">******</text:span><text:span text:style-name="KrymUkr"> – ******, *******, (</text:span><text:span text:style-name="KrymRusItalic">** ******* ******* *****</text:span><text:span text:style-name="KrymUkr">) ********. </text:span><text:span text:style-name="KrymRusItalic">******* </text:span><text:span text:style-name="KrymRusBold">******</text:span><text:span text:style-name="KrymUkr"> – *******, ********, *******, ******, (</text:span><text:span text:style-name="KrymRusItalic">** ***** *** *****</text:span><text:span text:style-name="KrymUkr">) *******. </text:span><text:span text:style-name="KrymRusItalic">****** ** </text:span><text:span text:style-name="KrymRusBold">*******</text:span><text:span text:style-name="KrymUkr"> – ******* ** 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. </text:span><text:span text:style-name="KrymRusItalic">****** </text:span><text:span text:style-name="KrymRusBold">******</text:span><text:span text:style-name="KrymUkr"> – *********, ********** (</text:span><text:span text:style-name="KrymRusAux">*. </text:span><text:span text:style-name="KrymUkr">-***). </text:span><text:span text:style-name="KrymRusBold">*******</text:span><text:span text:style-name="KrymUkr"> – ** ******, ** ******, ** ******. [**********, ** ** ****** *********]. </text:span><text:span text:style-name="KrymRusItalic">****** </text:span><text:span text:style-name="KrymRusBold">*******</text:span><text:span text:style-name="KrymUkr"> – ** *********. </text:span><text:span text:style-name="KrymRusItalic">******* </text:span><text:span text:style-name="KrymRusBold">*******</text:span><text:span text:style-name="KrymUkr"> – ******** ******, * ****** ******. </text:span><text:span text:style-name="KrymRusItalic">****, ******* </text:span><text:span text:style-name="KrymRusBold">*******</text:span><text:span text:style-name="KrymUkr"> – *****, ******** ******. </text:span><text:span text:style-name="KrymRusItalic">********* </text:span><text:span text:style-name="KrymRusBold">******</text:span><text:span text:style-name="KrymUkr"> – ********** ****.</text:span></text:p>
      <text:p text:style-name="KrymPar"><text:span text:style-name="KrymRusBold">***********</text:span><text:span text:style-name="KrymUkr"> – **************, *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</text:span><text:span text:style-name="KrymUkr"> – ********. [***** *******].</text:span></text:p>
      <text:p text:style-name="KrymPar"><text:span text:style-name="KrymRusBold">*********</text:span><text:span text:style-name="KrymUkr"> – *********, (</text:span><text:span text:style-name="KrymRusAux">***.</text:span><text:span text:style-name="KrymUkr">) **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*. </text:span><text:span text:style-name="KrymRusBold">********</text:span><text:span text:style-name="KrymUkr"> (</text:span><text:span text:style-name="KrymRusItalic">*******, ****</text:span><text:span text:style-name="KrymUkr">) – *******.</text:span></text:p>
      <text:p text:style-name="KrymPar"><text:span text:style-name="KrymRusBold">*********</text:span><text:span text:style-name="KrymUkr"> – ****** (</text:span><text:span text:style-name="KrymRusAux">*. </text:span><text:span text:style-name="KrymUkr">-***), *********, *******, 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</text:span><text:span text:style-name="KrymUkr"> – ******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 </text:span><text:span text:style-name="KrymRusItalic">*** </text:span><text:span text:style-name="KrymRusBold">*****</text:span><text:span text:style-name="KrymUkr"> – 1) *******, **********. [************ ** ****** *******. ***** *** **********? ********** ******** ** ****]; 2) (</text:span><text:span text:style-name="KrymRusItalic">********** ******** *****, ******* * *. *.</text:span><text:span text:style-name="KrymUkr">) **********, *********, **********, ********* (</text:span><text:span text:style-name="KrymRusAux">***.</text:span><text:span text:style-name="KrymUkr">). [** ********* ************, ** ******* *** ****** (*****.)]; 3) (</text:span><text:span text:style-name="KrymRusItalic">************, ************</text:span><text:span text:style-name="KrymUkr">) ******, **********, **********, *********. [******* ***** ** ****. ***** ********** ** *********. ***** *** **** *******?]; 4) </text:span><text:span text:style-name="KrymRusBold">****** </text:span><text:span text:style-name="KrymRusItalic">****, ******</text:span><text:span text:style-name="KrymUkr"> – ********** (***********) *****, ******* (*******), *******. [****** ***** ********]. </text:span><text:span text:style-name="KrymRusBold">*. </text:span><text:span text:style-name="KrymRusItalic">*******, ***** * ***</text:span><text:span text:style-name="KrymUkr"> – *********** * ***. </text:span><text:span text:style-name="KrymRusItalic">***** </text:span><text:span text:style-name="KrymRusBold">******</text:span><text:span text:style-name="KrymRusItalic"> *******, ****</text:span><text:span text:style-name="KrymUkr"> – ******* ********** *******, *******. </text:span><text:span text:style-name="KrymRusBold">****** </text:span><text:span text:style-name="KrymRusItalic">******</text:span><text:span text:style-name="KrymUkr">, </text:span><text:span text:style-name="KrymRusBold">****** </text:span><text:span text:style-name="KrymRusItalic">*****</text:span><text:span text:style-name="KrymUkr"> – ******* (**********) *********, ******. </text:span><text:span text:style-name="KrymRusBold">****** </text:span><text:span text:style-name="KrymRusItalic">*******</text:span><text:span text:style-name="KrymUkr"> – ****** ******. </text:span><text:span text:style-name="KrymRusBold">****** </text:span><text:span text:style-name="KrymRusItalic">********</text:span><text:span text:style-name="KrymUkr">, </text:span><text:span text:style-name="KrymRusBold">-***</text:span><text:span text:style-name="KrymRusItalic"> ****, </text:span><text:span text:style-name="KrymRusBold">-***</text:span><text:span text:style-name="KrymRusItalic"> *******</text:span><text:span text:style-name="KrymUkr"> – ********** (******) ********, *****, *****, ***********. </text:span><text:span text:style-name="KrymRusBold">****** </text:span><text:span text:style-name="KrymRusItalic">**********</text:span><text:span text:style-name="KrymUkr"> – ****** ***********, ***********. [******* ********** * ****** *** ******** ******’* (*****)]. </text:span><text:span text:style-name="KrymRusBold">****** </text:span><text:span text:style-name="KrymRusItalic">*********</text:span><text:span text:style-name="KrymUkr"> – ************ * ***. </text:span><text:span text:style-name="KrymRusBold">****** </text:span><text:span text:style-name="KrymRusItalic">*******</text:span><text:span text:style-name="KrymUkr"> – ****** **********. </text:span><text:span text:style-name="KrymRusBold">******</text:span><text:span text:style-name="KrymRusItalic"> ******** ********</text:span><text:span text:style-name="KrymUkr"> – ********** (**********) ****, ******** ********. </text:span><text:span text:style-name="KrymRusBold">****** </text:span><text:span text:style-name="KrymRusItalic">*****</text:span><text:span text:style-name="KrymUkr"> – ********** ******. </text:span><text:span text:style-name="KrymRusBold">****** </text:span><text:span text:style-name="KrymRusItalic">*********</text:span><text:span text:style-name="KrymUkr"> – ******** **********, *************, ************, **************. </text:span><text:span text:style-name="KrymRusBold">****** </text:span><text:span text:style-name="KrymRusItalic">*****</text:span><text:span text:style-name="KrymUkr"> – ********** *****, *********** *****. </text:span><text:span text:style-name="KrymRusBold">****** </text:span><text:span text:style-name="KrymRusItalic">**** *** ** ****-*.</text:span><text:span text:style-name="KrymUkr"> – ****** **** ******** (</text:span><text:span text:style-name="KrymRusItalic">***********</text:span><text:span text:style-name="KrymUkr">), ********* *** *****, ***** * ***** *****. </text:span><text:span text:style-name="KrymRusBold">****** </text:span><text:span text:style-name="KrymRusItalic">**** * **** </text:span><text:span text:style-name="KrymUkr">(</text:span><text:span text:style-name="KrymRusItalic">***</text:span><text:span text:style-name="KrymUkr">), </text:span><text:span text:style-name="KrymRusItalic">*****…</text:span><text:span text:style-name="KrymUkr"> – ********** (******) ** **, ***…, ******* ***** ***, ***… [* ******, ***** ** ******** (*******.). *** *** ** **, *** ******** *** ** *****]. </text:span><text:span text:style-name="KrymRusBold">****** </text:span><text:span text:style-name="KrymRusItalic">****</text:span><text:span text:style-name="KrymUkr"> – *********** (</text:span><text:span text:style-name="KrymRusAux">***.</text:span><text:span text:style-name="KrymUkr"> **********), **********, ************* (</text:span><text:span text:style-name="KrymRusAux">***.</text:span><text:span text:style-name="KrymUkr">). [******* *******, ** *****, ******, ****** ***********, ** ******* ********* ******* (*. ****.). ********** ******, ** ******* (******)]. </text:span><text:span text:style-name="KrymRusBold">****** </text:span><text:span text:style-name="KrymRusItalic">**** ** ********* * ****-*.</text:span><text:span text:style-name="KrymUkr"> – ********* ***** *****, ********** ******** *****. </text:span><text:soft-page-break/><text:span text:style-name="KrymUkr">[****** *****-* ***** ********* ******** ***** ***** (*. ****.)]. </text:span><text:span text:style-name="KrymRusBold">****** </text:span><text:span text:style-name="KrymRusItalic">**** ******, ********* *******</text:span><text:span text:style-name="KrymUkr"> – ***********, ********. [******-* ********, **********, ******* *** ** ***** (****.)]. </text:span><text:span text:style-name="KrymRusItalic">***** </text:span><text:span text:style-name="KrymRusBold">******</text:span><text:span text:style-name="KrymRusItalic"> ****</text:span><text:span text:style-name="KrymUkr"> – ** ***********, ****** ***; 5) (</text:span><text:span text:style-name="KrymRusItalic">*******, ********</text:span><text:span text:style-name="KrymUkr">) *********, *********, </text:span><text:span text:style-name="KrymRusAux">****.</text:span><text:span text:style-name="KrymUkr"> [****** *********. ****** *********]. </text:span><text:span text:style-name="KrymRusItalic">* ** * **** ** </text:span><text:span text:style-name="KrymRusBold">******</text:span><text:span text:style-name="KrymUkr"> – * *** *** ******, * *** * ****** ** ****, * *** ** ****, ** *****.</text:span></text:p>
      <text:p text:style-name="KrymPar"><text:span text:style-name="KrymRusBold">**********</text:span><text:span text:style-name="KrymUkr"> – **********, (</text:span><text:span text:style-name="KrymRusItalic">********</text:span><text:span text:style-name="KrymUkr">) ****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*, ********, *******.</text:span></text:p>
      <text:p text:style-name="KrymPar"><text:span text:style-name="KrymRusBold">*********</text:span><text:span text:style-name="KrymUkr"> – ********, ********, **********. [********* *****!].</text:span></text:p>
      <text:p text:style-name="KrymPar"><text:span text:style-name="KrymRusBold">********</text:span><text:span text:style-name="KrymRusItalic"> *** </text:span><text:span text:style-name="KrymRusBold">********</text:span><text:span text:style-name="KrymUkr"> – 1) (</text:span><text:span text:style-name="KrymRusAux">*****.</text:span><text:span text:style-name="KrymUkr">) ********, ************. [************ *******. ************ *********. ************ ******** * ************* ********. ******** ************]; 2) (</text:span><text:span text:style-name="KrymRusAux">****.</text:span><text:span text:style-name="KrymUkr">) ********, ***********, **********. [******* *** ** ****** ********* (***********, **********)]; 3) (</text:span><text:span text:style-name="KrymRusAux">*****.</text:span><text:span text:style-name="KrymUkr">) (</text:span><text:span text:style-name="KrymRusItalic">*********, ************</text:span><text:span text:style-name="KrymUkr">) ********, *********, **********; 4) *********. [* ****** ****** *********].</text:span></text:p>
      <text:p text:style-name="KrymPar"><text:span text:style-name="KrymRusBold">********</text:span><text:span text:style-name="KrymUkr"> – *******, ********** (</text:span><text:span text:style-name="KrymRusAux">*. </text:span><text:span text:style-name="KrymUkr">-****), *********, **********, *******, ********** (</text:span><text:span text:style-name="KrymRusAux">*. </text:span><text:span text:style-name="KrymUkr">-****), ******* (</text:span><text:span text:style-name="KrymRusAux">*. </text:span><text:span text:style-name="KrymUkr">******).</text:span></text:p>
      <text:p text:style-name="KrymPar"><text:span text:style-name="KrymRusBold">*********</text:span><text:span text:style-name="KrymUkr"> – ********, ***********, *********, *********.</text:span></text:p>
      <text:p text:style-name="KrymPar"><text:span text:style-name="KrymRusBold">*********</text:span><text:span text:style-name="KrymUkr"> – 1) (</text:span><text:span text:style-name="KrymRusAux">****.</text:span><text:span text:style-name="KrymUkr">) ********, ***********. [******** *****. ******* ******]; 2) (</text:span><text:span text:style-name="KrymRusAux">***.</text:span><text:span text:style-name="KrymUkr">) ********** (</text:span><text:span text:style-name="KrymRusItalic">*.</text:span><text:span text:style-name="KrymUkr"> -****), ********** (</text:span><text:span text:style-name="KrymRusAux">*. </text:span><text:span text:style-name="KrymUkr">-****).</text:span></text:p>
      <text:p text:style-name="KrymPar"><text:span text:style-name="KrymRusBold">**********, -******</text:span><text:span text:style-name="KrymUkr"> – ********** (</text:span><text:span text:style-name="KrymRusAux">*. </text:span><text:span text:style-name="KrymUkr">-**), ********* (</text:span><text:span text:style-name="KrymRusItalic">*.</text:span><text:span text:style-name="KrymUkr"> -***).</text:span></text:p>
      <text:p text:style-name="KrymPar"><text:span text:style-name="KrymRusBold">*********</text:span><text:span text:style-name="KrymUkr"> – (*)*********, **********.</text:span></text:p>
      <text:p text:style-name="KrymPar"><text:span text:style-name="KrymRusBold">*****</text:span><text:span text:style-name="KrymUkr"> – 1) ***** (</text:span><text:span text:style-name="KrymRusAux">*. </text:span><text:span text:style-name="KrymUkr">******), *******, ****** (</text:span><text:span text:style-name="KrymRusAux">*. </text:span><text:span text:style-name="KrymUkr">*******), ********. </text:span><text:span text:style-name="KrymRusItalic">**** </text:span><text:span text:style-name="KrymRusBold">*****</text:span><text:span text:style-name="KrymRusItalic"> * ****</text:span><text:span text:style-name="KrymUkr"> – ******* ********, ******* ***** *** *****. </text:span><text:span text:style-name="KrymRusItalic">*** </text:span><text:span text:style-name="KrymRusBold">******</text:span><text:span text:style-name="KrymUkr"> – *********. [******* *********. ********* (*********, *********) *********]; 2) ******, ******. [***** * ****** *** *****].</text:span></text:p>
      <text:p text:style-name="KrymPar"><text:span text:style-name="KrymRusBold">*****</text:span><text:span text:style-name="KrymUkr"> – *****</text:span><text:span text:style-name="KrymRusItalic"> * </text:span><text:span text:style-name="KrymUkr">****** (</text:span><text:span text:style-name="KrymRusAux">**.</text:span><text:span text:style-name="KrymUkr">), *******; ***** (</text:span><text:span text:style-name="KrymRusAux">**.</text:span><text:span text:style-name="KrymUkr">), (</text:span><text:span text:style-name="KrymRusAux">**.</text:span><text:span text:style-name="KrymUkr">) ******* (</text:span><text:span text:style-name="KrymRusItalic">********</text:span><text:span text:style-name="KrymUkr">: </text:span><text:span text:style-name="KrymRusItalic">***** *****</text:span><text:span text:style-name="KrymUkr">). [*********** ** ******* ****** (*****)]. </text:span><text:span text:style-name="KrymRusItalic">******* ******** </text:span><text:span text:style-name="KrymRusBold">*****</text:span><text:span text:style-name="KrymUkr"> – ********;</text:span><text:span text:style-name="KrymRusItalic"> **. </text:span><text:span text:style-name="KrymRusBold">*******. </text:span><text:span text:style-name="KrymRusItalic">********* </text:span><text:span text:style-name="KrymRusBold">*****</text:span><text:span text:style-name="KrymUkr"> – *******. </text:span><text:span text:style-name="KrymRusItalic">********* *** *****, *** ********* ********* </text:span><text:span text:style-name="KrymRusBold">*****</text:span><text:span text:style-name="KrymUkr"> – ******.</text:span><text:span text:style-name="KrymRusItalic"> **. </text:span><text:span text:style-name="KrymRusBold">******, ********.</text:span></text:p>
      <text:p text:style-name="KrymPar"><text:span text:style-name="KrymRusBold">****, ***, ***</text:span><text:span text:style-name="KrymUkr"> – ****** (****, *****), ****, ****, *********, -**, -**, ******, -**, -**. [****** ****. **** (*****) ***. ******** ***** *******. ****** ****. ****** ********. ***********, ********* ***** ******** (*****.)]. </text:span><text:span text:style-name="KrymRusAux">* ********* ******* ******* </text:span><text:span text:style-name="KrymRusBold">****</text:span><text:span text:style-name="KrymRusAux"> ******* ********** *** *** *****</text:span><text:span text:style-name="KrymUkr"> – ******. [******* ** ***** *****. ** ****** ****** ********. ****** ********* ***** ****** ******** (*. ***.). ***** ****** ******. ***** ***********. ******** ***** ******* = </text:span><text:span text:style-name="KrymRusItalic">* ****** ** ***.</text:span><text:span text:style-name="KrymUkr"> ***** ***** *********** ***** ***** ***** **** (*****.). ** ****** ***** – </text:span><text:span text:style-name="KrymRusItalic">** **** ****</text:span><text:span text:style-name="KrymUkr">]. </text:span><text:span text:style-name="KrymRusBold">**** </text:span><text:span text:style-name="KrymRusItalic">*** ****, ********** </text:span><text:span text:style-name="KrymRusBold">****</text:span><text:span text:style-name="KrymUkr">, </text:span><text:span text:style-name="KrymRusBold">**** </text:span><text:span text:style-name="KrymRusItalic">*** **********</text:span><text:span text:style-name="KrymUkr"> – **** ******, ****** *****, ****** ********, ****** ****** ******, (</text:span><text:span text:style-name="KrymRusAux">****** * **. *. * * ***. *****.</text:span><text:span text:style-name="KrymUkr">) ****** *******. [****** ******* *** *********]. </text:span><text:span text:style-name="KrymRusBold">*** </text:span><text:span text:style-name="KrymRusItalic">** ******, ** **********</text:span><text:span text:style-name="KrymUkr"> – *** ** ********. [** ** ******** ********* ** *******]. </text:span><text:span text:style-name="KrymRusBold">*** </text:span><text:span text:style-name="KrymRusItalic">******</text:span><text:span text:style-name="KrymUkr"> (</text:span><text:span text:style-name="KrymRusItalic">*** *******</text:span><text:span text:style-name="KrymUkr">) – **** ********. </text:span><text:span text:style-name="KrymRusItalic">*** </text:span><text:span text:style-name="KrymRusBold">****</text:span><text:span text:style-name="KrymUkr"> – ************.</text:span><text:span text:style-name="KrymRusItalic"> ** </text:span><text:span text:style-name="KrymRusBold">******</text:span><text:span text:style-name="KrymRusItalic"> *****</text:span><text:span text:style-name="KrymUkr"> – *** ***, ** *****. </text:span><text:span text:style-name="KrymRusItalic">*** </text:span><text:span text:style-name="KrymRusBold">****</text:span><text:span text:style-name="KrymRusItalic"> ***, ** </text:span><text:span text:style-name="KrymRusBold">***</text:span><text:span text:style-name="KrymRusItalic"> ****</text:span><text:span text:style-name="KrymUkr"> – * ****** ****** (*****), ** *****, ******** ***** (-**) ******* (-*****), ******** (-**). </text:span><text:span text:style-name="KrymRusItalic">** </text:span><text:span text:style-name="KrymRusBold">****</text:span><text:span text:style-name="KrymRusItalic"> ***</text:span><text:span text:style-name="KrymUkr"> – **********, ** *****. </text:span><text:span text:style-name="KrymRusItalic">** </text:span><text:span text:style-name="KrymRusBold">***</text:span><text:span text:style-name="KrymRusItalic"> *****, ** </text:span><text:span text:style-name="KrymRusBold">****</text:span><text:span text:style-name="KrymRusItalic"> ***</text:span><text:span text:style-name="KrymUkr"> – ** *****, *** ****. </text:span><text:span text:style-name="KrymRusItalic">** </text:span><text:span text:style-name="KrymRusBold">***</text:span><text:span text:style-name="KrymRusItalic">, ** </text:span><text:span text:style-name="KrymRusBold">***</text:span><text:span text:style-name="KrymRusItalic"> **********</text:span><text:span text:style-name="KrymUkr"> – ** *** **********, ** *****, ** ***** (*). </text:span><text:span text:style-name="KrymRusBold">***, ****** </text:span><text:span text:style-name="KrymRusAux">**.</text:span><text:span text:style-name="KrymUkr"> – ****, *******. ******* ** * ****, *** ******** (******.). **** *******, **** ******]. </text:span><text:span text:style-name="KrymRusItalic">*** </text:span><text:span text:style-name="KrymRusBold">****</text:span><text:span text:style-name="KrymRusItalic"> ***</text:span><text:span text:style-name="KrymUkr"> – **-*** *** **, ******. </text:span><text:span text:style-name="KrymRusBold">*** </text:span><text:span text:style-name="KrymRusItalic">*****</text:span><text:span text:style-name="KrymUkr"> – *** *****, ********* (</text:span><text:span text:style-name="KrymRusItalic">**. </text:span><text:span text:style-name="KrymRusBold">************</text:span><text:span text:style-name="KrymUkr">). </text:span><text:span text:style-name="KrymRusBold">*** </text:span><text:span text:style-name="KrymRusItalic">***</text:span><text:span text:style-name="KrymRusBold"> ***</text:span><text:span text:style-name="KrymUkr"> – **** ******, **** ********, **** ****. </text:span><text:span text:style-name="KrymRusBold">****** </text:span><text:span text:style-name="KrymRusItalic">*** </text:span><text:span text:style-name="KrymRusBold">***</text:span><text:span text:style-name="KrymUkr"> – *******-**, **** ** **** ******* (*****). </text:span><text:span text:style-name="KrymRusBold">***</text:span><text:span text:style-name="KrymUkr">, </text:span><text:span text:style-name="KrymRusAux">***.</text:span><text:span text:style-name="KrymUkr"> – 1) (</text:span><text:span text:style-name="KrymRusItalic">******, ************</text:span><text:span text:style-name="KrymUkr">) – ****, *****. [**** *, ** *, * *****-* ** **? ****** ******* ********* ** ***** ******* (*****.)]. </text:span><text:span text:style-name="KrymRusBold">*** </text:span><text:span text:style-name="KrymRusItalic">***** * *****</text:span><text:span text:style-name="KrymUkr"> – *** **** ** * ****. [******* *** **** ** * ****, ********** * ********** ***** (*****)]; 2) (</text:span><text:span text:style-name="KrymRusItalic">** *** ***</text:span><text:span text:style-name="KrymUkr">) *****; 3) </text:span><text:span text:style-name="KrymRusBold">***</text:span><text:span text:style-name="KrymUkr">, </text:span><text:span text:style-name="KrymRusBold">*** </text:span><text:span text:style-name="KrymRusItalic">**</text:span><text:span text:style-name="KrymUkr">, </text:span><text:span text:style-name="KrymRusBold">*** </text:span><text:span text:style-name="KrymRusItalic">****</text:span><text:span text:style-name="KrymUkr"> – 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*, *****.</text:span></text:p>
      <text:p text:style-name="KrymPar"><text:soft-page-break/><text:span text:style-name="KrymRusBold">**********</text:span><text:span text:style-name="KrymRusItalic">, **. </text:span><text:span text:style-name="KrymRusBold">**********.</text:span></text:p>
      <text:p text:style-name="KrymPar"><text:span text:style-name="KrymRusBold">********</text:span><text:span text:style-name="KrymRusItalic">, **. </text:span><text:span text:style-name="KrymRusBold">*****.</text:span></text:p>
      <text:p text:style-name="KrymPar"><text:span text:style-name="KrymRusBold">**********</text:span><text:span text:style-name="KrymUkr"> – **********, ***********, **********, **************, *********, ******(*)***, (</text:span><text:span text:style-name="KrymRusItalic">***********</text:span><text:span text:style-name="KrymUkr">) **********, ************. [********* *******].</text:span></text:p>
      <text:p text:style-name="KrymPar"><text:span text:style-name="KrymRusBold">**********</text:span><text:span text:style-name="KrymUkr"> – ***********, **********, ***********.</text:span></text:p>
      <text:p text:style-name="KrymPar"><text:span text:style-name="KrymRusBold">*****</text:span><text:span text:style-name="KrymRusItalic"> * </text:span><text:span text:style-name="KrymRusBold">******</text:span><text:span text:style-name="KrymUkr">, </text:span><text:span text:style-name="KrymRusAux">**. </text:span><text:span text:style-name="KrymRusBold">******</text:span><text:span text:style-name="KrymUkr"> – 1) (</text:span><text:span text:style-name="KrymRusAux">*********.</text:span><text:span text:style-name="KrymUkr">) *****, (</text:span><text:span text:style-name="KrymRusAux">********</text:span><text:span text:style-name="KrymUkr">) **** (</text:span><text:span text:style-name="KrymRusAux">*. </text:span><text:span text:style-name="KrymUkr">*****), ******, ********, ******, *******, ********; (</text:span><text:span text:style-name="KrymRusItalic">**** ** ******* ******, ** ******* ************* ******</text:span><text:span text:style-name="KrymUkr">) ********, ******, ******* (</text:span><text:span text:style-name="KrymRusAux">*.</text:span><text:span text:style-name="KrymUkr"> -**). </text:span><text:span text:style-name="KrymRusAux">*** **. *.</text:span><text:span text:style-name="KrymUkr"> *****, </text:span><text:span text:style-name="KrymRusAux">***.</text:span><text:span text:style-name="KrymUkr"> ******, ******, ********, (</text:span><text:span text:style-name="KrymRusItalic">***** ****** *****</text:span><text:span text:style-name="KrymUkr">) ********, ********; 2) (</text:span><text:span text:style-name="KrymRusAux">*********</text:span><text:span text:style-name="KrymUkr">: </text:span><text:span text:style-name="KrymRusItalic">*******</text:span><text:span text:style-name="KrymUkr">) ******** (</text:span><text:span text:style-name="KrymRusAux">*. </text:span><text:span text:style-name="KrymUkr">-**), ******* (</text:span><text:span text:style-name="KrymRusAux">*. </text:span><text:span text:style-name="KrymUkr">-**). [*** ******** (*******) ****’********* *****’*]; 3) (</text:span><text:span text:style-name="KrymRusAux">*********</text:span><text:span text:style-name="KrymUkr">: </text:span><text:span text:style-name="KrymRusItalic">************ ****-*., *************** *****, ***** ******</text:span><text:span text:style-name="KrymUkr">) ******, ******. </text:span><text:span text:style-name="KrymRusBold">*. </text:span><text:span text:style-name="KrymRusItalic">******* *****</text:span><text:span text:style-name="KrymUkr"> – ********. [** **** ** *** ***** *********** ******* (*.-***.). *********** ******]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, ****, ******, ****** (</text:span><text:span text:style-name="KrymRusAux">**.</text:span><text:span text:style-name="KrymUkr">), ************.</text:span></text:p>
      <text:p text:style-name="KrymPar"><text:span text:style-name="KrymRusBold">**********</text:span><text:span text:style-name="KrymUkr"> – **********. [********* ******]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[*]), (</text:span><text:span text:style-name="KrymRusAux">**.</text:span><text:span text:style-name="KrymUkr">) ******. </text:span><text:span text:style-name="KrymRusBold">*. </text:span><text:span text:style-name="KrymRusItalic">********</text:span><text:span text:style-name="KrymUkr"> – ********* (**********) ******, *********. </text:span><text:span text:style-name="KrymRusBold">*. </text:span><text:span text:style-name="KrymRusItalic">*****</text:span><text:span text:style-name="KrymUkr"> – ********* (**********) *., *******, ***********. </text:span><text:span text:style-name="KrymRusBold">*. </text:span><text:span text:style-name="KrymRusItalic">*********</text:span><text:span text:style-name="KrymUkr"> – ********</text:span><text:span text:style-name="KrymRusItalic"> *. </text:span><text:span text:style-name="KrymRusBold">*. </text:span><text:span text:style-name="KrymRusItalic">********</text:span><text:span text:style-name="KrymUkr"> – ********* *., ********* (</text:span><text:span text:style-name="KrymRusAux">*. </text:span><text:span text:style-name="KrymUkr">-***). </text:span><text:span text:style-name="KrymRusItalic">****** </text:span><text:span text:style-name="KrymRusBold">*.</text:span><text:span text:style-name="KrymUkr"> – *******. </text:span><text:span text:style-name="KrymRusItalic">***** </text:span><text:span text:style-name="KrymRusBold">******</text:span><text:span text:style-name="KrymUkr"> – ********. </text:span><text:span text:style-name="KrymRusItalic">******* </text:span><text:span text:style-name="KrymRusBold">*.</text:span><text:span text:style-name="KrymUkr"> – ******** *., *******. </text:span><text:span text:style-name="KrymRusItalic">******* </text:span><text:span text:style-name="KrymRusBold">*.</text:span><text:span text:style-name="KrymUkr"> – ********** ******, *******, ******. </text:span><text:span text:style-name="KrymRusItalic">******** </text:span><text:span text:style-name="KrymRusBold">*.</text:span><text:span text:style-name="KrymUkr"> – ********* ******, *******. </text:span><text:span text:style-name="KrymRusBold">******</text:span><text:span text:style-name="KrymUkr">, </text:span><text:span text:style-name="KrymRusItalic">****** * ****</text:span><text:span text:style-name="KrymUkr"> – ******** *. </text:span><text:span text:style-name="KrymRusBold">*. </text:span><text:span text:style-name="KrymRusItalic">** ****** ** ****</text:span><text:span text:style-name="KrymUkr"> – ************ (********) *. </text:span><text:span text:style-name="KrymRusItalic">** ***** </text:span><text:span text:style-name="KrymRusBold">******</text:span><text:span text:style-name="KrymUkr"> – *** ******. </text:span><text:span text:style-name="KrymRusItalic">** </text:span><text:span text:style-name="KrymRusBold">******</text:span><text:span text:style-name="KrymUkr"> – ** *******. </text:span><text:span text:style-name="KrymRusItalic">******** ** </text:span><text:span text:style-name="KrymRusBold">*.</text:span><text:span text:style-name="KrymUkr"> – ********* ** ******. </text:span><text:span text:style-name="KrymRusItalic">***** ** </text:span><text:span text:style-name="KrymRusBold">******</text:span><text:span text:style-name="KrymUkr"> – ***** * *******.</text:span><text:span text:style-name="KrymRusItalic"> **. </text:span><text:span text:style-name="KrymRusBold">*********, *********, **********, ****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********), ********* (</text:span><text:span text:style-name="KrymRusAux">*. </text:span><text:span text:style-name="KrymUkr">********). </text:span><text:span text:style-name="KrymRusItalic">****** </text:span><text:span text:style-name="KrymRusBold">********</text:span><text:span text:style-name="KrymUkr"> (</text:span><text:span text:style-name="KrymRusItalic">*****</text:span><text:span text:style-name="KrymUkr">) – ****** (</text:span><text:span text:style-name="KrymRusAux">*. </text:span><text:span text:style-name="KrymUkr">*******), *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</text:span><text:span text:style-name="KrymUkr"> – **********, (</text:span><text:span text:style-name="KrymRusItalic">********</text:span><text:span text:style-name="KrymUkr">) – ********.</text:span></text:p>
      <text:p text:style-name="KrymPar"><text:span text:style-name="KrymRusBold">************</text:span><text:span text:style-name="KrymUkr"> – *************, **************.</text:span><text:span text:style-name="KrymRusItalic"> ***. </text:span><text:span text:style-name="KrymRusBold">*************.</text:span></text:p>
      <text:p text:style-name="KrymPar"><text:span text:style-name="KrymRusBold">*************</text:span><text:span text:style-name="KrymUkr"> – ***************, *************.</text:span></text:p>
      <text:p text:style-name="KrymPar"><text:span text:style-name="KrymRusBold">******,</text:span><text:span text:style-name="KrymRusItalic"> **. </text:span><text:span text:style-name="KrymRusBold">*****.</text:span></text:p>
      <text:p text:style-name="KrymPar"><text:span text:style-name="KrymRusBold">******</text:span><text:span text:style-name="KrymUkr">, </text:span><text:span text:style-name="KrymRusAux">**. </text:span><text:span text:style-name="KrymRusBold">******</text:span><text:span text:style-name="KrymUkr"> – ******, ********* (</text:span><text:span text:style-name="KrymRusAux">*. </text:span><text:span text:style-name="KrymUkr">-*****), *******.</text:span></text:p>
      <text:p text:style-name="KrymPar"><text:span text:style-name="KrymRusBold">**********, *********</text:span><text:span text:style-name="KrymUkr"> – *****, ********* (</text:span><text:span text:style-name="KrymRusItalic">*.</text:span><text:span text:style-name="KrymUkr"> -*****).</text:span></text:p>
      <text:p text:style-name="KrymPar"><text:span text:style-name="KrymRusBold">*********, *********</text:span><text:span text:style-name="KrymUkr"> – *********, *********.</text:span></text:p>
      <text:p text:style-name="KrymPar"><text:span text:style-name="KrymRusBold">*****</text:span><text:span text:style-name="KrymUkr">, </text:span><text:span text:style-name="KrymRusAux">*****.</text:span><text:span text:style-name="KrymUkr"> – *****, *********. [********** ***** *****].</text:span></text:p>
      <text:p text:style-name="KrymPar"><text:span text:style-name="KrymRusBold">********</text:span><text:span text:style-name="KrymUkr"> – *********, ********, ********.</text:span></text:p>
      <text:p text:style-name="KrymPar"><text:span text:style-name="KrymRusBold">*********</text:span><text:span text:style-name="KrymUkr"> – ******* ******** *********, ********** ******* ********.</text:span></text:p>
      <text:p text:style-name="KrymPar"><text:span text:style-name="KrymRusBold">********</text:span><text:span text:style-name="KrymUkr"> – *******, ********, *********.</text:span></text:p>
      <text:p text:style-name="KrymPar"><text:span text:style-name="KrymRusBold">*********</text:span><text:span text:style-name="KrymUkr"> – **********, ******* (</text:span><text:span text:style-name="KrymRusAux">*.</text:span><text:span text:style-name="KrymUkr"> -***), **********, ********, ******** (</text:span><text:span text:style-name="KrymRusAux">*. </text:span><text:span text:style-name="KrymUkr">-***), **************.</text:span></text:p>
      <text:p text:style-name="KrymPar"><text:span text:style-name="KrymRusBold">**********</text:span><text:span text:style-name="KrymUkr"> – ***********, *********, ***********, **********, ***************.</text:span></text:p>
      <text:p text:style-name="KrymPar"><text:span text:style-name="KrymRusBold">************</text:span><text:span text:style-name="KrymUkr"> – ***************, ***********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, -******</text:span><text:span text:style-name="KrymUkr"> – 1) ****** ********, *********, *********; 2) ****** (</text:span><text:span text:style-name="KrymRusAux">*. </text:span><text:span text:style-name="KrymUkr">-**), *******, *******; 3) (</text:span><text:span text:style-name="KrymRusItalic">************ ***** * *****</text:span><text:span text:style-name="KrymUkr">) – ****** (</text:span><text:span text:style-name="KrymRusAux">*. </text:span><text:span text:style-name="KrymUkr">-**).</text:span></text:p>
      <text:p text:style-name="KrymPar"><text:span text:style-name="KrymRusBold">****,</text:span><text:span text:style-name="KrymRusItalic"> **. </text:span><text:span text:style-name="KrymRusBold">******.</text:span></text:p>
      <text:p text:style-name="KrymPar"><text:span text:style-name="KrymRusBold">***********</text:span><text:span text:style-name="KrymUkr"> (</text:span><text:span text:style-name="KrymRusItalic">********</text:span><text:span text:style-name="KrymUkr">) – ********* (</text:span><text:span text:style-name="KrymRusAux">*. </text:span><text:span text:style-name="KrymUkr">-***), ******* (</text:span><text:span text:style-name="KrymRusAux">*. </text:span><text:span text:style-name="KrymUkr">-***), *********, ********.</text:span></text:p>
      <text:p text:style-name="KrymPar"><text:span text:style-name="KrymRusBold">**********</text:span><text:span text:style-name="KrymUkr"> – ********, ***************. [********, *******].</text:span></text:p>
      <text:p text:style-name="KrymPar"><text:span text:style-name="KrymRusBold">*********</text:span><text:span text:style-name="KrymUkr"> – **********, *********, (</text:span><text:span text:style-name="KrymRusAux">*. </text:span><text:span text:style-name="KrymUkr">-**), *********, ******, *******-******, *******, ********.</text:span></text:p>
      <text:p text:style-name="KrymPar"><text:span text:style-name="KrymRusBold">**********</text:span><text:span text:style-name="KrymUkr"> – ******-*****, ************, *********, ***********, **********.</text:span></text:p>
      <text:p text:style-name="KrymPar"><text:span text:style-name="KrymRusBold">************</text:span><text:span text:style-name="KrymUkr"> – ************, ************.</text:span></text:p>
      <text:p text:style-name="KrymPar"><text:span text:style-name="KrymRusBold">********</text:span><text:span text:style-name="KrymUkr"> – 1) ********. </text:span><text:span text:style-name="KrymRusItalic">********* </text:span><text:span text:style-name="KrymRusBold">********</text:span><text:span text:style-name="KrymUkr"> – *************; 2) (</text:span><text:span text:style-name="KrymRusItalic">***********</text:span><text:span text:style-name="KrymUkr">) ***********; </text:span><text:soft-page-break/><text:span text:style-name="KrymUkr">***********, **-***************.</text:span></text:p>
      <text:p text:style-name="KrymPar"><text:span text:style-name="KrymRusBold">***********</text:span><text:span text:style-name="KrymUkr"> – ************** (</text:span><text:span text:style-name="KrymRusAux">*.</text:span><text:span text:style-name="KrymUkr"> -*****), *************.</text:span></text:p>
      <text:p text:style-name="KrymPar"><text:span text:style-name="KrymRusBold">*********</text:span><text:span text:style-name="KrymUkr"> – 1) *********, *********. [********* ****. ******** *******. ******** (********) *****]; 2) ************, ************, *********, (</text:span><text:span text:style-name="KrymRusItalic">********* *********</text:span><text:span text:style-name="KrymUkr">) *********, *******.</text:span></text:p>
      <text:p text:style-name="KrymPar"><text:span text:style-name="KrymRusBold">********</text:span><text:span text:style-name="KrymUkr"> – ***************, **************. [******** ** ** ************]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*. </text:span><text:span text:style-name="KrymRusBold">********* </text:span><text:span text:style-name="KrymRusItalic">******</text:span><text:span text:style-name="KrymUkr"> – *’******* 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***</text:span><text:span text:style-name="KrymUkr"> – ************ (***).</text:span></text:p>
      <text:p text:style-name="KrymPar"><text:span text:style-name="KrymRusBold">***********,</text:span><text:span text:style-name="KrymRusItalic"> **. </text:span><text:span text:style-name="KrymRusBold">**********.</text:span></text:p>
      <text:p text:style-name="KrymPar"><text:span text:style-name="KrymRusBold">*****************</text:span><text:span text:style-name="KrymUkr"> – ********** (</text:span><text:span text:style-name="KrymRusItalic">******</text:span><text:span text:style-name="KrymUkr">).</text:span></text:p>
      <text:p text:style-name="KrymPar"><text:span text:style-name="KrymRusBold">*********</text:span><text:span text:style-name="KrymUkr"> – *******, ********** (</text:span><text:span text:style-name="KrymRusAux">*. </text:span><text:span text:style-name="KrymUkr">-***), 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</text:span><text:span text:style-name="KrymUkr"> – *********, ******* (*******).</text:span></text:p>
      <text:p text:style-name="KrymPar"><text:span text:style-name="KrymRusBold">**********</text:span><text:span text:style-name="KrymUkr"> – 1) *********, ******; 2) ******** ******.</text:span></text:p>
      <text:p text:style-name="KrymPar"><text:span text:style-name="KrymRusBold">*********</text:span><text:span text:style-name="KrymUkr"> – ****-*******.</text:span></text:p>
      <text:p text:style-name="KrymPar"><text:span text:style-name="KrymRusBold">*********</text:span><text:span text:style-name="KrymUkr"> – *********. </text:span><text:span text:style-name="KrymRusBold">********* </text:span><text:span text:style-name="KrymRusItalic">********</text:span><text:span text:style-name="KrymUkr"> – *******. </text:span><text:span text:style-name="KrymRusBold">********* </text:span><text:span text:style-name="KrymRusItalic">****</text:span><text:span text:style-name="KrymUkr"> – ******** ******.</text:span></text:p>
      <text:p text:style-name="KrymPar"><text:span text:style-name="KrymRusBold">*******</text:span><text:span text:style-name="KrymUkr"> – *******, *******, ********. [****** *******. ******** *******]. </text:span><text:span text:style-name="KrymRusBold">******* </text:span><text:span text:style-name="KrymRusItalic">*****</text:span><text:span text:style-name="KrymUkr"> – ******* 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**</text:span><text:span text:style-name="KrymUkr"> – **************; ***.</text:span></text:p>
      <text:p text:style-name="KrymPar"><text:span text:style-name="KrymRusBold">*********</text:span><text:span text:style-name="KrymUkr"> – *********, 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, **********, **********.</text:span></text:p>
      <text:p text:style-name="KrymPar"><text:span text:style-name="KrymRusBold">**********</text:span><text:span text:style-name="KrymUkr"> – ********, ****** ** ******; * ******, ** ******. </text:span><text:span text:style-name="KrymRusBold">-*** </text:span><text:span text:style-name="KrymRusItalic">*******</text:span><text:span text:style-name="KrymUkr"> – ********* ******. </text:span><text:span text:style-name="KrymRusBold">-*** </text:span><text:span text:style-name="KrymRusItalic">************</text:span><text:span text:style-name="KrymUkr"> – ****** ******.</text:span></text:p>
      <text:p text:style-name="KrymPar"><text:span text:style-name="KrymRusBold">********</text:span><text:span text:style-name="KrymUkr">, </text:span><text:span text:style-name="KrymRusAux">***. </text:span><text:span text:style-name="KrymRusBold">**********</text:span><text:span text:style-name="KrymUkr"> – 1) *********, **********; 2) (</text:span><text:span text:style-name="KrymRusItalic">********</text:span><text:span text:style-name="KrymUkr">) **********, ***************.</text:span></text:p>
      <text:p text:style-name="KrymPar"><text:span text:style-name="KrymRusBold">******</text:span><text:span text:style-name="KrymUkr"> – ********, ******, ******, ******, (</text:span><text:span text:style-name="KrymRusItalic">***********</text:span><text:span text:style-name="KrymUkr">) ****** (</text:span><text:span text:style-name="KrymRusAux">*. </text:span><text:span text:style-name="KrymUkr">******), (</text:span><text:span text:style-name="KrymRusItalic">*** ** ****</text:span><text:span text:style-name="KrymUkr">) *****.</text:span></text:p>
      <text:p text:style-name="KrymPar"><text:span text:style-name="KrymRusBold">*********</text:span><text:span text:style-name="KrymUkr"> – ******* ****, ********** ********, **********.</text:span></text:p>
      <text:p text:style-name="KrymPar"><text:span text:style-name="KrymRusBold">*****</text:span><text:span text:style-name="KrymUkr"> – *****.</text:span></text:p>
      <text:p text:style-name="KrymPar"><text:span text:style-name="KrymRusBold">********</text:span><text:span text:style-name="KrymUkr"> – ********. [******* ******]. </text:span><text:span text:style-name="KrymRusBold">-**** </text:span><text:span text:style-name="KrymRusItalic">*******</text:span><text:span text:style-name="KrymUkr"> – ******** *****, ******** (</text:span><text:span text:style-name="KrymRusItalic">********</text:span><text:span text:style-name="KrymUkr">) *****.</text:span></text:p>
      <text:p text:style-name="KrymPar"><text:span text:style-name="KrymRusBold">******</text:span><text:span text:style-name="KrymUkr"> – 1) ****** (</text:span><text:span text:style-name="KrymRusAux">*. </text:span><text:span text:style-name="KrymUkr">*******), **********. </text:span><text:span text:style-name="KrymRusItalic">***** *** </text:span><text:span text:style-name="KrymRusBold">******</text:span><text:span text:style-name="KrymUkr"> – *********, *********** (</text:span><text:span text:style-name="KrymRusAux">*. </text:span><text:span text:style-name="KrymUkr">-***). </text:span><text:span text:style-name="KrymRusItalic">*** </text:span><text:span text:style-name="KrymRusBold">******</text:span><text:span text:style-name="KrymUkr">, </text:span><text:span text:style-name="KrymRusItalic">* </text:span><text:span text:style-name="KrymRusBold">*******</text:span><text:span text:style-name="KrymUkr"> – *** ******, ***** ******, **********, ***********, ***** *******. </text:span><text:span text:style-name="KrymRusItalic">**** **** * </text:span><text:span text:style-name="KrymRusBold">*******</text:span><text:span text:style-name="KrymUkr"> – ***** *** ******. </text:span><text:span text:style-name="KrymRusItalic">******* </text:span><text:span text:style-name="KrymRusBold">******</text:span><text:span text:style-name="KrymUkr"> – ****** *****. </text:span><text:span text:style-name="KrymRusItalic">****** </text:span><text:span text:style-name="KrymRusBold">******</text:span><text:span text:style-name="KrymUkr"> – **-*******, ********. </text:span><text:span text:style-name="KrymRusItalic">* *** </text:span><text:span text:style-name="KrymRusBold">******</text:span><text:span text:style-name="KrymUkr"> – ***** *******. </text:span><text:span text:style-name="KrymRusItalic">******* </text:span><text:span text:style-name="KrymRusBold">********</text:span><text:span text:style-name="KrymUkr"> – ******* *******. </text:span><text:span text:style-name="KrymRusItalic">****** </text:span><text:span text:style-name="KrymRusBold">******</text:span><text:span text:style-name="KrymUkr">! – ***********! </text:span><text:span text:style-name="KrymRusItalic">*********, ************ * </text:span><text:span text:style-name="KrymRusBold">*******</text:span><text:span text:style-name="KrymUkr"> – *********, ***********. [********, *** ****** ****** **********].</text:span><text:span text:style-name="KrymRusItalic"> **. </text:span><text:span text:style-name="KrymRusBold">*********</text:span><text:span text:style-name="KrymUkr">; 2) (</text:span><text:span text:style-name="KrymRusItalic">******** ********</text:span><text:span text:style-name="KrymUkr">) ******. </text:span><text:span text:style-name="KrymRusItalic">*********** * </text:span><text:span text:style-name="KrymRusBold">*******</text:span><text:span text:style-name="KrymUkr"> – **********. ********* *********]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***, (</text:span><text:span text:style-name="KrymRusAux">***.</text:span><text:span text:style-name="KrymUkr">) **********, ***********. [</text:span><text:span text:style-name="KrymRusItalic">******** * ****** **********</text:span><text:span text:style-name="KrymUkr">: ****** ********].</text:span></text:p>
      <text:p text:style-name="KrymPar"><text:span text:style-name="KrymRusBold">**********</text:span><text:span text:style-name="KrymUkr"> – ********. </text:span><text:span text:style-name="KrymRusItalic">**********</text:span><text:span text:style-name="KrymUkr"> ********** – 1) (</text:span><text:span text:style-name="KrymRusItalic">************</text:span><text:span text:style-name="KrymUkr">) ************* (***********) ********; 2) ********** ********.</text:span></text:p>
      <text:p text:style-name="KrymPar"><text:span text:style-name="KrymRusBold">*********</text:span><text:span text:style-name="KrymUkr"> – ***********, *** ******.</text:span></text:p>
      <text:p text:style-name="KrymPar"><text:span text:style-name="KrymRusBold">*********</text:span><text:span text:style-name="KrymUkr"> – *********, **********. [********* ***. ******** ******. ********* *****. ********* *****. ******** *******].</text:span></text:p>
      <text:p text:style-name="KrymPar"><text:span text:style-name="KrymRusBold">**********</text:span><text:span text:style-name="KrymUkr"> – ******** 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.</text:span></text:p>
      <text:p text:style-name="KrymPar"><text:span text:style-name="KrymRusBold">********, **********</text:span><text:span text:style-name="KrymUkr"> – ******** (</text:span><text:span text:style-name="KrymRusAux">*. </text:span><text:span text:style-name="KrymUkr">-****), ********** (</text:span><text:span text:style-name="KrymRusAux">*. </text:span><text:span text:style-name="KrymUkr">-***), **********.</text:span></text:p>
      <text:p text:style-name="KrymPar"><text:soft-page-break/><text:span text:style-name="KrymRusBold">********</text:span><text:span text:style-name="KrymUkr">, </text:span><text:span text:style-name="KrymRusAux">***.</text:span><text:span text:style-name="KrymUkr"> – ********. </text:span><text:span text:style-name="KrymRusItalic">******* </text:span><text:span text:style-name="KrymRusBold">********</text:span><text:span text:style-name="KrymUkr"> – ********, * *******, * ****** ******* (******). </text:span><text:span text:style-name="KrymRusItalic">***** * </text:span><text:span text:style-name="KrymRusBold">********</text:span><text:span text:style-name="KrymUkr"> – ***** * ******. </text:span><text:span text:style-name="KrymRusItalic">******** </text:span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</text:span><text:span text:style-name="KrymUkr"> – ******* (</text:span><text:span text:style-name="KrymRusAux">*. </text:span><text:span text:style-name="KrymUkr">-**)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</text:span><text:span text:style-name="KrymUkr">, </text:span><text:span text:style-name="KrymRusAux">***.</text:span><text:span text:style-name="KrymUkr"> – 1) ******, ********, **********, *******, ******, *********. </text:span><text:span text:style-name="KrymRusItalic">*** ** ** </text:span><text:span text:style-name="KrymRusBold">******</text:span><text:span text:style-name="KrymUkr"> – ***** ** ***** * *****; 2) (</text:span><text:span text:style-name="KrymRusItalic">*********</text:span><text:span text:style-name="KrymUkr">) *********, ****-*-****, **********.</text:span></text:p>
      <text:p text:style-name="KrymPar"><text:span text:style-name="KrymRusBold">**************</text:span><text:span text:style-name="KrymUkr"> – *********’*****, ***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***), (</text:span><text:span text:style-name="KrymRusItalic">********</text:span><text:span text:style-name="KrymUkr">) ************, (</text:span><text:span text:style-name="KrymRusItalic">**********</text:span><text:span text:style-name="KrymUkr">) 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</text:span><text:span text:style-name="KrymUkr"> – ****** ********.</text:span></text:p>
      <text:p text:style-name="KrymPar"><text:span text:style-name="KrymRusBold">*******</text:span><text:span text:style-name="KrymUkr"> – 1) *******, (</text:span><text:span text:style-name="KrymRusItalic">********.</text:span><text:span text:style-name="KrymUkr">) **********, (</text:span><text:span text:style-name="KrymRusItalic">* *******</text:span><text:span text:style-name="KrymUkr">) *********, ***********, **********, **********. [****** ******. ****** ********, * ******* ********. ******** ** ******** **********. ********** *****]. </text:span><text:span text:style-name="KrymRusItalic">****** ** </text:span><text:span text:style-name="KrymRusBold">*******</text:span><text:span text:style-name="KrymRusItalic"> *******</text:span><text:span text:style-name="KrymUkr"> – ********* ** ******* (* *********); 2) (</text:span><text:span text:style-name="KrymRusItalic">**********</text:span><text:span text:style-name="KrymUkr">) *************. [************ *****. ************ ********].</text:span></text:p>
      <text:p text:style-name="KrymPar"><text:span text:style-name="KrymRusBold">******</text:span><text:span text:style-name="KrymUkr">, </text:span><text:span text:style-name="KrymRusAux">***.</text:span><text:span text:style-name="KrymUkr"> – ********, ****** ********, ****** ********.</text:span></text:p>
      <text:p text:style-name="KrymPar"><text:span text:style-name="KrymRusBold">*********, ***********</text:span><text:span text:style-name="KrymUkr"> – ********** *********.</text:span></text:p>
      <text:p text:style-name="KrymPar"><text:span text:style-name="KrymRusBold">********</text:span><text:span text:style-name="KrymUkr"> – 1) (</text:span><text:span text:style-name="KrymRusItalic">* ******</text:span><text:span text:style-name="KrymUkr">) ********; (</text:span><text:span text:style-name="KrymRusItalic">********** *** ******* ******</text:span><text:span text:style-name="KrymUkr">) ****** (</text:span><text:span text:style-name="KrymRusAux">*. </text:span><text:span text:style-name="KrymUkr">-****), ******** (-***), ********, *******, (</text:span><text:span text:style-name="KrymRusItalic">*******</text:span><text:span text:style-name="KrymUkr">) *****ґ* (</text:span><text:span text:style-name="KrymRusAux">**.</text:span><text:span text:style-name="KrymUkr">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 – ********, *******, ********* (</text:span><text:span text:style-name="KrymRusAux">*. </text:span><text:span text:style-name="KrymUkr">-**).</text:span></text:p>
      <text:p text:style-name="KrymPar"><text:span text:style-name="KrymRusBold">*******</text:span><text:span text:style-name="KrymUkr">, </text:span><text:span text:style-name="KrymRusAux">***. </text:span><text:span text:style-name="KrymRusBold">*********</text:span><text:span text:style-name="KrymUkr"> – 1) *******, *********, ********, *********; (</text:span><text:span text:style-name="KrymRusAux">* ******</text:span><text:span text:style-name="KrymUkr">) *********, **********. [******** ******. ********, ******** *********]; 2) </text:span><text:span text:style-name="KrymRusItalic">**. </text:span><text:span text:style-name="KrymRusBold">******* 1.</text:span></text:p>
      <text:p text:style-name="KrymPar"><text:span text:style-name="KrymRusBold">*********, ***********</text:span><text:span text:style-name="KrymUkr"> – *********, ***********, *************, ***********. </text:span><text:span text:style-name="KrymRusBold">********* </text:span><text:span text:style-name="KrymRusItalic">****-*. ** ***</text:span><text:span text:style-name="KrymUkr"> – ********** (********) ***** ** ****.</text:span></text:p>
      <text:p text:style-name="KrymPar"><text:span text:style-name="KrymRusBold">********</text:span><text:span text:style-name="KrymUkr"> – ********, ***********.</text:span></text:p>
      <text:p text:style-name="KrymPar"><text:span text:style-name="KrymRusBold">*******</text:span><text:span text:style-name="KrymUkr"> – ******** (**********) ******** (**********), *********, **********. [********* *******]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</text:span><text:span text:style-name="KrymUkr"> – 1) (</text:span><text:span text:style-name="KrymRusItalic">* ******** * ********</text:span><text:span text:style-name="KrymUkr">) *******, *********, ******; 2) ******** *******; 3) (</text:span><text:span text:style-name="KrymRusItalic">******** ********</text:span><text:span text:style-name="KrymUkr">) *******; 4) ********* ********** *********.</text:span></text:p>
      <text:p text:style-name="KrymPar"><text:span text:style-name="KrymRusBold">********</text:span><text:span text:style-name="KrymUkr"> – 1) **************, **********; 2) **********, *************.</text:span></text:p>
      <text:p text:style-name="KrymPar"><text:span text:style-name="KrymRusBold">*********</text:span><text:span text:style-name="KrymUkr"> – 1) ********; 2) ******.</text:span></text:p>
      <text:p text:style-name="KrymPar"><text:span text:style-name="KrymRusBold">*************</text:span><text:span text:style-name="KrymUkr"> – 1) **********; 2) ********.</text:span></text:p>
      <text:p text:style-name="KrymPar"><text:span text:style-name="KrymRusBold">******</text:span><text:span text:style-name="KrymUkr"> – *******, *************.</text:span></text:p>
      <text:p text:style-name="KrymPar"><text:span text:style-name="KrymRusBold">******</text:span><text:span text:style-name="KrymUkr"> – 1) *************; 2) ********.</text:span></text:p>
      <text:p text:style-name="KrymPar"><text:span text:style-name="KrymRusBold">*****</text:span><text:span text:style-name="KrymUkr">, </text:span><text:span text:style-name="KrymRusAux">***.</text:span><text:span text:style-name="KrymUkr"> – *****.</text:span></text:p>
      <text:p text:style-name="KrymPar"><text:span text:style-name="KrymRusBold">********</text:span><text:span text:style-name="KrymUkr"> – ********, ********. </text:span><text:span text:style-name="KrymRusBold">*. </text:span><text:span text:style-name="KrymRusItalic">*****</text:span><text:span text:style-name="KrymUkr"> – ******** *****, ***** *** ******** (*** ******).</text:span></text:p>
      <text:p text:style-name="KrymPar"><text:span text:style-name="KrymRusBold">***************</text:span><text:span text:style-name="KrymUkr"> – ***************, *************.</text:span></text:p>
      <text:p text:style-name="KrymPar"><text:span text:style-name="KrymRusBold">************</text:span><text:span text:style-name="KrymUkr"> – ************, **********, *******.</text:span></text:p>
      <text:p text:style-name="KrymPar"><text:span text:style-name="KrymRusBold">*************</text:span><text:span text:style-name="KrymUkr"> – 1) *************, ***********; 2) ********. [******* ******* = </text:span><text:span text:style-name="KrymRusItalic">************ *****</text:span><text:span text:style-name="KrymUkr">].</text:span></text:p>
      <text:p text:style-name="KrymPar"><text:span text:style-name="KrymRusBold">*********</text:span><text:span text:style-name="KrymUkr"> – *********, **********, ******’*, ****** (</text:span><text:span text:style-name="KrymRusAux">*. </text:span><text:span text:style-name="KrymUkr">-****). [******** ******’* = </text:span><text:span text:style-name="KrymRusItalic">******** </text:span><text:span text:style-name="KrymRusBold">*.</text:span><text:span text:style-name="KrymUkr">; ********* ******’* = </text:span><text:span text:style-name="KrymRusItalic">********** </text:span><text:span text:style-name="KrymRusBold">*.</text:span><text:span text:style-name="KrymUkr">].</text:span></text:p>
      <text:p text:style-name="KrymPar"><text:span text:style-name="KrymRusBold">******</text:span><text:span text:style-name="KrymUkr"> – 1) (</text:span><text:span text:style-name="KrymRusItalic">***********</text:span><text:span text:style-name="KrymUkr">) ******, *********. [****** *** *********. ***** *******]; 2) (</text:span><text:span text:style-name="KrymRusItalic">******, ************</text:span><text:span text:style-name="KrymUkr">) ******, ***********. [****** *****. ****** (***********) ********].</text:span></text:p>
      <text:p text:style-name="KrymPar"><text:span text:style-name="KrymRusBold">******, *******</text:span><text:span text:style-name="KrymUkr"> – **********, *******. [****** ********** ** ******** ****** *************]. </text:span><text:span text:style-name="KrymRusBold">*******</text:span><text:span text:style-name="KrymUkr"> – ********. </text:span><text:span text:style-name="KrymRusBold">*. </text:span><text:span text:style-name="KrymRusItalic">*****</text:span><text:span text:style-name="KrymUkr"> – ******* ******.</text:span></text:p>
      <text:p text:style-name="KrymPar"><text:span text:style-name="KrymRusBold">******</text:span><text:span text:style-name="KrymUkr"> – 1) ******, *********, ********** (</text:span><text:span text:style-name="KrymRusAux">*. </text:span><text:span text:style-name="KrymUkr">-****); 2) (</text:span><text:span text:style-name="KrymRusAux">*********</text:span><text:span text:style-name="KrymUkr">) ******, ****.</text:span></text:p>
      <text:p text:style-name="KrymPar"><text:soft-page-break/><text:span text:style-name="KrymRusBold">********</text:span><text:span text:style-name="KrymUkr"> – ********, **********.</text:span></text:p>
      <text:p text:style-name="KrymPar"><text:span text:style-name="KrymRusBold">****</text:span><text:span text:style-name="KrymUkr"> – 1) *** (</text:span><text:span text:style-name="KrymRusAux">*. </text:span><text:span text:style-name="KrymUkr">*****), ******, (</text:span><text:span text:style-name="KrymRusAux">****** * ************ *********</text:span><text:span text:style-name="KrymUkr">) ********. [** ****** *** ******* ********** *******. *** – ** ******** ***, * ******* – *********. ** ****** * ****** ***** ********. ********** *** ********. ******** *** – **** *******. * * ******* ******** – ****** ****** (*****.)]; 2) </text:span><text:span text:style-name="KrymRusBold">***** </text:span><text:span text:style-name="KrymRusAux">**.</text:span><text:span text:style-name="KrymUkr"> (</text:span><text:span text:style-name="KrymRusItalic">*******, *****</text:span><text:span text:style-name="KrymUkr">) – *****, ********, (</text:span><text:span text:style-name="KrymRusAux">***.</text:span><text:span text:style-name="KrymUkr">) ******, *******, *******’*, *********, ********. [****** ****** *******’* (*********)].</text:span></text:p>
      <text:p text:style-name="KrymPar"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</text:span><text:span text:style-name="KrymUkr"> – *******; (</text:span><text:span text:style-name="KrymRusBold">*. </text:span><text:span text:style-name="KrymRusItalic">*** ***** *** ********* ******* ****, *** **</text:span><text:span text:style-name="KrymUkr">: </text:span><text:span text:style-name="KrymRusItalic">******** ******, **** * *. *.</text:span><text:span text:style-name="KrymUkr">) *******; (</text:span><text:span text:style-name="KrymRusItalic">*** ********* ******</text:span><text:span text:style-name="KrymUkr">) ***********.</text:span></text:p>
      <text:p text:style-name="KrymPar"><text:span text:style-name="KrymRusBold">******, **********,</text:span><text:span text:style-name="KrymRusItalic"> **. </text:span><text:span text:style-name="KrymRusBold">*******.</text:span></text:p>
      <text:p text:style-name="KrymPar"><text:span text:style-name="KrymRusBold">*********</text:span><text:span text:style-name="KrymRusItalic"> * </text:span><text:span text:style-name="KrymRusBold">***********</text:span><text:span text:style-name="KrymUkr"> – *********. [****** ********]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</text:span><text:span text:style-name="KrymUkr"> – 1) (</text:span><text:span text:style-name="KrymRusAux">******** ** **.</text:span><text:span text:style-name="KrymRusItalic"> *****</text:span><text:span text:style-name="KrymUkr">) *******, *******. [*** ********* *******]; 2) (</text:span><text:span text:style-name="KrymRusItalic">*********</text:span><text:span text:style-name="KrymUkr">) **********, ******, ******, ******. [****** ****** (******) ******. ***** *********** ******* (******) ** ********]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</text:span><text:span text:style-name="KrymUkr"> – 1) (</text:span><text:span text:style-name="KrymRusItalic">****</text:span><text:span text:style-name="KrymUkr">) ******, *********, *******, *********. [**** ******, ********. ******** *********]; 2) (</text:span><text:span text:style-name="KrymRusAux">* ****. ***********</text:span><text:span text:style-name="KrymUkr">: </text:span><text:span text:style-name="KrymRusItalic">***** ***</text:span><text:span text:style-name="KrymUkr">) ******, *********, *******, *******, ********** *** (</text:span><text:span text:style-name="KrymRusAux">********* *** * * ****. ***********</text:span><text:span text:style-name="KrymUkr">). [******** *******, ***********. *********** ******** **** (****) *** ******. ****** ******** ***** ******* *** ********* *****. ********* ********** ******* ***** ******* *******]; 3) (</text:span><text:span text:style-name="KrymRusBold">*. </text:span><text:span text:style-name="KrymRusItalic">*****</text:span><text:span text:style-name="KrymUkr">) ******. [****** *****, *******, ********]; 4) (</text:span><text:span text:style-name="KrymRusItalic">***********</text:span><text:span text:style-name="KrymUkr">) ******, *********. [****** (**********) ********].</text:span></text:p>
      <text:p text:style-name="KrymPar"><text:span text:style-name="KrymRusBold">********</text:span><text:span text:style-name="KrymUkr"> – ********. [******** *********** * ********].</text:span></text:p>
      <text:p text:style-name="KrymPar"><text:span text:style-name="KrymRusBold">********</text:span><text:span text:style-name="KrymUkr"> – *******.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****</text:span><text:span text:style-name="KrymUkr">, </text:span><text:span text:style-name="KrymRusAux">***.</text:span><text:span text:style-name="KrymUkr"> – ** ******, ** *******.</text:span></text:p>
      <text:p text:style-name="KrymPar"><text:span text:style-name="KrymRusBold">****, *********</text:span><text:span text:style-name="KrymUkr"> – 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 – *********, *********.</text:span></text:p>
      <text:p text:style-name="KrymPar"><text:span text:style-name="KrymRusBold">****, *********</text:span><text:span text:style-name="KrymUkr"> – ************, ************.</text:span></text:p>
      <text:p text:style-name="KrymPar"><text:span text:style-name="KrymRusBold">********, *****</text:span><text:span text:style-name="KrymUkr"> – ***********, ********** (*********), ***********, *********, ********, *******. [** ***** ******* ******** * *******].</text:span></text:p>
      <text:p text:style-name="KrymPar"><text:span text:style-name="KrymRusBold">****</text:span><text:span text:style-name="KrymUkr"> – ******. </text:span><text:span text:style-name="KrymRusItalic">** </text:span><text:span text:style-name="KrymRusBold">****</text:span><text:span text:style-name="KrymRusItalic">, ** ******</text:span><text:span text:style-name="KrymUkr"> – ** *****, ** *****; (</text:span><text:span text:style-name="KrymRusAux">***.</text:span><text:span text:style-name="KrymUkr">) ** *******, ** ******.</text:span></text:p>
      <text:p text:style-name="KrymPar"><text:span text:style-name="KrymRusBold">******</text:span><text:span text:style-name="KrymUkr"> – *******.</text:span></text:p>
      <text:p text:style-name="KrymPar"><text:span text:style-name="KrymRusBold">******, *******</text:span><text:span text:style-name="KrymUkr"> – * ********, * ********. </text:span><text:span text:style-name="KrymRusItalic">*****</text:span><text:span text:style-name="KrymUkr"> (</text:span><text:span text:style-name="KrymRusItalic">*****</text:span><text:span text:style-name="KrymUkr">) </text:span><text:span text:style-name="KrymRusBold">*******</text:span><text:span text:style-name="KrymUkr"> – *********, -**, *********, *********, *********, *********, ****** (******) * ********, * ********. </text:span><text:span text:style-name="KrymRusItalic">***** </text:span><text:span text:style-name="KrymRusBold">******* </text:span><text:span text:style-name="KrymRusItalic">****** *** ***** ****-*.</text:span><text:span text:style-name="KrymUkr"> – ****** (******) ****** *** ******** (** *******). </text:span><text:span text:style-name="KrymRusItalic">******, **** </text:span><text:span text:style-name="KrymRusBold">*******</text:span><text:span text:style-name="KrymUkr"> – *********, *********, *********, ********* *****, *******, ***** * ********. </text:span><text:span text:style-name="KrymRusItalic">****** ***** </text:span><text:span text:style-name="KrymRusBold">*******</text:span><text:span text:style-name="KrymRusItalic"> *** ***** ****-*.</text:span><text:span text:style-name="KrymUkr"> – *********, (</text:span><text:span text:style-name="KrymRusAux">***.</text:span><text:span text:style-name="KrymUkr">) ********* ** *******. </text:span><text:span text:style-name="KrymRusItalic">******* </text:span><text:span text:style-name="KrymRusBold">*******</text:span><text:span text:style-name="KrymUkr"> – ***********, -**. [****** *** ** ****: * **** *************]. </text:span><text:span text:style-name="KrymRusItalic">******** </text:span><text:span text:style-name="KrymRusBold">*******</text:span><text:span text:style-name="KrymUkr"> – *************. [************ ****** *******, ** *** ** **************!]. </text:span><text:span text:style-name="KrymRusItalic">******* </text:span><text:span text:style-name="KrymRusBold">*******</text:span><text:span text:style-name="KrymUkr"> – **************. </text:span><text:span text:style-name="KrymRusItalic">****** </text:span><text:span text:style-name="KrymRusBold">*******</text:span><text:span text:style-name="KrymUkr"> – **********. [**** **** **********].</text:span></text:p>
      <text:p text:style-name="KrymPar"><text:span text:style-name="KrymRusBold">***********</text:span><text:span text:style-name="KrymUkr"> – *************, ***********. </text:span><text:span text:style-name="KrymRusItalic">************ </text:span><text:span text:style-name="KrymRusBold">-***</text:span><text:span text:style-name="KrymRusItalic"> * *****</text:span><text:span text:style-name="KrymUkr"> – (********) ********* * ***, ********* ********* *********. [****** ** ****** **********].</text:span></text:p>
      <text:p text:style-name="KrymPar"><text:span text:style-name="KrymRusBold">*********</text:span><text:span text:style-name="KrymUkr"> – ***********, ************, *********. [********** (***********, ********) ********, ***********, *********, *******, *******]. </text:span><text:span text:style-name="KrymRusBold">-** </text:span><text:span text:style-name="KrymRusItalic">*********</text:span><text:span text:style-name="KrymUkr"> – ************. </text:span><text:span text:style-name="KrymRusBold">-** </text:span><text:span text:style-name="KrymRusItalic">********</text:span><text:span text:style-name="KrymUkr"> – ********** ******, ***. [***** ***** * ***: ** ****** *** ****** *****]. </text:span><text:span text:style-name="KrymRusBold">-**</text:span><text:span text:style-name="KrymUkr"> – **********, ***********, ********.</text:span></text:p>
      <text:p text:style-name="KrymPar"><text:soft-page-break/><text:span text:style-name="KrymRusBold">***************</text:span><text:span text:style-name="KrymUkr"> – *************, **********.</text:span></text:p>
      <text:p text:style-name="KrymPar"><text:span text:style-name="KrymRusBold">******************</text:span><text:span text:style-name="KrymUkr"> – ************.</text:span></text:p>
      <text:p text:style-name="KrymPar"><text:span text:style-name="KrymRusBold">****************</text:span><text:span text:style-name="KrymUkr"> – ****************, ********** ********** (*********), *********. [********* ********* *** ********* *********. ******** ************* ***************. ********* ********].</text:span></text:p>
      <text:p text:style-name="KrymPar"><text:span text:style-name="KrymRusBold">*************</text:span><text:span text:style-name="KrymUkr"> – ***************, ********** *********. [******** ******** **’*********** ** ґ****** ***************]. </text:span><text:span text:style-name="KrymRusItalic">***** </text:span><text:span text:style-name="KrymRusBold">-**</text:span><text:span text:style-name="KrymUkr"> – ***** ********* ********* (***************)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******</text:span><text:span text:style-name="KrymUkr"> – ***********.</text:span></text:p>
      <text:p text:style-name="KrymPar"><text:span text:style-name="KrymRusBold">*******</text:span><text:span text:style-name="KrymUkr"> – ********, ******** *****, ******** *****, **[*]******, ** ******, ********, (</text:span><text:span text:style-name="KrymRusItalic">****** ****</text:span><text:span text:style-name="KrymUkr">) **********, (</text:span><text:span text:style-name="KrymRusItalic">*** ***********</text:span><text:span text:style-name="KrymUkr">) ** ********* ** *****. [*****-* ** *** ** ********* ** ***** *******? (****.)].</text:span></text:p>
      <text:p text:style-name="KrymPar"><text:span text:style-name="KrymRusBold">*********</text:span><text:span text:style-name="KrymUkr"> – * *******. [** ********* ****** * ******* (</text:span><text:span text:style-name="KrymRusItalic">*** </text:span><text:span text:style-name="KrymUkr">**********, **********) ********].</text:span></text:p>
      <text:p text:style-name="KrymPar"><text:span text:style-name="KrymRusBold">**********</text:span><text:span text:style-name="KrymUkr"> – ********, **********, ***********, *********.</text:span></text:p>
      <text:p text:style-name="KrymPar"><text:span text:style-name="KrymRusBold">*********</text:span><text:span text:style-name="KrymUkr"> – **********, *************.</text:span></text:p>
      <text:p text:style-name="KrymPar"><text:span text:style-name="KrymRusBold">************,</text:span><text:span text:style-name="KrymRusItalic"> **. </text:span><text:span text:style-name="KrymRusBold">**************.</text:span></text:p>
      <text:p text:style-name="KrymPar"><text:span text:style-name="KrymRusBold">**********</text:span><text:span text:style-name="KrymUkr"> – *********, ********.</text:span></text:p>
      <text:p text:style-name="KrymPar"><text:span text:style-name="KrymRusBold">*******</text:span><text:span text:style-name="KrymUkr"> – ** ********.</text:span></text:p>
      <text:p text:style-name="KrymPar"><text:span text:style-name="KrymRusBold">*******</text:span><text:span text:style-name="KrymUkr"> – * *********, * ******, * ****, * *******, * *** ****** (*********, *********).</text:span></text:p>
      <text:p text:style-name="KrymPar"><text:span text:style-name="KrymRusBold">*************</text:span><text:span text:style-name="KrymUkr"> – ************. </text:span><text:span text:style-name="KrymRusBold">-******</text:span><text:span text:style-name="KrymUkr"> – *************. [************ *****].</text:span></text:p>
      <text:p text:style-name="KrymPar"><text:span text:style-name="KrymRusBold">**************</text:span><text:span text:style-name="KrymUkr"> – **********, ****************, ****************.</text:span></text:p>
      <text:p text:style-name="KrymPar"><text:span text:style-name="KrymRusBold">************, -**</text:span><text:span text:style-name="KrymUkr"> – ********, -**, **************, -**, **************, -**.</text:span></text:p>
      <text:p text:style-name="KrymPar"><text:span text:style-name="KrymRusBold">**********,</text:span><text:span text:style-name="KrymRusItalic"> **. </text:span><text:span text:style-name="KrymRusBold">**************.</text:span></text:p>
      <text:p text:style-name="KrymPar"><text:span text:style-name="KrymRusBold">************, **********, ***********</text:span><text:span text:style-name="KrymUkr"> – *********, **********, ***********, ***********, ********, ******, ***********, *********, **********. [******** ***** *****, *** ** ********** *****. ** ******* ********* ***** * ******** ***** (*****.). ***** ** *********** *****?]. </text:span><text:span text:style-name="KrymRusBold">************</text:span><text:span text:style-name="KrymUkr"> – *[**]**********, *******, *[**]*********, *************.</text:span></text:p>
      <text:p text:style-name="KrymPar"><text:span text:style-name="KrymRusBold">*************</text:span><text:span text:style-name="KrymUkr"> – ***********, *************.</text:span></text:p>
      <text:p text:style-name="KrymPar"><text:span text:style-name="KrymRusBold">**************</text:span><text:span text:style-name="KrymUkr"> – ****** ************, **********.</text:span></text:p>
      <text:p text:style-name="KrymPar"><text:span text:style-name="KrymRusBold">*********, *********</text:span><text:span text:style-name="KrymUkr"> – ********, *******, *********, ******** ** **. [****** ** *****].</text:span></text:p>
      <text:p text:style-name="KrymPar"><text:span text:style-name="KrymRusBold">*********** </text:span><text:span text:style-name="KrymRusItalic">****</text:span><text:span text:style-name="KrymUkr"> – ************ *****, ********** *****, ************* *****, ************ *****, ******** *****. [** ******* ***** *******, ***** ***** ********].</text:span></text:p>
      <text:p text:style-name="KrymPar"><text:span text:style-name="KrymRusBold">*************</text:span><text:span text:style-name="KrymUkr"> – *** ********* *********, ********, ***********, **************, ************, ***************, **************.</text:span></text:p>
      <text:p text:style-name="KrymPar"><text:span text:style-name="KrymRusBold">*********, -**</text:span><text:span text:style-name="KrymUkr"> – 1) </text:span><text:span text:style-name="KrymRusItalic">**. </text:span><text:span text:style-name="KrymRusBold">***********, -**</text:span><text:span text:style-name="KrymUkr">; 2) **********, ***********, *********.</text:span></text:p>
      <text:p text:style-name="KrymPar"><text:span text:style-name="KrymRusBold">***********</text:span><text:span text:style-name="KrymUkr"> – ************, *************, ***********, **************, ************, *********.</text:span></text:p>
      <text:p text:style-name="KrymPar"><text:span text:style-name="KrymRusBold">*********, ******</text:span><text:span text:style-name="KrymUkr"> – ********, ******. [***** ** *********]; (</text:span><text:span text:style-name="KrymRusItalic">******</text:span><text:span text:style-name="KrymUkr">) ************* (</text:span><text:span text:style-name="KrymRusAux">***.</text:span><text:span text:style-name="KrymUkr">), **********, ************, ************, **********; (</text:span><text:span text:style-name="KrymRusItalic">*******</text:span><text:span text:style-name="KrymUkr">) ***********, *********; (</text:span><text:span text:style-name="KrymRusItalic">******, *****</text:span><text:span text:style-name="KrymUkr">) **********, ********; (</text:span><text:span text:style-name="KrymRusItalic">*** ******</text:span><text:span text:style-name="KrymUkr">) *******, *********.</text:span></text:p>
      <text:p text:style-name="KrymPar"><text:span text:style-name="KrymRusBold">***********, ***********</text:span><text:span text:style-name="KrymUkr"> (</text:span><text:span text:style-name="KrymRusItalic">** ********, ****, ****** * *. *.</text:span><text:span text:style-name="KrymUkr">) – ********, ***********, **********, **********, *********, **************, ************, ********, *’********, **********, **********, **’********, *********, ********, ********, *******. </text:span><text:span text:style-name="KrymRusBold">*. </text:span><text:span text:style-name="KrymRusItalic">** ******</text:span><text:span text:style-name="KrymUkr"> – ********* (</text:span><text:span text:style-name="KrymRusAux">***.</text:span><text:span text:style-name="KrymUkr"> ********), ******* (******), *[*]******* (*[*]******) ** *****. [****** ******* ********, *** ****** ** *****, * ******** ********* (*****)]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***</text:span><text:span text:style-name="KrymUkr"> – ************, **************, ******************. [******** ****** *****, *************, * ***** ******** ** *** *******, ** * ******************].</text:span></text:p>
      <text:p text:style-name="KrymPar"><text:span text:style-name="KrymRusBold">************</text:span><text:span text:style-name="KrymUkr"> – ************.</text:span><text:span text:style-name="KrymRusItalic"> **. </text:span><text:span text:style-name="KrymRusBold">**********.</text:span></text:p>
      <text:p text:style-name="KrymPar"><text:span text:style-name="KrymRusBold">***********</text:span><text:span text:style-name="KrymUkr"> – ***********.</text:span><text:span text:style-name="KrymRusItalic"> **. </text:span><text:span text:style-name="KrymRusBold">*********.</text:span></text:p>
      <text:p text:style-name="KrymPar"><text:soft-page-break/><text:span text:style-name="KrymRusBold">************, ********** </text:span><text:span text:style-name="KrymRusItalic">****, ** ***</text:span><text:span text:style-name="KrymUkr"> – ********, ********. [******** ******** ** ***].</text:span></text:p>
      <text:p text:style-name="KrymPar"><text:span text:style-name="KrymRusBold">**************,</text:span><text:span text:style-name="KrymRusItalic"> **. </text:span><text:span text:style-name="KrymRusBold">**************.</text:span></text:p>
      <text:p text:style-name="KrymPar"><text:span text:style-name="KrymRusBold">*********</text:span><text:span text:style-name="KrymUkr"> – ***********. [*****, ** ** ***** ************]. </text:span><text:span text:style-name="KrymRusBold">*. </text:span><text:span text:style-name="KrymRusItalic">** **</text:span><text:span text:style-name="KrymUkr"> – ******** (</text:span><text:span text:style-name="KrymRusAux">3-* *.</text:span><text:span text:style-name="KrymUkr"> *******) * *******, ********* * *******, ********** *******. [*** **** ***********, **** ** ******* ******* ** ********* ******** ********** (******)]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. [** ***** ******* ******** ****** ****].</text:span></text:p>
      <text:p text:style-name="KrymPar"><text:span text:style-name="KrymRusBold">*************, ***********</text:span><text:span text:style-name="KrymUkr"> – *********, **********, *********, *********, ***********, *********, ***********, ********, **********.</text:span></text:p>
      <text:p text:style-name="KrymPar"><text:span text:style-name="KrymRusBold">**********</text:span><text:span text:style-name="KrymUkr"> – *******, ****** (******), ********, ************ (*****), **********.</text:span></text:p>
      <text:p text:style-name="KrymPar"><text:span text:style-name="KrymRusBold">*************</text:span><text:span text:style-name="KrymUkr"> – ***********, ***********, ********, ************, (</text:span><text:span text:style-name="KrymRusAux">******</text:span><text:span text:style-name="KrymUkr">) ************* (*****). </text:span><text:span text:style-name="KrymRusBold">***************</text:span><text:span text:style-name="KrymUkr"> – ************, *************, *********, *************, ***************.</text:span></text:p>
      <text:p text:style-name="KrymPar"><text:span text:style-name="KrymRusBold">************, -**</text:span><text:span text:style-name="KrymUkr"> – ***********, -**, ************, -**, ****** ****, ************. [** ******** ***** ************ (*****). *** ****** ****** **************. ****** **** ****** ****].</text:span><text:span text:style-name="KrymRusItalic"> **. </text:span><text:span text:style-name="KrymRusBold">**********.</text:span></text:p>
      <text:p text:style-name="KrymPar"><text:span text:style-name="KrymRusBold">*************,</text:span><text:span text:style-name="KrymRusItalic"> **. </text:span><text:span text:style-name="KrymRusBold">*********.</text:span></text:p>
      <text:p text:style-name="KrymPar"><text:span text:style-name="KrymRusBold">*************,</text:span><text:span text:style-name="KrymRusItalic"> **. </text:span><text:span text:style-name="KrymRusBold">*************.</text:span></text:p>
      <text:p text:style-name="KrymPar"><text:span text:style-name="KrymRusBold">*********</text:span><text:span text:style-name="KrymUkr"> – **********, *********** *****.</text:span></text:p>
      <text:p text:style-name="KrymPar"><text:span text:style-name="KrymRusBold">********</text:span><text:span text:style-name="KrymUkr"> – ******(*)***, ***********, ******** (</text:span><text:span text:style-name="KrymRusItalic">*.</text:span><text:span text:style-name="KrymUkr"> -*****), ********, ***********; (</text:span><text:span text:style-name="KrymRusItalic">********</text:span><text:span text:style-name="KrymUkr">) *********. </text:span><text:span text:style-name="KrymRusItalic">****** </text:span><text:span text:style-name="KrymRusBold">********</text:span><text:span text:style-name="KrymUkr"> – ***** ******* ********** (*********, ******), ********** 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*, **********</text:span><text:span text:style-name="KrymUkr"> – ************, ********** (*****), ********* ****** (** *****).</text:span></text:p>
      <text:p text:style-name="KrymPar"><text:span text:style-name="KrymRusBold">***********, *********</text:span><text:span text:style-name="KrymUkr"> – *********, ********* **** ** *****, ** **, ******** (</text:span><text:span text:style-name="KrymRusAux">***.</text:span><text:span text:style-name="KrymUkr"> *********), ********, ********, **********, ********, ***********, ********. </text:span><text:span text:style-name="KrymRusBold">*. </text:span><text:span text:style-name="KrymRusItalic">** *****, ** *****</text:span><text:span text:style-name="KrymUkr"> – ******, ****** ** *********, **********, ******** ******* ** ******. [** ***** ** ******* *********. **-* **** ******* ** **********, **** ***** ** **** ******. ******* ** *** ********. ******** ******* ** ******. ******* ***** ******* ** ******. ********* *** ** ********* ** * *******].</text:span></text:p>
      <text:p text:style-name="KrymPar"><text:span text:style-name="KrymRusBold">*****</text:span><text:span text:style-name="KrymUkr"> – 1) ****, *******, *******; 2) 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, *********.</text:span></text:p>
      <text:p text:style-name="KrymPar"><text:span text:style-name="KrymRusBold">***********</text:span><text:span text:style-name="KrymUkr"> – ******, (</text:span><text:span text:style-name="KrymRusAux">***.</text:span><text:span text:style-name="KrymUkr">) ********. [****** ********. ******* ******** ******** ********]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*</text:span><text:span text:style-name="KrymUkr"> – **********. [******* * *****, ** * ***** ********** (*****.)].</text:span></text:p>
      <text:p text:style-name="KrymPar"><text:span text:style-name="KrymRusBold">************</text:span><text:span text:style-name="KrymUkr"> – ********, ***********.</text:span></text:p>
      <text:p text:style-name="KrymPar"><text:span text:style-name="KrymRusBold">***********, *********</text:span><text:span text:style-name="KrymUkr"> – 1) *******, ********; (</text:span><text:span text:style-name="KrymRusBold">*.</text:span><text:span text:style-name="KrymRusAux"> ******</text:span><text:span text:style-name="KrymUkr">) *********, *********, *************; (</text:span><text:span text:style-name="KrymRusBold">*.</text:span><text:span text:style-name="KrymRusAux"> ******</text:span><text:span text:style-name="KrymUkr">) *************, ***********, (</text:span><text:span text:style-name="KrymRusAux">******</text:span><text:span text:style-name="KrymUkr">) ***************; 2) </text:span><text:span text:style-name="KrymRusBold">***********, ********* </text:span><text:span text:style-name="KrymRusItalic">************** ****</text:span><text:span text:style-name="KrymUkr"> (</text:span><text:span text:style-name="KrymRusItalic">*********, ******* * ******</text:span><text:span text:style-name="KrymUkr">) – ******, ******, ********* *** ********, **********, **********, ********. </text:span><text:span text:style-name="KrymRusBold">***********</text:span><text:span text:style-name="KrymUkr"> – *********, (</text:span><text:span text:style-name="KrymRusItalic">*********</text:span><text:span text:style-name="KrymUkr">) **********. [****** ********** ******].</text:span></text:p>
      <text:p text:style-name="KrymPar"><text:span text:style-name="KrymRusBold">***********, *********</text:span><text:span text:style-name="KrymUkr"> – **********, ******** ******, **********, ********, (</text:span><text:span text:style-name="KrymRusAux">***.</text:span><text:span text:style-name="KrymUkr">) ********, ********. [****** ****** ******* *** (*****.). ******* ***********. ***** ** ******** ********: *******, ****** ** * ******* (*******.). ******* ****** ******** ******’*]. </text:span><text:span text:style-name="KrymRusBold">*.</text:span><text:span text:style-name="KrymRusItalic"> ** ****</text:span><text:span text:style-name="KrymUkr"> – ********, ****** ******.</text:span></text:p>
      <text:p text:style-name="KrymPar"><text:span text:style-name="KrymRusBold">*********</text:span><text:span text:style-name="KrymUkr"> – *********, ********. </text:span><text:span text:style-name="KrymRusItalic">** </text:span><text:span text:style-name="KrymRusBold">-***</text:span><text:span text:style-name="KrymRusItalic"> *****</text:span><text:span text:style-name="KrymUkr"> – ********** * ****, * *****, **** ************.</text:span></text:p>
      <text:p text:style-name="KrymPar"><text:span text:style-name="KrymRusBold">*************, ******</text:span><text:span text:style-name="KrymUkr"> – ********, ****.</text:span></text:p>
      <text:p text:style-name="KrymPar"><text:span text:style-name="KrymRusBold">************, ***********</text:span><text:span text:style-name="KrymUkr"> – *******, (</text:span><text:span text:style-name="KrymRusAux">***.</text:span><text:span text:style-name="KrymUkr">) *********, **********, ************, **********.</text:span></text:p>
      <text:p text:style-name="KrymPar"><text:span text:style-name="KrymRusBold">************, **********</text:span><text:span text:style-name="KrymUkr"> – **********, (</text:span><text:span text:style-name="KrymRusItalic">*****</text:span><text:span text:style-name="KrymUkr">) **********; (</text:span><text:span text:style-name="KrymRusItalic">****</text:span><text:span text:style-name="KrymUkr">) *********, *************. [************* *****, ******** ****** ** ************].</text:span></text:p>
      <text:p text:style-name="KrymPar"><text:soft-page-break/><text:span text:style-name="KrymRusBold">**********, -**</text:span><text:span text:style-name="KrymUkr"> – **********, -**, ***********, -**. [*********** ***].</text:span></text:p>
      <text:p text:style-name="KrymPar"><text:span text:style-name="KrymRusBold">*********, ********</text:span><text:span text:style-name="KrymUkr"> – 1) ********, ********. [**** ***** ** ******]; (</text:span><text:span text:style-name="KrymRusAux">* ******</text:span><text:span text:style-name="KrymUkr">) **********, (** *****). </text:span><text:span text:style-name="KrymRusBold">*. </text:span><text:span text:style-name="KrymRusItalic">**********</text:span><text:span text:style-name="KrymUkr"> – ********** (-*******) *****, ********, *********, ******** ** *****. [** ********, ** * *** ******* ** ********** *****, ** * ****** ** ******** (******)]; 2) (</text:span><text:span text:style-name="KrymRusItalic">*****</text:span><text:span text:style-name="KrymUkr">) **********, **********, ********* ******. [****** ****** * ****** *********].</text:span></text:p>
      <text:p text:style-name="KrymPar"><text:span text:style-name="KrymRusBold">*****</text:span><text:span text:style-name="KrymUkr"> – **** (</text:span><text:span text:style-name="KrymRusAux">*. </text:span><text:span text:style-name="KrymUkr">******), ***** (</text:span><text:span text:style-name="KrymRusAux">***.</text:span><text:span text:style-name="KrymUkr">).</text:span></text:p>
      <text:p text:style-name="KrymPar"><text:span text:style-name="KrymRusBold">*********</text:span><text:span text:style-name="KrymUkr"> – ********* (</text:span><text:span text:style-name="KrymRusItalic">***.-****.</text:span><text:span text:style-name="KrymUkr">, </text:span><text:span text:style-name="KrymRusItalic">*******</text:span><text:span text:style-name="KrymUkr">), ********, (</text:span><text:span text:style-name="KrymRusAux">***.</text:span><text:span text:style-name="KrymUkr">) ****** (</text:span><text:span text:style-name="KrymRusItalic">*.</text:span><text:span text:style-name="KrymUkr"> -**).</text:span></text:p>
      <text:p text:style-name="KrymPar"><text:span text:style-name="KrymRusBold">**********</text:span><text:span text:style-name="KrymUkr"> – **********.</text:span><text:span text:style-name="KrymRusItalic"> **. </text:span><text:span text:style-name="KrymRusBold">************.</text:span></text:p>
      <text:p text:style-name="KrymPar"><text:span text:style-name="KrymRusBold">*****</text:span><text:span text:style-name="KrymUkr"> – 1) **********; 2) (</text:span><text:span text:style-name="KrymRusItalic">***’** ** ****, *****</text:span><text:span text:style-name="KrymUkr">) ******, ****** (</text:span><text:span text:style-name="KrymRusAux">*. </text:span><text:span text:style-name="KrymUkr">-*****); (</text:span><text:span text:style-name="KrymRusAux">**.</text:span><text:span text:style-name="KrymUkr">) *[*]****[**]**** (</text:span><text:span text:style-name="KrymRusAux">*. </text:span><text:span text:style-name="KrymUkr">-******). [******** * ******* ** *********].</text:span></text:p>
      <text:p text:style-name="KrymPar"><text:span text:style-name="KrymRusBold">*********, ********</text:span><text:span text:style-name="KrymUkr"> – *********, ********. [****** *****, ****** ******** ***** ** *****].</text:span></text:p>
      <text:p text:style-name="KrymPar"><text:span text:style-name="KrymRusBold">*************, *********</text:span><text:span text:style-name="KrymUkr"> – *********, ********, ********, ******* (** *****).</text:span></text:p>
      <text:p text:style-name="KrymPar"><text:span text:style-name="KrymRusBold">****************</text:span><text:span text:style-name="KrymUkr"> – ************, **************.</text:span></text:p>
      <text:p text:style-name="KrymPar"><text:span text:style-name="KrymRusBold">**************</text:span><text:span text:style-name="KrymUkr"> – *************, ***************, ***********, *********, *********; (</text:span><text:span text:style-name="KrymRusItalic">* ***** *****, ****, ****</text:span><text:span text:style-name="KrymUkr">) *********, ********, ***************, **********.</text:span></text:p>
      <text:p text:style-name="KrymPar"><text:span text:style-name="KrymRusBold">**************, ************</text:span><text:span text:style-name="KrymUkr"> (</text:span><text:span text:style-name="KrymRusItalic">* **** * * ********</text:span><text:span text:style-name="KrymUkr">) **********, ***********, *************, ********; (</text:span><text:span text:style-name="KrymRusItalic">****** * ********</text:span><text:span text:style-name="KrymUkr">) ************, **********, *************, **********, ********, *********, **********, ********, ************.</text:span></text:p>
      <text:p text:style-name="KrymPar"><text:span text:style-name="KrymRusBold">****************, **************</text:span><text:span text:style-name="KrymUkr"> (</text:span><text:span text:style-name="KrymRusItalic">* ********</text:span><text:span text:style-name="KrymUkr">) – ************, **********, ************, *************, ***************, (</text:span><text:span text:style-name="KrymRusAux">* ****.</text:span><text:span text:style-name="KrymUkr">) **************, ***********. [****** ********** (****.)]; (</text:span><text:span text:style-name="KrymRusItalic">* ****</text:span><text:span text:style-name="KrymUkr">) ********, **********, *************.</text:span></text:p>
      <text:p text:style-name="KrymPar"><text:span text:style-name="KrymRusBold">******</text:span><text:span text:style-name="KrymUkr">, (</text:span><text:span text:style-name="KrymRusItalic">* ******</text:span><text:span text:style-name="KrymUkr">) – *******, *********** ***********; (</text:span><text:span text:style-name="KrymRusItalic">* *****</text:span><text:span text:style-name="KrymUkr">) ***********, ******** **********.</text:span></text:p>
      <text:p text:style-name="KrymPar"><text:span text:style-name="KrymRusBold">************, ***********</text:span><text:span text:style-name="KrymUkr"> – ***********, **********, ********, *********.</text:span></text:p>
      <text:p text:style-name="KrymPar"><text:span text:style-name="KrymRusBold">******</text:span><text:span text:style-name="KrymUkr"> – 1) *******, (</text:span><text:span text:style-name="KrymRusItalic">******</text:span><text:span text:style-name="KrymUkr">) *** (</text:span><text:span text:style-name="KrymRusAux">*. </text:span><text:span text:style-name="KrymUkr">*****), (</text:span><text:span text:style-name="KrymRusItalic">******. ***</text:span><text:span text:style-name="KrymUkr">) ******* (</text:span><text:span text:style-name="KrymRusAux">*. </text:span><text:span text:style-name="KrymUkr">********). </text:span><text:span text:style-name="KrymRusItalic">******* * *****. </text:span><text:span text:style-name="KrymRusBold">*********</text:span><text:span text:style-name="KrymUkr"> – ********* ******** (*. ****.). </text:span><text:span text:style-name="KrymRusItalic">* ******** </text:span><text:span text:style-name="KrymRusBold">*********</text:span><text:span text:style-name="KrymUkr"> – **********. </text:span><text:span text:style-name="KrymRusItalic">** </text:span><text:span text:style-name="KrymRusBold">******</text:span><text:span text:style-name="KrymUkr"> – ** ****, ** *******, ** *******, ** ********. </text:span><text:span text:style-name="KrymRusItalic">*********** </text:span><text:span text:style-name="KrymRusBold">**********</text:span><text:span text:style-name="KrymUkr"> – ***** ***********, **** ** *********** (*****.). </text:span><text:span text:style-name="KrymRusItalic">*******, ******** </text:span><text:span text:style-name="KrymRusBold">*********</text:span><text:span text:style-name="KrymRusItalic"> ***</text:span><text:span text:style-name="KrymUkr"> – ********, ********* *****, ******** ** *****. [******* ** *****]. </text:span><text:span text:style-name="KrymRusItalic">*********, *******, ********, ******* </text:span><text:span text:style-name="KrymRusBold">*********</text:span><text:span text:style-name="KrymRusItalic"> ******</text:span><text:span text:style-name="KrymUkr"> – ********, (</text:span><text:span text:style-name="KrymRusAux">***.</text:span><text:span text:style-name="KrymUkr">) *********, *********, ********* *****, ********** ******, ********** (</text:span><text:span text:style-name="KrymRusAux">***.</text:span><text:span text:style-name="KrymUkr">). </text:span><text:span text:style-name="KrymRusItalic">********** </text:span><text:span text:style-name="KrymRusBold">******</text:span><text:span text:style-name="KrymUkr"> – ****** ****, ******** * ***** ****. </text:span><text:span text:style-name="KrymRusItalic">*********, ********** </text:span><text:span text:style-name="KrymRusBold">-***</text:span><text:span text:style-name="KrymUkr"> – **********, *********** *****, ***********, -**, ***********, -**, *************, ************ * ***, *********** ******* (******). </text:span><text:span text:style-name="KrymRusItalic">******* </text:span><text:span text:style-name="KrymRusBold">-***</text:span><text:span text:style-name="KrymUkr"> – ********* *********, ******.</text:span><text:span text:style-name="KrymRusItalic"> *********** * **** </text:span><text:span text:style-name="KrymRusBold">-***</text:span><text:span text:style-name="KrymUkr"> – ******* ****** ** *****. [***** * ** ******, *** ** ***** ******* ****** ****** = </text:span><text:span text:style-name="KrymRusItalic">* *** </text:span><text:span text:style-name="KrymRusBold">*********</text:span><text:span text:style-name="KrymRusItalic"> ********** *******</text:span><text:span text:style-name="KrymUkr"> (*. ****.)]. </text:span><text:span text:style-name="KrymRusItalic">********* </text:span><text:span text:style-name="KrymRusBold">******</text:span><text:span text:style-name="KrymUkr"> – **’******* ******, ******** **** (***.-***.). </text:span><text:span text:style-name="KrymRusItalic">** ***, *** </text:span><text:span text:style-name="KrymRusBold">******</text:span><text:span text:style-name="KrymUkr"> – ** ****, ***** ****, ** ***, *** *******. [** ***** **** – ***’***, * ** **** – ******* ********* (***.-***.)]. </text:span><text:span text:style-name="KrymRusItalic">******* </text:span><text:span text:style-name="KrymRusBold">******,</text:span><text:span text:style-name="KrymRusItalic"> **. </text:span><text:span text:style-name="KrymRusBold">**********</text:span><text:span text:style-name="KrymUkr">; 2) </text:span><text:span text:style-name="KrymRusBold">******</text:span><text:span text:style-name="KrymUkr"> (</text:span><text:span text:style-name="KrymRusItalic">******</text:span><text:span text:style-name="KrymUkr">) – *******, ******, ******, ************. </text:span><text:span text:style-name="KrymRusItalic">** ***, *** </text:span><text:span text:style-name="KrymRusBold">******</text:span><text:span text:style-name="KrymUkr"> – * ******** ***** (*****), (**) ** *** (*****) *******, ** ** ***** (** *****), ** ******, ** *****; ** **** (** *****) ****** (******). </text:span><text:span text:style-name="KrymRusItalic">************ </text:span><text:span text:style-name="KrymRusBold">-**</text:span><text:span text:style-name="KrymUkr"> – ********* ** *********. </text:span><text:span text:style-name="KrymRusItalic">** *********** * ***** </text:span><text:span text:style-name="KrymRusBold">-****</text:span><text:span text:style-name="KrymUkr"> – ** ************* * ******** **********, (</text:span><text:span text:style-name="KrymRusAux">******.</text:span><text:span text:style-name="KrymUkr">) ** ***** *********. </text:span><text:span text:style-name="KrymRusItalic">*********** **** </text:span><text:span text:style-name="KrymRusBold">******</text:span><text:span text:style-name="KrymUkr"> – ******* **** ***, ************* ***** ****** (*******).</text:span></text:p>
      <text:p text:style-name="KrymPar"><text:span text:style-name="KrymRusBold">**********</text:span><text:span text:style-name="KrymUkr"> – **********, ******* ** *******.</text:span></text:p>
      <text:p text:style-name="KrymPar"><text:span text:style-name="KrymRusBold">************, **********</text:span><text:span text:style-name="KrymUkr"> – **********, **********, ********, ***********, ***********, (*)*********, (*)**********. </text:span><text:span text:style-name="KrymRusBold">*. </text:span><text:span text:style-name="KrymRusItalic">******</text:span><text:span text:style-name="KrymUkr"> – ********, *********, ******** (********) ****, ******** (********) **** (******) ** ******, ********, ********, *********, ********* *******, ********* ** *****, (</text:span><text:span text:style-name="KrymRusAux">***.</text:span><text:span text:style-name="KrymUkr">) *********, ********, ************, *********, ********* ******. </text:span><text:span text:style-name="KrymRusBold">*. </text:span><text:span text:style-name="KrymRusItalic">******, **********</text:span><text:span text:style-name="KrymUkr"> – **********, ******** *******, ******. </text:span><text:span text:style-name="KrymRusBold">*. </text:span><text:span text:style-name="KrymRusItalic">**********</text:span><text:span text:style-name="KrymUkr"> – **********, (</text:span><text:span text:style-name="KrymRusAux">***.</text:span><text:span text:style-name="KrymUkr">) (**)******** </text:span><text:span text:style-name="KrymRusItalic">* *. *.</text:span><text:span text:style-name="KrymUkr"> *-*** *****, *****. </text:span><text:span text:style-name="KrymRusBold">*. </text:span><text:span text:style-name="KrymRusItalic">**** ** *****</text:span><text:span text:style-name="KrymUkr"> – **********, ********** ******, **********, </text:span><text:soft-page-break/><text:span text:style-name="KrymUkr">(**********) *** ******, **********, ***********.</text:span></text:p>
      <text:p text:style-name="KrymPar"><text:span text:style-name="KrymRusBold">**********</text:span><text:span text:style-name="KrymUkr"> – ********’*.</text:span></text:p>
      <text:p text:style-name="KrymPar"><text:span text:style-name="KrymRusBold">*****</text:span><text:span text:style-name="KrymUkr"> – 1) ********* ** *****; 2) ***********, ***********; 3) </text:span><text:span text:style-name="KrymRusAux">***.</text:span><text:span text:style-name="KrymUkr"> (</text:span><text:span text:style-name="KrymRusItalic">**********</text:span><text:span text:style-name="KrymUkr">),</text:span><text:span text:style-name="KrymRusItalic"> **. </text:span><text:span text:style-name="KrymRusBold">*******, *********.</text:span></text:p>
      <text:p text:style-name="KrymPar"><text:span text:style-name="KrymRusBold">*********, *********</text:span><text:span text:style-name="KrymUkr"> – 1) ******** (</text:span><text:span text:style-name="KrymRusAux">***.</text:span><text:span text:style-name="KrymUkr"> ********) ** *****, ******** (********) ** *****, (</text:span><text:span text:style-name="KrymRusAux">* ******</text:span><text:span text:style-name="KrymUkr">) **********. [********* ***** ** *****]; 2) (</text:span><text:span text:style-name="KrymRusItalic">*********</text:span><text:span text:style-name="KrymUkr">) *********, **********, *********, **********; 3) (</text:span><text:span text:style-name="KrymRusAux">***.</text:span><text:span text:style-name="KrymUkr">) **********, ***********, **************, ************.</text:span><text:span text:style-name="KrymRusItalic"> **. </text:span><text:span text:style-name="KrymRusBold">**********.</text:span></text:p>
      <text:p text:style-name="KrymPar"><text:span text:style-name="KrymRusBold">***********</text:span><text:span text:style-name="KrymUkr"> – ***********, ***********, *********, **********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***, ********</text:span><text:span text:style-name="KrymUkr"> – *****’*, ******’*, *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*, ************.</text:span></text:p>
      <text:p text:style-name="KrymPar"><text:span text:style-name="KrymRusBold">***************, *************</text:span><text:span text:style-name="KrymUkr"> – 1) *************, **********, ************, *********. [****-* ***** ******, ******* ** **** ********! (******.)]; 2) </text:span><text:span text:style-name="KrymRusItalic">**. </text:span><text:span text:style-name="KrymRusBold">*************.</text:span></text:p>
      <text:p text:style-name="KrymPar"><text:span text:style-name="KrymRusBold">*****************, ***************</text:span><text:span text:style-name="KrymUkr"> – **********, **’******** *******, ** ****, ***********, ********** (****’******) ** ****, ***************, ************, *********, ******** (*******).</text:span></text:p>
      <text:p text:style-name="KrymPar"><text:span text:style-name="KrymRusBold">***********</text:span><text:span text:style-name="KrymUkr"> – ***********, ***********, ************.</text:span></text:p>
      <text:p text:style-name="KrymPar"><text:span text:style-name="KrymRusBold">**************</text:span><text:span text:style-name="KrymUkr">, </text:span><text:span text:style-name="KrymRusAux">****. </text:span><text:span text:style-name="KrymRusBold">************** </text:span><text:span text:style-name="KrymRusItalic">****</text:span><text:span text:style-name="KrymUkr"> – *** (******, *******) ********* (*******) *****, ****** (******) ******* ******, ********* ***. [* ***** *********, ******** ** *** – ** **********].</text:span></text:p>
      <text:p text:style-name="KrymPar"><text:span text:style-name="KrymRusBold">***********, *********</text:span><text:span text:style-name="KrymUkr"> – *******, ***********, ******** *********. </text:span><text:span text:style-name="KrymRusBold">*. </text:span><text:span text:style-name="KrymRusItalic">***</text:span><text:span text:style-name="KrymUkr"> – ************, **********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****, ******</text:span><text:span text:style-name="KrymUkr"> – 1) (</text:span><text:span text:style-name="KrymRusItalic">******</text:span><text:span text:style-name="KrymUkr">) *********, ********, (</text:span><text:span text:style-name="KrymRusItalic">*****</text:span><text:span text:style-name="KrymUkr">) ******; 2) (</text:span><text:span text:style-name="KrymRusItalic">*****</text:span><text:span text:style-name="KrymUkr">) **********, ********; 3) (</text:span><text:span text:style-name="KrymRusItalic">*****</text:span><text:span text:style-name="KrymUkr">) *********. [********* ******* ** **** (****. 24)].</text:span></text:p>
      <text:p text:style-name="KrymPar"><text:span text:style-name="KrymRusBold">************, **********</text:span><text:span text:style-name="KrymUkr"> – **********, ********* ******, ********, ********* ****** (** ******, ********). </text:span><text:span text:style-name="KrymRusBold">*. </text:span><text:span text:style-name="KrymRusItalic">** ********</text:span><text:span text:style-name="KrymUkr"> – ********* ** *********. </text:span><text:span text:style-name="KrymRusBold">*. </text:span><text:span text:style-name="KrymRusItalic">***</text:span><text:span text:style-name="KrymUkr"> – ******, ******** *****, ****** ******. </text:span><text:span text:style-name="KrymRusBold">*********** </text:span><text:span text:style-name="KrymRusItalic">***</text:span><text:span text:style-name="KrymUkr"> – ********* (*************) ***, 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, *********</text:span><text:span text:style-name="KrymUkr"> – ********, *******, ********. [** ******* *******, ** ****** ************].</text:span></text:p>
      <text:p text:style-name="KrymPar"><text:span text:style-name="KrymRusBold">***********, ***********</text:span><text:span text:style-name="KrymUkr"> – ***********, **********, ********, *********, **************, ************. [*********** ** ******]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</text:span><text:span text:style-name="KrymUkr"> – ********, ************, *************, ******.</text:span><text:span text:style-name="KrymRusItalic"> ***. </text:span><text:span text:style-name="KrymRusBold">*******, **********. </text:span><text:span text:style-name="KrymRusItalic">********, ******, ***** </text:span><text:span text:style-name="KrymRusBold">*****</text:span><text:span text:style-name="KrymUkr"> – ***********, ******** ************, ***********, *********, ********, *******, ******* *******, ******* ******, ******** ******* (********, *********), *********, *******, ********** ** *****-**; (</text:span><text:span text:style-name="KrymRusAux">***.</text:span><text:span text:style-name="KrymUkr">) *************, *********, ********* *** ******* ********* ******.</text:span></text:p>
      <text:p text:style-name="KrymPar"><text:span text:style-name="KrymRusBold">*********</text:span><text:span text:style-name="KrymUkr"> – **********, (</text:span><text:span text:style-name="KrymRusAux">***.</text:span><text:span text:style-name="KrymUkr">) ************, ************. [****** *** ****** ************].</text:span></text:p>
      <text:p text:style-name="KrymPar"><text:span text:style-name="KrymRusBold">*************</text:span><text:span text:style-name="KrymUkr"> – ************, ************, ************.</text:span></text:p>
      <text:p text:style-name="KrymPar"><text:span text:style-name="KrymRusBold">***********</text:span><text:span text:style-name="KrymUkr"> – **********, ********, ***********, **********, **********, ***********, (</text:span><text:span text:style-name="KrymRusAux">*****</text:span><text:span text:style-name="KrymUkr">) **********. [****** * **** **********].</text:span></text:p>
      <text:p text:style-name="KrymPar"><text:span text:style-name="KrymRusBold">*****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**</text:span><text:span text:style-name="KrymUkr">; 2) (</text:span><text:span text:style-name="KrymRusItalic">* ****, ******, ******</text:span><text:span text:style-name="KrymUkr">) ***********, *********, **********, *************, ***********, ***********. [******** ****** (****.). ********** ** *****. ******* ***** ****** ******* *******, ** ** ****** ******* ************* (******). ********** ***** ********* *** ** ******* *****].</text:span></text:p>
      <text:p text:style-name="KrymPar"><text:span text:style-name="KrymRusBold">***********</text:span><text:span text:style-name="KrymUkr"> – 1) </text:span><text:span text:style-name="KrymRusItalic">**. </text:span><text:span text:style-name="KrymRusBold">*************</text:span><text:span text:style-name="KrymUkr">; 2) *************, ************, ***********, *************.</text:span></text:p>
      <text:p text:style-name="KrymPar"><text:span text:style-name="KrymRusBold">************</text:span><text:span text:style-name="KrymUkr"> – ***********, ***********, (</text:span><text:span text:style-name="KrymRusAux">***.</text:span><text:span text:style-name="KrymUkr">) *************, ************** (</text:span><text:span text:style-name="KrymRusAux">*. </text:span><text:span text:style-name="KrymUkr">-*****).</text:span></text:p>
      <text:p text:style-name="KrymPar"><text:soft-page-break/><text:span text:style-name="KrymRusBold">***********</text:span><text:span text:style-name="KrymUkr"> – ************, ************.</text:span></text:p>
      <text:p text:style-name="KrymPar"><text:span text:style-name="KrymRusBold">*****</text:span><text:span text:style-name="KrymUkr"> – *********, (</text:span><text:span text:style-name="KrymRusItalic">*******</text:span><text:span text:style-name="KrymUkr">) *******. </text:span><text:span text:style-name="KrymRusItalic">*********, ********* ********* </text:span><text:span text:style-name="KrymRusBold">*****</text:span><text:span text:style-name="KrymUkr"> – *******, ********, *-******** ** ****** *********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pan text:style-name="KrymRusBold">************</text:span><text:span text:style-name="KrymUkr"> – ***********. [****** ***** ********* ***********].</text:span></text:p>
      <text:p text:style-name="KrymPar"><text:span text:style-name="KrymRusBold">*************</text:span><text:span text:style-name="KrymUkr"> – **********, **********.</text:span></text:p>
      <text:p text:style-name="KrymPar"><text:span text:style-name="KrymRusBold">************, ***********</text:span><text:span text:style-name="KrymUkr"> – ***********, ************, *********, *********, **********, **********, ********, ***********, *************, *************, ***********. [** ******* ********* ****** ***** *********** ********* (*****.). *** ****** *********** ***** ********* (*. ***.)]. </text:span><text:span text:style-name="KrymRusBold">*.</text:span><text:span text:style-name="KrymRusItalic"> * ******, ******** ** ***</text:span><text:span text:style-name="KrymUkr"> – *********, (</text:span><text:span text:style-name="KrymRusAux">***.</text:span><text:span text:style-name="KrymUkr">) **********. [* ******* ** *** *********, ** ***** *** ******** (*****.). ******** ********, ** ******* **********]. </text:span><text:span text:style-name="KrymRusItalic">** </text:span><text:span text:style-name="KrymRusBold">**********</text:span><text:span text:style-name="KrymUkr"> – *** ************, ***** *****(*)*****.</text:span></text:p>
      <text:p text:style-name="KrymPar"><text:span text:style-name="KrymRusBold">***********</text:span><text:span text:style-name="KrymUkr"> – *********, ***********, ***********, **********, *********, ************, ******** ******. [* ******* *******. *********** ** ****** * ***********. ****** ** ******* ****** ******, ***** *** ******]. </text:span><text:span text:style-name="KrymRusBold">*************</text:span><text:span text:style-name="KrymUkr"> – ************. [****** ************]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 – 1) (</text:span><text:span text:style-name="KrymRusItalic">****</text:span><text:span text:style-name="KrymUkr">) **************, ************; 2) **********, **********.</text:span></text:p>
      <text:p text:style-name="KrymPar"><text:span text:style-name="KrymRusBold">*********, ******</text:span><text:span text:style-name="KrymUkr"> – 1) (</text:span><text:span text:style-name="KrymRusItalic">*****, ****</text:span><text:span text:style-name="KrymUkr">) *************, (</text:span><text:span text:style-name="KrymRusAux">***.</text:span><text:span text:style-name="KrymUkr">) ***********; 2) *********, *******, *********, ******, **********. [******** ********* ** ****** ******* ******, ** ******** (******.). ****** *******, **********. ** **’***** ***** *******, *** *** * ******]. </text:span><text:span text:style-name="KrymRusBold">****** </text:span><text:span text:style-name="KrymRusItalic">******</text:span><text:span text:style-name="KrymUkr"> – ***********; 3) </text:span><text:span text:style-name="KrymRusBold">****** </text:span><text:span text:style-name="KrymRusItalic">****</text:span><text:span text:style-name="KrymUkr"> – ******** *****. [** *** ***** ***** ******** (***********), ** ******** ****** ** ***********]; 4) (</text:span><text:span text:style-name="KrymRusAux">****** ***.</text:span><text:span text:style-name="KrymUkr">) ************, ************, ********, ***** ****** (******), *************. [********* ***, ** ****** ***’*********].</text:span></text:p>
      <text:p text:style-name="KrymPar"><text:span text:style-name="KrymRusBold">***********, *********</text:span><text:span text:style-name="KrymUkr"> – 1) ***********, *********. [** ************ ******* ***********]; 2) ***********, *********. [****** *********** ** ***** * ****** *******. ****** ********]; 3) **********, ********. [******* *********** ** *****]; 4) </text:span><text:span text:style-name="KrymRusBold">*. </text:span><text:span text:style-name="KrymRusItalic">** ******</text:span><text:span text:style-name="KrymUkr"> – ***********. [*** ****** ******, ** * ***** ** *********]; 5) (</text:span><text:span text:style-name="KrymRusItalic">* **** ** ****, * **** ***** ** ***** * *. *.</text:span><text:span text:style-name="KrymUkr">) ***********, ************, **********, ********, ***********. [** ********* ***** *******, ** *** * ************, ***** *********. ****** ** ******** ********]; 6) </text:span><text:span text:style-name="KrymRusBold">*. </text:span><text:span text:style-name="KrymRusItalic">********</text:span><text:span text:style-name="KrymUkr"> – ********** (********) *********, ***********, ********[**]**. [****** *****, ** ******** ********. ********** ***** *** *****. *** ***** ****** ********** (****.). **** ******** ********, *****, *********** ** (****.)]; 8) (</text:span><text:span text:style-name="KrymRusItalic">* ****</text:span><text:span text:style-name="KrymUkr">) ********. [* ****** *** *******, ***-*** ***** ****** *******].</text:span></text:p>
      <text:p text:style-name="KrymPar"><text:span text:style-name="KrymRusBold">*********</text:span><text:span text:style-name="KrymUkr"> – ********, *********, *********, -**, **********, * ****** ******, ********* (*****). </text:span><text:span text:style-name="KrymRusBold">***********</text:span><text:span text:style-name="KrymUkr"> – ** ****** ******, ***********.</text:span></text:p>
      <text:p text:style-name="KrymPar"><text:span text:style-name="KrymRusBold">********* </text:span><text:span text:style-name="KrymRusItalic">****</text:span><text:span text:style-name="KrymUkr"> – *********** ** **************, ** ******** (** ********). </text:span><text:span text:style-name="KrymRusBold">-**</text:span><text:span text:style-name="KrymUkr"> – *******, *******, ******* ********.</text:span></text:p>
      <text:p text:style-name="KrymPar"><text:span text:style-name="KrymRusBold">********, **********</text:span><text:span text:style-name="KrymUkr"> – ******.</text:span></text:p>
      <text:p text:style-name="KrymPar"><text:span text:style-name="KrymRusBold">********</text:span><text:span text:style-name="KrymUkr"> – ********, **********. [****** *** ******** ******** * ********].</text:span></text:p>
      <text:p text:style-name="KrymPar"><text:span text:style-name="KrymRusBold">*********, -**</text:span><text:span text:style-name="KrymUkr"> – ********, -**, **********, -** (</text:span><text:span text:style-name="KrymRusAux">***.</text:span><text:span text:style-name="KrymUkr">), **********, -**, *********, *******, (</text:span><text:span text:style-name="KrymRusItalic">* *****</text:span><text:span text:style-name="KrymUkr">) ********. [****** **********, ** ****. ******* ** *** ** ********, ******* ****** *** ** ***** ******** (****.). ********** ***** ********** ****** ***** ******** ********. ******* ****** ******** (****.). ****** ****** *-** ******* (****.)]. </text:span><text:span text:style-name="KrymRusBold">*. </text:span><text:span text:style-name="KrymRusItalic">*******</text:span><text:span text:style-name="KrymUkr"> – **********. [******** *** * ******* ********* *** ****** ********** (*****. *****)].</text:span></text:p>
      <text:p text:style-name="KrymPar"><text:span text:style-name="KrymRusBold">**********,</text:span><text:span text:style-name="KrymRusItalic"> **. </text:span><text:span text:style-name="KrymRusBold">*****.</text:span></text:p>
      <text:p text:style-name="KrymPar"><text:span text:style-name="KrymRusBold">***********, -****</text:span><text:span text:style-name="KrymUkr"> – *******, -*** (</text:span><text:span text:style-name="KrymRusItalic">****.</text:span><text:span text:style-name="KrymUkr"> ** ******* ********); (</text:span><text:span text:style-name="KrymRusItalic">**********</text:span><text:span text:style-name="KrymUkr">) **********, -**, (*********) *******-****; (</text:span><text:span text:style-name="KrymRusAux">*******.</text:span><text:span text:style-name="KrymUkr">) ************, *********. [***** ********* **** **** ***** **** **********, ** * ******** *****, ** *****].</text:span><text:span text:style-name="KrymRusItalic"> **. </text:span><text:span text:style-name="KrymRusBold">************.</text:span></text:p>
      <text:p text:style-name="KrymPar"><text:soft-page-break/><text:span text:style-name="KrymRusBold">*********, **********</text:span><text:span text:style-name="KrymUkr"> – ********, *********, ********, ************. [*********** *** ****** (****.)]. </text:span><text:span text:style-name="KrymRusBold">*. </text:span><text:span text:style-name="KrymRusItalic">****** ******</text:span><text:span text:style-name="KrymUkr"> – ******** ** ****** ******; (</text:span><text:span text:style-name="KrymRusItalic">***********, ********* ***</text:span><text:span text:style-name="KrymUkr">) **********, ************, ************. [*** ********** ******].</text:span></text:p>
      <text:p text:style-name="KrymPar"><text:span text:style-name="KrymRusBold">**’********, **’*******</text:span><text:span text:style-name="KrymUkr"> – *********, ******** ** *****, * *****, **********, ************, ************ ** *****. </text:span><text:span text:style-name="KrymRusBold">*. </text:span><text:span text:style-name="KrymRusItalic">**** ** *****</text:span><text:span text:style-name="KrymUkr"> – ********** (*** ******), *********. [**** *** ** ***** *’*******, ***** ****** ** ***** (****.). ** ************ – ****** ********* ** ******. ******** ***** ** *******, ** *** ** *********].</text:span></text:p>
      <text:p text:style-name="KrymPar"><text:span text:style-name="KrymRusBold">**’***,</text:span><text:span text:style-name="KrymRusItalic"> **. </text:span><text:span text:style-name="KrymRusBold">***** 2.</text:span></text:p>
      <text:p text:style-name="KrymPar"><text:span text:style-name="KrymRusBold">**’*******, **’****** </text:span><text:span text:style-name="KrymRusItalic">****, ** ***</text:span><text:span text:style-name="KrymUkr"> – *********, (</text:span><text:span text:style-name="KrymRusAux">***.</text:span><text:span text:style-name="KrymUkr">) ********, *********, (</text:span><text:span text:style-name="KrymRusAux">***.</text:span><text:span text:style-name="KrymUkr">) ********, *’******. [********* ** ****** *****, * ***** ***** ***********. ********* ** *******, *’****** ** ********* * ***********].</text:span></text:p>
      <text:p text:style-name="KrymPar"><text:span text:style-name="KrymRusBold">**’************</text:span><text:span text:style-name="KrymUkr"> – **************, ***’**********, *************; (</text:span><text:span text:style-name="KrymRusItalic">* ******</text:span><text:span text:style-name="KrymUkr">) – *****************.</text:span></text:p>
      <text:p text:style-name="KrymPar"><text:span text:style-name="KrymRusBold">**’************, **’********, -**,</text:span><text:span text:style-name="KrymRusItalic"> **. </text:span><text:span text:style-name="KrymRusBold">****************, **************.</text:span></text:p>
      <text:p text:style-name="KrymPar"><text:span text:style-name="KrymRusBold">*********, ************</text:span><text:span text:style-name="KrymUkr"> – *********, ************, ********* (********* * *. *.).</text:span></text:p>
      <text:p text:style-name="KrymPar"><text:span text:style-name="KrymRusBold">********, -**</text:span><text:span text:style-name="KrymUkr"> – ******, -**, ********, -**; (</text:span><text:span text:style-name="KrymRusItalic">* ******* * *. *.</text:span><text:span text:style-name="KrymUkr">) – **[*]*********, -**, ********, -**. [* ******* ******** ********-* ** ***** ******** *********** (*******.)]. </text:span><text:span text:style-name="KrymRusBold">**********</text:span><text:span text:style-name="KrymUkr"> – *************, *********, *********, **************. </text:span><text:span text:style-name="KrymRusItalic">**** ****-**** </text:span><text:span text:style-name="KrymRusBold">********** </text:span><text:span text:style-name="KrymRusItalic">* *** ******</text:span><text:span text:style-name="KrymUkr"> – *******. [****** * ******* ******* – ***** ***** **********, ****’*** *** ******* (*****.)].</text:span></text:p>
      <text:p text:style-name="KrymPar"><text:span text:style-name="KrymRusBold">*********</text:span><text:span text:style-name="KrymUkr"> – ************, **********.</text:span></text:p>
      <text:p text:style-name="KrymPar"><text:span text:style-name="KrymRusBold">********, *********</text:span><text:span text:style-name="KrymUkr"> – ***********, ***********, *********, **********, ********, ********. [***** ** ******* ** ********]. </text:span><text:span text:style-name="KrymRusItalic">** </text:span><text:span text:style-name="KrymRusBold">******* </text:span><text:span text:style-name="KrymRusItalic">**</text:span><text:span text:style-name="KrymUkr"> – ** ********* **. </text:span><text:span text:style-name="KrymRusItalic">** </text:span><text:span text:style-name="KrymRusBold">*******</text:span><text:span text:style-name="KrymRusItalic"> ** **, ***…</text:span><text:span text:style-name="KrymUkr"> – ****** (******), **…, *** ******* ** **, **… [**********, ******, ** **** ***** ***** (*****.). ******* ***********, *** ******* ** **, ** *********** ***** *** ****** ******** (******)]. </text:span><text:span text:style-name="KrymRusItalic">** </text:span><text:span text:style-name="KrymRusBold">*******</text:span><text:span text:style-name="KrymRusItalic"> ** ** *** </text:span><text:span text:style-name="KrymUkr">(</text:span><text:span text:style-name="KrymRusItalic">*****</text:span><text:span text:style-name="KrymUkr">) – *******, ***********. [*** ** * ********* *********** ************ * ******* ** ******* ********* (*****). ********, *** ***** *********** *********** ******** (****.)]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***, *****</text:span><text:span text:style-name="KrymUkr"> – ********, *************, ***********, ****** (</text:span><text:span text:style-name="KrymRusAux">*. </text:span><text:span text:style-name="KrymUkr">*******), ****** (</text:span><text:span text:style-name="KrymRusAux">*. </text:span><text:span text:style-name="KrymUkr">*******), ******* (</text:span><text:span text:style-name="KrymRusAux">*. </text:span><text:span text:style-name="KrymUkr">-*****). [* ***** ****** ******** ** ******** ** ********].</text:span></text:p>
      <text:p text:style-name="KrymPar"><text:span text:style-name="KrymRusBold">***********, *******[**]**</text:span><text:span text:style-name="KrymUkr"> (</text:span><text:span text:style-name="KrymRusItalic">* *****, ******* * *. *.</text:span><text:span text:style-name="KrymUkr">) – **********, ********, **********, ********, *******, *********, ********; (</text:span><text:span text:style-name="KrymRusItalic">* ***** * *. *.</text:span><text:span text:style-name="KrymUkr">) – *******, ***********, ************, *********, *********, *******; (</text:span><text:span text:style-name="KrymRusItalic">* ******* *******</text:span><text:span text:style-name="KrymUkr">) ************, *********, ***********, *********. [******* ******. ********, ********* *******. ******** ******! (****.). ********* ****** * ******* * ******** ***]. </text:span><text:span text:style-name="KrymRusBold">*-**</text:span><text:span text:style-name="KrymUkr"> – *************, ***********. [* *** **** ************ ****** (*****.)]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**</text:span><text:span text:style-name="KrymRusItalic"> * </text:span><text:span text:style-name="KrymRusBold">*********, *******,</text:span><text:span text:style-name="KrymRusItalic"> **. </text:span><text:span text:style-name="KrymRusBold">***********, ***********.</text:span></text:p>
      <text:p text:style-name="KrymPar"><text:span text:style-name="KrymRusBold">***********,</text:span><text:span text:style-name="KrymRusItalic"> **. </text:span><text:span text:style-name="KrymRusBold">*********.</text:span></text:p>
      <text:p text:style-name="KrymPar"><text:span text:style-name="KrymRusBold">**********,</text:span><text:span text:style-name="KrymRusItalic"> **. </text:span><text:span text:style-name="KrymRusBold">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, *****</text:span><text:span text:style-name="KrymUkr"> – *********, (</text:span><text:span text:style-name="KrymRusAux">***.</text:span><text:span text:style-name="KrymUkr">) *********, **** (</text:span><text:span text:style-name="KrymRusAux">*. </text:span><text:span text:style-name="KrymUkr">*******).</text:span></text:p>
      <text:p text:style-name="KrymPar"><text:span text:style-name="KrymRusBold">*********, *********</text:span><text:span text:style-name="KrymUkr"> – ********, ********, ********* (** **), *********, **********, ********; (</text:span><text:span text:style-name="KrymRusAux">* ******</text:span><text:span text:style-name="KrymUkr">) **********, ***********. [******* ******* ** *******. ******* ********* ** ********* *****. * **** ****** * ******** ******** ******** (*****.). ****** ********** ** ** *****]. </text:span><text:span text:style-name="KrymRusBold">********* </text:span><text:span text:style-name="KrymRusItalic">**** ****</text:span><text:span text:style-name="KrymUkr"> – ******** *** **. [******* *** *** ****** (******.)]. </text:span><text:span text:style-name="KrymRusBold">********* </text:span><text:span text:style-name="KrymRusItalic">***** * ****</text:span><text:span text:style-name="KrymUkr"> – ******. [******** *****: ********** ***** *******, * ***** ******* ** ***** (******.)].</text:span></text:p>
      <text:p text:style-name="KrymPar"><text:span text:style-name="KrymRusBold">*******</text:span><text:span text:style-name="KrymUkr"> – ******* **** *******.</text:span></text:p>
      <text:p text:style-name="KrymPar"><text:span text:style-name="KrymRusBold">*******[**]****</text:span><text:span text:style-name="KrymUkr"> – **********.</text:span></text:p>
      <text:p text:style-name="KrymPar"><text:span text:style-name="KrymRusBold">*********, ********</text:span><text:span text:style-name="KrymUkr"> – ********* (</text:span><text:span text:style-name="KrymRusAux">*. </text:span><text:span text:style-name="KrymUkr">-***), ****** (</text:span><text:span text:style-name="KrymRusAux">*. </text:span><text:span text:style-name="KrymUkr">-****), ********* (</text:span><text:span text:style-name="KrymRusAux">*. </text:span><text:span text:style-name="KrymUkr">-***), *****, *******.</text:span></text:p>
      <text:p text:style-name="KrymPar"><text:span text:style-name="KrymRusBold">*****,</text:span><text:span text:style-name="KrymRusItalic"> **. </text:span><text:span text:style-name="KrymRusBold">************.</text:span></text:p>
      <text:p text:style-name="KrymPar"><text:soft-page-break/><text:span text:style-name="KrymRusBold">*********, -**</text:span><text:span text:style-name="KrymUkr">, </text:span><text:span text:style-name="KrymRusAux">****.</text:span><text:span text:style-name="KrymUkr"> (</text:span><text:span text:style-name="KrymRusItalic">* **** ** ****</text:span><text:span text:style-name="KrymUkr">), </text:span><text:span text:style-name="KrymRusItalic">*** </text:span><text:span text:style-name="KrymRusBold">*********</text:span><text:span text:style-name="KrymUkr">, </text:span><text:span text:style-name="KrymRusItalic">*** </text:span><text:span text:style-name="KrymRusBold">**********</text:span><text:span text:style-name="KrymUkr"> – ****** *********, ****** ********.</text:span><text:span text:style-name="KrymRusItalic"> **. </text:span><text:span text:style-name="KrymRusBold">***********.</text:span></text:p>
      <text:p text:style-name="KrymPar"><text:span text:style-name="KrymRusBold">**************, -**, -*******, -**</text:span><text:span text:style-name="KrymUkr"> – **************, -**, (</text:span><text:span text:style-name="KrymRusAux">***.</text:span><text:span text:style-name="KrymUkr">) ***********, -**, **********, -**, ***********, -**, ***********, -**, **********, -**, **********, -**, ***********, -**.</text:span><text:span text:style-name="KrymRusItalic"> **. </text:span><text:span text:style-name="KrymRusBold">*************.</text:span></text:p>
      <text:p text:style-name="KrymPar"><text:span text:style-name="KrymRusBold">*********</text:span><text:span text:style-name="KrymUkr"> – ********, *********, *********. [******* *** *** (*. ***.). ***** ***** ********, *********** ** *********].</text:span></text:p>
      <text:p text:style-name="KrymPar"><text:span text:style-name="KrymRusBold">***********</text:span><text:span text:style-name="KrymUkr"> – ********, -**, ********, -**.</text:span></text:p>
      <text:p text:style-name="KrymPar"><text:span text:style-name="KrymRusBold">************</text:span><text:span text:style-name="KrymUkr"> – *************, ************, ***********.</text:span></text:p>
      <text:p text:style-name="KrymPar"><text:span text:style-name="KrymRusBold">***********, *********</text:span><text:span text:style-name="KrymUkr"> – ************, **********, **********, ********, ***********, **********.</text:span></text:p>
      <text:p text:style-name="KrymPar"><text:span text:style-name="KrymRusBold">*****, ********</text:span><text:span text:style-name="KrymUkr"> – ******, ******, ***, ****, ******* (</text:span><text:span text:style-name="KrymRusAux">*. </text:span><text:span text:style-name="KrymUkr">-*****). [* ******* ******* ****** ********* ** ********* ****** (****.). * ***** ****** ******, *** *** ****** ******** ****** ********* (****.). *** ******* *******, *** ***** ***** * *** ****** ********* (*. ****.)]. </text:span><text:span text:style-name="KrymRusItalic">***** </text:span><text:span text:style-name="KrymRusBold">-***</text:span><text:span text:style-name="KrymUkr"> – * *****, * ******* *****, ** ***** ***, (</text:span><text:span text:style-name="KrymRusAux">****.</text:span><text:span text:style-name="KrymUkr">) ** ****** ******-******. [********** ** ********** * * ******* ***** ********* ******** (***.)].</text:span></text:p>
      <text:p text:style-name="KrymPar"><text:span text:style-name="KrymRusBold">***********, **********</text:span><text:span text:style-name="KrymUkr"> – *******, ********, ************, ***********, ************, **********. [***** *******, ******** ******** ********. ******* *********** ****** ******* (*. ***.). ******** ********* *********** **********, ******** (***.)].</text:span></text:p>
      <text:p text:style-name="KrymPar"><text:span text:style-name="KrymRusBold">***********, *********</text:span><text:span text:style-name="KrymUkr"> – **********, ********.</text:span></text:p>
      <text:p text:style-name="KrymPar"><text:span text:style-name="KrymRusBold">***********, **********</text:span><text:span text:style-name="KrymUkr"> – ***********, **********, (</text:span><text:span text:style-name="KrymRusItalic">****** * *****</text:span><text:span text:style-name="KrymUkr">) **********.</text:span></text:p>
      <text:p text:style-name="KrymPar"><text:span text:style-name="KrymRusBold">*************, ************,</text:span><text:span text:style-name="KrymRusItalic"> **. </text:span><text:span text:style-name="KrymRusBold">*****************, ***************.</text:span></text:p>
      <text:p text:style-name="KrymPar"><text:span text:style-name="KrymRusBold">*****</text:span><text:span text:style-name="KrymUkr"> – 1) ***********; 2) ****** (** *********).</text:span></text:p>
      <text:p text:style-name="KrymPar"><text:span text:style-name="KrymRusBold">***********, -**, ********* -**</text:span><text:span text:style-name="KrymRusItalic"> * </text:span><text:span text:style-name="KrymRusBold">**********, -**</text:span><text:span text:style-name="KrymUkr"> – *******, ********, **********, -**, **********, -**, *******, -**, *******, -**, *********, -** ******. [**** *******, ******’* *** * ****** ******].</text:span></text:p>
      <text:p text:style-name="KrymPar"><text:span text:style-name="KrymRusBold">***********, -**</text:span><text:span text:style-name="KrymUkr"> – **********, -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****</text:span><text:span text:style-name="KrymUkr"> – ******* (******) ********.</text:span></text:p>
      <text:p text:style-name="KrymPar"><text:span text:style-name="KrymRusBold">*********</text:span><text:span text:style-name="KrymUkr"> – ******** ****** (</text:span><text:span text:style-name="KrymLat">******</text:span><text:span text:style-name="KrymUkr">).</text:span></text:p>
      <text:p text:style-name="KrymPar"><text:span text:style-name="KrymRusBold">********</text:span><text:span text:style-name="KrymUkr"> – ******** *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, *********</text:span><text:span text:style-name="KrymUkr"> – ***********, ************.</text:span><text:span text:style-name="KrymRusItalic"> **. </text:span><text:span text:style-name="KrymRusBold">**********.</text:span></text:p>
      <text:p text:style-name="KrymPar"><text:span text:style-name="KrymRusBold">***********, *********</text:span><text:span text:style-name="KrymUkr"> – *******, *********, (</text:span><text:span text:style-name="KrymRusBold">*. </text:span><text:span text:style-name="KrymRusItalic">******</text:span><text:span text:style-name="KrymUkr">) ********. [**** ***** *********, ******* ****** ***]; (</text:span><text:span text:style-name="KrymRusBold">*. </text:span><text:span text:style-name="KrymRusItalic">**** ******</text:span><text:span text:style-name="KrymUkr">) ******* (*********) *****.</text:span></text:p>
      <text:p text:style-name="KrymPar"><text:span text:style-name="KrymRusBold">***********,</text:span><text:span text:style-name="KrymRusItalic"> **. </text:span><text:span text:style-name="KrymRusBold">*********.</text:span></text:p>
      <text:p text:style-name="KrymPar"><text:span text:style-name="KrymRusBold">*****</text:span><text:span text:style-name="KrymUkr"> (</text:span><text:span text:style-name="KrymRusItalic">********, * ***** * *. *.</text:span><text:span text:style-name="KrymUkr">) – ********, ********* ** *****, *******; (</text:span><text:span text:style-name="KrymRusItalic">*************</text:span><text:span text:style-name="KrymUkr">) ********, ********; (</text:span><text:span text:style-name="KrymRusItalic">***** ******** * *. *.</text:span><text:span text:style-name="KrymUkr">, </text:span><text:span text:style-name="KrymRusItalic">*********** ** *******. *****</text:span><text:span text:style-name="KrymUkr">) *****. [*** ********, * ** *** **** ****** *******. ** ************ ******** ***** ****** ** ***. ********** *** ****., * ********* ******** *’*** ****. ** ***]. </text:span><text:span text:style-name="KrymRusBold">***** </text:span><text:span text:style-name="KrymRusItalic">******** *******</text:span><text:span text:style-name="KrymUkr"> – ******* ********* *******.</text:span></text:p>
      <text:p text:style-name="KrymPar"><text:span text:style-name="KrymRusBold">*********, ********</text:span><text:span text:style-name="KrymUkr"> – 1) ******** (** *****), *******, *********, ********. [******* *** – ******* ****** ** *******]; 2) ********, ************. [****** * ********* ********** ******** ********].</text:span></text:p>
      <text:p text:style-name="KrymPar"><text:span text:style-name="KrymRusBold">***********, **********</text:span><text:span text:style-name="KrymUkr"> – **********, *********, ************, ************, ****[**]*******, *(***)*******. [********** ******-****** * ******* ******** (*. ***.). ******* ******* **** ***** ***** ****** ******** **** ********** (******.)].</text:span><text:span text:style-name="KrymRusItalic"> **. *** </text:span><text:span text:style-name="KrymRusBold">***********.</text:span></text:p>
      <text:p text:style-name="KrymPar"><text:span text:style-name="KrymRusBold">************, **********</text:span><text:span text:style-name="KrymUkr"> – ************, *************, ********, *********, **********, ***********, (</text:span><text:span text:style-name="KrymRusAux">******</text:span><text:span text:style-name="KrymUkr">) **********, ***************.</text:span></text:p>
      <text:p text:style-name="KrymPar"><text:span text:style-name="KrymRusBold">*********</text:span><text:span text:style-name="KrymUkr"> – *******, **************, (</text:span><text:span text:style-name="KrymRusAux">***.</text:span><text:span text:style-name="KrymUkr">) ************.</text:span></text:p>
      <text:p text:style-name="KrymPar"><text:soft-page-break/><text:span text:style-name="KrymRusBold">******</text:span><text:span text:style-name="KrymUkr"> – 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**, *********</text:span><text:span text:style-name="KrymUkr"> – **********, 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,</text:span><text:span text:style-name="KrymRusItalic"> **. </text:span><text:span text:style-name="KrymRusBold">**********, *********.</text:span></text:p>
      <text:p text:style-name="KrymPar"><text:span text:style-name="KrymRusBold">*********</text:span><text:span text:style-name="KrymUkr"> – *******, *********, *********. [***, ** ******]. </text:span><text:span text:style-name="KrymRusBold">**********</text:span><text:span text:style-name="KrymUkr"> – ********, **********, **********.</text:span></text:p>
      <text:p text:style-name="KrymPar"><text:span text:style-name="KrymRusBold">****</text:span><text:span text:style-name="KrymUkr"> – *******, (</text:span><text:span text:style-name="KrymRusItalic">******</text:span><text:span text:style-name="KrymUkr">) *** (</text:span><text:span text:style-name="KrymRusAux">*. </text:span><text:span text:style-name="KrymUkr">*****). [*** ***** * *********, **** *** ***** ****** (*****.)]. </text:span><text:span text:style-name="KrymRusItalic">******* </text:span><text:span text:style-name="KrymRusBold">*.</text:span><text:span text:style-name="KrymRusItalic"> ** ****</text:span><text:span text:style-name="KrymUkr"> – ********** ** *****. </text:span><text:span text:style-name="KrymRusItalic">******** </text:span><text:span text:style-name="KrymRusBold">*.</text:span><text:span text:style-name="KrymUkr"> – ******** **** * ******, *********** **-*****. </text:span><text:span text:style-name="KrymRusItalic">******* </text:span><text:span text:style-name="KrymRusBold">-***</text:span><text:span text:style-name="KrymRusItalic"> ** ***, ***</text:span><text:span text:style-name="KrymUkr"> – *******, ****** ******, *********** ********* (******) *****, **. [******** ****** ******* ********** (*. ***.)].</text:span><text:span text:style-name="KrymRusItalic"> **. </text:span><text:span text:style-name="KrymRusBold">******.</text:span></text:p>
      <text:p text:style-name="KrymPar"><text:span text:style-name="KrymRusBold">**********</text:span><text:span text:style-name="KrymUkr"> – ************* * ********.</text:span><text:span text:style-name="KrymRusItalic"> **. </text:span><text:span text:style-name="KrymRusBold">*****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</text:span><text:span text:style-name="KrymUkr">; 2) </text:span><text:span text:style-name="KrymRusBold">*. </text:span><text:span text:style-name="KrymRusItalic">****</text:span><text:span text:style-name="KrymUkr"> – ********, ************, **********. [</text:span><text:span text:style-name="KrymRusItalic">**** </text:span><text:span text:style-name="KrymRusBold">-**</text:span><text:span text:style-name="KrymUkr"> = ***** (*****) ********, ************].</text:span></text:p>
      <text:p text:style-name="KrymPar"><text:span text:style-name="KrymRusBold">**********, ********</text:span><text:span text:style-name="KrymUkr"> – *********, *******.</text:span><text:span text:style-name="KrymRusItalic"> **. *** </text:span><text:span text:style-name="KrymRusBold">***********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, **********</text:span><text:span text:style-name="KrymUkr"> – ********, *********, *******, *********. [******** ***** ******** (********). ********* **** ****** * ******].</text:span><text:span text:style-name="KrymRusItalic"> **. *** </text:span><text:span text:style-name="KrymRusBold">**********.</text:span></text:p>
      <text:p text:style-name="KrymPar"><text:span text:style-name="KrymRusBold">*********</text:span><text:span text:style-name="KrymUkr"> – ********, *********.</text:span></text:p>
      <text:p text:style-name="KrymPar"><text:span text:style-name="KrymRusBold">*****</text:span><text:span text:style-name="KrymUkr"> – *******, *******.</text:span></text:p>
      <text:p text:style-name="KrymPar"><text:span text:style-name="KrymRusBold">********</text:span><text:span text:style-name="KrymUkr"> – *************.</text:span></text:p>
      <text:p text:style-name="KrymPar"><text:span text:style-name="KrymRusBold">***********, -**, *********, -**</text:span><text:span text:style-name="KrymUkr"> – ************, -**, **********, -**. </text:span><text:span text:style-name="KrymRusBold">***********</text:span><text:span text:style-name="KrymUkr"> – ***********.</text:span></text:p>
      <text:p text:style-name="KrymPar"><text:span text:style-name="KrymRusBold">******</text:span><text:span text:style-name="KrymUkr"> – *******, ** ******.</text:span></text:p>
      <text:p text:style-name="KrymPar"><text:span text:style-name="KrymRusBold">***********</text:span><text:span text:style-name="KrymUkr"> – ***********, ***** (</text:span><text:span text:style-name="KrymRusAux">*. </text:span><text:span text:style-name="KrymUkr">******). [******* ******, ** ******** ******** ****** * ******* ** ** ******* ******].</text:span></text:p>
      <text:p text:style-name="KrymPar"><text:span text:style-name="KrymRusBold">*********</text:span><text:span text:style-name="KrymUkr"> – *********, ********, **********. </text:span><text:span text:style-name="KrymRusBold">-** </text:span><text:span text:style-name="KrymRusItalic">***</text:span><text:span text:style-name="KrymUkr"> – ********* ***, *** ** *****, ** *********. </text:span><text:span text:style-name="KrymRusBold">-** </text:span><text:span text:style-name="KrymRusItalic">****</text:span><text:span text:style-name="KrymUkr"> – ******** ******, ****** ** *****, ** **********, **********. </text:span><text:span text:style-name="KrymRusItalic">********* </text:span><text:span text:style-name="KrymRusBold">-***</text:span><text:span text:style-name="KrymUkr"> – ******* * ***** (* ******), ********, ****** ***, ****** ** *******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pan text:style-name="KrymRusBold">*****</text:span><text:span text:style-name="KrymUkr"> – ****, ********, ******** (**** ********).</text:span></text:p>
      <text:p text:style-name="KrymPar"><text:span text:style-name="KrymRusBold">*****</text:span><text:span text:style-name="KrymUkr"> – ****** (*****, *******, ******** **********).</text:span></text:p>
      <text:p text:style-name="KrymPar"><text:span text:style-name="KrymRusBold">**********</text:span><text:span text:style-name="KrymUkr"> – 1) ******, ***********; 2) ************* * ********.</text:span></text:p>
      <text:p text:style-name="KrymPar"><text:span text:style-name="KrymRusBold">*. *********, ******</text:span><text:span text:style-name="KrymUkr"> – **********, ********, *****, *******, ******, ********. [******** *******. ******** (*******) **** ******. ******* ******* *******]. </text:span><text:span text:style-name="KrymRusBold">********</text:span><text:span text:style-name="KrymUkr"> – *******, *********, ********. [******** ******* (****.). ****** ****** *** ********, ** ** ****** ****** (*****.)]; (</text:span><text:span text:style-name="KrymRusItalic">* *****</text:span><text:span text:style-name="KrymUkr">) ******** (-***, -****), (</text:span><text:span text:style-name="KrymRusAux">***.</text:span><text:span text:style-name="KrymUkr">) **********. [**** ****** *********].</text:span></text:p>
      <text:p text:style-name="KrymPar"><text:span text:style-name="KrymRusBold">**. *********, ********* </text:span><text:span text:style-name="KrymRusItalic">** ******</text:span><text:span text:style-name="KrymUkr"> – ************ (*********) * ********; (</text:span><text:span text:style-name="KrymRusItalic">****</text:span><text:span text:style-name="KrymUkr">) *********. </text:span><text:span text:style-name="KrymRusBold">***********</text:span><text:span text:style-name="KrymUkr"> – *********** * ********, ************ ********.</text:span></text:p>
      <text:p text:style-name="KrymPar"><text:span text:style-name="KrymRusBold">***********, ***********</text:span><text:span text:style-name="KrymUkr"> – *********, **********. </text:span><text:span text:style-name="KrymRusBold">*************</text:span><text:span text:style-name="KrymUkr"> – *********.</text:span></text:p>
      <text:p text:style-name="KrymPar"><text:span text:style-name="KrymRusBold">*********, -*****, -******, -*********</text:span><text:span text:style-name="KrymUkr"> – **********, **********, ***********. [********* ******’*. ***** ******** ********* ********** (*. ***.)]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*******</text:span><text:span text:style-name="KrymUkr"> – *********, ***********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oft-page-break/><text:span text:style-name="KrymRusBold">********</text:span><text:span text:style-name="KrymUkr"> – ******, *******, ********* (******).</text:span></text:p>
      <text:p text:style-name="KrymPar"><text:span text:style-name="KrymRusBold">******,</text:span><text:span text:style-name="KrymRusItalic"> **. </text:span><text:span text:style-name="KrymRusBold">*. *********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****, **********</text:span><text:span text:style-name="KrymUkr"> – **********, ********, ************, **********. [********* *******. ********* ****** * *****].</text:span></text:p>
      <text:p text:style-name="KrymPar"><text:span text:style-name="KrymRusBold">*********</text:span><text:span text:style-name="KrymUkr"> – 1) **********; 2) ************ (* *******) ******* ****.</text:span></text:p>
      <text:p text:style-name="KrymPar"><text:span text:style-name="KrymRusBold">**’********</text:span><text:span text:style-name="KrymUkr"> – **************, ************.</text:span></text:p>
      <text:p text:style-name="KrymPar"><text:span text:style-name="KrymRusBold">********, *********</text:span><text:span text:style-name="KrymUkr"> – *******, *********. [******** **** ****** ** ****** (****.-******.)].</text:span></text:p>
      <text:p text:style-name="KrymPar"><text:span text:style-name="KrymRusBold">*********</text:span><text:span text:style-name="KrymUkr"> – 1) ********. [** *******, ******* ** *********** ***** ** *** ***** ********** (****.)]; 2) ************. [****** ************ ***** * *******, ** ******* **].</text:span></text:p>
      <text:p text:style-name="KrymPar"><text:span text:style-name="KrymRusBold">**********</text:span><text:span text:style-name="KrymUkr"> – 1) ***********, ********* (****.), ********* (******). </text:span><text:span text:style-name="KrymRusBold">-*** </text:span><text:span text:style-name="KrymRusItalic">*******, ********</text:span><text:span text:style-name="KrymUkr"> (</text:span><text:span text:style-name="KrymRusItalic">* ********** *******</text:span><text:span text:style-name="KrymUkr">) – *********, (</text:span><text:span text:style-name="KrymRusAux">*****.</text:span><text:span text:style-name="KrymUkr">) ***********. </text:span><text:span text:style-name="KrymRusItalic">****** ** </text:span><text:span text:style-name="KrymRusBold">********** </text:span><text:span text:style-name="KrymRusItalic">* ****</text:span><text:span text:style-name="KrymUkr"> – ****** ******** ** *****; 2) *****. </text:span><text:span text:style-name="KrymRusItalic">******** </text:span><text:span text:style-name="KrymRusBold">**********</text:span><text:span text:style-name="KrymUkr"> – ******** ***** (*****), *****. </text:span><text:span text:style-name="KrymRusItalic">*********** </text:span><text:span text:style-name="KrymRusBold">-***</text:span><text:span text:style-name="KrymUkr"> – ********* ***** ** *****.</text:span></text:p>
      <text:p text:style-name="KrymPar"><text:span text:style-name="KrymRusBold">***********</text:span><text:span text:style-name="KrymUkr"> (</text:span><text:span text:style-name="KrymRusItalic">*******, ********, *****</text:span><text:span text:style-name="KrymUkr">) – **********, **********, *******, ********, (</text:span><text:span text:style-name="KrymRusAux">*****.</text:span><text:span text:style-name="KrymUkr">) ********. [********* ***** ******** ********].</text:span></text:p>
      <text:p text:style-name="KrymPar"><text:span text:style-name="KrymRusBold">***************</text:span><text:span text:style-name="KrymUkr"> – ***********, ***********, ************.</text:span></text:p>
      <text:p text:style-name="KrymPar"><text:span text:style-name="KrymRusBold">****************</text:span><text:span text:style-name="KrymUkr"> – 1) *************, *************; 2) *************** (*** *******), **********.</text:span></text:p>
      <text:p text:style-name="KrymPar"><text:span text:style-name="KrymRusBold">**************</text:span><text:span text:style-name="KrymUkr"> – 1) ***********, ***********; 2) ************* (*** *******), ********.</text:span></text:p>
      <text:p text:style-name="KrymPar"><text:span text:style-name="KrymRusBold">***********, *********</text:span><text:span text:style-name="KrymUkr"> – 1) (</text:span><text:span text:style-name="KrymRusItalic">****</text:span><text:span text:style-name="KrymUkr">) ******** (****), **********, ************* (******) * *****, **********, ********* (****) * *****, ******* (****) ** *****; (</text:span><text:span text:style-name="KrymRusItalic">******, ********</text:span><text:span text:style-name="KrymUkr">) (</text:span><text:span text:style-name="KrymRusItalic">* ********** *******</text:span><text:span text:style-name="KrymUkr">) ********, (</text:span><text:span text:style-name="KrymRusItalic">*****) </text:span><text:span text:style-name="KrymUkr">**********, ************, ********* (*********); 2) (</text:span><text:span text:style-name="KrymRusItalic">** ****</text:span><text:span text:style-name="KrymUkr">) *******, *********, ********* (** ********). </text:span><text:span text:style-name="KrymRusItalic">** </text:span><text:span text:style-name="KrymRusBold">********</text:span><text:span text:style-name="KrymUkr"> – ** ********, ********. </text:span><text:span text:style-name="KrymRusBold">********* </text:span><text:span text:style-name="KrymRusItalic">****** *********</text:span><text:span text:style-name="KrymUkr"> – ********* ***** ******, *********** ****** *******.</text:span></text:p>
      <text:p text:style-name="KrymPar"><text:span text:style-name="KrymRusBold">*********</text:span><text:span text:style-name="KrymUkr"> – ***********, **********.</text:span></text:p>
      <text:p text:style-name="KrymPar"><text:span text:style-name="KrymRusBold">*******</text:span><text:span text:style-name="KrymUkr"> – 1) *******, ********** (* *******), ********* (******); (</text:span><text:span text:style-name="KrymRusAux">*****.</text:span><text:span text:style-name="KrymUkr">) **********, ***********. </text:span><text:span text:style-name="KrymRusBold">*. </text:span><text:span text:style-name="KrymRusItalic">*** ******</text:span><text:span text:style-name="KrymUkr"> – **************, ******* ** ґ*****, ******* ** ********; 2) (</text:span><text:span text:style-name="KrymRusItalic">****** ***** *****, *********</text:span><text:span text:style-name="KrymUkr">) ******* (*** **************), ************ (****** ****).</text:span></text:p>
      <text:p text:style-name="KrymPar"><text:span text:style-name="KrymRusBold">*******</text:span><text:span text:style-name="KrymUkr"> – 1) (</text:span><text:span text:style-name="KrymRusItalic">*** **** * *****</text:span><text:span text:style-name="KrymUkr">) ******* (</text:span><text:span text:style-name="KrymRusAux">*. </text:span><text:span text:style-name="KrymUkr">-***), *******, *******; 2) ****** (</text:span><text:span text:style-name="KrymRusAux">*. </text:span><text:span text:style-name="KrymUkr">-***), ********, ****, *******, *****, ******, ***[*]*******, ******* (</text:span><text:span text:style-name="KrymRusAux">*. </text:span><text:span text:style-name="KrymUkr">-*****), ******** (*********), *********, ******, *********. [********* ********* *******, * ***** ** ******* (****.). ****** ****** *****, *** ****** * ** **** *******]. </text:span><text:span text:style-name="KrymRusItalic">**** </text:span><text:span text:style-name="KrymRusBold">-**</text:span><text:span text:style-name="KrymUkr"> – ***** ******* *****, ********** *****, ***** ***** * *****, ******* * ***** *****, *********** *****, *********. [* ***** *********: ***** *******]. </text:span><text:span text:style-name="KrymRusItalic">****** ** </text:span><text:span text:style-name="KrymRusBold">-**</text:span><text:span text:style-name="KrymUkr"> – 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*). [******* ** **** *******].</text:span></text:p>
      <text:p text:style-name="KrymPar"><text:span text:style-name="KrymRusBold">**********, -****</text:span><text:span text:style-name="KrymUkr"> – *********, -****, ******, *******, ******, (</text:span><text:span text:style-name="KrymRusItalic">* ***************</text:span><text:span text:style-name="KrymUkr">) *******, **********, -****, ******** (</text:span><text:span text:style-name="KrymRusAux">***.</text:span><text:span text:style-name="KrymUkr">), *******, *********, ******, 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****</text:span><text:span text:style-name="KrymUkr"> – ************, **********, ************, *********, **********. </text:span><text:span text:style-name="KrymRusItalic">******** ** </text:span><text:span text:style-name="KrymRusBold">*-****</text:span><text:span text:style-name="KrymUkr"> – ********, ********.</text:span></text:p>
      <text:p text:style-name="KrymPar"><text:span text:style-name="KrymRusBold">*****</text:span><text:span text:style-name="KrymUkr"> – ******, ********, ********, ******. [******* ****** * ******. ************** ******* ******** ****** *** ****** (*****). ******* ****** **********. (*****.)]. </text:span><text:span text:style-name="KrymRusBold">*******, *********</text:span><text:span text:style-name="KrymUkr">! – **, *****! (</text:span><text:span text:style-name="KrymRusItalic">****** *****</text:span><text:span text:style-name="KrymUkr">) – ********. [*****, ***********, * ****** ***** * ******** ******** *******. ****** * *** ***** ******** ******* ** ****, ****** *******]. </text:span><text:span text:style-name="KrymRusBold">*. </text:span><text:span text:style-name="KrymRusItalic">*****</text:span><text:span text:style-name="KrymUkr"> – **********. [********* ********, ** * ** *******]; (</text:span><text:span text:style-name="KrymRusAux">* ******</text:span><text:span text:style-name="KrymUkr">) – ********. [********* ***** *****, ** * ****** *******]. </text:span><text:span text:style-name="KrymRusBold">*. </text:span><text:span text:style-name="KrymRusItalic">** ****, ** ********, ******</text:span><text:span text:style-name="KrymUkr"> – ********* ** ****, ******* ** ****, (</text:span><text:span text:style-name="KrymRusAux">*****.</text:span><text:span text:style-name="KrymUkr">) ************. [****** ***** **********, *** ******** **** ************ * ******** (*****.)]. </text:span><text:span text:style-name="KrymRusBold">*. </text:span><text:soft-page-break/><text:span text:style-name="KrymRusItalic">*** *******</text:span><text:span text:style-name="KrymUkr"> – ****** ** *** ***, ** ****** *** ********, ****** *** ******. </text:span><text:span text:style-name="KrymRusBold">*. </text:span><text:span text:style-name="KrymRusItalic">**** * *****</text:span><text:span text:style-name="KrymUkr"> – ******* ****** *** ***. </text:span><text:span text:style-name="KrymRusBold">*. </text:span><text:span text:style-name="KrymRusItalic">*** * *******</text:span><text:span text:style-name="KrymUkr"> – ********. </text:span><text:span text:style-name="KrymRusBold">*. </text:span><text:span text:style-name="KrymRusItalic">****** **********, ******** ******</text:span><text:span text:style-name="KrymUkr"> – *********. </text:span><text:span text:style-name="KrymRusBold">*. </text:span><text:span text:style-name="KrymRusItalic">******** ***** ** ***** ***, ***** ********** **** * ******, * ****** ******** ****** ** *****</text:span><text:span text:style-name="KrymUkr"> – ****** ** *********. </text:span><text:span text:style-name="KrymRusBold">*. </text:span><text:span text:style-name="KrymRusItalic">** *******</text:span><text:span text:style-name="KrymUkr"> – ********. [******* **-** ****** ********* ***** ** ***** *******, *******, *******]. </text:span><text:span text:style-name="KrymRusBold">*. </text:span><text:span text:style-name="KrymRusItalic">*******</text:span><text:span text:style-name="KrymUkr"> – ********. </text:span><text:span text:style-name="KrymRusBold">*. </text:span><text:span text:style-name="KrymRusItalic">* ****</text:span><text:span text:style-name="KrymUkr"> – ****** (*********) ** ***. </text:span><text:span text:style-name="KrymRusBold">*. </text:span><text:span text:style-name="KrymRusItalic">**** * ****</text:span><text:span text:style-name="KrymUkr"> (</text:span><text:span text:style-name="KrymRusItalic">******** *****</text:span><text:span text:style-name="KrymUkr">) – *********** *** ******. </text:span><text:span text:style-name="KrymRusBold">*. </text:span><text:span text:style-name="KrymRusItalic">**** *** ***, *** ***</text:span><text:span text:style-name="KrymUkr"> – ***** ****** *** ***, *********** *****, *********, ***********, **********, ********* *****. </text:span><text:span text:style-name="KrymRusBold">*. </text:span><text:span text:style-name="KrymRusItalic">*****</text:span><text:span text:style-name="KrymUkr"> (</text:span><text:span text:style-name="KrymRusItalic">*****, *********</text:span><text:span text:style-name="KrymUkr">) – *********, **********. [********* ******** **, ** ******** *** **** * ********* (**. *****.)]. </text:span><text:span text:style-name="KrymRusBold">*. </text:span><text:span text:style-name="KrymRusItalic">* ****</text:span><text:span text:style-name="KrymUkr"> – *********. [********* ******* ** *******]. </text:span><text:span text:style-name="KrymRusBold">*. </text:span><text:span text:style-name="KrymRusItalic">** ****</text:span><text:span text:style-name="KrymUkr"> – ****(*)***** ** *****. [********** ****** ****. ********* ** ***** ******** ***********]. </text:span><text:span text:style-name="KrymRusBold">*. </text:span><text:span text:style-name="KrymRusItalic">** **** ******* ***</text:span><text:span text:style-name="KrymUkr"> – **********. [*********** ******** ******** ********* (*****)]. </text:span><text:span text:style-name="KrymRusItalic">**** </text:span><text:span text:style-name="KrymRusBold">****</text:span><text:span text:style-name="KrymUkr"> – *** *****, ** *** ********. </text:span><text:span text:style-name="KrymRusItalic">** ****, ** </text:span><text:span text:style-name="KrymRusBold">*****</text:span><text:span text:style-name="KrymUkr"> – *********, ***************; ** **********. [*************** ***** * * *** *****. *** – ********** *******]. </text:span><text:span text:style-name="KrymRusItalic">*** </text:span><text:span text:style-name="KrymRusBold">****</text:span><text:span text:style-name="KrymUkr">? – ******* ********? </text:span><text:span text:style-name="KrymRusItalic">** </text:span><text:span text:style-name="KrymRusBold">*******</text:span><text:span text:style-name="KrymRusItalic"> ** * </text:span><text:span text:style-name="KrymUkr">(</text:span><text:span text:style-name="KrymRusItalic">****** ***-****</text:span><text:span text:style-name="KrymUkr">) – *** *********** ** *… (**********, ******).</text:span></text:p>
      <text:p text:style-name="KrymPar"><text:span text:style-name="KrymRusBold">********</text:span><text:span text:style-name="KrymUkr"> – ********. </text:span><text:span text:style-name="KrymRusBold">*. </text:span><text:span text:style-name="KrymRusItalic">** ****</text:span><text:span text:style-name="KrymUkr"> – ********** ** *****, ******** *****. </text:span><text:span text:style-name="KrymRusBold">*. </text:span><text:span text:style-name="KrymRusItalic">** ***</text:span><text:span text:style-name="KrymUkr"> – ******, **********, ************* ** *****, *********** ***** *****. [** ** ***** **** – **** ***** ***** * ******* (*. ****.)]. </text:span><text:span text:style-name="KrymRusBold">*.</text:span><text:span text:style-name="KrymRusItalic"> *********, **********</text:span><text:span text:style-name="KrymUkr"> – ********** ** **, ************ ** *****. </text:span><text:span text:style-name="KrymRusBold">*. </text:span><text:span text:style-name="KrymRusItalic">** ****</text:span><text:span text:style-name="KrymUkr"> – ******** (******) ** *******. [** ****** ******* ******]. </text:span><text:span text:style-name="KrymRusBold">*. </text:span><text:span text:style-name="KrymRusItalic">******* ***</text:span><text:span text:style-name="KrymUkr"> – ********** ********. [********* *** ** ***** ******** **-*** ********]. </text:span><text:span text:style-name="KrymRusItalic">****** ** </text:span><text:span text:style-name="KrymRusBold">********</text:span><text:span text:style-name="KrymUkr"> – ** (**) ******. </text:span><text:span text:style-name="KrymRusItalic">****** ** </text:span><text:span text:style-name="KrymRusBold">**********</text:span><text:span text:style-name="KrymUkr"> – ** ** **********, ***********, ***********, ****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, *********, **********.</text:span></text:p>
      <text:p text:style-name="KrymPar"><text:span text:style-name="KrymRusBold">************</text:span><text:span text:style-name="KrymUkr"> – **********, ********, ***********, **********. [****** ******* ***** (*****.) = </text:span><text:span text:style-name="KrymRusItalic">*********** </text:span><text:span text:style-name="KrymRusBold">********* </text:span><text:span text:style-name="KrymRusItalic">***</text:span><text:span text:style-name="KrymUkr">]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* (</text:span><text:span text:style-name="KrymRusAux">*. </text:span><text:span text:style-name="KrymUkr">-**).</text:span></text:p>
      <text:p text:style-name="KrymPar"><text:span text:style-name="KrymRusBold">******</text:span><text:span text:style-name="KrymUkr">, </text:span><text:span text:style-name="KrymRusAux">****.</text:span><text:span text:style-name="KrymUkr"> – ******, *** *****!</text:span></text:p>
      <text:p text:style-name="KrymPar"><text:span text:style-name="KrymRusBold">********</text:span><text:span text:style-name="KrymUkr"> – *******.</text:span></text:p>
      <text:p text:style-name="KrymPar"><text:span text:style-name="KrymRusBold">***********</text:span><text:span text:style-name="KrymUkr"> – ***********, ************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***</text:span><text:span text:style-name="KrymUkr">, </text:span><text:span text:style-name="KrymRusAux">****.</text:span><text:span text:style-name="KrymUkr"> – 1) ******* (</text:span><text:span text:style-name="KrymRusAux">*. </text:span><text:span text:style-name="KrymUkr">-**); 2) *******, ********* ******.</text:span></text:p>
      <text:p text:style-name="KrymPar"><text:span text:style-name="KrymRusBold">***</text:span><text:span text:style-name="KrymUkr"> – 1) (</text:span><text:span text:style-name="KrymRusItalic">*****, *******, **********</text:span><text:span text:style-name="KrymUkr">) *******, ******, *******, ********, ********, *****, (*)*****, ****** (</text:span><text:span text:style-name="KrymRusAux">*. </text:span><text:span text:style-name="KrymUkr">-****), ******. [***** ******** (*******, *******, **********) *******. *** ******* ******** ******* (********) *******. ******** ******, * ********* ***********]. </text:span><text:span text:style-name="KrymRusItalic">* ***** </text:span><text:span text:style-name="KrymRusBold">*****</text:span><text:span text:style-name="KrymUkr"> – * ******* ********, * ****** ********. </text:span><text:span text:style-name="KrymRusItalic">* ********* </text:span><text:span text:style-name="KrymRusBold">*****</text:span><text:span text:style-name="KrymUkr"> – * *********** ********, * *********** *******, **-*********. </text:span><text:span text:style-name="KrymRusItalic">* *’**** </text:span><text:span text:style-name="KrymRusBold">*****</text:span><text:span text:style-name="KrymUkr">, </text:span><text:span text:style-name="KrymRusItalic">* ******* </text:span><text:span text:style-name="KrymRusBold">*****</text:span><text:span text:style-name="KrymUkr"> – **-*’******, *’***** ******, **-**********, ********* ******. </text:span><text:span text:style-name="KrymRusItalic">*******</text:span><text:span text:style-name="KrymUkr"> (</text:span><text:span text:style-name="KrymRusItalic">********</text:span><text:span text:style-name="KrymUkr">) </text:span><text:span text:style-name="KrymRusBold">***</text:span><text:span text:style-name="KrymUkr"> – ********* (**********) *******, ******. </text:span><text:span text:style-name="KrymRusItalic">** </text:span><text:span text:style-name="KrymRusBold">***</text:span><text:span text:style-name="KrymUkr">, </text:span><text:span text:style-name="KrymRusItalic">* </text:span><text:span text:style-name="KrymRusBold">*****</text:span><text:span text:style-name="KrymUkr"> – ** *******, ** *******, ** ****, ** ****, ** ******, * ********, * ********, * *****, * *****. [******** ****** ** ****]. </text:span><text:span text:style-name="KrymRusItalic">******** ** </text:span><text:span text:style-name="KrymRusBold">***</text:span><text:span text:style-name="KrymUkr"> – ******* * ********, ******** ********, ****** ***********. </text:span><text:span text:style-name="KrymRusItalic">*** </text:span><text:span text:style-name="KrymRusBold">*****</text:span><text:span text:style-name="KrymUkr"> – *******, **********. </text:span><text:span text:style-name="KrymRusItalic">*** </text:span><text:span text:style-name="KrymRusBold">****** </text:span><text:span text:style-name="KrymRusItalic">****, ****</text:span><text:span text:style-name="KrymUkr"> – *****-* ** ***, **, *****-** ***, **, * ******** *****, *****, * ******* *****, *****, *** ******** *****, *****. </text:span><text:span text:style-name="KrymRusItalic">* </text:span><text:span text:style-name="KrymRusBold">***** </text:span><text:span text:style-name="KrymRusItalic">********* *** ******…</text:span><text:span text:style-name="KrymUkr"> – ** ***** ***** **********… </text:span><text:span text:style-name="KrymRusItalic">* </text:span><text:span text:style-name="KrymRusBold">*****</text:span><text:span text:style-name="KrymRusItalic"> *****, *******</text:span><text:span text:style-name="KrymUkr"> – ** *******[*], ** ******, ** ******. </text:span><text:span text:style-name="KrymRusItalic">***** </text:span><text:span text:style-name="KrymRusBold">***</text:span><text:span text:style-name="KrymRusItalic"> ****, ****, ************** * </text:span><text:span text:style-name="KrymRusBold">*****</text:span><text:span text:style-name="KrymRusItalic"> ****, ****</text:span><text:span text:style-name="KrymUkr"> – ***** *******, ******* *****, *****, **********, *************, ***********, ** (******) ***, ** **</text:span><text:span text:style-name="KrymRusItalic"> * </text:span><text:span text:style-name="KrymUkr">***, ***. [****** ****’**, ****** *******, ** ******** ********. ********* ****** *******]. </text:span><text:span text:style-name="KrymRusItalic">******, ******* </text:span><text:span text:style-name="KrymRusBold">***</text:span><text:span text:style-name="KrymUkr"> – ********, ****** *****, ********* ***, *********** ***** **, **. [******** **********, ******** ***********. *******, ****** *****. ****** ********** *****, ** ** ****** ****]. </text:span><text:span text:style-name="KrymRusItalic">*********, ******* *****-*. </text:span><text:span text:style-name="KrymRusBold">***</text:span><text:span text:style-name="KrymUkr"> – *********, -**, ****** ********, ************ ******, ****** (******) ** ***** ***** (***).</text:span><text:span text:style-name="KrymRusItalic"> ********, ********** </text:span><text:span text:style-name="KrymRusBold">***</text:span><text:span text:style-name="KrymUkr"> – ******* * ******, ******* </text:span><text:soft-page-break/><text:span text:style-name="KrymUkr">*******, ******** *****. </text:span><text:span text:style-name="KrymRusItalic">** ********** * </text:span><text:span text:style-name="KrymRusBold">*****</text:span><text:span text:style-name="KrymRusItalic">, ***…</text:span><text:span text:style-name="KrymUkr"> – * ********* ** *******, **…;. 2) (</text:span><text:span text:style-name="KrymRusAux">*****.</text:span><text:span text:style-name="KrymUkr">: </text:span><text:span text:style-name="KrymRusItalic">*****, ******</text:span><text:span text:style-name="KrymUkr">) *****, *******, ******, *******; 3) (</text:span><text:span text:style-name="KrymRusItalic">********, ******</text:span><text:span text:style-name="KrymUkr">) *********, *******, ***. [******** ********* *********. **, ** ** ******* ******** *** * *** * ** ****** * ** ****** (*.-***.). *** ********* *** *******]; 4) (</text:span><text:span text:style-name="KrymRusItalic">*********, *********** **** *******</text:span><text:span text:style-name="KrymUkr">): </text:span><text:span text:style-name="KrymRusItalic">** </text:span><text:span text:style-name="KrymRusBold">*****</text:span><text:span text:style-name="KrymUkr"> – ** ****, ** ********. </text:span><text:span text:style-name="KrymRusItalic">**** ** </text:span><text:span text:style-name="KrymRusBold">*****</text:span><text:span text:style-name="KrymRusItalic"> * ****-*.</text:span><text:span text:style-name="KrymUkr"> – ***** * ****, * ****, ***** ******, ***** ****** * *****. [***** ****** * ****** ********]. </text:span><text:span text:style-name="KrymRusItalic">***** * </text:span><text:span text:style-name="KrymRusBold">*****</text:span><text:span text:style-name="KrymRusItalic"> ****, ***</text:span><text:span text:style-name="KrymUkr"> (</text:span><text:span text:style-name="KrymRusItalic">************ ** ****, ** ***</text:span><text:span text:style-name="KrymUkr">) – ***** ** ****** (** ****) *****, **, ******* ** *****, ** **. [***********, ** ******* * ** *********** *******…]; (</text:span><text:span text:style-name="KrymRusItalic">********* ** ********, **************</text:span><text:span text:style-name="KrymUkr">) – ***********, ******** ** *****, ** **, ***** ***** (**) ** ******, ** ****, * ****, ** ******, ******* ** *****. [*************** *************** ***-*-*** *************** ** ******** ************ ****** *****, *** ** ***** (***.). *********** ********* ********* ***** * **** ***** ******** (*****). ** ***** ** ********? = </text:span><text:span text:style-name="KrymRusItalic">**** ** ****** * ****</text:span><text:span text:style-name="KrymUkr">?]. </text:span><text:span text:style-name="KrymRusItalic">******* * </text:span><text:span text:style-name="KrymRusBold">*****</text:span><text:span text:style-name="KrymUkr"> – ***** ******. </text:span><text:span text:style-name="KrymRusItalic">**** * </text:span><text:span text:style-name="KrymRusBold">*****</text:span><text:span text:style-name="KrymUkr">, </text:span><text:span text:style-name="KrymRusItalic">***…</text:span><text:span text:style-name="KrymUkr"> – ****** ** ****** (** ****), **…, ********* ** **, **… </text:span><text:span text:style-name="KrymRusItalic">* </text:span><text:span text:style-name="KrymRusBold">*****</text:span><text:span text:style-name="KrymRusItalic"> ****, ***…</text:span><text:span text:style-name="KrymUkr"> – * *******[**] ** **, **… </text:span><text:span text:style-name="KrymRusItalic">* </text:span><text:span text:style-name="KrymRusBold">*****</text:span><text:span text:style-name="KrymUkr"> (</text:span><text:span text:style-name="KrymRusItalic">****</text:span><text:span text:style-name="KrymUkr">) – ***** **, ********* ** **, * ********[*] ** **, *** **… </text:span><text:span text:style-name="KrymRusItalic">* </text:span><text:span text:style-name="KrymRusBold">*****</text:span><text:span text:style-name="KrymRusItalic"> ****** *****</text:span><text:span text:style-name="KrymUkr"> – ********* (* *******[**]) ** ****** ******. </text:span><text:span text:style-name="KrymRusItalic">******* **** ** </text:span><text:span text:style-name="KrymRusBold">***</text:span><text:span text:style-name="KrymUkr"> – ********* ***** ***** ****, ********* **** ******, ********* ***** ** ******, *********** (**********) *****. </text:span><text:span text:style-name="KrymRusItalic">******** ** </text:span><text:span text:style-name="KrymRusBold">*****</text:span><text:span text:style-name="KrymUkr"> – ***********, ******** * *****. </text:span><text:span text:style-name="KrymRusItalic">********* ** </text:span><text:span text:style-name="KrymRusBold">*****</text:span><text:span text:style-name="KrymUkr"> – ********* * ******, * *****, *********. </text:span><text:span text:style-name="KrymRusItalic">**** ** ***, ** ******** ** </text:span><text:span text:style-name="KrymRusBold">*****</text:span><text:span text:style-name="KrymUkr"> – **** ** *** ********* (********), ********* (*********). </text:span><text:span text:style-name="KrymRusItalic">*** </text:span><text:span text:style-name="KrymRusBold">*****</text:span><text:span text:style-name="KrymUkr"> – *** (********) ****, *** [****] *********, ** ******, *** ********. [**** *** ** ******]. </text:span><text:span text:style-name="KrymRusItalic">** *** ***** </text:span><text:span text:style-name="KrymRusBold">******</text:span><text:span text:style-name="KrymUkr"> – ******* *********, ** * ****** *****. </text:span><text:span text:style-name="KrymRusBold">****** </text:span><text:span text:style-name="KrymRusItalic">** ******</text:span><text:span text:style-name="KrymUkr"> – ******** ** *******, * ******* ******; 5) (</text:span><text:span text:style-name="KrymRusItalic">*************</text:span><text:span text:style-name="KrymUkr">) ********, ********, ******* (</text:span><text:span text:style-name="KrymRusAux">*. </text:span><text:span text:style-name="KrymUkr">-****), ***. [* ** ******* *** ******* ********]; 6) (</text:span><text:span text:style-name="KrymRusAux">****.</text:span><text:span text:style-name="KrymUkr">) ********, ***. [********* ******** *******]; 7) ********, *********, ******* (** ************, ** *********** ****); 8) (</text:span><text:span text:style-name="KrymRusAux">****.</text:span><text:span text:style-name="KrymUkr">) ***, ******. [*** ************, **********, ************]; 9) </text:span><text:span text:style-name="KrymRusBold">*****, -**</text:span><text:span text:style-name="KrymUkr">, </text:span><text:span text:style-name="KrymRusAux">**.</text:span><text:span text:style-name="KrymUkr"> – ******, ******, ******, *****, ***********. </text:span><text:span text:style-name="KrymRusItalic">** ********* </text:span><text:span text:style-name="KrymRusBold">******</text:span><text:span text:style-name="KrymUkr"> – **-*** ********* *****. </text:span><text:span text:style-name="KrymRusItalic">* </text:span><text:span text:style-name="KrymRusBold">******</text:span><text:span text:style-name="KrymRusItalic"> ****</text:span><text:span text:style-name="KrymUkr"> – **-*** *****, ****** ** ****** ****, **-*** ******* *********. </text:span><text:span text:style-name="KrymRusItalic">* ********* </text:span><text:span text:style-name="KrymRusBold">******</text:span><text:span text:style-name="KrymUkr"> – **-*** ********* (* *-**) **********. </text:span><text:span text:style-name="KrymRusItalic">***** </text:span><text:span text:style-name="KrymRusBold">*****</text:span><text:span text:style-name="KrymRusItalic"> ** ****, ** ***</text:span><text:span text:style-name="KrymUkr"> – ***** (*******, *******) ** *****, ** **, ********* ***** ** *****, ** **. [** ***** *’* ** *********** ********* (****.)]. </text:span><text:span text:style-name="KrymRusBold">***** </text:span><text:span text:style-name="KrymRusItalic">** ******, ** *******</text:span><text:span text:style-name="KrymUkr"> – *********** (********) ** *******, ** *********. </text:span><text:span text:style-name="KrymRusItalic">****** </text:span><text:span text:style-name="KrymRusBold">*****</text:span><text:span text:style-name="KrymUkr"> – ******* (*****) * **********, * **********. </text:span><text:span text:style-name="KrymRusItalic">******** </text:span><text:span text:style-name="KrymRusBold">*****</text:span><text:span text:style-name="KrymUkr"> – **********, ********.</text:span></text:p>
      <text:p text:style-name="KrymPar"><text:span text:style-name="KrymRusBold">********</text:span><text:span text:style-name="KrymUkr"> – ********, ********* (</text:span><text:span text:style-name="KrymRusAux">*. </text:span><text:span text:style-name="KrymUkr">-****).</text:span></text:p>
      <text:p text:style-name="KrymPar"><text:span text:style-name="KrymRusBold">***********</text:span><text:span text:style-name="KrymUkr"> – ******* ***, ***********.</text:span></text:p>
      <text:p text:style-name="KrymPar"><text:span text:style-name="KrymRusBold">*********</text:span><text:span text:style-name="KrymUkr"> – ********, ********. </text:span><text:span text:style-name="KrymRusBold">********* </text:span><text:span text:style-name="KrymRusItalic">** *** ****</text:span><text:span text:style-name="KrymUkr">? – ** ** *******, ** ******* ***, ** ** ********** *****?</text:span></text:p>
      <text:p text:style-name="KrymPar"><text:span text:style-name="KrymRusBold">*******</text:span><text:span text:style-name="KrymUkr"> – 1) *******, *******, **********. [* ****** ******* ** ********** *** * *********** ********* (*.-***.)]; 2) </text:span><text:span text:style-name="KrymRusItalic">**. </text:span><text:span text:style-name="KrymRusBold">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</text:span><text:span text:style-name="KrymUkr"> – 1) (</text:span><text:span text:style-name="KrymRusItalic">*********** ******</text:span><text:span text:style-name="KrymUkr">) ********, *******, ********; 2) (</text:span><text:span text:style-name="KrymRusItalic">*******</text:span><text:span text:style-name="KrymUkr">) *******, *******, *********, ************, ********. [****** ********. *** * ********* *******].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1) *******, ********, (</text:span><text:span text:style-name="KrymRusAux">***.</text:span><text:span text:style-name="KrymUkr">) *******, ******; (</text:span><text:span text:style-name="KrymRusItalic">***********, ********</text:span><text:span text:style-name="KrymUkr">) *********. [** ***** (** *******) **** ****** = </text:span><text:span text:style-name="KrymRusItalic">************ ******* *****.</text:span><text:span text:style-name="KrymUkr"> * * ***** ** ****** =</text:span><text:span text:style-name="KrymRusItalic"> * * ***** ** *****.</text:span><text:span text:style-name="KrymUkr"> ****** **** ** *** **********, ** ******* ****** *******]. </text:span><text:span text:style-name="KrymRusBold">******* </text:span><text:span text:style-name="KrymRusItalic">* ***, * *** ***</text:span><text:span text:style-name="KrymUkr"> – ******** * *****, * ***** **. </text:span><text:span text:style-name="KrymRusItalic">* </text:span><text:span text:style-name="KrymRusBold">*****</text:span><text:span text:style-name="KrymRusItalic"> *** ********</text:span><text:span text:style-name="KrymUkr"> – ***** ***** ** ************. </text:span><text:span text:style-name="KrymRusBold">***** </text:span><text:span text:style-name="KrymRusItalic">*** *** ******</text:span><text:span text:style-name="KrymUkr"> – ** ** **** ***** *********. </text:span><text:span text:style-name="KrymRusItalic">***** </text:span><text:span text:style-name="KrymRusBold">*******</text:span><text:span text:style-name="KrymUkr"> – ***********. [******* **** – **********]. </text:span><text:span text:style-name="KrymRusItalic">** </text:span><text:span text:style-name="KrymRusBold">*******</text:span><text:span text:style-name="KrymRusItalic"> ****</text:span><text:span text:style-name="KrymUkr"> (</text:span><text:span text:style-name="KrymRusItalic">** ****** ****** ****</text:span><text:span text:style-name="KrymUkr">) – ** ***** ***** ** **. </text:span><text:span text:style-name="KrymRusBold">******* </text:span><text:span text:style-name="KrymRusItalic">*** **** ***-*. **************** * ***-*.</text:span><text:span text:style-name="KrymUkr"> – ***** ***** ** ****** **. </text:span><text:span text:style-name="KrymRusBold">******* </text:span><text:span text:style-name="KrymRusItalic">** ***, **. </text:span><text:span text:style-name="KrymRusBold">***</text:span><text:span text:style-name="KrymRusItalic"> * </text:span><text:span text:style-name="KrymRusBold">********</text:span><text:span text:style-name="KrymUkr">; 2) (</text:span><text:span text:style-name="KrymRusItalic">********* *********</text:span><text:span text:style-name="KrymUkr">) *******, ********. [******** ****** ***** ****’***… **** ** ******* *** ***** ********* (*****.)]. </text:span><text:span text:style-name="KrymRusBold">*******</text:span><text:span text:style-name="KrymRusItalic"> **, </text:span><text:span text:style-name="KrymRusBold">*******</text:span><text:span text:style-name="KrymRusItalic"> **</text:span><text:span text:style-name="KrymUkr"> – ***, ******. [*****, ******, ***** (****.)]. </text:span><text:span text:style-name="KrymRusBold">*********</text:span><text:span text:style-name="KrymUkr"> – </text:span><text:soft-page-break/><text:span text:style-name="KrymUkr">********, *********.</text:span></text:p>
      <text:p text:style-name="KrymPar"><text:span text:style-name="KrymRusBold">*********</text:span><text:span text:style-name="KrymUkr"> – 1) (</text:span><text:span text:style-name="KrymRusAux">*****.</text:span><text:span text:style-name="KrymUkr">) *********. [**-*** * *** *********]; 2) (</text:span><text:span text:style-name="KrymRusAux">****.</text:span><text:span text:style-name="KrymUkr">: </text:span><text:span text:style-name="KrymRusItalic">********</text:span><text:span text:style-name="KrymUkr">) **********, *********. [** *********, ***** * ********]; 3) (</text:span><text:span text:style-name="KrymRusItalic">************** ** *** *** ** ***, *********</text:span><text:span text:style-name="KrymUkr">) – (</text:span><text:span text:style-name="KrymRusAux">* ****. * ****. ***********</text:span><text:span text:style-name="KrymUkr">) *********, **********, ***********, ***************. [******* ***** ***** * ********* (******). * *** ***** ***********, **…]. </text:span><text:span text:style-name="KrymRusBold">******** </text:span><text:span text:style-name="KrymRusItalic">*** ***</text:span><text:span text:style-name="KrymUkr"> – ******** ***** (***); 4) (</text:span><text:span text:style-name="KrymRusAux">*****.</text:span><text:span text:style-name="KrymUkr">) ***** *******, **********. [* ****** ****** ********** ******* (*. ****.)].</text:span></text:p>
      <text:p text:style-name="KrymPar"><text:span text:style-name="KrymRusBold">*******</text:span><text:span text:style-name="KrymUkr"> – 1) (</text:span><text:span text:style-name="KrymRusItalic">*****</text:span><text:span text:style-name="KrymUkr">) *******, ******. </text:span><text:span text:style-name="KrymRusBold">*******</text:span><text:span text:style-name="KrymRusItalic">-********</text:span><text:span text:style-name="KrymUkr"> – *****, ****-********, ******-*******, *******-*********, (</text:span><text:span text:style-name="KrymRusAux">*****.</text:span><text:span text:style-name="KrymUkr">) ******* ****; 2) (</text:span><text:span text:style-name="KrymRusItalic">********</text:span><text:span text:style-name="KrymUkr">) ***********, ************, *******, ****** *****, ******* ***.</text:span></text:p>
      <text:p text:style-name="KrymPar"><text:span text:style-name="KrymRusBold">**********</text:span><text:span text:style-name="KrymUkr"> – 1) (</text:span><text:span text:style-name="KrymRusItalic">*******</text:span><text:span text:style-name="KrymUkr">) **********, ********; 2) (</text:span><text:span text:style-name="KrymRusItalic">********* ***</text:span><text:span text:style-name="KrymUkr">) *******, *******, ******. [******* ******* ** ******* ****** *** (******.). *** ******* ****** *****, ** *** *******]. </text:span><text:span text:style-name="KrymRusItalic">*** </text:span><text:span text:style-name="KrymRusBold">**********</text:span><text:span text:style-name="KrymUkr"> – *** ******** ****, *** ******. </text:span><text:span text:style-name="KrymRusItalic">** </text:span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1) (</text:span><text:span text:style-name="KrymRusItalic">******</text:span><text:span text:style-name="KrymUkr">) ********. [******* *****. ******** ****]; 2) (</text:span><text:span text:style-name="KrymRusItalic">*****, *********</text:span><text:span text:style-name="KrymUkr">) ********, **********, **********. [*** ******** ********. ******** ****]. </text:span><text:span text:style-name="KrymRusBold">******** </text:span><text:span text:style-name="KrymRusItalic">******</text:span><text:span text:style-name="KrymUkr"> – ******* ******, ******** ******, ******* ******. </text:span><text:span text:style-name="KrymRusBold">******** </text:span><text:span text:style-name="KrymRusItalic">****</text:span><text:span text:style-name="KrymUkr"> – ******* *****. </text:span><text:span text:style-name="KrymRusItalic">** </text:span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, -**, (</text:span><text:span text:style-name="KrymRusItalic">******</text:span><text:span text:style-name="KrymUkr">) ********** (</text:span><text:span text:style-name="KrymRusAux">*. **.</text:span><text:span text:style-name="KrymUkr"> -****, -*****</text:span><text:span text:style-name="KrymRusItalic"> * </text:span><text:span text:style-name="KrymUkr">-***, -****), *********, (</text:span><text:span text:style-name="KrymRusItalic">****** ********* * *******, * ******</text:span><text:span text:style-name="KrymUkr">) ******(**), *********, *********, ********, *********. [**** ******* * ***** ******** ********* (*. ***.). ******* ******** ******* ***** (****.). ********* ******* ********. ********* ******]; (</text:span><text:span text:style-name="KrymRusItalic">****** * ***** ****</text:span><text:span text:style-name="KrymUkr">) ********. [***** ********* ******** ******** ***** *****].</text:span><text:span text:style-name="KrymRusItalic"> **. </text:span><text:span text:style-name="KrymRusBold">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</text:span><text:span text:style-name="KrymUkr"> – 1) ******, ******, ******, *******, *******. [*** * ****** ***, * ************** ******* ****** (******, ******). ****** ***** ** ********. *******, ** *********]. </text:span><text:span text:style-name="KrymRusItalic">** </text:span><text:span text:style-name="KrymRusBold">****** </text:span><text:span text:style-name="KrymRusItalic">******, *********</text:span><text:span text:style-name="KrymUkr"> – ** *******.</text:span><text:span text:style-name="KrymRusItalic"> ** ***** </text:span><text:span text:style-name="KrymRusBold">******</text:span><text:span text:style-name="KrymUkr"> – ******* ********, ******* *******; 2) (</text:span><text:span text:style-name="KrymRusItalic">**********, ********, *** *****</text:span><text:span text:style-name="KrymUkr">) ******, *****, ********, *******, ****, ******. [****** ****** *********, ******* ****** *****. ***** **** ******** ********].</text:span></text:p>
      <text:p text:style-name="KrymPar"><text:span text:style-name="KrymRusBold">*******</text:span><text:span text:style-name="KrymUkr"> – 1) *******, *******. </text:span><text:span text:style-name="KrymRusItalic">** </text:span><text:span text:style-name="KrymRusBold">*******</text:span><text:span text:style-name="KrymRusItalic"> *****</text:span><text:span text:style-name="KrymUkr"> – ** ******** (-***); 2) (</text:span><text:span text:style-name="KrymRusItalic">********</text:span><text:span text:style-name="KrymUkr">) *********, **********, (</text:span><text:span text:style-name="KrymRusItalic">******* ******** ************</text:span><text:span text:style-name="KrymUkr">) *********; 3) (</text:span><text:span text:style-name="KrymRusItalic">************</text:span><text:span text:style-name="KrymUkr">) *********, ********, *********. [********* ********. ******** *************. ******** (*******) ******. ******* *******].</text:span></text:p>
      <text:p text:style-name="KrymPar"><text:span text:style-name="KrymRusBold">********</text:span><text:span text:style-name="KrymUkr"> – ********, ***********.</text:span></text:p>
      <text:p text:style-name="KrymPar"><text:span text:style-name="KrymRusBold">**************</text:span><text:span text:style-name="KrymUkr"> – **********, ********; ************.</text:span></text:p>
      <text:p text:style-name="KrymPar"><text:span text:style-name="KrymRusBold">***************</text:span><text:span text:style-name="KrymUkr"> – *************, ***********, *********, ***************.</text:span></text:p>
      <text:p text:style-name="KrymPar"><text:span text:style-name="KrymRusBold">*************, *************</text:span><text:span text:style-name="KrymUkr"> – **********, **********, ********, ********, *********[**]*****, *********[**]***, ****************, **************; *************, **************.</text:span></text:p>
      <text:p text:style-name="KrymPar"><text:span text:style-name="KrymRusBold">***************, ***************</text:span><text:span text:style-name="KrymUkr"> – ************, ************, **********, **********, *********[**]*******, *********[**]*****, ******************, ****************, ***************, ****************.</text:span></text:p>
      <text:p text:style-name="KrymPar"><text:span text:style-name="KrymRusBold">******</text:span><text:span text:style-name="KrymUkr"> – *********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 *******; *** *** ***** *******; ******* *******; ****** *******. </text:span><text:span text:style-name="KrymRusItalic">* </text:span><text:span text:style-name="KrymRusBold">********</text:span><text:span text:style-name="KrymUkr"> – ***** *********** *******. </text:span><text:span text:style-name="KrymRusItalic">* ** </text:span><text:span text:style-name="KrymRusBold">********</text:span><text:span text:style-name="KrymUkr"> – * * ****** (*******) ** ******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, ********, ********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****</text:span><text:span text:style-name="KrymUkr"> – *******, ****** ***. [** ** ** ***** ******* ****** *** ** *********? (*. ****.)].</text:span></text:p>
      <text:p text:style-name="KrymPar"><text:span text:style-name="KrymRusBold">**********</text:span><text:span text:style-name="KrymUkr"> – ***********, ************, (</text:span><text:span text:style-name="KrymRusItalic">****************</text:span><text:span text:style-name="KrymUkr">) ************ (</text:span><text:span text:style-name="KrymRusAux">*. </text:span><text:span text:style-name="KrymUkr">-***).</text:span></text:p>
      <text:p text:style-name="KrymPar"><text:span text:style-name="KrymRusBold">*************</text:span><text:span text:style-name="KrymUkr"> – **************, (</text:span><text:span text:style-name="KrymRusItalic">*******************</text:span><text:span text:style-name="KrymUkr">) **************.</text:span></text:p>
      <text:p text:style-name="KrymPar"><text:span text:style-name="KrymRusBold">****</text:span><text:span text:style-name="KrymUkr"> – *******, ****, **********, ****, (</text:span><text:span text:style-name="KrymRusItalic">* *******</text:span><text:span text:style-name="KrymUkr">) ***********, ****, ****(*)******, (</text:span><text:span text:style-name="KrymRusItalic">****** * *******</text:span><text:span text:style-name="KrymUkr">) ****, **********. [********* **** ** ******* * *****. *********** *******]. </text:span><text:span text:style-name="KrymRusAux">****., </text:span><text:soft-page-break/><text:span text:style-name="KrymRusAux">********** </text:span><text:span text:style-name="KrymRusBold">****</text:span><text:span text:style-name="KrymUkr"> – ******, *****.</text:span></text:p>
      <text:p text:style-name="KrymPar"><text:span text:style-name="KrymRusBold">*********</text:span><text:span text:style-name="KrymUkr"> – ***********, *********.</text:span></text:p>
      <text:p text:style-name="KrymPar"><text:span text:style-name="KrymRusBold">**********</text:span><text:span text:style-name="KrymUkr"> – ************, **********, *********.</text:span></text:p>
      <text:p text:style-name="KrymPar"><text:span text:style-name="KrymRusBold">*********</text:span><text:span text:style-name="KrymUkr"> – ***(*)*****, *****(*)*****, ***********, (</text:span><text:span text:style-name="KrymRusItalic">****** * *******</text:span><text:span text:style-name="KrymUkr">) **********. [******* ******** ********].</text:span></text:p>
      <text:p text:style-name="KrymPar"><text:span text:style-name="KrymRusBold">*********</text:span><text:span text:style-name="KrymUkr"> – *********, ***********, *************, *********.</text:span></text:p>
      <text:p text:style-name="KrymPar"><text:span text:style-name="KrymRusBold">*******, -******</text:span><text:span text:style-name="KrymUkr"> – *********, -*****, *******, -*****, ******* (</text:span><text:span text:style-name="KrymRusAux">**. * ***. *.</text:span><text:span text:style-name="KrymUkr">).</text:span></text:p>
      <text:p text:style-name="KrymPar"><text:span text:style-name="KrymRusBold">*********</text:span><text:span text:style-name="KrymUkr"> – ********, **********, (</text:span><text:span text:style-name="KrymRusItalic">* *******</text:span><text:span text:style-name="KrymUkr">) ***********, ****(*)******) ****[**]******, ***********, (</text:span><text:span text:style-name="KrymRusItalic">* *******</text:span><text:span text:style-name="KrymUkr">) *(*)********.</text:span></text:p>
      <text:p text:style-name="KrymPar"><text:span text:style-name="KrymRusBold">********</text:span><text:span text:style-name="KrymUkr"> – *******, *********, (</text:span><text:span text:style-name="KrymRusItalic">* *******</text:span><text:span text:style-name="KrymUkr">) ****(*)*****, **********, *********, *********, (</text:span><text:span text:style-name="KrymRusItalic">* *******</text:span><text:span text:style-name="KrymUkr">) **********, **********, *(*)*******, **********. [********-********* **-*****. ** *** **********. ********* *** *******. ******** ** ****** * ***]. </text:span><text:span text:style-name="KrymRusItalic">**** </text:span><text:span text:style-name="KrymRusBold">*******</text:span><text:span text:style-name="KrymUkr"> – ***** 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</text:span><text:span text:style-name="KrymUkr"> – *****, (***********) ****** (</text:span><text:span text:style-name="KrymRusAux">*. </text:span><text:span text:style-name="KrymUkr">******).</text:span></text:p>
      <text:p text:style-name="KrymPar"><text:span text:style-name="KrymRusBold">************</text:span><text:span text:style-name="KrymUkr"> – **********, *****.</text:span></text:p>
      <text:p text:style-name="KrymPar"><text:span text:style-name="KrymRusBold">***********</text:span><text:span text:style-name="KrymUkr"> – *********.</text:span></text:p>
      <text:p text:style-name="KrymPar"><text:span text:style-name="KrymRusBold">**********</text:span><text:span text:style-name="KrymUkr"> – 1) **********; 2) ************.</text:span></text:p>
      <text:p text:style-name="KrymPar"><text:span text:style-name="KrymRusBold">**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*, **********, *********, *********, (</text:span><text:span text:style-name="KrymRusItalic">* ********</text:span><text:span text:style-name="KrymUkr">) ******* (</text:span><text:span text:style-name="KrymRusAux">*. </text:span><text:span text:style-name="KrymUkr">-*****). </text:span><text:span text:style-name="KrymRusItalic">****** </text:span><text:span text:style-name="KrymRusBold">******* </text:span><text:span text:style-name="KrymRusItalic">****</text:span><text:span text:style-name="KrymUkr"> – *********** *****, ************ *****; ******* ** *******.</text:span></text:p>
      <text:p text:style-name="KrymPar"><text:span text:style-name="KrymRusBold">**********</text:span><text:span text:style-name="KrymUkr"> – **********, ********, **********, *********.</text:span></text:p>
      <text:p text:style-name="KrymPar"><text:span text:style-name="KrymRusBold">********</text:span><text:span text:style-name="KrymUkr"> – ********** **********,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 – **********. [********* *******].</text:span></text:p>
      <text:p text:style-name="KrymPar"><text:span text:style-name="KrymRusBold">*****</text:span><text:span text:style-name="KrymRusItalic"> *** </text:span><text:span text:style-name="KrymRusBold">********* ********</text:span><text:span text:style-name="KrymUkr">, </text:span><text:span text:style-name="KrymRusAux">***.</text:span><text:span text:style-name="KrymUkr"> – *****, **********, *****’*****, ******** ******** (</text:span><text:span text:style-name="KrymRusAux">*. </text:span><text:span text:style-name="KrymUkr">-***)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, *********.</text:span></text:p>
      <text:p text:style-name="KrymPar"><text:span text:style-name="KrymRusBold">************</text:span><text:span text:style-name="KrymRusItalic"> * </text:span><text:span text:style-name="KrymRusBold">*********</text:span><text:span text:style-name="KrymUkr"> – ***********.</text:span></text:p>
      <text:p text:style-name="KrymPar"><text:span text:style-name="KrymRusBold">*********</text:span><text:span text:style-name="KrymUkr"> – *************, *********.</text:span></text:p>
      <text:p text:style-name="KrymPar"><text:span text:style-name="KrymRusBold">**********</text:span><text:span text:style-name="KrymUkr"> – ***********, *************.</text:span></text:p>
      <text:p text:style-name="KrymPar"><text:span text:style-name="KrymRusBold">**********</text:span><text:span text:style-name="KrymUkr"> – 1) **********, ************; 2) ************.</text:span></text:p>
      <text:p text:style-name="KrymPar"><text:span text:style-name="KrymRusBold">*******, -*****</text:span><text:span text:style-name="KrymUkr"> – *******, 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****.</text:span></text:p>
      <text:p text:style-name="KrymPar"><text:span text:style-name="KrymRusBold">******, -****</text:span><text:span text:style-name="KrymUkr"> – ********, **********</text:span><text:span text:style-name="KrymRusItalic"> * </text:span><text:span text:style-name="KrymUkr">********, *********, **********.</text:span></text:p>
      <text:p text:style-name="KrymPar"><text:span text:style-name="KrymRusBold">*********</text:span><text:span text:style-name="KrymRusItalic"> * </text:span><text:span text:style-name="KrymRusBold">******</text:span><text:span text:style-name="KrymUkr"> – **********. [********* ********]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, -******</text:span><text:span text:style-name="KrymUkr"> – ******, ******** (********).</text:span></text:p>
      <text:p text:style-name="KrymPar"><text:span text:style-name="KrymRusBold">*************</text:span><text:span text:style-name="KrymUkr"> – ***********, **********, *************. [************* ***].</text:span></text:p>
      <text:p text:style-name="KrymPar"><text:span text:style-name="KrymRusBold">********</text:span><text:span text:style-name="KrymUkr"> (</text:span><text:span text:style-name="KrymRusItalic">* ****</text:span><text:span text:style-name="KrymUkr">), </text:span><text:span text:style-name="KrymRusAux">****.</text:span><text:span text:style-name="KrymUkr"> – ******.</text:span></text:p>
      <text:p text:style-name="KrymPar"><text:span text:style-name="KrymRusBold">*********</text:span><text:span text:style-name="KrymUkr"> – ***********. [********** **********].</text:span></text:p>
      <text:p text:style-name="KrymPar"><text:span text:style-name="KrymRusBold">*****</text:span><text:span text:style-name="KrymUkr">, </text:span><text:span text:style-name="KrymRusAux">**.</text:span><text:span text:style-name="KrymUkr"> (</text:span><text:span text:style-name="KrymRusAux">*. </text:span><text:span text:style-name="KrymUkr">***) – ***** </text:span><text:span text:style-name="KrymRusAux">**. *.</text:span><text:span text:style-name="KrymUkr"> (</text:span><text:span text:style-name="KrymRusAux">*. </text:span><text:span text:style-name="KrymUkr">***). </text:span><text:span text:style-name="KrymRusAux">**.</text:span><text:span text:style-name="KrymUkr"> ******</text:span><text:span text:style-name="KrymRusItalic"> * </text:span><text:span text:style-name="KrymUkr">****** (</text:span><text:span text:style-name="KrymRusAux">*. </text:span><text:span text:style-name="KrymUkr">******). </text:span><text:span text:style-name="KrymRusBold">***** </text:span><text:span text:style-name="KrymRusItalic">* ***** *******</text:span><text:span text:style-name="KrymUkr"> – *********; </text:span><text:span text:style-name="KrymRusItalic">* *****</text:span><text:span text:style-name="KrymUkr"> – *********. </text:span><text:span text:style-name="KrymRusItalic">******* </text:span><text:span text:style-name="KrymRusBold">*****</text:span><text:span text:style-name="KrymUkr">, </text:span><text:span text:style-name="KrymRusItalic">************* *** ******* **** * ****</text:span><text:span text:style-name="KrymUkr"> – ******* (**********) *****. </text:span><text:span text:style-name="KrymRusItalic">******** </text:span><text:span text:style-name="KrymRusBold">*.</text:span><text:span text:style-name="KrymUkr"> (</text:span><text:span text:style-name="KrymRusItalic">* *****-******** *******</text:span><text:span text:style-name="KrymUkr">) – ґ*****.</text:span></text:p>
      <text:p text:style-name="KrymPar"><text:span text:style-name="KrymRusBold">*********,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********, ****** ******.</text:span></text:p>
      <text:p text:style-name="KrymPar"><text:span text:style-name="KrymRusBold">********</text:span><text:span text:style-name="KrymUkr"> – ************, ********, *************.</text:span></text:p>
      <text:p text:style-name="KrymPar"><text:span text:style-name="KrymRusBold">*******, ******* </text:span><text:span text:style-name="KrymUkr">(</text:span><text:span text:style-name="KrymRusAux">***. *.</text:span><text:span text:style-name="KrymUkr">) – ********, *********** (</text:span><text:span text:style-name="KrymRusAux">*. </text:span><text:span text:style-name="KrymUkr">-******), ******* (</text:span><text:span text:style-name="KrymRusAux">*. </text:span><text:span text:style-name="KrymUkr">-**), *********, (</text:span><text:span text:style-name="KrymRusItalic">* </text:span><text:soft-page-break/><text:span text:style-name="KrymRusItalic">*******</text:span><text:span text:style-name="KrymUkr">) *************, *********, ***********.</text:span></text:p>
      <text:p text:style-name="KrymPar"><text:span text:style-name="KrymRusBold">**********, -****,</text:span><text:span text:style-name="KrymRusItalic"> **. </text:span><text:span text:style-name="KrymRusBold">*******.</text:span></text:p>
      <text:p text:style-name="KrymPar"><text:span text:style-name="KrymRusBold">********</text:span><text:span text:style-name="KrymUkr"> – ********, *******, ***********, ******** (</text:span><text:span text:style-name="KrymRusAux">**.</text:span><text:span text:style-name="KrymUkr">), ******-****** (</text:span><text:span text:style-name="KrymRusAux">*******.</text:span><text:span text:style-name="KrymUkr">) [*** ********* ********, * ** ******-******]. </text:span><text:span text:style-name="KrymRusAux">****. ********** </text:span><text:span text:style-name="KrymRusBold">********</text:span><text:span text:style-name="KrymUkr"> – ****. [***** ****, ***** ****].</text:span></text:p>
      <text:p text:style-name="KrymPar"><text:span text:style-name="KrymRusBold">*******, *********</text:span><text:span text:style-name="KrymUkr"> – 1) *******, *********. [****** ** *** ***]. </text:span><text:span text:style-name="KrymRusBold">******* </text:span><text:span text:style-name="KrymRusItalic">*******</text:span><text:span text:style-name="KrymUkr"> – ******* (********, *********, *******, *********) ********; 2) (</text:span><text:span text:style-name="KrymRusItalic">********</text:span><text:span text:style-name="KrymUkr">) *******, ********, ************, -**. [** ** ******, * ***** ******].</text:span></text:p>
      <text:p text:style-name="KrymPar"><text:span text:style-name="KrymRusBold">*****</text:span><text:span text:style-name="KrymUkr"> – ***** (</text:span><text:span text:style-name="KrymRusAux">*********.</text:span><text:span text:style-name="KrymUkr">), ********, ************ (</text:span><text:span text:style-name="KrymRusAux">*. </text:span><text:span text:style-name="KrymUkr">-*****), (</text:span><text:span text:style-name="KrymRusAux">**.</text:span><text:span text:style-name="KrymUkr">) ************, ********** (</text:span><text:span text:style-name="KrymRusAux">*. </text:span><text:span text:style-name="KrymUkr">-***), ********. [********* ****** ******** **. ** ************ ********]. </text:span><text:span text:style-name="KrymRusItalic">********, ******* ** ****-*. </text:span><text:span text:style-name="KrymRusBold">*****</text:span><text:span text:style-name="KrymUkr"> – *********, ********* ** *****. </text:span><text:span text:style-name="KrymRusItalic">*******, ******* </text:span><text:span text:style-name="KrymUkr">(</text:span><text:span text:style-name="KrymRusItalic">*******, *********</text:span><text:span text:style-name="KrymUkr">) </text:span><text:span text:style-name="KrymRusItalic">****-*. * </text:span><text:span text:style-name="KrymRusBold">*****</text:span><text:span text:style-name="KrymRusItalic"> ***</text:span><text:span text:style-name="KrymUkr"> – **********, ********** ***** **, ********, ********** ** ******** ***** **. </text:span><text:span text:style-name="KrymRusItalic">******** </text:span><text:span text:style-name="KrymRusBold">*****</text:span><text:span text:style-name="KrymUkr"> – ***********, ************ (***** ********). </text:span><text:span text:style-name="KrymRusItalic">********* * </text:span><text:span text:style-name="KrymRusBold">*****</text:span><text:span text:style-name="KrymUkr"> – ***********, *********** ** *****. [***** **********, ** * *********]. </text:span><text:span text:style-name="KrymRusItalic">*********** ** ***** </text:span><text:span text:style-name="KrymRusBold">***** </text:span><text:span text:style-name="KrymRusItalic">***** ***-*.</text:span><text:span text:style-name="KrymUkr"> – *********** ** ***** ******* *****. </text:span><text:span text:style-name="KrymRusItalic">*** </text:span><text:span text:style-name="KrymRusBold">*****</text:span><text:span text:style-name="KrymUkr"> – *********, ***********. [*********** *’****** * ***** (*******.)]; 2) ********. </text:span><text:span text:style-name="KrymRusItalic">** **** </text:span><text:span text:style-name="KrymRusBold">*****</text:span><text:span text:style-name="KrymUkr"> – * ***** ********. </text:span><text:span text:style-name="KrymRusItalic">** **** </text:span><text:span text:style-name="KrymRusBold">*****</text:span><text:span text:style-name="KrymRusItalic"> *** *********</text:span><text:span text:style-name="KrymUkr"> – * ***** ******** ** ********. </text:span><text:span text:style-name="KrymRusItalic">** ***** </text:span><text:span text:style-name="KrymRusBold">*****</text:span><text:span text:style-name="KrymUkr"> – *********. [********* ****** ******** – **-* **** ************]. </text:span><text:span text:style-name="KrymRusItalic">****, ********* </text:span><text:span text:style-name="KrymRusBold">******</text:span><text:span text:style-name="KrymRusItalic"> ****</text:span><text:span text:style-name="KrymUkr"> – *************, ************* *****</text:span><text:span text:style-name="KrymRusItalic"> * </text:span><text:span text:style-name="KrymUkr">** *****, ************ ** *****. [***** ************* ****** *******].</text:span></text:p>
      <text:p text:style-name="KrymPar"><text:span text:style-name="KrymRusBold">********</text:span><text:span text:style-name="KrymUkr"> – ґ***** (** *********** *******).</text:span></text:p>
      <text:p text:style-name="KrymPar"><text:span text:style-name="KrymRusBold">**********</text:span><text:span text:style-name="KrymUkr"> – **********, ************* ******.</text:span></text:p>
      <text:p text:style-name="KrymPar"><text:span text:style-name="KrymRusBold">*********</text:span><text:span text:style-name="KrymUkr"> – 1) (</text:span><text:span text:style-name="KrymRusItalic">*******</text:span><text:span text:style-name="KrymUkr">) ********** (</text:span><text:span text:style-name="KrymRusAux">*. *.</text:span><text:span text:style-name="KrymUkr">) ґ*****; 2) (</text:span><text:span text:style-name="KrymRusAux">****.</text:span><text:span text:style-name="KrymUkr">) *********.</text:span></text:p>
      <text:p text:style-name="KrymPar"><text:span text:style-name="KrymRusBold">************ ******</text:span><text:span text:style-name="KrymUkr"> – ********** *********.</text:span></text:p>
      <text:p text:style-name="KrymPar"><text:span text:style-name="KrymRusBold">*******</text:span><text:span text:style-name="KrymUkr"> – *******, *********, *********** *****; (</text:span><text:span text:style-name="KrymRusItalic">********** *********</text:span><text:span text:style-name="KrymUkr">) **** ***** ** *****. [******* ** ********, ** ***** ** *********. ***** ** ******, ** * ** ***********-*. ** ***** ***** **** ******, * *** * ******?].</text:span></text:p>
      <text:p text:style-name="KrymPar"><text:span text:style-name="KrymRusBold">*********, ***********</text:span><text:span text:style-name="KrymUkr"> – *********, ***********, *************, *********** ** *****.</text:span></text:p>
      <text:p text:style-name="KrymPar"><text:span text:style-name="KrymRusBold">*******</text:span><text:span text:style-name="KrymUkr"> (</text:span><text:span text:style-name="KrymRusAux">******. ** </text:span><text:span text:style-name="KrymRusBold">*****</text:span><text:span text:style-name="KrymUkr">) – *********, *******.</text:span></text:p>
      <text:p text:style-name="KrymPar"><text:span text:style-name="KrymRusBold">********</text:span><text:span text:style-name="KrymUkr"> (</text:span><text:span text:style-name="KrymRusItalic">*******. *****.</text:span><text:span text:style-name="KrymUkr">) – 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*****</text:span><text:span text:style-name="KrymUkr"> – ***********. [********** ****].</text:span></text:p>
      <text:p text:style-name="KrymPar"><text:span text:style-name="KrymRusBold">*******</text:span><text:span text:style-name="KrymUkr"> – ********, *******. [******* ******, ******* ****]. </text:span><text:span text:style-name="KrymRusBold">******* </text:span><text:span text:style-name="KrymRusItalic">*****</text:span><text:span text:style-name="KrymUkr"> – ******* *********, (</text:span><text:span text:style-name="KrymRusAux">*****.</text:span><text:span text:style-name="KrymUkr">) *********. </text:span><text:span text:style-name="KrymRusBold">******* </text:span><text:span text:style-name="KrymRusItalic">******</text:span><text:span text:style-name="KrymUkr"> – ******** ****, ********. </text:span><text:span text:style-name="KrymRusBold">******* </text:span><text:span text:style-name="KrymRusItalic">*****</text:span><text:span text:style-name="KrymUkr"> – ********, (</text:span><text:span text:style-name="KrymRusAux">*******.</text:span><text:span text:style-name="KrymUkr">) ******* *******. </text:span><text:span text:style-name="KrymRusBold">******* </text:span><text:span text:style-name="KrymRusItalic">*****</text:span><text:span text:style-name="KrymUkr"> – ***ґ* (****ґ*), ******. </text:span><text:span text:style-name="KrymRusBold">******* </text:span><text:span text:style-name="KrymRusItalic">******</text:span><text:span text:style-name="KrymUkr"> – *******. </text:span><text:span text:style-name="KrymRusBold">******* </text:span><text:span text:style-name="KrymRusItalic">*****</text:span><text:span text:style-name="KrymUkr"> – *****.</text:span></text:p>
      <text:p text:style-name="KrymPar"><text:span text:style-name="KrymRusBold">*****</text:span><text:span text:style-name="KrymUkr"> – 1) *****; (</text:span><text:span text:style-name="KrymRusAux">**.</text:span><text:span text:style-name="KrymUkr">) ******; 2) </text:span><text:span text:style-name="KrymRusItalic">******* </text:span><text:span text:style-name="KrymRusBold">*****,</text:span><text:span text:style-name="KrymRusItalic"> **. </text:span><text:span text:style-name="KrymRusBold">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 </text:span><text:span text:style-name="KrymRusItalic">* ***</text:span><text:span text:style-name="KrymUkr"> – ******* (</text:span><text:span text:style-name="KrymRusItalic">* ********* * </text:span><text:span text:style-name="KrymUkr">******), **********, **********, (</text:span><text:span text:style-name="KrymRusItalic">* </text:span><text:span text:style-name="KrymUkr">*********) (*) ****</text:span><text:span text:style-name="KrymRusItalic"> * </text:span><text:span text:style-name="KrymUkr">*****. [*** (*) **** ******. * (*) ***** ** ******. ******* ********]. </text:span><text:span text:style-name="KrymRusBold">********** </text:span><text:span text:style-name="KrymRusItalic">***** ***</text:span><text:span text:style-name="KrymUkr"> – ******* (**)***** *****. </text:span><text:span text:style-name="KrymRusItalic">*** * ***** **** </text:span><text:span text:style-name="KrymRusBold">********</text:span><text:span text:style-name="KrymUkr">? – ** * *** ****** (*********)? ** (***) * *** ********? </text:span><text:span text:style-name="KrymRusItalic">**** </text:span><text:span text:style-name="KrymRusBold">**********</text:span><text:span text:style-name="KrymUkr"> – ***** *******, ***** *********, ***** * *****, ********* ***** ***. </text:span><text:span text:style-name="KrymRusItalic">* ** ** </text:span><text:span text:style-name="KrymRusBold">********</text:span><text:span text:style-name="KrymUkr">, </text:span><text:span text:style-name="KrymRusItalic">***…</text:span><text:span text:style-name="KrymUkr"> – *-* ** *********, **… [*** *** ** * *** ** *********. ** * ** * *****, *** * ** ********** *****. *********, ***** ******, ***** ***** *** ********]. </text:span><text:span text:style-name="KrymRusItalic">**** ******</text:span><text:span text:style-name="KrymUkr"> (</text:span><text:span text:style-name="KrymRusItalic">** ****</text:span><text:span text:style-name="KrymUkr">) </text:span><text:span text:style-name="KrymRusBold">**********</text:span><text:span text:style-name="KrymRusItalic"> * ***</text:span><text:span text:style-name="KrymUkr"> – ***** ** **** ********, ***** ** [***] **** ***** *****. </text:span><text:span text:style-name="KrymRusItalic">******* **** </text:span><text:span text:style-name="KrymRusBold">**********</text:span><text:span text:style-name="KrymUkr"> (</text:span><text:span text:style-name="KrymRusItalic">* ************</text:span><text:span text:style-name="KrymUkr">)</text:span><text:span text:style-name="KrymRusItalic"> * ***</text:span><text:span text:style-name="KrymUkr"> – ***** **** ** ***** ** **. </text:span><text:span text:style-name="KrymRusBold">********</text:span><text:span text:style-name="KrymUkr">! – **********, ********, *********.</text:span></text:p>
      <text:p text:style-name="KrymPar"><text:span text:style-name="KrymRusBold">*********, -****</text:span><text:span text:style-name="KrymUkr"> – 1) ********** (</text:span><text:span text:style-name="KrymRusAux">*. </text:span><text:span text:style-name="KrymUkr">-***), ***********. [* ** ********** ******* ******?], (</text:span><text:span text:style-name="KrymRusItalic">********</text:span><text:span text:style-name="KrymUkr">) ***********, ************. [***** ******* ************]. </text:span><text:span text:style-name="KrymRusItalic">**** </text:span><text:span text:style-name="KrymRusBold">***********</text:span><text:span text:style-name="KrymRusItalic"> *** </text:span><text:span text:style-name="KrymRusBold">*********** </text:span><text:span text:style-name="KrymRusItalic">****-*.</text:span><text:span text:style-name="KrymUkr"> (</text:span><text:span text:style-name="KrymRusItalic">*************</text:span><text:span text:style-name="KrymUkr">) – ************* ** *****. [***** ************* ** ******* </text:span><text:soft-page-break/><text:span text:style-name="KrymUkr">********]; 2) ***********, ***********, ************, **********, **********, ***********. [** ** ***** *****? ** * ***** ***** ******* ***********?].</text:span></text:p>
      <text:p text:style-name="KrymPar"><text:span text:style-name="KrymRusBold">***********</text:span><text:span text:style-name="KrymRusItalic"> * ***</text:span><text:span text:style-name="KrymUkr"> – 1) *********, ************ * *****; 2) (</text:span><text:span text:style-name="KrymRusItalic">************</text:span><text:span text:style-name="KrymUkr">) ************, ************ ** *****.</text:span></text:p>
      <text:p text:style-name="KrymPar"><text:span text:style-name="KrymRusBold">*********</text:span><text:span text:style-name="KrymUkr"> – 1) (</text:span><text:span text:style-name="KrymRusItalic">*********</text:span><text:span text:style-name="KrymUkr">) *******, **********, **********. [** ******* ******** *** ********* *****]. </text:span><text:span text:style-name="KrymRusItalic">******** **** </text:span><text:span text:style-name="KrymRusBold">*********</text:span><text:span text:style-name="KrymUkr"> – ******** ***** ********, ******** ***** ** ********, *********** ** *****; 2) (</text:span><text:span text:style-name="KrymRusItalic">******** ********</text:span><text:span text:style-name="KrymUkr">) ******* (******), ********* (-******), ********** (-******). [*****-* ********* *** * *****, ** ** ****** (*****). ****** *********** ***** *******, * **** ******* ** ********* (******)].</text:span></text:p>
      <text:p text:style-name="KrymPar"><text:span text:style-name="KrymRusBold">***********</text:span><text:span text:style-name="KrymUkr"> – ***********, ***********, **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, (</text:span><text:span text:style-name="KrymRusItalic">* ******. ******</text:span><text:span text:style-name="KrymUkr">) *****. </text:span><text:span text:style-name="KrymRusItalic">****** </text:span><text:span text:style-name="KrymRusBold">**********</text:span><text:span text:style-name="KrymUkr"> – ***********. </text:span><text:span text:style-name="KrymRusItalic">***** ***** </text:span><text:span text:style-name="KrymRusBold">-**</text:span><text:span text:style-name="KrymUkr"> – *********, ***** (</text:span><text:span text:style-name="KrymRusAux">*. </text:span><text:span text:style-name="KrymUkr">-**).</text:span></text:p>
      <text:p text:style-name="KrymPar"><text:span text:style-name="KrymRusBold">************</text:span><text:span text:style-name="KrymUkr"> – *********** (</text:span><text:span text:style-name="KrymRusAux">*. </text:span><text:span text:style-name="KrymUkr">-**)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</text:span><text:span text:style-name="KrymUkr"> – ************, ***-*********.</text:span></text:p>
      <text:p text:style-name="KrymPar"><text:span text:style-name="KrymRusBold">************</text:span><text:span text:style-name="KrymUkr"> – ************, *************, *******, ********. [****** ******]. </text:span><text:span text:style-name="KrymRusBold">************ </text:span><text:span text:style-name="KrymRusItalic">*****</text:span><text:span text:style-name="KrymUkr"> – ґ*****, ґ******, ************ ******.</text:span></text:p>
      <text:p text:style-name="KrymPar"><text:span text:style-name="KrymRusBold">********</text:span><text:span text:style-name="KrymUkr"> – ****** (</text:span><text:span text:style-name="KrymRusAux">*. </text:span><text:span text:style-name="KrymUkr">-***), ********.</text:span></text:p>
      <text:p text:style-name="KrymPar"><text:span text:style-name="KrymRusBold">**********</text:span><text:span text:style-name="KrymUkr"> – **********, ************.</text:span></text:p>
      <text:p text:style-name="KrymPar"><text:span text:style-name="KrymRusBold">************</text:span><text:span text:style-name="KrymUkr"> – *********, ***********.</text:span></text:p>
      <text:p text:style-name="KrymPar"><text:span text:style-name="KrymRusBold">********</text:span><text:span text:style-name="KrymUkr"> – *******, ********, **********, ґ*********. </text:span><text:span text:style-name="KrymRusItalic">**** </text:span><text:span text:style-name="KrymRusBold">**********</text:span><text:span text:style-name="KrymUkr"> – ************.</text:span></text:p>
      <text:p text:style-name="KrymPar"><text:span text:style-name="KrymRusBold">************</text:span><text:span text:style-name="KrymUkr"> – 1) (</text:span><text:span text:style-name="KrymRusItalic">*********</text:span><text:span text:style-name="KrymUkr">) **********, *************, ґ************; 2) (</text:span><text:span text:style-name="KrymRusAux">********</text:span><text:span text:style-name="KrymUkr">) ************.</text:span></text:p>
      <text:p text:style-name="KrymPar"><text:span text:style-name="KrymRusBold">*************</text:span><text:span text:style-name="KrymRusItalic"> * </text:span><text:span text:style-name="KrymRusBold">-*******</text:span><text:span text:style-name="KrymUkr"> – ***********, **********. </text:span><text:span text:style-name="KrymRusBold">-*** </text:span><text:span text:style-name="KrymRusItalic">*****</text:span><text:span text:style-name="KrymUkr"> – ********, **********, *********, ґ********, ************ ******, ********** ******.</text:span></text:p>
      <text:p text:style-name="KrymPar"><text:span text:style-name="KrymRusBold">**********</text:span><text:span text:style-name="KrymUkr"> – ********.</text:span><text:span text:style-name="KrymRusItalic"> **. </text:span><text:span text:style-name="KrymRusBold">************* </text:span><text:span text:style-name="KrymRusItalic">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, **********, *******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 – 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,</text:span><text:span text:style-name="KrymRusItalic"> **. </text:span><text:span text:style-name="KrymRusBold">********.</text:span></text:p>
      <text:p text:style-name="KrymPar"><text:span text:style-name="KrymRusBold">*************</text:span><text:span text:style-name="KrymUkr"> – ******, *******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, </text:span><text:span text:style-name="KrymRusAux">***. * ****.</text:span><text:span text:style-name="KrymUkr"> – ********, ****** (</text:span><text:span text:style-name="KrymRusAux">*. </text:span><text:span text:style-name="KrymUkr">-****), ******.</text:span></text:p>
      <text:p text:style-name="KrymPar"><text:span text:style-name="KrymRusBold">**************</text:span><text:span text:style-name="KrymUkr"> – ************* (</text:span><text:span text:style-name="KrymRusAux">*. </text:span><text:span text:style-name="KrymUkr">-*****), ************ (</text:span><text:span text:style-name="KrymRusAux">*. </text:span><text:span text:style-name="KrymUkr">-*****), ************ (</text:span><text:span text:style-name="KrymRusAux">*. </text:span><text:span text:style-name="KrymUkr">-*****), (</text:span><text:span text:style-name="KrymRusItalic">* ********* **********</text:span><text:span text:style-name="KrymUkr">) ***************.</text:span></text:p>
      <text:p text:style-name="KrymPar"><text:span text:style-name="KrymRusBold">************</text:span><text:span text:style-name="KrymUkr"> – ***********, **********, **********, (</text:span><text:span text:style-name="KrymRusItalic">* *******. **********</text:span><text:span text:style-name="KrymUkr">) *************. </text:span><text:span text:style-name="KrymRusBold">-*** </text:span><text:span text:style-name="KrymRusItalic">****</text:span><text:span text:style-name="KrymUkr"> – *********** ********.</text:span></text:p>
      <text:p text:style-name="KrymPar"><text:span text:style-name="KrymRusBold">*************</text:span><text:span text:style-name="KrymUkr"> – ****** (</text:span><text:span text:style-name="KrymRusAux">*. </text:span><text:span text:style-name="KrymUkr">-***), ****** (</text:span><text:span text:style-name="KrymRusAux">*. </text:span><text:span text:style-name="KrymUkr">-***), *****************.</text:span></text:p>
      <text:p text:style-name="KrymPar"><text:span text:style-name="KrymRusBold">*************</text:span><text:span text:style-name="KrymUkr"> – 1) ***************; 2) (</text:span><text:span text:style-name="KrymRusItalic">*********</text:span><text:span text:style-name="KrymUkr">) ********.</text:span></text:p>
      <text:p text:style-name="KrymPar"><text:span text:style-name="KrymRusBold">***********</text:span><text:span text:style-name="KrymUkr"> – ***********, ************ (</text:span><text:span text:style-name="KrymRusAux">*. </text:span><text:span text:style-name="KrymUkr">-****), *******, ********* (</text:span><text:span text:style-name="KrymRusAux">*. </text:span><text:span text:style-name="KrymUkr">-****).</text:span></text:p>
      <text:p text:style-name="KrymPar"><text:span text:style-name="KrymRusBold">****</text:span><text:span text:style-name="KrymUkr"> – ґ****, ****, ******; (</text:span><text:span text:style-name="KrymRusAux">**.</text:span><text:span text:style-name="KrymUkr">) ґ*******, *******, *******. </text:span><text:span text:style-name="KrymRusItalic">*********** </text:span><text:span text:style-name="KrymRusBold">****</text:span><text:span text:style-name="KrymUkr">, </text:span><text:span text:style-name="KrymRusItalic">** ***. ***-*. *********</text:span><text:span text:style-name="KrymUkr"> – ********.</text:span></text:p>
      <text:p text:style-name="KrymPar"><text:span text:style-name="KrymRusBold">*********, **********,</text:span><text:span text:style-name="KrymRusItalic"> **. </text:span><text:span text:style-name="KrymRusBold">************.</text:span></text:p>
      <text:p text:style-name="KrymPar"><text:span text:style-name="KrymRusBold">********</text:span><text:span text:style-name="KrymUkr"> – ґ********, ******** (ґ****), ******** (ґ****). </text:span><text:span text:style-name="KrymRusBold">**********</text:span><text:span text:style-name="KrymUkr"> – ґ*********.</text:span></text:p>
      <text:p text:style-name="KrymPar"><text:span text:style-name="KrymRusBold">*************</text:span><text:span text:style-name="KrymUkr"> – ґ*************, *************. </text:span><text:span text:style-name="KrymRusBold">-*** </text:span><text:span text:style-name="KrymRusItalic">*****, **. </text:span><text:span text:style-name="KrymRusBold">************.</text:span></text:p>
      <text:p text:style-name="KrymPar"><text:span text:style-name="KrymRusBold">************</text:span><text:span text:style-name="KrymUkr"> – ************, ************ ******, ********.</text:span></text:p>
      <text:p text:style-name="KrymPar"><text:span text:style-name="KrymRusBold">**********</text:span><text:span text:style-name="KrymUkr"> – 1) ґ**********, **********, *********** ґ******; 2) ***ґ**********, ***************, **************.</text:span></text:p>
      <text:p text:style-name="KrymPar"><text:span text:style-name="KrymRusBold">*********, -********</text:span><text:span text:style-name="KrymUkr"> – ґ*********, ґ***********, ґ************. </text:span><text:span text:style-name="KrymRusBold">********* </text:span><text:span text:style-name="KrymRusItalic">* *********** </text:span><text:span text:style-name="KrymUkr">(</text:span><text:span text:style-name="KrymRusItalic">*****</text:span><text:span text:style-name="KrymUkr">) </text:span><text:soft-page-break/><text:span text:style-name="KrymRusItalic">*******</text:span><text:span text:style-name="KrymUkr"> – ******, ******(***), *******, *********, ********.</text:span></text:p>
      <text:p text:style-name="KrymPar"><text:span text:style-name="KrymRusBold">*********</text:span><text:span text:style-name="KrymUkr"> – ґ*********, *********. </text:span><text:span text:style-name="KrymRusBold">-**** </text:span><text:span text:style-name="KrymRusItalic">*****</text:span><text:span text:style-name="KrymUkr"> – ******** (**********) ********, *******. </text:span><text:span text:style-name="KrymRusBold">-**** </text:span><text:span text:style-name="KrymRusItalic">*****</text:span><text:span text:style-name="KrymUkr"> – ґ******** (**********) ******. </text:span><text:span text:style-name="KrymRusBold">-**** </text:span><text:span text:style-name="KrymRusItalic">***</text:span><text:span text:style-name="KrymUkr"> – ґ******** *****. </text:span><text:span text:style-name="KrymRusBold">-**** </text:span><text:span text:style-name="KrymRusItalic">*****</text:span><text:span text:style-name="KrymUkr"> – ґ******** ******. </text:span><text:span text:style-name="KrymRusBold">-**** </text:span><text:span text:style-name="KrymRusItalic">********</text:span><text:span text:style-name="KrymUkr"> – ******** ****** (</text:span><text:span text:style-name="KrymRusAux">*. </text:span><text:span text:style-name="KrymUkr">-***).</text:span></text:p>
      <text:p text:style-name="KrymPar"><text:span text:style-name="KrymRusBold">************</text:span><text:span text:style-name="KrymUkr"> – 1) ґ************; 2) ґ***********.</text:span></text:p>
      <text:p text:style-name="KrymPar"><text:span text:style-name="KrymRusBold">*************</text:span><text:span text:style-name="KrymUkr"> – ґ**********, ґ*******.</text:span></text:p>
      <text:p text:style-name="KrymPar"><text:span text:style-name="KrymRusBold">**************</text:span><text:span text:style-name="KrymUkr"> – ґ***********.</text:span></text:p>
      <text:p text:style-name="KrymPar"><text:span text:style-name="KrymRusBold">*********</text:span><text:span text:style-name="KrymRusItalic"> * </text:span><text:span text:style-name="KrymRusBold">-******,</text:span><text:span text:style-name="KrymRusItalic"> **. </text:span><text:span text:style-name="KrymRusBold">************.</text:span></text:p>
      <text:p text:style-name="KrymPar"><text:span text:style-name="KrymRusBold">******</text:span><text:span text:style-name="KrymUkr"> – 1) ****** (</text:span><text:span text:style-name="KrymRusAux">*. </text:span><text:span text:style-name="KrymUkr">-****); 2) **********.</text:span></text:p>
      <text:p text:style-name="KrymPar"><text:span text:style-name="KrymRusBold">*********</text:span><text:span text:style-name="KrymUkr"> – ґ******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), ********.</text:span></text:p>
      <text:p text:style-name="KrymPar"><text:span text:style-name="KrymRusBold">******</text:span><text:span text:style-name="KrymUkr"> – ******.</text:span></text:p>
      <text:p text:style-name="KrymPar"><text:span text:style-name="KrymRusBold">*************</text:span><text:span text:style-name="KrymUkr"> – *************, *********.</text:span></text:p>
      <text:p text:style-name="KrymPar"><text:span text:style-name="KrymRusBold">***********</text:span><text:span text:style-name="KrymUkr"> – ***********, ******* (</text:span><text:span text:style-name="KrymRusAux">*. </text:span><text:span text:style-name="KrymUkr">-**).</text:span></text:p>
      <text:p text:style-name="KrymPar"><text:span text:style-name="KrymRusBold">******</text:span><text:span text:style-name="KrymUkr">, </text:span><text:span text:style-name="KrymRusItalic">***. * *****.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, -***</text:span><text:span text:style-name="KrymUkr"> – ********, ********-*******, **********, ************.</text:span></text:p>
      <text:p text:style-name="KrymPar"><text:span text:style-name="KrymRusBold">*************</text:span><text:span text:style-name="KrymUkr"> – ************* (</text:span><text:span text:style-name="KrymRusAux">*. </text:span><text:span text:style-name="KrymUkr">-*****).</text:span></text:p>
      <text:p text:style-name="KrymPar"><text:span text:style-name="KrymRusBold">******</text:span><text:span text:style-name="KrymUkr"> – 1) **** (</text:span><text:span text:style-name="KrymRusAux">*. </text:span><text:span text:style-name="KrymUkr">-**), ****** (</text:span><text:span text:style-name="KrymRusAux">*. </text:span><text:span text:style-name="KrymUkr">-**); 2) *************.</text:span></text:p>
      <text:p text:style-name="KrymPar"><text:span text:style-name="KrymRusBold">**********</text:span><text:span text:style-name="KrymUkr"> – ********* **********, *********, 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</text:span><text:span text:style-name="KrymUkr"> – (</text:span><text:span text:style-name="KrymRusItalic">*** ******* ******</text:span><text:span text:style-name="KrymUkr">) *******.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1) **********, ********, **********, ************; 2) (</text:span><text:span text:style-name="KrymRusItalic">********</text:span><text:span text:style-name="KrymUkr">) ********.</text:span></text:p>
      <text:p text:style-name="KrymPar"><text:span text:style-name="KrymRusBold">***********</text:span><text:span text:style-name="KrymUkr"> – ***********, *************, ***********.</text:span></text:p>
      <text:p text:style-name="KrymPar"><text:span text:style-name="KrymRusBold">********</text:span><text:span text:style-name="KrymUkr"> – *********, *********.</text:span></text:p>
      <text:p text:style-name="KrymPar"><text:span text:style-name="KrymRusBold">*******</text:span><text:span text:style-name="KrymUkr"> – *******, ********. [******* ******** ********. ****** ******* *** ********].</text:span></text:p>
      <text:p text:style-name="KrymPar"><text:span text:style-name="KrymRusBold">******</text:span><text:span text:style-name="KrymUkr"> – ******, ****** (</text:span><text:span text:style-name="KrymRusAux">*******.</text:span><text:span text:style-name="KrymUkr">).</text:span></text:p>
      <text:p text:style-name="KrymPar"><text:span text:style-name="KrymRusBold">**********</text:span><text:span text:style-name="KrymUkr"> – 1) **********, ********; 2) *******, *********.</text:span></text:p>
      <text:p text:style-name="KrymPar"><text:span text:style-name="KrymRusBold">*******</text:span><text:span text:style-name="KrymUkr"> – (*)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* (</text:span><text:span text:style-name="KrymRusAux">*. </text:span><text:span text:style-name="KrymUkr">-**). </text:span><text:span text:style-name="KrymRusBold">-*******</text:span><text:span text:style-name="KrymUkr"> – ***********.</text:span></text:p>
      <text:p text:style-name="KrymPar"><text:span text:style-name="KrymRusBold">********</text:span><text:span text:style-name="KrymUkr"> – ********, *********. [* * *******, *** ******* ** *********]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), (</text:span><text:span text:style-name="KrymRusAux">*****</text:span><text:span text:style-name="KrymUkr">) ****** (</text:span><text:span text:style-name="KrymRusAux">*. </text:span><text:span text:style-name="KrymUkr">-**). [** ****** *******].</text:span></text:p>
      <text:p text:style-name="KrymPar"><text:span text:style-name="KrymRusBold">********</text:span><text:span text:style-name="KrymUkr"> – ********* (* *** ***, * *** ********** ******).</text:span></text:p>
      <text:p text:style-name="KrymPar"><text:span text:style-name="KrymRusBold">***********</text:span><text:span text:style-name="KrymUkr"> – ************, *************, ***********.</text:span></text:p>
      <text:p text:style-name="KrymPar"><text:span text:style-name="KrymRusBold">*********</text:span><text:span text:style-name="KrymUkr"> – *********, (</text:span><text:span text:style-name="KrymRusAux">****</text:span><text:span text:style-name="KrymUkr">) **********. [********* *******].</text:span></text:p>
      <text:p text:style-name="KrymPar"><text:span text:style-name="KrymRusBold">*******</text:span><text:span text:style-name="KrymUkr"> (</text:span><text:span text:style-name="KrymRusItalic">******* *****</text:span><text:span text:style-name="KrymUkr">) – ****** (</text:span><text:span text:style-name="KrymRusAux">*. </text:span><text:span text:style-name="KrymUkr">-**).</text:span></text:p>
      <text:p text:style-name="KrymPar"><text:span text:style-name="KrymRusBold">****</text:span><text:span text:style-name="KrymUkr"> – 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RusItalic"> * </text:span><text:span text:style-name="KrymRusBold">*********</text:span><text:span text:style-name="KrymUkr"> – 1) (</text:span><text:span text:style-name="KrymRusItalic">******* ******</text:span><text:span text:style-name="KrymUkr">) *****, ******, *********, (</text:span><text:span text:style-name="KrymRusItalic">*** ****</text:span><text:span text:style-name="KrymUkr">) *********; 2) (</text:span><text:span text:style-name="KrymRusItalic">*******</text:span><text:span text:style-name="KrymUkr">) *********, *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*, *******, *******. </text:span><text:span text:style-name="KrymRusBold">-*** </text:span><text:span text:style-name="KrymRusItalic">*****</text:span><text:span text:style-name="KrymUkr"> – ********, ******* (*******) 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.).</text:span></text:p>
      <text:p text:style-name="KrymPar"><text:span text:style-name="KrymRusBold">********</text:span><text:span text:style-name="KrymUkr"> – ********, ************.</text:span></text:p>
      <text:p text:style-name="KrymPar"><text:span text:style-name="KrymRusBold">*******</text:span><text:span text:style-name="KrymUkr"> – 1) *******; 2) ***********. [*** ***** ****** *** *****. ** *** ********** ************]. </text:span><text:span text:style-name="KrymRusItalic">** ******* </text:span><text:span text:style-name="KrymRusBold">*******</text:span><text:span text:style-name="KrymUkr"> – ***** ****** ***********.</text:span></text:p>
      <text:p text:style-name="KrymPar"><text:span text:style-name="KrymRusBold">********</text:span><text:span text:style-name="KrymUkr"> (</text:span><text:span text:style-name="KrymRusItalic">****** ********* **********</text:span><text:span text:style-name="KrymUkr">) – *********, *********.</text:span></text:p>
      <text:p text:style-name="KrymPar"><text:span text:style-name="KrymRusBold">*******</text:span><text:span text:style-name="KrymUkr"> – ***, (*******) ****** (</text:span><text:span text:style-name="KrymRusAux">*. </text:span><text:span text:style-name="KrymUkr">-*****); *****, *********.</text:span></text:p>
      <text:p text:style-name="KrymPar"><text:span text:style-name="KrymRusBold">******, ******</text:span><text:span text:style-name="KrymUkr"> – ******, *********, *********.</text:span></text:p>
      <text:p text:style-name="KrymPar"><text:soft-page-break/><text:span text:style-name="KrymRusBold">*************</text:span><text:span text:style-name="KrymUkr"> – 1) ************** (</text:span><text:span text:style-name="KrymRusAux">*. </text:span><text:span text:style-name="KrymUkr">-*****), *************** 2) ************, *************, ************, **************, *************.</text:span></text:p>
      <text:p text:style-name="KrymPar"><text:span text:style-name="KrymRusBold">**********</text:span><text:span text:style-name="KrymUkr"> – 1) ***********, ************; 2) *********, **********, *********, ***********, **********.</text:span></text:p>
      <text:p text:style-name="KrymPar"><text:span text:style-name="KrymRusBold">***********</text:span><text:span text:style-name="KrymUkr"> – ************, *************; 2) **********, ***********, **********, ************, ***********.</text:span></text:p>
      <text:p text:style-name="KrymPar"><text:span text:style-name="KrymRusBold">**********</text:span><text:span text:style-name="KrymUkr"> – **************.</text:span></text:p>
      <text:p text:style-name="KrymPar"><text:span text:style-name="KrymRusBold">**************</text:span><text:span text:style-name="KrymUkr"> – ******* ***********, ************ (***********) ************ *** ****.</text:span></text:p>
      <text:p text:style-name="KrymPar"><text:span text:style-name="KrymRusBold">******</text:span><text:span text:style-name="KrymUkr"> – *************, (</text:span><text:span text:style-name="KrymRusAux">****</text:span><text:span text:style-name="KrymUkr">) ************ (</text:span><text:span text:style-name="KrymRusAux">*. *.</text:span><text:span text:style-name="KrymUkr">), **********, (</text:span><text:span text:style-name="KrymRusAux">****</text:span><text:span text:style-name="KrymUkr">) ********* (</text:span><text:span text:style-name="KrymRusAux">*. *.</text:span><text:span text:style-name="KrymUkr">), *******, *******.</text:span></text:p>
      <text:p text:style-name="KrymPar"><text:span text:style-name="KrymRusBold">******</text:span><text:span text:style-name="KrymUkr"> – *********, *********. </text:span><text:span text:style-name="KrymRusBold">-*** </text:span><text:span text:style-name="KrymRusItalic">********</text:span><text:span text:style-name="KrymUkr"> – ******** (*********, ********) ****** (</text:span><text:span text:style-name="KrymRusAux">**.</text:span><text:span text:style-name="KrymUkr">) (</text:span><text:span text:style-name="KrymRusAux">*. </text:span><text:span text:style-name="KrymUkr">-***).</text:span></text:p>
      <text:p text:style-name="KrymPar"><text:span text:style-name="KrymRusBold">******</text:span><text:span text:style-name="KrymUkr"> – 1)</text:span><text:span text:style-name="KrymRusItalic"> **. </text:span><text:span text:style-name="KrymRusBold">********</text:span><text:span text:style-name="KrymUkr">; 2) (</text:span><text:span text:style-name="KrymRusItalic">********* *** ***********</text:span><text:span text:style-name="KrymUkr">) ********, ********, ********; 3) </text:span><text:span text:style-name="KrymRusBold">***** </text:span><text:span text:style-name="KrymRusItalic">***</text:span><text:span text:style-name="KrymUkr"> – ***** (******) ********, ****** ********** (*****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 </text:span><text:span text:style-name="KrymRusItalic">******</text:span><text:span text:style-name="KrymUkr">, </text:span><text:span text:style-name="KrymRusAux">***.</text:span><text:span text:style-name="KrymUkr"> – ******** *(*)******.</text:span></text:p>
      <text:p text:style-name="KrymPar"><text:span text:style-name="KrymRusBold">********</text:span><text:span text:style-name="KrymUkr"> – 1) (</text:span><text:span text:style-name="KrymRusItalic">****** ****, **** * *. *.</text:span><text:span text:style-name="KrymUkr">) (*)******** (</text:span><text:span text:style-name="KrymRusAux">*. </text:span><text:span text:style-name="KrymUkr">-***), (*)******** (</text:span><text:span text:style-name="KrymRusAux">*. </text:span><text:span text:style-name="KrymUkr">-***), ********** (</text:span><text:span text:style-name="KrymRusAux">*. </text:span><text:span text:style-name="KrymUkr">-***); 2) (</text:span><text:span text:style-name="KrymRusItalic">*****. *******</text:span><text:span text:style-name="KrymUkr">) *******, **** (</text:span><text:span text:style-name="KrymRusAux">*. </text:span><text:span text:style-name="KrymUkr">-**), *********, ********.</text:span></text:p>
      <text:p text:style-name="KrymPar"><text:span text:style-name="KrymRusBold">****</text:span><text:span text:style-name="KrymUkr"> – 1) (</text:span><text:span text:style-name="KrymRusItalic">**********</text:span><text:span text:style-name="KrymUkr">) ***** (</text:span><text:span text:style-name="KrymRusAux">*. **.</text:span><text:span text:style-name="KrymUkr"> *’*, *’**); ********, *******. [******** **********, *******. ******* *****];</text:span><text:span text:style-name="KrymRusItalic"> **. </text:span><text:span text:style-name="KrymRusBold">*******</text:span><text:span text:style-name="KrymUkr">; 2) (</text:span><text:span text:style-name="KrymRusItalic">*******</text:span><text:span text:style-name="KrymUkr">) *****, ********, *******. [*****, ******* ******]. </text:span><text:span text:style-name="KrymRusBold">**** </text:span><text:span text:style-name="KrymRusItalic">******</text:span><text:span text:style-name="KrymUkr"> – ***** (********, ******, ********, *******) *******, *******; (</text:span><text:span text:style-name="KrymRusItalic">* ********</text:span><text:span text:style-name="KrymUkr">: </text:span><text:span text:style-name="KrymRusItalic">***** *********** **** ******</text:span><text:span text:style-name="KrymUkr">) **********, **********. [******** ********** *** ********, * ******* ** *******].</text:span></text:p>
      <text:p text:style-name="KrymPar"><text:span text:style-name="KrymRusBold">****</text:span><text:span text:style-name="KrymUkr"> (</text:span><text:span text:style-name="KrymRusAux">*. </text:span><text:span text:style-name="KrymUkr">-**) (</text:span><text:span text:style-name="KrymRusAux">*. *.</text:span><text:span text:style-name="KrymUkr">) – **********, *********.</text:span></text:p>
      <text:p text:style-name="KrymPar"><text:span text:style-name="KrymRusBold">*******</text:span><text:span text:style-name="KrymUkr"> – 1) *******, *************. [******* *’******]; 2) (</text:span><text:span text:style-name="KrymRusItalic">*********** ** ********</text:span><text:span text:style-name="KrymUkr">) **********, *************; 3) (</text:span><text:span text:style-name="KrymRusItalic">* *********</text:span><text:span text:style-name="KrymUkr">) *******, *********, *********. [***** *’****** **** *******]; 4) (</text:span><text:span text:style-name="KrymRusItalic">**********</text:span><text:span text:style-name="KrymUkr">) *******, **********. [*** ******* *’******. *** ***** *’****** *********. *** *’****** ******. **** ******-********* ** ******]; 5) (</text:span><text:span text:style-name="KrymRusItalic">*********, ********</text:span><text:span text:style-name="KrymUkr">) *******, ********. [**** ***** *’******, * ** ***** ** ********. * ******** ****** *’******]; 6) (</text:span><text:span text:style-name="KrymRusItalic">********* ********, *********</text:span><text:span text:style-name="KrymUkr">) ********, **********, **********. [***** *** * ********* **** *******]; 7) (</text:span><text:span text:style-name="KrymRusItalic">**** ********</text:span><text:span text:style-name="KrymUkr">) *******, *********. [** ** ******** *******?].</text:span></text:p>
      <text:p text:style-name="KrymPar"><text:span text:style-name="KrymRusBold">***********</text:span><text:span text:style-name="KrymUkr"> – *************, **********, ***********, **********.</text:span></text:p>
      <text:p text:style-name="KrymPar"><text:span text:style-name="KrymRusBold">***********</text:span><text:span text:style-name="KrymUkr"> – ************, *****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), ****** (</text:span><text:span text:style-name="KrymRusAux">*. </text:span><text:span text:style-name="KrymUkr">-**), ******; (</text:span><text:span text:style-name="KrymRusAux">**.</text:span><text:span text:style-name="KrymUkr">) ***********, ***********.</text:span></text:p>
      <text:p text:style-name="KrymPar"><text:span text:style-name="KrymRusBold">*******</text:span><text:span text:style-name="KrymUkr"> – *******, *******, ****, ******* (</text:span><text:span text:style-name="KrymRusAux">***. *.</text:span><text:span text:style-name="KrymUkr">), ****** (</text:span><text:span text:style-name="KrymRusAux">***. *.</text:span><text:span text:style-name="KrymUkr">).</text:span></text:p>
      <text:p text:style-name="KrymPar"><text:span text:style-name="KrymRusBold">********</text:span><text:span text:style-name="KrymUkr"> – 1) ********, *********(**), ***************; 2) </text:span><text:span text:style-name="KrymRusItalic">**. </text:span><text:span text:style-name="KrymRusBold">*******.</text:span></text:p>
      <text:p text:style-name="KrymPar"><text:span text:style-name="KrymRusBold">******, -****</text:span><text:span text:style-name="KrymUkr"> – ***, ******. </text:span><text:span text:style-name="KrymRusItalic">***** ** </text:span><text:span text:style-name="KrymRusBold">******</text:span><text:span text:style-name="KrymUkr"> – ****** ** *****, ** ********. </text:span><text:span text:style-name="KrymRusItalic">******* </text:span><text:span text:style-name="KrymRusBold">******</text:span><text:span text:style-name="KrymUkr"> – ***’**** *****. </text:span><text:span text:style-name="KrymRusBold">******</text:span><text:span text:style-name="KrymUkr"> – *********** ********, *******, ******. [*********, *********, * ******* ** ******* *********].</text:span></text:p>
      <text:p text:style-name="KrymPar"><text:span text:style-name="KrymRusBold">***********</text:span><text:span text:style-name="KrymUkr"> – ***********. [***** **********].</text:span></text:p>
      <text:p text:style-name="KrymPar"><text:span text:style-name="KrymRusBold">*******,</text:span><text:span text:style-name="KrymRusItalic"> **. </text:span><text:span text:style-name="KrymRusBold">*****.</text:span></text:p>
      <text:p text:style-name="KrymPar"><text:span text:style-name="KrymRusBold">*********</text:span><text:span text:style-name="KrymRusItalic"> * </text:span><text:span text:style-name="KrymRusBold">*********</text:span><text:span text:style-name="KrymUkr"> – *********.</text:span></text:p>
      <text:p text:style-name="KrymPar"><text:span text:style-name="KrymRusBold">*******,</text:span><text:span text:style-name="KrymRusItalic"> *** </text:span><text:span text:style-name="KrymRusBold">********</text:span><text:span text:style-name="KrymUkr">, </text:span><text:span text:style-name="KrymRusAux">****.</text:span><text:span text:style-name="KrymUkr"> – 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</text:span><text:span text:style-name="KrymUkr"> – ****(*)****, ********. [****** **** **** ** ****** * ********. ****** **** ********].</text:span></text:p>
      <text:p text:style-name="KrymPar"><text:span text:style-name="KrymRusBold">**********</text:span><text:span text:style-name="KrymUkr"> – ****(*)******, **********, ************, **********. [********* **********, ********** (****.). ****** ************ * *******].</text:span></text:p>
      <text:p text:style-name="KrymPar"><text:span text:style-name="KrymRusBold">*****</text:span><text:span text:style-name="KrymUkr"> – ****** (</text:span><text:span text:style-name="KrymRusAux">*. </text:span><text:span text:style-name="KrymUkr">*******), ******, ***, ******* (</text:span><text:span text:style-name="KrymRusAux">*. </text:span><text:span text:style-name="KrymUkr">*******), ********, (</text:span><text:span text:style-name="KrymRusItalic">*******</text:span><text:span text:style-name="KrymUkr">) ******. </text:span><text:soft-page-break/><text:span text:style-name="KrymUkr">[********, ** ******]. </text:span><text:span text:style-name="KrymRusBold">*******</text:span><text:span text:style-name="KrymUkr"> – ** ******. </text:span><text:span text:style-name="KrymRusItalic">******** </text:span><text:span text:style-name="KrymRusBold">*******</text:span><text:span text:style-name="KrymUkr"> – **********, ******* *******.</text:span></text:p>
      <text:p text:style-name="KrymPar"><text:span text:style-name="KrymRusBold">**********</text:span><text:span text:style-name="KrymUkr"> – **********, ***(*)*******. [********** ***. ***(*)****** *******].</text:span></text:p>
      <text:p text:style-name="KrymPar"><text:span text:style-name="KrymRusBold">*****</text:span><text:span text:style-name="KrymUkr"> (</text:span><text:span text:style-name="KrymRusItalic">******** ******</text:span><text:span text:style-name="KrymUkr">) – ******, ********, ******, (</text:span><text:span text:style-name="KrymRusItalic">* **** ******</text:span><text:span text:style-name="KrymUkr">) *********, ******* (</text:span><text:span text:style-name="KrymRusItalic">*.</text:span><text:span text:style-name="KrymUkr"> -**).</text:span></text:p>
      <text:p text:style-name="KrymPar"><text:span text:style-name="KrymRusBold">****-********</text:span><text:span text:style-name="KrymUkr"> – ****-********.</text:span></text:p>
      <text:p text:style-name="KrymPar"><text:span text:style-name="KrymRusBold">****-***********</text:span><text:span text:style-name="KrymUkr"> – ****-***********.</text:span></text:p>
      <text:p text:style-name="KrymPar"><text:span text:style-name="KrymRusBold">****-*********</text:span><text:span text:style-name="KrymUkr"> – ****-*********.</text:span></text:p>
      <text:p text:style-name="KrymPar"><text:span text:style-name="KrymRusBold">****-********</text:span><text:span text:style-name="KrymUkr"> – ****-********.</text:span></text:p>
      <text:p text:style-name="KrymPar"><text:span text:style-name="KrymRusBold">****-*******</text:span><text:span text:style-name="KrymUkr"> – ****-*******.</text:span></text:p>
      <text:p text:style-name="KrymPar"><text:span text:style-name="KrymRusBold">****-***********</text:span><text:span text:style-name="KrymUkr"> – ****-************.</text:span></text:p>
      <text:p text:style-name="KrymPar"><text:span text:style-name="KrymRusBold">****-************</text:span><text:span text:style-name="KrymUkr"> – ****-************.</text:span></text:p>
      <text:p text:style-name="KrymPar"><text:span text:style-name="KrymRusBold">****-*******</text:span><text:span text:style-name="KrymUkr"> – ****-*******.</text:span></text:p>
      <text:p text:style-name="KrymPar"><text:span text:style-name="KrymRusBold">****-**********</text:span><text:span text:style-name="KrymUkr"> – ****-**********.</text:span></text:p>
      <text:p text:style-name="KrymPar"><text:span text:style-name="KrymRusBold">****-**************</text:span><text:span text:style-name="KrymUkr"> – ****-**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****, *******</text:span><text:span text:style-name="KrymUkr"> – ********, *******; (</text:span><text:span text:style-name="KrymRusAux">**.</text:span><text:span text:style-name="KrymUkr">) *********, *********. [******* *********].</text:span></text:p>
      <text:p text:style-name="KrymPar"><text:span text:style-name="KrymRusBold">*********</text:span><text:span text:style-name="KrymUkr"> – *********. </text:span><text:span text:style-name="KrymRusBold">********* </text:span><text:span text:style-name="KrymRusItalic">******</text:span><text:span text:style-name="KrymUkr"> – ********, ******.</text:span></text:p>
      <text:p text:style-name="KrymPar"><text:span text:style-name="KrymRusBold">********</text:span><text:span text:style-name="KrymUkr"> – ********, ********. [****** ****** ****** *********].</text:span></text:p>
      <text:p text:style-name="KrymPar"><text:span text:style-name="KrymRusBold">*********</text:span><text:span text:style-name="KrymUkr"> – *********, *******.</text:span></text:p>
      <text:p text:style-name="KrymPar"><text:span text:style-name="KrymRusBold">*********</text:span><text:span text:style-name="KrymUkr"> – 1) *********, (</text:span><text:span text:style-name="KrymRusAux">**.</text:span><text:span text:style-name="KrymUkr">) -*******. [*******(****)** ******]; 2) (</text:span><text:span text:style-name="KrymRusItalic">* *****</text:span><text:span text:style-name="KrymUkr">) *********, ***********. [********* *******].</text:span></text:p>
      <text:p text:style-name="KrymPar"><text:span text:style-name="KrymRusBold">******</text:span><text:span text:style-name="KrymUkr"> – 1) (</text:span><text:span text:style-name="KrymRusItalic">******</text:span><text:span text:style-name="KrymUkr">) ******, ********; 2) (</text:span><text:span text:style-name="KrymRusItalic">*****</text:span><text:span text:style-name="KrymUkr">) ******. </text:span><text:span text:style-name="KrymRusBold">*. </text:span><text:span text:style-name="KrymRusItalic">*****</text:span><text:span text:style-name="KrymUkr"> – ***** ********. </text:span><text:span text:style-name="KrymRusBold">****** </text:span><text:span text:style-name="KrymRusItalic">*******</text:span><text:span text:style-name="KrymUkr"> (</text:span><text:span text:style-name="KrymLat">****** **********</text:span><text:span text:style-name="KrymUkr">) – ****** ******. </text:span><text:span text:style-name="KrymRusBold">*. </text:span><text:span text:style-name="KrymRusItalic">*********</text:span><text:span text:style-name="KrymUkr"> – ********** ******, ********, ******* (</text:span><text:span text:style-name="KrymRusAux">*. </text:span><text:span text:style-name="KrymUkr">-**)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</text:span><text:span text:style-name="KrymUkr"> – **, ***, **, *****, **. [**, ***** *******! ** ***** **!].</text:span></text:p>
      <text:p text:style-name="KrymPar"><text:span text:style-name="KrymRusBold">***********</text:span><text:span text:style-name="KrymUkr"> (</text:span><text:span text:style-name="KrymRusItalic">******</text:span><text:span text:style-name="KrymUkr">) – ***********, *************, ********** *********.</text:span></text:p>
      <text:p text:style-name="KrymPar"><text:span text:style-name="KrymRusBold">***********</text:span><text:span text:style-name="KrymUkr"> (</text:span><text:span text:style-name="KrymRusItalic">* *****</text:span><text:span text:style-name="KrymUkr">) – ***********, ************.</text:span></text:p>
      <text:p text:style-name="KrymPar"><text:span text:style-name="KrymRusBold">*. **********, ********</text:span><text:span text:style-name="KrymUkr"> – **********, ********, ********* (*********) *********, ************, *********.</text:span></text:p>
      <text:p text:style-name="KrymPar"><text:span text:style-name="KrymRusBold">**. **********, ********</text:span><text:span text:style-name="KrymUkr"> – **********, ********, ***********, *********; (</text:span><text:span text:style-name="KrymRusAux">* ******</text:span><text:span text:style-name="KrymUkr">) ************, *************.</text:span></text:p>
      <text:p text:style-name="KrymPar"><text:span text:style-name="KrymRusBold">************, **********</text:span><text:span text:style-name="KrymUkr"> – ************, **********, *************, ***********.</text:span></text:p>
      <text:p text:style-name="KrymPar"><text:span text:style-name="KrymRusBold">*******</text:span><text:span text:style-name="KrymRusItalic"> * </text:span><text:span text:style-name="KrymRusBold">***********</text:span><text:span text:style-name="KrymUkr"> – ***********, ************.</text:span></text:p>
      <text:p text:style-name="KrymPar"><text:span text:style-name="KrymRusBold">**********</text:span><text:span text:style-name="KrymUkr">, (</text:span><text:span text:style-name="KrymRusAux">***.</text:span><text:span text:style-name="KrymUkr">) </text:span><text:span text:style-name="KrymRusBold">********, ********</text:span><text:span text:style-name="KrymUkr"> – 1) **********, ********; (</text:span><text:span text:style-name="KrymRusAux">* ******</text:span><text:span text:style-name="KrymUkr">) ************. [*********** ****** ** ******]; 2) (</text:span><text:span text:style-name="KrymRusItalic">*’*****</text:span><text:span text:style-name="KrymUkr">) ********, *’******; 3) (</text:span><text:span text:style-name="KrymRusItalic">* *********</text:span><text:span text:style-name="KrymUkr">) ********, ********, ********.</text:span></text:p>
      <text:p text:style-name="KrymPar"><text:span text:style-name="KrymRusBold">************, **********</text:span><text:span text:style-name="KrymRusItalic"> * </text:span><text:span text:style-name="KrymRusBold">**********</text:span><text:span text:style-name="KrymUkr"> – ************, **********, **************.</text:span></text:p>
      <text:p text:style-name="KrymPar"><text:span text:style-name="KrymRusBold">**********, ********</text:span><text:span text:style-name="KrymUkr"> – **********, ********, *********.</text:span></text:p>
      <text:p text:style-name="KrymPar"><text:span text:style-name="KrymRusBold">************, **********</text:span><text:span text:style-name="KrymUkr"> – ************, **********, *************, ***********.</text:span></text:p>
      <text:p text:style-name="KrymPar"><text:span text:style-name="KrymRusBold">*******, ***********</text:span><text:span text:style-name="KrymUkr"> – *********.</text:span></text:p>
      <text:p text:style-name="KrymPar"><text:span text:style-name="KrymRusBold">**********, ********</text:span><text:span text:style-name="KrymUkr"> – ********, ********. </text:span><text:span text:style-name="KrymRusBold">*********</text:span><text:span text:style-name="KrymUkr"> – *********.</text:span></text:p>
      <text:p text:style-name="KrymPar"><text:span text:style-name="KrymRusBold">*****</text:span><text:span text:style-name="KrymUkr"> – *****, ********. [******** ********].</text:span></text:p>
      <text:p text:style-name="KrymPar"><text:span text:style-name="KrymRusBold">********</text:span><text:span text:style-name="KrymUkr"> – **********, ************.</text:span></text:p>
      <text:p text:style-name="KrymPar"><text:span text:style-name="KrymRusBold">*********</text:span><text:span text:style-name="KrymUkr"> – *********, ********. [********* ******]. </text:span><text:span text:style-name="KrymRusBold">********* </text:span><text:span text:style-name="KrymRusItalic">*******</text:span><text:span text:style-name="KrymUkr"> – ******** ********.</text:span></text:p>
      <text:p text:style-name="KrymPar"><text:span text:style-name="KrymRusBold">*********, ***********</text:span><text:span text:style-name="KrymUkr"> – *********, ********** [********* ******].</text:span></text:p>
      <text:p text:style-name="KrymPar"><text:span text:style-name="KrymRusBold">*********, -****</text:span><text:span text:style-name="KrymUkr"> – *************, *************; (</text:span><text:span text:style-name="KrymRusItalic">* ******** ***********</text:span><text:span text:style-name="KrymUkr">) *********, ***********, **********, ***********.</text:span></text:p>
      <text:p text:style-name="KrymPar"><text:span text:style-name="KrymRusBold">************,</text:span><text:span text:style-name="KrymRusItalic"> **. </text:span><text:span text:style-name="KrymRusBold">********.</text:span></text:p>
      <text:p text:style-name="KrymPar"><text:soft-page-break/><text:span text:style-name="KrymRusBold">***********, *******, ********</text:span><text:span text:style-name="KrymUkr"> – *********, ********, ********, ********. [****** *** ***** ** * ***].</text:span></text:p>
      <text:p text:style-name="KrymPar"><text:span text:style-name="KrymRusBold">*************, **********</text:span><text:span text:style-name="KrymRusItalic"> * </text:span><text:span text:style-name="KrymRusBold">**********</text:span><text:span text:style-name="KrymUkr"> – ***********, **********, **********, ***********.</text:span></text:p>
      <text:p text:style-name="KrymPar"><text:span text:style-name="KrymRusBold">**********, ********</text:span><text:span text:style-name="KrymUkr"> – **********, ********, ***********, ********, (</text:span><text:span text:style-name="KrymRusItalic">****. * ********* ****</text:span><text:span text:style-name="KrymUkr">: </text:span><text:span text:style-name="KrymRusAux">***.</text:span><text:span text:style-name="KrymUkr">) **********. </text:span><text:span text:style-name="KrymRusBold">******** </text:span><text:span text:style-name="KrymRusItalic">*****</text:span><text:span text:style-name="KrymUkr"> (</text:span><text:span text:style-name="KrymRusItalic">* ********</text:span><text:span text:style-name="KrymUkr">) – ********* (********, *********) ******.</text:span></text:p>
      <text:p text:style-name="KrymPar"><text:span text:style-name="KrymRusBold">************, **********</text:span><text:span text:style-name="KrymUkr"> – ************, **********, *************, **********.</text:span></text:p>
      <text:p text:style-name="KrymPar"><text:span text:style-name="KrymRusBold">********</text:span><text:span text:style-name="KrymUkr"> – ***********, (</text:span><text:span text:style-name="KrymRusAux">***.</text:span><text:span text:style-name="KrymUkr">) *********, ************.</text:span></text:p>
      <text:p text:style-name="KrymPar"><text:span text:style-name="KrymRusBold">*************, ***********</text:span><text:span text:style-name="KrymUkr"> – *************, (</text:span><text:span text:style-name="KrymRusAux">***.</text:span><text:span text:style-name="KrymUkr">) ***********. [**********, ** ******* *****].</text:span></text:p>
      <text:p text:style-name="KrymPar"><text:span text:style-name="KrymRusBold">***********, *********</text:span><text:span text:style-name="KrymUkr"> – ******** (*********) *******.</text:span></text:p>
      <text:p text:style-name="KrymPar"><text:span text:style-name="KrymRusBold">*************, *********** </text:span><text:span text:style-name="KrymRusItalic">** ***</text:span><text:span text:style-name="KrymUkr"> – ********** (***********) ******* * **, ********** ******* * **, **************, ************ ** *****.</text:span></text:p>
      <text:p text:style-name="KrymPar"><text:span text:style-name="KrymRusBold">*********, *********</text:span><text:span text:style-name="KrymUkr"> – *********, *********, ********; (</text:span><text:span text:style-name="KrymRusAux">***.</text:span><text:span text:style-name="KrymUkr">) **********, *********, ******** (* *******, ** *******), *********, ******** (* *******, ** *******), ***********, *********; (</text:span><text:span text:style-name="KrymRusItalic">*********</text:span><text:span text:style-name="KrymUkr">) ********* * *****. </text:span><text:span text:style-name="KrymRusBold">-*** </text:span><text:span text:style-name="KrymRusItalic">***** * ******.</text:span><text:span text:style-name="KrymUkr"> – **********, **********, (</text:span><text:span text:style-name="KrymRusAux">***.</text:span><text:span text:style-name="KrymUkr">) ************. [********* ****** ** *******, ** ** ** ************]. </text:span><text:span text:style-name="KrymRusBold">***********</text:span><text:span text:style-name="KrymUkr"> – **********, ********** (** *******), **********. </text:span><text:span text:style-name="KrymRusBold">***********</text:span><text:span text:style-name="KrymUkr"> (</text:span><text:span text:style-name="KrymRusItalic">***********</text:span><text:span text:style-name="KrymUkr">) </text:span><text:span text:style-name="KrymRusItalic">***********</text:span><text:span text:style-name="KrymUkr"> – ********** *********.</text:span></text:p>
      <text:p text:style-name="KrymPar"><text:span text:style-name="KrymRusBold">***********, ***********</text:span><text:span text:style-name="KrymUkr"> (</text:span><text:span text:style-name="KrymRusItalic">***********</text:span><text:span text:style-name="KrymUkr">) – ***********, ***********.</text:span></text:p>
      <text:p text:style-name="KrymPar"><text:span text:style-name="KrymRusBold">********</text:span><text:span text:style-name="KrymUkr"> – **********, *********; ********.</text:span></text:p>
      <text:p text:style-name="KrymPar"><text:span text:style-name="KrymRusBold">**********</text:span><text:span text:style-name="KrymUkr"> – **********, **********, ***********, **********.</text:span></text:p>
      <text:p text:style-name="KrymPar"><text:span text:style-name="KrymRusBold">**************, -**</text:span><text:span text:style-name="KrymUkr"> – *********, ********.</text:span></text:p>
      <text:p text:style-name="KrymPar"><text:span text:style-name="KrymRusBold">**********, ********</text:span><text:span text:style-name="KrymUkr"> – **********, ********, ***********, ********* * **; (</text:span><text:span text:style-name="KrymRusAux">******</text:span><text:span text:style-name="KrymUkr">) ************, *************. [******** *** * ******* ********].</text:span></text:p>
      <text:p text:style-name="KrymPar"><text:span text:style-name="KrymRusBold">************, **********</text:span><text:span text:style-name="KrymRusItalic"> * </text:span><text:span text:style-name="KrymRusBold">************</text:span><text:span text:style-name="KrymUkr"> – **********, ******* ***[*]********** (************).</text:span></text:p>
      <text:p text:style-name="KrymPar"><text:span text:style-name="KrymRusBold">***********</text:span><text:span text:style-name="KrymUkr"> – ********** ******* (******), **’******** ******** * *****, * **. [*** ****** * ***** ******** **’******** (******)].</text:span></text:p>
      <text:p text:style-name="KrymPar"><text:span text:style-name="KrymRusBold">*************</text:span><text:span text:style-name="KrymUkr"> – **********, *********.</text:span></text:p>
      <text:p text:style-name="KrymPar"><text:span text:style-name="KrymRusBold">************, **********</text:span><text:span text:style-name="KrymUkr"> – *********, *******, ********, ******, *********</text:span><text:span text:style-name="KrymRusItalic"> * </text:span><text:span text:style-name="KrymUkr">*********, ********; (</text:span><text:span text:style-name="KrymRusAux">* ******</text:span><text:span text:style-name="KrymUkr">) ***********, **********, ***********. [********* *****. ******** ******** * ******]. </text:span><text:span text:style-name="KrymRusBold">************ </text:span><text:span text:style-name="KrymRusItalic">**** * ****** ***-*.</text:span><text:span text:style-name="KrymUkr"> – ************** ***** **.</text:span></text:p>
      <text:p text:style-name="KrymPar"><text:span text:style-name="KrymRusBold">**************, ************</text:span><text:span text:style-name="KrymUkr"> – ***********, ********* * **.</text:span></text:p>
      <text:p text:style-name="KrymPar"><text:span text:style-name="KrymRusBold">**********</text:span><text:span text:style-name="KrymUkr"> – *********. [******** ******* ** *******].</text:span></text:p>
      <text:p text:style-name="KrymPar"><text:span text:style-name="KrymRusBold">***********, *********</text:span><text:span text:style-name="KrymUkr"> – ****** * **, (</text:span><text:span text:style-name="KrymRusAux">*****</text:span><text:span text:style-name="KrymUkr">) ********, ********, (</text:span><text:span text:style-name="KrymRusAux">***.</text:span><text:span text:style-name="KrymUkr">) *******, *******, **********, **********. [********* ********** ****** * *******].</text:span></text:p>
      <text:p text:style-name="KrymPar"><text:span text:style-name="KrymRusBold">*******</text:span><text:span text:style-name="KrymUkr"> – *****, ******, (</text:span><text:span text:style-name="KrymRusAux">*****</text:span><text:span text:style-name="KrymUkr"> ** ******), * ****, ** ********, ** ******, ** *********, ** ******, ********, **** ******, **** *******. [***** ************ ** *********. ******* ***** **** *****. ** ****** *** ***********].</text:span></text:p>
      <text:p text:style-name="KrymPar"><text:span text:style-name="KrymRusBold">**********</text:span><text:span text:style-name="KrymUkr"> – *********. </text:span><text:span text:style-name="KrymRusItalic">****, *** </text:span><text:span text:style-name="KrymRusBold">**********</text:span><text:span text:style-name="KrymUkr"> – ****, ** *********, ***** ********* ** *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</text:span><text:span text:style-name="KrymUkr"> – ***********, ************.</text:span></text:p>
      <text:p text:style-name="KrymPar"><text:span text:style-name="KrymRusBold">***********</text:span><text:span text:style-name="KrymUkr"> – **************, *************, (</text:span><text:span text:style-name="KrymRusAux">***.</text:span><text:span text:style-name="KrymUkr">) **[*]**********.</text:span></text:p>
      <text:p text:style-name="KrymPar"><text:span text:style-name="KrymRusBold">********</text:span><text:span text:style-name="KrymUkr">, </text:span><text:span text:style-name="KrymRusAux">***.</text:span><text:span text:style-name="KrymUkr"> – ** **********. [******** ** **********].</text:span></text:p>
      <text:p text:style-name="KrymPar"><text:span text:style-name="KrymRusBold">**********, **********</text:span><text:span text:style-name="KrymUkr"> – *************, ***********, ************, **********.</text:span></text:p>
      <text:p text:style-name="KrymPar"><text:span text:style-name="KrymRusBold">************, ************</text:span><text:span text:style-name="KrymUkr"> – 1) ***************, *************, **************, ************. [** ******* ******* *****, ** ****** ************]; 2) ************, ********. [****** ******* ********* * ********** *****]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, *****, *******. [******** * *** ******* – ** ********].</text:span></text:p>
      <text:p text:style-name="KrymPar"><text:span text:style-name="KrymRusBold">*****</text:span><text:span text:style-name="KrymUkr"> – ***(*)*****, ********, ********, *******. [********** *********]. </text:span><text:span text:style-name="KrymRusBold">*****</text:span><text:span text:style-name="KrymRusItalic"> * ******</text:span><text:span text:style-name="KrymUkr"> – *** *************, ***-*****, *********, *** *****, ** *****, ** *****.</text:span></text:p>
      <text:p text:style-name="KrymPar"><text:soft-page-break/><text:span text:style-name="KrymRusBold">**********</text:span><text:span text:style-name="KrymUkr"> – ***********, *********, ***********.</text:span></text:p>
      <text:p text:style-name="KrymPar"><text:span text:style-name="KrymRusBold">*************</text:span><text:span text:style-name="KrymUkr"> – **************, ************, **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**, **********, ************, ************, *********. [******** **********. ************ ******]. </text:span><text:span text:style-name="KrymRusBold">*********** </text:span><text:span text:style-name="KrymRusItalic">****</text:span><text:span text:style-name="KrymUkr"> – *********** *****, *********.</text:span></text:p>
      <text:p text:style-name="KrymPar"><text:span text:style-name="KrymRusBold">*************, **********</text:span><text:span text:style-name="KrymUkr"> – 1) ***********, **********, ************, ***********, ***********. [******** ****** ******** * *****. *********** ******* ** ***, ** ******** ** ** ***]; 2) ************, ***********, **************, ************, *************. </text:span><text:span text:style-name="KrymRusBold">********** </text:span><text:span text:style-name="KrymRusItalic">* *******</text:span><text:span text:style-name="KrymUkr"> – *********** * ****** ******, ************ ******** *** **** ******, *********** * ***** *******.</text:span></text:p>
      <text:p text:style-name="KrymPar"><text:span text:style-name="KrymRusBold">************</text:span><text:span text:style-name="KrymUkr"> – ***************. [****** ** *********** ********** ************** ***** ********* **********].</text:span></text:p>
      <text:p text:style-name="KrymPar"><text:span text:style-name="KrymRusBold">********</text:span><text:span text:style-name="KrymUkr"> – ********, ***********, (</text:span><text:span text:style-name="KrymRusItalic">*****</text:span><text:span text:style-name="KrymUkr">) *******.</text:span></text:p>
      <text:p text:style-name="KrymPar"><text:span text:style-name="KrymRusBold">******</text:span><text:span text:style-name="KrymUkr"> – ******, ********. </text:span><text:span text:style-name="KrymRusBold">******</text:span><text:span text:style-name="KrymRusItalic"> * </text:span><text:span text:style-name="KrymRusBold">*****,</text:span><text:span text:style-name="KrymRusItalic"> **. </text:span><text:span text:style-name="KrymRusBold">*****.</text:span></text:p>
      <text:p text:style-name="KrymPar"><text:span text:style-name="KrymRusBold">*****</text:span><text:span text:style-name="KrymUkr">, </text:span><text:span text:style-name="KrymRusAux">****. * ***. * ***.</text:span><text:span text:style-name="KrymUkr"> – (*)*****, *******, ********, ********* ****. [****** **** * *** ******** ********].</text:span><text:span text:style-name="KrymRusItalic"> **. </text:span><text:span text:style-name="KrymRusBold">*******.</text:span></text:p>
      <text:p text:style-name="KrymPar"><text:span text:style-name="KrymRusBold">********</text:span><text:span text:style-name="KrymUkr"> – ******, ****** (*** *****).</text:span></text:p>
      <text:p text:style-name="KrymPar"><text:span text:style-name="KrymRusBold">***********, *********</text:span><text:span text:style-name="KrymUkr"> – ***********, *********.</text:span></text:p>
      <text:p text:style-name="KrymPar"><text:span text:style-name="KrymRusBold">**********, **********</text:span><text:span text:style-name="KrymUkr"> – **************, ***********, (</text:span><text:span text:style-name="KrymRusAux">***.</text:span><text:span text:style-name="KrymUkr">) ************, ********** * **, ********** ******** ** *******. [* *********** * **** *******].</text:span></text:p>
      <text:p text:style-name="KrymPar"><text:span text:style-name="KrymRusBold">******</text:span><text:span text:style-name="KrymUkr">, </text:span><text:span text:style-name="KrymRusAux">***.</text:span><text:span text:style-name="KrymUkr"> – ******, ********.</text:span></text:p>
      <text:p text:style-name="KrymPar"><text:span text:style-name="KrymRusBold">********</text:span><text:span text:style-name="KrymUkr"> – *********, *********. [******** ******].</text:span></text:p>
      <text:p text:style-name="KrymPar"><text:span text:style-name="KrymRusBold">************, **********</text:span><text:span text:style-name="KrymUkr"> – ****************, ************** ** ********, ********, ********* ** ******** (*******), ********** *******.</text:span></text:p>
      <text:p text:style-name="KrymPar"><text:span text:style-name="KrymRusBold">****</text:span><text:span text:style-name="KrymUkr"> – 1) ****. </text:span><text:span text:style-name="KrymRusItalic">** </text:span><text:span text:style-name="KrymRusBold">****</text:span><text:span text:style-name="KrymUkr"> – ** *****. [**** ******* ******* ** ****]. </text:span><text:span text:style-name="KrymRusItalic">** </text:span><text:span text:style-name="KrymRusBold">****</text:span><text:span text:style-name="KrymUkr">, </text:span><text:span text:style-name="KrymRusItalic">** **** ******** ***</text:span><text:span text:style-name="KrymUkr"> – ******* ****** **** **** ***. </text:span><text:span text:style-name="KrymRusItalic">**** ** </text:span><text:span text:style-name="KrymRusBold">*******</text:span><text:span text:style-name="KrymUkr"> – ******* (* *****) *****; 2) (</text:span><text:span text:style-name="KrymRusItalic">******** ********* ****</text:span><text:span text:style-name="KrymUkr">) ****. [****** ********* – ****** *****. ****** ********* ****]. </text:span><text:span text:style-name="KrymRusItalic">******* </text:span><text:span text:style-name="KrymRusBold">******</text:span><text:span text:style-name="KrymRusItalic"> ****</text:span><text:span text:style-name="KrymUkr"> – ***********, ********** **. </text:span><text:span text:style-name="KrymRusItalic">********** ****</text:span><text:span text:style-name="KrymUkr"> – *******; 3) (</text:span><text:span text:style-name="KrymRusItalic">******* ********</text:span><text:span text:style-name="KrymUkr">) ****, (</text:span><text:span text:style-name="KrymRusAux">***.</text:span><text:span text:style-name="KrymUkr">) ґ***. [***** * ******** ********* *******]; 4) (</text:span><text:span text:style-name="KrymRusItalic">**********, ********</text:span><text:span text:style-name="KrymUkr">) ********, ***********. [***** ************ *********** ************ *** ********** ********]. </text:span><text:span text:style-name="KrymRusItalic">***** </text:span><text:span text:style-name="KrymRusBold">****</text:span><text:span text:style-name="KrymRusItalic"> * ***</text:span><text:span text:style-name="KrymUkr"> – **** ****** * *******. </text:span><text:span text:style-name="KrymRusItalic">** </text:span><text:span text:style-name="KrymRusBold">*******</text:span><text:span text:style-name="KrymUkr"> – ** ******, (</text:span><text:span text:style-name="KrymRusAux">*****.</text:span><text:span text:style-name="KrymUkr">) ** ****ґ*. [*** ************ ** ******]. </text:span><text:span text:style-name="KrymRusItalic">** </text:span><text:span text:style-name="KrymRusBold">*******</text:span><text:span text:style-name="KrymRusItalic"> *********</text:span><text:span text:style-name="KrymUkr"> – ***********, ґ*********. </text:span><text:span text:style-name="KrymRusItalic">** </text:span><text:span text:style-name="KrymRusBold">******</text:span><text:span text:style-name="KrymUkr"> – ** ******, * *****, ** ********, ** ********, ** (*)**********, ** ***********, ** ******, *** ******, ** ********, ** *******, * ***, ** ґ*****. </text:span><text:span text:style-name="KrymRusItalic">** ****** </text:span><text:span text:style-name="KrymRusBold">******</text:span><text:span text:style-name="KrymUkr"> – ***** ** ******, ** ****** ******, ** **** ****, ***** ** ********, ** ****** ********, ** ****** ********, ** ******* ***********, ** ****** (*)**********. [** ******** ****** ** ****** **********. ****** ** ****** ******** *******]. </text:span><text:span text:style-name="KrymRusItalic">****, ***********, ******** ** </text:span><text:span text:style-name="KrymRusBold">******</text:span><text:span text:style-name="KrymUkr"> – ***** (**********, *********) ** ********, ** ******, ** ******** </text:span><text:span text:style-name="KrymRusItalic">* *. *.</text:span><text:span text:style-name="KrymUkr">, ******* * ****, ********** *****, ** ***** ********, (</text:span><text:span text:style-name="KrymRusAux">****.</text:span><text:span text:style-name="KrymUkr">) *************. [******** ******* ** *******. ** ***** ************* *** *******]. </text:span><text:span text:style-name="KrymRusItalic">*** ** </text:span><text:span text:style-name="KrymRusBold">****** </text:span><text:span text:style-name="KrymRusItalic">****…</text:span><text:span text:style-name="KrymUkr"> – ***** ** ******** *****…, ** ******** ***** *****. </text:span><text:span text:style-name="KrymRusItalic">************ ** </text:span><text:span text:style-name="KrymRusBold">******</text:span><text:span text:style-name="KrymUkr"> – **********, **********. </text:span><text:span text:style-name="KrymRusItalic">*** ** *** ** </text:span><text:span text:style-name="KrymRusBold">******</text:span><text:span text:style-name="KrymUkr"> – ****** *** ***** **********. </text:span><text:span text:style-name="KrymRusItalic">*** ***** ** </text:span><text:span text:style-name="KrymRusBold">****** </text:span><text:span text:style-name="KrymRusItalic">**** **…</text:span><text:span text:style-name="KrymUkr"> – ***** *********** *****-*… </text:span><text:span text:style-name="KrymRusItalic">** ** </text:span><text:span text:style-name="KrymRusBold">******</text:span><text:span text:style-name="KrymUkr"> – ** ** ******, ** * ****, ** ** ******** </text:span><text:span text:style-name="KrymRusItalic">* *. *.</text:span><text:span text:style-name="KrymUkr">; ** **********, -**, -**. [******** ** ** ** * **** (** ** ******). ** ****** * *** ********, ** ********* ***** *****. *** ** *****, *** ** * *** ***** *****]. </text:span><text:span text:style-name="KrymRusItalic">*******, ***** ** </text:span><text:span text:style-name="KrymRusBold">****</text:span><text:span text:style-name="KrymRusItalic"> ****, ********, ***** </text:span><text:span text:style-name="KrymRusBold">****</text:span><text:span text:style-name="KrymRusItalic"> * ***</text:span><text:span text:style-name="KrymUkr"> – *********, ******** ****** ** *****, **************, ************ **, *************, ***********, ********** **, **********, ********** **** * ****, ********** * ****, ************* **. [*********, ** ******* * **********. * *** ***** *********, * *** ****** *********]. </text:span><text:span text:style-name="KrymRusItalic">*** ** *** </text:span><text:span text:style-name="KrymRusBold">****</text:span><text:span text:style-name="KrymUkr"> – ** ** *** ****, ** ***** ** ****** (** ********, ** ґ***** </text:span><text:span text:style-name="KrymRusItalic">* *. *.</text:span><text:span text:style-name="KrymUkr">). </text:span><text:span text:style-name="KrymRusItalic">** *** </text:span><text:span text:style-name="KrymRusBold">****</text:span><text:span text:style-name="KrymUkr"> – (**) ** *****, ** ** *** ****; 5) (</text:span><text:span text:style-name="KrymRusItalic">************</text:span><text:span text:style-name="KrymUkr">) ************* (</text:span><text:span text:style-name="KrymRusAux">*. </text:span><text:span text:style-name="KrymUkr">-*****); 6) (</text:span><text:span text:style-name="KrymRusItalic">*****. ******, *****</text:span><text:span text:style-name="KrymUkr">) – *******, *****. </text:span><text:span text:style-name="KrymRusItalic">** </text:span><text:span text:style-name="KrymRusBold">******</text:span><text:span text:style-name="KrymUkr"> – ** *******, ** *****.</text:span></text:p>
      <text:p text:style-name="KrymPar"><text:soft-page-break/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***, *****. [***** *****. *** ** *******, *** *******]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*), ***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**, ***********, ******* (** ****), ******, ********. [******* ****. ********** *******. ******* ****. ***-* ** *********** ** ************]. </text:span><text:span text:style-name="KrymRusItalic">********, ********* </text:span><text:span text:style-name="KrymRusBold">********</text:span><text:span text:style-name="KrymUkr"> – ***********, *************, *********, ***********.</text:span></text:p>
      <text:p text:style-name="KrymPar"><text:span text:style-name="KrymRusBold">*********</text:span><text:span text:style-name="KrymUkr"> – *********. [********* ****].</text:span></text:p>
      <text:p text:style-name="KrymPar"><text:span text:style-name="KrymRusBold">********, ********</text:span><text:span text:style-name="KrymUkr"> – 1) *********, ******* *****, **********, ******** *****. [******-***** *********]; 2) (</text:span><text:span text:style-name="KrymRusItalic">**********</text:span><text:span text:style-name="KrymUkr">) **********, ********, **********, ********, **********, *********** *****; (</text:span><text:span text:style-name="KrymRusAux">****** * ******* *****</text:span><text:span text:style-name="KrymUkr">) ********, ********, ********* *****. [** ******* * ****** ** ********. ******* ******** ***** *****. *********** *******. ******** ******. *** * ***** ********* ******** (******.)]. </text:span><text:span text:style-name="KrymRusBold">**********</text:span><text:span text:style-name="KrymUkr"> – ********, *********; *********, *********, ************.</text:span></text:p>
      <text:p text:style-name="KrymPar"><text:span text:style-name="KrymRusBold">******</text:span><text:span text:style-name="KrymUkr"> – *******, *******, (</text:span><text:span text:style-name="KrymRusItalic">*********</text:span><text:span text:style-name="KrymUkr">) ********* (</text:span><text:span text:style-name="KrymRusAux">*. </text:span><text:span text:style-name="KrymUkr">-*****), ********* (</text:span><text:span text:style-name="KrymRusAux">*. *.</text:span><text:span text:style-name="KrymUkr">) (</text:span><text:span text:style-name="KrymRusAux">*. </text:span><text:span text:style-name="KrymUkr">-***). [* ******** ******* *******, *********].</text:span></text:p>
      <text:p text:style-name="KrymPar"><text:span text:style-name="KrymRusBold">**********</text:span><text:span text:style-name="KrymUkr"> – ******, ********, (</text:span><text:span text:style-name="KrymRusItalic">*****</text:span><text:span text:style-name="KrymUkr">) ****** (</text:span><text:span text:style-name="KrymRusAux">**. *. </text:span><text:span text:style-name="KrymUkr">******).</text:span></text:p>
      <text:p text:style-name="KrymPar"><text:span text:style-name="KrymRusBold">************</text:span><text:span text:style-name="KrymUkr"> – ********* [******** ********* – </text:span><text:span text:style-name="KrymLat">********* ****** *****</text:span><text:span text:style-name="KrymUkr">], *********.</text:span></text:p>
      <text:p text:style-name="KrymPar"><text:span text:style-name="KrymRusBold">********, ********</text:span><text:span text:style-name="KrymUkr"> – *********, ******** ***** ****, (</text:span><text:span text:style-name="KrymRusAux">******.</text:span><text:span text:style-name="KrymUkr">) ******. [******* ***** ******** ****** * * ***** ****** (*****.). ******* ***** **** *** * ***** ********** ******].</text:span></text:p>
      <text:p text:style-name="KrymPar"><text:span text:style-name="KrymRusBold">**********, **********</text:span><text:span text:style-name="KrymUkr"> – ***********, ****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), **ґ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***********, *********** (</text:span><text:span text:style-name="KrymRusAux">*. </text:span><text:span text:style-name="KrymUkr">-****), ********, (</text:span><text:span text:style-name="KrymRusItalic">***********</text:span><text:span text:style-name="KrymUkr">) ********, (</text:span><text:span text:style-name="KrymRusItalic">**********</text:span><text:span text:style-name="KrymUkr">) ********. [*********** ******** *********].</text:span></text:p>
      <text:p text:style-name="KrymPar"><text:span text:style-name="KrymRusBold">**********</text:span><text:span text:style-name="KrymUkr"> – *************, *************, *********, (</text:span><text:span text:style-name="KrymRusItalic">************</text:span><text:span text:style-name="KrymUkr">) *********, (</text:span><text:span text:style-name="KrymRusItalic">*******.</text:span><text:span text:style-name="KrymUkr">) **********.</text:span></text:p>
      <text:p text:style-name="KrymPar"><text:span text:style-name="KrymRusBold">**************</text:span><text:span text:style-name="KrymUkr"> – ****************, ****************, ************, ************, ************, *********. [*************** ******. *********** ******].</text:span></text:p>
      <text:p text:style-name="KrymPar"><text:span text:style-name="KrymRusBold">*********</text:span><text:span text:style-name="KrymUkr"> – 1) (</text:span><text:span text:style-name="KrymRusItalic">*********</text:span><text:span text:style-name="KrymUkr">) **********, *********, ************ ***, **********, ********* *****. [************ *******. ********** ********* ******]. </text:span><text:span text:style-name="KrymRusItalic">****, ********** ** </text:span><text:span text:style-name="KrymRusBold">*********</text:span><text:span text:style-name="KrymRusItalic"> ****</text:span><text:span text:style-name="KrymUkr"> – *****, *********** *** ***** ***********, * ******* **********, *** ***********, * ********** (*) ****, ***** *** ***. [* *** ******* ****** ***** ********, * *** *******, *****, ******* *****]. </text:span><text:span text:style-name="KrymRusItalic">******* ** </text:span><text:span text:style-name="KrymRusBold">*********</text:span><text:span text:style-name="KrymRusItalic"> ***</text:span><text:span text:style-name="KrymUkr"> – **’******** * ** (* **********). </text:span><text:span text:style-name="KrymRusItalic">********, *****, ******* ** </text:span><text:span text:style-name="KrymRusBold">*********</text:span><text:span text:style-name="KrymRusItalic"> ***</text:span><text:span text:style-name="KrymUkr"> – ******* **, ********* *** ****** **, ********** ** *** **********. </text:span><text:span text:style-name="KrymRusItalic">* ****** </text:span><text:span text:style-name="KrymRusBold">*********</text:span><text:span text:style-name="KrymUkr"> – * [**] ******** **********, * ****** *******, * ******** ********, * ********** *******. </text:span><text:span text:style-name="KrymRusItalic">******** </text:span><text:span text:style-name="KrymRusBold">*********,</text:span><text:span text:style-name="KrymRusItalic"> **. </text:span><text:span text:style-name="KrymRusBold">*******</text:span><text:span text:style-name="KrymUkr">; 2) (</text:span><text:span text:style-name="KrymRusItalic">**, *** *******</text:span><text:span text:style-name="KrymUkr">) **********, ************, *********, ***********, *******, ********** (</text:span><text:span text:style-name="KrymRusAux">*. </text:span><text:span text:style-name="KrymUkr">-*****), (</text:span><text:span text:style-name="KrymRusItalic">**********</text:span><text:span text:style-name="KrymUkr">) ********, (</text:span><text:span text:style-name="KrymRusItalic">*******</text:span><text:span text:style-name="KrymUkr">) *****(*)**. [******* * *** ************ **********. ***** ******* ************, ** *****-********. ********* ********* ** **** ********. ******* ********* **********].</text:span></text:p>
      <text:p text:style-name="KrymPar"><text:span text:style-name="KrymRusBold">**********</text:span><text:span text:style-name="KrymUkr"> – ************ ****** (******)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</text:span><text:span text:style-name="KrymUkr">; 2) (</text:span><text:span text:style-name="KrymRusItalic">********* *********, ********</text:span><text:span text:style-name="KrymUkr">) ******** (</text:span><text:span text:style-name="KrymRusAux">*. </text:span><text:span text:style-name="KrymUkr">-***), ******* (</text:span><text:span text:style-name="KrymRusAux">*. </text:span><text:span text:style-name="KrymUkr">-***), ********** (</text:span><text:span text:style-name="KrymRusAux">*. </text:span><text:span text:style-name="KrymUkr">-***), ********* (</text:span><text:span text:style-name="KrymRusAux">*. </text:span><text:span text:style-name="KrymUkr">-**), ***.</text:span></text:p>
      <text:p text:style-name="KrymPar"><text:span text:style-name="KrymRusBold">**************</text:span><text:span text:style-name="KrymUkr"> – 1) </text:span><text:span text:style-name="KrymRusItalic">**. </text:span><text:span text:style-name="KrymRusBold">**********</text:span><text:span text:style-name="KrymUkr">; 2) (</text:span><text:span text:style-name="KrymRusItalic">**********</text:span><text:span text:style-name="KrymUkr">) **********, *********, **********, **********, *****.</text:span></text:p>
      <text:p text:style-name="KrymPar"><text:span text:style-name="KrymRusBold">*************</text:span><text:span text:style-name="KrymUkr"> – ***********, *************. [************* *****].</text:span></text:p>
      <text:p text:style-name="KrymPar"><text:span text:style-name="KrymRusBold">******************,</text:span><text:span text:style-name="KrymRusItalic"> **. </text:span><text:span text:style-name="KrymRusBold">******** 1.</text:span></text:p>
      <text:p text:style-name="KrymPar"><text:span text:style-name="KrymRusBold">********</text:span><text:span text:style-name="KrymUkr"> – 1) (</text:span><text:span text:style-name="KrymRusItalic">***** * *************, ** ********, ********</text:span><text:span text:style-name="KrymUkr">) *********, ********, ******** ***, ***, *********** ***, ***</text:span><text:span text:style-name="KrymRusItalic"> * </text:span><text:span text:style-name="KrymUkr">**; ********, ********* **, ***** * ****** ***** **. [********* *******, ********. * *****-******** ***** **** ****** ********. ******** *** ********** *****, ** </text:span><text:soft-page-break/><text:span text:style-name="KrymUkr">******** ************ ****** (***.)]; 2) (</text:span><text:span text:style-name="KrymRusItalic">*********</text:span><text:span text:style-name="KrymUkr">) *********, ********, ***********. [********* ******* * ******. ********* ********* ********. * ***’** ** ***, * ***** **** ********]. </text:span><text:span text:style-name="KrymRusBold">******** </text:span><text:span text:style-name="KrymRusItalic">*****</text:span><text:span text:style-name="KrymUkr"> – ******** ******, ********* ******, *********, (</text:span><text:span text:style-name="KrymRusAux">***.</text:span><text:span text:style-name="KrymUkr">) *********** *** ******. </text:span><text:span text:style-name="KrymRusItalic">** </text:span><text:span text:style-name="KrymRusBold">**********</text:span><text:span text:style-name="KrymRusItalic"> *****</text:span><text:span text:style-name="KrymUkr"> – *** ***** ***********, *** ****** ** ***; 3) (</text:span><text:span text:style-name="KrymRusItalic">*********** *****-*. ******* *** *******</text:span><text:span text:style-name="KrymUkr">) **********, *********, ********. [********* ***** ********* ******* – *******… (***.). ********** ******, ******. ** ******** * ** *******, * ** *******. ** ******** ********].</text:span></text:p>
      <text:p text:style-name="KrymPar"><text:span text:style-name="KrymRusBold">********</text:span><text:span text:style-name="KrymUkr"> – (</text:span><text:span text:style-name="KrymRusItalic">********, **********</text:span><text:span text:style-name="KrymUkr">) ********, ********* (</text:span><text:span text:style-name="KrymRusAux">*. </text:span><text:span text:style-name="KrymUkr">-***), **********. [***** ***** – ********. ************ *********]. </text:span><text:span text:style-name="KrymRusBold">******** </text:span><text:span text:style-name="KrymRusItalic">****</text:span><text:span text:style-name="KrymUkr"> – ************* (</text:span><text:span text:style-name="KrymRusAux">*. </text:span><text:span text:style-name="KrymUkr">-***), ******** ******, ************* (</text:span><text:span text:style-name="KrymRusAux">*. </text:span><text:span text:style-name="KrymUkr">-***); 2) (</text:span><text:span text:style-name="KrymRusItalic">********</text:span><text:span text:style-name="KrymUkr">) ********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***</text:span><text:span text:style-name="KrymUkr"> – 1) **********, ************, ***********, ********, *********** (</text:span><text:span text:style-name="KrymRusAux">*. </text:span><text:span text:style-name="KrymUkr">-*****); 2) **********, **************, *********, **********, *************. [** ***** ** ********** ******]. </text:span><text:span text:style-name="KrymRusItalic">*** </text:span><text:span text:style-name="KrymRusBold">*************</text:span><text:span text:style-name="KrymUkr"> – *** ***********, *** ***********.</text:span></text:p>
      <text:p text:style-name="KrymPar"><text:span text:style-name="KrymRusBold">*****************,</text:span><text:span text:style-name="KrymRusItalic"> **. </text:span><text:span text:style-name="KrymRusBold">************ 2.</text:span></text:p>
      <text:p text:style-name="KrymPar"><text:span text:style-name="KrymRusBold">****************</text:span><text:span text:style-name="KrymUkr"> – *************, *********, ***********. [********* * * ******* ** ******** ****** (****.)].</text:span></text:p>
      <text:p text:style-name="KrymPar"><text:span text:style-name="KrymRusBold">**********</text:span><text:span text:style-name="KrymUkr"> – 1) **********, **********; 2) **********, ***** *****.</text:span></text:p>
      <text:p text:style-name="KrymPar"><text:span text:style-name="KrymRusBold">**********</text:span><text:span text:style-name="KrymUkr"> – **********. [********* ******. ********** (*************) ********].</text:span></text:p>
      <text:p text:style-name="KrymPar"><text:span text:style-name="KrymRusBold">***********</text:span><text:span text:style-name="KrymUkr"> – ***************, ***********.</text:span></text:p>
      <text:p text:style-name="KrymPar"><text:span text:style-name="KrymRusBold">**********, ********</text:span><text:span text:style-name="KrymUkr"> – **************, ************, ************* (*************) **********, *********. </text:span><text:span text:style-name="KrymRusBold">**********</text:span><text:span text:style-name="KrymUkr"> – *************, ***********.</text:span></text:p>
      <text:p text:style-name="KrymPar"><text:span text:style-name="KrymRusBold">********</text:span><text:span text:style-name="KrymUkr">, </text:span><text:span text:style-name="KrymRusAux">***. </text:span><text:span text:style-name="KrymRusBold">*********</text:span><text:span text:style-name="KrymUkr"> – *********, **************, (</text:span><text:span text:style-name="KrymRusAux">***.</text:span><text:span text:style-name="KrymUkr">) ************.</text:span></text:p>
      <text:p text:style-name="KrymPar"><text:span text:style-name="KrymRusBold">*******</text:span><text:span text:style-name="KrymUkr"> – ******, ********, **********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**), ********** (</text:span><text:span text:style-name="KrymRusAux">*. </text:span><text:span text:style-name="KrymUkr">-*****), ********* (</text:span><text:span text:style-name="KrymRusAux">*. *.</text:span><text:span text:style-name="KrymUkr">) (</text:span><text:span text:style-name="KrymRusAux">*. </text:span><text:span text:style-name="KrymUkr">-***). [****** *********. ******* *********].</text:span></text:p>
      <text:p text:style-name="KrymPar"><text:span text:style-name="KrymRusBold">********</text:span><text:span text:style-name="KrymUkr"> – *******, ***********, ********, *******. [****** ******. ****** ****. ****** ********. ********** ******]. </text:span><text:span text:style-name="KrymRusItalic">********, ********* </text:span><text:span text:style-name="KrymRusBold">********</text:span><text:span text:style-name="KrymUkr"> – **********, ********, *********, (</text:span><text:span text:style-name="KrymRusAux">***.</text:span><text:span text:style-name="KrymUkr">) *************, ****************, (</text:span><text:span text:style-name="KrymRusAux">***.</text:span><text:span text:style-name="KrymUkr">) **************, **********, *************. [******* * ****** ***********]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**, **********</text:span><text:span text:style-name="KrymUkr"> – *************, **********, **********, ********* * **. [****** ********* * *****], **********, *********. </text:span><text:span text:style-name="KrymRusBold">**********</text:span><text:span text:style-name="KrymRusItalic"> * *******, * *********</text:span><text:span text:style-name="KrymUkr"> – ********** * ********, * **********, ********* **********.</text:span></text:p>
      <text:p text:style-name="KrymPar"><text:span text:style-name="KrymRusBold">****,</text:span><text:span text:style-name="KrymRusItalic"> **. </text:span><text:span text:style-name="KrymRusBold">******.</text:span></text:p>
      <text:p text:style-name="KrymPar"><text:span text:style-name="KrymRusBold">*************</text:span><text:span text:style-name="KrymUkr"> – **********, ************, **************.</text:span></text:p>
      <text:p text:style-name="KrymPar"><text:span text:style-name="KrymRusBold">************</text:span><text:span text:style-name="KrymUkr"> – *********, ***********, *************, **************, *********, ***********, ************* </text:span><text:span text:style-name="KrymRusItalic">* *. *.</text:span><text:span text:style-name="KrymUkr"> [********* ****** ** ******. ***** ******* ****** ************* (*****)]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 – ********* (</text:span><text:span text:style-name="KrymRusAux">*. </text:span><text:span text:style-name="KrymUkr">-***), ******* (</text:span><text:span text:style-name="KrymRusAux">*. </text:span><text:span text:style-name="KrymUkr">-***), ********** (</text:span><text:span text:style-name="KrymRusAux">*. </text:span><text:span text:style-name="KrymUkr">-***), ********** (</text:span><text:span text:style-name="KrymRusAux">*. </text:span><text:span text:style-name="KrymUkr">-***), *********, ************* (</text:span><text:span text:style-name="KrymRusAux">*. </text:span><text:span text:style-name="KrymUkr">-***). [********* *** ********. ********* *** *********** ***** ** ****** *******].</text:span></text:p>
      <text:p text:style-name="KrymPar"><text:span text:style-name="KrymRusBold">***************</text:span><text:span text:style-name="KrymUkr"> – **********, *********, **********, *****, **********, **********, **************.</text:span></text:p>
      <text:p text:style-name="KrymPar"><text:span text:style-name="KrymRusBold">**************</text:span><text:span text:style-name="KrymUkr"> – ********, ************, **********, (</text:span><text:span text:style-name="KrymRusItalic">******</text:span><text:span text:style-name="KrymUkr">) *********, *********, *******. [******* ***** ******** *********. ********* *******. ************ *******].</text:span></text:p>
      <text:p text:style-name="KrymPar"><text:span text:style-name="KrymRusBold">**************</text:span><text:span text:style-name="KrymUkr"> – **-*************, **-**************.</text:span></text:p>
      <text:p text:style-name="KrymPar"><text:span text:style-name="KrymRusBold">***************</text:span><text:span text:style-name="KrymUkr"> – *************, ************.</text:span></text:p>
      <text:p text:style-name="KrymPar"><text:span text:style-name="KrymRusBold">***************</text:span><text:span text:style-name="KrymUkr"> – ************, ***********; **************, **********.</text:span></text:p>
      <text:p text:style-name="KrymPar"><text:soft-page-break/><text:span text:style-name="KrymRusBold">*******************,</text:span><text:span text:style-name="KrymRusItalic"> **. </text:span><text:span text:style-name="KrymRusBold">****************.</text:span></text:p>
      <text:p text:style-name="KrymPar"><text:span text:style-name="KrymRusBold">********</text:span><text:span text:style-name="KrymUkr"> – *******, ***********, *********; (</text:span><text:span text:style-name="KrymRusItalic">*****</text:span><text:span text:style-name="KrymUkr">) ********. [****** ******* ********, ***… ***** ******* ****** ** ******. *** ******** ***********].</text:span></text:p>
      <text:p text:style-name="KrymPar"><text:span text:style-name="KrymRusBold">*********</text:span><text:span text:style-name="KrymUkr"> – 1) ********, ******, ********. [****** ** ******** *** ******. ******** ******* ***, ** ***** ******. (*. ***.)]. </text:span><text:span text:style-name="KrymRusItalic">**** </text:span><text:span text:style-name="KrymRusBold">********* </text:span><text:span text:style-name="KrymRusItalic">*** ***</text:span><text:span text:style-name="KrymUkr"> – ***** ****** (*****) *** ***; 2) ********, ************, ************, **********, **********, (</text:span><text:span text:style-name="KrymRusItalic">******</text:span><text:span text:style-name="KrymUkr">) *********. [******** ******. *********** (*********) ******. ********* ***** ************ ******. ************* ********** ****** ****** (*****)].</text:span></text:p>
      <text:p text:style-name="KrymPar"><text:span text:style-name="KrymRusBold">****************</text:span><text:span text:style-name="KrymUkr"> – *************.</text:span></text:p>
      <text:p text:style-name="KrymPar"><text:span text:style-name="KrymRusBold">****************</text:span><text:span text:style-name="KrymUkr"> – ************* (</text:span><text:span text:style-name="KrymRusAux">*. </text:span><text:span text:style-name="KrymUkr">-***).</text:span></text:p>
      <text:p text:style-name="KrymPar"><text:span text:style-name="KrymRusBold">************, -****</text:span><text:span text:style-name="KrymUkr"> – **********, -***.</text:span></text:p>
      <text:p text:style-name="KrymPar"><text:span text:style-name="KrymRusBold">*************</text:span><text:span text:style-name="KrymUkr"> – **********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**</text:span><text:span text:style-name="KrymUkr"> – **************.</text:span></text:p>
      <text:p text:style-name="KrymPar"><text:span text:style-name="KrymRusBold">***********</text:span><text:span text:style-name="KrymUkr"> (</text:span><text:span text:style-name="KrymLat">************ *****</text:span><text:span text:style-name="KrymUkr">) – ****** ****** (******), ********** ***.</text:span></text:p>
      <text:p text:style-name="KrymPar"><text:span text:style-name="KrymRusBold">******</text:span><text:span text:style-name="KrymUkr"> – 1) ******, ******, *****, ******, *****, ****. [***** ******, ** ******, ** * *****. ************ ******. ****** ************. ********* ****** ****** ******* ******* *** *******, ******, ******** * ******* ******* (***.). ** ******* ***** ****** ***** ** ******** *****. *********** ****** ******* ******* *** ******* ***** ** ****** ****, ** * *** ****** (*****)]. </text:span><text:span text:style-name="KrymRusItalic">***** </text:span><text:span text:style-name="KrymRusBold">******</text:span><text:span text:style-name="KrymRusItalic"> ***-*. ******</text:span><text:span text:style-name="KrymUkr"> – ***** ***** ** *******. </text:span><text:span text:style-name="KrymRusItalic">*** ** * ****</text:span><text:span text:style-name="KrymUkr"> (</text:span><text:span text:style-name="KrymRusItalic">** * *****</text:span><text:span text:style-name="KrymUkr">) </text:span><text:span text:style-name="KrymRusBold">*******</text:span><text:span text:style-name="KrymUkr"> – ** **** (** *****) ** ** *****, ** *** ***** ** *********. </text:span><text:span text:style-name="KrymRusItalic">********** </text:span><text:span text:style-name="KrymRusBold">******</text:span><text:span text:style-name="KrymRusItalic"> *** ***, *** ***</text:span><text:span text:style-name="KrymUkr"> – ***** (*****) ****** *** ***, *** ***, **** ****** *** ***, *** ***, ******** ***** (******) *** ***, *** ***. [***** – ***** – ***** **** ******, ** * ****** *******]. </text:span><text:span text:style-name="KrymRusBold">****** </text:span><text:span text:style-name="KrymRusItalic">******</text:span><text:span text:style-name="KrymUkr"> – *********, ********, *******; 2) (</text:span><text:span text:style-name="KrymRusItalic">*********, ****</text:span><text:span text:style-name="KrymUkr">) ******, *****. [****, ** ****** ****** *** ******]; 3) (</text:span><text:span text:style-name="KrymRusItalic">***********, **********, *************</text:span><text:span text:style-name="KrymUkr">) ******, ******, ********. [************ ****** * *****. ** ****** ******** ** ***** – ********]. </text:span><text:span text:style-name="KrymRusItalic">********* </text:span><text:span text:style-name="KrymRusBold">******</text:span><text:span text:style-name="KrymUkr"> – ******** (*********) ******. </text:span><text:span text:style-name="KrymRusItalic">****, ********** *** </text:span><text:span text:style-name="KrymRusBold">********</text:span><text:span text:style-name="KrymUkr"> (</text:span><text:span text:style-name="KrymRusItalic">** </text:span><text:span text:style-name="KrymRusBold">******</text:span><text:span text:style-name="KrymUkr">) </text:span><text:span text:style-name="KrymRusItalic">****</text:span><text:span text:style-name="KrymUkr"> – ***** *** ***, ***** *** *******, *** ***********, *** *********** *****, (*) ****, ********* *** *****. [***** ****** *********** * *** ******* *****. *** *********** *******. *** ************* *********** ************. *** ***** ********* * ****** * ****** (*****)]. </text:span><text:span text:style-name="KrymRusItalic">***** *** ***** </text:span><text:span text:style-name="KrymRusBold">******* </text:span><text:span text:style-name="KrymRusItalic">***</text:span><text:span text:style-name="KrymUkr"> – ***** * ****** ***** **, ***** (********) *** ******, ***** ******** *** ***. [*** *** ******** *** ********* *********]. </text:span><text:span text:style-name="KrymRusItalic">********* ***** </text:span><text:span text:style-name="KrymRusBold">*******</text:span><text:span text:style-name="KrymUkr"> – *********** (**********) *** *****, *** ***** *****, *** ***** *****, ******. </text:span><text:span text:style-name="KrymRusItalic">********** *** </text:span><text:span text:style-name="KrymRusBold">******</text:span><text:span text:style-name="KrymUkr"> (</text:span><text:span text:style-name="KrymRusItalic">** </text:span><text:span text:style-name="KrymRusBold">******</text:span><text:span text:style-name="KrymUkr">) – *********** *** *****, *** *****, (******) ***** (****). [* ******* ****** *********** ****** *********** *** ***** ******* ******* (***.)]. </text:span><text:span text:style-name="KrymRusItalic">******** *** </text:span><text:span text:style-name="KrymRusBold">******</text:span><text:span text:style-name="KrymUkr"> (</text:span><text:span text:style-name="KrymRusItalic">** </text:span><text:span text:style-name="KrymRusBold">******</text:span><text:span text:style-name="KrymUkr">) </text:span><text:span text:style-name="KrymRusItalic">****</text:span><text:span text:style-name="KrymUkr"> – ********** *** *****, *** **** *****. </text:span><text:span text:style-name="KrymRusItalic">************ **-*** </text:span><text:span text:style-name="KrymRusBold">****** </text:span><text:span text:style-name="KrymRusItalic">****-*.</text:span><text:span text:style-name="KrymUkr"> – **********(**) *-*** ***** ******, *-*** *****; 4) (</text:span><text:span text:style-name="KrymRusItalic">********** * **********; *********</text:span><text:span text:style-name="KrymUkr">) ******, ******, *****, ******* (</text:span><text:span text:style-name="KrymRusAux">**.</text:span><text:span text:style-name="KrymUkr">) ******. [******** ** ******* *******. (******.). *** ********, ********* * ***** *********** ****** ** *********** ***** ******* ***** ******* (*****)]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</text:span><text:span text:style-name="KrymUkr"> – *********, ********, ******. [********* ********]. </text:span><text:span text:style-name="KrymRusBold">******** </text:span><text:span text:style-name="KrymRusItalic">****** *************</text:span><text:span text:style-name="KrymUkr"> – *********, *******, ********* (******) ******** **********.</text:span></text:p>
      <text:p text:style-name="KrymPar"><text:span text:style-name="KrymRusBold">**********</text:span><text:span text:style-name="KrymUkr"> – **********, ***********, ********.</text:span></text:p>
      <text:p text:style-name="KrymPar"><text:span text:style-name="KrymRusBold">******</text:span><text:span text:style-name="KrymUkr"> – ******, (*)*********, ***, ***. </text:span><text:span text:style-name="KrymRusItalic">************ </text:span><text:span text:style-name="KrymRusBold">******</text:span><text:span text:style-name="KrymUkr"> – ****** ******, (*)*********, ****** *** (***). [******* ******* ***].</text:span></text:p>
      <text:p text:style-name="KrymPar"><text:span text:style-name="KrymRusBold">******</text:span><text:span text:style-name="KrymUkr"> – **********.</text:span></text:p>
      <text:p text:style-name="KrymPar"><text:span text:style-name="KrymRusBold">*********</text:span><text:span text:style-name="KrymUkr"> – *********, ********* * **.</text:span></text:p>
      <text:p text:style-name="KrymPar"><text:span text:style-name="KrymRusBold">********, ******</text:span><text:span text:style-name="KrymUkr"> – ********, ********, *******, *********, *********, ********, **********, </text:span><text:soft-page-break/><text:span text:style-name="KrymUkr">*********** * **. </text:span><text:span text:style-name="KrymRusItalic">******* </text:span><text:span text:style-name="KrymRusBold">*******</text:span><text:span text:style-name="KrymUkr"> – ** ******, ** *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, ********</text:span><text:span text:style-name="KrymUkr"> – 1) ***********, ********, **********, ********, (</text:span><text:span text:style-name="KrymRusAux">* ******</text:span><text:span text:style-name="KrymUkr">) *************, ************. [*** ******* *******, ** ***** ** *******. ******** ********* * ******]; 2) </text:span><text:span text:style-name="KrymRusBold">******** </text:span><text:span text:style-name="KrymRusItalic">******** ****</text:span><text:span text:style-name="KrymUkr"> – ******** (*********) ** ***** *****, ***** *******, ***** *****. </text:span><text:span text:style-name="KrymRusBold">******** </text:span><text:span text:style-name="KrymRusItalic">**** **** * ***</text:span><text:span text:style-name="KrymUkr"> – ******** ***** ***** * ***. </text:span><text:span text:style-name="KrymRusBold">******** </text:span><text:span text:style-name="KrymRusItalic">*******</text:span><text:span text:style-name="KrymUkr"> – ******** ***** (********). </text:span><text:span text:style-name="KrymRusBold">******** </text:span><text:span text:style-name="KrymRusItalic">******</text:span><text:span text:style-name="KrymUkr"> – ******** *****, ********** (**********) *******.</text:span></text:p>
      <text:p text:style-name="KrymPar"><text:span text:style-name="KrymRusBold">*********</text:span><text:span text:style-name="KrymRusItalic"> * </text:span><text:span text:style-name="KrymRusBold">***********</text:span><text:span text:style-name="KrymUkr"> – *********.</text:span></text:p>
      <text:p text:style-name="KrymPar"><text:span text:style-name="KrymRusBold">********, ********</text:span><text:span text:style-name="KrymUkr"> – 1) ********, ********, *********; (</text:span><text:span text:style-name="KrymRusAux">* ******</text:span><text:span text:style-name="KrymUkr">) **********; 2) (</text:span><text:span text:style-name="KrymRusItalic">******** *******</text:span><text:span text:style-name="KrymUkr">) ********, *********; 3) (</text:span><text:span text:style-name="KrymRusItalic">******* * ******</text:span><text:span text:style-name="KrymUkr">) *********, *************. [**, * ********-** *!]; 4) (</text:span><text:span text:style-name="KrymRusAux">****.</text:span><text:span text:style-name="KrymUkr">: </text:span><text:span text:style-name="KrymRusItalic">***** ***********</text:span><text:span text:style-name="KrymUkr">) ********, ************. [*****, *****, * ***** ************].</text:span></text:p>
      <text:p text:style-name="KrymPar"><text:span text:style-name="KrymRusBold">********* </text:span><text:span text:style-name="KrymRusItalic">* ****</text:span><text:span text:style-name="KrymUkr"> (</text:span><text:span text:style-name="KrymRusItalic">**********</text:span><text:span text:style-name="KrymUkr">) – ******, *******, **********, *******, ****** ** *****. [****** ** ****** ******. ************* ****** ******]. </text:span><text:span text:style-name="KrymRusItalic">********* </text:span><text:span text:style-name="KrymRusBold">*********</text:span><text:span text:style-name="KrymRusItalic"> * ****</text:span><text:span text:style-name="KrymUkr"> – ***** ******, ***** ******** ** *****.</text:span></text:p>
      <text:p text:style-name="KrymPar"><text:span text:style-name="KrymRusBold">*****</text:span><text:span text:style-name="KrymUkr"> – 1) (</text:span><text:span text:style-name="KrymRusItalic">******, ******* *****</text:span><text:span text:style-name="KrymUkr">) ******, ********, (</text:span><text:span text:style-name="KrymRusAux">*****.</text:span><text:span text:style-name="KrymUkr">) **********. </text:span><text:span text:style-name="KrymRusBold">***** </text:span><text:span text:style-name="KrymRusItalic">** *****</text:span><text:span text:style-name="KrymUkr"> – ******, ******* ** ******; 2) (</text:span><text:span text:style-name="KrymRusItalic">* ****</text:span><text:span text:style-name="KrymUkr">) *******, ******, ********* ** ***** (</text:span><text:span text:style-name="KrymRusAux">****. * ****.</text:span><text:span text:style-name="KrymUkr">). [** *****, *** ***** ** ***** ****** (******). ***** **** ******** *****].</text:span></text:p>
      <text:p text:style-name="KrymPar"><text:span text:style-name="KrymRusBold">********</text:span><text:span text:style-name="KrymUkr"> – 1) ********, **********; 2) (</text:span><text:span text:style-name="KrymRusItalic">* ****</text:span><text:span text:style-name="KrymUkr">) *********** ** *****, ******* (******) ** 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, *****</text:span><text:span text:style-name="KrymUkr"> – 1) ********, ******</text:span><text:span text:style-name="KrymRusItalic"> * </text:span><text:span text:style-name="KrymUkr">(*)********, ********, ********. [***** ***** ******** ** ****** * *****. *********** *******, ***** ***** ** * *****]; 2) (</text:span><text:span text:style-name="KrymRusItalic">*******</text:span><text:span text:style-name="KrymUkr">) *********, ***(*)******.</text:span></text:p>
      <text:p text:style-name="KrymPar"><text:span text:style-name="KrymRusBold">**********, ********</text:span><text:span text:style-name="KrymUkr"> – **********, ********, (*)*********; (</text:span><text:span text:style-name="KrymRusItalic">* ****</text:span><text:span text:style-name="KrymUkr">) ********, ******* ** *****</text:span><text:span text:style-name="KrymRusItalic"> * </text:span><text:span text:style-name="KrymUkr">* **. [****** ********* ***** ******* * **** (*****.). ******* ******* ** ******** ***** (*********** * *. *.). ******* ****** * ******* ** * ****-* ***** ** * * ******* ******].</text:span></text:p>
      <text:p text:style-name="KrymPar"><text:span text:style-name="KrymRusBold">********, *********</text:span><text:span text:style-name="KrymUkr"> – ********, *********; (</text:span><text:span text:style-name="KrymRusAux">* ******</text:span><text:span text:style-name="KrymUkr">) **********.</text:span></text:p>
      <text:p text:style-name="KrymPar"><text:span text:style-name="KrymRusBold">********</text:span><text:span text:style-name="KrymUkr"> – 1) (</text:span><text:span text:style-name="KrymRusItalic">* ****, *****</text:span><text:span text:style-name="KrymUkr">) *********; 2) *****, *****, *****. [************ *******. ***** *********]. </text:span><text:span text:style-name="KrymRusItalic">***** </text:span><text:span text:style-name="KrymRusBold">********</text:span><text:span text:style-name="KrymRusItalic"> ** ****</text:span><text:span text:style-name="KrymUkr"> – ***** ***** ** *****, ***** ***** (*****) *** ***. </text:span><text:span text:style-name="KrymRusItalic">*********, ******* </text:span><text:span text:style-name="KrymRusBold">********</text:span><text:span text:style-name="KrymRusItalic"> ** ****, ** ***</text:span><text:span text:style-name="KrymUkr"> – *******, ******** *****, **********, ********* ***** ** *****, ** **, *********, ****** ** *****, ** **. [** ******** (*********) ** ****** *********** *****. ****** * ****** ****** ****** (**********) ** ***** = </text:span><text:span text:style-name="KrymRusItalic">***** * ***** ********* ********* ******* ** ****</text:span><text:span text:style-name="KrymUkr">]. </text:span><text:span text:style-name="KrymRusItalic">********* ******* </text:span><text:span text:style-name="KrymRusBold">********</text:span><text:span text:style-name="KrymRusItalic"> ** ****, ** ***</text:span><text:span text:style-name="KrymUkr"> – ***** ********* ** *****, ** **, ******* ******* ***** *** ***. </text:span><text:span text:style-name="KrymRusItalic">************, ************* </text:span><text:span text:style-name="KrymRusBold">********</text:span><text:span text:style-name="KrymUkr"> – **********, ********* *********, **********, ******** ** ***** *******. </text:span><text:span text:style-name="KrymRusItalic">*** </text:span><text:span text:style-name="KrymRusBold">*********</text:span><text:span text:style-name="KrymUkr"> – ***(*) ********. </text:span><text:span text:style-name="KrymRusItalic">*********** </text:span><text:span text:style-name="KrymRusBold">********</text:span><text:span text:style-name="KrymUkr"> – ********* *****, ********** *****.</text:span></text:p>
      <text:p text:style-name="KrymPar"><text:span text:style-name="KrymRusBold">************</text:span><text:span text:style-name="KrymUkr"> – ***********. [********* ******].</text:span></text:p>
      <text:p text:style-name="KrymPar"><text:span text:style-name="KrymRusBold">*******</text:span><text:span text:style-name="KrymUkr"> – *********, ****** ** *****, ***** ***** (*****) *** ***. [******* ************ ******** ********* ********** ****** ** ******* ***** ******** (***.)].</text:span></text:p>
      <text:p text:style-name="KrymPar"><text:span text:style-name="KrymRusBold">*********</text:span><text:span text:style-name="KrymUkr"> – **********, **********, (</text:span><text:span text:style-name="KrymRusItalic">****.</text:span><text:span text:style-name="KrymUkr">) **********, ********. </text:span><text:span text:style-name="KrymRusItalic">** </text:span><text:span text:style-name="KrymRusBold">**********</text:span><text:span text:style-name="KrymRusItalic"> *****</text:span><text:span text:style-name="KrymUkr"> – * *********** *******, * *********** 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 – *********, ***********, *************. [*** *** **********, ** ******-****** ********* * ****** (*. ***.). ******** ** ***** ****].</text:span></text:p>
      <text:p text:style-name="KrymPar"><text:span text:style-name="KrymRusBold">********</text:span><text:span text:style-name="KrymUkr"> – *********, *****, ******, ********.</text:span></text:p>
      <text:p text:style-name="KrymPar"><text:span text:style-name="KrymRusBold">********</text:span><text:span text:style-name="KrymUkr"> – ********* ***** * *****, **********, **********, ************ ***** ** *****. [*********, ****** * *****, ****** ***** *********. ******, *******, *** ***** ***** ** ********** </text:span><text:soft-page-break/><text:span text:style-name="KrymUkr">** ** ************ (*.-***.)]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*, **-***********.</text:span></text:p>
      <text:p text:style-name="KrymPar"><text:span text:style-name="KrymRusBold">*************</text:span><text:span text:style-name="KrymUkr"> – ************, ************* (</text:span><text:span text:style-name="KrymRusAux">*. </text:span><text:span text:style-name="KrymUkr">-*****). [* ****** ******** ************* ** ******* ****** (*****.)].</text:span></text:p>
      <text:p text:style-name="KrymPar"><text:span text:style-name="KrymRusBold">***********</text:span><text:span text:style-name="KrymUkr"> – ********** * *****</text:span><text:span text:style-name="KrymRusItalic"> * </text:span><text:span text:style-name="KrymUkr">* *****, ************, ************ * *****, *********** (</text:span><text:span text:style-name="KrymRusAux">*. </text:span><text:span text:style-name="KrymUkr">-***). [******* *****, ** *** ***** *********** * ******** (*.-***.)].</text:span></text:p>
      <text:p text:style-name="KrymPar"><text:span text:style-name="KrymRusBold">***********, **********</text:span><text:span text:style-name="KrymUkr"> – *************, *********** * ***** (</text:span><text:span text:style-name="KrymRusItalic">* </text:span><text:span text:style-name="KrymUkr">* *****), ***********, **********, **************, *********** * ***** (</text:span><text:span text:style-name="KrymRusItalic">* </text:span><text:span text:style-name="KrymUkr">* *****). [*********** ******* * ******* ****** (****.). ** ** ********* *********** * ***? (****.). ******, *** ********, * ****** ********** (*****.). ** ** ***** ****** **********, ** ** ***** ******* ***********].</text:span></text:p>
      <text:p text:style-name="KrymPar"><text:span text:style-name="KrymRusBold">************</text:span><text:span text:style-name="KrymUkr"> – ************* (</text:span><text:span text:style-name="KrymRusAux">*. </text:span><text:span text:style-name="KrymUkr">-*****), *************.</text:span></text:p>
      <text:p text:style-name="KrymPar"><text:span text:style-name="KrymRusBold">**********</text:span><text:span text:style-name="KrymUkr"> – ***********, ***********.</text:span></text:p>
      <text:p text:style-name="KrymPar"><text:span text:style-name="KrymRusBold">**********</text:span><text:span text:style-name="KrymUkr"> – 1) **********(**). [*** * ********* * *******]; 2) ********, ***********, *************. [* ** *** ********** * ** ******** *****!]; 3) (</text:span><text:span text:style-name="KrymRusAux">****.</text:span><text:span text:style-name="KrymUkr">: </text:span><text:span text:style-name="KrymRusItalic">*********</text:span><text:span text:style-name="KrymUkr">) ****[***]******, ************.</text:span></text:p>
      <text:p text:style-name="KrymPar"><text:span text:style-name="KrymRusBold">**********</text:span><text:span text:style-name="KrymUkr"> – *********, ***********.</text:span></text:p>
      <text:p text:style-name="KrymPar"><text:span text:style-name="KrymRusBold">********</text:span><text:span text:style-name="KrymUkr">, </text:span><text:span text:style-name="KrymRusItalic">**. </text:span><text:span text:style-name="KrymRusBold">**********.</text:span></text:p>
      <text:p text:style-name="KrymPar"><text:span text:style-name="KrymRusBold">*******</text:span><text:span text:style-name="KrymUkr"> – ***********, *********. </text:span><text:span text:style-name="KrymRusBold">******* </text:span><text:span text:style-name="KrymRusItalic">* *****</text:span><text:span text:style-name="KrymUkr">, </text:span><text:span text:style-name="KrymRusItalic">****. ***** * *. *.</text:span><text:span text:style-name="KrymUkr"> – *************, (</text:span><text:span text:style-name="KrymRusAux">***.</text:span><text:span text:style-name="KrymUkr">) ***********. [*********** *******].</text:span></text:p>
      <text:p text:style-name="KrymPar"><text:span text:style-name="KrymRusBold">***********,</text:span><text:span text:style-name="KrymRusItalic"> **. </text:span><text:span text:style-name="KrymRusBold">*******.</text:span></text:p>
      <text:p text:style-name="KrymPar"><text:span text:style-name="KrymRusBold">**********, ********</text:span><text:span text:style-name="KrymUkr"> – **********, ********. [******** ********* (</text:span><text:span text:style-name="KrymRusItalic">*********</text:span><text:span text:style-name="KrymUkr">) * ****** (*****.)]; (</text:span><text:span text:style-name="KrymRusItalic">* *****</text:span><text:span text:style-name="KrymUkr">: </text:span><text:span text:style-name="KrymRusItalic">***** * *. *.</text:span><text:span text:style-name="KrymUkr">) ************, ********** (******); (</text:span><text:span text:style-name="KrymRusItalic">****** * ********</text:span><text:span text:style-name="KrymUkr">) ***********, *********.</text:span></text:p>
      <text:p text:style-name="KrymPar"><text:span text:style-name="KrymRusBold">**********, *********</text:span><text:span text:style-name="KrymUkr"> – ***[*]*****, 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, ********</text:span><text:span text:style-name="KrymUkr"> – **********, ********, ***********, *********. [* ***** ***** ******* (********)].</text:span></text:p>
      <text:p text:style-name="KrymPar"><text:span text:style-name="KrymRusBold">*********</text:span><text:span text:style-name="KrymUkr"> (</text:span><text:span text:style-name="KrymRusItalic">* ***********</text:span><text:span text:style-name="KrymUkr">) – ********** (************) ****-****., ****-****. ** *****’****; (</text:span><text:span text:style-name="KrymRusItalic">* ****</text:span><text:span text:style-name="KrymUkr">) *********** ******* ****-****., ********** ** *****. [***** ************** ******** ******* **********, ** *********** ***** ****-****** ******** – **********].</text:span></text:p>
      <text:p text:style-name="KrymPar"><text:span text:style-name="KrymRusBold">**********</text:span><text:span text:style-name="KrymUkr"> (</text:span><text:span text:style-name="KrymRusItalic">* ***********</text:span><text:span text:style-name="KrymUkr">) – ************ ** *****’*****; (</text:span><text:span text:style-name="KrymRusItalic">* ****</text:span><text:span text:style-name="KrymUkr">) ************ ** ********, ***********. </text:span><text:span text:style-name="KrymRusItalic">************ </text:span><text:span text:style-name="KrymRusBold">**********</text:span><text:span text:style-name="KrymRusItalic"> ****-*.</text:span><text:span text:style-name="KrymUkr"> – *********** ********* ****-****.</text:span></text:p>
      <text:p text:style-name="KrymPar"><text:span text:style-name="KrymRusBold">***********</text:span><text:span text:style-name="KrymUkr"> (</text:span><text:span text:style-name="KrymRusItalic">* ********</text:span><text:span text:style-name="KrymUkr">) – *************. [************* ****** ******** *************** ** ****** ********* – *********].</text:span><text:span text:style-name="KrymRusItalic"> ***. </text:span><text:span text:style-name="KrymRusBold">************.</text:span></text:p>
      <text:p text:style-name="KrymPar"><text:span text:style-name="KrymRusBold">*********</text:span><text:span text:style-name="KrymUkr"> (</text:span><text:span text:style-name="KrymRusItalic">* ********</text:span><text:span text:style-name="KrymUkr">) – ***********, ** ***** ********** ** ********. [** ****** ********* *** ******* ** *********** (** ***** ********** ** ********) ***************].</text:span><text:span text:style-name="KrymRusItalic"> ***. </text:span><text:span text:style-name="KrymRusBold">**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**</text:span><text:span text:style-name="KrymUkr"> (</text:span><text:span text:style-name="KrymRusItalic">* ****</text:span><text:span text:style-name="KrymUkr">) – ********** (</text:span><text:span text:style-name="KrymRusAux">*. </text:span><text:span text:style-name="KrymUkr">-*****) ************ (</text:span><text:span text:style-name="KrymRusAux">*. </text:span><text:span text:style-name="KrymUkr">-*****). [********** ********* ***********: *** ******* ********** *******].</text:span><text:span text:style-name="KrymRusItalic"> ***. </text:span><text:span text:style-name="KrymRusBold">***********.</text:span></text:p>
      <text:p text:style-name="KrymPar"><text:span text:style-name="KrymRusBold">**********</text:span><text:span text:style-name="KrymUkr"> (</text:span><text:span text:style-name="KrymRusItalic">* ****</text:span><text:span text:style-name="KrymUkr">) – ********, **********.</text:span><text:span text:style-name="KrymRusItalic"> ***. </text:span><text:span text:style-name="KrymRusBold">*********.</text:span></text:p>
      <text:p text:style-name="KrymPar"><text:span text:style-name="KrymRusBold">********, ******** </text:span><text:span text:style-name="KrymRusItalic">* ***********</text:span><text:span text:style-name="KrymUkr"> – ********, ********** **-****. ******* ** *****’*****. </text:span><text:span text:style-name="KrymRusBold">********, ******** </text:span><text:span text:style-name="KrymRusItalic">* ****</text:span><text:span text:style-name="KrymUkr"> – ********, ********** ** *****, **********, ************, (</text:span><text:span text:style-name="KrymRusAux">***.</text:span><text:span text:style-name="KrymUkr">) ********** ***** **. </text:span><text:span text:style-name="KrymRusItalic">**** ***** *** ** </text:span><text:span text:style-name="KrymRusBold">********</text:span><text:span text:style-name="KrymUkr"> – ***** ********* ***** ** **********.</text:span></text:p>
      <text:p text:style-name="KrymPar"><text:span text:style-name="KrymRusBold">**********, ********** </text:span><text:span text:style-name="KrymRusItalic">* ***********</text:span><text:span text:style-name="KrymUkr"> – **********, ************ ***** ** *********** (*****’*****). </text:span><text:span text:style-name="KrymRusBold">**********, ********** </text:span><text:span text:style-name="KrymRusItalic">* ****</text:span><text:span text:style-name="KrymUkr"> – ********** ** ********, ************, ************. </text:span><text:span text:style-name="KrymRusItalic">**** ******** </text:span><text:span text:style-name="KrymRusBold">**********</text:span><text:span text:style-name="KrymUkr"> (</text:span><text:span text:style-name="KrymRusBold">*********, *********</text:span><text:span text:style-name="KrymUkr">) </text:span><text:span text:style-name="KrymRusItalic">*** * ****</text:span><text:span text:style-name="KrymUkr"> – *** ******* ********** (*********, ***********) ***** ** ********. [***** ************* ********* </text:span><text:soft-page-break/><text:span text:style-name="KrymUkr">***********. ***** ************ (</text:span><text:span text:style-name="KrymRusAux">*****. *.</text:span><text:span text:style-name="KrymUkr">), ********** (</text:span><text:span text:style-name="KrymRusAux">***.</text:span><text:span text:style-name="KrymRusItalic"> *.</text:span><text:span text:style-name="KrymUkr">) ********* ***********].</text:span></text:p>
      <text:p text:style-name="KrymPar"><text:span text:style-name="KrymRusBold">********,</text:span><text:span text:style-name="KrymRusItalic"> **. </text:span><text:span text:style-name="KrymRusBold">*. **********, ********.</text:span></text:p>
      <text:p text:style-name="KrymPar"><text:span text:style-name="KrymRusBold">*******</text:span><text:span text:style-name="KrymUkr"> – ****** (*******, *********, **********), ******, *******, *****, ********, ********, ********, ******, ********, * *****, (</text:span><text:span text:style-name="KrymRusAux">****</text:span><text:span text:style-name="KrymUkr">) ********, *******, *** *****, *** ******, ********, ** ****, (</text:span><text:span text:style-name="KrymRusItalic">****** ** *******</text:span><text:span text:style-name="KrymUkr">) *******, * ******. [*****, *******, ********** * *. *. ******, ****** * ***** * *. *. ******* *** ****** ****** * ******* (****.). ******* ***** ******, * ****** (*****.). ******* **** *** *****. ******* ********* ** ******** (***.). *** ****** *** ****** *******. *********** ***** ** **** (*. *.). ******* *********** ****** – ******* ************ ** ****** (****.). ******* ******* ******* ********** (****.). **** * ****** ****** * ******* (***.)]. </text:span><text:span text:style-name="KrymRusItalic">********* </text:span><text:span text:style-name="KrymRusBold">*******</text:span><text:span text:style-name="KrymUkr"> – ********** ** ***** (** ******, ********, *********), * ****** </text:span><text:span text:style-name="KrymRusItalic">* *. *.</text:span><text:span text:style-name="KrymUkr">, * ****, ** ******. [********** *** ** *****, * ****. *********** ** ***** ******* * ***** (****.)]. </text:span><text:span text:style-name="KrymRusItalic">*** </text:span><text:span text:style-name="KrymRusBold">*******</text:span><text:span text:style-name="KrymUkr"> (</text:span><text:span text:style-name="KrymRusItalic">***** *********</text:span><text:span text:style-name="KrymUkr">) – *******. [******* ********** ** ***** ********* *********** (**.)]; (</text:span><text:span text:style-name="KrymRusItalic">* ***** *****, * ************ **********</text:span><text:span text:style-name="KrymUkr">) *** ******, *** *****. [*** ****** ***** ******* ************* ******. ******** *** ***** *********** ********* (***.)]. </text:span><text:span text:style-name="KrymRusBold">******* </text:span><text:span text:style-name="KrymRusItalic">* ***</text:span><text:span text:style-name="KrymUkr"> (</text:span><text:span text:style-name="KrymRusItalic">************</text:span><text:span text:style-name="KrymUkr">) – ******, *****, ********, ****** * ***, ***********, **-***-*****. [****** ****** ***. ************ * ** ******* ******* (***.). *********, ***** * ***** (******). * ****** ** ********, *** ******** **** ***********! (****.). * * *** **-***-***** ******* (*. *****.)]; (</text:span><text:span text:style-name="KrymRusItalic">* **** *****</text:span><text:span text:style-name="KrymUkr">) ** ****** ******. [** ****** ****** ******* **** * *****]. </text:span><text:span text:style-name="KrymRusItalic">********* </text:span><text:span text:style-name="KrymRusBold">*******</text:span><text:span text:style-name="KrymUkr"> – ********** (**********) *****, ******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***, ****************</text:span><text:span text:style-name="KrymUkr"> – **********, ************ (</text:span><text:span text:style-name="KrymRusAux">*. </text:span><text:span text:style-name="KrymUkr">-*****); (</text:span><text:span text:style-name="KrymRusItalic">**’**</text:span><text:span text:style-name="KrymUkr">) ****** (</text:span><text:span text:style-name="KrymRusAux">*. </text:span><text:span text:style-name="KrymUkr">-**).</text:span></text:p>
      <text:p text:style-name="KrymPar"><text:span text:style-name="KrymRusBold">**************</text:span><text:span text:style-name="KrymUkr"> – ********, *********, ***********; (</text:span><text:span text:style-name="KrymRusItalic">* ********</text:span><text:span text:style-name="KrymUkr">) *********; (</text:span><text:span text:style-name="KrymRusItalic">* *******</text:span><text:span text:style-name="KrymUkr">) **********, ********. [** ******** ******, ** ********* (******.). ******* ***********].</text:span></text:p>
      <text:p text:style-name="KrymPar"><text:span text:style-name="KrymRusBold">*******</text:span><text:span text:style-name="KrymUkr"> – *********, ********, *********, ********, **. [******** ******* ********* ******** *****. ****** ******* ** *** ** *****. ******* ** **** ********. ***** ***** ** *******]. </text:span><text:span text:style-name="KrymRusBold">******* </text:span><text:span text:style-name="KrymRusItalic">****, ***** ******, ***** * *. *.</text:span><text:span text:style-name="KrymUkr"> – ******** (***) *******, ****** * *. *., **-*, **-*. [**-* *********, ***** ***** ***** ******. **-* *******,— *** ****** ******. **-* *** *********** *****,— *****]. </text:span><text:span text:style-name="KrymRusBold">******* </text:span><text:span text:style-name="KrymRusItalic">****</text:span><text:span text:style-name="KrymUkr">, </text:span><text:span text:style-name="KrymRusBold">******* </text:span><text:span text:style-name="KrymRusItalic">*****</text:span><text:span text:style-name="KrymUkr"> – **********. [***-** *, ********, ******* *** ************, * ********** **** ** ** *** (****.)].</text:span></text:p>
      <text:p text:style-name="KrymPar"><text:span text:style-name="KrymRusBold">********, -**, *******, -**</text:span><text:span text:style-name="KrymRusItalic"> * </text:span><text:span text:style-name="KrymRusBold">******, -**</text:span><text:span text:style-name="KrymUkr"> – 1) ********, -**, *******, -**; 2) </text:span><text:span text:style-name="KrymRusItalic">**. </text:span><text:span text:style-name="KrymRusBold">**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*, -**, ********, -**</text:span><text:span text:style-name="KrymRusItalic">, * </text:span><text:span text:style-name="KrymRusBold">*********, -**</text:span><text:span text:style-name="KrymUkr"> – ********, -**, ********, -**.</text:span></text:p>
      <text:p text:style-name="KrymPar"><text:span text:style-name="KrymRusBold">**********</text:span><text:span text:style-name="KrymUkr"> – 1) ********* * ****, ********** ** *****, *********** ** *****; 2) **********, **********, ************, **********.</text:span></text:p>
      <text:p text:style-name="KrymPar"><text:span text:style-name="KrymRusBold">**************</text:span><text:span text:style-name="KrymUkr"> – **********, *********** ** *****, * **, **********. [******** ********** ** ***** ******. ***** ********** (**********) ** ****** *********** *****. *********** * ********]. </text:span><text:span text:style-name="KrymRusItalic">********** * </text:span><text:span text:style-name="KrymRusBold">**************</text:span><text:span text:style-name="KrymUkr"> – ************. [****’******* ************ ** ********** *****].</text:span></text:p>
      <text:p text:style-name="KrymPar"><text:span text:style-name="KrymRusBold">*. *****[*]*****, ********</text:span><text:span text:style-name="KrymUkr"> – **********, ********. [******** * ****** ********]. </text:span><text:span text:style-name="KrymRusBold">************</text:span><text:span text:style-name="KrymUkr"> (</text:span><text:span text:style-name="KrymRusBold">************</text:span><text:span text:style-name="KrymUkr">), </text:span><text:span text:style-name="KrymRusBold">**********</text:span><text:span text:style-name="KrymUkr"> – ************, **********. [******** *********** * ******].</text:span></text:p>
      <text:p text:style-name="KrymPar"><text:span text:style-name="KrymRusBold">**. **********, ********</text:span><text:span text:style-name="KrymUkr"> – 1) (</text:span><text:span text:style-name="KrymRusItalic">***********</text:span><text:span text:style-name="KrymUkr">) **********, ******** ** * **, ************, ********** ** ** *****, ***********, ********* ** *****. [******** ***** * *****]; 2) (</text:span><text:span text:style-name="KrymRusItalic">********* ****</text:span><text:span text:style-name="KrymUkr">) ***********, ********* ***** * ** (** *****), ********, *******, *********, ********* ***** * **, **********, ********** ***** ** *****. [******* (*********) * ********** *******. ** ********* ***** ** *****, ** * ** *** * ** ****** (****.)].</text:span></text:p>
      <text:p text:style-name="KrymPar"><text:span text:style-name="KrymRusBold">************, **********</text:span><text:span text:style-name="KrymUkr"> – 1) (</text:span><text:span text:style-name="KrymRusItalic">**** **********, *******</text:span><text:span text:style-name="KrymUkr">) ************, **********; *************, ***********. [***** *********** * *****; ******* ******** * *******]; 2) (</text:span><text:span text:style-name="KrymRusItalic">********** * *********** ****</text:span><text:span text:style-name="KrymUkr">) ***********, *********** ** *****, **** **, **********, ******** (**********), (</text:span><text:span text:style-name="KrymRusAux">* ******</text:span><text:span text:style-name="KrymUkr"> – ************), ********** (************), ********* (</text:span><text:span text:style-name="KrymRusAux">*****. *.</text:span><text:span text:style-name="KrymUkr">), </text:span><text:soft-page-break/><text:span text:style-name="KrymUkr">************* (**********), ***********, *********, **********, ***********, *********** ** *****-***., * **. [*********** * ********. ** ******* ************ ***: * ** ******, * ** ******* (*******.). *** ***** ***** ************ (****.). * ******* ******** ** ** ******** ********** (****.). ******* ******* – ********** ** * ***** ***** (***.-***.). ** ***** *** ********* * ************* (***.-***.)]. </text:span><text:span text:style-name="KrymRusBold">************ </text:span><text:span text:style-name="KrymRusItalic">* ********</text:span><text:span text:style-name="KrymUkr"> – ********** ** ******** (* ********), ************ (</text:span><text:span text:style-name="KrymRusAux">******. *.</text:span><text:span text:style-name="KrymUkr">), *********** ** ********, ******** (*******) * ******. </text:span><text:span text:style-name="KrymRusBold">********** </text:span><text:span text:style-name="KrymRusItalic">* *****</text:span><text:span text:style-name="KrymUkr"> – ************ *** *****.</text:span><text:span text:style-name="KrymRusItalic"> ***** ** </text:span><text:span text:style-name="KrymRusBold">**********</text:span><text:span text:style-name="KrymRusItalic">, *********</text:span><text:span text:style-name="KrymUkr"> – *** ****** * ***** ***** ** ***********; ** ** ******, ** **********.</text:span></text:p>
      <text:p text:style-name="KrymPar"><text:span text:style-name="KrymRusBold">********, *********</text:span><text:span text:style-name="KrymUkr"> – 1) ********, *********, ********, ******** ** * **. [******* *** *****, ** * **** (***.). *********** **** ***** ***** * *******]. </text:span><text:span text:style-name="KrymRusItalic">* ****** </text:span><text:span text:style-name="KrymRusBold">********</text:span><text:span text:style-name="KrymRusItalic">, **********</text:span><text:span text:style-name="KrymUkr"> – ******** (</text:span><text:span text:style-name="KrymRusAux">*****</text:span><text:span text:style-name="KrymUkr">), *******, ********, *******. [***** ******* – ** ******** * ******* ******* (*******.). ***** ***** ****** – * ****** ** *******]; 2) </text:span><text:span text:style-name="KrymRusItalic">**** </text:span><text:span text:style-name="KrymRusBold">***************</text:span><text:span text:style-name="KrymRusItalic"> *** ****-*.</text:span><text:span text:style-name="KrymUkr"> – ********, *********, ********, *********, *********, **********. [****** ******* *’*** ******. ****** ********* ** ******** ******* (*****.). **** ****** ** ***** ******* *********, ***** ****** *-***** (*****.). *****-* ******* ***** ********** *** ******** (***.)].</text:span></text:p>
      <text:p text:style-name="KrymPar"><text:span text:style-name="KrymRusBold">**********, ***********</text:span><text:span text:style-name="KrymUkr"> – 1) (</text:span><text:span text:style-name="KrymRusItalic">**** ***********</text:span><text:span text:style-name="KrymUkr">) ********** (************), ***********; ***********, **********. [******* ************ * *****. ******* ********* (********) * *****]; 2) (</text:span><text:span text:style-name="KrymRusItalic">******** *** **** *********</text:span><text:span text:style-name="KrymUkr">) ********** (************), ***********, **********, ************, ******** (********), *******, **********, *******, **********, **********. [****** ** ************ * ******, ****** ********** ****** (*****.). * ******* ********** ********* 600 (*****.). ***** ***** *****, ** *** ***’** ******* ********** (*****.). * ***** ****** ** ******, ** *******].</text:span></text:p>
      <text:p text:style-name="KrymPar"><text:span text:style-name="KrymRusBold">*********</text:span><text:span text:style-name="KrymUkr"> – ********* (***********), (</text:span><text:span text:style-name="KrymRusAux">***.</text:span><text:span text:style-name="KrymUkr">) *********; *********, (</text:span><text:span text:style-name="KrymRusAux">***.</text:span><text:span text:style-name="KrymUkr">) *********.</text:span></text:p>
      <text:p text:style-name="KrymPar"><text:span text:style-name="KrymRusBold">**********</text:span><text:span text:style-name="KrymUkr"> – *********, *********, **********.</text:span></text:p>
      <text:p text:style-name="KrymPar"><text:span text:style-name="KrymRusBold">****</text:span><text:span text:style-name="KrymUkr"> – *****, ******, * ***** ****, *****, ****, ****, ****, *********. [****** *** ******* ** *****. *********** ***** ****].</text:span><text:span text:style-name="KrymRusItalic"> ***. </text:span><text:span text:style-name="KrymRusBold">*******.</text:span></text:p>
      <text:p text:style-name="KrymPar"><text:span text:style-name="KrymRusBold">********, *****</text:span><text:span text:style-name="KrymUkr"> – ********, **’****, ****** * **, (</text:span><text:span text:style-name="KrymRusAux">*****</text:span><text:span text:style-name="KrymUkr"> ********), 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*</text:span><text:span text:style-name="KrymUkr"> – *********, ********.</text:span></text:p>
      <text:p text:style-name="KrymPar"><text:span text:style-name="KrymRusBold">*******</text:span><text:span text:style-name="KrymUkr"> – ********, **’*****, ********** * **.</text:span></text:p>
      <text:p text:style-name="KrymPar"><text:span text:style-name="KrymRusBold">******</text:span><text:span text:style-name="KrymUkr"> – * ******.</text:span></text:p>
      <text:p text:style-name="KrymPar"><text:span text:style-name="KrymRusBold">********</text:span><text:span text:style-name="KrymUkr"> – ** *********, **********, (</text:span><text:span text:style-name="KrymRusItalic">******</text:span><text:span text:style-name="KrymUkr">) *********, ********, ****** (****). [****** ********, ** * ****** *********]; (</text:span><text:span text:style-name="KrymRusItalic">** ****** *****</text:span><text:span text:style-name="KrymUkr">) **-*******. [**-******* ****** ****** ******].</text:span></text:p>
      <text:p text:style-name="KrymPar"><text:span text:style-name="KrymRusBold">***</text:span><text:span text:style-name="KrymUkr"> (</text:span><text:span text:style-name="KrymRusItalic">****</text:span><text:span text:style-name="KrymUkr">) – **-** ***. [**** ****** **-** ****** ******. **************** ***-** ****** * ************* (****.). **-** ************* ** ****** ********, *** ********* ******* ******* ******* (***.)]. </text:span><text:span text:style-name="KrymRusBold">*** </text:span><text:span text:style-name="KrymRusItalic">********</text:span><text:span text:style-name="KrymUkr"> – **-** *******. </text:span><text:span text:style-name="KrymRusBold">*** </text:span><text:span text:style-name="KrymRusItalic">******* ********</text:span><text:span text:style-name="KrymUkr"> – **-** ******** ***********, **-*** ****** *********. </text:span><text:span text:style-name="KrymRusBold">*** </text:span><text:span text:style-name="KrymRusItalic">*********</text:span><text:span text:style-name="KrymUkr"> – **-*** (******) ***********, *** ***********. </text:span><text:span text:style-name="KrymRusBold">*** </text:span><text:span text:style-name="KrymRusItalic">****</text:span><text:span text:style-name="KrymUkr"> – *********, * ********, * *********, ** ******** *****. </text:span><text:span text:style-name="KrymRusItalic">**** </text:span><text:span text:style-name="KrymRusBold">*** </text:span><text:span text:style-name="KrymRusItalic">****</text:span><text:span text:style-name="KrymUkr"> (</text:span><text:span text:style-name="KrymRusItalic">** ******* * *. *.</text:span><text:span text:style-name="KrymUkr">) – *********** (</text:span><text:span text:style-name="KrymRusAux">***.</text:span><text:span text:style-name="KrymUkr"> ************) (*** [*] ********). </text:span><text:span text:style-name="KrymRusItalic">*********** </text:span><text:span text:style-name="KrymRusBold">*** </text:span><text:span text:style-name="KrymRusItalic">****</text:span><text:span text:style-name="KrymUkr"> – **********, ************ (</text:span><text:span text:style-name="KrymRusItalic">* ***********</text:span><text:span text:style-name="KrymUkr">).</text:span></text:p>
      <text:p text:style-name="KrymPar"><text:span text:style-name="KrymRusBold">***********</text:span><text:span text:style-name="KrymUkr"> – **********, ************ [********* *****], (</text:span><text:span text:style-name="KrymRusAux">*****.</text:span><text:span text:style-name="KrymRusItalic"> * *****</text:span><text:span text:style-name="KrymUkr">) ********, *********, ***********, ***********, ***********, (</text:span><text:span text:style-name="KrymRusAux">*********.</text:span><text:span text:style-name="KrymUkr">) ******** (</text:span><text:span text:style-name="KrymRusAux">*. </text:span><text:span text:style-name="KrymUkr">-****), ************, *********, (</text:span><text:span text:style-name="KrymRusAux">*. *.</text:span><text:span text:style-name="KrymUkr">) ***********; ************, ************.</text:span></text:p>
      <text:p text:style-name="KrymPar"><text:span text:style-name="KrymRusBold">**************</text:span><text:span text:style-name="KrymUkr"> – ***************, ************.</text:span></text:p>
      <text:p text:style-name="KrymPar"><text:span text:style-name="KrymRusBold">**********</text:span><text:span text:style-name="KrymUkr"> – ************, ************* ******* ******, (</text:span><text:span text:style-name="KrymRusItalic">********</text:span><text:span text:style-name="KrymUkr">) ************, **********, ***********, ************; *********. [************* ****** ******** * **** ******* ******. *********** ************ ******** * ***** (***. *****.)].</text:span></text:p>
      <text:p text:style-name="KrymPar"><text:span text:style-name="KrymRusBold">***********</text:span><text:span text:style-name="KrymUkr"> – ************* (* **** ****-***.), ************, *[**]*********, ************, </text:span><text:soft-page-break/><text:span text:style-name="KrymUkr">*********.</text:span></text:p>
      <text:p text:style-name="KrymPar"><text:span text:style-name="KrymRusBold">*********, *********</text:span><text:span text:style-name="KrymUkr"> – *************, ************** (***********) * **, * **** ****; *[**]**********, ******** **** * **; **********, -*****; ********, ******** * **. [***** ******** *********** * **** ******. ***** ** ********* * *****].</text:span></text:p>
      <text:p text:style-name="KrymPar"><text:span text:style-name="KrymRusBold">***********, ***********</text:span><text:span text:style-name="KrymUkr"> – ****************, ************* * **** ****, ************, ************, *************, ********** * **, ******** ********, *******, ***********, ***********, **********, **********. [***** ** ******** *************** * *********** ***. ***** ******** *****(**)**** * ****** (******.). *************** ******** * ****** * ****** ******* (********.). ****** *****, ** ********** (*. ****.). ***** ******** ****** ********** (************)].</text:span></text:p>
      <text:p text:style-name="KrymPar"><text:span text:style-name="KrymRusBold">*********,</text:span><text:span text:style-name="KrymRusItalic"> **. </text:span><text:span text:style-name="KrymRusBold">*****.</text:span></text:p>
      <text:p text:style-name="KrymPar"><text:span text:style-name="KrymRusBold">************</text:span><text:span text:style-name="KrymUkr"> – ***************, ***********, *********, ************. </text:span><text:span text:style-name="KrymRusItalic">** </text:span><text:span text:style-name="KrymRusBold">************</text:span><text:span text:style-name="KrymUkr"> (</text:span><text:span text:style-name="KrymRusItalic">** *************</text:span><text:span text:style-name="KrymUkr">) – *** *************. [</text:span><text:span text:style-name="KrymRusBold">************ </text:span><text:span text:style-name="KrymRusItalic">**** ********</text:span><text:span text:style-name="KrymUkr"> – *********** (********* * *. *.) ***** ******].</text:span></text:p>
      <text:p text:style-name="KrymPar"><text:span text:style-name="KrymRusBold">**********</text:span><text:span text:style-name="KrymUkr"> – *************, *********, *******, **********, **********. [****** ******. ****** *** ******* ****** ****** ***** ******** (****.). ******** ********* (******) (***.). ******** ******* *******. ********* ******) (***.). ********** *** ******** ***** (******). ********** ******* ***** (*. ***.)].</text:span></text:p>
      <text:p text:style-name="KrymPar"><text:span text:style-name="KrymRusBold">***************</text:span><text:span text:style-name="KrymUkr"> – ********************, ****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</text:span><text:span text:style-name="KrymUkr"> – **************, (</text:span><text:span text:style-name="KrymRusItalic">***************</text:span><text:span text:style-name="KrymUkr">) *************.</text:span></text:p>
      <text:p text:style-name="KrymPar"><text:span text:style-name="KrymRusBold">*********</text:span><text:span text:style-name="KrymUkr"> – **********, ***********, *************, **********. [********** ** ********* **** * *****. ********* *******]. </text:span><text:span text:style-name="KrymRusBold">********* </text:span><text:span text:style-name="KrymRusItalic">***** ******* * *******</text:span><text:span text:style-name="KrymUkr"> – ************* (**************) ****** ***** ** *********. </text:span><text:span text:style-name="KrymRusBold">*********</text:span><text:span text:style-name="KrymRusItalic"> * *****, ******</text:span><text:span text:style-name="KrymUkr"> – ********** (**********) ** ****; ****, ***********, ***********. </text:span><text:span text:style-name="KrymRusBold">********* </text:span><text:span text:style-name="KrymRusItalic">****** ** ***-*.</text:span><text:span text:style-name="KrymUkr"> – ********** (*******) ******* (ґ******). </text:span><text:span text:style-name="KrymRusBold">********* </text:span><text:span text:style-name="KrymRusItalic">******* * ********</text:span><text:span text:style-name="KrymUkr"> – ******** ********* ** *******. </text:span><text:span text:style-name="KrymRusBold">********* </text:span><text:span text:style-name="KrymRusItalic">******</text:span><text:span text:style-name="KrymUkr"> – ********** (********) *******.</text:span></text:p>
      <text:p text:style-name="KrymPar"><text:span text:style-name="KrymRusBold">**********</text:span><text:span text:style-name="KrymUkr"> – *********, **********, ************* **************, **********, *********, *************, ********.</text:span><text:span text:style-name="KrymRusItalic"> **. </text:span><text:span text:style-name="KrymRusBold">********.</text:span></text:p>
      <text:p text:style-name="KrymPar"><text:span text:style-name="KrymRusBold">*******,</text:span><text:span text:style-name="KrymRusItalic"> **. </text:span><text:span text:style-name="KrymRusBold">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</text:span><text:span text:style-name="KrymUkr"> – 1) **********, ***********, **********, *********, *********. [********** **** = </text:span><text:span text:style-name="KrymRusBold">******** </text:span><text:span text:style-name="KrymRusItalic">***.</text:span><text:span text:style-name="KrymUkr"> ********* ********* *********. ******** ******, ******** ********** (***.) = </text:span><text:span text:style-name="KrymRusBold">******** </text:span><text:span text:style-name="KrymRusItalic">*******</text:span><text:span text:style-name="KrymUkr">, </text:span><text:span text:style-name="KrymRusBold">******** </text:span><text:span text:style-name="KrymRusItalic">**************.</text:span><text:span text:style-name="KrymUkr"> ***** ******* ***** **** * ********* ******** (****.)]. </text:span><text:span text:style-name="KrymRusItalic">* </text:span><text:span text:style-name="KrymRusBold">********</text:span><text:span text:style-name="KrymRusItalic"> *******</text:span><text:span text:style-name="KrymUkr"> – * ************* *****, * ************ *****, *********, *******; 2) (</text:span><text:span text:style-name="KrymRusItalic">*************</text:span><text:span text:style-name="KrymUkr">) ***********, ************. [********** *********. *** ***** ************ ******, ***** ******* *********, ************* *********** ******* (****.)]; 3) </text:span><text:span text:style-name="KrymRusBold">******* </text:span><text:span text:style-name="KrymRusItalic">****</text:span><text:span text:style-name="KrymUkr"> – ********** (**********, **********) ****** (*. ****). </text:span><text:span text:style-name="KrymRusBold">******** </text:span><text:span text:style-name="KrymRusItalic">****, ********</text:span><text:span text:style-name="KrymUkr"> – ***********, *********** *******, ********* ********; 4) (</text:span><text:span text:style-name="KrymRusItalic">********</text:span><text:span text:style-name="KrymUkr">) **********, ***********. [****** *********].</text:span></text:p>
      <text:p text:style-name="KrymPar"><text:span text:style-name="KrymRusBold">*******,</text:span><text:span text:style-name="KrymRusItalic"> **. </text:span><text:span text:style-name="KrymRusBold">**********</text:span><text:span text:style-name="KrymUkr">, </text:span><text:span text:style-name="KrymRusItalic">** </text:span><text:span text:style-name="KrymRusBold">**********.</text:span></text:p>
      <text:p text:style-name="KrymPar"><text:span text:style-name="KrymRusBold">**********</text:span><text:span text:style-name="KrymUkr"> – 1) (</text:span><text:span text:style-name="KrymRusItalic">******** ***********</text:span><text:span text:style-name="KrymUkr">) ******. [****** (******) ***** ******* ****** (*****.)]; 2) (</text:span><text:span text:style-name="KrymRusItalic">******* ***</text:span><text:span text:style-name="KrymUkr">) ************* (</text:span><text:span text:style-name="KrymRusAux">*. </text:span><text:span text:style-name="KrymUkr">-*****) *******, **** (</text:span><text:span text:style-name="KrymRusAux">*. </text:span><text:span text:style-name="KrymUkr">******). [******* ******, *****. ***** ****** ** ****]; 3) (</text:span><text:span text:style-name="KrymRusItalic">******** ******* *******</text:span><text:span text:style-name="KrymUkr">) ************* (</text:span><text:span text:style-name="KrymRusAux">*. </text:span><text:span text:style-name="KrymUkr">-*****), ************** (***************), ***********. [******* *************, ** ***** (*****.). ****** ********* * ***** *************** (****.). *********** ****** ********** ****** *********** *****]; 4) (</text:span><text:span text:style-name="KrymRusItalic">*********, ********** ********</text:span><text:span text:style-name="KrymUkr">) – *) ******, ********, *******. [**** ******* ***** ******, * *** (******.). ***, *, **** *******, **** *****, *** ******, ***, ******* (****.). ****** ********, </text:span><text:soft-page-break/><text:span text:style-name="KrymUkr">****** ******* ** ******* * *** (******.). ******** ** ******, ** * *********** ********* ****** (******.)]; *) ************, ***********, *************. [************ * ****** ********. ******** *********** – ** ******** * ****** ** ******** ******** (***.). ******** ************* (****.)]; 5) </text:span><text:span text:style-name="KrymRusItalic">** </text:span><text:span text:style-name="KrymRusBold">**********, ******** </text:span><text:span text:style-name="KrymRusItalic">*******</text:span><text:span text:style-name="KrymUkr">, </text:span><text:span text:style-name="KrymRusBold">******* </text:span><text:span text:style-name="KrymRusItalic">* *. *.</text:span><text:span text:style-name="KrymUkr"> – ** *******, ** ******, ** ****, *-********, *-******, *******, ** *****. [** ******* *********, ** ******* *-****** (****.). *** ** ********** ******* ******* ******** * ********** **** (***.). **********, ********* ** *******, ****** * ********** ** ***** (***.). ** **** ******** ********* *** (****.)]. </text:span><text:span text:style-name="KrymRusBold">***********</text:span><text:span text:style-name="KrymUkr">, </text:span><text:span text:style-name="KrymRusItalic">***********, ***** </text:span><text:span text:style-name="KrymUkr">(</text:span><text:span text:style-name="KrymRusItalic">* *****</text:span><text:span text:style-name="KrymUkr">) – ** ******, ** ********, ** *******. [******* ******** ** ******. ******** ** ********. ********** ** ******* (****.)].</text:span></text:p>
      <text:p text:style-name="KrymPar"><text:span text:style-name="KrymRusBold">****</text:span><text:span text:style-name="KrymUkr"> – 1) ****, ******, *******. [********** ** ***** ******* **** (***.)]; 2) (</text:span><text:span text:style-name="KrymRusItalic">* *****, ** *****, ** ***</text:span><text:span text:style-name="KrymUkr">) *******, **-****, *****. [********* ****** *******, ******* ****** *** ******* (****.). ******** ******* **** (*****.). ******* ********* ** ****** ** ******** **-**** (****.). *********** ******: *****, *****! – *** ****** ******** ******* (***. ******)]; 3) (</text:span><text:span text:style-name="KrymRusItalic">*** ****</text:span><text:span text:style-name="KrymUkr">) * *****. [******* * ******* ****** *** *****, *** * ***** (******.)]. </text:span><text:span text:style-name="KrymRusBold">****</text:span><text:span text:style-name="KrymRusItalic"> ** ****, </text:span><text:span text:style-name="KrymRusBold">****</text:span><text:span text:style-name="KrymRusItalic"> ** *******</text:span><text:span text:style-name="KrymUkr"> – ** ****** **-****. [****** **-****. ****, *****, ** ******]. </text:span><text:span text:style-name="KrymRusBold">****</text:span><text:span text:style-name="KrymRusItalic"> *** ***-*., *** ***</text:span><text:span text:style-name="KrymUkr"> – *******. [******** * ******* ** *******]. </text:span><text:span text:style-name="KrymRusBold">**** </text:span><text:span text:style-name="KrymRusItalic">*******</text:span><text:span text:style-name="KrymUkr"> – *****, ***** ********, *********, ********, ********, ** ***** *******. [** ***** ****** *****. *** ***** ******* ********* * ************ ******* (***.). *** ******** * ********** (****.)]. </text:span><text:span text:style-name="KrymRusItalic">******** </text:span><text:span text:style-name="KrymRusBold">****</text:span><text:span text:style-name="KrymRusItalic"> *******</text:span><text:span text:style-name="KrymUkr"> – ********* ********, ************, **********. </text:span><text:span text:style-name="KrymRusItalic">****** </text:span><text:span text:style-name="KrymRusBold">****</text:span><text:span text:style-name="KrymRusItalic"> *******</text:span><text:span text:style-name="KrymUkr"> – ********* *****.</text:span></text:p>
      <text:p text:style-name="KrymPar"><text:span text:style-name="KrymRusBold">******</text:span><text:span text:style-name="KrymUkr"> – 1) ******, *******, *******. [******* ********* ******, * ****** – ** (****.)]; 2) (</text:span><text:span text:style-name="KrymRusItalic">* ******, ******, ** ****</text:span><text:span text:style-name="KrymUkr">) *****, ******, ********, ** *******. [****** **** ***** ***** **-*** ****** ************ (****.). ***** *********. *** ** *******]; 3) </text:span><text:span text:style-name="KrymRusBold">****** </text:span><text:span text:style-name="KrymRusItalic">*** ***-*. ** ***</text:span><text:span text:style-name="KrymUkr"> – *******, ** *******. [****** ****** – *******, ******* – ******* (*****.). ******** ****** ** ****** ****** (***.)]. </text:span><text:span text:style-name="KrymRusBold">****** </text:span><text:span text:style-name="KrymRusItalic">*******</text:span><text:span text:style-name="KrymUkr"> (</text:span><text:span text:style-name="KrymRusItalic">******</text:span><text:span text:style-name="KrymUkr">) – *********. [********* ******** *********** (*. ***.)].</text:span></text:p>
      <text:p text:style-name="KrymPar"><text:span text:style-name="KrymRusBold">*********</text:span><text:span text:style-name="KrymUkr"> – ******* ********** * **, *********** (**) ****.</text:span></text:p>
      <text:p text:style-name="KrymPar"><text:span text:style-name="KrymRusBold">*************</text:span><text:span text:style-name="KrymUkr"> – ********, ***********, ************.</text:span></text:p>
      <text:p text:style-name="KrymPar"><text:span text:style-name="KrymRusBold">********, *********</text:span><text:span text:style-name="KrymUkr"> – (*******) **********, ******** * ****, *********, ****** (**) ****, ************, ************, ************ ** *****, *********** *********** * **. [*** * **** *********, *** ********* (****.). *** ** ******* ********* (****.). *****, ** **** ******, *** ***, ** ******* ************* (*****.)].</text:span></text:p>
      <text:p text:style-name="KrymPar"><text:span text:style-name="KrymRusBold">*********</text:span><text:span text:style-name="KrymUkr"> – ******; (</text:span><text:span text:style-name="KrymRusAux">*******</text:span><text:span text:style-name="KrymUkr">) ******* ******. </text:span><text:span text:style-name="KrymRusItalic">********, ******** </text:span><text:span text:style-name="KrymRusBold">********* </text:span><text:span text:style-name="KrymRusItalic">** ***-*.</text:span><text:span text:style-name="KrymUkr"> – ********* (*********) ****** (***** *** *****) ** **, ********, ******** ** **, ********, ******** ** **, *********** (***********) ** **, ******* (*********) ****** ** **, (</text:span><text:span text:style-name="KrymRusAux">*****.</text:span><text:span text:style-name="KrymUkr">) ******** (********) ** **; (</text:span><text:span text:style-name="KrymRusItalic">******** ***************</text:span><text:span text:style-name="KrymUkr">) ********* (*********) ***** *****; (</text:span><text:span text:style-name="KrymRusItalic">*********</text:span><text:span text:style-name="KrymUkr">) *********** ** *****. [** *** *** ******** ****** (****.). ** ********* ***** ** *****, ** ****** (****.). ******** ** ******* ** ****** (***.). ***** ******* *******, *** *** * ***** ****** ** **** (******.). * *** *** ******** *****. *********** (***********) ** ***** ***********!]. </text:span><text:span text:style-name="KrymRusItalic">******** ** ****</text:span><text:span text:style-name="KrymUkr"> (</text:span><text:span text:style-name="KrymRusItalic">********** * ****</text:span><text:span text:style-name="KrymUkr">) </text:span><text:span text:style-name="KrymRusBold">*********</text:span><text:span text:style-name="KrymUkr">, </text:span><text:span text:style-name="KrymRusItalic">**** ******** ** </text:span><text:span text:style-name="KrymRusBold">*********</text:span><text:span text:style-name="KrymUkr"> – ********, ******* ***** ** ******, **********, ********* (***********, ***********) ** ***** ****** ******, *********, ********* ** ****** *******. [******* * ******, ** **** ** ****** ** ********* ******** ******* (***.). *** ******* ** ***** ****** ******** (****.). ******** ******* ********* ** ****** ***** ****** ******* (****.)]. </text:span><text:span text:style-name="KrymRusItalic">******** </text:span><text:span text:style-name="KrymRusBold">*********</text:span><text:span text:style-name="KrymUkr"> – *****, *******, *******, *********. </text:span><text:span text:style-name="KrymRusItalic">*************** </text:span><text:span text:style-name="KrymRusBold">*********</text:span><text:span text:style-name="KrymUkr"> – ******** (**************) ****** ** *****. </text:span><text:span text:style-name="KrymRusItalic">** ********, ** ******** </text:span><text:span text:style-name="KrymRusBold">*********,</text:span><text:span text:style-name="KrymRusItalic"> ********* *** </text:span><text:span text:style-name="KrymRusBold">*********</text:span><text:span text:style-name="KrymUkr"> – ** ********* ******, ** ********, ** (**)******* ** **, ************, ********** **, ************, ********** **, **********, *********** (************) **, ***, ************ **. [*** *********, ** ******** ** **. *** ********* (*******, ************) ***** ****’*****]. </text:span><text:span text:style-name="KrymRusItalic">**, * </text:span><text:span text:style-name="KrymRusBold">********* </text:span><text:span text:style-name="KrymRusItalic">** ******** ** ***</text:span><text:span text:style-name="KrymUkr"> – *** * ******** ** **, *** **, ** ***** (****.). </text:span><text:span text:style-name="KrymRusItalic">* </text:span><text:soft-page-break/><text:span text:style-name="KrymRusItalic">*** ******** *** </text:span><text:span text:style-name="KrymRusBold">*********</text:span><text:span text:style-name="KrymUkr"> – * ** **********, * *** ** (** **) **********. </text:span><text:span text:style-name="KrymRusItalic">********* ** </text:span><text:span text:style-name="KrymRusBold">*********</text:span><text:span text:style-name="KrymUkr">, </text:span><text:span text:style-name="KrymRusItalic">* *********** ***-*.</text:span><text:span text:style-name="KrymUkr"> – ******, ****** ** ** ******, ********, ******** ** **-***., ********, ******** ** **-***., ***** ** ******, ***********, *********** ** **. </text:span><text:span text:style-name="KrymRusItalic">******** ** </text:span><text:span text:style-name="KrymRusBold">*********</text:span><text:span text:style-name="KrymUkr"> – ******* ** ****** **, *********, ********* ** **, ****** ** ****** **, * ******, * ******* ** **, ** ** **, ** ** *****. [****** ************ ** ***-** *** * ******, ** ** ***** **********]. </text:span><text:span text:style-name="KrymRusItalic">************ *****-*. </text:span><text:span text:style-name="KrymRusBold">*********</text:span><text:span text:style-name="KrymUkr"> – *********, ******* ***** ** ****** ****, ********, ********** **-*., ****-*. ****** ****, ** ****. [********** ********* ****** **** ********* ********* ********* *********** (***.)]. </text:span><text:span text:style-name="KrymRusItalic">*********</text:span><text:span text:style-name="KrymUkr"> (</text:span><text:span text:style-name="KrymRusItalic">*******</text:span><text:span text:style-name="KrymUkr">) </text:span><text:span text:style-name="KrymRusBold">*********</text:span><text:span text:style-name="KrymUkr"> – *********** (********) ****** ******, (</text:span><text:span text:style-name="KrymRusAux">*****.</text:span><text:span text:style-name="KrymUkr">) **ґ****** *****. [* ***** ** **ґ*****, * ** ***** (***.)]. </text:span><text:span text:style-name="KrymRusItalic">******* </text:span><text:span text:style-name="KrymRusBold">*********</text:span><text:span text:style-name="KrymUkr"> – ***** ****** *******, ********* ******, ******** ******. </text:span><text:span text:style-name="KrymRusItalic">********* ** </text:span><text:span text:style-name="KrymRusBold">*********</text:span><text:span text:style-name="KrymUkr"> – ****** ** ******, * ******** ** ********** (** *****, ** *****). </text:span><text:span text:style-name="KrymRusItalic">********** ** </text:span><text:span text:style-name="KrymRusBold">********** </text:span><text:span text:style-name="KrymRusItalic">* ****</text:span><text:span text:style-name="KrymUkr">, </text:span><text:span text:style-name="KrymRusItalic">********* </text:span><text:span text:style-name="KrymRusBold">********* </text:span><text:span text:style-name="KrymRusItalic">****-*.</text:span><text:span text:style-name="KrymUkr"> – ********** ****** *******. </text:span><text:span text:style-name="KrymRusItalic">*************, ********* </text:span><text:span text:style-name="KrymRusBold">*********</text:span><text:span text:style-name="KrymUkr"> – ******* ******, (</text:span><text:span text:style-name="KrymRusItalic">************</text:span><text:span text:style-name="KrymUkr">) *********. [****** ** ********: **** ****** ** **********].</text:span></text:p>
      <text:p text:style-name="KrymPar"><text:span text:style-name="KrymRusBold">************</text:span><text:span text:style-name="KrymUkr"> – *******, *********, ******* (</text:span><text:span text:style-name="KrymRusItalic">****.</text:span><text:span text:style-name="KrymUkr"> ********, *********). </text:span><text:span text:style-name="KrymRusBold">************ </text:span><text:span text:style-name="KrymRusItalic">******* ** ***, ***</text:span><text:span text:style-name="KrymUkr"> – *********** *****, *****. </text:span><text:span text:style-name="KrymRusBold">************</text:span><text:span text:style-name="KrymUkr"> (</text:span><text:span text:style-name="KrymRusItalic">**********</text:span><text:span text:style-name="KrymUkr">) </text:span><text:span text:style-name="KrymRusItalic">******* ******* ** ***-*.</text:span><text:span text:style-name="KrymUkr"> – *********** ** *****, ** **, ********* ******** *****.</text:span></text:p>
      <text:p text:style-name="KrymPar"><text:span text:style-name="KrymRusBold">***************</text:span><text:span text:style-name="KrymUkr"> – **********, ************ (</text:span><text:span text:style-name="KrymRusAux">*. </text:span><text:span text:style-name="KrymUkr">-****).</text:span></text:p>
      <text:p text:style-name="KrymPar"><text:span text:style-name="KrymRusBold">*************</text:span><text:span text:style-name="KrymUkr"> – ********, **********, ********. [******** ********* ******. (***.)]; (</text:span><text:span text:style-name="KrymRusItalic">********</text:span><text:span text:style-name="KrymUkr">) **********. [********** ***** ***** ***** ********* ** ********* ** **** (**. ***.)].</text:span></text:p>
      <text:p text:style-name="KrymPar"><text:span text:style-name="KrymRusBold">********, ****** </text:span><text:span text:style-name="KrymRusItalic">****, ***</text:span><text:span text:style-name="KrymUkr"> – 1) (</text:span><text:span text:style-name="KrymRusItalic">*******</text:span><text:span text:style-name="KrymUkr">) ********, ********, ******, ******* **. [******** **** ******* ******* ****** (******.). * ***** ***** (**** ******) ********, ** ** ***** ********* (*****.)]; 2) (</text:span><text:span text:style-name="KrymRusItalic">********** ** *********</text:span><text:span text:style-name="KrymUkr">),</text:span><text:span text:style-name="KrymRusItalic"> **. </text:span><text:span text:style-name="KrymRusBold">*********. ***** </text:span><text:span text:style-name="KrymRusItalic">*******</text:span><text:span text:style-name="KrymUkr"> – *********** (***********) ** *********, (</text:span><text:span text:style-name="KrymRusItalic">**************</text:span><text:span text:style-name="KrymUkr">) ***********. [***** ****** ***** ********* *********, ***** *** ************].</text:span></text:p>
      <text:p text:style-name="KrymPar"><text:span text:style-name="KrymRusBold">******</text:span><text:span text:style-name="KrymUkr"> – 1) **-** ******, ********, **-*******; 2) ** ** ******. </text:span><text:span text:style-name="KrymRusBold">****** </text:span><text:span text:style-name="KrymRusItalic">****** **** ******</text:span><text:span text:style-name="KrymUkr"> – **-******* ****** ******* *******.</text:span><text:span text:style-name="KrymRusItalic"> *** *** **** *** </text:span><text:span text:style-name="KrymRusBold">******</text:span><text:span text:style-name="KrymUkr"> – ***** *** ***** *** ** ** ****** (*****).</text:span></text:p>
      <text:p text:style-name="KrymPar"><text:span text:style-name="KrymRusBold">*****</text:span><text:span text:style-name="KrymUkr"> – 1) ******, ****, **’****; 2) *******. [******** ********** ******* ******** (***.-***.)]. </text:span><text:span text:style-name="KrymRusBold">***** </text:span><text:span text:style-name="KrymRusItalic">************</text:span><text:span text:style-name="KrymUkr">, </text:span><text:span text:style-name="KrymRusBold">***** </text:span><text:span text:style-name="KrymRusItalic">***********</text:span><text:span text:style-name="KrymUkr"> – **************, **************.</text:span></text:p>
      <text:p text:style-name="KrymPar"><text:span text:style-name="KrymRusBold">****,</text:span><text:span text:style-name="KrymRusItalic"> **. </text:span><text:span text:style-name="KrymRusBold">*********.</text:span></text:p>
      <text:p text:style-name="KrymPar"><text:span text:style-name="KrymRusBold">********, *******, **********</text:span><text:span text:style-name="KrymUkr"> – 1) ********, ********, (</text:span><text:span text:style-name="KrymRusAux">******</text:span><text:span text:style-name="KrymUkr">) **********. [********* ** ******** ******** * ***** (**.)]; 2) **************, ***********, ***************, ************ (</text:span><text:span text:style-name="KrymRusItalic">****.</text:span><text:span text:style-name="KrymUkr"> ****** ** *********, **** ***** * *****). </text:span><text:span text:style-name="KrymRusBold">********</text:span><text:span text:style-name="KrymRusItalic"> * ******</text:span><text:span text:style-name="KrymUkr"> – *********, *********, *********, ********* ** ********, **********, ********, ********** (************). [** * ******** ** ******* ********! (*. 1862). ***** ******* ** ***** ** ******* * ******. *** ** ******** *********, ** ****** *** ******** **** ****** (***.)]. </text:span><text:span text:style-name="KrymRusBold">******** </text:span><text:span text:style-name="KrymRusItalic">******, ******</text:span><text:span text:style-name="KrymUkr"> – ******** (********) ****** (********). </text:span><text:span text:style-name="KrymRusBold">******** </text:span><text:span text:style-name="KrymRusItalic">****** ** ***</text:span><text:span text:style-name="KrymUkr"> – ***********, ********* **** (</text:span><text:span text:style-name="KrymRusItalic">****.</text:span><text:span text:style-name="KrymUkr">, ґ****). </text:span><text:span text:style-name="KrymRusBold">******** </text:span><text:span text:style-name="KrymRusItalic">*****</text:span><text:span text:style-name="KrymUkr"> – *********, ********* ****** ** *****. </text:span><text:span text:style-name="KrymRusBold">********</text:span><text:span text:style-name="KrymUkr"> (</text:span><text:span text:style-name="KrymRusItalic">****</text:span><text:span text:style-name="KrymUkr">) </text:span><text:span text:style-name="KrymRusItalic">* ********</text:span><text:span text:style-name="KrymUkr"> – *********, ******* (****) ** ********.</text:span></text:p>
      <text:p text:style-name="KrymPar"><text:span text:style-name="KrymRusBold">**********, *********, ************</text:span><text:span text:style-name="KrymUkr"> – **********, **********, ***********, ***********, ****************, *************, *****************, **************, ***********, **********, ************, **********, ************; ***********, *********,</text:span><text:span text:style-name="KrymRusItalic"> **. </text:span><text:span text:style-name="KrymRusBold">********.</text:span><text:span text:style-name="KrymUkr"> [** ***** **************** ***********. *** ******** *********** (***********) ** *******. **** ****** ********** ** ********].</text:span></text:p>
      <text:p text:style-name="KrymPar"><text:span text:style-name="KrymRusBold">*******,</text:span><text:span text:style-name="KrymRusItalic"> **. </text:span><text:span text:style-name="KrymRusBold">*********. -**</text:span><text:span text:style-name="KrymRusItalic"> * ******</text:span><text:span text:style-name="KrymUkr"> – ******* ** *******.</text:span></text:p>
      <text:p text:style-name="KrymPar"><text:span text:style-name="KrymRusBold">********</text:span><text:span text:style-name="KrymUkr"> – ********* (</text:span><text:span text:style-name="KrymRusItalic">****.</text:span><text:span text:style-name="KrymUkr"> ******). </text:span><text:span text:style-name="KrymRusBold">******** </text:span><text:span text:style-name="KrymRusItalic">***********</text:span><text:span text:style-name="KrymUkr"> (</text:span><text:span text:style-name="KrymRusAux">****.</text:span><text:span text:style-name="KrymUkr">) – ******* ******, ************ ********.</text:span></text:p>
      <text:p text:style-name="KrymPar"><text:span text:style-name="KrymRusBold">****</text:span><text:span text:style-name="KrymUkr"> – ****, *****, (</text:span><text:span text:style-name="KrymRusAux">**.</text:span><text:span text:style-name="KrymUkr">) *******, *******, (</text:span><text:span text:style-name="KrymRusAux">***. *.</text:span><text:span text:style-name="KrymUkr">) ****** (</text:span><text:span text:style-name="KrymRusAux">*. </text:span><text:span text:style-name="KrymUkr">-*****), ******, ******** (</text:span><text:span text:style-name="KrymRusAux">*. </text:span><text:span text:style-name="KrymUkr">-****). </text:span><text:soft-page-break/><text:span text:style-name="KrymUkr">[********* ********** ******** ***** (****.)].</text:span></text:p>
      <text:p text:style-name="KrymPar"><text:span text:style-name="KrymRusBold">******</text:span><text:span text:style-name="KrymUkr"> – ******, ******, (</text:span><text:span text:style-name="KrymRusAux">**.</text:span><text:span text:style-name="KrymUkr">) *******, *********, *******, *********, *[*]*********.</text:span></text:p>
      <text:p text:style-name="KrymPar"><text:span text:style-name="KrymRusBold">***********,</text:span><text:span text:style-name="KrymRusItalic"> **. </text:span><text:span text:style-name="KrymRusBold">*************.</text:span></text:p>
      <text:p text:style-name="KrymPar"><text:span text:style-name="KrymRusBold">***********</text:span><text:span text:style-name="KrymUkr"> – 1) (*)**********, **********, (</text:span><text:span text:style-name="KrymRusItalic">********, ********</text:span><text:span text:style-name="KrymUkr">) *********; 2) *******, ********. [********** ********. ************* *********** *****. ********* *****. ******** ****]. </text:span><text:span text:style-name="KrymRusBold">*********** </text:span><text:span text:style-name="KrymRusItalic">***********</text:span><text:span text:style-name="KrymUkr"> (</text:span><text:span text:style-name="KrymRusItalic">*** ******</text:span><text:span text:style-name="KrymUkr">) – ********* ******. </text:span><text:span text:style-name="KrymRusBold">*********** </text:span><text:span text:style-name="KrymRusItalic">****</text:span><text:span text:style-name="KrymUkr"> – **** (</text:span><text:span text:style-name="KrymRusAux">*. </text:span><text:span text:style-name="KrymUkr">******). </text:span><text:span text:style-name="KrymRusBold">*********** </text:span><text:span text:style-name="KrymRusItalic">*******</text:span><text:span text:style-name="KrymUkr"> – ******, ******* ******.</text:span></text:p>
      <text:p text:style-name="KrymPar"><text:span text:style-name="KrymRusBold">**********</text:span><text:span text:style-name="KrymUkr"> – **********, *** ** *****. [********** ***********].</text:span></text:p>
      <text:p text:style-name="KrymPar"><text:span text:style-name="KrymRusBold">*************</text:span><text:span text:style-name="KrymUkr"> – 1) *********, ******; 2) (</text:span><text:span text:style-name="KrymRusAux">**.</text:span><text:span text:style-name="KrymUkr">) </text:span><text:span text:style-name="KrymRusBold">*************</text:span><text:span text:style-name="KrymUkr"> – **********, ********, ********, *******; (</text:span><text:span text:style-name="KrymRusAux">*******. *******</text:span><text:span text:style-name="KrymUkr">) *********, (********), ********, ********, *********, ********, ********, *******, ********* (*********). [*** ******* ***** * *******]. </text:span><text:span text:style-name="KrymRusItalic">******* </text:span><text:span text:style-name="KrymRusBold">*************</text:span><text:span text:style-name="KrymUkr"> – ********, (</text:span><text:span text:style-name="KrymRusItalic">* ****</text:span><text:span text:style-name="KrymUkr">) *********, (</text:span><text:span text:style-name="KrymRusItalic">* *********</text:span><text:span text:style-name="KrymUkr">) ******. </text:span><text:span text:style-name="KrymRusBold">************* </text:span><text:span text:style-name="KrymRusItalic">****</text:span><text:span text:style-name="KrymUkr"> (</text:span><text:span text:style-name="KrymRusAux">********.</text:span><text:span text:style-name="KrymUkr">) – **********. </text:span><text:span text:style-name="KrymRusItalic">*********, ****** </text:span><text:span text:style-name="KrymRusBold">*************</text:span><text:span text:style-name="KrymUkr"> – ******** (************) **********, (</text:span><text:span text:style-name="KrymRusAux">******</text:span><text:span text:style-name="KrymUkr">) **********, **********, ******** *******, ********, ********** ********.</text:span></text:p>
      <text:p text:style-name="KrymPar"><text:span text:style-name="KrymRusBold">*******</text:span><text:span text:style-name="KrymUkr"> – **********.</text:span></text:p>
      <text:p text:style-name="KrymPar"><text:span text:style-name="KrymRusBold">******</text:span><text:span text:style-name="KrymUkr"> – * *********, ** *********. [******** ** ********* (= * *****) (****.)].</text:span></text:p>
      <text:p text:style-name="KrymPar"><text:span text:style-name="KrymRusBold">********</text:span><text:span text:style-name="KrymUkr"> – ********, 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,</text:span><text:span text:style-name="KrymRusItalic"> **. </text:span><text:span text:style-name="KrymRusBold">****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*****, ********</text:span><text:span text:style-name="KrymUkr"> – 1) *********, </text:span><text:span text:style-name="KrymRusAux">***.</text:span><text:span text:style-name="KrymUkr"> ******** ***** **, *********, ********** (*********) ***** **, **********, ********* (********) * ***** ****, **********, ******** ***** **; (</text:span><text:span text:style-name="KrymRusItalic">*********</text:span><text:span text:style-name="KrymUkr">) *************, ********** ***** **. [******** ** ***** ******. ********* ********** *****. ********** ****** ****** ** ********** (****.). ******* ***** ****** ******. ******** ** ***** * *******]. </text:span><text:span text:style-name="KrymRusBold">******** </text:span><text:span text:style-name="KrymRusItalic">*********** **********</text:span><text:span text:style-name="KrymUkr"> – ************ ***** **. </text:span><text:span text:style-name="KrymRusBold">******** </text:span><text:span text:style-name="KrymRusItalic">*****</text:span><text:span text:style-name="KrymUkr"> – **********, ******** ******** *****. </text:span><text:span text:style-name="KrymRusBold">******** </text:span><text:span text:style-name="KrymRusItalic">********</text:span><text:span text:style-name="KrymUkr"> – *********** *****. [***** ****** ***** ** **********]. </text:span><text:span text:style-name="KrymRusBold">********</text:span><text:span text:style-name="KrymRusItalic"> ******** ****</text:span><text:span text:style-name="KrymUkr"> – *********, ********* *****. </text:span><text:span text:style-name="KrymRusBold">******** </text:span><text:span text:style-name="KrymRusItalic">***** *******</text:span><text:span text:style-name="KrymUkr"> – ********** *******, ******* *******; 2) </text:span><text:span text:style-name="KrymRusBold">******** </text:span><text:span text:style-name="KrymRusItalic">********</text:span><text:span text:style-name="KrymUkr"> (</text:span><text:span text:style-name="KrymRusItalic">******* * ******</text:span><text:span text:style-name="KrymUkr">) – **************, ************** *****; (</text:span><text:span text:style-name="KrymRusItalic">****** ******* ********</text:span><text:span text:style-name="KrymUkr">) ***********, ************ *****, ***********, ************, ********* *****</text:span><text:span text:style-name="KrymRusItalic"> * </text:span><text:span text:style-name="KrymUkr">*****. [********** * ******, * ******** (*. ****.)]; (</text:span><text:span text:style-name="KrymRusItalic">*********</text:span><text:span text:style-name="KrymUkr">) ** ****** ******** ***** (****.).</text:span></text:p>
      <text:p text:style-name="KrymPar"><text:span text:style-name="KrymRusBold">*********</text:span><text:span text:style-name="KrymUkr"> – 1) ***********, ********* ***** *****. [*********** *********. ***** *********]. </text:span><text:span text:style-name="KrymRusBold">********* </text:span><text:span text:style-name="KrymRusItalic">*****</text:span><text:span text:style-name="KrymUkr"> – ********** (*********) * *****. </text:span><text:span text:style-name="KrymRusBold">********* </text:span><text:span text:style-name="KrymRusItalic">** **********</text:span><text:span text:style-name="KrymUkr"> – ********* (**********) ***** ********* (****.); 2) (</text:span><text:span text:style-name="KrymRusItalic">************, *********</text:span><text:span text:style-name="KrymUkr">) ***********, **********, *******. [********* * **** ** ******, *** ***** ******* * ***** ******* (****.)]. </text:span><text:span text:style-name="KrymRusItalic">********* ****-*. </text:span><text:span text:style-name="KrymRusBold">**********</text:span><text:span text:style-name="KrymUkr"> – **** ** ******** *********; 3) (</text:span><text:span text:style-name="KrymRusItalic">*******</text:span><text:span text:style-name="KrymUkr">) *************, ************, *******, *******, *******, ************, **********. [****** **** ** *****; *** ****** ************. ********* ********* ******* (*. ****.)]. </text:span><text:span text:style-name="KrymRusItalic">****** </text:span><text:span text:style-name="KrymRusBold">*********</text:span><text:span text:style-name="KrymUkr"> – ***********, ********* ****-***., ******** *************, (</text:span><text:span text:style-name="KrymRusAux">*******</text:span><text:span text:style-name="KrymUkr">) ************* *******. [********** ******* ********, ********* ****** ****** * ***** ********* (*******.)].</text:span></text:p>
      <text:p text:style-name="KrymPar"><text:span text:style-name="KrymRusBold">**********</text:span><text:span text:style-name="KrymUkr"> (</text:span><text:span text:style-name="KrymRusItalic">* **********</text:span><text:span text:style-name="KrymUkr">) – *******.</text:span></text:p>
      <text:p text:style-name="KrymPar"><text:span text:style-name="KrymRusBold">************</text:span><text:span text:style-name="KrymUkr"> – *********, *******. [********* *********, *********. ******, ******,— ********** ******* *******]. </text:span><text:span text:style-name="KrymRusItalic">******** </text:span><text:span text:style-name="KrymRusBold">************</text:span><text:span text:style-name="KrymUkr"> (</text:span><text:span text:style-name="KrymRusItalic">* *********</text:span><text:span text:style-name="KrymUkr">) – ********* * **********. </text:span><text:span text:style-name="KrymRusBold">*************</text:span><text:span text:style-name="KrymUkr"> – **********, *********, ************, ************. [********* ******. ******** ************ ************* 1903 *. * ******** (***.). ************ **** (****.)]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****, *******, *********.</text:span></text:p>
      <text:p text:style-name="KrymPar"><text:span text:style-name="KrymRusBold">**********</text:span><text:span text:style-name="KrymUkr"> – ***********, *********, ************ (</text:span><text:span text:style-name="KrymRusAux">*. </text:span><text:span text:style-name="KrymUkr">-*****).</text:span></text:p>
      <text:p text:style-name="KrymPar"><text:soft-page-break/><text:span text:style-name="KrymRusBold">********</text:span><text:span text:style-name="KrymUkr"> – *********, *******, **********.</text:span></text:p>
      <text:p text:style-name="KrymPar"><text:span text:style-name="KrymRusBold">*****,</text:span><text:span text:style-name="KrymRusItalic"> **. </text:span><text:span text:style-name="KrymRusBold">********.</text:span></text:p>
      <text:p text:style-name="KrymPar"><text:span text:style-name="KrymRusBold">**,</text:span><text:span text:style-name="KrymRusItalic"> **. </text:span><text:span text:style-name="KrymRusBold">*.</text:span></text:p>
      <text:p text:style-name="KrymPar"><text:span text:style-name="KrymRusBold">******</text:span><text:span text:style-name="KrymUkr"> – ******, ******** ********, ********* ******** (</text:span><text:span text:style-name="KrymLat">********* ******* ****.</text:span><text:span text:style-name="KrymUkr">).</text:span></text:p>
      <text:p text:style-name="KrymPar"><text:span text:style-name="KrymRusBold">********,</text:span><text:span text:style-name="KrymRusItalic"> **. </text:span><text:span text:style-name="KrymRusBold">********. **********</text:span><text:span text:style-name="KrymUkr"> – **********, ***********, **********.</text:span></text:p>
      <text:p text:style-name="KrymPar"><text:span text:style-name="KrymRusBold">**-***</text:span><text:span text:style-name="KrymUkr"> – ******, ** *****, ** *****, ** *****-*****, ** ***** ******, **** **** ******.</text:span><text:span text:style-name="KrymRusItalic"> **. </text:span><text:span text:style-name="KrymRusBold">***.</text:span></text:p>
      <text:p text:style-name="KrymPar"><text:span text:style-name="KrymRusBold">***********, -******</text:span><text:span text:style-name="KrymUkr"> – **********, *********, **************; </text:span><text:span text:style-name="KrymRusAux">***.</text:span><text:span text:style-name="KrymUkr"> ***********, **********, ********. [********* ********* **** ******** * ********* ********* *******. ********** (**************) ** *********].</text:span></text:p>
      <text:p text:style-name="KrymPar"><text:span text:style-name="KrymRusBold">************</text:span><text:span text:style-name="KrymUkr"> – ********, **********, **********.</text:span></text:p>
      <text:p text:style-name="KrymPar"><text:span text:style-name="KrymRusBold">**********, ********</text:span><text:span text:style-name="KrymUkr"> – *********, -****, ********, -****, ***********, -****, *************, **********. </text:span><text:span text:style-name="KrymRusBold">********** </text:span><text:span text:style-name="KrymRusItalic">* ********** ******</text:span><text:span text:style-name="KrymUkr"> – ******** * ********** *********, * ******** *******.</text:span></text:p>
      <text:p text:style-name="KrymPar"><text:span text:style-name="KrymRusBold">***-*****</text:span><text:span text:style-name="KrymUkr"> – ****, ** **** ***, *******, ******. </text:span><text:span text:style-name="KrymRusItalic">*** *** </text:span><text:span text:style-name="KrymRusBold">-**</text:span><text:span text:style-name="KrymUkr"> – * *** ***, ***** ******.</text:span></text:p>
      <text:p text:style-name="KrymPar"><text:span text:style-name="KrymRusBold">******</text:span><text:span text:style-name="KrymUkr"> – *******, *******, ***** (******), ****, *** **. [*** ** ****** ****** *******].</text:span></text:p>
      <text:p text:style-name="KrymPar"><text:span text:style-name="KrymRusBold">**-*******</text:span><text:span text:style-name="KrymUkr"> – **-******, *******. [********* * ***** *** ********, ******* ********-******* (*****.)]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*</text:span><text:span text:style-name="KrymUkr"> – *************, ********** (</text:span><text:span text:style-name="KrymRusAux">*. </text:span><text:span text:style-name="KrymUkr">-*****).</text:span></text:p>
      <text:p text:style-name="KrymPar"><text:span text:style-name="KrymRusBold">********, -**</text:span><text:span text:style-name="KrymUkr"> – *********, -**, *******, -**. </text:span><text:span text:style-name="KrymRusBold">-***</text:span><text:span text:style-name="KrymUkr"> – ***********, ********. [*** ***********]. </text:span><text:span text:style-name="KrymRusBold">-**</text:span><text:span text:style-name="KrymUkr"> – *********, *******. [******** ********** * ************ ***** ********, * * ********* *******]. </text:span><text:span text:style-name="KrymRusBold">********</text:span><text:span text:style-name="KrymRusItalic">-********</text:span><text:span text:style-name="KrymUkr"> – *********-********, (</text:span><text:span text:style-name="KrymRusAux">****.</text:span><text:span text:style-name="KrymUkr">) ***********-********. [***********-******** ********* (****** ******) (****.)].</text:span></text:p>
      <text:p text:style-name="KrymPar"><text:span text:style-name="KrymRusBold">***</text:span><text:span text:style-name="KrymUkr"> – *********. </text:span><text:span text:style-name="KrymRusItalic">*****, ********, ******* </text:span><text:span text:style-name="KrymRusBold">***</text:span><text:span text:style-name="KrymUkr"> – *** ******* ** ** ********** (***********) *******.</text:span></text:p>
      <text:p text:style-name="KrymPar"><text:span text:style-name="KrymRusBold">*****</text:span><text:span text:style-name="KrymUkr"> – *****. [***’**** ******** ********. * ***** ******, * ***** ****** ******** (*****.)]. </text:span><text:span text:style-name="KrymRusBold">*. </text:span><text:span text:style-name="KrymRusItalic">**********</text:span><text:span text:style-name="KrymUkr"> – ********. </text:span><text:span text:style-name="KrymRusBold">*. </text:span><text:span text:style-name="KrymRusItalic">*******</text:span><text:span text:style-name="KrymUkr"> – ******. [******* ******* ** ****** * *******]. </text:span><text:span text:style-name="KrymRusBold">*. </text:span><text:span text:style-name="KrymRusItalic">****** *** *******</text:span><text:span text:style-name="KrymUkr"> – ******. </text:span><text:span text:style-name="KrymRusBold">*. </text:span><text:span text:style-name="KrymRusItalic">****** ******** *** ***** ******, ******* *******</text:span><text:span text:style-name="KrymUkr"> – *****[*]** (</text:span><text:span text:style-name="KrymRusAux">*. </text:span><text:span text:style-name="KrymUkr">-****). </text:span><text:span text:style-name="KrymRusBold">*. </text:span><text:span text:style-name="KrymRusItalic">*******, ***** ****** * ***</text:span><text:span text:style-name="KrymUkr"> – ********, *******. </text:span><text:span text:style-name="KrymRusBold">*.</text:span><text:span text:style-name="KrymRusItalic"> ******* *********</text:span><text:span text:style-name="KrymUkr"> – ***. </text:span><text:span text:style-name="KrymRusBold">*. </text:span><text:span text:style-name="KrymRusItalic">********, ********</text:span><text:span text:style-name="KrymUkr"> – *******. </text:span><text:span text:style-name="KrymRusBold">*. </text:span><text:span text:style-name="KrymRusItalic">******, ******</text:span><text:span text:style-name="KrymUkr"> – *******. </text:span><text:span text:style-name="KrymRusBold">*. </text:span><text:span text:style-name="KrymRusItalic">********</text:span><text:span text:style-name="KrymUkr"> – *********. </text:span><text:span text:style-name="KrymRusBold">*. </text:span><text:span text:style-name="KrymRusItalic">************</text:span><text:span text:style-name="KrymUkr"> – ******. </text:span><text:span text:style-name="KrymRusBold">*. </text:span><text:span text:style-name="KrymRusItalic">******</text:span><text:span text:style-name="KrymUkr"> – ******. </text:span><text:span text:style-name="KrymRusBold">*. </text:span><text:span text:style-name="KrymRusItalic">*******, *******</text:span><text:span text:style-name="KrymUkr"> – ******. </text:span><text:span text:style-name="KrymRusBold">*. </text:span><text:span text:style-name="KrymRusItalic">********</text:span><text:span text:style-name="KrymUkr"> – *******, ********. </text:span><text:span text:style-name="KrymRusBold">*. </text:span><text:span text:style-name="KrymRusItalic">*********</text:span><text:span text:style-name="KrymUkr"> – *******, **** ** *******. </text:span><text:span text:style-name="KrymRusBold">*. </text:span><text:span text:style-name="KrymRusItalic">*******</text:span><text:span text:style-name="KrymUkr"> – ****** (</text:span><text:span text:style-name="KrymRusAux">*. </text:span><text:span text:style-name="KrymUkr">-**), ******* (</text:span><text:span text:style-name="KrymRusAux">*. </text:span><text:span text:style-name="KrymUkr">-**), *********, ********* (</text:span><text:span text:style-name="KrymRusAux">*. </text:span><text:span text:style-name="KrymUkr">-****), ********** (</text:span><text:span text:style-name="KrymRusAux">*. </text:span><text:span text:style-name="KrymUkr">-*****) (***.-***.). </text:span><text:span text:style-name="KrymRusBold">*.</text:span><text:span text:style-name="KrymUkr">, </text:span><text:span text:style-name="KrymRusItalic">* ******* *** *****</text:span><text:span text:style-name="KrymUkr"> – ********. </text:span><text:span text:style-name="KrymRusBold">*. </text:span><text:span text:style-name="KrymRusItalic">** *** ********** *****</text:span><text:span text:style-name="KrymUkr"> – ********, *********. </text:span><text:span text:style-name="KrymRusBold">*. </text:span><text:span text:style-name="KrymRusItalic">******* *****</text:span><text:span text:style-name="KrymUkr"> – *****. </text:span><text:span text:style-name="KrymRusBold">*. </text:span><text:span text:style-name="KrymRusItalic">*********</text:span><text:span text:style-name="KrymUkr"> – *******. </text:span><text:span text:style-name="KrymRusBold">*. </text:span><text:span text:style-name="KrymRusItalic">************</text:span><text:span text:style-name="KrymUkr"> – *********, ***********. </text:span><text:span text:style-name="KrymRusBold">*. </text:span><text:span text:style-name="KrymRusItalic">********</text:span><text:span text:style-name="KrymUkr"> – *********, **********, **********, ***********. </text:span><text:span text:style-name="KrymRusBold">*. </text:span><text:span text:style-name="KrymRusItalic">********</text:span><text:span text:style-name="KrymUkr"> – ********. </text:span><text:span text:style-name="KrymRusBold">*. </text:span><text:span text:style-name="KrymRusItalic">****** * ********** ****</text:span><text:span text:style-name="KrymUkr"> (</text:span><text:span text:style-name="KrymRusItalic">* *******</text:span><text:span text:style-name="KrymUkr">) – *******, **********. </text:span><text:span text:style-name="KrymRusBold">*. </text:span><text:span text:style-name="KrymRusItalic">*******, *****</text:span><text:span text:style-name="KrymUkr"> – *********, *******. </text:span><text:span text:style-name="KrymRusBold">*. </text:span><text:span text:style-name="KrymRusItalic">*********, *********** **** *** ***** *****</text:span><text:span text:style-name="KrymUkr"> – ******* *****. </text:span><text:span text:style-name="KrymRusBold">*. </text:span><text:span text:style-name="KrymRusItalic">***** ****</text:span><text:span text:style-name="KrymUkr"> – ******. </text:span><text:span text:style-name="KrymRusBold">*. </text:span><text:span text:style-name="KrymRusItalic">*****, ********</text:span><text:span text:style-name="KrymUkr"> – ******* (</text:span><text:span text:style-name="KrymRusAux">*. </text:span><text:span text:style-name="KrymUkr">-**), ******* (</text:span><text:span text:style-name="KrymRusAux">*. </text:span><text:span text:style-name="KrymUkr">-****), **********, ********* *****. </text:span><text:span text:style-name="KrymRusBold">*. </text:span><text:span text:style-name="KrymRusItalic">********</text:span><text:span text:style-name="KrymUkr"> – *************; </text:span><text:span text:style-name="KrymRusItalic">***** * ************ ********* ****** </text:span><text:span text:style-name="KrymRusBold">-*** </text:span><text:span text:style-name="KrymRusItalic">***** ******** ******* * ****</text:span><text:span text:style-name="KrymUkr"> – ********. </text:span><text:span text:style-name="KrymRusItalic">***** </text:span><text:span text:style-name="KrymRusBold">-***</text:span><text:span text:style-name="KrymUkr"> – ******* *****. </text:span><text:span text:style-name="KrymRusBold">*. </text:span><text:span text:style-name="KrymRusItalic">******</text:span><text:span text:style-name="KrymUkr"> – ****** ****** *****. </text:span><text:span text:style-name="KrymRusBold">*.</text:span><text:span text:style-name="KrymUkr">, </text:span><text:span text:style-name="KrymRusItalic">********** *****</text:span><text:span text:style-name="KrymUkr"> – ******. [********-* ********** * ***** ****** ********, ***** ********* ********** ***** (*****)]. </text:span><text:span text:style-name="KrymRusItalic">*****, *** </text:span><text:span text:style-name="KrymRusBold">*. </text:span><text:span text:style-name="KrymRusItalic">******** ************</text:span><text:span text:style-name="KrymUkr"> – *******. [** ******* ******* ** ******]. </text:span><text:span text:style-name="KrymRusItalic">******* ********* </text:span><text:span text:style-name="KrymRusBold">-***</text:span><text:span text:style-name="KrymUkr"> – ******. [** ** ******* ***** *******. ****** ***** * ********]. </text:span><text:span text:style-name="KrymRusBold">*. </text:span><text:span text:style-name="KrymRusItalic">***********</text:span><text:span text:style-name="KrymUkr"> – ***********. </text:span><text:span text:style-name="KrymRusBold">*. </text:span><text:span text:style-name="KrymRusItalic">******, **********</text:span><text:span text:style-name="KrymUkr"> – ********. </text:span><text:span text:style-name="KrymRusBold">*. </text:span><text:span text:style-name="KrymRusItalic">********** * **** ***********</text:span><text:span text:style-name="KrymUkr"> – *******, ***********; </text:span><text:span text:style-name="KrymRusItalic">***. 1-** *******</text:span><text:span text:style-name="KrymUkr"> – *************. </text:span><text:span text:style-name="KrymRusItalic">******* </text:span><text:span text:style-name="KrymRusBold">-****</text:span><text:span text:style-name="KrymUkr"> – ********. [** ********* ****** ******* *****: **** *** ****** *******]. </text:span><text:span text:style-name="KrymRusItalic">** </text:span><text:span text:style-name="KrymRusBold">-**** </text:span><text:span text:style-name="KrymRusItalic">*****</text:span><text:span text:style-name="KrymUkr"> – *** ***** *****. </text:span><text:span text:style-name="KrymRusItalic">*** </text:span><text:span text:style-name="KrymRusBold">-** </text:span><text:span text:style-name="KrymRusItalic">*****</text:span><text:span text:style-name="KrymUkr"> – ****** (******) *****. </text:span><text:span text:style-name="KrymRusItalic">*** * </text:span><text:span text:style-name="KrymRusBold">-** </text:span><text:span text:style-name="KrymRusItalic">*****</text:span><text:span text:style-name="KrymUkr"> – ** ****** ******; ** *** *******. </text:span><text:span text:style-name="KrymRusItalic">****** **** * </text:span><text:span text:style-name="KrymRusBold">*****,</text:span><text:span text:style-name="KrymRusItalic"> * ****** *****</text:span><text:span text:style-name="KrymUkr"> – *** * ** *****, * *** ******, * * ****** * ** *******. </text:span><text:span text:style-name="KrymRusItalic">******* ** </text:span><text:span text:style-name="KrymRusBold">*****</text:span><text:span text:style-name="KrymUkr"> – ******** ** (******) *****.</text:span></text:p>
      <text:p text:style-name="KrymPar"><text:soft-page-break/><text:span text:style-name="KrymRusBold">***********</text:span><text:span text:style-name="KrymUkr"> (</text:span><text:span text:style-name="KrymRusItalic">****</text:span><text:span text:style-name="KrymUkr">) – *********, *************, **********. </text:span><text:span text:style-name="KrymRusBold">*. </text:span><text:span text:style-name="KrymRusItalic">*******, ******</text:span><text:span text:style-name="KrymUkr"> – ***************, </text:span><text:span text:style-name="KrymRusAux">***.</text:span><text:span text:style-name="KrymUkr"> *************.</text:span></text:p>
      <text:p text:style-name="KrymPar"><text:span text:style-name="KrymRusBold">**********, -**, **********, -**</text:span><text:span text:style-name="KrymUkr"> – *******, -**, ********, -**, ********, -**, **********, -**, **********, -**, **************, -**, ***********, -**, ***********, -**, ********, -** (********, *******). </text:span><text:span text:style-name="KrymRusBold">-***</text:span><text:span text:style-name="KrymUkr"> – *********. </text:span><text:span text:style-name="KrymRusBold">**********, -***** </text:span><text:span text:style-name="KrymRusItalic">*******, ******</text:span><text:span text:style-name="KrymUkr"> – **************, -****, ***************, ************ ********. </text:span><text:span text:style-name="KrymRusBold">*********, -**** </text:span><text:span text:style-name="KrymRusItalic">**********</text:span><text:span text:style-name="KrymUkr"> – ********* (*********) ***********. </text:span><text:span text:style-name="KrymRusBold">**********, -***** </text:span><text:span text:style-name="KrymRusItalic">** ***** **********</text:span><text:span text:style-name="KrymUkr"> – ********** ** ****** ********.</text:span></text:p>
      <text:p text:style-name="KrymPar"><text:span text:style-name="KrymRusBold">***********</text:span><text:span text:style-name="KrymUkr"> – ***********, ************.</text:span></text:p>
      <text:p text:style-name="KrymPar"><text:span text:style-name="KrymRusBold">*********</text:span><text:span text:style-name="KrymUkr"> – *********, ****. </text:span><text:span text:style-name="KrymRusBold">-***</text:span><text:span text:style-name="KrymUkr"> – *************, ************.</text:span></text:p>
      <text:p text:style-name="KrymPar"><text:span text:style-name="KrymRusBold">****** </text:span><text:span text:style-name="KrymUkr">(</text:span><text:span text:style-name="KrymRusItalic">******, ****** ***** ****</text:span><text:span text:style-name="KrymUkr">) – ********.</text:span></text:p>
      <text:p text:style-name="KrymPar"><text:span text:style-name="KrymRusBold">**********,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***, *********. [***** ***** ***********, ** ********* ***********. ****** ****** ******** ********]. </text:span><text:span text:style-name="KrymRusBold">******* </text:span><text:span text:style-name="KrymRusItalic">******</text:span><text:span text:style-name="KrymUkr"> – *********. </text:span><text:span text:style-name="KrymRusBold">-*** </text:span><text:span text:style-name="KrymRusItalic">** ***</text:span><text:span text:style-name="KrymUkr"> – ******* *****, ******* ******* ***** *****. </text:span><text:span text:style-name="KrymRusBold">-*** </text:span><text:span text:style-name="KrymRusItalic">**********</text:span><text:span text:style-name="KrymUkr"> – ********, *********. </text:span><text:span text:style-name="KrymRusBold">-*** </text:span><text:span text:style-name="KrymRusItalic">*********</text:span><text:span text:style-name="KrymUkr"> – (</text:span><text:span text:style-name="KrymRusAux">********.</text:span><text:span text:style-name="KrymUkr">) ************. </text:span><text:span text:style-name="KrymRusBold">-*** </text:span><text:span text:style-name="KrymRusItalic">************</text:span><text:span text:style-name="KrymUkr"> – *************, ***********. [**** *********** * *********** (*****)]. </text:span><text:span text:style-name="KrymRusBold">-*** </text:span><text:span text:style-name="KrymRusItalic">******</text:span><text:span text:style-name="KrymUkr"> (</text:span><text:span text:style-name="KrymRusItalic">* ********</text:span><text:span text:style-name="KrymUkr">) – ************.</text:span></text:p>
      <text:p text:style-name="KrymPar"><text:span text:style-name="KrymRusBold">*********</text:span><text:span text:style-name="KrymUkr"> – 1) *********, ******* ***********, ************* (***********), ********* * ***, ********* ** *****, ********** * ***. [** ***** * – ********* ********, – * ********* *********. * * ******* ******** ** ********* (*. ***.)]; 2) (</text:span><text:span text:style-name="KrymRusItalic">*******</text:span><text:span text:style-name="KrymUkr">) ***********. [* *** ***** ***** ***********]; 3) </text:span><text:span text:style-name="KrymRusAux">****.</text:span><text:span text:style-name="KrymUkr"> (</text:span><text:span text:style-name="KrymRusItalic">**** * ******</text:span><text:span text:style-name="KrymUkr">) – ***********. [* *** **** ****** ** ***********. ****** ****** ******** *** ************, ** *********** * ****** (******)]. </text:span><text:span text:style-name="KrymRusItalic">*** </text:span><text:span text:style-name="KrymRusBold">********</text:span><text:span text:style-name="KrymUkr"> – *********; ** *********, *******; 4) ********. [* *** ******* ** ********* – ******* ** ******* ** ***********. * ***** ***** ****** *********].</text:span></text:p>
      <text:p text:style-name="KrymPar"><text:span text:style-name="KrymRusBold">*******</text:span><text:span text:style-name="KrymUkr"> – *******, ********, ***********, *********.</text:span></text:p>
      <text:p text:style-name="KrymPar"><text:span text:style-name="KrymRusBold">******</text:span><text:span text:style-name="KrymUkr"> – ********, (</text:span><text:span text:style-name="KrymRusAux">***.</text:span><text:span text:style-name="KrymUkr">) ******[*]**, **********, (</text:span><text:span text:style-name="KrymRusAux">****.</text:span><text:span text:style-name="KrymUkr">) ********, *******, *********, ******[**]***, *******, ******** *******. </text:span><text:span text:style-name="KrymRusBold">*. </text:span><text:span text:style-name="KrymRusItalic">******* ********</text:span><text:span text:style-name="KrymUkr"> – ********, *********. </text:span><text:span text:style-name="KrymRusBold">*. </text:span><text:span text:style-name="KrymRusItalic">***** *******</text:span><text:span text:style-name="KrymUkr"> – *********, *****[*]****. </text:span><text:span text:style-name="KrymRusBold">*. </text:span><text:span text:style-name="KrymRusItalic">******</text:span><text:span text:style-name="KrymUkr"> – *******, **********. </text:span><text:span text:style-name="KrymRusBold">*. </text:span><text:span text:style-name="KrymRusItalic">**********</text:span><text:span text:style-name="KrymUkr"> – **********. </text:span><text:span text:style-name="KrymRusBold">*. </text:span><text:span text:style-name="KrymRusItalic">** ******</text:span><text:span text:style-name="KrymUkr"> – **********. </text:span><text:span text:style-name="KrymRusBold">*. </text:span><text:span text:style-name="KrymRusItalic">** *****</text:span><text:span text:style-name="KrymUkr"> – *********. </text:span><text:span text:style-name="KrymRusBold">*. </text:span><text:span text:style-name="KrymRusItalic">********* ************</text:span><text:span text:style-name="KrymUkr"> – ******** (</text:span><text:span text:style-name="KrymRusAux">*. </text:span><text:span text:style-name="KrymUkr">-*****).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*****, ********.</text:span></text:p>
      <text:p text:style-name="KrymPar"><text:span text:style-name="KrymRusBold">*******</text:span><text:span text:style-name="KrymUkr"> – *******, *********** ********* ***********.</text:span></text:p>
      <text:p text:style-name="KrymPar"><text:span text:style-name="KrymRusBold">*******</text:span><text:span text:style-name="KrymUkr"> – 1) ********* (</text:span><text:span text:style-name="KrymRusAux">*. </text:span><text:span text:style-name="KrymUkr">-******); 2) (</text:span><text:span text:style-name="KrymRusAux">****.</text:span><text:span text:style-name="KrymUkr">) ********* (</text:span><text:span text:style-name="KrymRusAux">*. </text:span><text:span text:style-name="KrymUkr">-****), *********.</text:span></text:p>
      <text:p text:style-name="KrymPar"><text:span text:style-name="KrymRusBold">**********</text:span><text:span text:style-name="KrymUkr"> – ********, ***********. [********** ******* (*****)].</text:span></text:p>
      <text:p text:style-name="KrymPar"><text:span text:style-name="KrymRusBold">*******</text:span><text:span text:style-name="KrymUkr"> – ********. [************ ******** * ***** ******** ******* (******.)]. </text:span><text:span text:style-name="KrymRusBold">-*** </text:span><text:span text:style-name="KrymRusItalic">****</text:span><text:span text:style-name="KrymUkr"> – ******** ****. </text:span><text:span text:style-name="KrymRusBold">-*** </text:span><text:span text:style-name="KrymRusItalic">*******</text:span><text:span text:style-name="KrymUkr"> – ******** *******. </text:span><text:span text:style-name="KrymRusBold">-*** </text:span><text:span text:style-name="KrymRusItalic">******</text:span><text:span text:style-name="KrymUkr"> – ******* *[*]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**)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*</text:span><text:span text:style-name="KrymUkr"> – ****, ***********, **********. </text:span><text:span text:style-name="KrymRusBold">*. </text:span><text:span text:style-name="KrymRusItalic">********* ****</text:span><text:span text:style-name="KrymUkr"> – ******** *****. </text:span><text:span text:style-name="KrymRusItalic">******** </text:span><text:span text:style-name="KrymRusBold">-***</text:span><text:span text:style-name="KrymUkr"> – **********. </text:span><text:span text:style-name="KrymRusItalic">** </text:span><text:span text:style-name="KrymRusBold">-**</text:span><text:span text:style-name="KrymUkr"> – **********.</text:span></text:p>
      <text:p text:style-name="KrymPar"><text:span text:style-name="KrymRusBold">***************</text:span><text:span text:style-name="KrymUkr"> – ********* (</text:span><text:span text:style-name="KrymRusAux">*. </text:span><text:span text:style-name="KrymUkr">-******).</text:span></text:p>
      <text:p text:style-name="KrymPar"><text:span text:style-name="KrymRusBold">**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[**]*, *********. </text:span><text:span text:style-name="KrymRusBold">-***</text:span><text:span text:style-name="KrymUkr"> – *******[**]****. </text:span><text:span text:style-name="KrymRusBold">-*** </text:span><text:span text:style-name="KrymRusItalic">******</text:span><text:span text:style-name="KrymUkr"> – **********.</text:span></text:p>
      <text:p text:style-name="KrymPar"><text:span text:style-name="KrymRusBold">**************</text:span><text:span text:style-name="KrymUkr"> – ********** *****.</text:span></text:p>
      <text:p text:style-name="KrymPar"><text:span text:style-name="KrymRusBold">**********</text:span><text:span text:style-name="KrymUkr"> – ***, ***, ****, ************, *******; (</text:span><text:span text:style-name="KrymRusItalic">********</text:span><text:span text:style-name="KrymUkr">) *****-****, ********. </text:span><text:span text:style-name="KrymRusBold">*. </text:span><text:span text:style-name="KrymRusItalic">***** ****</text:span><text:span text:style-name="KrymUkr"> – *******. </text:span><text:span text:style-name="KrymRusItalic">******* </text:span><text:span text:style-name="KrymRusBold">-**</text:span><text:span text:style-name="KrymUkr"> – ********. </text:span><text:span text:style-name="KrymRusBold">-***</text:span><text:span text:style-name="KrymUkr"> – ********, ********, *********.</text:span></text:p>
      <text:p text:style-name="KrymPar"><text:span text:style-name="KrymRusBold">***********, ********</text:span><text:span text:style-name="KrymRusItalic"> * </text:span><text:span text:style-name="KrymRusBold">-********</text:span><text:span text:style-name="KrymUkr"> – ************, ***********.</text:span></text:p>
      <text:p text:style-name="KrymPar"><text:span text:style-name="KrymRusBold">****************</text:span><text:span text:style-name="KrymUkr"> – ********, ***********. [******** ****].</text:span></text:p>
      <text:p text:style-name="KrymPar"><text:span text:style-name="KrymRusBold">*******, **********</text:span><text:span text:style-name="KrymUkr"> – ********, **********. [******** ***’**** **********]. </text:span><text:span text:style-name="KrymRusBold">*. </text:span><text:span text:style-name="KrymRusItalic">*** ******* ****</text:span><text:span text:style-name="KrymUkr"> – </text:span><text:soft-page-break/><text:span text:style-name="KrymUkr">*******.</text:span></text:p>
      <text:p text:style-name="KrymPar"><text:span text:style-name="KrymRusBold">**********, ************</text:span><text:span text:style-name="KrymUkr"> – *************, ************, ***********.</text:span></text:p>
      <text:p text:style-name="KrymPar"><text:span text:style-name="KrymRusBold">**********</text:span><text:span text:style-name="KrymUkr"> – *************.</text:span></text:p>
      <text:p text:style-name="KrymPar"><text:span text:style-name="KrymRusBold">********</text:span><text:span text:style-name="KrymUkr">, </text:span><text:span text:style-name="KrymRusAux">****.,</text:span><text:span text:style-name="KrymRusItalic"> **. </text:span><text:span text:style-name="KrymRusBold">********.</text:span></text:p>
      <text:p text:style-name="KrymPar"><text:span text:style-name="KrymRusBold">**************</text:span><text:span text:style-name="KrymUkr"> – ***********, ********** (</text:span><text:span text:style-name="KrymRusItalic">*******</text:span><text:span text:style-name="KrymUkr">).</text:span></text:p>
      <text:p text:style-name="KrymPar"><text:span text:style-name="KrymRusBold">********(***)**</text:span><text:span text:style-name="KrymUkr"> – ********. </text:span><text:span text:style-name="KrymRusBold">-********</text:span><text:span text:style-name="KrymUkr"> – 1) ***********; 2) ************. [********** *******. *********** *********. *********** **********].</text:span></text:p>
      <text:p text:style-name="KrymPar"><text:span text:style-name="KrymRusBold">******</text:span><text:span text:style-name="KrymUkr"> – **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(</text:span><text:span text:style-name="KrymRusAux">****.</text:span><text:span text:style-name="KrymUkr">) – *******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</text:span><text:span text:style-name="KrymUkr"> – ******* (</text:span><text:span text:style-name="KrymRusAux">*. </text:span><text:span text:style-name="KrymUkr">-****), ********. </text:span><text:span text:style-name="KrymRusBold">-***</text:span><text:span text:style-name="KrymUkr"> – **********, ***********.</text:span></text:p>
      <text:p text:style-name="KrymPar"><text:span text:style-name="KrymRusBold">**************</text:span><text:span text:style-name="KrymUkr"> – ***** *******, **********, **********.</text:span></text:p>
      <text:p text:style-name="KrymPar"><text:span text:style-name="KrymRusBold">****************</text:span><text:span text:style-name="KrymUkr"> – *********, ****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*).</text:span></text:p>
      <text:p text:style-name="KrymPar"><text:span text:style-name="KrymRusBold">*********</text:span><text:span text:style-name="KrymUkr">, </text:span><text:span text:style-name="KrymRusAux">****.</text:span><text:span text:style-name="KrymUkr"> – ********* (</text:span><text:span text:style-name="KrymRusAux">*. </text:span><text:span text:style-name="KrymUkr">-****).</text:span></text:p>
      <text:p text:style-name="KrymPar"><text:span text:style-name="KrymRusBold">************</text:span><text:span text:style-name="KrymUkr"> – **************.</text:span></text:p>
      <text:p text:style-name="KrymPar"><text:span text:style-name="KrymRusBold">**************</text:span><text:span text:style-name="KrymUkr"> – ************.</text:span></text:p>
      <text:p text:style-name="KrymPar"><text:span text:style-name="KrymRusBold">*************</text:span><text:span text:style-name="KrymUkr"> – *************, *************, ****************.</text:span></text:p>
      <text:p text:style-name="KrymPar"><text:span text:style-name="KrymRusBold">********</text:span><text:span text:style-name="KrymUkr"> – ***************.</text:span></text:p>
      <text:p text:style-name="KrymPar"><text:span text:style-name="KrymRusBold">***********</text:span><text:span text:style-name="KrymUkr"> – ***************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. </text:span><text:span text:style-name="KrymRusBold">-***</text:span><text:span text:style-name="KrymUkr"> – ***********.</text:span></text:p>
      <text:p text:style-name="KrymPar"><text:span text:style-name="KrymRusBold">********</text:span><text:span text:style-name="KrymUkr"> – *********. </text:span><text:span text:style-name="KrymRusBold">-***</text:span><text:span text:style-name="KrymUkr"> – ************.</text:span></text:p>
      <text:p text:style-name="KrymPar"><text:span text:style-name="KrymRusBold">**********</text:span><text:span text:style-name="KrymUkr"> – ********, ********, *******, ****, ******** (</text:span><text:span text:style-name="KrymRusItalic">*.</text:span><text:span text:style-name="KrymUkr"> -**). [****** ** ****** ***** *********** ****]. </text:span><text:span text:style-name="KrymRusBold">-***</text:span><text:span text:style-name="KrymUkr"> – ***********, ***********.</text:span></text:p>
      <text:p text:style-name="KrymPar"><text:span text:style-name="KrymRusBold">****************</text:span><text:span text:style-name="KrymUkr"> – *********.</text:span></text:p>
      <text:p text:style-name="KrymPar"><text:span text:style-name="KrymRusBold">******************</text:span><text:span text:style-name="KrymUkr"> – ***************, ***************, ****************.</text:span><text:span text:style-name="KrymRusItalic"> **. </text:span><text:span text:style-name="KrymRusBold">************.</text:span></text:p>
      <text:p text:style-name="KrymPar"><text:span text:style-name="KrymRusBold">*. ********, -**</text:span><text:span text:style-name="KrymUkr"> – ********, -**.</text:span></text:p>
      <text:p text:style-name="KrymPar"><text:span text:style-name="KrymRusBold">**. ********</text:span><text:span text:style-name="KrymUkr"> – **********, **********.</text:span></text:p>
      <text:p text:style-name="KrymPar"><text:span text:style-name="KrymRusBold">***********</text:span><text:span text:style-name="KrymUkr"> – 1) ***********. [******* ************ ****** ****** ********* ***** (*****.)]; 2) ***********. [********** ***** ******].</text:span></text:p>
      <text:p text:style-name="KrymPar"><text:span text:style-name="KrymRusBold">*************</text:span><text:span text:style-name="KrymUkr"> – *************, *********. </text:span><text:span text:style-name="KrymRusBold">-*******</text:span><text:span text:style-name="KrymUkr"> – *************.</text:span></text:p>
      <text:p text:style-name="KrymPar"><text:span text:style-name="KrymRusBold">**************</text:span><text:span text:style-name="KrymUkr"> – ***********.</text:span></text:p>
      <text:p text:style-name="KrymPar"><text:span text:style-name="KrymRusBold">*************</text:span><text:span text:style-name="KrymUkr"> – ***************. </text:span><text:span text:style-name="KrymRusBold">*. </text:span><text:span text:style-name="KrymRusItalic">*****</text:span><text:span text:style-name="KrymUkr"> – ****** (</text:span><text:span text:style-name="KrymRusAux">*. </text:span><text:span text:style-name="KrymUkr">*******), *******; (</text:span><text:span text:style-name="KrymRusItalic">* ********</text:span><text:span text:style-name="KrymUkr">) ******* (</text:span><text:span text:style-name="KrymRusAux">*. </text:span><text:span text:style-name="KrymUkr">-****). </text:span><text:span text:style-name="KrymRusBold">************* </text:span><text:span text:style-name="KrymRusItalic">*****</text:span><text:span text:style-name="KrymUkr"> – ******. [* *** ** ***** ****** (*******) ***********, **** ********, ***** * ******* ** ******** ** ******].</text:span></text:p>
      <text:p text:style-name="KrymPar"><text:span text:style-name="KrymRusBold">*************</text:span><text:span text:style-name="KrymUkr"> – *************** **************. </text:span><text:span text:style-name="KrymRusBold">*. </text:span><text:span text:style-name="KrymRusItalic">*****</text:span><text:span text:style-name="KrymUkr"> – ****, ************* ******.</text:span></text:p>
      <text:p text:style-name="KrymPar"><text:span text:style-name="KrymRusBold">******************</text:span><text:span text:style-name="KrymUkr"> – ****************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</text:span><text:span text:style-name="KrymUkr"> – *********. </text:span><text:span text:style-name="KrymRusBold">-***</text:span><text:span text:style-name="KrymUkr"> – ************.</text:span></text:p>
      <text:p text:style-name="KrymPar"><text:span text:style-name="KrymRusBold">***********</text:span><text:span text:style-name="KrymUkr"> (</text:span><text:span text:style-name="KrymRusAux">****.</text:span><text:span text:style-name="KrymUkr">) – 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</text:span><text:span text:style-name="KrymUkr"> (</text:span><text:span text:style-name="KrymRusAux">******.</text:span><text:span text:style-name="KrymUkr">) – ********, **********.</text:span></text:p>
      <text:p text:style-name="KrymPar"><text:span text:style-name="KrymRusBold">************</text:span><text:span text:style-name="KrymUkr"> – *********. </text:span><text:span text:style-name="KrymRusBold">-*** </text:span><text:span text:style-name="KrymRusItalic">*****</text:span><text:span text:style-name="KrymUkr"> – ******** ******.</text:span></text:p>
      <text:p text:style-name="KrymPar"><text:span text:style-name="KrymRusBold">*******’******</text:span><text:span text:style-name="KrymUkr"> – ***********, *************.</text:span></text:p>
      <text:p text:style-name="KrymPar"><text:span text:style-name="KrymRusBold">************</text:span><text:span text:style-name="KrymUkr"> – **********. </text:span><text:span text:style-name="KrymRusBold">*. </text:span><text:span text:style-name="KrymRusItalic">***</text:span><text:span text:style-name="KrymUkr"> – ********.</text:span></text:p>
      <text:p text:style-name="KrymPar"><text:span text:style-name="KrymRusBold">********, -******</text:span><text:span text:style-name="KrymUkr"> – ******** (</text:span><text:span text:style-name="KrymRusAux">*. </text:span><text:span text:style-name="KrymUkr">-****), **********. </text:span><text:span text:style-name="KrymRusBold">-***</text:span><text:span text:style-name="KrymUkr"> – ************. </text:span><text:span text:style-name="KrymRusBold">-*** </text:span><text:span text:style-name="KrymRusItalic">******</text:span><text:span text:style-name="KrymUkr"> – ******, *********** *******.</text:span></text:p>
      <text:p text:style-name="KrymPar"><text:soft-page-break/><text:span text:style-name="KrymRusBold">**********</text:span><text:span text:style-name="KrymUkr"> – ******* (</text:span><text:span text:style-name="KrymRusAux">*.</text:span><text:span text:style-name="KrymUkr">) (</text:span><text:span text:style-name="KrymRusAux">*. </text:span><text:span text:style-name="KrymUkr">-****), ******* (</text:span><text:span text:style-name="KrymRusAux">*.</text:span><text:span text:style-name="KrymUkr">) (</text:span><text:span text:style-name="KrymRusAux">*. </text:span><text:span text:style-name="KrymUkr">-****, -****), **********. </text:span><text:span text:style-name="KrymRusBold">-***, -** </text:span><text:span text:style-name="KrymRusItalic">****</text:span><text:span text:style-name="KrymUkr"> – **********, ********* *****.</text:span></text:p>
      <text:p text:style-name="KrymPar"><text:span text:style-name="KrymRusBold">***********</text:span><text:span text:style-name="KrymUkr"> – ******** (</text:span><text:span text:style-name="KrymRusAux">*. </text:span><text:span text:style-name="KrymUkr">-*****), *********** (</text:span><text:span text:style-name="KrymRusAux">*. </text:span><text:span text:style-name="KrymUkr">-*****). </text:span><text:span text:style-name="KrymRusBold">-***</text:span><text:span text:style-name="KrymUkr"> – ***********, **************; (</text:span><text:span text:style-name="KrymRusItalic">*******. * ***********</text:span><text:span text:style-name="KrymUkr">) ************, **************.</text:span></text:p>
      <text:p text:style-name="KrymPar"><text:span text:style-name="KrymRusBold">**************</text:span><text:span text:style-name="KrymUkr"> – ************ ********, ***********, **************.</text:span></text:p>
      <text:p text:style-name="KrymPar"><text:span text:style-name="KrymRusBold">***********</text:span><text:span text:style-name="KrymUkr"> – ******, *******, ****** *** *****.</text:span></text:p>
      <text:p text:style-name="KrymPar"><text:span text:style-name="KrymRusBold">***********</text:span><text:span text:style-name="KrymUkr"> – **********, ********, *********.</text:span></text:p>
      <text:p text:style-name="KrymPar"><text:span text:style-name="KrymRusBold">***********,</text:span><text:span text:style-name="KrymRusItalic"> **. </text:span><text:span text:style-name="KrymRusBold">**********.</text:span></text:p>
      <text:p text:style-name="KrymPar"><text:span text:style-name="KrymRusBold">********</text:span><text:span text:style-name="KrymUkr"> – 1) (</text:span><text:span text:style-name="KrymRusItalic">* *****</text:span><text:span text:style-name="KrymUkr">) ********; 2) </text:span><text:span text:style-name="KrymRusAux">***.</text:span><text:span text:style-name="KrymUkr"> – ******.</text:span></text:p>
      <text:p text:style-name="KrymPar"><text:span text:style-name="KrymRusBold">********</text:span><text:span text:style-name="KrymUkr"> – ******* (</text:span><text:span text:style-name="KrymRusAux">*. </text:span><text:span text:style-name="KrymUkr">-***). </text:span><text:span text:style-name="KrymRusBold">-***</text:span><text:span text:style-name="KrymUkr"> – *********.</text:span></text:p>
      <text:p text:style-name="KrymPar"><text:span text:style-name="KrymRusBold">********, -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**), ********** (</text:span><text:span text:style-name="KrymRusAux">*. </text:span><text:span text:style-name="KrymUkr">-*****). </text:span><text:span text:style-name="KrymRusBold">**********</text:span><text:span text:style-name="KrymUkr"> – ********** (******, **********, ****** ** **.).</text:span></text:p>
      <text:p text:style-name="KrymPar"><text:span text:style-name="KrymRusBold">*********</text:span><text:span text:style-name="KrymUkr"> (</text:span><text:span text:style-name="KrymRusItalic">****.</text:span><text:span text:style-name="KrymUkr">) – ********, **********, *******.</text:span></text:p>
      <text:p text:style-name="KrymPar"><text:span text:style-name="KrymRusBold">*********</text:span><text:span text:style-name="KrymUkr"> (</text:span><text:span text:style-name="KrymRusAux">*****.</text:span><text:span text:style-name="KrymUkr">) – *****-*********, *********.</text:span></text:p>
      <text:p text:style-name="KrymPar"><text:span text:style-name="KrymRusBold">***********,</text:span><text:span text:style-name="KrymRusItalic"> **. </text:span><text:span text:style-name="KrymRusBold">**************.</text:span></text:p>
      <text:p text:style-name="KrymPar"><text:span text:style-name="KrymRusBold">************</text:span><text:span text:style-name="KrymUkr"> – ************. </text:span><text:span text:style-name="KrymRusBold">-*** </text:span><text:span text:style-name="KrymRusItalic">****</text:span><text:span text:style-name="KrymUkr"> – ************.</text:span></text:p>
      <text:p text:style-name="KrymPar"><text:span text:style-name="KrymRusBold">*********</text:span><text:span text:style-name="KrymUkr"> – *********. [* ** ******** **********, ***** ****** ******* ***** ********** ******** (******)]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</text:span><text:span text:style-name="KrymUkr">; 2) *******, ****** (</text:span><text:span text:style-name="KrymRusItalic">*****.</text:span><text:span text:style-name="KrymUkr">), ******* (</text:span><text:span text:style-name="KrymRusItalic">*****.</text:span><text:span text:style-name="KrymUkr">), ****** (</text:span><text:span text:style-name="KrymRusItalic">******.</text:span><text:span text:style-name="KrymUkr">), *********, ****.</text:span></text:p>
      <text:p text:style-name="KrymPar"><text:span text:style-name="KrymRusBold">**************</text:span><text:span text:style-name="KrymUkr"> – ***************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******</text:span><text:span text:style-name="KrymUkr"> – **********.</text:span></text:p>
      <text:p text:style-name="KrymPar"><text:span text:style-name="KrymRusBold">**********,</text:span><text:span text:style-name="KrymRusItalic"> **. </text:span><text:span text:style-name="KrymRusBold">********* 2.</text:span></text:p>
      <text:p text:style-name="KrymPar"><text:span text:style-name="KrymRusBold">*********</text:span><text:span text:style-name="KrymUkr"> – ******, ******* ********. </text:span><text:span text:style-name="KrymRusBold">-***</text:span><text:span text:style-name="KrymUkr"> – *********.</text:span></text:p>
      <text:p text:style-name="KrymPar"><text:span text:style-name="KrymRusBold">*********,</text:span><text:span text:style-name="KrymRusItalic"> **. </text:span><text:span text:style-name="KrymRusBold">********* 2</text:span><text:span text:style-name="KrymUkr">. </text:span><text:span text:style-name="KrymRusBold">************</text:span><text:span text:style-name="KrymUkr"> – ************. </text:span><text:span text:style-name="KrymRusBold">-*** </text:span><text:span text:style-name="KrymRusItalic">*****</text:span><text:span text:style-name="KrymUkr"> – 1) ******* (</text:span><text:span text:style-name="KrymRusItalic">*****.</text:span><text:span text:style-name="KrymUkr">); 2) ****** (</text:span><text:span text:style-name="KrymRusItalic">********, ******.</text:span><text:span text:style-name="KrymUkr">).</text:span></text:p>
      <text:p text:style-name="KrymPar"><text:span text:style-name="KrymRusBold">*********, ********</text:span><text:span text:style-name="KrymUkr"> – 1) ******, *********; 2) </text:span><text:span text:style-name="KrymRusItalic">**. </text:span><text:span text:style-name="KrymRusBold">********* 2.</text:span></text:p>
      <text:p text:style-name="KrymPar"><text:span text:style-name="KrymRusBold">***********,</text:span><text:span text:style-name="KrymRusItalic"> **. </text:span><text:span text:style-name="KrymRusBold">******** 1.</text:span></text:p>
      <text:p text:style-name="KrymPar"><text:span text:style-name="KrymRusBold">************</text:span><text:span text:style-name="KrymUkr"> – ***************.</text:span></text:p>
      <text:p text:style-name="KrymPar"><text:span text:style-name="KrymRusBold">********</text:span><text:span text:style-name="KrymUkr"> – 1) ************ (</text:span><text:span text:style-name="KrymRusAux">*. </text:span><text:span text:style-name="KrymUkr">-***); 2) </text:span><text:span text:style-name="KrymRusAux">****.</text:span><text:span text:style-name="KrymUkr"> – *********.</text:span></text:p>
      <text:p text:style-name="KrymPar"><text:span text:style-name="KrymRusBold">**************</text:span><text:span text:style-name="KrymUkr"> – (</text:span><text:span text:style-name="KrymRusItalic">*******</text:span><text:span text:style-name="KrymUkr">) ********* (</text:span><text:span text:style-name="KrymRusAux">*. </text:span><text:span text:style-name="KrymUkr">-******), (</text:span><text:span text:style-name="KrymRusItalic">******* ********</text:span><text:span text:style-name="KrymUkr">) ***********.</text:span></text:p>
      <text:p text:style-name="KrymPar"><text:span text:style-name="KrymRusBold">*****************</text:span><text:span text:style-name="KrymUkr"> – ***************.</text:span></text:p>
      <text:p text:style-name="KrymPar"><text:span text:style-name="KrymRusBold">*****************</text:span><text:span text:style-name="KrymUkr"> – ***************, ***************. </text:span><text:span text:style-name="KrymRusBold">-** </text:span><text:span text:style-name="KrymRusItalic">******</text:span><text:span text:style-name="KrymUkr"> – **************, ***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*</text:span><text:span text:style-name="KrymUkr"> – ***********. </text:span><text:span text:style-name="KrymRusBold">-*** </text:span><text:span text:style-name="KrymRusItalic">*****</text:span><text:span text:style-name="KrymUkr"> – *********, *********.</text:span></text:p>
      <text:p text:style-name="KrymPar"><text:span text:style-name="KrymRusBold">**********</text:span><text:span text:style-name="KrymUkr"> – 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*, **********</text:span><text:span text:style-name="KrymUkr"> – ********, ********** (</text:span><text:span text:style-name="KrymRusAux">***.</text:span><text:span text:style-name="KrymUkr"> **********, ************), *********, *********, **********, *********, **********, ********, **************, ***********, *ґ**********. [********** ***** ** *******. ******** *******. ********** * ******* ***** ** ****** *******, * ******** ******* (*****). ********** ******** (*****). * ********* ** ********* ***** *ґ********** (*****.)].</text:span></text:p>
      <text:p text:style-name="KrymPar"><text:span text:style-name="KrymRusBold">*******</text:span><text:span text:style-name="KrymUkr"> – *(*)******* (</text:span><text:span text:style-name="KrymRusAux">*. </text:span><text:span text:style-name="KrymUkr">-***), ********** (</text:span><text:span text:style-name="KrymRusAux">*. </text:span><text:span text:style-name="KrymUkr">-**), ******.</text:span></text:p>
      <text:p text:style-name="KrymPar"><text:span text:style-name="KrymRusBold">*********, ***********</text:span><text:span text:style-name="KrymUkr"> – **[*]******, ***[*]******. [***** ********* ***** **, ** * ***** ******** * ******].</text:span></text:p>
      <text:p text:style-name="KrymPar"><text:span text:style-name="KrymRusBold">********</text:span><text:span text:style-name="KrymUkr"> – ********, **********.</text:span></text:p>
      <text:p text:style-name="KrymPar"><text:soft-page-break/><text:span text:style-name="KrymRusBold">*********</text:span><text:span text:style-name="KrymUkr">, </text:span><text:span text:style-name="KrymRusAux">***.</text:span><text:span text:style-name="KrymUkr"> – ********.</text:span></text:p>
      <text:p text:style-name="KrymPar"><text:span text:style-name="KrymRusBold">***********</text:span><text:span text:style-name="KrymUkr"> – ********, ********. [******* ******. ******* ********* ****** *****].</text:span></text:p>
      <text:p text:style-name="KrymPar"><text:span text:style-name="KrymRusBold">*********</text:span><text:span text:style-name="KrymUkr"> – 1) *********, *********** ******; 2) </text:span><text:span text:style-name="KrymRusAux">***.</text:span><text:span text:style-name="KrymUkr"> ********.</text:span></text:p>
      <text:p text:style-name="KrymPar"><text:span text:style-name="KrymRusBold">********</text:span><text:span text:style-name="KrymUkr"> – 1) </text:span><text:span text:style-name="KrymRusAux">***.</text:span><text:span text:style-name="KrymUkr"> – ******* *******; 2) </text:span><text:span text:style-name="KrymRusItalic">**. </text:span><text:span text:style-name="KrymRusBold">*********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*, *******, ********. [******** ****** ********* ****** ****** (*****.). ******** *******, ** ****** *******]. </text:span><text:span text:style-name="KrymRusBold">-** </text:span><text:span text:style-name="KrymRusItalic">********</text:span><text:span text:style-name="KrymUkr"> – ******** ****, ****-******, *********** ****. [** ****** ******* ******* *** ****-******]. </text:span><text:span text:style-name="KrymRusBold">-** </text:span><text:span text:style-name="KrymRusItalic">********</text:span><text:span text:style-name="KrymUkr"> – ********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. [******** ******** ****** * *****]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</text:span><text:span text:style-name="KrymUkr"> – **********. </text:span><text:span text:style-name="KrymRusBold">-***** </text:span><text:span text:style-name="KrymRusItalic">****** ****</text:span><text:span text:style-name="KrymUkr"> – ********** ***** *****, ******** ****. [** ** ****** ********].</text:span></text:p>
      <text:p text:style-name="KrymPar"><text:span text:style-name="KrymRusBold">********</text:span><text:span text:style-name="KrymUkr"> – ***[*]*****.</text:span></text:p>
      <text:p text:style-name="KrymPar"><text:span text:style-name="KrymRusBold">***********</text:span><text:span text:style-name="KrymUkr"> – ***[*]*********.</text:span></text:p>
      <text:p text:style-name="KrymPar"><text:span text:style-name="KrymRusBold">***********</text:span><text:span text:style-name="KrymUkr"> – ***[*]********, ***********.</text:span></text:p>
      <text:p text:style-name="KrymPar"><text:span text:style-name="KrymRusBold">***************</text:span><text:span text:style-name="KrymUkr"> – ***[*]*******.</text:span></text:p>
      <text:p text:style-name="KrymPar"><text:span text:style-name="KrymRusBold">********</text:span><text:span text:style-name="KrymUkr"> – ** ******, ** *****, ******.</text:span></text:p>
      <text:p text:style-name="KrymPar"><text:span text:style-name="KrymRusBold">******************</text:span><text:span text:style-name="KrymUkr"> – ************.</text:span></text:p>
      <text:p text:style-name="KrymPar"><text:span text:style-name="KrymRusBold">*******************</text:span><text:span text:style-name="KrymUkr"> – *************.</text:span></text:p>
      <text:p text:style-name="KrymPar"><text:span text:style-name="KrymRusBold">*************</text:span><text:span text:style-name="KrymUkr"> – ********** *** *********, *************, *******. [******, ***** ** ********* ************* ******** (*****)].</text:span></text:p>
      <text:p text:style-name="KrymPar"><text:span text:style-name="KrymRusBold">**************</text:span><text:span text:style-name="KrymUkr"> – **********, ******** (</text:span><text:span text:style-name="KrymRusAux">*. </text:span><text:span text:style-name="KrymUkr">-***), (</text:span><text:span text:style-name="KrymRusAux">*. *.</text:span><text:span text:style-name="KrymUkr">) **********, *******.</text:span></text:p>
      <text:p text:style-name="KrymPar"><text:span text:style-name="KrymRusBold">**************</text:span><text:span text:style-name="KrymUkr"> – **********.</text:span></text:p>
      <text:p text:style-name="KrymPar"><text:span text:style-name="KrymRusBold">***************</text:span><text:span text:style-name="KrymUkr"> – **********.</text:span></text:p>
      <text:p text:style-name="KrymPar"><text:span text:style-name="KrymRusBold">******-**********</text:span><text:span text:style-name="KrymUkr"> – **********-***********.</text:span></text:p>
      <text:p text:style-name="KrymPar"><text:span text:style-name="KrymRusBold">***************</text:span><text:span text:style-name="KrymUkr"> – *********** **********, ***********.</text:span></text:p>
      <text:p text:style-name="KrymPar"><text:span text:style-name="KrymRusBold">****************</text:span><text:span text:style-name="KrymUkr"> – ******** *******, ******** *******.</text:span></text:p>
      <text:p text:style-name="KrymPar"><text:span text:style-name="KrymRusBold">**************</text:span><text:span text:style-name="KrymUkr"> – **********-***********, **********-*********.</text:span></text:p>
      <text:p text:style-name="KrymPar"><text:span text:style-name="KrymRusBold">*************</text:span><text:span text:style-name="KrymUkr"> – **********-********.</text:span></text:p>
      <text:p text:style-name="KrymPar"><text:span text:style-name="KrymRusBold">********</text:span><text:span text:style-name="KrymUkr"> – 1) ***********. [********** *******. *********** ********. ********** *****]. </text:span><text:span text:style-name="KrymRusBold">*. </text:span><text:span text:style-name="KrymRusItalic">***** </text:span><text:span text:style-name="KrymUkr">– *********** *******. </text:span><text:span text:style-name="KrymRusItalic">********** ** </text:span><text:span text:style-name="KrymRusBold">-***</text:span><text:span text:style-name="KrymRusItalic"> ******</text:span><text:span text:style-name="KrymUkr"> – ******** * ********. </text:span><text:span text:style-name="KrymRusItalic">********* </text:span><text:span text:style-name="KrymRusBold">-***</text:span><text:span text:style-name="KrymRusItalic"> *******</text:span><text:span text:style-name="KrymUkr"> – *************, ********** *********** *******; 2) (</text:span><text:span text:style-name="KrymRusItalic">******* ** *****</text:span><text:span text:style-name="KrymUkr">) ***********, ********. [******* (**********) *******]. </text:span><text:span text:style-name="KrymRusItalic">***** </text:span><text:span text:style-name="KrymRusBold">******** </text:span><text:span text:style-name="KrymRusItalic">********</text:span><text:span text:style-name="KrymUkr"> – *********.</text:span></text:p>
      <text:p text:style-name="KrymPar"><text:span text:style-name="KrymRusBold">*********</text:span><text:span text:style-name="KrymUkr"> – 1) </text:span><text:span text:style-name="KrymRusAux">***.</text:span><text:span text:style-name="KrymUkr"> – **********, ********; 2) *********, ************* (</text:span><text:span text:style-name="KrymRusAux">*. </text:span><text:span text:style-name="KrymUkr">-*****).</text:span></text:p>
      <text:p text:style-name="KrymPar"><text:span text:style-name="KrymRusBold">******</text:span><text:span text:style-name="KrymUkr"> – ******, ********, ********* (</text:span><text:span text:style-name="KrymRusAux">*. </text:span><text:span text:style-name="KrymUkr">-**), *********, **********, **********. [******** *********** *******-************* (*****.). ******* ********** ** ******* *********** *********** (****.). ********** ****** ******* ***** *** *********** (***.)]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, *********[*]*, ********* (</text:span><text:span text:style-name="KrymRusAux">*. </text:span><text:span text:style-name="KrymUkr">-***), **********, ****** (</text:span><text:span text:style-name="KrymRusAux">*. </text:span><text:span text:style-name="KrymUkr">-***). [**********, ** ******* ***********]. </text:span><text:span text:style-name="KrymRusBold">*. </text:span><text:span text:style-name="KrymRusItalic">*****</text:span><text:span text:style-name="KrymUkr"> – **********. </text:span><text:span text:style-name="KrymRusBold">*. </text:span><text:span text:style-name="KrymRusItalic">********</text:span><text:span text:style-name="KrymUkr"> – **********.</text:span></text:p>
      <text:p text:style-name="KrymPar"><text:span text:style-name="KrymRusBold">***********</text:span><text:span text:style-name="KrymUkr"> – **************, *******, *********. [** ****** ******, * ** ******* ******* (******.). ****** ********? – * *** * *********** * *********].</text:span></text:p>
      <text:p text:style-name="KrymPar"><text:span text:style-name="KrymRusBold">************</text:span><text:span text:style-name="KrymUkr"> – **********, ********. [******** *** *******]. </text:span><text:span text:style-name="KrymRusBold">-**</text:span><text:span text:style-name="KrymUkr"> – *****, ***********, ******. [** ****** * ******* ********* ***** *** ******* ** ***** *** (****.)].</text:span></text:p>
      <text:p text:style-name="KrymPar"><text:span text:style-name="KrymRusBold">**********</text:span><text:span text:style-name="KrymUkr"> – *******, ******* ******* *****. [* * ***** *** ******, * ******** *********]. </text:span><text:span text:style-name="KrymRusBold">-*******</text:span><text:span text:style-name="KrymUkr"> – ******** ** *****, ** **, ****** ** **. [***** ** ******** ** **?]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,</text:span><text:span text:style-name="KrymRusItalic"> **. </text:span><text:span text:style-name="KrymRusBold">*************</text:span><text:span text:style-name="KrymRusItalic"> * </text:span><text:span text:style-name="KrymRusBold">******. ******</text:span><text:span text:style-name="KrymUkr">, </text:span><text:span text:style-name="KrymRusAux">***.</text:span><text:span text:style-name="KrymUkr"> – *********. </text:span><text:span text:style-name="KrymRusBold">****** </text:span><text:span text:style-name="KrymRusItalic">******</text:span><text:span text:style-name="KrymUkr"> – ******** **********.</text:span></text:p>
      <text:p text:style-name="KrymPar"><text:soft-page-break/><text:span text:style-name="KrymRusBold">**********</text:span><text:span text:style-name="KrymUkr"> – **********, 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</text:span><text:span text:style-name="KrymUkr"> – ******[*]******, ***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</text:span><text:span text:style-name="KrymUkr"> – 1) *** (</text:span><text:span text:style-name="KrymRusAux">*. </text:span><text:span text:style-name="KrymUkr">*****), (</text:span><text:span text:style-name="KrymRusAux">**.</text:span><text:span text:style-name="KrymUkr">) ******, ****** (</text:span><text:span text:style-name="KrymRusAux">*. </text:span><text:span text:style-name="KrymUkr">******); (</text:span><text:span text:style-name="KrymRusItalic">** ******. **** * *******</text:span><text:span text:style-name="KrymUkr">) ******, ******* (</text:span><text:span text:style-name="KrymRusAux">*. *.</text:span><text:span text:style-name="KrymUkr">); (</text:span><text:span text:style-name="KrymRusItalic">********** </text:span><text:span text:style-name="KrymRusBold">***</text:span><text:span text:style-name="KrymUkr">, </text:span><text:span text:style-name="KrymRusItalic">*** ***** ******, ****</text:span><text:span text:style-name="KrymUkr">) ************ ***, *********, ********* ***, *********; (</text:span><text:span text:style-name="KrymRusItalic">******* </text:span><text:span text:style-name="KrymRusBold">***</text:span><text:span text:style-name="KrymRusItalic"> *** **** *****</text:span><text:span text:style-name="KrymUkr">) *********; (</text:span><text:span text:style-name="KrymRusItalic">******** </text:span><text:span text:style-name="KrymRusBold">*.</text:span><text:span text:style-name="KrymUkr">) *****, *******; (</text:span><text:span text:style-name="KrymRusItalic">******* *********</text:span><text:span text:style-name="KrymUkr">) ******; (</text:span><text:span text:style-name="KrymRusItalic">******** *** ********* ********</text:span><text:span text:style-name="KrymUkr">) *******. </text:span><text:span text:style-name="KrymRusBold">***</text:span><text:span text:style-name="KrymUkr">, </text:span><text:span text:style-name="KrymRusItalic">*********** ******</text:span><text:span text:style-name="KrymUkr"> – *****. </text:span><text:span text:style-name="KrymRusItalic">********* </text:span><text:span text:style-name="KrymRusBold">*** </text:span><text:span text:style-name="KrymRusItalic">****, ******, ****</text:span><text:span text:style-name="KrymUkr"> – **********, ********* (</text:span><text:span text:style-name="KrymRusAux">*. </text:span><text:span text:style-name="KrymUkr">-***); 2) (</text:span><text:span text:style-name="KrymRusItalic">********* *****. *********</text:span><text:span text:style-name="KrymUkr">) ***.</text:span></text:p>
      <text:p text:style-name="KrymPar"><text:span text:style-name="KrymRusBold">****************</text:span><text:span text:style-name="KrymUkr"> – ************.</text:span><text:span text:style-name="KrymRusItalic"> **. </text:span><text:span text:style-name="KrymRusBold">*************.</text:span></text:p>
      <text:p text:style-name="KrymPar"><text:span text:style-name="KrymRusBold">***************</text:span><text:span text:style-name="KrymUkr"> – *********** ***** ** **, ******** ***** *****.</text:span></text:p>
      <text:p text:style-name="KrymPar"><text:span text:style-name="KrymRusBold">************</text:span><text:span text:style-name="KrymUkr"> – *********, ************, ****** (</text:span><text:span text:style-name="KrymRusAux">*. </text:span><text:span text:style-name="KrymUkr">-**).</text:span></text:p>
      <text:p text:style-name="KrymPar"><text:span text:style-name="KrymRusBold">****************</text:span><text:span text:style-name="KrymUkr"> – ***********.</text:span></text:p>
      <text:p text:style-name="KrymPar"><text:span text:style-name="KrymRusBold">***********, -*****</text:span><text:span text:style-name="KrymUkr"> – *********** ***** **, *************, *********, </text:span><text:span text:style-name="KrymRusAux">***.</text:span><text:span text:style-name="KrymUkr"> ***********, ***********, </text:span><text:span text:style-name="KrymRusAux">***.</text:span><text:span text:style-name="KrymUkr"> ********* *****. </text:span><text:span text:style-name="KrymRusBold">*************</text:span><text:span text:style-name="KrymUkr"> – ***********, ** *******. </text:span><text:span text:style-name="KrymRusItalic">** </text:span><text:span text:style-name="KrymRusBold">*************</text:span><text:span text:style-name="KrymUkr"> – ** ***********, *******.</text:span></text:p>
      <text:p text:style-name="KrymPar"><text:span text:style-name="KrymRusBold">*************,</text:span><text:span text:style-name="KrymRusItalic"> **. </text:span><text:span text:style-name="KrymRusBold">***************.</text:span></text:p>
      <text:p text:style-name="KrymPar"><text:span text:style-name="KrymRusBold">***********</text:span><text:span text:style-name="KrymUkr"> – *********, **********, **********.</text:span></text:p>
      <text:p text:style-name="KrymPar"><text:span text:style-name="KrymRusBold">************, -****</text:span><text:span text:style-name="KrymUkr"> – 1) </text:span><text:span text:style-name="KrymRusItalic">**. </text:span><text:span text:style-name="KrymRusBold">**************</text:span><text:span text:style-name="KrymUkr">; 2) *********, -****, *********, ********.</text:span></text:p>
      <text:p text:style-name="KrymPar"><text:span text:style-name="KrymRusBold">*****************</text:span><text:span text:style-name="KrymUkr"> – ************** (</text:span><text:span text:style-name="KrymRusAux">*. </text:span><text:span text:style-name="KrymUkr">-*****), ************, **********, **************, ***********.</text:span></text:p>
      <text:p text:style-name="KrymPar"><text:span text:style-name="KrymRusBold">***************</text:span><text:span text:style-name="KrymUkr"> – ************, **********, **********, *********, ************, *********. [****** *** ** *****, ****** ***** ****** *********: ********* – ********** *********** (******.)]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*****, *************</text:span><text:span text:style-name="KrymUkr"> – ***********, ************ (</text:span><text:span text:style-name="KrymRusAux">*. </text:span><text:span text:style-name="KrymUkr">-*****), ************. [******** ************].</text:span></text:p>
      <text:p text:style-name="KrymPar"><text:span text:style-name="KrymRusBold">***********, **********</text:span><text:span text:style-name="KrymUkr"> – 1) ***********, ******* *****, ********.</text:span><text:span text:style-name="KrymRusItalic"> **. </text:span><text:span text:style-name="KrymRusBold">***********</text:span><text:span text:style-name="KrymUkr">; 2) ************ *****, **, **********, **************, ************ [***** ************ ***** (***.-***.)], **********, ************* *****, ** [**** ********, ****** * *******, ********** ***** * ******** ******** (***.-***.)], ***********, *******, </text:span><text:span text:style-name="KrymRusAux">***.</text:span><text:span text:style-name="KrymUkr"> ******** [******* ******* **** (***.). ******** ******** ********], *************, ***********, **************, ************, **********, **********. [********** **********] *********, *********, </text:span><text:span text:style-name="KrymRusAux">***.</text:span><text:span text:style-name="KrymUkr"> ******** *****, ** ** [******* ** ** ********* (***.)], ********** (**********), ********** (***** ** ******). </text:span><text:span text:style-name="KrymRusBold">-******, -***** </text:span><text:span text:style-name="KrymRusItalic">**** ****** ****</text:span><text:span text:style-name="KrymUkr"> – ******* [******* ******], **********, </text:span><text:span text:style-name="KrymRusAux">***.</text:span><text:span text:style-name="KrymUkr"> ******** [***** *** ***** ***** ********** ********* (*****.)], **********, ******** [***** ** ********* *** ***** ***** (*****.)], ************ ***** ***** *****, ***** * ***** ** *****, **********, </text:span><text:span text:style-name="KrymRusAux">***.</text:span><text:span text:style-name="KrymUkr"> ********** [********* ****** ***** ****** (*****.). ***** ***** ********** ** ******** (*****). ****** ********** ****** ** *********** ******* (*****.)], **************, ************, ************ ***** ***** ***** [** *********** ******* ***** ***** (****.)], **********, ********** ***** ** *****, ** ** [***** ************* ***** ***** * ********** ** **** ********** (*****)], ****[*]******** ***** ** ***** [****** ** ***** ****** ** ****** *** ******* ************ (*****)]; (</text:span><text:span text:style-name="KrymRusItalic">* *****. ***********</text:span><text:span text:style-name="KrymUkr">) *********** *****, *******, ********, ***********, *******, ***’*******, **********, *************. </text:span><text:span text:style-name="KrymRusBold">***********, -******* </text:span><text:span text:style-name="KrymRusItalic">*****, ******* * ***</text:span><text:span text:style-name="KrymUkr"> – ************ ***** ** *****, **********, *************, ***********. </text:span><text:span text:style-name="KrymRusBold">-**** </text:span><text:span text:style-name="KrymRusItalic">**********, *********</text:span><text:span text:style-name="KrymUkr"> </text:span><text:soft-page-break/><text:span text:style-name="KrymUkr">– ********** ******, ******** (</text:span><text:span text:style-name="KrymRusAux">****.</text:span><text:span text:style-name="KrymUkr">). </text:span><text:span text:style-name="KrymRusBold">-**** </text:span><text:span text:style-name="KrymRusItalic">****</text:span><text:span text:style-name="KrymUkr"> – ******** *****, ******* * *** ****. </text:span><text:span text:style-name="KrymRusBold">-**** </text:span><text:span text:style-name="KrymRusItalic">*********** * ***</text:span><text:span text:style-name="KrymUkr"> – **********, ******** *****. </text:span><text:span text:style-name="KrymRusBold">-****</text:span><text:span text:style-name="KrymRusItalic"> ***-**** ******. *******</text:span><text:span text:style-name="KrymUkr"> – ***********, ********** *****. </text:span><text:span text:style-name="KrymRusBold">***********, ********** </text:span><text:span text:style-name="KrymRusItalic">******, ****</text:span><text:span text:style-name="KrymUkr"> – ********** (********, ***********) ********, ***, </text:span><text:span text:style-name="KrymRusAux">***.</text:span><text:span text:style-name="KrymUkr"> ******** (******, *********) ********, ***. </text:span><text:span text:style-name="KrymRusBold">-*****, -***** </text:span><text:span text:style-name="KrymRusItalic">****</text:span><text:span text:style-name="KrymUkr"> – *********** (************, *********) *******, *****, </text:span><text:span text:style-name="KrymRusAux">***.</text:span><text:span text:style-name="KrymUkr"> ********* (**********, ********) *******, *****. </text:span><text:span text:style-name="KrymRusBold">***********, -***** </text:span><text:span text:style-name="KrymRusItalic">********, **********, *********</text:span><text:span text:style-name="KrymUkr"> – ********** (</text:span><text:span text:style-name="KrymRusAux">***.</text:span><text:span text:style-name="KrymUkr"> **********) *******, ************, ***********.</text:span></text:p>
      <text:p text:style-name="KrymPar"><text:span text:style-name="KrymRusBold">*************, ************</text:span><text:span text:style-name="KrymUkr"> – 1) *************, **********.</text:span><text:span text:style-name="KrymRusItalic"> **. </text:span><text:span text:style-name="KrymRusBold">*************</text:span><text:span text:style-name="KrymUkr">; 2) **************, ************, ****************, **************, ************, ***************, ************* (***********), ***********, **************, ************; (</text:span><text:span text:style-name="KrymRusItalic">* *****. ****.</text:span><text:span text:style-name="KrymUkr">) **************, ************, *************, ***********, ***’***********, ***’*********, **********, *************.</text:span></text:p>
      <text:p text:style-name="KrymPar"><text:span text:style-name="KrymRusBold">*************</text:span><text:span text:style-name="KrymUkr"> – ************, *********.</text:span></text:p>
      <text:p text:style-name="KrymPar"><text:span text:style-name="KrymRusBold">************</text:span><text:span text:style-name="KrymUkr"> – 1) **********.</text:span><text:span text:style-name="KrymRusItalic"> **. </text:span><text:span text:style-name="KrymRusBold">************</text:span><text:span text:style-name="KrymUkr">; 2) ***********, *************, ***********, **************, **********, ******, ************ ***** *****, *********, ********* ***** *****, ************ (-******), ***********; (</text:span><text:span text:style-name="KrymRusItalic">* ******* ****.</text:span><text:span text:style-name="KrymUkr">) ************, *********** (-******), *******, ***’********, ******* (</text:span><text:span text:style-name="KrymRusAux">*. </text:span><text:span text:style-name="KrymUkr">*******); 3) (</text:span><text:span text:style-name="KrymRusItalic">* *******</text:span><text:span text:style-name="KrymUkr">) **********; (</text:span><text:span text:style-name="KrymRusItalic">* ****</text:span><text:span text:style-name="KrymUkr">) **********, **********, *************.</text:span></text:p>
      <text:p text:style-name="KrymPar"><text:span text:style-name="KrymRusBold">***************,</text:span><text:span text:style-name="KrymRusItalic"> **. </text:span><text:span text:style-name="KrymRusBold">************ 2.</text:span></text:p>
      <text:p text:style-name="KrymPar"><text:span text:style-name="KrymRusBold">*************</text:span><text:span text:style-name="KrymUkr"> – 1) (</text:span><text:span text:style-name="KrymRusAux">****.</text:span><text:span text:style-name="KrymUkr">): *) **********; *) ***********, **************, **********, ************, *********, *********, *********, *********, *******, ************, ***********, ***’********; 2) </text:span><text:span text:style-name="KrymRusAux">****.</text:span><text:span text:style-name="KrymRusItalic"> **. </text:span><text:span text:style-name="KrymRusBold">**************.</text:span></text:p>
      <text:p text:style-name="KrymPar"><text:span text:style-name="KrymRusBold">***********</text:span><text:span text:style-name="KrymUkr"> – **********, **********, </text:span><text:span text:style-name="KrymRusAux">* ******</text:span><text:span text:style-name="KrymUkr">: 1) **********, ***********, **********; 2) ***********, *********, ***********, **********; 3) ***********, **********, (</text:span><text:span text:style-name="KrymRusItalic">********</text:span><text:span text:style-name="KrymUkr">) **********. </text:span><text:span text:style-name="KrymRusBold">-*** </text:span><text:span text:style-name="KrymRusItalic">* **** ********</text:span><text:span text:style-name="KrymUkr"> – *********** ** ********* ******** *** ********, *************, </text:span><text:span text:style-name="KrymRusAux">***.</text:span><text:span text:style-name="KrymUkr"> ***********, *********** ** ******* ********** (</text:span><text:span text:style-name="KrymRusAux">***.</text:span><text:span text:style-name="KrymUkr">). </text:span><text:span text:style-name="KrymRusBold">-*** </text:span><text:span text:style-name="KrymRusItalic">* ***, *********</text:span><text:span text:style-name="KrymUkr"> – *********** ** *********, *********** ** *******, ************; 4) </text:span><text:span text:style-name="KrymRusBold">-*** </text:span><text:span text:style-name="KrymRusItalic">**********</text:span><text:span text:style-name="KrymUkr"> – ************ *****, ********** ********. (</text:span><text:span text:style-name="KrymRusItalic">*******, **. </text:span><text:span text:style-name="KrymRusBold">**********</text:span><text:span text:style-name="KrymUkr">).</text:span></text:p>
      <text:p text:style-name="KrymPar"><text:span text:style-name="KrymRusBold">************</text:span><text:span text:style-name="KrymUkr"> – *********, **********, ***********, ***********, **********, *******, **********.</text:span></text:p>
      <text:p text:style-name="KrymPar"><text:span text:style-name="KrymRusBold">*************</text:span><text:span text:style-name="KrymUkr"> – 1) </text:span><text:span text:style-name="KrymRusItalic">**. </text:span><text:span text:style-name="KrymRusBold">***********</text:span><text:span text:style-name="KrymUkr">; 2) *********** [*********** ********* *******], ***********, ************* (</text:span><text:span text:style-name="KrymRusBold">***************</text:span><text:span text:style-name="KrymUkr">).</text:span></text:p>
      <text:p text:style-name="KrymPar"><text:span text:style-name="KrymRusBold">**************</text:span><text:span text:style-name="KrymUkr"> – 1) </text:span><text:span text:style-name="KrymRusItalic">**. </text:span><text:span text:style-name="KrymRusBold">************</text:span><text:span text:style-name="KrymUkr">; 2) ***********.</text:span></text:p>
      <text:p text:style-name="KrymPar"><text:span text:style-name="KrymRusBold">**************, -**, ************, -**</text:span><text:span text:style-name="KrymUkr"> – 1) </text:span><text:span text:style-name="KrymRusItalic">**. </text:span><text:span text:style-name="KrymRusBold">************, -**</text:span><text:span text:style-name="KrymUkr">; 2) ************, -**, *********, -**, **********, -**, **********, -**, (</text:span><text:span text:style-name="KrymRusItalic">**********</text:span><text:span text:style-name="KrymUkr">) ******* *********, (</text:span><text:span text:style-name="KrymRusAux">*****</text:span><text:span text:style-name="KrymUkr">) *************, *********** ***** ***** ***. [***-** * ********* *** ** ***** ******* ***** ********** *********** (*****)].</text:span></text:p>
      <text:p text:style-name="KrymPar"><text:span text:style-name="KrymRusBold">************, -**, ************, -**</text:span><text:span text:style-name="KrymUkr"> – **********, -**, **********, -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******, -********</text:span><text:span text:style-name="KrymUkr"> – **********, -****, **********, -****.</text:span></text:p>
      <text:p text:style-name="KrymPar"><text:span text:style-name="KrymRusBold">**********, -**, ***********, -**</text:span><text:span text:style-name="KrymUkr"> – ******** (***** **), -**, *********, -**, ********** *****, -**, ***********, -**, ************ (***** **), -**, **********, -**, ******** [***** ***, ** ******* ******** (*****)], ************** (************), -** (****** *******, ****** ******). </text:span><text:span text:style-name="KrymRusBold">************</text:span><text:span text:style-name="KrymUkr"> – *********, ***********, *************, *************.</text:span></text:p>
      <text:p text:style-name="KrymPar"><text:span text:style-name="KrymRusBold">***********</text:span><text:span text:style-name="KrymUkr"> – *********, ***********, *************, *************.</text:span></text:p>
      <text:p text:style-name="KrymPar"><text:span text:style-name="KrymRusBold">**********, -**, *********, -**, *********, -**</text:span><text:span text:style-name="KrymUkr"> – ******** *****, -**, *******, -**, ********* *****, -**, ********, -**. [**** (******) ***** ** ******* *****] </text:span><text:span text:style-name="KrymRusAux">* ******</text:span><text:span text:style-name="KrymUkr">: 1) (</text:span><text:span text:style-name="KrymRusItalic">*******</text:span><text:span text:style-name="KrymUkr">) ******** **, -**. [*** ****** ******** ***** ***** (*****.)], *******, -** [****** ****** ********** ****** ******** ** ******* ***** (***.)], ********* **, -**, ********, -** [********* ***], *********, -**, </text:span><text:soft-page-break/><text:span text:style-name="KrymUkr">**********, -**, ********, -**, **********, -**. </text:span><text:span text:style-name="KrymRusBold">-*****, -** </text:span><text:span text:style-name="KrymRusItalic">***-*. ** *****, *******</text:span><text:span text:style-name="KrymUkr"> – *********, -**, </text:span><text:span text:style-name="KrymRusAux">***.</text:span><text:span text:style-name="KrymUkr"> *[***]*********, -**, ***********, -**; (</text:span><text:span text:style-name="KrymRusItalic">******* *********</text:span><text:span text:style-name="KrymUkr">) ********, </text:span><text:span text:style-name="KrymRusAux">***.</text:span><text:span text:style-name="KrymUkr"> **’***** [*********** ***** ***** ******** (*******.)]; 2) (</text:span><text:span text:style-name="KrymRusItalic">******** ********** *****</text:span><text:span text:style-name="KrymUkr">) ********, -**, *******, -**, **********, -**, *********, -**, ********, -**, ******, -**, **********, -**, ********, -**. [******* **** ** *****. ******* **** ** ***** ****** (*. ***.). ******* ***** ** **** ** ***** (***.-***.). ********** **** ******]; 3) (</text:span><text:span text:style-name="KrymRusItalic">** ******* ****-*.</text:span><text:span text:style-name="KrymUkr">) ******** ** **, -** [***** ****** ******** ** ***** ********** ******* (***.) = </text:span><text:span text:style-name="KrymRusItalic">*** ***** </text:span><text:span text:style-name="KrymRusBold">********** </text:span><text:span text:style-name="KrymRusItalic">** ******* ****** ********* *******</text:span><text:span text:style-name="KrymUkr">]. </text:span><text:span text:style-name="KrymRusBold">-***** </text:span><text:span text:style-name="KrymRusItalic">* ********** *******</text:span><text:span text:style-name="KrymUkr"> – ********** (**********) ** ************* ********. </text:span><text:span text:style-name="KrymRusBold">-***** </text:span><text:span text:style-name="KrymRusItalic">***-*. ** ******* ****-** ****************, ******* * *. *.</text:span><text:span text:style-name="KrymUkr"> – ********, ********** **-******* ** **** ***********, ***** * *. *. [************ ********** ************, ** **** *********** (***.)]. </text:span><text:span text:style-name="KrymRusBold">-***** </text:span><text:span text:style-name="KrymRusItalic">* *********, * ***</text:span><text:span text:style-name="KrymUkr"> – ********** (*********), ********* (********) ***** ** *******, ** ********* [** ***** ******** ********** ***** ** ************ *********], </text:span><text:span text:style-name="KrymRusAux">* ********</text:span><text:span text:style-name="KrymUkr"> – ******** (*********) ***** ** **. [********* ** ********. ** ******* ********** ******, ****** ******* ********* ****** ** ******, ** **********], (</text:span><text:span text:style-name="KrymRusItalic">***. </text:span><text:span text:style-name="KrymRusBold">*********</text:span><text:span text:style-name="KrymUkr">). </text:span><text:span text:style-name="KrymRusBold">-*****</text:span><text:span text:style-name="KrymRusItalic"> * **** ********</text:span><text:span text:style-name="KrymUkr"> – ********** (*********) ** ******* ********** (</text:span><text:span text:style-name="KrymRusAux">***.</text:span><text:span text:style-name="KrymUkr">), ******* (********) * ******* ******** *** ******** (******* ********), ************; 4) </text:span><text:span text:style-name="KrymRusBold">-***** </text:span><text:span text:style-name="KrymRusItalic">** **** *** </text:span><text:span text:style-name="KrymUkr">(</text:span><text:span text:style-name="KrymRusItalic">**********</text:span><text:span text:style-name="KrymUkr">) – ********* (********) ** ***** ** [** ***** ******** ** *** **********], ***** ******** (**********) ** *****. [***** * ***** ** ***** ***** ********!].</text:span></text:p>
      <text:p text:style-name="KrymPar"><text:span text:style-name="KrymRusBold">********, ************ </text:span><text:span text:style-name="KrymUkr">(</text:span><text:span text:style-name="KrymRusItalic">****, ****</text:span><text:span text:style-name="KrymUkr">) – ****[*]**** [********* ** ********. ** ******** ***** *** ** ***** (*. ***.)], *******[**]*, *******, ***********, ***********. </text:span><text:span text:style-name="KrymRusBold">*. </text:span><text:span text:style-name="KrymRusItalic">****-****</text:span><text:span text:style-name="KrymUkr"> – ***********, ***********, ********, ************, *******[**]*, **********. [** ***** ********* *** ************ ***** * ********. ************ **********. *********** ******* ******** (*. ***.). ********* ********** ******** ******** (*. ***.)]; (</text:span><text:span text:style-name="KrymRusItalic">*****, ******, *****</text:span><text:span text:style-name="KrymUkr">) ***********, </text:span><text:span text:style-name="KrymRusAux">***.</text:span><text:span text:style-name="KrymUkr"> ***********, ************; (</text:span><text:span text:style-name="KrymRusItalic">*********, ***, ******** * *. *.</text:span><text:span text:style-name="KrymUkr">) ********, *******[**]*, *******. </text:span><text:span text:style-name="KrymRusBold">-**** </text:span><text:span text:style-name="KrymRusItalic">* *********</text:span><text:span text:style-name="KrymUkr"> – *************.</text:span></text:p>
      <text:p text:style-name="KrymPar"><text:span text:style-name="KrymRusBold">**************</text:span><text:span text:style-name="KrymUkr"> – **************, *************, *************** (</text:span><text:span text:style-name="KrymRusAux">*. </text:span><text:span text:style-name="KrymUkr">-*****).</text:span></text:p>
      <text:p text:style-name="KrymPar"><text:span text:style-name="KrymRusBold">************</text:span><text:span text:style-name="KrymUkr"> – ************, ***********, *************.</text:span></text:p>
      <text:p text:style-name="KrymPar"><text:span text:style-name="KrymRusBold">***********, -**</text:span><text:span text:style-name="KrymUkr"> – **********, -**, ************, -**, ***********, -**, ************, -**. [********* (**********) ******. ********* ***** *******]. </text:span><text:span text:style-name="KrymRusAux">****.</text:span><text:span text:style-name="KrymUkr"> – **********.</text:span></text:p>
      <text:p text:style-name="KrymPar"><text:span text:style-name="KrymRusBold">***************</text:span><text:span text:style-name="KrymUkr"> – ************ (</text:span><text:span text:style-name="KrymRusAux">*. </text:span><text:span text:style-name="KrymUkr">-*****).</text:span><text:span text:style-name="KrymRusItalic"> ***. </text:span><text:span text:style-name="KrymRusBold">**************.</text:span></text:p>
      <text:p text:style-name="KrymPar"><text:span text:style-name="KrymRusBold">***********, ***********</text:span><text:span text:style-name="KrymUkr"> – 1) ******** ***** ** *****, **, ******** [******** ********** ** ******** *****. ********* ** *******. ****** ****** *********, * ******** ****** *******], ********** ***** ** *****, ** *****, ********** [* *** ***, **** ***** ******** ** ****** ******** (***.). ****** *** ****** ********* (***.)], **********, *********, ********** *****, ** ***** [******** *** *** ********* (******). ******* ***** ********** ******* ***], ***********, *********** ***** ** ***** (</text:span><text:span text:style-name="KrymRusItalic">* ****</text:span><text:span text:style-name="KrymUkr">), ***** ** [******** **** ********** *** ** ********** (****.). ****** ** ****** ********** (**. *****.). ********* ***** **** ******* *** (****.)]. </text:span><text:span text:style-name="KrymRusBold">-****, -**** </text:span><text:span text:style-name="KrymRusItalic">*** ****** ********** * ******** *********</text:span><text:span text:style-name="KrymUkr"> – ***********, ***********, *************, ***********, **********. </text:span><text:span text:style-name="KrymRusBold">-*****, -*****</text:span><text:span text:style-name="KrymRusItalic">, ************ ***-*. *********, ********* ** ******, *******</text:span><text:span text:style-name="KrymUkr"> – ********** ** *****, ********** [** *** *******, – ******* ** **********, * ********** ***** ***** ******]; 2) (</text:span><text:span text:style-name="KrymRusItalic">******** ***** **********</text:span><text:span text:style-name="KrymUkr">) ********, ******** ** ***** [****** *** ******** ***** ****** (****.). ******** ****], **********, ********** ** ***** [******* ****** *** *** ***** ********** (****.)], **********, *********, ********* ** ***** [******** *** *****]. </text:span><text:span text:style-name="KrymRusBold">*-***** </text:span><text:span text:style-name="KrymRusItalic">**** ***** ******* ****, ******** ****** **********</text:span><text:span text:style-name="KrymUkr"> – ************ [************!.. * ******* *****, * ** ****; * * *** * ************* ** *** ****** ******].</text:span></text:p>
      <text:p text:style-name="KrymPar"><text:span text:style-name="KrymRusBold">*************, *************</text:span><text:span text:style-name="KrymUkr"> – **********, ********** ** *****, ** *****, ***** [********** ** ********, ** ****** *****. ****** ******** * ****** ***** ** *********** (*******.)], ********, ******** ** ***** [******* ** ********. *** ** ****** ********, ****** ** ******* (***.). </text:span><text:soft-page-break/><text:span text:style-name="KrymUkr">********* ******** ** ****** (*****)], ************, ************ ** *****, ** **, **********, ********** ** *****, *****, * (**) ** [** ******** ********. ********** * ******** (****.). * ******* **** **** ********* (*. ***.) ******** **** ********** ** ***** (****.). ******** ** ** ******** (******)], ************, ************, *********** [************ *****, *******, – * * *** ***** (****.). *** ****** *********** * ****** ***** ******** (******)], **********, ********** [** ********* *********], *************, *************, ************, ************ [****** ******* ** ***********; **-** ***** *************, **-*** ***** ***** *********** (**. *****.). ** *********** ******* *** ***** ** * ******** (****)]; (</text:span><text:span text:style-name="KrymRusAux">* ******</text:span><text:span text:style-name="KrymUkr">) </text:span><text:span text:style-name="KrymRusAux">***.</text:span><text:span text:style-name="KrymUkr"> ************, **********, **************. </text:span><text:span text:style-name="KrymRusItalic">****** *********** * </text:span><text:span text:style-name="KrymRusBold">************* </text:span><text:span text:style-name="KrymRusItalic">*****</text:span><text:span text:style-name="KrymUkr"> – ***********, ********* [****** ********** * ******* ** ******], (</text:span><text:span text:style-name="KrymRusAux">* ******</text:span><text:span text:style-name="KrymUkr">) </text:span><text:span text:style-name="KrymRusAux">***.</text:span><text:span text:style-name="KrymUkr"> *************. </text:span><text:span text:style-name="KrymRusBold">************</text:span><text:span text:style-name="KrymUkr"> – ***********, *********, *************, ***********, *********, (*) **********. [***** * ********** ** ******** ***** (**.)].</text:span></text:p>
      <text:p text:style-name="KrymPar"><text:span text:style-name="KrymRusBold">************,</text:span><text:span text:style-name="KrymRusItalic"> **. </text:span><text:span text:style-name="KrymRusBold">********.</text:span></text:p>
      <text:p text:style-name="KrymPar"><text:span text:style-name="KrymRusBold">*************</text:span><text:span text:style-name="KrymUkr"> – *********, *********, ***********, ***********.</text:span></text:p>
      <text:p text:style-name="KrymPar"><text:span text:style-name="KrymRusBold">**********, -**, **********, -**</text:span><text:span text:style-name="KrymUkr"> – 1) ********** (**********) (*****, ** ** *****, *** *****, *** **), -**, </text:span><text:span text:style-name="KrymRusAux">***.</text:span><text:span text:style-name="KrymUkr"> ******** (**********), -**, ********** ******, -** ******, ******** ******, -** ******, ************, -**, **********, -** [****** ****** ********** ******* ** ********** * *********** ********* * ****** (**. *****.). *** ***, ***** * ******** *** **** (*****.). ** ** ***** *********. ********* *********** **** ** **** ****** (*****)], ********** (***** *** ***, ***), -**, *********, -** [****** ******* ******* – ********** (*****). ***** ******** *********** ** ****** (****.). ********* **-*** *********, ********** ********** (****.)], ********, -**, *******, -** [**-*** ********** ***** ***** ****** (***.)]. </text:span><text:span text:style-name="KrymRusBold">-**</text:span><text:span text:style-name="KrymUkr"> – *[***]*********, ******** [*********** ******** *********** ** ** ***** (*****.)], ************ ******, ********** ******, ********, ****** **-*** ** [****** **-*** ******* (***.)], ***********, -** (*********, -**), *********, -** [*********** ****** ****** *** ******** ********* (*****). *********** ********** (***.)], *********, -**, **********, -**, *******, -** [******** * ********* ***** (****.)]; 2) </text:span><text:span text:style-name="KrymRusBold">-*****, -**** </text:span><text:span text:style-name="KrymUkr">(</text:span><text:span text:style-name="KrymRusItalic">********** * *****</text:span><text:span text:style-name="KrymUkr">) – **********, *********, ********, *******, ********* (********), ******. </text:span><text:span text:style-name="KrymRusBold">-*******</text:span><text:span text:style-name="KrymUkr"> (</text:span><text:span text:style-name="KrymRusItalic">********</text:span><text:span text:style-name="KrymUkr">) – ************, **********, *********** (**********), *********, ***********. [* ********* ***** ************ *** ***** ***** ***** (****.). * *** ***** ********** ******** ******* (****.). ****** ***** ******** **-*** ****** ******** (*. ****.). ** ******* *********** ******* (****.)]; 3) (</text:span><text:span text:style-name="KrymRusItalic">***********, -**</text:span><text:span text:style-name="KrymUkr">) ************, -**, **********, -**, *****[**]*****, -**, ********, -**, ************, -**, **********, -**. [******** *****. ********** ******]; (</text:span><text:span text:style-name="KrymRusItalic">* ******</text:span><text:span text:style-name="KrymUkr">) **********, -**, ********, -**, **********, -**, *********, -**, ******. [******* ****** * ******. ** ********* ******* ****** ************ (***.). ****** ******** *********, ***]. </text:span><text:span text:style-name="KrymRusBold">-**</text:span><text:span text:style-name="KrymUkr"> (</text:span><text:span text:style-name="KrymRusItalic">* ****</text:span><text:span text:style-name="KrymUkr">) – *** ******, ***** ******, ******** ******, </text:span><text:span text:style-name="KrymRusAux">***.</text:span><text:span text:style-name="KrymUkr"> ***********, (</text:span><text:span text:style-name="KrymRusAux">* **.</text:span><text:span text:style-name="KrymUkr">) *************** [***** ** *** ***** ***********, ***************]; 4) (</text:span><text:span text:style-name="KrymRusItalic">* ***, *********</text:span><text:span text:style-name="KrymUkr">) ********** (*********) ** *********, ** *******; 5) (</text:span><text:span text:style-name="KrymRusItalic">***********, *************</text:span><text:span text:style-name="KrymUkr">) **********, -**, ********** *****, *********, -**, ********* *****, ************, -**, **********, -**, **********, -**, *********, -**. </text:span><text:span text:style-name="KrymRusBold">-***** </text:span><text:span text:style-name="KrymRusItalic">****</text:span><text:span text:style-name="KrymUkr"> – *****[**]***** (</text:span><text:span text:style-name="KrymRusAux">***.</text:span><text:span text:style-name="KrymUkr"> ********) ****** ****(*). [** ****** ********* ****** *** *** (*****.)].</text:span></text:p>
      <text:p text:style-name="KrymPar"><text:span text:style-name="KrymRusBold">***********</text:span><text:span text:style-name="KrymUkr"> – 1) (</text:span><text:span text:style-name="KrymRusAux">******** ** **. </text:span><text:span text:style-name="KrymRusBold">**********, **********</text:span><text:span text:style-name="KrymUkr">) – ***********, **********, ***********, **********, ********* (**********), *************, **********, *********** [*********** ********* *******], ***********; 2) (</text:span><text:span text:style-name="KrymRusItalic">*********** *****, ****</text:span><text:span text:style-name="KrymUkr">) *********** [******** ******* * ******* *********** ** ******** *********** (*. ***.). ***** ********* ** *********** ******* *********], ********** [***** ******* ******** ********** **********, * *** **** ********* (******.)], **********, **********, *****, ****** (</text:span><text:span text:style-name="KrymRusAux">*. </text:span><text:span text:style-name="KrymUkr">******).</text:span><text:span text:style-name="KrymRusItalic"> **. *** </text:span><text:span text:style-name="KrymRusBold">************** 2</text:span><text:span text:style-name="KrymUkr">; 3) (</text:span><text:span text:style-name="KrymRusItalic">* ****, ********* * *. *.</text:span><text:span text:style-name="KrymUkr">) ********. [******* ***** *********** ******** ******, ************** ******** ****** (***.)].</text:span></text:p>
      <text:p text:style-name="KrymPar"><text:soft-page-break/><text:span text:style-name="KrymRusBold">**************</text:span><text:span text:style-name="KrymUkr"> – 1) **********, ***********. [******** *** ********** ******** (*****.) = </text:span><text:span text:style-name="KrymRusItalic">*********** *** ************* ********</text:span><text:span text:style-name="KrymUkr">]; 2) (</text:span><text:span text:style-name="KrymRusItalic">** **, *** * </text:span><text:span text:style-name="KrymRusBold">*********** 2</text:span><text:span text:style-name="KrymUkr">) ********** (</text:span><text:span text:style-name="KrymRusAux">*. </text:span><text:span text:style-name="KrymUkr">-*****), *********, **********, **********, ****.</text:span><text:span text:style-name="KrymRusItalic"> **. *** </text:span><text:span text:style-name="KrymRusBold">*********** 2.</text:span></text:p>
      <text:p text:style-name="KrymPar"><text:span text:style-name="KrymRusBold">************</text:span><text:span text:style-name="KrymUkr"> – 1) (</text:span><text:span text:style-name="KrymRusAux">*****. ****. ** </text:span><text:span text:style-name="KrymRusBold">**********</text:span><text:span text:style-name="KrymUkr">) – **********, ***********, *********, *******, ***********, **********, ***********, ***********; 2) (</text:span><text:span text:style-name="KrymRusAux">******.</text:span><text:span text:style-name="KrymUkr">) ********, *********. [******** ***. ******** *******]; (</text:span><text:span text:style-name="KrymRusItalic">* *****, *****</text:span><text:span text:style-name="KrymUkr">) ********, *******, ***********. [****** ********]. </text:span><text:span text:style-name="KrymRusItalic">** ******* </text:span><text:span text:style-name="KrymRusBold">-****</text:span><text:span text:style-name="KrymRusItalic"> ****, ******</text:span><text:span text:style-name="KrymUkr"> (</text:span><text:span text:style-name="KrymRusItalic">* ********</text:span><text:span text:style-name="KrymUkr">) – **************. [*** ***** ****** ************** ******? (*****)]; 3) (</text:span><text:span text:style-name="KrymRusItalic">* *********</text:span><text:span text:style-name="KrymUkr">) ***********, ********, ********; 4) (</text:span><text:span text:style-name="KrymRusItalic">**********</text:span><text:span text:style-name="KrymUkr">) **********, ***********. [********** *****. *********** **** *********]. </text:span><text:span text:style-name="KrymRusBold">***********</text:span><text:span text:style-name="KrymUkr"> – *******; (</text:span><text:span text:style-name="KrymRusItalic">* *****</text:span><text:span text:style-name="KrymUkr">) *********, *-************, ********, *********, ******. [********* *-************, ********]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*****, ***********</text:span><text:span text:style-name="KrymUkr"> – 1) ******** (**********) ** *****; 2) ******* (******) ** *****. </text:span><text:span text:style-name="KrymRusBold">-**</text:span><text:span text:style-name="KrymUkr"> – ***** ** *****. [*********** ** ***** **** ***** = </text:span><text:span text:style-name="KrymRusBold">************* </text:span><text:span text:style-name="KrymRusItalic">*****</text:span><text:span text:style-name="KrymUkr">].</text:span></text:p>
      <text:p text:style-name="KrymPar"><text:span text:style-name="KrymRusBold">********</text:span><text:span text:style-name="KrymUkr"> – 1) *******, *******, ******, *******, ******, ******, (</text:span><text:span text:style-name="KrymRusAux">*****. </text:span><text:span text:style-name="KrymRusBold">*********</text:span><text:span text:style-name="KrymUkr">) ********. [******* ************ * ******** ********: ********! *******!* (*. ***.)]; 2) (</text:span><text:span text:style-name="KrymRusAux">****.</text:span><text:span text:style-name="KrymUkr">) ********, ********* (******** ******** ****** ********).</text:span></text:p>
      <text:p text:style-name="KrymPar"><text:span text:style-name="KrymRusBold">*************, -********</text:span><text:span text:style-name="KrymUkr"> – *********, ***********.</text:span></text:p>
      <text:p text:style-name="KrymPar"><text:span text:style-name="KrymRusBold">***********, -**, ***********, -**</text:span><text:span text:style-name="KrymUkr"> – **********, -**, ***********, -**, **********, -**, ***********, -**, *************, -**, ***********, -**. [******* ****** * ********** ******** ****’**** (***.-***.)]. </text:span><text:span text:style-name="KrymRusBold">*************</text:span><text:span text:style-name="KrymUkr"> – ************.</text:span></text:p>
      <text:p text:style-name="KrymPar"><text:span text:style-name="KrymRusBold">************</text:span><text:span text:style-name="KrymUkr"> – ***********, ***********, **************, </text:span><text:span text:style-name="KrymRusAux">***.</text:span><text:span text:style-name="KrymUkr"> ************, ****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, -**</text:span><text:span text:style-name="KrymUkr"> – *********, -**.</text:span></text:p>
      <text:p text:style-name="KrymPar"><text:span text:style-name="KrymRusBold">************</text:span><text:span text:style-name="KrymUkr"> – ***********, **********, ***********.</text:span></text:p>
      <text:p text:style-name="KrymPar"><text:span text:style-name="KrymRusBold">*******, *********</text:span><text:span text:style-name="KrymUkr">, </text:span><text:span text:style-name="KrymRusAux">***.</text:span><text:span text:style-name="KrymUkr"> – ******* (</text:span><text:span text:style-name="KrymRusAux">*. </text:span><text:span text:style-name="KrymUkr">-****), (******) ******** (</text:span><text:span text:style-name="KrymRusAux">*. </text:span><text:span text:style-name="KrymUkr">-*****), ***********, ***********, *************.</text:span></text:p>
      <text:p text:style-name="KrymPar"><text:span text:style-name="KrymRusBold">************</text:span><text:span text:style-name="KrymUkr"> – **********, **************.</text:span></text:p>
      <text:p text:style-name="KrymPar"><text:span text:style-name="KrymRusBold">**********, *********</text:span><text:span text:style-name="KrymUkr">, </text:span><text:span text:style-name="KrymRusAux">***.</text:span><text:span text:style-name="KrymUkr"> – **********, </text:span><text:span text:style-name="KrymRusAux">***.</text:span><text:span text:style-name="KrymUkr"> **********, **********; ***********, **********, ************. [** ****** ********, ****** *** **********].</text:span></text:p>
      <text:p text:style-name="KrymPar"><text:span text:style-name="KrymRusBold">**************</text:span><text:span text:style-name="KrymUkr"> – *********, *********, ************, **********.</text:span></text:p>
      <text:p text:style-name="KrymPar"><text:span text:style-name="KrymRusBold">************</text:span><text:span text:style-name="KrymUkr"> – ********, *******, **********.</text:span></text:p>
      <text:p text:style-name="KrymPar"><text:span text:style-name="KrymRusBold">***********</text:span><text:span text:style-name="KrymUkr"> – **********, *********.</text:span></text:p>
      <text:p text:style-name="KrymPar"><text:span text:style-name="KrymRusBold">**********, **********</text:span><text:span text:style-name="KrymRusItalic"> * </text:span><text:span text:style-name="KrymRusBold">************, ************</text:span><text:span text:style-name="KrymUkr"> – 1) *********, -**, *********, -**, *********, *************, ***********, *********** [****** *********** * ******* *******. ********** *********], **********, ********** [****, ****, – **** ** ***********], ************, ************ *** [*********** *******], ********* *** [******** ****** (***.)]; 2) (</text:span><text:span text:style-name="KrymRusItalic">**********</text:span><text:span text:style-name="KrymUkr">) *********, **********, ***********. [******* ******** (***********) ****** = </text:span><text:span text:style-name="KrymRusItalic">***** </text:span><text:span text:style-name="KrymRusBold">************ </text:span><text:span text:style-name="KrymRusItalic">*****</text:span><text:span text:style-name="KrymUkr">].</text:span></text:p>
      <text:p text:style-name="KrymPar"><text:span text:style-name="KrymRusBold">***********</text:span><text:span text:style-name="KrymUkr"> – ********* *****, ******* ***** *****, ************ *****.</text:span></text:p>
      <text:p text:style-name="KrymPar"><text:span text:style-name="KrymRusBold">*************, ***********</text:span><text:span text:style-name="KrymUkr"> – **********, ********* * ***** [******* ****** * ***** ********** (***.). ** ***** ** ***** ******** ******, * ****** ****** ***** ****** ********* (****.)], ***********, *************, ***************, *********** * *****, ***, ************ [*********** * ***** *********** (****.). ****** ****** *********** (****.)], **************.</text:span></text:p>
      <text:p text:style-name="KrymPar"><text:span text:style-name="KrymRusBold">******************</text:span><text:span text:style-name="KrymUkr"> – ***********.</text:span></text:p>
      <text:p text:style-name="KrymPar"><text:span text:style-name="KrymRusBold">***********</text:span><text:span text:style-name="KrymUkr"> – **********, ************.</text:span></text:p>
      <text:p text:style-name="KrymPar"><text:span text:style-name="KrymRusBold">**********, **********</text:span><text:span text:style-name="KrymUkr"> – *******[**]**** (</text:span><text:span text:style-name="KrymRusAux">*. </text:span><text:span text:style-name="KrymUkr">-***), ******[**]**** (</text:span><text:span text:style-name="KrymRusAux">*. </text:span><text:span text:style-name="KrymUkr">-***), ********.</text:span></text:p>
      <text:p text:style-name="KrymPar"><text:span text:style-name="KrymRusBold">***********</text:span><text:span text:style-name="KrymUkr"> – ********, **********.</text:span></text:p>
      <text:p text:style-name="KrymPar"><text:span text:style-name="KrymRusBold">**********</text:span><text:span text:style-name="KrymUkr"> – ***********, **********, *********, **********.</text:span></text:p>
      <text:p text:style-name="KrymPar"><text:soft-page-break/><text:span text:style-name="KrymRusBold">*******</text:span><text:span text:style-name="KrymUkr">, </text:span><text:span text:style-name="KrymRusAux">*. *******. **. </text:span><text:span text:style-name="KrymRusBold">*******</text:span><text:span text:style-name="KrymUkr"> – *********, ********, *******, ******** [***** ********], *******, ********, ******, ****** (</text:span><text:span text:style-name="KrymRusAux">*. </text:span><text:span text:style-name="KrymUkr">-***)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, -**, ********, -**</text:span><text:span text:style-name="KrymUkr"> – 1) **********, -** ***** ** **, ********, -** [******* ** ** ** ****** (*. ***.). ** **** * ******* ******* ********** ****** ********* (****.)], ************* (***** ** **), -**, ***********, -**; (</text:span><text:span text:style-name="KrymRusItalic">********* ** ***</text:span><text:span text:style-name="KrymUkr">) *********** ** * ** ** [*** ****** *********** *********** *******]; (</text:span><text:span text:style-name="KrymRusItalic">*******.</text:span><text:span text:style-name="KrymUkr">) ********** [** ***** ******* *** ***** **********]. </text:span><text:span text:style-name="KrymRusBold">-**** </text:span><text:span text:style-name="KrymRusItalic">** ******, ** ******</text:span><text:span text:style-name="KrymUkr"> – *********** ***** ***. [*** ** *** ***** *********! (****.)]; 2) (</text:span><text:span text:style-name="KrymRusItalic">*********</text:span><text:span text:style-name="KrymUkr">) ********** (****, **), -** ********, -**. </text:span><text:span text:style-name="KrymRusBold">-*******, -***** </text:span><text:span text:style-name="KrymRusItalic">*******</text:span><text:span text:style-name="KrymUkr"> – **********, ******** ******, ***** ****. </text:span><text:span text:style-name="KrymRusBold">-*******, -***** </text:span><text:span text:style-name="KrymRusItalic">****** ** ******</text:span><text:span text:style-name="KrymUkr"> – **** ** **** ********** (</text:span><text:span text:style-name="KrymRusAux">***.</text:span><text:span text:style-name="KrymUkr"> ********). </text:span><text:span text:style-name="KrymRusBold">**********</text:span><text:span text:style-name="KrymUkr"> – **********, ************.</text:span></text:p>
      <text:p text:style-name="KrymPar"><text:span text:style-name="KrymRusBold">**********</text:span><text:span text:style-name="KrymUkr"> – *********, ********, ********, *****. [** ****** – ***** ** ********* *** ***** ** ********* ***** *****! (*. ***.)].</text:span><text:span text:style-name="KrymRusItalic"> **. *** </text:span><text:span text:style-name="KrymRusBold">**********.</text:span></text:p>
      <text:p text:style-name="KrymPar"><text:span text:style-name="KrymRusBold">***********, -****</text:span><text:span text:style-name="KrymUkr"> – **********, -****, *********, -****.</text:span></text:p>
      <text:p text:style-name="KrymPar"><text:span text:style-name="KrymRusBold">*************</text:span><text:span text:style-name="KrymUkr"> – ***********, **********.</text:span></text:p>
      <text:p text:style-name="KrymPar"><text:span text:style-name="KrymRusBold">************, ************</text:span><text:span text:style-name="KrymUkr"> – **********, ***********, **************, ************, **********, ************, **********; ***********, ************, **********.</text:span></text:p>
      <text:p text:style-name="KrymPar"><text:span text:style-name="KrymRusBold">***********, -** </text:span><text:span text:style-name="KrymRusItalic">* </text:span><text:span text:style-name="KrymRusBold">-********, -**, ************, -**</text:span><text:span text:style-name="KrymUkr"> – 1) (</text:span><text:span text:style-name="KrymRusItalic">*********, ********</text:span><text:span text:style-name="KrymUkr">) *********, -**, **********, -**, ***********, -**, ***********, -**, *************, -**, ***********, -**, ********, -**, ************, -**, ********, -**, *******, -**, (</text:span><text:span text:style-name="KrymRusAux">******</text:span><text:span text:style-name="KrymUkr">) **********, -** [********* ******* (*. ***.)]; (</text:span><text:span text:style-name="KrymRusItalic">********* ** ****</text:span><text:span text:style-name="KrymUkr">) *****[**]*****, ******** [*** ****** * ****** ******** ******** ****** ********** (**. ***.)]; 2) (</text:span><text:span text:style-name="KrymRusItalic">*********, *********</text:span><text:span text:style-name="KrymUkr">) **********, (**********), -**, ********, -**, ********** ******, -** ******, ******** ******, -** ******, **********, -**, *********, -**, ********, -**, *******, -**; 3) (</text:span><text:span text:style-name="KrymRusItalic">********* ** ****** ****</text:span><text:span text:style-name="KrymUkr">) ********** ***** ** *****, ** **. [***** ************* ***** ***** * ********** ** **** ********** (*****)].</text:span></text:p>
      <text:p text:style-name="KrymPar"><text:span text:style-name="KrymRusBold">*************</text:span><text:span text:style-name="KrymUkr"> – 1) ***********, ************, ************, *********; ***********; 2) **********, ***********, *********.</text:span></text:p>
      <text:p text:style-name="KrymPar"><text:span text:style-name="KrymRusBold">************</text:span><text:span text:style-name="KrymUkr"> (</text:span><text:span text:style-name="KrymRusAux">****. ******.</text:span><text:span text:style-name="KrymUkr">). </text:span><text:span text:style-name="KrymRusBold">-*** </text:span><text:span text:style-name="KrymRusItalic">******</text:span><text:span text:style-name="KrymUkr"> (</text:span><text:span text:style-name="KrymRusItalic">14 ****.</text:span><text:span text:style-name="KrymUkr">) – ******* *****, **********, *****. [******** ***** ** ******** (*******)].</text:span></text:p>
      <text:p text:style-name="KrymPar"><text:span text:style-name="KrymRusBold">**************</text:span><text:span text:style-name="KrymUkr"> – **********. </text:span><text:span text:style-name="KrymRusBold">-*** </text:span><text:span text:style-name="KrymRusItalic">*******</text:span><text:span text:style-name="KrymUkr"> – ******* ******** **********, *********. </text:span><text:span text:style-name="KrymRusBold">-*** </text:span><text:span text:style-name="KrymRusItalic">*********</text:span><text:span text:style-name="KrymUkr"> – *** (*********) ******** **********.</text:span></text:p>
      <text:p text:style-name="KrymPar"><text:span text:style-name="KrymRusBold">**************</text:span><text:span text:style-name="KrymUkr"> – **********.</text:span></text:p>
      <text:p text:style-name="KrymPar"><text:span text:style-name="KrymRusBold">**********, ********</text:span><text:span text:style-name="KrymUkr"> – *********, ******, *****[**]*****, ********. [**** ***** ** *****]. </text:span><text:span text:style-name="KrymRusBold">*********</text:span><text:span text:style-name="KrymUkr"> – *******, **********.</text:span></text:p>
      <text:p text:style-name="KrymPar"><text:span text:style-name="KrymRusBold">************</text:span><text:span text:style-name="KrymUkr"> – 1) *****, *******, *****, *****. [***** ****** ** ****** **** ***** ***** = </text:span><text:span text:style-name="KrymRusItalic">** ********* ***********</text:span><text:span text:style-name="KrymUkr">]; 2) *******, ****** (</text:span><text:span text:style-name="KrymRusAux">*. </text:span><text:span text:style-name="KrymUkr">-*****).</text:span></text:p>
      <text:p text:style-name="KrymPar"><text:span text:style-name="KrymRusBold">***************</text:span><text:span text:style-name="KrymUkr"> – 1) ****** ** *****, ** **, ********* ** *****, ** **. [******* ************, ******** ********* ******, ********** ****** ** ******* ***** ******** (***.)]; 2) (</text:span><text:span text:style-name="KrymRusItalic">********</text:span><text:span text:style-name="KrymUkr">) **********. [** ******** ********** ** *****].</text:span></text:p>
      <text:p text:style-name="KrymPar"><text:span text:style-name="KrymRusBold">***************</text:span><text:span text:style-name="KrymUkr"> – ***********, ********.</text:span></text:p>
      <text:p text:style-name="KrymPar"><text:span text:style-name="KrymRusBold">*************</text:span><text:span text:style-name="KrymRusItalic"> * </text:span><text:span text:style-name="KrymRusBold">-*****</text:span><text:span text:style-name="KrymUkr"> – ********** (</text:span><text:span text:style-name="KrymRusItalic">*.</text:span><text:span text:style-name="KrymUkr"> -***), ********, ***********, ********, ******* (</text:span><text:span text:style-name="KrymRusAux">***.</text:span><text:span text:style-name="KrymUkr">), *********** (</text:span><text:span text:style-name="KrymRusAux">***.</text:span><text:span text:style-name="KrymUkr">).</text:span></text:p>
      <text:p text:style-name="KrymPar"><text:span text:style-name="KrymRusBold">************, -**, **********, -**</text:span><text:span text:style-name="KrymUkr"> (</text:span><text:span text:style-name="KrymRusItalic">* *****</text:span><text:span text:style-name="KrymUkr">) – **********, -**, *********, -**, ********, -**, **********, -**, *********, -** (</text:span><text:span text:style-name="KrymRusAux">***.</text:span><text:span text:style-name="KrymUkr">). </text:span><text:span text:style-name="KrymRusBold">**************</text:span><text:span text:style-name="KrymUkr"> – *************, *************. </text:span><text:span text:style-name="KrymRusBold">-******</text:span><text:span text:style-name="KrymUkr"> – ***********, *********, ***********, **********. [******** *****. ********* *****].</text:span></text:p>
      <text:p text:style-name="KrymPar"><text:span text:style-name="KrymRusBold">************</text:span><text:span text:style-name="KrymUkr"> – 1) (</text:span><text:span text:style-name="KrymRusAux">********</text:span><text:span text:style-name="KrymUkr">) *[*]***********, *[*]*********, ************, **********; (</text:span><text:span text:style-name="KrymRusItalic">* ****, *****</text:span><text:span text:style-name="KrymUkr">) ****. [***** ******** ****** **** ****** *****]; 2) (</text:span><text:span text:style-name="KrymRusAux">********</text:span><text:span text:style-name="KrymUkr">) *[*]***********, *[*]*********, ************, **********.</text:span><text:span text:style-name="KrymRusItalic"> **. </text:span><text:span text:style-name="KrymRusBold">*************.</text:span></text:p>
      <text:p text:style-name="KrymPar"><text:soft-page-break/><text:span text:style-name="KrymRusBold">***************,</text:span><text:span text:style-name="KrymRusItalic"> **. </text:span><text:span text:style-name="KrymRusBold">*************.</text:span></text:p>
      <text:p text:style-name="KrymPar"><text:span text:style-name="KrymRusBold">****************,</text:span><text:span text:style-name="KrymRusItalic"> **. </text:span><text:span text:style-name="KrymRusBold">***********.</text:span></text:p>
      <text:p text:style-name="KrymPar"><text:span text:style-name="KrymRusBold">*************, -********</text:span><text:span text:style-name="KrymUkr"> – *********** ***** *** *****, *********, ***********, *********, *********** ***** *** *****, *********, *********** ***** *** *****, ***********, ********, ********.</text:span></text:p>
      <text:p text:style-name="KrymPar"><text:span text:style-name="KrymRusBold">***************, -**********</text:span><text:span text:style-name="KrymUkr"> – *[*]************, *********** *** ****, *************, *********** *** *****, ************, *********** *** *****; (</text:span><text:span text:style-name="KrymRusItalic">**** *********</text:span><text:span text:style-name="KrymUkr">) ************. </text:span><text:span text:style-name="KrymRusBold">***************</text:span><text:span text:style-name="KrymRusItalic"> ** ****</text:span><text:span text:style-name="KrymUkr"> – ** ******** ***** (********). </text:span><text:span text:style-name="KrymRusBold">-**** </text:span><text:span text:style-name="KrymRusItalic">** ***********</text:span><text:span text:style-name="KrymUkr"> – ************* (***********) *** ************.</text:span></text:p>
      <text:p text:style-name="KrymPar"><text:span text:style-name="KrymRusBold">*****************,</text:span><text:span text:style-name="KrymRusItalic"> **. </text:span><text:span text:style-name="KrymRusBold">***********.</text:span></text:p>
      <text:p text:style-name="KrymPar"><text:span text:style-name="KrymRusBold">***********</text:span><text:span text:style-name="KrymUkr"> – ************** (</text:span><text:span text:style-name="KrymRusAux">*. </text:span><text:span text:style-name="KrymUkr">-***), ************ (</text:span><text:span text:style-name="KrymRusAux">*. </text:span><text:span text:style-name="KrymUkr">-***), ************** (</text:span><text:span text:style-name="KrymRusAux">*. </text:span><text:span text:style-name="KrymUkr">-***).</text:span></text:p>
      <text:p text:style-name="KrymPar"><text:span text:style-name="KrymRusBold">**********, ************</text:span><text:span text:style-name="KrymUkr"> – ************, **********, **(*)**********; (</text:span><text:span text:style-name="KrymRusItalic">********</text:span><text:span text:style-name="KrymUkr">) (**)**********, ********.</text:span></text:p>
      <text:p text:style-name="KrymPar"><text:span text:style-name="KrymRusBold">*************, ***************</text:span><text:span text:style-name="KrymUkr"> – ***************, *************, **(*)*************; (</text:span><text:span text:style-name="KrymRusItalic">***********</text:span><text:span text:style-name="KrymUkr">) (**)*************, ***********.</text:span></text:p>
      <text:p text:style-name="KrymPar"><text:span text:style-name="KrymRusBold">***********, *************, ****************</text:span><text:span text:style-name="KrymUkr"> – *************, ***********, **(*)***********; (</text:span><text:span text:style-name="KrymRusItalic">*********</text:span><text:span text:style-name="KrymUkr">) (**)***********, *********.</text:span></text:p>
      <text:p text:style-name="KrymPar"><text:span text:style-name="KrymRusBold">*******</text:span><text:span text:style-name="KrymUkr"> – 1) ********, (</text:span><text:span text:style-name="KrymRusAux">*****</text:span><text:span text:style-name="KrymUkr">) *******, **(*)*****. </text:span><text:span text:style-name="KrymRusItalic">*******, ******* </text:span><text:span text:style-name="KrymRusBold">-***</text:span><text:span text:style-name="KrymUkr"> – ******* (</text:span><text:span text:style-name="KrymRusAux">****.</text:span><text:span text:style-name="KrymUkr"> ***********), ******* ***. </text:span><text:span text:style-name="KrymRusItalic">******, ********* </text:span><text:span text:style-name="KrymRusBold">-**</text:span><text:span text:style-name="KrymUkr"> – ********. </text:span><text:span text:style-name="KrymRusItalic">******* ***** </text:span><text:span text:style-name="KrymRusBold">-****</text:span><text:span text:style-name="KrymUkr"> – ******. [***** ***** ******** * ***** ******** (*******.)]. </text:span><text:span text:style-name="KrymRusItalic">***** ** </text:span><text:span text:style-name="KrymRusBold">*******</text:span><text:span text:style-name="KrymUkr"> – ****** ** ****, ** (*******) ********. </text:span><text:span text:style-name="KrymRusItalic">** </text:span><text:span text:style-name="KrymRusBold">-****</text:span><text:span text:style-name="KrymUkr"> – ********, ** ********; 2) (</text:span><text:span text:style-name="KrymRusAux">****. ***.</text:span><text:span text:style-name="KrymUkr">) ********** (</text:span><text:span text:style-name="KrymRusAux">*. </text:span><text:span text:style-name="KrymUkr">-****), *******.</text:span></text:p>
      <text:p text:style-name="KrymPar"><text:span text:style-name="KrymRusBold">************** </text:span><text:span text:style-name="KrymRusItalic">***</text:span><text:span text:style-name="KrymUkr"> – ********.</text:span></text:p>
      <text:p text:style-name="KrymPar"><text:span text:style-name="KrymRusBold">***********</text:span><text:span text:style-name="KrymUkr"> – ***********, ********* (</text:span><text:span text:style-name="KrymRusAux">*. </text:span><text:span text:style-name="KrymUkr">-***).</text:span></text:p>
      <text:p text:style-name="KrymPar"><text:span text:style-name="KrymRusBold">**********************</text:span><text:span text:style-name="KrymUkr"> – ********************.</text:span></text:p>
      <text:p text:style-name="KrymPar"><text:span text:style-name="KrymRusBold">**************</text:span><text:span text:style-name="KrymUkr"> – **************, **************.</text:span></text:p>
      <text:p text:style-name="KrymPar"><text:span text:style-name="KrymRusBold">****************, -*******</text:span><text:span text:style-name="KrymUkr"> – *************, ************.</text:span></text:p>
      <text:p text:style-name="KrymPar"><text:span text:style-name="KrymRusBold">****************</text:span><text:span text:style-name="KrymUkr"> – ******** * ********, ***************, **************.</text:span></text:p>
      <text:p text:style-name="KrymPar"><text:span text:style-name="KrymRusBold">*****************, -****</text:span><text:span text:style-name="KrymUkr"> – ******, ********, *********.</text:span></text:p>
      <text:p text:style-name="KrymPar"><text:span text:style-name="KrymRusBold">********************</text:span><text:span text:style-name="KrymUkr"> – (*******)**********. </text:span><text:span text:style-name="KrymRusBold">-*** </text:span><text:span text:style-name="KrymRusItalic">******</text:span><text:span text:style-name="KrymUkr"> (</text:span><text:span text:style-name="KrymRusItalic">********</text:span><text:span text:style-name="KrymUkr">) – ******.</text:span></text:p>
      <text:p text:style-name="KrymPar"><text:span text:style-name="KrymRusBold">**************</text:span><text:span text:style-name="KrymUkr"> – **********.</text:span></text:p>
      <text:p text:style-name="KrymPar"><text:span text:style-name="KrymRusBold">*******(*)*************</text:span><text:span text:style-name="KrymUkr"> – *************.</text:span></text:p>
      <text:p text:style-name="KrymPar"><text:span text:style-name="KrymRusBold">************</text:span><text:span text:style-name="KrymUkr"> – ************** (</text:span><text:span text:style-name="KrymRusAux">*. </text:span><text:span text:style-name="KrymUkr">-*****).</text:span></text:p>
      <text:p text:style-name="KrymPar"><text:span text:style-name="KrymRusBold">**********</text:span><text:span text:style-name="KrymUkr"> – ***********, (</text:span><text:span text:style-name="KrymRusAux">*****</text:span><text:span text:style-name="KrymUkr">) ***********. </text:span><text:span text:style-name="KrymRusBold">-*** </text:span><text:span text:style-name="KrymRusItalic">************</text:span><text:span text:style-name="KrymUkr"> – ********, (********** ***********). </text:span><text:span text:style-name="KrymRusBold">-*** </text:span><text:span text:style-name="KrymRusItalic">*******</text:span><text:span text:style-name="KrymUkr"> – ****** * ********. </text:span><text:span text:style-name="KrymRusBold">-*** </text:span><text:span text:style-name="KrymRusItalic">****</text:span><text:span text:style-name="KrymUkr"> (</text:span><text:span text:style-name="KrymRusItalic">********* ****</text:span><text:span text:style-name="KrymUkr">) – ********. </text:span><text:span text:style-name="KrymRusBold">-*** </text:span><text:span text:style-name="KrymRusItalic">*******</text:span><text:span text:style-name="KrymUkr"> – ******* ****** (********). </text:span><text:span text:style-name="KrymRusBold">-*** </text:span><text:span text:style-name="KrymRusItalic">****</text:span><text:span text:style-name="KrymUkr"> – ********** ******. </text:span><text:span text:style-name="KrymRusBold">-*** </text:span><text:span text:style-name="KrymRusItalic">*****</text:span><text:span text:style-name="KrymUkr"> – ******** ****. </text:span><text:span text:style-name="KrymRusBold">-***</text:span><text:span text:style-name="KrymRusItalic"> *****</text:span><text:span text:style-name="KrymUkr"> – *******, ********** **********. </text:span><text:span text:style-name="KrymRusItalic">******* </text:span><text:span text:style-name="KrymRusBold">-*** </text:span><text:span text:style-name="KrymRusItalic">*****</text:span><text:span text:style-name="KrymUkr"> – ******** (*******), *********, * ******* *******, ********** ******* *********.</text:span></text:p>
      <text:p text:style-name="KrymPar"><text:span text:style-name="KrymRusBold">***********</text:span><text:span text:style-name="KrymUkr"> – 1) *********, **********, ******; 2) </text:span><text:span text:style-name="KrymRusItalic">**. </text:span><text:span text:style-name="KrymRusBold">***********.</text:span></text:p>
      <text:p text:style-name="KrymPar"><text:span text:style-name="KrymRusBold">**********, -**</text:span><text:span text:style-name="KrymRusItalic"> * </text:span><text:span text:style-name="KrymRusBold">*********, -**</text:span><text:span text:style-name="KrymUkr"> – 1) (</text:span><text:span text:style-name="KrymRusItalic">********</text:span><text:span text:style-name="KrymUkr">) ********, -**, *********, -**, ********, -**, ***** (***, ****), -**, ******, -**. [********** ***, * ******** ***. ******* ********]; 2) </text:span><text:span text:style-name="KrymRusItalic">**. </text:span><text:span text:style-name="KrymRusBold">**********, -**.</text:span></text:p>
      <text:p text:style-name="KrymPar"><text:span text:style-name="KrymRusBold">************</text:span><text:span text:style-name="KrymUkr"> – ***********, *********.</text:span></text:p>
      <text:p text:style-name="KrymPar"><text:span text:style-name="KrymRusBold">***********</text:span><text:span text:style-name="KrymUkr"> – *********, *********. [*** *********** – ****** *********].</text:span></text:p>
      <text:p text:style-name="KrymPar"><text:span text:style-name="KrymRusBold">************, -********</text:span><text:span text:style-name="KrymUkr"> – *******, *********, *********, *******-****.</text:span></text:p>
      <text:p text:style-name="KrymPar"><text:span text:style-name="KrymRusBold">**********, -*******</text:span><text:span text:style-name="KrymUkr"> – ********, *********, ********, *********. [******** ****** * ** *****. *** *******, *******, ********* *******].</text:span></text:p>
      <text:p text:style-name="KrymPar"><text:span text:style-name="KrymRusBold">****** </text:span><text:span text:style-name="KrymUkr">(</text:span><text:span text:style-name="KrymRusBold">******</text:span><text:span text:style-name="KrymUkr">), </text:span><text:span text:style-name="KrymRusAux">**** **. </text:span><text:span text:style-name="KrymRusBold">******</text:span><text:span text:style-name="KrymUkr"> – ****** – ******, ****** – ******, ***** – *****, ******** – ********. </text:span><text:span text:style-name="KrymRusBold">****** </text:span><text:span text:style-name="KrymRusItalic">*** **********</text:span><text:span text:style-name="KrymUkr"> – *********.</text:span></text:p>
      <text:p text:style-name="KrymPar"><text:soft-page-break/><text:span text:style-name="KrymRusBold">************</text:span><text:span text:style-name="KrymUkr"> – 1) (</text:span><text:span text:style-name="KrymRusItalic">******** *****</text:span><text:span text:style-name="KrymUkr">) ******** *******, ******, *****, ******** *****; 2) (</text:span><text:span text:style-name="KrymRusItalic">*********</text:span><text:span text:style-name="KrymUkr">) ***********, **********, ********, *********. [****** ***** **** ******** ********].</text:span></text:p>
      <text:p text:style-name="KrymPar"><text:span text:style-name="KrymRusBold">***[*]*****</text:span><text:span text:style-name="KrymUkr"> – ************ *****, ********* (** *****) ******.</text:span></text:p>
      <text:p text:style-name="KrymPar"><text:span text:style-name="KrymRusBold">***[*]*******</text:span><text:span text:style-name="KrymUkr"> – 1) </text:span><text:span text:style-name="KrymRusItalic">**. </text:span><text:span text:style-name="KrymRusBold">*********</text:span><text:span text:style-name="KrymUkr">; 2) *********, ********, (</text:span><text:span text:style-name="KrymRusAux">***.</text:span><text:span text:style-name="KrymUkr">) ********* ***** * ***, * ***. [****** ****** ** ******* * ********* ********. * * ***** ** ********. * * ****** ***** ** ******* (****.)]; 3) (</text:span><text:span text:style-name="KrymRusItalic">******** ** ***, ********</text:span><text:span text:style-name="KrymUkr">) *********** * **, ********** * 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</text:span><text:span text:style-name="KrymUkr"> – ********* *****, ********* *****, ***(*)***** 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*, *********</text:span><text:span text:style-name="KrymUkr"> – ************, ***********, *************, ***********, (</text:span><text:span text:style-name="KrymRusItalic">****** * ***** * *. *.</text:span><text:span text:style-name="KrymUkr">) *************, ***********; (</text:span><text:span text:style-name="KrymRusItalic">* *******</text:span><text:span text:style-name="KrymUkr">) ********, ********.</text:span></text:p>
      <text:p text:style-name="KrymPar"><text:span text:style-name="KrymRusBold">************, -****</text:span><text:span text:style-name="KrymUkr"> – **********, -**, ***********, -**, (</text:span><text:span text:style-name="KrymRusItalic">****.</text:span><text:span text:style-name="KrymUkr">) ***********.</text:span></text:p>
      <text:p text:style-name="KrymPar"><text:span text:style-name="KrymRusBold">***************</text:span><text:span text:style-name="KrymUkr"> – ********.</text:span></text:p>
      <text:p text:style-name="KrymPar"><text:span text:style-name="KrymRusBold">**********, ********</text:span><text:span text:style-name="KrymUkr"> – ***********, *********, ************, **********, (</text:span><text:span text:style-name="KrymRusItalic">****** * ***** * *. *.</text:span><text:span text:style-name="KrymUkr">) ************, **********; (</text:span><text:span text:style-name="KrymRusItalic">* *******</text:span><text:span text:style-name="KrymUkr">) *******, *******. [******* * *****. ********* (**********) *******. ******** ** ********* ********** *** *******]. </text:span><text:span text:style-name="KrymRusBold">-**</text:span><text:span text:style-name="KrymUkr"> – *************, ***********, **************, ************, **************, ************. [*********** *******]. </text:span><text:span text:style-name="KrymRusBold">**********</text:span><text:span text:style-name="KrymUkr"> – **********, ***********, ***********.</text:span></text:p>
      <text:p text:style-name="KrymPar"><text:span text:style-name="KrymRusBold">**********</text:span><text:span text:style-name="KrymUkr"> – 1) (</text:span><text:span text:style-name="KrymRusItalic">***. </text:span><text:span text:style-name="KrymRusBold">*********</text:span><text:span text:style-name="KrymUkr">) ***********, ***********; 2) ********, *******, *******, ********* ****. [** ************ ** ********? ******* ** ******* ****’***].</text:span><text:span text:style-name="KrymRusItalic"> **. </text:span><text:span text:style-name="KrymRusBold">**************.</text:span></text:p>
      <text:p text:style-name="KrymPar"><text:span text:style-name="KrymRusBold">**************, **********</text:span><text:span text:style-name="KrymUkr"> – *********. [********* **** (</text:span><text:span text:style-name="KrymRusItalic">*********</text:span><text:span text:style-name="KrymUkr">) ** ************ ************* (*****)].</text:span></text:p>
      <text:p text:style-name="KrymPar"><text:span text:style-name="KrymRusBold">*********</text:span><text:span text:style-name="KrymUkr"> – ***********, ********.</text:span><text:span text:style-name="KrymRusItalic"> **. </text:span><text:span text:style-name="KrymRusBold">********, **********.</text:span></text:p>
      <text:p text:style-name="KrymPar"><text:span text:style-name="KrymRusBold">**********</text:span><text:span text:style-name="KrymUkr"> – 1) (</text:span><text:span text:style-name="KrymRusItalic">**********</text:span><text:span text:style-name="KrymUkr">) ************; 2) (</text:span><text:span text:style-name="KrymRusItalic">******</text:span><text:span text:style-name="KrymUkr">) *******. [********** ********]. </text:span><text:span text:style-name="KrymRusItalic">************ **** </text:span><text:span text:style-name="KrymRusBold">**********</text:span><text:span text:style-name="KrymUkr"> – ********* (</text:span><text:span text:style-name="KrymRusAux">***.</text:span><text:span text:style-name="KrymUkr"> ******) ** ****** *********, ********** (*********) ***** ********.</text:span></text:p>
      <text:p text:style-name="KrymPar"><text:span text:style-name="KrymRusBold">*********</text:span><text:span text:style-name="KrymUkr"> – *********** ** *****, ** **, ********* ** *****, ** **, *********** ** *****, ** **.</text:span></text:p>
      <text:p text:style-name="KrymPar"><text:span text:style-name="KrymRusBold">**********, *********</text:span><text:span text:style-name="KrymUkr"> – 1) (</text:span><text:span text:style-name="KrymRusItalic">***** *****, ********</text:span><text:span text:style-name="KrymUkr">) ********** *****, **, **********; 2) (</text:span><text:span text:style-name="KrymRusItalic">********** * ********* * ****</text:span><text:span text:style-name="KrymUkr">) **********, *********** ** *****. [* ********** ******* ** ******** (**. ***.)].</text:span></text:p>
      <text:p text:style-name="KrymPar"><text:span text:style-name="KrymRusBold">******</text:span><text:span text:style-name="KrymUkr"> – ****** (</text:span><text:span text:style-name="KrymRusAux">*. </text:span><text:span text:style-name="KrymUkr">******).</text:span></text:p>
      <text:p text:style-name="KrymPar"><text:span text:style-name="KrymRusBold">**********</text:span><text:span text:style-name="KrymUkr"> – **********. </text:span><text:span text:style-name="KrymRusBold">-*** </text:span><text:span text:style-name="KrymRusItalic">****</text:span><text:span text:style-name="KrymUkr"> – *********.</text:span></text:p>
      <text:p text:style-name="KrymPar"><text:span text:style-name="KrymRusBold">**********,</text:span><text:span text:style-name="KrymRusItalic"> **. </text:span><text:span text:style-name="KrymRusBold">*******.</text:span></text:p>
      <text:p text:style-name="KrymPar"><text:span text:style-name="KrymRusBold">*******</text:span><text:span text:style-name="KrymUkr"> – ******* *****, **.</text:span></text:p>
      <text:p text:style-name="KrymPar"><text:span text:style-name="KrymRusBold">*********</text:span><text:span text:style-name="KrymUkr"> – 1) (</text:span><text:span text:style-name="KrymRusItalic">**** *******</text:span><text:span text:style-name="KrymUkr">) *********. [*******, *******, * ********]; 2) (</text:span><text:span text:style-name="KrymRusItalic">********* *****</text:span><text:span text:style-name="KrymUkr">) ************, **********. [****** *******, ***********]; 3) ********* **** *****-*****, **** *****-*., * ***-***, * ***** [******* **********, * **** ***** *** ********* (****.). ******* ********* **** *****, **** *****. ********** * ****** ************** ********* (****.). ********** * ********. * ****** **********], ******* *****, ** [** * ****** *********. ****** ***** = </text:span><text:span text:style-name="KrymRusItalic">* ****** ************** *****</text:span><text:span text:style-name="KrymUkr">], ************ * ***-***, *********** **** *****-*****, * ***-*. [* ******** ***********. * ** ****** **** ** ***********], *********** * ***-*** [** ********* * ******* ****** ***********], ********** **** (****) *****, *****, ************* **** *****-*******, ************ * ***-***, ********* * ***-***, ********* * ***-*** [********* ** *** * ******], *********** **** *****-*., * ***-*., ************* * *.-*., ********* * *.-*., *********** **** *****-*., *********** **** *****, * ***, ************ * *.-*., ********** * *.-*., *********, *********** * *.-*., *********** * *.-*., (</text:span><text:span text:style-name="KrymRusItalic">* ******</text:span><text:span text:style-name="KrymUkr">) ************ [***** ******* ************ ** * ****, * ** *** * ************]. </text:span><text:span text:style-name="KrymRusBold">-**** </text:span><text:span text:style-name="KrymRusItalic">* ******** *** ******** *******, ******</text:span><text:span text:style-name="KrymUkr"> – **********; (</text:span><text:span text:style-name="KrymRusItalic">******** ***** * ***-****</text:span><text:span text:style-name="KrymUkr">) ********* **-*******, ******** *****.</text:span></text:p>
      <text:p text:style-name="KrymPar"><text:soft-page-break/><text:span text:style-name="KrymRusBold">******</text:span><text:span text:style-name="KrymUkr"> – ********, ********. </text:span><text:span text:style-name="KrymRusBold">-** </text:span><text:span text:style-name="KrymRusItalic">****** * **** * ***** **** *****</text:span><text:span text:style-name="KrymUkr"> – ********* (</text:span><text:span text:style-name="KrymRusItalic">***** * ****</text:span><text:span text:style-name="KrymUkr">), ******** (</text:span><text:span text:style-name="KrymRusAux">*. </text:span><text:span text:style-name="KrymUkr">-*****, </text:span><text:span text:style-name="KrymRusAux">*. *.</text:span><text:span text:style-name="KrymUkr">) ***********.</text:span></text:p>
      <text:p text:style-name="KrymPar"><text:span text:style-name="KrymRusBold">**********, -**, **********, -**</text:span><text:span text:style-name="KrymUkr"> – ********** (** ** *****), -**, *********, -**, ********** (** ** *****, *****), -**, ************, -**, *********, -**, ********* ** ** *****, ** ** [******* ** ******* ********** ****** (*****.)], -**, ********, -**. </text:span><text:span text:style-name="KrymRusBold">-*****, -***** </text:span><text:span text:style-name="KrymRusItalic">*******, *******</text:span><text:span text:style-name="KrymUkr"> – ********** (*********) ******, ****** ** *****, ** **, ******** ******, ****** ** *****, ** **, ******** ** *****.</text:span><text:span text:style-name="KrymRusBold"> -*****, -*****</text:span><text:span text:style-name="KrymRusItalic"> ******** ** ****</text:span><text:span text:style-name="KrymUkr"> – ********** (*********), ********** (*********) *******, ********, ****** ** *****. </text:span><text:span text:style-name="KrymRusBold">-*****, -***** </text:span><text:span text:style-name="KrymRusItalic">****** ** ****</text:span><text:span text:style-name="KrymUkr"> – ***********, ************** *****, </text:span><text:span text:style-name="KrymRusAux">***.</text:span><text:span text:style-name="KrymUkr"> ************; (</text:span><text:span text:style-name="KrymRusItalic">* *****</text:span><text:span text:style-name="KrymUkr">) ***********. [*** ******* ********** ***** ** ******* ********* *******? (****.)].</text:span><text:span text:style-name="KrymRusBold"> -*****, -*****</text:span><text:span text:style-name="KrymRusItalic"> ********* ** ****</text:span><text:span text:style-name="KrymUkr"> – ************, -***** ***** **. </text:span><text:span text:style-name="KrymRusBold">************</text:span><text:span text:style-name="KrymUkr"> – ***********, ***********, **********.</text:span></text:p>
      <text:p text:style-name="KrymPar"><text:span text:style-name="KrymRusBold">******</text:span><text:span text:style-name="KrymUkr"> – ***** (*******) *****, *****, ***** *****, *****, **** (*******, ******) *****, *****, ******** *****, *****, *** *****, *****, ***** ***** * *****, *******; (</text:span><text:span text:style-name="KrymRusItalic">*****</text:span><text:span text:style-name="KrymUkr">) ***** (*****, ******, ******) *****, *****, ******* *****, ****** *****, ******** * ***, ***** ** *** [**** ******* *** ******* * ******* ********, ***** ** *****, ** ******** ******** (*****.)], **(*)* *****. [*** ******* * ******* ***** ****** ******* *******]. </text:span><text:span text:style-name="KrymRusBold">****** </text:span><text:span text:style-name="KrymRusItalic">******</text:span><text:span text:style-name="KrymUkr"> – ******.</text:span><text:span text:style-name="KrymRusItalic"> ********* </text:span><text:span text:style-name="KrymRusBold">******</text:span><text:span text:style-name="KrymRusItalic"> ****, ****</text:span><text:span text:style-name="KrymUkr"> – **** **** *****, **. [*** **** **** *****. ***** **** *** * ** **********].</text:span></text:p>
      <text:p text:style-name="KrymPar"><text:span text:style-name="KrymRusBold">**********, -*******, ********</text:span><text:span text:style-name="KrymUkr"> – ******* ** *****, </text:span><text:span text:style-name="KrymRusAux">***.</text:span><text:span text:style-name="KrymUkr"> ********. [* ******** ** ****** ****** (****.)].</text:span></text:p>
      <text:p text:style-name="KrymPar"><text:span text:style-name="KrymRusBold">***********, **********</text:span><text:span text:style-name="KrymUkr"> – *********, ********** ****. </text:span><text:span text:style-name="KrymRusBold">***(*)**********</text:span><text:span text:style-name="KrymUkr"> – **********, **********.</text:span></text:p>
      <text:p text:style-name="KrymPar"><text:span text:style-name="KrymRusBold">**********, **********,</text:span><text:span text:style-name="KrymRusItalic"> **. </text:span><text:span text:style-name="KrymRusBold">*********, *********.</text:span></text:p>
      <text:p text:style-name="KrymPar"><text:span text:style-name="KrymRusBold">*************</text:span><text:span text:style-name="KrymUkr"> – *********** (************) ****, **** *** *********, *** **********.</text:span></text:p>
      <text:p text:style-name="KrymPar"><text:span text:style-name="KrymRusBold">**********, ********</text:span><text:span text:style-name="KrymUkr"> – ********, (*)******** (******, *******). [******* ***** * ***** ** ******* (*. ***.)].</text:span></text:p>
      <text:p text:style-name="KrymPar"><text:span text:style-name="KrymRusBold">************</text:span><text:span text:style-name="KrymUkr"> – (******) ************, (******) ********, (******) ************, *********** *********.</text:span></text:p>
      <text:p text:style-name="KrymPar"><text:span text:style-name="KrymRusBold">**********</text:span><text:span text:style-name="KrymUkr"> – *********, (</text:span><text:span text:style-name="KrymRusItalic">*********</text:span><text:span text:style-name="KrymUkr">) **********. </text:span><text:span text:style-name="KrymRusItalic">*********, -**** </text:span><text:span text:style-name="KrymRusBold">-***</text:span><text:span text:style-name="KrymUkr"> – ********, (*)******** (******, *******), ******* **********. [******* * ********** *** ** **** ** ******* (***. ****.)].</text:span></text:p>
      <text:p text:style-name="KrymPar"><text:span text:style-name="KrymRusBold">***********</text:span><text:span text:style-name="KrymUkr"> – ***********, ***********, (</text:span><text:span text:style-name="KrymRusItalic">*****</text:span><text:span text:style-name="KrymUkr">) ************ (*****) ** *******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**** *****, ******** *****, ********.</text:span></text:p>
      <text:p text:style-name="KrymPar"><text:span text:style-name="KrymRusBold">*************, -***</text:span><text:span text:style-name="KrymUkr"> – *******, ****** (*********), **********, ***********, **********, ***********, ***********, ***********, **********, **********.</text:span></text:p>
      <text:p text:style-name="KrymPar"><text:span text:style-name="KrymRusBold">*************</text:span><text:span text:style-name="KrymUkr"> – 1) (</text:span><text:span text:style-name="KrymRusAux">****.</text:span><text:span text:style-name="KrymUkr">) **********, **********, *********. [*****-* **** *********]; 2) (</text:span><text:span text:style-name="KrymRusAux">***.</text:span><text:span text:style-name="KrymUkr">) **********, ******, ******, *******, ********, *********, ********, *********, ********, ******** (</text:span><text:span text:style-name="KrymRusAux">**. *.</text:span><text:span text:style-name="KrymUkr">), ********** (</text:span><text:span text:style-name="KrymRusAux">**. *.</text:span><text:span text:style-name="KrymUkr">), ***** (</text:span><text:span text:style-name="KrymRusAux">**. *.</text:span><text:span text:style-name="KrymUkr">); (</text:span><text:span text:style-name="KrymRusItalic">* *********</text:span><text:span text:style-name="KrymUkr">) *********, ***********. </text:span><text:span text:style-name="KrymRusBold">*************</text:span><text:span text:style-name="KrymUkr"> – *********, ***** (</text:span><text:span text:style-name="KrymRusAux">*. </text:span><text:span text:style-name="KrymUkr">*****</text:span><text:span text:style-name="KrymRusItalic"> * </text:span><text:span text:style-name="KrymUkr">******), ******, *********, **********, **********, ********, ******** (</text:span><text:span text:style-name="KrymRusAux">**. *.</text:span><text:span text:style-name="KrymUkr">), ********** (</text:span><text:span text:style-name="KrymRusAux">**. *.</text:span><text:span text:style-name="KrymUkr">), ***** (</text:span><text:span text:style-name="KrymRusAux">**. *.</text:span><text:span text:style-name="KrymUkr">). </text:span><text:span text:style-name="KrymRusItalic">****** </text:span><text:span text:style-name="KrymRusBold">-***</text:span><text:span text:style-name="KrymUkr"> – *********, *****-**********.</text:span></text:p>
      <text:p text:style-name="KrymPar"><text:span text:style-name="KrymRusBold">**********</text:span><text:span text:style-name="KrymUkr"> – *********, ********, ********, (</text:span><text:span text:style-name="KrymRusItalic">** *******</text:span><text:span text:style-name="KrymUkr">) *********, (</text:span><text:span text:style-name="KrymRusItalic">** ************</text:span><text:span text:style-name="KrymUkr">) *****. </text:span><text:span text:style-name="KrymRusItalic">******** </text:span><text:span text:style-name="KrymRusBold">-***</text:span><text:span text:style-name="KrymUkr"> – ********* *****. </text:span><text:span text:style-name="KrymRusItalic">***** </text:span><text:span text:style-name="KrymRusBold">-***</text:span><text:span text:style-name="KrymUkr"> – *********.</text:span></text:p>
      <text:p text:style-name="KrymPar"><text:span text:style-name="KrymRusBold">*************, ************</text:span><text:span text:style-name="KrymUkr"> – 1) ***********, ***********, **********; 2) *********.</text:span></text:p>
      <text:p text:style-name="KrymPar"><text:span text:style-name="KrymRusBold">*****************, -***********</text:span><text:span text:style-name="KrymUkr"> – 1) ************, ************, ***********; 2) **********.</text:span></text:p>
      <text:p text:style-name="KrymPar"><text:span text:style-name="KrymRusBold">****************</text:span><text:span text:style-name="KrymUkr"> – *********. </text:span><text:span text:style-name="KrymRusBold">-*** </text:span><text:span text:style-name="KrymRusItalic">*******</text:span><text:span text:style-name="KrymUkr"> – ******** ********.</text:span></text:p>
      <text:p text:style-name="KrymPar"><text:span text:style-name="KrymRusBold">***********</text:span><text:span text:style-name="KrymUkr"> – 1) *********; 2) ******* *** ***** ******** (</text:span><text:span text:style-name="KrymRusItalic">* </text:span><text:span text:style-name="KrymUkr">*******), **********, ***********.</text:span></text:p>
      <text:p text:style-name="KrymPar"><text:span text:style-name="KrymRusBold">**********, -**, ***********, -**</text:span><text:span text:style-name="KrymUkr"> – 1) (</text:span><text:span text:style-name="KrymRusItalic">*********</text:span><text:span text:style-name="KrymUkr">) *************, -**, *********** (** ***), -**, ***********, -**, ********* ***, ********* ** ***, ********, ************, -**, **********, -**, **********, -**, **********, -**, *********, -**, *********, -**. [*********** *********** ************* ********* ***** (***.). **** ************** *** ********, ********* (***.). ** </text:span><text:soft-page-break/><text:span text:style-name="KrymUkr">*******? **, ** **? ** ***** ****** **** ******* (****,). **** **** ** ****** ********** ***** ****** ******* (****.)]; 2) **************, -**, ************ ** ***;</text:span><text:span text:style-name="KrymRusItalic"> **. </text:span><text:span text:style-name="KrymRusBold">**************</text:span><text:span text:style-name="KrymUkr">; 3) (</text:span><text:span text:style-name="KrymRusItalic">******, *******</text:span><text:span text:style-name="KrymUkr">) ********, -**, ********, -**, **********, -**, **********, -**, **********, -**, ********, -** (******, ********, *******), ***************, -**, ************* ***** (</text:span><text:span text:style-name="KrymRusItalic">*** </text:span><text:span text:style-name="KrymUkr">***** **).</text:span></text:p>
      <text:p text:style-name="KrymPar"><text:span text:style-name="KrymRusBold">***********</text:span><text:span text:style-name="KrymUkr"> – 1) **************, ************; 2) ***************; 3) *********, ***********, ********, *********, ******* (*******, *********, *****), ****************, </text:span><text:span text:style-name="KrymRusAux">***.</text:span><text:span text:style-name="KrymUkr"> **************.</text:span></text:p>
      <text:p text:style-name="KrymPar"><text:span text:style-name="KrymRusBold">*********,</text:span><text:span text:style-name="KrymRusItalic"> **. </text:span><text:span text:style-name="KrymRusBold">*********** 2.</text:span></text:p>
      <text:p text:style-name="KrymPar"><text:span text:style-name="KrymRusBold">*********</text:span><text:span text:style-name="KrymUkr"> – ******, ******** ***, ********, **********. </text:span><text:span text:style-name="KrymRusBold">*********</text:span><text:span text:style-name="KrymUkr">, </text:span><text:span text:style-name="KrymRusItalic">***</text:span><text:span text:style-name="KrymUkr"> (</text:span><text:span text:style-name="KrymRusItalic">********</text:span><text:span text:style-name="KrymUkr">) – ******* ** **. [******* ** ** ****** * ***** (****.)]. </text:span><text:span text:style-name="KrymRusItalic">********* </text:span><text:span text:style-name="KrymRusBold">*********</text:span><text:span text:style-name="KrymUkr"> – **** [**] *****, ** *********. </text:span><text:span text:style-name="KrymRusItalic">*** </text:span><text:span text:style-name="KrymRusBold">-***</text:span><text:span text:style-name="KrymUkr"> – *** *****. </text:span><text:span text:style-name="KrymRusItalic">********* </text:span><text:span text:style-name="KrymRusBold">********* </text:span><text:span text:style-name="KrymRusItalic">****, ******</text:span><text:span text:style-name="KrymUkr"> – **-*********, **-**********. </text:span><text:span text:style-name="KrymRusBold">*********</text:span><text:span text:style-name="KrymRusItalic">-**</text:span><text:span text:style-name="KrymUkr">? – ** ***** *****? </text:span><text:span text:style-name="KrymRusItalic">**</text:span><text:span text:style-name="KrymUkr">, </text:span><text:span text:style-name="KrymRusBold">*********</text:span><text:span text:style-name="KrymRusItalic">-**, *****…</text:span><text:span text:style-name="KrymUkr"> – ** ** *** *****. [** ** *** ***** ******** *** ******** *****?! (***.)].</text:span><text:span text:style-name="KrymRusItalic"> **. </text:span><text:span text:style-name="KrymRusBold">***********.</text:span></text:p>
      <text:p text:style-name="KrymPar"><text:span text:style-name="KrymRusBold">************</text:span><text:span text:style-name="KrymUkr"> – ******, *********, *************, ***********, *********, **********, *****, (</text:span><text:span text:style-name="KrymRusAux">****** * *****. </text:span><text:span text:style-name="KrymRusBold">-*****</text:span><text:span text:style-name="KrymUkr">) ******, (</text:span><text:span text:style-name="KrymRusItalic">********</text:span><text:span text:style-name="KrymUkr">) *******. [*******, *****, ** ********** ***** * *** ****** ** ***** (******). ** ***** ******** ***** *** ************** (*****.)]; </text:span><text:span text:style-name="KrymRusItalic">***************** </text:span><text:span text:style-name="KrymRusBold">-*****</text:span><text:span text:style-name="KrymUkr"> – ****** ******. </text:span><text:span text:style-name="KrymRusItalic">** </text:span><text:span text:style-name="KrymRusBold">************</text:span><text:span text:style-name="KrymUkr"> (</text:span><text:span text:style-name="KrymRusItalic">** **** </text:span><text:span text:style-name="KrymRusBold">************</text:span><text:span text:style-name="KrymUkr">, </text:span><text:span text:style-name="KrymRusItalic">* **** </text:span><text:span text:style-name="KrymRusBold">************</text:span><text:span text:style-name="KrymUkr">) – ** ******, ** *********, ** ***********, **** *****. </text:span><text:span text:style-name="KrymRusItalic">*** </text:span><text:span text:style-name="KrymRusBold">-*****</text:span><text:span text:style-name="KrymUkr"> – ** ******, ** *********, ** *****, *** ********, ***** [***** ***** ***** ****** (*****.)], ***** *****. </text:span><text:span text:style-name="KrymRusItalic">** **** </text:span><text:span text:style-name="KrymRusBold">-*****</text:span><text:span text:style-name="KrymUkr"> – ** ***** ******, ** ***** *********, ** ***** ***********, ** ***** **, ** ***** *****. </text:span><text:span text:style-name="KrymRusItalic">***** </text:span><text:span text:style-name="KrymRusBold">-*****</text:span><text:span text:style-name="KrymUkr"> – ***** *********, ********, *************; </text:span><text:span text:style-name="KrymRusItalic">******** </text:span><text:span text:style-name="KrymRusBold">-*****</text:span><text:span text:style-name="KrymRusItalic"> ****</text:span><text:span text:style-name="KrymUkr"> – ************, *********** ** **; </text:span><text:span text:style-name="KrymRusItalic">******, **** </text:span><text:span text:style-name="KrymRusBold">-*****</text:span><text:span text:style-name="KrymUkr"> – **********, ********* ** **. </text:span><text:span text:style-name="KrymRusItalic">***********, ********* </text:span><text:span text:style-name="KrymRusBold">-*****</text:span><text:span text:style-name="KrymRusItalic"> ****-*.</text:span><text:span text:style-name="KrymUkr"> – *********** ** **-*******. [**-* *** **** 1890-** ***; *********** ** ****** *** ******* * ********* (****.)]. </text:span><text:span text:style-name="KrymRusItalic">******* </text:span><text:span text:style-name="KrymRusBold">-*****</text:span><text:span text:style-name="KrymUkr"> – ***********; </text:span><text:span text:style-name="KrymRusItalic">** ******* </text:span><text:span text:style-name="KrymRusBold">-*****</text:span><text:span text:style-name="KrymUkr"> – *************.</text:span></text:p>
      <text:p text:style-name="KrymPar"><text:span text:style-name="KrymRusBold">**********</text:span><text:span text:style-name="KrymUkr"> – *********, *******. </text:span><text:span text:style-name="KrymRusItalic">***** </text:span><text:span text:style-name="KrymRusBold">-**** </text:span><text:span text:style-name="KrymRusItalic">**********</text:span><text:span text:style-name="KrymUkr"> – ****** ********** *********. </text:span><text:span text:style-name="KrymRusItalic">* ******, ****** *** </text:span><text:span text:style-name="KrymRusBold">-****</text:span><text:span text:style-name="KrymUkr"> – * ******* ** ** ******** (** *** ********). </text:span><text:span text:style-name="KrymRusItalic">******, ******* </text:span><text:span text:style-name="KrymRusBold">-****</text:span><text:span text:style-name="KrymUkr"> – ************** (</text:span><text:span text:style-name="KrymRusAux">***.</text:span><text:span text:style-name="KrymUkr"> ***********) **.</text:span></text:p>
      <text:p text:style-name="KrymPar"><text:span text:style-name="KrymRusBold">********</text:span><text:span text:style-name="KrymUkr"> – *******, ********, ********, ************, *********** (-*****, -********).</text:span></text:p>
      <text:p text:style-name="KrymPar"><text:span text:style-name="KrymRusBold">*************</text:span><text:span text:style-name="KrymUkr"> – ************, (</text:span><text:span text:style-name="KrymRusItalic">***********, ********</text:span><text:span text:style-name="KrymUkr">) *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, (</text:span><text:span text:style-name="KrymRusItalic">***********</text:span><text:span text:style-name="KrymUkr">) ***********, **********, **********.</text:span></text:p>
      <text:p text:style-name="KrymPar"><text:span text:style-name="KrymRusBold">***********</text:span><text:span text:style-name="KrymUkr"> – **********, (</text:span><text:span text:style-name="KrymRusItalic">*************, ********</text:span><text:span text:style-name="KrymUkr">) ***********.</text:span></text:p>
      <text:p text:style-name="KrymPar"><text:span text:style-name="KrymRusBold">**********</text:span><text:span text:style-name="KrymUkr"> – *********, (</text:span><text:span text:style-name="KrymRusItalic">*********</text:span><text:span text:style-name="KrymUkr">) **********, **********, ************, **********, ******(*)****.</text:span></text:p>
      <text:p text:style-name="KrymPar"><text:span text:style-name="KrymRusBold">************, -****</text:span><text:span text:style-name="KrymUkr"> – 1) **********, ***********, ******* (</text:span><text:span text:style-name="KrymRusAux">*. </text:span><text:span text:style-name="KrymUkr">-***), *********, *********, **********, ***********, ************, ***********, -****, *******; 2) </text:span><text:span text:style-name="KrymRusBold">-****, -**** </text:span><text:span text:style-name="KrymUkr">(</text:span><text:span text:style-name="KrymRusItalic">******. *****</text:span><text:span text:style-name="KrymUkr">) – ********, ********* (</text:span><text:span text:style-name="KrymRusAux">*. *.</text:span><text:span text:style-name="KrymUkr">), **********, ********, ************.</text:span></text:p>
      <text:p text:style-name="KrymPar"><text:span text:style-name="KrymRusBold">*****************</text:span><text:span text:style-name="KrymUkr"> – ************ (</text:span><text:span text:style-name="KrymRusAux">*. </text:span><text:span text:style-name="KrymUkr">-*****).</text:span></text:p>
      <text:p text:style-name="KrymPar"><text:span text:style-name="KrymRusBold">***************, -**</text:span><text:span text:style-name="KrymUkr"> – 1) (</text:span><text:span text:style-name="KrymRusItalic">********* ***********</text:span><text:span text:style-name="KrymUkr">) **********, -**, (</text:span><text:span text:style-name="KrymRusItalic">**************</text:span><text:span text:style-name="KrymUkr">) ********, -**; 2) ************, -**, ************, -**, ************, -**.</text:span></text:p>
      <text:p text:style-name="KrymPar"><text:span text:style-name="KrymRusBold">**********, -**, **********, -**</text:span><text:span text:style-name="KrymUkr"> – 1) (</text:span><text:span text:style-name="KrymRusItalic">* ********</text:span><text:span text:style-name="KrymUkr">) ***********, -**, ************, -**, ***************, -**, ***************, -**, *************, -**, ***********, -**, ************, -**, *************, -**, *******, -**, ********, -**, *********, -**, *********, -**, **********, -**, (</text:span><text:span text:style-name="KrymRusAux">** ****** ******</text:span><text:span text:style-name="KrymUkr"> – ***********, -**, **************, -**), ********, -**, ******, -**, ********, -**, ********, -**, ***********, -**; 2) (</text:span><text:span text:style-name="KrymRusItalic">********* * ************, ******** ****. *********</text:span><text:span text:style-name="KrymUkr">) ***********, -**, *************, -** [************ **** ********* (***.)], ************, -**, ***********, -**, ************, -** [************ ******], *********, -**, **********, -** [********** *** *******], *************, -** [************* *******], ґ**********, **ґ********** [****** ***** ***** ґ********** ***** ******* (***.)], **********, *********** [** ******* ***** </text:span><text:soft-page-break/><text:span text:style-name="KrymUkr">*******!]; 3) (</text:span><text:span text:style-name="KrymRusItalic">********* * ***********</text:span><text:span text:style-name="KrymUkr">) ********** *****, ************ ** *****, ***** *****, ********, -**. [***** ***** ******* ** ********!]. </text:span><text:span text:style-name="KrymRusBold">************</text:span><text:span text:style-name="KrymUkr"> – *********; 4) (</text:span><text:span text:style-name="KrymRusItalic">********* * ******, *********</text:span><text:span text:style-name="KrymUkr">) ********** ***** ***** *****, ************, ***********, -**, ************, **********, *******, -**, ********, -**, ***********, -**, ************, -**, ***********, -**, ************, -**, ********* (****, ***), -**, **********, -**, **********, -**, ********, -** ** *****, ******** ****, **** **********, **** ************, ***********, ************, (</text:span><text:span text:style-name="KrymRusItalic">**********</text:span><text:span text:style-name="KrymUkr">) *********** (</text:span><text:span text:style-name="KrymRusAux">***.</text:span><text:span text:style-name="KrymUkr"> *********). [***** ***** ** ****, * ****** ********* (***.). ***** ** *** *********** *******? ************* ******. ****** ********, ****** ********** ********** **********. ******* ********** ****** ** *********** *******].</text:span></text:p>
      <text:p text:style-name="KrymPar"><text:span text:style-name="KrymRusBold">***********</text:span><text:span text:style-name="KrymUkr"> – 1)</text:span><text:span text:style-name="KrymRusItalic"> * </text:span><text:span text:style-name="KrymUkr">2) ************, *************, ************, *************, *********, *********. (</text:span><text:span text:style-name="KrymRusItalic">**. </text:span><text:span text:style-name="KrymRusBold">********** 1</text:span><text:span text:style-name="KrymRusItalic"> * </text:span><text:span text:style-name="KrymRusBold">2</text:span><text:span text:style-name="KrymUkr">); 3) (</text:span><text:span text:style-name="KrymRusItalic">***********</text:span><text:span text:style-name="KrymUkr">) ********* ***** *****, *****. [********* ***** ***********]; 4) ***********, ****, (</text:span><text:span text:style-name="KrymRusAux">*****.</text:span><text:span text:style-name="KrymUkr">) *********, ************, ************, ********, *******, **********.</text:span></text:p>
      <text:p text:style-name="KrymPar"><text:span text:style-name="KrymRusBold">************</text:span><text:span text:style-name="KrymUkr"> – 1)</text:span><text:span text:style-name="KrymRusItalic"> * </text:span><text:span text:style-name="KrymUkr">2) *************, ***********, *******, *************. (</text:span><text:span text:style-name="KrymRusItalic">**. </text:span><text:span text:style-name="KrymRusBold">********** 1</text:span><text:span text:style-name="KrymRusItalic"> * </text:span><text:span text:style-name="KrymRusBold">2</text:span><text:span text:style-name="KrymUkr">); 3) (</text:span><text:span text:style-name="KrymRusItalic">**********</text:span><text:span text:style-name="KrymUkr">) *********; 4) ************, *********, *************, ***********, **********, **********, **************.</text:span></text:p>
      <text:p text:style-name="KrymPar"><text:span text:style-name="KrymRusBold">**************, -**, -********, -**</text:span><text:span text:style-name="KrymUkr"> – 1) **(*)************ (***** ***), -**, **(*)*********, -**, ****************, -**, *************, -**, ********* *****, ***********; (</text:span><text:span text:style-name="KrymRusItalic">** ****. ******</text:span><text:span text:style-name="KrymUkr">) *************** *****, -**, *************, -**. </text:span><text:span text:style-name="KrymRusBold">-*********</text:span><text:span text:style-name="KrymRusItalic"> *** ** ***</text:span><text:span text:style-name="KrymUkr"> – ************** *** **; 2) (</text:span><text:span text:style-name="KrymRusItalic">************, ********</text:span><text:span text:style-name="KrymUkr">) *************, -** ** **, ***********, -**, *********, ********, **********, **********, **********, -**, ********, -**. [***** ************ ******, * ********** – * * ********** ****** ***** *********** ** ****** (***.). ** ***** ****** **** *******. *** * ******** ******* ** ********* – ** *** *** *** ******** (****.)]. </text:span><text:span text:style-name="KrymRusBold">****************</text:span><text:span text:style-name="KrymUkr"> – 1) **(*)***********, ***************; (</text:span><text:span text:style-name="KrymRusItalic">** ******</text:span><text:span text:style-name="KrymUkr">) **************; 2) (</text:span><text:span text:style-name="KrymRusItalic">************</text:span><text:span text:style-name="KrymUkr">) ************, *********, ***********.</text:span></text:p>
      <text:p text:style-name="KrymPar"><text:span text:style-name="KrymRusBold">***************</text:span><text:span text:style-name="KrymUkr"> – 1) (</text:span><text:span text:style-name="KrymRusAux">********</text:span><text:span text:style-name="KrymUkr">): *) **(*)***********, ***************; (</text:span><text:span text:style-name="KrymRusItalic">** ****. ******</text:span><text:span text:style-name="KrymUkr">) ****************, **************; *) (</text:span><text:span text:style-name="KrymRusItalic">***********</text:span><text:span text:style-name="KrymUkr">) **************, </text:span><text:span text:style-name="KrymRusAux">***.</text:span><text:span text:style-name="KrymUkr"> ************, ***********; 2) (</text:span><text:span text:style-name="KrymRusItalic">***** *****, *******</text:span><text:span text:style-name="KrymUkr">) ******, ********, **(*)*******, ***********, ********, ********, **********, (</text:span><text:span text:style-name="KrymRusItalic">** ****. ******</text:span><text:span text:style-name="KrymUkr">) **************. </text:span><text:span text:style-name="KrymRusItalic">************* ********* ********. </text:span><text:span text:style-name="KrymRusBold">-***</text:span><text:span text:style-name="KrymUkr"> – *******, ******** (</text:span><text:span text:style-name="KrymRusAux">*. </text:span><text:span text:style-name="KrymUkr">-****). </text:span><text:span text:style-name="KrymRusBold">-***</text:span><text:span text:style-name="KrymUkr"> (</text:span><text:span text:style-name="KrymRusItalic">******* *** ********</text:span><text:span text:style-name="KrymUkr">), </text:span><text:span text:style-name="KrymRusItalic">******** **********</text:span><text:span text:style-name="KrymUkr"> – *******, ****** (</text:span><text:span text:style-name="KrymRusAux">*. </text:span><text:span text:style-name="KrymUkr">-*****), ********. </text:span><text:span text:style-name="KrymRusBold">-***</text:span><text:span text:style-name="KrymRusItalic"> ** ******** ********** ** ****</text:span><text:span text:style-name="KrymUkr"> – ********.</text:span></text:p>
      <text:p text:style-name="KrymPar"><text:span text:style-name="KrymRusBold">****************</text:span><text:span text:style-name="KrymUkr"> – ***********, ***********, ************* ** *****, ** **, ***********, *******, ***********.</text:span></text:p>
      <text:p text:style-name="KrymPar"><text:span text:style-name="KrymRusBold">**************</text:span><text:span text:style-name="KrymUkr"> – ***********, ***********, ***********, ****** (** ******) ******, ***********, ************, ***********, *********, *********, ***********; (</text:span><text:span text:style-name="KrymRusItalic">******</text:span><text:span text:style-name="KrymUkr">) ************.</text:span></text:p>
      <text:p text:style-name="KrymPar"><text:span text:style-name="KrymRusBold">**************</text:span><text:span text:style-name="KrymUkr"> – ********** ** **, ** *****, ***** *****, *****, ***********.</text:span></text:p>
      <text:p text:style-name="KrymPar"><text:span text:style-name="KrymRusBold">**************</text:span><text:span text:style-name="KrymUkr"> – ************ *****, **, ************, ****** ********** ** *****. [**** **** ****** ***** ** * ***, ** * ****** ** **** **********? (*. ****.)].</text:span></text:p>
      <text:p text:style-name="KrymPar"><text:span text:style-name="KrymRusBold">***********</text:span><text:span text:style-name="KrymUkr"> – 1) (</text:span><text:span text:style-name="KrymRusAux">********</text:span><text:span text:style-name="KrymUkr">) ********** (****** = </text:span><text:span text:style-name="KrymRusItalic">*****</text:span><text:span text:style-name="KrymUkr">), ********** (** ***** = </text:span><text:span text:style-name="KrymRusItalic">*****</text:span><text:span text:style-name="KrymUkr">), ******* ** *****; 2) </text:span><text:span text:style-name="KrymRusItalic">******** </text:span><text:span text:style-name="KrymRusBold">-***** </text:span><text:span text:style-name="KrymRusItalic">********</text:span><text:span text:style-name="KrymUkr"> – ******* (</text:span><text:span text:style-name="KrymRusAux">**. *.</text:span><text:span text:style-name="KrymUkr">)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</text:span><text:span text:style-name="KrymUkr"> – 1) ****-********, ********* ****, ******** *******; 2) ********** ***.</text:span></text:p>
      <text:p text:style-name="KrymPar"><text:span text:style-name="KrymRusBold">***********</text:span><text:span text:style-name="KrymUkr"> – **(*)*********, **********.</text:span></text:p>
      <text:p text:style-name="KrymPar"><text:span text:style-name="KrymRusBold">**********, ***********</text:span><text:span text:style-name="KrymUkr"> – **(*)******** * *****, ********* [********** **** ******** * ******* ** ***’*** (****.). ******* ********* * ******** *** ****** ******, ** ** ****** ****** ******* (***.)], ********, ******, ********* * *****, **********, ******** [***** ******** ****** **********, *** * *********** *** ***** ******. ****** *** ** ******** * ****** (*****.)], </text:span><text:soft-page-break/><text:span text:style-name="KrymUkr">*********, *******, *’*********, *’********, ********, ********, ************, ********** [********-* ** * ********** ********* (****.)]; </text:span><text:span text:style-name="KrymRusAux">***.</text:span><text:span text:style-name="KrymUkr"> **********, ********** [* **** ********** ******], *********** [******* *** ***** *********** * ********** (***.)], *********** [********* ****** *********** * ********* ******* (***.)], ************ [************ ***** ******]; (</text:span><text:span text:style-name="KrymRusItalic">*********</text:span><text:span text:style-name="KrymUkr">) ******** [**** ******** ****** (****.)], **********, ***** [****** ******** ********** ** ********* ****** * ******* ******* ************ ********? (*****)]. </text:span><text:span text:style-name="KrymRusBold">********** </text:span><text:span text:style-name="KrymRusItalic">******</text:span><text:span text:style-name="KrymUkr"> – ******** (*********) ********.</text:span></text:p>
      <text:p text:style-name="KrymPar"><text:span text:style-name="KrymRusBold">**************</text:span><text:span text:style-name="KrymUkr"> – **(*)*******, **(*)********* (</text:span><text:span text:style-name="KrymRusAux">*. </text:span><text:span text:style-name="KrymUkr">-*****), ***********, **********, *’********; (</text:span><text:span text:style-name="KrymRusItalic">******</text:span><text:span text:style-name="KrymUkr">) *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(*)*******, *********, *********, *’********, **********, **********, ***********.</text:span></text:p>
      <text:p text:style-name="KrymPar"><text:span text:style-name="KrymRusBold">********, *********</text:span><text:span text:style-name="KrymUkr"> – *******, ********, (</text:span><text:span text:style-name="KrymRusAux">****.</text:span><text:span text:style-name="KrymUkr">) **********, *******, (</text:span><text:span text:style-name="KrymRusAux">***.</text:span><text:span text:style-name="KrymUkr">) *******; (</text:span><text:span text:style-name="KrymRusItalic">* *******. *****</text:span><text:span text:style-name="KrymUkr">) ********, *********; (</text:span><text:span text:style-name="KrymRusAux">****.</text:span><text:span text:style-name="KrymUkr">) *** (</text:span><text:span text:style-name="KrymRusAux">*. </text:span><text:span text:style-name="KrymUkr">*****).</text:span></text:p>
      <text:p text:style-name="KrymPar"><text:span text:style-name="KrymRusBold">**********, *********</text:span><text:span text:style-name="KrymUkr"> – 1) ********, ******* (****** = </text:span><text:span text:style-name="KrymRusItalic">*****</text:span><text:span text:style-name="KrymUkr">) ********, ******, **********, ********, **********, *********. </text:span><text:span text:style-name="KrymRusBold">-******* </text:span><text:span text:style-name="KrymRusItalic">*******</text:span><text:span text:style-name="KrymUkr"> – ********** ********, ************ [******** ** ***** ************* ** *******, ******* ********** ** ************. (***.)]; 2) </text:span><text:span text:style-name="KrymRusItalic">**. </text:span><text:span text:style-name="KrymRusBold">**********</text:span><text:span text:style-name="KrymUkr">; 3) (</text:span><text:span text:style-name="KrymRusItalic">**********</text:span><text:span text:style-name="KrymUkr">) ********, *********, **********, **********, **********, **********. [****** ******* * ********** *********** ***** (******.)].</text:span></text:p>
      <text:p text:style-name="KrymPar"><text:span text:style-name="KrymRusBold">************, ***********</text:span><text:span text:style-name="KrymUkr"> – 1) **********, ********* ** **, ** *****, ************, ***********, ********** (***********), ******** (***********) ** **, ************, **********, *******, ******** *****, ** ***** [******** * ***** (***.). ***** ************* – ** ********, ** ***** ***** ******** ****** ******** (***.)], ****** * *****, ******** * *****; 2) (</text:span><text:span text:style-name="KrymRusItalic">*********, ********</text:span><text:span text:style-name="KrymUkr">) ******** ******, ******* *********** ***, *. **********, ***********, ***********, * ****** *********, * ****** *********, ********* [***** ***** *********], **********.</text:span><text:span text:style-name="KrymRusItalic"> **. ***</text:span><text:span text:style-name="KrymRusBold"> **********, *********</text:span><text:span text:style-name="KrymUkr">; 3) **********, ***********, ************, ************. </text:span><text:span text:style-name="KrymRusBold">************</text:span><text:span text:style-name="KrymUkr"> – ***********, ********* (******), ***********, ***********.</text:span></text:p>
      <text:p text:style-name="KrymPar"><text:span text:style-name="KrymRusBold">***********</text:span><text:span text:style-name="KrymUkr"> – 1) **********, ************, **********, *****[**]******; 2) </text:span><text:span text:style-name="KrymRusItalic">**. </text:span><text:span text:style-name="KrymRusBold">*********, ************</text:span><text:span text:style-name="KrymUkr">; 3) **********, ***********, ***********, ******.</text:span></text:p>
      <text:p text:style-name="KrymPar"><text:span text:style-name="KrymRusBold">******</text:span><text:span text:style-name="KrymUkr"> – 1) (</text:span><text:span text:style-name="KrymRusItalic">********* *******</text:span><text:span text:style-name="KrymUkr">) ********, **********, **********, ********* (</text:span><text:span text:style-name="KrymRusAux">*. </text:span><text:span text:style-name="KrymUkr">-**), **********, *********, *********, ******** (</text:span><text:span text:style-name="KrymRusAux">*. </text:span><text:span text:style-name="KrymUkr">-***, </text:span><text:span text:style-name="KrymRusAux">*. *.</text:span><text:span text:style-name="KrymUkr">), ********, *********, **********;</text:span><text:span text:style-name="KrymRusItalic"> ***. </text:span><text:span text:style-name="KrymRusBold">***********</text:span><text:span text:style-name="KrymUkr">; 2) (</text:span><text:span text:style-name="KrymRusItalic">*******</text:span><text:span text:style-name="KrymUkr">) ******* (</text:span><text:span text:style-name="KrymRusAux">*. </text:span><text:span text:style-name="KrymUkr">-****), ****** (</text:span><text:span text:style-name="KrymRusAux">*. </text:span><text:span text:style-name="KrymUkr">-****) [*** *** *******, * **** *********], *******, *******, *******, ********** * ***-***, ********** * *.-*., (</text:span><text:span text:style-name="KrymRusItalic">* ******** *** ******** *******, ******</text:span><text:span text:style-name="KrymUkr">) *********, (</text:span><text:span text:style-name="KrymRusItalic">* *.-****** ******</text:span><text:span text:style-name="KrymUkr">) ***********.</text:span></text:p>
      <text:p text:style-name="KrymPar"><text:span text:style-name="KrymRusBold">************</text:span><text:span text:style-name="KrymUkr"> – ****** ***** *** ***, ***, *********** *** ***, ***.</text:span></text:p>
      <text:p text:style-name="KrymPar"><text:span text:style-name="KrymRusBold">*************</text:span><text:span text:style-name="KrymUkr"> – ******* *** ***********, ***************.</text:span></text:p>
      <text:p text:style-name="KrymPar"><text:span text:style-name="KrymRusBold">**************</text:span><text:span text:style-name="KrymUkr"> – ************, **********, ***********, *********.</text:span></text:p>
      <text:p text:style-name="KrymPar"><text:span text:style-name="KrymRusBold">******************</text:span><text:span text:style-name="KrymUkr"> – **************, *************.</text:span></text:p>
      <text:p text:style-name="KrymPar"><text:span text:style-name="KrymRusBold">*****************</text:span><text:span text:style-name="KrymUkr"> – **********, *********.</text:span></text:p>
      <text:p text:style-name="KrymPar"><text:span text:style-name="KrymRusBold">**************</text:span><text:span text:style-name="KrymUkr"> – ************, ***********, ********, ***************, *************.</text:span></text:p>
      <text:p text:style-name="KrymPar"><text:span text:style-name="KrymRusBold">***************</text:span><text:span text:style-name="KrymUkr"> – **************, *************, **************, ***************.</text:span></text:p>
      <text:p text:style-name="KrymPar"><text:span text:style-name="KrymRusBold">*************, -**, ************, -**</text:span><text:span text:style-name="KrymUkr"> – ***********, -**, **********, -**, **********, -** (************, -**), *********, -**, *********, -**, ********, -**, ***********, -**, **********, -**, (</text:span><text:span text:style-name="KrymRusItalic">***** *******</text:span><text:span text:style-name="KrymUkr">) **************, -**, ************, -**; (</text:span><text:span text:style-name="KrymRusItalic">* *********, ****</text:span><text:span text:style-name="KrymUkr">) (******) ********, -**, (******) ******, -**. [******** ****** ********. ****** *********** ********]. </text:span><text:span text:style-name="KrymRusBold">***************</text:span><text:span text:style-name="KrymUkr"> – ************, ***********, *************.</text:span></text:p>
      <text:p text:style-name="KrymPar"><text:span text:style-name="KrymRusBold">********</text:span><text:span text:style-name="KrymUkr"> (</text:span><text:span text:style-name="KrymRusItalic">******* ******</text:span><text:span text:style-name="KrymUkr">) – ********.</text:span></text:p>
      <text:p text:style-name="KrymPar"><text:span text:style-name="KrymRusBold">**********</text:span><text:span text:style-name="KrymUkr"> – ********, ********. [******** ****]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</text:span><text:span text:style-name="KrymUkr">, </text:span><text:span text:style-name="KrymRusAux">**.</text:span><text:span text:style-name="KrymUkr"> – ****** (</text:span><text:span text:style-name="KrymRusAux">*. </text:span><text:span text:style-name="KrymUkr">******), ******. </text:span><text:span text:style-name="KrymRusBold">-*****</text:span><text:span text:style-name="KrymUkr"> – ********.</text:span></text:p>
      <text:p text:style-name="KrymPar"><text:soft-page-break/><text:span text:style-name="KrymRusBold">*********, **********</text:span><text:span text:style-name="KrymUkr"> – ***********, **************, ********** ** *****, ********* ** *****, (</text:span><text:span text:style-name="KrymRusAux">******.</text:span><text:span text:style-name="KrymUkr">) **********.</text:span></text:p>
      <text:p text:style-name="KrymPar"><text:span text:style-name="KrymRusBold">************</text:span><text:span text:style-name="KrymUkr"> – ********** *****, ********** *****. </text:span><text:span text:style-name="KrymRusBold">-**</text:span><text:span text:style-name="KrymUkr"> – ********, ************, ************.</text:span></text:p>
      <text:p text:style-name="KrymPar"><text:span text:style-name="KrymRusBold">************, -****</text:span><text:span text:style-name="KrymUkr"> – 1) **********, -****, ***********, -**; 2) ***********, ************, **********, ***********.</text:span></text:p>
      <text:p text:style-name="KrymPar"><text:span text:style-name="KrymRusBold">**********, **********</text:span><text:span text:style-name="KrymUkr"> – 1) (</text:span><text:span text:style-name="KrymRusItalic">********</text:span><text:span text:style-name="KrymUkr">) ***[**]********, **********, ************, **********, ***********, *********. [***!* – ******** ***]; 2) ********* *****, ****** *****, ************* *****, </text:span><text:span text:style-name="KrymRusAux">***.</text:span><text:span text:style-name="KrymUkr"> *********** *****, ***** (</text:span><text:span text:style-name="KrymRusItalic">** ***</text:span><text:span text:style-name="KrymUkr">) [******* ****** ******-* *********** *** = </text:span><text:span text:style-name="KrymRusItalic">** *** *** ***** ** ********* ***</text:span><text:span text:style-name="KrymUkr">], ************ ***** *****, ***** ***** [*** ***** ******** ****** ************* (****.). ***** ***** ***** *********** = </text:span><text:span text:style-name="KrymRusItalic">***-** *** ******** </text:span><text:span text:style-name="KrymUkr">(****.)], *********** *****, ********* (</text:span><text:span text:style-name="KrymRusAux">***.</text:span><text:span text:style-name="KrymUkr"> *********) ***** *****, ********** ***** *****, **********, ***********. </text:span><text:span text:style-name="KrymRusBold">**********</text:span><text:span text:style-name="KrymRusItalic"> ** **********</text:span><text:span text:style-name="KrymUkr"> – ********* 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**</text:span><text:span text:style-name="KrymUkr"> – 1) ****[***]****** (</text:span><text:span text:style-name="KrymRusAux">*. </text:span><text:span text:style-name="KrymUkr">-****), ***[**]****, ***[**]*****; 2) ************ [************ ***, ** ** ******* ** **********; ** ************ ******* ** ****** (***. ***.)], **********, ****** [********* ** ********* ***** ****** (***) ********], *********** [******** ******, ******, ** ** ******** **********, ****** (****.)]. </text:span><text:span text:style-name="KrymRusItalic">** *********** </text:span><text:span text:style-name="KrymRusBold">-******</text:span><text:span text:style-name="KrymUkr"> – **************.</text:span></text:p>
      <text:p text:style-name="KrymPar"><text:span text:style-name="KrymRusBold">***************</text:span><text:span text:style-name="KrymUkr"> – *(*)************, (</text:span><text:span text:style-name="KrymRusAux">****.</text:span><text:span text:style-name="KrymUkr">) **********.</text:span></text:p>
      <text:p text:style-name="KrymPar"><text:span text:style-name="KrymRusBold">********</text:span><text:span text:style-name="KrymUkr"> – *** [******** ***], ******** [*** *** ******* ** ***** ******** = </text:span><text:span text:style-name="KrymRusItalic">****** ** **** ********</text:span><text:span text:style-name="KrymUkr">], ***** [***** ***], ***** [****** *****], (</text:span><text:span text:style-name="KrymRusAux">*****</text:span><text:span text:style-name="KrymUkr">) *** (</text:span><text:span text:style-name="KrymRusAux">*. </text:span><text:span text:style-name="KrymUkr">*****) (</text:span><text:span text:style-name="KrymRusAux">*. *.</text:span><text:span text:style-name="KrymUkr">) [* **** ***], ***** [****** ** *****]. [</text:span><text:span text:style-name="KrymRusItalic">** ***** (******) </text:span><text:span text:style-name="KrymRusBold">*********</text:span><text:span text:style-name="KrymUkr"> = *** ***** (*******) *****, ***** (******) ***, ***** (******) ******** (*****)]. </text:span><text:span text:style-name="KrymRusBold">**********</text:span><text:span text:style-name="KrymUkr"> – ***********, ************, ********* *******. [*** ** ******* *********]. </text:span><text:span text:style-name="KrymRusItalic">* ****** ******* </text:span><text:span text:style-name="KrymRusBold">*********</text:span><text:span text:style-name="KrymUkr"> – * ****’******. </text:span><text:span text:style-name="KrymRusItalic">* ***. ******* </text:span><text:span text:style-name="KrymRusBold">-**</text:span><text:span text:style-name="KrymUkr"> – * ******* ******. </text:span><text:span text:style-name="KrymRusItalic">******* </text:span><text:span text:style-name="KrymRusBold">*.</text:span><text:span text:style-name="KrymUkr"> – ******** ***, ******* *****, ********. </text:span><text:span text:style-name="KrymRusItalic">******** ** *****. </text:span><text:span text:style-name="KrymRusBold">-**</text:span><text:span text:style-name="KrymUkr"> – * ****** *********. </text:span><text:span text:style-name="KrymRusItalic">****** </text:span><text:span text:style-name="KrymRusBold">*.</text:span><text:span text:style-name="KrymUkr"> – ****** *****, ******** ***. </text:span><text:span text:style-name="KrymRusItalic">* ****** </text:span><text:span text:style-name="KrymRusBold">-**</text:span><text:span text:style-name="KrymUkr"> – * ******. </text:span><text:span text:style-name="KrymRusItalic">******** </text:span><text:span text:style-name="KrymRusBold">-**</text:span><text:span text:style-name="KrymUkr"> – *********** *****, ********* ***. </text:span><text:span text:style-name="KrymRusItalic">******* </text:span><text:span text:style-name="KrymRusBold">*.</text:span><text:span text:style-name="KrymUkr"> – ******* ***. </text:span><text:span text:style-name="KrymRusItalic">****** </text:span><text:span text:style-name="KrymRusBold">*.</text:span><text:span text:style-name="KrymUkr"> – ******* ***, ********* ***. </text:span><text:span text:style-name="KrymRusItalic">********** </text:span><text:span text:style-name="KrymRusBold">********</text:span><text:span text:style-name="KrymUkr"> – ******** ***.</text:span></text:p>
      <text:p text:style-name="KrymPar"><text:span text:style-name="KrymRusBold">************</text:span><text:span text:style-name="KrymUkr"> – **********, ***** (</text:span><text:span text:style-name="KrymRusAux">*. </text:span><text:span text:style-name="KrymUkr">*******). [********** ********* ** ************ (***.). *** ******** ******* ******* ************ ***** (***.)].</text:span></text:p>
      <text:p text:style-name="KrymPar"><text:span text:style-name="KrymRusBold">***********, -******, **********, ********</text:span><text:span text:style-name="KrymUkr"> – 1) (</text:span><text:span text:style-name="KrymRusItalic">************ * ****, * ******, * **’***</text:span><text:span text:style-name="KrymUkr">) *********, *******, *********, *******, **********, ********, *********, ***********; 2) (</text:span><text:span text:style-name="KrymRusItalic">****** *************, *********</text:span><text:span text:style-name="KrymUkr">) **************, ************ [****** ** ****** ****** ************* ***-*-*** (******). ************* ******** ************ (***.)], (</text:span><text:span text:style-name="KrymRusItalic">****** * *****</text:span><text:span text:style-name="KrymUkr">) **************, ****************, ************** [** ****** ****** * *** ******* ************** (******.)], **********, ************. </text:span><text:span text:style-name="KrymRusBold">-*****, -****** </text:span><text:span text:style-name="KrymRusItalic">******</text:span><text:span text:style-name="KrymUkr"> – ****** ** ******, ********* (*******) ** ******. [******** ********* ** ********* ****** (***.)], (</text:span><text:span text:style-name="KrymRusItalic">**********</text:span><text:span text:style-name="KrymUkr">) ********** (*******) ** ***** * *****. [***** ******** ********** *** ********** ********* ** ***** * *** ** ***** * ***** (*****)]; (</text:span><text:span text:style-name="KrymRusItalic">* ****, *****</text:span><text:span text:style-name="KrymUkr">) ******** [***** ** ********, ** *********].</text:span></text:p>
      <text:p text:style-name="KrymPar"><text:span text:style-name="KrymRusBold">***********,</text:span><text:span text:style-name="KrymRusItalic"> **. </text:span><text:span text:style-name="KrymRusBold">**********.</text:span></text:p>
      <text:p text:style-name="KrymPar"><text:span text:style-name="KrymRusBold">***********</text:span><text:span text:style-name="KrymUkr"> – 1) **********, ********. </text:span><text:span text:style-name="KrymRusBold">-*** </text:span><text:span text:style-name="KrymRusItalic">*************</text:span><text:span text:style-name="KrymUkr"> – ********* *** *****; 2) </text:span><text:span text:style-name="KrymRusItalic">**. </text:span><text:span text:style-name="KrymRusBold">*****************.</text:span></text:p>
      <text:p text:style-name="KrymPar"><text:span text:style-name="KrymRusBold">**********, -**, ***********, -**, **********, -**</text:span><text:span text:style-name="KrymUkr"> – ********, -**, *********, -**, ********** (</text:span><text:span text:style-name="KrymRusAux">***.</text:span><text:span text:style-name="KrymUkr">), *********, **********, *******, -**, ***********, -**, *********, -**, (</text:span><text:span text:style-name="KrymRusAux">******</text:span><text:span text:style-name="KrymUkr">) ********* [*******-* ** ******** ***** *****? (****.)], ********, -**, **********, -**, ******** ****. [******* ****** ***** ********]. </text:span><text:span text:style-name="KrymRusBold">************, ***********</text:span><text:span text:style-name="KrymUkr"> – *********, **********, **********, ***********, *********.</text:span></text:p>
      <text:p text:style-name="KrymPar"><text:span text:style-name="KrymRusBold">***********</text:span><text:span text:style-name="KrymUkr"> – **********, ************, ********, *********. [***** ***** *********, *** ** ****** </text:span><text:soft-page-break/><text:span text:style-name="KrymUkr">********].</text:span></text:p>
      <text:p text:style-name="KrymPar"><text:span text:style-name="KrymRusBold">*************</text:span><text:span text:style-name="KrymUkr"> – 1) ***********, **************, ******** **********; 2) ************ ** ******* ******, *********.</text:span></text:p>
      <text:p text:style-name="KrymPar"><text:span text:style-name="KrymRusBold">**********</text:span><text:span text:style-name="KrymUkr"> – **********, *’******* ******, ********** *** (</text:span><text:span text:style-name="KrymRusAux">*. </text:span><text:span text:style-name="KrymUkr">*****)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*****</text:span><text:span text:style-name="KrymUkr"> – *************, ****************.</text:span></text:p>
      <text:p text:style-name="KrymPar"><text:span text:style-name="KrymRusBold">*************</text:span><text:span text:style-name="KrymUkr"> – 1) **************; 2) ***********.</text:span></text:p>
      <text:p text:style-name="KrymPar"><text:span text:style-name="KrymRusBold">***********, -**, **********, -**</text:span><text:span text:style-name="KrymUkr"> – *************, -**, **********, -**, ******* ***********. [*** *******, ******* ********** ** *******]. </text:span><text:span text:style-name="KrymRusBold">*************</text:span><text:span text:style-name="KrymUkr"> – ************, ******* (** ****) ***********.</text:span></text:p>
      <text:p text:style-name="KrymPar"><text:span text:style-name="KrymRusBold">************</text:span><text:span text:style-name="KrymUkr"> – ************, ***********, ********** [************-********** ************ ****** *******], ***************.</text:span></text:p>
      <text:p text:style-name="KrymPar"><text:span text:style-name="KrymRusBold">***********</text:span><text:span text:style-name="KrymUkr"> – **************, ******* ********* ** *****, ******* ***********.</text:span></text:p>
      <text:p text:style-name="KrymPar"><text:span text:style-name="KrymRusBold">**********</text:span><text:span text:style-name="KrymUkr"> – *********, ***********.</text:span></text:p>
      <text:p text:style-name="KrymPar"><text:span text:style-name="KrymRusBold">*******</text:span><text:span text:style-name="KrymUkr"> – 1) *******, **********, (</text:span><text:span text:style-name="KrymRusAux">***.</text:span><text:span text:style-name="KrymUkr">) *******, ********, **********, ******** (</text:span><text:span text:style-name="KrymRusAux">*. *.</text:span><text:span text:style-name="KrymUkr">); (</text:span><text:span text:style-name="KrymRusItalic">*************** *** ***** * **** ****</text:span><text:span text:style-name="KrymUkr">) **********, ******; (</text:span><text:span text:style-name="KrymRusItalic">****</text:span><text:span text:style-name="KrymUkr">) ******** (</text:span><text:span text:style-name="KrymRusAux">*. </text:span><text:span text:style-name="KrymUkr">-*****); 2) </text:span><text:span text:style-name="KrymRusItalic">**. </text:span><text:span text:style-name="KrymRusBold">*********, ********.</text:span></text:p>
      <text:p text:style-name="KrymPar"><text:span text:style-name="KrymRusBold">*********</text:span><text:span text:style-name="KrymRusItalic"> ***-*.</text:span><text:span text:style-name="KrymUkr"> – ******** **, ********** ** **; (</text:span><text:span text:style-name="KrymRusItalic">*******</text:span><text:span text:style-name="KrymUkr">) *********; (</text:span><text:span text:style-name="KrymRusItalic">*****</text:span><text:span text:style-name="KrymUkr">) ********, *********, ********** ** ******. </text:span><text:span text:style-name="KrymRusBold">-***** </text:span><text:span text:style-name="KrymRusItalic">*********, **. </text:span><text:span text:style-name="KrymRusBold">**************.</text:span></text:p>
      <text:p text:style-name="KrymPar"><text:span text:style-name="KrymRusBold">***</text:span><text:span text:style-name="KrymUkr"> – ******, **********; (</text:span><text:span text:style-name="KrymRusItalic">********</text:span><text:span text:style-name="KrymUkr">) *********, **********; (</text:span><text:span text:style-name="KrymRusItalic">*****</text:span><text:span text:style-name="KrymUkr">) **********.</text:span></text:p>
      <text:p text:style-name="KrymPar"><text:span text:style-name="KrymRusBold">*******</text:span><text:span text:style-name="KrymUkr"> – ****** (</text:span><text:span text:style-name="KrymRusAux">*. </text:span><text:span text:style-name="KrymUkr">-**), *********, ******* (</text:span><text:span text:style-name="KrymRusAux">*. </text:span><text:span text:style-name="KrymUkr">******). [*********, *********** *********].</text:span></text:p>
      <text:p text:style-name="KrymPar"><text:span text:style-name="KrymRusBold">**********</text:span><text:span text:style-name="KrymUkr"> – ***** *******, ******** * ******.</text:span></text:p>
      <text:p text:style-name="KrymPar"><text:span text:style-name="KrymRusBold">**********</text:span><text:span text:style-name="KrymUkr"> (</text:span><text:span text:style-name="KrymRusItalic">************</text:span><text:span text:style-name="KrymUkr">) – ********, (</text:span><text:span text:style-name="KrymRusItalic">********</text:span><text:span text:style-name="KrymUkr">) *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</text:span><text:span text:style-name="KrymUkr"> – ***** (</text:span><text:span text:style-name="KrymRusAux">**.</text:span><text:span text:style-name="KrymUkr"> -****), ****, (</text:span><text:span text:style-name="KrymRusAux">********.</text:span><text:span text:style-name="KrymUkr">) ******, (</text:span><text:span text:style-name="KrymRusAux">***.</text:span><text:span text:style-name="KrymUkr">) ********.</text:span></text:p>
      <text:p text:style-name="KrymPar"><text:span text:style-name="KrymRusBold">******</text:span><text:span text:style-name="KrymUkr"> – ******, *******. </text:span><text:span text:style-name="KrymRusBold">-***</text:span><text:span text:style-name="KrymRusItalic"> ************** * **************</text:span><text:span text:style-name="KrymUkr"> – ****** ********* (*********) * ******** (********); (</text:span><text:span text:style-name="KrymRusItalic">************, ***********</text:span><text:span text:style-name="KrymUkr">) ********, ******, ******* (*************) ******. </text:span><text:span text:style-name="KrymRusItalic">***** </text:span><text:span text:style-name="KrymRusBold">******</text:span><text:span text:style-name="KrymUkr"> – **********, ********** (*******) ******. </text:span><text:span text:style-name="KrymRusItalic">********* </text:span><text:span text:style-name="KrymRusBold">******* </text:span><text:span text:style-name="KrymRusItalic">****** ****, ****</text:span><text:span text:style-name="KrymUkr"> – **** ******** *****, ********** ***** *****.</text:span></text:p>
      <text:p text:style-name="KrymPar"><text:span text:style-name="KrymRusBold">*******</text:span><text:span text:style-name="KrymUkr"> – *******, 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, *********.</text:span></text:p>
      <text:p text:style-name="KrymPar"><text:span text:style-name="KrymRusBold">********</text:span><text:span text:style-name="KrymUkr"> – **-**********.</text:span></text:p>
      <text:p text:style-name="KrymPar"><text:span text:style-name="KrymRusBold">*********</text:span><text:span text:style-name="KrymUkr"> – 1) *********; 2) ************. </text:span><text:span text:style-name="KrymRusBold">-** </text:span><text:span text:style-name="KrymRusItalic">**********</text:span><text:span text:style-name="KrymUkr"> – ******* (</text:span><text:span text:style-name="KrymRusAux">*. </text:span><text:span text:style-name="KrymUkr">-****).</text:span></text:p>
      <text:p text:style-name="KrymPar"><text:span text:style-name="KrymRusBold">*************</text:span><text:span text:style-name="KrymUkr"> – ***********, **********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</text:span><text:span text:style-name="KrymUkr"> – *************, ********, ********.</text:span></text:p>
      <text:p text:style-name="KrymPar"><text:span text:style-name="KrymRusBold">*************</text:span><text:span text:style-name="KrymUkr"> – ********.</text:span></text:p>
      <text:p text:style-name="KrymPar"><text:span text:style-name="KrymRusBold">*******</text:span><text:span text:style-name="KrymUkr">, </text:span><text:span text:style-name="KrymRusAux">**. * </text:span><text:span text:style-name="KrymRusBold">*******</text:span><text:span text:style-name="KrymUkr">, </text:span><text:span text:style-name="KrymRusAux">**.</text:span><text:span text:style-name="KrymUkr"> – ********, **** (</text:span><text:span text:style-name="KrymRusAux">*. </text:span><text:span text:style-name="KrymUkr">-**). [***** *** **** ********* (******.)]; (</text:span><text:span text:style-name="KrymRusItalic">*************</text:span><text:span text:style-name="KrymUkr">) ******** ********, ********; (</text:span><text:span text:style-name="KrymRusItalic">***************</text:span><text:span text:style-name="KrymUkr">) ****** ********; (</text:span><text:span text:style-name="KrymRusItalic">* *********</text:span><text:span text:style-name="KrymUkr">) ************* ********. </text:span><text:span text:style-name="KrymRusItalic">******** </text:span><text:span text:style-name="KrymRusBold">*******</text:span><text:span text:style-name="KrymUkr"> – ********** (</text:span><text:span text:style-name="KrymRusAux">*. </text:span><text:span text:style-name="KrymUkr">-***.)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***</text:span><text:span text:style-name="KrymUkr"> – ********, (</text:span><text:span text:style-name="KrymRusItalic">********.</text:span><text:span text:style-name="KrymUkr">) *********.</text:span></text:p>
      <text:p text:style-name="KrymPar"><text:span text:style-name="KrymRusBold">****</text:span><text:span text:style-name="KrymUkr"> – **** (</text:span><text:span text:style-name="KrymRusAux">*. </text:span><text:span text:style-name="KrymUkr">******).</text:span></text:p>
      <text:p text:style-name="KrymPar"><text:span text:style-name="KrymRusBold">********, -****</text:span><text:span text:style-name="KrymUkr"> – *********, -******.</text:span></text:p>
      <text:p text:style-name="KrymPar"><text:span text:style-name="KrymRusBold">******,</text:span><text:span text:style-name="KrymRusItalic"> **. </text:span><text:span text:style-name="KrymRusBold">********.</text:span></text:p>
      <text:p text:style-name="KrymPar"><text:span text:style-name="KrymRusBold">***********</text:span><text:span text:style-name="KrymUkr"> – 1) ***********; 2) 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</text:span><text:span text:style-name="KrymUkr"> – ************, **************.</text:span></text:p>
      <text:p text:style-name="KrymPar"><text:soft-page-break/><text:span text:style-name="KrymRusBold">***************</text:span><text:span text:style-name="KrymUkr"> – *************, </text:span><text:span text:style-name="KrymRusAux">***.</text:span><text:span text:style-name="KrymUkr"> **************.</text:span></text:p>
      <text:p text:style-name="KrymPar"><text:span text:style-name="KrymRusBold">**********</text:span><text:span text:style-name="KrymUkr"> – ***********, ********. </text:span><text:span text:style-name="KrymRusBold">-*** </text:span><text:span text:style-name="KrymRusItalic">****</text:span><text:span text:style-name="KrymUkr"> – ********* *****, ******** *****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). </text:span><text:span text:style-name="KrymRusBold">-********</text:span><text:span text:style-name="KrymUkr"> – ***********.</text:span></text:p>
      <text:p text:style-name="KrymPar"><text:span text:style-name="KrymRusBold">*******</text:span><text:span text:style-name="KrymUkr"> – ********, *********, ******, *******, ****, *******, ***********, ********, ******** *****, *****. </text:span><text:span text:style-name="KrymRusItalic">***** </text:span><text:span text:style-name="KrymRusBold">****** </text:span><text:span text:style-name="KrymRusItalic">****, ****</text:span><text:span text:style-name="KrymUkr"> – ******** *****, **. </text:span><text:span text:style-name="KrymRusBold">******* </text:span><text:span text:style-name="KrymRusItalic">** *****</text:span><text:span text:style-name="KrymUkr"> – ***** ** ********, ******[**]***.</text:span></text:p>
      <text:p text:style-name="KrymPar"><text:span text:style-name="KrymRusBold">***</text:span><text:span text:style-name="KrymUkr"> – *** (</text:span><text:span text:style-name="KrymRusAux">*. </text:span><text:span text:style-name="KrymUkr">*****); (</text:span><text:span text:style-name="KrymRusItalic">*********** * ****** *******</text:span><text:span text:style-name="KrymUkr">) *********, ***********, ***********; (</text:span><text:span text:style-name="KrymRusItalic">* *****</text:span><text:span text:style-name="KrymUkr">) **********; (</text:span><text:span text:style-name="KrymRusItalic">*********** * ********</text:span><text:span text:style-name="KrymUkr">) *******; (</text:span><text:span text:style-name="KrymRusItalic">* ****** ******** *********</text:span><text:span text:style-name="KrymUkr">) ***********; (</text:span><text:span text:style-name="KrymRusItalic">* ********* ****</text:span><text:span text:style-name="KrymUkr">) ******; (</text:span><text:span text:style-name="KrymRusItalic">* ******* ****</text:span><text:span text:style-name="KrymUkr">) ************. </text:span><text:span text:style-name="KrymRusItalic">********* </text:span><text:span text:style-name="KrymRusBold">****** </text:span><text:span text:style-name="KrymRusItalic">*****</text:span><text:span text:style-name="KrymUkr"> – *******. </text:span><text:span text:style-name="KrymRusItalic">******* </text:span><text:span text:style-name="KrymRusBold">*****</text:span><text:span text:style-name="KrymUkr">, </text:span><text:span text:style-name="KrymRusAux">***.</text:span><text:span text:style-name="KrymUkr"> – 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).</text:span></text:p>
      <text:p text:style-name="KrymPar"><text:span text:style-name="KrymRusBold">**********, ********,</text:span><text:span text:style-name="KrymRusItalic"> **. </text:span><text:span text:style-name="KrymRusBold">**********, ********.</text:span></text:p>
      <text:p text:style-name="KrymPar"><text:span text:style-name="KrymRusBold">*********, ***********</text:span><text:span text:style-name="KrymUkr"> – *********, **********, **********, **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**, *********.</text:span></text:p>
      <text:p text:style-name="KrymPar"><text:span text:style-name="KrymRusBold">************</text:span><text:span text:style-name="KrymUkr"> – ***********, * ********.</text:span></text:p>
      <text:p text:style-name="KrymPar"><text:span text:style-name="KrymRusBold">********</text:span><text:span text:style-name="KrymUkr"> – ****** (</text:span><text:span text:style-name="KrymRusAux">*. </text:span><text:span text:style-name="KrymUkr">-***), *********, ********, ****** (</text:span><text:span text:style-name="KrymRusAux">*. </text:span><text:span text:style-name="KrymUkr">-**), ********* (</text:span><text:span text:style-name="KrymRusAux">*. </text:span><text:span text:style-name="KrymUkr">-****). [******** *****, ** ******* ***********. ******** *********** *********]. </text:span><text:span text:style-name="KrymRusBold">******** </text:span><text:span text:style-name="KrymRusItalic">* ******* *********</text:span><text:span text:style-name="KrymUkr"> – ********.</text:span></text:p>
      <text:p text:style-name="KrymPar"><text:span text:style-name="KrymRusBold">********</text:span><text:span text:style-name="KrymUkr"> – *****[*]****.</text:span></text:p>
      <text:p text:style-name="KrymPar"><text:span text:style-name="KrymRusBold">******’********</text:span><text:span text:style-name="KrymUkr"> – ***** *****.</text:span></text:p>
      <text:p text:style-name="KrymPar"><text:span text:style-name="KrymRusBold">******</text:span><text:span text:style-name="KrymUkr"> – ******, *** ***** ******* **** *******.</text:span></text:p>
      <text:p text:style-name="KrymPar"><text:span text:style-name="KrymRusBold">****************</text:span><text:span text:style-name="KrymUkr"> – ***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.</text:span></text:p>
      <text:p text:style-name="KrymPar"><text:span text:style-name="KrymRusBold">********, ********,</text:span><text:span text:style-name="KrymRusItalic"> **. </text:span><text:span text:style-name="KrymRusBold">********.</text:span></text:p>
      <text:p text:style-name="KrymPar"><text:span text:style-name="KrymRusBold">****</text:span><text:span text:style-name="KrymUkr"> – ****, **** (</text:span><text:span text:style-name="KrymRusAux">*. </text:span><text:span text:style-name="KrymUkr">-**); </text:span><text:span text:style-name="KrymRusAux">**.</text:span><text:span text:style-name="KrymUkr"> ********, ********, *********, *********. </text:span><text:span text:style-name="KrymRusBold">**** </text:span><text:span text:style-name="KrymRusItalic">*****</text:span><text:span text:style-name="KrymUkr"> – **** ***********; (</text:span><text:span text:style-name="KrymRusItalic">*******</text:span><text:span text:style-name="KrymUkr">) *******. </text:span><text:span text:style-name="KrymRusItalic">***** </text:span><text:span text:style-name="KrymRusBold">-**</text:span><text:span text:style-name="KrymUkr"> – ********. </text:span><text:span text:style-name="KrymRusBold">******</text:span><text:span text:style-name="KrymUkr"> – ******, **********, ********. [** ********* ********** *******]. </text:span><text:span text:style-name="KrymRusItalic">******* </text:span><text:span text:style-name="KrymRusBold">****</text:span><text:span text:style-name="KrymUkr"> – ********* ****, ********* ***; (</text:span><text:span text:style-name="KrymRusAux">****.</text:span><text:span text:style-name="KrymUkr">) *****. [** ***** – *** *****]. </text:span><text:span text:style-name="KrymRusItalic">***** </text:span><text:span text:style-name="KrymRusBold">*******</text:span><text:span text:style-name="KrymRusItalic"> ***</text:span><text:span text:style-name="KrymUkr"> – *******. [* ******* ***** ******* ** *****]. </text:span><text:span text:style-name="KrymRusItalic">******** </text:span><text:span text:style-name="KrymRusBold">*******</text:span><text:span text:style-name="KrymUkr"> – ********* **********. </text:span><text:span text:style-name="KrymRusItalic">********* </text:span><text:span text:style-name="KrymRusBold">-***</text:span><text:span text:style-name="KrymUkr"> – ***********.</text:span><text:span text:style-name="KrymRusItalic"> * </text:span><text:span text:style-name="KrymRusBold">****** </text:span><text:span text:style-name="KrymRusItalic">****, * **** ****</text:span><text:span text:style-name="KrymUkr"> – * ***** *****, * ***** *****.</text:span></text:p>
      <text:p text:style-name="KrymPar"><text:span text:style-name="KrymRusBold">**[*]*****</text:span><text:span text:style-name="KrymUkr"> – *******. </text:span><text:span text:style-name="KrymRusBold">**[*]************</text:span><text:span text:style-name="KrymUkr"> – **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 (</text:span><text:span text:style-name="KrymRusAux">*. </text:span><text:span text:style-name="KrymUkr">-***), ********* **********.</text:span></text:p>
      <text:p text:style-name="KrymPar"><text:span text:style-name="KrymRusBold">*********</text:span><text:span text:style-name="KrymUkr"> – ***********, ****** ****, *********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 *********, *******, *********, *********, *******.</text:span></text:p>
      <text:p text:style-name="KrymPar"><text:span text:style-name="KrymRusBold">***********</text:span><text:span text:style-name="KrymUkr">, </text:span><text:span text:style-name="KrymRusAux">***.</text:span><text:span text:style-name="KrymUkr"> – ********** (</text:span><text:span text:style-name="KrymRusAux">*. </text:span><text:span text:style-name="KrymUkr">-**).</text:span></text:p>
      <text:p text:style-name="KrymPar"><text:span text:style-name="KrymRusBold">******</text:span><text:span text:style-name="KrymUkr"> – ******. </text:span><text:span text:style-name="KrymRusBold">****** </text:span><text:span text:style-name="KrymRusItalic">********</text:span><text:span text:style-name="KrymUkr"> – ********. </text:span><text:span text:style-name="KrymRusItalic">******* ********* </text:span><text:span text:style-name="KrymRusBold">******</text:span><text:span text:style-name="KrymUkr"> – ****** (</text:span><text:span text:style-name="KrymRusAux">*. </text:span><text:span text:style-name="KrymUkr">-****). [******* ********** ****** ******** *******]. </text:span><text:span text:style-name="KrymRusItalic">*********** </text:span><text:span text:style-name="KrymRusBold">********</text:span><text:span text:style-name="KrymUkr"> – **********. [****** * ****** *******. ******* * ******* ******].</text:span></text:p>
      <text:p text:style-name="KrymPar"><text:span text:style-name="KrymRusBold">*********</text:span><text:span text:style-name="KrymUkr"> – 1) (</text:span><text:span text:style-name="KrymRusItalic">****</text:span><text:span text:style-name="KrymUkr">) ***********, *********; 2) (</text:span><text:span text:style-name="KrymRusItalic">********</text:span><text:span text:style-name="KrymUkr">) ***********, ***********, ************, ********** (</text:span><text:span text:style-name="KrymRusAux">*. </text:span><text:span text:style-name="KrymUkr">-****); 3) (</text:span><text:span text:style-name="KrymRusItalic">**********</text:span><text:span text:style-name="KrymUkr">) ********, ******, **********, *******, ***********, ********* (</text:span><text:span text:style-name="KrymRusAux">*. </text:span><text:span text:style-name="KrymUkr">-****).</text:span></text:p>
      <text:p text:style-name="KrymPar"><text:span text:style-name="KrymRusBold">**********</text:span><text:span text:style-name="KrymUkr"> – **********, ***********. </text:span><text:span text:style-name="KrymRusItalic">* </text:span><text:span text:style-name="KrymRusBold">-**** </text:span><text:span text:style-name="KrymRusItalic">******</text:span><text:span text:style-name="KrymUkr"> – ***************. </text:span><text:span text:style-name="KrymRusItalic">* </text:span><text:span text:style-name="KrymRusBold">-**** </text:span><text:span text:style-name="KrymRusItalic">**********</text:span><text:span text:style-name="KrymUkr"> (</text:span><text:span text:style-name="KrymRusItalic">* ******</text:span><text:span text:style-name="KrymUkr">) – **************. </text:span><text:span text:style-name="KrymRusBold">-*** </text:span><text:span text:style-name="KrymRusItalic">***** * *********</text:span><text:span text:style-name="KrymUkr"> – ********.</text:span></text:p>
      <text:p text:style-name="KrymPar"><text:span text:style-name="KrymRusBold">**********, -**</text:span><text:span text:style-name="KrymUkr"> – 1) (</text:span><text:span text:style-name="KrymRusItalic">* ****</text:span><text:span text:style-name="KrymUkr">) **********, -**, ******, *******, -**, **********, -**, ******** ******, (</text:span><text:span text:style-name="KrymRusItalic">******</text:span><text:span text:style-name="KrymUkr">) **********, -**, ********, -**, ********, ********. </text:span><text:span text:style-name="KrymRusBold">************</text:span><text:span text:style-name="KrymUkr"> – **********, *********, *************; (</text:span><text:span text:style-name="KrymRusItalic">* *****</text:span><text:span text:style-name="KrymUkr">) **********, -**; (</text:span><text:span text:style-name="KrymRusItalic">* *****</text:span><text:span text:style-name="KrymUkr">) **********, -**, *********; 2) (</text:span><text:span text:style-name="KrymRusItalic">* </text:span><text:soft-page-break/><text:span text:style-name="KrymRusItalic">***. *******.</text:span><text:span text:style-name="KrymUkr">) **********, -**, **********, -**, ************, -**, **********, -**. </text:span><text:span text:style-name="KrymRusBold">**********</text:span><text:span text:style-name="KrymUkr"> – ************, *************; 3) (</text:span><text:span text:style-name="KrymRusItalic">* ****** ***. ***.</text:span><text:span text:style-name="KrymUkr">) – *********, ************, ************, -**.</text:span></text:p>
      <text:p text:style-name="KrymPar"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**</text:span><text:span text:style-name="KrymUkr"> – ******-**********; (</text:span><text:span text:style-name="KrymRusAux">****.</text:span><text:span text:style-name="KrymUkr">) ********* ******.</text:span></text:p>
      <text:p text:style-name="KrymPar"><text:span text:style-name="KrymRusBold">**************</text:span><text:span text:style-name="KrymUkr"> – **********, ***********, ***********. </text:span><text:span text:style-name="KrymRusBold">-**** </text:span><text:span text:style-name="KrymRusItalic">********</text:span><text:span text:style-name="KrymUkr"> – ***********. </text:span><text:span text:style-name="KrymRusBold">*************</text:span><text:span text:style-name="KrymUkr"> – *********, **********.</text:span></text:p>
      <text:p text:style-name="KrymPar"><text:span text:style-name="KrymRusBold">************,</text:span><text:span text:style-name="KrymRusItalic"> **. </text:span><text:span text:style-name="KrymRusBold">**************.</text:span></text:p>
      <text:p text:style-name="KrymPar"><text:span text:style-name="KrymRusBold">*********</text:span><text:span text:style-name="KrymUkr"> – ***, ********** (</text:span><text:span text:style-name="KrymRusAux">*. </text:span><text:span text:style-name="KrymUkr">-**).</text:span></text:p>
      <text:p text:style-name="KrymPar"><text:span text:style-name="KrymRusBold">********, *********</text:span><text:span text:style-name="KrymUkr"> (</text:span><text:span text:style-name="KrymRusItalic">****</text:span><text:span text:style-name="KrymUkr">) – *********.</text:span></text:p>
      <text:p text:style-name="KrymPar"><text:span text:style-name="KrymRusBold">********</text:span><text:span text:style-name="KrymUkr"> – ******** (</text:span><text:span text:style-name="KrymRusAux">*. *.</text:span><text:span text:style-name="KrymUkr"> *******), ********, ******’****. </text:span><text:span text:style-name="KrymRusBold">-*** </text:span><text:span text:style-name="KrymRusItalic">*****</text:span><text:span text:style-name="KrymUkr">, </text:span><text:span text:style-name="KrymRusAux">***.</text:span><text:span text:style-name="KrymUkr"> – *******. </text:span><text:span text:style-name="KrymRusBold">-*** </text:span><text:span text:style-name="KrymRusItalic">****</text:span><text:span text:style-name="KrymUkr"> (</text:span><text:span text:style-name="KrymRusAux">***.</text:span><text:span text:style-name="KrymUkr">) – *********, *******, ************** (</text:span><text:span text:style-name="KrymRusAux">*. </text:span><text:span text:style-name="KrymUkr">-****), ***’*****, ******** *****.</text:span></text:p>
      <text:p text:style-name="KrymPar"><text:span text:style-name="KrymRusBold">*********</text:span><text:span text:style-name="KrymUkr"> – 1) ****** *******; 2) </text:span><text:span text:style-name="KrymRusItalic">**. </text:span><text:span text:style-name="KrymRusBold">*********.</text:span></text:p>
      <text:p text:style-name="KrymPar"><text:span text:style-name="KrymRusBold">********</text:span><text:span text:style-name="KrymUkr"> – ********, ********** ** 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</text:span><text:span text:style-name="KrymUkr"> – 1) </text:span><text:span text:style-name="KrymRusItalic">**. </text:span><text:span text:style-name="KrymRusBold">******</text:span><text:span text:style-name="KrymUkr">; 2) *******.</text:span></text:p>
      <text:p text:style-name="KrymPar"><text:span text:style-name="KrymRusBold">***********,</text:span><text:span text:style-name="KrymRusItalic"> **. </text:span><text:span text:style-name="KrymRusBold">******** </text:span><text:span text:style-name="KrymRusItalic">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*****, ***********, ******** ******, 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* (</text:span><text:span text:style-name="KrymRusAux">*. </text:span><text:span text:style-name="KrymUkr">-***).</text:span></text:p>
      <text:p text:style-name="KrymPar"><text:span text:style-name="KrymRusBold">*********,</text:span><text:span text:style-name="KrymRusItalic"> **. </text:span><text:span text:style-name="KrymRusBold">********.</text:span></text:p>
      <text:p text:style-name="KrymPar"><text:span text:style-name="KrymRusBold">******</text:span><text:span text:style-name="KrymUkr"> – ******. </text:span><text:span text:style-name="KrymRusItalic">***************, -******** </text:span><text:span text:style-name="KrymRusBold">********</text:span><text:span text:style-name="KrymUkr"> – ***************, ************** [*** ***************].</text:span></text:p>
      <text:p text:style-name="KrymPar"><text:span text:style-name="KrymRusBold">*. *********</text:span><text:span text:style-name="KrymUkr"> (</text:span><text:span text:style-name="KrymRusAux">*. *.</text:span><text:span text:style-name="KrymUkr">) – *********, *********, ************, ***********, ********. [******* *********. ************ ***********. *********** * ************].</text:span></text:p>
      <text:p text:style-name="KrymPar"><text:span text:style-name="KrymRusBold">**. *********</text:span><text:span text:style-name="KrymUkr"> (</text:span><text:span text:style-name="KrymRusAux">*. *.</text:span><text:span text:style-name="KrymUkr">) – ***ґ***, **********, ***********, ********, ****’**** *********, *******.</text:span></text:p>
      <text:p text:style-name="KrymPar"><text:span text:style-name="KrymRusBold">************</text:span><text:span text:style-name="KrymUkr"> – ** ********** ********, ******** (</text:span><text:span text:style-name="KrymRusAux">*. </text:span><text:span text:style-name="KrymUkr">-***), **********, **********.</text:span></text:p>
      <text:p text:style-name="KrymPar"><text:span text:style-name="KrymRusBold">****************, **************</text:span><text:span text:style-name="KrymUkr"> – ** ********** ********* (*********), *********** ** *****, ** *****, *********** * ***; (</text:span><text:span text:style-name="KrymRusAux">*******</text:span><text:span text:style-name="KrymUkr">) ********* ******** **** *****, *********** **** *****.</text:span></text:p>
      <text:p text:style-name="KrymPar"><text:span text:style-name="KrymRusBold">*********</text:span><text:span text:style-name="KrymUkr"> – ********, **********.</text:span></text:p>
      <text:p text:style-name="KrymPar"><text:span text:style-name="KrymRusBold">************, *************</text:span><text:span text:style-name="KrymUkr"> – *************, ********[**]****, **********, **********. </text:span><text:span text:style-name="KrymRusItalic">* ******** </text:span><text:span text:style-name="KrymRusBold">**********</text:span><text:span text:style-name="KrymUkr"> – **********. [**** ******, *** ****** ********** ******. ******* ********** ** *********** ********* *********. ****** **********. ***** *********]. </text:span><text:span text:style-name="KrymRusItalic">******** </text:span><text:span text:style-name="KrymRusBold">************</text:span><text:span text:style-name="KrymUkr"> – **************.</text:span></text:p>
      <text:p text:style-name="KrymPar"><text:span text:style-name="KrymRusBold">********</text:span><text:span text:style-name="KrymUkr"> – ********; (</text:span><text:span text:style-name="KrymRusItalic">****</text:span><text:span text:style-name="KrymUkr">) **********, -***. </text:span><text:span text:style-name="KrymRusItalic">**** </text:span><text:span text:style-name="KrymRusBold">******** </text:span><text:span text:style-name="KrymRusItalic">******</text:span><text:span text:style-name="KrymUkr"> – **********; (</text:span><text:span text:style-name="KrymRusItalic">* ******</text:span><text:span text:style-name="KrymUkr">) ******.</text:span></text:p>
      <text:p text:style-name="KrymPar"><text:span text:style-name="KrymRusBold">**********</text:span><text:span text:style-name="KrymUkr"> – **********, *********. </text:span><text:span text:style-name="KrymRusBold">-*** </text:span><text:span text:style-name="KrymRusItalic">****</text:span><text:span text:style-name="KrymUkr"> – ********, *********** * ******.</text:span></text:p>
      <text:p text:style-name="KrymPar"><text:span text:style-name="KrymRusBold">********</text:span><text:span text:style-name="KrymUkr"> – ********.</text:span><text:span text:style-name="KrymRusItalic"> **. </text:span><text:span text:style-name="KrymRusBold">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), *********, (</text:span><text:span text:style-name="KrymRusAux">*. *.</text:span><text:span text:style-name="KrymUkr">)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**, *******. </text:span><text:span text:style-name="KrymRusBold">**********</text:span><text:span text:style-name="KrymUkr"> – ******* ********.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1) *******; 2) </text:span><text:span text:style-name="KrymRusAux">****.</text:span><text:span text:style-name="KrymUkr"> (</text:span><text:span text:style-name="KrymRusItalic">****.</text:span><text:span text:style-name="KrymUkr">) – *** (</text:span><text:span text:style-name="KrymRusAux">*. </text:span><text:span text:style-name="KrymUkr">*****).</text:span></text:p>
      <text:p text:style-name="KrymPar"><text:span text:style-name="KrymRusBold">******</text:span><text:span text:style-name="KrymUkr"> – ******, </text:span><text:span text:style-name="KrymRusAux">**.</text:span><text:span text:style-name="KrymUkr"> ********, *********. </text:span><text:span text:style-name="KrymRusBold">*******</text:span><text:span text:style-name="KrymUkr"> – ********, ******, ***** (</text:span><text:span text:style-name="KrymRusAux">*. </text:span><text:span text:style-name="KrymUkr">***). [** ******* ******* ******]. </text:span><text:span text:style-name="KrymRusBold">******* </text:span><text:span text:style-name="KrymRusItalic">**** **** * ******</text:span><text:span text:style-name="KrymUkr"> – ***, ********. </text:span><text:span text:style-name="KrymRusBold">*******</text:span><text:span text:style-name="KrymRusItalic">, ******* ** ******</text:span><text:span text:style-name="KrymUkr"> – ******, *******. </text:span><text:span text:style-name="KrymRusBold">-** </text:span><text:span text:style-name="KrymRusItalic">********** ****** ** *** * ******** *********</text:span><text:span text:style-name="KrymUkr"> – ******* (</text:span><text:span text:style-name="KrymRusAux">*. </text:span><text:span text:style-name="KrymUkr">-***). </text:span><text:span text:style-name="KrymRusBold">-** </text:span><text:span text:style-name="KrymRusItalic">********</text:span><text:span text:style-name="KrymUkr"> – ******, ******. </text:span><text:span text:style-name="KrymRusItalic">***** </text:span><text:span text:style-name="KrymRusBold">*******</text:span><text:span text:style-name="KrymRusItalic">, ********** * ****</text:span><text:span text:style-name="KrymUkr"> – ********. </text:span><text:span text:style-name="KrymRusItalic">******* </text:span><text:span text:style-name="KrymRusBold">*******</text:span><text:span text:style-name="KrymUkr"> (</text:span><text:span text:style-name="KrymRusItalic">* ******** *.</text:span><text:span text:style-name="KrymUkr">) – ******** **********. </text:span><text:span text:style-name="KrymRusItalic">* *********** </text:span><text:span text:style-name="KrymRusBold">*********</text:span><text:span text:style-name="KrymUkr"> – **************. </text:span><text:span text:style-name="KrymRusItalic">** ***** </text:span><text:span text:style-name="KrymRusBold">******</text:span><text:span text:style-name="KrymUkr"> – ** ******* *******, ** ****** *****. </text:span><text:span text:style-name="KrymRusItalic">*******, -** *** </text:span><text:span text:style-name="KrymRusBold">******</text:span><text:span text:style-name="KrymUkr"> – ***********, -**, *******, -**. </text:span><text:span text:style-name="KrymRusItalic">******* *** </text:span><text:span text:style-name="KrymRusBold">******</text:span><text:span text:style-name="KrymUkr"> – *********, ***** ********. </text:span><text:span text:style-name="KrymRusBold">******* </text:span><text:span text:style-name="KrymRusItalic">** ***** ******** ******</text:span><text:span text:style-name="KrymUkr"> – ********. </text:span><text:span text:style-name="KrymRusBold">******** </text:span><text:span text:style-name="KrymRusItalic">** ***** * **.</text:span><text:span text:style-name="KrymUkr"> – *******. </text:span><text:span text:style-name="KrymRusBold">****** </text:span><text:span text:style-name="KrymRusItalic">******* ** *****</text:span><text:span text:style-name="KrymUkr"> – *******[**]** (</text:span><text:span text:style-name="KrymRusAux">*. </text:span><text:span text:style-name="KrymUkr">-**), ********* (</text:span><text:span text:style-name="KrymRusAux">*. </text:span><text:span text:style-name="KrymUkr">-**), </text:span><text:soft-page-break/><text:span text:style-name="KrymUkr">******** (</text:span><text:span text:style-name="KrymRusAux">*. </text:span><text:span text:style-name="KrymUkr">-***); (</text:span><text:span text:style-name="KrymRusItalic">** ******* *****. *** ***</text:span><text:span text:style-name="KrymUkr">) *******.</text:span></text:p>
      <text:p text:style-name="KrymPar"><text:span text:style-name="KrymRusBold">***********</text:span><text:span text:style-name="KrymUkr"> – ***********, *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1) *****’***** ******* (</text:span><text:span text:style-name="KrymRusAux">*. </text:span><text:span text:style-name="KrymUkr">-****), *. ******** (</text:span><text:span text:style-name="KrymRusAux">*. </text:span><text:span text:style-name="KrymUkr">-****); 2) (</text:span><text:span text:style-name="KrymRusItalic">********, ******** ******</text:span><text:span text:style-name="KrymUkr">) ******; 3) (</text:span><text:span text:style-name="KrymRusItalic">* ********</text:span><text:span text:style-name="KrymUkr">) ********.</text:span></text:p>
      <text:p text:style-name="KrymPar"><text:span text:style-name="KrymRusBold">**********</text:span><text:span text:style-name="KrymUkr"> – ***********, *********, *******, **********, ********, *********, *******, **********, ******. </text:span><text:span text:style-name="KrymRusItalic">* </text:span><text:span text:style-name="KrymRusBold">********** </text:span><text:span text:style-name="KrymRusItalic">******</text:span><text:span text:style-name="KrymUkr"> – ************. </text:span><text:span text:style-name="KrymRusItalic">* </text:span><text:span text:style-name="KrymRusBold">********** </text:span><text:span text:style-name="KrymRusItalic">*****</text:span><text:span text:style-name="KrymUkr"> – *********, *********, **********.</text:span></text:p>
      <text:p text:style-name="KrymPar"><text:span text:style-name="KrymRusBold">***********</text:span><text:span text:style-name="KrymUkr">, </text:span><text:span text:style-name="KrymRusAux">***.</text:span><text:span text:style-name="KrymUkr"> – *********, *********.</text:span></text:p>
      <text:p text:style-name="KrymPar"><text:span text:style-name="KrymRusBold">*********</text:span><text:span text:style-name="KrymUkr"> – 1) (</text:span><text:span text:style-name="KrymRusItalic">*********** *****</text:span><text:span text:style-name="KrymUkr">) ******; 2) (</text:span><text:span text:style-name="KrymRusItalic">******* *** *******</text:span><text:span text:style-name="KrymUkr">) ******** (</text:span><text:span text:style-name="KrymRusAux">*. </text:span><text:span text:style-name="KrymUkr">-*****); 3) (</text:span><text:span text:style-name="KrymRusAux">***. </text:span><text:span text:style-name="KrymLat">******</text:span><text:span text:style-name="KrymUkr">) *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,</text:span><text:span text:style-name="KrymRusItalic"> **. </text:span><text:span text:style-name="KrymRusBold">**********.</text:span></text:p>
      <text:p text:style-name="KrymPar"><text:span text:style-name="KrymRusBold">*********</text:span><text:span text:style-name="KrymUkr"> – ********* *******.</text:span></text:p>
      <text:p text:style-name="KrymPar"><text:span text:style-name="KrymRusBold">*********</text:span><text:span text:style-name="KrymUkr"> – 1) **********; 2) *********, *****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***), **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 (</text:span><text:span text:style-name="KrymRusAux">*. </text:span><text:span text:style-name="KrymUkr">-***), *********.</text:span></text:p>
      <text:p text:style-name="KrymPar"><text:span text:style-name="KrymRusBold">**********</text:span><text:span text:style-name="KrymUkr"> – ********* **********, ******* ******.</text:span></text:p>
      <text:p text:style-name="KrymPar"><text:span text:style-name="KrymRusBold">*************</text:span><text:span text:style-name="KrymUkr"> – *******, ** *********, ***************.</text:span></text:p>
      <text:p text:style-name="KrymPar"><text:span text:style-name="KrymRusBold">********</text:span><text:span text:style-name="KrymUkr"> (</text:span><text:span text:style-name="KrymRusItalic">* *****</text:span><text:span text:style-name="KrymUkr">) – ********.</text:span></text:p>
      <text:p text:style-name="KrymPar"><text:span text:style-name="KrymRusBold">***************</text:span><text:span text:style-name="KrymUkr">, </text:span><text:span text:style-name="KrymRusAux">***.</text:span><text:span text:style-name="KrymUkr"> – ***************.</text:span></text:p>
      <text:p text:style-name="KrymPar"><text:span text:style-name="KrymRusBold">*************</text:span><text:span text:style-name="KrymUkr"> – ********, *******.</text:span></text:p>
      <text:p text:style-name="KrymPar"><text:span text:style-name="KrymRusBold">**********</text:span><text:span text:style-name="KrymUkr"> – *********. </text:span><text:span text:style-name="KrymRusBold">********** </text:span><text:span text:style-name="KrymRusItalic">********</text:span><text:span text:style-name="KrymUkr"> – ********* *********, ********* *******, **** (</text:span><text:span text:style-name="KrymRusAux">***.</text:span><text:span text:style-name="KrymUkr">) (</text:span><text:span text:style-name="KrymRusAux">*. </text:span><text:span text:style-name="KrymUkr">******). </text:span><text:span text:style-name="KrymRusBold">********** </text:span><text:span text:style-name="KrymRusItalic">*********</text:span><text:span text:style-name="KrymUkr"> – ******** *******, (</text:span><text:span text:style-name="KrymRusAux">*****.</text:span><text:span text:style-name="KrymUkr">) – ******** (</text:span><text:span text:style-name="KrymRusAux">*. </text:span><text:span text:style-name="KrymUkr">-***)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</text:span><text:span text:style-name="KrymUkr"> – ******* (</text:span><text:span text:style-name="KrymRusAux">*. </text:span><text:span text:style-name="KrymUkr">-*****) * ********** *******, **********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*</text:span><text:span text:style-name="KrymUkr">; 2) (</text:span><text:span text:style-name="KrymRusItalic">***** ** *****. ******</text:span><text:span text:style-name="KrymUkr">) **********; 3) ******* *********; 4) (</text:span><text:span text:style-name="KrymRusItalic">****</text:span><text:span text:style-name="KrymUkr">) *******. </text:span><text:span text:style-name="KrymRusBold">**********</text:span><text:span text:style-name="KrymRusItalic"> **** ****</text:span><text:span text:style-name="KrymUkr"> – ********* ** ***** *****, ********** ***** *****; 5) </text:span><text:span text:style-name="KrymRusAux">***.</text:span><text:span text:style-name="KrymUkr"> – ********* (</text:span><text:span text:style-name="KrymRusAux">*. </text:span><text:span text:style-name="KrymUkr">-*****).</text:span></text:p>
      <text:p text:style-name="KrymPar"><text:span text:style-name="KrymRusBold">**********</text:span><text:span text:style-name="KrymUkr"> – **********. </text:span><text:span text:style-name="KrymRusBold">********** </text:span><text:span text:style-name="KrymRusItalic">*****</text:span><text:span text:style-name="KrymUkr"> – ********* (</text:span><text:span text:style-name="KrymRusAux">*. </text:span><text:span text:style-name="KrymUkr">-****), ************ *********.</text:span></text:p>
      <text:p text:style-name="KrymPar"><text:span text:style-name="KrymRusBold">******</text:span><text:span text:style-name="KrymUkr"> – ********* (</text:span><text:span text:style-name="KrymRusAux">*. </text:span><text:span text:style-name="KrymUkr">-***).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1) </text:span><text:span text:style-name="KrymRusAux">****.</text:span><text:span text:style-name="KrymUkr"> – ********; </text:span><text:span text:style-name="KrymRusAux">***.</text:span><text:span text:style-name="KrymUkr"> – ********, ******; 2) ******. [***** ********* ** *** ****** (</text:span><text:span text:style-name="KrymRusItalic">****, ******</text:span><text:span text:style-name="KrymUkr">), * *** ******].</text:span></text:p>
      <text:p text:style-name="KrymPar"><text:span text:style-name="KrymRusBold">*********, **********</text:span><text:span text:style-name="KrymUkr"> – 1) *********, *********; 2) </text:span><text:span text:style-name="KrymRusItalic">**. </text:span><text:span text:style-name="KrymRusBold">*********</text:span><text:span text:style-name="KrymUkr"> (</text:span><text:span text:style-name="KrymRusAux">*. *.</text:span><text:span text:style-name="KrymUkr">).</text:span></text:p>
      <text:p text:style-name="KrymPar"><text:span text:style-name="KrymRusBold">**********</text:span><text:span text:style-name="KrymUkr"> – 1) **********, ********; 2) </text:span><text:span text:style-name="KrymRusBold">-*** </text:span><text:span text:style-name="KrymRusItalic">*********</text:span><text:span text:style-name="KrymUkr"> – **********, *********** (******).</text:span></text:p>
      <text:p text:style-name="KrymPar"><text:span text:style-name="KrymRusBold">************</text:span><text:span text:style-name="KrymUkr"> – ************, *************.</text:span></text:p>
      <text:p text:style-name="KrymPar"><text:span text:style-name="KrymRusBold">***********</text:span><text:span text:style-name="KrymUkr"> – ********* (</text:span><text:span text:style-name="KrymRusAux">*. </text:span><text:span text:style-name="KrymUkr">-**).</text:span></text:p>
      <text:p text:style-name="KrymPar"><text:span text:style-name="KrymRusBold">************</text:span><text:span text:style-name="KrymUkr"> – ******* (</text:span><text:span text:style-name="KrymRusAux">*. </text:span><text:span text:style-name="KrymUkr">-***), **********.</text:span></text:p>
      <text:p text:style-name="KrymPar"><text:span text:style-name="KrymRusBold">*********</text:span><text:span text:style-name="KrymUkr"> – 1) ********* [*** *********], ******** [*** *******], *******, ******, *******, *******. [******* ***** ******]. </text:span><text:span text:style-name="KrymRusItalic">*********, </text:span><text:span text:style-name="KrymRusBold">*******</text:span><text:span text:style-name="KrymRusItalic"> ****, * ******</text:span><text:span text:style-name="KrymUkr"> – **********, **********, -**. </text:span><text:span text:style-name="KrymRusBold">*******</text:span><text:span text:style-name="KrymUkr"> – *********, ***********. [*********** *******]; 2) *********, ********** ****.</text:span></text:p>
      <text:p text:style-name="KrymPar"><text:span text:style-name="KrymRusBold">***********</text:span><text:span text:style-name="KrymUkr"> – 1) ***********, ****[*]******, ********, ***********. [********* ******, ** **********]; 2) (</text:span><text:span text:style-name="KrymRusItalic">*********</text:span><text:span text:style-name="KrymUkr">) *********. [********** **** *** ******* ***. ** ************ ********* * *********** ** ****** ***** (***.-***.)].</text:span><text:span text:style-name="KrymRusItalic"> ***. </text:span><text:span text:style-name="KrymRusBold">****************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</text:span><text:span text:style-name="KrymUkr"> (</text:span><text:span text:style-name="KrymRusItalic">**** *******</text:span><text:span text:style-name="KrymUkr">) – *****, ******, ********, ****.</text:span></text:p>
      <text:p text:style-name="KrymPar"><text:span text:style-name="KrymRusBold">*********</text:span><text:span text:style-name="KrymRusItalic">, **. </text:span><text:span text:style-name="KrymRusBold">*********.</text:span></text:p>
      <text:p text:style-name="KrymPar"><text:soft-page-break/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* (******** ** *******), *******-********** (</text:span><text:span text:style-name="KrymRusAux">*. </text:span><text:span text:style-name="KrymUkr">-******).</text:span></text:p>
      <text:p text:style-name="KrymPar"><text:span text:style-name="KrymRusBold">****************</text:span><text:span text:style-name="KrymUkr"> – **************, ********.</text:span></text:p>
      <text:p text:style-name="KrymPar"><text:span text:style-name="KrymRusBold">**************</text:span><text:span text:style-name="KrymUkr"> – ***************, ******* *********.</text:span></text:p>
      <text:p text:style-name="KrymPar"><text:span text:style-name="KrymRusBold">******,</text:span><text:span text:style-name="KrymRusItalic"> **. </text:span><text:span text:style-name="KrymRusBold">******.</text:span></text:p>
      <text:p text:style-name="KrymPar"><text:span text:style-name="KrymRusBold">*****</text:span><text:span text:style-name="KrymUkr"> – 1) *****; 2) ***, (*********) ********-**********; 3) </text:span><text:span text:style-name="KrymRusItalic">**. </text:span><text:span text:style-name="KrymRusBold">*************.</text:span></text:p>
      <text:p text:style-name="KrymPar"><text:span text:style-name="KrymRusBold">************</text:span><text:span text:style-name="KrymUkr"> – ************, ***********, **********, **********.</text:span></text:p>
      <text:p text:style-name="KrymPar"><text:span text:style-name="KrymRusBold">*************</text:span><text:span text:style-name="KrymUkr"> – *******, *********, ********, ***********, *********.</text:span></text:p>
      <text:p text:style-name="KrymPar"><text:span text:style-name="KrymRusBold">***********</text:span><text:span text:style-name="KrymUkr"> – ***********, **********, *********, **********, **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*****, 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 ******.</text:span></text:p>
      <text:p text:style-name="KrymPar"><text:span text:style-name="KrymRusBold">*******,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**), ****** (</text:span><text:span text:style-name="KrymRusAux">*. </text:span><text:span text:style-name="KrymUkr">-*****), (</text:span><text:span text:style-name="KrymRusAux">**.</text:span><text:span text:style-name="KrymUkr"> **********, ********); (</text:span><text:span text:style-name="KrymRusItalic">********</text:span><text:span text:style-name="KrymUkr">) *******.</text:span></text:p>
      <text:p text:style-name="KrymPar"><text:span text:style-name="KrymRusBold">*******</text:span><text:span text:style-name="KrymUkr"> – ******.</text:span></text:p>
      <text:p text:style-name="KrymPar"><text:span text:style-name="KrymRusBold">*******</text:span><text:span text:style-name="KrymUkr"> – *******. </text:span><text:span text:style-name="KrymRusBold">******* </text:span><text:span text:style-name="KrymRusItalic">****</text:span><text:span text:style-name="KrymUkr"> – ******, ****** *******. [****** * ******* – ** ********]. </text:span><text:span text:style-name="KrymRusBold">******* </text:span><text:span text:style-name="KrymRusItalic">***</text:span><text:span text:style-name="KrymUkr"> – *********, **********. </text:span><text:span text:style-name="KrymRusItalic">** </text:span><text:span text:style-name="KrymRusBold">*******</text:span><text:span text:style-name="KrymUkr"> – **-********. </text:span><text:span text:style-name="KrymRusBold">******* </text:span><text:span text:style-name="KrymRusItalic">*****</text:span><text:span text:style-name="KrymUkr">, </text:span><text:span text:style-name="KrymRusAux">***.</text:span><text:span text:style-name="KrymUkr"> – ********* ****, ******** ******, *****-******, ********, *******.</text:span></text:p>
      <text:p text:style-name="KrymPar"><text:span text:style-name="KrymRusBold">******* </text:span><text:span text:style-name="KrymRusItalic">*****</text:span><text:span text:style-name="KrymUkr">, </text:span><text:span text:style-name="KrymRusAux">***.</text:span><text:span text:style-name="KrymUkr"> – ****** *****, ******* (</text:span><text:span text:style-name="KrymRusAux">*. </text:span><text:span text:style-name="KrymUkr">*******).</text:span></text:p>
      <text:p text:style-name="KrymPar"><text:span text:style-name="KrymRusBold">********</text:span><text:span text:style-name="KrymUkr"> – ********;</text:span><text:span text:style-name="KrymRusItalic"> **. </text:span><text:span text:style-name="KrymRusBold">****.</text:span></text:p>
      <text:p text:style-name="KrymPar"><text:span text:style-name="KrymRusBold">********</text:span><text:span text:style-name="KrymUkr">, </text:span><text:span text:style-name="KrymRusAux">***.</text:span><text:span text:style-name="KrymUkr"> – ****** *****.</text:span></text:p>
      <text:p text:style-name="KrymPar"><text:span text:style-name="KrymRusBold">*******</text:span><text:span text:style-name="KrymUkr"> – 1) (</text:span><text:span text:style-name="KrymRusItalic">*******</text:span><text:span text:style-name="KrymUkr">) ****ґ*, ********, ******; 2) </text:span><text:span text:style-name="KrymRusItalic">**. </text:span><text:span text:style-name="KrymRusBold">********</text:span><text:span text:style-name="KrymUkr">; 3) (</text:span><text:span text:style-name="KrymRusItalic">****** * ******** *****</text:span><text:span text:style-name="KrymUkr">) *********, *********, ********** (</text:span><text:span text:style-name="KrymRusAux">***.</text:span><text:span text:style-name="KrymUkr">), ***********.</text:span></text:p>
      <text:p text:style-name="KrymPar"><text:span text:style-name="KrymRusBold">**********</text:span><text:span text:style-name="KrymUkr"> – *********.</text:span><text:span text:style-name="KrymRusItalic"> **. </text:span><text:span text:style-name="KrymRusBold">*************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***,</text:span><text:span text:style-name="KrymRusItalic"> **. </text:span><text:span text:style-name="KrymRusBold">*****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</text:span><text:span text:style-name="KrymUkr"> – *********, ***********, ***********. </text:span><text:span text:style-name="KrymRusBold">-**** </text:span><text:span text:style-name="KrymRusItalic">*****</text:span><text:span text:style-name="KrymUkr"> – ***-******. </text:span><text:span text:style-name="KrymRusBold">-**** </text:span><text:span text:style-name="KrymRusItalic">******</text:span><text:span text:style-name="KrymUkr"> – *********. </text:span><text:span text:style-name="KrymRusBold">-**** </text:span><text:span text:style-name="KrymRusItalic">*******</text:span><text:span text:style-name="KrymUkr"> – ******. </text:span><text:span text:style-name="KrymRusItalic">*** ** ********* </text:span><text:span text:style-name="KrymRusBold">-*****</text:span><text:span text:style-name="KrymRusItalic"> *****</text:span><text:span text:style-name="KrymUkr"> – *** *******, *** *-*** *********** ********. </text:span><text:span text:style-name="KrymRusBold">-**** </text:span><text:span text:style-name="KrymRusItalic">******</text:span><text:span text:style-name="KrymUkr"> – *********** ******* (</text:span><text:span text:style-name="KrymRusAux">*. </text:span><text:span text:style-name="KrymUkr">-***). </text:span><text:span text:style-name="KrymRusBold">-**** </text:span><text:span text:style-name="KrymRusItalic">*******</text:span><text:span text:style-name="KrymUkr"> – ********. </text:span><text:span text:style-name="KrymRusBold">-**** </text:span><text:span text:style-name="KrymRusItalic">******</text:span><text:span text:style-name="KrymUkr"> – ******-********, ******** ******. </text:span><text:span text:style-name="KrymRusBold">********** </text:span><text:span text:style-name="KrymRusItalic">*******</text:span><text:span text:style-name="KrymUkr"> – ***** ********, ****** ********, *********, ******** ********, *******.</text:span></text:p>
      <text:p text:style-name="KrymPar"><text:span text:style-name="KrymRusBold">***********, ***************,</text:span><text:span text:style-name="KrymRusItalic"> **. </text:span><text:span text:style-name="KrymRusBold">************, ***********. </text:span><text:span text:style-name="KrymRusItalic">*** ** </text:span><text:span text:style-name="KrymRusBold">***********</text:span><text:span text:style-name="KrymUkr"> – ****** *******, ****** ** ************.</text:span></text:p>
      <text:p text:style-name="KrymPar"><text:span text:style-name="KrymRusBold">********</text:span><text:span text:style-name="KrymUkr"> (</text:span><text:span text:style-name="KrymRusAux">***.</text:span><text:span text:style-name="KrymRusItalic"> *****. ** ******* *****</text:span><text:span text:style-name="KrymUkr">) – *****.</text:span></text:p>
      <text:p text:style-name="KrymPar"><text:span text:style-name="KrymRusBold">***********, *********</text:span><text:span text:style-name="KrymUkr"> – ******* (</text:span><text:span text:style-name="KrymRusAux">*. </text:span><text:span text:style-name="KrymUkr">-****), (** *****) ******* (</text:span><text:span text:style-name="KrymRusAux">*. </text:span><text:span text:style-name="KrymUkr">-****).</text:span></text:p>
      <text:p text:style-name="KrymPar"><text:span text:style-name="KrymRusBold">**[*]*******</text:span><text:span text:style-name="KrymUkr"> (</text:span><text:span text:style-name="KrymRusItalic">****** ***</text:span><text:span text:style-name="KrymUkr">) – *****, ******* *****. [******* *******, ****** ***** ******* ** *****].</text:span></text:p>
      <text:p text:style-name="KrymPar"><text:span text:style-name="KrymRusBold">***********</text:span><text:span text:style-name="KrymUkr"> – ******** ********, ** *******. [** ****** ** ******: ******, ********, ******].</text:span></text:p>
      <text:p text:style-name="KrymPar"><text:span text:style-name="KrymRusBold">********</text:span><text:span text:style-name="KrymUkr"> – ************ (***********) ****.</text:span></text:p>
      <text:p text:style-name="KrymPar"><text:span text:style-name="KrymRusBold">*********</text:span><text:span text:style-name="KrymUkr"> – ************, **********.</text:span></text:p>
      <text:p text:style-name="KrymPar"><text:span text:style-name="KrymRusBold">************</text:span><text:span text:style-name="KrymUkr"> – ************, ********* (</text:span><text:span text:style-name="KrymRusAux">*. </text:span><text:span text:style-name="KrymUkr">-**).</text:span></text:p>
      <text:p text:style-name="KrymPar"><text:span text:style-name="KrymRusBold">***********</text:span><text:span text:style-name="KrymUkr"> – **********, ***********, ***********.</text:span></text:p>
      <text:p text:style-name="KrymPar"><text:span text:style-name="KrymRusBold">*******</text:span><text:span text:style-name="KrymUkr"> – *******. [******* ***** *****]. </text:span><text:span text:style-name="KrymRusItalic">***** * </text:span><text:span text:style-name="KrymRusBold">******* </text:span><text:span text:style-name="KrymRusItalic">*** *********</text:span><text:span text:style-name="KrymUkr"> – **** ***** ****** ********* (*. ****.).</text:span></text:p>
      <text:p text:style-name="KrymPar"><text:span text:style-name="KrymRusBold">*******</text:span><text:span text:style-name="KrymUkr"> – *******, ******. [*** ****** – *******-* ***** (****** *****) * ***** **********].</text:span></text:p>
      <text:p text:style-name="KrymPar"><text:span text:style-name="KrymRusBold">************, -***</text:span><text:span text:style-name="KrymUkr"> – **********, *************, 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******</text:span><text:span text:style-name="KrymUkr"> – ******************, ********** **************.</text:span></text:p>
      <text:p text:style-name="KrymPar"><text:soft-page-break/><text:span text:style-name="KrymRusBold">**************</text:span><text:span text:style-name="KrymUkr"> – (*******) *********, (*******) *********, *******, *********.</text:span></text:p>
      <text:p text:style-name="KrymPar"><text:span text:style-name="KrymRusBold">*********************</text:span><text:span text:style-name="KrymUkr"> – ********, *******, (</text:span><text:span text:style-name="KrymRusAux">***.</text:span><text:span text:style-name="KrymUkr">) ***********.</text:span></text:p>
      <text:p text:style-name="KrymPar"><text:span text:style-name="KrymRusBold">*****************</text:span><text:span text:style-name="KrymUkr"> – ******** * **********.</text:span></text:p>
      <text:p text:style-name="KrymPar"><text:span text:style-name="KrymRusBold">******************* </text:span><text:span text:style-name="KrymRusItalic">****</text:span><text:span text:style-name="KrymUkr"> – ****** (</text:span><text:span text:style-name="KrymRusAux">*. </text:span><text:span text:style-name="KrymUkr">-**) ******** *********, ******** ******, ******-************.</text:span></text:p>
      <text:p text:style-name="KrymPar"><text:span text:style-name="KrymRusBold">*****************</text:span><text:span text:style-name="KrymUkr"> – *********.</text:span></text:p>
      <text:p text:style-name="KrymPar"><text:span text:style-name="KrymRusBold">****************</text:span><text:span text:style-name="KrymUkr"> – ******** *******.</text:span></text:p>
      <text:p text:style-name="KrymPar"><text:span text:style-name="KrymRusBold">**********</text:span><text:span text:style-name="KrymUkr"> – ***[**]******* (</text:span><text:span text:style-name="KrymRusAux">*. </text:span><text:span text:style-name="KrymUkr">-*****) [********* **********], *************. </text:span><text:span text:style-name="KrymRusBold">-*****</text:span><text:span text:style-name="KrymRusItalic"> * *********</text:span><text:span text:style-name="KrymUkr"> – *********** (*******) ***********.</text:span></text:p>
      <text:p text:style-name="KrymPar"><text:span text:style-name="KrymRusBold">********</text:span><text:span text:style-name="KrymUkr"> – ***[**]*****, **********. </text:span><text:span text:style-name="KrymRusBold">-*** </text:span><text:span text:style-name="KrymRusItalic">***</text:span><text:span text:style-name="KrymUkr"> (</text:span><text:span text:style-name="KrymRusItalic">* *****</text:span><text:span text:style-name="KrymUkr">) – ******** ***.</text:span></text:p>
      <text:p text:style-name="KrymPar"><text:span text:style-name="KrymRusBold">*****</text:span><text:span text:style-name="KrymUkr"> – *******.</text:span></text:p>
      <text:p text:style-name="KrymPar"><text:span text:style-name="KrymRusBold">********</text:span><text:span text:style-name="KrymUkr"> – ******** (*****, *****).</text:span></text:p>
      <text:p text:style-name="KrymPar"><text:span text:style-name="KrymRusBold">*******</text:span><text:span text:style-name="KrymUkr">, </text:span><text:span text:style-name="KrymRusAux">*****.</text:span><text:span text:style-name="KrymUkr"> – ********** (</text:span><text:span text:style-name="KrymRusAux">*. </text:span><text:span text:style-name="KrymUkr">-*****), ***********.</text:span></text:p>
      <text:p text:style-name="KrymPar"><text:span text:style-name="KrymRusBold">********</text:span><text:span text:style-name="KrymUkr"> – *********.</text:span></text:p>
      <text:p text:style-name="KrymPar"><text:span text:style-name="KrymRusBold">*****</text:span><text:span text:style-name="KrymUkr"> – 1) (</text:span><text:span text:style-name="KrymRusItalic">*******</text:span><text:span text:style-name="KrymUkr">) *****, ********. [*** ****** *****, *** ****** * *******]. </text:span><text:span text:style-name="KrymRusItalic">******** </text:span><text:span text:style-name="KrymRusBold">*****</text:span><text:span text:style-name="KrymUkr"> – ************ *****, ************, ************, ************. </text:span><text:span text:style-name="KrymRusItalic">******* ** </text:span><text:span text:style-name="KrymRusBold">*****</text:span><text:span text:style-name="KrymUkr"> – *** **********, **********. </text:span><text:span text:style-name="KrymRusItalic">******</text:span><text:span text:style-name="KrymUkr"> (</text:span><text:span text:style-name="KrymRusItalic">****</text:span><text:span text:style-name="KrymUkr">) </text:span><text:span text:style-name="KrymRusBold">*****</text:span><text:span text:style-name="KrymUkr"> – ******* (*****) *******, ********** (**********) *****. </text:span><text:span text:style-name="KrymRusItalic">**** </text:span><text:span text:style-name="KrymRusBold">*****</text:span><text:span text:style-name="KrymUkr"> – *********** (</text:span><text:span text:style-name="KrymRusAux">*. </text:span><text:span text:style-name="KrymUkr">-*****). </text:span><text:span text:style-name="KrymRusItalic">** ***** </text:span><text:span text:style-name="KrymRusBold">*****</text:span><text:span text:style-name="KrymUkr"> – ** *****, ** ****** (********) *****, ** ****** (********) *****, ****** ******, * ******* *****, *********, **********, *******. </text:span><text:span text:style-name="KrymRusItalic">** ** ***** </text:span><text:span text:style-name="KrymRusBold">*****</text:span><text:span text:style-name="KrymUkr"> – ***********, ** ****** ******, ** * ******** *****. </text:span><text:span text:style-name="KrymRusItalic">****** </text:span><text:span text:style-name="KrymRusBold">*****</text:span><text:span text:style-name="KrymUkr"> – ********, **********. [******** ***** ********. ** **********-** ****** ** ********* * ***********]. </text:span><text:span text:style-name="KrymRusBold">******-********</text:span><text:span text:style-name="KrymUkr"> – ***-**-***, ***-**-***, **** **** * *******; 2) </text:span><text:span text:style-name="KrymRusItalic">*********** ********* **** </text:span><text:span text:style-name="KrymRusBold">*****</text:span><text:span text:style-name="KrymUkr"> – **** ****** ***** *****. </text:span><text:span text:style-name="KrymRusItalic">*********, ********* </text:span><text:span text:style-name="KrymRusBold">*****</text:span><text:span text:style-name="KrymUkr"> – ******** (********) **** *****. </text:span><text:span text:style-name="KrymRusItalic">***** ***** </text:span><text:span text:style-name="KrymRusBold">***** </text:span><text:span text:style-name="KrymRusItalic">*****</text:span><text:span text:style-name="KrymUkr"> – ****** ***** *****.</text:span></text:p>
      <text:p text:style-name="KrymPar"><text:span text:style-name="KrymRusBold">********</text:span><text:span text:style-name="KrymUkr"> – *********, * ******** *******. </text:span><text:span text:style-name="KrymRusBold">-**</text:span><text:span text:style-name="KrymUkr"> – ***********, *’******, ******* *********.</text:span></text:p>
      <text:p text:style-name="KrymPar"><text:span text:style-name="KrymRusBold">***</text:span><text:span text:style-name="KrymUkr"> – 1) </text:span><text:span text:style-name="KrymRusAux">****.</text:span><text:span text:style-name="KrymUkr"> – ****! *******! </text:span><text:span text:style-name="KrymRusBold">***</text:span><text:span text:style-name="KrymRusItalic"> ******</text:span><text:span text:style-name="KrymUkr"> – **** *******; (</text:span><text:span text:style-name="KrymRusItalic">** *****</text:span><text:span text:style-name="KrymUkr">) ***, *****, *****, ******; (</text:span><text:span text:style-name="KrymRusItalic">** ******</text:span><text:span text:style-name="KrymUkr">) ****, **-***. </text:span><text:span text:style-name="KrymRusItalic">******* </text:span><text:span text:style-name="KrymRusBold">***</text:span><text:span text:style-name="KrymUkr"> (</text:span><text:span text:style-name="KrymRusAux">****.</text:span><text:span text:style-name="KrymUkr">) – ******** ** *********, ******** ** ********. </text:span><text:span text:style-name="KrymRusItalic">** *** </text:span><text:span text:style-name="KrymRusBold">***</text:span><text:span text:style-name="KrymRusItalic"> ******</text:span><text:span text:style-name="KrymUkr"> – ****** ** *** ****, ***** ********, ** ****** ********, (</text:span><text:span text:style-name="KrymRusAux">*****.</text:span><text:span text:style-name="KrymUkr">) ******’**; 2) </text:span><text:span text:style-name="KrymRusAux">***.</text:span><text:span text:style-name="KrymUkr"> – ****. [******* * ******* **** ********. *** ****** ****]; 3) </text:span><text:span text:style-name="KrymRusBold">*** </text:span><text:span text:style-name="KrymRusItalic">***</text:span><text:span text:style-name="KrymUkr"> – **, ***, *****, ********, *** ***, ** **. </text:span><text:span text:style-name="KrymRusBold">*** </text:span><text:span text:style-name="KrymRusItalic">****</text:span><text:span text:style-name="KrymUkr"> – ********. </text:span><text:span text:style-name="KrymRusBold">*** </text:span><text:span text:style-name="KrymRusItalic">****</text:span><text:span text:style-name="KrymUkr"> – ********, **** *****. </text:span><text:span text:style-name="KrymRusBold">*** </text:span><text:span text:style-name="KrymRusItalic">***</text:span><text:span text:style-name="KrymUkr"> – *****, ********, **-****. </text:span><text:span text:style-name="KrymRusBold">*** </text:span><text:span text:style-name="KrymRusItalic">***</text:span><text:span text:style-name="KrymUkr"> – *****, ******. </text:span><text:span text:style-name="KrymRusBold">*** </text:span><text:span text:style-name="KrymRusItalic">***</text:span><text:span text:style-name="KrymUkr"> – **-** **. [* *** ***** ***** **-** **].</text:span></text:p>
      <text:p text:style-name="KrymPar"><text:span text:style-name="KrymRusBold">*****</text:span><text:span text:style-name="KrymUkr">! – ** **! ****! **-***!</text:span></text:p>
      <text:p text:style-name="KrymPar"><text:span text:style-name="KrymRusBold">********, -**, ********, -**</text:span><text:span text:style-name="KrymUkr"> – **********, -**, **********, -**, ***********, -**, ************, -**, *********, -**, *********, -**, ********, -**, ********, -**, *********, -**, *************, -**, **********, -**. </text:span><text:span text:style-name="KrymRusBold">-**</text:span><text:span text:style-name="KrymUkr"> – **********, **’******* [*** ** ********* * ***** ********* (*. ***.)].</text:span><text:span text:style-name="KrymRusItalic"> **. </text:span><text:span text:style-name="KrymRusBold">********, *********.</text:span></text:p>
      <text:p text:style-name="KrymPar"><text:span text:style-name="KrymRusBold">*********</text:span><text:span text:style-name="KrymUkr"> – ************.</text:span></text:p>
      <text:p text:style-name="KrymPar"><text:span text:style-name="KrymRusBold">*******</text:span><text:span text:style-name="KrymUkr"> – *********.</text:span></text:p>
      <text:p text:style-name="KrymPar"><text:span text:style-name="KrymRusBold">****</text:span><text:span text:style-name="KrymUkr"> – ******* (</text:span><text:span text:style-name="KrymRusAux">*. </text:span><text:span text:style-name="KrymUkr">-****), ******** (</text:span><text:span text:style-name="KrymRusAux">*. </text:span><text:span text:style-name="KrymUkr">-**), *********, ******** ***, **********.</text:span></text:p>
      <text:p text:style-name="KrymPar"><text:span text:style-name="KrymRusBold">********, ********</text:span><text:span text:style-name="KrymUkr"> – ********, **********, ********, **********. [** *** *******!].</text:span></text:p>
      <text:p text:style-name="KrymPar"><text:span text:style-name="KrymRusBold">********</text:span><text:span text:style-name="KrymUkr"> – ******** (</text:span><text:span text:style-name="KrymRusAux">***.</text:span><text:span text:style-name="KrymUkr">), *******[**]*** (</text:span><text:span text:style-name="KrymRusAux">***.</text:span><text:span text:style-name="KrymUkr">), **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***, *********, *******, ******* (</text:span><text:span text:style-name="KrymRusAux">3-* *.</text:span><text:span text:style-name="KrymUkr"> *******). </text:span><text:span text:style-name="KrymRusBold">******* </text:span><text:span text:style-name="KrymRusItalic">*******</text:span><text:span text:style-name="KrymUkr"> – ***************. </text:span><text:span text:style-name="KrymRusBold">******* </text:span><text:span text:style-name="KrymRusItalic">***</text:span><text:span text:style-name="KrymUkr"> – ***** ***. </text:span><text:span text:style-name="KrymRusBold">*******</text:span><text:span text:style-name="KrymRusItalic"> *** ***, ****</text:span><text:span text:style-name="KrymUkr"> – ***** * *****, * *****.</text:span></text:p>
      <text:p text:style-name="KrymPar"><text:span text:style-name="KrymRusBold">***************, **************</text:span><text:span text:style-name="KrymUkr"> – *****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*, ***********, *********, ******* ***********. </text:span><text:span text:style-name="KrymRusBold">************* </text:span><text:span text:style-name="KrymRusItalic">*******</text:span><text:span text:style-name="KrymUkr"> – ********** ***, ***** (</text:span><text:span text:style-name="KrymRusAux">**.</text:span><text:span text:style-name="KrymUkr"> *********). [***** ************ *********, ** ************, ***** ********* ***** ****** ****** ********* ***** ******* (*. ****.)].</text:span></text:p>
      <text:p text:style-name="KrymPar"><text:soft-page-break/><text:span text:style-name="KrymRusBold">***********, ***********</text:span><text:span text:style-name="KrymUkr"> – ********, *******, ******** (*******). [*********** ********, **** ****** ***** ******** ** ******]. </text:span><text:span text:style-name="KrymRusBold">*********** </text:span><text:span text:style-name="KrymRusItalic">**** ***</text:span><text:span text:style-name="KrymUkr"> – ********* * *****, ******** ** *** *****.</text:span></text:p>
      <text:p text:style-name="KrymPar"><text:span text:style-name="KrymRusBold">*************, *************</text:span><text:span text:style-name="KrymUkr"> – **********, *********, **************, ************, ********, **********. [*********** ***** ******** **** ** ******. ******* *********,— ***** **********, ** ** * ******** ******].</text:span></text:p>
      <text:p text:style-name="KrymPar"><text:span text:style-name="KrymRusBold">************</text:span><text:span text:style-name="KrymUkr"> – *****, *********, ********. </text:span><text:span text:style-name="KrymRusItalic">******* </text:span><text:span text:style-name="KrymRusBold">-***</text:span><text:span text:style-name="KrymUkr"> – *******, ****** *****. </text:span><text:span text:style-name="KrymRusItalic">*******, *********, ****** </text:span><text:span text:style-name="KrymRusBold">-***</text:span><text:span text:style-name="KrymUkr"> – ****** *****.</text:span></text:p>
      <text:p text:style-name="KrymPar"><text:span text:style-name="KrymRusBold">************</text:span><text:span text:style-name="KrymUkr"> – **********.</text:span><text:span text:style-name="KrymRusItalic"> ***. </text:span><text:span text:style-name="KrymRusBold">*************.</text:span></text:p>
      <text:p text:style-name="KrymPar"><text:span text:style-name="KrymRusBold">****************</text:span><text:span text:style-name="KrymUkr"> – *********.</text:span></text:p>
      <text:p text:style-name="KrymPar"><text:span text:style-name="KrymRusBold">*******</text:span><text:span text:style-name="KrymUkr"> – ********, ********, *********, *******, (</text:span><text:span text:style-name="KrymRusItalic">******</text:span><text:span text:style-name="KrymUkr">) ********. </text:span><text:span text:style-name="KrymRusBold">******* </text:span><text:span text:style-name="KrymRusItalic">******</text:span><text:span text:style-name="KrymUkr"> – ******** ******* (*******).</text:span></text:p>
      <text:p text:style-name="KrymPar"><text:span text:style-name="KrymRusBold">**************</text:span><text:span text:style-name="KrymUkr"> – 1) (</text:span><text:span text:style-name="KrymRusAux">********</text:span><text:span text:style-name="KrymUkr">) *********** ** *******, ********** ******* *****; 2) (</text:span><text:span text:style-name="KrymRusAux">*********</text:span><text:span text:style-name="KrymUkr">) ******, ***********, ******* ***.</text:span></text:p>
      <text:p text:style-name="KrymPar"><text:span text:style-name="KrymRusBold">***************</text:span><text:span text:style-name="KrymRusItalic">, **. </text:span><text:span text:style-name="KrymRusBold">*************.</text:span></text:p>
      <text:p text:style-name="KrymPar"><text:span text:style-name="KrymRusBold">*************, ************</text:span><text:span text:style-name="KrymUkr"> – **********, ********, ***********, ********* ***** ** *****, *********, *********, ********** ***** ***, **********, ********, **********, ********* ***** ******, ********* (*******) *****, ********* ******** (*******) *****.</text:span></text:p>
      <text:p text:style-name="KrymPar"><text:span text:style-name="KrymRusBold">***************, -*******</text:span><text:span text:style-name="KrymUkr"> – *************, ***********, ***********, ************, ***********, ***********, ******** (*******) * ******, *********** (**********) ******, ******** (*******) *****. </text:span><text:span text:style-name="KrymRusItalic">** </text:span><text:span text:style-name="KrymRusBold">*************</text:span><text:span text:style-name="KrymUkr"> – ****** *** * ****** ********.</text:span></text:p>
      <text:p text:style-name="KrymPar"><text:span text:style-name="KrymRusBold">***************, -*********</text:span><text:span text:style-name="KrymUkr"> – (***) ******* ***** ***********, ************ ******. </text:span><text:span text:style-name="KrymRusBold">***************</text:span><text:span text:style-name="KrymUkr"> – ***********, **********, ******* ******** (********) *****, ********* ******, *********, (</text:span><text:span text:style-name="KrymRusItalic">***********</text:span><text:span text:style-name="KrymUkr">) **********, **********, (</text:span><text:span text:style-name="KrymRusItalic">***********</text:span><text:span text:style-name="KrymUkr">) ***********.</text:span></text:p>
      <text:p text:style-name="KrymPar"><text:span text:style-name="KrymRusBold">**********, -**, **********, -**</text:span><text:span text:style-name="KrymUkr"> – 1) ***********, -**, ********, -**, *********, -**, ************, -**, **********, -**. </text:span><text:span text:style-name="KrymRusBold">**********</text:span><text:span text:style-name="KrymUkr"> (</text:span><text:span text:style-name="KrymRusItalic">*********</text:span><text:span text:style-name="KrymUkr">) </text:span><text:span text:style-name="KrymRusItalic">*******</text:span><text:span text:style-name="KrymUkr"> – ************ **********, ************. [******** ********** ******* *********** (*****)]. </text:span><text:span text:style-name="KrymRusBold">************</text:span><text:span text:style-name="KrymUkr"> – **********, *********, ********. </text:span><text:span text:style-name="KrymRusBold">-*** </text:span><text:span text:style-name="KrymRusItalic">*******</text:span><text:span text:style-name="KrymUkr"> – *************, ********** ***********. </text:span><text:span text:style-name="KrymRusBold">************ </text:span><text:span text:style-name="KrymRusItalic">*****</text:span><text:span text:style-name="KrymUkr"> – ********, *******, ********* ******. </text:span><text:span text:style-name="KrymRusItalic">****** ****** </text:span><text:span text:style-name="KrymRusBold">-***</text:span><text:span text:style-name="KrymRusItalic"> *****</text:span><text:span text:style-name="KrymUkr"> – ********** ********, *******; 2) (</text:span><text:span text:style-name="KrymRusItalic">*********** ****** ****</text:span><text:span text:style-name="KrymUkr">) ************, ********** ** *****, ***** *****. </text:span><text:span text:style-name="KrymRusBold">************ </text:span><text:span text:style-name="KrymRusItalic">****** ****</text:span><text:span text:style-name="KrymUkr"> – *********** ** (*****) *****.</text:span></text:p>
      <text:p text:style-name="KrymPar"><text:span text:style-name="KrymRusBold">***********</text:span><text:span text:style-name="KrymUkr"> – 1) *[*]***********, **********, *************, *********. </text:span><text:span text:style-name="KrymRusBold">-*** </text:span><text:span text:style-name="KrymRusItalic">*****, ********</text:span><text:span text:style-name="KrymUkr"> – *************; 2) ******. </text:span><text:span text:style-name="KrymRusItalic">* ****** </text:span><text:span text:style-name="KrymRusBold">-***</text:span><text:span text:style-name="KrymUkr"> – *** ******* ******.</text:span></text:p>
      <text:p text:style-name="KrymPar"><text:span text:style-name="KrymRusBold">************,</text:span><text:span text:style-name="KrymRusItalic"> **. </text:span><text:span text:style-name="KrymRusBold">**********.</text:span></text:p>
      <text:p text:style-name="KrymPar"><text:span text:style-name="KrymRusBold">*******</text:span><text:span text:style-name="KrymUkr"> – ******, *******, ******, * **** ****, *-********, *-**********, ***********, ************. </text:span><text:span text:style-name="KrymRusBold">******* </text:span><text:span text:style-name="KrymRusItalic">**********</text:span><text:span text:style-name="KrymUkr"> – ******** ***** **** (***** ******), ******, * **** **** ***********.</text:span></text:p>
      <text:p text:style-name="KrymPar"><text:span text:style-name="KrymRusBold">**-*******</text:span><text:span text:style-name="KrymUkr"> – ********, ***.</text:span></text:p>
      <text:p text:style-name="KrymPar"><text:span text:style-name="KrymRusBold">*******, *********</text:span><text:span text:style-name="KrymUkr"> – *********, ***********, ***********, *************, ************, **************, ***********, *************, *********, ***********, ********, *********, ********* (*********) *******, ******* ******** (*********).</text:span></text:p>
      <text:p text:style-name="KrymPar"><text:span text:style-name="KrymRusBold">********, **********</text:span><text:span text:style-name="KrymUkr"> – ******** (** *****), *******, *********, (</text:span><text:span text:style-name="KrymRusAux">******. * *****.</text:span><text:span text:style-name="KrymUkr">) ********, **********. [******** **** ****** ** ****** (****.-****.)]. </text:span><text:span text:style-name="KrymRusBold">*********</text:span><text:span text:style-name="KrymUkr"> – *********. </text:span><text:span text:style-name="KrymRusBold">********* </text:span><text:span text:style-name="KrymRusItalic">************</text:span><text:span text:style-name="KrymUkr"> – ******** ************* (***.).</text:span></text:p>
      <text:p text:style-name="KrymPar"><text:span text:style-name="KrymRusBold">**********, **********</text:span><text:span text:style-name="KrymUkr"> – **********, ********, ***********, ******** * *****</text:span><text:span text:style-name="KrymRusItalic"> * </text:span><text:span text:style-name="KrymUkr">* *****. </text:span><text:span text:style-name="KrymRusBold">************</text:span><text:span text:style-name="KrymUkr"> – *********, **********.</text:span></text:p>
      <text:p text:style-name="KrymPar"><text:span text:style-name="KrymRusBold">************, ************</text:span><text:span text:style-name="KrymUkr"> – ************, **********, *************, ********** * *****, ****** (******) ***** ** *****, ************, (</text:span><text:span text:style-name="KrymRusAux">***** ******.</text:span><text:span text:style-name="KrymUkr">) ************.</text:span></text:p>
      <text:p text:style-name="KrymPar"><text:soft-page-break/><text:span text:style-name="KrymRusBold">***********</text:span><text:span text:style-name="KrymUkr"> – (</text:span><text:span text:style-name="KrymRusAux">********</text:span><text:span text:style-name="KrymUkr">) ***********, ************; (</text:span><text:span text:style-name="KrymRusAux">*********</text:span><text:span text:style-name="KrymUkr">) *********, **********, ****** ****** *****; (</text:span><text:span text:style-name="KrymRusItalic">*************</text:span><text:span text:style-name="KrymUkr">) ********. [****** ****** ****** ** *************. ***** ************* ************ ******** *** ***** **** ***** ******* ******* *******, ** ************* ******** ***** *********** ************** ***** (***.)].</text:span></text:p>
      <text:p text:style-name="KrymPar"><text:span text:style-name="KrymRusBold">*****</text:span><text:span text:style-name="KrymUkr"> – ****, **********, *******, ******, *************, ************, (</text:span><text:span text:style-name="KrymRusItalic">***********</text:span><text:span text:style-name="KrymUkr">) *******.</text:span></text:p>
      <text:p text:style-name="KrymPar"><text:span text:style-name="KrymRusBold">********</text:span><text:span text:style-name="KrymUkr"> – **********, *********, *******, ******, *********. [********* ******. ****** ***** ******** = </text:span><text:span text:style-name="KrymRusBold">******** </text:span><text:span text:style-name="KrymRusItalic">****</text:span><text:span text:style-name="KrymUkr"> (</text:span><text:span text:style-name="KrymRusItalic">*******</text:span><text:span text:style-name="KrymUkr">) </text:span><text:span text:style-name="KrymRusItalic">*********</text:span><text:span text:style-name="KrymUkr">].</text:span></text:p>
      <text:p text:style-name="KrymPar"><text:span text:style-name="KrymRusBold">*******</text:span><text:span text:style-name="KrymUkr"> – ********, **********, ******; (</text:span><text:span text:style-name="KrymRusItalic">********* ****</text:span><text:span text:style-name="KrymUkr">) *******, *** (</text:span><text:span text:style-name="KrymRusAux">*. </text:span><text:span text:style-name="KrymUkr">*****). [******** *** *** *** = </text:span><text:span text:style-name="KrymRusItalic">****** ******** ****.</text:span><text:span text:style-name="KrymUkr"> ************ ** ***************** ******** (-**** ******). ****** *’******** ******* = </text:span><text:span text:style-name="KrymRusItalic">***** ******** ******</text:span><text:span text:style-name="KrymUkr">]. </text:span><text:span text:style-name="KrymRusItalic">********</text:span><text:span text:style-name="KrymUkr"> (</text:span><text:span text:style-name="KrymRusItalic">*******</text:span><text:span text:style-name="KrymUkr">) </text:span><text:span text:style-name="KrymRusBold">*******</text:span><text:span text:style-name="KrymUkr"> – ******** (******) ********. </text:span><text:span text:style-name="KrymRusItalic">********** </text:span><text:span text:style-name="KrymRusBold">*******</text:span><text:span text:style-name="KrymUkr">, </text:span><text:span text:style-name="KrymRusItalic">**. </text:span><text:span text:style-name="KrymRusBold">***********.</text:span></text:p>
      <text:p text:style-name="KrymPar"><text:span text:style-name="KrymRusBold">************, -****</text:span><text:span text:style-name="KrymUkr"> – ******, **********, -*****, **********, -****.</text:span></text:p>
      <text:p text:style-name="KrymPar"><text:span text:style-name="KrymRusBold">***************</text:span><text:span text:style-name="KrymUkr"> – ***********. </text:span><text:span text:style-name="KrymRusBold">-*** </text:span><text:span text:style-name="KrymRusItalic">****</text:span><text:span text:style-name="KrymUkr"> – **** ********. </text:span><text:span text:style-name="KrymRusBold">-**</text:span><text:span text:style-name="KrymUkr"> – **********, **********, * ********.</text:span></text:p>
      <text:p text:style-name="KrymPar"><text:span text:style-name="KrymRusBold">**********</text:span><text:span text:style-name="KrymUkr"> – ************, *******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*******, ************, *********. [******** *******].</text:span></text:p>
      <text:p text:style-name="KrymPar"><text:span text:style-name="KrymRusBold">**********, **********</text:span><text:span text:style-name="KrymUkr"> – *******, -**, ***********, -**, (</text:span><text:span text:style-name="KrymRusAux">***.</text:span><text:span text:style-name="KrymUkr">) *********, -**. </text:span><text:span text:style-name="KrymRusBold">************</text:span><text:span text:style-name="KrymUkr"> – **********.</text:span></text:p>
      <text:p text:style-name="KrymPar"><text:span text:style-name="KrymRusBold">************,</text:span><text:span text:style-name="KrymRusItalic"> **. </text:span><text:span text:style-name="KrymRusBold">************.</text:span></text:p>
      <text:p text:style-name="KrymPar"><text:span text:style-name="KrymRusBold">***********,</text:span><text:span text:style-name="KrymRusItalic"> **. </text:span><text:span text:style-name="KrymRusBold">*******, ************.</text:span></text:p>
      <text:p text:style-name="KrymPar"><text:span text:style-name="KrymRusBold">***</text:span><text:span text:style-name="KrymUkr"> – 1) ******* (</text:span><text:span text:style-name="KrymRusAux">**.</text:span><text:span text:style-name="KrymUkr"> *******), *******, (</text:span><text:span text:style-name="KrymRusItalic">***********</text:span><text:span text:style-name="KrymUkr">) ******, **********, *********, (</text:span><text:span text:style-name="KrymRusAux">**.</text:span><text:span text:style-name="KrymUkr">) ********, *********, **********, ********, *****[**]**. </text:span><text:span text:style-name="KrymRusBold">*** </text:span><text:span text:style-name="KrymRusItalic">*******</text:span><text:span text:style-name="KrymUkr"> – *********, ********. </text:span><text:span text:style-name="KrymRusBold">***</text:span><text:span text:style-name="KrymUkr">, </text:span><text:span text:style-name="KrymRusItalic">************* ******</text:span><text:span text:style-name="KrymUkr"> – *********. </text:span><text:span text:style-name="KrymRusBold">*** </text:span><text:span text:style-name="KrymRusItalic">*********</text:span><text:span text:style-name="KrymUkr"> – ************ ******** (*******), *********, ********. </text:span><text:span text:style-name="KrymRusItalic">*** </text:span><text:span text:style-name="KrymRusBold">*****</text:span><text:span text:style-name="KrymUkr"> – **********, (</text:span><text:span text:style-name="KrymRusItalic">***** ******* ***</text:span><text:span text:style-name="KrymUkr">) **********. </text:span><text:span text:style-name="KrymRusItalic">********* </text:span><text:span text:style-name="KrymRusBold">******</text:span><text:span text:style-name="KrymUkr"> – ***** * *******, ********** * *********** (** *******); 2) ************.</text:span></text:p>
      <text:p text:style-name="KrymPar"><text:span text:style-name="KrymRusBold">********</text:span><text:span text:style-name="KrymUkr"> – *** (</text:span><text:span text:style-name="KrymRusAux">*. </text:span><text:span text:style-name="KrymUkr">****) ****’****, **********, ********, ****, (</text:span><text:span text:style-name="KrymRusAux">*******</text:span><text:span text:style-name="KrymUkr">) ******** (</text:span><text:span text:style-name="KrymRusAux">*. </text:span><text:span text:style-name="KrymUkr">-**)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*</text:span><text:span text:style-name="KrymUkr"> – *********, **********.</text:span></text:p>
      <text:p text:style-name="KrymPar"><text:span text:style-name="KrymRusBold">**********</text:span><text:span text:style-name="KrymUkr"> – 1) (</text:span><text:span text:style-name="KrymRusItalic">*********</text:span><text:span text:style-name="KrymUkr">) ************.</text:span><text:span text:style-name="KrymRusItalic"> **. </text:span><text:span text:style-name="KrymRusBold">**********</text:span><text:span text:style-name="KrymUkr">; 2) </text:span><text:span text:style-name="KrymRusItalic">**. </text:span><text:span text:style-name="KrymRusBold">*******.</text:span></text:p>
      <text:p text:style-name="KrymPar"><text:span text:style-name="KrymRusBold">***********</text:span><text:span text:style-name="KrymUkr"> (</text:span><text:span text:style-name="KrymRusItalic">*******</text:span><text:span text:style-name="KrymUkr">) – ***********, ***********, ***********, ***********, (</text:span><text:span text:style-name="KrymRusItalic">********</text:span><text:span text:style-name="KrymUkr">) *********, ***********, (</text:span><text:span text:style-name="KrymRusAux">******</text:span><text:span text:style-name="KrymUkr">) *********.</text:span></text:p>
      <text:p text:style-name="KrymPar"><text:span text:style-name="KrymRusBold">**********</text:span><text:span text:style-name="KrymUkr"> – **********, *****[*]***[**]**, **********, ******, ********, ********[**]**. </text:span><text:span text:style-name="KrymRusBold">**********</text:span><text:span text:style-name="KrymUkr"> (</text:span><text:span text:style-name="KrymRusItalic">****** ******</text:span><text:span text:style-name="KrymUkr">) – *******, *********, **********, ************, ************, ************, (</text:span><text:span text:style-name="KrymRusItalic">* *******</text:span><text:span text:style-name="KrymUkr">) **************, ***********, ***********.</text:span></text:p>
      <text:p text:style-name="KrymPar"><text:span text:style-name="KrymRusBold">*********</text:span><text:span text:style-name="KrymUkr"> – *********; </text:span><text:span text:style-name="KrymRusItalic">**. </text:span><text:span text:style-name="KrymRusBold">**********.</text:span></text:p>
      <text:p text:style-name="KrymPar"><text:span text:style-name="KrymRusBold">*********</text:span><text:span text:style-name="KrymUkr"> – *******;</text:span><text:span text:style-name="KrymRusItalic"> **. </text:span><text:span text:style-name="KrymRusBold">*******.</text:span></text:p>
      <text:p text:style-name="KrymPar"><text:span text:style-name="KrymRusBold">*******, -***</text:span><text:span text:style-name="KrymUkr"> – *******, *********;</text:span><text:span text:style-name="KrymRusItalic"> **. </text:span><text:span text:style-name="KrymRusBold">**********</text:span><text:span text:style-name="KrymUkr">; (</text:span><text:span text:style-name="KrymRusItalic">****** ****** ******</text:span><text:span text:style-name="KrymUkr">) *******.</text:span></text:p>
      <text:p text:style-name="KrymPar"><text:span text:style-name="KrymRusBold">*******</text:span><text:span text:style-name="KrymUkr"> – ********, ******** (* *********, ********).</text:span></text:p>
      <text:p text:style-name="KrymPar"><text:span text:style-name="KrymRusBold">********</text:span><text:span text:style-name="KrymUkr">, </text:span><text:span text:style-name="KrymRusAux">****.</text:span><text:span text:style-name="KrymUkr"> – ********* (</text:span><text:span text:style-name="KrymRusAux">*. </text:span><text:span text:style-name="KrymUkr">-****), ********, *********, (</text:span><text:span text:style-name="KrymRusAux">***** *****</text:span><text:span text:style-name="KrymUkr">) ********, (</text:span><text:span text:style-name="KrymRusItalic">******</text:span><text:span text:style-name="KrymUkr">) ***[**]****, (</text:span><text:span text:style-name="KrymRusAux">**********</text:span><text:span text:style-name="KrymUkr">) ******. </text:span><text:span text:style-name="KrymRusBold">******** </text:span><text:span text:style-name="KrymRusItalic">*********</text:span><text:span text:style-name="KrymUkr"> – ********** *********.</text:span></text:p>
      <text:p text:style-name="KrymPar"><text:span text:style-name="KrymRusBold">***********</text:span><text:span text:style-name="KrymUkr">, </text:span><text:span text:style-name="KrymRusAux">***.</text:span><text:span text:style-name="KrymUkr"> – ***********.</text:span></text:p>
      <text:p text:style-name="KrymPar"><text:span text:style-name="KrymRusBold">********</text:span><text:span text:style-name="KrymUkr"> (</text:span><text:span text:style-name="KrymRusItalic">***** *******</text:span><text:span text:style-name="KrymUkr">) – ***********, **********, **********.</text:span></text:p>
      <text:p text:style-name="KrymPar"><text:span text:style-name="KrymRusBold">**********</text:span><text:span text:style-name="KrymUkr"> – *********, ***********, **********, ***********, ***********, (</text:span><text:span text:style-name="KrymRusAux">*****</text:span><text:span text:style-name="KrymUkr">) **********.</text:span><text:span text:style-name="KrymRusItalic"> **. </text:span><text:span text:style-name="KrymRusBold">**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**</text:span><text:span text:style-name="KrymUkr"> – *********, *****’** (</text:span><text:span text:style-name="KrymRusAux">*. </text:span><text:span text:style-name="KrymUkr">-****), ************, *****’*****, **************.</text:span></text:p>
      <text:p text:style-name="KrymPar"><text:span text:style-name="KrymRusBold">***********</text:span><text:span text:style-name="KrymUkr"> – *****’*****, **********, ************. </text:span><text:span text:style-name="KrymRusBold">-*** </text:span><text:span text:style-name="KrymRusItalic">*****</text:span><text:span text:style-name="KrymUkr">, </text:span><text:span text:style-name="KrymRusAux">***.</text:span><text:span text:style-name="KrymUkr"> – ********** (*****’*****, ********) ********, ****** ********. </text:span><text:span text:style-name="KrymRusBold">-*** </text:span><text:span text:style-name="KrymRusItalic">****, **. </text:span><text:span text:style-name="KrymRusBold">***********</text:span><text:span text:style-name="KrymUkr">. </text:span><text:span text:style-name="KrymRusBold">-*** </text:span><text:span text:style-name="KrymRusItalic">****</text:span><text:span text:style-name="KrymUkr"> – ********* *** (</text:span><text:span text:style-name="KrymRusAux">*. </text:span><text:soft-page-break/><text:span text:style-name="KrymUkr">*****). </text:span><text:span text:style-name="KrymRusBold">-*** </text:span><text:span text:style-name="KrymRusItalic">******</text:span><text:span text:style-name="KrymUkr"> – * *******[**]** ******.</text:span></text:p>
      <text:p text:style-name="KrymPar"><text:span text:style-name="KrymRusBold">************</text:span><text:span text:style-name="KrymUkr"> – ****************, **************** (</text:span><text:span text:style-name="KrymRusAux">*. </text:span><text:span text:style-name="KrymUkr">-*****).</text:span></text:p>
      <text:p text:style-name="KrymPar"><text:span text:style-name="KrymRusBold">**********</text:span><text:span text:style-name="KrymUkr"> – **************, **************, *********, *******, ********, **********, ********** [********** ***], (</text:span><text:span text:style-name="KrymRusAux">****.</text:span><text:span text:style-name="KrymUkr">) ***********. </text:span><text:span text:style-name="KrymRusItalic">**** </text:span><text:span text:style-name="KrymRusBold">-***</text:span><text:span text:style-name="KrymUkr"> – ****** (*******) ***** *****. </text:span><text:span text:style-name="KrymRusBold">*********</text:span><text:span text:style-name="KrymUkr"> – *************.</text:span></text:p>
      <text:p text:style-name="KrymPar"><text:span text:style-name="KrymRusBold">*********</text:span><text:span text:style-name="KrymUkr"> – *******, ***********, ***********. </text:span><text:span text:style-name="KrymRusBold">*********</text:span><text:span text:style-name="KrymUkr"> (</text:span><text:span text:style-name="KrymRusItalic">*********</text:span><text:span text:style-name="KrymUkr">) – *********. [*****, *****, * ** **********, * ** **********].</text:span></text:p>
      <text:p text:style-name="KrymPar"><text:span text:style-name="KrymRusBold">********</text:span><text:span text:style-name="KrymUkr"> – *********, **********.</text:span></text:p>
      <text:p text:style-name="KrymPar"><text:span text:style-name="KrymRusBold">*********</text:span><text:span text:style-name="KrymUkr"> – **********, **-*************, ********* *********.</text:span></text:p>
      <text:p text:style-name="KrymPar"><text:span text:style-name="KrymRusBold">**********</text:span><text:span text:style-name="KrymUkr"> – 1) ************; 2) *********, **********. [********* ******]; </text:span><text:span text:style-name="KrymRusBold">********** </text:span><text:span text:style-name="KrymRusItalic">****</text:span><text:span text:style-name="KrymUkr"> – *******, **********, ************.</text:span></text:p>
      <text:p text:style-name="KrymPar"><text:span text:style-name="KrymRusBold">**********</text:span><text:span text:style-name="KrymUkr"> – ***********, ******** (</text:span><text:span text:style-name="KrymRusAux">*. *.</text:span><text:span text:style-name="KrymUkr">) (</text:span><text:span text:style-name="KrymRusAux">*. </text:span><text:span text:style-name="KrymUkr">-**), ******* (</text:span><text:span text:style-name="KrymRusAux">*. *.</text:span><text:span text:style-name="KrymUkr">) (</text:span><text:span text:style-name="KrymRusAux">*. </text:span><text:span text:style-name="KrymUkr">-**), *********, *********, ***********. </text:span><text:span text:style-name="KrymRusItalic">********** </text:span><text:span text:style-name="KrymRusBold">-***</text:span><text:span text:style-name="KrymUkr"> – ***********, ***********, *******.</text:span></text:p>
      <text:p text:style-name="KrymPar"><text:span text:style-name="KrymRusBold">********</text:span><text:span text:style-name="KrymUkr"> – *******, *********.</text:span></text:p>
      <text:p text:style-name="KrymPar"><text:span text:style-name="KrymRusBold">******** </text:span><text:span text:style-name="KrymRusItalic">* </text:span><text:span text:style-name="KrymRusBold">**********</text:span><text:span text:style-name="KrymUkr"> – 1) **********, *****, **********.</text:span><text:span text:style-name="KrymRusItalic"> **. </text:span><text:span text:style-name="KrymRusBold">************</text:span><text:span text:style-name="KrymUkr">; 2) ***********.</text:span></text:p>
      <text:p text:style-name="KrymPar"><text:span text:style-name="KrymRusBold">********</text:span><text:span text:style-name="KrymUkr"> – *********, *******, *********.</text:span><text:span text:style-name="KrymRusItalic"> **. </text:span><text:span text:style-name="KrymRusBold">*****.</text:span></text:p>
      <text:p text:style-name="KrymPar"><text:span text:style-name="KrymRusBold">********</text:span><text:span text:style-name="KrymUkr"> – *****[**]***, *********, ********, **********.</text:span></text:p>
      <text:p text:style-name="KrymPar"><text:span text:style-name="KrymRusBold">*********</text:span><text:span text:style-name="KrymUkr"> – ********* (</text:span><text:span text:style-name="KrymRusAux">3-* *.</text:span><text:span text:style-name="KrymUkr"> *********), *********.</text:span><text:span text:style-name="KrymRusItalic"> **. </text:span><text:span text:style-name="KrymRusBold">***********.</text:span></text:p>
      <text:p text:style-name="KrymPar"><text:span text:style-name="KrymRusBold">******</text:span><text:span text:style-name="KrymUkr">, </text:span><text:span text:style-name="KrymRusAux">****.</text:span><text:span text:style-name="KrymUkr"> – ****** (</text:span><text:span text:style-name="KrymRusAux">**.</text:span><text:span text:style-name="KrymUkr"> *********) (</text:span><text:span text:style-name="KrymRusAux">*. </text:span><text:span text:style-name="KrymUkr">-****), ****, (</text:span><text:span text:style-name="KrymRusAux">****.</text:span><text:span text:style-name="KrymUkr"> ****), (</text:span><text:span text:style-name="KrymRusAux">*****</text:span><text:span text:style-name="KrymUkr">) ********. [** ********* ******* ********* ******].</text:span></text:p>
      <text:p text:style-name="KrymPar"><text:span text:style-name="KrymRusBold">*******</text:span><text:span text:style-name="KrymUkr">, </text:span><text:span text:style-name="KrymRusAux">****.</text:span><text:span text:style-name="KrymUkr"> (</text:span><text:span text:style-name="KrymRusItalic">* * *****</text:span><text:span text:style-name="KrymUkr">) – ґ****, *******, </text:span><text:span text:style-name="KrymRusAux">***.</text:span><text:span text:style-name="KrymUkr"> ******** (</text:span><text:span text:style-name="KrymRusAux">**. *.</text:span><text:span text:style-name="KrymUkr">), **********; (</text:span><text:span text:style-name="KrymRusItalic">****** * ********</text:span><text:span text:style-name="KrymUkr">) – **********, *******. </text:span><text:span text:style-name="KrymRusBold">****** </text:span><text:span text:style-name="KrymRusItalic">******</text:span><text:span text:style-name="KrymUkr"> (</text:span><text:span text:style-name="KrymRusItalic">*************</text:span><text:span text:style-name="KrymUkr">) – ******* ґ**** (**********, *********).</text:span></text:p>
      <text:p text:style-name="KrymPar"><text:span text:style-name="KrymRusBold">**********</text:span><text:span text:style-name="KrymUkr"> – **************, (*********) ****** ************, *************.</text:span></text:p>
      <text:p text:style-name="KrymPar"><text:span text:style-name="KrymRusBold">**********</text:span><text:span text:style-name="KrymUkr"> – ***************, ***************.</text:span></text:p>
      <text:p text:style-name="KrymPar"><text:span text:style-name="KrymRusBold">**********</text:span><text:span text:style-name="KrymUkr"> – (</text:span><text:span text:style-name="KrymRusItalic">* ** *******, * ** *******</text:span><text:span text:style-name="KrymUkr">) ******* (</text:span><text:span text:style-name="KrymRusAux">*. </text:span><text:span text:style-name="KrymUkr">-*****), ********* (</text:span><text:span text:style-name="KrymRusAux">*. </text:span><text:span text:style-name="KrymUkr">-*****), **********, (</text:span><text:span text:style-name="KrymRusItalic">****** ** ******</text:span><text:span text:style-name="KrymUkr">) ґ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, </text:span><text:span text:style-name="KrymRusAux">***.</text:span><text:span text:style-name="KrymUkr"> – ********* (</text:span><text:span text:style-name="KrymRusAux">*. </text:span><text:span text:style-name="KrymUkr">-****), ******** (</text:span><text:span text:style-name="KrymRusAux">*. </text:span><text:span text:style-name="KrymUkr">******, ******).</text:span></text:p>
      <text:p text:style-name="KrymPar"><text:span text:style-name="KrymRusBold">********</text:span><text:span text:style-name="KrymUkr"> – **********, ґ***’****, ґ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, ************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******, *************.</text:span></text:p>
      <text:p text:style-name="KrymPar"><text:span text:style-name="KrymRusBold">************, -****</text:span><text:span text:style-name="KrymUkr"> – ************** (***************), -****.</text:span></text:p>
      <text:p text:style-name="KrymPar"><text:span text:style-name="KrymRusBold">*********</text:span><text:span text:style-name="KrymUkr"> – ґ**** *******, ґ******, </text:span><text:span text:style-name="KrymRusAux">***.</text:span><text:span text:style-name="KrymUkr"> ***ґ****** **** (</text:span><text:span text:style-name="KrymRusItalic">***********</text:span><text:span text:style-name="KrymUkr">).</text:span></text:p>
      <text:p text:style-name="KrymPar"><text:span text:style-name="KrymRusBold">*********</text:span><text:span text:style-name="KrymUkr"> – ********* ***********, ****** *********** (*******), ************.</text:span></text:p>
      <text:p text:style-name="KrymPar"><text:span text:style-name="KrymRusBold">********</text:span><text:span text:style-name="KrymUkr"> – ******, *******. [* ****** ************* *********** ****** = </text:span><text:span text:style-name="KrymRusItalic">* ***** ***** ****** *******</text:span><text:span text:style-name="KrymUkr">]. </text:span><text:span text:style-name="KrymRusBold">******** </text:span><text:span text:style-name="KrymRusItalic">**********</text:span><text:span text:style-name="KrymUkr"> – ********.</text:span></text:p>
      <text:p text:style-name="KrymPar"><text:span text:style-name="KrymRusBold">****************</text:span><text:span text:style-name="KrymUkr"> – ***********. </text:span><text:span text:style-name="KrymRusBold">***************</text:span><text:span text:style-name="KrymUkr"> – **********.</text:span></text:p>
      <text:p text:style-name="KrymPar"><text:span text:style-name="KrymRusBold">********</text:span><text:span text:style-name="KrymUkr"> – ******** [** ********* ******], *******, *******, (</text:span><text:span text:style-name="KrymRusAux">*****</text:span><text:span text:style-name="KrymUkr">) ********** (</text:span><text:span text:style-name="KrymRusAux">*. *.</text:span><text:span text:style-name="KrymUkr"> -*****).</text:span></text:p>
      <text:p text:style-name="KrymPar"><text:span text:style-name="KrymRusBold">********</text:span><text:span text:style-name="KrymUkr"> – ********, ************. </text:span><text:span text:style-name="KrymRusBold">******** </text:span><text:span text:style-name="KrymRusItalic">****</text:span><text:span text:style-name="KrymUkr"> – ******** ****, ******-****, *********, ********* (</text:span><text:span text:style-name="KrymRusAux">*. </text:span><text:span text:style-name="KrymUkr">-****).</text:span></text:p>
      <text:p text:style-name="KrymPar"><text:span text:style-name="KrymRusBold">************</text:span><text:span text:style-name="KrymUkr"> – **********.</text:span></text:p>
      <text:p text:style-name="KrymPar"><text:span text:style-name="KrymRusBold">************</text:span><text:span text:style-name="KrymUkr"> – 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</text:span><text:span text:style-name="KrymUkr"> – ******* ******* (</text:span><text:span text:style-name="KrymRusItalic">** ********</text:span><text:span text:style-name="KrymUkr">), ************.</text:span></text:p>
      <text:p text:style-name="KrymPar"><text:span text:style-name="KrymRusBold">********,</text:span><text:span text:style-name="KrymRusItalic"> **. </text:span><text:span text:style-name="KrymRusBold">*******.</text:span></text:p>
      <text:p text:style-name="KrymPar"><text:span text:style-name="KrymRusBold">*********, **********</text:span><text:span text:style-name="KrymUkr">, </text:span><text:span text:style-name="KrymRusAux">***.</text:span><text:span text:style-name="KrymUkr"> – ******* (</text:span><text:span text:style-name="KrymRusAux">*. </text:span><text:span text:style-name="KrymUkr">*********).</text:span></text:p>
      <text:p text:style-name="KrymPar"><text:span text:style-name="KrymRusBold">******</text:span><text:span text:style-name="KrymUkr"> – 1) (</text:span><text:span text:style-name="KrymRusItalic">* ******</text:span><text:span text:style-name="KrymUkr">) ******, *******; (</text:span><text:span text:style-name="KrymRusItalic">*******</text:span><text:span text:style-name="KrymUkr">) **********, ********; (</text:span><text:span text:style-name="KrymRusItalic">******</text:span><text:span text:style-name="KrymUkr">) ********; (</text:span><text:span text:style-name="KrymRusItalic">********</text:span><text:span text:style-name="KrymUkr">) ***********, **********, *************; 2) </text:span><text:span text:style-name="KrymRusAux">*****.</text:span><text:span text:style-name="KrymUkr"> – **********, ******, *****;</text:span><text:span text:style-name="KrymRusItalic"> ***. </text:span><text:span text:style-name="KrymRusBold">********.</text:span></text:p>
      <text:p text:style-name="KrymPar"><text:soft-page-break/><text:span text:style-name="KrymRusBold">********</text:span><text:span text:style-name="KrymUkr"> – ****** [******** ******], ******* (</text:span><text:span text:style-name="KrymRusAux">*. </text:span><text:span text:style-name="KrymUkr">******, </text:span><text:span text:style-name="KrymRusAux">****.</text:span><text:span text:style-name="KrymUkr"> ** ********). </text:span><text:span text:style-name="KrymRusAux">**.</text:span><text:span text:style-name="KrymUkr"> ******** (</text:span><text:span text:style-name="KrymRusAux">**. *.</text:span><text:span text:style-name="KrymUkr">), ******** (</text:span><text:span text:style-name="KrymRusAux">*. </text:span><text:span text:style-name="KrymUkr">********), ********* (</text:span><text:span text:style-name="KrymRusAux">*. </text:span><text:span text:style-name="KrymUkr">-****, -****), ********** (</text:span><text:span text:style-name="KrymRusAux">*. </text:span><text:span text:style-name="KrymUkr">-***). </text:span><text:span text:style-name="KrymRusBold">******** </text:span><text:span text:style-name="KrymRusItalic">*********</text:span><text:span text:style-name="KrymUkr"> – *****, ******. </text:span><text:span text:style-name="KrymRusBold">********</text:span><text:span text:style-name="KrymRusItalic">, ********** ******** ***** ** *******</text:span><text:span text:style-name="KrymUkr"> – *******, ********, ********** (</text:span><text:span text:style-name="KrymRusAux">*. </text:span><text:span text:style-name="KrymUkr">-**).</text:span></text:p>
      <text:p text:style-name="KrymPar"><text:span text:style-name="KrymRusBold">*********</text:span><text:span text:style-name="KrymUkr"> – 1) ******** (</text:span><text:span text:style-name="KrymRusAux">*. </text:span><text:span text:style-name="KrymUkr">-***), **********. </text:span><text:span text:style-name="KrymRusItalic">** ***** **** ********</text:span><text:span text:style-name="KrymUkr"> – *** ***** ****** *******, *** **** ****** *******; 2) (</text:span><text:span text:style-name="KrymRusItalic">* ****. ********</text:span><text:span text:style-name="KrymUkr">) *******.</text:span></text:p>
      <text:p text:style-name="KrymPar"><text:span text:style-name="KrymRusBold">*********</text:span><text:span text:style-name="KrymUkr"> – 1) ********, **********, **********, (</text:span><text:span text:style-name="KrymRusAux">******</text:span><text:span text:style-name="KrymUkr">) ************,</text:span><text:span text:style-name="KrymRusItalic"> **. </text:span><text:span text:style-name="KrymRusBold">********. ***********</text:span><text:span text:style-name="KrymUkr"> – ***********; 2) </text:span><text:span text:style-name="KrymRusAux">****. </text:span><text:span text:style-name="KrymRusBold">******** </text:span><text:span text:style-name="KrymRusItalic">* ****</text:span><text:span text:style-name="KrymUkr"> – ******, * ***** ******. [******** ****** **********, * ** ** ****** *** ***** (*****.)]; 3) </text:span><text:span text:style-name="KrymRusItalic">**. </text:span><text:span text:style-name="KrymRusBold">*********.</text:span></text:p>
      <text:p text:style-name="KrymPar"><text:span text:style-name="KrymRusBold">***********,</text:span><text:span text:style-name="KrymRusItalic"> **. </text:span><text:span text:style-name="KrymRusBold">********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), ***********, ********, ********.</text:span></text:p>
      <text:p text:style-name="KrymPar"><text:span text:style-name="KrymRusBold">*********</text:span><text:span text:style-name="KrymUkr"> – ******.</text:span><text:span text:style-name="KrymRusItalic"> **. </text:span><text:span text:style-name="KrymRusBold">****** 1.</text:span></text:p>
      <text:p text:style-name="KrymPar"><text:span text:style-name="KrymRusBold">***********</text:span><text:span text:style-name="KrymUkr"> – ********* (</text:span><text:span text:style-name="KrymRusAux">*. </text:span><text:span text:style-name="KrymUkr">-****), **********, **********, **********, ***********.</text:span></text:p>
      <text:p text:style-name="KrymPar"><text:span text:style-name="KrymRusBold">*********</text:span><text:span text:style-name="KrymUkr"> – ********, **********. [******* ******** = </text:span><text:span text:style-name="KrymRusItalic">******** ******</text:span><text:span text:style-name="KrymUkr">; ******* ********** </text:span><text:span text:style-name="KrymRusAux">****.</text:span><text:span text:style-name="KrymUkr"> – </text:span><text:span text:style-name="KrymRusItalic">******** ****</text:span><text:span text:style-name="KrymUkr">]. </text:span><text:span text:style-name="KrymRusBold">********* </text:span><text:span text:style-name="KrymRusItalic">*****, * ******** *********** ******</text:span><text:span text:style-name="KrymUkr"> – ****** **********.</text:span></text:p>
      <text:p text:style-name="KrymPar"><text:span text:style-name="KrymRusBold">********</text:span><text:span text:style-name="KrymUkr"> – 1) ********, ********, ***********; 2) (</text:span><text:span text:style-name="KrymRusAux">******</text:span><text:span text:style-name="KrymUkr">) ********.</text:span></text:p>
      <text:p text:style-name="KrymPar"><text:span text:style-name="KrymRusBold">*******</text:span><text:span text:style-name="KrymUkr"> – ********, **** *** (</text:span><text:span text:style-name="KrymRusAux">*. </text:span><text:span text:style-name="KrymUkr">*****).</text:span></text:p>
      <text:p text:style-name="KrymPar"><text:span text:style-name="KrymRusBold">******, ********</text:span><text:span text:style-name="KrymUkr"> – ******, ********, *****, ******, ******, *********. [********* ******* ***** ***].</text:span></text:p>
      <text:p text:style-name="KrymPar"><text:span text:style-name="KrymRusBold">**********</text:span><text:span text:style-name="KrymUkr"> – 1) ***********, ************; 2) ***********, ******.</text:span></text:p>
      <text:p text:style-name="KrymPar"><text:span text:style-name="KrymRusBold">*********, *********</text:span><text:span text:style-name="KrymUkr"> – 1) (</text:span><text:span text:style-name="KrymRusItalic">************</text:span><text:span text:style-name="KrymUkr">) ********, **********, *********, **********; 2) (</text:span><text:span text:style-name="KrymRusItalic">******, ********, ******</text:span><text:span text:style-name="KrymUkr">) ********, **********, ********** ***, ************ ***</text:span><text:span text:style-name="KrymRusItalic"> * </text:span><text:span text:style-name="KrymUkr">*** ***; 3) (</text:span><text:span text:style-name="KrymRusItalic">*******</text:span><text:span text:style-name="KrymUkr">) *********. [***** ********* ******].</text:span></text:p>
      <text:p text:style-name="KrymPar"><text:span text:style-name="KrymRusBold">***********</text:span><text:span text:style-name="KrymUkr"> – ***********, **************, ************. [***** **** *********** ******** ***].</text:span></text:p>
      <text:p text:style-name="KrymPar"><text:span text:style-name="KrymRusBold">*********, ********** </text:span><text:span text:style-name="KrymUkr">(</text:span><text:span text:style-name="KrymRusItalic">****</text:span><text:span text:style-name="KrymUkr">) – ************, ***********, *****************, **************, ************, ************.</text:span></text:p>
      <text:p text:style-name="KrymPar"><text:span text:style-name="KrymRusBold">***********, ************</text:span><text:span text:style-name="KrymUkr"> – ***********, ************.</text:span></text:p>
      <text:p text:style-name="KrymPar"><text:span text:style-name="KrymRusBold">******, **** </text:span><text:span text:style-name="KrymUkr">(</text:span><text:span text:style-name="KrymRusItalic">** *****</text:span><text:span text:style-name="KrymUkr">) – ******. </text:span><text:span text:style-name="KrymRusItalic">*** </text:span><text:span text:style-name="KrymRusBold">******</text:span><text:span text:style-name="KrymUkr"> – ***********.</text:span></text:p>
      <text:p text:style-name="KrymPar"><text:span text:style-name="KrymRusBold">**********</text:span><text:span text:style-name="KrymUkr"> – ************ ******, ***********, *********.</text:span></text:p>
      <text:p text:style-name="KrymPar"><text:span text:style-name="KrymRusBold">***********, *************</text:span><text:span text:style-name="KrymUkr"> – *************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***</text:span><text:span text:style-name="KrymUkr"> (</text:span><text:span text:style-name="KrymRusAux">* ****.</text:span><text:span text:style-name="KrymUkr">) – *********, **********.</text:span></text:p>
      <text:p text:style-name="KrymPar"><text:span text:style-name="KrymRusBold">**********</text:span><text:span text:style-name="KrymUkr"> – *********, **********, * *******. </text:span><text:span text:style-name="KrymRusBold">********** </text:span><text:span text:style-name="KrymRusItalic">*********</text:span><text:span text:style-name="KrymUkr"> – *********. [****** ******** ******].</text:span></text:p>
      <text:p text:style-name="KrymPar"><text:span text:style-name="KrymRusBold">********, **********</text:span><text:span text:style-name="KrymUkr"> – **********, ********* ******.</text:span></text:p>
      <text:p text:style-name="KrymPar"><text:span text:style-name="KrymRusBold">************</text:span><text:span text:style-name="KrymUkr"> – ************, 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, *******. [******** **** ****** * *********]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**</text:span><text:span text:style-name="KrymUkr"> – 1) *********,</text:span><text:span text:style-name="KrymRusItalic"> **. </text:span><text:span text:style-name="KrymRusBold">**********</text:span><text:span text:style-name="KrymUkr">; 2) (</text:span><text:span text:style-name="KrymRusItalic">*******</text:span><text:span text:style-name="KrymUkr">) *********, *********; (</text:span><text:span text:style-name="KrymRusItalic">***************</text:span><text:span text:style-name="KrymUkr">) ***********.</text:span></text:p>
      <text:p text:style-name="KrymPar"><text:span text:style-name="KrymRusBold">********</text:span><text:span text:style-name="KrymUkr"> – 1) ********,</text:span><text:span text:style-name="KrymRusItalic"> **. </text:span><text:span text:style-name="KrymRusBold">*********</text:span><text:span text:style-name="KrymUkr">; 2) ********, ********[**]**, ********, ********. [******* ********. *** ********, *******, ********].</text:span></text:p>
      <text:p text:style-name="KrymPar"><text:span text:style-name="KrymRusBold">************</text:span><text:span text:style-name="KrymUkr"> – **************, ***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1) ************, *******,</text:span><text:span text:style-name="KrymRusItalic"> **. </text:span><text:span text:style-name="KrymRusBold">*******</text:span><text:span text:style-name="KrymUkr">; 2) ************ (*******), ************ (*******).</text:span></text:p>
      <text:p text:style-name="KrymPar"><text:span text:style-name="KrymRusBold">*******</text:span><text:span text:style-name="KrymUkr"> – 1) *******,</text:span><text:span text:style-name="KrymRusItalic"> **. </text:span><text:span text:style-name="KrymRusBold">*******</text:span><text:span text:style-name="KrymUkr">; 2) *********. [******-************].</text:span></text:p>
      <text:p text:style-name="KrymPar"><text:span text:style-name="KrymRusBold">*********</text:span><text:span text:style-name="KrymUkr"> – **********,</text:span><text:span text:style-name="KrymRusItalic"> **. </text:span><text:span text:style-name="KrymRusBold">*******.</text:span></text:p>
      <text:p text:style-name="KrymPar"><text:soft-page-break/><text:span text:style-name="KrymRusBold">**-*******</text:span><text:span text:style-name="KrymUkr"> – *******, ** ******, ** ********, (</text:span><text:span text:style-name="KrymRusAux">******.</text:span><text:span text:style-name="KrymUkr">) ** ***** ********, ** ****** *******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***</text:span><text:span text:style-name="KrymUkr"> – ************, (</text:span><text:span text:style-name="KrymRusAux">************</text:span><text:span text:style-name="KrymUkr">) **************.</text:span></text:p>
      <text:p text:style-name="KrymPar"><text:span text:style-name="KrymRusBold">*******</text:span><text:span text:style-name="KrymUkr"> – ****** (</text:span><text:span text:style-name="KrymRusAux">*. </text:span><text:span text:style-name="KrymUkr">*******</text:span><text:span text:style-name="KrymRusItalic"> * </text:span><text:span text:style-name="KrymUkr">********) (</text:span><text:span text:style-name="KrymRusAux">* ***. ***. ****. *** ****, *.</text:span><text:span text:style-name="KrymUkr">). [****** *********]. </text:span><text:span text:style-name="KrymRusBold">******* </text:span><text:span text:style-name="KrymRusItalic">***, *****</text:span><text:span text:style-name="KrymUkr"> – ********* ***, ******, ********* *****. </text:span><text:span text:style-name="KrymRusBold">*******</text:span><text:span text:style-name="KrymRusItalic"> * *********</text:span><text:span text:style-name="KrymUkr"> – ******’****.</text:span></text:p>
      <text:p text:style-name="KrymPar"><text:span text:style-name="KrymRusBold">************</text:span><text:span text:style-name="KrymUkr"> – ***********(*)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</text:span><text:span text:style-name="KrymUkr"> – ****** ******.</text:span></text:p>
      <text:p text:style-name="KrymPar"><text:span text:style-name="KrymRusBold">****</text:span><text:span text:style-name="KrymUkr"> – **** (</text:span><text:span text:style-name="KrymRusAux">*. </text:span><text:span text:style-name="KrymUkr">******). </text:span><text:span text:style-name="KrymRusItalic">***** </text:span><text:span text:style-name="KrymRusBold">****</text:span><text:span text:style-name="KrymRusItalic"> ** **** ******* ****</text:span><text:span text:style-name="KrymUkr"> – ***** ****. </text:span><text:span text:style-name="KrymRusItalic">********** **** </text:span><text:span text:style-name="KrymRusBold">*******</text:span><text:span text:style-name="KrymUkr"> – ****** (</text:span><text:span text:style-name="KrymRusAux">*. </text:span><text:span text:style-name="KrymUkr">*******). </text:span><text:span text:style-name="KrymRusItalic">******** *** ******** </text:span><text:span text:style-name="KrymRusBold">******</text:span><text:span text:style-name="KrymUkr"> – ********. </text:span><text:span text:style-name="KrymRusBold">********** </text:span><text:span text:style-name="KrymRusItalic">*****</text:span><text:span text:style-name="KrymUkr"> – ********. </text:span><text:span text:style-name="KrymRusItalic">******** </text:span><text:span text:style-name="KrymRusBold">*******</text:span><text:span text:style-name="KrymUkr"> – *************. </text:span><text:span text:style-name="KrymRusItalic">***** </text:span><text:span text:style-name="KrymRusBold">****</text:span><text:span text:style-name="KrymUkr"> – *** (</text:span><text:span text:style-name="KrymRusAux">*. </text:span><text:span text:style-name="KrymUkr">*****). </text:span><text:span text:style-name="KrymRusItalic">****** </text:span><text:span text:style-name="KrymRusBold">****</text:span><text:span text:style-name="KrymUkr"> – ********* ****, ********.</text:span></text:p>
      <text:p text:style-name="KrymPar"><text:span text:style-name="KrymRusBold">**********, -*****</text:span><text:span text:style-name="KrymUkr"> – ********, ********, *********, *********.</text:span></text:p>
      <text:p text:style-name="KrymPar"><text:span text:style-name="KrymRusBold">************,</text:span><text:span text:style-name="KrymRusItalic"> **. </text:span><text:span text:style-name="KrymRusBold">***********.</text:span></text:p>
      <text:p text:style-name="KrymPar"><text:span text:style-name="KrymRusBold">************</text:span><text:span text:style-name="KrymUkr"> – ******, ******, ******. [******** *******: ***!.. ** ***!*]; (</text:span><text:span text:style-name="KrymRusItalic">*******, ****</text:span><text:span text:style-name="KrymUkr">) *******, *******, *******. [******* ******** ******** ** ***** (*****.)]; (</text:span><text:span text:style-name="KrymRusItalic">******, *****</text:span><text:span text:style-name="KrymUkr">) ******, *******.</text:span></text:p>
      <text:p text:style-name="KrymPar"><text:span text:style-name="KrymRusBold">****************</text:span><text:span text:style-name="KrymUkr"> – *************, *********. </text:span><text:span text:style-name="KrymRusBold">**************** </text:span><text:span text:style-name="KrymRusItalic">****</text:span><text:span text:style-name="KrymUkr"> – **** *******.</text:span></text:p>
      <text:p text:style-name="KrymPar"><text:span text:style-name="KrymRusBold">***********, ************</text:span><text:span text:style-name="KrymUkr"> – ************ (**********), ***********, ************, *********** (*********), *******, ******** (*********), ***********, **********, ***********, **********, ***********, **********, **********, ***********, *********, (</text:span><text:span text:style-name="KrymRusItalic">*******</text:span><text:span text:style-name="KrymUkr">) *******, *********. [****** *********** *****: **** ********* ********* (*. ***.). ** ******** *********** – ******** *********** (****.). ** *********: *******!*]. </text:span><text:span text:style-name="KrymRusItalic">********** * **** * </text:span><text:span text:style-name="KrymRusBold">*************</text:span><text:span text:style-name="KrymUkr"> – ********** (************), *********** ** ***** (** *****). [******** ** ** ******* ***** – ******** *********** (***.)].</text:span></text:p>
      <text:p text:style-name="KrymPar"><text:span text:style-name="KrymRusBold">*************</text:span><text:span text:style-name="KrymUkr"> – *************, *************.</text:span></text:p>
      <text:p text:style-name="KrymPar"><text:span text:style-name="KrymRusBold">**************</text:span><text:span text:style-name="KrymUkr"> – **************, ******** ** ******** *** ******** ******.</text:span></text:p>
      <text:p text:style-name="KrymPar"><text:span text:style-name="KrymRusBold">***********</text:span><text:span text:style-name="KrymUkr"> – ****** (******) ******, *************, *************.</text:span></text:p>
      <text:p text:style-name="KrymPar"><text:span text:style-name="KrymRusBold">*********</text:span><text:span text:style-name="KrymUkr"> – ************, *********, **********.</text:span></text:p>
      <text:p text:style-name="KrymPar"><text:span text:style-name="KrymRusBold">***************</text:span><text:span text:style-name="KrymUkr"> – ***************, *****************, ***** ** ************* (**********, ***********), ********** *******.</text:span></text:p>
      <text:p text:style-name="KrymPar"><text:span text:style-name="KrymRusBold">***********</text:span><text:span text:style-name="KrymUkr"> – ***********, ***********, ***********.</text:span></text:p>
      <text:p text:style-name="KrymPar"><text:span text:style-name="KrymRusBold">***********</text:span><text:span text:style-name="KrymUkr"> – *********, ********.</text:span></text:p>
      <text:p text:style-name="KrymPar"><text:span text:style-name="KrymRusBold">**********</text:span><text:span text:style-name="KrymUkr"> – ********** (****** ********* ** ******** ******* * *****-********).</text:span></text:p>
      <text:p text:style-name="KrymPar"><text:span text:style-name="KrymRusBold">**********</text:span><text:span text:style-name="KrymUkr">, </text:span><text:span text:style-name="KrymRusAux">***. </text:span><text:span text:style-name="KrymLat">******</text:span><text:span text:style-name="KrymUkr"> – *********.</text:span></text:p>
      <text:p text:style-name="KrymPar"><text:span text:style-name="KrymRusBold">*********</text:span><text:span text:style-name="KrymUkr"> – **********. [******** *********]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***</text:span><text:span text:style-name="KrymUkr"> – ********** ****-****. * ******, *******. [** ******* ********** *******, *******].</text:span></text:p>
      <text:p text:style-name="KrymPar"><text:span text:style-name="KrymRusBold">**************</text:span><text:span text:style-name="KrymUkr"> – ***********, ******* (*********) ** ******.</text:span></text:p>
      <text:p text:style-name="KrymPar"><text:span text:style-name="KrymRusBold">***********, ************</text:span><text:span text:style-name="KrymUkr"> – ***********, ************, ********, ****** (********), **********(**), ******** (**********). [******** *********, *********** ********** *** (*. ****.). *********** ***** * ***** (******)]. </text:span><text:span text:style-name="KrymRusBold">***********</text:span><text:span text:style-name="KrymUkr"> – ***********.</text:span></text:p>
      <text:p text:style-name="KrymPar"><text:span text:style-name="KrymRusBold">**********</text:span><text:span text:style-name="KrymUkr"> – ************ (******** **** ********** ****).</text:span></text:p>
      <text:p text:style-name="KrymPar"><text:span text:style-name="KrymRusBold">************</text:span><text:span text:style-name="KrymUkr"> – 1) (</text:span><text:span text:style-name="KrymRusItalic">** *******</text:span><text:span text:style-name="KrymUkr">) ************, ************. [***** ************ ************]; 2) (</text:span><text:span text:style-name="KrymRusItalic">**** ******</text:span><text:span text:style-name="KrymUkr">) *******, (</text:span><text:span text:style-name="KrymRusAux">******.</text:span><text:span text:style-name="KrymUkr">) *******[*]****, *******[*]***. </text:span><text:span text:style-name="KrymRusItalic">******* </text:span><text:span text:style-name="KrymRusBold">************</text:span><text:span text:style-name="KrymUkr"> – ********** (</text:span><text:span text:style-name="KrymRusAux">*. </text:span><text:span text:style-name="KrymUkr">**********), ****** *******. </text:span><text:span text:style-name="KrymRusItalic">******* </text:span><text:span text:style-name="KrymRusBold">************</text:span><text:span text:style-name="KrymUkr"> – ******* *******. </text:span><text:span text:style-name="KrymRusItalic">****** </text:span><text:span text:style-name="KrymRusBold">************</text:span><text:span text:style-name="KrymUkr"> – ********* *******, ****** *******. </text:span><text:span text:style-name="KrymRusItalic">* </text:span><text:span text:style-name="KrymRusBold">************</text:span><text:span text:style-name="KrymUkr"> – * *******, ********. [******** ** ******* ***** (*. ****.)]. </text:span><text:span text:style-name="KrymRusItalic">* **** </text:span><text:span text:style-name="KrymRusBold">************</text:span><text:span text:style-name="KrymUkr"> – ********* (******) *******. </text:span><text:span text:style-name="KrymRusItalic">****** </text:span><text:span text:style-name="KrymRusBold">************</text:span><text:span text:style-name="KrymUkr"> – **-*******. </text:span><text:span text:style-name="KrymRusItalic">****** </text:span><text:span text:style-name="KrymRusBold">************ </text:span><text:span text:style-name="KrymRusItalic">********</text:span><text:span text:style-name="KrymUkr"> – ************. [************ ****** ** ********** </text:span><text:soft-page-break/><text:span text:style-name="KrymUkr">(****.)].</text:span></text:p>
      <text:p text:style-name="KrymPar"><text:span text:style-name="KrymRusBold">*************, -****</text:span><text:span text:style-name="KrymUkr"> – *************, -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**</text:span><text:span text:style-name="KrymUkr"> – 1) **********, ***********. [********* ******. *********** ****]; 2) (</text:span><text:span text:style-name="KrymRusItalic">***************</text:span><text:span text:style-name="KrymUkr">) – ***********. [**** *** *** ********* ****** *********** ****** ********** (*****)]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, ***********</text:span><text:span text:style-name="KrymUkr"> – ***********, ***********, ***********, **********, *********, ********.</text:span></text:p>
      <text:p text:style-name="KrymPar"><text:span text:style-name="KrymRusBold">************</text:span><text:span text:style-name="KrymUkr"> – ************, ************, **********. [************ ****** * ******* ********** ******].</text:span></text:p>
      <text:p text:style-name="KrymPar"><text:span text:style-name="KrymRusBold">************</text:span><text:span text:style-name="KrymUkr"> (</text:span><text:span text:style-name="KrymRusAux">********</text:span><text:span text:style-name="KrymUkr">) – ************; (</text:span><text:span text:style-name="KrymRusAux">*********</text:span><text:span text:style-name="KrymUkr">) **********, ************, ***********.</text:span></text:p>
      <text:p text:style-name="KrymPar"><text:span text:style-name="KrymRusBold">*************</text:span><text:span text:style-name="KrymUkr"> – **********, *********** ********, *********** ********.</text:span></text:p>
      <text:p text:style-name="KrymPar"><text:span text:style-name="KrymRusBold">**********</text:span><text:span text:style-name="KrymUkr"> – *****, **** (******).</text:span></text:p>
      <text:p text:style-name="KrymPar"><text:span text:style-name="KrymRusBold">***********, ***********</text:span><text:span text:style-name="KrymUkr"> – *********, ***********, *********, ************, ********* (********).</text:span></text:p>
      <text:p text:style-name="KrymPar"><text:span text:style-name="KrymRusBold">*************, *************</text:span><text:span text:style-name="KrymUkr"> – ***********, ***********, **************, *********** ********, (******** *************) ** ****, ****** (********) *************.</text:span></text:p>
      <text:p text:style-name="KrymPar"><text:span text:style-name="KrymRusBold">***********</text:span><text:span text:style-name="KrymUkr"> – ********, ********. [******* ******* *** ********].</text:span></text:p>
      <text:p text:style-name="KrymPar"><text:span text:style-name="KrymRusBold">************, **********, **********</text:span><text:span text:style-name="KrymUkr"> – *******, *******, ******* (******), *********.</text:span></text:p>
      <text:p text:style-name="KrymPar"><text:span text:style-name="KrymRusBold">***********</text:span><text:span text:style-name="KrymUkr"> – 1) ***********, **********. [********** ***** ********** * ******** *******]. </text:span><text:span text:style-name="KrymRusItalic">******** </text:span><text:span text:style-name="KrymRusBold">***********</text:span><text:span text:style-name="KrymUkr">, </text:span><text:span text:style-name="KrymRusItalic">****</text:span><text:span text:style-name="KrymUkr"> – *******, *********, **********, ******. </text:span><text:span text:style-name="KrymRusBold">*********** </text:span><text:span text:style-name="KrymRusItalic">******* ******* ****</text:span><text:span text:style-name="KrymUkr"> – *******, *********; 2) </text:span><text:span text:style-name="KrymRusBold">*********** </text:span><text:span text:style-name="KrymRusItalic">* *****</text:span><text:span text:style-name="KrymUkr"> – **********, ***’******** ***.</text:span></text:p>
      <text:p text:style-name="KrymPar"><text:span text:style-name="KrymRusBold">************</text:span><text:span text:style-name="KrymUkr"> – **********, ***********. [********* ****].</text:span></text:p>
      <text:p text:style-name="KrymPar"><text:span text:style-name="KrymRusBold">***************</text:span><text:span text:style-name="KrymUkr"> – **********. [********* ************ (*********). ********* ********]. </text:span><text:span text:style-name="KrymRusBold">*************** </text:span><text:span text:style-name="KrymRusItalic">***** ** ***** ** *****, ****</text:span><text:span text:style-name="KrymUkr"> – ******.</text:span></text:p>
      <text:p text:style-name="KrymPar"><text:span text:style-name="KrymRusBold">*************</text:span><text:span text:style-name="KrymUkr"> – ************ (</text:span><text:span text:style-name="KrymRusAux">*. </text:span><text:span text:style-name="KrymUkr">-*****).</text:span></text:p>
      <text:p text:style-name="KrymPar"><text:span text:style-name="KrymRusBold">**********, **********</text:span><text:span text:style-name="KrymUkr"> – ***********, *********, ************, **********. [********* ***** *******]. </text:span><text:span text:style-name="KrymRusBold">********** </text:span><text:span text:style-name="KrymRusItalic">****</text:span><text:span text:style-name="KrymUkr"> – ***’*********, ***’*******, ************, **********, ***********, ********* (*****).</text:span></text:p>
      <text:p text:style-name="KrymPar"><text:span text:style-name="KrymRusBold">************, ************</text:span><text:span text:style-name="KrymUkr"> – *************, ***********, **************, ************, **********, **(*)*******. [******** ******* *********** (****.). ****** *********** – </text:span><text:span text:style-name="KrymRusItalic">***** ***********</text:span><text:span text:style-name="KrymUkr">]; (</text:span><text:span text:style-name="KrymRusItalic">* ******, *****</text:span><text:span text:style-name="KrymUkr">) *********, *************, ***********, ***’***********, ***’*********, **************, ************. [**** *********. ****** *******, ****** ********* *****! (*******)].</text:span></text:p>
      <text:p text:style-name="KrymPar"><text:span text:style-name="KrymRusBold">**********, **********</text:span><text:span text:style-name="KrymUkr"> – *********** (**********) *********** (********) ******, **********, *********, ********, ********, ******** (******), ****** (</text:span><text:span text:style-name="KrymRusAux">*****. *.</text:span><text:span text:style-name="KrymUkr">). [****** * ***** ******** ******* (**.). ******** ******** ******* (*. ***.). ********, ** ***** ***** ******** ****** ******** (***.)].</text:span></text:p>
      <text:p text:style-name="KrymPar"><text:span text:style-name="KrymRusBold">***********</text:span><text:span text:style-name="KrymUkr"> – ************ [************ ********* ******** (***.)], *************, ********* *****, ***********, ************** (********).</text:span></text:p>
      <text:p text:style-name="KrymPar"><text:span text:style-name="KrymRusBold">************</text:span><text:span text:style-name="KrymUkr"> – ********</text:span><text:span text:style-name="KrymRusItalic"> * </text:span><text:span text:style-name="KrymUkr">**********, ******** *****, *******-********. [* – ******** ****** ******].</text:span></text:p>
      <text:p text:style-name="KrymPar"><text:span text:style-name="KrymRusBold">**********, ********</text:span><text:span text:style-name="KrymUkr"> – ***********, *********, ************, **********, ******** *****, **.</text:span></text:p>
      <text:p text:style-name="KrymPar"><text:span text:style-name="KrymRusBold">*********</text:span><text:span text:style-name="KrymUkr"> – **********, ***********, *********** ******** (* *******).</text:span></text:p>
      <text:p text:style-name="KrymPar"><text:span text:style-name="KrymRusBold">***********</text:span><text:span text:style-name="KrymUkr"> – ************, </text:span><text:span text:style-name="KrymRusAux">***.</text:span><text:span text:style-name="KrymUkr"> ***********. [******** ***********]; (</text:span><text:span text:style-name="KrymRusItalic">*************</text:span><text:span text:style-name="KrymUkr">) **********, ***********; (</text:span><text:span text:style-name="KrymRusItalic">***********</text:span><text:span text:style-name="KrymUkr">) ************, **********, *********, ********, ********, ***. [****** *** *********** ******. **** ****** *****, ****** ********. ********, **** *******, ** ***** </text:span><text:soft-page-break/><text:span text:style-name="KrymUkr">***********, ** ***** ********* (***.)]. </text:span><text:span text:style-name="KrymRusItalic">******** </text:span><text:span text:style-name="KrymRusBold">***********</text:span><text:span text:style-name="KrymUkr"> – ******** ***********.</text:span></text:p>
      <text:p text:style-name="KrymPar"><text:span text:style-name="KrymRusBold">************</text:span><text:span text:style-name="KrymUkr"> – ************, ***********, ************* (</text:span><text:span text:style-name="KrymRusAux">*. </text:span><text:span text:style-name="KrymUkr">-***).</text:span></text:p>
      <text:p text:style-name="KrymPar"><text:span text:style-name="KrymRusBold">*************</text:span><text:span text:style-name="KrymUkr"> – ***********, **********, **********, ************.</text:span></text:p>
      <text:p text:style-name="KrymPar"><text:span text:style-name="KrymRusBold">*****************</text:span><text:span text:style-name="KrymUkr"> – *************, *********** (</text:span><text:span text:style-name="KrymRusAux">***. **.</text:span><text:span text:style-name="KrymUkr">). [********* ***** ******* ***********].</text:span></text:p>
      <text:p text:style-name="KrymPar"><text:span text:style-name="KrymRusBold">************</text:span><text:span text:style-name="KrymUkr"> – **********, ************, (</text:span><text:span text:style-name="KrymRusItalic">***********</text:span><text:span text:style-name="KrymUkr">) *********, (</text:span><text:span text:style-name="KrymRusItalic">* ********* ****</text:span><text:span text:style-name="KrymUkr">) **********, (</text:span><text:span text:style-name="KrymRusItalic">****************</text:span><text:span text:style-name="KrymUkr">) ****** **********, **********. [* ** *** ********* (***.-***.)].</text:span></text:p>
      <text:p text:style-name="KrymPar"><text:span text:style-name="KrymRusBold">************, -****</text:span><text:span text:style-name="KrymUkr"> – ***********, -****.</text:span></text:p>
      <text:p text:style-name="KrymPar"><text:span text:style-name="KrymRusBold">***************</text:span><text:span text:style-name="KrymUkr"> – *********, ************, (</text:span><text:span text:style-name="KrymRusAux">*****</text:span><text:span text:style-name="KrymUkr">) ***********. </text:span><text:span text:style-name="KrymRusBold">**************</text:span><text:span text:style-name="KrymRusItalic">-************** *********</text:span><text:span text:style-name="KrymUkr"> – ********-********** *******, ******** *** ********** ** ********.</text:span></text:p>
      <text:p text:style-name="KrymPar"><text:span text:style-name="KrymRusBold">************, **********</text:span><text:span text:style-name="KrymUkr"> – *********** (</text:span><text:span text:style-name="KrymRusItalic">* </text:span><text:span text:style-name="KrymUkr">*******), *********, (</text:span><text:span text:style-name="KrymRusItalic">************</text:span><text:span text:style-name="KrymUkr">) *************, ***********, *********, **********, ********, *********, (</text:span><text:span text:style-name="KrymRusItalic">*******</text:span><text:span text:style-name="KrymUkr">) ***********, *********, (</text:span><text:span text:style-name="KrymRusAux">******</text:span><text:span text:style-name="KrymUkr">) *********, ********, **********, *********, **********; (</text:span><text:span text:style-name="KrymRusItalic">* ********* ****</text:span><text:span text:style-name="KrymUkr">) *******, ******, **********, </text:span><text:span text:style-name="KrymRusAux">***.</text:span><text:span text:style-name="KrymUkr"> ********, (</text:span><text:span text:style-name="KrymRusAux">******</text:span><text:span text:style-name="KrymUkr">) ***********; (</text:span><text:span text:style-name="KrymRusItalic">********* ***** ** ****, ******* ***-******</text:span><text:span text:style-name="KrymUkr">) *********, ******** ** ******, ** *******, *********** ** *******. [******* ******** *******. ****** *****, ******** (****.). ****** – ** ******-******* *********** (***.) (= </text:span><text:span text:style-name="KrymRusItalic">* *****</text:span><text:span text:style-name="KrymUkr"> – </text:span><text:span text:style-name="KrymRusItalic">*****-******* ***********</text:span><text:span text:style-name="KrymUkr">). ********* ***** *******-*******. ******** ***** ******, ******. ****** ****** ***, ******** ***** ****** (*******.). * *********** ********** ***** ****** (*. ****.). ****** * ***** ********* ** ************** (*. ***.). ***** ****** *********** *******. *-* ****** * *** ********** (******)].</text:span></text:p>
      <text:p text:style-name="KrymPar"><text:span text:style-name="KrymRusBold">**************, ************</text:span><text:span text:style-name="KrymUkr"> – *************, ***********, *************, *********** </text:span><text:span text:style-name="KrymRusItalic">* *. *.</text:span><text:span text:style-name="KrymUkr"> (</text:span><text:span text:style-name="KrymRusItalic">**. </text:span><text:span text:style-name="KrymRusBold">**********</text:span><text:span text:style-name="KrymUkr">). [******-** ******** * *********** ** ****** ****** ***** ***** (*****.). * ********-*********** * ****** ******** (****.)].</text:span></text:p>
      <text:p text:style-name="KrymPar"><text:span text:style-name="KrymRusBold">**************</text:span><text:span text:style-name="KrymUkr"> – **********, **********, ************; (</text:span><text:span text:style-name="KrymRusItalic">*******</text:span><text:span text:style-name="KrymUkr">) ************.</text:span></text:p>
      <text:p text:style-name="KrymPar"><text:span text:style-name="KrymRusBold">*****************</text:span><text:span text:style-name="KrymUkr"> – ************ (</text:span><text:span text:style-name="KrymRusItalic">*.</text:span><text:span text:style-name="KrymUkr"> -*****), ************.</text:span></text:p>
      <text:p text:style-name="KrymPar"><text:span text:style-name="KrymRusBold">***************</text:span><text:span text:style-name="KrymUkr"> – **********, ***********, *********** (</text:span><text:span text:style-name="KrymRusAux">****.</text:span><text:span text:style-name="KrymUkr"> ***********), ************, ************.</text:span></text:p>
      <text:p text:style-name="KrymPar"><text:span text:style-name="KrymRusBold">*************,</text:span><text:span text:style-name="KrymRusItalic"> **. </text:span><text:span text:style-name="KrymRusBold">***************.</text:span></text:p>
      <text:p text:style-name="KrymPar"><text:span text:style-name="KrymRusBold">*************,</text:span><text:span text:style-name="KrymRusItalic"> **. </text:span><text:span text:style-name="KrymRusBold">*************.</text:span></text:p>
      <text:p text:style-name="KrymPar"><text:span text:style-name="KrymRusBold">*****************</text:span><text:span text:style-name="KrymUkr"> – ************ (</text:span><text:span text:style-name="KrymRusAux">*. </text:span><text:span text:style-name="KrymUkr">-*****), (</text:span><text:span text:style-name="KrymRusItalic">******</text:span><text:span text:style-name="KrymUkr">) ************ (</text:span><text:span text:style-name="KrymRusAux">*. </text:span><text:span text:style-name="KrymUkr">-*****), ***************** (</text:span><text:span text:style-name="KrymRusAux">*. </text:span><text:span text:style-name="KrymUkr">-*****), *********, ********** ** ********.</text:span></text:p>
      <text:p text:style-name="KrymPar"><text:span text:style-name="KrymRusBold">***************</text:span><text:span text:style-name="KrymUkr"> (</text:span><text:span text:style-name="KrymRusItalic">*****</text:span><text:span text:style-name="KrymUkr">) – **********, ***************, ************, *******, ******** ** ********. [****** ******* ** ******** (******). *******, ** ****** (*****)].</text:span></text:p>
      <text:p text:style-name="KrymPar"><text:span text:style-name="KrymRusBold">*************, *************</text:span><text:span text:style-name="KrymUkr"> – *********** (*********), *********, ************ (**********), **********, *************, ***********. [********* ****** ********* ********** (***.). ******* *********** * ***** ********** ******** (*****.)]. </text:span><text:span text:style-name="KrymRusBold">************* </text:span><text:span text:style-name="KrymRusItalic">**** *********** * ****-*. </text:span><text:span text:style-name="KrymUkr">(</text:span><text:span text:style-name="KrymRusAux">*** ******: * ****-*.</text:span><text:span text:style-name="KrymUkr">) – *********** ***** ** *****. [************ ***** – ******** ** ****** ****** ********* (***.)].</text:span></text:p>
      <text:p text:style-name="KrymPar"><text:span text:style-name="KrymRusBold">***************, ***************</text:span><text:span text:style-name="KrymUkr"> – *************, ***********, **************, ************, **********, **(*)*******, ***************, *************, ***********; (</text:span><text:span text:style-name="KrymRusItalic">**********</text:span><text:span text:style-name="KrymUkr">) ************, ***********, **********, *********; (</text:span><text:span text:style-name="KrymRusAux">****** *********</text:span><text:span text:style-name="KrymUkr">) ***’***********, ***’*********. [******* ************** ** *****, ******’*** ******* *********** (*. ***.). ****** *********** * ******* *******. ************* * ************ (****.). ****** ******* ********* *******. ******* ***’******. ******** *****, ******* ***’*********: *******-* ******* (**. *.)].</text:span></text:p>
      <text:p text:style-name="KrymPar"><text:span text:style-name="KrymRusBold">*****************</text:span><text:span text:style-name="KrymUkr"> (</text:span><text:span text:style-name="KrymRusItalic">*****</text:span><text:span text:style-name="KrymUkr">) – </text:span><text:span text:style-name="KrymRusItalic">**. </text:span><text:span text:style-name="KrymRusBold">***************.</text:span></text:p>
      <text:p text:style-name="KrymPar"><text:span text:style-name="KrymRusBold">************</text:span><text:span text:style-name="KrymUkr"> – ************, **************, </text:span><text:span text:style-name="KrymRusAux">***.</text:span><text:span text:style-name="KrymUkr"> ************, *************, ***********, *************, ***********.</text:span><text:span text:style-name="KrymRusItalic"> ***. </text:span><text:span text:style-name="KrymRusBold">***********.</text:span></text:p>
      <text:p text:style-name="KrymPar"><text:span text:style-name="KrymRusBold">***********, ***********</text:span><text:span text:style-name="KrymUkr"> – 1) (</text:span><text:span text:style-name="KrymRusItalic">********* ********** ****-*.</text:span><text:span text:style-name="KrymUkr">) ***********, *************, </text:span><text:span text:style-name="KrymRusAux">***.</text:span><text:span text:style-name="KrymUkr"> ***********. [** ******* ****** *******: *********’* ******** ********* ** ********** (*. ****)]; </text:span><text:soft-page-break/><text:span text:style-name="KrymUkr">2) (</text:span><text:span text:style-name="KrymRusItalic">*********</text:span><text:span text:style-name="KrymUkr">) **********, ************, ***********, **********, ************, **********. [****** ********* ** ******** ***** *********].</text:span></text:p>
      <text:p text:style-name="KrymPar"><text:span text:style-name="KrymRusBold">*************, *************</text:span><text:span text:style-name="KrymUkr"> – 1) *************, ***************, *************. [****, ****** ******* * ********* ***********, ************** *** ********, ********* (***.)]; 2) ************, **************, *************, ************, **************, *************.</text:span></text:p>
      <text:p text:style-name="KrymPar"><text:span text:style-name="KrymRusBold">****************</text:span><text:span text:style-name="KrymUkr"> – **************** ***, * *****, *************** ***, * *****, ************(**) * *****, (</text:span><text:span text:style-name="KrymRusAux">***.</text:span><text:span text:style-name="KrymUkr">) ************** ***; (</text:span><text:span text:style-name="KrymRusItalic">************</text:span><text:span text:style-name="KrymUkr">) ************ ****, ************, *************, (*)******* ****, (</text:span><text:span text:style-name="KrymRusAux">***.</text:span><text:span text:style-name="KrymUkr">) ***********. [******* ****** *************** * ****** ******* (**.). *********** ******* = </text:span><text:span text:style-name="KrymRusBold">***************</text:span><text:span text:style-name="KrymRusItalic"> ******* *******.</text:span><text:span text:style-name="KrymUkr"> ********* ** ********* **** ***** * ** ******** ** ****** ***** (****.). ************** *********** (**********). ******* ****** ****** (****.). *** ***** ******* (********) **** ******].</text:span></text:p>
      <text:p text:style-name="KrymPar"><text:span text:style-name="KrymRusBold">************* </text:span><text:span text:style-name="KrymRusItalic">* ***</text:span><text:span text:style-name="KrymUkr"> – *******, ***********, *************, *******, ***********, *******, *********, *********, ****’*** (</text:span><text:span text:style-name="KrymRusAux">*. </text:span><text:span text:style-name="KrymUkr">-**), ****’**** *** *****, *** **, ** *****, ** **. [* ***** ********* ******* *** ******* ****. ** ********* ***** ********** ******** ********? (****.). *** ****** – ** ******, ** ******** (*****.). ********* ***** ****** (*******.). *********** *** ****’**** *********]. </text:span><text:span text:style-name="KrymRusItalic">* </text:span><text:span text:style-name="KrymRusBold">*************</text:span><text:span text:style-name="KrymUkr"> (</text:span><text:span text:style-name="KrymRusItalic">** ****** * ***</text:span><text:span text:style-name="KrymUkr">) – ** ****’****, ** *******(**), ** *********, ** ***’*******, ** *********.</text:span><text:span text:style-name="KrymRusItalic"> ******* ****** </text:span><text:span text:style-name="KrymRusBold">*************</text:span><text:span text:style-name="KrymRusItalic"> * ***</text:span><text:span text:style-name="KrymUkr"> – **** ****** ** *** (****.). </text:span><text:span text:style-name="KrymRusItalic">*** ***** </text:span><text:span text:style-name="KrymRusBold">*************</text:span><text:span text:style-name="KrymRusItalic"> * ***, * ***</text:span><text:span text:style-name="KrymUkr"> – ** ***** ******* *** *****, *** **.</text:span></text:p>
      <text:p text:style-name="KrymPar"><text:span text:style-name="KrymRusBold">************,</text:span><text:span text:style-name="KrymRusItalic"> **. </text:span><text:span text:style-name="KrymRusBold">***********.</text:span></text:p>
      <text:p text:style-name="KrymPar"><text:span text:style-name="KrymRusBold">**************,</text:span><text:span text:style-name="KrymRusItalic"> **. </text:span><text:span text:style-name="KrymRusBold">*************.</text:span></text:p>
      <text:p text:style-name="KrymPar"><text:span text:style-name="KrymRusBold">*******************</text:span><text:span text:style-name="KrymUkr"> – *********, *********. [******* ************ ** ********* ********** (*****.)].</text:span></text:p>
      <text:p text:style-name="KrymPar"><text:span text:style-name="KrymRusBold">****************</text:span><text:span text:style-name="KrymUkr"> – *********, *********.</text:span></text:p>
      <text:p text:style-name="KrymPar"><text:span text:style-name="KrymRusBold">***************</text:span><text:span text:style-name="KrymUkr"> – ********, ***********, **********, *********, ********, **********. [**, ** ***** ****** ******** = </text:span><text:span text:style-name="KrymRusItalic">**, *** ** **** </text:span><text:span text:style-name="KrymRusBold">***************</text:span><text:span text:style-name="KrymUkr">].</text:span></text:p>
      <text:p text:style-name="KrymPar"><text:span text:style-name="KrymRusBold">*************</text:span><text:span text:style-name="KrymUkr"> – ********* *****, *********** *****.</text:span></text:p>
      <text:p text:style-name="KrymPar"><text:span text:style-name="KrymRusBold">*******************</text:span><text:span text:style-name="KrymUkr"> – 1) *********, **********: 2) (</text:span><text:span text:style-name="KrymRusItalic">********</text:span><text:span text:style-name="KrymUkr">) – **************.</text:span></text:p>
      <text:p text:style-name="KrymPar"><text:span text:style-name="KrymRusBold">******************</text:span><text:span text:style-name="KrymUkr"> – *********, ***********, ************, *********, ****** ** **********, ****** ** *******, ****** ** *********, ****** ** ********* *******, *******. [** *** ********* *******? ***** ******** ****** *********? (</text:span><text:span text:style-name="KrymRusAux">*****.</text:span><text:span text:style-name="KrymUkr">). ***** * ***** ** *******]; (</text:span><text:span text:style-name="KrymRusItalic">**********</text:span><text:span text:style-name="KrymUkr">) ***********, **********. [* ** ** ****** **********, ** ******, *** ** ***** ****** ** ****** ***** (******). ******** ***** *** * *****, ****** ** ********, ** ** *** (***’**. *.)].</text:span></text:p>
      <text:p text:style-name="KrymPar"><text:span text:style-name="KrymRusBold">****************</text:span><text:span text:style-name="KrymUkr"> – ***********.</text:span></text:p>
      <text:p text:style-name="KrymPar"><text:span text:style-name="KrymRusBold">***********, ***********</text:span><text:span text:style-name="KrymUkr"> – *********** (*************, *********), *********** (**********), ***********, *********. [******, ** ********** ******** *****. ****** ****** **** ******* ******* (*****.)]; (</text:span><text:span text:style-name="KrymRusAux">*******.</text:span><text:span text:style-name="KrymUkr">) ******** (********), (</text:span><text:span text:style-name="KrymRusAux">******</text:span><text:span text:style-name="KrymUkr">) **********. [****** ***** ** ********: ****, ***** ****** (********.)].</text:span></text:p>
      <text:p text:style-name="KrymPar"><text:span text:style-name="KrymRusBold">*************, *************</text:span><text:span text:style-name="KrymUkr"> – *************. </text:span><text:span text:style-name="KrymRusBold">*************, ***********</text:span><text:span text:style-name="KrymUkr"> – **************, ***********, ** *******, *********. [** ******* ****** *******].</text:span></text:p>
      <text:p text:style-name="KrymPar"><text:span text:style-name="KrymRusBold">************</text:span><text:span text:style-name="KrymUkr"> – *********, ******. [********* ************* ******].</text:span></text:p>
      <text:p text:style-name="KrymPar"><text:span text:style-name="KrymRusBold">*************</text:span><text:span text:style-name="KrymUkr"> – ************, **********.</text:span></text:p>
      <text:p text:style-name="KrymPar"><text:span text:style-name="KrymRusBold">************</text:span><text:span text:style-name="KrymUkr"> – 1) (</text:span><text:span text:style-name="KrymRusItalic">******. ****</text:span><text:span text:style-name="KrymUkr">) ********* *******, *** (</text:span><text:span text:style-name="KrymRusItalic">**. </text:span><text:span text:style-name="KrymRusBold">***</text:span><text:span text:style-name="KrymUkr">), </text:span><text:span text:style-name="KrymRusAux">**.</text:span><text:span text:style-name="KrymUkr"> *******, *******, ********, *******. </text:span><text:span text:style-name="KrymRusItalic">**** </text:span><text:span text:style-name="KrymRusBold">-***</text:span><text:span text:style-name="KrymUkr"> – *********; 2) (</text:span><text:span text:style-name="KrymRusItalic">********</text:span><text:span text:style-name="KrymUkr">) **********.</text:span></text:p>
      <text:p text:style-name="KrymPar"><text:span text:style-name="KrymRusBold">*************</text:span><text:span text:style-name="KrymUkr"> – 1) (</text:span><text:span text:style-name="KrymRusItalic">******. ****</text:span><text:span text:style-name="KrymUkr">) ******** *****, ***** (</text:span><text:span text:style-name="KrymRusItalic">**. </text:span><text:span text:style-name="KrymRusBold">*****</text:span><text:span text:style-name="KrymUkr">); 2) (</text:span><text:span text:style-name="KrymRusItalic">************ *** *****</text:span><text:span text:style-name="KrymUkr">) *****-*******, *****-**********, *****; 3) (</text:span><text:span text:style-name="KrymRusItalic">*********</text:span><text:span text:style-name="KrymUkr">) ***********.</text:span></text:p>
      <text:p text:style-name="KrymPar"><text:span text:style-name="KrymRusBold">************</text:span><text:span text:style-name="KrymUkr"> – 1) </text:span><text:span text:style-name="KrymRusBold">-**** </text:span><text:span text:style-name="KrymRusItalic">****</text:span><text:span text:style-name="KrymUkr">, </text:span><text:span text:style-name="KrymRusBold">-**** </text:span><text:span text:style-name="KrymRusItalic">****, **. </text:span><text:span text:style-name="KrymRusBold">************, *************</text:span><text:span text:style-name="KrymUkr">; 2) </text:span><text:span text:style-name="KrymRusBold">-**** </text:span><text:span text:style-name="KrymRusItalic">***</text:span><text:span text:style-name="KrymUkr">, </text:span><text:span text:style-name="KrymRusBold">-**** </text:span><text:span text:style-name="KrymRusItalic">****</text:span><text:span text:style-name="KrymUkr"> (</text:span><text:span text:style-name="KrymRusItalic">********, *********</text:span><text:span text:style-name="KrymUkr">) – *********, **********, **********, ***********.</text:span></text:p>
      <text:p text:style-name="KrymPar"><text:span text:style-name="KrymRusBold">****************</text:span><text:span text:style-name="KrymUkr"> – **************, ***************, ****[*]*********. [********** </text:span><text:soft-page-break/><text:span text:style-name="KrymUkr">**************** ** *******]; (</text:span><text:span text:style-name="KrymRusItalic">****************</text:span><text:span text:style-name="KrymUkr">) ************.</text:span></text:p>
      <text:p text:style-name="KrymPar"><text:span text:style-name="KrymRusBold">**************</text:span><text:span text:style-name="KrymUkr"> – ************, ************* ** *****</text:span><text:span text:style-name="KrymRusItalic"> * </text:span><text:span text:style-name="KrymUkr">** **, ****[*]*******, *********, ***********. [** *********** * ******** (******). ******** *******. ********** ******* ****’*** (****.)]; (</text:span><text:span text:style-name="KrymRusItalic">**************</text:span><text:span text:style-name="KrymUkr">) ********** ** **. [********** ** ****** ****** (</text:span><text:span text:style-name="KrymRusItalic">*****</text:span><text:span text:style-name="KrymUkr">)].</text:span></text:p>
      <text:p text:style-name="KrymPar"><text:span text:style-name="KrymRusBold">**************</text:span><text:span text:style-name="KrymUkr"> – ***********, **********, ************, ********* * *****.</text:span></text:p>
      <text:p text:style-name="KrymPar"><text:span text:style-name="KrymRusBold">*************, -********, -*******</text:span><text:span text:style-name="KrymUkr"> – 1) **********, **********, *********, *********, ***********, ********, ******** (*******) * *****, ************, *********. [**** ******** ********* *** ******** (*****.). *********** ******** ******* (***.). ******** ***** ** ****** = </text:span><text:span text:style-name="KrymRusBold">************* </text:span><text:span text:style-name="KrymRusItalic">**** ** *****</text:span><text:span text:style-name="KrymUkr">]; 2) </text:span><text:span text:style-name="KrymRusBold">*************, -******* </text:span><text:span text:style-name="KrymRusItalic">******* ** ******</text:span><text:span text:style-name="KrymUkr"> – ******** (**********) ** ******* *******.</text:span></text:p>
      <text:p text:style-name="KrymPar"><text:span text:style-name="KrymRusBold">***********</text:span><text:span text:style-name="KrymUkr"> – ***********, **********, </text:span><text:span text:style-name="KrymRusAux">***.</text:span><text:span text:style-name="KrymUkr"> ***********, *************, ************, </text:span><text:span text:style-name="KrymRusAux">***.</text:span><text:span text:style-name="KrymUkr"> **********. [*** ***** (*)********** ********* ****** (******)].</text:span></text:p>
      <text:p text:style-name="KrymPar"><text:span text:style-name="KrymRusBold">***********</text:span><text:span text:style-name="KrymUkr"> – ***********, **********, ***********, **********.</text:span></text:p>
      <text:p text:style-name="KrymPar"><text:span text:style-name="KrymRusBold">****************</text:span><text:span text:style-name="KrymUkr"> – **************, </text:span><text:span text:style-name="KrymRusAux">***.</text:span><text:span text:style-name="KrymUkr"> ************, ************ [************ ************ ****** – ** ******], </text:span><text:span text:style-name="KrymRusAux">* ******</text:span><text:span text:style-name="KrymUkr"> – ***********, ******** [****** ******** ************* ********], ************, ***********, ************, ********.</text:span><text:span text:style-name="KrymRusItalic"> ***. </text:span><text:span text:style-name="KrymRusBold">***************.</text:span></text:p>
      <text:p text:style-name="KrymPar"><text:span text:style-name="KrymRusBold">*****************</text:span><text:span text:style-name="KrymUkr"> – ************, ****************, </text:span><text:span text:style-name="KrymRusAux">* ******</text:span><text:span text:style-name="KrymUkr"> (</text:span><text:span text:style-name="KrymRusAux">***** *** *******</text:span><text:span text:style-name="KrymUkr">) – *********, **********, ***********, ************.</text:span><text:span text:style-name="KrymRusItalic"> ***. </text:span><text:span text:style-name="KrymRusBold">***************.</text:span></text:p>
      <text:p text:style-name="KrymPar"><text:span text:style-name="KrymRusBold">**************,</text:span><text:span text:style-name="KrymRusItalic"> **. </text:span><text:span text:style-name="KrymRusBold">***************.</text:span></text:p>
      <text:p text:style-name="KrymPar"><text:span text:style-name="KrymRusBold">****************</text:span><text:span text:style-name="KrymUkr"> – 1) **************, ***************, ***********, ************, *************, **************; 2) (</text:span><text:span text:style-name="KrymRusItalic">******* **** ****************</text:span><text:span text:style-name="KrymUkr">) ************ (*************), **************, ***********, **********.</text:span></text:p>
      <text:p text:style-name="KrymPar"><text:span text:style-name="KrymRusBold">**********************</text:span><text:span text:style-name="KrymUkr"> – *************, *************, *** ************, ***************** (</text:span><text:span text:style-name="KrymRusAux">*. </text:span><text:span text:style-name="KrymUkr">-***).</text:span></text:p>
      <text:p text:style-name="KrymPar"><text:span text:style-name="KrymRusBold">********************</text:span><text:span text:style-name="KrymUkr"> – ***********, ***********. [********** ***** ******].</text:span></text:p>
      <text:p text:style-name="KrymPar"><text:span text:style-name="KrymRusBold">***************, -**, **************, -**</text:span><text:span text:style-name="KrymUkr"> – *************, -**, ***********, -**, **************, -**, ***************, -**; </text:span><text:span text:style-name="KrymRusAux">* ******</text:span><text:span text:style-name="KrymUkr"> – ********, ******, ***********, -**, *********, -**, **********, -**, ********, -**, **********, -**, *********, -**, ***********, -**, **********, -**, **************, -**, ************, -**. [******** ****** *****, ********* ****. * ****** ********** ****** ****** ******** ******, ************ ******* (***.). ********** (*********) * ****’*** **-*. = </text:span><text:span text:style-name="KrymRusBold">*************** </text:span><text:span text:style-name="KrymRusItalic">* ******.</text:span><text:span text:style-name="KrymUkr"> *********** (**********) ******* = </text:span><text:span text:style-name="KrymRusBold">*************** </text:span><text:span text:style-name="KrymRusItalic">*******</text:span><text:span text:style-name="KrymUkr">].</text:span></text:p>
      <text:p text:style-name="KrymPar"><text:span text:style-name="KrymRusBold">****************, ***************</text:span><text:span text:style-name="KrymUkr"> – ******* (******) ******* (</text:span><text:span text:style-name="KrymRusItalic">* </text:span><text:span text:style-name="KrymUkr">*****) ****** *****, *****, **********, ********* ****** *****, *****, *****, *****, ************ (**************), ************* *****, *****, ****** *****, *****, ********** (</text:span><text:span text:style-name="KrymRusAux">****** *****.</text:span><text:span text:style-name="KrymUkr">) ****** *****, *****, (</text:span><text:span text:style-name="KrymRusAux">*********.</text:span><text:span text:style-name="KrymUkr">) **********, **********, (</text:span><text:span text:style-name="KrymRusItalic">****** *********</text:span><text:span text:style-name="KrymUkr">) *************** ****** *****, *****. [******* ******* ****** ******** ******** ***** (***.). *************** ****** ******* ***** (*. ****.)].</text:span></text:p>
      <text:p text:style-name="KrymPar"><text:span text:style-name="KrymRusBold">***********, ***********</text:span><text:span text:style-name="KrymUkr"> – **********, ********** (** ******) ** ****** *****; (</text:span><text:span text:style-name="KrymRusItalic">** ***</text:span><text:span text:style-name="KrymUkr">) ************, **********; (</text:span><text:span text:style-name="KrymRusItalic">*****</text:span><text:span text:style-name="KrymUkr">) ************ ******. [</text:span><text:span text:style-name="KrymRusItalic">** </text:span><text:span text:style-name="KrymRusBold">********** </text:span><text:span text:style-name="KrymRusItalic">*****</text:span><text:span text:style-name="KrymUkr"> = **** ***** ****** *********].</text:span></text:p>
      <text:p text:style-name="KrymPar"><text:span text:style-name="KrymRusBold">**********</text:span><text:span text:style-name="KrymUkr"> – *********, ***********, ************, **********, *********** (*******, *********); (</text:span><text:span text:style-name="KrymRusAux">*****.</text:span><text:span text:style-name="KrymUkr">) ************** (********* ** ***** = </text:span><text:span text:style-name="KrymRusItalic">********* * ****</text:span><text:span text:style-name="KrymUkr">). </text:span><text:span text:style-name="KrymRusBold">********** </text:span><text:span text:style-name="KrymRusItalic">****** ******, ************</text:span><text:span text:style-name="KrymUkr"> – *********** ** ******, ** ***********.</text:span></text:p>
      <text:p text:style-name="KrymPar"><text:span text:style-name="KrymRusBold">***********</text:span><text:span text:style-name="KrymUkr"> – ********; (</text:span><text:span text:style-name="KrymRusItalic">****** ** ********</text:span><text:span text:style-name="KrymUkr">) – ***********.</text:span></text:p>
      <text:p text:style-name="KrymPar"><text:span text:style-name="KrymRusBold">**********, *********</text:span><text:span text:style-name="KrymUkr"> – ******* (*******), ******, *********, ********, (**********) ***********, ************ ** *****; (</text:span><text:span text:style-name="KrymRusItalic">****** * *****</text:span><text:span text:style-name="KrymUkr">) **********, ********* (******) ** ********. [******** ****** ************ ****** (****.). *********** (******) ** ********** ******].</text:span></text:p>
      <text:p text:style-name="KrymPar"><text:soft-page-break/><text:span text:style-name="KrymRusBold">*********</text:span><text:span text:style-name="KrymUkr"> – ******* (********), *********, *********. [* **** ******, ** ********* ********* ****** (****.). ******** ******* ******* (****.)].</text:span></text:p>
      <text:p text:style-name="KrymPar"><text:span text:style-name="KrymRusBold">***********</text:span><text:span text:style-name="KrymUkr"> – *********, *********, ***********, *********.</text:span><text:span text:style-name="KrymRusItalic"> **. </text:span><text:span text:style-name="KrymRusBold">**********.</text:span></text:p>
      <text:p text:style-name="KrymPar"><text:span text:style-name="KrymRusBold">**************</text:span><text:span text:style-name="KrymUkr"> – ***********, *****’********, *************, *’********, *********.</text:span></text:p>
      <text:p text:style-name="KrymPar"><text:span text:style-name="KrymRusBold">***************</text:span><text:span text:style-name="KrymUkr"> – (****)***********, (****)*’********, (****)********* (***********), ******* *’*******, ******* *********** (*********).</text:span></text:p>
      <text:p text:style-name="KrymPar"><text:span text:style-name="KrymRusBold">*************, *************</text:span><text:span text:style-name="KrymUkr"> – *******, **********, ****** (*******) ******* (*’*******, *’*********), ****** (*******) ******** (********), ****** (*******) ********** (**********).</text:span></text:p>
      <text:p text:style-name="KrymPar"><text:span text:style-name="KrymRusBold">*************,</text:span><text:span text:style-name="KrymRusItalic"> **. </text:span><text:span text:style-name="KrymRusBold">************.</text:span></text:p>
      <text:p text:style-name="KrymPar"><text:span text:style-name="KrymRusBold">************</text:span><text:span text:style-name="KrymUkr"> – ************ (</text:span><text:span text:style-name="KrymRusItalic">**. </text:span><text:span text:style-name="KrymRusBold">****************</text:span><text:span text:style-name="KrymUkr">), *************.</text:span></text:p>
      <text:p text:style-name="KrymPar"><text:span text:style-name="KrymRusBold">*************</text:span><text:span text:style-name="KrymUkr"> – ************ (</text:span><text:span text:style-name="KrymRusItalic">**. </text:span><text:span text:style-name="KrymRusBold">*****************</text:span><text:span text:style-name="KrymUkr">), *************.</text:span></text:p>
      <text:p text:style-name="KrymPar"><text:span text:style-name="KrymRusBold">************, ***********,</text:span><text:span text:style-name="KrymRusItalic"> **. </text:span><text:span text:style-name="KrymRusBold">***************</text:span><text:span text:style-name="KrymUkr">; (</text:span><text:span text:style-name="KrymRusItalic">*************</text:span><text:span text:style-name="KrymUkr">) – **************, ************. [************ *********** ******, *********** ********].</text:span></text:p>
      <text:p text:style-name="KrymPar"><text:span text:style-name="KrymRusBold">***********, *********</text:span><text:span text:style-name="KrymUkr"> – 1) ***********, *********, *********, *******, ************, **********, ********, ******. [****** ***** ********** ****** ********. *** ******** ****** **** ********** ****** ******* **********. ******* ********* ** ******. ****** *********** ****** (****.)]; (</text:span><text:span text:style-name="KrymRusItalic">********* *****</text:span><text:span text:style-name="KrymUkr">) ***********; (</text:span><text:span text:style-name="KrymRusItalic">*******, ***********</text:span><text:span text:style-name="KrymUkr">) ********** ***** *****, *****, ***** (******) ********** *****, ********** ** *****. [********** ** *** ****** (*****.)]; (</text:span><text:span text:style-name="KrymRusItalic">******* * ************</text:span><text:span text:style-name="KrymUkr">) **********, **’******* (***’*******, ***********) * ***, ***** *****. [***** ** ****** ** ********** **********]; 2) (</text:span><text:span text:style-name="KrymRusItalic">*********** ** ****</text:span><text:span text:style-name="KrymUkr">) ************, ***********, **********, ******** (** *****), **********, *********; (</text:span><text:span text:style-name="KrymRusItalic">********** * ****-*.</text:span><text:span text:style-name="KrymUkr">) ********* [*********, ********! = </text:span><text:span text:style-name="KrymRusBold">********* </text:span><text:span text:style-name="KrymRusItalic">******</text:span><text:span text:style-name="KrymUkr">!], (</text:span><text:span text:style-name="KrymRusItalic">********* ** ****</text:span><text:span text:style-name="KrymUkr">) **********, ********. [******* ** **** *******]. </text:span><text:span text:style-name="KrymRusBold">***********</text:span><text:span text:style-name="KrymRusItalic"> ** ********</text:span><text:span text:style-name="KrymUkr"> – *********** (*********) * *****. [********** *********** ******]. </text:span><text:span text:style-name="KrymRusBold">***********</text:span><text:span text:style-name="KrymUkr"> – **********.</text:span></text:p>
      <text:p text:style-name="KrymPar"><text:span text:style-name="KrymRusBold">**************</text:span><text:span text:style-name="KrymUkr"> – 1) </text:span><text:span text:style-name="KrymRusItalic">**. </text:span><text:span text:style-name="KrymRusBold">****************</text:span><text:span text:style-name="KrymUkr">; 2) </text:span><text:span text:style-name="KrymRusItalic">*************, </text:span><text:span text:style-name="KrymRusBold">************** </text:span><text:span text:style-name="KrymRusItalic">* ****** ****** ** ** *****</text:span><text:span text:style-name="KrymUkr"> – ***** (**************), ************ * ****** ** ******** ******.</text:span></text:p>
      <text:p text:style-name="KrymPar"><text:span text:style-name="KrymRusBold">************, ***********</text:span><text:span text:style-name="KrymUkr"> – 1) </text:span><text:span text:style-name="KrymRusItalic">**. </text:span><text:span text:style-name="KrymRusBold">**************</text:span><text:span text:style-name="KrymUkr">; 2) (</text:span><text:span text:style-name="KrymRusAux">****.</text:span><text:span text:style-name="KrymUkr">) </text:span><text:span text:style-name="KrymRusBold">*********** </text:span><text:span text:style-name="KrymRusItalic">************* * ****** ****** ** ****** ** *****</text:span><text:span text:style-name="KrymUkr"> – ********** ******* (***************) ** ******** ****** * ****** *** ******.</text:span></text:p>
      <text:p text:style-name="KrymPar"><text:span text:style-name="KrymRusBold">**************, *************,</text:span><text:span text:style-name="KrymRusItalic"> **. </text:span><text:span text:style-name="KrymRusBold">****************.</text:span></text:p>
      <text:p text:style-name="KrymPar"><text:span text:style-name="KrymRusBold">****************,</text:span><text:span text:style-name="KrymRusItalic"> **. </text:span><text:span text:style-name="KrymRusBold">**************.</text:span></text:p>
      <text:p text:style-name="KrymPar"><text:span text:style-name="KrymRusBold">**********</text:span><text:span text:style-name="KrymUkr"> – ***********, (</text:span><text:span text:style-name="KrymRusItalic">*****</text:span><text:span text:style-name="KrymUkr">) ***********, *******, ********. </text:span><text:span text:style-name="KrymRusItalic">******* </text:span><text:span text:style-name="KrymRusBold">**********</text:span><text:span text:style-name="KrymUkr"> – ****** **********.</text:span></text:p>
      <text:p text:style-name="KrymPar"><text:span text:style-name="KrymRusBold">**************</text:span><text:span text:style-name="KrymUkr"> – **********, ***********.</text:span></text:p>
      <text:p text:style-name="KrymPar"><text:span text:style-name="KrymRusBold">***************, -****</text:span><text:span text:style-name="KrymUkr"> – ************, -*****, ************, -****.</text:span></text:p>
      <text:p text:style-name="KrymPar"><text:span text:style-name="KrymRusBold">*************,</text:span><text:span text:style-name="KrymRusItalic"> **. </text:span><text:span text:style-name="KrymRusBold">**************.</text:span></text:p>
      <text:p text:style-name="KrymPar"><text:span text:style-name="KrymRusBold">******************</text:span><text:span text:style-name="KrymUkr"> – ************, ***********, ************; (</text:span><text:span text:style-name="KrymRusItalic">*******</text:span><text:span text:style-name="KrymUkr">) **********.</text:span></text:p>
      <text:p text:style-name="KrymPar"><text:span text:style-name="KrymRusBold">***************</text:span><text:span text:style-name="KrymUkr"> – 1) *************, ************, ***********, **********, (</text:span><text:span text:style-name="KrymRusAux">*****.</text:span><text:span text:style-name="KrymUkr"> – ***************, **************, *************, ************), *********** (</text:span><text:span text:style-name="KrymRusItalic">****.</text:span><text:span text:style-name="KrymUkr">, ********). </text:span><text:span text:style-name="KrymRusBold">*-*** </text:span><text:span text:style-name="KrymRusItalic">* ******</text:span><text:span text:style-name="KrymUkr"> – *********** ****. </text:span><text:span text:style-name="KrymRusBold">-*** </text:span><text:span text:style-name="KrymRusItalic">***</text:span><text:span text:style-name="KrymUkr"> – ************, ************; 2) (</text:span><text:span text:style-name="KrymRusItalic">************</text:span><text:span text:style-name="KrymUkr">) *************, ***********, ***************, *************, ********* ****** *****, ** *****; 3) </text:span><text:span text:style-name="KrymRusAux">***.</text:span><text:span text:style-name="KrymUkr"> – ************, *************, **************, ************, **************, ************.</text:span><text:span text:style-name="KrymRusItalic"> ***. </text:span><text:span text:style-name="KrymRusBold">**************.</text:span></text:p>
      <text:p text:style-name="KrymPar"><text:span text:style-name="KrymRusBold">****************</text:span><text:span text:style-name="KrymUkr"> – 1) *************, ************, **********, ***********, ***********, ***********; 2) ***********, *************, *******, ********* ****** *****; 3) *************, ************.</text:span><text:span text:style-name="KrymRusItalic"> ***. </text:span><text:span text:style-name="KrymRusBold">**************.</text:span></text:p>
      <text:p text:style-name="KrymPar"><text:span text:style-name="KrymRusBold">****************</text:span><text:span text:style-name="KrymUkr"> – **************, *************, ******* **********, </text:span><text:span text:style-name="KrymRusItalic">* **. **. </text:span><text:span text:style-name="KrymRusBold">**************.</text:span></text:p>
      <text:p text:style-name="KrymPar"><text:span text:style-name="KrymRusBold">**************, *************</text:span><text:span text:style-name="KrymUkr"> – 1) **************, ************, ********, *******, (</text:span><text:span text:style-name="KrymRusAux">******</text:span><text:span text:style-name="KrymUkr">) </text:span><text:soft-page-break/><text:span text:style-name="KrymUkr">********** [* ********* *******, ** ****** (*. ***.)], *********** (*************), **********, *********, ********, **********, *********. [***** *********** * ******* = </text:span><text:span text:style-name="KrymRusItalic">** </text:span><text:span text:style-name="KrymRusBold">************* </text:span><text:span text:style-name="KrymRusItalic">* ******.</text:span><text:span text:style-name="KrymUkr"> ********* (**********) ******* *******. ********** ********* * ****’*** (****.). ******* *** ****** *** (****.)]. </text:span><text:span text:style-name="KrymRusBold">**************</text:span><text:span text:style-name="KrymRusItalic"> *******, ********** *****</text:span><text:span text:style-name="KrymUkr"> – ********** (**********) ********, **********. </text:span><text:span text:style-name="KrymRusBold">*-**** </text:span><text:span text:style-name="KrymRusItalic">**** ****</text:span><text:span text:style-name="KrymUkr"> – ************* (************), ************* (************). </text:span><text:span text:style-name="KrymRusBold">*************** </text:span><text:span text:style-name="KrymRusItalic">****</text:span><text:span text:style-name="KrymUkr"> – ************, ************; 2) </text:span><text:span text:style-name="KrymRusBold">**************** </text:span><text:span text:style-name="KrymRusItalic">****** ****-*.</text:span><text:span text:style-name="KrymUkr"> – ************, **********, ************** (**************), ************ ****** *****, ********, ****** ****** *****, **********, ******** ** *****, ********** ****** *****. [*** ************ *** ****** *********, ** ***** ***** ************]; 3) </text:span><text:span text:style-name="KrymRusAux">***.</text:span><text:span text:style-name="KrymUkr"> – ***********, ************, ***********, **********, *************, ***********.</text:span></text:p>
      <text:p text:style-name="KrymPar"><text:span text:style-name="KrymRusBold">****************, ***************</text:span><text:span text:style-name="KrymUkr"> – ****************, **************, *************, ************ </text:span><text:span text:style-name="KrymRusItalic">* *. *.</text:span><text:span text:style-name="KrymUkr"> (</text:span><text:span text:style-name="KrymRusItalic">**. </text:span><text:span text:style-name="KrymRusBold">**************</text:span><text:span text:style-name="KrymUkr">)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, **********</text:span><text:span text:style-name="KrymUkr"> – **********, *********, *********, ***********, *********** (****** *******).</text:span><text:span text:style-name="KrymRusItalic"> ***. </text:span><text:span text:style-name="KrymRusBold">**********.</text:span></text:p>
      <text:p text:style-name="KrymPar"><text:span text:style-name="KrymRusBold">**********, *********</text:span><text:span text:style-name="KrymUkr"> – *********, ******** [** ******** * ******** ********* (******.)], (</text:span><text:span text:style-name="KrymRusItalic">*********</text:span><text:span text:style-name="KrymUkr">) ********, *******, **********, ********* [******** ** ***** *********], ********** (****** *******).</text:span></text:p>
      <text:p text:style-name="KrymPar"><text:span text:style-name="KrymRusBold">************, ***********</text:span><text:span text:style-name="KrymUkr"> – **********, **********, **********, *********, ************, ***********, ************, **********.</text:span><text:span text:style-name="KrymRusItalic"> **. </text:span><text:span text:style-name="KrymRusBold">**********.</text:span></text:p>
      <text:p text:style-name="KrymPar"><text:span text:style-name="KrymRusBold">*******</text:span><text:span text:style-name="KrymUkr"> – **** (</text:span><text:span text:style-name="KrymRusAux">*. </text:span><text:span text:style-name="KrymUkr">******), **** ******, (</text:span><text:span text:style-name="KrymRusAux">*****</text:span><text:span text:style-name="KrymUkr">) ******** (</text:span><text:span text:style-name="KrymRusAux">*. </text:span><text:span text:style-name="KrymUkr">-***). [*********** ** **** ****** (****.). ****** *** ** ****** – * * **********, * * *******]. </text:span><text:span text:style-name="KrymRusItalic">** </text:span><text:span text:style-name="KrymRusBold">********</text:span><text:span text:style-name="KrymUkr"> (</text:span><text:span text:style-name="KrymRusItalic">* ********* *******</text:span><text:span text:style-name="KrymUkr">) – *** ****-******, *-*** ******. [****** *** ****-****** *** (*. ****.)].</text:span></text:p>
      <text:p text:style-name="KrymPar"><text:span text:style-name="KrymRusBold">********</text:span><text:span text:style-name="KrymUkr"> – ********* (</text:span><text:span text:style-name="KrymRusAux">*. *.</text:span><text:span text:style-name="KrymUkr">), ********** (</text:span><text:span text:style-name="KrymRusAux">*. *.</text:span><text:span text:style-name="KrymUkr">), ******* ****** ***-****., (</text:span><text:span text:style-name="KrymRusItalic">*********</text:span><text:span text:style-name="KrymUkr">) *********** ***-****., ********, **********. [****** ****** * *********** ********. ** *****’***** * ************ **********. * ****** * ****** ****** ****** * ******** ******, *** ************ (*****.). ***** ** ***********, * * ********]. </text:span><text:span text:style-name="KrymRusItalic">***** </text:span><text:span text:style-name="KrymRusBold">********</text:span><text:span text:style-name="KrymUkr">! </text:span><text:span text:style-name="KrymRusItalic">**** </text:span><text:span text:style-name="KrymRusBold">********</text:span><text:span text:style-name="KrymUkr">! – **** *******! ***** *******! ***** *******! </text:span><text:span text:style-name="KrymRusItalic">********* * </text:span><text:span text:style-name="KrymRusBold">********</text:span><text:span text:style-name="KrymUkr"> – *********, ************, (</text:span><text:span text:style-name="KrymRusItalic">********</text:span><text:span text:style-name="KrymUkr">) ************, </text:span><text:span text:style-name="KrymRusAux">***.</text:span><text:span text:style-name="KrymUkr"> *********. [*********** *** ******** *********]. </text:span><text:span text:style-name="KrymRusItalic">** ******* **** ** </text:span><text:span text:style-name="KrymRusBold">*********</text:span><text:span text:style-name="KrymUkr"> – *********** *** *******, * *******. [********* ************, ******* ** ********** *** ******* * ******** (***** ******) (*. ***.). *********** * ********].</text:span><text:span text:style-name="KrymRusItalic"> ******** ** </text:span><text:span text:style-name="KrymRusBold">*********</text:span><text:span text:style-name="KrymRusItalic"> ***** ***</text:span><text:span text:style-name="KrymUkr"> – ********* *** ***. [*** *********, *** ********* *** ****** ****** ******** (**. ******.)]. </text:span><text:span text:style-name="KrymRusItalic">********* </text:span><text:span text:style-name="KrymRusBold">********</text:span><text:span text:style-name="KrymUkr"> – ****** *******, ********* ******* (*********).</text:span></text:p>
      <text:p text:style-name="KrymPar"><text:span text:style-name="KrymRusBold">***********</text:span><text:span text:style-name="KrymUkr"> – *********, ************, (</text:span><text:span text:style-name="KrymRusItalic">***********, ********</text:span><text:span text:style-name="KrymUkr">) ************, </text:span><text:span text:style-name="KrymRusAux">***.</text:span><text:span text:style-name="KrymUkr"> *********, ************, **********. [*** ***** ******** ** ****: *** ****** ***** *********].</text:span></text:p>
      <text:p text:style-name="KrymPar"><text:span text:style-name="KrymRusBold">*************</text:span><text:span text:style-name="KrymUkr"> – ************** ***** ***, * *****, ************** ***, ** ********* *** *****, ********* *** ***.</text:span></text:p>
      <text:p text:style-name="KrymPar"><text:span text:style-name="KrymRusBold">************</text:span><text:span text:style-name="KrymUkr"> – ***************, * *********, * ************, **********, **************, ***********.</text:span></text:p>
      <text:p text:style-name="KrymPar"><text:span text:style-name="KrymRusBold">***************</text:span><text:span text:style-name="KrymUkr"> – **************, ************* (</text:span><text:span text:style-name="KrymRusAux">*. </text:span><text:span text:style-name="KrymUkr">-*****), ************, *****************. [* ***** ********* ******* ** **************].</text:span></text:p>
      <text:p text:style-name="KrymPar"><text:span text:style-name="KrymRusBold">*************</text:span><text:span text:style-name="KrymUkr"> – ************ [** ** ******** ******** * ***** ************* *****?], *********** *********, ********** *********, ***********, (</text:span><text:span text:style-name="KrymRusItalic">******</text:span><text:span text:style-name="KrymUkr">) ********** [********** **** ********* ******* (***.). ********* ********* *****], ***************, **************, ************.</text:span></text:p>
      <text:p text:style-name="KrymPar"><text:span text:style-name="KrymRusBold">*****************</text:span><text:span text:style-name="KrymUkr"> – **************, ****** *****, ****. </text:span><text:span text:style-name="KrymRusBold">*-**** </text:span><text:span text:style-name="KrymRusItalic">*** *******, *** ***********, *** *************</text:span><text:span text:style-name="KrymUkr"> – ********* (*********) ********, *********, *********, *********** *********, *********. </text:span><text:span text:style-name="KrymRusItalic">*</text:span><text:span text:style-name="KrymUkr"> (</text:span><text:span text:style-name="KrymRusItalic">**</text:span><text:span text:style-name="KrymUkr">) </text:span><text:span text:style-name="KrymRusBold">-******</text:span><text:span text:style-name="KrymUkr"> – *** (*****) ****.</text:span></text:p>
      <text:p text:style-name="KrymPar"><text:span text:style-name="KrymRusBold">**********</text:span><text:span text:style-name="KrymUkr"> – ********, ********* (******), ************* (*********).</text:span></text:p>
      <text:p text:style-name="KrymPar"><text:soft-page-break/><text:span text:style-name="KrymRusBold">**************</text:span><text:span text:style-name="KrymUkr"> – **********, **********.</text:span><text:span text:style-name="KrymRusItalic"> ****** ** </text:span><text:span text:style-name="KrymRusBold">-*****</text:span><text:span text:style-name="KrymUkr"> – **** ** **********, ** **********. </text:span><text:span text:style-name="KrymRusItalic">****** ** </text:span><text:span text:style-name="KrymRusBold">-*****</text:span><text:span text:style-name="KrymUkr"> – ******* ********** *******.</text:span></text:p>
      <text:p text:style-name="KrymPar"><text:span text:style-name="KrymRusBold">*************</text:span><text:span text:style-name="KrymUkr"> – ********** [** ****** * ****** **********], *********.</text:span></text:p>
      <text:p text:style-name="KrymPar"><text:span text:style-name="KrymRusBold">*************</text:span><text:span text:style-name="KrymUkr"> – ************, **************, ***********, (</text:span><text:span text:style-name="KrymRusItalic">*****</text:span><text:span text:style-name="KrymUkr">) ***********.</text:span></text:p>
      <text:p text:style-name="KrymPar"><text:span text:style-name="KrymRusBold">*********,</text:span><text:span text:style-name="KrymRusItalic"> **. </text:span><text:span text:style-name="KrymRusBold">********.</text:span></text:p>
      <text:p text:style-name="KrymPar"><text:span text:style-name="KrymRusBold">*************</text:span><text:span text:style-name="KrymUkr"> – ***********, ***********. [****-*********** (****.)].</text:span></text:p>
      <text:p text:style-name="KrymPar"><text:span text:style-name="KrymRusBold">************</text:span><text:span text:style-name="KrymUkr"> – ************, ************.</text:span></text:p>
      <text:p text:style-name="KrymPar"><text:span text:style-name="KrymRusBold">***********</text:span><text:span text:style-name="KrymUkr"> – **********, **********, (</text:span><text:span text:style-name="KrymRusItalic">*******</text:span><text:span text:style-name="KrymUkr">) ***********, ****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,</text:span><text:span text:style-name="KrymRusItalic"> **. </text:span><text:span text:style-name="KrymRusBold">*******.</text:span></text:p>
      <text:p text:style-name="KrymPar"><text:span text:style-name="KrymRusBold">********</text:span><text:span text:style-name="KrymUkr"> – ******** (*******) **********.</text:span></text:p>
      <text:p text:style-name="KrymPar"><text:span text:style-name="KrymRusBold">************</text:span><text:span text:style-name="KrymUkr"> – ***********, ***********, *********, ******, **********, ***********, (</text:span><text:span text:style-name="KrymRusAux">***.</text:span><text:span text:style-name="KrymUkr">) ***********, **********, ***********. </text:span><text:span text:style-name="KrymRusItalic">********** </text:span><text:span text:style-name="KrymRusBold">-***</text:span><text:span text:style-name="KrymUkr"> – **********. </text:span><text:span text:style-name="KrymRusItalic">* </text:span><text:span text:style-name="KrymRusBold">************</text:span><text:span text:style-name="KrymUkr"> – ** ****** (** **********) *****.</text:span></text:p>
      <text:p text:style-name="KrymPar"><text:span text:style-name="KrymRusBold">***********, ***********</text:span><text:span text:style-name="KrymUkr"> – ********** (************, ********), **********, **********, **********, ********** (********), *********, *********, **********, **********, *********** [***** ********** (****.). ***** ********** (***** ***** *.)], ****** *********, ********, ****** **********, ******** *****. [** *** ****** ***** – ****** ***** ********* (******.)]. </text:span><text:span text:style-name="KrymRusItalic">********* </text:span><text:span text:style-name="KrymRusBold">-****</text:span><text:span text:style-name="KrymUkr"> (</text:span><text:span text:style-name="KrymRusBold">-****</text:span><text:span text:style-name="KrymUkr">) – ************** (************) *****.</text:span></text:p>
      <text:p text:style-name="KrymPar"><text:span text:style-name="KrymRusBold">*************, *************</text:span><text:span text:style-name="KrymUkr"> – ***** *********, ************ (**************), ************,</text:span><text:span text:style-name="KrymRusItalic"> **. </text:span><text:span text:style-name="KrymRusBold">***********.</text:span><text:span text:style-name="KrymUkr"> [************* ******* *******].</text:span></text:p>
      <text:p text:style-name="KrymPar"><text:span text:style-name="KrymRusBold">*************</text:span><text:span text:style-name="KrymUkr"> – ***********, ***********, ***********.</text:span></text:p>
      <text:p text:style-name="KrymPar"><text:span text:style-name="KrymRusBold">**************</text:span><text:span text:style-name="KrymUkr"> – **********, *******, ********. [******** ** ********: **-** *** *******, ** *******! (*****.)].</text:span></text:p>
      <text:p text:style-name="KrymPar"><text:span text:style-name="KrymRusBold">***************</text:span><text:span text:style-name="KrymUkr"> – ***********, *********, ********, ****** ******, ****** ** ********, (</text:span><text:span text:style-name="KrymRusItalic">****** </text:span><text:span text:style-name="KrymRusAux">*****.</text:span><text:span text:style-name="KrymUkr">) *******, ***********. [******* ****** *** (******.). ******** ****** ***** (*****.). **** ********** ********!].</text:span></text:p>
      <text:p text:style-name="KrymPar"><text:span text:style-name="KrymRusBold">**********, **********</text:span><text:span text:style-name="KrymUkr"> – ************, *********.</text:span><text:span text:style-name="KrymRusItalic"> **. </text:span><text:span text:style-name="KrymRusBold">***********, *********, ************.</text:span></text:p>
      <text:p text:style-name="KrymPar"><text:span text:style-name="KrymRusBold">************, ************</text:span><text:span text:style-name="KrymUkr"> – **************, *********** ***.</text:span><text:span text:style-name="KrymRusItalic"> **. </text:span><text:span text:style-name="KrymRusBold">*************, ***********, **************.</text:span></text:p>
      <text:p text:style-name="KrymPar"><text:span text:style-name="KrymRusBold">************</text:span><text:span text:style-name="KrymUkr"> – ***********, *************.</text:span><text:span text:style-name="KrymRusItalic"> **. </text:span><text:span text:style-name="KrymRusBold">*************.</text:span></text:p>
      <text:p text:style-name="KrymPar"><text:span text:style-name="KrymRusBold">***********</text:span><text:span text:style-name="KrymUkr"> – ***********.</text:span><text:span text:style-name="KrymRusItalic"> **. </text:span><text:span text:style-name="KrymRusBold">********.</text:span></text:p>
      <text:p text:style-name="KrymPar"><text:span text:style-name="KrymRusBold">*******</text:span><text:span text:style-name="KrymUkr"> – **** (</text:span><text:span text:style-name="KrymRusAux">*. </text:span><text:span text:style-name="KrymUkr">******). </text:span><text:span text:style-name="KrymRusBold">******* </text:span><text:span text:style-name="KrymRusItalic">******</text:span><text:span text:style-name="KrymUkr"> – **** ******, **** ******. </text:span><text:span text:style-name="KrymRusItalic">** </text:span><text:span text:style-name="KrymRusBold">********</text:span><text:span text:style-name="KrymRusItalic"> ******</text:span><text:span text:style-name="KrymUkr">, </text:span><text:span text:style-name="KrymRusItalic">** ********</text:span><text:span text:style-name="KrymUkr"> – ** **** ******, ** ****** ******. </text:span><text:span text:style-name="KrymRusItalic">* </text:span><text:span text:style-name="KrymRusBold">-*** </text:span><text:span text:style-name="KrymRusItalic">******</text:span><text:span text:style-name="KrymUkr"> – *** ****** ******.</text:span></text:p>
      <text:p text:style-name="KrymPar"><text:span text:style-name="KrymRusBold">**********</text:span><text:span text:style-name="KrymRusItalic"> * </text:span><text:span text:style-name="KrymRusBold">*********, *******</text:span><text:span text:style-name="KrymUkr"> – 1) </text:span><text:span text:style-name="KrymRusItalic">** *** </text:span><text:span text:style-name="KrymUkr">(</text:span><text:span text:style-name="KrymRusItalic">*****</text:span><text:span text:style-name="KrymUkr">) – ******** (*********), *********, </text:span><text:span text:style-name="KrymRusAux">***.</text:span><text:span text:style-name="KrymUkr"> ******, (</text:span><text:span text:style-name="KrymRusAux">* ******</text:span><text:span text:style-name="KrymUkr"> – **********), *********, ******, ********. [****** ** *****. ******* ******* ** *****. ****** ** **********. ****, ** **** ********* ** ******* (***.)]; (</text:span><text:span text:style-name="KrymRusItalic">* ****** ********** ****, *************</text:span><text:span text:style-name="KrymUkr">) *********, ********* (** *****, ** **********).</text:span><text:span text:style-name="KrymRusBold"> *-*** </text:span><text:span text:style-name="KrymRusItalic">** *******</text:span><text:span text:style-name="KrymUkr"> – ********* ** *********; 2) (</text:span><text:span text:style-name="KrymRusItalic">* ******** ********</text:span><text:span text:style-name="KrymUkr">) ******** (*********), ******, *********, *******, ***(*)******. [****** ********. ***** *******. ****** ******** ********** (*. ****.)]. </text:span><text:span text:style-name="KrymRusItalic">****** *** ****** </text:span><text:span text:style-name="KrymRusBold">*******</text:span><text:span text:style-name="KrymUkr"> – ****** *** **** ********* (******.), **** ********** (*. ****.); 3) </text:span><text:span text:style-name="KrymRusItalic">**. </text:span><text:span text:style-name="KrymRusBold">************, ***********. </text:span><text:span text:style-name="KrymRusItalic">*** ******* </text:span><text:span text:style-name="KrymRusBold">*********</text:span><text:span text:style-name="KrymUkr"> – *** *******; 4) (</text:span><text:span text:style-name="KrymRusItalic">* *******</text:span><text:span text:style-name="KrymUkr">) ******** (*********), ********, </text:span><text:span text:style-name="KrymRusAux">***.</text:span><text:span text:style-name="KrymUkr"> ******, (</text:span><text:span text:style-name="KrymRusAux">* ******</text:span><text:span text:style-name="KrymUkr">) **********, ***************, **************. [****** ********. ******** *******. ********* *******. *********** * ****** ****-**** (******.)]; 5) (</text:span><text:span text:style-name="KrymRusItalic">* *****</text:span><text:span text:style-name="KrymUkr">) ******** (*********), </text:span><text:span text:style-name="KrymRusAux">***.</text:span><text:span text:style-name="KrymUkr"> ******, ************. [********* ************].</text:span></text:p>
      <text:p text:style-name="KrymPar"><text:span text:style-name="KrymRusBold">***********</text:span><text:span text:style-name="KrymUkr"> – 1) (</text:span><text:span text:style-name="KrymRusAux">****.</text:span><text:span text:style-name="KrymUkr">) – ***, ** ********. </text:span><text:span text:style-name="KrymRusBold">*********** </text:span><text:span text:style-name="KrymRusItalic">******</text:span><text:span text:style-name="KrymUkr"> – ******, ** ********, ****** ** ******* ******. </text:span><text:span text:style-name="KrymRusItalic">****** </text:span><text:span text:style-name="KrymRusBold">************ </text:span><text:span text:style-name="KrymRusItalic">******</text:span><text:span text:style-name="KrymUkr"> – ******* ********** ****** (*******); 2) (</text:span><text:span text:style-name="KrymRusAux">******.</text:span><text:span text:style-name="KrymUkr">) **********, ********, ************. [********* ********* * ********* = </text:span><text:span text:style-name="KrymRusItalic">********** </text:span><text:span text:style-name="KrymRusBold">***********</text:span><text:span text:style-name="KrymRusItalic"> </text:span><text:soft-page-break/><text:span text:style-name="KrymRusItalic">* **********</text:span><text:span text:style-name="KrymUkr">]. ****** *********** ** ********** (</text:span><text:span text:style-name="KrymRusItalic">*****</text:span><text:span text:style-name="KrymUkr">: ********* ** *********). </text:span><text:span text:style-name="KrymRusBold">*********** </text:span><text:span text:style-name="KrymRusItalic">***********</text:span><text:span text:style-name="KrymUkr"> (</text:span><text:span text:style-name="KrymRusItalic">***** ** *****</text:span><text:span text:style-name="KrymUkr">) – ********** *******. </text:span><text:span text:style-name="KrymRusBold">*********** </text:span><text:span text:style-name="KrymRusItalic">********* ****</text:span><text:span text:style-name="KrymUkr"> – ************* *****.</text:span></text:p>
      <text:p text:style-name="KrymPar"><text:span text:style-name="KrymRusBold">************</text:span><text:span text:style-name="KrymUkr"> – **** (</text:span><text:span text:style-name="KrymRusAux">*. </text:span><text:span text:style-name="KrymUkr">******) [**** ******], **** (*******) ** *****, ********* [********* ** *******], ******** (</text:span><text:span text:style-name="KrymRusAux">**.</text:span><text:span text:style-name="KrymUkr">).</text:span></text:p>
      <text:p text:style-name="KrymPar"><text:span text:style-name="KrymRusBold">**********</text:span><text:span text:style-name="KrymUkr"> – *********, ********, ********, *********.</text:span></text:p>
      <text:p text:style-name="KrymPar"><text:span text:style-name="KrymRusBold">******</text:span><text:span text:style-name="KrymUkr"> – ********** ******.</text:span></text:p>
      <text:p text:style-name="KrymPar"><text:span text:style-name="KrymRusBold">***************</text:span><text:span text:style-name="KrymUkr"> – ********. [******** ****** ********].</text:span></text:p>
      <text:p text:style-name="KrymPar"><text:span text:style-name="KrymRusBold">***********</text:span><text:span text:style-name="KrymUkr"> – ******** (</text:span><text:span text:style-name="KrymRusAux">**. *.</text:span><text:span text:style-name="KrymUkr">), *******. [******* ** ******]. </text:span><text:span text:style-name="KrymRusBold">-*** </text:span><text:span text:style-name="KrymRusItalic">** *******</text:span><text:span text:style-name="KrymUkr"> – ****** (********) ** ********, *************, 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</text:span><text:span text:style-name="KrymUkr"> – ********, (</text:span><text:span text:style-name="KrymRusItalic">****** * ******</text:span><text:span text:style-name="KrymUkr">) *********, *********.</text:span></text:p>
      <text:p text:style-name="KrymPar"><text:span text:style-name="KrymRusBold">**************</text:span><text:span text:style-name="KrymUkr"> – **************, **************.</text:span></text:p>
      <text:p text:style-name="KrymPar"><text:span text:style-name="KrymRusBold">**************</text:span><text:span text:style-name="KrymUkr"> – *****************, **************.</text:span></text:p>
      <text:p text:style-name="KrymPar"><text:span text:style-name="KrymRusBold">***************</text:span><text:span text:style-name="KrymUkr"> – ************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******</text:span><text:span text:style-name="KrymUkr"> – ************, (</text:span><text:span text:style-name="KrymRusAux">*. *.</text:span><text:span text:style-name="KrymUkr">) 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*</text:span><text:span text:style-name="KrymUkr"> – ***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*******</text:span><text:span text:style-name="KrymUkr"> – *************.</text:span></text:p>
      <text:p text:style-name="KrymPar"><text:span text:style-name="KrymRusBold">********</text:span><text:span text:style-name="KrymUkr"> – ********. </text:span><text:span text:style-name="KrymRusBold">-*** </text:span><text:span text:style-name="KrymRusItalic">*****</text:span><text:span text:style-name="KrymUkr"> – ******* ********, ******** (</text:span><text:span text:style-name="KrymRusAux">**.</text:span><text:span text:style-name="KrymUkr"> **********), ********* (*********), *********.</text:span></text:p>
      <text:p text:style-name="KrymPar"><text:span text:style-name="KrymRusBold">***</text:span><text:span text:style-name="KrymUkr"> – **, **, ***, ****, ****, **. [** ***** * ******. ** ** *****. **** (****) *****! ** ***** ** *********]. </text:span><text:span text:style-name="KrymRusBold">*** </text:span><text:span text:style-name="KrymRusItalic">**</text:span><text:span text:style-name="KrymUkr"> – ****-*. </text:span><text:span text:style-name="KrymRusItalic">* </text:span><text:span text:style-name="KrymRusBold">***</text:span><text:span text:style-name="KrymRusItalic"> **</text:span><text:span text:style-name="KrymUkr">! – **! [* ** ******* ******? ** *******!] </text:span><text:span text:style-name="KrymRusItalic">** </text:span><text:span text:style-name="KrymRusBold">***</text:span><text:span text:style-name="KrymRusItalic">, ** </text:span><text:span text:style-name="KrymRusBold">***</text:span><text:span text:style-name="KrymRusItalic"> **</text:span><text:span text:style-name="KrymUkr"> (= </text:span><text:span text:style-name="KrymRusItalic">** ****</text:span><text:span text:style-name="KrymUkr">) – **. [** ******* * ****** ******** ****** ***** ****. *** *** ***** * *******, ** ** * *********** *** ** ***** ****** (******)]. </text:span><text:span text:style-name="KrymRusBold">*** </text:span><text:span text:style-name="KrymRusItalic">***</text:span><text:span text:style-name="KrymUkr"> – *** **. </text:span><text:span text:style-name="KrymRusItalic">*** </text:span><text:span text:style-name="KrymRusBold">***</text:span><text:span text:style-name="KrymRusItalic">, *** </text:span><text:span text:style-name="KrymRusBold">***</text:span><text:span text:style-name="KrymRusItalic"> ***</text:span><text:span text:style-name="KrymUkr"> – **, ** ***, ** **. [*****, ********, ** ******* (****.). ** *** ******* ******]. </text:span><text:span text:style-name="KrymRusItalic">* </text:span><text:span text:style-name="KrymRusBold">***</text:span><text:span text:style-name="KrymRusItalic"> **</text:span><text:span text:style-name="KrymUkr"> – *** **-*, ** **-*. [** **-* ** ***]. </text:span><text:span text:style-name="KrymRusBold">*** </text:span><text:span text:style-name="KrymRusItalic">**</text:span><text:span text:style-name="KrymUkr"> – ** ***. [** *** *****. ** *** *****]. </text:span><text:span text:style-name="KrymRusBold">*** </text:span><text:span text:style-name="KrymRusItalic">***</text:span><text:span text:style-name="KrymUkr"> – ****. [**** *******! – ** *** *****]. </text:span><text:span text:style-name="KrymRusBold">*** </text:span><text:span text:style-name="KrymRusItalic">***</text:span><text:span text:style-name="KrymUkr">! </text:span><text:span text:style-name="KrymRusItalic">** </text:span><text:span text:style-name="KrymRusBold">***</text:span><text:span text:style-name="KrymRusItalic"> ***</text:span><text:span text:style-name="KrymUkr">! – ****! **! **! [****** ***** ** ******** *****. – **! ********! *** – ** ** **********, ** *** ****** ******* ********-******* (****.). **, ** ******** ******: * ****** ********]. </text:span><text:span text:style-name="KrymRusBold">*** </text:span><text:span text:style-name="KrymRusItalic">***</text:span><text:span text:style-name="KrymUkr">! – *****! *** **! ** **! [*****! ** ** ******* ****** ** *****? ** ** ***** ****** ******!] </text:span><text:span text:style-name="KrymRusBold">***</text:span><text:span text:style-name="KrymRusItalic"> * ***</text:span><text:span text:style-name="KrymUkr"> – ** * ***, ** * ** *******. [** ***** ****** *******, ** * ***]. </text:span><text:span text:style-name="KrymRusBold">*** </text:span><text:span text:style-name="KrymRusItalic">**-** * ****</text:span><text:span text:style-name="KrymUkr"> – * **-*-**, *****-** * *****. [** ** **** ******** ********. – * **-*-**, ** ** ***]. </text:span><text:span text:style-name="KrymRusBold">*** </text:span><text:span text:style-name="KrymRusItalic">*** *****</text:span><text:span text:style-name="KrymUkr"> – **-** **. [**-** ** * ********** ****** ******, * ********* **** ******]. </text:span><text:span text:style-name="KrymRusBold">*** </text:span><text:span text:style-name="KrymRusItalic">******, *******</text:span><text:span text:style-name="KrymUkr"> – ****-*, ***-**. </text:span><text:span text:style-name="KrymRusBold">***-***</text:span><text:span text:style-name="KrymUkr"> – ***-***, **-**, *******, *****-*****, ***-***, ***-***, **-**, ** ****** **, ******* ** ******. [***** *******, ** ** ******. ******* * *******, ** ******* ** ****** ** *********]. </text:span><text:span text:style-name="KrymRusBold">*** </text:span><text:span text:style-name="KrymRusItalic">******</text:span><text:span text:style-name="KrymUkr"> – *****. </text:span><text:span text:style-name="KrymRusBold">***</text:span><text:span text:style-name="KrymRusItalic"> * ***</text:span><text:span text:style-name="KrymUkr"> – ** * *****, ** * ****. </text:span><text:span text:style-name="KrymRusBold">*** </text:span><text:span text:style-name="KrymRusItalic">***</text:span><text:span text:style-name="KrymUkr">, </text:span><text:span text:style-name="KrymRusBold">*** </text:span><text:span text:style-name="KrymRusItalic">*****</text:span><text:span text:style-name="KrymUkr"> – *****, ******, **********, *********, ** *****, ** ******, *****, **********, *********. </text:span><text:span text:style-name="KrymRusBold">***</text:span><text:span text:style-name="KrymRusItalic">-***</text:span><text:span text:style-name="KrymUkr"> – *****, ******, *(*)*********, *(*)********. </text:span><text:span text:style-name="KrymRusBold">***</text:span><text:span text:style-name="KrymRusItalic">-****</text:span><text:span text:style-name="KrymUkr"> – ******. </text:span><text:span text:style-name="KrymRusBold">***</text:span><text:span text:style-name="KrymRusItalic">-****</text:span><text:span text:style-name="KrymUkr"> – *******. </text:span><text:span text:style-name="KrymRusBold">***</text:span><text:span text:style-name="KrymRusItalic">-****</text:span><text:span text:style-name="KrymUkr"> – ******. </text:span><text:span text:style-name="KrymRusBold">***</text:span><text:span text:style-name="KrymRusItalic">-******</text:span><text:span text:style-name="KrymUkr"> – *******, ************. </text:span><text:span text:style-name="KrymRusBold">***</text:span><text:span text:style-name="KrymRusItalic">-*****</text:span><text:span text:style-name="KrymUkr"> – ** *** [**] *****. </text:span><text:span text:style-name="KrymRusBold">***</text:span><text:span text:style-name="KrymRusItalic">-******</text:span><text:span text:style-name="KrymUkr"> – ******. </text:span><text:span text:style-name="KrymRusBold">*** </text:span><text:span text:style-name="KrymRusItalic">*****</text:span><text:span text:style-name="KrymUkr">, </text:span><text:span text:style-name="KrymRusBold">*** </text:span><text:span text:style-name="KrymRusItalic">***** *******</text:span><text:span text:style-name="KrymUkr">, </text:span><text:span text:style-name="KrymRusBold">*** </text:span><text:span text:style-name="KrymRusItalic">*** **</text:span><text:span text:style-name="KrymUkr"> – ***-**, ***-***, ******, *********, **********, *********, ****-****. </text:span><text:span text:style-name="KrymRusBold">*** </text:span><text:span text:style-name="KrymRusItalic">******</text:span><text:span text:style-name="KrymUkr"> – ********, *******. </text:span><text:span text:style-name="KrymRusBold">*** </text:span><text:span text:style-name="KrymRusItalic">****</text:span><text:span text:style-name="KrymUkr"> – ******, *****. </text:span><text:span text:style-name="KrymRusBold">*** </text:span><text:span text:style-name="KrymRusItalic">***</text:span><text:span text:style-name="KrymUkr"> – ****, (*****), ****, ****, *****. [****-* **** ************]. </text:span><text:span text:style-name="KrymRusBold">*** </text:span><text:span text:style-name="KrymRusItalic">***</text:span><text:span text:style-name="KrymUkr"> – ******, *****, ****-**. </text:span><text:span text:style-name="KrymRusBold">*** </text:span><text:span text:style-name="KrymRusItalic">** * **</text:span><text:span text:style-name="KrymUkr">! </text:span><text:span text:style-name="KrymRusBold">***</text:span><text:span text:style-name="KrymRusItalic"> *** *******</text:span><text:span text:style-name="KrymUkr">! – ** ***** * *****! ** *** ******! ******* *******!</text:span></text:p>
      <text:p text:style-name="KrymPar"><text:span text:style-name="KrymRusBold">***********</text:span><text:span text:style-name="KrymUkr"> – ***********. </text:span><text:span text:style-name="KrymRusBold">-** </text:span><text:span text:style-name="KrymRusItalic">******</text:span><text:span text:style-name="KrymUkr"> – *****************, </text:span><text:span text:style-name="KrymRusAux">***.</text:span><text:span text:style-name="KrymUkr"> ***************.</text:span></text:p>
      <text:p text:style-name="KrymPar"><text:soft-page-break/><text:span text:style-name="KrymRusBold">***********</text:span><text:span text:style-name="KrymUkr"> – **************.</text:span></text:p>
      <text:p text:style-name="KrymPar"><text:span text:style-name="KrymRusBold">******** </text:span><text:span text:style-name="KrymRusItalic">***</text:span><text:span text:style-name="KrymUkr"> – ********* **.</text:span></text:p>
      <text:p text:style-name="KrymPar"><text:span text:style-name="KrymRusBold">*********, -**,</text:span><text:span text:style-name="KrymRusItalic"> **. </text:span><text:span text:style-name="KrymRusBold">********, -**.</text:span></text:p>
      <text:p text:style-name="KrymPar"><text:span text:style-name="KrymRusBold">******</text:span><text:span text:style-name="KrymUkr"> – 1) (</text:span><text:span text:style-name="KrymRusItalic">** *******</text:span><text:span text:style-name="KrymUkr">) ******; 2) (</text:span><text:span text:style-name="KrymRusItalic">** ******</text:span><text:span text:style-name="KrymUkr">) 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</text:span><text:span text:style-name="KrymUkr"> – ******[*]** ** ************ ****** *********, ************, ***********, ********, ************* ********** *********.</text:span></text:p>
      <text:p text:style-name="KrymPar"><text:span text:style-name="KrymRusBold">**********</text:span><text:span text:style-name="KrymUkr"> – *************, ******, ******** ********* ******** **********. </text:span><text:span text:style-name="KrymRusBold">**********</text:span><text:span text:style-name="KrymUkr"> – **************, *********. </text:span><text:span text:style-name="KrymRusBold">********** </text:span><text:span text:style-name="KrymRusItalic">******, **. </text:span><text:span text:style-name="KrymRusBold">********.</text:span></text:p>
      <text:p text:style-name="KrymPar"><text:span text:style-name="KrymRusBold">******</text:span><text:span text:style-name="KrymUkr"> – ******, ********, **********.</text:span></text:p>
      <text:p text:style-name="KrymPar"><text:span text:style-name="KrymRusBold">******, *********, ********,</text:span><text:span text:style-name="KrymRusItalic"> **. </text:span><text:span text:style-name="KrymRusBold">*****, ********, *******.</text:span></text:p>
      <text:p text:style-name="KrymPar"><text:span text:style-name="KrymRusBold">**********</text:span><text:span text:style-name="KrymUkr"> – *********, *(*)********, ************, ************, ***** ** ********.</text:span></text:p>
      <text:p text:style-name="KrymPar"><text:span text:style-name="KrymRusBold">***********, ***********</text:span><text:span text:style-name="KrymUkr"> – **********, **********, *(*)*********, *(*)*********, ***********, ** ******** ******, ** ********* ********, ***********. [***** ******* * ********** *********** **].</text:span></text:p>
      <text:p text:style-name="KrymPar"><text:span text:style-name="KrymRusBold">**************</text:span><text:span text:style-name="KrymUkr"> (</text:span><text:span text:style-name="KrymRusItalic">**********</text:span><text:span text:style-name="KrymUkr">) – ********, ****** (*** *********).</text:span></text:p>
      <text:p text:style-name="KrymPar"><text:span text:style-name="KrymRusBold">**************</text:span><text:span text:style-name="KrymUkr"> – *************, ********* * ******** *****.</text:span><text:span text:style-name="KrymRusItalic"> **. </text:span><text:span text:style-name="KrymRusBold">***********.</text:span></text:p>
      <text:p text:style-name="KrymPar"><text:span text:style-name="KrymRusBold">***************</text:span><text:span text:style-name="KrymUkr"> – ******(**) ********, **************, ********** * ******** *****.</text:span><text:span text:style-name="KrymRusItalic"> **. </text:span><text:span text:style-name="KrymRusBold">************.</text:span></text:p>
      <text:p text:style-name="KrymPar"><text:span text:style-name="KrymRusBold">******,</text:span><text:span text:style-name="KrymRusItalic"> **. </text:span><text:span text:style-name="KrymRusBold">*******.</text:span></text:p>
      <text:p text:style-name="KrymPar"><text:span text:style-name="KrymRusBold">******</text:span><text:span text:style-name="KrymUkr">, </text:span><text:span text:style-name="KrymRusAux">***.</text:span><text:span text:style-name="KrymUkr"> – *********.</text:span></text:p>
      <text:p text:style-name="KrymPar"><text:span text:style-name="KrymRusBold">**********</text:span><text:span text:style-name="KrymUkr"> – ******.</text:span></text:p>
      <text:p text:style-name="KrymPar"><text:span text:style-name="KrymRusBold">****</text:span><text:span text:style-name="KrymUkr"> – ***** (</text:span><text:span text:style-name="KrymRusAux">*. </text:span><text:span text:style-name="KrymUkr">*****, </text:span><text:span text:style-name="KrymRusAux">**.</text:span><text:span text:style-name="KrymUkr"> *****, </text:span><text:span text:style-name="KrymRusAux">*. </text:span><text:span text:style-name="KrymUkr">******), </text:span><text:span text:style-name="KrymRusAux">***.</text:span><text:span text:style-name="KrymUkr"> – ****** [****** ******* ***** ********], ******; (</text:span><text:span text:style-name="KrymRusAux">*****</text:span><text:span text:style-name="KrymUkr">) ******. </text:span><text:span text:style-name="KrymRusBold">****** </text:span><text:span text:style-name="KrymRusItalic">** ******</text:span><text:span text:style-name="KrymUkr"> – *****. </text:span><text:span text:style-name="KrymRusItalic">****** </text:span><text:span text:style-name="KrymRusBold">****</text:span><text:span text:style-name="KrymRusItalic"> * ******, ** ****</text:span><text:span text:style-name="KrymUkr"> – *******, *********. </text:span><text:span text:style-name="KrymRusItalic">********** </text:span><text:span text:style-name="KrymRusBold">****</text:span><text:span text:style-name="KrymRusItalic"> * ******</text:span><text:span text:style-name="KrymUkr"> – ******** *****. </text:span><text:span text:style-name="KrymRusBold">**** </text:span><text:span text:style-name="KrymRusItalic">********</text:span><text:span text:style-name="KrymUkr"> (</text:span><text:span text:style-name="KrymRusItalic">***</text:span><text:span text:style-name="KrymUkr">) – *********, ***********, ********* ***** (</text:span><text:span text:style-name="KrymRusAux">*. </text:span><text:span text:style-name="KrymUkr">-**), ******* (</text:span><text:span text:style-name="KrymRusAux">***.</text:span><text:span text:style-name="KrymUkr">), ****** (</text:span><text:span text:style-name="KrymRusAux">***.</text:span><text:span text:style-name="KrymUkr">).</text:span></text:p>
      <text:p text:style-name="KrymPar"><text:span text:style-name="KrymRusBold">********</text:span><text:span text:style-name="KrymUkr"> – 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</text:span><text:span text:style-name="KrymUkr"> – ***********, </text:span><text:span text:style-name="KrymRusAux">***.</text:span><text:span text:style-name="KrymUkr"> *************.</text:span></text:p>
      <text:p text:style-name="KrymPar"><text:span text:style-name="KrymRusBold">*********</text:span><text:span text:style-name="KrymUkr"> – *************, *************.</text:span></text:p>
      <text:p text:style-name="KrymPar"><text:span text:style-name="KrymRusBold">******,</text:span><text:span text:style-name="KrymRusItalic"> **. </text:span><text:span text:style-name="KrymRusBold">*******.</text:span></text:p>
      <text:p text:style-name="KrymPar"><text:span text:style-name="KrymRusBold">*******</text:span><text:span text:style-name="KrymUkr"> – *******, ***** (</text:span><text:span text:style-name="KrymRusAux">*. </text:span><text:span text:style-name="KrymUkr">-***). </text:span><text:span text:style-name="KrymRusBold">******* </text:span><text:span text:style-name="KrymRusItalic">********** ***** ************ ****</text:span><text:span text:style-name="KrymUkr"> – ***********.</text:span></text:p>
      <text:p text:style-name="KrymPar"><text:span text:style-name="KrymRusBold">*******</text:span><text:span text:style-name="KrymUkr"> – **********, </text:span><text:span text:style-name="KrymRusAux">***.</text:span><text:span text:style-name="KrymUkr"> ************, ************.</text:span></text:p>
      <text:p text:style-name="KrymPar"><text:span text:style-name="KrymRusBold">*****</text:span><text:span text:style-name="KrymUkr"> – ******** (</text:span><text:span text:style-name="KrymRusAux">*. </text:span><text:span text:style-name="KrymUkr">-**), **************, **********.</text:span></text:p>
      <text:p text:style-name="KrymPar"><text:span text:style-name="KrymRusBold">********</text:span><text:span text:style-name="KrymUkr"> – ********. </text:span><text:span text:style-name="KrymRusBold">******** </text:span><text:span text:style-name="KrymRusItalic">*******</text:span><text:span text:style-name="KrymUkr"> – *************, *********** ********.</text:span></text:p>
      <text:p text:style-name="KrymPar"><text:span text:style-name="KrymRusBold">********, ******</text:span><text:span text:style-name="KrymUkr"> – 1) *********, ********, ********, *******. [** ******** ******* *********, ******* ** * ******* **** ********. ******* * ******** (****.)]; 2) ***********, **********, ************, **********, **********, ********, **********, **********. </text:span><text:span text:style-name="KrymRusBold">****** </text:span><text:span text:style-name="KrymRusItalic">* ********</text:span><text:span text:style-name="KrymUkr"> – *********. </text:span><text:span text:style-name="KrymRusBold">****** </text:span><text:span text:style-name="KrymRusItalic">* *********</text:span><text:span text:style-name="KrymUkr"> – ** ***** ******, ********** * *****. </text:span><text:span text:style-name="KrymRusBold">******</text:span><text:span text:style-name="KrymRusItalic"> * **********, *****</text:span><text:span text:style-name="KrymUkr"> – *************, *************, ******** * ***********. </text:span><text:span text:style-name="KrymRusBold">******</text:span><text:span text:style-name="KrymRusItalic"> * ******</text:span><text:span text:style-name="KrymUkr"> – ****** ** ********, (******) ***********, ******** * (******) *****. </text:span><text:span text:style-name="KrymRusBold">****** </text:span><text:span text:style-name="KrymRusItalic">* ********, ********</text:span><text:span text:style-name="KrymUkr"> – ******** ** ************, ********** * ************, ************. </text:span><text:span text:style-name="KrymRusBold">****** </text:span><text:span text:style-name="KrymRusItalic">* *******</text:span><text:span text:style-name="KrymUkr"> – </text:span><text:span text:style-name="KrymRusAux">*****.</text:span><text:span text:style-name="KrymUkr"> ******* * **********, ***********, </text:span><text:span text:style-name="KrymRusAux">***.</text:span><text:span text:style-name="KrymUkr"> ************, </text:span><text:span text:style-name="KrymRusAux">*****.</text:span><text:span text:style-name="KrymUkr"> *********, </text:span><text:span text:style-name="KrymRusAux">***.</text:span><text:span text:style-name="KrymUkr"> **********, ****** **********. </text:span><text:span text:style-name="KrymRusBold">******</text:span><text:span text:style-name="KrymRusItalic"> * ******, ***************, **************</text:span><text:span text:style-name="KrymUkr"> – ******** (**********) * *******, **********, **************. </text:span><text:span text:style-name="KrymRusBold">****** </text:span><text:span text:style-name="KrymRusItalic">* *************** *********</text:span><text:span text:style-name="KrymUkr"> (</text:span><text:span text:style-name="KrymRusItalic">*** *******</text:span><text:span text:style-name="KrymUkr">) – **************, ********* ***********. </text:span><text:span text:style-name="KrymRusBold">****** </text:span><text:span text:style-name="KrymRusItalic">* ********** *********</text:span><text:span text:style-name="KrymUkr"> – ********, *******. </text:span><text:span text:style-name="KrymRusBold">****** </text:span><text:span text:style-name="KrymRusItalic">* ********</text:span><text:span text:style-name="KrymUkr"> – *********, ********, *********, ********; 3) (</text:span><text:span text:style-name="KrymRusItalic">* *****, ******</text:span><text:span text:style-name="KrymUkr">) *******, ***********. [***** ****** (***********). **** *********** ********]; 4) (</text:span><text:span text:style-name="KrymRusItalic">* ****</text:span><text:span text:style-name="KrymUkr">) ********, *******, **********, ********, </text:span><text:soft-page-break/><text:span text:style-name="KrymUkr">********, *******, *********, ********, *********, **********. [******* ****** * ******* ** * ****-* ***** ** * * ******* ******. ***, ** **** * ******** ********** * *****’***]; (</text:span><text:span text:style-name="KrymRusItalic">**** ********</text:span><text:span text:style-name="KrymUkr">) **********, *********.</text:span></text:p>
      <text:p text:style-name="KrymPar"><text:span text:style-name="KrymRusBold">*********</text:span><text:span text:style-name="KrymUkr"> – 1) **********; 2) (</text:span><text:span text:style-name="KrymRusItalic">* ****</text:span><text:span text:style-name="KrymUkr">) *********, *********, ****, *********, </text:span><text:span text:style-name="KrymRusAux">***.</text:span><text:span text:style-name="KrymUkr"> *******, *********, *********.</text:span></text:p>
      <text:p text:style-name="KrymPar"><text:span text:style-name="KrymRusBold">********</text:span><text:span text:style-name="KrymUkr"> – *********, **** (</text:span><text:span text:style-name="KrymRusAux">*. </text:span><text:span text:style-name="KrymUkr">*****), *******, **********, **********, ****** (</text:span><text:span text:style-name="KrymRusAux">***.</text:span><text:span text:style-name="KrymUkr">). [** ******* ** *********** ******* *****].</text:span><text:span text:style-name="KrymRusItalic"> ***. </text:span><text:span text:style-name="KrymRusBold">******.</text:span></text:p>
      <text:p text:style-name="KrymPar"><text:span text:style-name="KrymRusBold">**********</text:span><text:span text:style-name="KrymUkr"> – ***********, *********, ***********, **********. [********* **** (*. ****.)].</text:span></text:p>
      <text:p text:style-name="KrymPar"><text:span text:style-name="KrymRusBold">*. *********, *******</text:span><text:span text:style-name="KrymUkr"> – ************, **********.</text:span></text:p>
      <text:p text:style-name="KrymPar"><text:span text:style-name="KrymRusBold">**. *********, *******</text:span><text:span text:style-name="KrymUkr"> – ******** (*******) * ********, *********** ** * ***********.</text:span></text:p>
      <text:p text:style-name="KrymPar"><text:span text:style-name="KrymRusBold">*******</text:span><text:span text:style-name="KrymUkr"> – *************, ***********.</text:span></text:p>
      <text:p text:style-name="KrymPar"><text:span text:style-name="KrymRusBold">************, **********</text:span><text:span text:style-name="KrymUkr"> – **********, ***********.</text:span></text:p>
      <text:p text:style-name="KrymPar"><text:span text:style-name="KrymRusBold">***********, *********, ********</text:span><text:span text:style-name="KrymUkr"> – *********, ********, **********, ******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**), ************ (</text:span><text:span text:style-name="KrymRusAux">*. </text:span><text:span text:style-name="KrymUkr">-*****).</text:span></text:p>
      <text:p text:style-name="KrymPar"><text:span text:style-name="KrymRusBold">*******</text:span><text:span text:style-name="KrymUkr"> – ********, ***********, **********. </text:span><text:span text:style-name="KrymRusBold">******* </text:span><text:span text:style-name="KrymRusItalic">*****, ****</text:span><text:span text:style-name="KrymUkr"> – ********* (*******, ***********) ****, *****. </text:span><text:span text:style-name="KrymRusBold">******* </text:span><text:span text:style-name="KrymRusItalic">****, *****</text:span><text:span text:style-name="KrymUkr"> – ********** *****, ******.</text:span></text:p>
      <text:p text:style-name="KrymPar"><text:span text:style-name="KrymRusBold">******,</text:span><text:span text:style-name="KrymRusItalic"> **. </text:span><text:span text:style-name="KrymRusBold">********.</text:span></text:p>
      <text:p text:style-name="KrymPar"><text:span text:style-name="KrymRusBold">**********</text:span><text:span text:style-name="KrymUkr"> – 1) ********** (* ***** *****); 2) *********** ** *******.</text:span></text:p>
      <text:p text:style-name="KrymPar"><text:span text:style-name="KrymRusBold">********, ********</text:span><text:span text:style-name="KrymUkr"> – *******, ********, *******, *********, ** ******* ***. </text:span><text:span text:style-name="KrymRusItalic">** </text:span><text:span text:style-name="KrymRusBold">********</text:span><text:span text:style-name="KrymUkr">, </text:span><text:span text:style-name="KrymRusItalic">** </text:span><text:span text:style-name="KrymRusBold">********</text:span><text:span text:style-name="KrymUkr"> – ** ********, ** *********. </text:span><text:span text:style-name="KrymRusItalic">***** *** </text:span><text:span text:style-name="KrymRusBold">********</text:span><text:span text:style-name="KrymUkr">? – ***** ** ******** (*********)?</text:span></text:p>
      <text:p text:style-name="KrymPar"><text:span text:style-name="KrymRusBold">*********</text:span><text:span text:style-name="KrymUkr"> – ************, *********.</text:span></text:p>
      <text:p text:style-name="KrymPar"><text:span text:style-name="KrymRusBold">***********</text:span><text:span text:style-name="KrymUkr"> – **************, *****-*********. [****** *****-*********]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</text:span><text:span text:style-name="KrymUkr"> – 1) (</text:span><text:span text:style-name="KrymRusAux">***.</text:span><text:span text:style-name="KrymRusItalic"> *****</text:span><text:span text:style-name="KrymUkr">) *******, ********. [** ****, ** *******. ************ ******** (*****.)]. </text:span><text:span text:style-name="KrymRusBold">******* </text:span><text:span text:style-name="KrymRusItalic">**********</text:span><text:span text:style-name="KrymUkr"> – *************. </text:span><text:span text:style-name="KrymRusBold">*. </text:span><text:span text:style-name="KrymRusItalic">*********</text:span><text:span text:style-name="KrymUkr"> (</text:span><text:span text:style-name="KrymRusItalic">***************</text:span><text:span text:style-name="KrymUkr">) – **********. </text:span><text:span text:style-name="KrymRusBold">*. </text:span><text:span text:style-name="KrymRusItalic">***********, *********</text:span><text:span text:style-name="KrymUkr"> – ***********, **********. </text:span><text:span text:style-name="KrymRusBold">*. </text:span><text:span text:style-name="KrymRusItalic">********</text:span><text:span text:style-name="KrymUkr"> – ********** *****. </text:span><text:span text:style-name="KrymRusBold">*. </text:span><text:span text:style-name="KrymRusItalic">********</text:span><text:span text:style-name="KrymUkr"> – ***********.</text:span><text:span text:style-name="KrymRusItalic"> ****** **** * </text:span><text:span text:style-name="KrymRusBold">*******</text:span><text:span text:style-name="KrymUkr"> – ******* ***** * *****, **********. </text:span><text:span text:style-name="KrymRusItalic">*********** </text:span><text:span text:style-name="KrymRusBold">*******</text:span><text:span text:style-name="KrymUkr"> – ***********, (**********) ********; 2) (</text:span><text:span text:style-name="KrymRusAux">***.</text:span><text:span text:style-name="KrymRusItalic"> ****.</text:span><text:span text:style-name="KrymUkr">) – *********(*), ********, ******, *******. [* ** ***** ********** ******, ** *** * ****** ************* (****.). ****** ******* ***** ****** ********. ** **** * ** ******** ********** *** ****** (*****.)]. </text:span><text:span text:style-name="KrymRusBold">*******</text:span><text:span text:style-name="KrymUkr"> (</text:span><text:span text:style-name="KrymRusItalic">******</text:span><text:span text:style-name="KrymUkr">) </text:span><text:span text:style-name="KrymRusItalic">*** ** *****</text:span><text:span text:style-name="KrymUkr"> – ******* *** ** *****; 3) (</text:span><text:span text:style-name="KrymRusAux">****.</text:span><text:span text:style-name="KrymUkr">) </text:span><text:span text:style-name="KrymRusBold">*******</text:span><text:span text:style-name="KrymUkr">! – ******! ********! [***, ********! **** *******, **** ***** ** *****! *******!* – ******* *******, * ******** ********* ** ********]. </text:span><text:span text:style-name="KrymRusItalic">********* ** *******</text:span><text:span text:style-name="KrymUkr"> – ***! **! </text:span><text:span text:style-name="KrymRusItalic">*****. ** *****</text:span><text:span text:style-name="KrymUkr"> – ***! (</text:span><text:span text:style-name="KrymRusAux">****.</text:span><text:span text:style-name="KrymUkr">) *****! *****! ******!</text:span></text:p>
      <text:p text:style-name="KrymPar"><text:span text:style-name="KrymRusBold">********</text:span><text:span text:style-name="KrymUkr"> – **********, ********, ******, ********, *********. </text:span><text:span text:style-name="KrymRusBold">********</text:span><text:span text:style-name="KrymRusItalic"> *****, </text:span><text:span text:style-name="KrymRusBold">********</text:span><text:span text:style-name="KrymRusItalic"> ****</text:span><text:span text:style-name="KrymUkr"> – ************, ***********, ** *****. </text:span><text:span text:style-name="KrymRusItalic">**** </text:span><text:span text:style-name="KrymRusBold">********</text:span><text:span text:style-name="KrymUkr"> – ***** ** *******, ******* ******. </text:span><text:span text:style-name="KrymRusItalic">***** </text:span><text:span text:style-name="KrymRusBold">********</text:span><text:span text:style-name="KrymUkr"> – ********* ******. </text:span><text:span text:style-name="KrymRusItalic">**** **** </text:span><text:span text:style-name="KrymRusBold">********</text:span><text:span text:style-name="KrymUkr"> – ***** ****** ******* *****. </text:span><text:span text:style-name="KrymRusItalic">*********** </text:span><text:span text:style-name="KrymRusBold">********</text:span><text:span text:style-name="KrymRusItalic"> (******)</text:span><text:span text:style-name="KrymUkr"> – ***** *****. </text:span><text:span text:style-name="KrymRusItalic">******** *** </text:span><text:span text:style-name="KrymRusBold">********</text:span><text:span text:style-name="KrymRusItalic"> ******</text:span><text:span text:style-name="KrymUkr"> – ******* ***** ** ***** ********. </text:span><text:span text:style-name="KrymRusItalic">**** </text:span><text:span text:style-name="KrymRusBold">********</text:span><text:span text:style-name="KrymUkr"> – ********* ******** ********, *********.</text:span></text:p>
      <text:p text:style-name="KrymPar"><text:span text:style-name="KrymRusBold">***********, ***********</text:span><text:span text:style-name="KrymUkr"> – ***********, *********, *******, ******, (*)******, ** *********.</text:span></text:p>
      <text:p text:style-name="KrymPar"><text:span text:style-name="KrymRusBold">*********</text:span><text:span text:style-name="KrymUkr"> – ********** (*****).</text:span></text:p>
      <text:p text:style-name="KrymPar"><text:span text:style-name="KrymRusBold">********, ********</text:span><text:span text:style-name="KrymRusItalic"> *****, ******</text:span><text:span text:style-name="KrymUkr"> – *********, ********, *********, ************, ********* ****, *******, ************, *********** ** *****. [******** * ****** ***** ****]. </text:span><text:span text:style-name="KrymRusBold">*-**** </text:span><text:span text:style-name="KrymRusItalic">*******</text:span><text:span text:style-name="KrymUkr"> – *************, **********, **************, ***********, **’******* ******. </text:span><text:span text:style-name="KrymRusBold">********** </text:span><text:span text:style-name="KrymRusItalic">******</text:span><text:span text:style-name="KrymUkr">, </text:span><text:span text:style-name="KrymRusItalic">****</text:span><text:span text:style-name="KrymUkr"> – ********** *******.</text:span></text:p>
      <text:p text:style-name="KrymPar"><text:span text:style-name="KrymRusBold">***************, *************,</text:span><text:span text:style-name="KrymRusItalic"> **. </text:span><text:span text:style-name="KrymRusBold">****************.</text:span></text:p>
      <text:p text:style-name="KrymPar"><text:span text:style-name="KrymRusBold">************</text:span><text:span text:style-name="KrymUkr"> – *********. </text:span><text:span text:style-name="KrymRusItalic">***********, ********** </text:span><text:span text:style-name="KrymRusBold">************</text:span><text:span text:style-name="KrymUkr"> – ********** (*********, *******, ********) ********* ** *****, *********, ********* *****. </text:span><text:span text:style-name="KrymRusItalic">***********, ********** ** **** ******* </text:span><text:span text:style-name="KrymRusBold">************</text:span><text:span text:style-name="KrymUkr"> – (*****) ********, ******** *****, *********, ****** ** ***** (** ******) </text:span><text:soft-page-break/><text:span text:style-name="KrymUkr">*****, ******** * *****, * ****** *****. [*** ****** ******** *****]. </text:span><text:span text:style-name="KrymRusItalic">********** ** **** ********** </text:span><text:span text:style-name="KrymRusBold">************</text:span><text:span text:style-name="KrymUkr"> – ******* ******** *****. </text:span><text:span text:style-name="KrymRusItalic">** ******* </text:span><text:span text:style-name="KrymRusBold">************</text:span><text:span text:style-name="KrymUkr"> – * *********** *********.</text:span></text:p>
      <text:p text:style-name="KrymPar"><text:span text:style-name="KrymRusBold">******************</text:span><text:span text:style-name="KrymUkr"> – ************ (</text:span><text:span text:style-name="KrymRusAux">*. </text:span><text:span text:style-name="KrymUkr">-*****).</text:span><text:span text:style-name="KrymRusItalic"> ***. </text:span><text:span text:style-name="KrymRusBold">****************.</text:span></text:p>
      <text:p text:style-name="KrymPar"><text:span text:style-name="KrymRusBold">****************</text:span><text:span text:style-name="KrymUkr"> – **********.</text:span><text:span text:style-name="KrymRusItalic"> ***. </text:span><text:span text:style-name="KrymRusBold">**************.</text:span></text:p>
      <text:p text:style-name="KrymPar"><text:span text:style-name="KrymRusBold">********, *****,</text:span><text:span text:style-name="KrymRusItalic"> **. </text:span><text:span text:style-name="KrymRusBold">********, ********.</text:span></text:p>
      <text:p text:style-name="KrymPar"><text:span text:style-name="KrymRusBold">**********, ********</text:span><text:span text:style-name="KrymUkr"> – 1) (</text:span><text:span text:style-name="KrymRusItalic">*******</text:span><text:span text:style-name="KrymUkr">) **********, ********, **’*******; (</text:span><text:span text:style-name="KrymRusItalic">*******</text:span><text:span text:style-name="KrymUkr">) **********, **’*******, **’********; (</text:span><text:span text:style-name="KrymRusItalic">**********</text:span><text:span text:style-name="KrymUkr">) **************, ************, *************; (</text:span><text:span text:style-name="KrymRusItalic">******</text:span><text:span text:style-name="KrymUkr">) *’*******. [******* *’***** * ****** *******]; (</text:span><text:span text:style-name="KrymRusItalic">* ********</text:span><text:span text:style-name="KrymUkr">) *’********, *’*******, (</text:span><text:span text:style-name="KrymRusAux">* ******</text:span><text:span text:style-name="KrymUkr">) ***’********. [******** ** * ******* ***’********]; 2) ********* ** ******, *********.</text:span></text:p>
      <text:p text:style-name="KrymPar"><text:span text:style-name="KrymRusBold">********, ********,</text:span><text:span text:style-name="KrymRusItalic"> **. </text:span><text:span text:style-name="KrymRusBold">**********, ****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*, *********</text:span><text:span text:style-name="KrymUkr"> – ***********, *********, ************, **********. </text:span><text:span text:style-name="KrymRusBold">-*** </text:span><text:span text:style-name="KrymRusItalic">* ******, ******</text:span><text:span text:style-name="KrymUkr"> – ********** ** ********, *************, ***************.</text:span></text:p>
      <text:p text:style-name="KrymPar"><text:span text:style-name="KrymRusBold">**********, -**, ********, -**</text:span><text:span text:style-name="KrymUkr"> – **********, -**, ********, -**, ***********, -**, *********, -**. </text:span><text:span text:style-name="KrymRusBold">-*** </text:span><text:span text:style-name="KrymRusItalic">* ******, ******, *****</text:span><text:span text:style-name="KrymUkr"> – ********* (*********) * ******* (** ********), * ****** (** ******), ************, -**, **************, -**, ************, -**. </text:span><text:span text:style-name="KrymRusBold">**********, *********** </text:span><text:span text:style-name="KrymRusItalic">* ******, ******</text:span><text:span text:style-name="KrymUkr"> – ********** ** ********, ***************.</text:span></text:p>
      <text:p text:style-name="KrymPar"><text:span text:style-name="KrymRusBold">********</text:span><text:span text:style-name="KrymUkr"> – ********, *********.</text:span></text:p>
      <text:p text:style-name="KrymPar"><text:span text:style-name="KrymRusBold">**********, ********</text:span><text:span text:style-name="KrymUkr"> – ********, ******, ********, *(**)******, ********, *********, **********, ********, ************, **********, ********, ******* * *****. </text:span><text:span text:style-name="KrymRusBold">************ </text:span><text:span text:style-name="KrymRusItalic">* ****</text:span><text:span text:style-name="KrymUkr"> – ************, *********, *******, ************. [****** ** ****** ***********, – ****** * ***** ***** *******].</text:span><text:span text:style-name="KrymRusItalic"> **. </text:span><text:span text:style-name="KrymRusBold">*******.</text:span></text:p>
      <text:p text:style-name="KrymPar"><text:span text:style-name="KrymRusBold">************, **********</text:span><text:span text:style-name="KrymUkr"> – ********, *********, **************, ************.</text:span></text:p>
      <text:p text:style-name="KrymPar"><text:span text:style-name="KrymRusBold">***********</text:span><text:span text:style-name="KrymUkr"> – ******* *******, **********, *********.</text:span></text:p>
      <text:p text:style-name="KrymPar"><text:span text:style-name="KrymRusBold">**********, ********, *********</text:span><text:span text:style-name="KrymUkr"> – ******, *******, ********, *********, ********, *********, ********, *******; (</text:span><text:span text:style-name="KrymRusAux">* ******</text:span><text:span text:style-name="KrymUkr">) **********, ***********.</text:span></text:p>
      <text:p text:style-name="KrymPar"><text:span text:style-name="KrymRusBold">******</text:span><text:span text:style-name="KrymUkr"> – *****, *****, ******, *******.</text:span></text:p>
      <text:p text:style-name="KrymPar"><text:span text:style-name="KrymRusBold">************, **********</text:span><text:span text:style-name="KrymUkr"> – ************, **********, ***********, *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, -**, *******, -**</text:span><text:span text:style-name="KrymUkr"> – *********, -**, ********, -**; (</text:span><text:span text:style-name="KrymRusAux">* ******</text:span><text:span text:style-name="KrymUkr">) ***********, -**. </text:span><text:span text:style-name="KrymRusBold">***********</text:span><text:span text:style-name="KrymUkr"> – **********.</text:span></text:p>
      <text:p text:style-name="KrymPar"><text:span text:style-name="KrymRusBold">*********</text:span><text:span text:style-name="KrymUkr"> – 1) *******, ******. [*******-** ****** * ****** * ******* *’********* ******* (*****.). ********* ****** ******* ********** ********* *******]. </text:span><text:span text:style-name="KrymRusBold">*********</text:span><text:span text:style-name="KrymRusItalic"> ********* * ****</text:span><text:span text:style-name="KrymUkr"> – ****** ********** ** *****; 2) (</text:span><text:span text:style-name="KrymRusItalic">* ***</text:span><text:span text:style-name="KrymUkr">) ** ******, ** ***(*)****, ** *********. [******* ** ********].</text:span></text:p>
      <text:p text:style-name="KrymPar"><text:span text:style-name="KrymRusBold">****** </text:span><text:span text:style-name="KrymRusItalic">** ****-****</text:span><text:span text:style-name="KrymUkr"> – ** **, ** *******, ** ******. [** ** ******]. </text:span><text:span text:style-name="KrymRusBold">****** </text:span><text:span text:style-name="KrymRusItalic">** ***</text:span><text:span text:style-name="KrymUkr"> – ** **. [*******-******** ** ** ***** ******]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, ******</text:span><text:span text:style-name="KrymUkr"> – *********, *****[*]***, ***********, *******[*]***.</text:span></text:p>
      <text:p text:style-name="KrymPar"><text:span text:style-name="KrymRusBold">********</text:span><text:span text:style-name="KrymUkr"> – ********, **********.</text:span></text:p>
      <text:p text:style-name="KrymPar"><text:span text:style-name="KrymRusBold">*********</text:span><text:span text:style-name="KrymUkr"> – ********, ********, *******.</text:span></text:p>
      <text:p text:style-name="KrymPar"><text:span text:style-name="KrymRusBold">****’***</text:span><text:span text:style-name="KrymUkr"> – ********.</text:span><text:span text:style-name="KrymRusItalic"> *** *** ** </text:span><text:span text:style-name="KrymRusBold">****’***</text:span><text:span text:style-name="KrymUkr"> – ** ***** ** ********, ****** *** ** ********.</text:span></text:p>
      <text:p text:style-name="KrymPar"><text:span text:style-name="KrymRusBold">****, **********</text:span><text:span text:style-name="KrymUkr"> – **********, **********, ******.</text:span></text:p>
      <text:p text:style-name="KrymPar"><text:span text:style-name="KrymRusBold">***********</text:span><text:span text:style-name="KrymUkr"> – ***********, ******, **********.</text:span></text:p>
      <text:p text:style-name="KrymPar"><text:span text:style-name="KrymRusBold">**********, *********,</text:span><text:span text:style-name="KrymRusItalic"> **. </text:span><text:span text:style-name="KrymRusBold">************, ***********.</text:span></text:p>
      <text:p text:style-name="KrymPar"><text:span text:style-name="KrymRusBold">*******</text:span><text:span text:style-name="KrymUkr"> – *******, **********, *******, ****, ****-****, ** ********, ** *****, *******, ********, ** *** *****. [******* * ****** ******, ** **** * *** ******, ** * ** ****-**** ********** (****.). </text:span><text:soft-page-break/><text:span text:style-name="KrymUkr">****** ******** ** ****** *******, * ** ***** ******* ** **** ** ******* (*****). ** ***** ********* – ******** ************ (****.). *** ** *** *****]. </text:span><text:span text:style-name="KrymRusItalic">** </text:span><text:span text:style-name="KrymRusBold">*******</text:span><text:span text:style-name="KrymUkr"> – *********.</text:span></text:p>
      <text:p text:style-name="KrymPar"><text:span text:style-name="KrymRusBold">************</text:span><text:span text:style-name="KrymUkr"> – ************ ** *********, ******* ******, *************.</text:span></text:p>
      <text:p text:style-name="KrymPar"><text:span text:style-name="KrymRusBold">**********,</text:span><text:span text:style-name="KrymRusItalic"> **. </text:span><text:span text:style-name="KrymRusBold">****.</text:span></text:p>
      <text:p text:style-name="KrymPar"><text:span text:style-name="KrymRusBold">*************</text:span><text:span text:style-name="KrymUkr"> – ***************, ****************.</text:span></text:p>
      <text:p text:style-name="KrymPar"><text:span text:style-name="KrymRusBold">*********</text:span><text:span text:style-name="KrymUkr"> – ************, ** ********* *******.</text:span></text:p>
      <text:p text:style-name="KrymPar"><text:span text:style-name="KrymRusBold">***********</text:span><text:span text:style-name="KrymUkr"> – *********, *** *******, ** **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</text:span><text:span text:style-name="KrymUkr"> – ***********.</text:span></text:p>
      <text:p text:style-name="KrymPar"><text:span text:style-name="KrymRusBold">*******</text:span><text:span text:style-name="KrymUkr"> – ** *****, ** *****, ** *****. </text:span><text:span text:style-name="KrymRusItalic">**</text:span><text:span text:style-name="KrymRusBold">*******</text:span><text:span text:style-name="KrymUkr"> – ** ** *****, ** ** *****. </text:span><text:span text:style-name="KrymRusItalic">**</text:span><text:span text:style-name="KrymRusBold">******* </text:span><text:span text:style-name="KrymRusItalic">*******</text:span><text:span text:style-name="KrymUkr"> – ** ** ***** ********, (</text:span><text:span text:style-name="KrymRusItalic">*********</text:span><text:span text:style-name="KrymUkr">) ***********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*</text:span><text:span text:style-name="KrymUkr"> – *********, *********, **********, *********, *******. [********* ********** ***** ****** ****** ** ******** (***.)].</text:span></text:p>
      <text:p text:style-name="KrymPar"><text:span text:style-name="KrymRusBold">*********</text:span><text:span text:style-name="KrymUkr"> – **********, ***********. [******* ** ***** – **** *********].</text:span></text:p>
      <text:p text:style-name="KrymPar"><text:span text:style-name="KrymRusBold">******</text:span><text:span text:style-name="KrymUkr"> – ******, ****, *******, * **** ***, ***** * ***, ** *****. </text:span><text:span text:style-name="KrymRusItalic">**** </text:span><text:span text:style-name="KrymRusBold">******</text:span><text:span text:style-name="KrymUkr"> (</text:span><text:span text:style-name="KrymRusItalic">** ******, *****</text:span><text:span text:style-name="KrymUkr">) – ***** * *****, ** *****, ** *********.</text:span></text:p>
      <text:p text:style-name="KrymPar"><text:span text:style-name="KrymRusBold">*************</text:span><text:span text:style-name="KrymUkr"> – *******, ******, *******, *******, *********, *********; (</text:span><text:span text:style-name="KrymRusItalic">**********</text:span><text:span text:style-name="KrymUkr">) **-*****. [** *** ****** ** *********, *** **-***** **********].</text:span></text:p>
      <text:p text:style-name="KrymPar"><text:span text:style-name="KrymRusBold">*********</text:span><text:span text:style-name="KrymUkr"> – *******, ********, ********, **********, * *********.</text:span></text:p>
      <text:p text:style-name="KrymPar"><text:span text:style-name="KrymRusBold">********</text:span><text:span text:style-name="KrymUkr"> – ********, **(*)*******, ***********.</text:span></text:p>
      <text:p text:style-name="KrymPar"><text:span text:style-name="KrymRusBold">******* </text:span><text:span text:style-name="KrymRusItalic">***</text:span><text:span text:style-name="KrymUkr"> – ***** **** ******, (</text:span><text:span text:style-name="KrymRusItalic">*******</text:span><text:span text:style-name="KrymUkr">) ******** *****. [*** ******** ******** *** ** ***** ****** (**. ***.)].</text:span></text:p>
      <text:p text:style-name="KrymPar"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*, ***********</text:span><text:span text:style-name="KrymUkr"> – ************, ************, ***********, ***********.</text:span></text:p>
      <text:p text:style-name="KrymPar"><text:span text:style-name="KrymRusBold">************, -**, **********, -**, *********, -**</text:span><text:span text:style-name="KrymUkr"> – ***********, -**, **********, -**, **********, -**, *********, -**. </text:span><text:span text:style-name="KrymRusBold">************</text:span><text:span text:style-name="KrymUkr"> – ************.</text:span></text:p>
      <text:p text:style-name="KrymPar"><text:span text:style-name="KrymRusBold">*******</text:span><text:span text:style-name="KrymUkr"> – 1) **********, * ******* ***, **********, ** ******* *****. </text:span><text:span text:style-name="KrymRusItalic">************ </text:span><text:span text:style-name="KrymRusBold">*******</text:span><text:span text:style-name="KrymUkr"> – ****** **********; 2) </text:span><text:span text:style-name="KrymRusAux">****.</text:span><text:span text:style-name="KrymUkr"> (</text:span><text:span text:style-name="KrymRusItalic">********* ** *******</text:span><text:span text:style-name="KrymUkr">) – ******! (</text:span><text:span text:style-name="KrymRusItalic">***. ** *****</text:span><text:span text:style-name="KrymUkr">) – *****!</text:span></text:p>
      <text:p text:style-name="KrymPar"><text:span text:style-name="KrymRusBold">*****</text:span><text:span text:style-name="KrymUkr"> – ** ***, ** *****, ** ******, ** ******, ** ********. [********* **** ** *****].</text:span></text:p>
      <text:p text:style-name="KrymPar"><text:span text:style-name="KrymRusBold">******</text:span><text:span text:style-name="KrymUkr"> – ********, *****, *******, ** **. </text:span><text:span text:style-name="KrymRusBold">****** </text:span><text:span text:style-name="KrymRusItalic">** *********</text:span><text:span text:style-name="KrymUkr"> – ** ** ******** ******. </text:span><text:span text:style-name="KrymRusItalic">*********** </text:span><text:span text:style-name="KrymRusBold">******</text:span><text:span text:style-name="KrymUkr"> – ***** *****.</text:span></text:p>
      <text:p text:style-name="KrymPar"><text:span text:style-name="KrymRusBold">*********</text:span><text:span text:style-name="KrymUkr"> – ** ******. [** ***** ******-** ** ******]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</text:span><text:span text:style-name="KrymUkr"> – ************.</text:span></text:p>
      <text:p text:style-name="KrymPar"><text:span text:style-name="KrymRusBold">*********</text:span><text:span text:style-name="KrymUkr"> – *******, ************, ********.</text:span></text:p>
      <text:p text:style-name="KrymPar"><text:span text:style-name="KrymRusBold">***********</text:span><text:span text:style-name="KrymUkr"> – **********, *********.</text:span></text:p>
      <text:p text:style-name="KrymPar"><text:span text:style-name="KrymRusBold">************* </text:span><text:span text:style-name="KrymRusItalic">****</text:span><text:span text:style-name="KrymUkr"> – ********* ****, ** [*] ******** ****, ****** **, ***** **, ** *****. [***** *** ***** *********. ***** **** ****** ***** *******. ** ******* ***** ********* ******* *********-****’******* ***** (***.)].</text:span></text:p>
      <text:p text:style-name="KrymPar"><text:span text:style-name="KrymRusBold">**********</text:span><text:span text:style-name="KrymUkr"> – ********, *********.</text:span></text:p>
      <text:p text:style-name="KrymPar"><text:span text:style-name="KrymRusBold">***********</text:span><text:span text:style-name="KrymUkr"> – *********, *********, **********.</text:span></text:p>
      <text:p text:style-name="KrymPar"><text:span text:style-name="KrymRusBold">*****</text:span><text:span text:style-name="KrymUkr"> – 1) ** ******, ** ******, ** *********, ** ********. [********* ** ***** ***** ** ******]; 2) ** ****, *******, ** ******** ***, *** ******. [******* ******* *’**** ** **** (*. ***.). ******* ****** ** ******** ***, *** ******].</text:span></text:p>
      <text:p text:style-name="KrymPar"><text:span text:style-name="KrymRusBold">********. </text:span><text:span text:style-name="KrymRusItalic">********* </text:span><text:span text:style-name="KrymRusBold">********</text:span><text:span text:style-name="KrymUkr"> – ********* * *******, ***********, *************, ********* * ******, ******** * *******.</text:span></text:p>
      <text:p text:style-name="KrymPar"><text:span text:style-name="KrymRusBold">*********</text:span><text:span text:style-name="KrymUkr"> – *******, *********.</text:span></text:p>
      <text:p text:style-name="KrymPar"><text:soft-page-break/><text:span text:style-name="KrymRusBold">***********, **********</text:span><text:span text:style-name="KrymUkr"> – **********, **********.</text:span></text:p>
      <text:p text:style-name="KrymPar"><text:span text:style-name="KrymRusBold">********, **********</text:span><text:span text:style-name="KrymUkr"> – *********, ********.</text:span></text:p>
      <text:p text:style-name="KrymPar"><text:span text:style-name="KrymRusBold">**********</text:span><text:span text:style-name="KrymUkr"> – ** *********, ** ******* ***************, ** **-*’**********.</text:span></text:p>
      <text:p text:style-name="KrymPar"><text:span text:style-name="KrymRusBold">************</text:span><text:span text:style-name="KrymUkr"> – ** **-*********, ** **-*************.</text:span></text:p>
      <text:p text:style-name="KrymPar"><text:span text:style-name="KrymRusBold">********</text:span><text:span text:style-name="KrymUkr"> – ******, * ***, * ******, * * *** (</text:span><text:span text:style-name="KrymRusAux">*** **** ****** * ****** *****</text:span><text:span text:style-name="KrymUkr">), ********. [* * ***, ******* ** ***** *******. ***, ********, ****** * ** ******].</text:span></text:p>
      <text:p text:style-name="KrymPar"><text:span text:style-name="KrymRusBold">***********, **********</text:span><text:span text:style-name="KrymUkr"> – ***********, *********, ***********, **********, ************, **********, </text:span><text:span text:style-name="KrymRusAux">***.</text:span><text:span text:style-name="KrymUkr"> ***********; (</text:span><text:span text:style-name="KrymRusAux">* ******</text:span><text:span text:style-name="KrymUkr">) *************, *************.</text:span></text:p>
      <text:p text:style-name="KrymPar"><text:span text:style-name="KrymRusBold">*************, ******</text:span><text:span text:style-name="KrymUkr"> – *************, *************, ******.</text:span></text:p>
      <text:p text:style-name="KrymPar"><text:span text:style-name="KrymRusBold">************, **********, **********</text:span><text:span text:style-name="KrymUkr"> – ************, **********, ************, **********. </text:span><text:span text:style-name="KrymRusBold">***********</text:span><text:span text:style-name="KrymUkr"> – ***********, ***********.</text:span></text:p>
      <text:p text:style-name="KrymPar"><text:span text:style-name="KrymRusBold">******</text:span><text:span text:style-name="KrymUkr"> – *************, **-*****.</text:span></text:p>
      <text:p text:style-name="KrymPar"><text:span text:style-name="KrymRusBold">**********</text:span><text:span text:style-name="KrymUkr"> – ***********, (</text:span><text:span text:style-name="KrymRusAux">****</text:span><text:span text:style-name="KrymUkr">) **********.</text:span></text:p>
      <text:p text:style-name="KrymPar"><text:span text:style-name="KrymRusBold">*********, -**, ******, -**</text:span><text:span text:style-name="KrymUkr"> – **********, -**, *********, -**, (</text:span><text:span text:style-name="KrymRusAux">****</text:span><text:span text:style-name="KrymUkr">) *********, -**, ********, -**. </text:span><text:span text:style-name="KrymRusBold">***********</text:span><text:span text:style-name="KrymUkr"> – ***********.</text:span></text:p>
      <text:p text:style-name="KrymPar"><text:span text:style-name="KrymRusBold">*********</text:span><text:span text:style-name="KrymRusItalic"> * </text:span><text:span text:style-name="KrymRusBold">***********, *******</text:span><text:span text:style-name="KrymUkr"> – *********, ********. </text:span><text:span text:style-name="KrymRusBold">***********</text:span><text:span text:style-name="KrymUkr"> – **********.</text:span></text:p>
      <text:p text:style-name="KrymPar"><text:span text:style-name="KrymRusBold">************</text:span><text:span text:style-name="KrymUkr"> – ***********, ************.</text:span></text:p>
      <text:p text:style-name="KrymPar"><text:span text:style-name="KrymRusBold">******</text:span><text:span text:style-name="KrymUkr"> – 1) *******, ******; 2) ********. [* ********, ***** ***** **********!]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, **********. [***** ******* *******, ** * * ******* ** *********].</text:span></text:p>
      <text:p text:style-name="KrymPar"><text:span text:style-name="KrymRusBold">******,</text:span><text:span text:style-name="KrymRusItalic"> **. </text:span><text:span text:style-name="KrymRusBold">*********.</text:span></text:p>
      <text:p text:style-name="KrymPar"><text:span text:style-name="KrymRusBold">**********</text:span><text:span text:style-name="KrymUkr"> – ********* * ******** (*********) *******.</text:span></text:p>
      <text:p text:style-name="KrymPar"><text:span text:style-name="KrymRusBold">*****</text:span><text:span text:style-name="KrymUkr"> – 1) *****; 2) </text:span><text:span text:style-name="KrymRusItalic">**. </text:span><text:span text:style-name="KrymRusBold">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, *********</text:span><text:span text:style-name="KrymUkr"> – ********, ********, *********, *********. [** ********* * ***** ********* (****.)]. </text:span><text:span text:style-name="KrymRusBold">*-***, -*** </text:span><text:span text:style-name="KrymRusItalic">*****</text:span><text:span text:style-name="KrymUkr"> – ********, **’***** *******. </text:span><text:span text:style-name="KrymRusBold">-****, -**** </text:span><text:span text:style-name="KrymRusItalic">***** * *****</text:span><text:span text:style-name="KrymUkr"> – **********, ******** (*********) ******* * *****, *********** (*********) 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</text:span><text:span text:style-name="KrymUkr"> – ********. [***** ******* ********]. </text:span><text:span text:style-name="KrymRusBold">******* </text:span><text:span text:style-name="KrymRusItalic">******</text:span><text:span text:style-name="KrymUkr"> (</text:span><text:span text:style-name="KrymRusItalic">* *****</text:span><text:span text:style-name="KrymUkr">) – *********, -**.</text:span></text:p>
      <text:p text:style-name="KrymPar"><text:span text:style-name="KrymRusBold">*********, ***********</text:span><text:span text:style-name="KrymUkr"> – **********, ************.</text:span></text:p>
      <text:p text:style-name="KrymPar"><text:span text:style-name="KrymRusBold">**********, -**, ********, -**</text:span><text:span text:style-name="KrymUkr"> – ***********, -**, *********, -**. </text:span><text:span text:style-name="KrymRusBold">*-**</text:span><text:span text:style-name="KrymUkr"> – ***********, ***********, **********, ********, ************, **********, **’**********, **’********, ********, -**, *******, -**. [** ********** * ******* *******!].</text:span></text:p>
      <text:p text:style-name="KrymPar"><text:span text:style-name="KrymRusBold">****</text:span><text:span text:style-name="KrymUkr"> – 1) </text:span><text:span text:style-name="KrymRusItalic">**. </text:span><text:span text:style-name="KrymRusBold">*****</text:span><text:span text:style-name="KrymUkr">; 2) ******-********, **-************. </text:span><text:span text:style-name="KrymRusItalic">*********** </text:span><text:span text:style-name="KrymRusBold">****</text:span><text:span text:style-name="KrymRusItalic"> * ****</text:span><text:span text:style-name="KrymUkr"> – ********* ** ** ********.</text:span></text:p>
      <text:p text:style-name="KrymPar"><text:span text:style-name="KrymRusBold">*********</text:span><text:span text:style-name="KrymUkr"> – * ******** **********, *********, **********, ********. [*** * ********* ***** ***** * *******!].</text:span></text:p>
      <text:p text:style-name="KrymPar"><text:span text:style-name="KrymRusBold">**********, ********</text:span><text:span text:style-name="KrymUkr"> – 1) (</text:span><text:span text:style-name="KrymRusItalic">*****</text:span><text:span text:style-name="KrymUkr">) *’******* * ***** ******, ******** * ***** ****; 2) (</text:span><text:span text:style-name="KrymRusItalic">******</text:span><text:span text:style-name="KrymUkr">) – ********* (** *’******).</text:span></text:p>
      <text:p text:style-name="KrymPar"><text:span text:style-name="KrymRusBold">********</text:span><text:span text:style-name="KrymUkr"> – **’******.</text:span></text:p>
      <text:p text:style-name="KrymPar"><text:span text:style-name="KrymRusBold">*********</text:span><text:span text:style-name="KrymUkr"> – **’******.</text:span></text:p>
      <text:p text:style-name="KrymPar"><text:span text:style-name="KrymRusBold">********,</text:span><text:span text:style-name="KrymRusItalic"> **. </text:span><text:span text:style-name="KrymRusBold">********.</text:span></text:p>
      <text:p text:style-name="KrymPar"><text:span text:style-name="KrymRusBold">****</text:span><text:span text:style-name="KrymUkr"> – 1) ****** (</text:span><text:span text:style-name="KrymRusAux">**.</text:span><text:span text:style-name="KrymUkr"> ****[*]*******, </text:span><text:span text:style-name="KrymRusAux">**.</text:span><text:span text:style-name="KrymUkr"> *******, ***********), **********, -****, ********, -*****, *********, -****, ************, -****, ************, -****. </text:span><text:span text:style-name="KrymRusItalic">****** </text:span><text:span text:style-name="KrymRusBold">****</text:span><text:span text:style-name="KrymUkr"> – *********, ****** * *********. </text:span><text:span text:style-name="KrymRusItalic">******* </text:span><text:span text:style-name="KrymRusBold">****</text:span><text:span text:style-name="KrymUkr"> – ************** ******, ********* ******; </text:span><text:span text:style-name="KrymRusAux">****.</text:span><text:span text:style-name="KrymUkr"> ********. </text:span><text:span text:style-name="KrymRusItalic">**** </text:span><text:span text:style-name="KrymRusBold">******* </text:span><text:span text:style-name="KrymRusItalic">****</text:span><text:span text:style-name="KrymUkr"> – ***** ******** *****. </text:span><text:span text:style-name="KrymRusBold">****</text:span><text:span text:style-name="KrymRusItalic">-*******</text:span><text:span text:style-name="KrymUkr"> – (</text:span><text:span text:style-name="KrymRusItalic">*******</text:span><text:span text:style-name="KrymUkr">) ********. [*** ******* ******* ** ********, *** ** ****** ******* * ********, *** ** ******, ***** * *******]; 2) (</text:span><text:span text:style-name="KrymRusItalic">******</text:span><text:span text:style-name="KrymUkr">) ****; </text:span><text:span text:style-name="KrymRusAux">****.</text:span><text:span text:style-name="KrymUkr"> *******; 3) </text:span><text:span text:style-name="KrymRusItalic">**. </text:span><text:span text:style-name="KrymRusBold">******.</text:span></text:p>
      <text:p text:style-name="KrymPar"><text:soft-page-break/><text:span text:style-name="KrymRusBold">*******</text:span><text:span text:style-name="KrymUkr"> – ************, ********** (</text:span><text:span text:style-name="KrymRusAux">*. </text:span><text:span text:style-name="KrymUkr">-**), (</text:span><text:span text:style-name="KrymRusAux">****</text:span><text:span text:style-name="KrymUkr">) **********, ***********; (</text:span><text:span text:style-name="KrymRusItalic">****** ******</text:span><text:span text:style-name="KrymUkr">) *******, ********. [******* *** ** ******]. </text:span><text:span text:style-name="KrymRusItalic">****** </text:span><text:span text:style-name="KrymRusBold">******* </text:span><text:span text:style-name="KrymRusItalic">* ****-*.</text:span><text:span text:style-name="KrymUkr"> – *********** ***** *****, (</text:span><text:span text:style-name="KrymRusAux">*******.</text:span><text:span text:style-name="KrymUkr">) ********* ** ***** (******), (</text:span><text:span text:style-name="KrymRusItalic">***** ***</text:span><text:span text:style-name="KrymUkr">) ***** **** ** *****.</text:span></text:p>
      <text:p text:style-name="KrymPar"><text:span text:style-name="KrymRusBold">**********</text:span><text:span text:style-name="KrymUkr"> – ********, **********, ************. </text:span><text:span text:style-name="KrymRusBold">-** </text:span><text:span text:style-name="KrymRusItalic">********** * ****</text:span><text:span text:style-name="KrymUkr"> – *********** ****** *****. </text:span><text:span text:style-name="KrymRusBold">-** </text:span><text:span text:style-name="KrymRusItalic">*********** * ****</text:span><text:span text:style-name="KrymUkr"> – ******** ** (***) *****, **** ** *****.</text:span></text:p>
      <text:p text:style-name="KrymPar"><text:span text:style-name="KrymRusBold">*************</text:span><text:span text:style-name="KrymUkr"> – ********** (</text:span><text:span text:style-name="KrymRusAux">*. </text:span><text:span text:style-name="KrymUkr">-*****), ************.</text:span></text:p>
      <text:p text:style-name="KrymPar"><text:span text:style-name="KrymRusBold">***********</text:span><text:span text:style-name="KrymUkr"> – ********, ***********, **********, ************ *****. </text:span><text:span text:style-name="KrymRusBold">*********** </text:span><text:span text:style-name="KrymRusItalic">*********, ******** * ****</text:span><text:span text:style-name="KrymUkr"> – ******* ******* (****), ************ ** (******) *****. </text:span><text:span text:style-name="KrymRusItalic">**** ** </text:span><text:span text:style-name="KrymRusBold">***********</text:span><text:span text:style-name="KrymRusItalic"> ********** * ***</text:span><text:span text:style-name="KrymUkr"> – 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</text:span><text:span text:style-name="KrymUkr"> – *********** ** (******) *****, ********* ***** ** *****, (</text:span><text:span text:style-name="KrymRusItalic">*****</text:span><text:span text:style-name="KrymUkr">) *********** * ***.</text:span></text:p>
      <text:p text:style-name="KrymPar"><text:span text:style-name="KrymRusBold">**********</text:span><text:span text:style-name="KrymUkr"> – ********, ********, **************.</text:span></text:p>
      <text:p text:style-name="KrymPar"><text:span text:style-name="KrymRusBold">*********</text:span><text:span text:style-name="KrymUkr"> – ********, **-*********.</text:span></text:p>
      <text:p text:style-name="KrymPar"><text:span text:style-name="KrymRusBold">*******</text:span><text:span text:style-name="KrymUkr"> – *********, ******* (-**, -**).</text:span></text:p>
      <text:p text:style-name="KrymPar"><text:span text:style-name="KrymRusBold">**********</text:span><text:span text:style-name="KrymUkr"> – * *********, **********.</text:span></text:p>
      <text:p text:style-name="KrymPar"><text:span text:style-name="KrymRusBold">*********</text:span><text:span text:style-name="KrymUkr"> – ********, ******, ********, (</text:span><text:span text:style-name="KrymRusAux">***.</text:span><text:span text:style-name="KrymUkr">) **********. [****** ******* ********. ******* ****** ********** (******)].</text:span></text:p>
      <text:p text:style-name="KrymPar"><text:span text:style-name="KrymRusBold">*********</text:span><text:span text:style-name="KrymUkr"> – * *********, * *******, *********. [*’***** ***, ******** ***** ********* *********].</text:span></text:p>
      <text:p text:style-name="KrymPar"><text:span text:style-name="KrymRusBold">**********</text:span><text:span text:style-name="KrymUkr"> – ********, **-********.</text:span></text:p>
      <text:p text:style-name="KrymPar"><text:span text:style-name="KrymRusBold">********</text:span><text:span text:style-name="KrymUkr"> – * 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**</text:span><text:span text:style-name="KrymUkr"> – ********* ** ******* ******, ************, ************ (</text:span><text:span text:style-name="KrymRusAux">***.</text:span><text:span text:style-name="KrymUkr"> **********), ********.</text:span></text:p>
      <text:p text:style-name="KrymPar"><text:span text:style-name="KrymRusBold">*****************</text:span><text:span text:style-name="KrymUkr"> – ************** (</text:span><text:span text:style-name="KrymRusAux">*. </text:span><text:span text:style-name="KrymUkr">-*****), ************* (</text:span><text:span text:style-name="KrymRusAux">*. </text:span><text:span text:style-name="KrymUkr">-*****), ******** (</text:span><text:span text:style-name="KrymRusAux">*. </text:span><text:span text:style-name="KrymUkr">-*****).</text:span></text:p>
      <text:p text:style-name="KrymPar"><text:span text:style-name="KrymRusBold">***************</text:span><text:span text:style-name="KrymUkr"> – 1) ************, ***********, ******; 2) ***********, ************. </text:span><text:span text:style-name="KrymRusBold">**************</text:span><text:span text:style-name="KrymUkr"> – ***********, **********, *******, ********. [***** ***, *** ******** ***** ********]; 3) ***********, **********, ** ******* ****** *********.</text:span></text:p>
      <text:p text:style-name="KrymPar"><text:span text:style-name="KrymRusBold">***********, **********</text:span><text:span text:style-name="KrymUkr"> – ******** ** ******* ******, ***********, **********, ***********, *********. </text:span><text:span text:style-name="KrymRusBold">*************</text:span><text:span text:style-name="KrymUkr"> – ************, **********, ********* ** ******* ******.</text:span></text:p>
      <text:p text:style-name="KrymPar"><text:span text:style-name="KrymRusBold">******</text:span><text:span text:style-name="KrymUkr"> – *******, ******, *********.</text:span></text:p>
      <text:p text:style-name="KrymPar"><text:span text:style-name="KrymRusBold">*****</text:span><text:span text:style-name="KrymUkr"> – *******, *******, ********* [******** * *** *** *** ********* (****.). ******** * ****** *********], ********, ***********, ***********, ******* (</text:span><text:span text:style-name="KrymRusAux">*. </text:span><text:span text:style-name="KrymUkr">-***). </text:span><text:span text:style-name="KrymRusBold">********</text:span><text:span text:style-name="KrymUkr"> – ******* (</text:span><text:span text:style-name="KrymRusAux">*. </text:span><text:span text:style-name="KrymUkr">-**), ********, *********. </text:span><text:span text:style-name="KrymRusItalic">********** </text:span><text:span text:style-name="KrymRusBold">*****</text:span><text:span text:style-name="KrymUkr"> – **********.</text:span></text:p>
      <text:p text:style-name="KrymPar"><text:span text:style-name="KrymRusBold">*******,</text:span><text:span text:style-name="KrymRusItalic"> **. </text:span><text:span text:style-name="KrymRusBold">******.</text:span></text:p>
      <text:p text:style-name="KrymPar"><text:span text:style-name="KrymRusBold">*********</text:span><text:span text:style-name="KrymUkr"> – **********, ************. </text:span><text:span text:style-name="KrymRusItalic">******* </text:span><text:span text:style-name="KrymRusBold">*********</text:span><text:span text:style-name="KrymUkr"> – **********, ********** *****, ********* ******* *********** (**.).</text:span></text:p>
      <text:p text:style-name="KrymPar"><text:span text:style-name="KrymRusBold">***********</text:span><text:span text:style-name="KrymUkr"> – ********, ********, ************, ***********. [******* ***** *********** ****-*** ******* (*****)]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, *******</text:span><text:span text:style-name="KrymUkr"> – *********, *******. </text:span><text:span text:style-name="KrymRusItalic">******* </text:span><text:span text:style-name="KrymRusBold">*******</text:span><text:span text:style-name="KrymRusItalic"> * *****</text:span><text:span text:style-name="KrymUkr"> – ******** ******** * ******.</text:span></text:p>
      <text:p text:style-name="KrymPar"><text:span text:style-name="KrymRusBold">**********</text:span><text:span text:style-name="KrymUkr"> – ********, *******. </text:span><text:span text:style-name="KrymRusBold">*-**</text:span><text:span text:style-name="KrymRusItalic"> ****</text:span><text:span text:style-name="KrymUkr"> – ********** ** *** ********.</text:span></text:p>
      <text:p text:style-name="KrymPar"><text:span text:style-name="KrymRusBold">******,</text:span><text:span text:style-name="KrymRusItalic"> **. </text:span><text:span text:style-name="KrymRusBold">********</text:span><text:span text:style-name="KrymUkr">. </text:span><text:span text:style-name="KrymRusBold">****** </text:span><text:span text:style-name="KrymRusItalic">*******</text:span><text:span text:style-name="KrymUkr"> – ******** ******, 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, ***********.</text:span></text:p>
      <text:p text:style-name="KrymPar"><text:span text:style-name="KrymRusBold">*****</text:span><text:span text:style-name="KrymUkr"> – ******** (</text:span><text:span text:style-name="KrymRusAux">***.</text:span><text:span text:style-name="KrymUkr"> *********, *********), ************, ******* *******; (</text:span><text:span text:style-name="KrymRusAux">****.</text:span><text:span text:style-name="KrymUkr">) * ******** ************, ******** ****** (***********), * ***** ******* *******, ******* ********, ***** *****. </text:span><text:span text:style-name="KrymRusBold">***** </text:span><text:span text:style-name="KrymRusItalic">******</text:span><text:span text:style-name="KrymUkr"> – ****** ********. </text:span><text:span text:style-name="KrymRusBold">***** </text:span><text:span text:style-name="KrymRusItalic">*******</text:span><text:span text:style-name="KrymUkr"> – ******* ********. </text:span><text:span text:style-name="KrymRusItalic">** </text:span><text:span text:style-name="KrymRusBold">****</text:span><text:span text:style-name="KrymRusItalic"> *********</text:span><text:span text:style-name="KrymUkr"> – ******, ** ******* ******. </text:span><text:span text:style-name="KrymRusBold">**** </text:span><text:span text:style-name="KrymRusItalic">* *****</text:span><text:span text:style-name="KrymUkr"> – * ***** **** ******. </text:span><text:span text:style-name="KrymRusBold">**** </text:span><text:span text:style-name="KrymRusItalic">*** ***** *****</text:span><text:span text:style-name="KrymUkr"> – ****** ** ****** *******. </text:span><text:span text:style-name="KrymRusBold">**** </text:span><text:span text:style-name="KrymRusItalic">** *** **********</text:span><text:span text:style-name="KrymUkr"> – ****** ** *** **********, ****** ** *********. </text:span><text:span text:style-name="KrymRusItalic">** </text:span><text:span text:style-name="KrymRusBold">*****</text:span><text:span text:style-name="KrymUkr"> </text:span><text:soft-page-break/><text:span text:style-name="KrymUkr">– ******** ****** ******* *****; ******* ** * *********** ********. </text:span><text:span text:style-name="KrymRusItalic">******** </text:span><text:span text:style-name="KrymRusBold">*****</text:span><text:span text:style-name="KrymUkr"> – *************.</text:span></text:p>
      <text:p text:style-name="KrymPar"><text:span text:style-name="KrymRusBold">****</text:span><text:span text:style-name="KrymUkr"> – ****** (</text:span><text:span text:style-name="KrymRusAux">*. </text:span><text:span text:style-name="KrymUkr">-**), (</text:span><text:span text:style-name="KrymRusItalic">* *******</text:span><text:span text:style-name="KrymUkr">) ********. </text:span><text:span text:style-name="KrymRusBold">**** </text:span><text:span text:style-name="KrymRusItalic">************</text:span><text:span text:style-name="KrymUkr"> – *************, (</text:span><text:span text:style-name="KrymRusAux">*****.</text:span><text:span text:style-name="KrymUkr">) *********** (*********) ******. </text:span><text:span text:style-name="KrymRusItalic">**** </text:span><text:span text:style-name="KrymRusBold">*******</text:span><text:span text:style-name="KrymUkr"> – ***********.</text:span></text:p>
      <text:p text:style-name="KrymPar"><text:span text:style-name="KrymRusBold">**********</text:span><text:span text:style-name="KrymUkr"> – *********, ************ 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*</text:span><text:span text:style-name="KrymUkr"> – **********, *******, (</text:span><text:span text:style-name="KrymRusAux">****</text:span><text:span text:style-name="KrymUkr">) **********.</text:span></text:p>
      <text:p text:style-name="KrymPar"><text:span text:style-name="KrymRusBold">************, -****</text:span><text:span text:style-name="KrymUkr"> – ****** (</text:span><text:span text:style-name="KrymRusAux">*. </text:span><text:span text:style-name="KrymUkr">-**), ********, ********, -****.</text:span></text:p>
      <text:p text:style-name="KrymPar"><text:span text:style-name="KrymRusBold">**********, -**</text:span><text:span text:style-name="KrymUkr"> – *********, -**, ******, -**, (</text:span><text:span text:style-name="KrymRusAux">****</text:span><text:span text:style-name="KrymUkr">) *********, -**.</text:span></text:p>
      <text:p text:style-name="KrymPar"><text:span text:style-name="KrymRusBold">***********</text:span><text:span text:style-name="KrymUkr"> – 1) </text:span><text:span text:style-name="KrymRusItalic">**. </text:span><text:span text:style-name="KrymRusBold">***********</text:span><text:span text:style-name="KrymUkr">; 2) ************.</text:span></text:p>
      <text:p text:style-name="KrymPar"><text:span text:style-name="KrymRusBold">*************</text:span><text:span text:style-name="KrymUkr"> – **********, *************, ***********. [********* ***** ******]. </text:span><text:span text:style-name="KrymRusBold">************</text:span><text:span text:style-name="KrymUkr"> – *********. [*** ***** ********* ***** * *******, – ****** *******].</text:span><text:span text:style-name="KrymRusItalic"> ***. </text:span><text:span text:style-name="KrymRusBold">**********.</text:span></text:p>
      <text:p text:style-name="KrymPar"><text:span text:style-name="KrymRusBold">********, -**</text:span><text:span text:style-name="KrymUkr"> – **********, -**, *********, -**, ********, -**, *********, ********. [****** ******** ******** ******]. </text:span><text:span text:style-name="KrymRusBold">********** </text:span><text:span text:style-name="KrymRusItalic">* ***</text:span><text:span text:style-name="KrymUkr"> – *********** * *****. [************ *********-******* *********** ********** * ********* ********* ********** (***.)]. </text:span><text:span text:style-name="KrymRusBold">********** </text:span><text:span text:style-name="KrymRusItalic">***** ****</text:span><text:span text:style-name="KrymUkr"> – *********** ***** *****, ********** ***** *****, ***** ***, ********* * ***, ******* * *****.</text:span></text:p>
      <text:p text:style-name="KrymPar"><text:span text:style-name="KrymRusBold">**********</text:span><text:span text:style-name="KrymUkr"> (</text:span><text:span text:style-name="KrymRusAux">******.</text:span><text:span text:style-name="KrymUkr">) – *************. [************ *****].</text:span><text:span text:style-name="KrymRusItalic"> ***. </text:span><text:span text:style-name="KrymRusBold">*************.</text:span></text:p>
      <text:p text:style-name="KrymPar"><text:span text:style-name="KrymRusBold">*********</text:span><text:span text:style-name="KrymUkr"> – *********, *********, **********, ***********.</text:span></text:p>
      <text:p text:style-name="KrymPar"><text:span text:style-name="KrymRusBold">****</text:span><text:span text:style-name="KrymUkr"> – ******; (</text:span><text:span text:style-name="KrymRusItalic">***********</text:span><text:span text:style-name="KrymUkr">) *****; (</text:span><text:span text:style-name="KrymRusItalic">** ******* ******</text:span><text:span text:style-name="KrymUkr">) ********. [** *** *********** ** ********, ** ******* ***** ***** ** *****]. </text:span><text:span text:style-name="KrymRusBold">**** </text:span><text:span text:style-name="KrymRusItalic">*********, *********, *********, ********, ********, *******</text:span><text:span text:style-name="KrymUkr"> – ****** *******, ****** ********, ********, **********, **********, *******, *********, ********** *****. </text:span><text:span text:style-name="KrymRusItalic">** </text:span><text:span text:style-name="KrymRusBold">****</text:span><text:span text:style-name="KrymRusItalic"> *****</text:span><text:span text:style-name="KrymUkr"> – ****** ** ******. </text:span><text:span text:style-name="KrymRusBold">**** </text:span><text:span text:style-name="KrymRusItalic">*******, ************</text:span><text:span text:style-name="KrymUkr"> – ***** ******. </text:span><text:span text:style-name="KrymRusItalic">** </text:span><text:span text:style-name="KrymRusBold">****</text:span><text:span text:style-name="KrymUkr"> – ** ******, ** *******. </text:span><text:span text:style-name="KrymRusItalic">********* ** </text:span><text:span text:style-name="KrymRusBold">******</text:span><text:span text:style-name="KrymRusItalic">, ******* ** </text:span><text:span text:style-name="KrymRusBold">****</text:span><text:span text:style-name="KrymUkr"> – **** ** ******. </text:span><text:span text:style-name="KrymRusItalic">********* </text:span><text:span text:style-name="KrymRusBold">****</text:span><text:span text:style-name="KrymRusItalic"> ******, ******** ******* *******</text:span><text:span text:style-name="KrymUkr"> – ************. </text:span><text:span text:style-name="KrymRusItalic">* *********** </text:span><text:span text:style-name="KrymRusBold">******</text:span><text:span text:style-name="KrymUkr"> – *******. [******* ******* *****].</text:span></text:p>
      <text:p text:style-name="KrymPar"><text:span text:style-name="KrymRusBold">**********, -****</text:span><text:span text:style-name="KrymUkr"> – ****[**]*****, -*****.</text:span></text:p>
      <text:p text:style-name="KrymPar"><text:span text:style-name="KrymRusBold">*************,</text:span><text:span text:style-name="KrymRusItalic"> **. </text:span><text:span text:style-name="KrymRusBold">********.</text:span></text:p>
      <text:p text:style-name="KrymPar"><text:span text:style-name="KrymRusBold">********</text:span><text:span text:style-name="KrymUkr"> – ******* ***** [********* ********* * ******* *******], ******** ***** [** ***** ******** ****** *******], ************ *****. [***** ****** ************].</text:span></text:p>
      <text:p text:style-name="KrymPar"><text:span text:style-name="KrymRusBold">**********</text:span><text:span text:style-name="KrymUkr"> – ***********, ***[*]********* (</text:span><text:span text:style-name="KrymRusAux">*. </text:span><text:span text:style-name="KrymUkr">-*****), 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, *********, ********, **********. </text:span><text:span text:style-name="KrymRusBold">*******</text:span><text:span text:style-name="KrymUkr"> – ******, ********, ***[*]******, *******, ********. [***** ***** ** *******].</text:span></text:p>
      <text:p text:style-name="KrymPar"><text:span text:style-name="KrymRusBold">**************, -***,</text:span><text:span text:style-name="KrymRusItalic"> **. </text:span><text:span text:style-name="KrymRusBold">**********, -***.</text:span></text:p>
      <text:p text:style-name="KrymPar"><text:span text:style-name="KrymRusBold">****</text:span><text:span text:style-name="KrymUkr"> – ****, ****; *******. [********** ******* = </text:span><text:span text:style-name="KrymRusItalic">********* </text:span><text:span text:style-name="KrymRusBold">****</text:span><text:span text:style-name="KrymUkr">].</text:span></text:p>
      <text:p text:style-name="KrymPar"><text:span text:style-name="KrymRusBold">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**, ***********.</text:span></text:p>
      <text:p text:style-name="KrymPar"><text:span text:style-name="KrymRusBold">***********, *********</text:span><text:span text:style-name="KrymUkr"> – 1) ***********; 2) *’*******.</text:span></text:p>
      <text:p text:style-name="KrymPar"><text:span text:style-name="KrymRusBold">**********, -**, ********, -**</text:span><text:span text:style-name="KrymUkr"> – 1) **********, -**, ********, -**, **********, ********, **********, **********. [* ****** **, *** *********** ****, ********** ******* ***** ***** (*****.)]; *’********, *’*******. [******** *’****** * *******]. </text:span><text:span text:style-name="KrymRusBold">********** </text:span><text:span text:style-name="KrymRusItalic">*******</text:span><text:span text:style-name="KrymUkr"> (</text:span><text:span text:style-name="KrymRusItalic">* ******, * **** ******</text:span><text:span text:style-name="KrymUkr">) – **********. </text:span><text:span text:style-name="KrymRusBold">-**** </text:span><text:span text:style-name="KrymRusItalic">* *****</text:span><text:span text:style-name="KrymUkr"> (</text:span><text:span text:style-name="KrymRusItalic">* *****</text:span><text:span text:style-name="KrymUkr">) – *************; (</text:span><text:span text:style-name="KrymRusItalic">******** * *****, ****, *****</text:span><text:span text:style-name="KrymUkr">) ***************, ***********, **********. </text:span><text:span text:style-name="KrymRusBold">-****</text:span><text:span text:style-name="KrymUkr"> (</text:span><text:span text:style-name="KrymRusItalic">* ***** ********</text:span><text:span text:style-name="KrymUkr">) </text:span><text:span text:style-name="KrymRusItalic">***** ******* *****</text:span><text:span text:style-name="KrymUkr"> – ***********, **********. </text:span><text:span text:style-name="KrymRusBold">-**** </text:span><text:span text:style-name="KrymRusItalic">* ******</text:span><text:span text:style-name="KrymUkr"> – ******* (********) * ******, ******** (*’*******) * ******, * ******, * ****** [******** ****** *********** * ****** ** ******* (****.)], **********, ********** * ****’***; 2) (</text:span><text:span text:style-name="KrymRusItalic">*********</text:span><text:span text:style-name="KrymUkr">) ********** (***********) * *****.</text:span></text:p>
      <text:p text:style-name="KrymPar"><text:span text:style-name="KrymRusBold">********</text:span><text:span text:style-name="KrymUkr"> – *****.</text:span></text:p>
      <text:p text:style-name="KrymPar"><text:span text:style-name="KrymRusBold">*********</text:span><text:span text:style-name="KrymUkr"> – ******, *******.</text:span><text:span text:style-name="KrymRusItalic"> **. </text:span><text:span text:style-name="KrymRusBold">*******.</text:span></text:p>
      <text:p text:style-name="KrymPar"><text:span text:style-name="KrymRusBold">**********</text:span><text:span text:style-name="KrymUkr"> – ***********, ********, ********.</text:span></text:p>
      <text:p text:style-name="KrymPar"><text:soft-page-break/><text:span text:style-name="KrymRusBold">**********, **********</text:span><text:span text:style-name="KrymUkr"> – *********** (** *** ***). [***********, ****** * ***** *******, *********** ** *** **** ** ******* ******** (*****)]; *********. [****** – ********, ******* – ********]; *********. [******** ******* ********, * ********* ****** ********* (***. *****)]; **********, **********. </text:span><text:span text:style-name="KrymRusBold">*********</text:span><text:span text:style-name="KrymUkr"> – **********, ********, ** ******** *****, *****-**.</text:span></text:p>
      <text:p text:style-name="KrymPar"><text:span text:style-name="KrymRusBold">************</text:span><text:span text:style-name="KrymUkr"> – ************* (</text:span><text:span text:style-name="KrymRusAux">*. </text:span><text:span text:style-name="KrymUkr">-*****), *********** (</text:span><text:span text:style-name="KrymRusAux">*. </text:span><text:span text:style-name="KrymUkr">-*****)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***, -****</text:span><text:span text:style-name="KrymUkr"> – ************, -****, ************, ********** (</text:span><text:span text:style-name="KrymRusAux">***. *.</text:span><text:span text:style-name="KrymUkr">), *** (*****) ** *******, </text:span><text:span text:style-name="KrymRusAux">* *****</text:span><text:span text:style-name="KrymUkr"> – (*********, *********) ************, -***, ********, -***.</text:span></text:p>
      <text:p text:style-name="KrymPar"><text:span text:style-name="KrymRusBold">******</text:span><text:span text:style-name="KrymUkr"> – *** (</text:span><text:span text:style-name="KrymRusAux">*. </text:span><text:span text:style-name="KrymUkr">*****), *****, ***-*****, *******, *******, ***** (</text:span><text:span text:style-name="KrymRusAux">*. </text:span><text:span text:style-name="KrymUkr">*****), *** (</text:span><text:span text:style-name="KrymRusAux">*. *.</text:span><text:span text:style-name="KrymUkr">) (</text:span><text:span text:style-name="KrymRusAux">*. </text:span><text:span text:style-name="KrymUkr">*****). </text:span><text:span text:style-name="KrymRusItalic">******** </text:span><text:span text:style-name="KrymRusBold">******</text:span><text:span text:style-name="KrymUkr"> – ****** ***, ********, ********, ***** *******. </text:span><text:span text:style-name="KrymRusItalic">* ******** </text:span><text:span text:style-name="KrymRusBold">******</text:span><text:span text:style-name="KrymUkr"> – ** ****** ***, ** ** ******** ***, ** ***** *******. </text:span><text:span text:style-name="KrymRusItalic">*************** </text:span><text:span text:style-name="KrymRusBold">******</text:span><text:span text:style-name="KrymUkr"> – ******** ***, ******* ***. </text:span><text:span text:style-name="KrymRusItalic">** </text:span><text:span text:style-name="KrymRusBold">*****</text:span><text:span text:style-name="KrymUkr"> (</text:span><text:span text:style-name="KrymRusItalic">** *******</text:span><text:span text:style-name="KrymUkr">) </text:span><text:span text:style-name="KrymRusItalic">****, ****</text:span><text:span text:style-name="KrymUkr"> – ** *****, ** *****, ** ****** *****, *****, *** **, ******* *****, *** *****, **-*** **, ****** ***** (</text:span><text:span text:style-name="KrymRusAux">* ****** *****. ***.</text:span><text:span text:style-name="KrymUkr">). [*** ** ** ********** ****** ******** (*****.). ** ***** ** ***** *******, ** ****** ***** ******. ** ****** *********. ** ****** *********** ********** *****, ************ ***** ** ***** *** ****** (***.). ******* ******** *** ****** ** *********** ***** (****.). *** ******* ******* *** ***** * **********. ****** ***** ******** ** *****. ** ******** ******** = </text:span><text:span text:style-name="KrymRusItalic">** ***** *****</text:span><text:span text:style-name="KrymUkr">]. </text:span><text:span text:style-name="KrymRusItalic">***</text:span><text:span text:style-name="KrymRusBold">-*****,</text:span><text:span text:style-name="KrymRusItalic"> **. **** * **** </text:span><text:span text:style-name="KrymRusBold">******. </text:span><text:span text:style-name="KrymRusItalic">** </text:span><text:span text:style-name="KrymRusBold">********</text:span><text:span text:style-name="KrymUkr"> – *** *****, *** ******. [*** ***** **********]. </text:span><text:span text:style-name="KrymRusItalic">** </text:span><text:span text:style-name="KrymRusBold">********</text:span><text:span text:style-name="KrymUkr"> – ** ******** ******, *******-**. </text:span><text:span text:style-name="KrymRusItalic">* ****** </text:span><text:span text:style-name="KrymRusBold">********</text:span><text:span text:style-name="KrymUkr">? – ********? * ****** ******? </text:span><text:span text:style-name="KrymRusItalic">* ***** </text:span><text:span text:style-name="KrymRusBold">********</text:span><text:span text:style-name="KrymUkr"> – *********, * ****** ******. </text:span><text:span text:style-name="KrymRusItalic">* **** </text:span><text:span text:style-name="KrymRusBold">********</text:span><text:span text:style-name="KrymUkr"> – *********, *********, * ***** *****, * *** ******. </text:span><text:span text:style-name="KrymRusItalic">* ******* </text:span><text:span text:style-name="KrymRusBold">********</text:span><text:span text:style-name="KrymUkr"> – * ******* ******, *******, * ******** ********, * ********* ******, * ******* ******, ** ************ ******. </text:span><text:span text:style-name="KrymRusItalic">* ************ </text:span><text:span text:style-name="KrymRusBold">*******</text:span><text:span text:style-name="KrymUkr"> – *-**********, * **********, * ********.</text:span><text:span text:style-name="KrymRusItalic"> * **** </text:span><text:span text:style-name="KrymRusBold">********</text:span><text:span text:style-name="KrymRusItalic">, ***</text:span><text:span text:style-name="KrymUkr"> – * ***** ***** **, ********, *******. [******** ********, ** * ******** ** ***********]. </text:span><text:span text:style-name="KrymRusItalic">* ***** </text:span><text:span text:style-name="KrymRusBold">******</text:span><text:span text:style-name="KrymUkr">? – ****** ******? </text:span><text:span text:style-name="KrymRusItalic">***** **** </text:span><text:span text:style-name="KrymRusBold">********</text:span><text:span text:style-name="KrymUkr"> – ******** ***** ******. </text:span><text:span text:style-name="KrymRusItalic">* *** </text:span><text:span text:style-name="KrymRusBold">******</text:span><text:span text:style-name="KrymUkr"> – * *** ***, *** *** ***, *** ***, ***, * ** *****, * ** *****. </text:span><text:span text:style-name="KrymRusItalic">* * *** </text:span><text:span text:style-name="KrymRusBold">******</text:span><text:span text:style-name="KrymUkr"> – ** ***, ** *** *** ***. </text:span><text:span text:style-name="KrymRusItalic">* ** </text:span><text:span text:style-name="KrymRusBold">*****</text:span><text:span text:style-name="KrymUkr"> – *****, ***** *****, * *** ***, *** *** ***, ***** *******, ** *** ***, ** ** *****. </text:span><text:span text:style-name="KrymRusItalic">* ** ** </text:span><text:span text:style-name="KrymRusBold">******</text:span><text:span text:style-name="KrymUkr"> – ***********, **********, * ***-***** ***, * *** ****** ***. </text:span><text:span text:style-name="KrymRusItalic">* **** </text:span><text:span text:style-name="KrymRusBold">******</text:span><text:span text:style-name="KrymUkr"> – ********. [** *** ** ********! * ****** * ******* ********]. </text:span><text:span text:style-name="KrymRusItalic">* **** * ** ** </text:span><text:span text:style-name="KrymRusBold">******</text:span><text:span text:style-name="KrymUkr"> – ** ****** ********, **********. [******* ****** ***** ** ****** ******** * *******, * *********** (*****.)]. </text:span><text:span text:style-name="KrymRusItalic">*** </text:span><text:span text:style-name="KrymRusBold">*********</text:span><text:span text:style-name="KrymUkr"> – *********, *****-**. </text:span><text:span text:style-name="KrymRusItalic">* ** </text:span><text:span text:style-name="KrymRusBold">******</text:span><text:span text:style-name="KrymRusItalic">, ***</text:span><text:span text:style-name="KrymUkr"> – **, ********* **. [** ***** ** * *****, ******* ***** ******]. </text:span><text:span text:style-name="KrymRusItalic">*** </text:span><text:span text:style-name="KrymRusBold">******</text:span><text:span text:style-name="KrymUkr"> – ***-*-****, ***-***-***. </text:span><text:span text:style-name="KrymRusItalic">* **** </text:span><text:span text:style-name="KrymRusBold">******</text:span><text:span text:style-name="KrymUkr"> – ** ****** ******, ****** ******, * **** ***, (</text:span><text:span text:style-name="KrymRusItalic">************</text:span><text:span text:style-name="KrymUkr">) ** **** ***. </text:span><text:span text:style-name="KrymRusItalic">** * **** </text:span><text:span text:style-name="KrymRusBold">******</text:span><text:span text:style-name="KrymUkr"> – ** * ***, *********, ** ****** ******. </text:span><text:span text:style-name="KrymRusItalic">***** **** </text:span><text:span text:style-name="KrymRusBold">******</text:span><text:span text:style-name="KrymUkr"> – ** *** **** ***. </text:span><text:span text:style-name="KrymRusItalic">*** ****** </text:span><text:span text:style-name="KrymRusBold">********</text:span><text:span text:style-name="KrymUkr"> – ** ** **** ***, ** *** ****** ******. </text:span><text:span text:style-name="KrymRusItalic">** ****** </text:span><text:span text:style-name="KrymRusBold">******</text:span><text:span text:style-name="KrymUkr"> – **********, ************, ** ****** ***. </text:span><text:span text:style-name="KrymRusItalic">*** **** ** * **** </text:span><text:span text:style-name="KrymRusBold">******</text:span><text:span text:style-name="KrymUkr"> – ** ** ** ** *** *****, ** * ***** ***** ** ********. </text:span><text:span text:style-name="KrymRusItalic">* ******** </text:span><text:span text:style-name="KrymRusBold">******</text:span><text:span text:style-name="KrymUkr"> – ********** *******. </text:span><text:span text:style-name="KrymRusItalic">* ******* </text:span><text:span text:style-name="KrymRusBold">******</text:span><text:span text:style-name="KrymUkr"> – ************ *******, ** *********** ******, ********* ***, ******, **********, (</text:span><text:span text:style-name="KrymRusAux">*****.</text:span><text:span text:style-name="KrymUkr">) ******* ******, ********. </text:span><text:span text:style-name="KrymRusItalic">* ********* </text:span><text:span text:style-name="KrymRusBold">******</text:span><text:span text:style-name="KrymUkr"> – ********* ******, ********** *******. </text:span><text:span text:style-name="KrymRusItalic">* ****** </text:span><text:span text:style-name="KrymRusBold">******</text:span><text:span text:style-name="KrymUkr"> – ** ********* *****, * **********. </text:span><text:span text:style-name="KrymRusItalic">** ********** </text:span><text:span text:style-name="KrymRusBold">*********</text:span><text:span text:style-name="KrymUkr"> – ** ** ******, ** ** ** *****. </text:span><text:span text:style-name="KrymRusItalic">** ********** </text:span><text:span text:style-name="KrymRusBold">********</text:span><text:span text:style-name="KrymUkr"> – ** ********. </text:span><text:span text:style-name="KrymRusItalic">* ****** </text:span><text:span text:style-name="KrymRusBold">******</text:span><text:span text:style-name="KrymUkr"> – ****** ******. </text:span><text:span text:style-name="KrymRusItalic">** **** </text:span><text:span text:style-name="KrymRusBold">********</text:span><text:span text:style-name="KrymUkr"> – *****, ** ****** ******. </text:span><text:span text:style-name="KrymRusItalic">** **** </text:span><text:span text:style-name="KrymRusBold">********</text:span><text:span text:style-name="KrymUkr"> – *****, *****[*]**, (</text:span><text:span text:style-name="KrymRusAux">****.</text:span><text:span text:style-name="KrymUkr">) ******. </text:span><text:span text:style-name="KrymRusItalic">** **** ** </text:span><text:span text:style-name="KrymRusBold">********</text:span><text:span text:style-name="KrymUkr"> – *****-**, *****-**, ** ********** ******, ** *****. [** ***** **** ***** ******* (</text:span><text:span text:style-name="KrymRusItalic">****.</text:span><text:span text:style-name="KrymUkr">)]. </text:span><text:span text:style-name="KrymRusItalic">** ******** </text:span><text:span text:style-name="KrymRusBold">********</text:span><text:span text:style-name="KrymUkr"> – ********, ** ******** *******. </text:span><text:span text:style-name="KrymRusItalic">****** </text:span><text:span text:style-name="KrymRusBold">********</text:span><text:span text:style-name="KrymUkr"> – *** ******. </text:span><text:span text:style-name="KrymRusItalic">**</text:span><text:span text:style-name="KrymRusBold">-******</text:span><text:span text:style-name="KrymUkr"> – ** ***, ** ******, *** ***. [*** ***** *** *** * *****, ********* * ******* ******]. </text:span><text:span text:style-name="KrymRusItalic">** ********* </text:span><text:span text:style-name="KrymRusBold">******</text:span><text:span text:style-name="KrymUkr"> – ** ******* ***. </text:span><text:span text:style-name="KrymRusItalic">** ************ </text:span><text:span text:style-name="KrymRusBold">******</text:span><text:span text:style-name="KrymUkr"> – ** *******. </text:span><text:span text:style-name="KrymRusItalic">** ****** </text:span><text:span text:style-name="KrymRusBold">********</text:span><text:span text:style-name="KrymUkr"> – ** ****** *****, ** *******, * ******* ***. </text:span><text:span text:style-name="KrymRusItalic">******, ***** ********* </text:span><text:span text:style-name="KrymRusBold">******</text:span><text:span text:style-name="KrymUkr"> – *******, ******, **********, *-**********, *********, ********, **********, *********, ***********, *****-*******, *****-****, ** ******* *******, ** ******* ******. </text:span><text:span text:style-name="KrymRusItalic">****** ****** </text:span><text:span text:style-name="KrymRusBold">******</text:span><text:span text:style-name="KrymUkr"> – ** ******** *****. </text:span><text:span text:style-name="KrymRusItalic">* ***************** </text:span><text:span text:style-name="KrymRusBold">********,</text:span><text:span text:style-name="KrymRusItalic"> **. </text:span><text:span text:style-name="KrymRusBold">*******. </text:span><text:span text:style-name="KrymRusItalic">* ******** </text:span><text:span text:style-name="KrymRusBold">********</text:span><text:span text:style-name="KrymUkr"> – **-*****, * ******. </text:span><text:span text:style-name="KrymRusItalic">* </text:span><text:soft-page-break/><text:span text:style-name="KrymRusItalic">******* ********** </text:span><text:span text:style-name="KrymRusBold">********</text:span><text:span text:style-name="KrymUkr"> – ** ******** (*********) ******** ******. </text:span><text:span text:style-name="KrymRusItalic">* ******* ****************** </text:span><text:span text:style-name="KrymRusBold">********</text:span><text:span text:style-name="KrymUkr"> – ** ** ******** ***, ** ******** (*********) ********** ******. </text:span><text:span text:style-name="KrymRusItalic">** </text:span><text:span text:style-name="KrymRusBold">********</text:span><text:span text:style-name="KrymRusItalic"> ** </text:span><text:span text:style-name="KrymRusBold">********</text:span><text:span text:style-name="KrymUkr"> – *** ** *****, * ***** ** *****. </text:span><text:span text:style-name="KrymRusItalic">** </text:span><text:span text:style-name="KrymRusBold">*********</text:span><text:span text:style-name="KrymUkr">, </text:span><text:span text:style-name="KrymRusBold">****** </text:span><text:span text:style-name="KrymRusItalic">** </text:span><text:span text:style-name="KrymRusBold">********</text:span><text:span text:style-name="KrymUkr"> – *******, ****-**-****, ****-**-*****, ****-*******. </text:span><text:span text:style-name="KrymRusItalic">* ****** </text:span><text:span text:style-name="KrymRusBold">******</text:span><text:span text:style-name="KrymUkr"> – ******, ******* ******, ******* *****, ************ ******. </text:span><text:span text:style-name="KrymRusBold">****** </text:span><text:span text:style-name="KrymRusItalic">**************</text:span><text:span text:style-name="KrymUkr"> – *********. </text:span><text:span text:style-name="KrymRusBold">****** </text:span><text:span text:style-name="KrymRusItalic">***********</text:span><text:span text:style-name="KrymUkr"> – **********, ********** *******. </text:span><text:span text:style-name="KrymRusItalic">* ********* </text:span><text:span text:style-name="KrymRusBold">******</text:span><text:span text:style-name="KrymUkr"> – * ******. </text:span><text:span text:style-name="KrymRusBold">****** </text:span><text:span text:style-name="KrymRusItalic">**************</text:span><text:span text:style-name="KrymUkr"> – ********** ***, *********** (</text:span><text:span text:style-name="KrymRusAux">*. </text:span><text:span text:style-name="KrymUkr">-***). </text:span><text:span text:style-name="KrymRusBold">****** </text:span><text:span text:style-name="KrymRusItalic">***** *******</text:span><text:span text:style-name="KrymUkr"> – *********** (</text:span><text:span text:style-name="KrymRusAux">*. </text:span><text:span text:style-name="KrymUkr">-***). </text:span><text:span text:style-name="KrymRusBold">******</text:span><text:span text:style-name="KrymRusItalic">, ***** ******* *****</text:span><text:span text:style-name="KrymUkr"> – *****, *******, ******, ******, *******, (</text:span><text:span text:style-name="KrymRusAux">*****.</text:span><text:span text:style-name="KrymUkr">) *********. [**** *** ** **** * ******* ******. ********* ********. ***** ****** ******. * ****** ******* ******]. </text:span><text:span text:style-name="KrymRusBold">****** </text:span><text:span text:style-name="KrymRusItalic">*********</text:span><text:span text:style-name="KrymUkr"> – ********. [****** ** ******** ** *******]. </text:span><text:span text:style-name="KrymRusItalic">******** </text:span><text:span text:style-name="KrymRusBold">******</text:span><text:span text:style-name="KrymUkr"> – ********, ********. [******* ****** ***** ********, * ****** *****]. </text:span><text:span text:style-name="KrymRusBold">****** </text:span><text:span text:style-name="KrymRusItalic">****</text:span><text:span text:style-name="KrymUkr"> – *****, ***** *****. </text:span><text:span text:style-name="KrymRusBold">****** </text:span><text:span text:style-name="KrymRusItalic">***** ****, ***** *** ************ ****** *******</text:span><text:span text:style-name="KrymUkr"> – *********. </text:span><text:span text:style-name="KrymRusBold">****** </text:span><text:span text:style-name="KrymRusItalic">***** ****** * *****</text:span><text:span text:style-name="KrymUkr"> – ********. </text:span><text:span text:style-name="KrymRusBold">******</text:span><text:span text:style-name="KrymRusItalic">, ***** ***** ******</text:span><text:span text:style-name="KrymUkr"> – ********. </text:span><text:span text:style-name="KrymRusBold">****** </text:span><text:span text:style-name="KrymRusItalic">*******</text:span><text:span text:style-name="KrymUkr"> – *******. </text:span><text:span text:style-name="KrymRusBold">****** </text:span><text:span text:style-name="KrymRusItalic">****** ****</text:span><text:span text:style-name="KrymUkr"> – *********, **********. </text:span><text:span text:style-name="KrymRusBold">****** </text:span><text:span text:style-name="KrymRusItalic">***** ***** ******, ***** ***** ******</text:span><text:span text:style-name="KrymUkr"> – ********[**]*** (</text:span><text:span text:style-name="KrymRusAux">*. </text:span><text:span text:style-name="KrymUkr">-***). </text:span><text:span text:style-name="KrymRusBold">****** </text:span><text:span text:style-name="KrymRusItalic">*****</text:span><text:span text:style-name="KrymUkr"> – *******. </text:span><text:span text:style-name="KrymRusBold">******</text:span><text:span text:style-name="KrymRusItalic"> ***** *****</text:span><text:span text:style-name="KrymUkr"> – *********, ******** (</text:span><text:span text:style-name="KrymRusAux">*. </text:span><text:span text:style-name="KrymUkr">-*****). </text:span><text:span text:style-name="KrymRusBold">****** </text:span><text:span text:style-name="KrymRusItalic">******** ****</text:span><text:span text:style-name="KrymUkr"> – ****** (</text:span><text:span text:style-name="KrymRusAux">*. </text:span><text:span text:style-name="KrymUkr">-*****). </text:span><text:span text:style-name="KrymRusBold">******</text:span><text:span text:style-name="KrymRusItalic">, ***** ******* ****</text:span><text:span text:style-name="KrymUkr"> – *********. </text:span><text:span text:style-name="KrymRusBold">****** </text:span><text:span text:style-name="KrymRusItalic">****** ****</text:span><text:span text:style-name="KrymUkr"> – ******, *********. </text:span><text:span text:style-name="KrymRusBold">****** </text:span><text:span text:style-name="KrymRusItalic">********* ****</text:span><text:span text:style-name="KrymUkr"> – *********. </text:span><text:span text:style-name="KrymRusBold">****** </text:span><text:span text:style-name="KrymRusItalic">******** *******</text:span><text:span text:style-name="KrymUkr"> – *********.</text:span><text:span text:style-name="KrymRusItalic"> * ********* </text:span><text:span text:style-name="KrymRusBold">******</text:span><text:span text:style-name="KrymUkr"> – ** *********, ********* ******, ********* ******, ** **********, ***********, ********. </text:span><text:span text:style-name="KrymRusItalic">**** </text:span><text:span text:style-name="KrymRusBold">******</text:span><text:span text:style-name="KrymUkr"> – * *****. </text:span><text:span text:style-name="KrymRusItalic">********** ********** </text:span><text:span text:style-name="KrymRusBold">********</text:span><text:span text:style-name="KrymUkr"> – ***********. </text:span><text:span text:style-name="KrymRusItalic">** *******, ** ********* </text:span><text:span text:style-name="KrymRusBold">********</text:span><text:span text:style-name="KrymUkr"> – ***********. [** ******* *****, ** * ******* ***********]. </text:span><text:span text:style-name="KrymRusItalic">*** </text:span><text:span text:style-name="KrymRusBold">********</text:span><text:span text:style-name="KrymUkr"> – ***** *****, *******, ** **** ******. </text:span><text:span text:style-name="KrymRusItalic">*******, ************* </text:span><text:span text:style-name="KrymRusBold">******</text:span><text:span text:style-name="KrymUkr"> – ****** *******, ****** *******, ********* ***, *********** *******. </text:span><text:span text:style-name="KrymRusItalic">********** </text:span><text:span text:style-name="KrymRusBold">******</text:span><text:span text:style-name="KrymUkr"> – ********* ***. </text:span><text:span text:style-name="KrymRusItalic">***************, *********** </text:span><text:span text:style-name="KrymRusBold">******</text:span><text:span text:style-name="KrymUkr"> – ****** ***, **********, **********, ****** *******, *********, ********. </text:span><text:span text:style-name="KrymRusItalic">* ******** </text:span><text:span text:style-name="KrymRusBold">******</text:span><text:span text:style-name="KrymUkr"> – * ********* *******. </text:span><text:span text:style-name="KrymRusItalic">* ****** </text:span><text:span text:style-name="KrymRusBold">********</text:span><text:span text:style-name="KrymUkr"> – ** ******* ******. </text:span><text:span text:style-name="KrymRusItalic">************ </text:span><text:span text:style-name="KrymRusBold">******</text:span><text:span text:style-name="KrymUkr"> – *********** (************) *** (*******). </text:span><text:span text:style-name="KrymRusItalic">* ************ </text:span><text:span text:style-name="KrymRusBold">******</text:span><text:span text:style-name="KrymUkr"> (</text:span><text:span text:style-name="KrymRusItalic">* *****. *****</text:span><text:span text:style-name="KrymUkr">) – ******** **********. </text:span><text:span text:style-name="KrymRusItalic">********** </text:span><text:span text:style-name="KrymRusBold">******</text:span><text:span text:style-name="KrymUkr"> – ********** *****, ************** (</text:span><text:span text:style-name="KrymRusAux">*. </text:span><text:span text:style-name="KrymUkr">-*****). </text:span><text:span text:style-name="KrymRusItalic">****** </text:span><text:span text:style-name="KrymRusBold">********</text:span><text:span text:style-name="KrymUkr"> – ****** *****, ********, **********, **************. </text:span><text:span text:style-name="KrymRusBold">******</text:span><text:span text:style-name="KrymRusItalic">, * ******* **** ****</text:span><text:span text:style-name="KrymUkr"> – **********, ********. </text:span><text:span text:style-name="KrymRusItalic">********* </text:span><text:span text:style-name="KrymRusBold">******</text:span><text:span text:style-name="KrymUkr"> – *** *********** (</text:span><text:span text:style-name="KrymRusAux">* *****.</text:span><text:span text:style-name="KrymUkr">). </text:span><text:span text:style-name="KrymRusItalic">* ********* </text:span><text:span text:style-name="KrymRusBold">******</text:span><text:span text:style-name="KrymUkr"> – ******, ***********, **********, *******, *****. </text:span><text:span text:style-name="KrymRusItalic">** ********** </text:span><text:span text:style-name="KrymRusBold">********</text:span><text:span text:style-name="KrymUkr"> – *******, ********. </text:span><text:span text:style-name="KrymRusBold">****** </text:span><text:span text:style-name="KrymRusItalic">*******, ***** ********</text:span><text:span text:style-name="KrymUkr"> – *** ********, *******, ****** ******** (</text:span><text:span text:style-name="KrymRusAux">* *****.</text:span><text:span text:style-name="KrymUkr">), ****** *****, ****** ********. </text:span><text:span text:style-name="KrymRusBold">****** </text:span><text:span text:style-name="KrymRusItalic">*******</text:span><text:span text:style-name="KrymUkr"> – *** **********, *********** (</text:span><text:span text:style-name="KrymRusAux">* *****.</text:span><text:span text:style-name="KrymUkr">). </text:span><text:span text:style-name="KrymRusItalic">** ******* </text:span><text:span text:style-name="KrymRusBold">******</text:span><text:span text:style-name="KrymUkr"> – ** *****, ** ******** ***, ** ******** *****. </text:span><text:span text:style-name="KrymRusItalic">* ****** </text:span><text:span text:style-name="KrymRusBold">********</text:span><text:span text:style-name="KrymUkr"> – ******** ******, ******** *******, * ****** ******. </text:span><text:span text:style-name="KrymRusItalic">*********** * *****, * ****, * ****** </text:span><text:span text:style-name="KrymUkr">******** – ************, ***********, ************, *********, ***********. </text:span><text:span text:style-name="KrymRusItalic">*********** </text:span><text:span text:style-name="KrymRusBold">******</text:span><text:span text:style-name="KrymRusItalic">, *********** * ******** *******</text:span><text:span text:style-name="KrymUkr"> – *************. </text:span><text:span text:style-name="KrymRusBold">****** </text:span><text:span text:style-name="KrymRusItalic">*****</text:span><text:span text:style-name="KrymUkr"> – *** *******, *** ** ***********. </text:span><text:span text:style-name="KrymRusItalic">*********, ********** ***** </text:span><text:span text:style-name="KrymRusBold">*******</text:span><text:span text:style-name="KrymUkr"> – *********, *********, *******, *********. </text:span><text:span text:style-name="KrymRusBold">****** </text:span><text:span text:style-name="KrymRusItalic">***********</text:span><text:span text:style-name="KrymUkr"> (</text:span><text:span text:style-name="KrymRusItalic">*** ******</text:span><text:span text:style-name="KrymUkr">) – *********** ***. </text:span><text:span text:style-name="KrymRusBold">****** </text:span><text:span text:style-name="KrymRusItalic">*******</text:span><text:span text:style-name="KrymUkr"> – ********** ***, (</text:span><text:span text:style-name="KrymRusAux">****.</text:span><text:span text:style-name="KrymUkr">) ***** *************.</text:span></text:p>
      <text:p text:style-name="KrymPar"><text:span text:style-name="KrymRusBold">********************</text:span><text:span text:style-name="KrymUkr"> – ********* ******, *********** ******, ********. </text:span><text:span text:style-name="KrymRusItalic">**** </text:span><text:span text:style-name="KrymRusBold">********************</text:span><text:span text:style-name="KrymUkr"> – **** *** ******* (********), *** ********. </text:span><text:span text:style-name="KrymRusItalic">* *** ******** **** </text:span><text:span text:style-name="KrymRusBold">********************</text:span><text:span text:style-name="KrymUkr"> – ** ** *** ********** (****************)?</text:span></text:p>
      <text:p text:style-name="KrymPar"><text:span text:style-name="KrymRusBold">***************</text:span><text:span text:style-name="KrymUkr"> – ***********, *************, (</text:span><text:span text:style-name="KrymRusItalic">* ********* **********</text:span><text:span text:style-name="KrymUkr">) ********. [* *** ******** ********* * ***** *****, ** ********** ********].</text:span></text:p>
      <text:p text:style-name="KrymPar"><text:span text:style-name="KrymRusBold">********</text:span><text:span text:style-name="KrymUkr"> – ********, *********, *******.</text:span></text:p>
      <text:p text:style-name="KrymPar"><text:span text:style-name="KrymRusBold">********, -**</text:span><text:span text:style-name="KrymUkr"> – ********, -**.</text:span></text:p>
      <text:p text:style-name="KrymPar"><text:span text:style-name="KrymRusBold">********</text:span><text:span text:style-name="KrymUkr"> – ********, ****** * ***, ********** *****. </text:span><text:span text:style-name="KrymRusBold">******** </text:span><text:span text:style-name="KrymRusItalic">* ******</text:span><text:span text:style-name="KrymUkr"> – *******.</text:span></text:p>
      <text:p text:style-name="KrymPar"><text:span text:style-name="KrymRusBold">******</text:span><text:span text:style-name="KrymUkr">, </text:span><text:span text:style-name="KrymRusItalic">***** </text:span><text:span text:style-name="KrymRusBold">******</text:span><text:span text:style-name="KrymUkr"> – **** *****.</text:span></text:p>
      <text:p text:style-name="KrymPar"><text:span text:style-name="KrymRusBold">*************</text:span><text:span text:style-name="KrymUkr"> – ***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***, **********, ************, **********, ********, (******) ******. [*** </text:span><text:soft-page-break/><text:span text:style-name="KrymUkr">****** ******].</text:span></text:p>
      <text:p text:style-name="KrymPar"><text:span text:style-name="KrymRusBold">*********</text:span><text:span text:style-name="KrymUkr"> – ********, **-********, *-********. [******* ******** ** ********].</text:span></text:p>
      <text:p text:style-name="KrymPar"><text:span text:style-name="KrymRusBold">******, *****</text:span><text:span text:style-name="KrymUkr"> – ******, ********, ********, 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, *******</text:span><text:span text:style-name="KrymUkr"> – *********, *******. </text:span><text:span text:style-name="KrymRusBold">********</text:span><text:span text:style-name="KrymUkr"> – ********. </text:span><text:span text:style-name="KrymRusItalic">******* ******* </text:span><text:span text:style-name="KrymRusBold">********</text:span><text:span text:style-name="KrymRusItalic"> * *****</text:span><text:span text:style-name="KrymUkr"> – ***********.</text:span></text:p>
      <text:p text:style-name="KrymPar"><text:span text:style-name="KrymRusBold">*********</text:span><text:span text:style-name="KrymUkr"> – ******* (</text:span><text:span text:style-name="KrymRusAux">*. </text:span><text:span text:style-name="KrymUkr">-*****), ****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*** *******, *********, ******’*****.</text:span></text:p>
      <text:p text:style-name="KrymPar"><text:span text:style-name="KrymRusBold">********, ********</text:span><text:span text:style-name="KrymUkr"> – ***********, *********. </text:span><text:span text:style-name="KrymRusBold">***********</text:span><text:span text:style-name="KrymUkr"> – **********.</text:span></text:p>
      <text:p text:style-name="KrymPar"><text:span text:style-name="KrymRusBold">**********, **********</text:span><text:span text:style-name="KrymUkr"> – ************, **********. [********* ********* * ***** ***** ********].</text:span></text:p>
      <text:p text:style-name="KrymPar"><text:span text:style-name="KrymRusBold">*******</text:span><text:span text:style-name="KrymUkr"> – **********, *********.</text:span></text:p>
      <text:p text:style-name="KrymPar"><text:span text:style-name="KrymRusBold">****, *******,</text:span><text:span text:style-name="KrymRusItalic"> **. </text:span><text:span text:style-name="KrymRusBold">*****, ********.</text:span></text:p>
      <text:p text:style-name="KrymPar"><text:span text:style-name="KrymRusBold">**********</text:span><text:span text:style-name="KrymUkr"> – **********, *********-********** ******* (1 ********).</text:span></text:p>
      <text:p text:style-name="KrymPar"><text:span text:style-name="KrymRusBold">********, ********</text:span><text:span text:style-name="KrymUkr"> – *********, *********, ********, ********, ********* (*******) ** ***, (</text:span><text:span text:style-name="KrymRusItalic">********</text:span><text:span text:style-name="KrymUkr">) **********, **********. </text:span><text:span text:style-name="KrymRusBold">**********</text:span><text:span text:style-name="KrymUkr"> – **********, *********, ** *** ********, ***********.</text:span></text:p>
      <text:p text:style-name="KrymPar"><text:span text:style-name="KrymRusBold">*********</text:span><text:span text:style-name="KrymUkr"> – **********, **********, *********, ***********, ******** ** ***.</text:span></text:p>
      <text:p text:style-name="KrymPar"><text:span text:style-name="KrymRusBold">**********, -****</text:span><text:span text:style-name="KrymUkr"> – ********* (-****), ***********, *************, ********** (</text:span><text:span text:style-name="KrymRusAux">*. </text:span><text:span text:style-name="KrymUkr">-***), ********** (</text:span><text:span text:style-name="KrymRusAux">*. </text:span><text:span text:style-name="KrymUkr">-**).</text:span></text:p>
      <text:p text:style-name="KrymPar"><text:span text:style-name="KrymRusBold">********</text:span><text:span text:style-name="KrymUkr"> – *******. </text:span><text:span text:style-name="KrymRusBold">******** </text:span><text:span text:style-name="KrymRusItalic">********</text:span><text:span text:style-name="KrymUkr"> (</text:span><text:span text:style-name="KrymRusItalic">****, *** * *. *.</text:span><text:span text:style-name="KrymUkr">) – ******** ********.</text:span></text:p>
      <text:p text:style-name="KrymPar"><text:span text:style-name="KrymRusBold">*********, *******,</text:span><text:span text:style-name="KrymRusItalic"> **. </text:span><text:span text:style-name="KrymRusBold">***********.</text:span></text:p>
      <text:p text:style-name="KrymPar"><text:span text:style-name="KrymRusBold">********, -**, *****, -**,</text:span><text:span text:style-name="KrymRusItalic"> **. </text:span><text:span text:style-name="KrymRusBold">**********, -**, ********, -**.</text:span></text:p>
      <text:p text:style-name="KrymPar"><text:span text:style-name="KrymRusBold">**********, **********</text:span><text:span text:style-name="KrymUkr"> – **********, *********, ********** (********), *********. </text:span><text:span text:style-name="KrymRusItalic">*-****, ******** *****</text:span><text:span text:style-name="KrymUkr"> – ***********, **********; (</text:span><text:span text:style-name="KrymRusItalic">* **** *******</text:span><text:span text:style-name="KrymUkr">) – </text:span><text:span text:style-name="KrymRusAux">***.</text:span><text:span text:style-name="KrymUkr"> *******, *******.</text:span></text:p>
      <text:p text:style-name="KrymPar"><text:span text:style-name="KrymRusBold">**********</text:span><text:span text:style-name="KrymUkr"> – ****** *********** * ***, ****[***]****** * *****.</text:span></text:p>
      <text:p text:style-name="KrymPar"><text:span text:style-name="KrymRusBold">**** **</text:span><text:span text:style-name="KrymUkr"> – *******, ******* **…, ******* ***…, ******[*] **…, ****** ***…, (</text:span><text:span text:style-name="KrymRusAux">*****.</text:span><text:span text:style-name="KrymUkr">) ********.</text:span></text:p>
      <text:p text:style-name="KrymPar"><text:span text:style-name="KrymRusBold">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 (</text:span><text:span text:style-name="KrymRusAux">*. </text:span><text:span text:style-name="KrymUkr">******), *********** (</text:span><text:span text:style-name="KrymRusAux">*. </text:span><text:span text:style-name="KrymUkr">**********), *********, ********, ******[*]**** (</text:span><text:span text:style-name="KrymRusAux">*. </text:span><text:span text:style-name="KrymUkr">-***), *****[**]****.</text:span></text:p>
      <text:p text:style-name="KrymPar"><text:span text:style-name="KrymRusBold">*********</text:span><text:span text:style-name="KrymUkr"> – *******, ***********, **********.</text:span></text:p>
      <text:p text:style-name="KrymPar"><text:span text:style-name="KrymRusBold">*************</text:span><text:span text:style-name="KrymUkr"> – **********, *************.</text:span></text:p>
      <text:p text:style-name="KrymPar"><text:span text:style-name="KrymRusBold">***********</text:span><text:span text:style-name="KrymUkr"> – ***********, **************, ***************, **********, **********, ************.</text:span></text:p>
      <text:p text:style-name="KrymPar"><text:span text:style-name="KrymRusBold">**********, ********</text:span><text:span text:style-name="KrymUkr"> – 1) (</text:span><text:span text:style-name="KrymRusItalic">* ***** ***, ******</text:span><text:span text:style-name="KrymUkr">) **********, **********, ************, ***********, ************, *********, *********, ********; 2) (</text:span><text:span text:style-name="KrymRusItalic">****, ******</text:span><text:span text:style-name="KrymUkr">) ***********, **********, *********, ********, **********; (</text:span><text:span text:style-name="KrymRusItalic">****</text:span><text:span text:style-name="KrymUkr">) ********, *********; 3) (</text:span><text:span text:style-name="KrymRusItalic">******, ******</text:span><text:span text:style-name="KrymUkr">) *********, *******, *********, ********, *******, ************, *********, ********, </text:span><text:span text:style-name="KrymRusAux">***.</text:span><text:span text:style-name="KrymUkr"> *********. [* ****’* ******* ******** (****.)]; 4) </text:span><text:span text:style-name="KrymRusBold">******** </text:span><text:span text:style-name="KrymRusItalic">***, *** ****** ******</text:span><text:span text:style-name="KrymUkr"> – ********, (</text:span><text:span text:style-name="KrymRusAux">*****.</text:span><text:span text:style-name="KrymUkr">) ***********, ************; 5) (</text:span><text:span text:style-name="KrymRusItalic">* ******, * ******</text:span><text:span text:style-name="KrymUkr">) ********, ***********. [* ******** ********]; 6) (</text:span><text:span text:style-name="KrymRusItalic">******</text:span><text:span text:style-name="KrymUkr">) **********. [******** ************ *********, * ***** * ********** ** ****]. </text:span><text:span text:style-name="KrymRusBold">**********</text:span><text:span text:style-name="KrymUkr"> – ************, *************, ********, *********, **********, *********, (</text:span><text:span text:style-name="KrymRusAux">*****.</text:span><text:span text:style-name="KrymUkr">) ************, *************.</text:span></text:p>
      <text:p text:style-name="KrymPar"><text:span text:style-name="KrymRusBold">************, **********</text:span><text:span text:style-name="KrymUkr"> – ***************, ************, ***********, *********, ***************, ************, *************, ***********, **********.</text:span></text:p>
      <text:p text:style-name="KrymPar"><text:span text:style-name="KrymRusBold">***********, *********</text:span><text:span text:style-name="KrymUkr"> – *************, ************** (</text:span><text:span text:style-name="KrymRusAux">***.</text:span><text:span text:style-name="KrymUkr"> ***********, ************), *********, *********, *********, *********.</text:span></text:p>
      <text:p text:style-name="KrymPar"><text:span text:style-name="KrymRusBold">***************</text:span><text:span text:style-name="KrymUkr"> – (*)************, **************, ***********.</text:span></text:p>
      <text:p text:style-name="KrymPar"><text:span text:style-name="KrymRusBold">**********, ********</text:span><text:span text:style-name="KrymUkr"> – ********, ********* [******* ******* *********], ********, ******* (* </text:span><text:soft-page-break/><text:span text:style-name="KrymUkr">*****), ********, *********, ************, **********, *************, ***********. </text:span><text:span text:style-name="KrymRusBold">************</text:span><text:span text:style-name="KrymUkr"> – *************, ********* (* *****), ********* (* *****). </text:span><text:span text:style-name="KrymRusBold">**********</text:span><text:span text:style-name="KrymUkr"> – ***********, **********, **********.</text:span></text:p>
      <text:p text:style-name="KrymPar"><text:span text:style-name="KrymRusBold">************</text:span><text:span text:style-name="KrymUkr"> – 1) **********, **********, **************, </text:span><text:span text:style-name="KrymRusItalic">* *. *.</text:span><text:span text:style-name="KrymUkr">, ********, (</text:span><text:span text:style-name="KrymRusAux">***.</text:span><text:span text:style-name="KrymUkr">) ***********. [***** ***************, ******* * ************* ********* (*****.)]; 2) </text:span><text:span text:style-name="KrymRusItalic">**. </text:span><text:span text:style-name="KrymRusBold">********** 2.</text:span></text:p>
      <text:p text:style-name="KrymPar"><text:span text:style-name="KrymRusBold">************</text:span><text:span text:style-name="KrymUkr"> – *************, *********, **********, ************. [********* **********].</text:span></text:p>
      <text:p text:style-name="KrymPar"><text:span text:style-name="KrymRusBold">**********, ********,</text:span><text:span text:style-name="KrymRusItalic"> **. </text:span><text:span text:style-name="KrymRusBold">**********, ********.</text:span></text:p>
      <text:p text:style-name="KrymPar"><text:span text:style-name="KrymRusBold">***</text:span><text:span text:style-name="KrymUkr"> – ***, **** (</text:span><text:span text:style-name="KrymRusAux">***********</text:span><text:span text:style-name="KrymUkr"> ********), ********. [******** ****** ***** ********. *** * * ******** (****.) = </text:span><text:span text:style-name="KrymRusItalic">*** * ** ****</text:span><text:span text:style-name="KrymUkr">]. </text:span><text:span text:style-name="KrymRusBold">*** </text:span><text:span text:style-name="KrymRusItalic">**********</text:span><text:span text:style-name="KrymUkr">, </text:span><text:span text:style-name="KrymRusItalic">********** </text:span><text:span text:style-name="KrymRusBold">***</text:span><text:span text:style-name="KrymUkr"> – **** ****, ****** ***, **** ****** ***, *** ** *******, ********, **********. </text:span><text:span text:style-name="KrymRusItalic">******* </text:span><text:span text:style-name="KrymRusBold">***</text:span><text:span text:style-name="KrymRusItalic"> ******</text:span><text:span text:style-name="KrymUkr"> – ******** ********. [***** **** ********, * ***** * ************]. </text:span><text:span text:style-name="KrymRusBold">*** </text:span><text:span text:style-name="KrymRusItalic">* ************</text:span><text:span text:style-name="KrymUkr"> – *** *******, *** ********. </text:span><text:span text:style-name="KrymRusItalic">****** </text:span><text:span text:style-name="KrymRusBold">******</text:span><text:span text:style-name="KrymUkr"> – *** ****, ***** ** ***, (</text:span><text:span text:style-name="KrymRusAux">*****.</text:span><text:span text:style-name="KrymUkr">) *********. [** * ******* *********].</text:span><text:span text:style-name="KrymRusItalic"> *** * </text:span><text:span text:style-name="KrymRusBold">***</text:span><text:span text:style-name="KrymRusItalic">, ** * </text:span><text:span text:style-name="KrymRusBold">***</text:span><text:span text:style-name="KrymRusItalic"> ***</text:span><text:span text:style-name="KrymUkr"> – ** * *****, ** * ****, ** * ******. </text:span><text:span text:style-name="KrymRusItalic">*** </text:span><text:span text:style-name="KrymRusBold">****</text:span><text:span text:style-name="KrymUkr"> – *** ***, ** ***. </text:span><text:span text:style-name="KrymRusItalic">*** </text:span><text:span text:style-name="KrymRusBold">******</text:span><text:span text:style-name="KrymUkr"> – *** *******. [****** * ***** *** *******]. </text:span><text:span text:style-name="KrymRusBold">***</text:span><text:span text:style-name="KrymRusItalic">-****</text:span><text:span text:style-name="KrymUkr">, </text:span><text:span text:style-name="KrymRusItalic">* </text:span><text:span text:style-name="KrymRusBold">***</text:span><text:span text:style-name="KrymRusItalic">-****</text:span><text:span text:style-name="KrymUkr">, </text:span><text:span text:style-name="KrymRusItalic">* </text:span><text:span text:style-name="KrymRusBold">*** </text:span><text:span text:style-name="KrymRusItalic">**</text:span><text:span text:style-name="KrymUkr"> – * *****, ******, * ******, * ***, * * ***, ***-*, * ***-*. </text:span><text:span text:style-name="KrymRusItalic">****** * </text:span><text:span text:style-name="KrymRusBold">******</text:span><text:span text:style-name="KrymUkr"> (= </text:span><text:span text:style-name="KrymRusItalic">** * *****</text:span><text:span text:style-name="KrymUkr">) – ** * ** *******. </text:span><text:span text:style-name="KrymRusBold">*** </text:span><text:span text:style-name="KrymRusItalic">******</text:span><text:span text:style-name="KrymUkr"> – ***. [***** *****, ** ** **** ******, * *** *****]. </text:span><text:span text:style-name="KrymRusBold">***</text:span><text:span text:style-name="KrymUkr"> (</text:span><text:span text:style-name="KrymRusAux">*** *******. *************. ********</text:span><text:span text:style-name="KrymUkr">) – ***, *****. [***** *** *******, * *** ** ***** (****.). *** ***** *******, *** **** ****** ******].</text:span><text:span text:style-name="KrymRusItalic"> **. </text:span><text:span text:style-name="KrymRusBold">****</text:span><text:span text:style-name="KrymRusItalic"> * </text:span><text:span text:style-name="KrymRusBold">*******.</text:span></text:p>
      <text:p text:style-name="KrymPar"><text:span text:style-name="KrymRusBold">******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 – **********, (</text:span><text:span text:style-name="KrymRusAux">******.</text:span><text:span text:style-name="KrymUkr">) **********.</text:span></text:p>
      <text:p text:style-name="KrymPar"><text:span text:style-name="KrymRusBold">*************</text:span><text:span text:style-name="KrymUkr"> – *************, **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, *********</text:span><text:span text:style-name="KrymUkr"> – ***********, *********.</text:span></text:p>
      <text:p text:style-name="KrymPar"><text:span text:style-name="KrymRusBold">*********</text:span><text:span text:style-name="KrymUkr"> – ********, *********** (</text:span><text:span text:style-name="KrymRusAux">*. </text:span><text:span text:style-name="KrymUkr">-***), (</text:span><text:span text:style-name="KrymRusAux">********.</text:span><text:span text:style-name="KrymUkr">) **********, ********. [*****-********!].</text:span></text:p>
      <text:p text:style-name="KrymPar"><text:span text:style-name="KrymRusBold">***********</text:span><text:span text:style-name="KrymUkr"> – ***********, **********.</text:span></text:p>
      <text:p text:style-name="KrymPar"><text:span text:style-name="KrymRusBold">***********,</text:span><text:span text:style-name="KrymRusItalic"> **. </text:span><text:span text:style-name="KrymRusBold">*********.</text:span></text:p>
      <text:p text:style-name="KrymPar"><text:span text:style-name="KrymRusBold">*********, ***********</text:span><text:span text:style-name="KrymUkr"> – ********** (</text:span><text:span text:style-name="KrymRusItalic">*.</text:span><text:span text:style-name="KrymUkr"> -***), ***********.</text:span></text:p>
      <text:p text:style-name="KrymPar"><text:span text:style-name="KrymRusBold">***********</text:span><text:span text:style-name="KrymUkr"> – *********, **************, ************* (</text:span><text:span text:style-name="KrymRusAux">*. </text:span><text:span text:style-name="KrymUkr">-*****)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***</text:span><text:span text:style-name="KrymUkr"> – *******-*********, *******-**********, **** *******, ************. </text:span><text:span text:style-name="KrymRusBold">-*** </text:span><text:span text:style-name="KrymRusItalic">*****</text:span><text:span text:style-name="KrymUkr"> – *** ******. [* ***** *****(**) ******* ***].</text:span></text:p>
      <text:p text:style-name="KrymPar"><text:span text:style-name="KrymRusBold">**************, **********</text:span><text:span text:style-name="KrymUkr"> – *********, ************, ********** (***).</text:span></text:p>
      <text:p text:style-name="KrymPar"><text:span text:style-name="KrymRusBold">*******</text:span><text:span text:style-name="KrymUkr"> – ********, **********, *******, ****, ***-*-***, **********, ************, (</text:span><text:span text:style-name="KrymRusAux">*****.</text:span><text:span text:style-name="KrymUkr">) ******. [***** *** *** *******. *** ***** **** ***** ** ***-*-***, * ******* ********** (****.)].</text:span></text:p>
      <text:p text:style-name="KrymPar"><text:span text:style-name="KrymRusBold">***********</text:span><text:span text:style-name="KrymUkr"> – ***********, ***********, ***********, *************, ************; (</text:span><text:span text:style-name="KrymRusItalic">**********</text:span><text:span text:style-name="KrymUkr">) – ***********. [*********** *****].</text:span></text:p>
      <text:p text:style-name="KrymPar"><text:span text:style-name="KrymRusBold">*********</text:span><text:span text:style-name="KrymUkr"> – ********, **-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, **********</text:span><text:span text:style-name="KrymUkr"> – 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(</text:span><text:span text:style-name="KrymRusItalic">******</text:span><text:span text:style-name="KrymUkr">) – ********* ********, ***********.</text:span></text:p>
      <text:p text:style-name="KrymPar"><text:span text:style-name="KrymRusBold">*********</text:span><text:span text:style-name="KrymUkr"> – *********. [******** ******].</text:span></text:p>
      <text:p text:style-name="KrymPar"><text:span text:style-name="KrymRusBold">*************</text:span><text:span text:style-name="KrymUkr"> – ***************, *************.</text:span></text:p>
      <text:p text:style-name="KrymPar"><text:span text:style-name="KrymRusBold">**********</text:span><text:span text:style-name="KrymUkr"> – ********** (</text:span><text:span text:style-name="KrymRusAux">*.</text:span><text:span text:style-name="KrymUkr"> -***), ******** (</text:span><text:span text:style-name="KrymRusAux">***.</text:span><text:span text:style-name="KrymUkr">);</text:span><text:span text:style-name="KrymRusItalic"> ***. </text:span><text:span text:style-name="KrymRusBold">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***</text:span><text:span text:style-name="KrymUkr"> – ****************.</text:span></text:p>
      <text:p text:style-name="KrymPar"><text:span text:style-name="KrymRusBold">**************</text:span><text:span text:style-name="KrymUkr"> – ***********.</text:span></text:p>
      <text:p text:style-name="KrymPar"><text:span text:style-name="KrymRusBold">************</text:span><text:span text:style-name="KrymUkr"> – ***********. </text:span><text:span text:style-name="KrymRusBold">-**</text:span><text:span text:style-name="KrymUkr"> – ********, **********.</text:span></text:p>
      <text:p text:style-name="KrymPar"><text:span text:style-name="KrymRusBold">**********</text:span><text:span text:style-name="KrymUkr"> – ********, **********, ****, **** ******, ***, ************* (</text:span><text:span text:style-name="KrymRusAux">***** ******.</text:span><text:span text:style-name="KrymUkr">) *********.</text:span></text:p>
      <text:p text:style-name="KrymPar"><text:soft-page-break/><text:span text:style-name="KrymRusBold">***********</text:span><text:span text:style-name="KrymUkr"> – ************, ************.</text:span></text:p>
      <text:p text:style-name="KrymPar"><text:span text:style-name="KrymRusBold">********, -**, ********, -**</text:span><text:span text:style-name="KrymUkr"> – ********, -**, ********, -**, ********, -**, ********, -**. </text:span><text:span text:style-name="KrymRusBold">-******</text:span><text:span text:style-name="KrymUkr"> – ******[*]***, ******[*]***.</text:span></text:p>
      <text:p text:style-name="KrymPar"><text:span text:style-name="KrymRusBold">**********,</text:span><text:span text:style-name="KrymRusItalic"> **. </text:span><text:span text:style-name="KrymRusBold">*************, -**</text:span><text:span text:style-name="KrymUkr"> – ******* *********, ****** **********.</text:span></text:p>
      <text:p text:style-name="KrymPar"><text:span text:style-name="KrymRusBold">********</text:span><text:span text:style-name="KrymUkr"> – ********, *****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****</text:span><text:span text:style-name="KrymUkr"> – **********. </text:span><text:span text:style-name="KrymRusBold">-**</text:span><text:span text:style-name="KrymUkr"> – *********, ********, ** **** *******.</text:span></text:p>
      <text:p text:style-name="KrymPar"><text:span text:style-name="KrymRusBold">*****************</text:span><text:span text:style-name="KrymUkr"> – **************, ****************.</text:span></text:p>
      <text:p text:style-name="KrymPar"><text:span text:style-name="KrymRusBold">************</text:span><text:span text:style-name="KrymUkr"> – ************. </text:span><text:span text:style-name="KrymRusBold">-**</text:span><text:span text:style-name="KrymUkr"> – **-********.</text:span></text:p>
      <text:p text:style-name="KrymPar"><text:span text:style-name="KrymRusBold">******************</text:span><text:span text:style-name="KrymUkr"> – ** ***** **** ********, ***********-********, ************ ******.</text:span></text:p>
      <text:p text:style-name="KrymPar"><text:span text:style-name="KrymRusBold">**********</text:span><text:span text:style-name="KrymUkr"> – ***********, **************, *************, ************; **************. </text:span><text:span text:style-name="KrymRusBold">-**</text:span><text:span text:style-name="KrymUkr"> – ** ***** ****, *********.</text:span></text:p>
      <text:p text:style-name="KrymPar"><text:span text:style-name="KrymRusBold">**************</text:span><text:span text:style-name="KrymUkr"> – **************, ********.</text:span></text:p>
      <text:p text:style-name="KrymPar"><text:span text:style-name="KrymRusBold">***********, **********</text:span><text:span text:style-name="KrymUkr"> – ************, ***********, **********.</text:span></text:p>
      <text:p text:style-name="KrymPar"><text:span text:style-name="KrymRusBold">************</text:span><text:span text:style-name="KrymUkr"> – 1) ************, *********-*********, *************. [* ***** ******* ********* ************ ***]; 2) (</text:span><text:span text:style-name="KrymRusItalic">********</text:span><text:span text:style-name="KrymUkr">) ********** [********* ********** ***********]; (</text:span><text:span text:style-name="KrymRusItalic">*********</text:span><text:span text:style-name="KrymUkr">) *************. </text:span><text:span text:style-name="KrymRusBold">-**</text:span><text:span text:style-name="KrymUkr"> – ************, *********. [***** *** ************].</text:span></text:p>
      <text:p text:style-name="KrymPar"><text:span text:style-name="KrymRusBold">****************</text:span><text:span text:style-name="KrymUkr"> – **************** (</text:span><text:span text:style-name="KrymRusAux">*. </text:span><text:span text:style-name="KrymUkr">-*****)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**</text:span><text:span text:style-name="KrymUkr"> – ***************.</text:span></text:p>
      <text:p text:style-name="KrymPar"><text:span text:style-name="KrymRusBold">************</text:span><text:span text:style-name="KrymUkr"> – **********, *************.</text:span></text:p>
      <text:p text:style-name="KrymPar"><text:span text:style-name="KrymRusBold">***********</text:span><text:span text:style-name="KrymUkr"> – **-*********, ***********. [*********** ******* ***].</text:span></text:p>
      <text:p text:style-name="KrymPar"><text:span text:style-name="KrymRusBold">***********</text:span><text:span text:style-name="KrymUkr"> – ***********. </text:span><text:span text:style-name="KrymRusBold">-*** </text:span><text:span text:style-name="KrymRusItalic">******</text:span><text:span text:style-name="KrymUkr"> – ********** *********. </text:span><text:span text:style-name="KrymRusBold">***********</text:span><text:span text:style-name="KrymUkr"> – *********, **********.</text:span></text:p>
      <text:p text:style-name="KrymPar"><text:span text:style-name="KrymRusBold">*****’**********</text:span><text:span text:style-name="KrymUkr"> – *************.</text:span></text:p>
      <text:p text:style-name="KrymPar"><text:span text:style-name="KrymRusBold">*****’********</text:span><text:span text:style-name="KrymUkr"> – ***********.</text:span></text:p>
      <text:p text:style-name="KrymPar"><text:span text:style-name="KrymRusBold">*********</text:span><text:span text:style-name="KrymUkr"> – **********, **********; (</text:span><text:span text:style-name="KrymRusItalic">*******</text:span><text:span text:style-name="KrymUkr">) *********, ***********. [********* ****** ********. ********* *******. ********** (********) ************, ********** ******** = </text:span><text:span text:style-name="KrymRusBold">********* </text:span><text:span text:style-name="KrymRusItalic">**********, *******</text:span><text:span text:style-name="KrymUkr">].</text:span></text:p>
      <text:p text:style-name="KrymPar"><text:span text:style-name="KrymRusBold">************</text:span><text:span text:style-name="KrymUkr"> – ************, ************, ************** (</text:span><text:span text:style-name="KrymRusAux">*. </text:span><text:span text:style-name="KrymUkr">-*****), ************* (</text:span><text:span text:style-name="KrymRusAux">*. </text:span><text:span text:style-name="KrymUkr">-**). [************ ******. ************ ************].</text:span></text:p>
      <text:p text:style-name="KrymPar"><text:span text:style-name="KrymRusBold">**********</text:span><text:span text:style-name="KrymUkr"> – ****** **********, **********, *********. </text:span><text:span text:style-name="KrymRusItalic">** </text:span><text:span text:style-name="KrymRusBold">**********</text:span><text:span text:style-name="KrymUkr"> – * **********, *** ******* ******, ********** **********. </text:span><text:span text:style-name="KrymRusItalic">** </text:span><text:span text:style-name="KrymRusBold">-***</text:span><text:span text:style-name="KrymRusItalic"> ***** * ******</text:span><text:span text:style-name="KrymUkr"> – ****-***** ********** ********* ** ********.</text:span></text:p>
      <text:p text:style-name="KrymPar"><text:span text:style-name="KrymRusBold">***************</text:span><text:span text:style-name="KrymUkr"> – **************, **************** (**.).</text:span></text:p>
      <text:p text:style-name="KrymPar"><text:span text:style-name="KrymRusBold">****************</text:span><text:span text:style-name="KrymUkr"> – *************.</text:span></text:p>
      <text:p text:style-name="KrymPar"><text:span text:style-name="KrymRusBold">**************</text:span><text:span text:style-name="KrymUkr"> – ***********. [******* *********** (*. ***.)].</text:span></text:p>
      <text:p text:style-name="KrymPar"><text:span text:style-name="KrymRusBold">************, -******</text:span><text:span text:style-name="KrymUkr"> – **************. </text:span><text:span text:style-name="KrymRusBold">-**, -*****</text:span><text:span text:style-name="KrymUkr"> – ***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**</text:span><text:span text:style-name="KrymUkr"> – ****** ****** **********, **************, ****************.</text:span></text:p>
      <text:p text:style-name="KrymPar"><text:span text:style-name="KrymRusBold">*****************</text:span><text:span text:style-name="KrymUkr"> – ***********, *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</text:span><text:span text:style-name="KrymUkr"> – *-**********.</text:span></text:p>
      <text:p text:style-name="KrymPar"><text:span text:style-name="KrymRusBold">********</text:span><text:span text:style-name="KrymUkr"> – *************, ********, *********, *********. [** ** ********, ** *********?].</text:span></text:p>
      <text:p text:style-name="KrymPar"><text:span text:style-name="KrymRusBold">***********, -**,</text:span><text:span text:style-name="KrymRusItalic"> **. </text:span><text:span text:style-name="KrymRusBold">**********, -**.</text:span></text:p>
      <text:p text:style-name="KrymPar"><text:span text:style-name="KrymRusBold">**********</text:span><text:span text:style-name="KrymUkr"> – **********, **********, ************.</text:span></text:p>
      <text:p text:style-name="KrymPar"><text:span text:style-name="KrymRusBold">***********</text:span><text:span text:style-name="KrymUkr"> – ***********, ***********, ***********.</text:span></text:p>
      <text:p text:style-name="KrymPar"><text:span text:style-name="KrymRusBold">***********</text:span><text:span text:style-name="KrymUkr"> – ***********, ***********, *************.</text:span></text:p>
      <text:p text:style-name="KrymPar"><text:soft-page-break/><text:span text:style-name="KrymRusBold">************</text:span><text:span text:style-name="KrymUkr"> – ***(*)********, *********** *******.</text:span></text:p>
      <text:p text:style-name="KrymPar"><text:span text:style-name="KrymRusBold">*************</text:span><text:span text:style-name="KrymUkr"> – ************, *************, ********* ** (***) *** ****** (********), ********** ** (***) *** ****** (********).</text:span></text:p>
      <text:p text:style-name="KrymPar"><text:span text:style-name="KrymRusBold">****-****,</text:span><text:span text:style-name="KrymRusItalic"> **. </text:span><text:span text:style-name="KrymRusBold">***.</text:span></text:p>
      <text:p text:style-name="KrymPar"><text:span text:style-name="KrymRusBold">*************</text:span><text:span text:style-name="KrymUkr"> – **********, *************. </text:span><text:span text:style-name="KrymRusBold">************</text:span><text:span text:style-name="KrymUkr"> – *********, (</text:span><text:span text:style-name="KrymRusItalic">** **** **********</text:span><text:span text:style-name="KrymUkr">) ****** **********.</text:span></text:p>
      <text:p text:style-name="KrymPar"><text:span text:style-name="KrymRusBold">*************</text:span><text:span text:style-name="KrymUkr"> – </text:span><text:span text:style-name="KrymRusItalic">******** ** </text:span><text:span text:style-name="KrymRusBold">-***</text:span><text:span text:style-name="KrymUkr"> – ******* **** ** ******, ********, *** *********** 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</text:span><text:span text:style-name="KrymUkr"> – ***********. </text:span><text:span text:style-name="KrymRusBold">-**</text:span><text:span text:style-name="KrymUkr"> – *******, **********, ** *****.</text:span></text:p>
      <text:p text:style-name="KrymPar"><text:span text:style-name="KrymRusBold">**********</text:span><text:span text:style-name="KrymUkr"> – ***********, *********, *************. </text:span><text:span text:style-name="KrymRusBold">-**</text:span><text:span text:style-name="KrymUkr"> – **-*******, ********, **********.</text:span></text:p>
      <text:p text:style-name="KrymPar"><text:span text:style-name="KrymRusBold">**************</text:span><text:span text:style-name="KrymUkr"> – ************, ***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, *********</text:span><text:span text:style-name="KrymUkr"> – *******.</text:span><text:span text:style-name="KrymRusItalic"> **. </text:span><text:span text:style-name="KrymRusBold">*********.</text:span></text:p>
      <text:p text:style-name="KrymPar"><text:span text:style-name="KrymRusBold">********* </text:span><text:span text:style-name="KrymRusItalic">** ****</text:span><text:span text:style-name="KrymUkr"> – ********** (**********) ** *****.</text:span></text:p>
      <text:p text:style-name="KrymPar"><text:span text:style-name="KrymRusBold">************</text:span><text:span text:style-name="KrymUkr"> – 1) ************; 2) ************.</text:span></text:p>
      <text:p text:style-name="KrymPar"><text:span text:style-name="KrymRusBold">***********, *********</text:span><text:span text:style-name="KrymRusItalic"> * </text:span><text:span text:style-name="KrymRusBold">**********</text:span><text:span text:style-name="KrymUkr"> – (</text:span><text:span text:style-name="KrymRusItalic">** *** * * ****</text:span><text:span text:style-name="KrymUkr">) ************, **********, ******** [******* ** *****], *************, ********** [********* * *****. ********* ** *****. *************** * ********* ******], **********, **********, ********** [********** ******** * ******. ********* ** ****** *****], *******, ******* (** *****), ******** (*****); (</text:span><text:span text:style-name="KrymRusItalic">** ***</text:span><text:span text:style-name="KrymUkr">) ***********, ********* [******** * *****], **********, ***********, ********* [** ********** *** ******** * *****, * ********* ***** ******** *****], *******, ******** [******* * ****], (</text:span><text:span text:style-name="KrymRusItalic">********</text:span><text:span text:style-name="KrymUkr">) *********, -**. [*********, ** *********, * ****** ****** (***.)]; (</text:span><text:span text:style-name="KrymRusItalic">** ***</text:span><text:span text:style-name="KrymUkr">) *********; (</text:span><text:span text:style-name="KrymRusItalic">* ******, ******</text:span><text:span text:style-name="KrymUkr">) – </text:span><text:span text:style-name="KrymRusAux">***.</text:span><text:span text:style-name="KrymUkr"> **********, ***********. [** ***** ****** **********].</text:span></text:p>
      <text:p text:style-name="KrymPar"><text:span text:style-name="KrymRusBold">***********, *********</text:span><text:span text:style-name="KrymUkr"> – **********, ********. </text:span><text:span text:style-name="KrymRusBold">***********</text:span><text:span text:style-name="KrymUkr"> – *********. </text:span><text:span text:style-name="KrymRusBold">-** </text:span><text:span text:style-name="KrymRusItalic">*****</text:span><text:span text:style-name="KrymUkr"> – ******** ******. </text:span><text:span text:style-name="KrymRusBold">**************</text:span><text:span text:style-name="KrymUkr"> – ******* ******. [** ******* *** *****, ** ****** *** *******].</text:span></text:p>
      <text:p text:style-name="KrymPar"><text:span text:style-name="KrymRusBold">************</text:span><text:span text:style-name="KrymUkr"> – ********.</text:span></text:p>
      <text:p text:style-name="KrymPar"><text:span text:style-name="KrymRusBold">**************</text:span><text:span text:style-name="KrymUkr"> – ************, **********, **********, *********, *********, *************.</text:span></text:p>
      <text:p text:style-name="KrymPar"><text:span text:style-name="KrymRusBold">*************, -**, **********, -**</text:span><text:span text:style-name="KrymUkr"> – *************, -**, ***********, -**, *********, -**, **********, -**. </text:span><text:span text:style-name="KrymRusBold">*************</text:span><text:span text:style-name="KrymUkr"> – ************, ***********.</text:span></text:p>
      <text:p text:style-name="KrymPar"><text:span text:style-name="KrymRusBold">*****</text:span><text:span text:style-name="KrymUkr"> – ********** (</text:span><text:span text:style-name="KrymRusItalic">*.</text:span><text:span text:style-name="KrymUkr"> -*****), ************ (</text:span><text:span text:style-name="KrymRusAux">*. </text:span><text:span text:style-name="KrymUkr">-*****)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*, *********, ********* </text:span><text:span text:style-name="KrymRusItalic">* </text:span><text:span text:style-name="KrymRusBold">**********</text:span><text:span text:style-name="KrymUkr"> – **********, ********, ********* (*******). </text:span><text:span text:style-name="KrymRusBold">***********</text:span><text:span text:style-name="KrymUkr"> – *********, ********** (** *****).</text:span></text:p>
      <text:p text:style-name="KrymPar"><text:span text:style-name="KrymRusBold">******</text:span><text:span text:style-name="KrymUkr"> – *******, *******, *******; ********, *********, *******, (</text:span><text:span text:style-name="KrymRusAux">*****</text:span><text:span text:style-name="KrymUkr">) *********, *******. [***** ***** ******* *******. *** ******* *** ******, *** *******. ***** ***** *********].</text:span></text:p>
      <text:p text:style-name="KrymPar"><text:span text:style-name="KrymRusBold">************</text:span><text:span text:style-name="KrymUkr"> – ***********, *********.</text:span></text:p>
      <text:p text:style-name="KrymPar"><text:span text:style-name="KrymRusBold">***********, *********</text:span><text:span text:style-name="KrymRusItalic"> * </text:span><text:span text:style-name="KrymRusBold">*********</text:span><text:span text:style-name="KrymUkr"> – **********, ********, ******** (</text:span><text:span text:style-name="KrymRusAux">* ******</text:span><text:span text:style-name="KrymUkr"> **********), **********, ********. [***** ******** ****** ** ****** (***.). ********* ******* ** ****** ********].</text:span></text:p>
      <text:p text:style-name="KrymPar"><text:span text:style-name="KrymRusBold">*************, *********** </text:span><text:span text:style-name="KrymRusItalic">** ****</text:span><text:span text:style-name="KrymUkr"> – ***********, *********** ** *****, **************, ************ ** *****.</text:span></text:p>
      <text:p text:style-name="KrymPar"><text:span text:style-name="KrymRusBold">*****, **********</text:span><text:span text:style-name="KrymUkr"> – **********.</text:span></text:p>
      <text:p text:style-name="KrymPar"><text:span text:style-name="KrymRusBold">*********, *********</text:span><text:span text:style-name="KrymUkr"> – *********, *********, ********. </text:span><text:span text:style-name="KrymRusBold">********* </text:span><text:span text:style-name="KrymRusItalic">******</text:span><text:span text:style-name="KrymUkr"> – ********* (********) 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**</text:span><text:span text:style-name="KrymUkr"> – *****’****** (****.), </text:span><text:span text:style-name="KrymRusAux">* ******</text:span><text:span text:style-name="KrymUkr"> – (</text:span><text:span text:style-name="KrymRusItalic">****</text:span><text:span text:style-name="KrymUkr">) **********, (</text:span><text:span text:style-name="KrymRusItalic">******</text:span><text:span text:style-name="KrymUkr">) ********. </text:span><text:span text:style-name="KrymRusBold">*************</text:span><text:span text:style-name="KrymUkr"> – (**)********, </text:span><text:span text:style-name="KrymRusAux">* ******</text:span><text:span text:style-name="KrymUkr"> – (</text:span><text:span text:style-name="KrymRusItalic">* ****</text:span><text:span text:style-name="KrymUkr">) ************, (</text:span><text:span text:style-name="KrymRusItalic">* ******</text:span><text:span text:style-name="KrymUkr">) *********.</text:span></text:p>
      <text:p text:style-name="KrymPar"><text:soft-page-break/><text:span text:style-name="KrymRusBold">**********</text:span><text:span text:style-name="KrymUkr"> – ******.</text:span></text:p>
      <text:p text:style-name="KrymPar"><text:span text:style-name="KrymRusBold">*********, **********</text:span><text:span text:style-name="KrymUkr"> – ********, *********.</text:span></text:p>
      <text:p text:style-name="KrymPar"><text:span text:style-name="KrymRusBold">************, ******** </text:span><text:span text:style-name="KrymRusItalic">** ***</text:span><text:span text:style-name="KrymUkr"> – **********, ********* (** **).</text:span></text:p>
      <text:p text:style-name="KrymPar"><text:span text:style-name="KrymRusBold">******, *************</text:span><text:span text:style-name="KrymUkr"> – *******.</text:span></text:p>
      <text:p text:style-name="KrymPar"><text:span text:style-name="KrymRusBold">********** </text:span><text:span text:style-name="KrymRusItalic">** ****</text:span><text:span text:style-name="KrymUkr"> – ********** (** *****).</text:span></text:p>
      <text:p text:style-name="KrymPar"><text:span text:style-name="KrymRusBold">**************</text:span><text:span text:style-name="KrymUkr"> – ************. [***** ************].</text:span></text:p>
      <text:p text:style-name="KrymPar"><text:span text:style-name="KrymRusBold">**************, **************,</text:span><text:span text:style-name="KrymRusItalic"> **. </text:span><text:span text:style-name="KrymRusBold">************.</text:span></text:p>
      <text:p text:style-name="KrymPar"><text:span text:style-name="KrymRusBold">************, -**, **********, -**</text:span><text:span text:style-name="KrymUkr"> – ********, -**, **********, -**, ************, -**, **********, -**, ************, -**, ***********, -**, **********, -**, ************, -**, ***********, -**; </text:span><text:span text:style-name="KrymRusAux">***.</text:span><text:span text:style-name="KrymUkr"> ************, -**, ***********, -**, ***********, -**,</text:span><text:span text:style-name="KrymRusItalic"> ***. </text:span><text:span text:style-name="KrymRusBold">***********</text:span><text:span text:style-name="KrymRusItalic"> * </text:span><text:span text:style-name="KrymRusBold">**’**********. ************</text:span><text:span text:style-name="KrymUkr"> – ***********, *************, ************, *************, **************, ***********, ************, ***********, ************, ************, *********.</text:span><text:span text:style-name="KrymRusItalic"> ***. </text:span><text:span text:style-name="KrymRusBold">*************, **’**********. ************ </text:span><text:span text:style-name="KrymRusItalic">******</text:span><text:span text:style-name="KrymUkr"> – ******, ******. </text:span><text:span text:style-name="KrymRusItalic">******* ** </text:span><text:span text:style-name="KrymRusBold">-***</text:span><text:span text:style-name="KrymRusItalic"> *******</text:span><text:span text:style-name="KrymUkr"> – ********, *******, *******, *******, *******, ******.</text:span></text:p>
      <text:p text:style-name="KrymPar"><text:span text:style-name="KrymRusBold">***********</text:span><text:span text:style-name="KrymUkr"> – **********, ***********, ***********.</text:span></text:p>
      <text:p text:style-name="KrymPar"><text:span text:style-name="KrymRusBold">*****</text:span><text:span text:style-name="KrymUkr"> – ********, **** (</text:span><text:span text:style-name="KrymRusAux">*. </text:span><text:span text:style-name="KrymUkr">******).</text:span></text:p>
      <text:p text:style-name="KrymPar"><text:span text:style-name="KrymRusBold">***********, -**</text:span><text:span text:style-name="KrymUkr"> – *********, -**, **********, -**, (*)********, -**, ***********, -**, ***********, -**, ***********, -**, **********, -**, ***********, -**, **********, -**, ********, -**. [***** **********].</text:span></text:p>
      <text:p text:style-name="KrymPar"><text:span text:style-name="KrymRusBold">*************, -*****, -******</text:span><text:span text:style-name="KrymUkr"> – ************, **********, ***********. </text:span><text:span text:style-name="KrymRusBold">-*****</text:span><text:span text:style-name="KrymUkr"> – ************.</text:span></text:p>
      <text:p text:style-name="KrymPar"><text:span text:style-name="KrymRusBold">********</text:span><text:span text:style-name="KrymUkr"> – ********, *********, *** ******.</text:span></text:p>
      <text:p text:style-name="KrymPar"><text:span text:style-name="KrymRusBold">***********, -**,</text:span><text:span text:style-name="KrymRusItalic"> **. </text:span><text:span text:style-name="KrymRusBold">***********, -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</text:span><text:span text:style-name="KrymUkr"> – **********, ********** (****.), **********, **********, ********, ********, **********, **********, (</text:span><text:span text:style-name="KrymRusItalic">***-***</text:span><text:span text:style-name="KrymUkr">) *******, (</text:span><text:span text:style-name="KrymRusAux">*****</text:span><text:span text:style-name="KrymUkr">) ********.</text:span></text:p>
      <text:p text:style-name="KrymPar"><text:span text:style-name="KrymRusBold">******</text:span><text:span text:style-name="KrymUkr"> – ************, ******* [****** ****** ** *******], ******.</text:span></text:p>
      <text:p text:style-name="KrymPar"><text:span text:style-name="KrymRusBold">**********,</text:span><text:span text:style-name="KrymRusItalic"> **. </text:span><text:span text:style-name="KrymRusBold">*************.</text:span></text:p>
      <text:p text:style-name="KrymPar"><text:span text:style-name="KrymRusBold">*************, -****</text:span><text:span text:style-name="KrymUkr"> – ***********, **********.</text:span><text:span text:style-name="KrymRusItalic"> ***. </text:span><text:span text:style-name="KrymRusBold">************.</text:span></text:p>
      <text:p text:style-name="KrymPar"><text:span text:style-name="KrymRusBold">**************, -**, ***********, -**</text:span><text:span text:style-name="KrymUkr"> – *********, -**, ***********, -**, ********, -**, **********, -**, **********, -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*, **************,</text:span><text:span text:style-name="KrymRusItalic"> **. </text:span><text:span text:style-name="KrymRusBold">**********, 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 </text:span><text:span text:style-name="KrymRusItalic">****</text:span><text:span text:style-name="KrymUkr"> – **** *****, ******* *****.</text:span></text:p>
      <text:p text:style-name="KrymPar"><text:span text:style-name="KrymRusBold">******</text:span><text:span text:style-name="KrymUkr"> – *******, *******, *****, ******, (</text:span><text:span text:style-name="KrymRusAux">*****</text:span><text:span text:style-name="KrymUkr">) *****.</text:span></text:p>
      <text:p text:style-name="KrymPar"><text:span text:style-name="KrymRusBold">*************</text:span><text:span text:style-name="KrymUkr"> – *************, ************, ************.</text:span><text:span text:style-name="KrymRusItalic"> **. </text:span><text:span text:style-name="KrymRusBold">******.</text:span></text:p>
      <text:p text:style-name="KrymPar"><text:span text:style-name="KrymRusBold">************, **********</text:span><text:span text:style-name="KrymRusItalic"> * </text:span><text:span text:style-name="KrymRusBold">***********</text:span><text:span text:style-name="KrymUkr"> – ************, ************, ***********, ***********, **********, ***********, **********, *********, (</text:span><text:span text:style-name="KrymRusItalic">* ******</text:span><text:span text:style-name="KrymUkr">) *********, *********, (</text:span><text:span text:style-name="KrymRusItalic">************</text:span><text:span text:style-name="KrymUkr">) *****(*)*****, ***********, **********.</text:span></text:p>
      <text:p text:style-name="KrymPar"><text:span text:style-name="KrymRusBold">************, ********** </text:span><text:span text:style-name="KrymRusItalic">****</text:span><text:span text:style-name="KrymUkr">, </text:span><text:span text:style-name="KrymRusBold">-***** </text:span><text:span text:style-name="KrymRusItalic">****** ****</text:span><text:span text:style-name="KrymUkr"> – *********** (**********, **********, **********) ******* *****. </text:span><text:span text:style-name="KrymRusBold">************** </text:span><text:span text:style-name="KrymRusItalic">****** ****</text:span><text:span text:style-name="KrymUkr"> – ********* (</text:span><text:span text:style-name="KrymRusAux">***.</text:span><text:span text:style-name="KrymUkr">). </text:span><text:span text:style-name="KrymRusBold">************</text:span><text:span text:style-name="KrymUkr"> – ************, ***********.</text:span></text:p>
      <text:p text:style-name="KrymPar"><text:span text:style-name="KrymRusBold">**************, ************</text:span><text:span text:style-name="KrymUkr"> – ***************, *************. [************** ******* ***** *******].</text:span></text:p>
      <text:p text:style-name="KrymPar"><text:span text:style-name="KrymRusBold">**************</text:span><text:span text:style-name="KrymUkr"> – ***********, **********, *********, ***********.</text:span></text:p>
      <text:p text:style-name="KrymPar"><text:span text:style-name="KrymRusBold">***********, *********</text:span><text:span text:style-name="KrymUkr"> – 1) *********; 2) *********** (*****); 3) (</text:span><text:span text:style-name="KrymRusItalic">******, *******</text:span><text:span text:style-name="KrymUkr">) *************, </text:span><text:span text:style-name="KrymRusAux">***.</text:span><text:span text:style-name="KrymUkr"> ***********, ***************, </text:span><text:span text:style-name="KrymRusAux">***.</text:span><text:span text:style-name="KrymUkr"> *************; 4) (</text:span><text:span text:style-name="KrymRusItalic">*****</text:span><text:span text:style-name="KrymUkr">) ***********, </text:span><text:soft-page-break/><text:span text:style-name="KrymUkr">********, ***********, ***********, ************** (</text:span><text:span text:style-name="KrymRusAux">***.</text:span><text:span text:style-name="KrymUkr">).</text:span></text:p>
      <text:p text:style-name="KrymPar"><text:span text:style-name="KrymRusBold">**********, *******</text:span><text:span text:style-name="KrymUkr"> – 1) **********, ********, *********, ******** (</text:span><text:span text:style-name="KrymRusItalic">****.</text:span><text:span text:style-name="KrymUkr"> ********** ******* ***********); 2) (</text:span><text:span text:style-name="KrymRusItalic">*******</text:span><text:span text:style-name="KrymUkr">) ************, **********, **************, ************; (</text:span><text:span text:style-name="KrymRusItalic">*******, ***</text:span><text:span text:style-name="KrymUkr">) **************, ************; 3) (</text:span><text:span text:style-name="KrymRusItalic">*****</text:span><text:span text:style-name="KrymUkr">) ************, **********; 4) (</text:span><text:span text:style-name="KrymRusItalic">****</text:span><text:span text:style-name="KrymUkr">) **********, **********, *******, **********, **********, **********, (</text:span><text:span text:style-name="KrymRusAux">***.</text:span><text:span text:style-name="KrymUkr">) **********, ************* (</text:span><text:span text:style-name="KrymRusAux">***.</text:span><text:span text:style-name="KrymUkr">); 5) (</text:span><text:span text:style-name="KrymRusItalic">****** * ******</text:span><text:span text:style-name="KrymUkr">) ************, ********** (*******). </text:span><text:span text:style-name="KrymRusBold">*********</text:span><text:span text:style-name="KrymUkr"> – 1) *********, **********; 2) ***********, *************, *************; 3) (</text:span><text:span text:style-name="KrymRusItalic">* ******</text:span><text:span text:style-name="KrymUkr">) ***********; 4) (</text:span><text:span text:style-name="KrymRusItalic">* *****</text:span><text:span text:style-name="KrymUkr">) ***********, ***********, ************** (</text:span><text:span text:style-name="KrymRusAux">***.</text:span><text:span text:style-name="KrymUkr">); 5) (</text:span><text:span text:style-name="KrymRusItalic">* ******</text:span><text:span text:style-name="KrymUkr">) ***********.</text:span></text:p>
      <text:p text:style-name="KrymPar"><text:span text:style-name="KrymRusBold">**********, -**, *******, -**</text:span><text:span text:style-name="KrymUkr"> – 1) (</text:span><text:span text:style-name="KrymRusItalic">* ****</text:span><text:span text:style-name="KrymUkr">) ********, ********. [** ********* **-** ****** ******* ********]. </text:span><text:span text:style-name="KrymRusItalic">**** </text:span><text:span text:style-name="KrymRusBold">**********</text:span><text:span text:style-name="KrymUkr"> – ****** ********, ****** *********, ****** ******; 2) (</text:span><text:span text:style-name="KrymRusItalic">* ******</text:span><text:span text:style-name="KrymUkr">) ****** *********; 3) (</text:span><text:span text:style-name="KrymRusItalic">* ****</text:span><text:span text:style-name="KrymUkr">) ***** ***********, ***** ******** (</text:span><text:span text:style-name="KrymRusAux">***. ****.</text:span><text:span text:style-name="KrymUkr">)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1) (</text:span><text:span text:style-name="KrymRusItalic">* ******</text:span><text:span text:style-name="KrymUkr">) *******, ****** (</text:span><text:span text:style-name="KrymRusAux">*. </text:span><text:span text:style-name="KrymUkr">-**); 2) </text:span><text:span text:style-name="KrymRusItalic">**** ** </text:span><text:span text:style-name="KrymRusBold">********</text:span><text:span text:style-name="KrymUkr"> – ****** ***-*** (*****-*****) ********, ****** ***-*** ******** (*****).</text:span></text:p>
      <text:p text:style-name="KrymPar"><text:span text:style-name="KrymRusBold">*******</text:span><text:span text:style-name="KrymUkr"> – ******, ** ******.</text:span></text:p>
      <text:p text:style-name="KrymPar"><text:span text:style-name="KrymRusBold">*****</text:span><text:span text:style-name="KrymUkr"> – ********, *******, ******, *********. </text:span><text:span text:style-name="KrymRusItalic">**** </text:span><text:span text:style-name="KrymRusBold">*.</text:span><text:span text:style-name="KrymUkr"> (</text:span><text:span text:style-name="KrymRusItalic">******</text:span><text:span text:style-name="KrymUkr">) </text:span><text:span text:style-name="KrymRusItalic">** ***</text:span><text:span text:style-name="KrymUkr"> – * ****** *** ** ***. </text:span><text:span text:style-name="KrymRusItalic">**** </text:span><text:span text:style-name="KrymRusBold">***** </text:span><text:span text:style-name="KrymRusItalic">** ***, ** ******** ** ****, * ***** **********</text:span><text:span text:style-name="KrymUkr"> – **** ********, *********, *********.</text:span></text:p>
      <text:p text:style-name="KrymPar"><text:span text:style-name="KrymRusBold">*********** </text:span><text:span text:style-name="KrymRusItalic">****</text:span><text:span text:style-name="KrymUkr"> – 1) ****** **, * *****, * ********* *****; 2) (*) ******, * ****, ***** ********.</text:span></text:p>
      <text:p text:style-name="KrymPar"><text:span text:style-name="KrymRusBold">*****</text:span><text:span text:style-name="KrymUkr"> – *******, **-******, ********.</text:span></text:p>
      <text:p text:style-name="KrymPar"><text:span text:style-name="KrymRusBold">************</text:span><text:span text:style-name="KrymUkr"> – ************, ***********.</text:span></text:p>
      <text:p text:style-name="KrymPar"><text:span text:style-name="KrymRusBold">*************, ***********</text:span><text:span text:style-name="KrymUkr"> – *************, </text:span><text:span text:style-name="KrymRusAux">***.</text:span><text:span text:style-name="KrymUkr"> ************* ** *****, ************, </text:span><text:span text:style-name="KrymRusAux">***.</text:span><text:span text:style-name="KrymUkr"> ************, ***********, *********, ********** (</text:span><text:span text:style-name="KrymRusAux">*** ***.</text:span><text:span text:style-name="KrymUkr">), *************, *************, ************* **, *********** **. </text:span><text:span text:style-name="KrymRusBold">*-**** </text:span><text:span text:style-name="KrymRusItalic">***********</text:span><text:span text:style-name="KrymUkr"> – ******* ************ ** *****, *********** (**********) ***** ** **.</text:span></text:p>
      <text:p text:style-name="KrymPar"><text:span text:style-name="KrymRusBold">*************</text:span><text:span text:style-name="KrymUkr"> – **********.</text:span></text:p>
      <text:p text:style-name="KrymPar"><text:span text:style-name="KrymRusBold">**************, ************</text:span><text:span text:style-name="KrymUkr"> – ***********, ************, *************, </text:span><text:span text:style-name="KrymRusAux">***.</text:span><text:span text:style-name="KrymUkr"> ************.</text:span></text:p>
      <text:p text:style-name="KrymPar"><text:span text:style-name="KrymRusBold">********</text:span><text:span text:style-name="KrymUkr"> – *********, **********. </text:span><text:span text:style-name="KrymRusItalic">**** </text:span><text:span text:style-name="KrymRusBold">********</text:span><text:span text:style-name="KrymUkr"> – *********** *****, ********** ********, ** ******.</text:span></text:p>
      <text:p text:style-name="KrymPar"><text:span text:style-name="KrymRusBold">***********</text:span><text:span text:style-name="KrymUkr"> – **********, ************, *********. </text:span><text:span text:style-name="KrymRusAux">****.</text:span><text:span text:style-name="KrymUkr">, </text:span><text:span text:style-name="KrymRusItalic">********** ******* </text:span><text:span text:style-name="KrymRusBold">***********</text:span><text:span text:style-name="KrymUkr"> – *******! ****! *****!</text:span></text:p>
      <text:p text:style-name="KrymPar"><text:span text:style-name="KrymRusBold">**********, ********</text:span><text:span text:style-name="KrymRusItalic"> * </text:span><text:span text:style-name="KrymRusBold">********</text:span><text:span text:style-name="KrymUkr"> – ********, ********, *********, ****** (</text:span><text:span text:style-name="KrymRusAux">*****</text:span><text:span text:style-name="KrymUkr"> ********), *******. </text:span><text:span text:style-name="KrymRusBold">********** </text:span><text:span text:style-name="KrymRusItalic">**** ** ***</text:span><text:span text:style-name="KrymUkr"> – ********* ******* *****, ******* ****** *****. </text:span><text:span text:style-name="KrymRusBold">*********</text:span><text:span text:style-name="KrymUkr"> – *********, *********, **********, ********.</text:span></text:p>
      <text:p text:style-name="KrymPar"><text:span text:style-name="KrymRusBold">************</text:span><text:span text:style-name="KrymUkr"> – **********, **********, ***********, ***********.</text:span></text:p>
      <text:p text:style-name="KrymPar"><text:span text:style-name="KrymRusBold">********, *********,</text:span><text:span text:style-name="KrymRusItalic"> **. </text:span><text:span text:style-name="KrymRusBold">**********, ***********.</text:span></text:p>
      <text:p text:style-name="KrymPar"><text:span text:style-name="KrymRusBold">*********, *******</text:span><text:span text:style-name="KrymUkr"> – ********, *******. [****** ***** ** ******].</text:span></text:p>
      <text:p text:style-name="KrymPar"><text:span text:style-name="KrymRusBold">**********, ********</text:span><text:span text:style-name="KrymUkr"> – **********, ********, *************, *********** (</text:span><text:span text:style-name="KrymRusItalic">*******, ******</text:span><text:span text:style-name="KrymUkr">). </text:span><text:span text:style-name="KrymRusBold">**********</text:span><text:span text:style-name="KrymUkr"> – *********, *********** ********, *******.</text:span></text:p>
      <text:p text:style-name="KrymPar"><text:span text:style-name="KrymRusBold">************</text:span><text:span text:style-name="KrymRusItalic"> * </text:span><text:span text:style-name="KrymRusBold">**********, *********</text:span><text:span text:style-name="KrymUkr"> – ******** (*********) ******, ******* (********) ******.</text:span><text:span text:style-name="KrymRusItalic"> ***. </text:span><text:span text:style-name="KrymRusBold">***********.</text:span></text:p>
      <text:p text:style-name="KrymPar"><text:span text:style-name="KrymRusBold">*************</text:span><text:span text:style-name="KrymUkr"> – ********.</text:span></text:p>
      <text:p text:style-name="KrymPar"><text:span text:style-name="KrymRusBold">***********, *********</text:span><text:span text:style-name="KrymUkr"> – ************ (</text:span><text:span text:style-name="KrymRusItalic">* </text:span><text:span text:style-name="KrymUkr">*******), ***********, </text:span><text:span text:style-name="KrymRusAux">***.</text:span><text:span text:style-name="KrymUkr"> **********, ********, *********. </text:span><text:span text:style-name="KrymRusBold">-**** </text:span><text:span text:style-name="KrymRusItalic">******</text:span><text:span text:style-name="KrymUkr"> – ********, ********** (*****). </text:span><text:span text:style-name="KrymRusBold">-****, -**** </text:span><text:span text:style-name="KrymRusItalic">*****</text:span><text:span text:style-name="KrymUkr"> – ******** (******), ***** (*******) ********, **********, *******, ********, *********, **********, **********. </text:span><text:span text:style-name="KrymRusBold">***********</text:span><text:span text:style-name="KrymUkr"> – 1) ***********; 2) (</text:span><text:span text:style-name="KrymRusItalic">* ****</text:span><text:span text:style-name="KrymUkr">) *********, ***********; 3) ******** ******** (**********), ***********, ***********.</text:span></text:p>
      <text:p text:style-name="KrymPar"><text:span text:style-name="KrymRusBold">*************</text:span><text:span text:style-name="KrymUkr"> – *********, *********.</text:span></text:p>
      <text:p text:style-name="KrymPar"><text:span text:style-name="KrymRusBold">************, ***********</text:span><text:span text:style-name="KrymUkr"> – **********, </text:span><text:span text:style-name="KrymRusAux">***.</text:span><text:span text:style-name="KrymUkr"> ******** ******, *********, ********.</text:span></text:p>
      <text:p text:style-name="KrymPar"><text:soft-page-break/><text:span text:style-name="KrymRusBold">***********, ********* </text:span><text:span text:style-name="KrymRusItalic">*****</text:span><text:span text:style-name="KrymUkr"> – *******, ************, **********, **********, **********. </text:span><text:span text:style-name="KrymRusBold">**********</text:span><text:span text:style-name="KrymUkr"> (</text:span><text:span text:style-name="KrymRusItalic">* ******</text:span><text:span text:style-name="KrymUkr">) – ***********, ***********.</text:span></text:p>
      <text:p text:style-name="KrymPar"><text:span text:style-name="KrymRusBold">************, ********</text:span><text:span text:style-name="KrymUkr"> – *******, *******. [******* ** ****** = </text:span><text:span text:style-name="KrymRusBold">******** </text:span><text:span text:style-name="KrymRusItalic">** ****** *****</text:span><text:span text:style-name="KrymUkr">]. </text:span><text:span text:style-name="KrymRusBold">******** </text:span><text:span text:style-name="KrymRusItalic">*******</text:span><text:span text:style-name="KrymUkr"> – ***. </text:span><text:span text:style-name="KrymRusBold">*. </text:span><text:span text:style-name="KrymRusItalic">******* *** ********* ******</text:span><text:span text:style-name="KrymUkr"> – ******, ***, ****.</text:span></text:p>
      <text:p text:style-name="KrymPar"><text:span text:style-name="KrymRusBold">********,</text:span><text:span text:style-name="KrymRusItalic"> **. </text:span><text:span text:style-name="KrymRusBold">************.</text:span></text:p>
      <text:p text:style-name="KrymPar"><text:span text:style-name="KrymRusBold">***********, *********</text:span><text:span text:style-name="KrymUkr"> – ******, *******, ********; (</text:span><text:span text:style-name="KrymRusAux">******, * ******</text:span><text:span text:style-name="KrymUkr">) ********, ***********, ********, ************. </text:span><text:span text:style-name="KrymRusItalic">********** ** </text:span><text:span text:style-name="KrymRusBold">***********</text:span><text:span text:style-name="KrymUkr"> (</text:span><text:span text:style-name="KrymRusItalic">* *****</text:span><text:span text:style-name="KrymUkr">) – ********. </text:span><text:span text:style-name="KrymRusBold">***********</text:span><text:span text:style-name="KrymUkr"> – *******, ********, *********, *********. </text:span><text:span text:style-name="KrymRusBold">*-** </text:span><text:span text:style-name="KrymRusItalic">*****</text:span><text:span text:style-name="KrymUkr"> – ******.</text:span></text:p>
      <text:p text:style-name="KrymPar"><text:span text:style-name="KrymRusBold">************</text:span><text:span text:style-name="KrymUkr"> – **********, ********.</text:span></text:p>
      <text:p text:style-name="KrymPar"><text:span text:style-name="KrymRusBold">***********</text:span><text:span text:style-name="KrymUkr"> – *******, ******* ******* *********.</text:span></text:p>
      <text:p text:style-name="KrymPar"><text:span text:style-name="KrymRusBold">*************, ***********</text:span><text:span text:style-name="KrymUkr"> – *********, ***********, ************, **********. </text:span><text:span text:style-name="KrymRusBold">*************</text:span><text:span text:style-name="KrymUkr"> – *************, *********, *********.</text:span></text:p>
      <text:p text:style-name="KrymPar"><text:span text:style-name="KrymRusBold">************</text:span><text:span text:style-name="KrymUkr"> – **********, *************.</text:span></text:p>
      <text:p text:style-name="KrymPar"><text:span text:style-name="KrymRusBold">***********</text:span><text:span text:style-name="KrymUkr"> – ********** ******, ***********. </text:span><text:span text:style-name="KrymRusBold">************* </text:span><text:span text:style-name="KrymRusItalic">****</text:span><text:span text:style-name="KrymUkr"> – ********* ****** ***, ********** ****** **********.</text:span></text:p>
      <text:p text:style-name="KrymPar"><text:span text:style-name="KrymRusBold">*****[*]**</text:span><text:span text:style-name="KrymUkr"> – 1) ********, ******, *****; 2) ****.</text:span></text:p>
      <text:p text:style-name="KrymPar"><text:span text:style-name="KrymRusBold">******[**]********</text:span><text:span text:style-name="KrymUkr"> – 1) *************, **********. </text:span><text:span text:style-name="KrymRusBold">*. </text:span><text:span text:style-name="KrymRusItalic">**********</text:span><text:span text:style-name="KrymUkr"> – ************; 2) *********.</text:span></text:p>
      <text:p text:style-name="KrymPar"><text:span text:style-name="KrymRusBold">*************, ***********</text:span><text:span text:style-name="KrymUkr"> – 1) ************, *********** (*******, * *******, *******); 2) ********, ********* (*****, ******).</text:span></text:p>
      <text:p text:style-name="KrymPar"><text:span text:style-name="KrymRusBold">******[**]*********, *************</text:span><text:span text:style-name="KrymUkr"> – 1) ***********, ***********; 2) **********, ***********, ********** (</text:span><text:span text:style-name="KrymRusAux">***.</text:span><text:span text:style-name="KrymUkr">); 3) (</text:span><text:span text:style-name="KrymRusItalic">* ****</text:span><text:span text:style-name="KrymUkr">) ***********, ***********, **********, **********.</text:span></text:p>
      <text:p text:style-name="KrymPar"><text:span text:style-name="KrymRusBold">**********, *******</text:span><text:span text:style-name="KrymUkr"> – ********, *******, *********.</text:span></text:p>
      <text:p text:style-name="KrymPar"><text:span text:style-name="KrymRusBold">**********, *******</text:span><text:span text:style-name="KrymUkr"> – **********, *********, *********, ********, *********, ****(*)****, ********, *********, ********, **********. [******* ******* *-** *****. ********* ******* ******* * ****** (*****.). ********* **** ******** **********? (****.). ****** ******** ******** ****** * **** * ******* (*****.). ******* * ***** * ******* **** ******* *** ***** ******. ************ *******].</text:span></text:p>
      <text:p text:style-name="KrymPar"><text:span text:style-name="KrymRusBold">***********, *********</text:span><text:span text:style-name="KrymUkr"> – *********** (</text:span><text:span text:style-name="KrymRusAux">***.</text:span><text:span text:style-name="KrymUkr"> *********) ** *******, **********, ****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****, ************</text:span><text:span text:style-name="KrymRusItalic"> * </text:span><text:span text:style-name="KrymRusBold">************</text:span><text:span text:style-name="KrymUkr"> – *************, ***********.</text:span><text:span text:style-name="KrymRusBold"> **************, *************</text:span><text:span text:style-name="KrymUkr"> – ************, ************.</text:span></text:p>
      <text:p text:style-name="KrymPar"><text:span text:style-name="KrymRusBold">*************, -**, ***********, -**</text:span><text:span text:style-name="KrymUkr"> – **********, -**, ************, -**, </text:span><text:span text:style-name="KrymRusAux">***.</text:span><text:span text:style-name="KrymUkr"> **********, -**, ***********, -** [******* *********** ******], *********, -**, **********, -**, (</text:span><text:span text:style-name="KrymRusItalic">****** ****</text:span><text:span text:style-name="KrymUkr">) ********. </text:span><text:span text:style-name="KrymRusBold">*********** </text:span><text:span text:style-name="KrymRusItalic">******</text:span><text:span text:style-name="KrymUkr"> – ***********, **ґ**********, *************. </text:span><text:span text:style-name="KrymRusBold">*************</text:span><text:span text:style-name="KrymUkr"> – ***********, ************.</text:span></text:p>
      <text:p text:style-name="KrymPar"><text:span text:style-name="KrymRusBold">**********, *********</text:span><text:span text:style-name="KrymUkr"> – ********, *******, *********, ********. [******** ******** ** *******].</text:span></text:p>
      <text:p text:style-name="KrymPar"><text:span text:style-name="KrymRusBold">********</text:span><text:span text:style-name="KrymUkr"> – *******, ґ****, ********. [******** ** *******. ** ********* *********** ** ґ****].</text:span></text:p>
      <text:p text:style-name="KrymPar"><text:span text:style-name="KrymRusBold">************,</text:span><text:span text:style-name="KrymRusItalic"> **. </text:span><text:span text:style-name="KrymRusBold">*************.</text:span></text:p>
      <text:p text:style-name="KrymPar"><text:span text:style-name="KrymRusBold">************</text:span><text:span text:style-name="KrymUkr"> – ***********, *************.</text:span></text:p>
      <text:p text:style-name="KrymPar"><text:span text:style-name="KrymRusBold">***********, -**, **********, -**, ***********, -**</text:span><text:span text:style-name="KrymUkr"> – **********, -**, ********, -**, ************, -**, **********, -**, ***********, -**, *********, -**, ************, -**, **********, -**, **********, -**, ********, -**, **********, -**, ****’******, -**, ****’******, -**. </text:span><text:span text:style-name="KrymRusAux">* ******</text:span><text:span text:style-name="KrymUkr"> – </text:span><text:span text:style-name="KrymRusBold">*************</text:span><text:span text:style-name="KrymUkr">: ********* (*******) * ******, ******** (*******) ** ****’***, ******** * *******.</text:span><text:span text:style-name="KrymRusItalic"> * ** </text:span><text:span text:style-name="KrymRusBold">*********</text:span><text:span text:style-name="KrymUkr"> – ** ******, ** ********.</text:span></text:p>
      <text:p text:style-name="KrymPar"><text:span text:style-name="KrymRusBold">****************</text:span><text:span text:style-name="KrymUkr"> – ***********, ************, **********, *********, **************, *************. </text:span><text:span text:style-name="KrymRusBold">-*** </text:span><text:span text:style-name="KrymRusItalic">******</text:span><text:span text:style-name="KrymUkr"> – ********* **********. </text:span><text:span text:style-name="KrymRusBold">-*** </text:span><text:span text:style-name="KrymRusItalic">*****</text:span><text:span text:style-name="KrymUkr"> – ***** *********, ************* *****.</text:span></text:p>
      <text:p text:style-name="KrymPar"><text:span text:style-name="KrymRusBold">***********, *****************, *********</text:span><text:span text:style-name="KrymUkr"> – *********, ********, ***********, ********** *****, </text:span><text:soft-page-break/><text:span text:style-name="KrymUkr">***********, ********** *****, ******* (*****) ***** *****, ******, **********.</text:span></text:p>
      <text:p text:style-name="KrymPar"><text:span text:style-name="KrymRusBold">************, ******************</text:span><text:span text:style-name="KrymUkr"> – *********, *********, ********, ****** (</text:span><text:span text:style-name="KrymRusAux">*. </text:span><text:span text:style-name="KrymUkr">*******); </text:span><text:span text:style-name="KrymRusItalic">****** </text:span><text:span text:style-name="KrymRusBold">************</text:span><text:span text:style-name="KrymUkr"> – **********, **********. </text:span><text:span text:style-name="KrymRusItalic">***** ********* </text:span><text:span text:style-name="KrymRusBold">******************</text:span><text:span text:style-name="KrymUkr"> – ***** *********** *********.</text:span></text:p>
      <text:p text:style-name="KrymPar"><text:span text:style-name="KrymRusBold">**********************,</text:span><text:span text:style-name="KrymRusItalic"> **. </text:span><text:span text:style-name="KrymRusBold">****************.</text:span></text:p>
      <text:p text:style-name="KrymPar"><text:span text:style-name="KrymRusBold">*****************,</text:span><text:span text:style-name="KrymRusItalic"> **. </text:span><text:span text:style-name="KrymRusBold">**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</text:span><text:span text:style-name="KrymUkr"> – *********.</text:span><text:span text:style-name="KrymRusItalic"> **. </text:span><text:span text:style-name="KrymRusBold">*******.</text:span></text:p>
      <text:p text:style-name="KrymPar"><text:span text:style-name="KrymRusBold">************, ***********</text:span><text:span text:style-name="KrymUkr"> – ***********, **********, *********, **********. [*** ********* ** ***].</text:span></text:p>
      <text:p text:style-name="KrymPar"><text:span text:style-name="KrymRusBold">**************</text:span><text:span text:style-name="KrymUkr"> – 1) </text:span><text:span text:style-name="KrymRusItalic">**. </text:span><text:span text:style-name="KrymRusBold">**********</text:span><text:span text:style-name="KrymUkr">; 2) </text:span><text:span text:style-name="KrymRusItalic">**. </text:span><text:span text:style-name="KrymRusBold">*************</text:span><text:span text:style-name="KrymUkr">; 3) ****** *********, *********** (**********) ****** ********.</text:span></text:p>
      <text:p text:style-name="KrymPar"><text:span text:style-name="KrymRusBold">*************, ***********</text:span><text:span text:style-name="KrymUkr"> – 1) </text:span><text:span text:style-name="KrymRusItalic">**. </text:span><text:span text:style-name="KrymRusBold">*********</text:span><text:span text:style-name="KrymUkr">; 2) </text:span><text:span text:style-name="KrymRusItalic">**. </text:span><text:span text:style-name="KrymRusBold">************</text:span><text:span text:style-name="KrymUkr">; 3) (</text:span><text:span text:style-name="KrymRusItalic">*******, ******</text:span><text:span text:style-name="KrymUkr">) ********* (*******) ********, </text:span><text:span text:style-name="KrymRusAux">***.</text:span><text:span text:style-name="KrymUkr"> ********** (*******) ***** ********, *********.</text:span></text:p>
      <text:p text:style-name="KrymPar"><text:span text:style-name="KrymRusBold">************</text:span><text:span text:style-name="KrymUkr"> – 1) ************, *************, ************; 2) </text:span><text:span text:style-name="KrymRusItalic">**. </text:span><text:span text:style-name="KrymRusBold">***********</text:span><text:span text:style-name="KrymUkr">; 3) ********, ************ **********.</text:span></text:p>
      <text:p text:style-name="KrymPar"><text:span text:style-name="KrymRusBold">************,</text:span><text:span text:style-name="KrymRusItalic"> **. </text:span><text:span text:style-name="KrymRusBold">************.</text:span></text:p>
      <text:p text:style-name="KrymPar"><text:span text:style-name="KrymRusBold">***********, **********,</text:span><text:span text:style-name="KrymRusItalic"> **. </text:span><text:span text:style-name="KrymRusBold">*************, ************.</text:span></text:p>
      <text:p text:style-name="KrymPar"><text:span text:style-name="KrymRusBold">*********,</text:span><text:span text:style-name="KrymRusItalic"> **. </text:span><text:span text:style-name="KrymRusBold">*******.</text:span></text:p>
      <text:p text:style-name="KrymPar"><text:span text:style-name="KrymRusBold">*********, **********,</text:span><text:span text:style-name="KrymRusItalic"> **. </text:span><text:span text:style-name="KrymRusBold">**********, ***********.</text:span></text:p>
      <text:p text:style-name="KrymPar"><text:span text:style-name="KrymRusBold">*********, ***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* (</text:span><text:span text:style-name="KrymRusAux">*. </text:span><text:span text:style-name="KrymUkr">-**), *********.</text:span></text:p>
      <text:p text:style-name="KrymPar"><text:span text:style-name="KrymRusBold">*************</text:span><text:span text:style-name="KrymUkr"> – ******* (</text:span><text:span text:style-name="KrymRusAux">*. </text:span><text:span text:style-name="KrymUkr">-***).</text:span></text:p>
      <text:p text:style-name="KrymPar"><text:span text:style-name="KrymRusBold">************</text:span><text:span text:style-name="KrymUkr"> – **********, *******.</text:span></text:p>
      <text:p text:style-name="KrymPar"><text:span text:style-name="KrymRusBold">***********, -**, *********, -**</text:span><text:span text:style-name="KrymUkr"> – *********, -**, *******, -**, (</text:span><text:span text:style-name="KrymRusAux">* ******</text:span><text:span text:style-name="KrymUkr">) *************. </text:span><text:span text:style-name="KrymRusBold">***********</text:span><text:span text:style-name="KrymUkr"> – ********; </text:span><text:span text:style-name="KrymRusAux">******.</text:span><text:span text:style-name="KrymUkr"> – *************.</text:span></text:p>
      <text:p text:style-name="KrymPar"><text:span text:style-name="KrymRusBold">*********</text:span><text:span text:style-name="KrymUkr"> – ***********, ************, ********, ***********, *********, *********** *******, ******* * ******, (</text:span><text:span text:style-name="KrymRusAux">****.</text:span><text:span text:style-name="KrymUkr">) ********. </text:span><text:span text:style-name="KrymRusItalic">* </text:span><text:span text:style-name="KrymRusBold">********</text:span><text:span text:style-name="KrymUkr"> – ***** ********. </text:span><text:span text:style-name="KrymRusBold">**********</text:span><text:span text:style-name="KrymUkr"> – * ******. [** ** *** * ****** *******].</text:span></text:p>
      <text:p text:style-name="KrymPar"><text:span text:style-name="KrymRusBold">**************</text:span><text:span text:style-name="KrymUkr"> – ************ (</text:span><text:span text:style-name="KrymRusAux">*. </text:span><text:span text:style-name="KrymUkr">-*****), ***************, ******, *******.</text:span></text:p>
      <text:p text:style-name="KrymPar"><text:span text:style-name="KrymRusBold">************</text:span><text:span text:style-name="KrymUkr"> – *********, *************, ************, **********, ********, *************, *************, (</text:span><text:span text:style-name="KrymRusAux">****</text:span><text:span text:style-name="KrymUkr">) ************, ************, ***********, ********** (*. ****.). </text:span><text:span text:style-name="KrymRusBold">***********</text:span><text:span text:style-name="KrymUkr"> – *********, ***********, ************, ***********, **********, *********.</text:span></text:p>
      <text:p text:style-name="KrymPar"><text:span text:style-name="KrymRusBold">***********, **********</text:span><text:span text:style-name="KrymUkr"> – 1) ************, ***********, **********, **********, *********; (</text:span><text:span text:style-name="KrymRusItalic">**********</text:span><text:span text:style-name="KrymUkr">) **********, **********; (</text:span><text:span text:style-name="KrymRusItalic">********* ******</text:span><text:span text:style-name="KrymUkr">) ********, *********, **********, **********. [****** **********. ****** *********]. </text:span><text:span text:style-name="KrymRusBold">********* </text:span><text:span text:style-name="KrymRusItalic">*****, ****</text:span><text:span text:style-name="KrymUkr"> – ******** **********, ********* ****; 2) </text:span><text:span text:style-name="KrymRusItalic">**. </text:span><text:span text:style-name="KrymRusBold">*********</text:span><text:span text:style-name="KrymUkr">; 3) </text:span><text:span text:style-name="KrymRusBold">-*****, -**** </text:span><text:span text:style-name="KrymRusItalic">********</text:span><text:span text:style-name="KrymUkr"> – ************, *********** ** ********, **********, ************, *********, **********.</text:span></text:p>
      <text:p text:style-name="KrymPar"><text:span text:style-name="KrymRusBold">***********</text:span><text:span text:style-name="KrymUkr"> – ********* (********* *** ***************).</text:span></text:p>
      <text:p text:style-name="KrymPar"><text:span text:style-name="KrymRusBold">********</text:span><text:span text:style-name="KrymUkr"> – 1) ********, *******, ******; 2) </text:span><text:span text:style-name="KrymRusBold">*-** </text:span><text:span text:style-name="KrymRusItalic">*****</text:span><text:span text:style-name="KrymUkr"> – ****** ******.</text:span></text:p>
      <text:p text:style-name="KrymPar"><text:span text:style-name="KrymRusBold">***********, *********</text:span><text:span text:style-name="KrymUkr"> – *********, ********, ***’*****, *********, ******** ** *****. [** ** ***** ***’**** ** *****?].</text:span></text:p>
      <text:p text:style-name="KrymPar"><text:span text:style-name="KrymRusBold">******</text:span><text:span text:style-name="KrymUkr"> – *******’***, *********. [***** ****** ********* *******?].</text:span></text:p>
      <text:p text:style-name="KrymPar"><text:span text:style-name="KrymRusBold">**********</text:span><text:span text:style-name="KrymUkr"> – **********, ********. [****** ** ******** ** *******].</text:span></text:p>
      <text:p text:style-name="KrymPar"><text:span text:style-name="KrymRusBold">*********, ******</text:span><text:span text:style-name="KrymUkr"> – ********* (******, *******), </text:span><text:span text:style-name="KrymRusAux">***.</text:span><text:span text:style-name="KrymUkr"> *******, (</text:span><text:span text:style-name="KrymRusAux">* ****.</text:span><text:span text:style-name="KrymUkr">) ***********. [** ******* * </text:span><text:soft-page-break/><text:span text:style-name="KrymUkr">*********. ******** *** ******** ***** (***.). *** ** ********* ***********].</text:span><text:span text:style-name="KrymRusBold"> *-*****, -***</text:span><text:span text:style-name="KrymUkr"> (</text:span><text:span text:style-name="KrymRusItalic">* *****</text:span><text:span text:style-name="KrymUkr">) – ************, ************, *********, *******, **********, **********, **********, ********, ********** ** *****, ****** ** ****** *****. </text:span><text:span text:style-name="KrymRusBold">-**** </text:span><text:span text:style-name="KrymRusItalic">* ******</text:span><text:span text:style-name="KrymUkr"> – ************, ***********. </text:span><text:span text:style-name="KrymRusBold">****** </text:span><text:span text:style-name="KrymRusItalic">********</text:span><text:span text:style-name="KrymUkr"> – **********. </text:span><text:span text:style-name="KrymRusBold">-*** </text:span><text:span text:style-name="KrymRusItalic">* ******</text:span><text:span text:style-name="KrymUkr"> – ********, ******* * *****. </text:span><text:span text:style-name="KrymRusBold">-*** </text:span><text:span text:style-name="KrymRusItalic">** ****, ** ******</text:span><text:span text:style-name="KrymUkr"> – ********, ****** ** ********, ***********. </text:span><text:span text:style-name="KrymRusBold">-*****, -*** </text:span><text:span text:style-name="KrymRusItalic">** *********** ****</text:span><text:span text:style-name="KrymUkr"> – ********** (**’*******) ** ******* *****; (</text:span><text:span text:style-name="KrymRusItalic">********, *********</text:span><text:span text:style-name="KrymUkr">) ********, ******, ***********, *********, *********, **********. [***** ***** ****** ******** *****. * ******* ********** ****** *** ************ ********* (****.). ******** ********* * ***** ******* (****.)]. </text:span><text:span text:style-name="KrymRusBold">-*****, -*** </text:span><text:span text:style-name="KrymRusItalic">****** ****</text:span><text:span text:style-name="KrymUkr"> – *********** (*********) ****** *****, ** *****, ************ (**********) ** *****. </text:span><text:span text:style-name="KrymRusBold">-*****, -*** </text:span><text:span text:style-name="KrymRusItalic">** ******</text:span><text:span text:style-name="KrymUkr"> – **********, ******** ** ***, ** ***, ***********, *********** ** *****, ** **.</text:span></text:p>
      <text:p text:style-name="KrymPar"><text:span text:style-name="KrymRusBold">********</text:span><text:span text:style-name="KrymUkr"> – 1) (</text:span><text:span text:style-name="KrymRusItalic">* ********, * ********</text:span><text:span text:style-name="KrymUkr">) ********; (</text:span><text:span text:style-name="KrymRusItalic">* ******</text:span><text:span text:style-name="KrymUkr">) ********, *********, *******, ***********; 2) (</text:span><text:span text:style-name="KrymRusItalic">*** ***************</text:span><text:span text:style-name="KrymUkr">: </text:span><text:span text:style-name="KrymRusItalic">******* * ****** *******, ***** * **.</text:span><text:span text:style-name="KrymUkr">) ********** (</text:span><text:span text:style-name="KrymRusAux">***.</text:span><text:span text:style-name="KrymUkr">); (</text:span><text:span text:style-name="KrymRusItalic">* ********** **** * **.</text:span><text:span text:style-name="KrymUkr">) ********* (</text:span><text:span text:style-name="KrymRusAux">*. </text:span><text:span text:style-name="KrymUkr">-****), *******; 3) </text:span><text:span text:style-name="KrymRusItalic">**. </text:span><text:span text:style-name="KrymRusBold">***********.</text:span></text:p>
      <text:p text:style-name="KrymPar"><text:span text:style-name="KrymRusBold">***********</text:span><text:span text:style-name="KrymUkr"> – *************, *********** [********* ******** ** ************* ** ********** (*****)], ************ * ****.</text:span></text:p>
      <text:p text:style-name="KrymPar"><text:span text:style-name="KrymRusBold">**********, *********</text:span><text:span text:style-name="KrymUkr"> – **********, *********, **********, *********, ***********, **********. [****** ******* ******* ** ********. ********** **********, ********* ******, * ****** ********. ********* ********* * ********* ** **** *****]. </text:span><text:span text:style-name="KrymRusBold">*-****, -*** </text:span><text:span text:style-name="KrymRusItalic">****** *******</text:span><text:span text:style-name="KrymUkr"> – *******, *********, (</text:span><text:span text:style-name="KrymRusAux">* ******</text:span><text:span text:style-name="KrymUkr">) *********. </text:span><text:span text:style-name="KrymRusBold">-****, -*** </text:span><text:span text:style-name="KrymRusItalic">* **** *** ******</text:span><text:span text:style-name="KrymUkr"> – ********* (********) *** ****.</text:span><text:span text:style-name="KrymRusBold"> -****, -*** </text:span><text:span text:style-name="KrymRusItalic">*** ****</text:span><text:span text:style-name="KrymUkr"> – ****** **, ********, **********, (</text:span><text:span text:style-name="KrymRusItalic">****.</text:span><text:span text:style-name="KrymUkr">) ***********. </text:span><text:span text:style-name="KrymRusBold">*-****, -*** </text:span><text:span text:style-name="KrymRusItalic">***** ***** ***** *** ******</text:span><text:span text:style-name="KrymUkr"> – ********, *******. </text:span><text:span text:style-name="KrymRusBold">*-**** </text:span><text:span text:style-name="KrymRusItalic">*******, ******* ******</text:span><text:span text:style-name="KrymUkr"> – ********** ******, ******. </text:span><text:span text:style-name="KrymRusBold">*-****, -*** </text:span><text:span text:style-name="KrymRusItalic">******** *** ********* ***** ** ******** ******</text:span><text:span text:style-name="KrymUkr"> – ********* ******. </text:span><text:span text:style-name="KrymRusBold">*-****, -*** </text:span><text:span text:style-name="KrymRusItalic">***** * ***, * ***** *** *******</text:span><text:span text:style-name="KrymUkr"> – **********, ************ **. </text:span><text:span text:style-name="KrymRusBold">*-****, -*** </text:span><text:span text:style-name="KrymRusItalic">* ********* ******** ***** *** ******</text:span><text:span text:style-name="KrymUkr"> – **********. </text:span><text:span text:style-name="KrymRusBold">*-****, -*** </text:span><text:span text:style-name="KrymRusItalic">* ****** ******, ***** * **. *** ***************</text:span><text:span text:style-name="KrymUkr"> – ********, ********, *********, *********. </text:span><text:span text:style-name="KrymRusBold">*-****, -*** </text:span><text:span text:style-name="KrymRusItalic">***** * ********</text:span><text:span text:style-name="KrymUkr"> – ********, ********, *********, ********* (******), ********, ******* * ****** *****.</text:span></text:p>
      <text:p text:style-name="KrymPar"><text:span text:style-name="KrymRusBold">*********, ***********</text:span><text:span text:style-name="KrymUkr"> – *********, *************, *************. </text:span><text:span text:style-name="KrymRusBold">********* </text:span><text:span text:style-name="KrymRusItalic">****</text:span><text:span text:style-name="KrymUkr"> – *********, *******, ******** *****.</text:span></text:p>
      <text:p text:style-name="KrymPar"><text:span text:style-name="KrymRusBold">*********, -***</text:span><text:span text:style-name="KrymUkr"> – *********, -*****, *********, -****, ***********, -***.</text:span></text:p>
      <text:p text:style-name="KrymPar"><text:span text:style-name="KrymRusBold">******, *********</text:span><text:span text:style-name="KrymUkr"> – ***********, * ****** ********, ** ******** ********.</text:span></text:p>
      <text:p text:style-name="KrymPar"><text:span text:style-name="KrymRusBold">************* </text:span><text:span text:style-name="KrymRusItalic">******</text:span><text:span text:style-name="KrymUkr"> – ********* (*******), **********, *************.</text:span></text:p>
      <text:p text:style-name="KrymPar"><text:span text:style-name="KrymRusBold">************, *********</text:span><text:span text:style-name="KrymUkr"> – ********, ******* (*******), *********, ********, ***********, ********, ************, *********, *********** (*******), **********, (</text:span><text:span text:style-name="KrymRusAux">*****</text:span><text:span text:style-name="KrymUkr">) ******** (</text:span><text:span text:style-name="KrymRusAux">***.</text:span><text:span text:style-name="KrymUkr">), (</text:span><text:span text:style-name="KrymRusAux">* ******</text:span><text:span text:style-name="KrymUkr">) – </text:span><text:span text:style-name="KrymRusAux">***.</text:span><text:span text:style-name="KrymUkr"> ********** (*******), **************. [******* ***** ****** ** **** ********. **** *** ** *******)]; (</text:span><text:span text:style-name="KrymRusItalic">***** *****</text:span><text:span text:style-name="KrymUkr">) ******** ******** *****, ******** *****. </text:span><text:span text:style-name="KrymRusBold">***********</text:span><text:span text:style-name="KrymUkr"> – **********, ***********, ***********.</text:span></text:p>
      <text:p text:style-name="KrymPar"><text:span text:style-name="KrymRusBold">**************, ***********</text:span><text:span text:style-name="KrymUkr"> – **********, *********, *********, ******** (*******).</text:span></text:p>
      <text:p text:style-name="KrymPar"><text:span text:style-name="KrymRusBold">******,</text:span><text:span text:style-name="KrymRusItalic"> **. </text:span><text:span text:style-name="KrymRusBold">*********.</text:span></text:p>
      <text:p text:style-name="KrymPar"><text:span text:style-name="KrymRusBold">************</text:span><text:span text:style-name="KrymUkr"> – **************, (</text:span><text:span text:style-name="KrymRusItalic">* *****</text:span><text:span text:style-name="KrymUkr">) *********.</text:span></text:p>
      <text:p text:style-name="KrymPar"><text:span text:style-name="KrymRusBold">*********</text:span><text:span text:style-name="KrymUkr"> – *********, ** *******, *******.</text:span></text:p>
      <text:p text:style-name="KrymPar"><text:span text:style-name="KrymRusBold">**************</text:span><text:span text:style-name="KrymUkr"> – ******** * *****, * *******, ***********.</text:span></text:p>
      <text:p text:style-name="KrymPar"><text:span text:style-name="KrymRusBold">**********</text:span><text:span text:style-name="KrymUkr"> – *********. </text:span><text:span text:style-name="KrymRusItalic">*** </text:span><text:span text:style-name="KrymRusBold">************</text:span><text:span text:style-name="KrymUkr"> – ***** *******, *********, ***** ****** ******. [********* **** ******, ********* * ***** (****.)].</text:span></text:p>
      <text:p text:style-name="KrymPar"><text:span text:style-name="KrymRusBold">*************</text:span><text:span text:style-name="KrymUkr"> – ************, *************.</text:span></text:p>
      <text:p text:style-name="KrymPar"><text:span text:style-name="KrymRusBold">****************,</text:span><text:span text:style-name="KrymRusItalic"> **. </text:span><text:span text:style-name="KrymRusBold">*************</text:span><text:span text:style-name="KrymUkr">, </text:span><text:span text:style-name="KrymRusAux">* ******</text:span><text:span text:style-name="KrymUkr"> – **************, ***************, ************* (</text:span><text:span text:style-name="KrymRusAux">*. </text:span><text:span text:style-name="KrymUkr">-*****).</text:span></text:p>
      <text:p text:style-name="KrymPar"><text:span text:style-name="KrymRusBold">**************</text:span><text:span text:style-name="KrymUkr"> – ************, *************, ***********.</text:span></text:p>
      <text:p text:style-name="KrymPar"><text:soft-page-break/><text:span text:style-name="KrymRusBold">**************, -**,</text:span><text:span text:style-name="KrymRusItalic"> **. </text:span><text:span text:style-name="KrymRusBold">**********, -**.</text:span></text:p>
      <text:p text:style-name="KrymPar"><text:span text:style-name="KrymRusBold">************,</text:span><text:span text:style-name="KrymRusItalic"> **. </text:span><text:span text:style-name="KrymRusBold">***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***, -**, ************, -**</text:span><text:span text:style-name="KrymUkr"> – ***********, -**, ***********, -**, ***********, -**, *********, -**, ************, *********, *************. [**, *******, ** ************. ********, ** ***********].</text:span></text:p>
      <text:p text:style-name="KrymPar"><text:span text:style-name="KrymRusBold">*********</text:span><text:span text:style-name="KrymUkr"> – *******, *********, *********, ***********, ***********, ******** (</text:span><text:span text:style-name="KrymRusAux">*. </text:span><text:span text:style-name="KrymUkr">-*****).</text:span><text:span text:style-name="KrymRusItalic"> ***. </text:span><text:span text:style-name="KrymRusBold">********.</text:span></text:p>
      <text:p text:style-name="KrymPar"><text:span text:style-name="KrymRusBold">************, **********</text:span><text:span text:style-name="KrymUkr"> – ******* (*****) *******, *********; (</text:span><text:span text:style-name="KrymRusItalic">* *******</text:span><text:span text:style-name="KrymUkr">) – ***********, ***********. </text:span><text:span text:style-name="KrymRusItalic">*****, *** </text:span><text:span text:style-name="KrymRusBold">************</text:span><text:span text:style-name="KrymUkr"> – *******, ** **********.</text:span></text:p>
      <text:p text:style-name="KrymPar"><text:span text:style-name="KrymRusBold">**********,</text:span><text:span text:style-name="KrymRusItalic"> **. </text:span><text:span text:style-name="KrymRusBold">********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), ********* (</text:span><text:span text:style-name="KrymRusAux">*. </text:span><text:span text:style-name="KrymUkr">-**), ******* (</text:span><text:span text:style-name="KrymRusAux">*. </text:span><text:span text:style-name="KrymUkr">-**); (</text:span><text:span text:style-name="KrymRusItalic">*********</text:span><text:span text:style-name="KrymUkr">) **********, *********; (</text:span><text:span text:style-name="KrymRusItalic">**********</text:span><text:span text:style-name="KrymUkr">) **********, **********. </text:span><text:span text:style-name="KrymRusBold">******** </text:span><text:span text:style-name="KrymRusItalic">***********</text:span><text:span text:style-name="KrymUkr"> (</text:span><text:span text:style-name="KrymRusItalic">********</text:span><text:span text:style-name="KrymUkr">) – ********. </text:span><text:span text:style-name="KrymRusItalic">*** ****** </text:span><text:span text:style-name="KrymRusBold">********</text:span><text:span text:style-name="KrymUkr"> – * ******* *********, *********. [***** ***** ********* ** ********]. </text:span><text:span text:style-name="KrymRusItalic">** </text:span><text:span text:style-name="KrymRusBold">******** </text:span><text:span text:style-name="KrymRusItalic">****, ****</text:span><text:span text:style-name="KrymUkr"> – ********** *****, *****, ******** *****, *****, ******, *******. </text:span><text:span text:style-name="KrymRusItalic">***** ** </text:span><text:span text:style-name="KrymRusBold">********</text:span><text:span text:style-name="KrymRusItalic"> ****</text:span><text:span text:style-name="KrymUkr"> – *********** *****.</text:span></text:p>
      <text:p text:style-name="KrymPar"><text:span text:style-name="KrymRusBold">***********</text:span><text:span text:style-name="KrymUkr"> – **********, **********.</text:span></text:p>
      <text:p text:style-name="KrymPar"><text:span text:style-name="KrymRusBold">**********, -**, **********, -**</text:span><text:span text:style-name="KrymUkr"> – *********, -**, *********, -**, *********, -**, *******, -**, ***********, -**, ***********, -**, *********, -**; (</text:span><text:span text:style-name="KrymRusItalic">**********</text:span><text:span text:style-name="KrymUkr">) ******[*]** *****, *********; (</text:span><text:span text:style-name="KrymRusItalic">**** *********</text:span><text:span text:style-name="KrymUkr">) ************* *****, *************, *********** *****; (</text:span><text:span text:style-name="KrymRusItalic">********</text:span><text:span text:style-name="KrymUkr">) ********, -**, ********, -**, ***********, -**, *********, **********, -**, *********, -**. </text:span><text:span text:style-name="KrymRusBold">*-*** </text:span><text:span text:style-name="KrymRusItalic">* ******-*****</text:span><text:span text:style-name="KrymUkr"> – ******* *******-******.</text:span></text:p>
      <text:p text:style-name="KrymPar"><text:span text:style-name="KrymRusBold">**********</text:span><text:span text:style-name="KrymUkr"> – *********, ***********, **********. </text:span><text:span text:style-name="KrymRusItalic">****** </text:span><text:span text:style-name="KrymRusBold">**********</text:span><text:span text:style-name="KrymUkr"> – *******-*******. </text:span><text:span text:style-name="KrymRusBold">**********</text:span><text:span text:style-name="KrymRusItalic"> * **********</text:span><text:span text:style-name="KrymUkr"> – ****** *********, *** *******. </text:span><text:span text:style-name="KrymRusBold">********** </text:span><text:span text:style-name="KrymRusItalic">*******</text:span><text:span text:style-name="KrymUkr"> – ********* *****. </text:span><text:span text:style-name="KrymRusBold">********** </text:span><text:span text:style-name="KrymRusItalic">***</text:span><text:span text:style-name="KrymUkr"> – *********** ******, ********** **********. </text:span><text:span text:style-name="KrymRusBold">********** </text:span><text:span text:style-name="KrymRusItalic">*****</text:span><text:span text:style-name="KrymUkr"> – ************ ******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****</text:span><text:span text:style-name="KrymUkr">; 2) </text:span><text:span text:style-name="KrymRusItalic">**. </text:span><text:span text:style-name="KrymRusBold">*********.</text:span></text:p>
      <text:p text:style-name="KrymPar"><text:span text:style-name="KrymRusBold">*************</text:span><text:span text:style-name="KrymUkr"> – ************, ************, </text:span><text:span text:style-name="KrymRusAux">***.</text:span><text:span text:style-name="KrymUkr"> **********, *******.</text:span></text:p>
      <text:p text:style-name="KrymPar"><text:span text:style-name="KrymRusBold">************, -**, ***********, -**</text:span><text:span text:style-name="KrymUkr"> – ***********, -**, **********, -**, ***********, -**, ***********, -**, **********, -**, ***********, -**, **********, -**, ************, -**, *********, -**, *********, -**, **********, ***********. [********* ******, *** ***** **********]. </text:span><text:span text:style-name="KrymRusBold">*-***** </text:span><text:span text:style-name="KrymRusItalic">*******</text:span><text:span text:style-name="KrymUkr"> – ********. </text:span><text:span text:style-name="KrymRusBold">*********** </text:span><text:span text:style-name="KrymRusItalic">******</text:span><text:span text:style-name="KrymUkr"> – **********, **********. [** ********* *****, ***** ***** ** *********].</text:span></text:p>
      <text:p text:style-name="KrymPar"><text:span text:style-name="KrymRusBold">*********, *********</text:span><text:span text:style-name="KrymUkr"> – *********, *********, ********, *******. [********* ** ****** ********!]; (</text:span><text:span text:style-name="KrymRusItalic">* *********</text:span><text:span text:style-name="KrymUkr">) ********* (*********) *******, ********** (**********, ****** **) ****; (</text:span><text:span text:style-name="KrymRusItalic">* ****</text:span><text:span text:style-name="KrymUkr">) ********, **********, *********, **********, *********** * ***, ********** *****; (</text:span><text:span text:style-name="KrymRusItalic">** 2-* ****</text:span><text:span text:style-name="KrymUkr">) ******** *******, ************* *******; (</text:span><text:span text:style-name="KrymRusItalic">* ***</text:span><text:span text:style-name="KrymUkr">) ******** (******) ** ****, ******** ***; (</text:span><text:span text:style-name="KrymRusItalic">* ******** *** * ***</text:span><text:span text:style-name="KrymUkr">) ******* ***** *****. </text:span><text:span text:style-name="KrymRusBold">********* </text:span><text:span text:style-name="KrymRusItalic">* ****</text:span><text:span text:style-name="KrymUkr"> – ************. </text:span><text:span text:style-name="KrymRusBold">-****</text:span><text:span text:style-name="KrymRusItalic"> * ********</text:span><text:span text:style-name="KrymUkr"> – ********* * *********; (</text:span><text:span text:style-name="KrymRusItalic">* ********</text:span><text:span text:style-name="KrymUkr">) ********* (********) ********, ********* (******) * ********, * ********, * *******; (</text:span><text:span text:style-name="KrymRusItalic">* ****</text:span><text:span text:style-name="KrymUkr">) ******** (*******) * *******, *********** (***********, *********) ** *******. </text:span><text:span text:style-name="KrymRusBold">********* </text:span><text:span text:style-name="KrymRusItalic">* **************** ****</text:span><text:span text:style-name="KrymUkr"> – ********** * ***. </text:span><text:span text:style-name="KrymRusBold">*********, ********* </text:span><text:span text:style-name="KrymRusItalic">* *****</text:span><text:span text:style-name="KrymUkr"> – ********* * **’*****, (</text:span><text:span text:style-name="KrymRusItalic">********</text:span><text:span text:style-name="KrymUkr">) ********** * *** (</text:span><text:span text:style-name="KrymRusAux">***.</text:span><text:span text:style-name="KrymUkr">). </text:span><text:span text:style-name="KrymRusBold">********* </text:span><text:span text:style-name="KrymRusItalic">* ******, * ************ *********</text:span><text:span text:style-name="KrymUkr"> – **********, **************, ***************, *************** * ***; (</text:span><text:span text:style-name="KrymRusItalic">* *********** *********</text:span><text:span text:style-name="KrymUkr">) ****************; (</text:span><text:span text:style-name="KrymRusItalic">* *******</text:span><text:span text:style-name="KrymUkr">) ************, *************. </text:span><text:span text:style-name="KrymRusBold">-****</text:span><text:span text:style-name="KrymRusItalic"> * ******, * ***, * ****</text:span><text:span text:style-name="KrymUkr"> – ********* * *********, **********, ********. </text:span><text:span text:style-name="KrymRusBold">-**** </text:span><text:span text:style-name="KrymRusItalic">* *****</text:span><text:span text:style-name="KrymUkr"> – *************; (</text:span><text:span text:style-name="KrymRusItalic">** *******</text:span><text:span text:style-name="KrymUkr">) ****** ** ********, ******** (************) ** *********.</text:span></text:p>
      <text:p text:style-name="KrymPar"><text:span text:style-name="KrymRusBold">***********</text:span><text:span text:style-name="KrymUkr"> – *** *** ********, *******. </text:span><text:span text:style-name="KrymRusItalic">***** </text:span><text:span text:style-name="KrymRusBold">***********, ***********</text:span><text:span text:style-name="KrymUkr"> – ***********, ***************, **************, ***************.</text:span></text:p>
      <text:p text:style-name="KrymPar"><text:span text:style-name="KrymRusBold">***********, *********** </text:span><text:span text:style-name="KrymRusItalic">** ****</text:span><text:span text:style-name="KrymUkr"> – ***********, *********** ** ***</text:span><text:span text:style-name="KrymRusItalic"> *** </text:span><text:span text:style-name="KrymUkr">** *****, **********, </text:span><text:soft-page-break/><text:span text:style-name="KrymUkr">******** ** ***, ************ ** ***, (</text:span><text:span text:style-name="KrymRusItalic">********</text:span><text:span text:style-name="KrymUkr">) ********** *****.</text:span></text:p>
      <text:p text:style-name="KrymPar"><text:span text:style-name="KrymRusBold">**************</text:span><text:span text:style-name="KrymUkr"> – *********. [******** ******. ******** **********].</text:span></text:p>
      <text:p text:style-name="KrymPar"><text:span text:style-name="KrymRusBold">***********</text:span><text:span text:style-name="KrymUkr"> – 1) *****, ******** ******; (</text:span><text:span text:style-name="KrymRusItalic">***********</text:span><text:span text:style-name="KrymUkr">) **********; 2) *****, *********, ******** (</text:span><text:span text:style-name="KrymRusAux">*********** * ********</text:span><text:span text:style-name="KrymUkr">). [******* ********* = </text:span><text:span text:style-name="KrymRusItalic">****** </text:span><text:span text:style-name="KrymRusBold">***********</text:span><text:span text:style-name="KrymUkr">].</text:span></text:p>
      <text:p text:style-name="KrymPar"><text:span text:style-name="KrymRusBold">*********</text:span><text:span text:style-name="KrymUkr"> – *********, ********. [** ***** ****** ********** *****]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</text:span><text:span text:style-name="KrymUkr">, </text:span><text:span text:style-name="KrymRusAux">***.-**.</text:span><text:span text:style-name="KrymUkr"> – *****. [* ***** ********** ****** (****.)].</text:span><text:span text:style-name="KrymRusItalic"> **. *** </text:span><text:span text:style-name="KrymRusBold">****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, -**, ********, -**</text:span><text:span text:style-name="KrymUkr"> – 1) (</text:span><text:span text:style-name="KrymRusItalic">* *****</text:span><text:span text:style-name="KrymUkr">) **********, ********; 2) (</text:span><text:span text:style-name="KrymRusItalic">********* **********</text:span><text:span text:style-name="KrymUkr">) ********, *******, *********, *********, (</text:span><text:span text:style-name="KrymRusItalic">**********</text:span><text:span text:style-name="KrymUkr">) ************, -**, **********, -**, *************, ********, **********. [********** ******* ***** ******* ** ********. ***** ******* ** ****** ******, **** * ******** ** *** ***********]. </text:span><text:span text:style-name="KrymRusBold">**********</text:span><text:span text:style-name="KrymUkr"> – ********, ***********, ************.</text:span></text:p>
      <text:p text:style-name="KrymPar"><text:span text:style-name="KrymRusBold">***********,</text:span><text:span text:style-name="KrymRusItalic"> **. </text:span><text:span text:style-name="KrymRusBold">*********.</text:span></text:p>
      <text:p text:style-name="KrymPar"><text:span text:style-name="KrymRusBold">*************, ******</text:span><text:span text:style-name="KrymUkr"> – *********, ****** (</text:span><text:span text:style-name="KrymRusAux">*. </text:span><text:span text:style-name="KrymUkr">-**), ************, (</text:span><text:span text:style-name="KrymRusItalic">********</text:span><text:span text:style-name="KrymUkr">) *********.</text:span></text:p>
      <text:p text:style-name="KrymPar"><text:span text:style-name="KrymRusBold">************, ***********</text:span><text:span text:style-name="KrymUkr"> – ********, ***********, **********, *********, (</text:span><text:span text:style-name="KrymRusItalic">*******</text:span><text:span text:style-name="KrymUkr">) ********, 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</text:span><text:span text:style-name="KrymUkr">, </text:span><text:span text:style-name="KrymRusAux">**** </text:span><text:span text:style-name="KrymRusBold">*******</text:span><text:span text:style-name="KrymUkr"> – ****, ******, ******, (</text:span><text:span text:style-name="KrymRusAux">*. </text:span><text:span text:style-name="KrymUkr">****</text:span><text:span text:style-name="KrymRusItalic"> * </text:span><text:span text:style-name="KrymUkr">*******), ********* (</text:span><text:span text:style-name="KrymRusAux">*. </text:span><text:span text:style-name="KrymUkr">-*****), *****, **** (</text:span><text:span text:style-name="KrymRusAux">*. </text:span><text:span text:style-name="KrymUkr">-**). [****** ****** ****** *****. ****** ** *****, ** * ********* ******]. </text:span><text:span text:style-name="KrymRusItalic">*********** </text:span><text:span text:style-name="KrymRusBold">*********</text:span><text:span text:style-name="KrymUkr"> – ************. </text:span><text:span text:style-name="KrymRusItalic">******** ******** </text:span><text:span text:style-name="KrymRusBold">*********</text:span><text:span text:style-name="KrymUkr"> – *************.</text:span></text:p>
      <text:p text:style-name="KrymPar"><text:span text:style-name="KrymRusBold">********</text:span><text:span text:style-name="KrymUkr"> – *******. [********* *** *****, * * *******]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 – ***********, 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*********, *********. [******** ** ******, ****** ** ********. ******** ********].</text:span></text:p>
      <text:p text:style-name="KrymPar"><text:span text:style-name="KrymRusBold">**********</text:span><text:span text:style-name="KrymUkr"> – (</text:span><text:span text:style-name="KrymRusItalic">*****</text:span><text:span text:style-name="KrymUkr">) *************, (</text:span><text:span text:style-name="KrymRusItalic">*****</text:span><text:span text:style-name="KrymUkr">) ************, (</text:span><text:span text:style-name="KrymRusItalic">****</text:span><text:span text:style-name="KrymUkr">) ************. </text:span><text:span text:style-name="KrymRusBold">*************</text:span><text:span text:style-name="KrymUkr"> – **************, *************, (</text:span><text:span text:style-name="KrymRusItalic">* ****</text:span><text:span text:style-name="KrymUkr">) **************.</text:span></text:p>
      <text:p text:style-name="KrymPar"><text:span text:style-name="KrymRusBold">************</text:span><text:span text:style-name="KrymUkr"> – ******** *** ******.</text:span></text:p>
      <text:p text:style-name="KrymPar"><text:span text:style-name="KrymRusBold">***********</text:span><text:span text:style-name="KrymUkr"> – 1) </text:span><text:span text:style-name="KrymRusItalic">**. </text:span><text:span text:style-name="KrymRusBold">************</text:span><text:span text:style-name="KrymUkr">; 2) ******** ******.</text:span></text:p>
      <text:p text:style-name="KrymPar"><text:span text:style-name="KrymRusBold">************, ***********</text:span><text:span text:style-name="KrymUkr"> – ******* (** *******), *********.</text:span></text:p>
      <text:p text:style-name="KrymPar"><text:span text:style-name="KrymRusBold">*************</text:span><text:span text:style-name="KrymUkr"> – ************, **********. [*** *********** ** *******].</text:span></text:p>
      <text:p text:style-name="KrymPar"><text:span text:style-name="KrymRusBold">*********</text:span><text:span text:style-name="KrymUkr"> – *********, ************.</text:span></text:p>
      <text:p text:style-name="KrymPar"><text:span text:style-name="KrymRusBold">*********, *******</text:span><text:span text:style-name="KrymUkr"> – *********, **********, (</text:span><text:span text:style-name="KrymRusAux">***.</text:span><text:span text:style-name="KrymUkr">) *[**]********.</text:span></text:p>
      <text:p text:style-name="KrymPar"><text:span text:style-name="KrymRusBold">********, ********, *********</text:span><text:span text:style-name="KrymUkr"> – 1) ********, ********, *********, *********. [******** * ****** ****** * *********** ******** *******]; 2) </text:span><text:span text:style-name="KrymRusBold">********</text:span><text:span text:style-name="KrymRusItalic"> *****, ******</text:span><text:span text:style-name="KrymUkr"> – ********, ********* ***** **, ********** *****.</text:span></text:p>
      <text:p text:style-name="KrymPar"><text:span text:style-name="KrymRusBold">******</text:span><text:span text:style-name="KrymUkr"> – ******, ********, ******, ** **** *******.</text:span><text:span text:style-name="KrymRusItalic"> **. </text:span><text:span text:style-name="KrymRusBold">******.</text:span></text:p>
      <text:p text:style-name="KrymPar"><text:span text:style-name="KrymRusBold">***</text:span><text:span text:style-name="KrymUkr"> – ***. </text:span><text:span text:style-name="KrymRusItalic">** </text:span><text:span text:style-name="KrymRusBold">***</text:span><text:span text:style-name="KrymUkr"> – * ****** *****, ** *** *****.</text:span><text:span text:style-name="KrymRusItalic"> **. </text:span><text:span text:style-name="KrymRusBold">****.</text:span></text:p>
      <text:p text:style-name="KrymPar"><text:span text:style-name="KrymRusBold">*******, ****</text:span><text:span text:style-name="KrymUkr"> – 1) *******, *****, ******, ******, *******, *******, (</text:span><text:span text:style-name="KrymRusAux">*******.</text:span><text:span text:style-name="KrymUkr">) ******, *******; [**** ***** ******** **** (*. ***.). ** **’** ****** (*******) ****** ***** (*****.). ** *** ****** ***** ********]. </text:span><text:span text:style-name="KrymRusItalic">********** </text:span><text:span text:style-name="KrymRusBold">*******</text:span><text:span text:style-name="KrymUkr"> – *************, ****-*******.</text:span><text:span text:style-name="KrymRusItalic"> *** </text:span><text:span text:style-name="KrymRusBold">*******</text:span><text:span text:style-name="KrymRusItalic"> *************</text:span><text:span text:style-name="KrymUkr"> – *** ******* **********. </text:span><text:span text:style-name="KrymRusBold">*******</text:span><text:span text:style-name="KrymUkr"> (</text:span><text:span text:style-name="KrymRusItalic">************</text:span><text:span text:style-name="KrymUkr">) – *****-***, ****-***, ******-***, *****-***, ****-***. [****** ***** *****-******* * ****** ** ******. *******, ** * ****-*** *********** – ** ***** ***** ***********. ****** **** ****** ********* ************ ****** ** *****-****** (*. ***.)]. </text:span><text:span text:style-name="KrymRusItalic">*** </text:span><text:span text:style-name="KrymRusBold">********</text:span><text:span text:style-name="KrymUkr"> – *** ********. [*** ******** ******* ***** ************* (*****.)]. </text:span><text:span text:style-name="KrymRusBold">******* </text:span><text:span text:style-name="KrymRusItalic">****</text:span><text:span text:style-name="KrymUkr">, </text:span><text:span text:style-name="KrymRusBold">******* </text:span><text:span text:style-name="KrymRusItalic">***</text:span><text:span text:style-name="KrymUkr"> – **-****, **-****, **-***, **-*****. </text:span><text:span text:style-name="KrymRusItalic">** </text:span><text:span text:style-name="KrymRusBold">*******</text:span><text:span text:style-name="KrymRusItalic"> ******</text:span><text:span text:style-name="KrymUkr"> – * ******** (* ********) *****. </text:span><text:span text:style-name="KrymRusBold">******** </text:span><text:span text:style-name="KrymRusItalic">**********</text:span><text:span text:style-name="KrymUkr"> – ******* *********, ****** **********; 2) *********, **************, *******. [* *******, * ********* * * ******** ***********].</text:span></text:p>
      <text:p text:style-name="KrymPar"><text:soft-page-break/><text:span text:style-name="KrymRusBold">******</text:span><text:span text:style-name="KrymUkr"> – ******, ********, ******. ****** </text:span><text:span text:style-name="KrymRusItalic">******</text:span><text:span text:style-name="KrymUkr"> – ******, ******** (********) ****** (************), ******** ******.</text:span></text:p>
      <text:p text:style-name="KrymPar"><text:span text:style-name="KrymRusBold">**********</text:span><text:span text:style-name="KrymUkr"> – ****-*******, **********, *********, *********. [** ****** ******** *** ****** *******]. </text:span><text:span text:style-name="KrymRusBold">*********</text:span><text:span text:style-name="KrymUkr"> – ****-******, *********, ***[*]*****, ***[*]*******, ** *** *****, ****** **********.</text:span><text:span text:style-name="KrymRusItalic"> **. </text:span><text:span text:style-name="KrymRusBold">******.</text:span></text:p>
      <text:p text:style-name="KrymPar"><text:span text:style-name="KrymRusBold">********</text:span><text:span text:style-name="KrymUkr"> – ********, **********, ****** ********.</text:span></text:p>
      <text:p text:style-name="KrymPar"><text:span text:style-name="KrymRusBold">*******</text:span><text:span text:style-name="KrymUkr"> – ********, ******, *******, *********, ********, **********, *********, *******. </text:span><text:span text:style-name="KrymRusBold">****** </text:span><text:span text:style-name="KrymRusItalic">** ****</text:span><text:span text:style-name="KrymUkr"> – ****** *****.</text:span></text:p>
      <text:p text:style-name="KrymPar"><text:span text:style-name="KrymRusBold">************</text:span><text:span text:style-name="KrymUkr"> – *********, *********, ***********, *********.</text:span></text:p>
      <text:p text:style-name="KrymPar"><text:span text:style-name="KrymRusBold">***********, -**, *********, -** </text:span><text:span text:style-name="KrymRusItalic">* </text:span><text:span text:style-name="KrymRusBold">**********, -**</text:span><text:span text:style-name="KrymUkr"> – ********, -** *******, -**, ******, -**, ********, -**, *(**)*******, -**, ********, -**, *********, -**. </text:span><text:span text:style-name="KrymRusBold">***********</text:span><text:span text:style-name="KrymUkr"> – ********, *[**]*******, *(**)********, **********, **********.</text:span></text:p>
      <text:p text:style-name="KrymPar"><text:span text:style-name="KrymRusBold">********</text:span><text:span text:style-name="KrymUkr"> – *****, * ***** *****.</text:span></text:p>
      <text:p text:style-name="KrymPar"><text:span text:style-name="KrymRusBold">***********, *********</text:span><text:span text:style-name="KrymUkr"> – ***********, *********; (</text:span><text:span text:style-name="KrymRusItalic">* *****</text:span><text:span text:style-name="KrymUkr">) *********** * *******, ************ (**********) * *******; (</text:span><text:span text:style-name="KrymRusItalic">*********</text:span><text:span text:style-name="KrymUkr">) ********(*)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*</text:span><text:span text:style-name="KrymUkr"> – *********, *********** </text:span><text:span text:style-name="KrymRusItalic">* *. *.</text:span></text:p>
      <text:p text:style-name="KrymPar"><text:span text:style-name="KrymRusBold">***********, -**, *********, -**</text:span><text:span text:style-name="KrymRusItalic"> * </text:span><text:span text:style-name="KrymRusBold">********, -**</text:span><text:span text:style-name="KrymUkr"> – ********, -**, *********, **********, -**, *********, -**, *******, -** (</text:span><text:span text:style-name="KrymRusAux">***.</text:span><text:span text:style-name="KrymUkr">), **************, -**, ************, -**, *************, -**, **********, -**, **********, -**, ********, -**. </text:span><text:span text:style-name="KrymRusBold">**********</text:span><text:span text:style-name="KrymUkr"> – **********, ***********, *************, ********* </text:span><text:span text:style-name="KrymRusItalic">* *. *.</text:span></text:p>
      <text:p text:style-name="KrymPar"><text:span text:style-name="KrymRusBold">************</text:span><text:span text:style-name="KrymUkr"> – ************ (***** ******).</text:span></text:p>
      <text:p text:style-name="KrymPar"><text:span text:style-name="KrymRusBold">**********, ********</text:span><text:span text:style-name="KrymUkr"> – ********, ******, *************, ***********, ***************, *************. [********** ****, *** ****** *****].</text:span></text:p>
      <text:p text:style-name="KrymPar"><text:span text:style-name="KrymRusBold">*******</text:span><text:span text:style-name="KrymUkr"> – *********, </text:span><text:span text:style-name="KrymRusAux">***.</text:span><text:span text:style-name="KrymUkr"> *******, **************, ****************, </text:span><text:span text:style-name="KrymRusAux">***.</text:span><text:span text:style-name="KrymUkr"> ************, **************.</text:span></text:p>
      <text:p text:style-name="KrymPar"><text:span text:style-name="KrymRusBold">********,</text:span><text:span text:style-name="KrymRusItalic"> **. </text:span><text:span text:style-name="KrymRusBold">***********.</text:span></text:p>
      <text:p text:style-name="KrymPar"><text:span text:style-name="KrymRusBold">********, *****</text:span><text:span text:style-name="KrymUkr"> – **********, ********, *********, ********, ********, *******. [***** ****** ********** * *******].</text:span></text:p>
      <text:p text:style-name="KrymPar"><text:span text:style-name="KrymRusBold">**********, ********, -**</text:span><text:span text:style-name="KrymUkr"> – ************, -**, *******, -**; ******** * *******, ******** * *******.</text:span></text:p>
      <text:p text:style-name="KrymPar"><text:span text:style-name="KrymRusBold">********, -**,</text:span><text:span text:style-name="KrymRusItalic"> **. </text:span><text:span text:style-name="KrymRusBold">********, -**.</text:span></text:p>
      <text:p text:style-name="KrymPar"><text:span text:style-name="KrymRusBold">**********</text:span><text:span text:style-name="KrymUkr"> – *********** *******, ********, ************, ***********.</text:span><text:span text:style-name="KrymRusItalic"> **. </text:span><text:span text:style-name="KrymRusBold">********** 2.</text:span></text:p>
      <text:p text:style-name="KrymPar"><text:span text:style-name="KrymRusBold">*********, -**, *********, -**,</text:span><text:span text:style-name="KrymRusItalic"> **. </text:span><text:span text:style-name="KrymRusBold">***********, -**, *********, -**.</text:span></text:p>
      <text:p text:style-name="KrymPar"><text:span text:style-name="KrymRusBold">*. *********</text:span><text:span text:style-name="KrymUkr"> – *********, **********.</text:span></text:p>
      <text:p text:style-name="KrymPar"><text:span text:style-name="KrymRusBold">**. *********[*]</text:span><text:span text:style-name="KrymUkr"> – *********, ** ********, ** *****, ****** **. [** ******* *****. ****** **** *********. ********* *** ****** ***. ********* **** **********].</text:span></text:p>
      <text:p text:style-name="KrymPar"><text:span text:style-name="KrymRusBold">*******</text:span><text:span text:style-name="KrymUkr"> – 1) </text:span><text:span text:style-name="KrymRusItalic">**. </text:span><text:span text:style-name="KrymRusBold">*********</text:span><text:span text:style-name="KrymUkr">; 2) (</text:span><text:span text:style-name="KrymRusItalic">* *********</text:span><text:span text:style-name="KrymUkr">) ****.</text:span></text:p>
      <text:p text:style-name="KrymPar"><text:span text:style-name="KrymRusBold">*********</text:span><text:span text:style-name="KrymUkr"> – 1) ********* (</text:span><text:span text:style-name="KrymRusItalic">****.</text:span><text:span text:style-name="KrymUkr"> ******* ******), ***********, *********; 2) (</text:span><text:span text:style-name="KrymRusItalic">******** ****, * ****</text:span><text:span text:style-name="KrymUkr">) *********, ***********, ***********.</text:span><text:span text:style-name="KrymRusItalic"> **. </text:span><text:span text:style-name="KrymRusBold">**********.</text:span></text:p>
      <text:p text:style-name="KrymPar"><text:span text:style-name="KrymRusBold">********, ********</text:span><text:span text:style-name="KrymUkr"> – ********, *******. </text:span><text:span text:style-name="KrymRusBold">-*** </text:span><text:span text:style-name="KrymRusItalic">****</text:span><text:span text:style-name="KrymUkr"> – *********** (*********) ****, ******* ******* *****, ********** * **** ******** (**.). </text:span><text:span text:style-name="KrymRusBold">********</text:span><text:span text:style-name="KrymUkr"> – ********.</text:span></text:p>
      <text:p text:style-name="KrymPar"><text:span text:style-name="KrymRusBold">**********, **********</text:span><text:span text:style-name="KrymUkr"> – 1) **********, *********. [******* *** *********]; 2) </text:span><text:span text:style-name="KrymRusItalic">****, * ****</text:span><text:span text:style-name="KrymUkr"> – *********** ******* *****</text:span><text:span text:style-name="KrymRusItalic"> *** </text:span><text:span text:style-name="KrymUkr">** *****, (********) ********, *******, **********, *********, **********, ***********, **********, ********** [***** ********* ** ********** ***********], **********, ********* [*********, ** * ***** ***** *********!], ***********, ************, (</text:span><text:span text:style-name="KrymRusItalic">***** *******</text:span><text:span text:style-name="KrymUkr">) ************, ********** [***-***, * *** ****** **********], (</text:span><text:span text:style-name="KrymRusItalic">*********</text:span><text:span text:style-name="KrymUkr">) ************ [** ** ***** ******* ********, *** *** ***** ** ***********], ************, ************; (</text:span><text:span text:style-name="KrymRusItalic">* </text:span><text:soft-page-break/><text:span text:style-name="KrymRusItalic">*******</text:span><text:span text:style-name="KrymUkr">) ********* (********) * ***** *****, ************ ** ******* ***** (*******), *********** *********, ***** ** *****. </text:span><text:span text:style-name="KrymRusBold">************, **********</text:span><text:span text:style-name="KrymUkr"> – **********, ******** (</text:span><text:span text:style-name="KrymRusAux">*. </text:span><text:span text:style-name="KrymUkr">-***), (</text:span><text:span text:style-name="KrymRusAux">*. *.</text:span><text:span text:style-name="KrymUkr">) ******** (</text:span><text:span text:style-name="KrymRusAux">*. </text:span><text:span text:style-name="KrymUkr">-**). [*! ******** ********!].</text:span></text:p>
      <text:p text:style-name="KrymPar"><text:span text:style-name="KrymRusBold">************</text:span><text:span text:style-name="KrymUkr"> – 1) *********, (</text:span><text:span text:style-name="KrymRusAux">*****</text:span><text:span text:style-name="KrymUkr">) *********, ************, *********; 2) </text:span><text:span text:style-name="KrymRusItalic">**. </text:span><text:span text:style-name="KrymRusBold">********* 2.</text:span></text:p>
      <text:p text:style-name="KrymPar"><text:span text:style-name="KrymRusBold">***********, ********* </text:span><text:span text:style-name="KrymRusItalic">* </text:span><text:span text:style-name="KrymRusBold">*********</text:span><text:span text:style-name="KrymUkr"> – ******, (</text:span><text:span text:style-name="KrymRusAux">*****</text:span><text:span text:style-name="KrymUkr">) ********, *******, ******, *******, ********, ***********, ******** [************ ***** **** * *****], ********, *******. [** ***** ******* ******** * *******]. </text:span><text:span text:style-name="KrymRusBold">**********</text:span><text:span text:style-name="KrymUkr"> – ********, *********, **********, *(**)*******.</text:span></text:p>
      <text:p text:style-name="KrymPar"><text:span text:style-name="KrymRusBold">*************, *********** </text:span><text:span text:style-name="KrymRusItalic">* </text:span><text:span text:style-name="KrymRusBold">***********</text:span><text:span text:style-name="KrymUkr"> – ***********, ***********, **********, *********, **********, *********, ************. [************ * ** * *** ******];</text:span><text:span text:style-name="KrymRusItalic"> **. </text:span><text:span text:style-name="KrymRusBold">**********, ********** 2.</text:span></text:p>
      <text:p text:style-name="KrymPar"><text:span text:style-name="KrymRusBold">***********, ******</text:span><text:span text:style-name="KrymUkr"> – *******, *******, *******, *******-*******, *********, ********.</text:span><text:span text:style-name="KrymRusItalic"> ***. </text:span><text:span text:style-name="KrymRusBold">*******.</text:span></text:p>
      <text:p text:style-name="KrymPar"><text:span text:style-name="KrymRusBold">*********</text:span><text:span text:style-name="KrymRusItalic"> * </text:span><text:span text:style-name="KrymRusBold">-******,</text:span><text:span text:style-name="KrymRusItalic"> **. </text:span><text:span text:style-name="KrymRusBold">***********.</text:span></text:p>
      <text:p text:style-name="KrymPar"><text:span text:style-name="KrymRusBold">*************, -*******</text:span><text:span text:style-name="KrymUkr"> – ******** (******) * *******, **************, ************. [******* *********** ************ **** * ******, ** ** ***** ******* ******* ******* ** *********** (*****)]. </text:span><text:span text:style-name="KrymRusBold">*************</text:span><text:span text:style-name="KrymUkr"> – *************.</text:span></text:p>
      <text:p text:style-name="KrymPar"><text:span text:style-name="KrymRusBold">*******</text:span><text:span text:style-name="KrymUkr"> – ********.</text:span></text:p>
      <text:p text:style-name="KrymPar"><text:span text:style-name="KrymRusBold">***********</text:span><text:span text:style-name="KrymUkr"> – ***********, ********* *******, 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</text:span><text:span text:style-name="KrymUkr"> – ******* (******), ****** ********. [*** ******* ********].</text:span></text:p>
      <text:p text:style-name="KrymPar"><text:span text:style-name="KrymRusBold">************, **********</text:span><text:span text:style-name="KrymUkr"> – **************, ************.</text:span></text:p>
      <text:p text:style-name="KrymPar"><text:span text:style-name="KrymRusBold">***********, ************</text:span><text:span text:style-name="KrymUkr"> – **********, *********, **********, *********; (</text:span><text:span text:style-name="KrymRusItalic">* *****, * **** ***</text:span><text:span text:style-name="KrymUkr">) – ***********, ***********, ***********, ************; </text:span><text:span text:style-name="KrymRusItalic">****** </text:span><text:span text:style-name="KrymRusBold">***********</text:span><text:span text:style-name="KrymUkr"> (</text:span><text:span text:style-name="KrymRusItalic">* ******</text:span><text:span text:style-name="KrymUkr">) – **********, *********** (** ******* *******), ******* (********) ******(*).</text:span></text:p>
      <text:p text:style-name="KrymPar"><text:span text:style-name="KrymRusBold">********** </text:span><text:span text:style-name="KrymRusItalic">******</text:span><text:span text:style-name="KrymUkr"> – ****, ******, ******, (</text:span><text:span text:style-name="KrymRusItalic">* *****, * **** ***</text:span><text:span text:style-name="KrymUkr">) **********, *********, **********.</text:span></text:p>
      <text:p text:style-name="KrymPar"><text:span text:style-name="KrymRusBold">**********, -****</text:span><text:span text:style-name="KrymUkr"> – ************, -**, ***********.</text:span></text:p>
      <text:p text:style-name="KrymPar"><text:span text:style-name="KrymRusBold">********</text:span><text:span text:style-name="KrymUkr"> – **********, **************, ************** *****.</text:span></text:p>
      <text:p text:style-name="KrymPar"><text:span text:style-name="KrymRusBold">*********</text:span><text:span text:style-name="KrymUkr"> – *******, ********, *********, *********.</text:span></text:p>
      <text:p text:style-name="KrymPar"><text:span text:style-name="KrymRusBold">**********</text:span><text:span text:style-name="KrymUkr"> – 1) **********, *********, **********, *************; 2) *************, ***************, *************, ************. [************ ******* *********. *************** *******. *** **** * – ************].</text:span></text:p>
      <text:p text:style-name="KrymPar"><text:span text:style-name="KrymRusBold">********</text:span><text:span text:style-name="KrymUkr"> – *********, ********* (</text:span><text:span text:style-name="KrymRusAux">*. </text:span><text:span text:style-name="KrymUkr">-***). </text:span><text:span text:style-name="KrymRusBold">***********</text:span><text:span text:style-name="KrymUkr"> – ************, ************.</text:span></text:p>
      <text:p text:style-name="KrymPar"><text:span text:style-name="KrymRusBold">************</text:span><text:span text:style-name="KrymUkr"> – ******* ****, ********** ****, ********* ***********.</text:span></text:p>
      <text:p text:style-name="KrymPar"><text:span text:style-name="KrymRusBold">*************</text:span><text:span text:style-name="KrymUkr"> – ********** *********, *************. </text:span><text:span text:style-name="KrymRusBold">-** </text:span><text:span text:style-name="KrymRusItalic">***</text:span><text:span text:style-name="KrymUkr"> – *** * ******** ******.</text:span></text:p>
      <text:p text:style-name="KrymPar"><text:span text:style-name="KrymRusBold">************, -****</text:span><text:span text:style-name="KrymUkr"> – *******, 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</text:span><text:span text:style-name="KrymUkr"> – *******. </text:span><text:span text:style-name="KrymRusBold">******* </text:span><text:span text:style-name="KrymRusItalic">** ***********</text:span><text:span text:style-name="KrymUkr"> – ***********. </text:span><text:span text:style-name="KrymRusItalic">**</text:span><text:span text:style-name="KrymRusBold">-*******</text:span><text:span text:style-name="KrymUkr"> – *******, **-******. </text:span><text:span text:style-name="KrymRusItalic">** </text:span><text:span text:style-name="KrymRusBold">*******</text:span><text:span text:style-name="KrymRusItalic"> ***</text:span><text:span text:style-name="KrymUkr"> – * ******* 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</text:span><text:span text:style-name="KrymUkr"> – 1) *************; 2) ************.</text:span></text:p>
      <text:p text:style-name="KrymPar"><text:span text:style-name="KrymRusBold">*********</text:span><text:span text:style-name="KrymUkr"> – *-********, *********, ******, *******, *******, **********, ** *********; (</text:span><text:span text:style-name="KrymRusItalic">********</text:span><text:span text:style-name="KrymUkr">) *********, ** ******* ***.</text:span></text:p>
      <text:p text:style-name="KrymPar"><text:span text:style-name="KrymRusBold">***************</text:span><text:span text:style-name="KrymUkr"> – 1) ************, *********. [** *** ***** ** ********, * ********]; 2) </text:span><text:span text:style-name="KrymRusAux">*****.</text:span><text:span text:style-name="KrymUkr"> – ******** ********, *********(*)******.</text:span></text:p>
      <text:p text:style-name="KrymPar"><text:span text:style-name="KrymRusBold">*******,</text:span><text:span text:style-name="KrymRusItalic"> **. </text:span><text:span text:style-name="KrymRusBold">****.</text:span></text:p>
      <text:p text:style-name="KrymPar"><text:span text:style-name="KrymRusBold">************</text:span><text:span text:style-name="KrymRusItalic"> * </text:span><text:span text:style-name="KrymRusBold">**********, *********</text:span><text:span text:style-name="KrymUkr"> – 1) (</text:span><text:span text:style-name="KrymRusItalic">* *******, *******</text:span><text:span text:style-name="KrymUkr">) ***************, ************* ** **********; (</text:span><text:span text:style-name="KrymRusItalic">* *****</text:span><text:span text:style-name="KrymUkr">) ******** ***** ** *****; 2) ************* (***********) ******* (****** * *******) ***** *****, ***** *****, ********* (********) ******* ********** *******, ***** *****, </text:span><text:soft-page-break/><text:span text:style-name="KrymUkr">***** *****, ********, *******. [***** * *** ******** * ** **********].</text:span></text:p>
      <text:p text:style-name="KrymPar"><text:span text:style-name="KrymRusBold">**************</text:span><text:span text:style-name="KrymUkr"> – *****************, **********; *********** * **. [**** ********** * ***********].</text:span></text:p>
      <text:p text:style-name="KrymPar"><text:span text:style-name="KrymRusBold">*********</text:span><text:span text:style-name="KrymUkr"> – **-******, ******.</text:span></text:p>
      <text:p text:style-name="KrymPar"><text:span text:style-name="KrymRusBold">***********</text:span><text:span text:style-name="KrymUkr"> – ***********, * *** ***** ********.</text:span></text:p>
      <text:p text:style-name="KrymPar"><text:span text:style-name="KrymRusBold">******</text:span><text:span text:style-name="KrymUkr"> – ******, *-**-*****, ****** ********, *********, **********. </text:span><text:span text:style-name="KrymRusBold">****** </text:span><text:span text:style-name="KrymRusItalic">**********</text:span><text:span text:style-name="KrymUkr"> – **********, ***********.</text:span></text:p>
      <text:p text:style-name="KrymPar"><text:span text:style-name="KrymRusBold">*******</text:span><text:span text:style-name="KrymUkr"> – *******.</text:span></text:p>
      <text:p text:style-name="KrymPar"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</text:span><text:span text:style-name="KrymUkr"> – (</text:span><text:span text:style-name="KrymRusItalic">* *****</text:span><text:span text:style-name="KrymUkr">) ********, ***, ******, ********, *****; (</text:span><text:span text:style-name="KrymRusItalic">* ******</text:span><text:span text:style-name="KrymUkr">) *********, ******; (</text:span><text:span text:style-name="KrymRusItalic">* ********** ******</text:span><text:span text:style-name="KrymUkr">) *******; (</text:span><text:span text:style-name="KrymRusItalic">* *****</text:span><text:span text:style-name="KrymUkr">) ********.</text:span></text:p>
      <text:p text:style-name="KrymPar"><text:span text:style-name="KrymRusBold">******</text:span><text:span text:style-name="KrymUkr"> – ******, ********, ******. </text:span><text:span text:style-name="KrymRusItalic">********** </text:span><text:span text:style-name="KrymRusBold">******</text:span><text:span text:style-name="KrymUkr"> – **********.</text:span></text:p>
      <text:p text:style-name="KrymPar"><text:span text:style-name="KrymRusBold">*******</text:span><text:span text:style-name="KrymUkr"> – ***********. </text:span><text:span text:style-name="KrymRusItalic">********* </text:span><text:span text:style-name="KrymRusBold">*******</text:span><text:span text:style-name="KrymUkr"> – ******** ***********.</text:span></text:p>
      <text:p text:style-name="KrymPar"><text:span text:style-name="KrymRusBold">*********</text:span><text:span text:style-name="KrymUkr"> – *********, **********, ***********, ***************.</text:span></text:p>
      <text:p text:style-name="KrymPar"><text:span text:style-name="KrymRusBold">********, -**, *********, -**</text:span><text:span text:style-name="KrymUkr"> – ********, -**, **********, -**, *********, -**, *********, -**, **********, -**, *************, -**, **********, -**, **************, -**, ***********, -**; (</text:span><text:span text:style-name="KrymRusItalic">* *******</text:span><text:span text:style-name="KrymUkr">) *************, -**, **********, -**, ************, *********, ***********, ********, ************, -** (</text:span><text:span text:style-name="KrymRusAux">***.</text:span><text:span text:style-name="KrymUkr">), *********, -**, ********, -**, ***********, -** (</text:span><text:span text:style-name="KrymRusAux">***.</text:span><text:span text:style-name="KrymUkr">).</text:span></text:p>
      <text:p text:style-name="KrymPar"><text:span text:style-name="KrymRusBold">*******</text:span><text:span text:style-name="KrymUkr"> – 1) </text:span><text:span text:style-name="KrymRusItalic">**. </text:span><text:span text:style-name="KrymRusBold">*********</text:span><text:span text:style-name="KrymUkr">; 2) </text:span><text:span text:style-name="KrymRusItalic">**. </text:span><text:span text:style-name="KrymRusBold">*******.</text:span></text:p>
      <text:p text:style-name="KrymPar"><text:span text:style-name="KrymRusBold">**********, -**, ********, -**</text:span><text:span text:style-name="KrymRusItalic">, **. </text:span><text:span text:style-name="KrymRusBold">**********</text:span><text:span text:style-name="KrymRusItalic"> * </text:span><text:span text:style-name="KrymRusBold">*********, -**, ********, -**.</text:span></text:p>
      <text:p text:style-name="KrymPar"><text:span text:style-name="KrymRusBold">***********</text:span><text:span text:style-name="KrymUkr"> – *********, **********; (</text:span><text:span text:style-name="KrymRusItalic">****** * ************</text:span><text:span text:style-name="KrymUkr">) *************, *********.</text:span></text:p>
      <text:p text:style-name="KrymPar"><text:span text:style-name="KrymRusBold">**********, ********</text:span><text:span text:style-name="KrymUkr"> – 1) </text:span><text:span text:style-name="KrymRusItalic">**. </text:span><text:span text:style-name="KrymRusBold">***********, ********</text:span><text:span text:style-name="KrymUkr">; 2) ********, *******, ********, *********, ************, **********. [** ******* ****** ********** *****]; 3) *********, ********. [****** ** **** ******** * ********* ***]; 4) *********, ***********. [***** *********, ** ******* ***********].</text:span></text:p>
      <text:p text:style-name="KrymPar"><text:span text:style-name="KrymRusBold">************, **********</text:span><text:span text:style-name="KrymUkr"> – 1) **************, ************; 2) </text:span><text:span text:style-name="KrymRusBold">-**** </text:span><text:span text:style-name="KrymRusItalic">** ***</text:span><text:span text:style-name="KrymUkr"> – **********, *********, ***********, ***********. [******* ******* ** *********, ** *** *** *********** ** *******].</text:span></text:p>
      <text:p text:style-name="KrymPar"><text:span text:style-name="KrymRusBold">**********</text:span><text:span text:style-name="KrymUkr"> – ***********. [****** *** ***** ** ***** ************ – * *** ***********! (*****.)].</text:span></text:p>
      <text:p text:style-name="KrymPar"><text:span text:style-name="KrymRusBold">******</text:span><text:span text:style-name="KrymUkr"> – ****** (</text:span><text:span text:style-name="KrymRusAux">*. </text:span><text:span text:style-name="KrymUkr">-** </text:span><text:span text:style-name="KrymRusAux">*. *.</text:span><text:span text:style-name="KrymUkr">), ******* (</text:span><text:span text:style-name="KrymRusItalic">* </text:span><text:span text:style-name="KrymUkr">******** </text:span><text:span text:style-name="KrymRusAux">*. *.</text:span><text:span text:style-name="KrymUkr">), ********* (</text:span><text:span text:style-name="KrymRusAux">*. </text:span><text:span text:style-name="KrymUkr">-***).</text:span></text:p>
      <text:p text:style-name="KrymPar"><text:span text:style-name="KrymRusBold">*******</text:span><text:span text:style-name="KrymUkr"> – ******* (</text:span><text:span text:style-name="KrymRusAux">*. </text:span><text:span text:style-name="KrymUkr">-**).</text:span></text:p>
      <text:p text:style-name="KrymPar"><text:span text:style-name="KrymRusBold">**************</text:span><text:span text:style-name="KrymUkr"> – ************.</text:span></text:p>
      <text:p text:style-name="KrymPar"><text:span text:style-name="KrymRusBold">*************</text:span><text:span text:style-name="KrymUkr"> – ****ґ********.</text:span></text:p>
      <text:p text:style-name="KrymPar"><text:span text:style-name="KrymRusBold">***********</text:span><text:span text:style-name="KrymUkr"> – ****ґ******. </text:span><text:span text:style-name="KrymRusBold">-**</text:span><text:span text:style-name="KrymUkr"> – ****ґ*****, **-****ґ*******.</text:span></text:p>
      <text:p text:style-name="KrymPar"><text:span text:style-name="KrymRusBold">*********</text:span><text:span text:style-name="KrymUkr"> – ****ґ****, ********-******** *****.</text:span></text:p>
      <text:p text:style-name="KrymPar"><text:span text:style-name="KrymRusBold">*********</text:span><text:span text:style-name="KrymUkr"> – ***** (</text:span><text:span text:style-name="KrymRusAux">*. </text:span><text:span text:style-name="KrymUkr">-**), ********** (</text:span><text:span text:style-name="KrymRusAux">*. *.</text:span><text:span text:style-name="KrymUkr">).</text:span></text:p>
      <text:p text:style-name="KrymPar"><text:span text:style-name="KrymRusBold">****</text:span><text:span text:style-name="KrymUkr"> – 1) (</text:span><text:span text:style-name="KrymRusAux">*****, **** ********</text:span><text:span text:style-name="KrymUkr">) ****, *******, *******, *******. [***** ** ********* **** ********! (*****). ***** * ******** *********]. </text:span><text:span text:style-name="KrymRusItalic">* </text:span><text:span text:style-name="KrymRusBold">******</text:span><text:span text:style-name="KrymUkr"> – * ********, ** ********, **** *******. </text:span><text:span text:style-name="KrymRusBold">**** </text:span><text:span text:style-name="KrymRusItalic">* ********** ***</text:span><text:span text:style-name="KrymUkr"> – *********; 2) (</text:span><text:span text:style-name="KrymRusAux">********</text:span><text:span text:style-name="KrymUkr">) – *****, **********. [***** *** **** ********]. </text:span><text:span text:style-name="KrymRusBold">**** </text:span><text:span text:style-name="KrymRusItalic">* ***** ***, ** ********, ** ***** ******</text:span><text:span text:style-name="KrymUkr"> – *********, ********. [*** ********* *********]. </text:span><text:span text:style-name="KrymRusItalic">***** </text:span><text:span text:style-name="KrymRusBold">****</text:span><text:span text:style-name="KrymRusItalic"> * ****</text:span><text:span text:style-name="KrymUkr"> – ***** ******* ** *****, ******** ** *****.</text:span></text:p>
      <text:p text:style-name="KrymPar"><text:span text:style-name="KrymRusBold">********, ******</text:span><text:span text:style-name="KrymUkr"> – **********, ********, *******, ******** (</text:span><text:span text:style-name="KrymRusAux">*****.</text:span><text:span text:style-name="KrymUkr">), *********, *********. </text:span><text:span text:style-name="KrymRusBold">-**** </text:span><text:span text:style-name="KrymRusItalic">* ******</text:span><text:span text:style-name="KrymUkr"> – ********, </text:span><text:span text:style-name="KrymRusAux">***.</text:span><text:span text:style-name="KrymUkr"> ********. </text:span><text:span text:style-name="KrymRusBold">-**** </text:span><text:span text:style-name="KrymRusItalic">*************</text:span><text:span text:style-name="KrymUkr"> – **********, **********, ****************, *************. </text:span><text:span text:style-name="KrymRusBold">-**** </text:span><text:span text:style-name="KrymRusItalic">***********</text:span><text:span text:style-name="KrymUkr"> – *************, **************. </text:span><text:span text:style-name="KrymRusBold">***** </text:span><text:span text:style-name="KrymRusItalic">* ****</text:span><text:span text:style-name="KrymUkr"> – ******** (</text:span><text:span text:style-name="KrymRusAux">***.</text:span><text:span text:style-name="KrymUkr">). </text:span><text:span text:style-name="KrymRusBold">-**** </text:span><text:span text:style-name="KrymRusItalic">* *****</text:span><text:span text:style-name="KrymUkr"> – *********, **********. </text:span><text:span text:style-name="KrymRusBold">-**** </text:span><text:span text:style-name="KrymRusItalic">****** * ****</text:span><text:span text:style-name="KrymUkr"> – ********, *******. </text:span><text:span text:style-name="KrymRusBold">-****</text:span><text:span text:style-name="KrymRusItalic"> ** **** ****</text:span><text:span text:style-name="KrymUkr"> – ***********, ********** ****** ** *****. </text:span><text:span text:style-name="KrymRusBold">-**** </text:span><text:span text:style-name="KrymRusItalic">* ****</text:span><text:span text:style-name="KrymUkr"> (</text:span><text:span text:style-name="KrymRusItalic">* ********</text:span><text:span text:style-name="KrymUkr">) – ********** (********) * *****, * *******; (</text:span><text:span text:style-name="KrymRusItalic">* ******</text:span><text:span text:style-name="KrymUkr">) ********* (********) *****, ******** *************. </text:span><text:span text:style-name="KrymRusBold">****** </text:span><text:span text:style-name="KrymRusItalic">* ******</text:span><text:span text:style-name="KrymUkr"> – ********** (</text:span><text:span text:style-name="KrymRusAux">***.</text:span><text:span text:style-name="KrymUkr">). </text:span><text:span text:style-name="KrymRusBold">-**** </text:span><text:span text:style-name="KrymRusItalic">* ************, ******** ************* *****, ***</text:span><text:span text:style-name="KrymUkr"> – **********, </text:span><text:soft-page-break/><text:span text:style-name="KrymUkr">**********. </text:span><text:span text:style-name="KrymRusBold">-****</text:span><text:span text:style-name="KrymRusItalic"> ** *** </text:span><text:span text:style-name="KrymUkr">(</text:span><text:span text:style-name="KrymRusItalic">***********</text:span><text:span text:style-name="KrymUkr">) – ************, *********** ** *****. [******* ****** ** ************* ** ***********, *** *** ***** *********];</text:span><text:span text:style-name="KrymRusItalic"> ***. </text:span><text:span text:style-name="KrymRusBold">********. -*** </text:span><text:span text:style-name="KrymRusItalic">* **********</text:span><text:span text:style-name="KrymUkr"> – ********* * ******, ***************. </text:span><text:span text:style-name="KrymRusBold">****** </text:span><text:span text:style-name="KrymRusItalic">* ******* * ****</text:span><text:span text:style-name="KrymUkr"> – ******** *** ****** *****, ********** ****** * *****. </text:span><text:span text:style-name="KrymRusBold">-*** </text:span><text:span text:style-name="KrymRusItalic">* **************</text:span><text:span text:style-name="KrymUkr"> – *********** * *********. </text:span><text:span text:style-name="KrymRusBold">-*** </text:span><text:span text:style-name="KrymRusItalic">* **********</text:span><text:span text:style-name="KrymUkr"> – ********* (**********) * **********. </text:span><text:span text:style-name="KrymRusBold">-****</text:span><text:span text:style-name="KrymRusItalic"> * *****</text:span><text:span text:style-name="KrymUkr"> – *************** (</text:span><text:span text:style-name="KrymRusAux">***.</text:span><text:span text:style-name="KrymUkr"> -*********), *************.</text:span></text:p>
      <text:p text:style-name="KrymPar"><text:span text:style-name="KrymRusBold">********</text:span><text:span text:style-name="KrymUkr"> – ******** *** ******.</text:span></text:p>
      <text:p text:style-name="KrymPar"><text:span text:style-name="KrymRusBold">********</text:span><text:span text:style-name="KrymUkr"> – ********. </text:span><text:span text:style-name="KrymRusBold">-*** </text:span><text:span text:style-name="KrymRusItalic">*****</text:span><text:span text:style-name="KrymUkr"> (</text:span><text:span text:style-name="KrymRusItalic">********</text:span><text:span text:style-name="KrymUkr">) – ********* ******, ******** ******.</text:span></text:p>
      <text:p text:style-name="KrymPar"><text:span text:style-name="KrymRusBold">*********</text:span><text:span text:style-name="KrymUkr"> – *********. [******* ******** * *********]. </text:span><text:span text:style-name="KrymRusBold">-** </text:span><text:span text:style-name="KrymRusItalic">******</text:span><text:span text:style-name="KrymUkr"> – ******* ********* ********.</text:span></text:p>
      <text:p text:style-name="KrymPar"><text:span text:style-name="KrymRusBold">**********,</text:span><text:span text:style-name="KrymRusItalic"> **. </text:span><text:span text:style-name="KrymRusBold">**** 2.</text:span></text:p>
      <text:p text:style-name="KrymPar"><text:span text:style-name="KrymRusBold">*******</text:span><text:span text:style-name="KrymUkr"> – *******. [* **** *** ****** ** ******* (*. ***.)]. </text:span><text:span text:style-name="KrymRusItalic">**** </text:span><text:span text:style-name="KrymRusBold">*******</text:span><text:span text:style-name="KrymRusItalic"> * ****</text:span><text:span text:style-name="KrymUkr"> – ******** ** *****.</text:span></text:p>
      <text:p text:style-name="KrymPar"><text:span text:style-name="KrymRusBold">**********</text:span><text:span text:style-name="KrymUkr"> – *********. [******** * ******* * ***** *******].</text:span></text:p>
      <text:p text:style-name="KrymPar"><text:span text:style-name="KrymRusBold">**********, ********</text:span><text:span text:style-name="KrymUkr"> – *******, ********, *********, *******, ********.</text:span></text:p>
      <text:p text:style-name="KrymPar"><text:span text:style-name="KrymRusBold">******, *********</text:span><text:span text:style-name="KrymUkr"> – 1) * ************, *********; 2) *******, *********, *******.</text:span></text:p>
      <text:p text:style-name="KrymPar"><text:span text:style-name="KrymRusBold">***********, **********</text:span><text:span text:style-name="KrymUkr"> – **********, ***********, **********, **’*******; (</text:span><text:span text:style-name="KrymRusItalic">****** ******</text:span><text:span text:style-name="KrymUkr">) ********** (</text:span><text:span text:style-name="KrymRusAux">***.</text:span><text:span text:style-name="KrymUkr">). [*********** ******* ** *********. ** ****** *********. *** ******** **’**** * *****]; (</text:span><text:span text:style-name="KrymRusItalic">* *****</text:span><text:span text:style-name="KrymUkr">) *********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 </text:span><text:span text:style-name="KrymRusItalic">* </text:span><text:span text:style-name="KrymRusBold">********</text:span><text:span text:style-name="KrymUkr"> – ******.</text:span></text:p>
      <text:p text:style-name="KrymPar"><text:span text:style-name="KrymRusBold">**********</text:span><text:span text:style-name="KrymUkr"> – **********, (</text:span><text:span text:style-name="KrymRusAux">***.</text:span><text:span text:style-name="KrymUkr">) **********. </text:span><text:span text:style-name="KrymRusItalic">** </text:span><text:span text:style-name="KrymRusBold">***********</text:span><text:span text:style-name="KrymRusItalic"> ***</text:span><text:span text:style-name="KrymUkr"> – *-******.</text:span></text:p>
      <text:p text:style-name="KrymPar"><text:span text:style-name="KrymRusBold">*******</text:span><text:span text:style-name="KrymUkr"> – 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*, **********, *********.</text:span></text:p>
      <text:p text:style-name="KrymPar"><text:span text:style-name="KrymRusBold">*********</text:span><text:span text:style-name="KrymUkr"> – **********, *************.</text:span></text:p>
      <text:p text:style-name="KrymPar"><text:span text:style-name="KrymRusBold">********</text:span><text:span text:style-name="KrymUkr"> – *********, *********, ************. </text:span><text:span text:style-name="KrymRusBold">******** </text:span><text:span text:style-name="KrymRusItalic">*** * ****</text:span><text:span text:style-name="KrymUkr"> – ****** ********** (*********) ** *****.</text:span></text:p>
      <text:p text:style-name="KrymPar"><text:span text:style-name="KrymRusBold">**********</text:span><text:span text:style-name="KrymUkr"> – ************, ***********.</text:span></text:p>
      <text:p text:style-name="KrymPar"><text:span text:style-name="KrymRusBold">*********</text:span><text:span text:style-name="KrymUkr"> – *************, ************.</text:span></text:p>
      <text:p text:style-name="KrymPar"><text:span text:style-name="KrymRusBold">************, **********</text:span><text:span text:style-name="KrymUkr"> – ************, **********.</text:span></text:p>
      <text:p text:style-name="KrymPar"><text:span text:style-name="KrymRusBold">******</text:span><text:span text:style-name="KrymUkr"> – *******. [******* ****].</text:span></text:p>
      <text:p text:style-name="KrymPar"><text:span text:style-name="KrymRusBold">***,</text:span><text:span text:style-name="KrymRusItalic"> **. </text:span><text:span text:style-name="KrymRusBold">****.</text:span></text:p>
      <text:p text:style-name="KrymPar"><text:span text:style-name="KrymRusBold">*********,</text:span><text:span text:style-name="KrymRusItalic"> **. </text:span><text:span text:style-name="KrymRusBold">**** 2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, ********</text:span><text:span text:style-name="KrymUkr"> – *********, ******* ***** **.</text:span></text:p>
      <text:p text:style-name="KrymPar"><text:span text:style-name="KrymRusBold">********, *****</text:span><text:span text:style-name="KrymUkr"> – ********, ******. </text:span><text:span text:style-name="KrymRusBold">*******</text:span><text:span text:style-name="KrymUkr"> – *******.</text:span></text:p>
      <text:p text:style-name="KrymPar"><text:span text:style-name="KrymRusBold">********</text:span><text:span text:style-name="KrymUkr"> – *********, </text:span><text:span text:style-name="KrymRusAux">***.</text:span><text:span text:style-name="KrymUkr"> **********.</text:span></text:p>
      <text:p text:style-name="KrymPar"><text:span text:style-name="KrymRusBold">*******, *******</text:span><text:span text:style-name="KrymUkr"> – ********* (</text:span><text:span text:style-name="KrymRusAux">*. </text:span><text:span text:style-name="KrymUkr">-***), *********, ******, ****** (</text:span><text:span text:style-name="KrymRusAux">*. </text:span><text:span text:style-name="KrymUkr">-***), ******.</text:span></text:p>
      <text:p text:style-name="KrymPar"><text:span text:style-name="KrymRusBold">********</text:span><text:span text:style-name="KrymUkr"> – 1) ******* (</text:span><text:span text:style-name="KrymRusAux">*. </text:span><text:span text:style-name="KrymUkr">-***), ********, ***********; 2) </text:span><text:span text:style-name="KrymRusAux">***.</text:span><text:span text:style-name="KrymUkr"> – ***********, *********, ********, ***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1) *********, </text:span><text:span text:style-name="KrymRusAux">***.</text:span><text:span text:style-name="KrymUkr"> *******; 2) ****** ******.</text:span></text:p>
      <text:p text:style-name="KrymPar"><text:span text:style-name="KrymRusBold">********</text:span><text:span text:style-name="KrymUkr"> – ********, *******, *********.</text:span></text:p>
      <text:p text:style-name="KrymPar"><text:span text:style-name="KrymRusBold">*********</text:span><text:span text:style-name="KrymUkr"> – ********** (</text:span><text:span text:style-name="KrymRusAux">*. </text:span><text:span text:style-name="KrymUkr">-*****); ***** (</text:span><text:span text:style-name="KrymRusAux">*. </text:span><text:span text:style-name="KrymUkr">-**).</text:span></text:p>
      <text:p text:style-name="KrymPar"><text:span text:style-name="KrymRusBold">*******</text:span><text:span text:style-name="KrymUkr"> – ********.</text:span></text:p>
      <text:p text:style-name="KrymPar"><text:span text:style-name="KrymRusBold">*********</text:span><text:span text:style-name="KrymUkr">, </text:span><text:span text:style-name="KrymRusAux">***.,</text:span><text:span text:style-name="KrymRusItalic"> **. </text:span><text:span text:style-name="KrymRusBold">********.</text:span></text:p>
      <text:p text:style-name="KrymPar"><text:span text:style-name="KrymRusBold">*’********, *’*******</text:span><text:span text:style-name="KrymUkr"> – *’********, *’*******, ***********, **********, **********, *********.</text:span></text:p>
      <text:p text:style-name="KrymPar"><text:span text:style-name="KrymRusBold">*’********</text:span><text:span text:style-name="KrymUkr"> – *’********.</text:span></text:p>
      <text:p text:style-name="KrymPar"><text:span text:style-name="KrymRusBold">*’***</text:span><text:span text:style-name="KrymUkr"> – *’*** (</text:span><text:span text:style-name="KrymRusAux">*. </text:span><text:span text:style-name="KrymUkr">-**), (</text:span><text:span text:style-name="KrymRusItalic">***’***</text:span><text:span text:style-name="KrymUkr">) – *******. [** ******* ***** ******* *********, *******]. </text:span><text:span text:style-name="KrymRusItalic">*** </text:span><text:soft-page-break/><text:span text:style-name="KrymRusBold">*’*****</text:span><text:span text:style-name="KrymUkr"> (</text:span><text:span text:style-name="KrymRusItalic">* *****</text:span><text:span text:style-name="KrymUkr">) * ********. [******** ********** *******, ****** * ********].</text:span></text:p>
      <text:p text:style-name="KrymPar"><text:span text:style-name="KrymRusBold">*’*******</text:span><text:span text:style-name="KrymUkr"> – *’******. [*’***** ******. *’***** *******].</text:span></text:p>
      <text:p text:style-name="KrymPar"><text:span text:style-name="KrymRusBold">*’*******, *’******</text:span><text:span text:style-name="KrymUkr"> – *’********, *’******* (</text:span><text:span text:style-name="KrymRusAux">*. **.</text:span><text:span text:style-name="KrymUkr"> *’******, *’******), </text:span><text:span text:style-name="KrymRusAux">***.</text:span><text:span text:style-name="KrymUkr"> *’******.</text:span></text:p>
      <text:p text:style-name="KrymPar"><text:span text:style-name="KrymRusBold">*’******</text:span><text:span text:style-name="KrymUkr"> – *’******, *’********. [*’***** *****. *’******* ******].</text:span></text:p>
      <text:p text:style-name="KrymPar"><text:span text:style-name="KrymRusBold">*’*******,</text:span><text:span text:style-name="KrymRusItalic"> **. </text:span><text:span text:style-name="KrymRusBold">*’********.</text:span></text:p>
      <text:p text:style-name="KrymPar"><text:span text:style-name="KrymRusBold">*’******,</text:span><text:span text:style-name="KrymRusItalic"> **. </text:span><text:span text:style-name="KrymRusBold">*’*******.</text:span></text:p>
      <text:p text:style-name="KrymPar"><text:span text:style-name="KrymRusBold">*’***, *’****</text:span><text:span text:style-name="KrymUkr"> – *****, *-**********, *-***********.</text:span></text:p>
      <text:p text:style-name="KrymPar"><text:span text:style-name="KrymRusBold">**</text:span><text:span text:style-name="KrymUkr">, </text:span><text:span text:style-name="KrymRusAux">****. ****. * *. **. *.</text:span><text:span text:style-name="KrymUkr"> – **;</text:span><text:span text:style-name="KrymRusItalic"> ***. </text:span><text:span text:style-name="KrymRusBold">**.</text:span></text:p>
      <text:p text:style-name="KrymPar"><text:span text:style-name="KrymRusBold">******************, ***************</text:span><text:span text:style-name="KrymUkr"> – *********, ********, ********, ********* ***** – *************, ************* *****;</text:span><text:span text:style-name="KrymRusItalic"> **. </text:span><text:span text:style-name="KrymRusBold">**************.</text:span></text:p>
      <text:p text:style-name="KrymPar"><text:span text:style-name="KrymRusBold">*************</text:span><text:span text:style-name="KrymUkr"> – 1) *************, **************; 2) *************, **************, ************, (******) *********.</text:span></text:p>
      <text:p text:style-name="KrymPar"><text:span text:style-name="KrymRusBold">************, **********</text:span><text:span text:style-name="KrymRusItalic"> * </text:span><text:span text:style-name="KrymRusBold">***********</text:span><text:span text:style-name="KrymUkr"> – 1) (</text:span><text:span text:style-name="KrymRusItalic">****</text:span><text:span text:style-name="KrymUkr">) ************, **********, ***********, *************, ***********; 2) (</text:span><text:span text:style-name="KrymRusItalic">*****</text:span><text:span text:style-name="KrymUkr">) ************, **********, *************, ***********, ***********, *********, ********** *******, ********* ****. </text:span><text:span text:style-name="KrymRusBold">************</text:span><text:span text:style-name="KrymUkr"> – 1) ***********, ************; 2) ***********, ************, **********, ***********.</text:span></text:p>
      <text:p text:style-name="KrymPar"><text:span text:style-name="KrymRusBold">**************</text:span><text:span text:style-name="KrymUkr"> – *************.</text:span></text:p>
      <text:p text:style-name="KrymPar"><text:span text:style-name="KrymRusBold">******</text:span><text:span text:style-name="KrymUkr"> – **********, ******.</text:span></text:p>
      <text:p text:style-name="KrymPar"><text:span text:style-name="KrymRusBold">**********</text:span><text:span text:style-name="KrymUkr"> – 1) ********** (</text:span><text:span text:style-name="KrymRusItalic">****.</text:span><text:span text:style-name="KrymUkr"> * *****); 2) ********* (*****).</text:span></text:p>
      <text:p text:style-name="KrymPar"><text:span text:style-name="KrymRusBold">*********, *********</text:span><text:span text:style-name="KrymUkr"> – 1) *********, ********. [****** ** *******]. </text:span><text:span text:style-name="KrymRusBold">*-**** </text:span><text:span text:style-name="KrymRusItalic">******</text:span><text:span text:style-name="KrymUkr"> – ***********. [********, * ** **************** *** *******]; 2) ********, *******. [******* * ***** *******].</text:span></text:p>
      <text:p text:style-name="KrymPar"><text:span text:style-name="KrymRusBold">*********</text:span><text:span text:style-name="KrymUkr"> – 1) *********, *********, ********, *********, *****(*)****, *********. [*** ***** *********, ****** ***** ********]; 2) (</text:span><text:span text:style-name="KrymRusItalic">****** ********</text:span><text:span text:style-name="KrymUkr">) *********, *********. [******* ****** *********, ** ******* ******** *********. ********* ***** *****].</text:span></text:p>
      <text:p text:style-name="KrymPar"><text:span text:style-name="KrymRusBold">***********</text:span><text:span text:style-name="KrymUkr"> – ***********, ***********, ****(*)******* **-******.</text:span></text:p>
      <text:p text:style-name="KrymPar"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*****</text:span><text:span text:style-name="KrymUkr"> (</text:span><text:span text:style-name="KrymRusItalic">*****</text:span><text:span text:style-name="KrymUkr">) – ***********; (</text:span><text:span text:style-name="KrymRusItalic">********</text:span><text:span text:style-name="KrymUkr">) ***********; (</text:span><text:span text:style-name="KrymRusItalic">*****</text:span><text:span text:style-name="KrymUkr">) **********, **********, ********, ************.</text:span></text:p>
      <text:p text:style-name="KrymPar"><text:span text:style-name="KrymRusBold">***********, -**, *********, -**</text:span><text:span text:style-name="KrymUkr"> (</text:span><text:span text:style-name="KrymRusItalic">* *****</text:span><text:span text:style-name="KrymUkr">) – *******, -**, **********, -**, ********, -**; (</text:span><text:span text:style-name="KrymRusItalic">********, *****</text:span><text:span text:style-name="KrymUkr">) **********, ************, *******, *********, *********, *********, *********, ***********. [********* ***** ************, * ******* ********]. </text:span><text:span text:style-name="KrymRusBold">***********</text:span><text:span text:style-name="KrymUkr"> (</text:span><text:span text:style-name="KrymRusItalic">* *****</text:span><text:span text:style-name="KrymUkr">) – *********; (</text:span><text:span text:style-name="KrymRusItalic">* *********</text:span><text:span text:style-name="KrymUkr">) ***********, **********, **********, ************.</text:span></text:p>
      <text:p text:style-name="KrymPar"><text:span text:style-name="KrymRusBold">********,</text:span><text:span text:style-name="KrymRusItalic"> **. </text:span><text:span text:style-name="KrymRusBold">************.</text:span></text:p>
      <text:p text:style-name="KrymPar"><text:span text:style-name="KrymRusBold">***********</text:span><text:span text:style-name="KrymUkr"> – *************. [** ********, ****** *************].</text:span></text:p>
      <text:p text:style-name="KrymPar"><text:span text:style-name="KrymRusBold">**********, ********</text:span><text:span text:style-name="KrymUkr"> – **********; (</text:span><text:span text:style-name="KrymRusItalic">******</text:span><text:span text:style-name="KrymUkr">) ************, *************; (</text:span><text:span text:style-name="KrymRusItalic">*****</text:span><text:span text:style-name="KrymUkr">) **************.</text:span></text:p>
      <text:p text:style-name="KrymPar"><text:span text:style-name="KrymRusBold">*********, *******</text:span><text:span text:style-name="KrymUkr"> – *********, ******* [****** ****** * ******. **** ******* **********. **** ****** *****], ********, ******, *******. [**** ****** *****]; (</text:span><text:span text:style-name="KrymRusItalic">*****</text:span><text:span text:style-name="KrymUkr">) ***********, *********, ************, *********, *********, *******; (</text:span><text:span text:style-name="KrymRusItalic">****** *****, *****</text:span><text:span text:style-name="KrymUkr">) *************, ***********, ***********, *********; (</text:span><text:span text:style-name="KrymRusItalic">*******</text:span><text:span text:style-name="KrymUkr">) *********, *******; (</text:span><text:span text:style-name="KrymRusItalic">***** ******</text:span><text:span text:style-name="KrymUkr">) ****** *******. [******** *****, ** ******* *****].</text:span></text:p>
      <text:p text:style-name="KrymPar"><text:span text:style-name="KrymRusBold">***********, *********</text:span><text:span text:style-name="KrymUkr"> – 1) ***********, *********, ***********, **********. [******** *-*** *********** ****** ************. ****** * ******** ** ******* ***********]; 2) </text:span><text:span text:style-name="KrymRusBold">***********, ********* </text:span><text:span text:style-name="KrymRusItalic">** ***</text:span><text:span text:style-name="KrymUkr"> – *************, ***********, ***********, *********, ** ***** **********, ***********, **********, ** ****** (* *****) *********. </text:span><text:span text:style-name="KrymRusBold">*********** </text:span><text:span text:style-name="KrymRusItalic">** ***</text:span><text:span text:style-name="KrymUkr"> – ***********, ***********; 3) </text:span><text:span text:style-name="KrymRusBold">********* </text:span><text:span text:style-name="KrymRusItalic">** *****</text:span><text:span text:style-name="KrymUkr"> – ********* * ************, ******** * *****; 4) </text:span><text:span text:style-name="KrymRusBold">*********</text:span><text:span text:style-name="KrymUkr"> (</text:span><text:span text:style-name="KrymRusItalic">* ****</text:span><text:span text:style-name="KrymUkr">) – *********. [***** ******** * ******** * *****, ********* ******* ********** (****.). ********* * *************].</text:span></text:p>
      <text:p text:style-name="KrymPar"><text:span text:style-name="KrymRusBold">**********</text:span><text:span text:style-name="KrymUkr"> – **********; (</text:span><text:span text:style-name="KrymRusItalic">**********</text:span><text:span text:style-name="KrymUkr">) – **********. [* ****** *********** ** ******* ** ******].</text:span></text:p>
      <text:p text:style-name="KrymPar"><text:soft-page-break/><text:span text:style-name="KrymRusBold">*********, ********</text:span><text:span text:style-name="KrymUkr"> – (</text:span><text:span text:style-name="KrymRusItalic">****** *****</text:span><text:span text:style-name="KrymUkr">) *********, ********, ********, *******, *********, (</text:span><text:span text:style-name="KrymRusItalic">*********</text:span><text:span text:style-name="KrymUkr">) *********, ******** [******* ***** ** *******. ** *** *****, ** ******* ******, * ********. ******** **-********** ****]. </text:span><text:span text:style-name="KrymRusBold">********* </text:span><text:span text:style-name="KrymRusItalic">** *****</text:span><text:span text:style-name="KrymUkr"> – ********* ***** ** ******, ********* [****** ***** *********]. </text:span><text:span text:style-name="KrymRusItalic">*** ** **** </text:span><text:span text:style-name="KrymRusBold">********</text:span><text:span text:style-name="KrymUkr"> – ***** *** *** ********. </text:span><text:span text:style-name="KrymRusBold">********* </text:span><text:span text:style-name="KrymRusItalic">** ********</text:span><text:span text:style-name="KrymUkr"> – ************. [********* ******* * ******* ** ********* ***]. </text:span><text:span text:style-name="KrymRusBold">******** </text:span><text:span text:style-name="KrymRusItalic">*****</text:span><text:span text:style-name="KrymUkr"> – ********* *******, ***. </text:span><text:span text:style-name="KrymRusBold">**********</text:span><text:span text:style-name="KrymUkr"> – *********, ********, **********, *********. </text:span><text:span text:style-name="KrymRusBold">***********, **********</text:span><text:span text:style-name="KrymUkr"> – 1) – ***********, **********, *************, ***********; (</text:span><text:span text:style-name="KrymRusItalic">* ******</text:span><text:span text:style-name="KrymUkr">) **************, ************, ****************, **************, **************, ***********. [********** ***** * ***** *****. ************* ** * *******. ********** * *******. * ***** ********, ** ******* ***********. ********** * ****** ** ******** * ******** *******]; 2) (</text:span><text:span text:style-name="KrymRusItalic">*********</text:span><text:span text:style-name="KrymUkr">) ***(*)******. [****-* ********** ******* *******, * **** ****** ** ******** (*****.)]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****</text:span><text:span text:style-name="KrymUkr"> – *********.</text:span></text:p>
      <text:p text:style-name="KrymPar"><text:span text:style-name="KrymRusBold">************, **********</text:span><text:span text:style-name="KrymUkr"> – ********, **********, *******, *********. </text:span><text:span text:style-name="KrymRusBold">************</text:span><text:span text:style-name="KrymUkr"> – ***********, **********.</text:span></text:p>
      <text:p text:style-name="KrymPar"><text:span text:style-name="KrymRusBold">***********</text:span><text:span text:style-name="KrymUkr"> – **********, ********, *********.</text:span></text:p>
      <text:p text:style-name="KrymPar"><text:span text:style-name="KrymRusBold">*********</text:span><text:span text:style-name="KrymUkr"> – ********* * *******.</text:span></text:p>
      <text:p text:style-name="KrymPar"><text:span text:style-name="KrymRusBold">********</text:span><text:span text:style-name="KrymUkr"> – ********, ***********, *******, ******. [****** ***** ******* *** ******* (******)].</text:span></text:p>
      <text:p text:style-name="KrymPar"><text:span text:style-name="KrymRusBold">***********, ***********</text:span><text:span text:style-name="KrymUkr"> – ***********, **********.</text:span></text:p>
      <text:p text:style-name="KrymPar"><text:span text:style-name="KrymRusBold">********, ******</text:span><text:span text:style-name="KrymUkr"> – ********, ****** (</text:span><text:span text:style-name="KrymRusAux">*. </text:span><text:span text:style-name="KrymUkr">******); (</text:span><text:span text:style-name="KrymRusItalic">* *****</text:span><text:span text:style-name="KrymUkr">) ******, ******, ***********. [****** ***** ****** ** * ************ * ******].</text:span></text:p>
      <text:p text:style-name="KrymPar"><text:span text:style-name="KrymRusBold">**********</text:span><text:span text:style-name="KrymUkr"> – **********, ***********, **********.</text:span></text:p>
      <text:p text:style-name="KrymPar"><text:span text:style-name="KrymRusBold">*********</text:span><text:span text:style-name="KrymUkr"> – ************, 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1) ************, *********; 2) *****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</text:span><text:span text:style-name="KrymUkr"> – *******, *******, ********** (</text:span><text:span text:style-name="KrymRusAux">*. </text:span><text:span text:style-name="KrymUkr">-***)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*), ****** (</text:span><text:span text:style-name="KrymRusAux">*. </text:span><text:span text:style-name="KrymUkr">-*****), ********, *********. [******* ****** ** ******. * *** ********* ******* ****** ******. ******** *********]. </text:span><text:span text:style-name="KrymRusBold">****** </text:span><text:span text:style-name="KrymRusItalic">************</text:span><text:span text:style-name="KrymUkr"> – ***** ** *******, ********* ** ******.</text:span></text:p>
      <text:p text:style-name="KrymPar"><text:span text:style-name="KrymRusBold">*********</text:span><text:span text:style-name="KrymUkr"> – *********** (</text:span><text:span text:style-name="KrymRusAux">*. </text:span><text:span text:style-name="KrymUkr">-****).</text:span></text:p>
      <text:p text:style-name="KrymPar"><text:span text:style-name="KrymRusBold">********</text:span><text:span text:style-name="KrymUkr"> – **********, *********. </text:span><text:span text:style-name="KrymRusBold">********</text:span><text:span text:style-name="KrymUkr"> – *********, ********. [** ******, *** **********, ***** ******** *********]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, **********. </text:span><text:span text:style-name="KrymRusBold">********* </text:span><text:span text:style-name="KrymRusItalic">*************</text:span><text:span text:style-name="KrymUkr"> – **********; (</text:span><text:span text:style-name="KrymRusItalic">**************</text:span><text:span text:style-name="KrymUkr">) ************. </text:span><text:span text:style-name="KrymRusBold">********* </text:span><text:span text:style-name="KrymRusItalic">** ******** *** ******* ************* ********, ****</text:span><text:span text:style-name="KrymUkr"> – ****** (</text:span><text:span text:style-name="KrymRusAux">*. </text:span><text:span text:style-name="KrymUkr">******). [** ****** ****** ******* ******].</text:span></text:p>
      <text:p text:style-name="KrymPar"><text:span text:style-name="KrymRusBold">***********</text:span><text:span text:style-name="KrymUkr"> – ************, ***********. </text:span><text:span text:style-name="KrymRusBold">*************</text:span><text:span text:style-name="KrymUkr"> – **************, ************.</text:span></text:p>
      <text:p text:style-name="KrymPar"><text:span text:style-name="KrymRusBold">*********</text:span><text:span text:style-name="KrymUkr"> – *********. [***** * *** ********* ****** ***** (*****.)]. </text:span><text:span text:style-name="KrymRusBold">**********</text:span><text:span text:style-name="KrymUkr"> – **********. [******** ***** ** ********** ****** ******** ****** (*****.)].</text:span></text:p>
      <text:p text:style-name="KrymPar"><text:span text:style-name="KrymRusBold">*********** </text:span><text:span text:style-name="KrymRusItalic">***** ****</text:span><text:span text:style-name="KrymUkr"> – ****** ***** ** ******.</text:span></text:p>
      <text:p text:style-name="KrymPar"><text:span text:style-name="KrymRusBold">*********</text:span><text:span text:style-name="KrymUkr"> – ********* (</text:span><text:span text:style-name="KrymRusAux">*. </text:span><text:span text:style-name="KrymUkr">-***).</text:span></text:p>
      <text:p text:style-name="KrymPar"><text:span text:style-name="KrymRusBold">*******</text:span><text:span text:style-name="KrymUkr"> – ********. </text:span><text:span text:style-name="KrymRusBold">******* </text:span><text:span text:style-name="KrymRusItalic">********, **********</text:span><text:span text:style-name="KrymUkr"> – ******** ***********.</text:span></text:p>
      <text:p text:style-name="KrymPar"><text:span text:style-name="KrymRusBold">***********</text:span><text:span text:style-name="KrymUkr"> – **************.</text:span></text:p>
      <text:p text:style-name="KrymPar"><text:span text:style-name="KrymRusBold">************,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****, ********, ********** *****, **********, **********, ************, **********. </text:span><text:span text:style-name="KrymRusBold">**********</text:span><text:span text:style-name="KrymRusItalic">, ******** ****</text:span><text:span text:style-name="KrymUkr"> – *************. </text:span><text:span text:style-name="KrymRusBold">************</text:span><text:span text:style-name="KrymUkr"> – **********, *************.</text:span><text:span text:style-name="KrymRusItalic"> **. </text:span><text:span text:style-name="KrymRusBold">********, -**.</text:span></text:p>
      <text:p text:style-name="KrymPar"><text:span text:style-name="KrymRusBold">*************</text:span><text:span text:style-name="KrymUkr"> – **********, ******.</text:span></text:p>
      <text:p text:style-name="KrymPar"><text:soft-page-break/><text:span text:style-name="KrymRusBold">************, -**, **********, -**</text:span><text:span text:style-name="KrymRusItalic"> * </text:span><text:span text:style-name="KrymRusBold">**********, -**</text:span><text:span text:style-name="KrymUkr"> – *********, -**, *********, -**, (</text:span><text:span text:style-name="KrymRusAux">* ******</text:span><text:span text:style-name="KrymUkr">) ***********, -**, *********, -**. </text:span><text:span text:style-name="KrymRusBold">************ </text:span><text:span text:style-name="KrymRusItalic">***** ****</text:span><text:span text:style-name="KrymUkr"> – ******* ******; (</text:span><text:span text:style-name="KrymRusItalic">*****</text:span><text:span text:style-name="KrymUkr">) ***********, ***********; (</text:span><text:span text:style-name="KrymRusItalic">*****</text:span><text:span text:style-name="KrymUkr">) ********* ******, ***********. </text:span><text:span text:style-name="KrymRusBold">*-*** </text:span><text:span text:style-name="KrymRusItalic">***** * ****</text:span><text:span text:style-name="KrymUkr"> – ******* ******. </text:span><text:span text:style-name="KrymRusItalic">**** </text:span><text:span text:style-name="KrymRusBold">**************</text:span><text:span text:style-name="KrymRusItalic"> ** *********** ****</text:span><text:span text:style-name="KrymUkr"> – ***** *****. </text:span><text:span text:style-name="KrymRusBold">************</text:span><text:span text:style-name="KrymUkr"> – **********, *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, -**, ********, -**</text:span><text:span text:style-name="KrymUkr"> – ***********, -**, *********, -**. </text:span><text:span text:style-name="KrymRusBold">*********</text:span><text:span text:style-name="KrymUkr"> – **********, **********.</text:span></text:p>
      <text:p text:style-name="KrymPar"><text:span text:style-name="KrymRusBold">**********</text:span><text:span text:style-name="KrymUkr"> – 1) *********, **********, *********, *********; 2) ********, -**, ***********, -**.</text:span><text:span text:style-name="KrymRusItalic"> **. </text:span><text:span text:style-name="KrymRusBold">********.</text:span></text:p>
      <text:p text:style-name="KrymPar"><text:span text:style-name="KrymRusBold">**********, **********,</text:span><text:span text:style-name="KrymRusItalic"> **. </text:span><text:span text:style-name="KrymRusBold">************.</text:span></text:p>
      <text:p text:style-name="KrymPar"><text:span text:style-name="KrymRusBold">*********</text:span><text:span text:style-name="KrymUkr"> – **********, ********. [********* ** ******** = </text:span><text:span text:style-name="KrymRusItalic">*********** ***** ***</text:span><text:span text:style-name="KrymUkr">].</text:span></text:p>
      <text:p text:style-name="KrymPar"><text:span text:style-name="KrymRusBold">*********</text:span><text:span text:style-name="KrymUkr"> – **********, ******* (</text:span><text:span text:style-name="KrymRusAux">*. </text:span><text:span text:style-name="KrymUkr">*******), *********, ********* (</text:span><text:span text:style-name="KrymRusAux">*. </text:span><text:span text:style-name="KrymUkr">-****), *********, ***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*****</text:span><text:span text:style-name="KrymUkr"> – **********; (</text:span><text:span text:style-name="KrymRusItalic">**********</text:span><text:span text:style-name="KrymUkr">) **********.</text:span></text:p>
      <text:p text:style-name="KrymPar"><text:span text:style-name="KrymRusBold">*************, ***********</text:span><text:span text:style-name="KrymUkr"> – **************, *************, *************, </text:span><text:span text:style-name="KrymRusAux">***.</text:span><text:span text:style-name="KrymUkr"> ***********.</text:span></text:p>
      <text:p text:style-name="KrymPar"><text:span text:style-name="KrymRusBold">**************</text:span><text:span text:style-name="KrymUkr"> – **************, ******** *********.</text:span></text:p>
      <text:p text:style-name="KrymPar"><text:span text:style-name="KrymRusBold">**************, ***********</text:span><text:span text:style-name="KrymUkr"> – **************, ************, ************, **********, *************, ***********.</text:span></text:p>
      <text:p text:style-name="KrymPar"><text:span text:style-name="KrymRusBold">***********</text:span><text:span text:style-name="KrymUkr"> – *************.</text:span></text:p>
      <text:p text:style-name="KrymPar"><text:span text:style-name="KrymRusBold">*********</text:span><text:span text:style-name="KrymUkr"> – ********* *******.</text:span></text:p>
      <text:p text:style-name="KrymPar"><text:span text:style-name="KrymRusBold">*********, -**</text:span><text:span text:style-name="KrymUkr"> – **********, -**, *********, -**, *********, -**.</text:span></text:p>
      <text:p text:style-name="KrymPar"><text:span text:style-name="KrymRusBold">*********, *******</text:span><text:span text:style-name="KrymUkr"> – *********, *******, *********, ******, *********, ********.</text:span></text:p>
      <text:p text:style-name="KrymPar"><text:span text:style-name="KrymRusBold">***********</text:span><text:span text:style-name="KrymUkr"> – *********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*</text:span><text:span text:style-name="KrymUkr"> – ******** (</text:span><text:span text:style-name="KrymRusAux">*****.</text:span><text:span text:style-name="KrymUkr"> **********), ******, ***’****, ******. [******** * ****** *******].</text:span></text:p>
      <text:p text:style-name="KrymPar"><text:span text:style-name="KrymRusBold">************, **********</text:span><text:span text:style-name="KrymUkr"> – *************, ***********.</text:span></text:p>
      <text:p text:style-name="KrymPar"><text:span text:style-name="KrymRusBold">*. ***********, *********</text:span><text:span text:style-name="KrymUkr"> – *******, *********. [****** ********, ** **** *********].</text:span></text:p>
      <text:p text:style-name="KrymPar"><text:span text:style-name="KrymRusBold">**. ***********, *********</text:span><text:span text:style-name="KrymUkr"> – *********, </text:span><text:span text:style-name="KrymRusAux">***.</text:span><text:span text:style-name="KrymUkr"> *********, ***********.</text:span></text:p>
      <text:p text:style-name="KrymPar"><text:span text:style-name="KrymRusBold">************</text:span><text:span text:style-name="KrymUkr"> – ************, ***********, **********.</text:span></text:p>
      <text:p text:style-name="KrymPar"><text:span text:style-name="KrymRusBold">***********, -**, *********, -**</text:span><text:span text:style-name="KrymUkr"> – ***********, -**, *********, -**, **********, -**, **********, -**, *********, -**, *********, -**; (</text:span><text:span text:style-name="KrymRusItalic">********, *******</text:span><text:span text:style-name="KrymUkr">) *********, ********, ***********. [***** *** ***** **** *********** (****.)]. </text:span><text:span text:style-name="KrymRusBold">*********** </text:span><text:span text:style-name="KrymRusItalic">****</text:span><text:span text:style-name="KrymUkr"> – **************, *********** (******). </text:span><text:span text:style-name="KrymRusBold">***********</text:span><text:span text:style-name="KrymUkr"> – **********, ***********, *************.</text:span></text:p>
      <text:p text:style-name="KrymPar"><text:span text:style-name="KrymRusBold">********</text:span><text:span text:style-name="KrymUkr"> – *******, *******, ********** (</text:span><text:span text:style-name="KrymRusAux">*. </text:span><text:span text:style-name="KrymUkr">-***).</text:span></text:p>
      <text:p text:style-name="KrymPar"><text:span text:style-name="KrymRusBold">*********, -**</text:span><text:span text:style-name="KrymUkr"> – 1) (</text:span><text:span text:style-name="KrymRusItalic">* *****</text:span><text:span text:style-name="KrymUkr">) ********, -**, ********, -**; 2) (</text:span><text:span text:style-name="KrymRusItalic">* *****</text:span><text:span text:style-name="KrymUkr">) *********, -**, *********, -**. </text:span><text:span text:style-name="KrymRusBold">***********</text:span><text:span text:style-name="KrymUkr"> – 1) *********; 2) **********.</text:span></text:p>
      <text:p text:style-name="KrymPar"><text:span text:style-name="KrymRusBold">***********, -**, *********, -**</text:span><text:span text:style-name="KrymUkr"> – ***********, -**, *********, -**. </text:span><text:span text:style-name="KrymRusBold">***********</text:span><text:span text:style-name="KrymUkr"> – 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</text:span><text:span text:style-name="KrymUkr"> – 1) **********; 2) ******** (******** ********* ********); 3) ********.</text:span></text:p>
      <text:p text:style-name="KrymPar"><text:span text:style-name="KrymRusBold">*********</text:span><text:span text:style-name="KrymRusItalic"> * </text:span><text:span text:style-name="KrymRusBold">***********</text:span><text:span text:style-name="KrymUkr"> – *********. [******** ****].</text:span></text:p>
      <text:p text:style-name="KrymPar"><text:span text:style-name="KrymRusBold">*************, ***********</text:span><text:span text:style-name="KrymUkr"> – *************, ***********, *************, ***********. </text:span><text:span text:style-name="KrymRusBold">*************</text:span><text:span text:style-name="KrymUkr"> – ************, ************.</text:span></text:p>
      <text:p text:style-name="KrymPar"><text:span text:style-name="KrymRusBold">***********, *********</text:span><text:span text:style-name="KrymUkr"> – *******, ***********, *********. </text:span><text:span text:style-name="KrymRusBold">***********</text:span><text:span text:style-name="KrymUkr"> – **********.</text:span></text:p>
      <text:p text:style-name="KrymPar"><text:span text:style-name="KrymRusBold">********</text:span><text:span text:style-name="KrymUkr"> – *********, ***********.</text:span><text:span text:style-name="KrymRusItalic"> **. </text:span><text:span text:style-name="KrymRusBold">********.</text:span></text:p>
      <text:p text:style-name="KrymPar"><text:span text:style-name="KrymRusBold">*********, ********</text:span><text:span text:style-name="KrymUkr"> – ******, *********, ********, (</text:span><text:span text:style-name="KrymRusItalic">********</text:span><text:span text:style-name="KrymUkr">) *********. </text:span><text:span text:style-name="KrymRusBold">**********</text:span><text:span text:style-name="KrymUkr"> – ********** [******** *** *********], *********. [****** *** ********: ********].</text:span></text:p>
      <text:p text:style-name="KrymPar"><text:span text:style-name="KrymRusBold">********</text:span><text:span text:style-name="KrymUkr"> – ********, *******.</text:span></text:p>
      <text:p text:style-name="KrymPar"><text:soft-page-break/><text:span text:style-name="KrymRusBold">**********</text:span><text:span text:style-name="KrymUkr"> – 1) ***********, **********; 2) (</text:span><text:span text:style-name="KrymRusItalic">********, ********</text:span><text:span text:style-name="KrymUkr">) ************; 3) </text:span><text:span text:style-name="KrymRusBold">********** </text:span><text:span text:style-name="KrymRusItalic">*****</text:span><text:span text:style-name="KrymUkr"> (</text:span><text:span text:style-name="KrymRusItalic">*****, ***** * *. *.</text:span><text:span text:style-name="KrymUkr">) – *****[**]********, *****[**]********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*), ************, ********* (</text:span><text:span text:style-name="KrymRusAux">*. </text:span><text:span text:style-name="KrymUkr">-***).</text:span></text:p>
      <text:p text:style-name="KrymPar"><text:span text:style-name="KrymRusBold">************</text:span><text:span text:style-name="KrymUkr"> – **************, ***********, *************.</text:span></text:p>
      <text:p text:style-name="KrymPar"><text:span text:style-name="KrymRusBold">************</text:span><text:span text:style-name="KrymUkr"> – ************, ************, ********, ******, ********, ************, *************, *******, ********, *************.</text:span></text:p>
      <text:p text:style-name="KrymPar"><text:span text:style-name="KrymRusBold">***********, *********</text:span><text:span text:style-name="KrymUkr"> – ***********, *********, ***********, *********, *************, ***********, ************, ************. </text:span><text:span text:style-name="KrymRusBold">***********</text:span><text:span text:style-name="KrymUkr"> – **********, **********.</text:span></text:p>
      <text:p text:style-name="KrymPar"><text:span text:style-name="KrymRusBold">*************, -****</text:span><text:span text:style-name="KrymUkr"> – **********, -***, ********, -***, **********, -***.</text:span></text:p>
      <text:p text:style-name="KrymPar"><text:span text:style-name="KrymRusBold">**********</text:span><text:span text:style-name="KrymUkr"> – ****** (</text:span><text:span text:style-name="KrymRusAux">*. </text:span><text:span text:style-name="KrymUkr">*******), **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</text:span><text:span text:style-name="KrymUkr"> – *******, 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</text:span><text:span text:style-name="KrymUkr"> – **********, ******** (</text:span><text:span text:style-name="KrymRusAux">*. </text:span><text:span text:style-name="KrymUkr">-*****)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*</text:span><text:span text:style-name="KrymUkr"> – *************, </text:span><text:span text:style-name="KrymRusAux">***.</text:span><text:span text:style-name="KrymUkr"> ***********.</text:span></text:p>
      <text:p text:style-name="KrymPar"><text:span text:style-name="KrymRusBold">*************, -**, ***********, -**</text:span><text:span text:style-name="KrymUkr"> – ************, -**, **********, -** (</text:span><text:span text:style-name="KrymRusAux">* ******</text:span><text:span text:style-name="KrymUkr"> **************, -**), ********, -**, *********, -**. [********** ******** = </text:span><text:span text:style-name="KrymRusBold">*********** </text:span><text:span text:style-name="KrymRusItalic">***</text:span><text:span text:style-name="KrymUkr">]. </text:span><text:span text:style-name="KrymRusBold">*************</text:span><text:span text:style-name="KrymUkr"> – ***********, **********.</text:span></text:p>
      <text:p text:style-name="KrymPar"><text:span text:style-name="KrymRusBold">*********, ********</text:span><text:span text:style-name="KrymUkr"> – *************, *******, *********, *******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. ************, -**, **********, -** </text:span><text:span text:style-name="KrymRusItalic">*********</text:span><text:span text:style-name="KrymUkr"> – **********, -**, **********, -** (</text:span><text:span text:style-name="KrymRusAux">* ******</text:span><text:span text:style-name="KrymUkr"> ************, -**), ************, ************. [************ *******. ******* **************. ********, ** ********** ******, ** *********** *** ** ******* ***]. </text:span><text:span text:style-name="KrymRusBold">***********</text:span><text:span text:style-name="KrymUkr"> – ***********, ***********.</text:span></text:p>
      <text:p text:style-name="KrymPar"><text:span text:style-name="KrymRusBold">**. ************, -**, **********, -**</text:span><text:span text:style-name="KrymUkr"> – 1) **********, -**, **********, -**, ************, -**, **********, -** [********* ******], **************, -**, ************, -**. </text:span><text:span text:style-name="KrymRusBold">***********</text:span><text:span text:style-name="KrymUkr"> – ***********; 2) (</text:span><text:span text:style-name="KrymRusItalic">**************</text:span><text:span text:style-name="KrymUkr">) **************, ************, ***************, *************, **************, ************. [********, ****** ** *********** *** (*****.)]; 3) (</text:span><text:span text:style-name="KrymRusItalic">*********</text:span><text:span text:style-name="KrymUkr">) ************, ************, **************, ************. [******** ** ****** ***********].</text:span></text:p>
      <text:p text:style-name="KrymPar"><text:span text:style-name="KrymRusBold">************, -**, **********, -**,</text:span><text:span text:style-name="KrymRusItalic"> **. </text:span><text:span text:style-name="KrymRusBold">**. ************, -** *. ************</text:span><text:span text:style-name="KrymUkr"> – ***********, ***********, *************.</text:span></text:p>
      <text:p text:style-name="KrymPar"><text:span text:style-name="KrymRusBold">**********</text:span><text:span text:style-name="KrymUkr"> – **********.</text:span><text:span text:style-name="KrymRusItalic"> **. </text:span><text:span text:style-name="KrymRusBold">********.</text:span></text:p>
      <text:p text:style-name="KrymPar"><text:span text:style-name="KrymRusBold">*********, *********</text:span><text:span text:style-name="KrymUkr"> – *********, *********, ********, ********; (</text:span><text:span text:style-name="KrymRusItalic">****</text:span><text:span text:style-name="KrymUkr">) ***********, *********, *********, *************, ***********. </text:span><text:span text:style-name="KrymRusBold">***********</text:span><text:span text:style-name="KrymUkr"> – **********, *********; (</text:span><text:span text:style-name="KrymRusItalic">* *****</text:span><text:span text:style-name="KrymUkr">) 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1) ******** [******** ***** ********, * *********** – ****** **********], ********; 2) ************, **********; 3) ************, **********.</text:span></text:p>
      <text:p text:style-name="KrymPar"><text:span text:style-name="KrymRusBold">***********</text:span><text:span text:style-name="KrymUkr"> – ***********, ** ** *********, ************.</text:span></text:p>
      <text:p text:style-name="KrymPar"><text:span text:style-name="KrymRusBold">********, -**,</text:span><text:span text:style-name="KrymRusItalic"> **. </text:span><text:span text:style-name="KrymRusBold">*********, -**.</text:span></text:p>
      <text:p text:style-name="KrymPar"><text:span text:style-name="KrymRusBold">*************</text:span><text:span text:style-name="KrymUkr"> – ************* (</text:span><text:span text:style-name="KrymRusAux">*. </text:span><text:span text:style-name="KrymUkr">-*****), 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*, **********.</text:span></text:p>
      <text:p text:style-name="KrymPar"><text:span text:style-name="KrymRusBold">*************</text:span><text:span text:style-name="KrymUkr"> – 1) *************, **************; 2) (</text:span><text:span text:style-name="KrymRusItalic">* *****, ********</text:span><text:span text:style-name="KrymUkr">) *************, *********, </text:span><text:span text:style-name="KrymRusAux">***.</text:span><text:span text:style-name="KrymUkr"> **********, ***********. </text:span><text:span text:style-name="KrymRusItalic">******* </text:span><text:span text:style-name="KrymRusBold">*************</text:span><text:span text:style-name="KrymUkr"> – ****** ***********. </text:span><text:span text:style-name="KrymRusItalic">****** </text:span><text:span text:style-name="KrymRusBold">*************</text:span><text:span text:style-name="KrymUkr"> – ******** ***********.</text:span></text:p>
      <text:p text:style-name="KrymPar"><text:span text:style-name="KrymRusBold">************, -**, **********, -**</text:span><text:span text:style-name="KrymUkr"> – 1) ************, -**, *************, -**, ***********, -**. [******* *****, *** *************]; 2) (</text:span><text:span text:style-name="KrymRusItalic">* *****, ********</text:span><text:span text:style-name="KrymUkr">) ********, *********, **************, </text:span><text:soft-page-break/><text:span text:style-name="KrymUkr">************. [******* *******. *** ******** ******** ********]; 3) (</text:span><text:span text:style-name="KrymRusItalic">* ******* ****</text:span><text:span text:style-name="KrymUkr">) **************, ************. </text:span><text:span text:style-name="KrymRusBold">**************</text:span><text:span text:style-name="KrymUkr"> – *********. </text:span><text:span text:style-name="KrymRusBold">**************</text:span><text:span text:style-name="KrymUkr"> – **********, ************.</text:span></text:p>
      <text:p text:style-name="KrymPar"><text:span text:style-name="KrymRusBold">***********, *********</text:span><text:span text:style-name="KrymUkr"> – 1) ***********, *********. [******* *********** ** ****** ******* * ******** (*. ****.)]; (</text:span><text:span text:style-name="KrymRusItalic">*****</text:span><text:span text:style-name="KrymUkr">) ********* *********; 2) (</text:span><text:span text:style-name="KrymRusItalic">****</text:span><text:span text:style-name="KrymUkr">) ***********, *********, *************, **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, -**, *******, -**</text:span><text:span text:style-name="KrymUkr"> – ********, -**, ******, -**, *********, -**, ********, -**.</text:span></text:p>
      <text:p text:style-name="KrymPar"><text:span text:style-name="KrymRusBold">*********, ********</text:span><text:span text:style-name="KrymUkr"> – *********, *********.</text:span></text:p>
      <text:p text:style-name="KrymPar"><text:span text:style-name="KrymRusBold">************, -**, **********, -**</text:span><text:span text:style-name="KrymUkr"> – 1) **************, -**, ************, -**, *****************, ***************, **ґ**********, -**, ***ґ*******, -**, ************, -**, **********, -**; 2) (</text:span><text:span text:style-name="KrymRusItalic">*********** ****</text:span><text:span text:style-name="KrymUkr">) ************, **************. </text:span><text:span text:style-name="KrymRusBold">************</text:span><text:span text:style-name="KrymUkr"> – 1) ***ґ********, ***********; 2) ***********, *************.</text:span></text:p>
      <text:p text:style-name="KrymPar"><text:span text:style-name="KrymRusBold">*********, **********</text:span><text:span text:style-name="KrymUkr"> – ********, **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</text:span><text:span text:style-name="KrymUkr"> – ****, ***********.</text:span></text:p>
      <text:p text:style-name="KrymPar"><text:span text:style-name="KrymRusBold">*********, **********</text:span><text:span text:style-name="KrymUkr"> – **********, </text:span><text:span text:style-name="KrymRusAux">***.</text:span><text:span text:style-name="KrymUkr"> *********, **********, **********, *******, *********. [**** ** * ***** ****** * ******. ***** ***** *********]. </text:span><text:span text:style-name="KrymRusBold">********** </text:span><text:span text:style-name="KrymRusItalic">**** ***** </text:span><text:span text:style-name="KrymUkr">(</text:span><text:span text:style-name="KrymRusItalic">* ******</text:span><text:span text:style-name="KrymUkr">) – ***********. </text:span><text:span text:style-name="KrymRusBold">-***</text:span><text:span text:style-name="KrymRusItalic"> **** *****</text:span><text:span text:style-name="KrymUkr"> (</text:span><text:span text:style-name="KrymRusItalic">* ******</text:span><text:span text:style-name="KrymUkr">) – ************. </text:span><text:span text:style-name="KrymRusBold">***********</text:span><text:span text:style-name="KrymUkr"> – **********, **********, ********, ***********; **********, 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, **********, **********.</text:span></text:p>
      <text:p text:style-name="KrymPar"><text:span text:style-name="KrymRusBold">******</text:span><text:span text:style-name="KrymUkr"> – 1) (</text:span><text:span text:style-name="KrymRusItalic">******-****</text:span><text:span text:style-name="KrymUkr">) – ***********, ****** (</text:span><text:span text:style-name="KrymRusAux">*. </text:span><text:span text:style-name="KrymUkr">*******); 2) (</text:span><text:span text:style-name="KrymRusItalic">*****</text:span><text:span text:style-name="KrymUkr">) *************; 3) *********, *******. [********* *********. ********* * ***** – *** *****]. </text:span><text:span text:style-name="KrymRusItalic">******, ******* </text:span><text:span text:style-name="KrymRusBold">******</text:span><text:span text:style-name="KrymUkr"> – ******* (********) *********, ************, **********.</text:span></text:p>
      <text:p text:style-name="KrymPar"><text:span text:style-name="KrymRusBold">*********, ********</text:span><text:span text:style-name="KrymUkr"> – 1) ********* (</text:span><text:span text:style-name="KrymRusAux">****</text:span><text:span text:style-name="KrymUkr"> *********, **********), ********; (</text:span><text:span text:style-name="KrymRusItalic">*************</text:span><text:span text:style-name="KrymUkr">) – ***************, ************. [****** ***** ** *********. ******-************ ** *** ******, **-** ******, ***** ******, **********. *********** ********* ***** ***** ******. ***** ***** ******** * ******** = </text:span><text:span text:style-name="KrymRusItalic">** ***********.</text:span><text:span text:style-name="KrymUkr"> ***** ****** ********* ****** ** ******]; 2) </text:span><text:span text:style-name="KrymRusBold">*. </text:span><text:span text:style-name="KrymRusItalic">*****</text:span><text:span text:style-name="KrymUkr"> (</text:span><text:span text:style-name="KrymRusItalic">* ********, ******</text:span><text:span text:style-name="KrymUkr">) – ********, *************, **********, *********, ********, *********, ************, ********* [******* ******* ********. ** *****, ***** ******-*******, ** ******* ********* *** ****** *******], (</text:span><text:span text:style-name="KrymRusItalic">***** * ****</text:span><text:span text:style-name="KrymUkr">) ********* (********) ****** * *****, ** *****. [****** ***** ****** ********* ** * ***** ********* (****.). ******** ******** *** *******, ***** ** ******** ****** ***** (****.)]; 3) </text:span><text:span text:style-name="KrymRusBold">********* </text:span><text:span text:style-name="KrymRusItalic">*********, *********</text:span><text:span text:style-name="KrymUkr"> – **********, *********, *********, ********, *************, ***********, **********. [*********** ****** * ******. ********** ***** * *****. ********* ******* * ********]; 4) </text:span><text:span text:style-name="KrymRusBold">*. </text:span><text:span text:style-name="KrymRusItalic">**********, *****</text:span><text:span text:style-name="KrymUkr"> – ************, **********, ******* (********) *********, *********; 5) </text:span><text:span text:style-name="KrymRusBold">*. </text:span><text:span text:style-name="KrymRusItalic">*******</text:span><text:span text:style-name="KrymUkr"> – ********* (******) ******, ******, ****. [********* ******, ** ****** ****** ****** (***.-***.)]; 6) </text:span><text:span text:style-name="KrymRusBold">*. </text:span><text:span text:style-name="KrymRusItalic">*****</text:span><text:span text:style-name="KrymUkr"> – *******, ********; (</text:span><text:span text:style-name="KrymRusItalic">********, *********</text:span><text:span text:style-name="KrymUkr">) *********, **********; 7) </text:span><text:span text:style-name="KrymRusBold">*. </text:span><text:span text:style-name="KrymRusItalic">** ********</text:span><text:span text:style-name="KrymUkr"> – ***********, ********** ***** *******, ********, ******* ***** ********; 8) </text:span><text:span text:style-name="KrymRusBold">*. </text:span><text:span text:style-name="KrymRusItalic">** ****** ****</text:span><text:span text:style-name="KrymUkr"> – ******** ** ****, ** ****** *****, ** ********; 9) </text:span><text:span text:style-name="KrymRusBold">*. </text:span><text:span text:style-name="KrymRusItalic">** ****</text:span><text:span text:style-name="KrymUkr"> – **********, *************; 10) </text:span><text:span text:style-name="KrymRusBold">*. </text:span><text:span text:style-name="KrymRusItalic">****</text:span><text:span text:style-name="KrymUkr"> (</text:span><text:span text:style-name="KrymRusItalic">****. * *****</text:span><text:span text:style-name="KrymUkr">) – ************, **********. </text:span><text:span text:style-name="KrymRusItalic">* </text:span><text:span text:style-name="KrymRusBold">*************</text:span><text:span text:style-name="KrymUkr"> (</text:span><text:span text:style-name="KrymRusItalic">*************</text:span><text:span text:style-name="KrymUkr">) </text:span><text:span text:style-name="KrymRusItalic">******</text:span><text:span text:style-name="KrymUkr"> – *************.</text:span></text:p>
      <text:p text:style-name="KrymPar"><text:span text:style-name="KrymRusBold">*********</text:span><text:span text:style-name="KrymUkr"> – *********, *********. [********* ** **** ********** ******. ***** *********, ***** ********* ***** ******, ** * ****** ***** (****.)].</text:span></text:p>
      <text:p text:style-name="KrymPar"><text:span text:style-name="KrymRusBold">***********, **********, -*****</text:span><text:span text:style-name="KrymUkr"> – 1) ***********, ********** (</text:span><text:span text:style-name="KrymRusAux">* ****.</text:span><text:span text:style-name="KrymUkr"> *************, ************), *************, ************ (</text:span><text:span text:style-name="KrymRusAux">* ****.</text:span><text:span text:style-name="KrymUkr"> ***************). [************* ****** ******. *************** ** ** ** ***** – ******* * ** ******* *** ************ *****. *** * *** **** ** ***** ** ***********]; 2) (</text:span><text:span text:style-name="KrymRusItalic">* ********, ******</text:span><text:span text:style-name="KrymUkr">) ***********, *************, ***************, *****************, **************, ****************; 3) ************, </text:span><text:soft-page-break/><text:span text:style-name="KrymUkr">***********. [*** ****** **************. ** ********** ******* * ****** ********].</text:span></text:p>
      <text:p text:style-name="KrymPar"><text:span text:style-name="KrymRusBold">***********</text:span><text:span text:style-name="KrymUkr"> (</text:span><text:span text:style-name="KrymRusItalic">* ******</text:span><text:span text:style-name="KrymUkr">) – *********** **** (*****.). </text:span><text:span text:style-name="KrymRusBold">*********** </text:span><text:span text:style-name="KrymRusItalic">*****</text:span><text:span text:style-name="KrymUkr">, </text:span><text:span text:style-name="KrymRusAux">***. </text:span><text:span text:style-name="KrymUkr">– ********* ********.</text:span></text:p>
      <text:p text:style-name="KrymPar"><text:span text:style-name="KrymRusBold">*********</text:span><text:span text:style-name="KrymUkr"> – ******** ******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****** (</text:span><text:span text:style-name="KrymRusAux">*. </text:span><text:span text:style-name="KrymUkr">-****), ******. [****** ****** *******. ***** ** ******: ****** *******! (*****)]. </text:span><text:span text:style-name="KrymRusItalic">******** </text:span><text:span text:style-name="KrymRusBold">********</text:span><text:span text:style-name="KrymUkr"> – *********. [***** ******** ****** ******** ** ******, * * ******** – **********, ** *****].</text:span></text:p>
      <text:p text:style-name="KrymPar"><text:span text:style-name="KrymRusBold">*********</text:span><text:span text:style-name="KrymUkr"> – ********* (**.), *********, ************, ****** [* ****** ******** ** ***********, *** ******* ******], ********** (**.), ********* (****)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*), ***********.</text:span></text:p>
      <text:p text:style-name="KrymPar"><text:span text:style-name="KrymRusBold">*********</text:span><text:span text:style-name="KrymUkr"> – *********. [******** * ***** ** **** ******, ** **** ********].</text:span></text:p>
      <text:p text:style-name="KrymPar"><text:span text:style-name="KrymRusBold">*********, -**, ********, -** </text:span><text:span text:style-name="KrymRusItalic">* </text:span><text:span text:style-name="KrymRusBold">********, -**</text:span><text:span text:style-name="KrymUkr"> – *********, -**, ********, -**. </text:span><text:span text:style-name="KrymRusBold">*.</text:span><text:span text:style-name="KrymRusItalic"> ****** ** *****</text:span><text:span text:style-name="KrymUkr"> – ***********, *********. </text:span><text:span text:style-name="KrymRusBold">***********</text:span><text:span text:style-name="KrymUkr"> – *********.</text:span></text:p>
      <text:p text:style-name="KrymPar"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**</text:span><text:span text:style-name="KrymUkr"> – 1) **********. [********* * ********** *********. ********* *****]; 2) ********* (****)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**</text:span><text:span text:style-name="KrymUkr"> – 1) ************, **********; 2) ************, ********** (***** * *****). </text:span><text:span text:style-name="KrymRusBold">*************, *********** </text:span><text:span text:style-name="KrymRusItalic">* </text:span><text:span text:style-name="KrymRusBold">*********</text:span><text:span text:style-name="KrymUkr"> – 1) ***********, **********, *********, ********; 2) ***********, ********* (**** * *****).</text:span></text:p>
      <text:p text:style-name="KrymPar"><text:span text:style-name="KrymRusBold">*******[*]****</text:span><text:span text:style-name="KrymUkr"> – ***********. </text:span><text:span text:style-name="KrymRusBold">-**** </text:span><text:span text:style-name="KrymRusItalic">****</text:span><text:span text:style-name="KrymUkr"> – ******* ****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*****</text:span><text:span text:style-name="KrymUkr">; 2) *********, ***********, ******** (</text:span><text:span text:style-name="KrymRusAux">*. </text:span><text:span text:style-name="KrymUkr">-*****), ***********.</text:span></text:p>
      <text:p text:style-name="KrymPar"><text:span text:style-name="KrymRusBold">***********</text:span><text:span text:style-name="KrymUkr"> – *************. [******* * *** ****** *******, * ** ********** ***** ** *************].</text:span></text:p>
      <text:p text:style-name="KrymPar"><text:span text:style-name="KrymRusBold">**************</text:span><text:span text:style-name="KrymUkr"> – 1) ***********; 2) *****************.</text:span></text:p>
      <text:p text:style-name="KrymPar"><text:span text:style-name="KrymRusBold">*************, -**, ***********, -**</text:span><text:span text:style-name="KrymUkr"> – 1) **********, -**, **********, -**, *********, -**, *********, -**. [****** ********* *****. *’****** ******* ** *********, ** * ********** ***]; (</text:span><text:span text:style-name="KrymRusAux">*****.</text:span><text:span text:style-name="KrymUkr">) ************, *********; 2) (</text:span><text:span text:style-name="KrymRusItalic">*********** ******</text:span><text:span text:style-name="KrymUkr">) **********, **********, ***********, *********. [*********, ********* **** *********, ****** **-** ******* *** ********]; 3) *********, ***********, ************* (</text:span><text:span text:style-name="KrymRusItalic">****.</text:span><text:span text:style-name="KrymUkr"> *****). </text:span><text:span text:style-name="KrymRusBold">*************</text:span><text:span text:style-name="KrymUkr"> – 1) ***********, **********. </text:span><text:span text:style-name="KrymRusItalic">* </text:span><text:span text:style-name="KrymRusBold">************** </text:span><text:span text:style-name="KrymRusItalic">********</text:span><text:span text:style-name="KrymUkr"> – ***********; 2) ************, ***************.</text:span></text:p>
      <text:p text:style-name="KrymPar"><text:span text:style-name="KrymRusBold">********</text:span><text:span text:style-name="KrymUkr"> – ***********; ******** (</text:span><text:span text:style-name="KrymRusAux">*. </text:span><text:span text:style-name="KrymUkr">-****). [******** ****** = </text:span><text:span text:style-name="KrymRusBold">******** </text:span><text:span text:style-name="KrymRusItalic">***</text:span><text:span text:style-name="KrymUkr">]. </text:span><text:span text:style-name="KrymRusItalic">**</text:span><text:span text:style-name="KrymRusBold">*******</text:span><text:span text:style-name="KrymUkr"> – **********, **********. [******* ******* **********. ** ******* ****** **********, ** ***** *******].</text:span></text:p>
      <text:p text:style-name="KrymPar"><text:span text:style-name="KrymRusBold">***********,</text:span><text:span text:style-name="KrymRusItalic"> **. </text:span><text:span text:style-name="KrymRusBold">*************.</text:span></text:p>
      <text:p text:style-name="KrymPar"><text:span text:style-name="KrymRusBold">***********</text:span><text:span text:style-name="KrymUkr"> – 1) ***********; 2) ***********, ****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</text:span><text:span text:style-name="KrymUkr"> – ********* (</text:span><text:span text:style-name="KrymRusAux">* ****.</text:span><text:span text:style-name="KrymUkr"> *************).</text:span><text:span text:style-name="KrymRusItalic"> **. </text:span><text:span text:style-name="KrymRusBold">***********.</text:span></text:p>
      <text:p text:style-name="KrymPar"><text:span text:style-name="KrymRusBold">***********, *********</text:span><text:span text:style-name="KrymUkr"> – 1) **********, *********. [******* ****** ** *********. ******** *********, ********]; 2) ***’********, ****’*****. [****’***** * ********* ********* * ******** ******]. </text:span><text:span text:style-name="KrymRusBold">***********</text:span><text:span text:style-name="KrymUkr"> – 1) ***********; 2) ****’******.</text:span></text:p>
      <text:p text:style-name="KrymPar"><text:span text:style-name="KrymRusBold">***********, -**, *********, -**</text:span><text:span text:style-name="KrymUkr"> – *’******, -**, ****’*****, -**. </text:span><text:span text:style-name="KrymRusBold">*********** </text:span><text:span text:style-name="KrymUkr">– ****’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</text:span><text:span text:style-name="KrymUkr"> – ************.</text:span></text:p>
      <text:p text:style-name="KrymPar"><text:span text:style-name="KrymRusBold">************</text:span><text:span text:style-name="KrymUkr"> – 1) ************, ***************; 2) (</text:span><text:span text:style-name="KrymRusItalic">** ***</text:span><text:span text:style-name="KrymUkr">) ************.</text:span></text:p>
      <text:p text:style-name="KrymPar"><text:span text:style-name="KrymRusBold">***********, *********</text:span><text:span text:style-name="KrymUkr"> – 1) ***********, *********, **************, ************, </text:span><text:soft-page-break/><text:span text:style-name="KrymUkr">**************, ************; 2) </text:span><text:span text:style-name="KrymRusBold">-**** </text:span><text:span text:style-name="KrymRusItalic">** ***</text:span><text:span text:style-name="KrymUkr"> – ***********, ********* ** *****. [******** ******* ******* ** * ***** ** ****** ************** ********]. </text:span><text:span text:style-name="KrymRusBold">***********</text:span><text:span text:style-name="KrymUkr"> – 1) **********, *************, *************; 2) **********. [** ****** ** **********, * *********: ******** ********** *******, * ****** ** ***** ***** * ******* ********]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</text:span><text:span text:style-name="KrymUkr"> – **********, ******, ************ (</text:span><text:span text:style-name="KrymRusAux">*. </text:span><text:span text:style-name="KrymUkr">-*****).</text:span></text:p>
      <text:p text:style-name="KrymPar"><text:span text:style-name="KrymRusBold">********</text:span><text:span text:style-name="KrymUkr"> – 1) *********** (*******) (</text:span><text:span text:style-name="KrymRusAux">*. </text:span><text:span text:style-name="KrymUkr">-***); 2) ********, (</text:span><text:span text:style-name="KrymRusItalic">******</text:span><text:span text:style-name="KrymUkr">) *********, ******* (</text:span><text:span text:style-name="KrymRusAux">*. </text:span><text:span text:style-name="KrymUkr">-***</text:span><text:span text:style-name="KrymRusItalic"> * </text:span><text:span text:style-name="KrymUkr">-****).</text:span><text:span text:style-name="KrymRusItalic"> ***. </text:span><text:span text:style-name="KrymRusBold">****.</text:span></text:p>
      <text:p text:style-name="KrymPar"><text:span text:style-name="KrymRusBold">***********</text:span><text:span text:style-name="KrymUkr"> – ***************.</text:span></text:p>
      <text:p text:style-name="KrymPar"><text:span text:style-name="KrymRusBold">******</text:span><text:span text:style-name="KrymUkr"> – 1) *********; 2) *******, *******. </text:span><text:span text:style-name="KrymRusItalic">************ </text:span><text:span text:style-name="KrymRusBold">******</text:span><text:span text:style-name="KrymUkr"> – *********.</text:span></text:p>
      <text:p text:style-name="KrymPar"><text:span text:style-name="KrymRusBold">**********</text:span><text:span text:style-name="KrymUkr"> – 1) ********** (</text:span><text:span text:style-name="KrymRusAux">***.</text:span><text:span text:style-name="KrymUkr"> *********); 2) **********, *********. [********* * *****, ******* *********].</text:span></text:p>
      <text:p text:style-name="KrymPar"><text:span text:style-name="KrymRusBold">*. *********, -**, ********, -**</text:span><text:span text:style-name="KrymUkr"> – *********, -**, ********, -**, *********, -**, *********, -**, (</text:span><text:span text:style-name="KrymRusItalic">******* *******</text:span><text:span text:style-name="KrymUkr">) *********. [******* ********* ************ ** ******. **** ******* ************, ************. ******** (********) ******]. </text:span><text:span text:style-name="KrymRusBold">**********</text:span><text:span text:style-name="KrymUkr"> – ************, **********. [****** ** ***** **********].</text:span></text:p>
      <text:p text:style-name="KrymPar"><text:span text:style-name="KrymRusBold">**. *********,</text:span><text:span text:style-name="KrymRusItalic"> **. </text:span><text:span text:style-name="KrymRusBold">********.</text:span></text:p>
      <text:p text:style-name="KrymPar"><text:span text:style-name="KrymRusBold">***********</text:span><text:span text:style-name="KrymUkr"> – 1) ********, *******; 2) ************.</text:span></text:p>
      <text:p text:style-name="KrymPar"><text:span text:style-name="KrymRusBold">*********, *********</text:span><text:span text:style-name="KrymUkr"> – *********, ***********, **********. [* ******* ******* ******* ******, ** ******* ****** *******, * * ******* **********, ** ** *** **. ****** ********* ** *****].</text:span></text:p>
      <text:p text:style-name="KrymPar"><text:span text:style-name="KrymRusBold">************, **********</text:span><text:span text:style-name="KrymUkr"> – **********, *********. </text:span><text:span text:style-name="KrymRusBold">************</text:span><text:span text:style-name="KrymUkr"> – ***********.</text:span></text:p>
      <text:p text:style-name="KrymPar"><text:span text:style-name="KrymRusBold">*************</text:span><text:span text:style-name="KrymUkr"> – 1) **************, *************, *********; 2) (</text:span><text:span text:style-name="KrymRusItalic">******</text:span><text:span text:style-name="KrymUkr">) ***********, ***************, (</text:span><text:span text:style-name="KrymRusAux">*******</text:span><text:span text:style-name="KrymUkr">) *********, **********.</text:span></text:p>
      <text:p text:style-name="KrymPar"><text:span text:style-name="KrymRusBold">************, -**, **********, -**</text:span><text:span text:style-name="KrymUkr"> – 1) *************, -**, ************, -**, ********, -**, *********. [******* ********* *********]; 2) (</text:span><text:span text:style-name="KrymRusItalic">******</text:span><text:span text:style-name="KrymUkr">) **************, -**, ************, -**; (</text:span><text:span text:style-name="KrymRusAux">*********** *******</text:span><text:span text:style-name="KrymUkr">) *************, **********; (</text:span><text:span text:style-name="KrymRusItalic">* ****</text:span><text:span text:style-name="KrymUkr">) **************, -**, ************, -**. </text:span><text:span text:style-name="KrymRusBold">************</text:span><text:span text:style-name="KrymUkr"> – 1) ************, ***********, ********, *************, [************ ***** (***.)]; 2) *****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***</text:span><text:span text:style-name="KrymUkr"> – ***********.</text:span></text:p>
      <text:p text:style-name="KrymPar"><text:span text:style-name="KrymRusBold">**********</text:span><text:span text:style-name="KrymUkr"> – 1) ***** *******. </text:span><text:span text:style-name="KrymRusItalic">*** ** </text:span><text:span text:style-name="KrymRusBold">*********</text:span><text:span text:style-name="KrymUkr">? – ***** *** **** *******?; 2) ********** ***** ****.</text:span></text:p>
      <text:p text:style-name="KrymPar"><text:span text:style-name="KrymRusBold">*************</text:span><text:span text:style-name="KrymRusItalic"> ** ****</text:span><text:span text:style-name="KrymUkr"> – ***********, **********. </text:span><text:span text:style-name="KrymRusBold">*-***</text:span><text:span text:style-name="KrymRusItalic"> * ******** ********</text:span><text:span text:style-name="KrymUkr"> – **********.</text:span></text:p>
      <text:p text:style-name="KrymPar"><text:span text:style-name="KrymRusBold">************, **********</text:span><text:span text:style-name="KrymUkr"> – **********, **********, ***********, *********, **********, (</text:span><text:span text:style-name="KrymRusItalic">************</text:span><text:span text:style-name="KrymUkr">) ***********, ***********. [**** ********* ******* ******** (***.). ***** * *****, ** ********** ** *******].</text:span></text:p>
      <text:p text:style-name="KrymPar"><text:span text:style-name="KrymRusBold">***************</text:span><text:span text:style-name="KrymUkr"> – *************; (</text:span><text:span text:style-name="KrymRusItalic">* **********</text:span><text:span text:style-name="KrymUkr">) ************.</text:span></text:p>
      <text:p text:style-name="KrymPar"><text:span text:style-name="KrymRusBold">***********, *********</text:span><text:span text:style-name="KrymUkr"> – ***********, ************. </text:span><text:span text:style-name="KrymRusBold">*************</text:span><text:span text:style-name="KrymUkr"> – ***********, **********, **********; </text:span><text:span text:style-name="KrymRusAux">***.</text:span><text:span text:style-name="KrymUkr"> – ************, *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, *********</text:span><text:span text:style-name="KrymUkr"> – ************, **********, ************, *********, ************, *********.</text:span></text:p>
      <text:p text:style-name="KrymPar"><text:span text:style-name="KrymRusBold">**********, ********</text:span><text:span text:style-name="KrymUkr"> – **********, ******(*)**, **********, ********; (</text:span><text:span text:style-name="KrymRusItalic">* ******</text:span><text:span text:style-name="KrymUkr">) **********, ***********, ***********, *************, **********, ************, ************, *************, **********, ***********. </text:span><text:span text:style-name="KrymRusBold">**********</text:span><text:span text:style-name="KrymUkr"> – *********, *********, ************, **********, *********. [******** *** ******]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</text:span><text:span text:style-name="KrymUkr"> – *********** (</text:span><text:span text:style-name="KrymRusAux">*. </text:span><text:span text:style-name="KrymUkr">-*****), ************ (</text:span><text:span text:style-name="KrymRusAux">*. </text:span><text:span text:style-name="KrymUkr">-*****).</text:span></text:p>
      <text:p text:style-name="KrymPar"><text:soft-page-break/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***, ***********</text:span><text:span text:style-name="KrymUkr"> – 1) **********, *********, *********. [** ******** * ****** ******]; 2) (</text:span><text:span text:style-name="KrymRusItalic">****** *******</text:span><text:span text:style-name="KrymUkr">),</text:span><text:span text:style-name="KrymRusItalic"> **. </text:span><text:span text:style-name="KrymRusBold">******** 2</text:span><text:span text:style-name="KrymUkr">; 3) ************, ***********, **********, *********. [********* ** ********* *********** ******* ** ** ******** ***** ****** ** *******)]. </text:span><text:span text:style-name="KrymRusBold">*************</text:span><text:span text:style-name="KrymUkr"> – *************, ***********. [************ ***** = </text:span><text:span text:style-name="KrymRusBold">************* </text:span><text:span text:style-name="KrymRusItalic">*****</text:span><text:span text:style-name="KrymUkr">].</text:span></text:p>
      <text:p text:style-name="KrymPar"><text:span text:style-name="KrymRusBold">***************, *************</text:span><text:span text:style-name="KrymUkr"> – ************, ***********. [** ** ****** ***********].</text:span></text:p>
      <text:p text:style-name="KrymPar"><text:span text:style-name="KrymRusBold">********</text:span><text:span text:style-name="KrymUkr"> – 1) ********, ********, ********, ********, ********. [* **** ****** *********** *******]; 2) *******, *******, ****** (</text:span><text:span text:style-name="KrymRusAux">*. </text:span><text:span text:style-name="KrymUkr">*******), ************. </text:span><text:span text:style-name="KrymRusItalic">******, ******* </text:span><text:span text:style-name="KrymRusBold">********</text:span><text:span text:style-name="KrymUkr"> – ********** *****, ************, *********** *****, ******** ******* *******, ************; (</text:span><text:span text:style-name="KrymRusItalic">********</text:span><text:span text:style-name="KrymUkr">) *********, ********** *****; (</text:span><text:span text:style-name="KrymRusAux">******.</text:span><text:span text:style-name="KrymUkr">) *********** (*********, ***********, *********) ******** *****; (</text:span><text:span text:style-name="KrymRusItalic">*******, *********</text:span><text:span text:style-name="KrymUkr">) ********, ********** *****, ********, ********** *****.</text:span></text:p>
      <text:p text:style-name="KrymPar"><text:span text:style-name="KrymRusBold">*******</text:span><text:span text:style-name="KrymUkr"> – ****, ********* (</text:span><text:span text:style-name="KrymRusAux">*. </text:span><text:span text:style-name="KrymUkr">-***), ******, *******, ******** (</text:span><text:span text:style-name="KrymRusAux">*. </text:span><text:span text:style-name="KrymUkr">-***), *********, (</text:span><text:span text:style-name="KrymRusAux">***.</text:span><text:span text:style-name="KrymUkr">) ****** (</text:span><text:span text:style-name="KrymRusAux">*. </text:span><text:span text:style-name="KrymUkr">******). </text:span><text:span text:style-name="KrymRusItalic">*********, ******* </text:span><text:span text:style-name="KrymRusBold">*******</text:span><text:span text:style-name="KrymUkr"> – ***** * ***** ****, **************, **************** * *****, ***********, ************* ** *****, ****************, ************ **, (</text:span><text:span text:style-name="KrymRusAux">***.</text:span><text:span text:style-name="KrymUkr">) ************ **. </text:span><text:span text:style-name="KrymRusItalic">*** ******** *** </text:span><text:span text:style-name="KrymRusBold">*******</text:span><text:span text:style-name="KrymUkr"> – * ****** *** ******* ****, *********, ******, *******, ********, *********, ******.</text:span></text:p>
      <text:p text:style-name="KrymPar"><text:span text:style-name="KrymRusBold">***********</text:span><text:span text:style-name="KrymUkr"> – ************, ***********, *************, ***********, *************, 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*****, **********, ************, *********, *********, ***********, ********. </text:span><text:span text:style-name="KrymRusBold">-**</text:span><text:span text:style-name="KrymUkr"> – *********, *********, ********, ********, **********, *******.</text:span></text:p>
      <text:p text:style-name="KrymPar"><text:span text:style-name="KrymRusBold">******</text:span><text:span text:style-name="KrymUkr"> – 1) ****** (</text:span><text:span text:style-name="KrymRusAux">*. </text:span><text:span text:style-name="KrymUkr">-****), **********, ******* (</text:span><text:span text:style-name="KrymRusAux">*. </text:span><text:span text:style-name="KrymUkr">-****). [****** ********* ** *******]; 2) (</text:span><text:span text:style-name="KrymRusAux">********</text:span><text:span text:style-name="KrymUkr">) ***********; 3) </text:span><text:span text:style-name="KrymRusItalic">**. </text:span><text:span text:style-name="KrymRusBold">********.</text:span></text:p>
      <text:p text:style-name="KrymPar"><text:span text:style-name="KrymRusBold">********, ******</text:span><text:span text:style-name="KrymUkr"> – **********; (</text:span><text:span text:style-name="KrymRusItalic">****** * *****</text:span><text:span text:style-name="KrymUkr">) ************, ******** (</text:span><text:span text:style-name="KrymRusAux">*. </text:span><text:span text:style-name="KrymUkr">-*****); (</text:span><text:span text:style-name="KrymRusItalic">****** * **********, ** ****</text:span><text:span text:style-name="KrymUkr">) ******* (</text:span><text:span text:style-name="KrymRusAux">*. </text:span><text:span text:style-name="KrymUkr">-****)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*</text:span><text:span text:style-name="KrymUkr"> – ******** (** ******).</text:span></text:p>
      <text:p text:style-name="KrymPar"><text:span text:style-name="KrymRusBold">*********, ********</text:span><text:span text:style-name="KrymUkr"> – 1) *********, *********, ********, **********, **********, *********, ******** (</text:span><text:span text:style-name="KrymRusItalic">****. ***** ** ******</text:span><text:span text:style-name="KrymUkr">), ********, **********, ***********, *********, ********, ******[*]****, **********. [********* ******* ** *******. * ** ******** * ***** (***.-***.). ****** ********** ****** ** **********]. </text:span><text:span text:style-name="KrymRusBold">*********, ******** </text:span><text:span text:style-name="KrymRusItalic">*******</text:span><text:span text:style-name="KrymUkr"> – *************, *********** *****. </text:span><text:span text:style-name="KrymRusBold">-****, -*** </text:span><text:span text:style-name="KrymRusItalic">******</text:span><text:span text:style-name="KrymUkr"> – ********* (*******) * *********, * *** ******, *************, ***********. </text:span><text:span text:style-name="KrymRusBold">******** </text:span><text:span text:style-name="KrymRusItalic">* ********** *******</text:span><text:span text:style-name="KrymUkr"> – ***********. [*** ** ***** * ******** *********** * ******** ** *** ******* *************** (*****)]. </text:span><text:span text:style-name="KrymRusBold">**********</text:span><text:span text:style-name="KrymUkr"> – *********, **********; ************; ******** * *********. </text:span><text:span text:style-name="KrymRusBold">***********</text:span><text:span text:style-name="KrymUkr"> – **********; 2) (</text:span><text:span text:style-name="KrymRusItalic">*****</text:span><text:span text:style-name="KrymUkr">) ******, *********, ***********, *******; 3) (</text:span><text:span text:style-name="KrymRusItalic">***** ** ****</text:span><text:span text:style-name="KrymUkr">) ************, **********.</text:span></text:p>
      <text:p text:style-name="KrymPar"><text:span text:style-name="KrymRusBold">*************, -**, ***********, -**</text:span><text:span text:style-name="KrymUkr"> – 1) ***************, -**, ************, -**, **************, -**, ***********, -**; 2) (</text:span><text:span text:style-name="KrymRusItalic">****, ****</text:span><text:span text:style-name="KrymUkr">) *************, -**, ***********, -**, **************, -**, ***********, -**, ********* *****, *****, ********, ************, -**, **********, -**, ************, -**, **********, -**.</text:span></text:p>
      <text:p text:style-name="KrymPar"><text:span text:style-name="KrymRusBold">*********, *********</text:span><text:span text:style-name="KrymUkr"> – 1) *********, ***********, *********; 2) </text:span><text:span text:style-name="KrymRusBold">*********</text:span><text:span text:style-name="KrymUkr"> (</text:span><text:span text:style-name="KrymRusItalic">**********</text:span><text:span text:style-name="KrymUkr">) </text:span><text:span text:style-name="KrymRusItalic">** ******</text:span><text:span text:style-name="KrymUkr"> – ***********, **********, ********* *** ******. [****** *********** ** *******]. </text:span><text:span text:style-name="KrymRusBold">***********</text:span><text:span text:style-name="KrymUkr"> – **********, *********; 3) </text:span><text:span text:style-name="KrymRusItalic">**** </text:span><text:span text:style-name="KrymRusBold">********</text:span><text:span text:style-name="KrymUkr"> – ***** ********, ******* ********. [******** ******* ******* – * ***** ********* (****.)].</text:span></text:p>
      <text:p text:style-name="KrymPar"><text:span text:style-name="KrymRusBold">***********,</text:span><text:span text:style-name="KrymRusItalic"> **. </text:span><text:span text:style-name="KrymRusBold">*************.</text:span></text:p>
      <text:p text:style-name="KrymPar"><text:span text:style-name="KrymRusBold">***************</text:span><text:span text:style-name="KrymUkr"> – ************, **********.</text:span></text:p>
      <text:p text:style-name="KrymPar"><text:span text:style-name="KrymRusBold">**********</text:span><text:span text:style-name="KrymUkr"> – 1) ************ *******, ********** ****, *************; 2) *********, ************.</text:span></text:p>
      <text:p text:style-name="KrymPar"><text:span text:style-name="KrymRusBold">**************</text:span><text:span text:style-name="KrymUkr"> – ***************, ***********.</text:span></text:p>
      <text:p text:style-name="KrymPar"><text:soft-page-break/><text:span text:style-name="KrymRusBold">**********</text:span><text:span text:style-name="KrymUkr"> – ************, **********, ******** ***********.</text:span></text:p>
      <text:p text:style-name="KrymPar"><text:span text:style-name="KrymRusBold">*******, ***********</text:span><text:span text:style-name="KrymUkr"> – ***********, ***********, ****************.</text:span></text:p>
      <text:p text:style-name="KrymPar"><text:span text:style-name="KrymRusBold">**********, *********</text:span><text:span text:style-name="KrymUkr"> – **********, *********, **********, **********, ***************, ************. </text:span><text:span text:style-name="KrymRusBold">**********, ********* </text:span><text:span text:style-name="KrymRusItalic">***</text:span><text:span text:style-name="KrymUkr"> (</text:span><text:span text:style-name="KrymRusItalic">* ******, ******</text:span><text:span text:style-name="KrymUkr">) – ********, ********** ****. </text:span><text:span text:style-name="KrymRusBold">**********</text:span><text:span text:style-name="KrymRusItalic"> **** ******</text:span><text:span text:style-name="KrymUkr"> – **********.</text:span></text:p>
      <text:p text:style-name="KrymPar"><text:span text:style-name="KrymRusBold">*********,</text:span><text:span text:style-name="KrymRusItalic"> **. </text:span><text:span text:style-name="KrymRusBold">*******.</text:span></text:p>
      <text:p text:style-name="KrymPar"><text:span text:style-name="KrymRusBold">*********</text:span><text:span text:style-name="KrymUkr"> – 1) *********; 2) **********, ***********.</text:span></text:p>
      <text:p text:style-name="KrymPar"><text:span text:style-name="KrymRusBold">**********. ********** </text:span><text:span text:style-name="KrymRusItalic">***</text:span><text:span text:style-name="KrymUkr"> – ********* ****, **** ** *******, 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***, -**, **********, -**</text:span><text:span text:style-name="KrymUkr"> – *************, -**, ***********, -**, **************, -**, ************, -**, ***************, -**, *************, -**; (</text:span><text:span text:style-name="KrymRusItalic">***** ***********</text:span><text:span text:style-name="KrymUkr">) **********. [********** ******* * ******]. </text:span><text:span text:style-name="KrymRusBold">********** </text:span><text:span text:style-name="KrymRusItalic">***** ***** *** ********** *****</text:span><text:span text:style-name="KrymUkr"> – ********** (*********). </text:span><text:span text:style-name="KrymRusBold">************</text:span><text:span text:style-name="KrymUkr"> – ************, *************, **************, ***********. [*** *************, ******* ********** ** *******].</text:span></text:p>
      <text:p text:style-name="KrymPar"><text:span text:style-name="KrymRusBold">*********</text:span><text:span text:style-name="KrymUkr"> – ***************, ****************, ************, </text:span><text:span text:style-name="KrymRusAux">***.</text:span><text:span text:style-name="KrymUkr"> *************, **************, ************.</text:span></text:p>
      <text:p text:style-name="KrymPar"><text:span text:style-name="KrymRusBold">**********</text:span><text:span text:style-name="KrymUkr"> – **************, ************, *************.</text:span></text:p>
      <text:p text:style-name="KrymPar"><text:span text:style-name="KrymRusBold">**********</text:span><text:span text:style-name="KrymUkr"> – **********, ***********, ************, *************, ******** (</text:span><text:span text:style-name="KrymRusAux">**.</text:span><text:span text:style-name="KrymUkr"> -***) (****.)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, *********</text:span><text:span text:style-name="KrymUkr"> – **********, *********; (</text:span><text:span text:style-name="KrymRusItalic">* ******, *****</text:span><text:span text:style-name="KrymUkr">) ***********, *********. </text:span><text:span text:style-name="KrymRusBold">************</text:span><text:span text:style-name="KrymUkr"> – ***********, **********.</text:span></text:p>
      <text:p text:style-name="KrymPar"><text:span text:style-name="KrymRusBold">***********</text:span><text:span text:style-name="KrymUkr"> – *********, ***********, *********.</text:span></text:p>
      <text:p text:style-name="KrymPar"><text:span text:style-name="KrymRusBold">*********</text:span><text:span text:style-name="KrymUkr"> – *******, *********, ********, **********, *************. [***** ** ****** *** *** *********. ********** *******,— ****** * ** ******** *******].</text:span></text:p>
      <text:p text:style-name="KrymPar"><text:span text:style-name="KrymRusBold">*************, ***********</text:span><text:span text:style-name="KrymUkr"> – *************, ***********, **************, *********** (** *****) ***********, **********.</text:span></text:p>
      <text:p text:style-name="KrymPar"><text:span text:style-name="KrymRusBold">*************</text:span><text:span text:style-name="KrymUkr"> – ************ (</text:span><text:span text:style-name="KrymRusAux">*. </text:span><text:span text:style-name="KrymUkr">-*****). [************ ** ********** (</text:span><text:span text:style-name="KrymRusItalic">************ * **********</text:span><text:span text:style-name="KrymUkr">) ******* *************]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*</text:span><text:span text:style-name="KrymUkr"> – **********. </text:span><text:span text:style-name="KrymRusBold">*. </text:span><text:span text:style-name="KrymRusItalic">*****</text:span><text:span text:style-name="KrymUkr"> – ************, *********** ******.</text:span></text:p>
      <text:p text:style-name="KrymPar"><text:span text:style-name="KrymRusBold">*********, *******</text:span><text:span text:style-name="KrymUkr"> – 1) *********, *******. [* ** **** ********* ********]; 2) (</text:span><text:span text:style-name="KrymRusItalic">****, ***</text:span><text:span text:style-name="KrymUkr">) ***********, ********* ** *****, **, ***********, ******** *****, **, ********** * ***, *********, ********. [********* *** ***** *********. ***** ******** ***** *****. **-** ********* ******, *** ******-** ****** *******]; 3) (</text:span><text:span text:style-name="KrymRusItalic">**** ** ****</text:span><text:span text:style-name="KrymUkr">) *********, ******* ***** ** *****, ***********, ********* ***** ***; ***********, ********* * *****, ***********, ********** ***** ** *****; ********, ****** * ***** *****; 4) (</text:span><text:span text:style-name="KrymRusItalic">*****</text:span><text:span text:style-name="KrymUkr">) *******, **********, ******** ** *****, ***********, ********* ***** * ***. </text:span><text:span text:style-name="KrymRusBold">*********, ******* </text:span><text:span text:style-name="KrymRusItalic">********</text:span><text:span text:style-name="KrymUkr"> – *********, **********, *********, ********** ** *****.</text:span></text:p>
      <text:p text:style-name="KrymPar"><text:span text:style-name="KrymRusBold">***********, *********</text:span><text:span text:style-name="KrymUkr"> – 1) (</text:span><text:span text:style-name="KrymRusItalic">**********</text:span><text:span text:style-name="KrymUkr">) ************, ************, *************, *************, *************, ***********. [************* ****** ******** ** *******]; 2) </text:span><text:span text:style-name="KrymRusBold">*********** </text:span><text:span text:style-name="KrymRusItalic">******</text:span><text:span text:style-name="KrymUkr"> (</text:span><text:span text:style-name="KrymRusItalic">*******</text:span><text:span text:style-name="KrymUkr">) – **********, ********, ***********, **********, ****************, *************, *************, ************, ********** * **, ***********, ***********, ***********, ********** *******, **********. [******* ****** ********** ***** ********. **** ******* * ***** ************. ******* ******** *********** (************) * ***** (***.-***.)]; 3) **********, ********, *********, ********. [**** ******* (******) ********]; 4) </text:span><text:span text:style-name="KrymRusAux">****. </text:span><text:span text:style-name="KrymRusBold">*********, *********</text:span><text:span text:style-name="KrymUkr"> – ******, ********, ************, *******, **********. </text:span><text:span text:style-name="KrymRusBold">***********</text:span><text:span text:style-name="KrymUkr"> (</text:span><text:span text:style-name="KrymRusItalic">* ********</text:span><text:span text:style-name="KrymUkr">) – **********, **********, *********, *******[**]****, (</text:span><text:span text:style-name="KrymRusAux">* ******</text:span><text:span text:style-name="KrymUkr">) ********, *********; (</text:span><text:span text:style-name="KrymRusAux">* ********</text:span><text:span text:style-name="KrymUkr">) *********, *********, **********, **********, ************. </text:span><text:span text:style-name="KrymRusItalic">***** ** </text:span><text:span text:style-name="KrymRusBold">***********</text:span><text:span text:style-name="KrymUkr"> – ****** ** </text:span><text:soft-page-break/><text:span text:style-name="KrymUkr">**********, **********, ****************. </text:span><text:span text:style-name="KrymRusItalic">***** ****-**** </text:span><text:span text:style-name="KrymRusBold">*********** </text:span><text:span text:style-name="KrymRusItalic">*****</text:span><text:span text:style-name="KrymUkr"> – ******** (</text:span><text:span text:style-name="KrymRusAux">*. </text:span><text:span text:style-name="KrymUkr">-***). </text:span><text:span text:style-name="KrymRusBold">*********** </text:span><text:span text:style-name="KrymRusItalic">******** ***** ****-****, ****. * *****</text:span><text:span text:style-name="KrymUkr"> – ******.</text:span></text:p>
      <text:p text:style-name="KrymPar"><text:span text:style-name="KrymRusBold">*************</text:span><text:span text:style-name="KrymUkr"> – *************, ************, *************, ***********.</text:span></text:p>
      <text:p text:style-name="KrymPar"><text:span text:style-name="KrymRusBold">************, -**, *********, -**</text:span><text:span text:style-name="KrymUkr"> – ************, -**, *********, -**, ***********, -**, *********, -**, ************, -**, *********, -**, **********, -**, **********, -**; (</text:span><text:span text:style-name="KrymRusItalic">************, -**</text:span><text:span text:style-name="KrymUkr">) – *********, -**, *******, -**. [******* ******. ******* ******,— ****** ***** **** **************! ****** *’***, – ***** ** ****’***!]. </text:span><text:span text:style-name="KrymRusBold">************</text:span><text:span text:style-name="KrymUkr"> – ***********, **********, ***********, ***********, ***********.</text:span></text:p>
      <text:p text:style-name="KrymPar"><text:span text:style-name="KrymRusBold">**********, ********</text:span><text:span text:style-name="KrymUkr"> – **********, ********, *******; (</text:span><text:span text:style-name="KrymRusAux">******</text:span><text:span text:style-name="KrymUkr">) ************. </text:span><text:span text:style-name="KrymRusBold">********** </text:span><text:span text:style-name="KrymRusItalic">******** ****** *****</text:span><text:span text:style-name="KrymUkr"> – *******, *********, *************, ***********, ********** (</text:span><text:span text:style-name="KrymRusAux">***.</text:span><text:span text:style-name="KrymUkr">). </text:span><text:span text:style-name="KrymRusBold">**********</text:span><text:span text:style-name="KrymUkr"> – *********, ********.</text:span></text:p>
      <text:p text:style-name="KrymPar"><text:span text:style-name="KrymRusBold">**************</text:span><text:span text:style-name="KrymUkr"> – *************. </text:span><text:span text:style-name="KrymRusBold">*-*** </text:span><text:span text:style-name="KrymRusItalic">*****</text:span><text:span text:style-name="KrymUkr"> – *ґ***********.</text:span></text:p>
      <text:p text:style-name="KrymPar"><text:span text:style-name="KrymRusBold">*************, **********</text:span><text:span text:style-name="KrymUkr"> – ************, **********. </text:span><text:span text:style-name="KrymRusBold">-***, -*** </text:span><text:span text:style-name="KrymRusItalic">****</text:span><text:span text:style-name="KrymUkr"> – *ґ**********, *ґ********. </text:span><text:span text:style-name="KrymRusBold">*-***, -*** </text:span><text:span text:style-name="KrymRusItalic">****</text:span><text:span text:style-name="KrymUkr"> – *******, *********, *********, ***********. </text:span><text:span text:style-name="KrymRusBold">*************</text:span><text:span text:style-name="KrymUkr"> – ***********; (</text:span><text:span text:style-name="KrymRusItalic">* *****</text:span><text:span text:style-name="KrymUkr">) *ґ*********.</text:span></text:p>
      <text:p text:style-name="KrymPar"><text:span text:style-name="KrymRusBold">********. </text:span><text:span text:style-name="KrymRusItalic">**** ** </text:span><text:span text:style-name="KrymRusBold">********</text:span><text:span text:style-name="KrymUkr"> – ***** ** **********, ** *****.</text:span></text:p>
      <text:p text:style-name="KrymPar"><text:span text:style-name="KrymRusBold">*******</text:span><text:span text:style-name="KrymUkr"> – **********, *******. </text:span><text:span text:style-name="KrymRusBold">*. </text:span><text:span text:style-name="KrymRusItalic">*****</text:span><text:span text:style-name="KrymUkr"> – 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**, *********</text:span><text:span text:style-name="KrymUkr"> – ***********, ********** (</text:span><text:span text:style-name="KrymRusItalic">****. *****</text:span><text:span text:style-name="KrymUkr">).</text:span></text:p>
      <text:p text:style-name="KrymPar"><text:span text:style-name="KrymRusBold">***********</text:span><text:span text:style-name="KrymUkr"> – ************, **********, *************, ***********.</text:span></text:p>
      <text:p text:style-name="KrymPar"><text:span text:style-name="KrymRusBold">**********, -**, **********, -**</text:span><text:span text:style-name="KrymUkr"> – 1) ***********, -**, *********, -**, ************, -**, **********, -**, *********, -**, *********, -**, ***********, **********. [** ****** ********** *********: ********, *********. ***** ********** ******** ** *** ******* *******, ** ************ ********, ********** *** ******* (*****.)]; 2) (</text:span><text:span text:style-name="KrymRusItalic">* ********</text:span><text:span text:style-name="KrymUkr">) ***********, ***********, *********** (*********) ********, ******, ************ (************) ********. </text:span><text:span text:style-name="KrymRusBold">***********</text:span><text:span text:style-name="KrymUkr"> – **********, **********, ***********, ***********. </text:span><text:span text:style-name="KrymRusBold">************</text:span><text:span text:style-name="KrymUkr"> – **********, ***********.</text:span></text:p>
      <text:p text:style-name="KrymPar"><text:span text:style-name="KrymRusBold">**********</text:span><text:span text:style-name="KrymUkr"> – *********, *********. </text:span><text:span text:style-name="KrymRusBold">*-**** </text:span><text:span text:style-name="KrymRusItalic">****</text:span><text:span text:style-name="KrymUkr"> – ********, 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*.</text:span></text:p>
      <text:p text:style-name="KrymPar"><text:span text:style-name="KrymRusBold">******,</text:span><text:span text:style-name="KrymRusItalic"> **. </text:span><text:span text:style-name="KrymRusBold">********** 1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1) (</text:span><text:span text:style-name="KrymRusItalic">** *****</text:span><text:span text:style-name="KrymUkr">) ******, **********, ***********, ***********, ************, **********, (</text:span><text:span text:style-name="KrymRusItalic">** **********</text:span><text:span text:style-name="KrymUkr">) ******. [****** *********]; 2) (</text:span><text:span text:style-name="KrymRusItalic">** *****</text:span><text:span text:style-name="KrymUkr">) ********, **********, </text:span><text:span text:style-name="KrymRusAux">***.</text:span><text:span text:style-name="KrymUkr"> **********; 3) (</text:span><text:span text:style-name="KrymRusItalic">** ***** ****</text:span><text:span text:style-name="KrymUkr">) *************, ***********, ************, ************; 4) </text:span><text:span text:style-name="KrymRusBold">*-*** </text:span><text:span text:style-name="KrymRusItalic">******* *****</text:span><text:span text:style-name="KrymUkr"> – ***********; 5) </text:span><text:span text:style-name="KrymRusBold">*-*** </text:span><text:span text:style-name="KrymRusItalic">****, *****</text:span><text:span text:style-name="KrymUkr"> – **********; 6) </text:span><text:span text:style-name="KrymRusBold">*-*** </text:span><text:span text:style-name="KrymRusItalic">*******, ***** * *. *.</text:span><text:span text:style-name="KrymUkr"> – ******* (</text:span><text:span text:style-name="KrymRusAux">*. </text:span><text:span text:style-name="KrymUkr">-*****), **********, ********* (</text:span><text:span text:style-name="KrymRusAux">**.</text:span><text:span text:style-name="KrymUkr"> ********), </text:span><text:span text:style-name="KrymRusAux">***.</text:span><text:span text:style-name="KrymUkr"> **********.</text:span></text:p>
      <text:p text:style-name="KrymPar"><text:span text:style-name="KrymRusBold">*********, -**,</text:span><text:span text:style-name="KrymRusItalic"> **. </text:span><text:span text:style-name="KrymRusBold">*********, -**.</text:span></text:p>
      <text:p text:style-name="KrymPar"><text:span text:style-name="KrymRusBold">********, ************</text:span><text:span text:style-name="KrymUkr"> – *************, ***********, (</text:span><text:span text:style-name="KrymRusItalic">************</text:span><text:span text:style-name="KrymUkr">) ********, ****** (</text:span><text:span text:style-name="KrymRusAux">*. </text:span><text:span text:style-name="KrymUkr">-****), ************ [************ * ******* ******* *******], ******** (</text:span><text:span text:style-name="KrymRusItalic">***. </text:span><text:span text:style-name="KrymRusBold">********</text:span><text:span text:style-name="KrymUkr">). [** ****** ***** ******** (***** *******)]. </text:span><text:span text:style-name="KrymRusBold">*. </text:span><text:span text:style-name="KrymRusItalic">****</text:span><text:span text:style-name="KrymUkr"> – ********, *******, ********. [******* ** ******* ** ****** = </text:span><text:span text:style-name="KrymRusItalic">******* ******* ** ******.</text:span><text:span text:style-name="KrymUkr"> ** ****** ******* ** ******** = </text:span><text:span text:style-name="KrymRusItalic">******* ** ***** *******</text:span><text:span text:style-name="KrymUkr">]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, *********</text:span><text:span text:style-name="KrymUkr"> – 1) **********, ************, *********, *********, ********. [* ******* *********** ***** ******* ******. ******** *’*** ******* ********** * ****** *******]. </text:span><text:span text:style-name="KrymRusBold">*-*** </text:span><text:span text:style-name="KrymRusItalic">****</text:span><text:span text:style-name="KrymUkr"> – ********, **********, **********, ************, ***********, *********; 2) </text:span><text:span text:style-name="KrymRusBold">*-*** </text:span><text:span text:style-name="KrymRusItalic">*****, ***-**** ******, *******</text:span><text:span text:style-name="KrymUkr"> – **********, ************, ******, **********, ***ґ** *********. [****** ***** ********* ******, ** ******** * * ****** ******]. </text:span><text:span text:style-name="KrymRusBold">***********</text:span><text:span text:style-name="KrymUkr"> – ***********, </text:span><text:soft-page-break/><text:span text:style-name="KrymUkr">**********, (</text:span><text:span text:style-name="KrymRusItalic">* ****</text:span><text:span text:style-name="KrymUkr">) **********, ************.</text:span></text:p>
      <text:p text:style-name="KrymPar"><text:span text:style-name="KrymRusBold">***********</text:span><text:span text:style-name="KrymUkr"> (</text:span><text:span text:style-name="KrymRusItalic">* ****</text:span><text:span text:style-name="KrymUkr">) – ************, ************.</text:span></text:p>
      <text:p text:style-name="KrymPar"><text:span text:style-name="KrymRusBold">*********, -**, *********, -**</text:span><text:span text:style-name="KrymUkr"> – 1) (</text:span><text:span text:style-name="KrymRusItalic">** *****</text:span><text:span text:style-name="KrymUkr">) *********, -**, *********, -**, **********, -**, **********, -**, **********, *************, *************. [** ** ****** ********* ********* *****, * ** *** * ************* ********** ******. ******* ***** ***** ** * ******** *****]. </text:span><text:span text:style-name="KrymRusBold">*********** </text:span><text:span text:style-name="KrymRusItalic">** ********* *******</text:span><text:span text:style-name="KrymUkr"> – ***** ** ******, ** ******. </text:span><text:span text:style-name="KrymRusBold">*********, ********* </text:span><text:span text:style-name="KrymRusItalic">**** **** ** *****</text:span><text:span text:style-name="KrymUkr"> – *********, *********; 2) (</text:span><text:span text:style-name="KrymRusItalic">********, -**</text:span><text:span text:style-name="KrymUkr">) **********, -**, **********, -**, **********, -**, **********, -**, *************, -**, ***********, -**, ********, -**, **********, -**, (</text:span><text:span text:style-name="KrymRusItalic">************</text:span><text:span text:style-name="KrymUkr">) *************, ************, (</text:span><text:span text:style-name="KrymRusItalic">***********</text:span><text:span text:style-name="KrymUkr">) ***********, ***********, ***********, *********. </text:span><text:span text:style-name="KrymRusBold">*. </text:span><text:span text:style-name="KrymRusItalic">*******</text:span><text:span text:style-name="KrymUkr"> – **********. </text:span><text:span text:style-name="KrymRusBold">*. </text:span><text:span text:style-name="KrymRusItalic">** *******</text:span><text:span text:style-name="KrymUkr"> – **********. [* ******* ****** ****** ********** *** ******** ******** (***.). *** *-**** **** ************* ****** *******. ******** ******** ************ ***** ****** ****** ********* (*****.). ******** * ***** ***** ******** ** ******, ******* ** ****** ********* ***’******. ********** ****** ************ * *****]; 3) </text:span><text:span text:style-name="KrymRusBold">*. </text:span><text:span text:style-name="KrymRusItalic">****** *****</text:span><text:span text:style-name="KrymUkr"> – **********; 4) </text:span><text:span text:style-name="KrymRusBold">*. </text:span><text:span text:style-name="KrymRusItalic">***</text:span><text:span text:style-name="KrymUkr"> – *********; 5) </text:span><text:span text:style-name="KrymRusBold">*********</text:span><text:span text:style-name="KrymUkr"> (</text:span><text:span text:style-name="KrymRusItalic">*****, ***** * *. *.</text:span><text:span text:style-name="KrymUkr">) – **********. </text:span><text:span text:style-name="KrymRusBold">*********** </text:span><text:span text:style-name="KrymUkr">(</text:span><text:span text:style-name="KrymRusItalic">*******, ***** * *. *.</text:span><text:span text:style-name="KrymUkr">) – ********** (******) *********, ********, ********.</text:span></text:p>
      <text:p text:style-name="KrymPar"><text:span text:style-name="KrymRusBold">***********</text:span><text:span text:style-name="KrymUkr"> – ************* (</text:span><text:span text:style-name="KrymRusItalic">****.</text:span><text:span text:style-name="KrymUkr"> ****************** = </text:span><text:span text:style-name="KrymRusItalic">*****</text:span><text:span text:style-name="KrymRusBold">-***********</text:span><text:span text:style-name="KrymUkr">).</text:span></text:p>
      <text:p text:style-name="KrymPar"><text:span text:style-name="KrymRusBold">*************</text:span><text:span text:style-name="KrymUkr"> (</text:span><text:span text:style-name="KrymRusItalic">***** ******</text:span><text:span text:style-name="KrymUkr">),</text:span><text:span text:style-name="KrymRusItalic"> **. </text:span><text:span text:style-name="KrymRusBold">***********.</text:span></text:p>
      <text:p text:style-name="KrymPar"><text:span text:style-name="KrymRusBold">*************</text:span><text:span text:style-name="KrymUkr"> – (</text:span><text:span text:style-name="KrymRusItalic">*****, ******</text:span><text:span text:style-name="KrymUkr">) **********, ***********, *************, ***********, (</text:span><text:span text:style-name="KrymRusItalic">*****</text:span><text:span text:style-name="KrymUkr">) ********, ************, **************. </text:span><text:span text:style-name="KrymRusBold">*-*** </text:span><text:span text:style-name="KrymRusItalic">****, *******</text:span><text:span text:style-name="KrymUkr"> – *******.</text:span></text:p>
      <text:p text:style-name="KrymPar"><text:span text:style-name="KrymRusBold">************, -**, **********, -**</text:span><text:span text:style-name="KrymRusItalic"> * </text:span><text:span text:style-name="KrymRusBold">**********, -**</text:span><text:span text:style-name="KrymUkr"> – *********, -**, ********, -**, **********, -**, ***********, -**, **********, -**, *********, -**, *******, *********. [******** ***. *********** ******. ******* ****** **********, ** ****** ** ********,— *********** *******]. </text:span><text:span text:style-name="KrymRusItalic">****** </text:span><text:span text:style-name="KrymRusBold">************, **********</text:span><text:span text:style-name="KrymUkr"> – *************, ************. </text:span><text:span text:style-name="KrymRusBold">*-*** </text:span><text:span text:style-name="KrymRusItalic">***** ** *****</text:span><text:span text:style-name="KrymUkr"> – ***********, *********, *************, ************, *************, ***********, **********, **********. [********* ******** (******). *********** *******, ****** ****** ******** *’******. *** ************, * * ****** ***** ************,— ******* ********]. </text:span><text:span text:style-name="KrymRusBold">*-*** </text:span><text:span text:style-name="KrymRusItalic">****, *******</text:span><text:span text:style-name="KrymUkr"> – ******, ********, ********. </text:span><text:span text:style-name="KrymRusBold">************</text:span><text:span text:style-name="KrymUkr"> – ***********, **********, **********, ***********. </text:span><text:span text:style-name="KrymRusBold">***********</text:span><text:span text:style-name="KrymUkr"> – ********* (</text:span><text:span text:style-name="KrymRusItalic">****. ***</text:span><text:span text:style-name="KrymUkr">), ***********, ***********, ************, ************.</text:span></text:p>
      <text:p text:style-name="KrymPar"><text:span text:style-name="KrymRusBold">**************</text:span><text:span text:style-name="KrymUkr"> – *************, *************; (</text:span><text:span text:style-name="KrymRusItalic">* *****</text:span><text:span text:style-name="KrymUkr">) *************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***, ***********; **************; (</text:span><text:span text:style-name="KrymRusItalic">* *****</text:span><text:span text:style-name="KrymUkr">) *************.</text:span></text:p>
      <text:p text:style-name="KrymPar"><text:span text:style-name="KrymRusBold">************, **********</text:span><text:span text:style-name="KrymUkr"> – 1) ************, **********, ***********, *********, ************, **********, **********, **********, *********. [****** ** ********* *****. ********* ********* ** ***** *****. ** ******** * ********* *** ***]; 2) </text:span><text:span text:style-name="KrymRusBold">*. </text:span><text:span text:style-name="KrymRusItalic">****, *********</text:span><text:span text:style-name="KrymUkr"> – ********, **********, ************, *********, **********, **********. </text:span><text:span text:style-name="KrymRusItalic">*** *** </text:span><text:span text:style-name="KrymRusBold">**********</text:span><text:span text:style-name="KrymUkr"> – ***********. </text:span><text:span text:style-name="KrymRusItalic">** **** </text:span><text:span text:style-name="KrymRusBold">**********</text:span><text:span text:style-name="KrymUkr"> – *********** *****, ***** </text:span><text:span text:style-name="KrymRusItalic">* *. *.</text:span><text:span text:style-name="KrymUkr">; 3) </text:span><text:span text:style-name="KrymRusBold">************ </text:span><text:span text:style-name="KrymRusItalic">*****, ***, ********</text:span><text:span text:style-name="KrymUkr"> – ************, ********** *****. [********* ****** ******* ******* ****** (*****.). ******* ********** ************** ********* (*. ******)]; 4) </text:span><text:span text:style-name="KrymRusBold">*. </text:span><text:span text:style-name="KrymRusItalic">*******</text:span><text:span text:style-name="KrymUkr"> – ********* (********, ********, ******) ******, ********. </text:span><text:span text:style-name="KrymRusBold">************</text:span><text:span text:style-name="KrymUkr"> (</text:span><text:span text:style-name="KrymRusItalic">* ********</text:span><text:span text:style-name="KrymUkr">) – ***********, *************; (</text:span><text:span text:style-name="KrymRusItalic">* ***** * **.</text:span><text:span text:style-name="KrymUkr">) – ***********, (</text:span><text:span text:style-name="KrymRusItalic">* ****</text:span><text:span text:style-name="KrymUkr">) ***********.</text:span></text:p>
      <text:p text:style-name="KrymPar"><text:span text:style-name="KrymRusBold">*********</text:span><text:span text:style-name="KrymUkr"> – 1) *********, *************. [* * ****** ****, ** ***** *************]; 2) (</text:span><text:span text:style-name="KrymRusItalic">******</text:span><text:span text:style-name="KrymUkr">) *******, ******, ********; (</text:span><text:span text:style-name="KrymRusItalic">**********</text:span><text:span text:style-name="KrymUkr">) ******; (</text:span><text:span text:style-name="KrymRusItalic">*******</text:span><text:span text:style-name="KrymUkr">) ******. [* ********* ****** ********* ****** * *** ******** (*****.). ********* ******* ******** * ******]. </text:span><text:span text:style-name="KrymRusItalic">********* </text:span><text:span text:style-name="KrymRusBold">*.</text:span><text:span text:style-name="KrymUkr"> – *********** ******, *******. [****** *** ******** ** ******* (**.)]. </text:span><text:span text:style-name="KrymRusItalic">** </text:span><text:span text:style-name="KrymRusBold">*********</text:span><text:span text:style-name="KrymUkr"> – ********.</text:span></text:p>
      <text:p text:style-name="KrymPar"><text:span text:style-name="KrymRusBold">********</text:span><text:span text:style-name="KrymUkr"> – *********, ***********, ***. [** * ********-* ***** *****!]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, -**, ********, -**</text:span><text:span text:style-name="KrymUkr"> – *********, -**, ********, -**, ********, -**. </text:span><text:span text:style-name="KrymRusBold">********* </text:span><text:span text:style-name="KrymRusItalic">**** ** ******</text:span><text:span text:style-name="KrymUkr"> – *********, ******. </text:span><text:span text:style-name="KrymRusBold">*. </text:span><text:span text:style-name="KrymRusItalic">*** ** ***** </text:span><text:span text:style-name="KrymUkr">(</text:span><text:span text:style-name="KrymRusItalic">* *******</text:span><text:span text:style-name="KrymUkr">) – **********. </text:span><text:span text:style-name="KrymRusBold">********</text:span><text:span text:style-name="KrymRusItalic"> ** ******</text:span><text:span text:style-name="KrymUkr"> – ********* *****, ********* *****, *********, *********, ***** ***’****, ********* *****; (</text:span><text:span text:style-name="KrymRusItalic">** ***</text:span><text:span text:style-name="KrymUkr">) </text:span><text:soft-page-break/><text:span text:style-name="KrymUkr">***** ***’****. </text:span><text:span text:style-name="KrymRusBold">******** </text:span><text:span text:style-name="KrymRusItalic">*******, ********</text:span><text:span text:style-name="KrymUkr"> – ******* *******, ***********, ************, ************. </text:span><text:span text:style-name="KrymRusBold">**********</text:span><text:span text:style-name="KrymUkr"> – *********; ***********, ***********, ************, *************.</text:span></text:p>
      <text:p text:style-name="KrymPar"><text:span text:style-name="KrymRusBold">**********,</text:span><text:span text:style-name="KrymRusItalic"> **. </text:span><text:span text:style-name="KrymRusBold">****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*, ******* ****, *******, *********, ********, *********, ********* **********.</text:span></text:p>
      <text:p text:style-name="KrymPar"><text:span text:style-name="KrymRusBold">*********</text:span><text:span text:style-name="KrymUkr"> – ********, ***********.</text:span></text:p>
      <text:p text:style-name="KrymPar"><text:span text:style-name="KrymRusBold">**********</text:span><text:span text:style-name="KrymUkr"> – **********, ********.</text:span></text:p>
      <text:p text:style-name="KrymPar"><text:span text:style-name="KrymRusBold">************,</text:span><text:span text:style-name="KrymRusItalic"> **. </text:span><text:span text:style-name="KrymRusBold">***********.</text:span></text:p>
      <text:p text:style-name="KrymPar"><text:span text:style-name="KrymRusBold">******</text:span><text:span text:style-name="KrymUkr"> – ******, </text:span><text:span text:style-name="KrymRusAux">* ******</text:span><text:span text:style-name="KrymUkr"> (</text:span><text:span text:style-name="KrymRusItalic">*****</text:span><text:span text:style-name="KrymUkr">) – *******, (</text:span><text:span text:style-name="KrymRusItalic">*****</text:span><text:span text:style-name="KrymUkr">) ********, (</text:span><text:span text:style-name="KrymRusItalic">* **********</text:span><text:span text:style-name="KrymUkr">) ********.</text:span></text:p>
      <text:p text:style-name="KrymPar"><text:span text:style-name="KrymRusBold">********, -**,</text:span><text:span text:style-name="KrymRusItalic"> **. </text:span><text:span text:style-name="KrymRusBold">*********, -**.</text:span></text:p>
      <text:p text:style-name="KrymPar"><text:span text:style-name="KrymRusBold">*********</text:span><text:span text:style-name="KrymUkr"> – ******** (</text:span><text:span text:style-name="KrymRusAux">*. </text:span><text:span text:style-name="KrymUkr">-*****).</text:span></text:p>
      <text:p text:style-name="KrymPar"><text:span text:style-name="KrymRusBold">***************</text:span><text:span text:style-name="KrymUkr"> – *************, ************.</text:span></text:p>
      <text:p text:style-name="KrymPar"><text:span text:style-name="KrymRusBold">*******, *********</text:span><text:span text:style-name="KrymUkr"> – **********, *********.</text:span></text:p>
      <text:p text:style-name="KrymPar"><text:span text:style-name="KrymRusBold">**********</text:span><text:span text:style-name="KrymUkr"> – 1) **********, *********; 2) *************.</text:span></text:p>
      <text:p text:style-name="KrymPar"><text:span text:style-name="KrymRusBold">*************</text:span><text:span text:style-name="KrymUkr"> – ***********, (</text:span><text:span text:style-name="KrymRusAux">***.</text:span><text:span text:style-name="KrymUkr">) *************, ****** **********.</text:span></text:p>
      <text:p text:style-name="KrymPar"><text:span text:style-name="KrymRusBold">*********,</text:span><text:span text:style-name="KrymRusItalic"> **. </text:span><text:span text:style-name="KrymRusBold">*******.</text:span></text:p>
      <text:p text:style-name="KrymPar"><text:span text:style-name="KrymRusBold">**********</text:span><text:span text:style-name="KrymUkr"> – **********, *************, **********.</text:span></text:p>
      <text:p text:style-name="KrymPar"><text:span text:style-name="KrymRusBold">*********, *******</text:span><text:span text:style-name="KrymUkr"> – ********* (*********), *******, ************, **********. [** **** ********** **********].</text:span></text:p>
      <text:p text:style-name="KrymPar"><text:span text:style-name="KrymRusBold">*********</text:span><text:span text:style-name="KrymUkr"> – 1) *********; 2) ********. [* ********* ****].</text:span></text:p>
      <text:p text:style-name="KrymPar"><text:span text:style-name="KrymRusBold">*********</text:span><text:span text:style-name="KrymUkr"> – **********, 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*, ******, **********; (</text:span><text:span text:style-name="KrymRusItalic">*****</text:span><text:span text:style-name="KrymUkr">) ********; (</text:span><text:span text:style-name="KrymRusItalic">*****</text:span><text:span text:style-name="KrymUkr">) *******; (</text:span><text:span text:style-name="KrymRusItalic">**************</text:span><text:span text:style-name="KrymUkr">) ************ ********, *******, *********. </text:span><text:span text:style-name="KrymRusBold">-**</text:span><text:span text:style-name="KrymUkr"> – ********, ************, ********* (</text:span><text:span text:style-name="KrymRusAux">***.</text:span><text:span text:style-name="KrymUkr">)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</text:span><text:span text:style-name="KrymUkr"> – *********, *********, ************ (*. ****.); (</text:span><text:span text:style-name="KrymRusItalic">*********</text:span><text:span text:style-name="KrymUkr">) ****, ********.</text:span></text:p>
      <text:p text:style-name="KrymPar"><text:span text:style-name="KrymRusBold">**********</text:span><text:span text:style-name="KrymUkr"> – **********, ********** (*. ****.), ***********; (</text:span><text:span text:style-name="KrymRusItalic">**********</text:span><text:span text:style-name="KrymUkr">) **********.</text:span></text:p>
      <text:p text:style-name="KrymPar"><text:span text:style-name="KrymRusBold">************</text:span><text:span text:style-name="KrymUkr"> – ************, *************.</text:span></text:p>
      <text:p text:style-name="KrymPar"><text:span text:style-name="KrymRusBold">***********, *********</text:span><text:span text:style-name="KrymUkr"> – ***********, *********, **************, ************, **************, **************, ************, *************, **********, **********, *********, *********, **************, ************, ***********, **********, *********, </text:span><text:span text:style-name="KrymRusAux">***.</text:span><text:span text:style-name="KrymUkr"> *********, ******** – *******, ****, ********; ***************, *************, *********, ********, *********; (</text:span><text:span text:style-name="KrymRusItalic">********</text:span><text:span text:style-name="KrymUkr">) *******, (********) ******* (****.), *********** *************. </text:span><text:span text:style-name="KrymRusBold">***********</text:span><text:span text:style-name="KrymUkr"> – **********, *****[*]*****, *************, *************.</text:span></text:p>
      <text:p text:style-name="KrymPar"><text:span text:style-name="KrymRusBold">********** </text:span><text:span text:style-name="KrymRusItalic">******</text:span><text:span text:style-name="KrymUkr"> – ********** ****** * 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*</text:span><text:span text:style-name="KrymUkr"> – **********, ******.</text:span></text:p>
      <text:p text:style-name="KrymPar"><text:span text:style-name="KrymRusBold">*********, **********</text:span><text:span text:style-name="KrymUkr"> – *********, ***********, </text:span><text:span text:style-name="KrymRusAux">***.</text:span><text:span text:style-name="KrymUkr"> *********, **********.</text:span></text:p>
      <text:p text:style-name="KrymPar"><text:span text:style-name="KrymRusBold">***********, ************</text:span><text:span text:style-name="KrymUkr"> – ***********, </text:span><text:span text:style-name="KrymRusAux">***.</text:span><text:span text:style-name="KrymUkr"> ***********, **********, ***********, ***********, ********, *********. </text:span><text:span text:style-name="KrymRusBold">***********</text:span><text:span text:style-name="KrymUkr"> – ********, ***********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, *******</text:span><text:span text:style-name="KrymUkr"> – 1) ********, *******, (</text:span><text:span text:style-name="KrymRusAux">******</text:span><text:span text:style-name="KrymUkr">) **********; 2) ********, *******, **********, *********. [********* ***** ******]. </text:span><text:span text:style-name="KrymRusBold">**********</text:span><text:span text:style-name="KrymUkr"> – *********, ***********.</text:span></text:p>
      <text:p text:style-name="KrymPar"><text:span text:style-name="KrymRusBold">******, ********</text:span><text:span text:style-name="KrymUkr"> – ******. [*********** ** ** *******, *********** ** ** *******].</text:span></text:p>
      <text:p text:style-name="KrymPar"><text:span text:style-name="KrymRusBold">*********</text:span><text:span text:style-name="KrymUkr"> – ********. [******* ****** *****].</text:span></text:p>
      <text:p text:style-name="KrymPar"><text:span text:style-name="KrymRusBold">*********, ********</text:span><text:span text:style-name="KrymUkr"> – *********, **********, ********, ***’*******, ***’********, ***’******, (</text:span><text:span text:style-name="KrymRusItalic">********* * *****</text:span><text:span text:style-name="KrymUkr">) *********, *********, *******. </text:span><text:span text:style-name="KrymRusBold">********* </text:span><text:span text:style-name="KrymRusItalic">** ****, ********* *******, *****</text:span><text:span text:style-name="KrymUkr"> – ***********, *************. [** ***-*-*** **********, ****** ** ** ***** (*******)].</text:span></text:p>
      <text:p text:style-name="KrymPar"><text:soft-page-break/><text:span text:style-name="KrymRusBold">***********, *********</text:span><text:span text:style-name="KrymUkr"> – **’********, **’*******, </text:span><text:span text:style-name="KrymRusAux">***.</text:span><text:span text:style-name="KrymUkr"> **’*******. [******* **’******** *****-******]. </text:span><text:span text:style-name="KrymRusBold">***********</text:span><text:span text:style-name="KrymUkr"> – 1) **’*********; 2) ********. [***** ********* ** ********* *********, ********* *****].</text:span></text:p>
      <text:p text:style-name="KrymPar"><text:span text:style-name="KrymRusBold">*******</text:span><text:span text:style-name="KrymRusItalic"> * </text:span><text:span text:style-name="KrymRusBold">*****</text:span><text:span text:style-name="KrymUkr"> – 1) *********; 2) (</text:span><text:span text:style-name="KrymRusItalic">* ******</text:span><text:span text:style-name="KrymUkr">) ******; 3) (</text:span><text:span text:style-name="KrymRusItalic">*** ******</text:span><text:span text:style-name="KrymUkr">) *******; 4) </text:span><text:span text:style-name="KrymRusAux">*****.</text:span><text:span text:style-name="KrymUkr"> – *********, ********; 5) (</text:span><text:span text:style-name="KrymRusItalic">* *****</text:span><text:span text:style-name="KrymUkr">) *******, ****. [* *********** ******* (****.)].</text:span></text:p>
      <text:p text:style-name="KrymPar"><text:span text:style-name="KrymRusBold">********, -*****</text:span><text:span text:style-name="KrymUkr"> – ***********, **********.</text:span></text:p>
      <text:p text:style-name="KrymPar"><text:span text:style-name="KrymRusBold">**********</text:span><text:span text:style-name="KrymUkr"> – 1) **********; 2) *********, *********, **********. [***** *********** ******** ******?].</text:span></text:p>
      <text:p text:style-name="KrymPar"><text:span text:style-name="KrymRusBold">**********</text:span><text:span text:style-name="KrymUkr"> – *************, ************, *************; **********; **********. [******* ************. **** ** ******* – **********].</text:span></text:p>
      <text:p text:style-name="KrymPar"><text:span text:style-name="KrymRusBold">***********, -**, *********, -**</text:span><text:span text:style-name="KrymUkr"> – 1) (</text:span><text:span text:style-name="KrymRusItalic">* ****</text:span><text:span text:style-name="KrymUkr">) ************, -**, **********, -**; 2) ***********, -**, *********, -**, ***********, -**, *********, -**. [******* *********, ******* * ******, *** ***********].</text:span></text:p>
      <text:p text:style-name="KrymPar"><text:span text:style-name="KrymRusBold">********</text:span><text:span text:style-name="KrymUkr"> – *********, ***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*</text:span><text:span text:style-name="KrymUkr"> – 1) **********; 2) *********** ******* *********, **********, **********.</text:span></text:p>
      <text:p text:style-name="KrymPar"><text:span text:style-name="KrymRusBold">*********, *******</text:span><text:span text:style-name="KrymUkr"> – 1) *********, *******. [****** ***** *** ** ****, ** *******]; 2) **********, *********, *********, ********, *********, *******, ***********, *********. [** *** ***** ******** * ******* ******, * * *****. ******** *** ********** * *****]; 3) </text:span><text:span text:style-name="KrymRusBold">*. </text:span><text:span text:style-name="KrymRusItalic">** ***</text:span><text:span text:style-name="KrymUkr"> – ********** ******, ** ***********, ** ******** ****** ******** (******), ******** **********.</text:span></text:p>
      <text:p text:style-name="KrymPar"><text:span text:style-name="KrymRusBold">******,</text:span><text:span text:style-name="KrymRusItalic"> **. </text:span><text:span text:style-name="KrymRusBold">**********.</text:span></text:p>
      <text:p text:style-name="KrymPar"><text:span text:style-name="KrymRusBold">*******</text:span><text:span text:style-name="KrymUkr"> – 1) (</text:span><text:span text:style-name="KrymRusItalic">* ******, *******, ********* ****</text:span><text:span text:style-name="KrymUkr">) ******, ******; 2) (</text:span><text:span text:style-name="KrymRusItalic">* ********</text:span><text:span text:style-name="KrymUkr">) *******, ***********, 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</text:span><text:span text:style-name="KrymUkr"> – ************, ******, **********. </text:span><text:span text:style-name="KrymRusItalic">***** </text:span><text:span text:style-name="KrymRusBold">**********</text:span><text:span text:style-name="KrymRusItalic"> ****</text:span><text:span text:style-name="KrymUkr"> – *********.</text:span></text:p>
      <text:p text:style-name="KrymPar"><text:span text:style-name="KrymRusBold">*********, -**, *******, -**</text:span><text:span text:style-name="KrymUkr"> – ***********, -**, *********, -**, *********, -**, ********, -**; (</text:span><text:span text:style-name="KrymRusItalic">* ******, *******</text:span><text:span text:style-name="KrymUkr">) ************, -**, **********, -**. </text:span><text:span text:style-name="KrymRusBold">**********</text:span><text:span text:style-name="KrymUkr"> – **********, **********, ***********. </text:span><text:span text:style-name="KrymRusBold">********** </text:span><text:span text:style-name="KrymRusItalic">*****</text:span><text:span text:style-name="KrymUkr"> – *********, *********, ******, *********.</text:span></text:p>
      <text:p text:style-name="KrymPar"><text:span text:style-name="KrymRusBold">**********</text:span><text:span text:style-name="KrymUkr"> – ************, **********, **********, *******, ********.</text:span></text:p>
      <text:p text:style-name="KrymPar"><text:span text:style-name="KrymRusBold">**************</text:span><text:span text:style-name="KrymUkr"> – ************, ************, **********. </text:span><text:span text:style-name="KrymRusBold">*-*** </text:span><text:span text:style-name="KrymRusItalic">*********</text:span><text:span text:style-name="KrymUkr"> – ********** ************.</text:span></text:p>
      <text:p text:style-name="KrymPar"><text:span text:style-name="KrymRusBold">*********, ********</text:span><text:span text:style-name="KrymUkr"> – *********, ********, *********, ********, ******, ********, ********, ********, ******* *****, *****, ** *****, *********, *********, ***********, **********, *********, ********* ** **, *********** **, ******* ** **. </text:span><text:span text:style-name="KrymRusBold">**********</text:span><text:span text:style-name="KrymUkr"> – *********, **********.</text:span></text:p>
      <text:p text:style-name="KrymPar"><text:span text:style-name="KrymRusBold">*********</text:span><text:span text:style-name="KrymUkr"> – ******** (*******, *******), **********.</text:span></text:p>
      <text:p text:style-name="KrymPar"><text:span text:style-name="KrymRusBold">***********</text:span><text:span text:style-name="KrymUkr"> – *************, **************, ************* ** * *****.</text:span></text:p>
      <text:p text:style-name="KrymPar"><text:span text:style-name="KrymRusBold">***********</text:span><text:span text:style-name="KrymUkr"> – *************, ************.</text:span></text:p>
      <text:p text:style-name="KrymPar"><text:span text:style-name="KrymRusBold">**********,</text:span><text:span text:style-name="KrymRusItalic"> **. </text:span><text:span text:style-name="KrymRusBold">********.</text:span></text:p>
      <text:p text:style-name="KrymPar"><text:span text:style-name="KrymRusBold">*********, *******</text:span><text:span text:style-name="KrymUkr"> – **********, **********, ************, *********, ************, **********, ************, *********, ***********, *********. </text:span><text:span text:style-name="KrymRusBold">*. </text:span><text:span text:style-name="KrymRusItalic">*****</text:span><text:span text:style-name="KrymUkr"> – ************, **************, *********, ***********. </text:span><text:span text:style-name="KrymRusBold">*.</text:span><text:span text:style-name="KrymRusItalic"> ******. *****</text:span><text:span text:style-name="KrymUkr"> – ***** *****, *******, *********, *******. [****** *’*** – ***** ** ****’***].</text:span></text:p>
      <text:p text:style-name="KrymPar"><text:span text:style-name="KrymRusBold">********, **********</text:span><text:span text:style-name="KrymUkr"> – *************, ************, ***********, *************, *************. </text:span><text:span text:style-name="KrymRusBold">*. </text:span><text:span text:style-name="KrymRusItalic">*****</text:span><text:span text:style-name="KrymUkr"> – *************, **********.</text:span></text:p>
      <text:p text:style-name="KrymPar"><text:soft-page-break/><text:span text:style-name="KrymRusBold">********</text:span><text:span text:style-name="KrymUkr"> – ********** (</text:span><text:span text:style-name="KrymRusAux">*. </text:span><text:span text:style-name="KrymUkr">-**), ********, (</text:span><text:span text:style-name="KrymRusItalic">****, *************** ********, ***** * ************ ********** *****</text:span><text:span text:style-name="KrymUkr">) *** (</text:span><text:span text:style-name="KrymRusAux">* **.</text:span><text:span text:style-name="KrymUkr"> *****); (</text:span><text:span text:style-name="KrymRusItalic">** ****** ** ***. ***.</text:span><text:span text:style-name="KrymUkr">) ******, ******; (</text:span><text:span text:style-name="KrymRusItalic">** ********** ***** ***** ********* *****</text:span><text:span text:style-name="KrymUkr">) *******.</text:span></text:p>
      <text:p text:style-name="KrymPar"><text:span text:style-name="KrymRusBold">*********, *******</text:span><text:span text:style-name="KrymUkr"> – *********, *******.</text:span></text:p>
      <text:p text:style-name="KrymPar"><text:span text:style-name="KrymRusBold">*********, ********</text:span><text:span text:style-name="KrymUkr"> – *********, ********, *********, ********. [* ****** * ***** ******** ******* (******)]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</text:span><text:span text:style-name="KrymUkr"> – 1) </text:span><text:span text:style-name="KrymRusItalic">**. </text:span><text:span text:style-name="KrymRusBold">******</text:span><text:span text:style-name="KrymUkr">; 2) </text:span><text:span text:style-name="KrymRusAux">***.</text:span><text:span text:style-name="KrymRusItalic"> **. </text:span><text:span text:style-name="KrymRusBold">**********.</text:span></text:p>
      <text:p text:style-name="KrymPar"><text:span text:style-name="KrymRusBold">**********</text:span><text:span text:style-name="KrymUkr"> – **** (</text:span><text:span text:style-name="KrymRusAux">*. </text:span><text:span text:style-name="KrymUkr">-**), *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**</text:span><text:span text:style-name="KrymUkr"> – *************, ********* * 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*</text:span><text:span text:style-name="KrymUkr">, </text:span><text:span text:style-name="KrymRusAux">****.</text:span><text:span text:style-name="KrymUkr"> – ************, *********.</text:span></text:p>
      <text:p text:style-name="KrymPar"><text:span text:style-name="KrymRusBold">****************</text:span><text:span text:style-name="KrymUkr"> – ***********, ************.</text:span></text:p>
      <text:p text:style-name="KrymPar"><text:span text:style-name="KrymRusBold">***************, ************</text:span><text:span text:style-name="KrymUkr"> – **********, ********, ***********, *********, ***********, *********, **********, ********, ***********, </text:span><text:span text:style-name="KrymRusAux">***.</text:span><text:span text:style-name="KrymUkr"> *************, (</text:span><text:span text:style-name="KrymRusAux">****.</text:span><text:span text:style-name="KrymUkr">) ************, **********, (</text:span><text:span text:style-name="KrymRusItalic">***********</text:span><text:span text:style-name="KrymUkr">) *********, </text:span><text:span text:style-name="KrymRusAux">***.</text:span><text:span text:style-name="KrymUkr"> *********; (</text:span><text:span text:style-name="KrymRusItalic">**** * ********</text:span><text:span text:style-name="KrymUkr">) **************, ***********.</text:span></text:p>
      <text:p text:style-name="KrymPar"><text:span text:style-name="KrymRusBold">**************</text:span><text:span text:style-name="KrymUkr"> – *******(*)*****, *********. [********** ******* ** *********].</text:span></text:p>
      <text:p text:style-name="KrymPar"><text:span text:style-name="KrymRusBold">***********, -**</text:span><text:span text:style-name="KrymUkr"> – ***********, -**, ***********, -**.</text:span></text:p>
      <text:p text:style-name="KrymPar"><text:span text:style-name="KrymRusBold">**********, ********</text:span><text:span text:style-name="KrymUkr"> – **********, ********. [******* ***** **********, ***** *********** * ****].</text:span></text:p>
      <text:p text:style-name="KrymPar"><text:span text:style-name="KrymRusBold">******</text:span><text:span text:style-name="KrymUkr"> – *******, ***********, ****** (</text:span><text:span text:style-name="KrymRusAux">*. </text:span><text:span text:style-name="KrymUkr">-***), (</text:span><text:span text:style-name="KrymRusAux">***.</text:span><text:span text:style-name="KrymUkr">) ****** (</text:span><text:span text:style-name="KrymRusAux">*. </text:span><text:span text:style-name="KrymUkr">-****), *********. [******* ***** *********** ** *********, (</text:span><text:span text:style-name="KrymRusAux">***.</text:span><text:span text:style-name="KrymUkr">) ****** ** *******].</text:span></text:p>
      <text:p text:style-name="KrymPar"><text:span text:style-name="KrymRusBold">*************, ***********</text:span><text:span text:style-name="KrymUkr"> – *********, ***********, ***********, (</text:span><text:span text:style-name="KrymRusItalic">* ******</text:span><text:span text:style-name="KrymUkr">) **********. </text:span><text:span text:style-name="KrymRusBold">*************</text:span><text:span text:style-name="KrymUkr"> – **********, ************, ************, (</text:span><text:span text:style-name="KrymRusItalic">* ******</text:span><text:span text:style-name="KrymUkr">) ***********.</text:span></text:p>
      <text:p text:style-name="KrymPar"><text:span text:style-name="KrymRusBold">*********</text:span><text:span text:style-name="KrymUkr"> – *********, *********.</text:span></text:p>
      <text:p text:style-name="KrymPar"><text:span text:style-name="KrymRusBold">**********</text:span><text:span text:style-name="KrymUkr">, </text:span><text:span text:style-name="KrymRusAux">***.</text:span><text:span text:style-name="KrymUkr"> – ******** (</text:span><text:span text:style-name="KrymLat">**********</text:span><text:span text:style-name="KrymUkr">).</text:span></text:p>
      <text:p text:style-name="KrymPar"><text:span text:style-name="KrymRusBold">***********</text:span><text:span text:style-name="KrymUkr"> – ***********, ***********.</text:span></text:p>
      <text:p text:style-name="KrymPar"><text:span text:style-name="KrymRusBold">**********, ********</text:span><text:span text:style-name="KrymUkr"> – **********, *********, ******, ********, **********, ********, ***********, -**, *********. [** ****** ** *********, ** ***]. </text:span><text:span text:style-name="KrymRusBold">*********</text:span><text:span text:style-name="KrymUkr"> – **********, ********, *********, *********.</text:span></text:p>
      <text:p text:style-name="KrymPar"><text:span text:style-name="KrymRusBold">************, **********</text:span><text:span text:style-name="KrymUkr"> – 1) ************* (</text:span><text:span text:style-name="KrymRusItalic">****.</text:span><text:span text:style-name="KrymUkr"> ***), **********, ***********, (</text:span><text:span text:style-name="KrymRusAux">* ****.</text:span><text:span text:style-name="KrymUkr">) ***************, **********; 2) ********* (</text:span><text:span text:style-name="KrymRusItalic">****</text:span><text:span text:style-name="KrymUkr">),</text:span><text:span text:style-name="KrymRusItalic"> **. </text:span><text:span text:style-name="KrymRusBold">********. ************</text:span><text:span text:style-name="KrymUkr"> – 1) ************, *************, ************, *********; 2) ***********, ************ (</text:span><text:span text:style-name="KrymRusItalic">****</text:span><text:span text:style-name="KrymUkr">).</text:span></text:p>
      <text:p text:style-name="KrymPar"><text:span text:style-name="KrymRusBold">***********. *********</text:span><text:span text:style-name="KrymUkr"> – 1) (</text:span><text:span text:style-name="KrymRusItalic">****, ****** * ********* *****, *****</text:span><text:span text:style-name="KrymUkr">) ************, **********, *********, ***********, *******, *********; 2) (</text:span><text:span text:style-name="KrymRusItalic">** ******</text:span><text:span text:style-name="KrymUkr">)</text:span><text:span text:style-name="KrymRusItalic"> **. </text:span><text:span text:style-name="KrymRusBold">********, **********.</text:span></text:p>
      <text:p text:style-name="KrymPar"><text:span text:style-name="KrymRusBold">**********</text:span><text:span text:style-name="KrymUkr"> – ***********.</text:span></text:p>
      <text:p text:style-name="KrymPar"><text:span text:style-name="KrymRusBold">**********</text:span><text:span text:style-name="KrymUkr"> – ********* (</text:span><text:span text:style-name="KrymRusAux">****.</text:span><text:span text:style-name="KrymUkr">); *************.</text:span></text:p>
      <text:p text:style-name="KrymPar"><text:span text:style-name="KrymRusBold">*********, ********</text:span><text:span text:style-name="KrymUkr"> – ********, **********, ************, **********, ********** *******</text:span><text:span text:style-name="KrymRusItalic"> *** </text:span><text:span text:style-name="KrymUkr">** *****, (</text:span><text:span text:style-name="KrymRusItalic">*******</text:span><text:span text:style-name="KrymUkr">) *********, ********. </text:span><text:span text:style-name="KrymRusBold">*-***, -*** </text:span><text:span text:style-name="KrymRusItalic">** ***</text:span><text:span text:style-name="KrymUkr"> – (</text:span><text:span text:style-name="KrymRusItalic">** *****</text:span><text:span text:style-name="KrymUkr">) ***********, ********** ***** (** *****), (</text:span><text:span text:style-name="KrymRusItalic">* *****</text:span><text:span text:style-name="KrymUkr">) **********, ********** ***** (** ***, ** *****); (</text:span><text:span text:style-name="KrymRusItalic">****** *****</text:span><text:span text:style-name="KrymUkr">) – *************, **********; (</text:span><text:span text:style-name="KrymRusItalic">*******</text:span><text:span text:style-name="KrymUkr">) – *************, ***********, (</text:span><text:span text:style-name="KrymRusItalic">******</text:span><text:span text:style-name="KrymUkr">) – ***********, *********; </text:span><text:span text:style-name="KrymRusBold">********* </text:span><text:span text:style-name="KrymRusItalic">* ****</text:span><text:span text:style-name="KrymUkr"> (</text:span><text:span text:style-name="KrymRusItalic">*******</text:span><text:span text:style-name="KrymUkr">) – ********** (* *****, * *****), ********** *****. [** ********* **************-**************** ********** ****** *** ***** **************** ************]. </text:span><text:span text:style-name="KrymRusBold">********, ******* </text:span><text:span text:style-name="KrymRusItalic">***</text:span><text:span text:style-name="KrymUkr"> – ***********, *********** ** *****, *************, *********** **, *************, ************ ** *****, **********, ********* **. [*** *** ********** (********) ********]; (</text:span><text:span text:style-name="KrymRusItalic">**** ** ***</text:span><text:span text:style-name="KrymUkr">) – ******** **** ** **. [******* ********* *****, </text:span><text:soft-page-break/><text:span text:style-name="KrymUkr">******* ** ** ********* (***.)]; (</text:span><text:span text:style-name="KrymRusItalic">* *****</text:span><text:span text:style-name="KrymUkr">) – ********** ** ******, (****, *****) – *********. [**, *** ********* * ********* ***** (*. ***.)]. </text:span><text:span text:style-name="KrymRusBold">***********</text:span><text:span text:style-name="KrymUkr"> – *************. </text:span><text:span text:style-name="KrymRusBold">**********</text:span><text:span text:style-name="KrymUkr"> – ***********, ***********.</text:span></text:p>
      <text:p text:style-name="KrymPar"><text:span text:style-name="KrymRusBold">***********, **********</text:span><text:span text:style-name="KrymUkr"> (</text:span><text:span text:style-name="KrymRusItalic">******* ***-****</text:span><text:span text:style-name="KrymUkr">) – ****** ******** (********) ******** **, ***********, ********** (******, *****), **********, ***********. </text:span><text:span text:style-name="KrymRusItalic">*** </text:span><text:span text:style-name="KrymRusBold">***********</text:span><text:span text:style-name="KrymRusItalic"> ******* *********</text:span><text:span text:style-name="KrymUkr"> – ** ********* (*********) * ********* *******.</text:span></text:p>
      <text:p text:style-name="KrymPar"><text:span text:style-name="KrymRusBold">***********</text:span><text:span text:style-name="KrymUkr"> – *********, ***********, **************, *********, ***********. </text:span><text:span text:style-name="KrymRusItalic">***** </text:span><text:span text:style-name="KrymRusBold">*********** </text:span><text:span text:style-name="KrymRusItalic">***</text:span><text:span text:style-name="KrymUkr"> – ******** **********, ********, ******** *********, *******. </text:span><text:span text:style-name="KrymRusBold">**********</text:span><text:span text:style-name="KrymUkr"> – **********, ************, **********, ********, ********.</text:span></text:p>
      <text:p text:style-name="KrymPar"><text:span text:style-name="KrymRusBold">*********</text:span><text:span text:style-name="KrymUkr"> – **********. [********* *********].</text:span></text:p>
      <text:p text:style-name="KrymPar"><text:span text:style-name="KrymRusBold">*********, **********</text:span><text:span text:style-name="KrymUkr"> – **********, *********, ************, ***********.</text:span></text:p>
      <text:p text:style-name="KrymPar"><text:span text:style-name="KrymRusBold">*********</text:span><text:span text:style-name="KrymUkr"> – **********, 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*, **********</text:span><text:span text:style-name="KrymUkr"> – ***********, *********.</text:span></text:p>
      <text:p text:style-name="KrymPar"><text:span text:style-name="KrymRusBold">***********, *********</text:span><text:span text:style-name="KrymUkr"> – ********** (</text:span><text:span text:style-name="KrymRusAux">*. **.</text:span><text:span text:style-name="KrymUkr"> *******), ********. [*** ****** ****** ***** *********]; (</text:span><text:span text:style-name="KrymRusItalic">********* *** * *****</text:span><text:span text:style-name="KrymUkr">) ************. [**** *** * * ****** ***********]; (</text:span><text:span text:style-name="KrymRusItalic">* *** * *****</text:span><text:span text:style-name="KrymUkr">) *********. </text:span><text:span text:style-name="KrymRusBold">********* </text:span><text:span text:style-name="KrymRusItalic">*******, *****</text:span><text:span text:style-name="KrymUkr"> – ******** *******, *********** ****, ********* ****; (</text:span><text:span text:style-name="KrymRusItalic">*****</text:span><text:span text:style-name="KrymUkr">) ********* **** (</text:span><text:span text:style-name="KrymRusItalic">** ***</text:span><text:span text:style-name="KrymUkr">) *********, *********** ** *****, ***********, ********* ** *****. [** * ** ***, ** * ******, **** ******* ** ******** (****.). ********** ** *********** ** ** ** ***** ********]. </text:span><text:span text:style-name="KrymRusBold">*************</text:span><text:span text:style-name="KrymUkr"> – ***********. </text:span><text:span text:style-name="KrymRusBold">***********</text:span><text:span text:style-name="KrymUkr"> – *********, ************, ***********, ********** ** *****.</text:span></text:p>
      <text:p text:style-name="KrymPar"><text:span text:style-name="KrymRusBold">********</text:span><text:span text:style-name="KrymUkr"> – ******* (</text:span><text:span text:style-name="KrymRusAux">*. </text:span><text:span text:style-name="KrymUkr">-**), *********, ******.</text:span></text:p>
      <text:p text:style-name="KrymPar"><text:span text:style-name="KrymRusBold">***********</text:span><text:span text:style-name="KrymUkr"> – 1) ********** (******, *********** *****); 2) *********. [******** ******].</text:span></text:p>
      <text:p text:style-name="KrymPar"><text:span text:style-name="KrymRusBold">******, ************</text:span><text:span text:style-name="KrymUkr"> – ************, (</text:span><text:span text:style-name="KrymRusAux">***.</text:span><text:span text:style-name="KrymUkr"> **********), ***********, *********.</text:span></text:p>
      <text:p text:style-name="KrymPar"><text:span text:style-name="KrymRusBold">***********, *********</text:span><text:span text:style-name="KrymUkr"> – 1) ***********, *********, ***********, ********* ****, *************, *********** *****, **********, ************ ****, *********, ********. [******** ******** ** ***** ******** (*****.)]; 2) </text:span><text:span text:style-name="KrymRusBold">********* </text:span><text:span text:style-name="KrymRusItalic">******</text:span><text:span text:style-name="KrymUkr"> – **************, *************; (</text:span><text:span text:style-name="KrymRusItalic">******</text:span><text:span text:style-name="KrymUkr">) ******* *******. </text:span><text:span text:style-name="KrymRusBold">***********</text:span><text:span text:style-name="KrymUkr"> – **********, *************. </text:span><text:span text:style-name="KrymRusBold">*************</text:span><text:span text:style-name="KrymUkr"> – ************.</text:span></text:p>
      <text:p text:style-name="KrymPar"><text:span text:style-name="KrymRusBold">*************, ***********</text:span><text:span text:style-name="KrymUkr"> – *************, ***********, *************, ***********, ************, *********, **********, *********, *********, ************. [** ** ***, ***** ******** ********! (*****.)].</text:span></text:p>
      <text:p text:style-name="KrymPar"><text:span text:style-name="KrymRusBold">******</text:span><text:span text:style-name="KrymRusItalic"> * </text:span><text:span text:style-name="KrymRusBold">******,</text:span><text:span text:style-name="KrymRusItalic"> **. </text:span><text:span text:style-name="KrymRusBold">*********.</text:span></text:p>
      <text:p text:style-name="KrymPar"><text:span text:style-name="KrymRusBold">*****,</text:span><text:span text:style-name="KrymRusItalic"> **. </text:span><text:span text:style-name="KrymRusBold">*****.</text:span></text:p>
      <text:p text:style-name="KrymPar"><text:span text:style-name="KrymRusBold">********* </text:span><text:span text:style-name="KrymRusItalic">****</text:span><text:span text:style-name="KrymUkr"> – ********* *****, ********* 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***, *********</text:span><text:span text:style-name="KrymUkr"> – *********, ***********, ********, *********, ********, **********, ********, ***********, *********; (</text:span><text:span text:style-name="KrymRusItalic">****</text:span><text:span text:style-name="KrymUkr">) *********** (*********) *****, ******* (********) *****, **********, ************ [********* ** ***, * ******* ** *****]; ************, ************.</text:span></text:p>
      <text:p text:style-name="KrymPar"><text:span text:style-name="KrymRusBold">***********, *********</text:span><text:span text:style-name="KrymUkr"> – **************, ************.</text:span></text:p>
      <text:p text:style-name="KrymPar"><text:span text:style-name="KrymRusBold">********</text:span><text:span text:style-name="KrymUkr"> – ***********.</text:span></text:p>
      <text:p text:style-name="KrymPar"><text:span text:style-name="KrymRusBold">************</text:span><text:span text:style-name="KrymUkr"> – ************, **************.</text:span></text:p>
      <text:p text:style-name="KrymPar"><text:span text:style-name="KrymRusBold">***********, *********</text:span><text:span text:style-name="KrymUkr"> – ***********, *********, *************, ************, ************, *********. [******, *** ******* **** ** ***********].</text:span><text:span text:style-name="KrymRusItalic"> *****, **** **** </text:span><text:span text:style-name="KrymRusBold">*******</text:span><text:span text:style-name="KrymUkr"> – *******, *** * **** ******; *** **** *******. </text:span><text:span text:style-name="KrymRusBold">********* </text:span><text:span text:style-name="KrymRusItalic">*****</text:span><text:span text:style-name="KrymUkr"> – ******** ****, **** **********. </text:span><text:span text:style-name="KrymRusBold">**********</text:span><text:span text:style-name="KrymUkr"> – **********, *************, *************.</text:span></text:p>
      <text:p text:style-name="KrymPar"><text:span text:style-name="KrymRusBold">*************,</text:span><text:span text:style-name="KrymRusItalic"> **. </text:span><text:span text:style-name="KrymRusBold">*************.</text:span></text:p>
      <text:p text:style-name="KrymPar"><text:span text:style-name="KrymRusBold">************, **********</text:span><text:span text:style-name="KrymUkr"> – ************, ********, **********.</text:span></text:p>
      <text:p text:style-name="KrymPar"><text:soft-page-break/><text:span text:style-name="KrymRusBold">************</text:span><text:span text:style-name="KrymUkr"> – ************, ************.</text:span></text:p>
      <text:p text:style-name="KrymPar"><text:span text:style-name="KrymRusBold">***********, *********</text:span><text:span text:style-name="KrymUkr"> – *******, ***********, *********, ***********, *********, (</text:span><text:span text:style-name="KrymRusAux">******</text:span><text:span text:style-name="KrymUkr">) *********; *************; (</text:span><text:span text:style-name="KrymRusItalic">***</text:span><text:span text:style-name="KrymUkr">) ************, **********. </text:span><text:span text:style-name="KrymRusBold">*************</text:span><text:span text:style-name="KrymUkr"> – ************.</text:span></text:p>
      <text:p text:style-name="KrymPar"><text:span text:style-name="KrymRusBold">****************, **************</text:span><text:span text:style-name="KrymUkr"> – ***********, **********, **********, **************, ************, **************, ************, (</text:span><text:span text:style-name="KrymRusAux">***.</text:span><text:span text:style-name="KrymUkr">) ****************, **************.</text:span></text:p>
      <text:p text:style-name="KrymPar"><text:span text:style-name="KrymRusBold">**************</text:span><text:span text:style-name="KrymUkr"> – **********, ******** (</text:span><text:span text:style-name="KrymRusAux">*. </text:span><text:span text:style-name="KrymUkr">-**), **************, *************, *************.</text:span></text:p>
      <text:p text:style-name="KrymPar"><text:span text:style-name="KrymRusBold">*************, -**, **********, -**</text:span><text:span text:style-name="KrymUkr"> – 1) *********, -**, ***********, -**, ************, -**, **********, -**, ************, -**, **********, -**; (</text:span><text:span text:style-name="KrymRusAux">* ******</text:span><text:span text:style-name="KrymUkr">) **************, -**, (</text:span><text:span text:style-name="KrymRusItalic">** ********</text:span><text:span text:style-name="KrymUkr">) *********, -**, ********, -**; 2) (</text:span><text:span text:style-name="KrymRusItalic">*****</text:span><text:span text:style-name="KrymUkr">) *********, **********, ***********, ********, **********, *********. [********** ***** ******* (*. ****.)]. </text:span><text:span text:style-name="KrymRusBold">*************</text:span><text:span text:style-name="KrymUkr"> – ************, ***********, (</text:span><text:span text:style-name="KrymRusItalic">*********</text:span><text:span text:style-name="KrymUkr">) **********. [******** ********** ******* (****.)]; (</text:span><text:span text:style-name="KrymRusItalic">* *****</text:span><text:span text:style-name="KrymUkr">) ********.</text:span></text:p>
      <text:p text:style-name="KrymPar"><text:span text:style-name="KrymRusBold">******, ************</text:span><text:span text:style-name="KrymUkr"> – ************. </text:span><text:span text:style-name="KrymRusItalic">***** ** </text:span><text:span text:style-name="KrymRusBold">*******</text:span><text:span text:style-name="KrymUkr"> – ******, *******. </text:span><text:span text:style-name="KrymRusItalic">******* ***** ** </text:span><text:span text:style-name="KrymRusBold">*******</text:span><text:span text:style-name="KrymUkr"> – *********, **********.</text:span></text:p>
      <text:p text:style-name="KrymPar"><text:span text:style-name="KrymRusBold">*********, *********,</text:span><text:span text:style-name="KrymRusItalic"> **. </text:span><text:span text:style-name="KrymRusBold">*********** *</text:span><text:span text:style-name="KrymRusItalic"> * </text:span><text:span text:style-name="KrymRusBold">**.</text:span></text:p>
      <text:p text:style-name="KrymPar"><text:span text:style-name="KrymRusBold">*. ***********, *********</text:span><text:span text:style-name="KrymUkr"> – ***********, *********; (</text:span><text:span text:style-name="KrymRusAux">* ****.</text:span><text:span text:style-name="KrymUkr"> – *************), *******, *********. [******** (********) ***** * ********. ****** * ****** *************]. </text:span><text:span text:style-name="KrymRusBold">***********, ********* </text:span><text:span text:style-name="KrymRusItalic">*****</text:span><text:span text:style-name="KrymUkr"> – *********** (*********, *********) ****. </text:span><text:span text:style-name="KrymRusBold">*********** </text:span><text:span text:style-name="KrymRusItalic">*****</text:span><text:span text:style-name="KrymUkr"> – **** *******. [**** ******* ** ***** ** ********* ***** (****.)].</text:span></text:p>
      <text:p text:style-name="KrymPar"><text:span text:style-name="KrymRusBold">**. ***********, ********* </text:span><text:span text:style-name="KrymUkr">(</text:span><text:span text:style-name="KrymRusItalic">*****</text:span><text:span text:style-name="KrymUkr">) – *******, *********, (</text:span><text:span text:style-name="KrymRusItalic">******</text:span><text:span text:style-name="KrymUkr">) **ґ*******, *****ґ******, ****ґ*******. [****** ********. ****ґ******* ******]. </text:span><text:span text:style-name="KrymRusBold">***********</text:span><text:span text:style-name="KrymUkr"> – **********, ********, (</text:span><text:span text:style-name="KrymRusItalic">******</text:span><text:span text:style-name="KrymUkr">) *****ґ*******, **ґ*********.</text:span></text:p>
      <text:p text:style-name="KrymPar"><text:span text:style-name="KrymRusBold">*************, ***********</text:span><text:span text:style-name="KrymUkr"> – *************, ***********. [*** ******* *********** * *****. ******** ************ *-** *****].</text:span></text:p>
      <text:p text:style-name="KrymPar"><text:span text:style-name="KrymRusBold">*********,</text:span><text:span text:style-name="KrymRusItalic"> **. </text:span><text:span text:style-name="KrymRusBold">*********** **.</text:span></text:p>
      <text:p text:style-name="KrymPar"><text:span text:style-name="KrymRusBold">************</text:span><text:span text:style-name="KrymUkr"> – 1) ************; 2) (</text:span><text:span text:style-name="KrymRusItalic">****</text:span><text:span text:style-name="KrymUkr">) ***********, ************, **************. [****** ************ ********* *********** ***** * ******].</text:span></text:p>
      <text:p text:style-name="KrymPar"><text:span text:style-name="KrymRusBold">*. ***********, *********</text:span><text:span text:style-name="KrymUkr"> – ***********, *********, (</text:span><text:span text:style-name="KrymRusAux">******</text:span><text:span text:style-name="KrymUkr"> – *************), ***********, *********, (</text:span><text:span text:style-name="KrymRusAux">******</text:span><text:span text:style-name="KrymUkr"> – *************). [****** ***** ** ******** *************. ******* ***** * ********]. </text:span><text:span text:style-name="KrymRusBold">***********</text:span><text:span text:style-name="KrymUkr"> – ********** (*************), **********.</text:span></text:p>
      <text:p text:style-name="KrymPar"><text:span text:style-name="KrymRusBold">**. ***********, *********</text:span><text:span text:style-name="KrymUkr"> (</text:span><text:span text:style-name="KrymRusItalic">****</text:span><text:span text:style-name="KrymUkr">) – **********, ************, ***********, *********, *************, ***********. </text:span><text:span text:style-name="KrymRusBold">***********</text:span><text:span text:style-name="KrymUkr"> – *************, **********, ************. </text:span><text:span text:style-name="KrymRusBold">*************</text:span><text:span text:style-name="KrymUkr"> – ************, ***********.</text:span></text:p>
      <text:p text:style-name="KrymPar"><text:span text:style-name="KrymRusBold">***********, *********</text:span><text:span text:style-name="KrymUkr"> – ***********, ***********, *********, *********. [********* ********]. </text:span><text:span text:style-name="KrymRusBold">***********</text:span><text:span text:style-name="KrymUkr"> (</text:span><text:span text:style-name="KrymRusItalic">* ****</text:span><text:span text:style-name="KrymUkr">) – **********. [***** ********** ***, ****** ******]. </text:span><text:span text:style-name="KrymRusBold">***********</text:span><text:span text:style-name="KrymUkr"> – **********, *********.</text:span></text:p>
      <text:p text:style-name="KrymPar"><text:span text:style-name="KrymRusBold">************, -**, **********, -** </text:span><text:span text:style-name="KrymRusItalic">* </text:span><text:span text:style-name="KrymRusBold">************</text:span><text:span text:style-name="KrymUkr"> – ************, -**, **********, -**; ************, ***********. </text:span><text:span text:style-name="KrymRusBold">************</text:span><text:span text:style-name="KrymUkr"> – ***********, ************, ************.</text:span></text:p>
      <text:p text:style-name="KrymPar"><text:span text:style-name="KrymRusBold">************, **********</text:span><text:span text:style-name="KrymUkr"> – ********, 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, ************</text:span><text:span text:style-name="KrymUkr"> – **********, ********. [********* ** ******** = </text:span><text:span text:style-name="KrymRusItalic">********* ***</text:span><text:span text:style-name="KrymUkr">!].</text:span></text:p>
      <text:p text:style-name="KrymPar"><text:span text:style-name="KrymRusBold">*********</text:span><text:span text:style-name="KrymUkr"> – ********* (********, ** ***** ******** ** ******).</text:span></text:p>
      <text:p text:style-name="KrymPar"><text:span text:style-name="KrymRusBold">*********</text:span><text:span text:style-name="KrymUkr"> – 1) *********; 2) **********.</text:span></text:p>
      <text:p text:style-name="KrymPar"><text:span text:style-name="KrymRusBold">********</text:span><text:span text:style-name="KrymUkr"> – 1) ******* (</text:span><text:span text:style-name="KrymRusAux">*. </text:span><text:span text:style-name="KrymUkr">-**); 2) </text:span><text:span text:style-name="KrymRusItalic">**. </text:span><text:span text:style-name="KrymRusBold">********.</text:span></text:p>
      <text:p text:style-name="KrymPar"><text:span text:style-name="KrymRusBold">***********, *********</text:span><text:span text:style-name="KrymRusItalic"> * </text:span><text:span text:style-name="KrymRusBold">*********</text:span><text:span text:style-name="KrymUkr"> – 1) </text:span><text:span text:style-name="KrymRusItalic">**. </text:span><text:span text:style-name="KrymRusBold">************, **********, **********. **********,</text:span><text:span text:style-name="KrymRusItalic"> **. </text:span><text:span text:style-name="KrymRusBold">************. *-*** </text:span><text:span text:style-name="KrymRusItalic">*****</text:span><text:span text:style-name="KrymUkr"> – **********, **ґ*******, ***ґ** *********, (*)********** ******, ******* ******, ************, **********; 2) (</text:span><text:span text:style-name="KrymRusItalic">*******, ********</text:span><text:span text:style-name="KrymUkr">) ******** (********) ******* (*****), *******, ********* *******; (</text:span><text:span text:style-name="KrymRusItalic">****** * ******.</text:span><text:span text:style-name="KrymUkr">) *********. [******* ********* ******* *****].</text:span></text:p>
      <text:p text:style-name="KrymPar"><text:soft-page-break/><text:span text:style-name="KrymRusBold">*************, *********** </text:span><text:span text:style-name="KrymRusItalic">* </text:span><text:span text:style-name="KrymRusBold">***********</text:span><text:span text:style-name="KrymUkr"> – ***********, ***********; (</text:span><text:span text:style-name="KrymRusItalic">****** * ****</text:span><text:span text:style-name="KrymUkr">) *********. [***** ********].</text:span><text:span text:style-name="KrymRusItalic"> ***. </text:span><text:span text:style-name="KrymRusBold">**************.</text:span></text:p>
      <text:p text:style-name="KrymPar"><text:span text:style-name="KrymRusBold">********</text:span><text:span text:style-name="KrymUkr"> – ********* (</text:span><text:span text:style-name="KrymRusAux">*. </text:span><text:span text:style-name="KrymUkr">-***), ******** (</text:span><text:span text:style-name="KrymRusAux">*. </text:span><text:span text:style-name="KrymUkr">-***), ******** (</text:span><text:span text:style-name="KrymRusAux">*. </text:span><text:span text:style-name="KrymUkr">-*****), ******** (</text:span><text:span text:style-name="KrymRusAux">*. </text:span><text:span text:style-name="KrymUkr">-*****); (</text:span><text:span text:style-name="KrymRusItalic">******</text:span><text:span text:style-name="KrymUkr">) ******** (</text:span><text:span text:style-name="KrymRusAux">*. </text:span><text:span text:style-name="KrymUkr">-***), ********* (</text:span><text:span text:style-name="KrymRusAux">*. </text:span><text:span text:style-name="KrymUkr">-***), ********. </text:span><text:span text:style-name="KrymRusItalic">***** </text:span><text:span text:style-name="KrymRusBold">********</text:span><text:span text:style-name="KrymUkr"> – ******** *******, ******** *******. </text:span><text:span text:style-name="KrymRusItalic">***********</text:span><text:span text:style-name="KrymUkr"> (</text:span><text:span text:style-name="KrymRusItalic">**********</text:span><text:span text:style-name="KrymUkr">) </text:span><text:span text:style-name="KrymRusBold">********</text:span><text:span text:style-name="KrymUkr"> – (*)******* ********* (******), *********** (*********, *********) *****.</text:span></text:p>
      <text:p text:style-name="KrymPar"><text:span text:style-name="KrymRusBold">*********, *********</text:span><text:span text:style-name="KrymUkr"> – *********, *********; (</text:span><text:span text:style-name="KrymRusItalic">********</text:span><text:span text:style-name="KrymUkr">) **********, ********, **********, ********. [***** *********. **** *******, *******].</text:span></text:p>
      <text:p text:style-name="KrymPar"><text:span text:style-name="KrymRusBold">*********, **********</text:span><text:span text:style-name="KrymUkr"> – ********, *********.</text:span></text:p>
      <text:p text:style-name="KrymPar"><text:span text:style-name="KrymRusBold">*********</text:span><text:span text:style-name="KrymUkr"> – 1) ***********, ************** (</text:span><text:span text:style-name="KrymRusItalic">****. *****</text:span><text:span text:style-name="KrymUkr">); 2) ***********, ************ (</text:span><text:span text:style-name="KrymRusItalic">***** * *. *.</text:span><text:span text:style-name="KrymUkr">); 3) ************ (</text:span><text:span text:style-name="KrymRusItalic">******</text:span><text:span text:style-name="KrymUkr">); 4) </text:span><text:span text:style-name="KrymRusItalic">**. </text:span><text:span text:style-name="KrymRusBold">**********</text:span><text:span text:style-name="KrymUkr">; 5) **************; ***************, ****************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*</text:span><text:span text:style-name="KrymUkr">; 2) ***********.</text:span></text:p>
      <text:p text:style-name="KrymPar"><text:span text:style-name="KrymRusBold">*************</text:span><text:span text:style-name="KrymUkr"> – ***********, *************.</text:span><text:span text:style-name="KrymRusItalic"> **. </text:span><text:span text:style-name="KrymRusBold">********* 1, 2, 3.</text:span></text:p>
      <text:p text:style-name="KrymPar"><text:span text:style-name="KrymRusBold">************, *********</text:span><text:span text:style-name="KrymRusItalic"> * </text:span><text:span text:style-name="KrymRusBold">*********</text:span><text:span text:style-name="KrymUkr"> – 1) **********, *********; (</text:span><text:span text:style-name="KrymRusItalic">*********</text:span><text:span text:style-name="KrymUkr">) *************, ***********; 2) **********, *********, *************, *********** *******, *********; 3) *************, ***********, *********, ******* (</text:span><text:span text:style-name="KrymRusItalic">******</text:span><text:span text:style-name="KrymUkr">); 4) </text:span><text:span text:style-name="KrymRusItalic">**. </text:span><text:span text:style-name="KrymRusBold">*********</text:span><text:span text:style-name="KrymUkr">; 5) *************, *********, ***********, ***********, ***********; ***************, *************.</text:span></text:p>
      <text:p text:style-name="KrymPar"><text:span text:style-name="KrymRusBold">************, **********</text:span><text:span text:style-name="KrymRusItalic"> * </text:span><text:span text:style-name="KrymRusBold">**********</text:span><text:span text:style-name="KrymUkr"> – *************, **********, ********** (</text:span><text:span text:style-name="KrymRusAux">******</text:span><text:span text:style-name="KrymUkr"> – ***************), *************, *********** (</text:span><text:span text:style-name="KrymRusAux">******</text:span><text:span text:style-name="KrymUkr"> – ***************), ************, ********** (</text:span><text:span text:style-name="KrymRusAux">******</text:span><text:span text:style-name="KrymUkr"> – **************); (</text:span><text:span text:style-name="KrymRusItalic">************* *****</text:span><text:span text:style-name="KrymUkr">) *********, ***********, *********. [******** *********** *******]; (</text:span><text:span text:style-name="KrymRusItalic">*****</text:span><text:span text:style-name="KrymUkr">) ************, **********, *********, ********, ********, ********, **********. [***** ******* ***** **** ** ******* ***** (****.)]; (</text:span><text:span text:style-name="KrymRusItalic">**********</text:span><text:span text:style-name="KrymUkr">) – ********** (</text:span><text:span text:style-name="KrymRusAux">***.</text:span><text:span text:style-name="KrymUkr">). </text:span><text:span text:style-name="KrymRusBold">************, ***********</text:span><text:span text:style-name="KrymUkr"> – ***********, ************.</text:span></text:p>
      <text:p text:style-name="KrymPar"><text:span text:style-name="KrymRusBold">************, -**</text:span><text:span text:style-name="KrymRusItalic"> * </text:span><text:span text:style-name="KrymRusBold">**********, -**</text:span><text:span text:style-name="KrymUkr"> – *************, -**, **********, -**. [******** ************** * *****].</text:span></text:p>
      <text:p text:style-name="KrymPar"><text:span text:style-name="KrymRusBold">***********, *********</text:span><text:span text:style-name="KrymUkr"> – ***********, *************, *********, *************. </text:span><text:span text:style-name="KrymRusBold">***********</text:span><text:span text:style-name="KrymUkr"> – **********, **********.</text:span></text:p>
      <text:p text:style-name="KrymPar"><text:span text:style-name="KrymRusBold">*********, ************</text:span><text:span text:style-name="KrymUkr"> – ************, ************, </text:span><text:span text:style-name="KrymRusAux">***.</text:span><text:span text:style-name="KrymUkr"> **********, **********.</text:span></text:p>
      <text:p text:style-name="KrymPar"><text:span text:style-name="KrymRusBold">***********</text:span><text:span text:style-name="KrymUkr"> – ***********, ************, ********** (********, *******), *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, ***********</text:span><text:span text:style-name="KrymUkr"> – *******, ******. [***** *********** ********].</text:span></text:p>
      <text:p text:style-name="KrymPar"><text:span text:style-name="KrymRusBold">*. **********, ***********</text:span><text:span text:style-name="KrymUkr"> – **********, ***********, ***********, **********, *********. [******** **** ***********]. </text:span><text:span text:style-name="KrymRusBold">************</text:span><text:span text:style-name="KrymUkr"> – ************, ***********.</text:span></text:p>
      <text:p text:style-name="KrymPar"><text:span text:style-name="KrymRusBold">**. **********, **********,</text:span><text:span text:style-name="KrymRusItalic"> **. </text:span><text:span text:style-name="KrymRusBold">*********, ********.</text:span></text:p>
      <text:p text:style-name="KrymPar"><text:span text:style-name="KrymRusBold">************, **********</text:span><text:span text:style-name="KrymUkr"> – ********* (*******) ****, ****************, *************.</text:span></text:p>
      <text:p text:style-name="KrymPar"><text:span text:style-name="KrymRusBold">*********</text:span><text:span text:style-name="KrymUkr"> – ***********, </text:span><text:span text:style-name="KrymRusAux">***.</text:span><text:span text:style-name="KrymUkr"> ***********.</text:span></text:p>
      <text:p text:style-name="KrymPar"><text:span text:style-name="KrymRusBold">************</text:span><text:span text:style-name="KrymUkr"> – **********, *********, ********. [*********** *********].</text:span></text:p>
      <text:p text:style-name="KrymPar"><text:span text:style-name="KrymRusBold">**********, -**, **********, -**</text:span><text:span text:style-name="KrymUkr"> – **********, -**, **********, -**, *********, -**, *********, -**, *********, -**, *********, -**. </text:span><text:span text:style-name="KrymRusBold">************</text:span><text:span text:style-name="KrymUkr"> – ***********, **********, **********. </text:span><text:span text:style-name="KrymRusBold">********* </text:span><text:span text:style-name="KrymRusItalic">***</text:span><text:span text:style-name="KrymUkr"> – ***********, **********, ********* **, ** ********** *****.</text:span><text:span text:style-name="KrymRusItalic"> ***. </text:span><text:span text:style-name="KrymRusBold">**********.</text:span></text:p>
      <text:p text:style-name="KrymPar"><text:span text:style-name="KrymRusBold">***********</text:span><text:span text:style-name="KrymUkr"> – ***********, **********, *********, **********.</text:span></text:p>
      <text:p text:style-name="KrymPar"><text:span text:style-name="KrymRusBold">**************</text:span><text:span text:style-name="KrymUkr"> – **************, *************, *************.</text:span></text:p>
      <text:p text:style-name="KrymPar"><text:span text:style-name="KrymRusBold">*************, ***********</text:span><text:span text:style-name="KrymUkr"> – *********, *************, ***********, *********, ************, **********, ********, **********. [********* ***** * ***** ** ******. ******: ****! ***!* – ***** **********].</text:span></text:p>
      <text:p text:style-name="KrymPar"><text:span text:style-name="KrymRusBold">********</text:span><text:span text:style-name="KrymUkr"> – ********, **************** ** 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oft-page-break/><text:span text:style-name="KrymRusBold">********</text:span><text:span text:style-name="KrymUkr"> – ******, ************, </text:span><text:span text:style-name="KrymRusAux">***.</text:span><text:span text:style-name="KrymUkr"> **********, ********.</text:span></text:p>
      <text:p text:style-name="KrymPar"><text:span text:style-name="KrymRusBold">***********, *********</text:span><text:span text:style-name="KrymUkr"> – *******, ********, ***********, *********, ********* (</text:span><text:span text:style-name="KrymRusAux">******</text:span><text:span text:style-name="KrymUkr"> – *********, *************). [*** **** * ***** ******** ********* (****.)]. </text:span><text:span text:style-name="KrymRusBold">***********</text:span><text:span text:style-name="KrymUkr"> – ********, ********, *******; (</text:span><text:span text:style-name="KrymRusItalic">** ******</text:span><text:span text:style-name="KrymUkr">) *************.</text:span></text:p>
      <text:p text:style-name="KrymPar"><text:span text:style-name="KrymRusBold">*************, ***********</text:span><text:span text:style-name="KrymRusItalic"> * </text:span><text:span text:style-name="KrymRusBold">************</text:span><text:span text:style-name="KrymUkr"> – **************, ************, *************, ***********, ************, ************, **********, ************, **********, ***[*]*********, ****[*]******, ************, **********. [****** ********** * ****** ** * ********** ******]; (</text:span><text:span text:style-name="KrymRusItalic">*****</text:span><text:span text:style-name="KrymUkr">) *********, ******** (****). </text:span><text:span text:style-name="KrymRusBold">*************</text:span><text:span text:style-name="KrymUkr"> – *************, ************, *************, ***********, ***********, ****[*]*******.</text:span></text:p>
      <text:p text:style-name="KrymPar"><text:span text:style-name="KrymRusBold">**********</text:span><text:span text:style-name="KrymUkr"> – ***********, *********; (</text:span><text:span text:style-name="KrymRusItalic">*** ******</text:span><text:span text:style-name="KrymUkr">) *********. [*********** ******* ********** ** * **** ********]; (</text:span><text:span text:style-name="KrymRusItalic">*** ****</text:span><text:span text:style-name="KrymUkr">) **********.</text:span></text:p>
      <text:p text:style-name="KrymPar"><text:span text:style-name="KrymRusBold">*************, ***********</text:span><text:span text:style-name="KrymUkr"> – *********, **************, ***********.</text:span></text:p>
      <text:p text:style-name="KrymPar"><text:span text:style-name="KrymRusBold">**************, **********</text:span><text:span text:style-name="KrymUkr"> – **********, </text:span><text:span text:style-name="KrymRusAux">* ******</text:span><text:span text:style-name="KrymUkr"> ************* (******* * ****** ** * *******); (</text:span><text:span text:style-name="KrymRusItalic">*******</text:span><text:span text:style-name="KrymUkr">) *********; (</text:span><text:span text:style-name="KrymRusItalic">***********</text:span><text:span text:style-name="KrymUkr">) **********.</text:span></text:p>
      <text:p text:style-name="KrymPar"><text:span text:style-name="KrymRusBold">*************, ***********</text:span><text:span text:style-name="KrymUkr"> – *********, ***********, </text:span><text:span text:style-name="KrymRusAux">* ******</text:span><text:span text:style-name="KrymUkr">: ************, ************** (****** * ****** ** * *******); (</text:span><text:span text:style-name="KrymRusItalic">******</text:span><text:span text:style-name="KrymUkr">) ********; (</text:span><text:span text:style-name="KrymRusItalic">***********</text:span><text:span text:style-name="KrymUkr">) **********. </text:span><text:span text:style-name="KrymRusBold">*************</text:span><text:span text:style-name="KrymUkr"> – 1) ********, ***********; 2) ********, *************.</text:span></text:p>
      <text:p text:style-name="KrymPar"><text:span text:style-name="KrymRusBold">**************</text:span><text:span text:style-name="KrymUkr"> – ********** *******, *************.</text:span></text:p>
      <text:p text:style-name="KrymPar"><text:span text:style-name="KrymRusBold">***************, *************</text:span><text:span text:style-name="KrymUkr"> – *********, ********* ******, ***************, *************.</text:span></text:p>
      <text:p text:style-name="KrymPar"><text:span text:style-name="KrymRusBold">**************, ************</text:span><text:span text:style-name="KrymUkr"> – *************, ***********, ***********, **************, ************, ************, *************, ***********, ***********. [******** * *** ****** *********: *********** ***** * **************].</text:span></text:p>
      <text:p text:style-name="KrymPar"><text:span text:style-name="KrymRusBold">********</text:span><text:span text:style-name="KrymUkr"> – ************, **************; (</text:span><text:span text:style-name="KrymRusItalic">****</text:span><text:span text:style-name="KrymUkr">) ********** (******).</text:span></text:p>
      <text:p text:style-name="KrymPar"><text:span text:style-name="KrymRusBold">**********,</text:span><text:span text:style-name="KrymRusItalic"> **. </text:span><text:span text:style-name="KrymRusBold">**************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*****</text:span><text:span text:style-name="KrymUkr">; 2) ********** (*********, ** ****** ********* *’*** ********)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, *********</text:span><text:span text:style-name="KrymUkr"> – ********, **********, (</text:span><text:span text:style-name="KrymRusItalic">**********</text:span><text:span text:style-name="KrymUkr">) ***. [*** **** – ****** *****]. </text:span><text:span text:style-name="KrymRusItalic">******** * ***** *** </text:span><text:span text:style-name="KrymRusBold">*********</text:span><text:span text:style-name="KrymUkr"> – ********* * ***. </text:span><text:span text:style-name="KrymRusItalic">********</text:span><text:span text:style-name="KrymUkr"> (</text:span><text:span text:style-name="KrymRusItalic">****. *****</text:span><text:span text:style-name="KrymUkr">) </text:span><text:span text:style-name="KrymRusItalic">** </text:span><text:span text:style-name="KrymRusBold">*********</text:span><text:span text:style-name="KrymUkr"> – ********* ** ********, ** ******* (</text:span><text:span text:style-name="KrymRusAux">***.</text:span><text:span text:style-name="KrymUkr">).</text:span></text:p>
      <text:p text:style-name="KrymPar"><text:span text:style-name="KrymRusBold">**********,</text:span><text:span text:style-name="KrymRusItalic"> **. </text:span><text:span text:style-name="KrymRusBold">*************.</text:span></text:p>
      <text:p text:style-name="KrymPar"><text:span text:style-name="KrymRusBold">***************, ***********</text:span><text:span text:style-name="KrymUkr"> – ***********, **********, ***************.</text:span></text:p>
      <text:p text:style-name="KrymPar"><text:span text:style-name="KrymRusBold">**************, ************</text:span><text:span text:style-name="KrymUkr"> – **********, ************ (</text:span><text:span text:style-name="KrymRusAux">******</text:span><text:span text:style-name="KrymUkr"> – ****************), *********, ***************, **************, ****************, *************, ***********. </text:span><text:span text:style-name="KrymRusBold">-*** </text:span><text:span text:style-name="KrymRusItalic">****** *******</text:span><text:span text:style-name="KrymUkr"> – *********, ***************, 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**</text:span><text:span text:style-name="KrymUkr"> – ***********, *******.</text:span></text:p>
      <text:p text:style-name="KrymPar"><text:span text:style-name="KrymRusBold">************, *********</text:span><text:span text:style-name="KrymUkr"> – **********, *********, (</text:span><text:span text:style-name="KrymRusAux">******</text:span><text:span text:style-name="KrymUkr">) ************. </text:span><text:span text:style-name="KrymRusBold">************</text:span><text:span text:style-name="KrymUkr"> – ***********, *************.</text:span></text:p>
      <text:p text:style-name="KrymPar"><text:span text:style-name="KrymRusBold">**************, ***********</text:span><text:span text:style-name="KrymUkr"> – ************, ***********, ***********, ***********. [******* ********** ** *****].</text:span></text:p>
      <text:p text:style-name="KrymPar"><text:span text:style-name="KrymRusBold">************</text:span><text:span text:style-name="KrymUkr"> – ******[**]******, ********. [******* ********* ** ******* **** ***********].</text:span></text:p>
      <text:p text:style-name="KrymPar"><text:span text:style-name="KrymRusBold">***********, -**, *********, -**</text:span><text:span text:style-name="KrymUkr"> – *******, -**, ***********, -**, </text:span><text:span text:style-name="KrymRusAux">***.</text:span><text:span text:style-name="KrymUkr"> *********, -**, *********, -**, *********, -**, ********, -**, ********, -**. </text:span><text:span text:style-name="KrymRusBold">***********</text:span><text:span text:style-name="KrymUkr"> – **********, *********, *********.</text:span></text:p>
      <text:p text:style-name="KrymPar"><text:span text:style-name="KrymRusBold">*********</text:span><text:span text:style-name="KrymUkr"> – ************.</text:span></text:p>
      <text:p text:style-name="KrymPar"><text:soft-page-break/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********, *************</text:span><text:span text:style-name="KrymUkr"> – ***************, *************.</text:span></text:p>
      <text:p text:style-name="KrymPar"><text:span text:style-name="KrymRusBold">************, -**, **********, -**</text:span><text:span text:style-name="KrymUkr"> – *********, -**, ***********, -**, **********, -**, ************, -**, ********, -**, **********, -**. </text:span><text:span text:style-name="KrymRusBold">************</text:span><text:span text:style-name="KrymUkr"> – *************, *************, *********** (</text:span><text:span text:style-name="KrymRusAux">****.</text:span><text:span text:style-name="KrymUkr"> ***********); (</text:span><text:span text:style-name="KrymRusItalic">* *****, ******* ****</text:span><text:span text:style-name="KrymUkr">) ************* (***********) * *****, ******* (*****, *******).</text:span></text:p>
      <text:p text:style-name="KrymPar"><text:span text:style-name="KrymRusBold">********, ************</text:span><text:span text:style-name="KrymUkr"> – ********, **********, *********** (</text:span><text:span text:style-name="KrymRusAux">*. *.</text:span><text:span text:style-name="KrymUkr">).</text:span></text:p>
      <text:p text:style-name="KrymPar"><text:span text:style-name="KrymRusBold">************, -**, ***********, -**</text:span><text:span text:style-name="KrymUkr"> – ************, -**, ***********, -**, *************, -**, (</text:span><text:span text:style-name="KrymRusAux">* ******</text:span><text:span text:style-name="KrymUkr">) **************, -**.</text:span></text:p>
      <text:p text:style-name="KrymPar"><text:span text:style-name="KrymRusBold">***********, **********</text:span><text:span text:style-name="KrymUkr"> – ***********, **********, ********, *********.</text:span></text:p>
      <text:p text:style-name="KrymPar"><text:span text:style-name="KrymRusBold">*******, *************</text:span><text:span text:style-name="KrymUkr"> – *******, *************, *****, ************, ******, ************, *******, ******, ************.</text:span></text:p>
      <text:p text:style-name="KrymPar"><text:span text:style-name="KrymRusBold">************, ***********</text:span><text:span text:style-name="KrymUkr"> – ************, **********, ***********, ***********, **********, *********, **********, ***********, (</text:span><text:span text:style-name="KrymRusAux">***.</text:span><text:span text:style-name="KrymUkr">) **********, **************, ************. [* ************** ** ******, ****** ******** ****** **********]. </text:span><text:span text:style-name="KrymRusBold">-*** </text:span><text:span text:style-name="KrymRusItalic">********, ************</text:span><text:span text:style-name="KrymUkr"> – *********.</text:span></text:p>
      <text:p text:style-name="KrymPar"><text:span text:style-name="KrymRusBold">**********************, ********************</text:span><text:span text:style-name="KrymUkr"> – *********************, *******************; (</text:span><text:span text:style-name="KrymRusAux">****</text:span><text:span text:style-name="KrymUkr">) ********************, *****************.</text:span></text:p>
      <text:p text:style-name="KrymPar"><text:span text:style-name="KrymRusBold">*********</text:span><text:span text:style-name="KrymUkr"> – ******* (</text:span><text:span text:style-name="KrymRusAux">*. </text:span><text:span text:style-name="KrymUkr">-****), *********.</text:span></text:p>
      <text:p text:style-name="KrymPar"><text:span text:style-name="KrymRusBold">*********, -**,</text:span><text:span text:style-name="KrymRusItalic"> **. </text:span><text:span text:style-name="KrymRusBold">***********, -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****, ************</text:span><text:span text:style-name="KrymUkr"> – **************, ************, (</text:span><text:span text:style-name="KrymRusAux">****.</text:span><text:span text:style-name="KrymUkr">) ****************. [***** **** ****************]. </text:span><text:span text:style-name="KrymRusBold">************</text:span><text:span text:style-name="KrymUkr"> – ***********.</text:span></text:p>
      <text:p text:style-name="KrymPar"><text:span text:style-name="KrymRusBold">*************, -**, ***********, -**</text:span><text:span text:style-name="KrymUkr"> – **************, -**, ************, -**, ***********, -**, ***********, -**.</text:span></text:p>
      <text:p text:style-name="KrymPar"><text:span text:style-name="KrymRusBold">*************</text:span><text:span text:style-name="KrymUkr"> – **********, ************* ********.</text:span></text:p>
      <text:p text:style-name="KrymPar"><text:span text:style-name="KrymRusBold">**********,</text:span><text:span text:style-name="KrymRusItalic"> **. </text:span><text:span text:style-name="KrymRusBold">*************.</text:span></text:p>
      <text:p text:style-name="KrymPar"><text:span text:style-name="KrymRusBold">*********</text:span><text:span text:style-name="KrymUkr"> – *************, ************. </text:span><text:span text:style-name="KrymRusBold">*********</text:span><text:span text:style-name="KrymUkr">, </text:span><text:span text:style-name="KrymRusAux">*****.</text:span><text:span text:style-name="KrymUkr"> – ******* (</text:span><text:span text:style-name="KrymRusAux">*. *.</text:span><text:span text:style-name="KrymUkr">).</text:span></text:p>
      <text:p text:style-name="KrymPar"><text:span text:style-name="KrymRusBold">*************</text:span><text:span text:style-name="KrymUkr"> – *************, *******.</text:span></text:p>
      <text:p text:style-name="KrymPar"><text:span text:style-name="KrymRusBold">************, -**, **********, -**</text:span><text:span text:style-name="KrymUkr"> – ************, -**, **********, -**.</text:span></text:p>
      <text:p text:style-name="KrymPar"><text:span text:style-name="KrymRusBold">**********</text:span><text:span text:style-name="KrymUkr"> – ******, **********, *********, *******. [******* *****, ******* ******* *******].</text:span></text:p>
      <text:p text:style-name="KrymPar"><text:span text:style-name="KrymRusBold">*************</text:span><text:span text:style-name="KrymUkr"> – ********* ***********.</text:span></text:p>
      <text:p text:style-name="KrymPar"><text:span text:style-name="KrymRusBold">***********</text:span><text:span text:style-name="KrymUkr"> – *********. [******* ***** ********* *** *** *****].</text:span></text:p>
      <text:p text:style-name="KrymPar"><text:span text:style-name="KrymRusBold">******</text:span><text:span text:style-name="KrymUkr"> – ******, ********, *******, *********, *****; (</text:span><text:span text:style-name="KrymRusItalic">** *******</text:span><text:span text:style-name="KrymUkr">) *******, *******. [***** ******** ********** *** **********. ******* *** ******** * *** *******, ** ***** ********* *** ***** ************ (*****). **** ******, ****** ***** (*****)]; (</text:span><text:span text:style-name="KrymRusItalic">** *******</text:span><text:span text:style-name="KrymUkr">) ******, *****; (</text:span><text:span text:style-name="KrymRusAux">******.</text:span><text:span text:style-name="KrymUkr">) *******. [***** ******* = </text:span><text:span text:style-name="KrymRusItalic">********* ***** ** *******</text:span><text:span text:style-name="KrymUkr">].</text:span></text:p>
      <text:p text:style-name="KrymPar"><text:span text:style-name="KrymRusBold">**********</text:span><text:span text:style-name="KrymUkr"> – ***********, ********** (</text:span><text:span text:style-name="KrymRusAux">*. *.</text:span><text:span text:style-name="KrymUkr">).</text:span></text:p>
      <text:p text:style-name="KrymPar"><text:span text:style-name="KrymRusBold">***********,</text:span><text:span text:style-name="KrymRusItalic"> **. </text:span><text:span text:style-name="KrymRusBold">*********.</text:span></text:p>
      <text:p text:style-name="KrymPar"><text:span text:style-name="KrymRusBold">*********, -**, *********, -**</text:span><text:span text:style-name="KrymUkr"> – *********, -**, **********, -**, *************, -**, *********, -**, ***********, -**, **********, -**, **********, -**, ********, -**, ********, -**; (</text:span><text:span text:style-name="KrymRusItalic">** ******</text:span><text:span text:style-name="KrymUkr">) ********* * *******; (</text:span><text:span text:style-name="KrymRusItalic">* ******</text:span><text:span text:style-name="KrymUkr">) **********, **********, (</text:span><text:span text:style-name="KrymRusAux">******</text:span><text:span text:style-name="KrymUkr">) ***************, ************, *************. </text:span><text:span text:style-name="KrymRusBold">************</text:span><text:span text:style-name="KrymUkr"> – ***********, ************, ***********.</text:span></text:p>
      <text:p text:style-name="KrymPar"><text:span text:style-name="KrymRusBold">********</text:span><text:span text:style-name="KrymUkr"> – ******, **********, ********** (</text:span><text:span text:style-name="KrymRusAux">*. *.</text:span><text:span text:style-name="KrymUkr">), ***********.</text:span></text:p>
      <text:p text:style-name="KrymPar"><text:span text:style-name="KrymRusBold">*********</text:span><text:span text:style-name="KrymUkr"> – **********, ********; (</text:span><text:span text:style-name="KrymRusItalic">****** ** *****</text:span><text:span text:style-name="KrymUkr">) ********, ******.</text:span></text:p>
      <text:p text:style-name="KrymPar"><text:span text:style-name="KrymRusBold">*********</text:span><text:span text:style-name="KrymUkr"> – *********. </text:span><text:span text:style-name="KrymRusBold">-*****</text:span><text:span text:style-name="KrymUkr"> – **********.</text:span></text:p>
      <text:p text:style-name="KrymPar"><text:span text:style-name="KrymRusBold">************</text:span><text:span text:style-name="KrymUkr"> – ************, **********, </text:span><text:span text:style-name="KrymRusAux">***.</text:span><text:span text:style-name="KrymUkr"> **********.</text:span></text:p>
      <text:p text:style-name="KrymPar"><text:span text:style-name="KrymRusBold">***********, *********</text:span><text:span text:style-name="KrymUkr"> – 1) ***********, *********, *********. [******* * ******* ********* * *** </text:span><text:soft-page-break/><text:span text:style-name="KrymUkr">********]; 2) </text:span><text:span text:style-name="KrymRusAux">***.</text:span><text:span text:style-name="KrymUkr"> ********. [****** ****** * *******]; 3) (</text:span><text:span text:style-name="KrymRusItalic">*****</text:span><text:span text:style-name="KrymUkr">) ****** ********. </text:span><text:span text:style-name="KrymRusBold">***********</text:span><text:span text:style-name="KrymUkr"> – **********; *********.</text:span></text:p>
      <text:p text:style-name="KrymPar"><text:span text:style-name="KrymRusBold">********,</text:span><text:span text:style-name="KrymRusItalic"> **. </text:span><text:span text:style-name="KrymRusBold">************.</text:span></text:p>
      <text:p text:style-name="KrymPar"><text:span text:style-name="KrymRusBold">***********, *********</text:span><text:span text:style-name="KrymUkr"> – ***********, ***********, *********. </text:span><text:span text:style-name="KrymRusBold">***********</text:span><text:span text:style-name="KrymUkr"> – **********.</text:span></text:p>
      <text:p text:style-name="KrymPar"><text:span text:style-name="KrymRusBold">*********</text:span><text:span text:style-name="KrymUkr"> – (</text:span><text:span text:style-name="KrymRusAux">******</text:span><text:span text:style-name="KrymUkr">) *******, (</text:span><text:span text:style-name="KrymRusItalic">********</text:span><text:span text:style-name="KrymUkr">) ************. </text:span><text:span text:style-name="KrymRusBold">***********</text:span><text:span text:style-name="KrymUkr"> – *********, *************.</text:span></text:p>
      <text:p text:style-name="KrymPar"><text:span text:style-name="KrymRusBold">************, -**, *********, -**</text:span><text:span text:style-name="KrymUkr"> – ************, -**, **********, -**, *********, -**, *********, -**, **************, -**, ************, -**; (</text:span><text:span text:style-name="KrymRusItalic">**********</text:span><text:span text:style-name="KrymUkr">) – ************, *************. [************* *** *****]. </text:span><text:span text:style-name="KrymRusBold">************</text:span><text:span text:style-name="KrymUkr"> – ***********, (</text:span><text:span text:style-name="KrymRusItalic">**********</text:span><text:span text:style-name="KrymUkr">) **************.</text:span></text:p>
      <text:p text:style-name="KrymPar"><text:span text:style-name="KrymRusBold">******</text:span><text:span text:style-name="KrymUkr"> – ********, *********, ******, ********. [*******, **** ******** *, ** ****** * ****** *********].</text:span></text:p>
      <text:p text:style-name="KrymPar"><text:span text:style-name="KrymRusBold">*********</text:span><text:span text:style-name="KrymUkr"> – *********, **********.</text:span></text:p>
      <text:p text:style-name="KrymPar"><text:span text:style-name="KrymRusBold">********* </text:span><text:span text:style-name="KrymRusItalic">***</text:span><text:span text:style-name="KrymUkr"> – *********, ********* ****. [**** ****** ********].</text:span></text:p>
      <text:p text:style-name="KrymPar"><text:span text:style-name="KrymRusBold">********</text:span><text:span text:style-name="KrymUkr"> (</text:span><text:span text:style-name="KrymRusItalic">******</text:span><text:span text:style-name="KrymUkr">) – ********, ******, *******.</text:span></text:p>
      <text:p text:style-name="KrymPar"><text:span text:style-name="KrymRusBold">*************</text:span><text:span text:style-name="KrymUkr"> – ***********.</text:span></text:p>
      <text:p text:style-name="KrymPar"><text:span text:style-name="KrymRusBold">***************</text:span><text:span text:style-name="KrymUkr"> – ************.</text:span></text:p>
      <text:p text:style-name="KrymPar"><text:span text:style-name="KrymRusBold">************</text:span><text:span text:style-name="KrymUkr"> – 1) *************; 2) (</text:span><text:span text:style-name="KrymRusItalic">******</text:span><text:span text:style-name="KrymUkr">) *************, ************, **********.</text:span></text:p>
      <text:p text:style-name="KrymPar"><text:span text:style-name="KrymRusBold">***********, -**, *********, -**</text:span><text:span text:style-name="KrymRusItalic"> * </text:span><text:span text:style-name="KrymRusBold">*********, -**</text:span><text:span text:style-name="KrymUkr"> – 1) ************, -**, *********, -**, *********, -**. [******** * ****** ******]; 2) (</text:span><text:span text:style-name="KrymRusItalic">*****</text:span><text:span text:style-name="KrymUkr">) ************, *********, ***********, *********, *********, ********. </text:span><text:span text:style-name="KrymRusBold">************</text:span><text:span text:style-name="KrymRusItalic"> * </text:span><text:span text:style-name="KrymRusBold">***********</text:span><text:span text:style-name="KrymUkr"> – ***********, **********; (</text:span><text:span text:style-name="KrymRusItalic">* *****</text:span><text:span text:style-name="KrymUkr">) ***********, **********, *********.</text:span></text:p>
      <text:p text:style-name="KrymPar"><text:span text:style-name="KrymRusBold">***********, *********</text:span><text:span text:style-name="KrymUkr"> – ***********, *********, ***************, *************, *************, **********. [******* * ****** – ***********].</text:span></text:p>
      <text:p text:style-name="KrymPar"><text:span text:style-name="KrymRusBold">*********, *******</text:span><text:span text:style-name="KrymUkr"> – *********, ********, ********. [***** ********, ** ***** ******* ** ******]. </text:span><text:span text:style-name="KrymRusBold">*********</text:span><text:span text:style-name="KrymUkr"> – *********. [**** ***** * *******, * ********].</text:span></text:p>
      <text:p text:style-name="KrymPar"><text:span text:style-name="KrymRusBold">***********, *********</text:span><text:span text:style-name="KrymUkr"> – ***********, *********, ********. [** *** ****** *** **********, * * *** ****** ** ****** (****.)].</text:span></text:p>
      <text:p text:style-name="KrymPar"><text:span text:style-name="KrymRusBold">*************, ***********</text:span><text:span text:style-name="KrymUkr"> – 1) ************* ***********; 2) (</text:span><text:span text:style-name="KrymRusItalic">* ******</text:span><text:span text:style-name="KrymUkr">) ************, **********. [******* *******, ** ** ********** – ******* ***** ******]; (</text:span><text:span text:style-name="KrymRusItalic">* ******** *****</text:span><text:span text:style-name="KrymUkr">) ************, **********. </text:span><text:span text:style-name="KrymRusBold">*************</text:span><text:span text:style-name="KrymUkr"> – **********, *********. [******** *******].</text:span></text:p>
      <text:p text:style-name="KrymPar"><text:span text:style-name="KrymRusBold">**********</text:span><text:span text:style-name="KrymUkr"> – **********, **********.</text:span></text:p>
      <text:p text:style-name="KrymPar"><text:span text:style-name="KrymRusBold">*********, ********</text:span><text:span text:style-name="KrymUkr"> – *********, *********, ********. </text:span><text:span text:style-name="KrymRusBold">-**** </text:span><text:span text:style-name="KrymRusItalic">** ************</text:span><text:span text:style-name="KrymUkr"> – **************. </text:span><text:span text:style-name="KrymRusItalic">********** </text:span><text:span text:style-name="KrymRusBold">********</text:span><text:span text:style-name="KrymUkr"> – ** ****** ********, ***** 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**, -**, *********, -**</text:span><text:span text:style-name="KrymUkr"> – **********, -**, ************, -**, *********, -**, ********, -**. [******* ******* * ******]. </text:span><text:span text:style-name="KrymRusBold">************</text:span><text:span text:style-name="KrymUkr"> – ***********, **********.</text:span></text:p>
      <text:p text:style-name="KrymPar"><text:span text:style-name="KrymRusBold">******, **********</text:span><text:span text:style-name="KrymUkr"> – ******, **********. </text:span><text:span text:style-name="KrymRusBold">*. </text:span><text:span text:style-name="KrymRusItalic">**** ************ ***** ** **** ** ********* *****</text:span><text:span text:style-name="KrymUkr"> – *******, ********. [********* *****, ** ** ******* ******* (****.)].</text:span></text:p>
      <text:p text:style-name="KrymPar"><text:span text:style-name="KrymRusBold">*********, *********</text:span><text:span text:style-name="KrymUkr"> – *********, *********, ********* (</text:span><text:span text:style-name="KrymRusAux">****.</text:span><text:span text:style-name="KrymUkr">) – ***********, ***********); *********, *********. [******** **** **-*** ******]. </text:span><text:span text:style-name="KrymRusBold">********* </text:span><text:span text:style-name="KrymRusItalic">* **** ** ******</text:span><text:span text:style-name="KrymUkr"> – ********* * *******, ********** *****. [* ***** ***** ********* (*****.)]. </text:span><text:span text:style-name="KrymRusBold">-**** </text:span><text:span text:style-name="KrymRusItalic">****</text:span><text:span text:style-name="KrymUkr"> – ************, **********.</text:span></text:p>
      <text:p text:style-name="KrymPar"><text:span text:style-name="KrymRusBold">************</text:span><text:span text:style-name="KrymUkr"> – **************, ***********.</text:span></text:p>
      <text:p text:style-name="KrymPar"><text:span text:style-name="KrymRusBold">***********, -**, *********, -**</text:span><text:span text:style-name="KrymUkr"> – *************, -**, ***********, -**, **********, -**, ********, -**, (</text:span><text:span text:style-name="KrymRusItalic">***.</text:span><text:span text:style-name="KrymUkr">) ***********, -**. </text:span><text:span text:style-name="KrymRusBold">***********</text:span><text:span text:style-name="KrymUkr"> – ************, *********, *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, *******</text:span><text:span text:style-name="KrymUkr"> – 1) *********, *******, ********; (</text:span><text:span text:style-name="KrymRusItalic">***********</text:span><text:span text:style-name="KrymUkr">) **********, **********. [******** ***** * ******. ******** ************]; 2) *********, *********. [****** * ****** </text:span><text:soft-page-break/><text:span text:style-name="KrymUkr">********* ****. ****** ****** ** ******* * ****** = </text:span><text:span text:style-name="KrymRusItalic">***** ******* ** ***** * ******</text:span><text:span text:style-name="KrymUkr">].</text:span><text:span text:style-name="KrymRusBold"> -****, -*** </text:span><text:span text:style-name="KrymRusItalic">******* * ***</text:span><text:span text:style-name="KrymUkr"> – *******, *********, *********. [******** *** ******]; 3) (</text:span><text:span text:style-name="KrymRusItalic">*******, ****** * *. *.</text:span><text:span text:style-name="KrymUkr">) *****, *********, *******. </text:span><text:span text:style-name="KrymRusBold">********</text:span><text:span text:style-name="KrymUkr"> – 1) ********, *********, **********, **********. [**-* **** **********, ** ******** **********?] 2) ********, *******, **********. [***********, ** * ****** ******* (***.). ********** ****** ** ****** *******]; 3) </text:span><text:span text:style-name="KrymRusItalic">*****, *** </text:span><text:span text:style-name="KrymRusBold">********</text:span><text:span text:style-name="KrymUkr"> – ** **********. [*** – ********** *******. ** ***, ** *********, ********** ***** ** ******* (****.)].</text:span></text:p>
      <text:p text:style-name="KrymPar"><text:span text:style-name="KrymRusBold">***********, *********</text:span><text:span text:style-name="KrymUkr"> – 1) ***********, *********, **********, *********, ********, *********, ********, *********, ********. </text:span><text:span text:style-name="KrymRusBold">*. </text:span><text:span text:style-name="KrymRusItalic">*******</text:span><text:span text:style-name="KrymUkr"> – ***********, -**; 2) (</text:span><text:span text:style-name="KrymRusItalic">* *****-**** *****</text:span><text:span text:style-name="KrymUkr">) ****************.</text:span></text:p>
      <text:p text:style-name="KrymPar"><text:span text:style-name="KrymRusBold">************</text:span><text:span text:style-name="KrymUkr"> – ************, **********.</text:span></text:p>
      <text:p text:style-name="KrymPar"><text:span text:style-name="KrymRusBold">***********, *********</text:span><text:span text:style-name="KrymUkr"> – ***********, *********, *********, ***********. </text:span><text:span text:style-name="KrymRusBold">***********</text:span><text:span text:style-name="KrymUkr"> – **********.</text:span></text:p>
      <text:p text:style-name="KrymPar"><text:span text:style-name="KrymRusBold">***********, *********</text:span><text:span text:style-name="KrymUkr"> – *******, *********, (</text:span><text:span text:style-name="KrymRusItalic">* ******</text:span><text:span text:style-name="KrymUkr">) *********, ********, ********;</text:span><text:span text:style-name="KrymRusItalic"> **. </text:span><text:span text:style-name="KrymRusBold">*******.</text:span></text:p>
      <text:p text:style-name="KrymPar"><text:span text:style-name="KrymRusBold">********, *******, -**,</text:span><text:span text:style-name="KrymRusItalic"> **. </text:span><text:span text:style-name="KrymRusBold">*********, -**.</text:span></text:p>
      <text:p text:style-name="KrymPar"><text:span text:style-name="KrymRusBold">***********</text:span><text:span text:style-name="KrymUkr"> – *************. </text:span><text:span text:style-name="KrymRusBold">*************</text:span><text:span text:style-name="KrymUkr"> – ***************. [****** ******, *** ***** ************** (*****)].</text:span></text:p>
      <text:p text:style-name="KrymPar"><text:span text:style-name="KrymRusBold">*********, -**,</text:span><text:span text:style-name="KrymRusItalic"> **. </text:span><text:span text:style-name="KrymRusBold">************, -**.</text:span></text:p>
      <text:p text:style-name="KrymPar"><text:span text:style-name="KrymRusBold">*********,</text:span><text:span text:style-name="KrymRusItalic"> **. </text:span><text:span text:style-name="KrymRusBold">************.</text:span></text:p>
      <text:p text:style-name="KrymPar"><text:span text:style-name="KrymRusBold">*********</text:span><text:span text:style-name="KrymUkr"> – **********, ***********, (</text:span><text:span text:style-name="KrymRusAux">****.</text:span><text:span text:style-name="KrymUkr">) *********, *********, **********.</text:span></text:p>
      <text:p text:style-name="KrymPar"><text:span text:style-name="KrymRusBold">******</text:span><text:span text:style-name="KrymUkr"> – ****** (</text:span><text:span text:style-name="KrymRusAux">*. </text:span><text:span text:style-name="KrymUkr">-****).</text:span></text:p>
      <text:p text:style-name="KrymPar"><text:span text:style-name="KrymRusBold">*********, -**,</text:span><text:span text:style-name="KrymRusItalic"> **. </text:span><text:span text:style-name="KrymRusBold">***********, -**.</text:span></text:p>
      <text:p text:style-name="KrymPar"><text:span text:style-name="KrymRusBold">********</text:span><text:span text:style-name="KrymUkr"> – 1) **********; 2) ****** (</text:span><text:span text:style-name="KrymRusAux">*. </text:span><text:span text:style-name="KrymUkr">-****)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, *********</text:span><text:span text:style-name="KrymUkr"> – *********, *********, **************, ***********. </text:span><text:span text:style-name="KrymRusBold">***********</text:span><text:span text:style-name="KrymUkr"> – **********, *************.</text:span></text:p>
      <text:p text:style-name="KrymPar"><text:span text:style-name="KrymRusBold">*********, **********, *********</text:span><text:span text:style-name="KrymUkr"> – ***********, ************, *********, ***********, *********, ***********, *********. </text:span><text:span text:style-name="KrymRusBold">-**** </text:span><text:span text:style-name="KrymRusItalic">****</text:span><text:span text:style-name="KrymUkr"> – ************, **********. [* ****** ******* ** ******** *** *******, **********].</text:span></text:p>
      <text:p text:style-name="KrymPar"><text:span text:style-name="KrymRusBold">***********, **************, ***********</text:span><text:span text:style-name="KrymUkr"> – **************, ***********, (</text:span><text:span text:style-name="KrymRusAux">* ****.</text:span><text:span text:style-name="KrymUkr">) ****************. [******** *** ****************]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*</text:span><text:span text:style-name="KrymUkr"> – ********** ******** (******), *********** (</text:span><text:span text:style-name="KrymRusAux">*. </text:span><text:span text:style-name="KrymUkr">-****), *********** (</text:span><text:span text:style-name="KrymRusAux">*. </text:span><text:span text:style-name="KrymUkr">-***).</text:span></text:p>
      <text:p text:style-name="KrymPar"><text:span text:style-name="KrymRusBold">**********</text:span><text:span text:style-name="KrymRusItalic"> * </text:span><text:span text:style-name="KrymRusBold">************</text:span><text:span text:style-name="KrymUkr"> – </text:span><text:span text:style-name="KrymRusAux">*****.</text:span><text:span text:style-name="KrymUkr"> ************, ************, *************, </text:span><text:span text:style-name="KrymRusAux">***.</text:span><text:span text:style-name="KrymUkr"> **********, **********, ***********.</text:span></text:p>
      <text:p text:style-name="KrymPar"><text:span text:style-name="KrymRusBold">***********, -**, *********, -**</text:span><text:span text:style-name="KrymUkr"> – ***********, -**, *********, -**, ***********, -**, *********, -**, ************, -**, **********, -**. [******* ***** *******, ** ***** *************** * *******]. </text:span><text:span text:style-name="KrymRusBold">********* </text:span><text:span text:style-name="KrymRusItalic">**** ****, ****</text:span><text:span text:style-name="KrymUkr"> – ********** (*****, *****). </text:span><text:span text:style-name="KrymRusBold">***********</text:span><text:span text:style-name="KrymUkr"> – **********, **********, ***********.</text:span></text:p>
      <text:p text:style-name="KrymPar"><text:span text:style-name="KrymRusBold">*********</text:span><text:span text:style-name="KrymUkr"> – *********, **** *********.</text:span></text:p>
      <text:p text:style-name="KrymPar"><text:span text:style-name="KrymRusBold">*******</text:span><text:span text:style-name="KrymUkr">, </text:span><text:span text:style-name="KrymRusAux">***.</text:span><text:span text:style-name="KrymUkr"> – ******** *******.</text:span></text:p>
      <text:p text:style-name="KrymPar"><text:span text:style-name="KrymRusBold">************</text:span><text:span text:style-name="KrymUkr"> – ************, ************, *********, ***********.</text:span></text:p>
      <text:p text:style-name="KrymPar"><text:span text:style-name="KrymRusBold">***********, -**, *********, -**</text:span><text:span text:style-name="KrymUkr"> – ***********, -**, ***********, -**, **********, -**, ********, -**; (</text:span><text:span text:style-name="KrymRusItalic">******, ******</text:span><text:span text:style-name="KrymUkr">) ***********, -**, **********, -**, **********, -**; (</text:span><text:span text:style-name="KrymRusItalic">****** * *. *.</text:span><text:span text:style-name="KrymUkr">) **************, -**, ************, -**. </text:span><text:span text:style-name="KrymRusBold">***********</text:span><text:span text:style-name="KrymUkr"> – **********, *********, **********, *************.</text:span></text:p>
      <text:p text:style-name="KrymPar"><text:span text:style-name="KrymRusBold">***********, *********</text:span><text:span text:style-name="KrymUkr"> – ***********, *******, *********. [******** **** ***** *******].</text:span></text:p>
      <text:p text:style-name="KrymPar"><text:span text:style-name="KrymRusBold">**************</text:span><text:span text:style-name="KrymUkr"> – ***************.</text:span></text:p>
      <text:p text:style-name="KrymPar"><text:soft-page-break/><text:span text:style-name="KrymRusBold">*************, ***********</text:span><text:span text:style-name="KrymUkr"> – **************, ***********. </text:span><text:span text:style-name="KrymRusBold">*************</text:span><text:span text:style-name="KrymUkr"> – ************.</text:span></text:p>
      <text:p text:style-name="KrymPar"><text:span text:style-name="KrymRusBold">************</text:span><text:span text:style-name="KrymUkr"> – *********, ************, (</text:span><text:span text:style-name="KrymRusItalic">********</text:span><text:span text:style-name="KrymUkr">) *************, *********.</text:span></text:p>
      <text:p text:style-name="KrymPar"><text:span text:style-name="KrymRusBold">***********, *********</text:span><text:span text:style-name="KrymUkr"> – ********, **********, ***********, *********, (</text:span><text:span text:style-name="KrymRusItalic">********</text:span><text:span text:style-name="KrymUkr">) ************, **********. </text:span><text:span text:style-name="KrymRusBold">***********</text:span><text:span text:style-name="KrymUkr"> – ***********, **********; ***********.</text:span></text:p>
      <text:p text:style-name="KrymPar"><text:span text:style-name="KrymRusBold">***********, -**, *********, -**</text:span><text:span text:style-name="KrymUkr"> – **********, -**, ********, -**, ***********, -**, *********, -**. [******** ** **** ********** * *** ** ******?].</text:span></text:p>
      <text:p text:style-name="KrymPar"><text:span text:style-name="KrymRusBold">************</text:span><text:span text:style-name="KrymUkr"> – ************, ************.</text:span><text:span text:style-name="KrymRusItalic"> **. </text:span><text:span text:style-name="KrymRusBold">***********.</text:span></text:p>
      <text:p text:style-name="KrymPar"><text:span text:style-name="KrymRusBold">***********, *********</text:span><text:span text:style-name="KrymUkr"> – 1) ***********, ********* *****, ************, *********. [********* ****** * *****. ******* ****** *** ********* * *****]; 2) ***********, ********* ****, ***********, *********, **************, ************, *********, ***********, *************, 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*</text:span><text:span text:style-name="KrymUkr"> – *************, ************.</text:span></text:p>
      <text:p text:style-name="KrymPar"><text:span text:style-name="KrymRusBold">***********, *********</text:span><text:span text:style-name="KrymUkr"> – **********, *********, ***********, *********.</text:span></text:p>
      <text:p text:style-name="KrymPar"><text:span text:style-name="KrymRusBold">********</text:span><text:span text:style-name="KrymUkr"> – ************, **********.</text:span></text:p>
      <text:p text:style-name="KrymPar"><text:span text:style-name="KrymRusBold">************</text:span><text:span text:style-name="KrymUkr"> – 1) ************, ***********; 2) **************, ************.</text:span></text:p>
      <text:p text:style-name="KrymPar"><text:span text:style-name="KrymRusBold">***********, -**, *********, -**</text:span><text:span text:style-name="KrymUkr"> – 1) </text:span><text:span text:style-name="KrymRusItalic">**. </text:span><text:span text:style-name="KrymRusBold">***********, -**, *********, -**</text:span><text:span text:style-name="KrymUkr">; 2) *************, -**, ***********, -**, ***********, -**, *********, -**. [******** ********* *** ********]. </text:span><text:span text:style-name="KrymRusBold">***********</text:span><text:span text:style-name="KrymUkr"> – *********, **********; ************.</text:span></text:p>
      <text:p text:style-name="KrymPar"><text:span text:style-name="KrymRusBold">************, -**, **********, -**</text:span><text:span text:style-name="KrymUkr"> – *****************, -**, **************, -**, ***********, -**, **********, -**, ***********, -**, **********, -**, ************, -**, **********, -**. [**** ********** *******].</text:span></text:p>
      <text:p text:style-name="KrymPar"><text:span text:style-name="KrymRusBold">***********, ***********</text:span><text:span text:style-name="KrymUkr"> – ****** ** *******, ********.</text:span></text:p>
      <text:p text:style-name="KrymPar"><text:span text:style-name="KrymRusBold">***********, -**, *********, -**</text:span><text:span text:style-name="KrymUkr"> – ***********, -**, *********, -**, ***********, -**, *********, -**. [***** *** ***** ********* * ***** (***.)].</text:span></text:p>
      <text:p text:style-name="KrymPar"><text:span text:style-name="KrymRusBold">***********, *********, **********</text:span><text:span text:style-name="KrymUkr"> – ***********, *********, 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, *********</text:span><text:span text:style-name="KrymUkr"> – ***********, ********* (</text:span><text:span text:style-name="KrymRusItalic">****.</text:span><text:span text:style-name="KrymUkr"> ********), ***********, *********. [*** *** ********]. </text:span><text:span text:style-name="KrymRusBold">***********</text:span><text:span text:style-name="KrymUkr"> – **********, (</text:span><text:span text:style-name="KrymRusItalic">******</text:span><text:span text:style-name="KrymUkr">) *********. </text:span><text:span text:style-name="KrymRusItalic">************ </text:span><text:span text:style-name="KrymRusBold">***********</text:span><text:span text:style-name="KrymRusItalic"> * ****** ****** ******* *******</text:span><text:span text:style-name="KrymUkr"> – ********* (***.).</text:span></text:p>
      <text:p text:style-name="KrymPar"><text:span text:style-name="KrymRusBold">***********, **********</text:span><text:span text:style-name="KrymUkr"> – ***********, *********, **********, **********, **********, ********, ********** (</text:span><text:span text:style-name="KrymRusItalic">****.</text:span><text:span text:style-name="KrymUkr"> ********); (</text:span><text:span text:style-name="KrymRusItalic">******</text:span><text:span text:style-name="KrymUkr">) **********, ************, **********, ************. </text:span><text:span text:style-name="KrymRusBold">***********</text:span><text:span text:style-name="KrymUkr"> – **********, ***********, ***********, ***********, *************, *************. [******* ****** ************. * ****** ********* *****, ** ******* **********, ** *******]. </text:span><text:span text:style-name="KrymRusBold">*********** </text:span><text:span text:style-name="KrymRusItalic">*******</text:span><text:span text:style-name="KrymUkr"> – *********** ********, *********.</text:span></text:p>
      <text:p text:style-name="KrymPar"><text:span text:style-name="KrymRusBold">*************, ***********</text:span><text:span text:style-name="KrymUkr"> – *********, ***********.</text:span></text:p>
      <text:p text:style-name="KrymPar"><text:span text:style-name="KrymRusBold">************</text:span><text:span text:style-name="KrymUkr"> – ***********, **********, ********.</text:span></text:p>
      <text:p text:style-name="KrymPar"><text:span text:style-name="KrymRusBold">*********, *********</text:span><text:span text:style-name="KrymUkr"> – ********* (********) ********, *******, *********. </text:span><text:span text:style-name="KrymRusBold">***********</text:span><text:span text:style-name="KrymUkr"> – ********* ********, **********. [******** ******* ** ********. – ** ******, ** ** *********].</text:span></text:p>
      <text:p text:style-name="KrymPar"><text:span text:style-name="KrymRusBold">******, ************</text:span><text:span text:style-name="KrymUkr"> – *******, ************, ******, *******, ********.</text:span></text:p>
      <text:p text:style-name="KrymPar"><text:span text:style-name="KrymRusBold">***********, *********</text:span><text:span text:style-name="KrymUkr"> – ***********, *********.</text:span><text:span text:style-name="KrymRusItalic"> **. </text:span><text:span text:style-name="KrymRusBold">*******. ***********</text:span><text:span text:style-name="KrymUkr"> – **********.</text:span></text:p>
      <text:p text:style-name="KrymPar"><text:span text:style-name="KrymRusBold">*********</text:span><text:span text:style-name="KrymUkr">, </text:span><text:span text:style-name="KrymRusAux">***.</text:span><text:span text:style-name="KrymUkr"> – *********, ********** (</text:span><text:span text:style-name="KrymRusAux">*. </text:span><text:span text:style-name="KrymUkr">**********).</text:span></text:p>
      <text:p text:style-name="KrymPar"><text:span text:style-name="KrymRusBold">*********</text:span><text:span text:style-name="KrymUkr"> – ********, 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, ***********</text:span><text:span text:style-name="KrymUkr"> – **********, *********, ***********, (</text:span><text:span text:style-name="KrymRusAux">****.</text:span><text:span text:style-name="KrymUkr">) ************. </text:span><text:span text:style-name="KrymRusBold">**********</text:span><text:span text:style-name="KrymUkr"> – **********.</text:span></text:p>
      <text:p text:style-name="KrymPar"><text:span text:style-name="KrymRusBold">************</text:span><text:span text:style-name="KrymUkr"> – ************, ******.</text:span></text:p>
      <text:p text:style-name="KrymPar"><text:span text:style-name="KrymRusBold">***********, *********</text:span><text:span text:style-name="KrymRusItalic"> * </text:span><text:span text:style-name="KrymRusBold">*********</text:span><text:span text:style-name="KrymUkr"> – ***********, *********, *********, ********. </text:span><text:span text:style-name="KrymRusBold">***********</text:span><text:span text:style-name="KrymUkr"> – </text:span><text:soft-page-break/><text:span text:style-name="KrymUkr">**********, ********. [****** ***** ** ******** ******** ********* * ***** (*****.)].</text:span></text:p>
      <text:p text:style-name="KrymPar"><text:span text:style-name="KrymRusBold">*********</text:span><text:span text:style-name="KrymUkr"> – *********.</text:span><text:span text:style-name="KrymRusItalic"> **. </text:span><text:span text:style-name="KrymRusBold">*****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pan text:style-name="KrymRusBold">************, -****</text:span><text:span text:style-name="KrymUkr"> – ************, -******, **********, ***********, (</text:span><text:span text:style-name="KrymRusAux">******.</text:span><text:span text:style-name="KrymUkr">) ************, *********. [* ** ***** ** ************ ******* (*****)].</text:span></text:p>
      <text:p text:style-name="KrymPar"><text:span text:style-name="KrymRusBold">**********</text:span><text:span text:style-name="KrymUkr"> – **********, **********, </text:span><text:span text:style-name="KrymRusAux">***.</text:span><text:span text:style-name="KrymUkr"> **********.</text:span></text:p>
      <text:p text:style-name="KrymPar"><text:span text:style-name="KrymRusBold">*********, ********, -***</text:span><text:span text:style-name="KrymUkr"> – *********, ********, *********, *********, ***********, ***********. [*********** **********]. </text:span><text:span text:style-name="KrymRusBold">***********</text:span><text:span text:style-name="KrymUkr"> – **********, **********, ********. [***** ** *******]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*, *********.</text:span></text:p>
      <text:p text:style-name="KrymPar"><text:span text:style-name="KrymRusBold">***********, ********* </text:span><text:span text:style-name="KrymRusItalic">* </text:span><text:span text:style-name="KrymRusBold">**********</text:span><text:span text:style-name="KrymUkr"> – 1) *********, *********, ***********; 2) (</text:span><text:span text:style-name="KrymRusItalic">*****</text:span><text:span text:style-name="KrymUkr">) ***********, *********, ***********, *********; 3) *********, **********.</text:span></text:p>
      <text:p text:style-name="KrymPar"><text:span text:style-name="KrymRusBold">***********, *********</text:span><text:span text:style-name="KrymUkr"> – ***********, *********, ********, **********.</text:span></text:p>
      <text:p text:style-name="KrymPar"><text:span text:style-name="KrymRusBold">***********, *********</text:span><text:span text:style-name="KrymRusItalic"> * </text:span><text:span text:style-name="KrymRusBold">*********</text:span><text:span text:style-name="KrymUkr"> – (</text:span><text:span text:style-name="KrymRusItalic">*****</text:span><text:span text:style-name="KrymUkr">) ***********, *********, ********; (</text:span><text:span text:style-name="KrymRusItalic">****, ******</text:span><text:span text:style-name="KrymUkr">) ***********, *********. </text:span><text:span text:style-name="KrymRusBold">***********, ***********</text:span><text:span text:style-name="KrymUkr"> – **********, **********.</text:span></text:p>
      <text:p text:style-name="KrymPar"><text:span text:style-name="KrymRusBold">************</text:span><text:span text:style-name="KrymUkr"> – ************, ***********, ************.</text:span></text:p>
      <text:p text:style-name="KrymPar"><text:span text:style-name="KrymRusBold">*********, **********</text:span><text:span text:style-name="KrymUkr"> – *********, ***********. [** ***** ***’****, * *** *********** ** *****].</text:span></text:p>
      <text:p text:style-name="KrymPar"><text:span text:style-name="KrymRusBold">*********, *******</text:span><text:span text:style-name="KrymUkr"> – 1) *********, ****’***; 2) *************, ***********. [***** *********** ******].</text:span></text:p>
      <text:p text:style-name="KrymPar"><text:span text:style-name="KrymRusBold">**********</text:span><text:span text:style-name="KrymUkr"> – **********; (</text:span><text:span text:style-name="KrymRusAux">*********</text:span><text:span text:style-name="KrymUkr">) ******** (</text:span><text:span text:style-name="KrymRusAux">*. </text:span><text:span text:style-name="KrymUkr">-*****). [***********, *********, ******** ********** ******* (***.). ******* ***** ***** ********* (</text:span><text:span text:style-name="KrymRusItalic">****.</text:span><text:span text:style-name="KrymUkr">)].</text:span></text:p>
      <text:p text:style-name="KrymPar"><text:span text:style-name="KrymRusBold">*********, *********</text:span><text:span text:style-name="KrymUkr"> – 1) *********, ********, ***********, **********, ********, *******, **********. [***** *********. **** ***’** ******]. </text:span><text:span text:style-name="KrymRusBold">********* </text:span><text:span text:style-name="KrymRusItalic">** *******</text:span><text:span text:style-name="KrymUkr"> – *********. [******** ** ***** ******* *******, ********!]; 2) *************, ************. [***** *********** – ***** ** ****** *****]. </text:span><text:span text:style-name="KrymRusBold">*********</text:span><text:span text:style-name="KrymUkr"> – *********. [** *** *** ******** *****, ** ** ******** ****** (****.)].</text:span></text:p>
      <text:p text:style-name="KrymPar"><text:span text:style-name="KrymRusBold">*********</text:span><text:span text:style-name="KrymUkr"> – ********* (*******, *****).</text:span></text:p>
      <text:p text:style-name="KrymPar"><text:span text:style-name="KrymRusBold">**********, ***************</text:span><text:span text:style-name="KrymUkr"> – *********, ********* (****.); (</text:span><text:span text:style-name="KrymRusItalic">*****, ******</text:span><text:span text:style-name="KrymUkr">) ********** (*******, *******).</text:span></text:p>
      <text:p text:style-name="KrymPar"><text:span text:style-name="KrymRusBold">***********</text:span><text:span text:style-name="KrymUkr"> – *******, ********, ******; (</text:span><text:span text:style-name="KrymRusItalic">*****, ******</text:span><text:span text:style-name="KrymUkr">) ******** (*******, *******).</text:span></text:p>
      <text:p text:style-name="KrymPar"><text:span text:style-name="KrymRusBold">*********, *******</text:span><text:span text:style-name="KrymUkr"> – ********, *******, *********, ********, *********, ********, ********, **********.</text:span></text:p>
      <text:p text:style-name="KrymPar"><text:span text:style-name="KrymRusBold">*********</text:span><text:span text:style-name="KrymUkr"> – ********, *******, ****.</text:span></text:p>
      <text:p text:style-name="KrymPar"><text:span text:style-name="KrymRusBold">*********, **********</text:span><text:span text:style-name="KrymUkr"> – 1) *********, ******(**)**, (</text:span><text:span text:style-name="KrymRusAux">* ****.</text:span><text:span text:style-name="KrymUkr">) ***********; 2) *********, **********, (</text:span><text:span text:style-name="KrymRusAux">* ****.</text:span><text:span text:style-name="KrymUkr">) ***********. </text:span><text:span text:style-name="KrymRusBold">*********</text:span><text:span text:style-name="KrymUkr"> – *********, *********, ********.</text:span></text:p>
      <text:p text:style-name="KrymPar"><text:span text:style-name="KrymRusBold">*************, -**, ***********, -**</text:span><text:span text:style-name="KrymUkr"> – *************, -**, ***********, -**, **********, ******. [****** *** *****]. </text:span><text:span text:style-name="KrymRusBold">*********** </text:span><text:span text:style-name="KrymRusItalic">*****</text:span><text:span text:style-name="KrymUkr"> – ************; (</text:span><text:span text:style-name="KrymRusItalic">******</text:span><text:span text:style-name="KrymUkr">) **************. </text:span><text:span text:style-name="KrymRusBold">*************</text:span><text:span text:style-name="KrymUkr"> – ************, ***********.</text:span><text:span text:style-name="KrymRusItalic"> ** ****** </text:span><text:span text:style-name="KrymRusBold">*************</text:span><text:span text:style-name="KrymRusItalic"> ****</text:span><text:span text:style-name="KrymUkr"> – *********** (</text:span><text:span text:style-name="KrymRusAux">*. </text:span><text:span text:style-name="KrymUkr">-***).</text:span></text:p>
      <text:p text:style-name="KrymPar"><text:span text:style-name="KrymRusBold">**********</text:span><text:span text:style-name="KrymUkr"> – *********, **********, **********, **********. </text:span><text:span text:style-name="KrymRusItalic">********* * ********* </text:span><text:span text:style-name="KrymRusBold">**********</text:span><text:span text:style-name="KrymRusItalic"> *****</text:span><text:span text:style-name="KrymUkr"> – ********** ** ******. [****** *******, ******** ********* ** ******]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*, *******. [***** ** ******* ******].</text:span></text:p>
      <text:p text:style-name="KrymPar"><text:span text:style-name="KrymRusBold">***********,</text:span><text:span text:style-name="KrymRusItalic"> **. </text:span><text:span text:style-name="KrymRusBold">*************.</text:span></text:p>
      <text:p text:style-name="KrymPar"><text:span text:style-name="KrymRusBold">**********</text:span><text:span text:style-name="KrymUkr"> – **************. </text:span><text:span text:style-name="KrymRusBold">**********</text:span><text:span text:style-name="KrymUkr"> – *******, *******.</text:span></text:p>
      <text:p text:style-name="KrymPar"><text:span text:style-name="KrymRusBold">*************, ***********</text:span><text:span text:style-name="KrymUkr"> – *************, *************, ***********, (</text:span><text:span text:style-name="KrymRusAux">****.</text:span><text:span text:style-name="KrymUkr">) ***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**. [****** * *** ****** ***** – ***** **********].</text:span></text:p>
      <text:p text:style-name="KrymPar"><text:span text:style-name="KrymRusBold">***********</text:span><text:span text:style-name="KrymUkr"> – ************, ***************, (</text:span><text:span text:style-name="KrymRusAux">**.</text:span><text:span text:style-name="KrymUkr">) **********, ***********, **********. </text:span><text:soft-page-break/><text:span text:style-name="KrymUkr">[********* ***** – ** ******** *** ***’** * ***** *********]. </text:span><text:span text:style-name="KrymRusBold">*********** </text:span><text:span text:style-name="KrymRusItalic">*********, **********</text:span><text:span text:style-name="KrymUkr"> – ************, ********** (</text:span><text:span text:style-name="KrymRusItalic">******: ******** ***** *****. *.*</text:span><text:span text:style-name="KrymUkr">), ***********, ************** 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*****, </text:span><text:span text:style-name="KrymRusAux">***.</text:span><text:span text:style-name="KrymUkr"> ***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*****</text:span><text:span text:style-name="KrymUkr"> – ************, ***********.</text:span></text:p>
      <text:p text:style-name="KrymPar"><text:span text:style-name="KrymRusBold">*******</text:span><text:span text:style-name="KrymUkr"> – (</text:span><text:span text:style-name="KrymRusItalic">************</text:span><text:span text:style-name="KrymUkr">) ********** (</text:span><text:span text:style-name="KrymRusAux">*. </text:span><text:span text:style-name="KrymUkr">*********), **** (</text:span><text:span text:style-name="KrymRusAux">*. </text:span><text:span text:style-name="KrymUkr">-**).</text:span></text:p>
      <text:p text:style-name="KrymPar"><text:span text:style-name="KrymRusBold">**********</text:span><text:span text:style-name="KrymUkr"> – 1) *********** **, ************** ** *****; 2) ************ **, ************** ** *****.</text:span></text:p>
      <text:p text:style-name="KrymPar"><text:span text:style-name="KrymRusBold">**************, ***********</text:span><text:span text:style-name="KrymUkr"> – *********, ******* (******), ********* (********) *******.</text:span></text:p>
      <text:p text:style-name="KrymPar"><text:span text:style-name="KrymRusBold">************, **********</text:span><text:span text:style-name="KrymUkr"> – 1) ************, **********; 2) ************, **********;</text:span><text:span text:style-name="KrymRusItalic"> **. </text:span><text:span text:style-name="KrymRusBold">************.</text:span></text:p>
      <text:p text:style-name="KrymPar"><text:span text:style-name="KrymRusBold">*************</text:span><text:span text:style-name="KrymUkr"> – ************; (</text:span><text:span text:style-name="KrymRusItalic">**************</text:span><text:span text:style-name="KrymUkr">) **********. [******* ********** ********** ** ** ****** ************** *** ********** (***.)].</text:span></text:p>
      <text:p text:style-name="KrymPar"><text:span text:style-name="KrymRusBold">***********, *********</text:span><text:span text:style-name="KrymUkr"> – ***********, *********, **********, ********, **************, ************. </text:span><text:span text:style-name="KrymRusBold">***********</text:span><text:span text:style-name="KrymUkr"> – **********, *************, **********. [***** ******** ******* – *********].</text:span></text:p>
      <text:p text:style-name="KrymPar"><text:span text:style-name="KrymRusBold">*************</text:span><text:span text:style-name="KrymUkr"> – *************.</text:span></text:p>
      <text:p text:style-name="KrymPar"><text:span text:style-name="KrymRusBold">*******</text:span><text:span text:style-name="KrymUkr"> – *******, (* *******) ******* (*******, *******). [**** *** * ******* **** ** ****].</text:span></text:p>
      <text:p text:style-name="KrymPar"><text:span text:style-name="KrymRusBold">***********</text:span><text:span text:style-name="KrymUkr"> – **********, *********; (</text:span><text:span text:style-name="KrymRusItalic">************</text:span><text:span text:style-name="KrymUkr">) **********; (</text:span><text:span text:style-name="KrymRusItalic">********</text:span><text:span text:style-name="KrymUkr">) *************.</text:span></text:p>
      <text:p text:style-name="KrymPar"><text:span text:style-name="KrymRusBold">*******,</text:span><text:span text:style-name="KrymRusItalic"> **. </text:span><text:span text:style-name="KrymRusBold">****.</text:span></text:p>
      <text:p text:style-name="KrymPar"><text:span text:style-name="KrymRusBold">*********, *******</text:span><text:span text:style-name="KrymUkr"> – *********, *******, ********, ****** [***** ***** ***********]; (</text:span><text:span text:style-name="KrymRusItalic">***********</text:span><text:span text:style-name="KrymUkr">) *********, ******** [******** ********]; ************, **********. [***** ********** *******].</text:span></text:p>
      <text:p text:style-name="KrymPar"><text:span text:style-name="KrymRusBold">*********, *********</text:span><text:span text:style-name="KrymUkr"> – ***********, ********* (********* * ******), ************, ***********, ********, ******** (******** * ***).</text:span><text:span text:style-name="KrymRusItalic"> ***. </text:span><text:span text:style-name="KrymRusBold">******* </text:span><text:span text:style-name="KrymRusItalic">****</text:span><text:span text:style-name="KrymUkr">, </text:span><text:span text:style-name="KrymRusBold">********* </text:span><text:span text:style-name="KrymRusItalic">** *****.</text:span></text:p>
      <text:p text:style-name="KrymPar"><text:span text:style-name="KrymRusBold">***********, *********</text:span><text:span text:style-name="KrymUkr"> – 1) ***********, *********, ********* (</text:span><text:span text:style-name="KrymRusItalic">****.</text:span><text:span text:style-name="KrymUkr"> ********), </text:span><text:span text:style-name="KrymRusAux">***.</text:span><text:span text:style-name="KrymUkr"> *********; 2) (</text:span><text:span text:style-name="KrymRusItalic">****</text:span><text:span text:style-name="KrymUkr">) **********, ********.</text:span></text:p>
      <text:p text:style-name="KrymPar"><text:span text:style-name="KrymRusBold">********</text:span><text:span text:style-name="KrymUkr"> – *******, (*)*******.</text:span></text:p>
      <text:p text:style-name="KrymPar"><text:span text:style-name="KrymRusBold">*******</text:span><text:span text:style-name="KrymRusItalic"> * </text:span><text:span text:style-name="KrymRusBold">********</text:span><text:span text:style-name="KrymUkr"> – ********, ****** (</text:span><text:span text:style-name="KrymRusAux">**** **.</text:span><text:span text:style-name="KrymUkr"> *******), *********. </text:span><text:span text:style-name="KrymRusBold">***********</text:span><text:span text:style-name="KrymUkr"> – **********, ***********, ********, ******.</text:span></text:p>
      <text:p text:style-name="KrymPar"><text:span text:style-name="KrymRusBold">**********, **********</text:span><text:span text:style-name="KrymUkr"> – ***********, *********, **********, **********, *********, *********. </text:span><text:span text:style-name="KrymRusBold">************</text:span><text:span text:style-name="KrymUkr"> – **********, ***********, **********.</text:span></text:p>
      <text:p text:style-name="KrymPar"><text:span text:style-name="KrymRusBold">*****</text:span><text:span text:style-name="KrymUkr"> – ****’* (</text:span><text:span text:style-name="KrymRusAux">*. </text:span><text:span text:style-name="KrymUkr">****’*). </text:span><text:span text:style-name="KrymRusItalic">********** </text:span><text:span text:style-name="KrymRusBold">*******</text:span><text:span text:style-name="KrymUkr"> – ******** (********). </text:span><text:span text:style-name="KrymRusItalic">*****</text:span><text:span text:style-name="KrymUkr"> (</text:span><text:span text:style-name="KrymRusItalic">*******</text:span><text:span text:style-name="KrymUkr">) </text:span><text:span text:style-name="KrymRusBold">*****</text:span><text:span text:style-name="KrymUkr">, </text:span><text:span text:style-name="KrymRusAux">***.</text:span><text:span text:style-name="KrymUkr"> – ***** ****’* (******** * ******** *** ********). </text:span><text:span text:style-name="KrymRusBold">*****</text:span><text:span text:style-name="KrymUkr">, </text:span><text:span text:style-name="KrymRusAux">***.</text:span><text:span text:style-name="KrymUkr"> – ******** *******, *******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**, *********</text:span><text:span text:style-name="KrymUkr"> – *******, *********, *********. [** ****** ******* ** *********,— *** ******* **********]. </text:span><text:span text:style-name="KrymRusBold">***********</text:span><text:span text:style-name="KrymUkr"> – **********. [*********** *******].</text:span></text:p>
      <text:p text:style-name="KrymPar"><text:span text:style-name="KrymRusBold">*************, ***********</text:span><text:span text:style-name="KrymUkr"> – *************, ***********, ***********. [******* ** ******, ******* *** ********** (**********), ** *****].</text:span></text:p>
      <text:p text:style-name="KrymPar"><text:span text:style-name="KrymRusBold">***********, *********</text:span><text:span text:style-name="KrymUkr"> – *********, **********, **********, ************.</text:span></text:p>
      <text:p text:style-name="KrymPar"><text:span text:style-name="KrymRusBold">***********, *********</text:span><text:span text:style-name="KrymUkr"> – ***********, *********, ***********, ********* (</text:span><text:span text:style-name="KrymRusItalic">****.</text:span><text:span text:style-name="KrymUkr"> **********), ********** ** *****, *********, *********.</text:span></text:p>
      <text:p text:style-name="KrymPar"><text:span text:style-name="KrymRusBold">**********</text:span><text:span text:style-name="KrymUkr"> – *********, **********.</text:span></text:p>
      <text:p text:style-name="KrymPar"><text:span text:style-name="KrymRusBold">*********, *******</text:span><text:span text:style-name="KrymUkr"> – ********, ********, (</text:span><text:span text:style-name="KrymRusItalic">********* ** *****, *******, ********</text:span><text:span text:style-name="KrymUkr">) *********, </text:span><text:soft-page-break/><text:span text:style-name="KrymUkr">*******, ***********, *********. [******** ********** * *******. ****** ***** ** ******, ********** ******]; (</text:span><text:span text:style-name="KrymRusItalic">**** ** ****</text:span><text:span text:style-name="KrymUkr">) *********, ********; (</text:span><text:span text:style-name="KrymRusItalic">** ****, *****, ******** ***</text:span><text:span text:style-name="KrymUkr">) ***’********, ****’*****; (</text:span><text:span text:style-name="KrymRusItalic">***********</text:span><text:span text:style-name="KrymUkr">) ************, **********. </text:span><text:span text:style-name="KrymRusBold">-**** </text:span><text:span text:style-name="KrymRusItalic">***</text:span><text:span text:style-name="KrymUkr"> (</text:span><text:span text:style-name="KrymRusItalic">** *****</text:span><text:span text:style-name="KrymUkr">) – ********** (******), *********, *********, **********, (</text:span><text:span text:style-name="KrymRusAux">****.</text:span><text:span text:style-name="KrymUkr">) ***********. </text:span><text:span text:style-name="KrymRusBold">-**** </text:span><text:span text:style-name="KrymRusItalic">****** ** *****</text:span><text:span text:style-name="KrymUkr"> – ******, ********* (</text:span><text:span text:style-name="KrymRusAux">***.</text:span><text:span text:style-name="KrymUkr"> ********, ********) ****** * ******. </text:span><text:span text:style-name="KrymRusBold">-**** </text:span><text:span text:style-name="KrymRusItalic">******* ****</text:span><text:span text:style-name="KrymUkr"> – ***********, ************* ******. </text:span><text:span text:style-name="KrymRusBold">-**** </text:span><text:span text:style-name="KrymRusItalic">******</text:span><text:span text:style-name="KrymUkr"> – ********* ********, ******; (</text:span><text:span text:style-name="KrymRusItalic">******* ****** * ****</text:span><text:span text:style-name="KrymUkr">) ***********, *********, ***********, *********. [******* *** ****** ** *******].</text:span></text:p>
      <text:p text:style-name="KrymPar"><text:span text:style-name="KrymRusBold">***********, *********</text:span><text:span text:style-name="KrymUkr"> – **********. [** *********** **** ** ********].</text:span></text:p>
      <text:p text:style-name="KrymPar"><text:span text:style-name="KrymRusBold">******</text:span><text:span text:style-name="KrymUkr"> – 1) ******, **********; 2)</text:span><text:span text:style-name="KrymRusItalic"> ********* ** </text:span><text:span text:style-name="KrymRusBold">******</text:span><text:span text:style-name="KrymUkr"> – *********. [********** *** *********** *********].</text:span></text:p>
      <text:p text:style-name="KrymPar"><text:span text:style-name="KrymRusBold">*********, ********</text:span><text:span text:style-name="KrymUkr"> – 1) ********* (*********), ********, (</text:span><text:span text:style-name="KrymRusAux">******</text:span><text:span text:style-name="KrymUkr">) ***********. [******** ******]; (</text:span><text:span text:style-name="KrymRusItalic">****</text:span><text:span text:style-name="KrymUkr">) ***********, *************. </text:span><text:span text:style-name="KrymRusItalic">** </text:span><text:span text:style-name="KrymRusBold">*******</text:span><text:span text:style-name="KrymRusItalic"> **** ** ****</text:span><text:span text:style-name="KrymUkr"> – *** ***** ***** *********; 2) *************, **********, ************, *********, ************, **********, *************, **********, ********, ********, ************, **********. [******** *** *********** ******* (*****.). * ********* ******* *** ** ********* *********]. </text:span><text:span text:style-name="KrymRusBold">******** </text:span><text:span text:style-name="KrymRusItalic">*******</text:span><text:span text:style-name="KrymUkr"> – ********* ****, ********* ****, ******** ********** (**********) *** ****, ********* ****.</text:span></text:p>
      <text:p text:style-name="KrymPar"><text:span text:style-name="KrymRusBold">***********, **********</text:span><text:span text:style-name="KrymUkr"> – ***********, **********.</text:span></text:p>
      <text:p text:style-name="KrymPar"><text:span text:style-name="KrymRusBold">********</text:span><text:span text:style-name="KrymUkr"> – 1) ****** (</text:span><text:span text:style-name="KrymRusAux">*. </text:span><text:span text:style-name="KrymUkr">-**), **********, </text:span><text:span text:style-name="KrymRusAux">***.</text:span><text:span text:style-name="KrymUkr"> **********; 2) ********, ********, **********.</text:span></text:p>
      <text:p text:style-name="KrymPar"><text:span text:style-name="KrymRusBold">*************</text:span><text:span text:style-name="KrymUkr"> – ************* (</text:span><text:span text:style-name="KrymRusAux">*. </text:span><text:span text:style-name="KrymUkr">-*****), ************ (</text:span><text:span text:style-name="KrymRusAux">*. </text:span><text:span text:style-name="KrymUkr">-*****), ************* (</text:span><text:span text:style-name="KrymRusAux">*. </text:span><text:span text:style-name="KrymUkr">-*****).</text:span></text:p>
      <text:p text:style-name="KrymPar"><text:span text:style-name="KrymRusBold">***********</text:span><text:span text:style-name="KrymUkr"> – ***********, ******** ** **, ****(*)******, **********; (</text:span><text:span text:style-name="KrymRusItalic">* ******</text:span><text:span text:style-name="KrymUkr">) ********.</text:span></text:p>
      <text:p text:style-name="KrymPar"><text:span text:style-name="KrymRusBold">*********</text:span><text:span text:style-name="KrymUkr"> – ********** [******** ******], **********. [*** ********* ********* ************ ********].</text:span></text:p>
      <text:p text:style-name="KrymPar"><text:span text:style-name="KrymRusBold">********</text:span><text:span text:style-name="KrymUkr"> – ******* (</text:span><text:span text:style-name="KrymRusAux">*. </text:span><text:span text:style-name="KrymUkr">*******), ********* *****.</text:span></text:p>
      <text:p text:style-name="KrymPar"><text:span text:style-name="KrymRusBold">**********, *********</text:span><text:span text:style-name="KrymUkr"> – **************, ************, ***********, *********, ************, **********, **********, ********, *********, ************, ***********. [* ***, * ********, *** ********, *** ** ********]. </text:span><text:span text:style-name="KrymRusBold">************</text:span><text:span text:style-name="KrymUkr"> – *************, **********, ***********, *********, *************, (</text:span><text:span text:style-name="KrymRusItalic">********* ** **********</text:span><text:span text:style-name="KrymUkr">) ************. </text:span><text:span text:style-name="KrymRusItalic">**** </text:span><text:span text:style-name="KrymRusBold">************</text:span><text:span text:style-name="KrymUkr"> – *******, ***** ************* (</text:span><text:span text:style-name="KrymRusItalic">* *. *.</text:span><text:span text:style-name="KrymUkr">).</text:span></text:p>
      <text:p text:style-name="KrymPar"><text:span text:style-name="KrymRusBold">***********</text:span><text:span text:style-name="KrymUkr"> – **********, </text:span><text:span text:style-name="KrymRusAux">***.</text:span><text:span text:style-name="KrymUkr"> *************, *******, **********, ********.</text:span></text:p>
      <text:p text:style-name="KrymPar"><text:span text:style-name="KrymRusBold">**************</text:span><text:span text:style-name="KrymUkr"> – ************, ************** (</text:span><text:span text:style-name="KrymRusAux">*. </text:span><text:span text:style-name="KrymUkr">-*****)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**, *********, **********</text:span><text:span text:style-name="KrymUkr"> – *********, ****(*)****, ********, ********, ********, ****[*]******, ***********, *****[*]*****, (</text:span><text:span text:style-name="KrymRusAux">* ****.</text:span><text:span text:style-name="KrymUkr">) **********, ***********. [*** *********** ** ****]. </text:span><text:span text:style-name="KrymRusBold">********</text:span><text:span text:style-name="KrymUkr"> – **********, (</text:span><text:span text:style-name="KrymRusAux">*****.</text:span><text:span text:style-name="KrymUkr">) ***********. [****** ***********].</text:span></text:p>
      <text:p text:style-name="KrymPar"><text:span text:style-name="KrymRusBold">**********</text:span><text:span text:style-name="KrymUkr"> – **********, *********, ***********.</text:span></text:p>
      <text:p text:style-name="KrymPar"><text:span text:style-name="KrymRusBold">***********, *********</text:span><text:span text:style-name="KrymUkr"> – ***********, *********, (</text:span><text:span text:style-name="KrymRusAux">****.</text:span><text:span text:style-name="KrymUkr">) *************.</text:span></text:p>
      <text:p text:style-name="KrymPar"><text:span text:style-name="KrymRusBold">***********</text:span><text:span text:style-name="KrymUkr"> – ***********, **********, *********, **********, **********. [***** * *** ***** ****** **********].</text:span></text:p>
      <text:p text:style-name="KrymPar"><text:span text:style-name="KrymRusBold">******</text:span><text:span text:style-name="KrymUkr"> – *********, *******, ******. [******* ******** ********* ***** ***, *** ******* ******]. </text:span><text:span text:style-name="KrymRusBold">**********</text:span><text:span text:style-name="KrymUkr"> – 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</text:span><text:span text:style-name="KrymUkr"> – **********, ******.</text:span></text:p>
      <text:p text:style-name="KrymPar"><text:span text:style-name="KrymRusBold">********</text:span><text:span text:style-name="KrymUkr"> – 1) ****** (</text:span><text:span text:style-name="KrymRusItalic">******* * ******* ** *******, * ******* ** *******</text:span><text:span text:style-name="KrymUkr">); 2) ******* (</text:span><text:span text:style-name="KrymRusAux">*. </text:span><text:span text:style-name="KrymUkr">-**) (</text:span><text:span text:style-name="KrymRusItalic">*********** ***** *** ********</text:span><text:span text:style-name="KrymUkr">), 3) </text:span><text:span text:style-name="KrymRusAux">***.</text:span><text:span text:style-name="KrymUkr"> – ********, **********, *********.</text:span></text:p>
      <text:p text:style-name="KrymPar"><text:span text:style-name="KrymRusBold">***********</text:span><text:span text:style-name="KrymUkr"> – *********. </text:span><text:span text:style-name="KrymRusBold">*-*** </text:span><text:span text:style-name="KrymRusItalic">*****</text:span><text:span text:style-name="KrymUkr">, </text:span><text:span text:style-name="KrymRusAux">***.</text:span><text:span text:style-name="KrymUkr"> – ******* ****, ******* ****, ********.</text:span></text:p>
      <text:p text:style-name="KrymPar"><text:span text:style-name="KrymRusBold">***********, *********, ********</text:span><text:span text:style-name="KrymUkr"> – 1) *********, ********, (</text:span><text:span text:style-name="KrymRusAux">****.</text:span><text:span text:style-name="KrymUkr">) ***********. [******* ******** * *****, *********** *****]; (</text:span><text:span text:style-name="KrymRusItalic">* *******</text:span><text:span text:style-name="KrymUkr">) *********, ******, ********, ***********; 2) (</text:span><text:span text:style-name="KrymRusItalic">** ********</text:span><text:span text:style-name="KrymUkr">) ************, ***********, ************; 3) *******, *******. [***** ******* ******, ** </text:span><text:soft-page-break/><text:span text:style-name="KrymUkr">***** *********-* *******. ****** ****** *******]; 4) **********, *********. [******** ***** ******* ******. ***** ********* ***** ********* *** ******]; 5) (</text:span><text:span text:style-name="KrymRusItalic">*********, ***********</text:span><text:span text:style-name="KrymUkr">) ***********, ***********, *********, ********, ******, *******, **********, *********, *********, ************. </text:span><text:span text:style-name="KrymRusBold">*********</text:span><text:span text:style-name="KrymUkr"> – ********, ************ (</text:span><text:span text:style-name="KrymRusAux">** ****.</text:span><text:span text:style-name="KrymUkr">).</text:span></text:p>
      <text:p text:style-name="KrymPar"><text:span text:style-name="KrymRusBold">***********, *********</text:span><text:span text:style-name="KrymUkr"> – **************, ***********, **ґ******, *****ґ*****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*, ********</text:span><text:span text:style-name="KrymUkr"> – **********, ********. [******** *** ******* *********. ******** ****** ******** *********]. </text:span><text:span text:style-name="KrymRusBold">**********</text:span><text:span text:style-name="KrymUkr"> – *********.</text:span></text:p>
      <text:p text:style-name="KrymPar"><text:span text:style-name="KrymRusBold">************, **********, *********</text:span><text:span text:style-name="KrymUkr"> – **********, *********, **************, ************, *********, ********.</text:span></text:p>
      <text:p text:style-name="KrymPar"><text:span text:style-name="KrymRusBold">***********, *********</text:span><text:span text:style-name="KrymUkr"> – 1) (</text:span><text:span text:style-name="KrymRusItalic">********</text:span><text:span text:style-name="KrymUkr">) ***********, *********; 2) *********, ************, *********; 3) (</text:span><text:span text:style-name="KrymRusItalic">*****</text:span><text:span text:style-name="KrymUkr">) ***********, *********, *********. [**, *** ****** ********* ******** (**.)].</text:span></text:p>
      <text:p text:style-name="KrymPar"><text:span text:style-name="KrymRusBold">************</text:span><text:span text:style-name="KrymUkr"> – ************, ********; (</text:span><text:span text:style-name="KrymRusItalic">*****</text:span><text:span text:style-name="KrymUkr">) ********, ***********. [***** ******** ** ** *****: *****, ******** ***’**** *******].</text:span></text:p>
      <text:p text:style-name="KrymPar"><text:span text:style-name="KrymRusBold">***********, *********</text:span><text:span text:style-name="KrymUkr"> – ***********, *********; (</text:span><text:span text:style-name="KrymRusItalic">*****</text:span><text:span text:style-name="KrymUkr">) *********, ************. </text:span><text:span text:style-name="KrymRusBold">********* </text:span><text:span text:style-name="KrymRusItalic">*****</text:span><text:span text:style-name="KrymUkr"> – ********. </text:span><text:span text:style-name="KrymRusBold">**********</text:span><text:span text:style-name="KrymUkr"> – *******[*]***, *******[*]***, ******(**)****, *************.</text:span></text:p>
      <text:p text:style-name="KrymPar"><text:span text:style-name="KrymRusBold">************</text:span><text:span text:style-name="KrymUkr"> – 1) (</text:span><text:span text:style-name="KrymRusItalic">*********</text:span><text:span text:style-name="KrymUkr">) **************; 2) ************.</text:span></text:p>
      <text:p text:style-name="KrymPar"><text:span text:style-name="KrymRusBold">***********, -**, *********, -**</text:span><text:span text:style-name="KrymUkr"> – 1) *************, -**, ***********, -**. [*** ****** ***** **************]; 2) ***********, -**, *********, -**, (</text:span><text:span text:style-name="KrymRusAux">* ******</text:span><text:span text:style-name="KrymUkr">) *************, -**. [****** ****** *************]. </text:span><text:span text:style-name="KrymRusBold">***********</text:span><text:span text:style-name="KrymUkr"> – **********, **********.</text:span></text:p>
      <text:p text:style-name="KrymPar"><text:span text:style-name="KrymRusBold">*********</text:span><text:span text:style-name="KrymUkr"> – *********.</text:span></text:p>
      <text:p text:style-name="KrymPar"><text:span text:style-name="KrymRusBold">************, ***********</text:span><text:span text:style-name="KrymUkr"> – ************, ***********.</text:span></text:p>
      <text:p text:style-name="KrymPar"><text:span text:style-name="KrymRusBold">************</text:span><text:span text:style-name="KrymUkr"> – ************, *************.</text:span></text:p>
      <text:p text:style-name="KrymPar"><text:span text:style-name="KrymRusBold">***********, *********</text:span><text:span text:style-name="KrymUkr"> – ***********, ********* [**-*** ********* ******** ******* (***.)]; (</text:span><text:span text:style-name="KrymRusItalic">*******</text:span><text:span text:style-name="KrymUkr">) ***********, *************, ************, **********. [********* ***** **** – ** *** *******]. </text:span><text:span text:style-name="KrymRusBold">**********</text:span><text:span text:style-name="KrymUkr"> – **********; (</text:span><text:span text:style-name="KrymRusItalic">* *******</text:span><text:span text:style-name="KrymUkr">) **********, ***********.</text:span></text:p>
      <text:p text:style-name="KrymPar"><text:span text:style-name="KrymRusBold">******</text:span><text:span text:style-name="KrymUkr"> – 1) (</text:span><text:span text:style-name="KrymRusAux">***** * ********</text:span><text:span text:style-name="KrymUkr">) – ******. </text:span><text:span text:style-name="KrymRusItalic">****** </text:span><text:span text:style-name="KrymRusBold">******</text:span><text:span text:style-name="KrymUkr"> – ********. [**** ** ******** ***** ** **********]; 2) (</text:span><text:span text:style-name="KrymRusAux">********</text:span><text:span text:style-name="KrymUkr">) **********, ******. [******* ******** ** ******].</text:span></text:p>
      <text:p text:style-name="KrymPar"><text:span text:style-name="KrymRusBold">*********, ********</text:span><text:span text:style-name="KrymUkr"> – 1) (</text:span><text:span text:style-name="KrymRusItalic">*****</text:span><text:span text:style-name="KrymUkr">) ***********, *********, ********, **********, *******, ***********. [****** *********** ***]; (</text:span><text:span text:style-name="KrymRusItalic">********** ******</text:span><text:span text:style-name="KrymUkr">) **********, ************; 2) (</text:span><text:span text:style-name="KrymRusItalic">****</text:span><text:span text:style-name="KrymUkr">) *********, ********. [** ****** ****** ****** ********* *******]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***, *********</text:span><text:span text:style-name="KrymUkr"> – 1) (</text:span><text:span text:style-name="KrymRusItalic">***-*. ** ***** *** *****</text:span><text:span text:style-name="KrymUkr">) **********, ******** **, *** ******. [******** ****** *******. ******* *****]; 2) (</text:span><text:span text:style-name="KrymRusItalic">******** *****</text:span><text:span text:style-name="KrymUkr">) ***********, *********, ************, **********. [********** ******: ****** **-*****, ******** ** ** ******]. </text:span><text:span text:style-name="KrymRusBold">***********</text:span><text:span text:style-name="KrymUkr"> – 1) *********; 2) (</text:span><text:span text:style-name="KrymRusItalic">**********, * *****</text:span><text:span text:style-name="KrymUkr">) **********, ***********.</text:span></text:p>
      <text:p text:style-name="KrymPar"><text:span text:style-name="KrymRusBold">*************, ***********</text:span><text:span text:style-name="KrymUkr"> – 1) (</text:span><text:span text:style-name="KrymRusItalic">**********, * *****</text:span><text:span text:style-name="KrymUkr">) *************, ***********, **************, ************; 2) ********** ******** *******.</text:span></text:p>
      <text:p text:style-name="KrymPar"><text:span text:style-name="KrymRusBold">**********, -**</text:span><text:span text:style-name="KrymRusItalic"> ***</text:span><text:span text:style-name="KrymUkr"> – ********, -** * **, *********, -**, *********, -**, ***********, -**, *********, -**, ********, -**, *******, -**. [** * ****** *********]; </text:span><text:span text:style-name="KrymRusAux">***********</text:span><text:span text:style-name="KrymUkr">: (</text:span><text:span text:style-name="KrymRusItalic">** ****</text:span><text:span text:style-name="KrymUkr">) – **********, -**; (</text:span><text:span text:style-name="KrymRusItalic">*****</text:span><text:span text:style-name="KrymUkr">) ***********, -**; (</text:span><text:span text:style-name="KrymRusItalic">******</text:span><text:span text:style-name="KrymUkr">) **********, -**, ***********, -**, ***********, -**; (</text:span><text:span text:style-name="KrymRusItalic">***********</text:span><text:span text:style-name="KrymUkr">) ********, -**; (</text:span><text:span text:style-name="KrymRusItalic">******</text:span><text:span text:style-name="KrymUkr">) ***********, -**, *********** -**; (</text:span><text:span text:style-name="KrymRusItalic">******, ***** * *. *.</text:span><text:span text:style-name="KrymUkr">) **************, -**, **********, -**; (</text:span><text:span text:style-name="KrymRusItalic">*******</text:span><text:span text:style-name="KrymUkr">) ********, -**; (***********) **********, -**, *********, -**. </text:span><text:span text:style-name="KrymRusBold">************</text:span><text:span text:style-name="KrymUkr"> – *********, **********, ************, </text:span><text:span text:style-name="KrymRusItalic">* *. *.</text:span><text:span text:style-name="KrymUkr"> [* ***** ***** – ********].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*******, *******.</text:span></text:p>
      <text:p text:style-name="KrymPar"><text:span text:style-name="KrymRusBold">*******</text:span><text:span text:style-name="KrymUkr"> – *******, ***** *** ******.</text:span></text:p>
      <text:p text:style-name="KrymPar"><text:span text:style-name="KrymRusBold">*********, -**, *******, -**</text:span><text:span text:style-name="KrymUkr"> – ************, -**, **********, -**. [***** *******, *********. </text:span><text:soft-page-break/><text:span text:style-name="KrymUkr">*************, ** ****** **********. ********* ***** ** *** ***********]. </text:span><text:span text:style-name="KrymRusBold">********</text:span><text:span text:style-name="KrymUkr"> – ***********.</text:span></text:p>
      <text:p text:style-name="KrymPar"><text:span text:style-name="KrymRusBold">**********</text:span><text:span text:style-name="KrymUkr"> – **********.</text:span></text:p>
      <text:p text:style-name="KrymPar"><text:span text:style-name="KrymRusBold">*********, -**, *******, -**</text:span><text:span text:style-name="KrymUkr"> – 1) *********, -**, ********, -**. [* **** * ***** ************]. </text:span><text:span text:style-name="KrymRusBold">***********</text:span><text:span text:style-name="KrymUkr"> – **********. </text:span><text:span text:style-name="KrymRusItalic">***** </text:span><text:span text:style-name="KrymRusBold">***********</text:span><text:span text:style-name="KrymUkr"> – **********. </text:span><text:span text:style-name="KrymRusItalic">** ****** </text:span><text:span text:style-name="KrymRusBold">***********</text:span><text:span text:style-name="KrymUkr"> – ************, ********; 2) ******, *******. [*********** ****** **** ** ********; **-*** *** ******* ******* – **** * *********]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***</text:span><text:span text:style-name="KrymUkr"> – *********, **********, **********, ***********.</text:span></text:p>
      <text:p text:style-name="KrymPar"><text:span text:style-name="KrymRusBold">***********,</text:span><text:span text:style-name="KrymRusItalic"> **. </text:span><text:span text:style-name="KrymRusBold">***********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</text:span><text:span text:style-name="KrymUkr"> – *******. [** **** ** ******* *******. ****** ********, ** *** ******* **-*** *******]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</text:span><text:span text:style-name="KrymUkr"> – *********, *********, ********, **********, ** ******* *******, ******* (</text:span><text:span text:style-name="KrymRusAux">*. </text:span><text:span text:style-name="KrymUkr">******).</text:span></text:p>
      <text:p text:style-name="KrymPar"><text:span text:style-name="KrymRusBold">**********</text:span><text:span text:style-name="KrymUkr"> – 1) **********; 2) </text:span><text:span text:style-name="KrymRusItalic">**. </text:span><text:span text:style-name="KrymRusBold">******** 2.</text:span></text:p>
      <text:p text:style-name="KrymPar"><text:span text:style-name="KrymRusBold">*********, *******</text:span><text:span text:style-name="KrymUkr"> – 1) *********, *******; (</text:span><text:span text:style-name="KrymRusItalic">* *********</text:span><text:span text:style-name="KrymUkr">) ************, **********, ******[*]*****, ********, ****** (*******). [******* ********, ******** ******* * ***** ****** *** ***** *******]; (</text:span><text:span text:style-name="KrymRusItalic">*****</text:span><text:span text:style-name="KrymUkr">) **********, ********; 2) (</text:span><text:span text:style-name="KrymRusItalic">* ********</text:span><text:span text:style-name="KrymUkr">) *********, *******, ********, ************, ******** ********, *******, *********, *********, *********, **********, ********, *********, ********, ********, *********, ***********, ********; (</text:span><text:span text:style-name="KrymRusItalic">*****, ***** ******</text:span><text:span text:style-name="KrymUkr">) *********, *********, ***********, ******** *********. </text:span><text:span text:style-name="KrymRusBold">******** </text:span><text:span text:style-name="KrymRusItalic">*****</text:span><text:span text:style-name="KrymUkr"> (</text:span><text:span text:style-name="KrymRusAux">*******</text:span><text:span text:style-name="KrymUkr">) – ***** *********. </text:span><text:span text:style-name="KrymRusBold">******* </text:span><text:span text:style-name="KrymRusItalic">*******</text:span><text:span text:style-name="KrymUkr"> – ** ****** ******. </text:span><text:span text:style-name="KrymRusBold">******* </text:span><text:span text:style-name="KrymRusItalic">** ****** ****</text:span><text:span text:style-name="KrymUkr"> – ********** **, ******* *********. </text:span><text:span text:style-name="KrymRusBold">*******</text:span><text:span text:style-name="KrymRusItalic"> * **********</text:span><text:span text:style-name="KrymUkr"> – ** *******; (</text:span><text:span text:style-name="KrymRusItalic">** ******</text:span><text:span text:style-name="KrymUkr">) ******* ** *****, ******** *******; (</text:span><text:span text:style-name="KrymRusItalic">** *** ********, *******</text:span><text:span text:style-name="KrymUkr">) ***** ** *****, *********** *****. </text:span><text:span text:style-name="KrymRusBold">******* </text:span><text:span text:style-name="KrymRusItalic">******</text:span><text:span text:style-name="KrymUkr"> – ********** ****** ****, ****** ***********. </text:span><text:span text:style-name="KrymRusItalic">**** ********** ****** </text:span><text:span text:style-name="KrymRusBold">*******</text:span><text:span text:style-name="KrymUkr"> – (</text:span><text:span text:style-name="KrymRusAux">****.</text:span><text:span text:style-name="KrymUkr">) ****** *** ******** ************. </text:span><text:span text:style-name="KrymRusItalic">****** </text:span><text:span text:style-name="KrymRusBold">*******</text:span><text:span text:style-name="KrymUkr"> – (</text:span><text:span text:style-name="KrymRusAux">****.</text:span><text:span text:style-name="KrymUkr">) ** **********, ********** ** ********* ***** *************; 3) </text:span><text:span text:style-name="KrymRusBold">*********</text:span><text:span text:style-name="KrymUkr"> (</text:span><text:span text:style-name="KrymRusItalic">***** ********</text:span><text:span text:style-name="KrymUkr">) – ***********, * ******** **********, ********* ******, ** ************ * *******, *********, ******* ******, *********. </text:span><text:span text:style-name="KrymRusItalic">**** </text:span><text:span text:style-name="KrymRusBold">********</text:span><text:span text:style-name="KrymUkr"> – ***** ** *********, ** **********, ***** *********, *********, *** *******, ************, *****’****; * ******* *****, * ******* ******* *****.</text:span></text:p>
      <text:p text:style-name="KrymPar"><text:span text:style-name="KrymRusBold">***********, *********</text:span><text:span text:style-name="KrymUkr"> – *******, *********. [******** ******* ** ******].</text:span></text:p>
      <text:p text:style-name="KrymPar"><text:span text:style-name="KrymRusBold">********</text:span><text:span text:style-name="KrymUkr"> – 1) (</text:span><text:span text:style-name="KrymRusItalic">**, *** ******</text:span><text:span text:style-name="KrymUkr">) *********, ******, ******; 2) (</text:span><text:span text:style-name="KrymRusAux">********</text:span><text:span text:style-name="KrymUkr">) **********, </text:span><text:span text:style-name="KrymRusAux">***.</text:span><text:span text:style-name="KrymUkr"> ********; (</text:span><text:span text:style-name="KrymRusItalic">********</text:span><text:span text:style-name="KrymUkr">) ******** (</text:span><text:span text:style-name="KrymRusAux">***.</text:span><text:span text:style-name="KrymUkr">), ********. </text:span><text:span text:style-name="KrymRusItalic">*** </text:span><text:span text:style-name="KrymRusBold">********</text:span><text:span text:style-name="KrymUkr"> – *******, *** 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, -**, *********, -**</text:span><text:span text:style-name="KrymUkr"> – ***********, -**, *********, -**. </text:span><text:span text:style-name="KrymRusBold">***********</text:span><text:span text:style-name="KrymUkr"> – **********.</text:span></text:p>
      <text:p text:style-name="KrymPar"><text:span text:style-name="KrymRusBold">**********</text:span><text:span text:style-name="KrymUkr"> – **********, </text:span><text:span text:style-name="KrymRusAux">***.</text:span><text:span text:style-name="KrymUkr"> ******** (</text:span><text:span text:style-name="KrymRusAux">**.</text:span><text:span text:style-name="KrymUkr">).</text:span></text:p>
      <text:p text:style-name="KrymPar"><text:span text:style-name="KrymRusBold">*********, -**, *********, -**</text:span><text:span text:style-name="KrymUkr"> – *********, -**, ******, -**, ********, -**; (</text:span><text:span text:style-name="KrymRusAux">* ****.</text:span><text:span text:style-name="KrymUkr">) ***********, -**. </text:span><text:span text:style-name="KrymRusBold">*********</text:span><text:span text:style-name="KrymUkr"> – *********.</text:span></text:p>
      <text:p text:style-name="KrymPar"><text:span text:style-name="KrymRusBold">********</text:span><text:span text:style-name="KrymUkr"> – 1) ********, ******, ******. [************* ******. ** ****** ** ******** *********]; 2) (</text:span><text:span text:style-name="KrymRusItalic">*****, **** ** ********</text:span><text:span text:style-name="KrymUkr">) ****************, *************** (</text:span><text:span text:style-name="KrymRusAux">***.</text:span><text:span text:style-name="KrymUkr">); (</text:span><text:span text:style-name="KrymRusItalic">****-**** ** ** ********</text:span><text:span text:style-name="KrymUkr">) ************, (</text:span><text:span text:style-name="KrymRusAux">***.</text:span><text:span text:style-name="KrymUkr">) **********; 3) (</text:span><text:span text:style-name="KrymRusItalic">** ******, ***** * *. *.</text:span><text:span text:style-name="KrymUkr">) ************, </text:span><text:span text:style-name="KrymRusAux">***.</text:span><text:span text:style-name="KrymUkr"> **********, ******.</text:span></text:p>
      <text:p text:style-name="KrymPar"><text:span text:style-name="KrymRusBold">*********</text:span><text:span text:style-name="KrymUkr"> – ********* [** ******* * ********** ********], **********.</text:span></text:p>
      <text:p text:style-name="KrymPar"><text:span text:style-name="KrymRusBold">*********</text:span><text:span text:style-name="KrymUkr"> – **********.</text:span></text:p>
      <text:p text:style-name="KrymPar"><text:span text:style-name="KrymRusBold">************</text:span><text:span text:style-name="KrymUkr"> – 1) ************, ***************; 2) </text:span><text:span text:style-name="KrymRusItalic">**. </text:span><text:span text:style-name="KrymRusBold">******** 2</text:span><text:span text:style-name="KrymUkr">; 3) </text:span><text:span text:style-name="KrymRusItalic">**. </text:span><text:span text:style-name="KrymRusBold">******** 3.</text:span></text:p>
      <text:p text:style-name="KrymPar"><text:span text:style-name="KrymRusBold">***********, *********</text:span><text:span text:style-name="KrymUkr"> – 1) ***********, *********. [******* ***** **** ******. ****** ******* ********]; (</text:span><text:span text:style-name="KrymRusItalic">********</text:span><text:span text:style-name="KrymUkr">) **************, ***********; 2) (</text:span><text:span text:style-name="KrymRusItalic">******, ***** ** ********</text:span><text:span text:style-name="KrymUkr">) </text:span><text:soft-page-break/><text:span text:style-name="KrymUkr">***************, *************, (</text:span><text:span text:style-name="KrymRusAux">***.</text:span><text:span text:style-name="KrymUkr">) **************, ****************; (</text:span><text:span text:style-name="KrymRusItalic">***-**** ** ** ********</text:span><text:span text:style-name="KrymUkr">) ***********, *********. [***** ******* ***** ******* ********* *-** ******** **********]. </text:span><text:span text:style-name="KrymRusBold">***********</text:span><text:span text:style-name="KrymUkr"> – **********, ************; **************, (</text:span><text:span text:style-name="KrymRusAux">***.</text:span><text:span text:style-name="KrymUkr">) *****************.</text:span></text:p>
      <text:p text:style-name="KrymPar"><text:span text:style-name="KrymRusBold">*************, ***********</text:span><text:span text:style-name="KrymUkr"> – *************, ***********. [** *********** *****, ** ******* ***********. ********** ** *******].</text:span></text:p>
      <text:p text:style-name="KrymPar"><text:span text:style-name="KrymRusBold">*******,</text:span><text:span text:style-name="KrymRusItalic"> **. </text:span><text:span text:style-name="KrymRusBold">******** 1.</text:span></text:p>
      <text:p text:style-name="KrymPar"><text:span text:style-name="KrymRusBold">*******,</text:span><text:span text:style-name="KrymRusItalic"> **. </text:span><text:span text:style-name="KrymRusBold">*********.</text:span></text:p>
      <text:p text:style-name="KrymPar"><text:span text:style-name="KrymRusBold">***********, **********</text:span><text:span text:style-name="KrymUkr"> – *********, ********, *********, *************, ***********, ************, *************, ***********, ************. </text:span><text:span text:style-name="KrymRusBold">***********</text:span><text:span text:style-name="KrymUkr"> – *********, **********, ************, *************, ************, *************.</text:span></text:p>
      <text:p text:style-name="KrymPar"><text:span text:style-name="KrymRusBold">*********</text:span><text:span text:style-name="KrymUkr"> (</text:span><text:span text:style-name="KrymRusItalic">****</text:span><text:span text:style-name="KrymUkr">) – *****, ****, ********.</text:span></text:p>
      <text:p text:style-name="KrymPar"><text:span text:style-name="KrymRusBold">*********</text:span><text:span text:style-name="KrymUkr"> – *************, </text:span><text:span text:style-name="KrymRusAux">***.</text:span><text:span text:style-name="KrymUkr"> ***********.</text:span></text:p>
      <text:p text:style-name="KrymPar"><text:span text:style-name="KrymRusBold">*************, -**, **********, -**</text:span><text:span text:style-name="KrymUkr"> – ************, -**, *********, -**. [*********** ****** * *****]. </text:span><text:span text:style-name="KrymRusBold">*************</text:span><text:span text:style-name="KrymUkr"> – ***********.</text:span></text:p>
      <text:p text:style-name="KrymPar"><text:span text:style-name="KrymRusBold">*********</text:span><text:span text:style-name="KrymUkr"> – 1) ******** (</text:span><text:span text:style-name="KrymRusAux">*. </text:span><text:span text:style-name="KrymUkr">-***). [******** *******]; 2) ********; (</text:span><text:span text:style-name="KrymRusAux">*. </text:span><text:span text:style-name="KrymUkr">-***). [****** ***** ***** ********].</text:span></text:p>
      <text:p text:style-name="KrymPar"><text:span text:style-name="KrymRusBold">**********</text:span><text:span text:style-name="KrymUkr"> – 1) *********; 2) ***********, *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**</text:span><text:span text:style-name="KrymUkr"> – ************, ************.</text:span></text:p>
      <text:p text:style-name="KrymPar"><text:span text:style-name="KrymRusBold">************, **********</text:span><text:span text:style-name="KrymUkr"> – 1) ************, **********, ***********, *********, ********* (*******) *********. [********** ***** ****. ******** ** ***** * ********* ****. ********* ****]; 2) (</text:span><text:span text:style-name="KrymRusItalic">****** ******</text:span><text:span text:style-name="KrymUkr">) **********. [********** * *******, *** ** ********** ** *******]. </text:span><text:span text:style-name="KrymRusBold">************</text:span><text:span text:style-name="KrymUkr"> – ***********.</text:span></text:p>
      <text:p text:style-name="KrymPar"><text:span text:style-name="KrymRusBold">***************</text:span><text:span text:style-name="KrymUkr"> – **************.</text:span></text:p>
      <text:p text:style-name="KrymPar"><text:span text:style-name="KrymRusBold">**************</text:span><text:span text:style-name="KrymUkr"> – *************, ***********.</text:span></text:p>
      <text:p text:style-name="KrymPar"><text:span text:style-name="KrymRusBold">********</text:span><text:span text:style-name="KrymUkr"> – ******* (</text:span><text:span text:style-name="KrymRusAux">*. *.</text:span><text:span text:style-name="KrymUkr">), ********* (</text:span><text:span text:style-name="KrymRusAux">*. *.</text:span><text:span text:style-name="KrymUkr">), ********, *******. </text:span><text:span text:style-name="KrymRusBold">******** </text:span><text:span text:style-name="KrymRusItalic">*******</text:span><text:span text:style-name="KrymUkr"> – ******* ** *****. </text:span><text:span text:style-name="KrymRusItalic">** </text:span><text:span text:style-name="KrymRusBold">********</text:span><text:span text:style-name="KrymUkr"> – ** *****.</text:span></text:p>
      <text:p text:style-name="KrymPar"><text:span text:style-name="KrymRusBold">*. *************</text:span><text:span text:style-name="KrymUkr"> – *************, ************, ******* (</text:span><text:span text:style-name="KrymRusAux">*. *.</text:span><text:span text:style-name="KrymUkr">).</text:span></text:p>
      <text:p text:style-name="KrymPar"><text:span text:style-name="KrymRusBold">**. *************</text:span><text:span text:style-name="KrymUkr"> – ************, ************, *********.</text:span></text:p>
      <text:p text:style-name="KrymPar"><text:span text:style-name="KrymRusBold">*. ************, **********</text:span><text:span text:style-name="KrymUkr"> – ************ (******), **********, **********, ***********, *********, ***********, *********, (</text:span><text:span text:style-name="KrymRusAux">******</text:span><text:span text:style-name="KrymUkr">) **********, **************, **************; (</text:span><text:span text:style-name="KrymRusItalic">*****</text:span><text:span text:style-name="KrymUkr">) *********** * **********, ********** ******. </text:span><text:span text:style-name="KrymRusBold">************</text:span><text:span text:style-name="KrymUkr"> – ***********, ***********.</text:span></text:p>
      <text:p text:style-name="KrymPar"><text:span text:style-name="KrymRusBold">**. ************, **********</text:span><text:span text:style-name="KrymUkr"> – ******* (</text:span><text:span text:style-name="KrymRusItalic">****.</text:span><text:span text:style-name="KrymUkr"> ******), *********, *********. </text:span><text:span text:style-name="KrymRusBold">************</text:span><text:span text:style-name="KrymUkr"> – **********, **********, **********.</text:span></text:p>
      <text:p text:style-name="KrymPar"><text:span text:style-name="KrymRusBold">*. **************, ************</text:span><text:span text:style-name="KrymUkr"> – **************, ************, *************, ***********, ************** ***, ************** ***; (</text:span><text:span text:style-name="KrymRusAux">****.</text:span><text:span text:style-name="KrymUkr">) **********. [********** *** ******* *******, * ** *** ****** (***.)].</text:span></text:p>
      <text:p text:style-name="KrymPar"><text:span text:style-name="KrymRusBold">**. **************, ************</text:span><text:span text:style-name="KrymUkr"> – ************* ***********, ***********.</text:span></text:p>
      <text:p text:style-name="KrymPar"><text:span text:style-name="KrymRusBold">************, **********</text:span><text:span text:style-name="KrymUkr"> – ********, **********.</text:span></text:p>
      <text:p text:style-name="KrymPar"><text:span text:style-name="KrymRusBold">*************</text:span><text:span text:style-name="KrymUkr"> – **************, </text:span><text:span text:style-name="KrymRusAux">***.</text:span><text:span text:style-name="KrymUkr"> ***********.</text:span></text:p>
      <text:p text:style-name="KrymPar"><text:span text:style-name="KrymRusBold">************, **********, **********</text:span><text:span text:style-name="KrymUkr"> – *************, **********, **********; (</text:span><text:span text:style-name="KrymRusAux">* ******</text:span><text:span text:style-name="KrymUkr">) ***************. </text:span><text:span text:style-name="KrymRusBold">***********</text:span><text:span text:style-name="KrymUkr"> – ***********.</text:span></text:p>
      <text:p text:style-name="KrymPar"><text:span text:style-name="KrymRusBold">*************, -**, ***********, -**, ***********, -**</text:span><text:span text:style-name="KrymUkr"> – ******[**]*******, -**, ***********, -**, ***********, -**, ************, -**, **********, -**, ***********, -**, ************, -**, **********, -**, ***********, -**, **********, -**. </text:span><text:span text:style-name="KrymRusBold">************</text:span><text:span text:style-name="KrymUkr"> – ************, ************, ***********.</text:span></text:p>
      <text:p text:style-name="KrymPar"><text:span text:style-name="KrymRusBold">**************</text:span><text:span text:style-name="KrymUkr"> – ******[**]********, *************, *************.</text:span></text:p>
      <text:p text:style-name="KrymPar"><text:span text:style-name="KrymRusBold">**********, *********</text:span><text:span text:style-name="KrymUkr"> (</text:span><text:span text:style-name="KrymRusItalic">****, ******* * *. *.</text:span><text:span text:style-name="KrymUkr">) – **********, ************, *********; (</text:span><text:span text:style-name="KrymRusAux">******</text:span><text:span text:style-name="KrymUkr">) </text:span><text:soft-page-break/><text:span text:style-name="KrymUkr">*********, ************. </text:span><text:span text:style-name="KrymRusBold">************</text:span><text:span text:style-name="KrymUkr"> – ***********, ***********.</text:span></text:p>
      <text:p text:style-name="KrymPar"><text:span text:style-name="KrymRusBold">**********, ********</text:span><text:span text:style-name="KrymUkr"> – **********, *********, *********, **********; (</text:span><text:span text:style-name="KrymRusItalic">* ******</text:span><text:span text:style-name="KrymUkr">) *********. [* ***** ** ****, * ** ******* **** ***, *** *** ***** ***** (*****.)].</text:span></text:p>
      <text:p text:style-name="KrymPar"><text:span text:style-name="KrymRusBold">*********</text:span><text:span text:style-name="KrymUkr"> – 1) ******** (********); 2) ґ****, ******* (</text:span><text:span text:style-name="KrymRusAux">*. </text:span><text:span text:style-name="KrymUkr">-*****) ** *******.</text:span></text:p>
      <text:p text:style-name="KrymPar"><text:span text:style-name="KrymRusBold">************, **********</text:span><text:span text:style-name="KrymUkr"> – ***************, ************, ***************, *******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*****</text:span><text:span text:style-name="KrymUkr"> – ***************, </text:span><text:span text:style-name="KrymRusAux">***.</text:span><text:span text:style-name="KrymUkr"> *************.</text:span></text:p>
      <text:p text:style-name="KrymPar"><text:span text:style-name="KrymRusBold">**************, ************</text:span><text:span text:style-name="KrymUkr"> – **************, ************, *******, *********, *********. [**************** ********. ******* * ***** ******]. </text:span><text:span text:style-name="KrymRusBold">**************</text:span><text:span text:style-name="KrymUkr"> – *************, 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, *********</text:span><text:span text:style-name="KrymUkr"> – **********, *********, *********, ********.</text:span></text:p>
      <text:p text:style-name="KrymPar"><text:span text:style-name="KrymRusBold">**********, *********</text:span><text:span text:style-name="KrymUkr"> – **********, ********* (</text:span><text:span text:style-name="KrymRusAux">*. </text:span><text:span text:style-name="KrymUkr">-****), *******. [******** ******* **********].</text:span></text:p>
      <text:p text:style-name="KrymPar"><text:span text:style-name="KrymRusBold">*************</text:span><text:span text:style-name="KrymUkr"> – *************, *********, **********. </text:span><text:span text:style-name="KrymRusBold">***************</text:span><text:span text:style-name="KrymUkr"> – ************, **************, **********, ***********.</text:span></text:p>
      <text:p text:style-name="KrymPar"><text:span text:style-name="KrymRusBold">***********</text:span><text:span text:style-name="KrymUkr"> – 1) ************, ***********, ********** (</text:span><text:span text:style-name="KrymRusAux">***.</text:span><text:span text:style-name="KrymUkr"> **********); 2) ***********, ***********, </text:span><text:span text:style-name="KrymRusAux">***.</text:span><text:span text:style-name="KrymUkr"> ***********, ********** ** *****.</text:span></text:p>
      <text:p text:style-name="KrymPar"><text:span text:style-name="KrymRusBold">***********</text:span><text:span text:style-name="KrymUkr"> – ************, ***********.</text:span></text:p>
      <text:p text:style-name="KrymPar"><text:span text:style-name="KrymRusBold">**********, **********</text:span><text:span text:style-name="KrymUkr"> – 1) **********, **********, *********, **********. [********* **** ******* * **********]; 2) ***********, *********, **********, -**, *********, -**, ********* (*********) ** *****, ********, ********. [****** **** ***** = </text:span><text:span text:style-name="KrymRusItalic">******* *** *******</text:span><text:span text:style-name="KrymUkr">]. </text:span><text:span text:style-name="KrymRusBold">********** </text:span><text:span text:style-name="KrymRusItalic">*******</text:span><text:span text:style-name="KrymUkr"> – ********* ******, ********** ******. </text:span><text:span text:style-name="KrymRusBold">********** </text:span><text:span text:style-name="KrymRusItalic">******* ***</text:span><text:span text:style-name="KrymUkr"> – *********** **** ********; (</text:span><text:span text:style-name="KrymRusAux">* *********.</text:span><text:span text:style-name="KrymUkr">) ******** ** **. [****** **** ******** ** ****]. </text:span><text:span text:style-name="KrymRusBold">************</text:span><text:span text:style-name="KrymUkr"> – 1) ***********, **********; 2) **********, ***********, ********** ** *****. </text:span><text:span text:style-name="KrymRusBold">************</text:span><text:span text:style-name="KrymUkr"> – ************.</text:span></text:p>
      <text:p text:style-name="KrymPar"><text:span text:style-name="KrymRusBold">************,</text:span><text:span text:style-name="KrymRusItalic"> **. </text:span><text:span text:style-name="KrymRusBold">**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**, -**</text:span><text:span text:style-name="KrymUkr"> – ***********, -**, ********, -**, ***********, -**.</text:span></text:p>
      <text:p text:style-name="KrymPar"><text:span text:style-name="KrymRusBold">******</text:span><text:span text:style-name="KrymUkr"> – 1) *********; 2) ********, ***********.</text:span></text:p>
      <text:p text:style-name="KrymPar"><text:span text:style-name="KrymRusBold">**************, ************</text:span><text:span text:style-name="KrymUkr"> – **************, ************, ************, ***********, ***********; (</text:span><text:span text:style-name="KrymRusAux">******</text:span><text:span text:style-name="KrymUkr">) **************. </text:span><text:span text:style-name="KrymRusBold">**************</text:span><text:span text:style-name="KrymUkr"> – *************, ************.</text:span></text:p>
      <text:p text:style-name="KrymPar"><text:span text:style-name="KrymRusBold">**********</text:span><text:span text:style-name="KrymUkr"> – ********* (</text:span><text:span text:style-name="KrymRusAux">*. </text:span><text:span text:style-name="KrymUkr">-***).</text:span></text:p>
      <text:p text:style-name="KrymPar"><text:span text:style-name="KrymRusBold">*********</text:span><text:span text:style-name="KrymUkr"> – 1) </text:span><text:span text:style-name="KrymRusItalic">**. </text:span><text:span text:style-name="KrymRusBold">***********</text:span><text:span text:style-name="KrymUkr">; 2) </text:span><text:span text:style-name="KrymRusItalic">**. </text:span><text:span text:style-name="KrymRusBold">*******.</text:span></text:p>
      <text:p text:style-name="KrymPar"><text:span text:style-name="KrymRusBold">***********,</text:span><text:span text:style-name="KrymRusItalic"> **. </text:span><text:span text:style-name="KrymRusBold">************.</text:span></text:p>
      <text:p text:style-name="KrymPar"><text:span text:style-name="KrymRusBold">*************</text:span><text:span text:style-name="KrymUkr"> – ************, **********.</text:span></text:p>
      <text:p text:style-name="KrymPar"><text:span text:style-name="KrymRusBold">******</text:span><text:span text:style-name="KrymUkr">, </text:span><text:span text:style-name="KrymRusAux">***.</text:span><text:span text:style-name="KrymUkr"> – ****** (</text:span><text:span text:style-name="KrymRusAux">*. </text:span><text:span text:style-name="KrymUkr">-****), *********; (</text:span><text:span text:style-name="KrymRusItalic">*****</text:span><text:span text:style-name="KrymUkr">) *******.</text:span></text:p>
      <text:p text:style-name="KrymPar"><text:span text:style-name="KrymRusBold">*********</text:span><text:span text:style-name="KrymUkr"> – **********, ********.</text:span><text:span text:style-name="KrymRusItalic"> **. </text:span><text:span text:style-name="KrymRusBold">*******.</text:span></text:p>
      <text:p text:style-name="KrymPar"><text:span text:style-name="KrymRusBold">************,</text:span><text:span text:style-name="KrymRusItalic"> **. </text:span><text:span text:style-name="KrymRusBold">**********.</text:span></text:p>
      <text:p text:style-name="KrymPar"><text:span text:style-name="KrymRusBold">***************</text:span><text:span text:style-name="KrymUkr"> – **************, ************, *************, ****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</text:span><text:span text:style-name="KrymUkr"> – 1) ************, *********; 2) </text:span><text:span text:style-name="KrymRusItalic">******* </text:span><text:span text:style-name="KrymRusBold">*********</text:span><text:span text:style-name="KrymUkr"> – ********** *********, ********** ********, ********** **************, ********** ************ (</text:span><text:span text:style-name="KrymRusAux">*. </text:span><text:span text:style-name="KrymUkr">-**).</text:span></text:p>
      <text:p text:style-name="KrymPar"><text:span text:style-name="KrymRusBold">***********, **********</text:span><text:span text:style-name="KrymUkr"> – 1) ***********, **********. [********* ***** ********. ********* **********].</text:span><text:span text:style-name="KrymRusItalic"> ***. </text:span><text:span text:style-name="KrymRusBold">***********</text:span><text:span text:style-name="KrymUkr">; 2) ***********, **********. [********* ***** ********].</text:span></text:p>
      <text:p text:style-name="KrymPar"><text:span text:style-name="KrymRusBold">***********, -**, **********, -**,</text:span><text:span text:style-name="KrymRusItalic"> **. </text:span><text:span text:style-name="KrymRusBold">*************, -**, **********, -**.</text:span></text:p>
      <text:p text:style-name="KrymPar"><text:span text:style-name="KrymRusBold">************,</text:span><text:span text:style-name="KrymRusItalic"> **. </text:span><text:span text:style-name="KrymRusBold">***************.</text:span></text:p>
      <text:p text:style-name="KrymPar"><text:span text:style-name="KrymRusBold">*************, ***********,</text:span><text:span text:style-name="KrymRusItalic"> **. </text:span><text:span text:style-name="KrymRusBold">************, ************. *************,</text:span><text:span text:style-name="KrymRusItalic"> **. </text:span><text:span text:style-name="KrymRusBold">**************.</text:span></text:p>
      <text:p text:style-name="KrymPar"><text:soft-page-break/><text:span text:style-name="KrymRusBold">*************</text:span><text:span text:style-name="KrymUkr"> – *************; (</text:span><text:span text:style-name="KrymRusItalic">*********</text:span><text:span text:style-name="KrymUkr">) **********.</text:span></text:p>
      <text:p text:style-name="KrymPar"><text:span text:style-name="KrymRusBold">************, **********</text:span><text:span text:style-name="KrymUkr"> – ************, **********, **********; (</text:span><text:span text:style-name="KrymRusItalic">********</text:span><text:span text:style-name="KrymUkr">) **********; (</text:span><text:span text:style-name="KrymRusItalic">****** ******</text:span><text:span text:style-name="KrymUkr">) ************** **, ************** *****. [** ** ************* * *** *******?]; (</text:span><text:span text:style-name="KrymRusItalic">*********</text:span><text:span text:style-name="KrymUkr">) *********, **********, **********; (</text:span><text:span text:style-name="KrymRusItalic">**********</text:span><text:span text:style-name="KrymUkr">) **********. [**** ***** *********** ******* * *****]. </text:span><text:span text:style-name="KrymRusBold">************</text:span><text:span text:style-name="KrymUkr"> – *********, ***********, ***********.</text:span></text:p>
      <text:p text:style-name="KrymPar"><text:span text:style-name="KrymRusBold">**************; ************</text:span><text:span text:style-name="KrymUkr"> – **************, ************, ************.</text:span></text:p>
      <text:p text:style-name="KrymPar"><text:span text:style-name="KrymRusBold">**********, ********</text:span><text:span text:style-name="KrymUkr"> – 1) (</text:span><text:span text:style-name="KrymRusItalic">**********</text:span><text:span text:style-name="KrymUkr">) *********, *******, *********, *******. [**** ******, ******]; 2) (</text:span><text:span text:style-name="KrymRusItalic">********</text:span><text:span text:style-name="KrymUkr">) **********, ********, **********, ********. [******* ****** ********, ****** ********]. </text:span><text:span text:style-name="KrymRusBold">**********</text:span><text:span text:style-name="KrymUkr"> – 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*</text:span><text:span text:style-name="KrymUkr"> – ****************, **********.</text:span></text:p>
      <text:p text:style-name="KrymPar"><text:span text:style-name="KrymRusBold">**************, ************</text:span><text:span text:style-name="KrymUkr"> – ***************, ************, *********, *********, (</text:span><text:span text:style-name="KrymRusItalic">******** *****</text:span><text:span text:style-name="KrymUkr">) ***********, ******[*]****. </text:span><text:span text:style-name="KrymRusBold">**************</text:span><text:span text:style-name="KrymUkr"> – **************, **********; ************, ***********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****,</text:span><text:span text:style-name="KrymRusItalic"> **. </text:span><text:span text:style-name="KrymRusBold">*******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**,</text:span><text:span text:style-name="KrymRusItalic"> **. </text:span><text:span text:style-name="KrymRusBold">*************.</text:span></text:p>
      <text:p text:style-name="KrymPar"><text:span text:style-name="KrymRusBold">************, ***********</text:span><text:span text:style-name="KrymUkr"> – ************, ***********, *************, ************, ************, **********; *********, **********, (</text:span><text:span text:style-name="KrymRusItalic">*******</text:span><text:span text:style-name="KrymUkr">) **********. [********* ** * *****].</text:span></text:p>
      <text:p text:style-name="KrymPar"><text:span text:style-name="KrymRusBold">*************</text:span><text:span text:style-name="KrymUkr"> – *************, **************, *************, **********.</text:span></text:p>
      <text:p text:style-name="KrymPar"><text:span text:style-name="KrymRusBold">**************</text:span><text:span text:style-name="KrymUkr"> – **************.</text:span></text:p>
      <text:p text:style-name="KrymPar"><text:span text:style-name="KrymRusBold">*************, -**, ***********, -**, ***********, -**</text:span><text:span text:style-name="KrymUkr"> – *************, -**, ***********, -**. </text:span><text:span text:style-name="KrymRusBold">*************</text:span><text:span text:style-name="KrymUkr"> – ************.</text:span></text:p>
      <text:p text:style-name="KrymPar"><text:span text:style-name="KrymRusBold">***********</text:span><text:span text:style-name="KrymUkr"> – ***********, *********. [*** * ********* * *** ********].</text:span></text:p>
      <text:p text:style-name="KrymPar"><text:span text:style-name="KrymRusBold">***********</text:span><text:span text:style-name="KrymUkr"> – ***********, ************.</text:span></text:p>
      <text:p text:style-name="KrymPar"><text:span text:style-name="KrymRusBold">**********, -**, ********, -**</text:span><text:span text:style-name="KrymUkr"> – **********, -**, *********, -**, ***********, -**, **********, -**.</text:span></text:p>
      <text:p text:style-name="KrymPar"><text:span text:style-name="KrymRusBold">************, -**, **********, -**, *********, -**</text:span><text:span text:style-name="KrymUkr"> – **********, -**, *********, -**, **********, -**, *********, -**; (</text:span><text:span text:style-name="KrymRusItalic">**********</text:span><text:span text:style-name="KrymUkr">) *********. [** ****** ******* ******** ******* *** ***********]. </text:span><text:span text:style-name="KrymRusBold">********** </text:span><text:span text:style-name="KrymRusItalic">*****</text:span><text:span text:style-name="KrymUkr"> – ********* (***********) ******. </text:span><text:span text:style-name="KrymRusBold">************</text:span><text:span text:style-name="KrymUkr"> – ***********.</text:span></text:p>
      <text:p text:style-name="KrymPar"><text:span text:style-name="KrymRusBold">*********</text:span><text:span text:style-name="KrymUkr"> – ***********, </text:span><text:span text:style-name="KrymRusAux">***.</text:span><text:span text:style-name="KrymUkr"> ***********.</text:span></text:p>
      <text:p text:style-name="KrymPar"><text:span text:style-name="KrymRusBold">*********</text:span><text:span text:style-name="KrymUkr"> – *******. [*** ******** * ***** * * ****** ****** *’******].</text:span></text:p>
      <text:p text:style-name="KrymPar"><text:span text:style-name="KrymRusBold">************</text:span><text:span text:style-name="KrymUkr"> – **************, ************ </text:span><text:span text:style-name="KrymRusItalic">* *. *. **. </text:span><text:span text:style-name="KrymRusBold">*************, -**.</text:span></text:p>
      <text:p text:style-name="KrymPar"><text:span text:style-name="KrymRusBold">*************, -**, ***********, -**, **********, -**</text:span><text:span text:style-name="KrymUkr"> – ********, -**, ***********, -**, **********, -**, ************, -**, **********, -**, **********, -**, **********, -**, ***********, -**, **********, -**, **************, -**, ************, -**, *************, -**, ***********, -**, *************, -**, ***********, -**, **************, -**, ************, -**. [** ****** ***** *********. ********** ******* **********. ** ****** ****** ************, * ** **********]. </text:span><text:span text:style-name="KrymRusItalic">****** </text:span><text:span text:style-name="KrymRusBold">*************</text:span><text:span text:style-name="KrymUkr"> (</text:span><text:span text:style-name="KrymRusItalic">***********</text:span><text:span text:style-name="KrymUkr">) – ******** *******. </text:span><text:span text:style-name="KrymRusBold">**************, *************</text:span><text:span text:style-name="KrymUkr"> – ************ </text:span><text:span text:style-name="KrymRusItalic">* *. *. </text:span><text:span text:style-name="KrymRusBold">*************</text:span><text:span text:style-name="KrymUkr"> – *************, **************, **************, *****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*,</text:span><text:span text:style-name="KrymRusItalic"> **. </text:span><text:span text:style-name="KrymRusBold">**********.</text:span></text:p>
      <text:p text:style-name="KrymPar"><text:span text:style-name="KrymRusBold">***********, **********</text:span><text:span text:style-name="KrymUkr"> – *************, ***********, *************, ***********. </text:span><text:span text:style-name="KrymRusBold">***********</text:span><text:span text:style-name="KrymUkr"> – ************, *****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****</text:span><text:span text:style-name="KrymUkr"> – **********, ***********; (</text:span><text:span text:style-name="KrymRusItalic">** *********** *****, ** ********* ****** * *. *.</text:span><text:span text:style-name="KrymUkr">) **********, (</text:span><text:span text:style-name="KrymRusItalic">***********</text:span><text:span text:style-name="KrymUkr">) ************** (</text:span><text:span text:style-name="KrymRusAux">*. </text:span><text:span text:style-name="KrymUkr">-*****).</text:span></text:p>
      <text:p text:style-name="KrymPar"><text:soft-page-break/><text:span text:style-name="KrymRusBold">*********</text:span><text:span text:style-name="KrymUkr"> – ********, *******, ***********, ********, **********, **********, *********, *********, ************, ***********, *********. [************ ******* *** ****** ******* * ********. ******** ***** ****** * ********* ****** (*****.)]. </text:span><text:span text:style-name="KrymRusItalic">* </text:span><text:span text:style-name="KrymRusBold">*********</text:span><text:span text:style-name="KrymRusItalic"> ****</text:span><text:span text:style-name="KrymUkr"> – ***********. </text:span><text:span text:style-name="KrymRusItalic">* </text:span><text:span text:style-name="KrymRusBold">**********</text:span><text:span text:style-name="KrymRusItalic"> ******</text:span><text:span text:style-name="KrymUkr"> – *********, ***********. </text:span><text:span text:style-name="KrymRusItalic">* </text:span><text:span text:style-name="KrymRusBold">**********</text:span><text:span text:style-name="KrymRusItalic"> *******</text:span><text:span text:style-name="KrymUkr"> – **********. </text:span><text:span text:style-name="KrymRusBold">********* </text:span><text:span text:style-name="KrymRusItalic">*****</text:span><text:span text:style-name="KrymUkr"> (</text:span><text:span text:style-name="KrymRusItalic">****. * *****</text:span><text:span text:style-name="KrymUkr">) – ******. </text:span><text:span text:style-name="KrymRusBold">********</text:span><text:span text:style-name="KrymUkr"> – *******, **********, *******, **********, ********, ********. </text:span><text:span text:style-name="KrymRusBold">********</text:span><text:span text:style-name="KrymRusItalic">-********</text:span><text:span text:style-name="KrymUkr"> – *******-********, **********-********, (</text:span><text:span text:style-name="KrymRusAux">******.</text:span><text:span text:style-name="KrymUkr">) ***********-*(**)*******.</text:span></text:p>
      <text:p text:style-name="KrymPar"><text:span text:style-name="KrymRusBold">*******</text:span><text:span text:style-name="KrymUkr"> – 1) *******. [* ****** ****** ** *** ******* *******. **** ************ ******* ******* ********]; 2) ***********. [*********** ***** * *******]; 3) </text:span><text:span text:style-name="KrymRusItalic">**. </text:span><text:span text:style-name="KrymRusBold">**********</text:span><text:span text:style-name="KrymUkr">; 4) *******, *******. </text:span><text:span text:style-name="KrymRusItalic">** </text:span><text:span text:style-name="KrymRusBold">*******</text:span><text:span text:style-name="KrymUkr"> – ** *******, ** *******, ** *********, *********. [****** ** *******]; 5) </text:span><text:span text:style-name="KrymRusItalic">**. </text:span><text:span text:style-name="KrymRusBold">******</text:span><text:span text:style-name="KrymUkr">; 6) (</text:span><text:span text:style-name="KrymRusAux">*****.</text:span><text:span text:style-name="KrymUkr">) 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, **********</text:span><text:span text:style-name="KrymUkr"> – **********, **********, ********, ******** (</text:span><text:span text:style-name="KrymRusAux">****.</text:span><text:span text:style-name="KrymUkr"> – ************). [******** * ******** ************. ******* *******. ***** ** ******* * *********** *** *** (*****.). **-*-**** *******, *** ****** * *** ********! (*****.)]; (</text:span><text:span text:style-name="KrymRusItalic">******* ** ****</text:span><text:span text:style-name="KrymUkr">) ********** *****. [** ******** ** ******, ** **** ******* ** *******,— ** ********** (****.)]. </text:span><text:span text:style-name="KrymRusBold">********** </text:span><text:span text:style-name="KrymRusItalic">** *** **** *****</text:span><text:span text:style-name="KrymUkr"> – **********. </text:span><text:span text:style-name="KrymRusItalic">** </text:span><text:span text:style-name="KrymRusBold">*********</text:span><text:span text:style-name="KrymRusItalic"> ** ****</text:span><text:span text:style-name="KrymUkr"> – ** ********* * *****, *********, ********, *********, ********. </text:span><text:span text:style-name="KrymRusBold">********** </text:span><text:span text:style-name="KrymRusItalic">** ****</text:span><text:span text:style-name="KrymUkr"> – ********* * *****, * ******. </text:span><text:span text:style-name="KrymRusBold">********** </text:span><text:span text:style-name="KrymRusItalic">*****</text:span><text:span text:style-name="KrymUkr"> – ********** (*****). </text:span><text:span text:style-name="KrymRusBold">********** </text:span><text:span text:style-name="KrymRusItalic">* ****</text:span><text:span text:style-name="KrymUkr"> – ********** * ****, ********. </text:span><text:span text:style-name="KrymRusBold">************</text:span><text:span text:style-name="KrymUkr"> – ************, ********* (** *************).</text:span></text:p>
      <text:p text:style-name="KrymPar"><text:span text:style-name="KrymRusBold">**********</text:span><text:span text:style-name="KrymUkr"> – 1) **********; 2) ***********, **********.</text:span></text:p>
      <text:p text:style-name="KrymPar"><text:span text:style-name="KrymRusBold">************</text:span><text:span text:style-name="KrymUkr"> – *************, ************ </text:span><text:span text:style-name="KrymRusItalic">* *. *.</text:span></text:p>
      <text:p text:style-name="KrymPar"><text:span text:style-name="KrymRusBold">***********, -**, *********, -**</text:span><text:span text:style-name="KrymUkr"> – ************, -**, **********, -**, ************, -**, **********, -**, ************, -**, **********, -**, ***********, -**, *********, -**, **************, -**, ************, -**. [* ***** ********, ** ******* ***********. ***** *** *** *********, * *** ************ (*****.)].</text:span></text:p>
      <text:p text:style-name="KrymPar"><text:span text:style-name="KrymRusBold">***********, -**, *********, -**</text:span><text:span text:style-name="KrymUkr"> – *********, -**, ********, -**, ****’****, -**, *********, -**, *******, -**. </text:span><text:span text:style-name="KrymRusBold">********* </text:span><text:span text:style-name="KrymRusItalic">*****</text:span><text:span text:style-name="KrymUkr"> – ********* ****, ********** ****, *********** ** *****; (</text:span><text:span text:style-name="KrymRusItalic">* ****** **</text:span><text:span text:style-name="KrymUkr">) ***********, -**, *********, -**, ************, -**, *********, -**. </text:span><text:span text:style-name="KrymRusBold">***********, *********** </text:span><text:span text:style-name="KrymRusItalic">*****</text:span><text:span text:style-name="KrymUkr"> – **** *********, ********, *************, ************, ************, ******, *******, *******.</text:span></text:p>
      <text:p text:style-name="KrymPar"><text:span text:style-name="KrymRusBold">********</text:span><text:span text:style-name="KrymUkr"> – ********, **********.</text:span></text:p>
      <text:p text:style-name="KrymPar"><text:span text:style-name="KrymRusBold">**********</text:span><text:span text:style-name="KrymUkr"> – ***********, </text:span><text:span text:style-name="KrymRusAux">***.</text:span><text:span text:style-name="KrymUkr"> **********, *******, ********. [******* (********) ******* * ******* ******* ******].</text:span></text:p>
      <text:p text:style-name="KrymPar"><text:span text:style-name="KrymRusBold">***********, *********</text:span><text:span text:style-name="KrymUkr"> – 1) (</text:span><text:span text:style-name="KrymRusItalic">************</text:span><text:span text:style-name="KrymUkr">) ***********, *********, *************, ***********; 2) (</text:span><text:span text:style-name="KrymRusItalic">******</text:span><text:span text:style-name="KrymUkr">) ***********, *********, ************. </text:span><text:span text:style-name="KrymRusBold">***********</text:span><text:span text:style-name="KrymUkr"> – 1) **********; 2) *************, **********.</text:span></text:p>
      <text:p text:style-name="KrymPar"><text:span text:style-name="KrymRusBold">************</text:span><text:span text:style-name="KrymUkr"> – 1) ************, ************; 2) ************.</text:span></text:p>
      <text:p text:style-name="KrymPar"><text:span text:style-name="KrymRusBold">****</text:span><text:span text:style-name="KrymUkr"> (</text:span><text:span text:style-name="KrymRusItalic">*****</text:span><text:span text:style-name="KrymUkr">) – ******, *** (</text:span><text:span text:style-name="KrymRusAux">***.</text:span><text:span text:style-name="KrymUkr">), ******* (</text:span><text:span text:style-name="KrymRusAux">***.</text:span><text:span text:style-name="KrymUkr">). [****** ***** * ******* (****.)].</text:span></text:p>
      <text:p text:style-name="KrymPar"><text:span text:style-name="KrymRusBold">***********, ********* </text:span><text:span text:style-name="KrymRusItalic">*****, **. </text:span><text:span text:style-name="KrymRusBold">***********, ********* </text:span><text:span text:style-name="KrymRusItalic">*****</text:span><text:span text:style-name="KrymUkr">, </text:span><text:span text:style-name="KrymRusBold">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, -**</text:span><text:span text:style-name="KrymUkr"> – **********, -**.</text:span></text:p>
      <text:p text:style-name="KrymPar"><text:span text:style-name="KrymRusBold">***********, -**, *********, -**</text:span><text:span text:style-name="KrymUkr"> – *********, -**, ********, -**, ****’****, -**, **********, -**, ***********, *********. [****** ****** ********, ****’**** *****… (*****.). ******* ****** ** ********** (***.-***.). ****** *********]; (</text:span><text:span text:style-name="KrymRusItalic">* *****</text:span><text:span text:style-name="KrymUkr">) **********, -**, ********, -**, *************, -**, ***********, -**. </text:span><text:span text:style-name="KrymRusBold">*********** </text:span><text:span text:style-name="KrymRusItalic">****, **** * **** *****</text:span><text:span text:style-name="KrymUkr"> – ******* (********) *****. </text:span><text:span text:style-name="KrymRusBold">***********</text:span><text:span text:style-name="KrymUkr"> – *********, *********, ********; (</text:span><text:span text:style-name="KrymRusItalic">* *****</text:span><text:span text:style-name="KrymUkr">) ************, *********; *********.</text:span></text:p>
      <text:p text:style-name="KrymPar"><text:span text:style-name="KrymRusBold">************</text:span><text:span text:style-name="KrymUkr"> – **********, ***********; (</text:span><text:span text:style-name="KrymRusItalic">****** * *****</text:span><text:span text:style-name="KrymUkr">) **************; ***********.</text:span></text:p>
      <text:p text:style-name="KrymPar"><text:span text:style-name="KrymRusBold">*****************</text:span><text:span text:style-name="KrymUkr"> – ***************, ***************, ******(*)********* (</text:span><text:span text:style-name="KrymRusAux">*. </text:span><text:span text:style-name="KrymUkr">-*****).</text:span></text:p>
      <text:p text:style-name="KrymPar"><text:soft-page-break/><text:span text:style-name="KrymRusBold">***************</text:span><text:span text:style-name="KrymUkr"> – *************, ************* ******(*)*******.</text:span></text:p>
      <text:p text:style-name="KrymPar"><text:span text:style-name="KrymRusBold">**************, **********</text:span><text:span text:style-name="KrymUkr"> – 1) *************, ***********, </text:span><text:span text:style-name="KrymRusAux">***.</text:span><text:span text:style-name="KrymUkr"> ***********, (</text:span><text:span text:style-name="KrymRusItalic">*******</text:span><text:span text:style-name="KrymUkr">) ****** (</text:span><text:span text:style-name="KrymRusAux">*. </text:span><text:span text:style-name="KrymUkr">-****), ************* (</text:span><text:span text:style-name="KrymRusAux">***.</text:span><text:span text:style-name="KrymUkr"> ***********), **********; 2) ***********.</text:span></text:p>
      <text:p text:style-name="KrymPar"><text:span text:style-name="KrymRusBold">*************, ***********</text:span><text:span text:style-name="KrymUkr"> – 1) **********, *********, ************, **********, ************, **************; 2) **********, *********. [************ ********-* ********** *** **, ** *** ******** ******* *********. ******** ************* *******]. </text:span><text:span text:style-name="KrymRusBold">************* </text:span><text:span text:style-name="KrymRusItalic">**** *******, *********</text:span><text:span text:style-name="KrymUkr"> – ********** ***** ********, ************. </text:span><text:span text:style-name="KrymRusBold">*************</text:span><text:span text:style-name="KrymUkr"> – 1) ***********, ***********, ***************; 2) ***********.</text:span></text:p>
      <text:p text:style-name="KrymPar"><text:span text:style-name="KrymRusBold">*************, -**, *************, -**, ***********, -**</text:span><text:span text:style-name="KrymUkr"> – **********, -**, ************, -**, *********, -**, ************, -**, ****************, -**, **************, -**, ************, -**, **********, -**. [************* *********, ************* ************ *****].</text:span></text:p>
      <text:p text:style-name="KrymPar"><text:span text:style-name="KrymRusBold">***************</text:span><text:span text:style-name="KrymUkr"> – ************* (</text:span><text:span text:style-name="KrymRusAux">*. </text:span><text:span text:style-name="KrymUkr">-*****).</text:span></text:p>
      <text:p text:style-name="KrymPar"><text:span text:style-name="KrymRusBold">**********,</text:span><text:span text:style-name="KrymRusItalic"> **. </text:span><text:span text:style-name="KrymRusBold">**************.</text:span></text:p>
      <text:p text:style-name="KrymPar"><text:span text:style-name="KrymRusBold">*************</text:span><text:span text:style-name="KrymUkr"> – *************, **********; *************; ***ґ*******.</text:span></text:p>
      <text:p text:style-name="KrymPar"><text:span text:style-name="KrymRusBold">************, -**, **********, -**</text:span><text:span text:style-name="KrymUkr"> – ********, -**, ************, -**, **********, -**, *************, -**, ***********, -**. [********* *******. ******* *******, ********** ****** (*. ***.)]; (</text:span><text:span text:style-name="KrymRusItalic">***** *** ********</text:span><text:span text:style-name="KrymUkr">) ************; (</text:span><text:span text:style-name="KrymRusItalic">********** ******</text:span><text:span text:style-name="KrymUkr">) ***ґ******.</text:span></text:p>
      <text:p text:style-name="KrymPar"><text:span text:style-name="KrymRusBold">*********, -**, *********, -**</text:span><text:span text:style-name="KrymUkr"> – 1) </text:span><text:span text:style-name="KrymRusItalic">**. </text:span><text:span text:style-name="KrymRusBold">*************, -**, ***********, -**</text:span><text:span text:style-name="KrymUkr">; 2) (</text:span><text:span text:style-name="KrymRusItalic">**********</text:span><text:span text:style-name="KrymUkr">) **********, -**, **********, -**. [*********** ************ *** *** ****** ** ****** ********** ******* ******* (****.)]; 3) (</text:span><text:span text:style-name="KrymRusItalic">*******</text:span><text:span text:style-name="KrymUkr">) *************, -**, **********, -**. [** *** *********], *********, -** *******, *******, -** *******, * ******; (</text:span><text:span text:style-name="KrymRusItalic">***********, -**</text:span><text:span text:style-name="KrymUkr">) ***********, -**, **********, -**, *********, ********. [****** ****** ********** ***** ******, **** ******* **-********. ** ******* * ****** ******]. </text:span><text:span text:style-name="KrymRusItalic">**** ***** *** </text:span><text:span text:style-name="KrymRusBold">***********</text:span><text:span text:style-name="KrymUkr"> – **** ****** *** ************; ********-*. [************* ***** *** ******, ******** ***, ********-*, ********** ******* (***.)]. </text:span><text:span text:style-name="KrymRusBold">********* </text:span><text:span text:style-name="KrymRusItalic">** ******</text:span><text:span text:style-name="KrymUkr"> – ********** *********, ********. </text:span><text:span text:style-name="KrymRusBold">********* </text:span><text:span text:style-name="KrymRusItalic">******</text:span><text:span text:style-name="KrymUkr"> – ********** *******, ************. </text:span><text:span text:style-name="KrymRusBold">-**** </text:span><text:span text:style-name="KrymRusItalic">*******</text:span><text:span text:style-name="KrymUkr"> – ********* ** ******, ***********. </text:span><text:span text:style-name="KrymRusBold">********* </text:span><text:span text:style-name="KrymRusItalic">**********</text:span><text:span text:style-name="KrymUkr"> – ****************. </text:span><text:span text:style-name="KrymRusBold">*-**** </text:span><text:span text:style-name="KrymRusItalic">*****</text:span><text:span text:style-name="KrymUkr"> – **********, ************. </text:span><text:span text:style-name="KrymRusBold">*-**** </text:span><text:span text:style-name="KrymRusItalic">******* ******* ******* * ***, ************** * ****</text:span><text:span text:style-name="KrymUkr"> – **************, ************ ** *****; 4) (</text:span><text:span text:style-name="KrymRusItalic">**********</text:span><text:span text:style-name="KrymUkr">) **********, ********. [**-* ** ****** *, ** ***** **** ********** * ******* ********** ******** **** ** (*******.)]. </text:span><text:span text:style-name="KrymRusBold">***********</text:span><text:span text:style-name="KrymUkr"> – 1) ************; 2) *************; 3) **************, *************. </text:span><text:span text:style-name="KrymRusBold">***********</text:span><text:span text:style-name="KrymUkr"> – 1) **********; 2) ***********; 3) ************, ***********, *************; (</text:span><text:span text:style-name="KrymRusItalic">**********</text:span><text:span text:style-name="KrymUkr">) *********. </text:span><text:span text:style-name="KrymRusItalic">****, *********** </text:span><text:span text:style-name="KrymRusBold">***********</text:span><text:span text:style-name="KrymUkr"> – *********. [************ ******** ******** ******** ******** ******* (*****.)].</text:span></text:p>
      <text:p text:style-name="KrymPar"><text:span text:style-name="KrymRusBold">**********</text:span><text:span text:style-name="KrymUkr"> – 1) </text:span><text:span text:style-name="KrymRusItalic">**. </text:span><text:span text:style-name="KrymRusBold">**************</text:span><text:span text:style-name="KrymUkr">; 2) ************** [** ************** ************** ******], ******* (</text:span><text:span text:style-name="KrymRusAux">*. </text:span><text:span text:style-name="KrymUkr">********). [**-* ** *** *******, * ************], ******. </text:span><text:span text:style-name="KrymRusItalic">***** *** **** </text:span><text:span text:style-name="KrymRusBold">**********</text:span><text:span text:style-name="KrymUkr"> – *********. [*** ******** ******** ********* ******** * ************ ********* (***.)]. </text:span><text:span text:style-name="KrymRusItalic">*** </text:span><text:span text:style-name="KrymRusBold">**********</text:span><text:span text:style-name="KrymUkr"> – ************. </text:span><text:span text:style-name="KrymRusItalic">******** ** </text:span><text:span text:style-name="KrymRusBold">**********</text:span><text:span text:style-name="KrymUkr"> – ********* (**********, *********) * [**] *** ******; ** *** *** *******; ******** ****** ***** (*****); 3) </text:span><text:span text:style-name="KrymRusBold">********** </text:span><text:span text:style-name="KrymRusItalic">****</text:span><text:span text:style-name="KrymUkr"> – ******, ****** ** *****, ** *****, ** ********; *****. [*** ****** ******* ** ******** (*****.). ****** ** ***** – *******-********** (*****)]. </text:span><text:span text:style-name="KrymRusItalic">*********, ******* </text:span><text:span text:style-name="KrymRusBold">**********</text:span><text:span text:style-name="KrymRusItalic"> ****</text:span><text:span text:style-name="KrymUkr"> – ********* (********) *******. </text:span><text:span text:style-name="KrymRusItalic">********* </text:span><text:span text:style-name="KrymRusBold">**********</text:span><text:span text:style-name="KrymRusItalic"> ****</text:span><text:span text:style-name="KrymUkr"> – ********* *******, (</text:span><text:span text:style-name="KrymRusAux">**********</text:span><text:span text:style-name="KrymUkr">) ***** ********* (********), ***** ****** (*********) (*****.). </text:span><text:span text:style-name="KrymRusItalic">** ********* * ******* </text:span><text:span text:style-name="KrymRusBold">***********</text:span><text:span text:style-name="KrymRusItalic"> ****</text:span><text:span text:style-name="KrymUkr"> – *******. [***** ***** ********* ** ***** (*. ****.). ***** *** ** ***** (*****)].</text:span></text:p>
      <text:p text:style-name="KrymPar"><text:span text:style-name="KrymRusBold">************</text:span><text:span text:style-name="KrymUkr"> – 1) ************** (</text:span><text:span text:style-name="KrymRusAux">*. </text:span><text:span text:style-name="KrymUkr">-*****); 2) </text:span><text:span text:style-name="KrymRusItalic">**. </text:span><text:span text:style-name="KrymRusBold">****************.</text:span></text:p>
      <text:p text:style-name="KrymPar"><text:span text:style-name="KrymRusBold">**********</text:span><text:span text:style-name="KrymUkr"> – 1) ************; 2) </text:span><text:span text:style-name="KrymRusItalic">**. </text:span><text:span text:style-name="KrymRusBold">**************</text:span><text:span text:style-name="KrymRusItalic"> * </text:span><text:span text:style-name="KrymRusBold">***********.</text:span></text:p>
      <text:p text:style-name="KrymPar"><text:span text:style-name="KrymRusBold">***********</text:span><text:span text:style-name="KrymUkr"> – **********, *********; (</text:span><text:span text:style-name="KrymRusItalic">**********</text:span><text:span text:style-name="KrymUkr">) *********.</text:span></text:p>
      <text:p text:style-name="KrymPar"><text:span text:style-name="KrymRusBold">****************</text:span><text:span text:style-name="KrymUkr"> – *********** (</text:span><text:span text:style-name="KrymRusAux">*. </text:span><text:span text:style-name="KrymUkr">-*****), ************** (</text:span><text:span text:style-name="KrymRusAux">*. </text:span><text:span text:style-name="KrymUkr">-*****).</text:span></text:p>
      <text:p text:style-name="KrymPar"><text:span text:style-name="KrymRusBold">**************</text:span><text:span text:style-name="KrymUkr"> – *********, ************ [**** ***** ************], (</text:span><text:span text:style-name="KrymRusItalic">****. * ******</text:span><text:span text:style-name="KrymUkr">) ***********. </text:span><text:soft-page-break/><text:span text:style-name="KrymRusBold">*************</text:span><text:span text:style-name="KrymUkr"> – *********, ***********, **********.</text:span></text:p>
      <text:p text:style-name="KrymPar"><text:span text:style-name="KrymRusBold">*********,</text:span><text:span text:style-name="KrymRusItalic"> **. </text:span><text:span text:style-name="KrymRusBold">*********.</text:span></text:p>
      <text:p text:style-name="KrymPar"><text:span text:style-name="KrymRusBold">***********</text:span><text:span text:style-name="KrymUkr"> – ***********, *********.</text:span></text:p>
      <text:p text:style-name="KrymPar"><text:span text:style-name="KrymRusBold">***********, *********, *********</text:span><text:span text:style-name="KrymUkr"> – *********, *********, (</text:span><text:span text:style-name="KrymRusAux">******</text:span><text:span text:style-name="KrymUkr">) **********, (</text:span><text:span text:style-name="KrymRusAux">******.</text:span><text:span text:style-name="KrymUkr">) *******, ********, </text:span><text:span text:style-name="KrymRusAux">***.</text:span><text:span text:style-name="KrymUkr"> ********. [** ***** * ****** – **** ********** (****.). ********* * ***** ** ******** (** ********)]. </text:span><text:span text:style-name="KrymRusBold">***********</text:span><text:span text:style-name="KrymUkr"> – *********, (</text:span><text:span text:style-name="KrymRusAux">******.</text:span><text:span text:style-name="KrymUkr">) *********.</text:span></text:p>
      <text:p text:style-name="KrymPar"><text:span text:style-name="KrymRusBold">***********</text:span><text:span text:style-name="KrymUkr"> – ***********, **********, ******* (</text:span><text:span text:style-name="KrymRusAux">*. </text:span><text:span text:style-name="KrymUkr">********), ***** (</text:span><text:span text:style-name="KrymRusAux">*. </text:span><text:span text:style-name="KrymUkr">*******).</text:span></text:p>
      <text:p text:style-name="KrymPar"><text:span text:style-name="KrymRusBold">**********, ********</text:span><text:span text:style-name="KrymUkr"> – **********, ********, *********, *******, ***********, ************, ********, ************, **********, (</text:span><text:span text:style-name="KrymRusItalic">******</text:span><text:span text:style-name="KrymUkr">) ***********, ********** [</text:span><text:span text:style-name="KrymRusItalic">** ****** </text:span><text:span text:style-name="KrymRusBold">******</text:span><text:span text:style-name="KrymUkr"> – ******** *****], (</text:span><text:span text:style-name="KrymRusItalic">****** * *****</text:span><text:span text:style-name="KrymUkr">) *********, ****** ***, ******** ** *****; (</text:span><text:span text:style-name="KrymRusItalic">***********</text:span><text:span text:style-name="KrymUkr">) *********** (*. ****.), (</text:span><text:span text:style-name="KrymRusAux">******.</text:span><text:span text:style-name="KrymUkr">, </text:span><text:span text:style-name="KrymRusItalic">**********</text:span><text:span text:style-name="KrymUkr">) *****[*]******. </text:span><text:span text:style-name="KrymRusItalic">**** </text:span><text:span text:style-name="KrymRusBold">*********</text:span><text:span text:style-name="KrymUkr"> – ** ********. [** ******** ****** ***** * *** ********. ** ******** ** ********* *****, ** * ***** * ***** **** *******]. </text:span><text:span text:style-name="KrymRusBold">*********</text:span><text:span text:style-name="KrymUkr"> – *********, ********.</text:span></text:p>
      <text:p text:style-name="KrymPar"><text:span text:style-name="KrymRusBold">**********, *********,</text:span><text:span text:style-name="KrymRusItalic"> **. </text:span><text:span text:style-name="KrymRusBold">********.</text:span></text:p>
      <text:p text:style-name="KrymPar"><text:span text:style-name="KrymRusBold">************</text:span><text:span text:style-name="KrymUkr"> – ************, ************, *********.</text:span></text:p>
      <text:p text:style-name="KrymPar"><text:span text:style-name="KrymRusBold">*. ********</text:span><text:span text:style-name="KrymUkr"> – **********, *********. </text:span><text:span text:style-name="KrymRusBold">******** </text:span><text:span text:style-name="KrymRusItalic">****</text:span><text:span text:style-name="KrymUkr"> – *******, ********, ****** ***.</text:span></text:p>
      <text:p text:style-name="KrymPar"><text:span text:style-name="KrymRusBold">**. ********, -**,</text:span><text:span text:style-name="KrymRusItalic"> **. </text:span><text:span text:style-name="KrymRusBold">*. ***********.</text:span></text:p>
      <text:p text:style-name="KrymPar"><text:span text:style-name="KrymRusBold">********</text:span><text:span text:style-name="KrymUkr"> – ********. [****** **** ** *******].</text:span></text:p>
      <text:p text:style-name="KrymPar"><text:span text:style-name="KrymRusBold">******, ********</text:span><text:span text:style-name="KrymUkr"> – 1) </text:span><text:span text:style-name="KrymRusItalic">**. </text:span><text:span text:style-name="KrymRusBold">************</text:span><text:span text:style-name="KrymUkr">; 2) ******, ********, (</text:span><text:span text:style-name="KrymRusItalic">*****</text:span><text:span text:style-name="KrymUkr">) ******** (</text:span><text:span text:style-name="KrymRusAux">*. </text:span><text:span text:style-name="KrymUkr">-***); (</text:span><text:span text:style-name="KrymRusItalic">* ****** *** ******</text:span><text:span text:style-name="KrymUkr">) ******; (</text:span><text:span text:style-name="KrymRusItalic">* ****** *** ******* *****</text:span><text:span text:style-name="KrymUkr">) ******; (</text:span><text:span text:style-name="KrymRusItalic">** ******, *****</text:span><text:span text:style-name="KrymUkr">) ******** (</text:span><text:span text:style-name="KrymRusAux">*. </text:span><text:span text:style-name="KrymUkr">-***). </text:span><text:span text:style-name="KrymRusItalic">******* </text:span><text:span text:style-name="KrymRusBold">******</text:span><text:span text:style-name="KrymRusItalic"> * ******</text:span><text:span text:style-name="KrymUkr"> – *********. </text:span><text:span text:style-name="KrymRusItalic">****** ***** ** </text:span><text:span text:style-name="KrymRusBold">******</text:span><text:span text:style-name="KrymUkr"> – ********* ******* ** ****, ** *******, * ********, ** 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,</text:span><text:span text:style-name="KrymRusItalic"> **. </text:span><text:span text:style-name="KrymRusBold">******.</text:span></text:p>
      <text:p text:style-name="KrymPar"><text:span text:style-name="KrymRusBold">*********,</text:span><text:span text:style-name="KrymRusItalic"> **. </text:span><text:span text:style-name="KrymRusBold">*******, ***********.</text:span></text:p>
      <text:p text:style-name="KrymPar"><text:span text:style-name="KrymRusBold">********,</text:span><text:span text:style-name="KrymRusItalic"> **. </text:span><text:span text:style-name="KrymRusBold">****** 2.</text:span></text:p>
      <text:p text:style-name="KrymPar"><text:span text:style-name="KrymRusBold">********</text:span><text:span text:style-name="KrymUkr"> – ******** (</text:span><text:span text:style-name="KrymRusItalic">****</text:span><text:span text:style-name="KrymUkr">).</text:span></text:p>
      <text:p text:style-name="KrymPar"><text:span text:style-name="KrymRusBold">************</text:span><text:span text:style-name="KrymUkr"> – 1) ************; 2) (</text:span><text:span text:style-name="KrymRusItalic">******</text:span><text:span text:style-name="KrymUkr">) ***********; (</text:span><text:span text:style-name="KrymRusItalic">******* ** *****, ****** * *. *.</text:span><text:span text:style-name="KrymUkr">) ***********.</text:span></text:p>
      <text:p text:style-name="KrymPar"><text:span text:style-name="KrymRusBold">***********, *********, *********</text:span><text:span text:style-name="KrymUkr"> – 1) ***********, *********, *********, *******, (</text:span><text:span text:style-name="KrymRusAux">****.</text:span><text:span text:style-name="KrymUkr">) *************, ***********. [******** ******** * *******. ******* ****** * *** *********; **** ******** * **** (** *****). ****** * ******* ** ********]; 2) (</text:span><text:span text:style-name="KrymRusItalic">**** * ****</text:span><text:span text:style-name="KrymUkr">) ********** *****[*]**, ***; 3) *********, ***********; **********, ************, ************. [********** ***** * ****** *********. *** ** ******* ******* ******* ****** ****** (*****.)]. </text:span><text:span text:style-name="KrymRusBold">***********</text:span><text:span text:style-name="KrymUkr"> – 1) **********, ********; 2) ***********, *************; *************, *************.</text:span></text:p>
      <text:p text:style-name="KrymPar"><text:span text:style-name="KrymRusBold">*************, ***********</text:span><text:span text:style-name="KrymUkr"> – **************, ***********, ***********, ********* (********). </text:span><text:span text:style-name="KrymRusBold">*************</text:span><text:span text:style-name="KrymUkr"> – ************, ********** (********).</text:span></text:p>
      <text:p text:style-name="KrymPar"><text:span text:style-name="KrymRusBold">***************, *************</text:span><text:span text:style-name="KrymUkr"> – ****************, *************, ***************, *************, ***********, **********, *************, ***********, ************, ************, ***********, ***********. [******** * ******* ********** ********]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</text:span><text:span text:style-name="KrymUkr"> – ****** (</text:span><text:span text:style-name="KrymRusAux">*. </text:span><text:span text:style-name="KrymUkr">-****), ******** (</text:span><text:span text:style-name="KrymRusAux">*. </text:span><text:span text:style-name="KrymUkr">-***), ******** (</text:span><text:span text:style-name="KrymRusAux">*. </text:span><text:span text:style-name="KrymUkr">-***), ******* (</text:span><text:span text:style-name="KrymRusAux">*. </text:span><text:span text:style-name="KrymUkr">-**), ************. [****** * *** * ***** ** ***** – ** ******** *******. ******-*********** ********* *** ********** ** ***].</text:span></text:p>
      <text:p text:style-name="KrymPar"><text:span text:style-name="KrymRusBold">***********</text:span><text:span text:style-name="KrymUkr"> – ************.</text:span></text:p>
      <text:p text:style-name="KrymPar"><text:span text:style-name="KrymRusBold">**************</text:span><text:span text:style-name="KrymUkr"> – ************** (</text:span><text:span text:style-name="KrymRusAux">*. </text:span><text:span text:style-name="KrymUkr">-*****), ************** (</text:span><text:span text:style-name="KrymRusAux">*. </text:span><text:span text:style-name="KrymUkr">-*****), *************** (</text:span><text:span text:style-name="KrymRusItalic">*.</text:span><text:span text:style-name="KrymUkr"> -*****). </text:span><text:span text:style-name="KrymRusItalic">************ </text:span><text:span text:style-name="KrymRusBold">**************</text:span><text:span text:style-name="KrymUkr"> (</text:span><text:span text:style-name="KrymRusItalic">****************</text:span><text:span text:style-name="KrymUkr">) – ***************.</text:span><text:span text:style-name="KrymRusItalic"> ***. </text:span><text:span text:style-name="KrymRusBold">***********.</text:span></text:p>
      <text:p text:style-name="KrymPar"><text:soft-page-break/><text:span text:style-name="KrymRusBold">************</text:span><text:span text:style-name="KrymUkr"> – *************.</text:span></text:p>
      <text:p text:style-name="KrymPar"><text:span text:style-name="KrymRusBold">************, ***********</text:span><text:span text:style-name="KrymUkr"> – **************, ***********, *************, *************, **********, ********** (</text:span><text:span text:style-name="KrymRusAux">** ****.</text:span><text:span text:style-name="KrymUkr"> ************), **********, ***********, ********, **********. </text:span><text:span text:style-name="KrymRusBold">************ </text:span><text:span text:style-name="KrymRusItalic">***********</text:span><text:span text:style-name="KrymUkr"> (</text:span><text:span text:style-name="KrymRusItalic">*********************</text:span><text:span text:style-name="KrymUkr">) – ****************, ***************. </text:span><text:span text:style-name="KrymRusBold">*************</text:span><text:span text:style-name="KrymUkr"> – ************. </text:span><text:span text:style-name="KrymRusBold">************* </text:span><text:span text:style-name="KrymRusItalic">******</text:span><text:span text:style-name="KrymUkr"> – ******** (</text:span><text:span text:style-name="KrymRusAux">*. </text:span><text:span text:style-name="KrymUkr">-*****), **********, **********, **********. [** ******** – **********].</text:span></text:p>
      <text:p text:style-name="KrymPar"><text:span text:style-name="KrymRusBold">***********</text:span><text:span text:style-name="KrymUkr"> – ************, ***********, ******** [******** ***** ***** *********], ******** (</text:span><text:span text:style-name="KrymRusAux">*. </text:span><text:span text:style-name="KrymUkr">-*****). </text:span><text:span text:style-name="KrymRusItalic">************ </text:span><text:span text:style-name="KrymRusBold">***********</text:span><text:span text:style-name="KrymUkr"> (</text:span><text:span text:style-name="KrymRusItalic">****************</text:span><text:span text:style-name="KrymUkr">) – *****************.</text:span><text:span text:style-name="KrymRusItalic"> ***. </text:span><text:span text:style-name="KrymRusBold">**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, **********, ********,</text:span><text:span text:style-name="KrymRusItalic"> **. </text:span><text:span text:style-name="KrymRusBold">***********, **********, ********.</text:span></text:p>
      <text:p text:style-name="KrymPar"><text:span text:style-name="KrymRusBold">**********,</text:span><text:span text:style-name="KrymRusItalic"> **. </text:span><text:span text:style-name="KrymRusBold">********.</text:span></text:p>
      <text:p text:style-name="KrymPar"><text:span text:style-name="KrymRusBold">*********</text:span><text:span text:style-name="KrymUkr"> – 1) (</text:span><text:span text:style-name="KrymRusItalic">* ******.</text:span><text:span text:style-name="KrymUkr">) ***********, ***********, (</text:span><text:span text:style-name="KrymRusItalic">*** **********</text:span><text:span text:style-name="KrymUkr">) ********, ******** (</text:span><text:span text:style-name="KrymRusAux">*. </text:span><text:span text:style-name="KrymUkr">-***); 2) (</text:span><text:span text:style-name="KrymRusItalic">* *****</text:span><text:span text:style-name="KrymUkr">) *********;. 3) *********, ****** * 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</text:span><text:span text:style-name="KrymUkr"> – 1) ****. [***** ********* ** ******]; 2) ********, *********.</text:span></text:p>
      <text:p text:style-name="KrymPar"><text:span text:style-name="KrymRusBold">**********</text:span><text:span text:style-name="KrymUkr"> – 1) ************, **********, ****** (*****); 2) (</text:span><text:span text:style-name="KrymRusItalic">****</text:span><text:span text:style-name="KrymUkr">) *************.</text:span></text:p>
      <text:p text:style-name="KrymPar"><text:span text:style-name="KrymRusBold">*********, *********</text:span><text:span text:style-name="KrymUkr"> – ***********, ********* (</text:span><text:span text:style-name="KrymRusAux">***.</text:span><text:span text:style-name="KrymUkr"> *********), **********, ********; (</text:span><text:span text:style-name="KrymRusAux">****.</text:span><text:span text:style-name="KrymUkr">) **************, ***********, *************, **********, **********, *******, ********. [******* ***]; (</text:span><text:span text:style-name="KrymRusItalic">*****</text:span><text:span text:style-name="KrymUkr">) ********** *****. </text:span><text:span text:style-name="KrymRusItalic">*** ******** *****, **** ** </text:span><text:span text:style-name="KrymRusBold">*********</text:span><text:span text:style-name="KrymRusItalic"> * *******</text:span><text:span text:style-name="KrymUkr"> – ** ********* ******, ***** ** ********* * ******. </text:span><text:span text:style-name="KrymRusBold">************</text:span><text:span text:style-name="KrymUkr"> – 1) **********, ***********, *************; 2) *********** (*******, ******).</text:span></text:p>
      <text:p text:style-name="KrymPar"><text:span text:style-name="KrymRusBold">********</text:span><text:span text:style-name="KrymUkr"> – 1) </text:span><text:span text:style-name="KrymRusItalic">**. </text:span><text:span text:style-name="KrymRusBold">**********</text:span><text:span text:style-name="KrymUkr">; 2) </text:span><text:span text:style-name="KrymRusItalic">**. </text:span><text:span text:style-name="KrymRusBold">****** 2.</text:span></text:p>
      <text:p text:style-name="KrymPar"><text:span text:style-name="KrymRusBold">*********</text:span><text:span text:style-name="KrymUkr"> – ********.</text:span></text:p>
      <text:p text:style-name="KrymPar"><text:span text:style-name="KrymRusBold">*********, *********</text:span><text:span text:style-name="KrymUkr"> – 1) **********, **********, ***********, ***********, *********, ***********, ***********, *********, *********, **********, *********** ***** *** *****. [** ******* *********** *** ******** (****.)]. </text:span><text:span text:style-name="KrymRusBold">*********</text:span><text:span text:style-name="KrymRusItalic"> *** ***</text:span><text:span text:style-name="KrymUkr"> – *********** ***. [********* ******* * ***********]; 2) ***********. [***********, **********, *’****** (****.). *********** ****** **** * * ****]. </text:span><text:span text:style-name="KrymRusBold">***********, ***********</text:span><text:span text:style-name="KrymUkr">, </text:span><text:span text:style-name="KrymRusAux">****.</text:span><text:span text:style-name="KrymUkr"> – ***********. [************ * *’********** ***********, ** **?]. </text:span><text:span text:style-name="KrymRusBold">***********</text:span><text:span text:style-name="KrymUkr"> – 1) ***********, **********; 2) ************. [*** *********** ****** *********].</text:span></text:p>
      <text:p text:style-name="KrymPar"><text:span text:style-name="KrymRusBold">**********</text:span><text:span text:style-name="KrymUkr"> – ***********, **********, **********.</text:span></text:p>
      <text:p text:style-name="KrymPar"><text:span text:style-name="KrymRusBold">********</text:span><text:span text:style-name="KrymUkr"> – 1) ******* (</text:span><text:span text:style-name="KrymRusAux">*. </text:span><text:span text:style-name="KrymUkr">-****), **********, *********, ********; 2) (*********** ******) ************, *******. [********* **** ***** ************]; 3) (</text:span><text:span text:style-name="KrymRusItalic">********</text:span><text:span text:style-name="KrymUkr">) *****, *********** ****.</text:span></text:p>
      <text:p text:style-name="KrymPar"><text:span text:style-name="KrymRusBold">**********</text:span><text:span text:style-name="KrymUkr"> – 1) **********, </text:span><text:span text:style-name="KrymRusAux">***.</text:span><text:span text:style-name="KrymUkr"> *********; (</text:span><text:span text:style-name="KrymRusItalic">****, *******</text:span><text:span text:style-name="KrymUkr">) *******; 2) ************, </text:span><text:span text:style-name="KrymRusAux">***.</text:span><text:span text:style-name="KrymUkr"> **********.</text:span></text:p>
      <text:p text:style-name="KrymPar"><text:span text:style-name="KrymRusBold">*. *********, ********</text:span><text:span text:style-name="KrymUkr"> – *********, ********, *********, ********, ********, ************, *********; (</text:span><text:span text:style-name="KrymRusItalic">***********</text:span><text:span text:style-name="KrymUkr">) **********, ***********, ************, **********; (</text:span><text:span text:style-name="KrymRusItalic">* *****</text:span><text:span text:style-name="KrymUkr">) ************, **********; (</text:span><text:span text:style-name="KrymRusItalic">*****, ******</text:span><text:span text:style-name="KrymUkr">) **********, *********; (</text:span><text:span text:style-name="KrymRusItalic">**** ** *****</text:span><text:span text:style-name="KrymUkr">) *************, ***********, ***********, *********; (</text:span><text:span text:style-name="KrymRusItalic">* ******</text:span><text:span text:style-name="KrymUkr">) *************, ***********; (</text:span><text:span text:style-name="KrymRusItalic">***** ********, ***** *********</text:span><text:span text:style-name="KrymUkr">) **********, *********, **********, **********; (</text:span><text:span text:style-name="KrymRusItalic">*****, ******</text:span><text:span text:style-name="KrymUkr">) **********, *******; (</text:span><text:span text:style-name="KrymRusItalic">******* *****</text:span><text:span text:style-name="KrymUkr">) ***********, **********, ***********, *********.</text:span></text:p>
      <text:p text:style-name="KrymPar"><text:span text:style-name="KrymRusBold">**. *********, *******</text:span><text:span text:style-name="KrymUkr"> – *********, *******, ***********, *********, ********, ************, **********, **********, *********, ************, **********, ************ [******* ********* ** ****. ****** ********* **** *-*** ******. **** **** ******* ***********], (</text:span><text:span text:style-name="KrymRusItalic">* ***** **** *** ******</text:span><text:span text:style-name="KrymUkr">) **********.</text:span></text:p>
      <text:p text:style-name="KrymPar"><text:span text:style-name="KrymRusBold">***********, **********</text:span><text:span text:style-name="KrymUkr"> – 1) ***********, *********** </text:span><text:span text:style-name="KrymRusItalic">* *. *., **. </text:span><text:span text:style-name="KrymRusBold">*. *********</text:span><text:span text:style-name="KrymUkr">; 2) </text:span><text:soft-page-break/><text:span text:style-name="KrymUkr">**************, ************, ***********, ***********, ***********, *********, *********** (*********) ** *****, *********** * ***; (</text:span><text:span text:style-name="KrymRusItalic">* *****</text:span><text:span text:style-name="KrymUkr"> – </text:span><text:span text:style-name="KrymRusBold">**********</text:span><text:span text:style-name="KrymRusItalic"> *****</text:span><text:span text:style-name="KrymUkr">) ********* ******. [*********** * *******. ****** *** *** *** *****, ** ***** * *** ************* (******)]; 3) (</text:span><text:span text:style-name="KrymRusItalic">* *******, **********</text:span><text:span text:style-name="KrymUkr">) **********. [****** **** *****, ********* ********** (*****.). ******** ******** ****** ******* (****.)]; 4) (</text:span><text:span text:style-name="KrymRusItalic">** ****, *******, ****</text:span><text:span text:style-name="KrymUkr">) **************, **************, *******, ********, *******, ********, ********, ********, *******, ********; ********, *********.</text:span></text:p>
      <text:p text:style-name="KrymPar"><text:span text:style-name="KrymRusBold">********</text:span><text:span text:style-name="KrymUkr"> – **********.</text:span></text:p>
      <text:p text:style-name="KrymPar"><text:span text:style-name="KrymRusBold">*********, -**, *********, -**</text:span><text:span text:style-name="KrymUkr"> – **********, *********, ***********, ***********, (</text:span><text:span text:style-name="KrymRusAux">***.</text:span><text:span text:style-name="KrymUkr">) **************.</text:span></text:p>
      <text:p text:style-name="KrymPar"><text:span text:style-name="KrymRusBold">********</text:span><text:span text:style-name="KrymUkr"> – 1) *************, ****** [** ******* * ****** ** ****** = </text:span><text:span text:style-name="KrymRusItalic">*** </text:span><text:span text:style-name="KrymRusBold">********</text:span><text:span text:style-name="KrymUkr">]; 2) ********** (****. * *******), ****** (** ********), ******** 3) (</text:span><text:span text:style-name="KrymRusItalic">***** </text:span><text:span text:style-name="KrymRusBold">********</text:span><text:span text:style-name="KrymRusItalic"> ** *****</text:span><text:span text:style-name="KrymUkr">) ********. [****** ******* *****, ** *** ***** ******* ********].</text:span></text:p>
      <text:p text:style-name="KrymPar"><text:span text:style-name="KrymRusBold">********</text:span><text:span text:style-name="KrymUkr"> – ********. [**** ******* ********* ** ********].</text:span></text:p>
      <text:p text:style-name="KrymPar"><text:span text:style-name="KrymRusBold">*********</text:span><text:span text:style-name="KrymUkr"> – 1) *********, *********; 2) </text:span><text:span text:style-name="KrymRusItalic">**. </text:span><text:span text:style-name="KrymRusBold">***********.</text:span></text:p>
      <text:p text:style-name="KrymPar"><text:span text:style-name="KrymRusBold">***********</text:span><text:span text:style-name="KrymUkr"> – ***********.</text:span></text:p>
      <text:p text:style-name="KrymPar"><text:span text:style-name="KrymRusBold">***********, *********</text:span><text:span text:style-name="KrymUkr"> – 1) (</text:span><text:span text:style-name="KrymRusItalic">********</text:span><text:span text:style-name="KrymUkr">) ************, ********* [********* *** *******]; 2) (</text:span><text:span text:style-name="KrymRusItalic">** *******</text:span><text:span text:style-name="KrymUkr">) ***********, ********. [***** ** ********* ***** ********* * ******** * *****]. </text:span><text:span text:style-name="KrymRusBold">-** </text:span><text:span text:style-name="KrymRusItalic">*****</text:span><text:span text:style-name="KrymUkr"> – ***********, *********, *********, ******** ******. [******** ****** **** ** ********]. </text:span><text:span text:style-name="KrymRusBold">-** </text:span><text:span text:style-name="KrymRusItalic">**** ****</text:span><text:span text:style-name="KrymUkr"> – *********, *********** *****.</text:span></text:p>
      <text:p text:style-name="KrymPar"><text:span text:style-name="KrymRusBold">*************, ***********</text:span><text:span text:style-name="KrymUkr"> – *********, ********, ***************, *************. [*********** ******** ************* *** * *********. ******,— ********* **********,— ****** **** ********* (****.)].</text:span></text:p>
      <text:p text:style-name="KrymPar"><text:span text:style-name="KrymRusBold">*. ***********, -**, *********, -**</text:span><text:span text:style-name="KrymUkr"> – ***********, -**, *********, -**. [******** *****].</text:span></text:p>
      <text:p text:style-name="KrymPar"><text:span text:style-name="KrymRusBold">**. ***********, -**, *********, -**</text:span><text:span text:style-name="KrymUkr"> – *****************, -**, **************, -**, ****************, -**, **************, -**, ************, -**, **********, -**. </text:span><text:span text:style-name="KrymRusBold">***********</text:span><text:span text:style-name="KrymUkr"> – ****************, ***************, ***********.</text:span></text:p>
      <text:p text:style-name="KrymPar"><text:span text:style-name="KrymRusBold">************</text:span><text:span text:style-name="KrymUkr"> – **********, **************, **********.</text:span></text:p>
      <text:p text:style-name="KrymPar"><text:span text:style-name="KrymRusBold">***********, -**, *********, -**</text:span><text:span text:style-name="KrymUkr"> – *********, -**, *************, -**, *********, -**. [******** ******** ***** ****** ****** *** ****** (***.-***.). ************ * ****** ******** ********** (***.-***.)]. </text:span><text:span text:style-name="KrymRusBold">*************</text:span><text:span text:style-name="KrymUkr"> – **************. </text:span><text:span text:style-name="KrymRusBold">***********</text:span><text:span text:style-name="KrymUkr"> – *********, ************, ***********.</text:span></text:p>
      <text:p text:style-name="KrymPar"><text:span text:style-name="KrymRusBold">************,</text:span><text:span text:style-name="KrymRusItalic"> **. </text:span><text:span text:style-name="KrymRusBold">**********.</text:span></text:p>
      <text:p text:style-name="KrymPar"><text:span text:style-name="KrymRusBold">************, -**, **********, -**</text:span><text:span text:style-name="KrymUkr"> – ************, -**, **********, -**, *************, -**, ***********, -**, **********, -**, **********, -**. [***** ******* *********, ***** * **********]. </text:span><text:span text:style-name="KrymRusBold">************</text:span><text:span text:style-name="KrymUkr"> – ***********, ***********, ************.</text:span></text:p>
      <text:p text:style-name="KrymPar"><text:span text:style-name="KrymRusBold">**********, ********** </text:span><text:span text:style-name="KrymRusItalic">***</text:span><text:span text:style-name="KrymUkr"> – **********, ********** (*****, ******** * *****), *************, *********** (*****).</text:span></text:p>
      <text:p text:style-name="KrymPar"><text:span text:style-name="KrymRusBold">************</text:span><text:span text:style-name="KrymUkr"> (</text:span><text:span text:style-name="KrymRusAux">***.</text:span><text:span text:style-name="KrymUkr">) – *********** (****** ******** *** ********).</text:span></text:p>
      <text:p text:style-name="KrymPar"><text:span text:style-name="KrymRusBold">**************</text:span><text:span text:style-name="KrymUkr"> – ***************, *************, *************.</text:span></text:p>
      <text:p text:style-name="KrymPar"><text:span text:style-name="KrymRusBold">*************, -**, ***********, -**</text:span><text:span text:style-name="KrymUkr"> – ************, -**, **************, -**, ************, -**, ************, -**, **********, -**. </text:span><text:span text:style-name="KrymRusBold">*************</text:span><text:span text:style-name="KrymUkr"> – *************, ***********.</text:span></text:p>
      <text:p text:style-name="KrymPar"><text:span text:style-name="KrymRusBold">*************, *********** </text:span><text:span text:style-name="KrymRusItalic">***</text:span><text:span text:style-name="KrymUkr"> – ***********, ************* **, ******* (*****) ******* *****.</text:span></text:p>
      <text:p text:style-name="KrymPar"><text:span text:style-name="KrymRusBold">*************, ***********</text:span><text:span text:style-name="KrymUkr"> – *************, ***********.</text:span></text:p>
      <text:p text:style-name="KrymPar"><text:span text:style-name="KrymRusBold">*************, -**, ************ -**</text:span><text:span text:style-name="KrymUkr"> – **********, -**, **********, -**, ***********, -**, ***********, -**, ***********, -**, *********, -**, (</text:span><text:span text:style-name="KrymRusItalic">********</text:span><text:span text:style-name="KrymUkr">) ************, -**, **********, -**.</text:span></text:p>
      <text:p text:style-name="KrymPar"><text:span text:style-name="KrymRusBold">***************</text:span><text:span text:style-name="KrymUkr"> – ***********, ************, **********, ***********.</text:span></text:p>
      <text:p text:style-name="KrymPar"><text:span text:style-name="KrymRusBold">**************</text:span><text:span text:style-name="KrymUkr"> – ***********, </text:span><text:span text:style-name="KrymRusAux">***.</text:span><text:span text:style-name="KrymUkr"> ***********, ******* (</text:span><text:span text:style-name="KrymRusAux">*. </text:span><text:span text:style-name="KrymUkr">-****), **********, (</text:span><text:span text:style-name="KrymRusItalic">********</text:span><text:span text:style-name="KrymUkr">) *************.</text:span></text:p>
      <text:p text:style-name="KrymPar"><text:soft-page-break/><text:span text:style-name="KrymRusBold">**********</text:span><text:span text:style-name="KrymUkr"> – ********* (******) ** ******, ************* ** ******** * ******.</text:span></text:p>
      <text:p text:style-name="KrymPar"><text:span text:style-name="KrymRusBold">*********</text:span><text:span text:style-name="KrymUkr"> – ************** (******).</text:span></text:p>
      <text:p text:style-name="KrymPar"><text:span text:style-name="KrymRusBold">**********</text:span><text:span text:style-name="KrymUkr"> – **********, *******.</text:span></text:p>
      <text:p text:style-name="KrymPar"><text:span text:style-name="KrymRusBold">*********, ********</text:span><text:span text:style-name="KrymUkr"> – *********, ******, ********. </text:span><text:span text:style-name="KrymRusBold">**********</text:span><text:span text:style-name="KrymUkr"> – *********.</text:span></text:p>
      <text:p text:style-name="KrymPar"><text:span text:style-name="KrymRusBold">********</text:span><text:span text:style-name="KrymUkr"> – **********, ******.</text:span></text:p>
      <text:p text:style-name="KrymPar"><text:span text:style-name="KrymRusBold">********</text:span><text:span text:style-name="KrymUkr"> – ********, ґ***.</text:span></text:p>
      <text:p text:style-name="KrymPar"><text:span text:style-name="KrymRusBold">**********</text:span><text:span text:style-name="KrymUkr"> – 1) **********, *************; (</text:span><text:span text:style-name="KrymRusItalic">** *****</text:span><text:span text:style-name="KrymUkr">) ************; (</text:span><text:span text:style-name="KrymRusItalic">** *****</text:span><text:span text:style-name="KrymUkr">) ***********, ***********; 2) (</text:span><text:span text:style-name="KrymRusItalic">****</text:span><text:span text:style-name="KrymUkr">) *********, *************; 3) (</text:span><text:span text:style-name="KrymRusItalic">*******</text:span><text:span text:style-name="KrymUkr">)</text:span><text:span text:style-name="KrymRusItalic"> **. </text:span><text:span text:style-name="KrymRusBold">********, ******.</text:span></text:p>
      <text:p text:style-name="KrymPar"><text:span text:style-name="KrymRusBold">*********, *******</text:span><text:span text:style-name="KrymUkr"> – 1) *********, ********. [* * *** ****** ****** *******]; (</text:span><text:span text:style-name="KrymRusItalic">** *****, ** *****</text:span><text:span text:style-name="KrymUkr">) ***********, *********, **************, ***********, **************, ************, ************; 2) (</text:span><text:span text:style-name="KrymRusItalic">*****</text:span><text:span text:style-name="KrymUkr">) ********, **********; 3) (</text:span><text:span text:style-name="KrymRusItalic">*******</text:span><text:span text:style-name="KrymUkr">)</text:span><text:span text:style-name="KrymRusItalic"> **. </text:span><text:span text:style-name="KrymRusBold">****, *******. ***********</text:span><text:span text:style-name="KrymUkr"> – 1) **********, **********; (</text:span><text:span text:style-name="KrymRusItalic">** *****, ******</text:span><text:span text:style-name="KrymUkr">) **********, *************, *************, *************; 2) (</text:span><text:span text:style-name="KrymRusItalic">** ****</text:span><text:span text:style-name="KrymUkr">) ***********; 3) ******** (********), ***********, **********, ***********.</text:span></text:p>
      <text:p text:style-name="KrymPar"><text:span text:style-name="KrymRusBold">***********, *********</text:span><text:span text:style-name="KrymUkr"> – 1) ***********, **********; 2) (</text:span><text:span text:style-name="KrymRusItalic">* ******* * *******</text:span><text:span text:style-name="KrymUkr">) ********, **********. [******** *********].</text:span></text:p>
      <text:p text:style-name="KrymPar"><text:span text:style-name="KrymRusBold">***********</text:span><text:span text:style-name="KrymUkr"> – **********.</text:span></text:p>
      <text:p text:style-name="KrymPar"><text:span text:style-name="KrymRusBold">*********, *********</text:span><text:span text:style-name="KrymUkr"> – *********, *********, **********, **********, (</text:span><text:span text:style-name="KrymRusItalic">********</text:span><text:span text:style-name="KrymUkr">) *********, *********; (</text:span><text:span text:style-name="KrymRusItalic">* ********** *******</text:span><text:span text:style-name="KrymUkr">) *************, ***********, (</text:span><text:span text:style-name="KrymRusAux">******</text:span><text:span text:style-name="KrymUkr">) ***************. [* *** ******** ********* **** ****** *** ****. *** ********* * ********, ** ** ***** *** ********].</text:span></text:p>
      <text:p text:style-name="KrymPar"><text:span text:style-name="KrymRusBold">***********, ***********</text:span><text:span text:style-name="KrymUkr"> – ***********, ***********, ************, ************, ********, ******, ********** * *****. [*********** ******* ** ** ************** * ******** ********** (*****)].</text:span></text:p>
      <text:p text:style-name="KrymPar"><text:span text:style-name="KrymRusBold">**********</text:span><text:span text:style-name="KrymUkr"> – **********, </text:span><text:span text:style-name="KrymRusAux">***.</text:span><text:span text:style-name="KrymUkr"> **********.</text:span></text:p>
      <text:p text:style-name="KrymPar"><text:span text:style-name="KrymRusBold">*********, -**,</text:span><text:span text:style-name="KrymRusItalic"> **. </text:span><text:span text:style-name="KrymRusBold">*********, -**.</text:span></text:p>
      <text:p text:style-name="KrymPar"><text:span text:style-name="KrymRusBold">********</text:span><text:span text:style-name="KrymUkr"> – ******** (</text:span><text:span text:style-name="KrymRusAux">*. </text:span><text:span text:style-name="KrymUkr">-***), ****** (</text:span><text:span text:style-name="KrymRusAux">*. </text:span><text:span text:style-name="KrymUkr">-****); (</text:span><text:span text:style-name="KrymRusItalic">****** *******</text:span><text:span text:style-name="KrymUkr">) ********* (</text:span><text:span text:style-name="KrymRusAux">*. </text:span><text:span text:style-name="KrymUkr">-***).</text:span></text:p>
      <text:p text:style-name="KrymPar"><text:span text:style-name="KrymRusBold">*************</text:span><text:span text:style-name="KrymUkr"> (</text:span><text:span text:style-name="KrymRusItalic">* *******</text:span><text:span text:style-name="KrymUkr">) – ***********, **********. </text:span><text:span text:style-name="KrymRusItalic">******** </text:span><text:span text:style-name="KrymRusBold">*************</text:span><text:span text:style-name="KrymUkr"> – * ******** *********** (**********) ********.</text:span></text:p>
      <text:p text:style-name="KrymPar"><text:span text:style-name="KrymRusBold">************</text:span><text:span text:style-name="KrymUkr"> – ***********.</text:span></text:p>
      <text:p text:style-name="KrymPar"><text:span text:style-name="KrymRusBold">********</text:span><text:span text:style-name="KrymUkr"> – 1) **********; 2) ***********.</text:span></text:p>
      <text:p text:style-name="KrymPar"><text:span text:style-name="KrymRusBold">*******,</text:span><text:span text:style-name="KrymRusItalic"> **. </text:span><text:span text:style-name="KrymRusBold">****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</text:span><text:span text:style-name="KrymUkr"> – 1) ********, *************; 2 – 3) </text:span><text:span text:style-name="KrymRusItalic">**. </text:span><text:span text:style-name="KrymRusBold">************.</text:span></text:p>
      <text:p text:style-name="KrymPar"><text:span text:style-name="KrymRusBold">************</text:span><text:span text:style-name="KrymUkr"> – 1) ********, *************; 2) (</text:span><text:span text:style-name="KrymRusItalic">******</text:span><text:span text:style-name="KrymUkr">) *************; 3) (</text:span><text:span text:style-name="KrymRusItalic">******, *****</text:span><text:span text:style-name="KrymUkr">) ************, ********.</text:span></text:p>
      <text:p text:style-name="KrymPar"><text:span text:style-name="KrymRusBold">***********, *********</text:span><text:span text:style-name="KrymUkr"> – 1) *******, *********, ********. [****** ******** ******** * *’*******. ***** *** ****** ********, **** ******** (*. ****.). ******* *** *** ** * ********* *******]; 2) (</text:span><text:span text:style-name="KrymRusItalic">******</text:span><text:span text:style-name="KrymUkr">) *******, *********. [*** ******** ******* * ******* *******. **** ***** ******* ********* (*. ****.)]; 3) ******, *********** (*****, ******, ********), ********, *******, *********. </text:span><text:span text:style-name="KrymRusBold">***********</text:span><text:span text:style-name="KrymUkr"> – 1) ***********; 2) (</text:span><text:span text:style-name="KrymRusItalic">* ********</text:span><text:span text:style-name="KrymUkr">) ***********; 3) *********** (*****, ******) **********.</text:span></text:p>
      <text:p text:style-name="KrymPar"><text:span text:style-name="KrymRusBold">*************, ***********</text:span><text:span text:style-name="KrymUkr"> – **************, ***********. [****** ** ******* ** * ************* ***. ** ***********, * * ***** **** ** **********].</text:span></text:p>
      <text:p text:style-name="KrymPar"><text:span text:style-name="KrymRusBold">***********, *********</text:span><text:span text:style-name="KrymUkr"> – *******, *********, *********.</text:span></text:p>
      <text:p text:style-name="KrymPar"><text:span text:style-name="KrymRusBold">*********</text:span><text:span text:style-name="KrymUkr"> – ************, ********** ******, ************ ******, *********** ******, **************, ***********.</text:span></text:p>
      <text:p text:style-name="KrymPar"><text:span text:style-name="KrymRusBold">*************, -**, ***********, -**</text:span><text:span text:style-name="KrymUkr"> – ***********, -**, ***********, -**, ****[*]******, -**, ***********, ****************, *************. </text:span><text:span text:style-name="KrymRusBold">*************</text:span><text:span text:style-name="KrymUkr"> – ************, ***************.</text:span></text:p>
      <text:p text:style-name="KrymPar"><text:soft-page-break/><text:span text:style-name="KrymRusBold">**************</text:span><text:span text:style-name="KrymUkr"> – ************, **************, *****************, </text:span><text:span text:style-name="KrymRusAux">***.</text:span><text:span text:style-name="KrymUkr"> ******** (</text:span><text:span text:style-name="KrymRusAux">*. </text:span><text:span text:style-name="KrymUkr">-****), *************, ***************.</text:span></text:p>
      <text:p text:style-name="KrymPar"><text:span text:style-name="KrymRusBold">*************</text:span><text:span text:style-name="KrymUkr"> – **************, ************. [******** ************ ******* * ***** (***.)].</text:span></text:p>
      <text:p text:style-name="KrymPar"><text:span text:style-name="KrymRusBold">************, **********</text:span><text:span text:style-name="KrymUkr"> – 1) *************, **********, ***********, *********, **********, *********, ***********, **********. [****** ** ******** ********. ******* ** ********* ********* ** ******]. </text:span><text:span text:style-name="KrymRusBold">-*** </text:span><text:span text:style-name="KrymRusItalic">** ****</text:span><text:span text:style-name="KrymUkr"> – ******** ** *****. </text:span><text:span text:style-name="KrymRusBold">-*** </text:span><text:span text:style-name="KrymRusItalic">***********</text:span><text:span text:style-name="KrymUkr"> – ************ *******; 2) *********, ******** *******; 3) </text:span><text:span text:style-name="KrymRusBold">-*** </text:span><text:span text:style-name="KrymRusItalic">*******</text:span><text:span text:style-name="KrymUkr"> – **********, **********. [** ************ ***** ********** ********]. </text:span><text:span text:style-name="KrymRusBold">************</text:span><text:span text:style-name="KrymUkr"> – ************, ***********, **********, **********. </text:span><text:span text:style-name="KrymRusBold">**************</text:span><text:span text:style-name="KrymUkr"> – **************, ************, *************, ************.</text:span></text:p>
      <text:p text:style-name="KrymPar"><text:span text:style-name="KrymRusBold">**************, ************</text:span><text:span text:style-name="KrymUkr"> – ***************, ************, ********* (********) ******. [****** **** ******** ****** * *** ******* (****.)]. </text:span><text:span text:style-name="KrymRusBold">-***** </text:span><text:span text:style-name="KrymRusItalic">* ***</text:span><text:span text:style-name="KrymUkr"> – ***********, *********** *** **. </text:span><text:span text:style-name="KrymRusBold">-*****</text:span><text:span text:style-name="KrymRusItalic"> * *** ******, ****** ****</text:span><text:span text:style-name="KrymUkr"> – **********, ********* ** ***** (</text:span><text:span text:style-name="KrymRusItalic">* </text:span><text:span text:style-name="KrymUkr">** ***), ****** *****, *************, *********** **.</text:span></text:p>
      <text:p text:style-name="KrymPar"><text:span text:style-name="KrymRusBold">*************</text:span><text:span text:style-name="KrymUkr"> – **************, ************* </text:span><text:span text:style-name="KrymRusItalic">* *. *.</text:span></text:p>
      <text:p text:style-name="KrymPar"><text:span text:style-name="KrymRusBold">************, **********, ***********</text:span><text:span text:style-name="KrymUkr"> – 1) *************, ***********, ************, ************, **********, ******[*]*****, ************, ***********, *******, **********, ************; 2) **************, ***********, **************, ************, ************, **********. [********** * ***** * ***** ******. ******* ******** ** ***********. ** ********** * ****** ******* – ***** *****]; 3) </text:span><text:span text:style-name="KrymRusBold">********** </text:span><text:span text:style-name="KrymRusItalic">*</text:span><text:span text:style-name="KrymUkr"> – ******** **, *********** *. [******** ***** ******** ** ********** (*********** * *********)]; 4) </text:span><text:span text:style-name="KrymRusBold">-*** </text:span><text:span text:style-name="KrymRusItalic">** ****</text:span><text:span text:style-name="KrymUkr"> – ***********. ** **-******* *********** ******* ** *****, ** ** ************ ******].</text:span></text:p>
      <text:p text:style-name="KrymPar"><text:span text:style-name="KrymRusBold">**************, *************</text:span><text:span text:style-name="KrymUkr"> – **********, ***********, -**, **********, ***********, (</text:span><text:span text:style-name="KrymRusAux">***.</text:span><text:span text:style-name="KrymUkr">) **********, ***********, ***********, ***********. [****** ***** ************ *-*** ***. ****** *********** * ***]. </text:span><text:span text:style-name="KrymRusItalic">****** </text:span><text:span text:style-name="KrymRusBold">****************</text:span><text:span text:style-name="KrymUkr"> – ********, *********. [*** ******** – ** ********* *’**: ** ***** *******, * *** ***** *** **-*** ******* * *********].</text:span></text:p>
      <text:p text:style-name="KrymPar"><text:span text:style-name="KrymRusBold">************</text:span><text:span text:style-name="KrymUkr"> – ******** (</text:span><text:span text:style-name="KrymRusAux">*. </text:span><text:span text:style-name="KrymUkr">-****), *************, ***************.</text:span></text:p>
      <text:p text:style-name="KrymPar"><text:span text:style-name="KrymRusBold">***********,</text:span><text:span text:style-name="KrymRusItalic"> **. </text:span><text:span text:style-name="KrymRusBold">*************.</text:span></text:p>
      <text:p text:style-name="KrymPar"><text:span text:style-name="KrymRusBold">*************,</text:span><text:span text:style-name="KrymRusItalic"> **. </text:span><text:span text:style-name="KrymRusBold">********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</text:span><text:span text:style-name="KrymUkr"> – 1) *********, ********** (</text:span><text:span text:style-name="KrymRusAux">*. </text:span><text:span text:style-name="KrymUkr">-***), **********, **********, (</text:span><text:span text:style-name="KrymRusAux">*.</text:span><text:span text:style-name="KrymUkr">) ********** (</text:span><text:span text:style-name="KrymRusAux">*. </text:span><text:span text:style-name="KrymUkr">-**); (</text:span><text:span text:style-name="KrymRusItalic">**********</text:span><text:span text:style-name="KrymUkr">) ********, ***********, **************; (</text:span><text:span text:style-name="KrymRusItalic">*********</text:span><text:span text:style-name="KrymUkr">) ************, ********** (</text:span><text:span text:style-name="KrymRusAux">***. *.</text:span><text:span text:style-name="KrymUkr">). [***** ***** **-********** ********* ** ** *******, ** ******* ***** ****** ************ ***** *******. *** ******** ********, ******* ***** ********** **** **********. ** ********, ******** * ***** * ******-***** ******** ********. ***** ********** **********!]; 2) (</text:span><text:span text:style-name="KrymRusAux">********</text:span><text:span text:style-name="KrymUkr">) ******* (</text:span><text:span text:style-name="KrymRusAux">*. </text:span><text:span text:style-name="KrymUkr">-*****). </text:span><text:span text:style-name="KrymRusItalic">** </text:span><text:span text:style-name="KrymRusBold">*********</text:span><text:span text:style-name="KrymUkr"> – * *********, ** **********, ******** *****.</text:span></text:p>
      <text:p text:style-name="KrymPar"><text:span text:style-name="KrymRusBold">***********, **********,</text:span><text:span text:style-name="KrymRusItalic"> **. </text:span><text:span text:style-name="KrymRusBold">*************, ***********.</text:span></text:p>
      <text:p text:style-name="KrymPar"><text:span text:style-name="KrymRusBold">**********</text:span><text:span text:style-name="KrymUkr"> – **********, *********.</text:span></text:p>
      <text:p text:style-name="KrymPar"><text:span text:style-name="KrymRusBold">***********, **********</text:span><text:span text:style-name="KrymUkr"> – 1) ***********, **********; 2) ***************, *************, **************, ************. [************* ***** ****** *** *******].</text:span></text:p>
      <text:p text:style-name="KrymPar"><text:span text:style-name="KrymRusBold">********,</text:span><text:span text:style-name="KrymRusItalic"> **. </text:span><text:span text:style-name="KrymRusBold">*********.</text:span></text:p>
      <text:p text:style-name="KrymPar"><text:span text:style-name="KrymRusBold">*************</text:span><text:span text:style-name="KrymUkr"> – **************, (**)************, *********** ******, *************, ************, ************, ************.</text:span></text:p>
      <text:p text:style-name="KrymPar"><text:span text:style-name="KrymRusBold">************, **********</text:span><text:span text:style-name="KrymUkr"> – *******, **********, ********* *****, *************, ********** *****, *********** ** ***, ************* *****, ********, ********** *****, ********** (</text:span><text:span text:style-name="KrymRusAux">***.</text:span><text:span text:style-name="KrymUkr">), ************, *********** *****, ***********, ************* *****, ***********, ************* *****. </text:span><text:span text:style-name="KrymRusBold">********* </text:span><text:span text:style-name="KrymRusItalic">** **** * ***** **********</text:span><text:span text:style-name="KrymUkr"> – ********-** ****** ******.</text:span></text:p>
      <text:p text:style-name="KrymPar"><text:span text:style-name="KrymRusBold">********</text:span><text:span text:style-name="KrymUkr"> – 1) ********, ********; 2) ***********. </text:span><text:span text:style-name="KrymRusItalic">** </text:span><text:span text:style-name="KrymRusBold">********</text:span><text:span text:style-name="KrymRusItalic"> ***</text:span><text:span text:style-name="KrymUkr"> – *********** ***** *****. </text:span><text:span text:style-name="KrymRusItalic">** </text:span><text:span text:style-name="KrymRusBold">********</text:span><text:span text:style-name="KrymRusItalic"> ***</text:span><text:span text:style-name="KrymUkr"> – ** ******** ***.</text:span></text:p>
      <text:p text:style-name="KrymPar"><text:soft-page-break/><text:span text:style-name="KrymRusBold">*************</text:span><text:span text:style-name="KrymUkr"> – ***************, </text:span><text:span text:style-name="KrymRusAux">***.</text:span><text:span text:style-name="KrymUkr"> ***********.</text:span></text:p>
      <text:p text:style-name="KrymPar"><text:span text:style-name="KrymRusBold">************, **********</text:span><text:span text:style-name="KrymUkr"> – 1) ************, **********, *********, *******. [********* (******) *** *’*** ******. ********* ***** *******]. </text:span><text:span text:style-name="KrymRusBold">********** </text:span><text:span text:style-name="KrymRusItalic">****</text:span><text:span text:style-name="KrymUkr"> – **********, **********, *******, *******. [******* ******* * ** ******* ******]; 2) **********. [********* ********* ** ***** ** **].</text:span></text:p>
      <text:p text:style-name="KrymPar"><text:span text:style-name="KrymRusBold">**************, ************</text:span><text:span text:style-name="KrymUkr"> – **************, ****************, ************, ************. [** **** ****** – *************** ***** ******].</text:span></text:p>
      <text:p text:style-name="KrymPar"><text:span text:style-name="KrymRusBold">*************</text:span><text:span text:style-name="KrymUkr">, </text:span><text:span text:style-name="KrymRusAux">***. </text:span><text:span text:style-name="KrymRusBold">***********</text:span><text:span text:style-name="KrymUkr"> – *************, ***********; (</text:span><text:span text:style-name="KrymRusItalic">********** ** ****, </text:span><text:span text:style-name="KrymRusAux">****** ****** *** ******</text:span><text:span text:style-name="KrymUkr">) ***************, *************; (</text:span><text:span text:style-name="KrymRusItalic">********</text:span><text:span text:style-name="KrymUkr">) *************, ***********, ***************, *************.</text:span></text:p>
      <text:p text:style-name="KrymPar"><text:span text:style-name="KrymRusBold">************, **********</text:span><text:span text:style-name="KrymUkr"> – ************, **************, **********, **********, </text:span><text:span text:style-name="KrymRusAux">***.</text:span><text:span text:style-name="KrymUkr"> **********, ************, ***********. </text:span><text:span text:style-name="KrymRusBold">*-*** </text:span><text:span text:style-name="KrymRusItalic">*** *** ****</text:span><text:span text:style-name="KrymUkr"> – **************, ************. </text:span><text:span text:style-name="KrymRusBold">-*** </text:span><text:span text:style-name="KrymRusItalic">** *****</text:span><text:span text:style-name="KrymUkr"> – ************, **********. </text:span><text:span text:style-name="KrymRusBold">-***</text:span><text:span text:style-name="KrymUkr"> (</text:span><text:span text:style-name="KrymRusItalic">********</text:span><text:span text:style-name="KrymUkr">) – ************, **********, ************. </text:span><text:span text:style-name="KrymRusBold">************</text:span><text:span text:style-name="KrymUkr"> – ***********, *************, ***********, ***********. </text:span><text:span text:style-name="KrymRusBold">**************</text:span><text:span text:style-name="KrymUkr"> – *************, ***************.</text:span></text:p>
      <text:p text:style-name="KrymPar"><text:span text:style-name="KrymRusBold">************, **********</text:span><text:span text:style-name="KrymUkr"> – ************, **********.</text:span></text:p>
      <text:p text:style-name="KrymPar"><text:span text:style-name="KrymRusBold">************, **********</text:span><text:span text:style-name="KrymUkr"> – ************, **********, ************, **********. [****** *********, ** * *** ** *************!]. </text:span><text:span text:style-name="KrymRusBold">************</text:span><text:span text:style-name="KrymUkr"> – ***********, ***********, ***********.</text:span></text:p>
      <text:p text:style-name="KrymPar"><text:span text:style-name="KrymRusBold">*************, -**, ***********, -**, ************, -**</text:span><text:span text:style-name="KrymUkr"> – ***********, -**, *********, -**, **********, -**, ********, -**. [******** *****. *** ********* – * ******* ******* *******]. </text:span><text:span text:style-name="KrymRusBold">*************</text:span><text:span text:style-name="KrymUkr"> – **********.</text:span></text:p>
      <text:p text:style-name="KrymPar"><text:span text:style-name="KrymRusBold">**************,</text:span><text:span text:style-name="KrymRusItalic"> **. </text:span><text:span text:style-name="KrymRusBold">*************.</text:span></text:p>
      <text:p text:style-name="KrymPar"><text:span text:style-name="KrymRusBold">*************, ***********</text:span><text:span text:style-name="KrymUkr"> – 1) </text:span><text:span text:style-name="KrymRusItalic">**. </text:span><text:span text:style-name="KrymRusBold">************</text:span><text:span text:style-name="KrymUkr">; 2) </text:span><text:span text:style-name="KrymRusItalic">**. </text:span><text:span text:style-name="KrymRusBold">********** 2</text:span><text:span text:style-name="KrymUkr">; 3) ********, **********, ******[**]****, ***********, *********, *********, ***********, *************, *********, *********, **********, ********** **; (</text:span><text:span text:style-name="KrymRusItalic">*********</text:span><text:span text:style-name="KrymUkr">) ************, *********** * *****. [**** ******** ********* ******** (****.). ********,— ** ** ****** ******** *****. ********* ** *********, ******** ***** ***** (*****.). ********** ******* *******. ****** ** *** *********** (*****)]. </text:span><text:span text:style-name="KrymRusItalic">****** ***** </text:span><text:span text:style-name="KrymRusBold">***********</text:span><text:span text:style-name="KrymUkr"> – ******* ** *********, ** *********, ** *********, ** ********. </text:span><text:span text:style-name="KrymRusBold">************</text:span><text:span text:style-name="KrymUkr"> – **********, *********, ********; 4) </text:span><text:span text:style-name="KrymRusBold">***********,</text:span><text:span text:style-name="KrymRusItalic"> **. </text:span><text:span text:style-name="KrymRusBold">***********. *************</text:span><text:span text:style-name="KrymUkr"> – ************, **********, **********, ************.</text:span></text:p>
      <text:p text:style-name="KrymPar"><text:span text:style-name="KrymRusBold">************</text:span><text:span text:style-name="KrymUkr"> – ************, ********, ***********, ***********.</text:span></text:p>
      <text:p text:style-name="KrymPar"><text:span text:style-name="KrymRusBold">***********, *********</text:span><text:span text:style-name="KrymUkr"> – **********, ***********, (</text:span><text:span text:style-name="KrymRusAux">***.</text:span><text:span text:style-name="KrymUkr"> *********) *****, **********, ********** * *****, ** ****** ******, ** ****** ****** *****. </text:span><text:span text:style-name="KrymRusBold">*************</text:span><text:span text:style-name="KrymUkr"> – ************. </text:span><text:span text:style-name="KrymRusBold">***********</text:span><text:span text:style-name="KrymUkr"> – **********.</text:span></text:p>
      <text:p text:style-name="KrymPar"><text:span text:style-name="KrymRusBold">**********,</text:span><text:span text:style-name="KrymRusItalic"> **. </text:span><text:span text:style-name="KrymRusBold">************.</text:span></text:p>
      <text:p text:style-name="KrymPar"><text:span text:style-name="KrymRusBold">***********, -**,</text:span><text:span text:style-name="KrymRusItalic"> **. </text:span><text:span text:style-name="KrymRusBold">*************, -**.</text:span></text:p>
      <text:p text:style-name="KrymPar"><text:span text:style-name="KrymRusBold">******</text:span><text:span text:style-name="KrymUkr"> – 1) (</text:span><text:span text:style-name="KrymRusAux">********</text:span><text:span text:style-name="KrymUkr">) **********; 2) (</text:span><text:span text:style-name="KrymRusAux">*******</text:span><text:span text:style-name="KrymUkr">) ******.</text:span></text:p>
      <text:p text:style-name="KrymPar"><text:span text:style-name="KrymRusBold">************</text:span><text:span text:style-name="KrymUkr"> – **********, **********, **********, ***************, (</text:span><text:span text:style-name="KrymRusItalic">*****</text:span><text:span text:style-name="KrymUkr">) ***************.</text:span></text:p>
      <text:p text:style-name="KrymPar"><text:span text:style-name="KrymRusBold">***********, -**, *********, -**, *********, -**</text:span><text:span text:style-name="KrymUkr"> – ***********, -**, *********, -**, *********, -**, *********, -**, *********, -**, **************, -**, ***********, -**, *********, -**, *********, -**. [************ * *******. ********** *-**-** ***** ******]. </text:span><text:span text:style-name="KrymRusBold">-***, -*** </text:span><text:span text:style-name="KrymRusItalic">****</text:span><text:span text:style-name="KrymUkr"> – **************, *********** ***** (******).</text:span></text:p>
      <text:p text:style-name="KrymPar"><text:span text:style-name="KrymRusBold">********</text:span><text:span text:style-name="KrymUkr"> – ******** (</text:span><text:span text:style-name="KrymRusAux">**.</text:span><text:span text:style-name="KrymUkr"> ************, </text:span><text:span text:style-name="KrymRusAux">**.</text:span><text:span text:style-name="KrymUkr"> ***********, ***********), ******** (</text:span><text:span text:style-name="KrymRusAux">**.</text:span><text:span text:style-name="KrymUkr"> ************, </text:span><text:span text:style-name="KrymRusAux">**.</text:span><text:span text:style-name="KrymUkr"> ********[*]***). [******* *****. ********** *****. ** ********* ******* ************ ******, ****** ** *** *****]. </text:span><text:span text:style-name="KrymRusBold">**********</text:span><text:span text:style-name="KrymUkr"> – *********, ********. [*********** *********** ******* ** ******** *********]. </text:span><text:span text:style-name="KrymRusBold">********</text:span><text:span text:style-name="KrymRusItalic"> * ******</text:span><text:span text:style-name="KrymUkr"> – *******, ****************, *************. [************ ******** (*. ****.)]. </text:span><text:span text:style-name="KrymRusBold">******** </text:span><text:span text:style-name="KrymRusItalic">******</text:span><text:span text:style-name="KrymUkr"> – ******** ** *****, *****(**)**, **************, (</text:span><text:span text:style-name="KrymRusAux">*******</text:span><text:span text:style-name="KrymUkr">) ********, ********, ********, *************. </text:span><text:span text:style-name="KrymRusItalic">** </text:span><text:span text:style-name="KrymRusBold">********</text:span><text:span text:style-name="KrymRusItalic"> ***** </text:span><text:span text:style-name="KrymUkr">(</text:span><text:span text:style-name="KrymRusItalic">* ******.</text:span><text:span text:style-name="KrymUkr">) – ***********, </text:span><text:soft-page-break/><text:span text:style-name="KrymUkr">********, ***********. [********** ******]. </text:span><text:span text:style-name="KrymRusBold">*.</text:span><text:span text:style-name="KrymUkr"> (</text:span><text:span text:style-name="KrymRusItalic">* ******</text:span><text:span text:style-name="KrymUkr">) – ********, ********, *******. </text:span><text:span text:style-name="KrymRusBold">*.</text:span><text:span text:style-name="KrymUkr"> (</text:span><text:span text:style-name="KrymRusItalic">* ******</text:span><text:span text:style-name="KrymUkr">) – *******. </text:span><text:span text:style-name="KrymRusBold">*.</text:span><text:span text:style-name="KrymUkr"> (</text:span><text:span text:style-name="KrymRusItalic">* ****</text:span><text:span text:style-name="KrymUkr">) – ******* (</text:span><text:span text:style-name="KrymRusItalic">* </text:span><text:span text:style-name="KrymUkr">*******) *****. </text:span><text:span text:style-name="KrymRusItalic">****** </text:span><text:span text:style-name="KrymRusBold">********</text:span><text:span text:style-name="KrymUkr"> – ******* ********, *********, ***********. </text:span><text:span text:style-name="KrymRusItalic">******** </text:span><text:span text:style-name="KrymRusBold">*****</text:span><text:span text:style-name="KrymUkr"> – *******, **************. </text:span><text:span text:style-name="KrymRusItalic">**** </text:span><text:span text:style-name="KrymRusBold">*****</text:span><text:span text:style-name="KrymRusItalic"> *****, ****</text:span><text:span text:style-name="KrymUkr"> – ************* ***, ****; (</text:span><text:span text:style-name="KrymRusItalic">************</text:span><text:span text:style-name="KrymUkr">) *********** *****. </text:span><text:span text:style-name="KrymRusBold">*******-*******; *******-*******</text:span><text:span text:style-name="KrymUkr"> – ****-*******, ****-*******, ****-****. </text:span><text:span text:style-name="KrymRusBold">***** </text:span><text:span text:style-name="KrymRusItalic">****</text:span><text:span text:style-name="KrymUkr"> – [**]***** *****, *** ***, **-*** ***, *** **. </text:span><text:span text:style-name="KrymRusItalic">** ************ </text:span><text:span text:style-name="KrymRusBold">*****</text:span><text:span text:style-name="KrymUkr"> – *-***. [*-*** ******]. </text:span><text:span text:style-name="KrymRusItalic">***** </text:span><text:span text:style-name="KrymRusBold">*****</text:span><text:span text:style-name="KrymRusItalic"> ****</text:span><text:span text:style-name="KrymUkr"> – ****** * *****.</text:span></text:p>
      <text:p text:style-name="KrymPar"><text:span text:style-name="KrymRusBold">**************</text:span><text:span text:style-name="KrymUkr"> – ***********, *************, **************.</text:span></text:p>
      <text:p text:style-name="KrymPar"><text:span text:style-name="KrymRusBold">*****************</text:span><text:span text:style-name="KrymUkr"> – ******************** (</text:span><text:span text:style-name="KrymRusAux">*. </text:span><text:span text:style-name="KrymUkr">-*****), (</text:span><text:span text:style-name="KrymRusAux">*****. *******</text:span><text:span text:style-name="KrymUkr">) *****************.</text:span></text:p>
      <text:p text:style-name="KrymPar"><text:span text:style-name="KrymRusBold">******************</text:span><text:span text:style-name="KrymUkr"> – ******************.</text:span></text:p>
      <text:p text:style-name="KrymPar"><text:span text:style-name="KrymRusBold">********************</text:span><text:span text:style-name="KrymUkr"> – **********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****, *************</text:span><text:span text:style-name="KrymUkr"> – *************.</text:span></text:p>
      <text:p text:style-name="KrymPar"><text:span text:style-name="KrymRusBold">*************</text:span><text:span text:style-name="KrymUkr"> – **************, ***************.</text:span></text:p>
      <text:p text:style-name="KrymPar"><text:span text:style-name="KrymRusBold">****************</text:span><text:span text:style-name="KrymUkr"> – ****************.</text:span></text:p>
      <text:p text:style-name="KrymPar"><text:span text:style-name="KrymRusBold">****************</text:span><text:span text:style-name="KrymUkr"> – *****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*</text:span><text:span text:style-name="KrymUkr"> – ************** (</text:span><text:span text:style-name="KrymRusAux">*. </text:span><text:span text:style-name="KrymUkr">-*****), **************, ********* ********, ********* *****, ************ (</text:span><text:span text:style-name="KrymRusAux">*. </text:span><text:span text:style-name="KrymUkr">-*****).</text:span></text:p>
      <text:p text:style-name="KrymPar"><text:span text:style-name="KrymRusBold">****************</text:span><text:span text:style-name="KrymUkr"> – ***************, *************, ***** ************, ******* *********, ********** * *****, ************, **********. [** ********** * ********* *****, ********** (***.-***.)].</text:span></text:p>
      <text:p text:style-name="KrymPar"><text:span text:style-name="KrymRusBold">*************</text:span><text:span text:style-name="KrymUkr"> – ************, *************, **********, ********. </text:span><text:span text:style-name="KrymRusBold">************</text:span><text:span text:style-name="KrymUkr"> – ***********, ************, *******, *-******.</text:span></text:p>
      <text:p text:style-name="KrymPar"><text:span text:style-name="KrymRusBold">*************</text:span><text:span text:style-name="KrymUkr"> – ****************, ***********.</text:span></text:p>
      <text:p text:style-name="KrymPar"><text:span text:style-name="KrymRusBold">*************</text:span><text:span text:style-name="KrymUkr"> – *****************, *************.</text:span></text:p>
      <text:p text:style-name="KrymPar"><text:span text:style-name="KrymRusBold">************</text:span><text:span text:style-name="KrymUkr"> – ********, ***********.</text:span></text:p>
      <text:p text:style-name="KrymPar"><text:span text:style-name="KrymRusBold">************, ***********</text:span><text:span text:style-name="KrymUkr"> – ************, ***********.</text:span></text:p>
      <text:p text:style-name="KrymPar"><text:span text:style-name="KrymRusBold">*******************</text:span><text:span text:style-name="KrymUkr"> – ****************, **************.</text:span></text:p>
      <text:p text:style-name="KrymPar"><text:span text:style-name="KrymRusBold">*******************</text:span><text:span text:style-name="KrymUkr"> – ****************.</text:span></text:p>
      <text:p text:style-name="KrymPar"><text:span text:style-name="KrymRusBold">***************</text:span><text:span text:style-name="KrymUkr"> – **************** (</text:span><text:span text:style-name="KrymRusAux">*. </text:span><text:span text:style-name="KrymUkr">-*****), ******* ********, ***************, ************** (</text:span><text:span text:style-name="KrymRusAux">*. </text:span><text:span text:style-name="KrymUkr">-*****), (</text:span><text:span text:style-name="KrymRusAux">****.</text:span><text:span text:style-name="KrymUkr">) *****************, ********** (</text:span><text:span text:style-name="KrymRusAux">*. </text:span><text:span text:style-name="KrymUkr">-*****), *******, (</text:span><text:span text:style-name="KrymRusAux">***.</text:span><text:span text:style-name="KrymUkr">) ***************. (</text:span><text:span text:style-name="KrymRusAux">*. </text:span><text:span text:style-name="KrymUkr">-*****).</text:span></text:p>
      <text:p text:style-name="KrymPar"><text:span text:style-name="KrymRusBold">*************</text:span><text:span text:style-name="KrymUkr"> – ************** (</text:span><text:span text:style-name="KrymRusItalic">*****</text:span><text:span text:style-name="KrymUkr">), *************, ************, (</text:span><text:span text:style-name="KrymRusAux">****.</text:span><text:span text:style-name="KrymUkr">) ***************, ********, ***********, (</text:span><text:span text:style-name="KrymRusAux">***.</text:span><text:span text:style-name="KrymUkr">) *************. </text:span><text:span text:style-name="KrymRusBold">************</text:span><text:span text:style-name="KrymUkr"> – *********, ************, *********** *************, (</text:span><text:span text:style-name="KrymRusAux">****.</text:span><text:span text:style-name="KrymUkr">) ******** *******, *-**********, *-************, *-*******; *******, **********, (</text:span><text:span text:style-name="KrymRusAux">***.</text:span><text:span text:style-name="KrymUkr">) ************.</text:span></text:p>
      <text:p text:style-name="KrymPar"><text:span text:style-name="KrymRusBold">*******************</text:span><text:span text:style-name="KrymUkr"> – ******************, ********* ******.</text:span></text:p>
      <text:p text:style-name="KrymPar"><text:span text:style-name="KrymRusBold">****************</text:span><text:span text:style-name="KrymUkr"> – *************.</text:span></text:p>
      <text:p text:style-name="KrymPar"><text:span text:style-name="KrymRusBold">****************</text:span><text:span text:style-name="KrymUkr"> – ************(*)***, ******* (*******) *********, **********.</text:span></text:p>
      <text:p text:style-name="KrymPar"><text:span text:style-name="KrymRusBold">*************************</text:span><text:span text:style-name="KrymUkr"> – ******* ************, ***************** (</text:span><text:span text:style-name="KrymRusAux">*. </text:span><text:span text:style-name="KrymUkr">-*****).</text:span></text:p>
      <text:p text:style-name="KrymPar"><text:span text:style-name="KrymRusBold">********************</text:span><text:span text:style-name="KrymUkr"> – *******************, (</text:span><text:span text:style-name="KrymRusAux">*******.</text:span><text:span text:style-name="KrymUkr">) ************.</text:span></text:p>
      <text:p text:style-name="KrymPar"><text:span text:style-name="KrymRusBold">*********************</text:span><text:span text:style-name="KrymUkr"> – *********************, ************** (</text:span><text:span text:style-name="KrymRusAux">*. </text:span><text:span text:style-name="KrymUkr">-*****), (</text:span><text:span text:style-name="KrymRusItalic">*****.</text:span><text:span text:style-name="KrymUkr">) ******* **********.</text:span></text:p>
      <text:p text:style-name="KrymPar"><text:span text:style-name="KrymRusBold">*****************</text:span><text:span text:style-name="KrymUkr"> – ********************, *********** (</text:span><text:span text:style-name="KrymRusAux">*. </text:span><text:span text:style-name="KrymUkr">-*****).</text:span></text:p>
      <text:p text:style-name="KrymPar"><text:span text:style-name="KrymRusBold">***************</text:span><text:span text:style-name="KrymUkr"> – *****************.</text:span></text:p>
      <text:p text:style-name="KrymPar"><text:span text:style-name="KrymRusBold">****************, **************,</text:span><text:span text:style-name="KrymRusItalic"> **. </text:span><text:span text:style-name="KrymRusBold">***************, -****.</text:span></text:p>
      <text:p text:style-name="KrymPar"><text:span text:style-name="KrymRusBold">************</text:span><text:span text:style-name="KrymUkr"> – *************** (</text:span><text:span text:style-name="KrymRusAux">*. </text:span><text:span text:style-name="KrymUkr">-*****), (</text:span><text:span text:style-name="KrymRusAux">*****., *******</text:span><text:span text:style-name="KrymUkr">) ************.</text:span></text:p>
      <text:p text:style-name="KrymPar"><text:span text:style-name="KrymRusBold">*************</text:span><text:span text:style-name="KrymUkr"> – *************, *************, ********* (*********) *****.</text:span></text:p>
      <text:p text:style-name="KrymPar"><text:soft-page-break/><text:span text:style-name="KrymRusBold">*************</text:span><text:span text:style-name="KrymUkr"> – ** ***** ********, *********, **************; (</text:span><text:span text:style-name="KrymRusAux">****** * ****.</text:span><text:span text:style-name="KrymUkr">) *************.</text:span></text:p>
      <text:p text:style-name="KrymPar"><text:span text:style-name="KrymRusBold">****************</text:span><text:span text:style-name="KrymUkr"> – ******************, *******************.</text:span></text:p>
      <text:p text:style-name="KrymPar"><text:span text:style-name="KrymRusBold">*****************</text:span><text:span text:style-name="KrymUkr"> – ****************** (</text:span><text:span text:style-name="KrymRusAux">*. </text:span><text:span text:style-name="KrymUkr">-*****).</text:span></text:p>
      <text:p text:style-name="KrymPar"><text:span text:style-name="KrymRusBold">****************</text:span><text:span text:style-name="KrymUkr"> – ****************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***), ********* (</text:span><text:span text:style-name="KrymRusAux">*. </text:span><text:span text:style-name="KrymUkr">-***).</text:span></text:p>
      <text:p text:style-name="KrymPar"><text:span text:style-name="KrymRusBold">********************</text:span><text:span text:style-name="KrymUkr"> – ****************. </text:span><text:span text:style-name="KrymRusBold">*-** </text:span><text:span text:style-name="KrymRusItalic">****</text:span><text:span text:style-name="KrymUkr"> – *************** ******, (</text:span><text:span text:style-name="KrymRusItalic">********, ******* * *. *.</text:span><text:span text:style-name="KrymUkr">) ********* *******, ********* *****.</text:span></text:p>
      <text:p text:style-name="KrymPar"><text:span text:style-name="KrymRusBold">****************</text:span><text:span text:style-name="KrymUkr"> – ***************, ****************.</text:span></text:p>
      <text:p text:style-name="KrymPar"><text:span text:style-name="KrymRusBold">************</text:span><text:span text:style-name="KrymUkr"> – 1) ***************; 2) </text:span><text:span text:style-name="KrymRusItalic">**. </text:span><text:span text:style-name="KrymRusBold">*************.</text:span></text:p>
      <text:p text:style-name="KrymPar"><text:span text:style-name="KrymRusBold">*************</text:span><text:span text:style-name="KrymUkr"> – *************, **********.</text:span></text:p>
      <text:p text:style-name="KrymPar"><text:span text:style-name="KrymRusBold">*********************</text:span><text:span text:style-name="KrymUkr"> – ******************, ***************, *****************.</text:span></text:p>
      <text:p text:style-name="KrymPar"><text:span text:style-name="KrymRusBold">*************</text:span><text:span text:style-name="KrymUkr"> – ***************, ****************.</text:span></text:p>
      <text:p text:style-name="KrymPar"><text:span text:style-name="KrymRusBold">*************</text:span><text:span text:style-name="KrymUkr"> – ***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</text:span><text:span text:style-name="KrymUkr"> – ********* (</text:span><text:span text:style-name="KrymRusAux">*. </text:span><text:span text:style-name="KrymUkr">-*****), ********* (</text:span><text:span text:style-name="KrymRusAux">*. </text:span><text:span text:style-name="KrymUkr">-***), ********* (</text:span><text:span text:style-name="KrymRusAux">*. </text:span><text:span text:style-name="KrymUkr">-***), *******, ******* (</text:span><text:span text:style-name="KrymRusAux">*. </text:span><text:span text:style-name="KrymUkr">-***), ********** (</text:span><text:span text:style-name="KrymRusAux">*. </text:span><text:span text:style-name="KrymUkr">-******). </text:span><text:span text:style-name="KrymRusBold">*******</text:span><text:span text:style-name="KrymUkr"> – *******, ***********, ********. </text:span><text:span text:style-name="KrymRusItalic">** ***** </text:span><text:span text:style-name="KrymRusBold">*******</text:span><text:span text:style-name="KrymRusItalic"> * ***</text:span><text:span text:style-name="KrymUkr"> – ******** * ***. </text:span><text:span text:style-name="KrymRusBold">********</text:span><text:span text:style-name="KrymUkr"> – *********, *******, *******. [* * *** ****** ***** ****** ** *** ****** *******]. </text:span><text:span text:style-name="KrymRusItalic">* </text:span><text:span text:style-name="KrymRusBold">*******</text:span><text:span text:style-name="KrymUkr"> – * *********, * *******. [** ********, ******** *****, *** ** ****** *** ****** * ******* (*. ***.)].</text:span></text:p>
      <text:p text:style-name="KrymPar"><text:span text:style-name="KrymRusBold">**********</text:span><text:span text:style-name="KrymUkr"> – ********** (</text:span><text:span text:style-name="KrymRusAux">*. </text:span><text:span text:style-name="KrymUkr">-**).</text:span></text:p>
      <text:p text:style-name="KrymPar"><text:span text:style-name="KrymRusBold">**********,</text:span><text:span text:style-name="KrymRusItalic"> **. </text:span><text:span text:style-name="KrymRusBold">*********.</text:span></text:p>
      <text:p text:style-name="KrymPar"><text:span text:style-name="KrymRusBold">***********</text:span><text:span text:style-name="KrymUkr"> – *********. [******** *****. ** ********* ******** = </text:span><text:span text:style-name="KrymRusItalic">** </text:span><text:span text:style-name="KrymRusBold">************</text:span><text:span text:style-name="KrymRusItalic"> *********</text:span><text:span text:style-name="KrymUkr">].</text:span></text:p>
      <text:p text:style-name="KrymPar"><text:span text:style-name="KrymRusBold">***********</text:span><text:span text:style-name="KrymUkr"> (</text:span><text:span text:style-name="KrymRusItalic">*****</text:span><text:span text:style-name="KrymUkr">) – ********** (</text:span><text:span text:style-name="KrymRusAux">*. </text:span><text:span text:style-name="KrymUkr">-*****). [***** **********].</text:span></text:p>
      <text:p text:style-name="KrymPar"><text:span text:style-name="KrymRusBold">********</text:span><text:span text:style-name="KrymUkr"> – ********. [**** *** *******, ***** ** ***********]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*, ********,</text:span><text:span text:style-name="KrymRusItalic"> **. </text:span><text:span text:style-name="KrymRusBold">**********, ********.</text:span></text:p>
      <text:p text:style-name="KrymPar"><text:span text:style-name="KrymRusBold">*************, ***********</text:span><text:span text:style-name="KrymUkr"> – ***********, ********* ** * *****, ***********, ********* ** * *****, *************, *********** ***** * *****; (</text:span><text:span text:style-name="KrymRusItalic">**********</text:span><text:span text:style-name="KrymUkr">) ********** ** ***** (*. ***.). </text:span><text:span text:style-name="KrymRusBold">***************</text:span><text:span text:style-name="KrymUkr"> – ************, ************. </text:span><text:span text:style-name="KrymRusBold">*************</text:span><text:span text:style-name="KrymUkr"> – **********, **********.</text:span></text:p>
      <text:p text:style-name="KrymPar"><text:span text:style-name="KrymRusBold">***********</text:span><text:span text:style-name="KrymUkr"> – ***********,</text:span><text:span text:style-name="KrymRusItalic"> ***. </text:span><text:span text:style-name="KrymRusBold">*************. -*** </text:span><text:span text:style-name="KrymRusItalic">****</text:span><text:span text:style-name="KrymUkr"> – ******** *****, (</text:span><text:span text:style-name="KrymRusAux">****.</text:span><text:span text:style-name="KrymUkr">) ******** *****.</text:span></text:p>
      <text:p text:style-name="KrymPar"><text:span text:style-name="KrymRusBold">*************</text:span><text:span text:style-name="KrymUkr"> – ************* (</text:span><text:span text:style-name="KrymRusAux">*. </text:span><text:span text:style-name="KrymUkr">-*****).</text:span></text:p>
      <text:p text:style-name="KrymPar"><text:span text:style-name="KrymRusBold">**********,</text:span><text:span text:style-name="KrymRusItalic"> **. </text:span><text:span text:style-name="KrymRusBold">***********.</text:span></text:p>
      <text:p text:style-name="KrymPar"><text:span text:style-name="KrymRusBold">*********</text:span><text:span text:style-name="KrymUkr"> – ********, *********. </text:span><text:span text:style-name="KrymRusItalic">** </text:span><text:span text:style-name="KrymRusBold">*********</text:span><text:span text:style-name="KrymUkr"> – ** *******.</text:span></text:p>
      <text:p text:style-name="KrymPar"><text:span text:style-name="KrymRusBold">************</text:span><text:span text:style-name="KrymUkr"> – ************.</text:span></text:p>
      <text:p text:style-name="KrymPar"><text:span text:style-name="KrymRusBold">***********, **********</text:span><text:span text:style-name="KrymUkr"> – ***********, **********; </text:span><text:span text:style-name="KrymRusAux">* ******</text:span><text:span text:style-name="KrymUkr"> – 1) *************, ************. [************ ********* ******. ************** ****** *** ***]; 2) **************, ***********, *********, *********, *********, *********, *********, *********. [******* ******* * ******]; (</text:span><text:span text:style-name="KrymRusItalic">****</text:span><text:span text:style-name="KrymUkr">) **************, *********** (******); (</text:span><text:span text:style-name="KrymRusItalic">****</text:span><text:span text:style-name="KrymUkr">) *********, ********* (*****), ********** ********** (*****). </text:span><text:span text:style-name="KrymRusBold">*********** </text:span><text:span text:style-name="KrymRusItalic">******, ****. *****</text:span><text:span text:style-name="KrymUkr"> – *********, ********, ****’****; (</text:span><text:span text:style-name="KrymRusItalic">********** ***** ****</text:span><text:span text:style-name="KrymUkr">) **********. [* ****** ***** ******* ************]; 3) </text:span><text:span text:style-name="KrymRusBold">-***** </text:span><text:span text:style-name="KrymRusItalic">**********</text:span><text:span text:style-name="KrymUkr"> – ******** (**********) ********; 4) (</text:span><text:span text:style-name="KrymRusItalic">*****, ****** ** * ****** *******</text:span><text:span text:style-name="KrymUkr">) ***********, *********; 5) (</text:span><text:span text:style-name="KrymRusItalic">** ***</text:span><text:span text:style-name="KrymUkr">) ********, ********** ****** ****; 6) (</text:span><text:span text:style-name="KrymRusItalic">***</text:span><text:span text:style-name="KrymUkr">) ********** ***. [* ***** ** ********* *********]; 7) (</text:span><text:span text:style-name="KrymRusItalic">****, *****</text:span><text:span text:style-name="KrymUkr">) *********, *********. </text:span><text:span text:style-name="KrymRusBold">*************</text:span><text:span text:style-name="KrymUkr"> – ************, *************, ********** </text:span><text:span text:style-name="KrymRusItalic">* *. *.</text:span></text:p>
      <text:p text:style-name="KrymPar"><text:span text:style-name="KrymRusBold">*************, ************</text:span><text:span text:style-name="KrymUkr"> – ***********, **********, ***********, ********** [********** ******* *****. ** ********** * ****** *******], *************, ************ </text:span><text:span text:style-name="KrymRusItalic">* *. *.</text:span></text:p>
      <text:p text:style-name="KrymPar"><text:span text:style-name="KrymRusBold">**********</text:span><text:span text:style-name="KrymUkr"> – **********.</text:span></text:p>
      <text:p text:style-name="KrymPar"><text:soft-page-break/><text:span text:style-name="KrymRusBold">************</text:span><text:span text:style-name="KrymUkr"> – ***********.</text:span></text:p>
      <text:p text:style-name="KrymPar"><text:span text:style-name="KrymRusBold">***********, *********</text:span><text:span text:style-name="KrymUkr"> – ***********, *********, ***********, *********. [** ****** * ****** *********, ***** *********].</text:span></text:p>
      <text:p text:style-name="KrymPar"><text:span text:style-name="KrymRusBold">*************, ***********</text:span><text:span text:style-name="KrymUkr"> – 1) (</text:span><text:span text:style-name="KrymRusItalic">** ******** ******</text:span><text:span text:style-name="KrymUkr">) **********. [****** ***** – *** *********]; 2) (</text:span><text:span text:style-name="KrymRusItalic">**********</text:span><text:span text:style-name="KrymUkr">) *************, ***********. [***** ****** *******, * ****** ** ******** ***********]; 3) (</text:span><text:span text:style-name="KrymRusItalic">* ***** * ******</text:span><text:span text:style-name="KrymUkr">) *********. [***** ***** ********, * * ****** *********]; 4) (</text:span><text:span text:style-name="KrymRusItalic">* ***** *********</text:span><text:span text:style-name="KrymUkr">) ***********. [****** *********** ***** – ****** ** *****]; 5) (</text:span><text:span text:style-name="KrymRusItalic">* ******</text:span><text:span text:style-name="KrymUkr">) – (</text:span><text:span text:style-name="KrymRusAux">***.</text:span><text:span text:style-name="KrymUkr">) ********, **********. </text:span><text:span text:style-name="KrymRusBold">*************</text:span><text:span text:style-name="KrymUkr"> – **********, **********.</text:span></text:p>
      <text:p text:style-name="KrymPar"><text:span text:style-name="KrymRusBold">************, **********</text:span><text:span text:style-name="KrymUkr"> – **********, ************, *************, ***********. [************ *******]. </text:span><text:span text:style-name="KrymRusBold">************</text:span><text:span text:style-name="KrymUkr"> – *************, ***********, ************, **********.</text:span><text:span text:style-name="KrymRusItalic"> ***. </text:span><text:span text:style-name="KrymRusBold">*************.</text:span></text:p>
      <text:p text:style-name="KrymPar"><text:span text:style-name="KrymRusBold">***********</text:span><text:span text:style-name="KrymUkr"> – *************, ***********, ************, ***, ***********, **********; (</text:span><text:span text:style-name="KrymRusItalic">******</text:span><text:span text:style-name="KrymUkr">) ***********, ***********, </text:span><text:span text:style-name="KrymRusAux">***.</text:span><text:span text:style-name="KrymUkr"> *************, *************.</text:span></text:p>
      <text:p text:style-name="KrymPar"><text:span text:style-name="KrymRusBold">**********, *********</text:span><text:span text:style-name="KrymUkr"> – **********, **********, ***********, **********; (</text:span><text:span text:style-name="KrymRusItalic">******</text:span><text:span text:style-name="KrymUkr">) **********, ************, **********, ************. </text:span><text:span text:style-name="KrymRusBold">***********</text:span><text:span text:style-name="KrymUkr"> – ***********, **********; (</text:span><text:span text:style-name="KrymRusItalic">******</text:span><text:span text:style-name="KrymUkr">) ***********, ***********, *************, *************.</text:span></text:p>
      <text:p text:style-name="KrymPar"><text:span text:style-name="KrymRusBold">*********</text:span><text:span text:style-name="KrymUkr"> – 1) (</text:span><text:span text:style-name="KrymRusAux">********</text:span><text:span text:style-name="KrymUkr">)</text:span><text:span text:style-name="KrymRusItalic"> **. </text:span><text:span text:style-name="KrymRusBold">***********</text:span><text:span text:style-name="KrymUkr">; 2) (</text:span><text:span text:style-name="KrymRusItalic">**, *** *** ********</text:span><text:span text:style-name="KrymUkr">) ********, *********.</text:span></text:p>
      <text:p text:style-name="KrymPar"><text:span text:style-name="KrymRusBold">************</text:span><text:span text:style-name="KrymUkr"> – 1) ***********, ************; 2) *************.</text:span></text:p>
      <text:p text:style-name="KrymPar"><text:span text:style-name="KrymRusBold">************, **********</text:span><text:span text:style-name="KrymUkr"> – ********** (</text:span><text:span text:style-name="KrymRusAux">****.</text:span><text:span text:style-name="KrymUkr"> ************), *********** (</text:span><text:span text:style-name="KrymRusAux">****.</text:span><text:span text:style-name="KrymUkr"> *************), ******, ******** (</text:span><text:span text:style-name="KrymRusAux">****.</text:span><text:span text:style-name="KrymUkr"> ********). [******, ******** ********. ************ ******** *** ******, * ** *** *********]. </text:span><text:span text:style-name="KrymRusBold">************</text:span><text:span text:style-name="KrymUkr"> – *********.</text:span></text:p>
      <text:p text:style-name="KrymPar"><text:span text:style-name="KrymRusBold">*********,</text:span><text:span text:style-name="KrymRusItalic"> **. </text:span><text:span text:style-name="KrymRusBold">**********.</text:span></text:p>
      <text:p text:style-name="KrymPar"><text:span text:style-name="KrymRusBold">*******</text:span><text:span text:style-name="KrymUkr"> – **********, ************ (</text:span><text:span text:style-name="KrymRusAux">*. </text:span><text:span text:style-name="KrymUkr">-*****).</text:span></text:p>
      <text:p text:style-name="KrymPar"><text:span text:style-name="KrymRusBold">*********</text:span><text:span text:style-name="KrymUkr"> – ***** (</text:span><text:span text:style-name="KrymRusAux">*. </text:span><text:span text:style-name="KrymUkr">******), *********.</text:span></text:p>
      <text:p text:style-name="KrymPar"><text:span text:style-name="KrymRusBold">*********,</text:span><text:span text:style-name="KrymRusItalic"> **. </text:span><text:span text:style-name="KrymRusBold">***********.</text:span></text:p>
      <text:p text:style-name="KrymPar"><text:span text:style-name="KrymRusBold">*************, ***********</text:span><text:span text:style-name="KrymUkr"> – *************, *********, ***********, **(*)********, *****(*)*******. </text:span><text:span text:style-name="KrymRusBold">*************</text:span><text:span text:style-name="KrymUkr"> – ************, *****(*)********.</text:span></text:p>
      <text:p text:style-name="KrymPar"><text:span text:style-name="KrymRusBold">***********</text:span><text:span text:style-name="KrymUkr"> – ************, **********, ************.</text:span></text:p>
      <text:p text:style-name="KrymPar"><text:span text:style-name="KrymRusBold">*************</text:span><text:span text:style-name="KrymUkr"> (</text:span><text:span text:style-name="KrymRusItalic">* ****** ** ******</text:span><text:span text:style-name="KrymUkr">) – **************, **********; (</text:span><text:span text:style-name="KrymRusItalic">** *****</text:span><text:span text:style-name="KrymUkr">) – **************, **********; (</text:span><text:span text:style-name="KrymRusItalic">* ******</text:span><text:span text:style-name="KrymUkr">) – *************, **********, *[**]**********, ************.</text:span></text:p>
      <text:p text:style-name="KrymPar"><text:span text:style-name="KrymRusBold">************, -**, ************, -**, **********, -**</text:span><text:span text:style-name="KrymUkr"> (</text:span><text:span text:style-name="KrymRusItalic">* ******</text:span><text:span text:style-name="KrymUkr">) – *************, -**, *********, -**, ***********, -**. </text:span><text:span text:style-name="KrymRusBold">-***</text:span><text:span text:style-name="KrymUkr"> – **********, **********. [***** ***** **********]; (</text:span><text:span text:style-name="KrymRusItalic">****** * ********</text:span><text:span text:style-name="KrymUkr">) *************, -**, *********, -**, ***********, -**; (</text:span><text:span text:style-name="KrymRusItalic">* ******</text:span><text:span text:style-name="KrymUkr">) ************, -**, *********, -**, *[**]*********, -**, ***********, -**, **********, -**, *********, -**. [*********** * ****** ***** (***.). ************* * ***** (*. ***.)]. </text:span><text:span text:style-name="KrymRusBold">**************</text:span><text:span text:style-name="KrymUkr"> – **************, **************, *[**]************. </text:span><text:span text:style-name="KrymRusBold">************</text:span><text:span text:style-name="KrymUkr"> (</text:span><text:span text:style-name="KrymRusItalic">* ******</text:span><text:span text:style-name="KrymUkr">) – ************, ************; (</text:span><text:span text:style-name="KrymRusItalic">* ******</text:span><text:span text:style-name="KrymUkr">) – *[**,**]**********, ***********.</text:span></text:p>
      <text:p text:style-name="KrymPar"><text:span text:style-name="KrymRusBold">*************, ***********</text:span><text:span text:style-name="KrymUkr"> – ***********, *************, ***** (</text:span><text:span text:style-name="KrymRusAux">***. </text:span><text:span text:style-name="KrymUkr">*******) *********. </text:span><text:span text:style-name="KrymRusBold">*************</text:span><text:span text:style-name="KrymUkr"> – **************, ******** *********.</text:span><text:span text:style-name="KrymRusItalic"> ***. </text:span><text:span text:style-name="KrymRusBold">************.</text:span></text:p>
      <text:p text:style-name="KrymPar"><text:span text:style-name="KrymRusBold">********</text:span><text:span text:style-name="KrymUkr"> – ***** (</text:span><text:span text:style-name="KrymRusAux">*. </text:span><text:span text:style-name="KrymUkr">-**), ********, ****[*]**. </text:span><text:span text:style-name="KrymRusItalic">******** </text:span><text:span text:style-name="KrymRusBold">*.</text:span><text:span text:style-name="KrymUkr"> – ******** *** ******, *******.</text:span></text:p>
      <text:p text:style-name="KrymPar"><text:span text:style-name="KrymRusBold">**************</text:span><text:span text:style-name="KrymUkr"> – **************, **********.</text:span></text:p>
      <text:p text:style-name="KrymPar"><text:span text:style-name="KrymRusBold">*************, ***********</text:span><text:span text:style-name="KrymUkr"> – *************, </text:span><text:span text:style-name="KrymRusAux">***.</text:span><text:span text:style-name="KrymUkr"> ***********, ********* (</text:span><text:span text:style-name="KrymRusItalic">*</text:span><text:span text:style-name="KrymUkr"> *********), ***********, ***********. </text:span><text:span text:style-name="KrymRusBold">***********</text:span><text:span text:style-name="KrymRusItalic">, ** **** ****</text:span><text:span text:style-name="KrymUkr"> – *********** (*********) **-******.</text:span></text:p>
      <text:p text:style-name="KrymPar"><text:span text:style-name="KrymRusBold">***********</text:span><text:span text:style-name="KrymUkr"> – 1) *********[**]******. [*** ****** **************]; 2) ***********, ********* ***********.</text:span></text:p>
      <text:p text:style-name="KrymPar"><text:span text:style-name="KrymRusBold">************</text:span><text:span text:style-name="KrymUkr"> – 1) ************; 2) ************.</text:span></text:p>
      <text:p text:style-name="KrymPar"><text:span text:style-name="KrymRusBold">***********, -**, *********, -**</text:span><text:span text:style-name="KrymUkr"> – 1) ***********, -**, **********, -**; 2) ***********, -**, **********, -**. </text:span><text:span text:style-name="KrymRusBold">*************</text:span><text:span text:style-name="KrymUkr"> – 1) ************; 2) ************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DejaVu Sans" fo:font-size="12pt" fo:language="en" fo:country="US" style:letter-kerning="true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KrymPar" style:family="paragraph" style:parent-style-name="Standard">
      <style:paragraph-properties fo:margin-left="0.1in" fo:margin-right="0in" fo:text-indent="-0.1in" style:auto-text-indent="false">
        <style:tab-stops/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top="0in" fo:margin-bottom="0.0835in" style:contextual-spacing="false" fo:line-height="200%" style:text-autospace="none"/>
      <style:text-properties fo:font-size="10pt" style:font-size-asian="10pt" style:font-size-complex="10pt"/>
    </style:style>
    <style:style style:name="Heading_20_1" style:display-name="Heading 1" style:family="paragraph" style:parent-style-name="Standard" style:next-style-name="Standard" style:class="text">
      <style:paragraph-properties fo:margin-left="0in" fo:margin-right="0in" fo:text-align="justify" style:justify-single-word="false" fo:text-indent="0in" style:auto-text-indent="false" fo:keep-with-next="always"/>
      <style:text-properties fo:font-size="20pt" fo:language="uk" fo:country="UA" fo:font-weight="bold" style:font-size-asian="20pt" style:font-weight-asian="bold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left="0in" fo:margin-right="0in" fo:margin-top="0.1945in" fo:margin-bottom="0.0146in" style:contextual-spacing="false" fo:text-indent="0in" style:auto-text-indent="false"/>
      <style:text-properties fo:font-size="6.5pt" fo:font-weight="bold" style:font-size-asian="6.5pt" style:font-weight-asian="bold" style:font-size-complex="6.5pt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left="0in" fo:margin-right="0in" fo:margin-top="0.1945in" fo:margin-bottom="0.1945in" style:contextual-spacing="false" fo:text-indent="0in" style:auto-text-indent="false"/>
      <style:text-properties fo:font-size="13.5pt" fo:font-weight="bold" style:font-size-asian="13.5pt" style:font-weight-asian="bold" style:font-size-complex="13.5pt" style:font-weight-complex="bold"/>
    </style:style>
    <style:style style:name="Plain_20_Text" style:display-name="Plain Text" style:family="paragraph" style:parent-style-name="Standard">
      <style:text-properties fo:font-size="10pt" style:font-size-asian="10pt" style:font-size-complex="10pt"/>
    </style:style>
    <style:style style:name="KrymBase" style:family="text" style:parent-style-name="Emphasis">
      <style:text-properties fo:font-style="normal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KrymRusBold" style:family="text" style:parent-style-name="KrymBase">
      <style:text-properties fo:language="ru" fo:country="RU" fo:font-weight="bold" style:font-size-asian="10.5pt" style:font-weight-asian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KrymUkr" style:family="text" style:parent-style-name="KrymBase">
      <style:text-properties fo:color="#000080" fo:language="uk" fo:country="UA" style:font-size-asian="10.5pt" style:font-weight-asian="normal"/>
    </style:style>
    <style:style style:name="KrymRusItalic" style:family="text" style:parent-style-name="KrymBase">
      <style:text-properties fo:language="ru" fo:country="RU" fo:font-style="italic" fo:font-weight="normal" style:font-size-asian="10.5pt" style:font-weight-asian="normal"/>
    </style:style>
    <style:style style:name="KrymLat" style:family="text" style:parent-style-name="KrymBase">
      <style:text-properties fo:color="#008000" fo:language="la" fo:country="VA" style:font-size-asian="10.5pt" style:font-weight-asian="normal"/>
    </style:style>
    <style:style style:name="KrymRusAux" style:family="text" style:parent-style-name="KrymBase">
      <style:text-properties fo:color="#808000" fo:language="zxx" fo:country="none" fo:font-style="italic" fo:font-weight="normal" style:font-size-asian="10.5pt" style:font-weight-asian="norma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-5$Linux_x86 LibreOffice_project/14e2671d10dd9c1d4aa9106658ce38261961358</meta:generator>
    <meta:creation-date>2007-11-28T23:53:49</meta:creation-date>
    <dc:date>2014-03-24T14:18:35.588713265</dc:date>
    <meta:editing-cycles>114</meta:editing-cycles>
    <meta:editing-duration>P15DT8H44M5S</meta:editing-duration>
    <meta:document-statistic meta:table-count="0" meta:image-count="0" meta:object-count="0" meta:page-count="250" meta:paragraph-count="7098" meta:word-count="90471" meta:character-count="793193" meta:non-whitespace-character-count="699664"/>
    <meta:user-defined meta:name="Info 1"/>
    <meta:user-defined meta:name="Info 2"/>
    <meta:user-defined meta:name="Info 3"/>
    <meta:user-defined meta:name="Info 4"/>
  </office:meta>
</office:document-meta>
</file>